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#fedcc6"/>
    </style:style>
    <style:style style:name="ce9" style:family="table-cell" style:parent-style-name="Default">
      <style:table-cell-properties fo:background-color="#fcd3c1"/>
    </style:style>
    <style:style style:name="ce10" style:family="table-cell" style:parent-style-name="Default">
      <style:table-cell-properties fo:background-color="#fcd4d1"/>
    </style:style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bcaed5"/>
    </style:style>
    <style:style style:name="ce15" style:family="table-cell" style:parent-style-name="Default">
      <style:table-cell-properties fo:background-color="#8f93c7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450"/>
    </style:style>
    <style:style style:name="ce18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edcc6"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#fcd3c1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fo:background-color="#fff9ae"/>
    </style:style>
    <style:style style:name="ce5" style:family="table-cell" style:parent-style-name="Default">
      <style:text-properties fo:color="#808080"/>
    </style:style>
    <style:style style:name="ce25" style:family="table-cell" style:parent-style-name="Default">
      <style:table-cell-properties fo:background-color="#8f93c7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e5ca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fcd3c1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cd4d1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bcc" fo:border="0.06pt solid #000000"/>
    </style:style>
    <style:style style:name="ce39" style:family="table-cell" style:parent-style-name="Default">
      <style:table-cell-properties fo:background-color="#bcaed5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ee3d3" fo:border="0.06pt solid #000000"/>
    </style:style>
    <style:style style:name="ce41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ee3d3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685"/>
    </style:style>
  </office:automatic-styles>
  <office:body>
    <office:spreadsheet>
      <table:calculation-settings table:automatic-find-labels="false" table:use-regular-expressions="false" table:use-wildcards="true"/>
      <table:table table:name="70.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z góry</text:p>
          </table:table-cell>
          <table:table-cell office:value-type="string" calcext:value-type="string">
            <text:p>y=</text:p>
          </table:table-cell>
          <table:table-cell table:formula="of:=19+61/125" office:value-type="float" office:value="19.488" calcext:value-type="float">
            <text:p>19,488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z dołu</text:p>
          </table:table-cell>
          <table:table-cell office:value-type="string" calcext:value-type="string">
            <text:p>y=</text:p>
          </table:table-cell>
          <table:table-cell table:formula="of:=-32-2/3" office:value-type="float" office:value="-32.6666666666667" calcext:value-type="float">
            <text:p>-32,666666666666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z lewej</text:p>
          </table:table-cell>
          <table:table-cell office:value-type="string" calcext:value-type="string">
            <text:p>x=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z prawej</text:p>
          </table:table-cell>
          <table:table-cell office:value-type="string" calcext:value-type="string">
            <text:p>f i g</text:p>
          </table:table-cell>
          <table:table-cell office:value-type="string" calcext:value-type="string">
            <text:p>do x=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15" office:value-type="string" calcext:value-type="string">
            <text:p>g(x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3]" office:value-type="float" office:value="19.488" calcext:value-type="float">
            <text:p>19,488</text:p>
          </table:table-cell>
          <table:table-cell table:formula="of:=[.C4]" office:value-type="float" office:value="-32.6666666666667" calcext:value-type="float">
            <text:p>-32,66666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table:style-name="ce18" office:value-type="string" calcext:value-type="string" table:number-columns-spanned="2" table:number-rows-spanned="1">
            <text:p>pole materiału całego</text:p>
          </table:table-cell>
          <table:covered-table-cell/>
          <table:table-cell table:formula="of:=([.D6]-[.C5])*([.C3]-[.C4])" office:value-type="float" office:value="417.237333333333" calcext:value-type="float">
            <text:p>417,23733333333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okładność</text:p>
          </table:table-cell>
          <table:table-cell table:formula="of:=1/1000" office:value-type="float" office:value="0.001" calcext:value-type="float">
            <text:p>0,001</text:p>
          </table:table-cell>
          <table:table-cell table:number-columns-repeated="12"/>
          <table:table-cell table:style-name="ce5" table:number-columns-repeated="2"/>
        </table:table-row>
        <table:table-row table:style-name="ro1">
          <table:table-cell table:number-columns-repeated="11"/>
          <table:table-cell table:style-name="ce20" office:value-type="string" calcext:value-type="string" table:number-columns-spanned="1" table:number-rows-spanned="2">
            <text:p>pole między x=2 a f</text:p>
          </table:table-cell>
          <table:table-cell table:style-name="ce22" office:value-type="string" calcext:value-type="string" table:number-columns-spanned="1" table:number-rows-spanned="2">
            <text:p>pole między x=2 a g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6"/>
          <table:table-cell table:style-name="ce52"/>
          <table:table-cell table:number-columns-repeated="3"/>
          <table:table-cell table:style-name="ce52"/>
          <table:covered-table-cell table:number-columns-repeated="2" table:style-name="ce52"/>
          <table:table-cell/>
          <table:table-cell table:style-name="ce5" table:number-columns-repeated="2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3" office:value-type="string" calcext:value-type="string">
            <text:p>i</text:p>
          </table:table-cell>
          <table:table-cell table:style-name="ce11" office:value-type="string" calcext:value-type="string">
            <text:p>xi</text:p>
          </table:table-cell>
          <table:table-cell table:style-name="ce1" office:value-type="string" calcext:value-type="string">
            <text:p>f(x)</text:p>
          </table:table-cell>
          <table:table-cell table:style-name="ce6" office:value-type="string" calcext:value-type="string">
            <text:p>g(x)</text:p>
          </table:table-cell>
          <table:table-cell/>
          <table:table-cell table:style-name="ce52"/>
          <table:table-cell/>
          <table:table-cell table:formula="of:=[.$D$18]/2*(ABS([.C$10])+ABS([.C$9])+2*SUM([.G$18:.G$1016]))" office:value-type="float" office:value="38.2379085653311" calcext:value-type="float">
            <text:p>38,2379085653311</text:p>
          </table:table-cell>
          <table:table-cell table:formula="of:=[.$D$18]/2*(ABS([.D$10])+ABS([.D$9])+2*ABS(SUM([.H$18:.H$1016])))" office:value-type="float" office:value="79.4667178666666" calcext:value-type="float">
            <text:p>79,466717866666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]" office:value-type="float" office:value="2" calcext:value-type="float">
            <text:p>2</text:p>
          </table:table-cell>
          <table:table-cell table:formula="of:=[.D6]" office:value-type="float" office:value="10" calcext:value-type="float">
            <text:p>10</text:p>
          </table:table-cell>
          <table:table-cell table:formula="of:=([.C18]-[.B18])/[.A18]"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formula="of:=[.$B$18]+[.E18]*[.$D$18]" office:value-type="float" office:value="2.008" calcext:value-type="float">
            <text:p>2,008</text:p>
          </table:table-cell>
          <table:table-cell table:formula="of:=([.F18]*[.F18]*[.F18]*[.F18]/500)-([.F18]*[.F18]/200)-3/250" office:value-type="float" office:value="0.000354760200192004" calcext:value-type="float">
            <text:p>0,000354760200192</text:p>
          </table:table-cell>
          <table:table-cell table:formula="of:=-([.F18]*[.F18]*[.F18]/30)+([.F18]/20)+1/6" office:value-type="float" office:value="-0.00281281706666667" calcext:value-type="float">
            <text:p>-0,002812817066667</text:p>
          </table:table-cell>
          <table:table-cell/>
          <table:table-cell table:style-name="ce52"/>
          <table:table-cell table:number-columns-repeated="4"/>
          <table:table-cell table:style-name="ce5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B$18]+[.E19]*[.$D$18]" office:value-type="float" office:value="2.016" calcext:value-type="float">
            <text:p>2,016</text:p>
          </table:table-cell>
          <table:table-cell table:formula="of:=([.F19]*[.F19]*[.F19]*[.F19]/500)-([.F19]*[.F19]/200)-3/250" office:value-type="float" office:value="0.000715073667072005" calcext:value-type="float">
            <text:p>0,000715073667072</text:p>
          </table:table-cell>
          <table:table-cell table:formula="of:=-([.F19]*[.F19]*[.F19]/30)+([.F19]/20)+1/6" office:value-type="float" office:value="-0.00565133653333341" calcext:value-type="float">
            <text:p>-0,005651336533333</text:p>
          </table:table-cell>
          <table:table-cell table:number-columns-repeated="2"/>
          <table:table-cell table:style-name="ce52"/>
          <table:table-cell table:number-columns-repeated="3"/>
          <table:table-cell table:style-name="ce5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B$18]+[.E20]*[.$D$18]" office:value-type="float" office:value="2.024" calcext:value-type="float">
            <text:p>2,024</text:p>
          </table:table-cell>
          <table:table-cell table:formula="of:=([.F20]*[.F20]*[.F20]*[.F20]/500)-([.F20]*[.F20]/200)-3/250" office:value-type="float" office:value="0.001080989847552" calcext:value-type="float">
            <text:p>0,001080989847552</text:p>
          </table:table-cell>
          <table:table-cell table:formula="of:=-([.F20]*[.F20]*[.F20]/30)+([.F20]/20)+1/6" office:value-type="float" office:value="-0.00851566080000002" calcext:value-type="float">
            <text:p>-0,0085156608</text:p>
          </table:table-cell>
          <table:table-cell table:number-columns-repeated="6"/>
          <table:table-cell table:style-name="ce5"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B$18]+[.E21]*[.$D$18]" office:value-type="float" office:value="2.032" calcext:value-type="float">
            <text:p>2,032</text:p>
          </table:table-cell>
          <table:table-cell table:formula="of:=([.F21]*[.F21]*[.F21]*[.F21]/500)-([.F21]*[.F21]/200)-3/250" office:value-type="float" office:value="0.001452558385152" calcext:value-type="float">
            <text:p>0,001452558385152</text:p>
          </table:table-cell>
          <table:table-cell table:formula="of:=-([.F21]*[.F21]*[.F21]/30)+([.F21]/20)+1/6" office:value-type="float" office:value="-0.0114058922666667" calcext:value-type="float">
            <text:p>-0,011405892266667</text:p>
          </table:table-cell>
          <table:table-cell/>
          <table:table-cell table:style-name="ce17" office:value-type="string" calcext:value-type="string">
            <text:p>Odp.:</text:p>
          </table:table-cell>
          <table:table-cell table:style-name="ce19" office:value-type="string" calcext:value-type="string" table:number-columns-spanned="2" table:number-rows-spanned="1">
            <text:p>pole resztek</text:p>
          </table:table-cell>
          <table:covered-table-cell table:style-name="ce4"/>
          <table:table-cell table:style-name="ce23" table:formula="of:=ROUND([.L17]+[.M17];3)" office:value-type="float" office:value="117.705" calcext:value-type="float">
            <text:p>117,705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B$18]+[.E22]*[.$D$18]" office:value-type="float" office:value="2.04" calcext:value-type="float">
            <text:p>2,04</text:p>
          </table:table-cell>
          <table:table-cell table:formula="of:=([.F22]*[.F22]*[.F22]*[.F22]/500)-([.F22]*[.F22]/200)-3/250" office:value-type="float" office:value="0.00182982912" calcext:value-type="float">
            <text:p>0,00182982912</text:p>
          </table:table-cell>
          <table:table-cell table:formula="of:=-([.F22]*[.F22]*[.F22]/30)+([.F22]/20)+1/6" office:value-type="float" office:value="-0.0143221333333333" calcext:value-type="float">
            <text:p>-0,014322133333333</text:p>
          </table:table-cell>
          <table:table-cell table:number-columns-repeated="6"/>
          <table:table-cell table:style-name="ce5"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B$18]+[.E23]*[.$D$18]" office:value-type="float" office:value="2.048" calcext:value-type="float">
            <text:p>2,048</text:p>
          </table:table-cell>
          <table:table-cell table:formula="of:=([.F23]*[.F23]*[.F23]*[.F23]/500)-([.F23]*[.F23]/200)-3/250" office:value-type="float" office:value="0.00221285208883201" calcext:value-type="float">
            <text:p>0,002212852088832</text:p>
          </table:table-cell>
          <table:table-cell table:formula="of:=-([.F23]*[.F23]*[.F23]/30)+([.F23]/20)+1/6" office:value-type="float" office:value="-0.0172644864" calcext:value-type="float">
            <text:p>-0,01726448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B$18]+[.E24]*[.$D$18]" office:value-type="float" office:value="2.056" calcext:value-type="float">
            <text:p>2,056</text:p>
          </table:table-cell>
          <table:table-cell table:formula="of:=([.F24]*[.F24]*[.F24]*[.F24]/500)-([.F24]*[.F24]/200)-3/250" office:value-type="float" office:value="0.002601677524992" calcext:value-type="float">
            <text:p>0,002601677524992</text:p>
          </table:table-cell>
          <table:table-cell table:formula="of:=-([.F24]*[.F24]*[.F24]/30)+([.F24]/20)+1/6" office:value-type="float" office:value="-0.0202330538666667" calcext:value-type="float">
            <text:p>-0,020233053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B$18]+[.E25]*[.$D$18]" office:value-type="float" office:value="2.064" calcext:value-type="float">
            <text:p>2,064</text:p>
          </table:table-cell>
          <table:table-cell table:formula="of:=([.F25]*[.F25]*[.F25]*[.F25]/500)-([.F25]*[.F25]/200)-3/250" office:value-type="float" office:value="0.002996355858432" calcext:value-type="float">
            <text:p>0,002996355858432</text:p>
          </table:table-cell>
          <table:table-cell table:formula="of:=-([.F25]*[.F25]*[.F25]/30)+([.F25]/20)+1/6" office:value-type="float" office:value="-0.0232279381333333" calcext:value-type="float">
            <text:p>-0,023227938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B$18]+[.E26]*[.$D$18]" office:value-type="float" office:value="2.072" calcext:value-type="float">
            <text:p>2,072</text:p>
          </table:table-cell>
          <table:table-cell table:formula="of:=([.F26]*[.F26]*[.F26]*[.F26]/500)-([.F26]*[.F26]/200)-3/250" office:value-type="float" office:value="0.003396937715712" calcext:value-type="float">
            <text:p>0,003396937715712</text:p>
          </table:table-cell>
          <table:table-cell table:formula="of:=-([.F26]*[.F26]*[.F26]/30)+([.F26]/20)+1/6" office:value-type="float" office:value="-0.0262492416" calcext:value-type="float">
            <text:p>-0,02624924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B$18]+[.E27]*[.$D$18]" office:value-type="float" office:value="2.08" calcext:value-type="float">
            <text:p>2,08</text:p>
          </table:table-cell>
          <table:table-cell table:formula="of:=([.F27]*[.F27]*[.F27]*[.F27]/500)-([.F27]*[.F27]/200)-3/250" office:value-type="float" office:value="0.00380347392" calcext:value-type="float">
            <text:p>0,00380347392</text:p>
          </table:table-cell>
          <table:table-cell table:formula="of:=-([.F27]*[.F27]*[.F27]/30)+([.F27]/20)+1/6" office:value-type="float" office:value="-0.0292970666666667" calcext:value-type="float">
            <text:p>-0,0292970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B$18]+[.E28]*[.$D$18]" office:value-type="float" office:value="2.088" calcext:value-type="float">
            <text:p>2,088</text:p>
          </table:table-cell>
          <table:table-cell table:formula="of:=([.F28]*[.F28]*[.F28]*[.F28]/500)-([.F28]*[.F28]/200)-3/250" office:value-type="float" office:value="0.00421601549107201" calcext:value-type="float">
            <text:p>0,004216015491072</text:p>
          </table:table-cell>
          <table:table-cell table:formula="of:=-([.F28]*[.F28]*[.F28]/30)+([.F28]/20)+1/6" office:value-type="float" office:value="-0.0323715157333334" calcext:value-type="float">
            <text:p>-0,032371515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B$18]+[.E29]*[.$D$18]" office:value-type="float" office:value="2.096" calcext:value-type="float">
            <text:p>2,096</text:p>
          </table:table-cell>
          <table:table-cell table:formula="of:=([.F29]*[.F29]*[.F29]*[.F29]/500)-([.F29]*[.F29]/200)-3/250" office:value-type="float" office:value="0.004634613645312" calcext:value-type="float">
            <text:p>0,004634613645312</text:p>
          </table:table-cell>
          <table:table-cell table:formula="of:=-([.F29]*[.F29]*[.F29]/30)+([.F29]/20)+1/6" office:value-type="float" office:value="-0.0354726912" calcext:value-type="float">
            <text:p>-0,03547269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B$18]+[.E30]*[.$D$18]" office:value-type="float" office:value="2.104" calcext:value-type="float">
            <text:p>2,104</text:p>
          </table:table-cell>
          <table:table-cell table:formula="of:=([.F30]*[.F30]*[.F30]*[.F30]/500)-([.F30]*[.F30]/200)-3/250" office:value-type="float" office:value="0.00505931979571201" calcext:value-type="float">
            <text:p>0,005059319795712</text:p>
          </table:table-cell>
          <table:table-cell table:formula="of:=-([.F30]*[.F30]*[.F30]/30)+([.F30]/20)+1/6" office:value-type="float" office:value="-0.0386006954666667" calcext:value-type="float">
            <text:p>-0,038600695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B$18]+[.E31]*[.$D$18]" office:value-type="float" office:value="2.112" calcext:value-type="float">
            <text:p>2,112</text:p>
          </table:table-cell>
          <table:table-cell table:formula="of:=([.F31]*[.F31]*[.F31]*[.F31]/500)-([.F31]*[.F31]/200)-3/250" office:value-type="float" office:value="0.00549018555187201" calcext:value-type="float">
            <text:p>0,005490185551872</text:p>
          </table:table-cell>
          <table:table-cell table:formula="of:=-([.F31]*[.F31]*[.F31]/30)+([.F31]/20)+1/6" office:value-type="float" office:value="-0.0417556309333334" calcext:value-type="float">
            <text:p>-0,041755630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B$18]+[.E32]*[.$D$18]" office:value-type="float" office:value="2.12" calcext:value-type="float">
            <text:p>2,12</text:p>
          </table:table-cell>
          <table:table-cell table:formula="of:=([.F32]*[.F32]*[.F32]*[.F32]/500)-([.F32]*[.F32]/200)-3/250" office:value-type="float" office:value="0.00592726272000001" calcext:value-type="float">
            <text:p>0,00592726272</text:p>
          </table:table-cell>
          <table:table-cell table:formula="of:=-([.F32]*[.F32]*[.F32]/30)+([.F32]/20)+1/6" office:value-type="float" office:value="-0.0449376000000001" calcext:value-type="float">
            <text:p>-0,04493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B$18]+[.E33]*[.$D$18]" office:value-type="float" office:value="2.128" calcext:value-type="float">
            <text:p>2,128</text:p>
          </table:table-cell>
          <table:table-cell table:formula="of:=([.F33]*[.F33]*[.F33]*[.F33]/500)-([.F33]*[.F33]/200)-3/250" office:value-type="float" office:value="0.00637060330291201" calcext:value-type="float">
            <text:p>0,006370603302912</text:p>
          </table:table-cell>
          <table:table-cell table:formula="of:=-([.F33]*[.F33]*[.F33]/30)+([.F33]/20)+1/6" office:value-type="float" office:value="-0.0481467050666668" calcext:value-type="float">
            <text:p>-0,048146705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B$18]+[.E34]*[.$D$18]" office:value-type="float" office:value="2.136" calcext:value-type="float">
            <text:p>2,136</text:p>
          </table:table-cell>
          <table:table-cell table:formula="of:=([.F34]*[.F34]*[.F34]*[.F34]/500)-([.F34]*[.F34]/200)-3/250" office:value-type="float" office:value="0.00682025950003201" calcext:value-type="float">
            <text:p>0,006820259500032</text:p>
          </table:table-cell>
          <table:table-cell table:formula="of:=-([.F34]*[.F34]*[.F34]/30)+([.F34]/20)+1/6" office:value-type="float" office:value="-0.0513830485333334" calcext:value-type="float">
            <text:p>-0,051383048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B$18]+[.E35]*[.$D$18]" office:value-type="float" office:value="2.144" calcext:value-type="float">
            <text:p>2,144</text:p>
          </table:table-cell>
          <table:table-cell table:formula="of:=([.F35]*[.F35]*[.F35]*[.F35]/500)-([.F35]*[.F35]/200)-3/250" office:value-type="float" office:value="0.00727628370739201" calcext:value-type="float">
            <text:p>0,007276283707392</text:p>
          </table:table-cell>
          <table:table-cell table:formula="of:=-([.F35]*[.F35]*[.F35]/30)+([.F35]/20)+1/6" office:value-type="float" office:value="-0.0546467328000001" calcext:value-type="float">
            <text:p>-0,05464673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B$18]+[.E36]*[.$D$18]" office:value-type="float" office:value="2.152" calcext:value-type="float">
            <text:p>2,152</text:p>
          </table:table-cell>
          <table:table-cell table:formula="of:=([.F36]*[.F36]*[.F36]*[.F36]/500)-([.F36]*[.F36]/200)-3/250" office:value-type="float" office:value="0.00773872851763201" calcext:value-type="float">
            <text:p>0,007738728517632</text:p>
          </table:table-cell>
          <table:table-cell table:formula="of:=-([.F36]*[.F36]*[.F36]/30)+([.F36]/20)+1/6" office:value-type="float" office:value="-0.0579378602666668" calcext:value-type="float">
            <text:p>-0,057937860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B$18]+[.E37]*[.$D$18]" office:value-type="float" office:value="2.16" calcext:value-type="float">
            <text:p>2,16</text:p>
          </table:table-cell>
          <table:table-cell table:formula="of:=([.F37]*[.F37]*[.F37]*[.F37]/500)-([.F37]*[.F37]/200)-3/250" office:value-type="float" office:value="0.00820764672000001" calcext:value-type="float">
            <text:p>0,00820764672</text:p>
          </table:table-cell>
          <table:table-cell table:formula="of:=-([.F37]*[.F37]*[.F37]/30)+([.F37]/20)+1/6" office:value-type="float" office:value="-0.0612565333333334" calcext:value-type="float">
            <text:p>-0,0612565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B$18]+[.E38]*[.$D$18]" office:value-type="float" office:value="2.168" calcext:value-type="float">
            <text:p>2,168</text:p>
          </table:table-cell>
          <table:table-cell table:formula="of:=([.F38]*[.F38]*[.F38]*[.F38]/500)-([.F38]*[.F38]/200)-3/250" office:value-type="float" office:value="0.00868309130035201" calcext:value-type="float">
            <text:p>0,008683091300352</text:p>
          </table:table-cell>
          <table:table-cell table:formula="of:=-([.F38]*[.F38]*[.F38]/30)+([.F38]/20)+1/6" office:value-type="float" office:value="-0.0646028544000001" calcext:value-type="float">
            <text:p>-0,06460285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B$18]+[.E39]*[.$D$18]" office:value-type="float" office:value="2.176" calcext:value-type="float">
            <text:p>2,176</text:p>
          </table:table-cell>
          <table:table-cell table:formula="of:=([.F39]*[.F39]*[.F39]*[.F39]/500)-([.F39]*[.F39]/200)-3/250" office:value-type="float" office:value="0.00916511544115201" calcext:value-type="float">
            <text:p>0,009165115441152</text:p>
          </table:table-cell>
          <table:table-cell table:formula="of:=-([.F39]*[.F39]*[.F39]/30)+([.F39]/20)+1/6" office:value-type="float" office:value="-0.0679769258666667" calcext:value-type="float">
            <text:p>-0,067976925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B$18]+[.E40]*[.$D$18]" office:value-type="float" office:value="2.184" calcext:value-type="float">
            <text:p>2,184</text:p>
          </table:table-cell>
          <table:table-cell table:formula="of:=([.F40]*[.F40]*[.F40]*[.F40]/500)-([.F40]*[.F40]/200)-3/250" office:value-type="float" office:value="0.00965377252147201" calcext:value-type="float">
            <text:p>0,009653772521472</text:p>
          </table:table-cell>
          <table:table-cell table:formula="of:=-([.F40]*[.F40]*[.F40]/30)+([.F40]/20)+1/6" office:value-type="float" office:value="-0.0713788501333334" calcext:value-type="float">
            <text:p>-0,071378850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B$18]+[.E41]*[.$D$18]" office:value-type="float" office:value="2.192" calcext:value-type="float">
            <text:p>2,192</text:p>
          </table:table-cell>
          <table:table-cell table:formula="of:=([.F41]*[.F41]*[.F41]*[.F41]/500)-([.F41]*[.F41]/200)-3/250" office:value-type="float" office:value="0.010149116116992" calcext:value-type="float">
            <text:p>0,010149116116992</text:p>
          </table:table-cell>
          <table:table-cell table:formula="of:=-([.F41]*[.F41]*[.F41]/30)+([.F41]/20)+1/6" office:value-type="float" office:value="-0.0748087296000001" calcext:value-type="float">
            <text:p>-0,07480872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B$18]+[.E42]*[.$D$18]" office:value-type="float" office:value="2.2" calcext:value-type="float">
            <text:p>2,2</text:p>
          </table:table-cell>
          <table:table-cell table:formula="of:=([.F42]*[.F42]*[.F42]*[.F42]/500)-([.F42]*[.F42]/200)-3/250" office:value-type="float" office:value="0.0106512" calcext:value-type="float">
            <text:p>0,0106512</text:p>
          </table:table-cell>
          <table:table-cell table:formula="of:=-([.F42]*[.F42]*[.F42]/30)+([.F42]/20)+1/6" office:value-type="float" office:value="-0.0782666666666668" calcext:value-type="float">
            <text:p>-0,07826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B$18]+[.E43]*[.$D$18]" office:value-type="float" office:value="2.208" calcext:value-type="float">
            <text:p>2,208</text:p>
          </table:table-cell>
          <table:table-cell table:formula="of:=([.F43]*[.F43]*[.F43]*[.F43]/500)-([.F43]*[.F43]/200)-3/250" office:value-type="float" office:value="0.011160078139392" calcext:value-type="float">
            <text:p>0,011160078139392</text:p>
          </table:table-cell>
          <table:table-cell table:formula="of:=-([.F43]*[.F43]*[.F43]/30)+([.F43]/20)+1/6" office:value-type="float" office:value="-0.0817527637333334" calcext:value-type="float">
            <text:p>-0,081752763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B$18]+[.E44]*[.$D$18]" office:value-type="float" office:value="2.216" calcext:value-type="float">
            <text:p>2,216</text:p>
          </table:table-cell>
          <table:table-cell table:formula="of:=([.F44]*[.F44]*[.F44]*[.F44]/500)-([.F44]*[.F44]/200)-3/250" office:value-type="float" office:value="0.011675804700672" calcext:value-type="float">
            <text:p>0,011675804700672</text:p>
          </table:table-cell>
          <table:table-cell table:formula="of:=-([.F44]*[.F44]*[.F44]/30)+([.F44]/20)+1/6" office:value-type="float" office:value="-0.0852671232000001" calcext:value-type="float">
            <text:p>-0,08526712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B$18]+[.E45]*[.$D$18]" office:value-type="float" office:value="2.224" calcext:value-type="float">
            <text:p>2,224</text:p>
          </table:table-cell>
          <table:table-cell table:formula="of:=([.F45]*[.F45]*[.F45]*[.F45]/500)-([.F45]*[.F45]/200)-3/250" office:value-type="float" office:value="0.012198434045952" calcext:value-type="float">
            <text:p>0,012198434045952</text:p>
          </table:table-cell>
          <table:table-cell table:formula="of:=-([.F45]*[.F45]*[.F45]/30)+([.F45]/20)+1/6" office:value-type="float" office:value="-0.0888098474666668" calcext:value-type="float">
            <text:p>-0,088809847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B$18]+[.E46]*[.$D$18]" office:value-type="float" office:value="2.232" calcext:value-type="float">
            <text:p>2,232</text:p>
          </table:table-cell>
          <table:table-cell table:formula="of:=([.F46]*[.F46]*[.F46]*[.F46]/500)-([.F46]*[.F46]/200)-3/250" office:value-type="float" office:value="0.012728020733952" calcext:value-type="float">
            <text:p>0,012728020733952</text:p>
          </table:table-cell>
          <table:table-cell table:formula="of:=-([.F46]*[.F46]*[.F46]/30)+([.F46]/20)+1/6" office:value-type="float" office:value="-0.0923810389333335" calcext:value-type="float">
            <text:p>-0,0923810389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B$18]+[.E47]*[.$D$18]" office:value-type="float" office:value="2.24" calcext:value-type="float">
            <text:p>2,24</text:p>
          </table:table-cell>
          <table:table-cell table:formula="of:=([.F47]*[.F47]*[.F47]*[.F47]/500)-([.F47]*[.F47]/200)-3/250" office:value-type="float" office:value="0.01326461952" calcext:value-type="float">
            <text:p>0,01326461952</text:p>
          </table:table-cell>
          <table:table-cell table:formula="of:=-([.F47]*[.F47]*[.F47]/30)+([.F47]/20)+1/6" office:value-type="float" office:value="-0.0959808000000001" calcext:value-type="float">
            <text:p>-0,09598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B$18]+[.E48]*[.$D$18]" office:value-type="float" office:value="2.248" calcext:value-type="float">
            <text:p>2,248</text:p>
          </table:table-cell>
          <table:table-cell table:formula="of:=([.F48]*[.F48]*[.F48]*[.F48]/500)-([.F48]*[.F48]/200)-3/250" office:value-type="float" office:value="0.013808285356032" calcext:value-type="float">
            <text:p>0,013808285356032</text:p>
          </table:table-cell>
          <table:table-cell table:formula="of:=-([.F48]*[.F48]*[.F48]/30)+([.F48]/20)+1/6" office:value-type="float" office:value="-0.0996092330666668" calcext:value-type="float">
            <text:p>-0,099609233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B$18]+[.E49]*[.$D$18]" office:value-type="float" office:value="2.256" calcext:value-type="float">
            <text:p>2,256</text:p>
          </table:table-cell>
          <table:table-cell table:formula="of:=([.F49]*[.F49]*[.F49]*[.F49]/500)-([.F49]*[.F49]/200)-3/250" office:value-type="float" office:value="0.014359073390592" calcext:value-type="float">
            <text:p>0,014359073390592</text:p>
          </table:table-cell>
          <table:table-cell table:formula="of:=-([.F49]*[.F49]*[.F49]/30)+([.F49]/20)+1/6" office:value-type="float" office:value="-0.103266440533333" calcext:value-type="float">
            <text:p>-0,103266440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B$18]+[.E50]*[.$D$18]" office:value-type="float" office:value="2.264" calcext:value-type="float">
            <text:p>2,264</text:p>
          </table:table-cell>
          <table:table-cell table:formula="of:=([.F50]*[.F50]*[.F50]*[.F50]/500)-([.F50]*[.F50]/200)-3/250" office:value-type="float" office:value="0.014917038968832" calcext:value-type="float">
            <text:p>0,014917038968832</text:p>
          </table:table-cell>
          <table:table-cell table:formula="of:=-([.F50]*[.F50]*[.F50]/30)+([.F50]/20)+1/6" office:value-type="float" office:value="-0.1069525248" calcext:value-type="float">
            <text:p>-0,10695252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B$18]+[.E51]*[.$D$18]" office:value-type="float" office:value="2.272" calcext:value-type="float">
            <text:p>2,272</text:p>
          </table:table-cell>
          <table:table-cell table:formula="of:=([.F51]*[.F51]*[.F51]*[.F51]/500)-([.F51]*[.F51]/200)-3/250" office:value-type="float" office:value="0.015482237632512" calcext:value-type="float">
            <text:p>0,015482237632512</text:p>
          </table:table-cell>
          <table:table-cell table:formula="of:=-([.F51]*[.F51]*[.F51]/30)+([.F51]/20)+1/6" office:value-type="float" office:value="-0.110667588266667" calcext:value-type="float">
            <text:p>-0,110667588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B$18]+[.E52]*[.$D$18]" office:value-type="float" office:value="2.28" calcext:value-type="float">
            <text:p>2,28</text:p>
          </table:table-cell>
          <table:table-cell table:formula="of:=([.F52]*[.F52]*[.F52]*[.F52]/500)-([.F52]*[.F52]/200)-3/250" office:value-type="float" office:value="0.01605472512" calcext:value-type="float">
            <text:p>0,01605472512</text:p>
          </table:table-cell>
          <table:table-cell table:formula="of:=-([.F52]*[.F52]*[.F52]/30)+([.F52]/20)+1/6" office:value-type="float" office:value="-0.114411733333333" calcext:value-type="float">
            <text:p>-0,1144117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B$18]+[.E53]*[.$D$18]" office:value-type="float" office:value="2.288" calcext:value-type="float">
            <text:p>2,288</text:p>
          </table:table-cell>
          <table:table-cell table:formula="of:=([.F53]*[.F53]*[.F53]*[.F53]/500)-([.F53]*[.F53]/200)-3/250" office:value-type="float" office:value="0.016634557366272" calcext:value-type="float">
            <text:p>0,016634557366272</text:p>
          </table:table-cell>
          <table:table-cell table:formula="of:=-([.F53]*[.F53]*[.F53]/30)+([.F53]/20)+1/6" office:value-type="float" office:value="-0.1181850624" calcext:value-type="float">
            <text:p>-0,11818506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B$18]+[.E54]*[.$D$18]" office:value-type="float" office:value="2.296" calcext:value-type="float">
            <text:p>2,296</text:p>
          </table:table-cell>
          <table:table-cell table:formula="of:=([.F54]*[.F54]*[.F54]*[.F54]/500)-([.F54]*[.F54]/200)-3/250" office:value-type="float" office:value="0.017221790502912" calcext:value-type="float">
            <text:p>0,017221790502912</text:p>
          </table:table-cell>
          <table:table-cell table:formula="of:=-([.F54]*[.F54]*[.F54]/30)+([.F54]/20)+1/6" office:value-type="float" office:value="-0.121987677866667" calcext:value-type="float">
            <text:p>-0,121987677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B$18]+[.E55]*[.$D$18]" office:value-type="float" office:value="2.304" calcext:value-type="float">
            <text:p>2,304</text:p>
          </table:table-cell>
          <table:table-cell table:formula="of:=([.F55]*[.F55]*[.F55]*[.F55]/500)-([.F55]*[.F55]/200)-3/250" office:value-type="float" office:value="0.017816480858112" calcext:value-type="float">
            <text:p>0,017816480858112</text:p>
          </table:table-cell>
          <table:table-cell table:formula="of:=-([.F55]*[.F55]*[.F55]/30)+([.F55]/20)+1/6" office:value-type="float" office:value="-0.125819682133333" calcext:value-type="float">
            <text:p>-0,125819682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B$18]+[.E56]*[.$D$18]" office:value-type="float" office:value="2.312" calcext:value-type="float">
            <text:p>2,312</text:p>
          </table:table-cell>
          <table:table-cell table:formula="of:=([.F56]*[.F56]*[.F56]*[.F56]/500)-([.F56]*[.F56]/200)-3/250" office:value-type="float" office:value="0.018418684956672" calcext:value-type="float">
            <text:p>0,018418684956672</text:p>
          </table:table-cell>
          <table:table-cell table:formula="of:=-([.F56]*[.F56]*[.F56]/30)+([.F56]/20)+1/6" office:value-type="float" office:value="-0.1296811776" calcext:value-type="float">
            <text:p>-0,12968117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B$18]+[.E57]*[.$D$18]" office:value-type="float" office:value="2.32" calcext:value-type="float">
            <text:p>2,32</text:p>
          </table:table-cell>
          <table:table-cell table:formula="of:=([.F57]*[.F57]*[.F57]*[.F57]/500)-([.F57]*[.F57]/200)-3/250" office:value-type="float" office:value="0.01902845952" calcext:value-type="float">
            <text:p>0,01902845952</text:p>
          </table:table-cell>
          <table:table-cell table:formula="of:=-([.F57]*[.F57]*[.F57]/30)+([.F57]/20)+1/6" office:value-type="float" office:value="-0.133572266666667" calcext:value-type="float">
            <text:p>-0,1335722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B$18]+[.E58]*[.$D$18]" office:value-type="float" office:value="2.328" calcext:value-type="float">
            <text:p>2,328</text:p>
          </table:table-cell>
          <table:table-cell table:formula="of:=([.F58]*[.F58]*[.F58]*[.F58]/500)-([.F58]*[.F58]/200)-3/250" office:value-type="float" office:value="0.019645861466112" calcext:value-type="float">
            <text:p>0,019645861466112</text:p>
          </table:table-cell>
          <table:table-cell table:formula="of:=-([.F58]*[.F58]*[.F58]/30)+([.F58]/20)+1/6" office:value-type="float" office:value="-0.137493051733333" calcext:value-type="float">
            <text:p>-0,137493051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$B$18]+[.E59]*[.$D$18]" office:value-type="float" office:value="2.336" calcext:value-type="float">
            <text:p>2,336</text:p>
          </table:table-cell>
          <table:table-cell table:formula="of:=([.F59]*[.F59]*[.F59]*[.F59]/500)-([.F59]*[.F59]/200)-3/250" office:value-type="float" office:value="0.020270947909632" calcext:value-type="float">
            <text:p>0,020270947909632</text:p>
          </table:table-cell>
          <table:table-cell table:formula="of:=-([.F59]*[.F59]*[.F59]/30)+([.F59]/20)+1/6" office:value-type="float" office:value="-0.1414436352" calcext:value-type="float">
            <text:p>-0,14144363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B$18]+[.E60]*[.$D$18]" office:value-type="float" office:value="2.344" calcext:value-type="float">
            <text:p>2,344</text:p>
          </table:table-cell>
          <table:table-cell table:formula="of:=([.F60]*[.F60]*[.F60]*[.F60]/500)-([.F60]*[.F60]/200)-3/250" office:value-type="float" office:value="0.020903776161792" calcext:value-type="float">
            <text:p>0,020903776161792</text:p>
          </table:table-cell>
          <table:table-cell table:formula="of:=-([.F60]*[.F60]*[.F60]/30)+([.F60]/20)+1/6" office:value-type="float" office:value="-0.145424119466667" calcext:value-type="float">
            <text:p>-0,145424119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B$18]+[.E61]*[.$D$18]" office:value-type="float" office:value="2.352" calcext:value-type="float">
            <text:p>2,352</text:p>
          </table:table-cell>
          <table:table-cell table:formula="of:=([.F61]*[.F61]*[.F61]*[.F61]/500)-([.F61]*[.F61]/200)-3/250" office:value-type="float" office:value="0.021544403730432" calcext:value-type="float">
            <text:p>0,021544403730432</text:p>
          </table:table-cell>
          <table:table-cell table:formula="of:=-([.F61]*[.F61]*[.F61]/30)+([.F61]/20)+1/6" office:value-type="float" office:value="-0.149434606933333" calcext:value-type="float">
            <text:p>-0,149434606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B$18]+[.E62]*[.$D$18]" office:value-type="float" office:value="2.36" calcext:value-type="float">
            <text:p>2,36</text:p>
          </table:table-cell>
          <table:table-cell table:formula="of:=([.F62]*[.F62]*[.F62]*[.F62]/500)-([.F62]*[.F62]/200)-3/250" office:value-type="float" office:value="0.02219288832" calcext:value-type="float">
            <text:p>0,02219288832</text:p>
          </table:table-cell>
          <table:table-cell table:formula="of:=-([.F62]*[.F62]*[.F62]/30)+([.F62]/20)+1/6" office:value-type="float" office:value="-0.1534752" calcext:value-type="float">
            <text:p>-0,1534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B$18]+[.E63]*[.$D$18]" office:value-type="float" office:value="2.368" calcext:value-type="float">
            <text:p>2,368</text:p>
          </table:table-cell>
          <table:table-cell table:formula="of:=([.F63]*[.F63]*[.F63]*[.F63]/500)-([.F63]*[.F63]/200)-3/250" office:value-type="float" office:value="0.022849287831552" calcext:value-type="float">
            <text:p>0,022849287831552</text:p>
          </table:table-cell>
          <table:table-cell table:formula="of:=-([.F63]*[.F63]*[.F63]/30)+([.F63]/20)+1/6" office:value-type="float" office:value="-0.157546001066667" calcext:value-type="float">
            <text:p>-0,157546001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B$18]+[.E64]*[.$D$18]" office:value-type="float" office:value="2.376" calcext:value-type="float">
            <text:p>2,376</text:p>
          </table:table-cell>
          <table:table-cell table:formula="of:=([.F64]*[.F64]*[.F64]*[.F64]/500)-([.F64]*[.F64]/200)-3/250" office:value-type="float" office:value="0.023513660362752" calcext:value-type="float">
            <text:p>0,023513660362752</text:p>
          </table:table-cell>
          <table:table-cell table:formula="of:=-([.F64]*[.F64]*[.F64]/30)+([.F64]/20)+1/6" office:value-type="float" office:value="-0.161647112533333" calcext:value-type="float">
            <text:p>-0,161647112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B$18]+[.E65]*[.$D$18]" office:value-type="float" office:value="2.384" calcext:value-type="float">
            <text:p>2,384</text:p>
          </table:table-cell>
          <table:table-cell table:formula="of:=([.F65]*[.F65]*[.F65]*[.F65]/500)-([.F65]*[.F65]/200)-3/250" office:value-type="float" office:value="0.024186064207872" calcext:value-type="float">
            <text:p>0,024186064207872</text:p>
          </table:table-cell>
          <table:table-cell table:formula="of:=-([.F65]*[.F65]*[.F65]/30)+([.F65]/20)+1/6" office:value-type="float" office:value="-0.1657786368" calcext:value-type="float">
            <text:p>-0,16577863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B$18]+[.E66]*[.$D$18]" office:value-type="float" office:value="2.392" calcext:value-type="float">
            <text:p>2,392</text:p>
          </table:table-cell>
          <table:table-cell table:formula="of:=([.F66]*[.F66]*[.F66]*[.F66]/500)-([.F66]*[.F66]/200)-3/250" office:value-type="float" office:value="0.024866557857792" calcext:value-type="float">
            <text:p>0,024866557857792</text:p>
          </table:table-cell>
          <table:table-cell table:formula="of:=-([.F66]*[.F66]*[.F66]/30)+([.F66]/20)+1/6" office:value-type="float" office:value="-0.169940676266667" calcext:value-type="float">
            <text:p>-0,169940676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B$18]+[.E67]*[.$D$18]" office:value-type="float" office:value="2.4" calcext:value-type="float">
            <text:p>2,4</text:p>
          </table:table-cell>
          <table:table-cell table:formula="of:=([.F67]*[.F67]*[.F67]*[.F67]/500)-([.F67]*[.F67]/200)-3/250" office:value-type="float" office:value="0.0255552" calcext:value-type="float">
            <text:p>0,0255552</text:p>
          </table:table-cell>
          <table:table-cell table:formula="of:=-([.F67]*[.F67]*[.F67]/30)+([.F67]/20)+1/6" office:value-type="float" office:value="-0.174133333333333" calcext:value-type="float">
            <text:p>-0,1741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B$18]+[.E68]*[.$D$18]" office:value-type="float" office:value="2.408" calcext:value-type="float">
            <text:p>2,408</text:p>
          </table:table-cell>
          <table:table-cell table:formula="of:=([.F68]*[.F68]*[.F68]*[.F68]/500)-([.F68]*[.F68]/200)-3/250" office:value-type="float" office:value="0.026252049518592" calcext:value-type="float">
            <text:p>0,026252049518592</text:p>
          </table:table-cell>
          <table:table-cell table:formula="of:=-([.F68]*[.F68]*[.F68]/30)+([.F68]/20)+1/6" office:value-type="float" office:value="-0.1783567104" calcext:value-type="float">
            <text:p>-0,17835671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B$18]+[.E69]*[.$D$18]" office:value-type="float" office:value="2.416" calcext:value-type="float">
            <text:p>2,416</text:p>
          </table:table-cell>
          <table:table-cell table:formula="of:=([.F69]*[.F69]*[.F69]*[.F69]/500)-([.F69]*[.F69]/200)-3/250" office:value-type="float" office:value="0.026957165494272" calcext:value-type="float">
            <text:p>0,026957165494272</text:p>
          </table:table-cell>
          <table:table-cell table:formula="of:=-([.F69]*[.F69]*[.F69]/30)+([.F69]/20)+1/6" office:value-type="float" office:value="-0.182610909866667" calcext:value-type="float">
            <text:p>-0,182610909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B$18]+[.E70]*[.$D$18]" office:value-type="float" office:value="2.424" calcext:value-type="float">
            <text:p>2,424</text:p>
          </table:table-cell>
          <table:table-cell table:formula="of:=([.F70]*[.F70]*[.F70]*[.F70]/500)-([.F70]*[.F70]/200)-3/250" office:value-type="float" office:value="0.027670607204352" calcext:value-type="float">
            <text:p>0,027670607204352</text:p>
          </table:table-cell>
          <table:table-cell table:formula="of:=-([.F70]*[.F70]*[.F70]/30)+([.F70]/20)+1/6" office:value-type="float" office:value="-0.186896034133333" calcext:value-type="float">
            <text:p>-0,186896034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B$18]+[.E71]*[.$D$18]" office:value-type="float" office:value="2.432" calcext:value-type="float">
            <text:p>2,432</text:p>
          </table:table-cell>
          <table:table-cell table:formula="of:=([.F71]*[.F71]*[.F71]*[.F71]/500)-([.F71]*[.F71]/200)-3/250" office:value-type="float" office:value="0.028392434122752" calcext:value-type="float">
            <text:p>0,028392434122752</text:p>
          </table:table-cell>
          <table:table-cell table:formula="of:=-([.F71]*[.F71]*[.F71]/30)+([.F71]/20)+1/6" office:value-type="float" office:value="-0.1912121856" calcext:value-type="float">
            <text:p>-0,19121218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B$18]+[.E72]*[.$D$18]" office:value-type="float" office:value="2.44" calcext:value-type="float">
            <text:p>2,44</text:p>
          </table:table-cell>
          <table:table-cell table:formula="of:=([.F72]*[.F72]*[.F72]*[.F72]/500)-([.F72]*[.F72]/200)-3/250" office:value-type="float" office:value="0.02912270592" calcext:value-type="float">
            <text:p>0,02912270592</text:p>
          </table:table-cell>
          <table:table-cell table:formula="of:=-([.F72]*[.F72]*[.F72]/30)+([.F72]/20)+1/6" office:value-type="float" office:value="-0.195559466666667" calcext:value-type="float">
            <text:p>-0,1955594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B$18]+[.E73]*[.$D$18]" office:value-type="float" office:value="2.448" calcext:value-type="float">
            <text:p>2,448</text:p>
          </table:table-cell>
          <table:table-cell table:formula="of:=([.F73]*[.F73]*[.F73]*[.F73]/500)-([.F73]*[.F73]/200)-3/250" office:value-type="float" office:value="0.029861482463232" calcext:value-type="float">
            <text:p>0,029861482463232</text:p>
          </table:table-cell>
          <table:table-cell table:formula="of:=-([.F73]*[.F73]*[.F73]/30)+([.F73]/20)+1/6" office:value-type="float" office:value="-0.199937979733333" calcext:value-type="float">
            <text:p>-0,199937979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B$18]+[.E74]*[.$D$18]" office:value-type="float" office:value="2.456" calcext:value-type="float">
            <text:p>2,456</text:p>
          </table:table-cell>
          <table:table-cell table:formula="of:=([.F74]*[.F74]*[.F74]*[.F74]/500)-([.F74]*[.F74]/200)-3/250" office:value-type="float" office:value="0.030608823816192" calcext:value-type="float">
            <text:p>0,030608823816192</text:p>
          </table:table-cell>
          <table:table-cell table:formula="of:=-([.F74]*[.F74]*[.F74]/30)+([.F74]/20)+1/6" office:value-type="float" office:value="-0.2043478272" calcext:value-type="float">
            <text:p>-0,20434782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B$18]+[.E75]*[.$D$18]" office:value-type="float" office:value="2.464" calcext:value-type="float">
            <text:p>2,464</text:p>
          </table:table-cell>
          <table:table-cell table:formula="of:=([.F75]*[.F75]*[.F75]*[.F75]/500)-([.F75]*[.F75]/200)-3/250" office:value-type="float" office:value="0.031364790239232" calcext:value-type="float">
            <text:p>0,031364790239232</text:p>
          </table:table-cell>
          <table:table-cell table:formula="of:=-([.F75]*[.F75]*[.F75]/30)+([.F75]/20)+1/6" office:value-type="float" office:value="-0.208789111466667" calcext:value-type="float">
            <text:p>-0,208789111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B$18]+[.E76]*[.$D$18]" office:value-type="float" office:value="2.472" calcext:value-type="float">
            <text:p>2,472</text:p>
          </table:table-cell>
          <table:table-cell table:formula="of:=([.F76]*[.F76]*[.F76]*[.F76]/500)-([.F76]*[.F76]/200)-3/250" office:value-type="float" office:value="0.032129442189312" calcext:value-type="float">
            <text:p>0,032129442189312</text:p>
          </table:table-cell>
          <table:table-cell table:formula="of:=-([.F76]*[.F76]*[.F76]/30)+([.F76]/20)+1/6" office:value-type="float" office:value="-0.213261934933333" calcext:value-type="float">
            <text:p>-0,213261934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B$18]+[.E77]*[.$D$18]" office:value-type="float" office:value="2.48" calcext:value-type="float">
            <text:p>2,48</text:p>
          </table:table-cell>
          <table:table-cell table:formula="of:=([.F77]*[.F77]*[.F77]*[.F77]/500)-([.F77]*[.F77]/200)-3/250" office:value-type="float" office:value="0.03290284032" calcext:value-type="float">
            <text:p>0,03290284032</text:p>
          </table:table-cell>
          <table:table-cell table:formula="of:=-([.F77]*[.F77]*[.F77]/30)+([.F77]/20)+1/6" office:value-type="float" office:value="-0.2177664" calcext:value-type="float">
            <text:p>-0,21776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B$18]+[.E78]*[.$D$18]" office:value-type="float" office:value="2.488" calcext:value-type="float">
            <text:p>2,488</text:p>
          </table:table-cell>
          <table:table-cell table:formula="of:=([.F78]*[.F78]*[.F78]*[.F78]/500)-([.F78]*[.F78]/200)-3/250" office:value-type="float" office:value="0.033685045481472" calcext:value-type="float">
            <text:p>0,033685045481472</text:p>
          </table:table-cell>
          <table:table-cell table:formula="of:=-([.F78]*[.F78]*[.F78]/30)+([.F78]/20)+1/6" office:value-type="float" office:value="-0.222302609066667" calcext:value-type="float">
            <text:p>-0,222302609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B$18]+[.E79]*[.$D$18]" office:value-type="float" office:value="2.496" calcext:value-type="float">
            <text:p>2,496</text:p>
          </table:table-cell>
          <table:table-cell table:formula="of:=([.F79]*[.F79]*[.F79]*[.F79]/500)-([.F79]*[.F79]/200)-3/250" office:value-type="float" office:value="0.034476118720512" calcext:value-type="float">
            <text:p>0,034476118720512</text:p>
          </table:table-cell>
          <table:table-cell table:formula="of:=-([.F79]*[.F79]*[.F79]/30)+([.F79]/20)+1/6" office:value-type="float" office:value="-0.226870664533333" calcext:value-type="float">
            <text:p>-0,226870664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B$18]+[.E80]*[.$D$18]" office:value-type="float" office:value="2.504" calcext:value-type="float">
            <text:p>2,504</text:p>
          </table:table-cell>
          <table:table-cell table:formula="of:=([.F80]*[.F80]*[.F80]*[.F80]/500)-([.F80]*[.F80]/200)-3/250" office:value-type="float" office:value="0.035276121280512" calcext:value-type="float">
            <text:p>0,035276121280512</text:p>
          </table:table-cell>
          <table:table-cell table:formula="of:=-([.F80]*[.F80]*[.F80]/30)+([.F80]/20)+1/6" office:value-type="float" office:value="-0.2314706688" calcext:value-type="float">
            <text:p>-0,23147066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B$18]+[.E81]*[.$D$18]" office:value-type="float" office:value="2.512" calcext:value-type="float">
            <text:p>2,512</text:p>
          </table:table-cell>
          <table:table-cell table:formula="of:=([.F81]*[.F81]*[.F81]*[.F81]/500)-([.F81]*[.F81]/200)-3/250" office:value-type="float" office:value="0.036085114601472" calcext:value-type="float">
            <text:p>0,036085114601472</text:p>
          </table:table-cell>
          <table:table-cell table:formula="of:=-([.F81]*[.F81]*[.F81]/30)+([.F81]/20)+1/6" office:value-type="float" office:value="-0.236102724266667" calcext:value-type="float">
            <text:p>-0,236102724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B$18]+[.E82]*[.$D$18]" office:value-type="float" office:value="2.52" calcext:value-type="float">
            <text:p>2,52</text:p>
          </table:table-cell>
          <table:table-cell table:formula="of:=([.F82]*[.F82]*[.F82]*[.F82]/500)-([.F82]*[.F82]/200)-3/250" office:value-type="float" office:value="0.03690316032" calcext:value-type="float">
            <text:p>0,03690316032</text:p>
          </table:table-cell>
          <table:table-cell table:formula="of:=-([.F82]*[.F82]*[.F82]/30)+([.F82]/20)+1/6" office:value-type="float" office:value="-0.240766933333333" calcext:value-type="float">
            <text:p>-0,2407669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B$18]+[.E83]*[.$D$18]" office:value-type="float" office:value="2.528" calcext:value-type="float">
            <text:p>2,528</text:p>
          </table:table-cell>
          <table:table-cell table:formula="of:=([.F83]*[.F83]*[.F83]*[.F83]/500)-([.F83]*[.F83]/200)-3/250" office:value-type="float" office:value="0.037730320269312" calcext:value-type="float">
            <text:p>0,037730320269312</text:p>
          </table:table-cell>
          <table:table-cell table:formula="of:=-([.F83]*[.F83]*[.F83]/30)+([.F83]/20)+1/6" office:value-type="float" office:value="-0.2454633984" calcext:value-type="float">
            <text:p>-0,24546339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B$18]+[.E84]*[.$D$18]" office:value-type="float" office:value="2.536" calcext:value-type="float">
            <text:p>2,536</text:p>
          </table:table-cell>
          <table:table-cell table:formula="of:=([.F84]*[.F84]*[.F84]*[.F84]/500)-([.F84]*[.F84]/200)-3/250" office:value-type="float" office:value="0.038566656479232" calcext:value-type="float">
            <text:p>0,038566656479232</text:p>
          </table:table-cell>
          <table:table-cell table:formula="of:=-([.F84]*[.F84]*[.F84]/30)+([.F84]/20)+1/6" office:value-type="float" office:value="-0.250192221866667" calcext:value-type="float">
            <text:p>-0,250192221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B$18]+[.E85]*[.$D$18]" office:value-type="float" office:value="2.544" calcext:value-type="float">
            <text:p>2,544</text:p>
          </table:table-cell>
          <table:table-cell table:formula="of:=([.F85]*[.F85]*[.F85]*[.F85]/500)-([.F85]*[.F85]/200)-3/250" office:value-type="float" office:value="0.039412231176192" calcext:value-type="float">
            <text:p>0,039412231176192</text:p>
          </table:table-cell>
          <table:table-cell table:formula="of:=-([.F85]*[.F85]*[.F85]/30)+([.F85]/20)+1/6" office:value-type="float" office:value="-0.254953506133333" calcext:value-type="float">
            <text:p>-0,254953506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B$18]+[.E86]*[.$D$18]" office:value-type="float" office:value="2.552" calcext:value-type="float">
            <text:p>2,552</text:p>
          </table:table-cell>
          <table:table-cell table:formula="of:=([.F86]*[.F86]*[.F86]*[.F86]/500)-([.F86]*[.F86]/200)-3/250" office:value-type="float" office:value="0.040267106783232" calcext:value-type="float">
            <text:p>0,040267106783232</text:p>
          </table:table-cell>
          <table:table-cell table:formula="of:=-([.F86]*[.F86]*[.F86]/30)+([.F86]/20)+1/6" office:value-type="float" office:value="-0.2597473536" calcext:value-type="float">
            <text:p>-0,25974735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B$18]+[.E87]*[.$D$18]" office:value-type="float" office:value="2.56" calcext:value-type="float">
            <text:p>2,56</text:p>
          </table:table-cell>
          <table:table-cell table:formula="of:=([.F87]*[.F87]*[.F87]*[.F87]/500)-([.F87]*[.F87]/200)-3/250" office:value-type="float" office:value="0.04113134592" calcext:value-type="float">
            <text:p>0,04113134592</text:p>
          </table:table-cell>
          <table:table-cell table:formula="of:=-([.F87]*[.F87]*[.F87]/30)+([.F87]/20)+1/6" office:value-type="float" office:value="-0.264573866666667" calcext:value-type="float">
            <text:p>-0,2645738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B$18]+[.E88]*[.$D$18]" office:value-type="float" office:value="2.568" calcext:value-type="float">
            <text:p>2,568</text:p>
          </table:table-cell>
          <table:table-cell table:formula="of:=([.F88]*[.F88]*[.F88]*[.F88]/500)-([.F88]*[.F88]/200)-3/250" office:value-type="float" office:value="0.042005011402752" calcext:value-type="float">
            <text:p>0,042005011402752</text:p>
          </table:table-cell>
          <table:table-cell table:formula="of:=-([.F88]*[.F88]*[.F88]/30)+([.F88]/20)+1/6" office:value-type="float" office:value="-0.269433147733333" calcext:value-type="float">
            <text:p>-0,269433147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B$18]+[.E89]*[.$D$18]" office:value-type="float" office:value="2.576" calcext:value-type="float">
            <text:p>2,576</text:p>
          </table:table-cell>
          <table:table-cell table:formula="of:=([.F89]*[.F89]*[.F89]*[.F89]/500)-([.F89]*[.F89]/200)-3/250" office:value-type="float" office:value="0.042888166244352" calcext:value-type="float">
            <text:p>0,042888166244352</text:p>
          </table:table-cell>
          <table:table-cell table:formula="of:=-([.F89]*[.F89]*[.F89]/30)+([.F89]/20)+1/6" office:value-type="float" office:value="-0.2743252992" calcext:value-type="float">
            <text:p>-0,27432529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B$18]+[.E90]*[.$D$18]" office:value-type="float" office:value="2.584" calcext:value-type="float">
            <text:p>2,584</text:p>
          </table:table-cell>
          <table:table-cell table:formula="of:=([.F90]*[.F90]*[.F90]*[.F90]/500)-([.F90]*[.F90]/200)-3/250" office:value-type="float" office:value="0.043780873654272" calcext:value-type="float">
            <text:p>0,043780873654272</text:p>
          </table:table-cell>
          <table:table-cell table:formula="of:=-([.F90]*[.F90]*[.F90]/30)+([.F90]/20)+1/6" office:value-type="float" office:value="-0.279250423466667" calcext:value-type="float">
            <text:p>-0,279250423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B$18]+[.E91]*[.$D$18]" office:value-type="float" office:value="2.592" calcext:value-type="float">
            <text:p>2,592</text:p>
          </table:table-cell>
          <table:table-cell table:formula="of:=([.F91]*[.F91]*[.F91]*[.F91]/500)-([.F91]*[.F91]/200)-3/250" office:value-type="float" office:value="0.044683197038592" calcext:value-type="float">
            <text:p>0,044683197038592</text:p>
          </table:table-cell>
          <table:table-cell table:formula="of:=-([.F91]*[.F91]*[.F91]/30)+([.F91]/20)+1/6" office:value-type="float" office:value="-0.284208622933333" calcext:value-type="float">
            <text:p>-0,284208622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B$18]+[.E92]*[.$D$18]" office:value-type="float" office:value="2.6" calcext:value-type="float">
            <text:p>2,6</text:p>
          </table:table-cell>
          <table:table-cell table:formula="of:=([.F92]*[.F92]*[.F92]*[.F92]/500)-([.F92]*[.F92]/200)-3/250" office:value-type="float" office:value="0.0455952" calcext:value-type="float">
            <text:p>0,0455952</text:p>
          </table:table-cell>
          <table:table-cell table:formula="of:=-([.F92]*[.F92]*[.F92]/30)+([.F92]/20)+1/6" office:value-type="float" office:value="-0.2892" calcext:value-type="float">
            <text:p>-0,28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B$18]+[.E93]*[.$D$18]" office:value-type="float" office:value="2.608" calcext:value-type="float">
            <text:p>2,608</text:p>
          </table:table-cell>
          <table:table-cell table:formula="of:=([.F93]*[.F93]*[.F93]*[.F93]/500)-([.F93]*[.F93]/200)-3/250" office:value-type="float" office:value="0.046516946337792" calcext:value-type="float">
            <text:p>0,046516946337792</text:p>
          </table:table-cell>
          <table:table-cell table:formula="of:=-([.F93]*[.F93]*[.F93]/30)+([.F93]/20)+1/6" office:value-type="float" office:value="-0.294224657066667" calcext:value-type="float">
            <text:p>-0,294224657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B$18]+[.E94]*[.$D$18]" office:value-type="float" office:value="2.616" calcext:value-type="float">
            <text:p>2,616</text:p>
          </table:table-cell>
          <table:table-cell table:formula="of:=([.F94]*[.F94]*[.F94]*[.F94]/500)-([.F94]*[.F94]/200)-3/250" office:value-type="float" office:value="0.047448500047872" calcext:value-type="float">
            <text:p>0,047448500047872</text:p>
          </table:table-cell>
          <table:table-cell table:formula="of:=-([.F94]*[.F94]*[.F94]/30)+([.F94]/20)+1/6" office:value-type="float" office:value="-0.299282696533333" calcext:value-type="float">
            <text:p>-0,299282696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B$18]+[.E95]*[.$D$18]" office:value-type="float" office:value="2.624" calcext:value-type="float">
            <text:p>2,624</text:p>
          </table:table-cell>
          <table:table-cell table:formula="of:=([.F95]*[.F95]*[.F95]*[.F95]/500)-([.F95]*[.F95]/200)-3/250" office:value-type="float" office:value="0.048389925322752" calcext:value-type="float">
            <text:p>0,048389925322752</text:p>
          </table:table-cell>
          <table:table-cell table:formula="of:=-([.F95]*[.F95]*[.F95]/30)+([.F95]/20)+1/6" office:value-type="float" office:value="-0.3043742208" calcext:value-type="float">
            <text:p>-0,30437422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B$18]+[.E96]*[.$D$18]" office:value-type="float" office:value="2.632" calcext:value-type="float">
            <text:p>2,632</text:p>
          </table:table-cell>
          <table:table-cell table:formula="of:=([.F96]*[.F96]*[.F96]*[.F96]/500)-([.F96]*[.F96]/200)-3/250" office:value-type="float" office:value="0.049341286551552" calcext:value-type="float">
            <text:p>0,049341286551552</text:p>
          </table:table-cell>
          <table:table-cell table:formula="of:=-([.F96]*[.F96]*[.F96]/30)+([.F96]/20)+1/6" office:value-type="float" office:value="-0.309499332266667" calcext:value-type="float">
            <text:p>-0,309499332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$B$18]+[.E97]*[.$D$18]" office:value-type="float" office:value="2.64" calcext:value-type="float">
            <text:p>2,64</text:p>
          </table:table-cell>
          <table:table-cell table:formula="of:=([.F97]*[.F97]*[.F97]*[.F97]/500)-([.F97]*[.F97]/200)-3/250" office:value-type="float" office:value="0.05030264832" calcext:value-type="float">
            <text:p>0,05030264832</text:p>
          </table:table-cell>
          <table:table-cell table:formula="of:=-([.F97]*[.F97]*[.F97]/30)+([.F97]/20)+1/6" office:value-type="float" office:value="-0.314658133333333" calcext:value-type="float">
            <text:p>-0,3146581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[.$B$18]+[.E98]*[.$D$18]" office:value-type="float" office:value="2.648" calcext:value-type="float">
            <text:p>2,648</text:p>
          </table:table-cell>
          <table:table-cell table:formula="of:=([.F98]*[.F98]*[.F98]*[.F98]/500)-([.F98]*[.F98]/200)-3/250" office:value-type="float" office:value="0.051274075410432" calcext:value-type="float">
            <text:p>0,051274075410432</text:p>
          </table:table-cell>
          <table:table-cell table:formula="of:=-([.F98]*[.F98]*[.F98]/30)+([.F98]/20)+1/6" office:value-type="float" office:value="-0.3198507264" calcext:value-type="float">
            <text:p>-0,31985072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[.$B$18]+[.E99]*[.$D$18]" office:value-type="float" office:value="2.656" calcext:value-type="float">
            <text:p>2,656</text:p>
          </table:table-cell>
          <table:table-cell table:formula="of:=([.F99]*[.F99]*[.F99]*[.F99]/500)-([.F99]*[.F99]/200)-3/250" office:value-type="float" office:value="0.052255632801792" calcext:value-type="float">
            <text:p>0,052255632801792</text:p>
          </table:table-cell>
          <table:table-cell table:formula="of:=-([.F99]*[.F99]*[.F99]/30)+([.F99]/20)+1/6" office:value-type="float" office:value="-0.325077213866667" calcext:value-type="float">
            <text:p>-0,325077213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B$18]+[.E100]*[.$D$18]" office:value-type="float" office:value="2.664" calcext:value-type="float">
            <text:p>2,664</text:p>
          </table:table-cell>
          <table:table-cell table:formula="of:=([.F100]*[.F100]*[.F100]*[.F100]/500)-([.F100]*[.F100]/200)-3/250" office:value-type="float" office:value="0.053247385669632" calcext:value-type="float">
            <text:p>0,053247385669632</text:p>
          </table:table-cell>
          <table:table-cell table:formula="of:=-([.F100]*[.F100]*[.F100]/30)+([.F100]/20)+1/6" office:value-type="float" office:value="-0.330337698133334" calcext:value-type="float">
            <text:p>-0,330337698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[.$B$18]+[.E101]*[.$D$18]" office:value-type="float" office:value="2.672" calcext:value-type="float">
            <text:p>2,672</text:p>
          </table:table-cell>
          <table:table-cell table:formula="of:=([.F101]*[.F101]*[.F101]*[.F101]/500)-([.F101]*[.F101]/200)-3/250" office:value-type="float" office:value="0.054249399386112" calcext:value-type="float">
            <text:p>0,054249399386112</text:p>
          </table:table-cell>
          <table:table-cell table:formula="of:=-([.F101]*[.F101]*[.F101]/30)+([.F101]/20)+1/6" office:value-type="float" office:value="-0.3356322816" calcext:value-type="float">
            <text:p>-0,33563228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[.$B$18]+[.E102]*[.$D$18]" office:value-type="float" office:value="2.68" calcext:value-type="float">
            <text:p>2,68</text:p>
          </table:table-cell>
          <table:table-cell table:formula="of:=([.F102]*[.F102]*[.F102]*[.F102]/500)-([.F102]*[.F102]/200)-3/250" office:value-type="float" office:value="0.05526173952" calcext:value-type="float">
            <text:p>0,05526173952</text:p>
          </table:table-cell>
          <table:table-cell table:formula="of:=-([.F102]*[.F102]*[.F102]/30)+([.F102]/20)+1/6" office:value-type="float" office:value="-0.340961066666667" calcext:value-type="float">
            <text:p>-0,3409610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[.$B$18]+[.E103]*[.$D$18]" office:value-type="float" office:value="2.688" calcext:value-type="float">
            <text:p>2,688</text:p>
          </table:table-cell>
          <table:table-cell table:formula="of:=([.F103]*[.F103]*[.F103]*[.F103]/500)-([.F103]*[.F103]/200)-3/250" office:value-type="float" office:value="0.056284471836672" calcext:value-type="float">
            <text:p>0,056284471836672</text:p>
          </table:table-cell>
          <table:table-cell table:formula="of:=-([.F103]*[.F103]*[.F103]/30)+([.F103]/20)+1/6" office:value-type="float" office:value="-0.346324155733333" calcext:value-type="float">
            <text:p>-0,346324155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[.$B$18]+[.E104]*[.$D$18]" office:value-type="float" office:value="2.696" calcext:value-type="float">
            <text:p>2,696</text:p>
          </table:table-cell>
          <table:table-cell table:formula="of:=([.F104]*[.F104]*[.F104]*[.F104]/500)-([.F104]*[.F104]/200)-3/250" office:value-type="float" office:value="0.057317662298112" calcext:value-type="float">
            <text:p>0,057317662298112</text:p>
          </table:table-cell>
          <table:table-cell table:formula="of:=-([.F104]*[.F104]*[.F104]/30)+([.F104]/20)+1/6" office:value-type="float" office:value="-0.3517216512" calcext:value-type="float">
            <text:p>-0,35172165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[.$B$18]+[.E105]*[.$D$18]" office:value-type="float" office:value="2.704" calcext:value-type="float">
            <text:p>2,704</text:p>
          </table:table-cell>
          <table:table-cell table:formula="of:=([.F105]*[.F105]*[.F105]*[.F105]/500)-([.F105]*[.F105]/200)-3/250" office:value-type="float" office:value="0.058361377062912" calcext:value-type="float">
            <text:p>0,058361377062912</text:p>
          </table:table-cell>
          <table:table-cell table:formula="of:=-([.F105]*[.F105]*[.F105]/30)+([.F105]/20)+1/6" office:value-type="float" office:value="-0.357153655466667" calcext:value-type="float">
            <text:p>-0,357153655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[.$B$18]+[.E106]*[.$D$18]" office:value-type="float" office:value="2.712" calcext:value-type="float">
            <text:p>2,712</text:p>
          </table:table-cell>
          <table:table-cell table:formula="of:=([.F106]*[.F106]*[.F106]*[.F106]/500)-([.F106]*[.F106]/200)-3/250" office:value-type="float" office:value="0.059415682486272" calcext:value-type="float">
            <text:p>0,059415682486272</text:p>
          </table:table-cell>
          <table:table-cell table:formula="of:=-([.F106]*[.F106]*[.F106]/30)+([.F106]/20)+1/6" office:value-type="float" office:value="-0.362620270933333" calcext:value-type="float">
            <text:p>-0,362620270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$B$18]+[.E107]*[.$D$18]" office:value-type="float" office:value="2.72" calcext:value-type="float">
            <text:p>2,72</text:p>
          </table:table-cell>
          <table:table-cell table:formula="of:=([.F107]*[.F107]*[.F107]*[.F107]/500)-([.F107]*[.F107]/200)-3/250" office:value-type="float" office:value="0.06048064512" calcext:value-type="float">
            <text:p>0,06048064512</text:p>
          </table:table-cell>
          <table:table-cell table:formula="of:=-([.F107]*[.F107]*[.F107]/30)+([.F107]/20)+1/6" office:value-type="float" office:value="-0.3681216" calcext:value-type="float">
            <text:p>-0,36812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[.$B$18]+[.E108]*[.$D$18]" office:value-type="float" office:value="2.728" calcext:value-type="float">
            <text:p>2,728</text:p>
          </table:table-cell>
          <table:table-cell table:formula="of:=([.F108]*[.F108]*[.F108]*[.F108]/500)-([.F108]*[.F108]/200)-3/250" office:value-type="float" office:value="0.061556331712512" calcext:value-type="float">
            <text:p>0,061556331712512</text:p>
          </table:table-cell>
          <table:table-cell table:formula="of:=-([.F108]*[.F108]*[.F108]/30)+([.F108]/20)+1/6" office:value-type="float" office:value="-0.373657745066667" calcext:value-type="float">
            <text:p>-0,373657745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[.$B$18]+[.E109]*[.$D$18]" office:value-type="float" office:value="2.736" calcext:value-type="float">
            <text:p>2,736</text:p>
          </table:table-cell>
          <table:table-cell table:formula="of:=([.F109]*[.F109]*[.F109]*[.F109]/500)-([.F109]*[.F109]/200)-3/250" office:value-type="float" office:value="0.062642809208832" calcext:value-type="float">
            <text:p>0,062642809208832</text:p>
          </table:table-cell>
          <table:table-cell table:formula="of:=-([.F109]*[.F109]*[.F109]/30)+([.F109]/20)+1/6" office:value-type="float" office:value="-0.379228808533333" calcext:value-type="float">
            <text:p>-0,379228808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[.$B$18]+[.E110]*[.$D$18]" office:value-type="float" office:value="2.744" calcext:value-type="float">
            <text:p>2,744</text:p>
          </table:table-cell>
          <table:table-cell table:formula="of:=([.F110]*[.F110]*[.F110]*[.F110]/500)-([.F110]*[.F110]/200)-3/250" office:value-type="float" office:value="0.063740144750592" calcext:value-type="float">
            <text:p>0,063740144750592</text:p>
          </table:table-cell>
          <table:table-cell table:formula="of:=-([.F110]*[.F110]*[.F110]/30)+([.F110]/20)+1/6" office:value-type="float" office:value="-0.3848348928" calcext:value-type="float">
            <text:p>-0,38483489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[.$B$18]+[.E111]*[.$D$18]" office:value-type="float" office:value="2.752" calcext:value-type="float">
            <text:p>2,752</text:p>
          </table:table-cell>
          <table:table-cell table:formula="of:=([.F111]*[.F111]*[.F111]*[.F111]/500)-([.F111]*[.F111]/200)-3/250" office:value-type="float" office:value="0.064848405676032" calcext:value-type="float">
            <text:p>0,064848405676032</text:p>
          </table:table-cell>
          <table:table-cell table:formula="of:=-([.F111]*[.F111]*[.F111]/30)+([.F111]/20)+1/6" office:value-type="float" office:value="-0.390476100266666" calcext:value-type="float">
            <text:p>-0,39047610026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[.$B$18]+[.E112]*[.$D$18]" office:value-type="float" office:value="2.76" calcext:value-type="float">
            <text:p>2,76</text:p>
          </table:table-cell>
          <table:table-cell table:formula="of:=([.F112]*[.F112]*[.F112]*[.F112]/500)-([.F112]*[.F112]/200)-3/250" office:value-type="float" office:value="0.06596765952" calcext:value-type="float">
            <text:p>0,06596765952</text:p>
          </table:table-cell>
          <table:table-cell table:formula="of:=-([.F112]*[.F112]*[.F112]/30)+([.F112]/20)+1/6" office:value-type="float" office:value="-0.396152533333333" calcext:value-type="float">
            <text:p>-0,3961525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[.$B$18]+[.E113]*[.$D$18]" office:value-type="float" office:value="2.768" calcext:value-type="float">
            <text:p>2,768</text:p>
          </table:table-cell>
          <table:table-cell table:formula="of:=([.F113]*[.F113]*[.F113]*[.F113]/500)-([.F113]*[.F113]/200)-3/250" office:value-type="float" office:value="0.067097974013952" calcext:value-type="float">
            <text:p>0,067097974013952</text:p>
          </table:table-cell>
          <table:table-cell table:formula="of:=-([.F113]*[.F113]*[.F113]/30)+([.F113]/20)+1/6" office:value-type="float" office:value="-0.4018642944" calcext:value-type="float">
            <text:p>-0,40186429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[.$B$18]+[.E114]*[.$D$18]" office:value-type="float" office:value="2.776" calcext:value-type="float">
            <text:p>2,776</text:p>
          </table:table-cell>
          <table:table-cell table:formula="of:=([.F114]*[.F114]*[.F114]*[.F114]/500)-([.F114]*[.F114]/200)-3/250" office:value-type="float" office:value="0.068239417085952" calcext:value-type="float">
            <text:p>0,068239417085952</text:p>
          </table:table-cell>
          <table:table-cell table:formula="of:=-([.F114]*[.F114]*[.F114]/30)+([.F114]/20)+1/6" office:value-type="float" office:value="-0.407611485866666" calcext:value-type="float">
            <text:p>-0,40761148586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[.$B$18]+[.E115]*[.$D$18]" office:value-type="float" office:value="2.784" calcext:value-type="float">
            <text:p>2,784</text:p>
          </table:table-cell>
          <table:table-cell table:formula="of:=([.F115]*[.F115]*[.F115]*[.F115]/500)-([.F115]*[.F115]/200)-3/250" office:value-type="float" office:value="0.069392056860672" calcext:value-type="float">
            <text:p>0,069392056860672</text:p>
          </table:table-cell>
          <table:table-cell table:formula="of:=-([.F115]*[.F115]*[.F115]/30)+([.F115]/20)+1/6" office:value-type="float" office:value="-0.413394210133333" calcext:value-type="float">
            <text:p>-0,413394210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[.$B$18]+[.E116]*[.$D$18]" office:value-type="float" office:value="2.792" calcext:value-type="float">
            <text:p>2,792</text:p>
          </table:table-cell>
          <table:table-cell table:formula="of:=([.F116]*[.F116]*[.F116]*[.F116]/500)-([.F116]*[.F116]/200)-3/250" office:value-type="float" office:value="0.070555961659392" calcext:value-type="float">
            <text:p>0,070555961659392</text:p>
          </table:table-cell>
          <table:table-cell table:formula="of:=-([.F116]*[.F116]*[.F116]/30)+([.F116]/20)+1/6" office:value-type="float" office:value="-0.4192125696" calcext:value-type="float">
            <text:p>-0,4192125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$B$18]+[.E117]*[.$D$18]" office:value-type="float" office:value="2.8" calcext:value-type="float">
            <text:p>2,8</text:p>
          </table:table-cell>
          <table:table-cell table:formula="of:=([.F117]*[.F117]*[.F117]*[.F117]/500)-([.F117]*[.F117]/200)-3/250" office:value-type="float" office:value="0.0717312" calcext:value-type="float">
            <text:p>0,0717312</text:p>
          </table:table-cell>
          <table:table-cell table:formula="of:=-([.F117]*[.F117]*[.F117]/30)+([.F117]/20)+1/6" office:value-type="float" office:value="-0.425066666666667" calcext:value-type="float">
            <text:p>-0,42506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formula="of:=[.$B$18]+[.E118]*[.$D$18]" office:value-type="float" office:value="2.808" calcext:value-type="float">
            <text:p>2,808</text:p>
          </table:table-cell>
          <table:table-cell table:formula="of:=([.F118]*[.F118]*[.F118]*[.F118]/500)-([.F118]*[.F118]/200)-3/250" office:value-type="float" office:value="0.072917840596992" calcext:value-type="float">
            <text:p>0,072917840596992</text:p>
          </table:table-cell>
          <table:table-cell table:formula="of:=-([.F118]*[.F118]*[.F118]/30)+([.F118]/20)+1/6" office:value-type="float" office:value="-0.430956603733333" calcext:value-type="float">
            <text:p>-0,430956603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formula="of:=[.$B$18]+[.E119]*[.$D$18]" office:value-type="float" office:value="2.816" calcext:value-type="float">
            <text:p>2,816</text:p>
          </table:table-cell>
          <table:table-cell table:formula="of:=([.F119]*[.F119]*[.F119]*[.F119]/500)-([.F119]*[.F119]/200)-3/250" office:value-type="float" office:value="0.074115952361472" calcext:value-type="float">
            <text:p>0,074115952361472</text:p>
          </table:table-cell>
          <table:table-cell table:formula="of:=-([.F119]*[.F119]*[.F119]/30)+([.F119]/20)+1/6" office:value-type="float" office:value="-0.4368824832" calcext:value-type="float">
            <text:p>-0,43688248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formula="of:=[.$B$18]+[.E120]*[.$D$18]" office:value-type="float" office:value="2.824" calcext:value-type="float">
            <text:p>2,824</text:p>
          </table:table-cell>
          <table:table-cell table:formula="of:=([.F120]*[.F120]*[.F120]*[.F120]/500)-([.F120]*[.F120]/200)-3/250" office:value-type="float" office:value="0.075325604401152" calcext:value-type="float">
            <text:p>0,075325604401152</text:p>
          </table:table-cell>
          <table:table-cell table:formula="of:=-([.F120]*[.F120]*[.F120]/30)+([.F120]/20)+1/6" office:value-type="float" office:value="-0.442844407466667" calcext:value-type="float">
            <text:p>-0,442844407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formula="of:=[.$B$18]+[.E121]*[.$D$18]" office:value-type="float" office:value="2.832" calcext:value-type="float">
            <text:p>2,832</text:p>
          </table:table-cell>
          <table:table-cell table:formula="of:=([.F121]*[.F121]*[.F121]*[.F121]/500)-([.F121]*[.F121]/200)-3/250" office:value-type="float" office:value="0.076546866020352" calcext:value-type="float">
            <text:p>0,076546866020352</text:p>
          </table:table-cell>
          <table:table-cell table:formula="of:=-([.F121]*[.F121]*[.F121]/30)+([.F121]/20)+1/6" office:value-type="float" office:value="-0.448842478933333" calcext:value-type="float">
            <text:p>-0,448842478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table:formula="of:=[.$B$18]+[.E122]*[.$D$18]" office:value-type="float" office:value="2.84" calcext:value-type="float">
            <text:p>2,84</text:p>
          </table:table-cell>
          <table:table-cell table:formula="of:=([.F122]*[.F122]*[.F122]*[.F122]/500)-([.F122]*[.F122]/200)-3/250" office:value-type="float" office:value="0.07777980672" calcext:value-type="float">
            <text:p>0,07777980672</text:p>
          </table:table-cell>
          <table:table-cell table:formula="of:=-([.F122]*[.F122]*[.F122]/30)+([.F122]/20)+1/6" office:value-type="float" office:value="-0.4548768" calcext:value-type="float">
            <text:p>-0,45487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table:formula="of:=[.$B$18]+[.E123]*[.$D$18]" office:value-type="float" office:value="2.848" calcext:value-type="float">
            <text:p>2,848</text:p>
          </table:table-cell>
          <table:table-cell table:formula="of:=([.F123]*[.F123]*[.F123]*[.F123]/500)-([.F123]*[.F123]/200)-3/250" office:value-type="float" office:value="0.079024496197632" calcext:value-type="float">
            <text:p>0,079024496197632</text:p>
          </table:table-cell>
          <table:table-cell table:formula="of:=-([.F123]*[.F123]*[.F123]/30)+([.F123]/20)+1/6" office:value-type="float" office:value="-0.460947473066667" calcext:value-type="float">
            <text:p>-0,460947473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table:formula="of:=[.$B$18]+[.E124]*[.$D$18]" office:value-type="float" office:value="2.856" calcext:value-type="float">
            <text:p>2,856</text:p>
          </table:table-cell>
          <table:table-cell table:formula="of:=([.F124]*[.F124]*[.F124]*[.F124]/500)-([.F124]*[.F124]/200)-3/250" office:value-type="float" office:value="0.080281004347392" calcext:value-type="float">
            <text:p>0,080281004347392</text:p>
          </table:table-cell>
          <table:table-cell table:formula="of:=-([.F124]*[.F124]*[.F124]/30)+([.F124]/20)+1/6" office:value-type="float" office:value="-0.467054600533333" calcext:value-type="float">
            <text:p>-0,467054600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formula="of:=[.$B$18]+[.E125]*[.$D$18]" office:value-type="float" office:value="2.864" calcext:value-type="float">
            <text:p>2,864</text:p>
          </table:table-cell>
          <table:table-cell table:formula="of:=([.F125]*[.F125]*[.F125]*[.F125]/500)-([.F125]*[.F125]/200)-3/250" office:value-type="float" office:value="0.081549401260032" calcext:value-type="float">
            <text:p>0,081549401260032</text:p>
          </table:table-cell>
          <table:table-cell table:formula="of:=-([.F125]*[.F125]*[.F125]/30)+([.F125]/20)+1/6" office:value-type="float" office:value="-0.4731982848" calcext:value-type="float">
            <text:p>-0,47319828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formula="of:=[.$B$18]+[.E126]*[.$D$18]" office:value-type="float" office:value="2.872" calcext:value-type="float">
            <text:p>2,872</text:p>
          </table:table-cell>
          <table:table-cell table:formula="of:=([.F126]*[.F126]*[.F126]*[.F126]/500)-([.F126]*[.F126]/200)-3/250" office:value-type="float" office:value="0.082829757222912" calcext:value-type="float">
            <text:p>0,082829757222912</text:p>
          </table:table-cell>
          <table:table-cell table:formula="of:=-([.F126]*[.F126]*[.F126]/30)+([.F126]/20)+1/6" office:value-type="float" office:value="-0.479378628266667" calcext:value-type="float">
            <text:p>-0,479378628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$B$18]+[.E127]*[.$D$18]" office:value-type="float" office:value="2.88" calcext:value-type="float">
            <text:p>2,88</text:p>
          </table:table-cell>
          <table:table-cell table:formula="of:=([.F127]*[.F127]*[.F127]*[.F127]/500)-([.F127]*[.F127]/200)-3/250" office:value-type="float" office:value="0.08412214272" calcext:value-type="float">
            <text:p>0,08412214272</text:p>
          </table:table-cell>
          <table:table-cell table:formula="of:=-([.F127]*[.F127]*[.F127]/30)+([.F127]/20)+1/6" office:value-type="float" office:value="-0.485595733333333" calcext:value-type="float">
            <text:p>-0,4855957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formula="of:=[.$B$18]+[.E128]*[.$D$18]" office:value-type="float" office:value="2.888" calcext:value-type="float">
            <text:p>2,888</text:p>
          </table:table-cell>
          <table:table-cell table:formula="of:=([.F128]*[.F128]*[.F128]*[.F128]/500)-([.F128]*[.F128]/200)-3/250" office:value-type="float" office:value="0.085426628431872" calcext:value-type="float">
            <text:p>0,085426628431872</text:p>
          </table:table-cell>
          <table:table-cell table:formula="of:=-([.F128]*[.F128]*[.F128]/30)+([.F128]/20)+1/6" office:value-type="float" office:value="-0.4918497024" calcext:value-type="float">
            <text:p>-0,49184970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formula="of:=[.$B$18]+[.E129]*[.$D$18]" office:value-type="float" office:value="2.896" calcext:value-type="float">
            <text:p>2,896</text:p>
          </table:table-cell>
          <table:table-cell table:formula="of:=([.F129]*[.F129]*[.F129]*[.F129]/500)-([.F129]*[.F129]/200)-3/250" office:value-type="float" office:value="0.086743285235712" calcext:value-type="float">
            <text:p>0,086743285235712</text:p>
          </table:table-cell>
          <table:table-cell table:formula="of:=-([.F129]*[.F129]*[.F129]/30)+([.F129]/20)+1/6" office:value-type="float" office:value="-0.498140637866667" calcext:value-type="float">
            <text:p>-0,498140637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formula="of:=[.$B$18]+[.E130]*[.$D$18]" office:value-type="float" office:value="2.904" calcext:value-type="float">
            <text:p>2,904</text:p>
          </table:table-cell>
          <table:table-cell table:formula="of:=([.F130]*[.F130]*[.F130]*[.F130]/500)-([.F130]*[.F130]/200)-3/250" office:value-type="float" office:value="0.088072184205312" calcext:value-type="float">
            <text:p>0,088072184205312</text:p>
          </table:table-cell>
          <table:table-cell table:formula="of:=-([.F130]*[.F130]*[.F130]/30)+([.F130]/20)+1/6" office:value-type="float" office:value="-0.504468642133333" calcext:value-type="float">
            <text:p>-0,5044686421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table:formula="of:=[.$B$18]+[.E131]*[.$D$18]" office:value-type="float" office:value="2.912" calcext:value-type="float">
            <text:p>2,912</text:p>
          </table:table-cell>
          <table:table-cell table:formula="of:=([.F131]*[.F131]*[.F131]*[.F131]/500)-([.F131]*[.F131]/200)-3/250" office:value-type="float" office:value="0.089413396611072" calcext:value-type="float">
            <text:p>0,089413396611072</text:p>
          </table:table-cell>
          <table:table-cell table:formula="of:=-([.F131]*[.F131]*[.F131]/30)+([.F131]/20)+1/6" office:value-type="float" office:value="-0.5108338176" calcext:value-type="float">
            <text:p>-0,51083381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table:formula="of:=[.$B$18]+[.E132]*[.$D$18]" office:value-type="float" office:value="2.92" calcext:value-type="float">
            <text:p>2,92</text:p>
          </table:table-cell>
          <table:table-cell table:formula="of:=([.F132]*[.F132]*[.F132]*[.F132]/500)-([.F132]*[.F132]/200)-3/250" office:value-type="float" office:value="0.09076699392" calcext:value-type="float">
            <text:p>0,09076699392</text:p>
          </table:table-cell>
          <table:table-cell table:formula="of:=-([.F132]*[.F132]*[.F132]/30)+([.F132]/20)+1/6" office:value-type="float" office:value="-0.517236266666667" calcext:value-type="float">
            <text:p>-0,5172362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table:formula="of:=[.$B$18]+[.E133]*[.$D$18]" office:value-type="float" office:value="2.928" calcext:value-type="float">
            <text:p>2,928</text:p>
          </table:table-cell>
          <table:table-cell table:formula="of:=([.F133]*[.F133]*[.F133]*[.F133]/500)-([.F133]*[.F133]/200)-3/250" office:value-type="float" office:value="0.092133047795712" calcext:value-type="float">
            <text:p>0,092133047795712</text:p>
          </table:table-cell>
          <table:table-cell table:formula="of:=-([.F133]*[.F133]*[.F133]/30)+([.F133]/20)+1/6" office:value-type="float" office:value="-0.523676091733333" calcext:value-type="float">
            <text:p>-0,523676091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table:formula="of:=[.$B$18]+[.E134]*[.$D$18]" office:value-type="float" office:value="2.936" calcext:value-type="float">
            <text:p>2,936</text:p>
          </table:table-cell>
          <table:table-cell table:formula="of:=([.F134]*[.F134]*[.F134]*[.F134]/500)-([.F134]*[.F134]/200)-3/250" office:value-type="float" office:value="0.093511630098432" calcext:value-type="float">
            <text:p>0,093511630098432</text:p>
          </table:table-cell>
          <table:table-cell table:formula="of:=-([.F134]*[.F134]*[.F134]/30)+([.F134]/20)+1/6" office:value-type="float" office:value="-0.5301533952" calcext:value-type="float">
            <text:p>-0,53015339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formula="of:=[.$B$18]+[.E135]*[.$D$18]" office:value-type="float" office:value="2.944" calcext:value-type="float">
            <text:p>2,944</text:p>
          </table:table-cell>
          <table:table-cell table:formula="of:=([.F135]*[.F135]*[.F135]*[.F135]/500)-([.F135]*[.F135]/200)-3/250" office:value-type="float" office:value="0.094902812884992" calcext:value-type="float">
            <text:p>0,094902812884992</text:p>
          </table:table-cell>
          <table:table-cell table:formula="of:=-([.F135]*[.F135]*[.F135]/30)+([.F135]/20)+1/6" office:value-type="float" office:value="-0.536668279466667" calcext:value-type="float">
            <text:p>-0,536668279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formula="of:=[.$B$18]+[.E136]*[.$D$18]" office:value-type="float" office:value="2.952" calcext:value-type="float">
            <text:p>2,952</text:p>
          </table:table-cell>
          <table:table-cell table:formula="of:=([.F136]*[.F136]*[.F136]*[.F136]/500)-([.F136]*[.F136]/200)-3/250" office:value-type="float" office:value="0.096306668408832" calcext:value-type="float">
            <text:p>0,096306668408832</text:p>
          </table:table-cell>
          <table:table-cell table:formula="of:=-([.F136]*[.F136]*[.F136]/30)+([.F136]/20)+1/6" office:value-type="float" office:value="-0.543220846933333" calcext:value-type="float">
            <text:p>-0,543220846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$B$18]+[.E137]*[.$D$18]" office:value-type="float" office:value="2.96" calcext:value-type="float">
            <text:p>2,96</text:p>
          </table:table-cell>
          <table:table-cell table:formula="of:=([.F137]*[.F137]*[.F137]*[.F137]/500)-([.F137]*[.F137]/200)-3/250" office:value-type="float" office:value="0.09772326912" calcext:value-type="float">
            <text:p>0,09772326912</text:p>
          </table:table-cell>
          <table:table-cell table:formula="of:=-([.F137]*[.F137]*[.F137]/30)+([.F137]/20)+1/6" office:value-type="float" office:value="-0.5498112" calcext:value-type="float">
            <text:p>-0,54981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table:formula="of:=[.$B$18]+[.E138]*[.$D$18]" office:value-type="float" office:value="2.968" calcext:value-type="float">
            <text:p>2,968</text:p>
          </table:table-cell>
          <table:table-cell table:formula="of:=([.F138]*[.F138]*[.F138]*[.F138]/500)-([.F138]*[.F138]/200)-3/250" office:value-type="float" office:value="0.099152687665152" calcext:value-type="float">
            <text:p>0,099152687665152</text:p>
          </table:table-cell>
          <table:table-cell table:formula="of:=-([.F138]*[.F138]*[.F138]/30)+([.F138]/20)+1/6" office:value-type="float" office:value="-0.556439441066667" calcext:value-type="float">
            <text:p>-0,556439441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table:formula="of:=[.$B$18]+[.E139]*[.$D$18]" office:value-type="float" office:value="2.976" calcext:value-type="float">
            <text:p>2,976</text:p>
          </table:table-cell>
          <table:table-cell table:formula="of:=([.F139]*[.F139]*[.F139]*[.F139]/500)-([.F139]*[.F139]/200)-3/250" office:value-type="float" office:value="0.100594996887552" calcext:value-type="float">
            <text:p>0,100594996887552</text:p>
          </table:table-cell>
          <table:table-cell table:formula="of:=-([.F139]*[.F139]*[.F139]/30)+([.F139]/20)+1/6" office:value-type="float" office:value="-0.563105672533333" calcext:value-type="float">
            <text:p>-0,563105672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formula="of:=[.$B$18]+[.E140]*[.$D$18]" office:value-type="float" office:value="2.984" calcext:value-type="float">
            <text:p>2,984</text:p>
          </table:table-cell>
          <table:table-cell table:formula="of:=([.F140]*[.F140]*[.F140]*[.F140]/500)-([.F140]*[.F140]/200)-3/250" office:value-type="float" office:value="0.102050269827072" calcext:value-type="float">
            <text:p>0,102050269827072</text:p>
          </table:table-cell>
          <table:table-cell table:formula="of:=-([.F140]*[.F140]*[.F140]/30)+([.F140]/20)+1/6" office:value-type="float" office:value="-0.5698099968" calcext:value-type="float">
            <text:p>-0,56980999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table:formula="of:=[.$B$18]+[.E141]*[.$D$18]" office:value-type="float" office:value="2.992" calcext:value-type="float">
            <text:p>2,992</text:p>
          </table:table-cell>
          <table:table-cell table:formula="of:=([.F141]*[.F141]*[.F141]*[.F141]/500)-([.F141]*[.F141]/200)-3/250" office:value-type="float" office:value="0.103518579720192" calcext:value-type="float">
            <text:p>0,103518579720192</text:p>
          </table:table-cell>
          <table:table-cell table:formula="of:=-([.F141]*[.F141]*[.F141]/30)+([.F141]/20)+1/6" office:value-type="float" office:value="-0.576552516266667" calcext:value-type="float">
            <text:p>-0,576552516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table:formula="of:=[.$B$18]+[.E142]*[.$D$18]" office:value-type="float" office:value="3" calcext:value-type="float">
            <text:p>3</text:p>
          </table:table-cell>
          <table:table-cell table:formula="of:=([.F142]*[.F142]*[.F142]*[.F142]/500)-([.F142]*[.F142]/200)-3/250" office:value-type="float" office:value="0.105" calcext:value-type="float">
            <text:p>0,105</text:p>
          </table:table-cell>
          <table:table-cell table:formula="of:=-([.F142]*[.F142]*[.F142]/30)+([.F142]/20)+1/6" office:value-type="float" office:value="-0.583333333333333" calcext:value-type="float">
            <text:p>-0,583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table:formula="of:=[.$B$18]+[.E143]*[.$D$18]" office:value-type="float" office:value="3.008" calcext:value-type="float">
            <text:p>3,008</text:p>
          </table:table-cell>
          <table:table-cell table:formula="of:=([.F143]*[.F143]*[.F143]*[.F143]/500)-([.F143]*[.F143]/200)-3/250" office:value-type="float" office:value="0.106494604296192" calcext:value-type="float">
            <text:p>0,106494604296192</text:p>
          </table:table-cell>
          <table:table-cell table:formula="of:=-([.F143]*[.F143]*[.F143]/30)+([.F143]/20)+1/6" office:value-type="float" office:value="-0.5901525504" calcext:value-type="float">
            <text:p>-0,59015255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formula="of:=[.$B$18]+[.E144]*[.$D$18]" office:value-type="float" office:value="3.016" calcext:value-type="float">
            <text:p>3,016</text:p>
          </table:table-cell>
          <table:table-cell table:formula="of:=([.F144]*[.F144]*[.F144]*[.F144]/500)-([.F144]*[.F144]/200)-3/250" office:value-type="float" office:value="0.108002466435072" calcext:value-type="float">
            <text:p>0,108002466435072</text:p>
          </table:table-cell>
          <table:table-cell table:formula="of:=-([.F144]*[.F144]*[.F144]/30)+([.F144]/20)+1/6" office:value-type="float" office:value="-0.597010269866667" calcext:value-type="float">
            <text:p>-0,597010269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[.$B$18]+[.E145]*[.$D$18]" office:value-type="float" office:value="3.024" calcext:value-type="float">
            <text:p>3,024</text:p>
          </table:table-cell>
          <table:table-cell table:formula="of:=([.F145]*[.F145]*[.F145]*[.F145]/500)-([.F145]*[.F145]/200)-3/250" office:value-type="float" office:value="0.109523660439552" calcext:value-type="float">
            <text:p>0,109523660439552</text:p>
          </table:table-cell>
          <table:table-cell table:formula="of:=-([.F145]*[.F145]*[.F145]/30)+([.F145]/20)+1/6" office:value-type="float" office:value="-0.603906594133334" calcext:value-type="float">
            <text:p>-0,603906594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formula="of:=[.$B$18]+[.E146]*[.$D$18]" office:value-type="float" office:value="3.032" calcext:value-type="float">
            <text:p>3,032</text:p>
          </table:table-cell>
          <table:table-cell table:formula="of:=([.F146]*[.F146]*[.F146]*[.F146]/500)-([.F146]*[.F146]/200)-3/250" office:value-type="float" office:value="0.111058260529152" calcext:value-type="float">
            <text:p>0,111058260529152</text:p>
          </table:table-cell>
          <table:table-cell table:formula="of:=-([.F146]*[.F146]*[.F146]/30)+([.F146]/20)+1/6" office:value-type="float" office:value="-0.6108416256" calcext:value-type="float">
            <text:p>-0,61084162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$B$18]+[.E147]*[.$D$18]" office:value-type="float" office:value="3.04" calcext:value-type="float">
            <text:p>3,04</text:p>
          </table:table-cell>
          <table:table-cell table:formula="of:=([.F147]*[.F147]*[.F147]*[.F147]/500)-([.F147]*[.F147]/200)-3/250" office:value-type="float" office:value="0.11260634112" calcext:value-type="float">
            <text:p>0,11260634112</text:p>
          </table:table-cell>
          <table:table-cell table:formula="of:=-([.F147]*[.F147]*[.F147]/30)+([.F147]/20)+1/6" office:value-type="float" office:value="-0.617815466666667" calcext:value-type="float">
            <text:p>-0,6178154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table:formula="of:=[.$B$18]+[.E148]*[.$D$18]" office:value-type="float" office:value="3.048" calcext:value-type="float">
            <text:p>3,048</text:p>
          </table:table-cell>
          <table:table-cell table:formula="of:=([.F148]*[.F148]*[.F148]*[.F148]/500)-([.F148]*[.F148]/200)-3/250" office:value-type="float" office:value="0.114167976824832" calcext:value-type="float">
            <text:p>0,114167976824832</text:p>
          </table:table-cell>
          <table:table-cell table:formula="of:=-([.F148]*[.F148]*[.F148]/30)+([.F148]/20)+1/6" office:value-type="float" office:value="-0.624828219733334" calcext:value-type="float">
            <text:p>-0,6248282197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table:formula="of:=[.$B$18]+[.E149]*[.$D$18]" office:value-type="float" office:value="3.056" calcext:value-type="float">
            <text:p>3,056</text:p>
          </table:table-cell>
          <table:table-cell table:formula="of:=([.F149]*[.F149]*[.F149]*[.F149]/500)-([.F149]*[.F149]/200)-3/250" office:value-type="float" office:value="0.115743242452992" calcext:value-type="float">
            <text:p>0,115743242452992</text:p>
          </table:table-cell>
          <table:table-cell table:formula="of:=-([.F149]*[.F149]*[.F149]/30)+([.F149]/20)+1/6" office:value-type="float" office:value="-0.6318799872" calcext:value-type="float">
            <text:p>-0,63187998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formula="of:=[.$B$18]+[.E150]*[.$D$18]" office:value-type="float" office:value="3.064" calcext:value-type="float">
            <text:p>3,064</text:p>
          </table:table-cell>
          <table:table-cell table:formula="of:=([.F150]*[.F150]*[.F150]*[.F150]/500)-([.F150]*[.F150]/200)-3/250" office:value-type="float" office:value="0.117332213010432" calcext:value-type="float">
            <text:p>0,117332213010432</text:p>
          </table:table-cell>
          <table:table-cell table:formula="of:=-([.F150]*[.F150]*[.F150]/30)+([.F150]/20)+1/6" office:value-type="float" office:value="-0.638970871466667" calcext:value-type="float">
            <text:p>-0,638970871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table:formula="of:=[.$B$18]+[.E151]*[.$D$18]" office:value-type="float" office:value="3.072" calcext:value-type="float">
            <text:p>3,072</text:p>
          </table:table-cell>
          <table:table-cell table:formula="of:=([.F151]*[.F151]*[.F151]*[.F151]/500)-([.F151]*[.F151]/200)-3/250" office:value-type="float" office:value="0.118934963699712" calcext:value-type="float">
            <text:p>0,118934963699712</text:p>
          </table:table-cell>
          <table:table-cell table:formula="of:=-([.F151]*[.F151]*[.F151]/30)+([.F151]/20)+1/6" office:value-type="float" office:value="-0.646100974933333" calcext:value-type="float">
            <text:p>-0,6461009749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formula="of:=[.$B$18]+[.E152]*[.$D$18]" office:value-type="float" office:value="3.08" calcext:value-type="float">
            <text:p>3,08</text:p>
          </table:table-cell>
          <table:table-cell table:formula="of:=([.F152]*[.F152]*[.F152]*[.F152]/500)-([.F152]*[.F152]/200)-3/250" office:value-type="float" office:value="0.12055156992" calcext:value-type="float">
            <text:p>0,12055156992</text:p>
          </table:table-cell>
          <table:table-cell table:formula="of:=-([.F152]*[.F152]*[.F152]/30)+([.F152]/20)+1/6" office:value-type="float" office:value="-0.6532704" calcext:value-type="float">
            <text:p>-0,6532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table:formula="of:=[.$B$18]+[.E153]*[.$D$18]" office:value-type="float" office:value="3.088" calcext:value-type="float">
            <text:p>3,088</text:p>
          </table:table-cell>
          <table:table-cell table:formula="of:=([.F153]*[.F153]*[.F153]*[.F153]/500)-([.F153]*[.F153]/200)-3/250" office:value-type="float" office:value="0.122182107267072" calcext:value-type="float">
            <text:p>0,122182107267072</text:p>
          </table:table-cell>
          <table:table-cell table:formula="of:=-([.F153]*[.F153]*[.F153]/30)+([.F153]/20)+1/6" office:value-type="float" office:value="-0.660479249066667" calcext:value-type="float">
            <text:p>-0,660479249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formula="of:=[.$B$18]+[.E154]*[.$D$18]" office:value-type="float" office:value="3.096" calcext:value-type="float">
            <text:p>3,096</text:p>
          </table:table-cell>
          <table:table-cell table:formula="of:=([.F154]*[.F154]*[.F154]*[.F154]/500)-([.F154]*[.F154]/200)-3/250" office:value-type="float" office:value="0.123826651533312" calcext:value-type="float">
            <text:p>0,123826651533312</text:p>
          </table:table-cell>
          <table:table-cell table:formula="of:=-([.F154]*[.F154]*[.F154]/30)+([.F154]/20)+1/6" office:value-type="float" office:value="-0.667727624533334" calcext:value-type="float">
            <text:p>-0,6677276245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formula="of:=[.$B$18]+[.E155]*[.$D$18]" office:value-type="float" office:value="3.104" calcext:value-type="float">
            <text:p>3,104</text:p>
          </table:table-cell>
          <table:table-cell table:formula="of:=([.F155]*[.F155]*[.F155]*[.F155]/500)-([.F155]*[.F155]/200)-3/250" office:value-type="float" office:value="0.125485278707712" calcext:value-type="float">
            <text:p>0,125485278707712</text:p>
          </table:table-cell>
          <table:table-cell table:formula="of:=-([.F155]*[.F155]*[.F155]/30)+([.F155]/20)+1/6" office:value-type="float" office:value="-0.6750156288" calcext:value-type="float">
            <text:p>-0,67501562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formula="of:=[.$B$18]+[.E156]*[.$D$18]" office:value-type="float" office:value="3.112" calcext:value-type="float">
            <text:p>3,112</text:p>
          </table:table-cell>
          <table:table-cell table:formula="of:=([.F156]*[.F156]*[.F156]*[.F156]/500)-([.F156]*[.F156]/200)-3/250" office:value-type="float" office:value="0.127158064975872" calcext:value-type="float">
            <text:p>0,127158064975872</text:p>
          </table:table-cell>
          <table:table-cell table:formula="of:=-([.F156]*[.F156]*[.F156]/30)+([.F156]/20)+1/6" office:value-type="float" office:value="-0.682343364266667" calcext:value-type="float">
            <text:p>-0,682343364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$B$18]+[.E157]*[.$D$18]" office:value-type="float" office:value="3.12" calcext:value-type="float">
            <text:p>3,12</text:p>
          </table:table-cell>
          <table:table-cell table:formula="of:=([.F157]*[.F157]*[.F157]*[.F157]/500)-([.F157]*[.F157]/200)-3/250" office:value-type="float" office:value="0.12884508672" calcext:value-type="float">
            <text:p>0,12884508672</text:p>
          </table:table-cell>
          <table:table-cell table:formula="of:=-([.F157]*[.F157]*[.F157]/30)+([.F157]/20)+1/6" office:value-type="float" office:value="-0.689710933333333" calcext:value-type="float">
            <text:p>-0,6897109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table:formula="of:=[.$B$18]+[.E158]*[.$D$18]" office:value-type="float" office:value="3.128" calcext:value-type="float">
            <text:p>3,128</text:p>
          </table:table-cell>
          <table:table-cell table:formula="of:=([.F158]*[.F158]*[.F158]*[.F158]/500)-([.F158]*[.F158]/200)-3/250" office:value-type="float" office:value="0.130546420518912" calcext:value-type="float">
            <text:p>0,130546420518912</text:p>
          </table:table-cell>
          <table:table-cell table:formula="of:=-([.F158]*[.F158]*[.F158]/30)+([.F158]/20)+1/6" office:value-type="float" office:value="-0.6971184384" calcext:value-type="float">
            <text:p>-0,6971184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table:formula="of:=[.$B$18]+[.E159]*[.$D$18]" office:value-type="float" office:value="3.136" calcext:value-type="float">
            <text:p>3,136</text:p>
          </table:table-cell>
          <table:table-cell table:formula="of:=([.F159]*[.F159]*[.F159]*[.F159]/500)-([.F159]*[.F159]/200)-3/250" office:value-type="float" office:value="0.132262143148032" calcext:value-type="float">
            <text:p>0,132262143148032</text:p>
          </table:table-cell>
          <table:table-cell table:formula="of:=-([.F159]*[.F159]*[.F159]/30)+([.F159]/20)+1/6" office:value-type="float" office:value="-0.704565981866667" calcext:value-type="float">
            <text:p>-0,704565981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table:formula="of:=[.$B$18]+[.E160]*[.$D$18]" office:value-type="float" office:value="3.144" calcext:value-type="float">
            <text:p>3,144</text:p>
          </table:table-cell>
          <table:table-cell table:formula="of:=([.F160]*[.F160]*[.F160]*[.F160]/500)-([.F160]*[.F160]/200)-3/250" office:value-type="float" office:value="0.133992331579392" calcext:value-type="float">
            <text:p>0,133992331579392</text:p>
          </table:table-cell>
          <table:table-cell table:formula="of:=-([.F160]*[.F160]*[.F160]/30)+([.F160]/20)+1/6" office:value-type="float" office:value="-0.712053666133334" calcext:value-type="float">
            <text:p>-0,712053666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formula="of:=[.$B$18]+[.E161]*[.$D$18]" office:value-type="float" office:value="3.152" calcext:value-type="float">
            <text:p>3,152</text:p>
          </table:table-cell>
          <table:table-cell table:formula="of:=([.F161]*[.F161]*[.F161]*[.F161]/500)-([.F161]*[.F161]/200)-3/250" office:value-type="float" office:value="0.135737062981632" calcext:value-type="float">
            <text:p>0,135737062981632</text:p>
          </table:table-cell>
          <table:table-cell table:formula="of:=-([.F161]*[.F161]*[.F161]/30)+([.F161]/20)+1/6" office:value-type="float" office:value="-0.7195815936" calcext:value-type="float">
            <text:p>-0,71958159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table:formula="of:=[.$B$18]+[.E162]*[.$D$18]" office:value-type="float" office:value="3.16" calcext:value-type="float">
            <text:p>3,16</text:p>
          </table:table-cell>
          <table:table-cell table:formula="of:=([.F162]*[.F162]*[.F162]*[.F162]/500)-([.F162]*[.F162]/200)-3/250" office:value-type="float" office:value="0.13749641472" calcext:value-type="float">
            <text:p>0,13749641472</text:p>
          </table:table-cell>
          <table:table-cell table:formula="of:=-([.F162]*[.F162]*[.F162]/30)+([.F162]/20)+1/6" office:value-type="float" office:value="-0.727149866666667" calcext:value-type="float">
            <text:p>-0,7271498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table:formula="of:=[.$B$18]+[.E163]*[.$D$18]" office:value-type="float" office:value="3.168" calcext:value-type="float">
            <text:p>3,168</text:p>
          </table:table-cell>
          <table:table-cell table:formula="of:=([.F163]*[.F163]*[.F163]*[.F163]/500)-([.F163]*[.F163]/200)-3/250" office:value-type="float" office:value="0.139270464356352" calcext:value-type="float">
            <text:p>0,139270464356352</text:p>
          </table:table-cell>
          <table:table-cell table:formula="of:=-([.F163]*[.F163]*[.F163]/30)+([.F163]/20)+1/6" office:value-type="float" office:value="-0.734758587733334" calcext:value-type="float">
            <text:p>-0,7347585877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table:formula="of:=[.$B$18]+[.E164]*[.$D$18]" office:value-type="float" office:value="3.176" calcext:value-type="float">
            <text:p>3,176</text:p>
          </table:table-cell>
          <table:table-cell table:formula="of:=([.F164]*[.F164]*[.F164]*[.F164]/500)-([.F164]*[.F164]/200)-3/250" office:value-type="float" office:value="0.141059289649152" calcext:value-type="float">
            <text:p>0,141059289649152</text:p>
          </table:table-cell>
          <table:table-cell table:formula="of:=-([.F164]*[.F164]*[.F164]/30)+([.F164]/20)+1/6" office:value-type="float" office:value="-0.7424078592" calcext:value-type="float">
            <text:p>-0,74240785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table:formula="of:=[.$B$18]+[.E165]*[.$D$18]" office:value-type="float" office:value="3.184" calcext:value-type="float">
            <text:p>3,184</text:p>
          </table:table-cell>
          <table:table-cell table:formula="of:=([.F165]*[.F165]*[.F165]*[.F165]/500)-([.F165]*[.F165]/200)-3/250" office:value-type="float" office:value="0.142862968553472" calcext:value-type="float">
            <text:p>0,142862968553472</text:p>
          </table:table-cell>
          <table:table-cell table:formula="of:=-([.F165]*[.F165]*[.F165]/30)+([.F165]/20)+1/6" office:value-type="float" office:value="-0.750097783466667" calcext:value-type="float">
            <text:p>-0,750097783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table:formula="of:=[.$B$18]+[.E166]*[.$D$18]" office:value-type="float" office:value="3.192" calcext:value-type="float">
            <text:p>3,192</text:p>
          </table:table-cell>
          <table:table-cell table:formula="of:=([.F166]*[.F166]*[.F166]*[.F166]/500)-([.F166]*[.F166]/200)-3/250" office:value-type="float" office:value="0.144681579220992" calcext:value-type="float">
            <text:p>0,144681579220992</text:p>
          </table:table-cell>
          <table:table-cell table:formula="of:=-([.F166]*[.F166]*[.F166]/30)+([.F166]/20)+1/6" office:value-type="float" office:value="-0.757828462933334" calcext:value-type="float">
            <text:p>-0,7578284629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$B$18]+[.E167]*[.$D$18]" office:value-type="float" office:value="3.2" calcext:value-type="float">
            <text:p>3,2</text:p>
          </table:table-cell>
          <table:table-cell table:formula="of:=([.F167]*[.F167]*[.F167]*[.F167]/500)-([.F167]*[.F167]/200)-3/250" office:value-type="float" office:value="0.1465152" calcext:value-type="float">
            <text:p>0,1465152</text:p>
          </table:table-cell>
          <table:table-cell table:formula="of:=-([.F167]*[.F167]*[.F167]/30)+([.F167]/20)+1/6" office:value-type="float" office:value="-0.7656" calcext:value-type="float">
            <text:p>-0,76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table:formula="of:=[.$B$18]+[.E168]*[.$D$18]" office:value-type="float" office:value="3.208" calcext:value-type="float">
            <text:p>3,208</text:p>
          </table:table-cell>
          <table:table-cell table:formula="of:=([.F168]*[.F168]*[.F168]*[.F168]/500)-([.F168]*[.F168]/200)-3/250" office:value-type="float" office:value="0.148363909435392" calcext:value-type="float">
            <text:p>0,148363909435392</text:p>
          </table:table-cell>
          <table:table-cell table:formula="of:=-([.F168]*[.F168]*[.F168]/30)+([.F168]/20)+1/6" office:value-type="float" office:value="-0.773412497066667" calcext:value-type="float">
            <text:p>-0,773412497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formula="of:=[.$B$18]+[.E169]*[.$D$18]" office:value-type="float" office:value="3.216" calcext:value-type="float">
            <text:p>3,216</text:p>
          </table:table-cell>
          <table:table-cell table:formula="of:=([.F169]*[.F169]*[.F169]*[.F169]/500)-([.F169]*[.F169]/200)-3/250" office:value-type="float" office:value="0.150227786268672" calcext:value-type="float">
            <text:p>0,150227786268672</text:p>
          </table:table-cell>
          <table:table-cell table:formula="of:=-([.F169]*[.F169]*[.F169]/30)+([.F169]/20)+1/6" office:value-type="float" office:value="-0.781266056533333" calcext:value-type="float">
            <text:p>-0,7812660565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table:formula="of:=[.$B$18]+[.E170]*[.$D$18]" office:value-type="float" office:value="3.224" calcext:value-type="float">
            <text:p>3,224</text:p>
          </table:table-cell>
          <table:table-cell table:formula="of:=([.F170]*[.F170]*[.F170]*[.F170]/500)-([.F170]*[.F170]/200)-3/250" office:value-type="float" office:value="0.152106909437952" calcext:value-type="float">
            <text:p>0,152106909437952</text:p>
          </table:table-cell>
          <table:table-cell table:formula="of:=-([.F170]*[.F170]*[.F170]/30)+([.F170]/20)+1/6" office:value-type="float" office:value="-0.7891607808" calcext:value-type="float">
            <text:p>-0,78916078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table:formula="of:=[.$B$18]+[.E171]*[.$D$18]" office:value-type="float" office:value="3.232" calcext:value-type="float">
            <text:p>3,232</text:p>
          </table:table-cell>
          <table:table-cell table:formula="of:=([.F171]*[.F171]*[.F171]*[.F171]/500)-([.F171]*[.F171]/200)-3/250" office:value-type="float" office:value="0.154001358077952" calcext:value-type="float">
            <text:p>0,154001358077952</text:p>
          </table:table-cell>
          <table:table-cell table:formula="of:=-([.F171]*[.F171]*[.F171]/30)+([.F171]/20)+1/6" office:value-type="float" office:value="-0.797096772266667" calcext:value-type="float">
            <text:p>-0,797096772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table:formula="of:=[.$B$18]+[.E172]*[.$D$18]" office:value-type="float" office:value="3.24" calcext:value-type="float">
            <text:p>3,24</text:p>
          </table:table-cell>
          <table:table-cell table:formula="of:=([.F172]*[.F172]*[.F172]*[.F172]/500)-([.F172]*[.F172]/200)-3/250" office:value-type="float" office:value="0.15591121152" calcext:value-type="float">
            <text:p>0,15591121152</text:p>
          </table:table-cell>
          <table:table-cell table:formula="of:=-([.F172]*[.F172]*[.F172]/30)+([.F172]/20)+1/6" office:value-type="float" office:value="-0.805074133333334" calcext:value-type="float">
            <text:p>-0,80507413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formula="of:=[.$B$18]+[.E173]*[.$D$18]" office:value-type="float" office:value="3.248" calcext:value-type="float">
            <text:p>3,248</text:p>
          </table:table-cell>
          <table:table-cell table:formula="of:=([.F173]*[.F173]*[.F173]*[.F173]/500)-([.F173]*[.F173]/200)-3/250" office:value-type="float" office:value="0.157836549292032" calcext:value-type="float">
            <text:p>0,157836549292032</text:p>
          </table:table-cell>
          <table:table-cell table:formula="of:=-([.F173]*[.F173]*[.F173]/30)+([.F173]/20)+1/6" office:value-type="float" office:value="-0.8130929664" calcext:value-type="float">
            <text:p>-0,81309296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formula="of:=[.$B$18]+[.E174]*[.$D$18]" office:value-type="float" office:value="3.256" calcext:value-type="float">
            <text:p>3,256</text:p>
          </table:table-cell>
          <table:table-cell table:formula="of:=([.F174]*[.F174]*[.F174]*[.F174]/500)-([.F174]*[.F174]/200)-3/250" office:value-type="float" office:value="0.159777451118592" calcext:value-type="float">
            <text:p>0,159777451118592</text:p>
          </table:table-cell>
          <table:table-cell table:formula="of:=-([.F174]*[.F174]*[.F174]/30)+([.F174]/20)+1/6" office:value-type="float" office:value="-0.821153373866667" calcext:value-type="float">
            <text:p>-0,821153373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formula="of:=[.$B$18]+[.E175]*[.$D$18]" office:value-type="float" office:value="3.264" calcext:value-type="float">
            <text:p>3,264</text:p>
          </table:table-cell>
          <table:table-cell table:formula="of:=([.F175]*[.F175]*[.F175]*[.F175]/500)-([.F175]*[.F175]/200)-3/250" office:value-type="float" office:value="0.161733996920832" calcext:value-type="float">
            <text:p>0,161733996920832</text:p>
          </table:table-cell>
          <table:table-cell table:formula="of:=-([.F175]*[.F175]*[.F175]/30)+([.F175]/20)+1/6" office:value-type="float" office:value="-0.829255458133334" calcext:value-type="float">
            <text:p>-0,829255458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table:formula="of:=[.$B$18]+[.E176]*[.$D$18]" office:value-type="float" office:value="3.272" calcext:value-type="float">
            <text:p>3,272</text:p>
          </table:table-cell>
          <table:table-cell table:formula="of:=([.F176]*[.F176]*[.F176]*[.F176]/500)-([.F176]*[.F176]/200)-3/250" office:value-type="float" office:value="0.163706266816512" calcext:value-type="float">
            <text:p>0,163706266816512</text:p>
          </table:table-cell>
          <table:table-cell table:formula="of:=-([.F176]*[.F176]*[.F176]/30)+([.F176]/20)+1/6" office:value-type="float" office:value="-0.8373993216" calcext:value-type="float">
            <text:p>-0,83739932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$B$18]+[.E177]*[.$D$18]" office:value-type="float" office:value="3.28" calcext:value-type="float">
            <text:p>3,28</text:p>
          </table:table-cell>
          <table:table-cell table:formula="of:=([.F177]*[.F177]*[.F177]*[.F177]/500)-([.F177]*[.F177]/200)-3/250" office:value-type="float" office:value="0.16569434112" calcext:value-type="float">
            <text:p>0,16569434112</text:p>
          </table:table-cell>
          <table:table-cell table:formula="of:=-([.F177]*[.F177]*[.F177]/30)+([.F177]/20)+1/6" office:value-type="float" office:value="-0.845585066666667" calcext:value-type="float">
            <text:p>-0,8455850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table:formula="of:=[.$B$18]+[.E178]*[.$D$18]" office:value-type="float" office:value="3.288" calcext:value-type="float">
            <text:p>3,288</text:p>
          </table:table-cell>
          <table:table-cell table:formula="of:=([.F178]*[.F178]*[.F178]*[.F178]/500)-([.F178]*[.F178]/200)-3/250" office:value-type="float" office:value="0.167698300342272" calcext:value-type="float">
            <text:p>0,167698300342272</text:p>
          </table:table-cell>
          <table:table-cell table:formula="of:=-([.F178]*[.F178]*[.F178]/30)+([.F178]/20)+1/6" office:value-type="float" office:value="-0.853812795733334" calcext:value-type="float">
            <text:p>-0,8538127957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formula="of:=[.$B$18]+[.E179]*[.$D$18]" office:value-type="float" office:value="3.296" calcext:value-type="float">
            <text:p>3,296</text:p>
          </table:table-cell>
          <table:table-cell table:formula="of:=([.F179]*[.F179]*[.F179]*[.F179]/500)-([.F179]*[.F179]/200)-3/250" office:value-type="float" office:value="0.169718225190912" calcext:value-type="float">
            <text:p>0,169718225190912</text:p>
          </table:table-cell>
          <table:table-cell table:formula="of:=-([.F179]*[.F179]*[.F179]/30)+([.F179]/20)+1/6" office:value-type="float" office:value="-0.8620826112" calcext:value-type="float">
            <text:p>-0,86208261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formula="of:=[.$B$18]+[.E180]*[.$D$18]" office:value-type="float" office:value="3.304" calcext:value-type="float">
            <text:p>3,304</text:p>
          </table:table-cell>
          <table:table-cell table:formula="of:=([.F180]*[.F180]*[.F180]*[.F180]/500)-([.F180]*[.F180]/200)-3/250" office:value-type="float" office:value="0.171754196570112" calcext:value-type="float">
            <text:p>0,171754196570112</text:p>
          </table:table-cell>
          <table:table-cell table:formula="of:=-([.F180]*[.F180]*[.F180]/30)+([.F180]/20)+1/6" office:value-type="float" office:value="-0.870394615466667" calcext:value-type="float">
            <text:p>-0,8703946154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table:formula="of:=[.$B$18]+[.E181]*[.$D$18]" office:value-type="float" office:value="3.312" calcext:value-type="float">
            <text:p>3,312</text:p>
          </table:table-cell>
          <table:table-cell table:formula="of:=([.F181]*[.F181]*[.F181]*[.F181]/500)-([.F181]*[.F181]/200)-3/250" office:value-type="float" office:value="0.173806295580672" calcext:value-type="float">
            <text:p>0,173806295580672</text:p>
          </table:table-cell>
          <table:table-cell table:formula="of:=-([.F181]*[.F181]*[.F181]/30)+([.F181]/20)+1/6" office:value-type="float" office:value="-0.878748910933334" calcext:value-type="float">
            <text:p>-0,8787489109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formula="of:=[.$B$18]+[.E182]*[.$D$18]" office:value-type="float" office:value="3.32" calcext:value-type="float">
            <text:p>3,32</text:p>
          </table:table-cell>
          <table:table-cell table:formula="of:=([.F182]*[.F182]*[.F182]*[.F182]/500)-([.F182]*[.F182]/200)-3/250" office:value-type="float" office:value="0.17587460352" calcext:value-type="float">
            <text:p>0,17587460352</text:p>
          </table:table-cell>
          <table:table-cell table:formula="of:=-([.F182]*[.F182]*[.F182]/30)+([.F182]/20)+1/6" office:value-type="float" office:value="-0.887145600000001" calcext:value-type="float">
            <text:p>-0,8871456000000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table:formula="of:=[.$B$18]+[.E183]*[.$D$18]" office:value-type="float" office:value="3.328" calcext:value-type="float">
            <text:p>3,328</text:p>
          </table:table-cell>
          <table:table-cell table:formula="of:=([.F183]*[.F183]*[.F183]*[.F183]/500)-([.F183]*[.F183]/200)-3/250" office:value-type="float" office:value="0.177959201882112" calcext:value-type="float">
            <text:p>0,177959201882112</text:p>
          </table:table-cell>
          <table:table-cell table:formula="of:=-([.F183]*[.F183]*[.F183]/30)+([.F183]/20)+1/6" office:value-type="float" office:value="-0.895584785066667" calcext:value-type="float">
            <text:p>-0,8955847850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formula="of:=[.$B$18]+[.E184]*[.$D$18]" office:value-type="float" office:value="3.336" calcext:value-type="float">
            <text:p>3,336</text:p>
          </table:table-cell>
          <table:table-cell table:formula="of:=([.F184]*[.F184]*[.F184]*[.F184]/500)-([.F184]*[.F184]/200)-3/250" office:value-type="float" office:value="0.180060172357632" calcext:value-type="float">
            <text:p>0,180060172357632</text:p>
          </table:table-cell>
          <table:table-cell table:formula="of:=-([.F184]*[.F184]*[.F184]/30)+([.F184]/20)+1/6" office:value-type="float" office:value="-0.904066568533334" calcext:value-type="float">
            <text:p>-0,9040665685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formula="of:=[.$B$18]+[.E185]*[.$D$18]" office:value-type="float" office:value="3.344" calcext:value-type="float">
            <text:p>3,344</text:p>
          </table:table-cell>
          <table:table-cell table:formula="of:=([.F185]*[.F185]*[.F185]*[.F185]/500)-([.F185]*[.F185]/200)-3/250" office:value-type="float" office:value="0.182177596833792" calcext:value-type="float">
            <text:p>0,182177596833792</text:p>
          </table:table-cell>
          <table:table-cell table:formula="of:=-([.F185]*[.F185]*[.F185]/30)+([.F185]/20)+1/6" office:value-type="float" office:value="-0.9125910528" calcext:value-type="float">
            <text:p>-0,9125910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formula="of:=[.$B$18]+[.E186]*[.$D$18]" office:value-type="float" office:value="3.352" calcext:value-type="float">
            <text:p>3,352</text:p>
          </table:table-cell>
          <table:table-cell table:formula="of:=([.F186]*[.F186]*[.F186]*[.F186]/500)-([.F186]*[.F186]/200)-3/250" office:value-type="float" office:value="0.184311557394432" calcext:value-type="float">
            <text:p>0,184311557394432</text:p>
          </table:table-cell>
          <table:table-cell table:formula="of:=-([.F186]*[.F186]*[.F186]/30)+([.F186]/20)+1/6" office:value-type="float" office:value="-0.921158340266667" calcext:value-type="float">
            <text:p>-0,9211583402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$B$18]+[.E187]*[.$D$18]" office:value-type="float" office:value="3.36" calcext:value-type="float">
            <text:p>3,36</text:p>
          </table:table-cell>
          <table:table-cell table:formula="of:=([.F187]*[.F187]*[.F187]*[.F187]/500)-([.F187]*[.F187]/200)-3/250" office:value-type="float" office:value="0.18646213632" calcext:value-type="float">
            <text:p>0,18646213632</text:p>
          </table:table-cell>
          <table:table-cell table:formula="of:=-([.F187]*[.F187]*[.F187]/30)+([.F187]/20)+1/6" office:value-type="float" office:value="-0.929768533333334" calcext:value-type="float">
            <text:p>-0,92976853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formula="of:=[.$B$18]+[.E188]*[.$D$18]" office:value-type="float" office:value="3.368" calcext:value-type="float">
            <text:p>3,368</text:p>
          </table:table-cell>
          <table:table-cell table:formula="of:=([.F188]*[.F188]*[.F188]*[.F188]/500)-([.F188]*[.F188]/200)-3/250" office:value-type="float" office:value="0.188629416087552" calcext:value-type="float">
            <text:p>0,188629416087552</text:p>
          </table:table-cell>
          <table:table-cell table:formula="of:=-([.F188]*[.F188]*[.F188]/30)+([.F188]/20)+1/6" office:value-type="float" office:value="-0.9384217344" calcext:value-type="float">
            <text:p>-0,9384217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formula="of:=[.$B$18]+[.E189]*[.$D$18]" office:value-type="float" office:value="3.376" calcext:value-type="float">
            <text:p>3,376</text:p>
          </table:table-cell>
          <table:table-cell table:formula="of:=([.F189]*[.F189]*[.F189]*[.F189]/500)-([.F189]*[.F189]/200)-3/250" office:value-type="float" office:value="0.190813479370752" calcext:value-type="float">
            <text:p>0,190813479370752</text:p>
          </table:table-cell>
          <table:table-cell table:formula="of:=-([.F189]*[.F189]*[.F189]/30)+([.F189]/20)+1/6" office:value-type="float" office:value="-0.947118045866667" calcext:value-type="float">
            <text:p>-0,9471180458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formula="of:=[.$B$18]+[.E190]*[.$D$18]" office:value-type="float" office:value="3.384" calcext:value-type="float">
            <text:p>3,384</text:p>
          </table:table-cell>
          <table:table-cell table:formula="of:=([.F190]*[.F190]*[.F190]*[.F190]/500)-([.F190]*[.F190]/200)-3/250" office:value-type="float" office:value="0.193014409039872" calcext:value-type="float">
            <text:p>0,193014409039872</text:p>
          </table:table-cell>
          <table:table-cell table:formula="of:=-([.F190]*[.F190]*[.F190]/30)+([.F190]/20)+1/6" office:value-type="float" office:value="-0.955857570133334" calcext:value-type="float">
            <text:p>-0,9558575701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formula="of:=[.$B$18]+[.E191]*[.$D$18]" office:value-type="float" office:value="3.392" calcext:value-type="float">
            <text:p>3,392</text:p>
          </table:table-cell>
          <table:table-cell table:formula="of:=([.F191]*[.F191]*[.F191]*[.F191]/500)-([.F191]*[.F191]/200)-3/250" office:value-type="float" office:value="0.195232288161792" calcext:value-type="float">
            <text:p>0,195232288161792</text:p>
          </table:table-cell>
          <table:table-cell table:formula="of:=-([.F191]*[.F191]*[.F191]/30)+([.F191]/20)+1/6" office:value-type="float" office:value="-0.964640409600001" calcext:value-type="float">
            <text:p>-0,9646404096000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formula="of:=[.$B$18]+[.E192]*[.$D$18]" office:value-type="float" office:value="3.4" calcext:value-type="float">
            <text:p>3,4</text:p>
          </table:table-cell>
          <table:table-cell table:formula="of:=([.F192]*[.F192]*[.F192]*[.F192]/500)-([.F192]*[.F192]/200)-3/250" office:value-type="float" office:value="0.1974672" calcext:value-type="float">
            <text:p>0,1974672</text:p>
          </table:table-cell>
          <table:table-cell table:formula="of:=-([.F192]*[.F192]*[.F192]/30)+([.F192]/20)+1/6" office:value-type="float" office:value="-0.973466666666667" calcext:value-type="float">
            <text:p>-0,97346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formula="of:=[.$B$18]+[.E193]*[.$D$18]" office:value-type="float" office:value="3.408" calcext:value-type="float">
            <text:p>3,408</text:p>
          </table:table-cell>
          <table:table-cell table:formula="of:=([.F193]*[.F193]*[.F193]*[.F193]/500)-([.F193]*[.F193]/200)-3/250" office:value-type="float" office:value="0.199719228014592" calcext:value-type="float">
            <text:p>0,199719228014592</text:p>
          </table:table-cell>
          <table:table-cell table:formula="of:=-([.F193]*[.F193]*[.F193]/30)+([.F193]/20)+1/6" office:value-type="float" office:value="-0.982336443733333" calcext:value-type="float">
            <text:p>-0,9823364437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formula="of:=[.$B$18]+[.E194]*[.$D$18]" office:value-type="float" office:value="3.416" calcext:value-type="float">
            <text:p>3,416</text:p>
          </table:table-cell>
          <table:table-cell table:formula="of:=([.F194]*[.F194]*[.F194]*[.F194]/500)-([.F194]*[.F194]/200)-3/250" office:value-type="float" office:value="0.201988455862272" calcext:value-type="float">
            <text:p>0,201988455862272</text:p>
          </table:table-cell>
          <table:table-cell table:formula="of:=-([.F194]*[.F194]*[.F194]/30)+([.F194]/20)+1/6" office:value-type="float" office:value="-0.9912498432" calcext:value-type="float">
            <text:p>-0,99124984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formula="of:=[.$B$18]+[.E195]*[.$D$18]" office:value-type="float" office:value="3.424" calcext:value-type="float">
            <text:p>3,424</text:p>
          </table:table-cell>
          <table:table-cell table:formula="of:=([.F195]*[.F195]*[.F195]*[.F195]/500)-([.F195]*[.F195]/200)-3/250" office:value-type="float" office:value="0.204274967396352" calcext:value-type="float">
            <text:p>0,204274967396352</text:p>
          </table:table-cell>
          <table:table-cell table:formula="of:=-([.F195]*[.F195]*[.F195]/30)+([.F195]/20)+1/6" office:value-type="float" office:value="-1.00020696746667" calcext:value-type="float">
            <text:p>-1,00020696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formula="of:=[.$B$18]+[.E196]*[.$D$18]" office:value-type="float" office:value="3.432" calcext:value-type="float">
            <text:p>3,432</text:p>
          </table:table-cell>
          <table:table-cell table:formula="of:=([.F196]*[.F196]*[.F196]*[.F196]/500)-([.F196]*[.F196]/200)-3/250" office:value-type="float" office:value="0.206578846666752" calcext:value-type="float">
            <text:p>0,206578846666752</text:p>
          </table:table-cell>
          <table:table-cell table:formula="of:=-([.F196]*[.F196]*[.F196]/30)+([.F196]/20)+1/6" office:value-type="float" office:value="-1.00920791893333" calcext:value-type="float">
            <text:p>-1,009207918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$B$18]+[.E197]*[.$D$18]" office:value-type="float" office:value="3.44" calcext:value-type="float">
            <text:p>3,44</text:p>
          </table:table-cell>
          <table:table-cell table:formula="of:=([.F197]*[.F197]*[.F197]*[.F197]/500)-([.F197]*[.F197]/200)-3/250" office:value-type="float" office:value="0.20890017792" calcext:value-type="float">
            <text:p>0,20890017792</text:p>
          </table:table-cell>
          <table:table-cell table:formula="of:=-([.F197]*[.F197]*[.F197]/30)+([.F197]/20)+1/6" office:value-type="float" office:value="-1.0182528" calcext:value-type="float">
            <text:p>-1,0182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formula="of:=[.$B$18]+[.E198]*[.$D$18]" office:value-type="float" office:value="3.448" calcext:value-type="float">
            <text:p>3,448</text:p>
          </table:table-cell>
          <table:table-cell table:formula="of:=([.F198]*[.F198]*[.F198]*[.F198]/500)-([.F198]*[.F198]/200)-3/250" office:value-type="float" office:value="0.211239045599232" calcext:value-type="float">
            <text:p>0,211239045599232</text:p>
          </table:table-cell>
          <table:table-cell table:formula="of:=-([.F198]*[.F198]*[.F198]/30)+([.F198]/20)+1/6" office:value-type="float" office:value="-1.02734171306667" calcext:value-type="float">
            <text:p>-1,02734171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formula="of:=[.$B$18]+[.E199]*[.$D$18]" office:value-type="float" office:value="3.456" calcext:value-type="float">
            <text:p>3,456</text:p>
          </table:table-cell>
          <table:table-cell table:formula="of:=([.F199]*[.F199]*[.F199]*[.F199]/500)-([.F199]*[.F199]/200)-3/250" office:value-type="float" office:value="0.213595534344192" calcext:value-type="float">
            <text:p>0,213595534344192</text:p>
          </table:table-cell>
          <table:table-cell table:formula="of:=-([.F199]*[.F199]*[.F199]/30)+([.F199]/20)+1/6" office:value-type="float" office:value="-1.03647476053333" calcext:value-type="float">
            <text:p>-1,036474760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formula="of:=[.$B$18]+[.E200]*[.$D$18]" office:value-type="float" office:value="3.464" calcext:value-type="float">
            <text:p>3,464</text:p>
          </table:table-cell>
          <table:table-cell table:formula="of:=([.F200]*[.F200]*[.F200]*[.F200]/500)-([.F200]*[.F200]/200)-3/250" office:value-type="float" office:value="0.215969728991232" calcext:value-type="float">
            <text:p>0,215969728991232</text:p>
          </table:table-cell>
          <table:table-cell table:formula="of:=-([.F200]*[.F200]*[.F200]/30)+([.F200]/20)+1/6" office:value-type="float" office:value="-1.0456520448" calcext:value-type="float">
            <text:p>-1,04565204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formula="of:=[.$B$18]+[.E201]*[.$D$18]" office:value-type="float" office:value="3.472" calcext:value-type="float">
            <text:p>3,472</text:p>
          </table:table-cell>
          <table:table-cell table:formula="of:=([.F201]*[.F201]*[.F201]*[.F201]/500)-([.F201]*[.F201]/200)-3/250" office:value-type="float" office:value="0.218361714573312" calcext:value-type="float">
            <text:p>0,218361714573312</text:p>
          </table:table-cell>
          <table:table-cell table:formula="of:=-([.F201]*[.F201]*[.F201]/30)+([.F201]/20)+1/6" office:value-type="float" office:value="-1.05487366826667" calcext:value-type="float">
            <text:p>-1,05487366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formula="of:=[.$B$18]+[.E202]*[.$D$18]" office:value-type="float" office:value="3.48" calcext:value-type="float">
            <text:p>3,48</text:p>
          </table:table-cell>
          <table:table-cell table:formula="of:=([.F202]*[.F202]*[.F202]*[.F202]/500)-([.F202]*[.F202]/200)-3/250" office:value-type="float" office:value="0.22077157632" calcext:value-type="float">
            <text:p>0,22077157632</text:p>
          </table:table-cell>
          <table:table-cell table:formula="of:=-([.F202]*[.F202]*[.F202]/30)+([.F202]/20)+1/6" office:value-type="float" office:value="-1.06413973333333" calcext:value-type="float">
            <text:p>-1,0641397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formula="of:=[.$B$18]+[.E203]*[.$D$18]" office:value-type="float" office:value="3.488" calcext:value-type="float">
            <text:p>3,488</text:p>
          </table:table-cell>
          <table:table-cell table:formula="of:=([.F203]*[.F203]*[.F203]*[.F203]/500)-([.F203]*[.F203]/200)-3/250" office:value-type="float" office:value="0.223199399657472" calcext:value-type="float">
            <text:p>0,223199399657472</text:p>
          </table:table-cell>
          <table:table-cell table:formula="of:=-([.F203]*[.F203]*[.F203]/30)+([.F203]/20)+1/6" office:value-type="float" office:value="-1.0734503424" calcext:value-type="float">
            <text:p>-1,07345034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formula="of:=[.$B$18]+[.E204]*[.$D$18]" office:value-type="float" office:value="3.496" calcext:value-type="float">
            <text:p>3,496</text:p>
          </table:table-cell>
          <table:table-cell table:formula="of:=([.F204]*[.F204]*[.F204]*[.F204]/500)-([.F204]*[.F204]/200)-3/250" office:value-type="float" office:value="0.225645270208512" calcext:value-type="float">
            <text:p>0,225645270208512</text:p>
          </table:table-cell>
          <table:table-cell table:formula="of:=-([.F204]*[.F204]*[.F204]/30)+([.F204]/20)+1/6" office:value-type="float" office:value="-1.08280559786667" calcext:value-type="float">
            <text:p>-1,08280559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formula="of:=[.$B$18]+[.E205]*[.$D$18]" office:value-type="float" office:value="3.504" calcext:value-type="float">
            <text:p>3,504</text:p>
          </table:table-cell>
          <table:table-cell table:formula="of:=([.F205]*[.F205]*[.F205]*[.F205]/500)-([.F205]*[.F205]/200)-3/250" office:value-type="float" office:value="0.228109273792512" calcext:value-type="float">
            <text:p>0,228109273792512</text:p>
          </table:table-cell>
          <table:table-cell table:formula="of:=-([.F205]*[.F205]*[.F205]/30)+([.F205]/20)+1/6" office:value-type="float" office:value="-1.09220560213333" calcext:value-type="float">
            <text:p>-1,092205602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formula="of:=[.$B$18]+[.E206]*[.$D$18]" office:value-type="float" office:value="3.512" calcext:value-type="float">
            <text:p>3,512</text:p>
          </table:table-cell>
          <table:table-cell table:formula="of:=([.F206]*[.F206]*[.F206]*[.F206]/500)-([.F206]*[.F206]/200)-3/250" office:value-type="float" office:value="0.230591496425472" calcext:value-type="float">
            <text:p>0,230591496425472</text:p>
          </table:table-cell>
          <table:table-cell table:formula="of:=-([.F206]*[.F206]*[.F206]/30)+([.F206]/20)+1/6" office:value-type="float" office:value="-1.1016504576" calcext:value-type="float">
            <text:p>-1,10165045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$B$18]+[.E207]*[.$D$18]" office:value-type="float" office:value="3.52" calcext:value-type="float">
            <text:p>3,52</text:p>
          </table:table-cell>
          <table:table-cell table:formula="of:=([.F207]*[.F207]*[.F207]*[.F207]/500)-([.F207]*[.F207]/200)-3/250" office:value-type="float" office:value="0.23309202432" calcext:value-type="float">
            <text:p>0,23309202432</text:p>
          </table:table-cell>
          <table:table-cell table:formula="of:=-([.F207]*[.F207]*[.F207]/30)+([.F207]/20)+1/6" office:value-type="float" office:value="-1.11114026666667" calcext:value-type="float">
            <text:p>-1,111140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table:formula="of:=[.$B$18]+[.E208]*[.$D$18]" office:value-type="float" office:value="3.528" calcext:value-type="float">
            <text:p>3,528</text:p>
          </table:table-cell>
          <table:table-cell table:formula="of:=([.F208]*[.F208]*[.F208]*[.F208]/500)-([.F208]*[.F208]/200)-3/250" office:value-type="float" office:value="0.235610943885312" calcext:value-type="float">
            <text:p>0,235610943885312</text:p>
          </table:table-cell>
          <table:table-cell table:formula="of:=-([.F208]*[.F208]*[.F208]/30)+([.F208]/20)+1/6" office:value-type="float" office:value="-1.12067513173333" calcext:value-type="float">
            <text:p>-1,12067513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formula="of:=[.$B$18]+[.E209]*[.$D$18]" office:value-type="float" office:value="3.536" calcext:value-type="float">
            <text:p>3,536</text:p>
          </table:table-cell>
          <table:table-cell table:formula="of:=([.F209]*[.F209]*[.F209]*[.F209]/500)-([.F209]*[.F209]/200)-3/250" office:value-type="float" office:value="0.238148341727232" calcext:value-type="float">
            <text:p>0,238148341727232</text:p>
          </table:table-cell>
          <table:table-cell table:formula="of:=-([.F209]*[.F209]*[.F209]/30)+([.F209]/20)+1/6" office:value-type="float" office:value="-1.1302551552" calcext:value-type="float">
            <text:p>-1,13025515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table:formula="of:=[.$B$18]+[.E210]*[.$D$18]" office:value-type="float" office:value="3.544" calcext:value-type="float">
            <text:p>3,544</text:p>
          </table:table-cell>
          <table:table-cell table:formula="of:=([.F210]*[.F210]*[.F210]*[.F210]/500)-([.F210]*[.F210]/200)-3/250" office:value-type="float" office:value="0.240704304648192" calcext:value-type="float">
            <text:p>0,240704304648192</text:p>
          </table:table-cell>
          <table:table-cell table:formula="of:=-([.F210]*[.F210]*[.F210]/30)+([.F210]/20)+1/6" office:value-type="float" office:value="-1.13988043946667" calcext:value-type="float">
            <text:p>-1,13988043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table:formula="of:=[.$B$18]+[.E211]*[.$D$18]" office:value-type="float" office:value="3.552" calcext:value-type="float">
            <text:p>3,552</text:p>
          </table:table-cell>
          <table:table-cell table:formula="of:=([.F211]*[.F211]*[.F211]*[.F211]/500)-([.F211]*[.F211]/200)-3/250" office:value-type="float" office:value="0.243278919647232" calcext:value-type="float">
            <text:p>0,243278919647232</text:p>
          </table:table-cell>
          <table:table-cell table:formula="of:=-([.F211]*[.F211]*[.F211]/30)+([.F211]/20)+1/6" office:value-type="float" office:value="-1.14955108693333" calcext:value-type="float">
            <text:p>-1,149551086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table:formula="of:=[.$B$18]+[.E212]*[.$D$18]" office:value-type="float" office:value="3.56" calcext:value-type="float">
            <text:p>3,56</text:p>
          </table:table-cell>
          <table:table-cell table:formula="of:=([.F212]*[.F212]*[.F212]*[.F212]/500)-([.F212]*[.F212]/200)-3/250" office:value-type="float" office:value="0.24587227392" calcext:value-type="float">
            <text:p>0,24587227392</text:p>
          </table:table-cell>
          <table:table-cell table:formula="of:=-([.F212]*[.F212]*[.F212]/30)+([.F212]/20)+1/6" office:value-type="float" office:value="-1.1592672" calcext:value-type="float">
            <text:p>-1,15926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table:formula="of:=[.$B$18]+[.E213]*[.$D$18]" office:value-type="float" office:value="3.568" calcext:value-type="float">
            <text:p>3,568</text:p>
          </table:table-cell>
          <table:table-cell table:formula="of:=([.F213]*[.F213]*[.F213]*[.F213]/500)-([.F213]*[.F213]/200)-3/250" office:value-type="float" office:value="0.248484454858752" calcext:value-type="float">
            <text:p>0,248484454858752</text:p>
          </table:table-cell>
          <table:table-cell table:formula="of:=-([.F213]*[.F213]*[.F213]/30)+([.F213]/20)+1/6" office:value-type="float" office:value="-1.16902888106667" calcext:value-type="float">
            <text:p>-1,16902888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formula="of:=[.$B$18]+[.E214]*[.$D$18]" office:value-type="float" office:value="3.576" calcext:value-type="float">
            <text:p>3,576</text:p>
          </table:table-cell>
          <table:table-cell table:formula="of:=([.F214]*[.F214]*[.F214]*[.F214]/500)-([.F214]*[.F214]/200)-3/250" office:value-type="float" office:value="0.251115550052352" calcext:value-type="float">
            <text:p>0,251115550052352</text:p>
          </table:table-cell>
          <table:table-cell table:formula="of:=-([.F214]*[.F214]*[.F214]/30)+([.F214]/20)+1/6" office:value-type="float" office:value="-1.17883623253333" calcext:value-type="float">
            <text:p>-1,178836232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formula="of:=[.$B$18]+[.E215]*[.$D$18]" office:value-type="float" office:value="3.584" calcext:value-type="float">
            <text:p>3,584</text:p>
          </table:table-cell>
          <table:table-cell table:formula="of:=([.F215]*[.F215]*[.F215]*[.F215]/500)-([.F215]*[.F215]/200)-3/250" office:value-type="float" office:value="0.253765647286272" calcext:value-type="float">
            <text:p>0,253765647286272</text:p>
          </table:table-cell>
          <table:table-cell table:formula="of:=-([.F215]*[.F215]*[.F215]/30)+([.F215]/20)+1/6" office:value-type="float" office:value="-1.1886893568" calcext:value-type="float">
            <text:p>-1,1886893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formula="of:=[.$B$18]+[.E216]*[.$D$18]" office:value-type="float" office:value="3.592" calcext:value-type="float">
            <text:p>3,592</text:p>
          </table:table-cell>
          <table:table-cell table:formula="of:=([.F216]*[.F216]*[.F216]*[.F216]/500)-([.F216]*[.F216]/200)-3/250" office:value-type="float" office:value="0.256434834542592" calcext:value-type="float">
            <text:p>0,256434834542592</text:p>
          </table:table-cell>
          <table:table-cell table:formula="of:=-([.F216]*[.F216]*[.F216]/30)+([.F216]/20)+1/6" office:value-type="float" office:value="-1.19858835626667" calcext:value-type="float">
            <text:p>-1,19858835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$B$18]+[.E217]*[.$D$18]" office:value-type="float" office:value="3.6" calcext:value-type="float">
            <text:p>3,6</text:p>
          </table:table-cell>
          <table:table-cell table:formula="of:=([.F217]*[.F217]*[.F217]*[.F217]/500)-([.F217]*[.F217]/200)-3/250" office:value-type="float" office:value="0.2591232" calcext:value-type="float">
            <text:p>0,2591232</text:p>
          </table:table-cell>
          <table:table-cell table:formula="of:=-([.F217]*[.F217]*[.F217]/30)+([.F217]/20)+1/6" office:value-type="float" office:value="-1.20853333333333" calcext:value-type="float">
            <text:p>-1,2085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table:formula="of:=[.$B$18]+[.E218]*[.$D$18]" office:value-type="float" office:value="3.608" calcext:value-type="float">
            <text:p>3,608</text:p>
          </table:table-cell>
          <table:table-cell table:formula="of:=([.F218]*[.F218]*[.F218]*[.F218]/500)-([.F218]*[.F218]/200)-3/250" office:value-type="float" office:value="0.261830832033792" calcext:value-type="float">
            <text:p>0,261830832033792</text:p>
          </table:table-cell>
          <table:table-cell table:formula="of:=-([.F218]*[.F218]*[.F218]/30)+([.F218]/20)+1/6" office:value-type="float" office:value="-1.2185243904" calcext:value-type="float">
            <text:p>-1,21852439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table:formula="of:=[.$B$18]+[.E219]*[.$D$18]" office:value-type="float" office:value="3.616" calcext:value-type="float">
            <text:p>3,616</text:p>
          </table:table-cell>
          <table:table-cell table:formula="of:=([.F219]*[.F219]*[.F219]*[.F219]/500)-([.F219]*[.F219]/200)-3/250" office:value-type="float" office:value="0.264557819215872" calcext:value-type="float">
            <text:p>0,264557819215872</text:p>
          </table:table-cell>
          <table:table-cell table:formula="of:=-([.F219]*[.F219]*[.F219]/30)+([.F219]/20)+1/6" office:value-type="float" office:value="-1.22856162986667" calcext:value-type="float">
            <text:p>-1,22856162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table:formula="of:=[.$B$18]+[.E220]*[.$D$18]" office:value-type="float" office:value="3.624" calcext:value-type="float">
            <text:p>3,624</text:p>
          </table:table-cell>
          <table:table-cell table:formula="of:=([.F220]*[.F220]*[.F220]*[.F220]/500)-([.F220]*[.F220]/200)-3/250" office:value-type="float" office:value="0.267304250314752" calcext:value-type="float">
            <text:p>0,267304250314752</text:p>
          </table:table-cell>
          <table:table-cell table:formula="of:=-([.F220]*[.F220]*[.F220]/30)+([.F220]/20)+1/6" office:value-type="float" office:value="-1.23864515413333" calcext:value-type="float">
            <text:p>-1,23864515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table:formula="of:=[.$B$18]+[.E221]*[.$D$18]" office:value-type="float" office:value="3.632" calcext:value-type="float">
            <text:p>3,632</text:p>
          </table:table-cell>
          <table:table-cell table:formula="of:=([.F221]*[.F221]*[.F221]*[.F221]/500)-([.F221]*[.F221]/200)-3/250" office:value-type="float" office:value="0.270070214295552" calcext:value-type="float">
            <text:p>0,270070214295552</text:p>
          </table:table-cell>
          <table:table-cell table:formula="of:=-([.F221]*[.F221]*[.F221]/30)+([.F221]/20)+1/6" office:value-type="float" office:value="-1.2487750656" calcext:value-type="float">
            <text:p>-1,24877506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table:formula="of:=[.$B$18]+[.E222]*[.$D$18]" office:value-type="float" office:value="3.64" calcext:value-type="float">
            <text:p>3,64</text:p>
          </table:table-cell>
          <table:table-cell table:formula="of:=([.F222]*[.F222]*[.F222]*[.F222]/500)-([.F222]*[.F222]/200)-3/250" office:value-type="float" office:value="0.27285580032" calcext:value-type="float">
            <text:p>0,27285580032</text:p>
          </table:table-cell>
          <table:table-cell table:formula="of:=-([.F222]*[.F222]*[.F222]/30)+([.F222]/20)+1/6" office:value-type="float" office:value="-1.25895146666667" calcext:value-type="float">
            <text:p>-1,2589514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table:formula="of:=[.$B$18]+[.E223]*[.$D$18]" office:value-type="float" office:value="3.648" calcext:value-type="float">
            <text:p>3,648</text:p>
          </table:table-cell>
          <table:table-cell table:formula="of:=([.F223]*[.F223]*[.F223]*[.F223]/500)-([.F223]*[.F223]/200)-3/250" office:value-type="float" office:value="0.275661097746432" calcext:value-type="float">
            <text:p>0,275661097746432</text:p>
          </table:table-cell>
          <table:table-cell table:formula="of:=-([.F223]*[.F223]*[.F223]/30)+([.F223]/20)+1/6" office:value-type="float" office:value="-1.26917445973333" calcext:value-type="float">
            <text:p>-1,26917445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formula="of:=[.$B$18]+[.E224]*[.$D$18]" office:value-type="float" office:value="3.656" calcext:value-type="float">
            <text:p>3,656</text:p>
          </table:table-cell>
          <table:table-cell table:formula="of:=([.F224]*[.F224]*[.F224]*[.F224]/500)-([.F224]*[.F224]/200)-3/250" office:value-type="float" office:value="0.278486196129792" calcext:value-type="float">
            <text:p>0,278486196129792</text:p>
          </table:table-cell>
          <table:table-cell table:formula="of:=-([.F224]*[.F224]*[.F224]/30)+([.F224]/20)+1/6" office:value-type="float" office:value="-1.2794441472" calcext:value-type="float">
            <text:p>-1,27944414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formula="of:=[.$B$18]+[.E225]*[.$D$18]" office:value-type="float" office:value="3.664" calcext:value-type="float">
            <text:p>3,664</text:p>
          </table:table-cell>
          <table:table-cell table:formula="of:=([.F225]*[.F225]*[.F225]*[.F225]/500)-([.F225]*[.F225]/200)-3/250" office:value-type="float" office:value="0.281331185221632" calcext:value-type="float">
            <text:p>0,281331185221632</text:p>
          </table:table-cell>
          <table:table-cell table:formula="of:=-([.F225]*[.F225]*[.F225]/30)+([.F225]/20)+1/6" office:value-type="float" office:value="-1.28976063146667" calcext:value-type="float">
            <text:p>-1,28976063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table:formula="of:=[.$B$18]+[.E226]*[.$D$18]" office:value-type="float" office:value="3.672" calcext:value-type="float">
            <text:p>3,672</text:p>
          </table:table-cell>
          <table:table-cell table:formula="of:=([.F226]*[.F226]*[.F226]*[.F226]/500)-([.F226]*[.F226]/200)-3/250" office:value-type="float" office:value="0.284196154970112" calcext:value-type="float">
            <text:p>0,284196154970112</text:p>
          </table:table-cell>
          <table:table-cell table:formula="of:=-([.F226]*[.F226]*[.F226]/30)+([.F226]/20)+1/6" office:value-type="float" office:value="-1.30012401493333" calcext:value-type="float">
            <text:p>-1,30012401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$B$18]+[.E227]*[.$D$18]" office:value-type="float" office:value="3.68" calcext:value-type="float">
            <text:p>3,68</text:p>
          </table:table-cell>
          <table:table-cell table:formula="of:=([.F227]*[.F227]*[.F227]*[.F227]/500)-([.F227]*[.F227]/200)-3/250" office:value-type="float" office:value="0.28708119552" calcext:value-type="float">
            <text:p>0,28708119552</text:p>
          </table:table-cell>
          <table:table-cell table:formula="of:=-([.F227]*[.F227]*[.F227]/30)+([.F227]/20)+1/6" office:value-type="float" office:value="-1.3105344" calcext:value-type="float">
            <text:p>-1,3105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table:formula="of:=[.$B$18]+[.E228]*[.$D$18]" office:value-type="float" office:value="3.688" calcext:value-type="float">
            <text:p>3,688</text:p>
          </table:table-cell>
          <table:table-cell table:formula="of:=([.F228]*[.F228]*[.F228]*[.F228]/500)-([.F228]*[.F228]/200)-3/250" office:value-type="float" office:value="0.289986397212672" calcext:value-type="float">
            <text:p>0,289986397212672</text:p>
          </table:table-cell>
          <table:table-cell table:formula="of:=-([.F228]*[.F228]*[.F228]/30)+([.F228]/20)+1/6" office:value-type="float" office:value="-1.32099188906667" calcext:value-type="float">
            <text:p>-1,320991889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table:formula="of:=[.$B$18]+[.E229]*[.$D$18]" office:value-type="float" office:value="3.696" calcext:value-type="float">
            <text:p>3,696</text:p>
          </table:table-cell>
          <table:table-cell table:formula="of:=([.F229]*[.F229]*[.F229]*[.F229]/500)-([.F229]*[.F229]/200)-3/250" office:value-type="float" office:value="0.292911850586112" calcext:value-type="float">
            <text:p>0,292911850586112</text:p>
          </table:table-cell>
          <table:table-cell table:formula="of:=-([.F229]*[.F229]*[.F229]/30)+([.F229]/20)+1/6" office:value-type="float" office:value="-1.33149658453333" calcext:value-type="float">
            <text:p>-1,33149658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table:formula="of:=[.$B$18]+[.E230]*[.$D$18]" office:value-type="float" office:value="3.704" calcext:value-type="float">
            <text:p>3,704</text:p>
          </table:table-cell>
          <table:table-cell table:formula="of:=([.F230]*[.F230]*[.F230]*[.F230]/500)-([.F230]*[.F230]/200)-3/250" office:value-type="float" office:value="0.295857646374912" calcext:value-type="float">
            <text:p>0,295857646374912</text:p>
          </table:table-cell>
          <table:table-cell table:formula="of:=-([.F230]*[.F230]*[.F230]/30)+([.F230]/20)+1/6" office:value-type="float" office:value="-1.3420485888" calcext:value-type="float">
            <text:p>-1,34204858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table:formula="of:=[.$B$18]+[.E231]*[.$D$18]" office:value-type="float" office:value="3.712" calcext:value-type="float">
            <text:p>3,712</text:p>
          </table:table-cell>
          <table:table-cell table:formula="of:=([.F231]*[.F231]*[.F231]*[.F231]/500)-([.F231]*[.F231]/200)-3/250" office:value-type="float" office:value="0.298823875510272" calcext:value-type="float">
            <text:p>0,298823875510272</text:p>
          </table:table-cell>
          <table:table-cell table:formula="of:=-([.F231]*[.F231]*[.F231]/30)+([.F231]/20)+1/6" office:value-type="float" office:value="-1.35264800426667" calcext:value-type="float">
            <text:p>-1,35264800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formula="of:=[.$B$18]+[.E232]*[.$D$18]" office:value-type="float" office:value="3.72" calcext:value-type="float">
            <text:p>3,72</text:p>
          </table:table-cell>
          <table:table-cell table:formula="of:=([.F232]*[.F232]*[.F232]*[.F232]/500)-([.F232]*[.F232]/200)-3/250" office:value-type="float" office:value="0.30181062912" calcext:value-type="float">
            <text:p>0,30181062912</text:p>
          </table:table-cell>
          <table:table-cell table:formula="of:=-([.F232]*[.F232]*[.F232]/30)+([.F232]/20)+1/6" office:value-type="float" office:value="-1.36329493333333" calcext:value-type="float">
            <text:p>-1,363294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table:formula="of:=[.$B$18]+[.E233]*[.$D$18]" office:value-type="float" office:value="3.728" calcext:value-type="float">
            <text:p>3,728</text:p>
          </table:table-cell>
          <table:table-cell table:formula="of:=([.F233]*[.F233]*[.F233]*[.F233]/500)-([.F233]*[.F233]/200)-3/250" office:value-type="float" office:value="0.304817998528512" calcext:value-type="float">
            <text:p>0,304817998528512</text:p>
          </table:table-cell>
          <table:table-cell table:formula="of:=-([.F233]*[.F233]*[.F233]/30)+([.F233]/20)+1/6" office:value-type="float" office:value="-1.3739894784" calcext:value-type="float">
            <text:p>-1,3739894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formula="of:=[.$B$18]+[.E234]*[.$D$18]" office:value-type="float" office:value="3.736" calcext:value-type="float">
            <text:p>3,736</text:p>
          </table:table-cell>
          <table:table-cell table:formula="of:=([.F234]*[.F234]*[.F234]*[.F234]/500)-([.F234]*[.F234]/200)-3/250" office:value-type="float" office:value="0.307846075256832" calcext:value-type="float">
            <text:p>0,307846075256832</text:p>
          </table:table-cell>
          <table:table-cell table:formula="of:=-([.F234]*[.F234]*[.F234]/30)+([.F234]/20)+1/6" office:value-type="float" office:value="-1.38473174186667" calcext:value-type="float">
            <text:p>-1,384731741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table:formula="of:=[.$B$18]+[.E235]*[.$D$18]" office:value-type="float" office:value="3.744" calcext:value-type="float">
            <text:p>3,744</text:p>
          </table:table-cell>
          <table:table-cell table:formula="of:=([.F235]*[.F235]*[.F235]*[.F235]/500)-([.F235]*[.F235]/200)-3/250" office:value-type="float" office:value="0.310894951022592" calcext:value-type="float">
            <text:p>0,310894951022592</text:p>
          </table:table-cell>
          <table:table-cell table:formula="of:=-([.F235]*[.F235]*[.F235]/30)+([.F235]/20)+1/6" office:value-type="float" office:value="-1.39552182613333" calcext:value-type="float">
            <text:p>-1,395521826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table:formula="of:=[.$B$18]+[.E236]*[.$D$18]" office:value-type="float" office:value="3.752" calcext:value-type="float">
            <text:p>3,752</text:p>
          </table:table-cell>
          <table:table-cell table:formula="of:=([.F236]*[.F236]*[.F236]*[.F236]/500)-([.F236]*[.F236]/200)-3/250" office:value-type="float" office:value="0.313964717740032" calcext:value-type="float">
            <text:p>0,313964717740032</text:p>
          </table:table-cell>
          <table:table-cell table:formula="of:=-([.F236]*[.F236]*[.F236]/30)+([.F236]/20)+1/6" office:value-type="float" office:value="-1.4063598336" calcext:value-type="float">
            <text:p>-1,40635983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$B$18]+[.E237]*[.$D$18]" office:value-type="float" office:value="3.76" calcext:value-type="float">
            <text:p>3,76</text:p>
          </table:table-cell>
          <table:table-cell table:formula="of:=([.F237]*[.F237]*[.F237]*[.F237]/500)-([.F237]*[.F237]/200)-3/250" office:value-type="float" office:value="0.31705546752" calcext:value-type="float">
            <text:p>0,31705546752</text:p>
          </table:table-cell>
          <table:table-cell table:formula="of:=-([.F237]*[.F237]*[.F237]/30)+([.F237]/20)+1/6" office:value-type="float" office:value="-1.41724586666667" calcext:value-type="float">
            <text:p>-1,417245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table:formula="of:=[.$B$18]+[.E238]*[.$D$18]" office:value-type="float" office:value="3.768" calcext:value-type="float">
            <text:p>3,768</text:p>
          </table:table-cell>
          <table:table-cell table:formula="of:=([.F238]*[.F238]*[.F238]*[.F238]/500)-([.F238]*[.F238]/200)-3/250" office:value-type="float" office:value="0.320167292669952" calcext:value-type="float">
            <text:p>0,320167292669952</text:p>
          </table:table-cell>
          <table:table-cell table:formula="of:=-([.F238]*[.F238]*[.F238]/30)+([.F238]/20)+1/6" office:value-type="float" office:value="-1.42818002773333" calcext:value-type="float">
            <text:p>-1,42818002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formula="of:=[.$B$18]+[.E239]*[.$D$18]" office:value-type="float" office:value="3.776" calcext:value-type="float">
            <text:p>3,776</text:p>
          </table:table-cell>
          <table:table-cell table:formula="of:=([.F239]*[.F239]*[.F239]*[.F239]/500)-([.F239]*[.F239]/200)-3/250" office:value-type="float" office:value="0.323300285693952" calcext:value-type="float">
            <text:p>0,323300285693952</text:p>
          </table:table-cell>
          <table:table-cell table:formula="of:=-([.F239]*[.F239]*[.F239]/30)+([.F239]/20)+1/6" office:value-type="float" office:value="-1.4391624192" calcext:value-type="float">
            <text:p>-1,43916241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table:formula="of:=[.$B$18]+[.E240]*[.$D$18]" office:value-type="float" office:value="3.784" calcext:value-type="float">
            <text:p>3,784</text:p>
          </table:table-cell>
          <table:table-cell table:formula="of:=([.F240]*[.F240]*[.F240]*[.F240]/500)-([.F240]*[.F240]/200)-3/250" office:value-type="float" office:value="0.326454539292672" calcext:value-type="float">
            <text:p>0,326454539292672</text:p>
          </table:table-cell>
          <table:table-cell table:formula="of:=-([.F240]*[.F240]*[.F240]/30)+([.F240]/20)+1/6" office:value-type="float" office:value="-1.45019314346667" calcext:value-type="float">
            <text:p>-1,45019314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formula="of:=[.$B$18]+[.E241]*[.$D$18]" office:value-type="float" office:value="3.792" calcext:value-type="float">
            <text:p>3,792</text:p>
          </table:table-cell>
          <table:table-cell table:formula="of:=([.F241]*[.F241]*[.F241]*[.F241]/500)-([.F241]*[.F241]/200)-3/250" office:value-type="float" office:value="0.329630146363392" calcext:value-type="float">
            <text:p>0,329630146363392</text:p>
          </table:table-cell>
          <table:table-cell table:formula="of:=-([.F241]*[.F241]*[.F241]/30)+([.F241]/20)+1/6" office:value-type="float" office:value="-1.46127230293333" calcext:value-type="float">
            <text:p>-1,46127230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formula="of:=[.$B$18]+[.E242]*[.$D$18]" office:value-type="float" office:value="3.8" calcext:value-type="float">
            <text:p>3,8</text:p>
          </table:table-cell>
          <table:table-cell table:formula="of:=([.F242]*[.F242]*[.F242]*[.F242]/500)-([.F242]*[.F242]/200)-3/250" office:value-type="float" office:value="0.3328272" calcext:value-type="float">
            <text:p>0,3328272</text:p>
          </table:table-cell>
          <table:table-cell table:formula="of:=-([.F242]*[.F242]*[.F242]/30)+([.F242]/20)+1/6" office:value-type="float" office:value="-1.4724" calcext:value-type="float">
            <text:p>-1,47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formula="of:=[.$B$18]+[.E243]*[.$D$18]" office:value-type="float" office:value="3.808" calcext:value-type="float">
            <text:p>3,808</text:p>
          </table:table-cell>
          <table:table-cell table:formula="of:=([.F243]*[.F243]*[.F243]*[.F243]/500)-([.F243]*[.F243]/200)-3/250" office:value-type="float" office:value="0.336045793492992" calcext:value-type="float">
            <text:p>0,336045793492992</text:p>
          </table:table-cell>
          <table:table-cell table:formula="of:=-([.F243]*[.F243]*[.F243]/30)+([.F243]/20)+1/6" office:value-type="float" office:value="-1.48357633706667" calcext:value-type="float">
            <text:p>-1,483576337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table:formula="of:=[.$B$18]+[.E244]*[.$D$18]" office:value-type="float" office:value="3.816" calcext:value-type="float">
            <text:p>3,816</text:p>
          </table:table-cell>
          <table:table-cell table:formula="of:=([.F244]*[.F244]*[.F244]*[.F244]/500)-([.F244]*[.F244]/200)-3/250" office:value-type="float" office:value="0.339286020329472" calcext:value-type="float">
            <text:p>0,339286020329472</text:p>
          </table:table-cell>
          <table:table-cell table:formula="of:=-([.F244]*[.F244]*[.F244]/30)+([.F244]/20)+1/6" office:value-type="float" office:value="-1.49480141653333" calcext:value-type="float">
            <text:p>-1,494801416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table:formula="of:=[.$B$18]+[.E245]*[.$D$18]" office:value-type="float" office:value="3.824" calcext:value-type="float">
            <text:p>3,824</text:p>
          </table:table-cell>
          <table:table-cell table:formula="of:=([.F245]*[.F245]*[.F245]*[.F245]/500)-([.F245]*[.F245]/200)-3/250" office:value-type="float" office:value="0.342547974193152" calcext:value-type="float">
            <text:p>0,342547974193152</text:p>
          </table:table-cell>
          <table:table-cell table:formula="of:=-([.F245]*[.F245]*[.F245]/30)+([.F245]/20)+1/6" office:value-type="float" office:value="-1.5060753408" calcext:value-type="float">
            <text:p>-1,50607534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table:formula="of:=[.$B$18]+[.E246]*[.$D$18]" office:value-type="float" office:value="3.832" calcext:value-type="float">
            <text:p>3,832</text:p>
          </table:table-cell>
          <table:table-cell table:formula="of:=([.F246]*[.F246]*[.F246]*[.F246]/500)-([.F246]*[.F246]/200)-3/250" office:value-type="float" office:value="0.345831748964352" calcext:value-type="float">
            <text:p>0,345831748964352</text:p>
          </table:table-cell>
          <table:table-cell table:formula="of:=-([.F246]*[.F246]*[.F246]/30)+([.F246]/20)+1/6" office:value-type="float" office:value="-1.51739821226667" calcext:value-type="float">
            <text:p>-1,517398212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$B$18]+[.E247]*[.$D$18]" office:value-type="float" office:value="3.84" calcext:value-type="float">
            <text:p>3,84</text:p>
          </table:table-cell>
          <table:table-cell table:formula="of:=([.F247]*[.F247]*[.F247]*[.F247]/500)-([.F247]*[.F247]/200)-3/250" office:value-type="float" office:value="0.34913743872" calcext:value-type="float">
            <text:p>0,34913743872</text:p>
          </table:table-cell>
          <table:table-cell table:formula="of:=-([.F247]*[.F247]*[.F247]/30)+([.F247]/20)+1/6" office:value-type="float" office:value="-1.52877013333333" calcext:value-type="float">
            <text:p>-1,5287701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table:formula="of:=[.$B$18]+[.E248]*[.$D$18]" office:value-type="float" office:value="3.848" calcext:value-type="float">
            <text:p>3,848</text:p>
          </table:table-cell>
          <table:table-cell table:formula="of:=([.F248]*[.F248]*[.F248]*[.F248]/500)-([.F248]*[.F248]/200)-3/250" office:value-type="float" office:value="0.352465137733632" calcext:value-type="float">
            <text:p>0,352465137733632</text:p>
          </table:table-cell>
          <table:table-cell table:formula="of:=-([.F248]*[.F248]*[.F248]/30)+([.F248]/20)+1/6" office:value-type="float" office:value="-1.5401912064" calcext:value-type="float">
            <text:p>-1,5401912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table:formula="of:=[.$B$18]+[.E249]*[.$D$18]" office:value-type="float" office:value="3.856" calcext:value-type="float">
            <text:p>3,856</text:p>
          </table:table-cell>
          <table:table-cell table:formula="of:=([.F249]*[.F249]*[.F249]*[.F249]/500)-([.F249]*[.F249]/200)-3/250" office:value-type="float" office:value="0.355814940475392" calcext:value-type="float">
            <text:p>0,355814940475392</text:p>
          </table:table-cell>
          <table:table-cell table:formula="of:=-([.F249]*[.F249]*[.F249]/30)+([.F249]/20)+1/6" office:value-type="float" office:value="-1.55166153386667" calcext:value-type="float">
            <text:p>-1,551661533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table:formula="of:=[.$B$18]+[.E250]*[.$D$18]" office:value-type="float" office:value="3.864" calcext:value-type="float">
            <text:p>3,864</text:p>
          </table:table-cell>
          <table:table-cell table:formula="of:=([.F250]*[.F250]*[.F250]*[.F250]/500)-([.F250]*[.F250]/200)-3/250" office:value-type="float" office:value="0.359186941612032" calcext:value-type="float">
            <text:p>0,359186941612032</text:p>
          </table:table-cell>
          <table:table-cell table:formula="of:=-([.F250]*[.F250]*[.F250]/30)+([.F250]/20)+1/6" office:value-type="float" office:value="-1.56318121813333" calcext:value-type="float">
            <text:p>-1,563181218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table:formula="of:=[.$B$18]+[.E251]*[.$D$18]" office:value-type="float" office:value="3.872" calcext:value-type="float">
            <text:p>3,872</text:p>
          </table:table-cell>
          <table:table-cell table:formula="of:=([.F251]*[.F251]*[.F251]*[.F251]/500)-([.F251]*[.F251]/200)-3/250" office:value-type="float" office:value="0.362581236006912" calcext:value-type="float">
            <text:p>0,362581236006912</text:p>
          </table:table-cell>
          <table:table-cell table:formula="of:=-([.F251]*[.F251]*[.F251]/30)+([.F251]/20)+1/6" office:value-type="float" office:value="-1.5747503616" calcext:value-type="float">
            <text:p>-1,57475036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table:formula="of:=[.$B$18]+[.E252]*[.$D$18]" office:value-type="float" office:value="3.88" calcext:value-type="float">
            <text:p>3,88</text:p>
          </table:table-cell>
          <table:table-cell table:formula="of:=([.F252]*[.F252]*[.F252]*[.F252]/500)-([.F252]*[.F252]/200)-3/250" office:value-type="float" office:value="0.36599791872" calcext:value-type="float">
            <text:p>0,36599791872</text:p>
          </table:table-cell>
          <table:table-cell table:formula="of:=-([.F252]*[.F252]*[.F252]/30)+([.F252]/20)+1/6" office:value-type="float" office:value="-1.58636906666667" calcext:value-type="float">
            <text:p>-1,5863690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table:formula="of:=[.$B$18]+[.E253]*[.$D$18]" office:value-type="float" office:value="3.888" calcext:value-type="float">
            <text:p>3,888</text:p>
          </table:table-cell>
          <table:table-cell table:formula="of:=([.F253]*[.F253]*[.F253]*[.F253]/500)-([.F253]*[.F253]/200)-3/250" office:value-type="float" office:value="0.369437085007872" calcext:value-type="float">
            <text:p>0,369437085007872</text:p>
          </table:table-cell>
          <table:table-cell table:formula="of:=-([.F253]*[.F253]*[.F253]/30)+([.F253]/20)+1/6" office:value-type="float" office:value="-1.59803743573333" calcext:value-type="float">
            <text:p>-1,598037435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table:formula="of:=[.$B$18]+[.E254]*[.$D$18]" office:value-type="float" office:value="3.896" calcext:value-type="float">
            <text:p>3,896</text:p>
          </table:table-cell>
          <table:table-cell table:formula="of:=([.F254]*[.F254]*[.F254]*[.F254]/500)-([.F254]*[.F254]/200)-3/250" office:value-type="float" office:value="0.372898830323712" calcext:value-type="float">
            <text:p>0,372898830323712</text:p>
          </table:table-cell>
          <table:table-cell table:formula="of:=-([.F254]*[.F254]*[.F254]/30)+([.F254]/20)+1/6" office:value-type="float" office:value="-1.6097555712" calcext:value-type="float">
            <text:p>-1,60975557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table:formula="of:=[.$B$18]+[.E255]*[.$D$18]" office:value-type="float" office:value="3.904" calcext:value-type="float">
            <text:p>3,904</text:p>
          </table:table-cell>
          <table:table-cell table:formula="of:=([.F255]*[.F255]*[.F255]*[.F255]/500)-([.F255]*[.F255]/200)-3/250" office:value-type="float" office:value="0.376383250317312" calcext:value-type="float">
            <text:p>0,376383250317312</text:p>
          </table:table-cell>
          <table:table-cell table:formula="of:=-([.F255]*[.F255]*[.F255]/30)+([.F255]/20)+1/6" office:value-type="float" office:value="-1.62152357546667" calcext:value-type="float">
            <text:p>-1,621523575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table:formula="of:=[.$B$18]+[.E256]*[.$D$18]" office:value-type="float" office:value="3.912" calcext:value-type="float">
            <text:p>3,912</text:p>
          </table:table-cell>
          <table:table-cell table:formula="of:=([.F256]*[.F256]*[.F256]*[.F256]/500)-([.F256]*[.F256]/200)-3/250" office:value-type="float" office:value="0.379890440835072" calcext:value-type="float">
            <text:p>0,379890440835072</text:p>
          </table:table-cell>
          <table:table-cell table:formula="of:=-([.F256]*[.F256]*[.F256]/30)+([.F256]/20)+1/6" office:value-type="float" office:value="-1.63334155093333" calcext:value-type="float">
            <text:p>-1,633341550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$B$18]+[.E257]*[.$D$18]" office:value-type="float" office:value="3.92" calcext:value-type="float">
            <text:p>3,92</text:p>
          </table:table-cell>
          <table:table-cell table:formula="of:=([.F257]*[.F257]*[.F257]*[.F257]/500)-([.F257]*[.F257]/200)-3/250" office:value-type="float" office:value="0.38342049792" calcext:value-type="float">
            <text:p>0,38342049792</text:p>
          </table:table-cell>
          <table:table-cell table:formula="of:=-([.F257]*[.F257]*[.F257]/30)+([.F257]/20)+1/6" office:value-type="float" office:value="-1.6452096" calcext:value-type="float">
            <text:p>-1,64520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table:formula="of:=[.$B$18]+[.E258]*[.$D$18]" office:value-type="float" office:value="3.928" calcext:value-type="float">
            <text:p>3,928</text:p>
          </table:table-cell>
          <table:table-cell table:formula="of:=([.F258]*[.F258]*[.F258]*[.F258]/500)-([.F258]*[.F258]/200)-3/250" office:value-type="float" office:value="0.386973517811712" calcext:value-type="float">
            <text:p>0,386973517811712</text:p>
          </table:table-cell>
          <table:table-cell table:formula="of:=-([.F258]*[.F258]*[.F258]/30)+([.F258]/20)+1/6" office:value-type="float" office:value="-1.65712782506667" calcext:value-type="float">
            <text:p>-1,657127825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table:formula="of:=[.$B$18]+[.E259]*[.$D$18]" office:value-type="float" office:value="3.936" calcext:value-type="float">
            <text:p>3,936</text:p>
          </table:table-cell>
          <table:table-cell table:formula="of:=([.F259]*[.F259]*[.F259]*[.F259]/500)-([.F259]*[.F259]/200)-3/250" office:value-type="float" office:value="0.390549596946432" calcext:value-type="float">
            <text:p>0,390549596946432</text:p>
          </table:table-cell>
          <table:table-cell table:formula="of:=-([.F259]*[.F259]*[.F259]/30)+([.F259]/20)+1/6" office:value-type="float" office:value="-1.66909632853333" calcext:value-type="float">
            <text:p>-1,669096328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table:formula="of:=[.$B$18]+[.E260]*[.$D$18]" office:value-type="float" office:value="3.944" calcext:value-type="float">
            <text:p>3,944</text:p>
          </table:table-cell>
          <table:table-cell table:formula="of:=([.F260]*[.F260]*[.F260]*[.F260]/500)-([.F260]*[.F260]/200)-3/250" office:value-type="float" office:value="0.394148831956992" calcext:value-type="float">
            <text:p>0,394148831956992</text:p>
          </table:table-cell>
          <table:table-cell table:formula="of:=-([.F260]*[.F260]*[.F260]/30)+([.F260]/20)+1/6" office:value-type="float" office:value="-1.6811152128" calcext:value-type="float">
            <text:p>-1,68111521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table:formula="of:=[.$B$18]+[.E261]*[.$D$18]" office:value-type="float" office:value="3.952" calcext:value-type="float">
            <text:p>3,952</text:p>
          </table:table-cell>
          <table:table-cell table:formula="of:=([.F261]*[.F261]*[.F261]*[.F261]/500)-([.F261]*[.F261]/200)-3/250" office:value-type="float" office:value="0.397771319672832" calcext:value-type="float">
            <text:p>0,397771319672832</text:p>
          </table:table-cell>
          <table:table-cell table:formula="of:=-([.F261]*[.F261]*[.F261]/30)+([.F261]/20)+1/6" office:value-type="float" office:value="-1.69318458026667" calcext:value-type="float">
            <text:p>-1,693184580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table:formula="of:=[.$B$18]+[.E262]*[.$D$18]" office:value-type="float" office:value="3.96" calcext:value-type="float">
            <text:p>3,96</text:p>
          </table:table-cell>
          <table:table-cell table:formula="of:=([.F262]*[.F262]*[.F262]*[.F262]/500)-([.F262]*[.F262]/200)-3/250" office:value-type="float" office:value="0.40141715712" calcext:value-type="float">
            <text:p>0,40141715712</text:p>
          </table:table-cell>
          <table:table-cell table:formula="of:=-([.F262]*[.F262]*[.F262]/30)+([.F262]/20)+1/6" office:value-type="float" office:value="-1.70530453333333" calcext:value-type="float">
            <text:p>-1,7053045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table:formula="of:=[.$B$18]+[.E263]*[.$D$18]" office:value-type="float" office:value="3.968" calcext:value-type="float">
            <text:p>3,968</text:p>
          </table:table-cell>
          <table:table-cell table:formula="of:=([.F263]*[.F263]*[.F263]*[.F263]/500)-([.F263]*[.F263]/200)-3/250" office:value-type="float" office:value="0.405086441521152" calcext:value-type="float">
            <text:p>0,405086441521152</text:p>
          </table:table-cell>
          <table:table-cell table:formula="of:=-([.F263]*[.F263]*[.F263]/30)+([.F263]/20)+1/6" office:value-type="float" office:value="-1.7174751744" calcext:value-type="float">
            <text:p>-1,71747517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table:formula="of:=[.$B$18]+[.E264]*[.$D$18]" office:value-type="float" office:value="3.976" calcext:value-type="float">
            <text:p>3,976</text:p>
          </table:table-cell>
          <table:table-cell table:formula="of:=([.F264]*[.F264]*[.F264]*[.F264]/500)-([.F264]*[.F264]/200)-3/250" office:value-type="float" office:value="0.408779270295552" calcext:value-type="float">
            <text:p>0,408779270295552</text:p>
          </table:table-cell>
          <table:table-cell table:formula="of:=-([.F264]*[.F264]*[.F264]/30)+([.F264]/20)+1/6" office:value-type="float" office:value="-1.72969660586667" calcext:value-type="float">
            <text:p>-1,729696605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table:formula="of:=[.$B$18]+[.E265]*[.$D$18]" office:value-type="float" office:value="3.984" calcext:value-type="float">
            <text:p>3,984</text:p>
          </table:table-cell>
          <table:table-cell table:formula="of:=([.F265]*[.F265]*[.F265]*[.F265]/500)-([.F265]*[.F265]/200)-3/250" office:value-type="float" office:value="0.412495741059072" calcext:value-type="float">
            <text:p>0,412495741059072</text:p>
          </table:table-cell>
          <table:table-cell table:formula="of:=-([.F265]*[.F265]*[.F265]/30)+([.F265]/20)+1/6" office:value-type="float" office:value="-1.74196893013333" calcext:value-type="float">
            <text:p>-1,741968930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table:formula="of:=[.$B$18]+[.E266]*[.$D$18]" office:value-type="float" office:value="3.992" calcext:value-type="float">
            <text:p>3,992</text:p>
          </table:table-cell>
          <table:table-cell table:formula="of:=([.F266]*[.F266]*[.F266]*[.F266]/500)-([.F266]*[.F266]/200)-3/250" office:value-type="float" office:value="0.416235951624192" calcext:value-type="float">
            <text:p>0,416235951624192</text:p>
          </table:table-cell>
          <table:table-cell table:formula="of:=-([.F266]*[.F266]*[.F266]/30)+([.F266]/20)+1/6" office:value-type="float" office:value="-1.7542922496" calcext:value-type="float">
            <text:p>-1,75429224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$B$18]+[.E267]*[.$D$18]" office:value-type="float" office:value="4" calcext:value-type="float">
            <text:p>4</text:p>
          </table:table-cell>
          <table:table-cell table:formula="of:=([.F267]*[.F267]*[.F267]*[.F267]/500)-([.F267]*[.F267]/200)-3/250" office:value-type="float" office:value="0.42" calcext:value-type="float">
            <text:p>0,42</text:p>
          </table:table-cell>
          <table:table-cell table:formula="of:=-([.F267]*[.F267]*[.F267]/30)+([.F267]/20)+1/6" office:value-type="float" office:value="-1.76666666666667" calcext:value-type="float">
            <text:p>-1,7666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[.$B$18]+[.E268]*[.$D$18]" office:value-type="float" office:value="4.008" calcext:value-type="float">
            <text:p>4,008</text:p>
          </table:table-cell>
          <table:table-cell table:formula="of:=([.F268]*[.F268]*[.F268]*[.F268]/500)-([.F268]*[.F268]/200)-3/250" office:value-type="float" office:value="0.423787984392192" calcext:value-type="float">
            <text:p>0,423787984392192</text:p>
          </table:table-cell>
          <table:table-cell table:formula="of:=-([.F268]*[.F268]*[.F268]/30)+([.F268]/20)+1/6" office:value-type="float" office:value="-1.77909228373333" calcext:value-type="float">
            <text:p>-1,779092283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formula="of:=[.$B$18]+[.E269]*[.$D$18]" office:value-type="float" office:value="4.016" calcext:value-type="float">
            <text:p>4,016</text:p>
          </table:table-cell>
          <table:table-cell table:formula="of:=([.F269]*[.F269]*[.F269]*[.F269]/500)-([.F269]*[.F269]/200)-3/250" office:value-type="float" office:value="0.427600003203072" calcext:value-type="float">
            <text:p>0,427600003203072</text:p>
          </table:table-cell>
          <table:table-cell table:formula="of:=-([.F269]*[.F269]*[.F269]/30)+([.F269]/20)+1/6" office:value-type="float" office:value="-1.7915692032" calcext:value-type="float">
            <text:p>-1,79156920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table:formula="of:=[.$B$18]+[.E270]*[.$D$18]" office:value-type="float" office:value="4.024" calcext:value-type="float">
            <text:p>4,024</text:p>
          </table:table-cell>
          <table:table-cell table:formula="of:=([.F270]*[.F270]*[.F270]*[.F270]/500)-([.F270]*[.F270]/200)-3/250" office:value-type="float" office:value="0.431436155031552" calcext:value-type="float">
            <text:p>0,431436155031552</text:p>
          </table:table-cell>
          <table:table-cell table:formula="of:=-([.F270]*[.F270]*[.F270]/30)+([.F270]/20)+1/6" office:value-type="float" office:value="-1.80409752746667" calcext:value-type="float">
            <text:p>-1,80409752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table:formula="of:=[.$B$18]+[.E271]*[.$D$18]" office:value-type="float" office:value="4.032" calcext:value-type="float">
            <text:p>4,032</text:p>
          </table:table-cell>
          <table:table-cell table:formula="of:=([.F271]*[.F271]*[.F271]*[.F271]/500)-([.F271]*[.F271]/200)-3/250" office:value-type="float" office:value="0.435296538673152" calcext:value-type="float">
            <text:p>0,435296538673152</text:p>
          </table:table-cell>
          <table:table-cell table:formula="of:=-([.F271]*[.F271]*[.F271]/30)+([.F271]/20)+1/6" office:value-type="float" office:value="-1.81667735893333" calcext:value-type="float">
            <text:p>-1,816677358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[.$B$18]+[.E272]*[.$D$18]" office:value-type="float" office:value="4.04" calcext:value-type="float">
            <text:p>4,04</text:p>
          </table:table-cell>
          <table:table-cell table:formula="of:=([.F272]*[.F272]*[.F272]*[.F272]/500)-([.F272]*[.F272]/200)-3/250" office:value-type="float" office:value="0.43918125312" calcext:value-type="float">
            <text:p>0,43918125312</text:p>
          </table:table-cell>
          <table:table-cell table:formula="of:=-([.F272]*[.F272]*[.F272]/30)+([.F272]/20)+1/6" office:value-type="float" office:value="-1.8293088" calcext:value-type="float">
            <text:p>-1,82930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B$18]+[.E273]*[.$D$18]" office:value-type="float" office:value="4.048" calcext:value-type="float">
            <text:p>4,048</text:p>
          </table:table-cell>
          <table:table-cell table:formula="of:=([.F273]*[.F273]*[.F273]*[.F273]/500)-([.F273]*[.F273]/200)-3/250" office:value-type="float" office:value="0.443090397560832" calcext:value-type="float">
            <text:p>0,443090397560832</text:p>
          </table:table-cell>
          <table:table-cell table:formula="of:=-([.F273]*[.F273]*[.F273]/30)+([.F273]/20)+1/6" office:value-type="float" office:value="-1.84199195306667" calcext:value-type="float">
            <text:p>-1,84199195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table:formula="of:=[.$B$18]+[.E274]*[.$D$18]" office:value-type="float" office:value="4.056" calcext:value-type="float">
            <text:p>4,056</text:p>
          </table:table-cell>
          <table:table-cell table:formula="of:=([.F274]*[.F274]*[.F274]*[.F274]/500)-([.F274]*[.F274]/200)-3/250" office:value-type="float" office:value="0.447024071380992" calcext:value-type="float">
            <text:p>0,447024071380992</text:p>
          </table:table-cell>
          <table:table-cell table:formula="of:=-([.F274]*[.F274]*[.F274]/30)+([.F274]/20)+1/6" office:value-type="float" office:value="-1.85472692053333" calcext:value-type="float">
            <text:p>-1,854726920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formula="of:=[.$B$18]+[.E275]*[.$D$18]" office:value-type="float" office:value="4.064" calcext:value-type="float">
            <text:p>4,064</text:p>
          </table:table-cell>
          <table:table-cell table:formula="of:=([.F275]*[.F275]*[.F275]*[.F275]/500)-([.F275]*[.F275]/200)-3/250" office:value-type="float" office:value="0.450982374162432" calcext:value-type="float">
            <text:p>0,450982374162432</text:p>
          </table:table-cell>
          <table:table-cell table:formula="of:=-([.F275]*[.F275]*[.F275]/30)+([.F275]/20)+1/6" office:value-type="float" office:value="-1.8675138048" calcext:value-type="float">
            <text:p>-1,8675138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table:formula="of:=[.$B$18]+[.E276]*[.$D$18]" office:value-type="float" office:value="4.072" calcext:value-type="float">
            <text:p>4,072</text:p>
          </table:table-cell>
          <table:table-cell table:formula="of:=([.F276]*[.F276]*[.F276]*[.F276]/500)-([.F276]*[.F276]/200)-3/250" office:value-type="float" office:value="0.454965405683712" calcext:value-type="float">
            <text:p>0,454965405683712</text:p>
          </table:table-cell>
          <table:table-cell table:formula="of:=-([.F276]*[.F276]*[.F276]/30)+([.F276]/20)+1/6" office:value-type="float" office:value="-1.88035270826667" calcext:value-type="float">
            <text:p>-1,88035270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$B$18]+[.E277]*[.$D$18]" office:value-type="float" office:value="4.08" calcext:value-type="float">
            <text:p>4,08</text:p>
          </table:table-cell>
          <table:table-cell table:formula="of:=([.F277]*[.F277]*[.F277]*[.F277]/500)-([.F277]*[.F277]/200)-3/250" office:value-type="float" office:value="0.45897326592" calcext:value-type="float">
            <text:p>0,45897326592</text:p>
          </table:table-cell>
          <table:table-cell table:formula="of:=-([.F277]*[.F277]*[.F277]/30)+([.F277]/20)+1/6" office:value-type="float" office:value="-1.89324373333333" calcext:value-type="float">
            <text:p>-1,8932437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table:formula="of:=[.$B$18]+[.E278]*[.$D$18]" office:value-type="float" office:value="4.088" calcext:value-type="float">
            <text:p>4,088</text:p>
          </table:table-cell>
          <table:table-cell table:formula="of:=([.F278]*[.F278]*[.F278]*[.F278]/500)-([.F278]*[.F278]/200)-3/250" office:value-type="float" office:value="0.463006055043072" calcext:value-type="float">
            <text:p>0,463006055043072</text:p>
          </table:table-cell>
          <table:table-cell table:formula="of:=-([.F278]*[.F278]*[.F278]/30)+([.F278]/20)+1/6" office:value-type="float" office:value="-1.9061869824" calcext:value-type="float">
            <text:p>-1,90618698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formula="of:=[.$B$18]+[.E279]*[.$D$18]" office:value-type="float" office:value="4.096" calcext:value-type="float">
            <text:p>4,096</text:p>
          </table:table-cell>
          <table:table-cell table:formula="of:=([.F279]*[.F279]*[.F279]*[.F279]/500)-([.F279]*[.F279]/200)-3/250" office:value-type="float" office:value="0.467063873421312" calcext:value-type="float">
            <text:p>0,467063873421312</text:p>
          </table:table-cell>
          <table:table-cell table:formula="of:=-([.F279]*[.F279]*[.F279]/30)+([.F279]/20)+1/6" office:value-type="float" office:value="-1.91918255786667" calcext:value-type="float">
            <text:p>-1,91918255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formula="of:=[.$B$18]+[.E280]*[.$D$18]" office:value-type="float" office:value="4.104" calcext:value-type="float">
            <text:p>4,104</text:p>
          </table:table-cell>
          <table:table-cell table:formula="of:=([.F280]*[.F280]*[.F280]*[.F280]/500)-([.F280]*[.F280]/200)-3/250" office:value-type="float" office:value="0.471146821619712" calcext:value-type="float">
            <text:p>0,471146821619712</text:p>
          </table:table-cell>
          <table:table-cell table:formula="of:=-([.F280]*[.F280]*[.F280]/30)+([.F280]/20)+1/6" office:value-type="float" office:value="-1.93223056213333" calcext:value-type="float">
            <text:p>-1,932230562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table:formula="of:=[.$B$18]+[.E281]*[.$D$18]" office:value-type="float" office:value="4.112" calcext:value-type="float">
            <text:p>4,112</text:p>
          </table:table-cell>
          <table:table-cell table:formula="of:=([.F281]*[.F281]*[.F281]*[.F281]/500)-([.F281]*[.F281]/200)-3/250" office:value-type="float" office:value="0.475255000399872" calcext:value-type="float">
            <text:p>0,475255000399872</text:p>
          </table:table-cell>
          <table:table-cell table:formula="of:=-([.F281]*[.F281]*[.F281]/30)+([.F281]/20)+1/6" office:value-type="float" office:value="-1.9453310976" calcext:value-type="float">
            <text:p>-1,94533109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formula="of:=[.$B$18]+[.E282]*[.$D$18]" office:value-type="float" office:value="4.12" calcext:value-type="float">
            <text:p>4,12</text:p>
          </table:table-cell>
          <table:table-cell table:formula="of:=([.F282]*[.F282]*[.F282]*[.F282]/500)-([.F282]*[.F282]/200)-3/250" office:value-type="float" office:value="0.47938851072" calcext:value-type="float">
            <text:p>0,47938851072</text:p>
          </table:table-cell>
          <table:table-cell table:formula="of:=-([.F282]*[.F282]*[.F282]/30)+([.F282]/20)+1/6" office:value-type="float" office:value="-1.95848426666667" calcext:value-type="float">
            <text:p>-1,958484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formula="of:=[.$B$18]+[.E283]*[.$D$18]" office:value-type="float" office:value="4.128" calcext:value-type="float">
            <text:p>4,128</text:p>
          </table:table-cell>
          <table:table-cell table:formula="of:=([.F283]*[.F283]*[.F283]*[.F283]/500)-([.F283]*[.F283]/200)-3/250" office:value-type="float" office:value="0.483547453734912" calcext:value-type="float">
            <text:p>0,483547453734912</text:p>
          </table:table-cell>
          <table:table-cell table:formula="of:=-([.F283]*[.F283]*[.F283]/30)+([.F283]/20)+1/6" office:value-type="float" office:value="-1.97169017173333" calcext:value-type="float">
            <text:p>-1,97169017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formula="of:=[.$B$18]+[.E284]*[.$D$18]" office:value-type="float" office:value="4.136" calcext:value-type="float">
            <text:p>4,136</text:p>
          </table:table-cell>
          <table:table-cell table:formula="of:=([.F284]*[.F284]*[.F284]*[.F284]/500)-([.F284]*[.F284]/200)-3/250" office:value-type="float" office:value="0.487731930796032" calcext:value-type="float">
            <text:p>0,487731930796032</text:p>
          </table:table-cell>
          <table:table-cell table:formula="of:=-([.F284]*[.F284]*[.F284]/30)+([.F284]/20)+1/6" office:value-type="float" office:value="-1.9849489152" calcext:value-type="float">
            <text:p>-1,98494891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table:formula="of:=[.$B$18]+[.E285]*[.$D$18]" office:value-type="float" office:value="4.144" calcext:value-type="float">
            <text:p>4,144</text:p>
          </table:table-cell>
          <table:table-cell table:formula="of:=([.F285]*[.F285]*[.F285]*[.F285]/500)-([.F285]*[.F285]/200)-3/250" office:value-type="float" office:value="0.491942043451392" calcext:value-type="float">
            <text:p>0,491942043451392</text:p>
          </table:table-cell>
          <table:table-cell table:formula="of:=-([.F285]*[.F285]*[.F285]/30)+([.F285]/20)+1/6" office:value-type="float" office:value="-1.99826059946667" calcext:value-type="float">
            <text:p>-1,99826059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formula="of:=[.$B$18]+[.E286]*[.$D$18]" office:value-type="float" office:value="4.152" calcext:value-type="float">
            <text:p>4,152</text:p>
          </table:table-cell>
          <table:table-cell table:formula="of:=([.F286]*[.F286]*[.F286]*[.F286]/500)-([.F286]*[.F286]/200)-3/250" office:value-type="float" office:value="0.496177893445632" calcext:value-type="float">
            <text:p>0,496177893445632</text:p>
          </table:table-cell>
          <table:table-cell table:formula="of:=-([.F286]*[.F286]*[.F286]/30)+([.F286]/20)+1/6" office:value-type="float" office:value="-2.01162532693333" calcext:value-type="float">
            <text:p>-2,011625326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$B$18]+[.E287]*[.$D$18]" office:value-type="float" office:value="4.16" calcext:value-type="float">
            <text:p>4,16</text:p>
          </table:table-cell>
          <table:table-cell table:formula="of:=([.F287]*[.F287]*[.F287]*[.F287]/500)-([.F287]*[.F287]/200)-3/250" office:value-type="float" office:value="0.50043958272" calcext:value-type="float">
            <text:p>0,50043958272</text:p>
          </table:table-cell>
          <table:table-cell table:formula="of:=-([.F287]*[.F287]*[.F287]/30)+([.F287]/20)+1/6" office:value-type="float" office:value="-2.0250432" calcext:value-type="float">
            <text:p>-2,02504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table:formula="of:=[.$B$18]+[.E288]*[.$D$18]" office:value-type="float" office:value="4.168" calcext:value-type="float">
            <text:p>4,168</text:p>
          </table:table-cell>
          <table:table-cell table:formula="of:=([.F288]*[.F288]*[.F288]*[.F288]/500)-([.F288]*[.F288]/200)-3/250" office:value-type="float" office:value="0.504727213412352" calcext:value-type="float">
            <text:p>0,504727213412352</text:p>
          </table:table-cell>
          <table:table-cell table:formula="of:=-([.F288]*[.F288]*[.F288]/30)+([.F288]/20)+1/6" office:value-type="float" office:value="-2.03851432106667" calcext:value-type="float">
            <text:p>-2,03851432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formula="of:=[.$B$18]+[.E289]*[.$D$18]" office:value-type="float" office:value="4.176" calcext:value-type="float">
            <text:p>4,176</text:p>
          </table:table-cell>
          <table:table-cell table:formula="of:=([.F289]*[.F289]*[.F289]*[.F289]/500)-([.F289]*[.F289]/200)-3/250" office:value-type="float" office:value="0.509040887857152" calcext:value-type="float">
            <text:p>0,509040887857152</text:p>
          </table:table-cell>
          <table:table-cell table:formula="of:=-([.F289]*[.F289]*[.F289]/30)+([.F289]/20)+1/6" office:value-type="float" office:value="-2.05203879253333" calcext:value-type="float">
            <text:p>-2,052038792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formula="of:=[.$B$18]+[.E290]*[.$D$18]" office:value-type="float" office:value="4.184" calcext:value-type="float">
            <text:p>4,184</text:p>
          </table:table-cell>
          <table:table-cell table:formula="of:=([.F290]*[.F290]*[.F290]*[.F290]/500)-([.F290]*[.F290]/200)-3/250" office:value-type="float" office:value="0.513380708585472" calcext:value-type="float">
            <text:p>0,513380708585472</text:p>
          </table:table-cell>
          <table:table-cell table:formula="of:=-([.F290]*[.F290]*[.F290]/30)+([.F290]/20)+1/6" office:value-type="float" office:value="-2.0656167168" calcext:value-type="float">
            <text:p>-2,06561671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formula="of:=[.$B$18]+[.E291]*[.$D$18]" office:value-type="float" office:value="4.192" calcext:value-type="float">
            <text:p>4,192</text:p>
          </table:table-cell>
          <table:table-cell table:formula="of:=([.F291]*[.F291]*[.F291]*[.F291]/500)-([.F291]*[.F291]/200)-3/250" office:value-type="float" office:value="0.517746778324992" calcext:value-type="float">
            <text:p>0,517746778324992</text:p>
          </table:table-cell>
          <table:table-cell table:formula="of:=-([.F291]*[.F291]*[.F291]/30)+([.F291]/20)+1/6" office:value-type="float" office:value="-2.07924819626667" calcext:value-type="float">
            <text:p>-2,07924819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formula="of:=[.$B$18]+[.E292]*[.$D$18]" office:value-type="float" office:value="4.2" calcext:value-type="float">
            <text:p>4,2</text:p>
          </table:table-cell>
          <table:table-cell table:formula="of:=([.F292]*[.F292]*[.F292]*[.F292]/500)-([.F292]*[.F292]/200)-3/250" office:value-type="float" office:value="0.5221392" calcext:value-type="float">
            <text:p>0,5221392</text:p>
          </table:table-cell>
          <table:table-cell table:formula="of:=-([.F292]*[.F292]*[.F292]/30)+([.F292]/20)+1/6" office:value-type="float" office:value="-2.09293333333333" calcext:value-type="float">
            <text:p>-2,0929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formula="of:=[.$B$18]+[.E293]*[.$D$18]" office:value-type="float" office:value="4.208" calcext:value-type="float">
            <text:p>4,208</text:p>
          </table:table-cell>
          <table:table-cell table:formula="of:=([.F293]*[.F293]*[.F293]*[.F293]/500)-([.F293]*[.F293]/200)-3/250" office:value-type="float" office:value="0.526558076731392" calcext:value-type="float">
            <text:p>0,526558076731392</text:p>
          </table:table-cell>
          <table:table-cell table:formula="of:=-([.F293]*[.F293]*[.F293]/30)+([.F293]/20)+1/6" office:value-type="float" office:value="-2.1066722304" calcext:value-type="float">
            <text:p>-2,10667223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formula="of:=[.$B$18]+[.E294]*[.$D$18]" office:value-type="float" office:value="4.216" calcext:value-type="float">
            <text:p>4,216</text:p>
          </table:table-cell>
          <table:table-cell table:formula="of:=([.F294]*[.F294]*[.F294]*[.F294]/500)-([.F294]*[.F294]/200)-3/250" office:value-type="float" office:value="0.531003511836672" calcext:value-type="float">
            <text:p>0,531003511836672</text:p>
          </table:table-cell>
          <table:table-cell table:formula="of:=-([.F294]*[.F294]*[.F294]/30)+([.F294]/20)+1/6" office:value-type="float" office:value="-2.12046498986667" calcext:value-type="float">
            <text:p>-2,12046498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table:formula="of:=[.$B$18]+[.E295]*[.$D$18]" office:value-type="float" office:value="4.224" calcext:value-type="float">
            <text:p>4,224</text:p>
          </table:table-cell>
          <table:table-cell table:formula="of:=([.F295]*[.F295]*[.F295]*[.F295]/500)-([.F295]*[.F295]/200)-3/250" office:value-type="float" office:value="0.535475608829952" calcext:value-type="float">
            <text:p>0,535475608829952</text:p>
          </table:table-cell>
          <table:table-cell table:formula="of:=-([.F295]*[.F295]*[.F295]/30)+([.F295]/20)+1/6" office:value-type="float" office:value="-2.13431171413333" calcext:value-type="float">
            <text:p>-2,13431171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formula="of:=[.$B$18]+[.E296]*[.$D$18]" office:value-type="float" office:value="4.232" calcext:value-type="float">
            <text:p>4,232</text:p>
          </table:table-cell>
          <table:table-cell table:formula="of:=([.F296]*[.F296]*[.F296]*[.F296]/500)-([.F296]*[.F296]/200)-3/250" office:value-type="float" office:value="0.539974471421952" calcext:value-type="float">
            <text:p>0,539974471421952</text:p>
          </table:table-cell>
          <table:table-cell table:formula="of:=-([.F296]*[.F296]*[.F296]/30)+([.F296]/20)+1/6" office:value-type="float" office:value="-2.1482125056" calcext:value-type="float">
            <text:p>-2,14821250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$B$18]+[.E297]*[.$D$18]" office:value-type="float" office:value="4.24" calcext:value-type="float">
            <text:p>4,24</text:p>
          </table:table-cell>
          <table:table-cell table:formula="of:=([.F297]*[.F297]*[.F297]*[.F297]/500)-([.F297]*[.F297]/200)-3/250" office:value-type="float" office:value="0.54450020352" calcext:value-type="float">
            <text:p>0,54450020352</text:p>
          </table:table-cell>
          <table:table-cell table:formula="of:=-([.F297]*[.F297]*[.F297]/30)+([.F297]/20)+1/6" office:value-type="float" office:value="-2.16216746666667" calcext:value-type="float">
            <text:p>-2,1621674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formula="of:=[.$B$18]+[.E298]*[.$D$18]" office:value-type="float" office:value="4.248" calcext:value-type="float">
            <text:p>4,248</text:p>
          </table:table-cell>
          <table:table-cell table:formula="of:=([.F298]*[.F298]*[.F298]*[.F298]/500)-([.F298]*[.F298]/200)-3/250" office:value-type="float" office:value="0.549052909228032" calcext:value-type="float">
            <text:p>0,549052909228032</text:p>
          </table:table-cell>
          <table:table-cell table:formula="of:=-([.F298]*[.F298]*[.F298]/30)+([.F298]/20)+1/6" office:value-type="float" office:value="-2.17617669973333" calcext:value-type="float">
            <text:p>-2,17617669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table:formula="of:=[.$B$18]+[.E299]*[.$D$18]" office:value-type="float" office:value="4.256" calcext:value-type="float">
            <text:p>4,256</text:p>
          </table:table-cell>
          <table:table-cell table:formula="of:=([.F299]*[.F299]*[.F299]*[.F299]/500)-([.F299]*[.F299]/200)-3/250" office:value-type="float" office:value="0.553632692846592" calcext:value-type="float">
            <text:p>0,553632692846592</text:p>
          </table:table-cell>
          <table:table-cell table:formula="of:=-([.F299]*[.F299]*[.F299]/30)+([.F299]/20)+1/6" office:value-type="float" office:value="-2.1902403072" calcext:value-type="float">
            <text:p>-2,19024030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formula="of:=[.$B$18]+[.E300]*[.$D$18]" office:value-type="float" office:value="4.264" calcext:value-type="float">
            <text:p>4,264</text:p>
          </table:table-cell>
          <table:table-cell table:formula="of:=([.F300]*[.F300]*[.F300]*[.F300]/500)-([.F300]*[.F300]/200)-3/250" office:value-type="float" office:value="0.558239658872832" calcext:value-type="float">
            <text:p>0,558239658872832</text:p>
          </table:table-cell>
          <table:table-cell table:formula="of:=-([.F300]*[.F300]*[.F300]/30)+([.F300]/20)+1/6" office:value-type="float" office:value="-2.20435839146667" calcext:value-type="float">
            <text:p>-2,20435839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table:formula="of:=[.$B$18]+[.E301]*[.$D$18]" office:value-type="float" office:value="4.272" calcext:value-type="float">
            <text:p>4,272</text:p>
          </table:table-cell>
          <table:table-cell table:formula="of:=([.F301]*[.F301]*[.F301]*[.F301]/500)-([.F301]*[.F301]/200)-3/250" office:value-type="float" office:value="0.562873912000512" calcext:value-type="float">
            <text:p>0,562873912000512</text:p>
          </table:table-cell>
          <table:table-cell table:formula="of:=-([.F301]*[.F301]*[.F301]/30)+([.F301]/20)+1/6" office:value-type="float" office:value="-2.21853105493333" calcext:value-type="float">
            <text:p>-2,21853105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table:formula="of:=[.$B$18]+[.E302]*[.$D$18]" office:value-type="float" office:value="4.28" calcext:value-type="float">
            <text:p>4,28</text:p>
          </table:table-cell>
          <table:table-cell table:formula="of:=([.F302]*[.F302]*[.F302]*[.F302]/500)-([.F302]*[.F302]/200)-3/250" office:value-type="float" office:value="0.56753555712" calcext:value-type="float">
            <text:p>0,56753555712</text:p>
          </table:table-cell>
          <table:table-cell table:formula="of:=-([.F302]*[.F302]*[.F302]/30)+([.F302]/20)+1/6" office:value-type="float" office:value="-2.2327584" calcext:value-type="float">
            <text:p>-2,23275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formula="of:=[.$B$18]+[.E303]*[.$D$18]" office:value-type="float" office:value="4.288" calcext:value-type="float">
            <text:p>4,288</text:p>
          </table:table-cell>
          <table:table-cell table:formula="of:=([.F303]*[.F303]*[.F303]*[.F303]/500)-([.F303]*[.F303]/200)-3/250" office:value-type="float" office:value="0.572224699318272" calcext:value-type="float">
            <text:p>0,572224699318272</text:p>
          </table:table-cell>
          <table:table-cell table:formula="of:=-([.F303]*[.F303]*[.F303]/30)+([.F303]/20)+1/6" office:value-type="float" office:value="-2.24704052906667" calcext:value-type="float">
            <text:p>-2,247040529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formula="of:=[.$B$18]+[.E304]*[.$D$18]" office:value-type="float" office:value="4.296" calcext:value-type="float">
            <text:p>4,296</text:p>
          </table:table-cell>
          <table:table-cell table:formula="of:=([.F304]*[.F304]*[.F304]*[.F304]/500)-([.F304]*[.F304]/200)-3/250" office:value-type="float" office:value="0.576941443878912" calcext:value-type="float">
            <text:p>0,576941443878912</text:p>
          </table:table-cell>
          <table:table-cell table:formula="of:=-([.F304]*[.F304]*[.F304]/30)+([.F304]/20)+1/6" office:value-type="float" office:value="-2.26137754453333" calcext:value-type="float">
            <text:p>-2,26137754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formula="of:=[.$B$18]+[.E305]*[.$D$18]" office:value-type="float" office:value="4.304" calcext:value-type="float">
            <text:p>4,304</text:p>
          </table:table-cell>
          <table:table-cell table:formula="of:=([.F305]*[.F305]*[.F305]*[.F305]/500)-([.F305]*[.F305]/200)-3/250" office:value-type="float" office:value="0.581685896282112" calcext:value-type="float">
            <text:p>0,581685896282112</text:p>
          </table:table-cell>
          <table:table-cell table:formula="of:=-([.F305]*[.F305]*[.F305]/30)+([.F305]/20)+1/6" office:value-type="float" office:value="-2.2757695488" calcext:value-type="float">
            <text:p>-2,27576954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table:formula="of:=[.$B$18]+[.E306]*[.$D$18]" office:value-type="float" office:value="4.312" calcext:value-type="float">
            <text:p>4,312</text:p>
          </table:table-cell>
          <table:table-cell table:formula="of:=([.F306]*[.F306]*[.F306]*[.F306]/500)-([.F306]*[.F306]/200)-3/250" office:value-type="float" office:value="0.586458162204672" calcext:value-type="float">
            <text:p>0,586458162204672</text:p>
          </table:table-cell>
          <table:table-cell table:formula="of:=-([.F306]*[.F306]*[.F306]/30)+([.F306]/20)+1/6" office:value-type="float" office:value="-2.29021664426667" calcext:value-type="float">
            <text:p>-2,29021664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$B$18]+[.E307]*[.$D$18]" office:value-type="float" office:value="4.32" calcext:value-type="float">
            <text:p>4,32</text:p>
          </table:table-cell>
          <table:table-cell table:formula="of:=([.F307]*[.F307]*[.F307]*[.F307]/500)-([.F307]*[.F307]/200)-3/250" office:value-type="float" office:value="0.59125834752" calcext:value-type="float">
            <text:p>0,59125834752</text:p>
          </table:table-cell>
          <table:table-cell table:formula="of:=-([.F307]*[.F307]*[.F307]/30)+([.F307]/20)+1/6" office:value-type="float" office:value="-2.30471893333333" calcext:value-type="float">
            <text:p>-2,304718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formula="of:=[.$B$18]+[.E308]*[.$D$18]" office:value-type="float" office:value="4.328" calcext:value-type="float">
            <text:p>4,328</text:p>
          </table:table-cell>
          <table:table-cell table:formula="of:=([.F308]*[.F308]*[.F308]*[.F308]/500)-([.F308]*[.F308]/200)-3/250" office:value-type="float" office:value="0.596086558298112" calcext:value-type="float">
            <text:p>0,596086558298112</text:p>
          </table:table-cell>
          <table:table-cell table:formula="of:=-([.F308]*[.F308]*[.F308]/30)+([.F308]/20)+1/6" office:value-type="float" office:value="-2.3192765184" calcext:value-type="float">
            <text:p>-2,31927651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table:formula="of:=[.$B$18]+[.E309]*[.$D$18]" office:value-type="float" office:value="4.336" calcext:value-type="float">
            <text:p>4,336</text:p>
          </table:table-cell>
          <table:table-cell table:formula="of:=([.F309]*[.F309]*[.F309]*[.F309]/500)-([.F309]*[.F309]/200)-3/250" office:value-type="float" office:value="0.600942900805632" calcext:value-type="float">
            <text:p>0,600942900805632</text:p>
          </table:table-cell>
          <table:table-cell table:formula="of:=-([.F309]*[.F309]*[.F309]/30)+([.F309]/20)+1/6" office:value-type="float" office:value="-2.33388950186667" calcext:value-type="float">
            <text:p>-2,333889501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formula="of:=[.$B$18]+[.E310]*[.$D$18]" office:value-type="float" office:value="4.344" calcext:value-type="float">
            <text:p>4,344</text:p>
          </table:table-cell>
          <table:table-cell table:formula="of:=([.F310]*[.F310]*[.F310]*[.F310]/500)-([.F310]*[.F310]/200)-3/250" office:value-type="float" office:value="0.605827481505792" calcext:value-type="float">
            <text:p>0,605827481505792</text:p>
          </table:table-cell>
          <table:table-cell table:formula="of:=-([.F310]*[.F310]*[.F310]/30)+([.F310]/20)+1/6" office:value-type="float" office:value="-2.34855798613333" calcext:value-type="float">
            <text:p>-2,348557986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table:formula="of:=[.$B$18]+[.E311]*[.$D$18]" office:value-type="float" office:value="4.352" calcext:value-type="float">
            <text:p>4,352</text:p>
          </table:table-cell>
          <table:table-cell table:formula="of:=([.F311]*[.F311]*[.F311]*[.F311]/500)-([.F311]*[.F311]/200)-3/250" office:value-type="float" office:value="0.610740407058432" calcext:value-type="float">
            <text:p>0,610740407058432</text:p>
          </table:table-cell>
          <table:table-cell table:formula="of:=-([.F311]*[.F311]*[.F311]/30)+([.F311]/20)+1/6" office:value-type="float" office:value="-2.3632820736" calcext:value-type="float">
            <text:p>-2,36328207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formula="of:=[.$B$18]+[.E312]*[.$D$18]" office:value-type="float" office:value="4.36" calcext:value-type="float">
            <text:p>4,36</text:p>
          </table:table-cell>
          <table:table-cell table:formula="of:=([.F312]*[.F312]*[.F312]*[.F312]/500)-([.F312]*[.F312]/200)-3/250" office:value-type="float" office:value="0.61568178432" calcext:value-type="float">
            <text:p>0,61568178432</text:p>
          </table:table-cell>
          <table:table-cell table:formula="of:=-([.F312]*[.F312]*[.F312]/30)+([.F312]/20)+1/6" office:value-type="float" office:value="-2.37806186666667" calcext:value-type="float">
            <text:p>-2,378061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table:formula="of:=[.$B$18]+[.E313]*[.$D$18]" office:value-type="float" office:value="4.368" calcext:value-type="float">
            <text:p>4,368</text:p>
          </table:table-cell>
          <table:table-cell table:formula="of:=([.F313]*[.F313]*[.F313]*[.F313]/500)-([.F313]*[.F313]/200)-3/250" office:value-type="float" office:value="0.620651720343552" calcext:value-type="float">
            <text:p>0,620651720343552</text:p>
          </table:table-cell>
          <table:table-cell table:formula="of:=-([.F313]*[.F313]*[.F313]/30)+([.F313]/20)+1/6" office:value-type="float" office:value="-2.39289746773333" calcext:value-type="float">
            <text:p>-2,39289746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formula="of:=[.$B$18]+[.E314]*[.$D$18]" office:value-type="float" office:value="4.376" calcext:value-type="float">
            <text:p>4,376</text:p>
          </table:table-cell>
          <table:table-cell table:formula="of:=([.F314]*[.F314]*[.F314]*[.F314]/500)-([.F314]*[.F314]/200)-3/250" office:value-type="float" office:value="0.625650322378752" calcext:value-type="float">
            <text:p>0,625650322378752</text:p>
          </table:table-cell>
          <table:table-cell table:formula="of:=-([.F314]*[.F314]*[.F314]/30)+([.F314]/20)+1/6" office:value-type="float" office:value="-2.4077889792" calcext:value-type="float">
            <text:p>-2,40778897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table:formula="of:=[.$B$18]+[.E315]*[.$D$18]" office:value-type="float" office:value="4.384" calcext:value-type="float">
            <text:p>4,384</text:p>
          </table:table-cell>
          <table:table-cell table:formula="of:=([.F315]*[.F315]*[.F315]*[.F315]/500)-([.F315]*[.F315]/200)-3/250" office:value-type="float" office:value="0.630677697871872" calcext:value-type="float">
            <text:p>0,630677697871872</text:p>
          </table:table-cell>
          <table:table-cell table:formula="of:=-([.F315]*[.F315]*[.F315]/30)+([.F315]/20)+1/6" office:value-type="float" office:value="-2.42273650346667" calcext:value-type="float">
            <text:p>-2,42273650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formula="of:=[.$B$18]+[.E316]*[.$D$18]" office:value-type="float" office:value="4.392" calcext:value-type="float">
            <text:p>4,392</text:p>
          </table:table-cell>
          <table:table-cell table:formula="of:=([.F316]*[.F316]*[.F316]*[.F316]/500)-([.F316]*[.F316]/200)-3/250" office:value-type="float" office:value="0.635733954465792" calcext:value-type="float">
            <text:p>0,635733954465792</text:p>
          </table:table-cell>
          <table:table-cell table:formula="of:=-([.F316]*[.F316]*[.F316]/30)+([.F316]/20)+1/6" office:value-type="float" office:value="-2.43774014293333" calcext:value-type="float">
            <text:p>-2,43774014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$B$18]+[.E317]*[.$D$18]" office:value-type="float" office:value="4.4" calcext:value-type="float">
            <text:p>4,4</text:p>
          </table:table-cell>
          <table:table-cell table:formula="of:=([.F317]*[.F317]*[.F317]*[.F317]/500)-([.F317]*[.F317]/200)-3/250" office:value-type="float" office:value="0.6408192" calcext:value-type="float">
            <text:p>0,6408192</text:p>
          </table:table-cell>
          <table:table-cell table:formula="of:=-([.F317]*[.F317]*[.F317]/30)+([.F317]/20)+1/6" office:value-type="float" office:value="-2.4528" calcext:value-type="float">
            <text:p>-2,4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formula="of:=[.$B$18]+[.E318]*[.$D$18]" office:value-type="float" office:value="4.408" calcext:value-type="float">
            <text:p>4,408</text:p>
          </table:table-cell>
          <table:table-cell table:formula="of:=([.F318]*[.F318]*[.F318]*[.F318]/500)-([.F318]*[.F318]/200)-3/250" office:value-type="float" office:value="0.645933542510592" calcext:value-type="float">
            <text:p>0,645933542510592</text:p>
          </table:table-cell>
          <table:table-cell table:formula="of:=-([.F318]*[.F318]*[.F318]/30)+([.F318]/20)+1/6" office:value-type="float" office:value="-2.46791617706667" calcext:value-type="float">
            <text:p>-2,467916177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formula="of:=[.$B$18]+[.E319]*[.$D$18]" office:value-type="float" office:value="4.416" calcext:value-type="float">
            <text:p>4,416</text:p>
          </table:table-cell>
          <table:table-cell table:formula="of:=([.F319]*[.F319]*[.F319]*[.F319]/500)-([.F319]*[.F319]/200)-3/250" office:value-type="float" office:value="0.651077090230272" calcext:value-type="float">
            <text:p>0,651077090230272</text:p>
          </table:table-cell>
          <table:table-cell table:formula="of:=-([.F319]*[.F319]*[.F319]/30)+([.F319]/20)+1/6" office:value-type="float" office:value="-2.48308877653333" calcext:value-type="float">
            <text:p>-2,483088776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$B$18]+[.E320]*[.$D$18]" office:value-type="float" office:value="4.424" calcext:value-type="float">
            <text:p>4,424</text:p>
          </table:table-cell>
          <table:table-cell table:formula="of:=([.F320]*[.F320]*[.F320]*[.F320]/500)-([.F320]*[.F320]/200)-3/250" office:value-type="float" office:value="0.656249951588352" calcext:value-type="float">
            <text:p>0,656249951588352</text:p>
          </table:table-cell>
          <table:table-cell table:formula="of:=-([.F320]*[.F320]*[.F320]/30)+([.F320]/20)+1/6" office:value-type="float" office:value="-2.4983179008" calcext:value-type="float">
            <text:p>-2,49831790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formula="of:=[.$B$18]+[.E321]*[.$D$18]" office:value-type="float" office:value="4.432" calcext:value-type="float">
            <text:p>4,432</text:p>
          </table:table-cell>
          <table:table-cell table:formula="of:=([.F321]*[.F321]*[.F321]*[.F321]/500)-([.F321]*[.F321]/200)-3/250" office:value-type="float" office:value="0.661452235210752" calcext:value-type="float">
            <text:p>0,661452235210752</text:p>
          </table:table-cell>
          <table:table-cell table:formula="of:=-([.F321]*[.F321]*[.F321]/30)+([.F321]/20)+1/6" office:value-type="float" office:value="-2.51360365226667" calcext:value-type="float">
            <text:p>-2,513603652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formula="of:=[.$B$18]+[.E322]*[.$D$18]" office:value-type="float" office:value="4.44" calcext:value-type="float">
            <text:p>4,44</text:p>
          </table:table-cell>
          <table:table-cell table:formula="of:=([.F322]*[.F322]*[.F322]*[.F322]/500)-([.F322]*[.F322]/200)-3/250" office:value-type="float" office:value="0.66668404992" calcext:value-type="float">
            <text:p>0,66668404992</text:p>
          </table:table-cell>
          <table:table-cell table:formula="of:=-([.F322]*[.F322]*[.F322]/30)+([.F322]/20)+1/6" office:value-type="float" office:value="-2.52894613333333" calcext:value-type="float">
            <text:p>-2,5289461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formula="of:=[.$B$18]+[.E323]*[.$D$18]" office:value-type="float" office:value="4.448" calcext:value-type="float">
            <text:p>4,448</text:p>
          </table:table-cell>
          <table:table-cell table:formula="of:=([.F323]*[.F323]*[.F323]*[.F323]/500)-([.F323]*[.F323]/200)-3/250" office:value-type="float" office:value="0.671945504735232" calcext:value-type="float">
            <text:p>0,671945504735232</text:p>
          </table:table-cell>
          <table:table-cell table:formula="of:=-([.F323]*[.F323]*[.F323]/30)+([.F323]/20)+1/6" office:value-type="float" office:value="-2.5443454464" calcext:value-type="float">
            <text:p>-2,54434544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formula="of:=[.$B$18]+[.E324]*[.$D$18]" office:value-type="float" office:value="4.456" calcext:value-type="float">
            <text:p>4,456</text:p>
          </table:table-cell>
          <table:table-cell table:formula="of:=([.F324]*[.F324]*[.F324]*[.F324]/500)-([.F324]*[.F324]/200)-3/250" office:value-type="float" office:value="0.677236708872192" calcext:value-type="float">
            <text:p>0,677236708872192</text:p>
          </table:table-cell>
          <table:table-cell table:formula="of:=-([.F324]*[.F324]*[.F324]/30)+([.F324]/20)+1/6" office:value-type="float" office:value="-2.55980169386667" calcext:value-type="float">
            <text:p>-2,559801693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formula="of:=[.$B$18]+[.E325]*[.$D$18]" office:value-type="float" office:value="4.464" calcext:value-type="float">
            <text:p>4,464</text:p>
          </table:table-cell>
          <table:table-cell table:formula="of:=([.F325]*[.F325]*[.F325]*[.F325]/500)-([.F325]*[.F325]/200)-3/250" office:value-type="float" office:value="0.682557771743232" calcext:value-type="float">
            <text:p>0,682557771743232</text:p>
          </table:table-cell>
          <table:table-cell table:formula="of:=-([.F325]*[.F325]*[.F325]/30)+([.F325]/20)+1/6" office:value-type="float" office:value="-2.57531497813333" calcext:value-type="float">
            <text:p>-2,575314978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formula="of:=[.$B$18]+[.E326]*[.$D$18]" office:value-type="float" office:value="4.472" calcext:value-type="float">
            <text:p>4,472</text:p>
          </table:table-cell>
          <table:table-cell table:formula="of:=([.F326]*[.F326]*[.F326]*[.F326]/500)-([.F326]*[.F326]/200)-3/250" office:value-type="float" office:value="0.687908802957312" calcext:value-type="float">
            <text:p>0,687908802957312</text:p>
          </table:table-cell>
          <table:table-cell table:formula="of:=-([.F326]*[.F326]*[.F326]/30)+([.F326]/20)+1/6" office:value-type="float" office:value="-2.5908854016" calcext:value-type="float">
            <text:p>-2,59088540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$B$18]+[.E327]*[.$D$18]" office:value-type="float" office:value="4.48" calcext:value-type="float">
            <text:p>4,48</text:p>
          </table:table-cell>
          <table:table-cell table:formula="of:=([.F327]*[.F327]*[.F327]*[.F327]/500)-([.F327]*[.F327]/200)-3/250" office:value-type="float" office:value="0.69328991232" calcext:value-type="float">
            <text:p>0,69328991232</text:p>
          </table:table-cell>
          <table:table-cell table:formula="of:=-([.F327]*[.F327]*[.F327]/30)+([.F327]/20)+1/6" office:value-type="float" office:value="-2.60651306666667" calcext:value-type="float">
            <text:p>-2,6065130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formula="of:=[.$B$18]+[.E328]*[.$D$18]" office:value-type="float" office:value="4.488" calcext:value-type="float">
            <text:p>4,488</text:p>
          </table:table-cell>
          <table:table-cell table:formula="of:=([.F328]*[.F328]*[.F328]*[.F328]/500)-([.F328]*[.F328]/200)-3/250" office:value-type="float" office:value="0.698701209833472" calcext:value-type="float">
            <text:p>0,698701209833472</text:p>
          </table:table-cell>
          <table:table-cell table:formula="of:=-([.F328]*[.F328]*[.F328]/30)+([.F328]/20)+1/6" office:value-type="float" office:value="-2.62219807573333" calcext:value-type="float">
            <text:p>-2,622198075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formula="of:=[.$B$18]+[.E329]*[.$D$18]" office:value-type="float" office:value="4.496" calcext:value-type="float">
            <text:p>4,496</text:p>
          </table:table-cell>
          <table:table-cell table:formula="of:=([.F329]*[.F329]*[.F329]*[.F329]/500)-([.F329]*[.F329]/200)-3/250" office:value-type="float" office:value="0.704142805696512" calcext:value-type="float">
            <text:p>0,704142805696512</text:p>
          </table:table-cell>
          <table:table-cell table:formula="of:=-([.F329]*[.F329]*[.F329]/30)+([.F329]/20)+1/6" office:value-type="float" office:value="-2.6379405312" calcext:value-type="float">
            <text:p>-2,63794053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table:formula="of:=[.$B$18]+[.E330]*[.$D$18]" office:value-type="float" office:value="4.504" calcext:value-type="float">
            <text:p>4,504</text:p>
          </table:table-cell>
          <table:table-cell table:formula="of:=([.F330]*[.F330]*[.F330]*[.F330]/500)-([.F330]*[.F330]/200)-3/250" office:value-type="float" office:value="0.709614810304512" calcext:value-type="float">
            <text:p>0,709614810304512</text:p>
          </table:table-cell>
          <table:table-cell table:formula="of:=-([.F330]*[.F330]*[.F330]/30)+([.F330]/20)+1/6" office:value-type="float" office:value="-2.65374053546667" calcext:value-type="float">
            <text:p>-2,653740535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formula="of:=[.$B$18]+[.E331]*[.$D$18]" office:value-type="float" office:value="4.512" calcext:value-type="float">
            <text:p>4,512</text:p>
          </table:table-cell>
          <table:table-cell table:formula="of:=([.F331]*[.F331]*[.F331]*[.F331]/500)-([.F331]*[.F331]/200)-3/250" office:value-type="float" office:value="0.715117334249472" calcext:value-type="float">
            <text:p>0,715117334249472</text:p>
          </table:table-cell>
          <table:table-cell table:formula="of:=-([.F331]*[.F331]*[.F331]/30)+([.F331]/20)+1/6" office:value-type="float" office:value="-2.66959819093333" calcext:value-type="float">
            <text:p>-2,669598190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table:formula="of:=[.$B$18]+[.E332]*[.$D$18]" office:value-type="float" office:value="4.52" calcext:value-type="float">
            <text:p>4,52</text:p>
          </table:table-cell>
          <table:table-cell table:formula="of:=([.F332]*[.F332]*[.F332]*[.F332]/500)-([.F332]*[.F332]/200)-3/250" office:value-type="float" office:value="0.72065048832" calcext:value-type="float">
            <text:p>0,72065048832</text:p>
          </table:table-cell>
          <table:table-cell table:formula="of:=-([.F332]*[.F332]*[.F332]/30)+([.F332]/20)+1/6" office:value-type="float" office:value="-2.6855136" calcext:value-type="float">
            <text:p>-2,68551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table:formula="of:=[.$B$18]+[.E333]*[.$D$18]" office:value-type="float" office:value="4.528" calcext:value-type="float">
            <text:p>4,528</text:p>
          </table:table-cell>
          <table:table-cell table:formula="of:=([.F333]*[.F333]*[.F333]*[.F333]/500)-([.F333]*[.F333]/200)-3/250" office:value-type="float" office:value="0.726214383501312" calcext:value-type="float">
            <text:p>0,726214383501312</text:p>
          </table:table-cell>
          <table:table-cell table:formula="of:=-([.F333]*[.F333]*[.F333]/30)+([.F333]/20)+1/6" office:value-type="float" office:value="-2.70148686506667" calcext:value-type="float">
            <text:p>-2,701486865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formula="of:=[.$B$18]+[.E334]*[.$D$18]" office:value-type="float" office:value="4.536" calcext:value-type="float">
            <text:p>4,536</text:p>
          </table:table-cell>
          <table:table-cell table:formula="of:=([.F334]*[.F334]*[.F334]*[.F334]/500)-([.F334]*[.F334]/200)-3/250" office:value-type="float" office:value="0.731809130975232" calcext:value-type="float">
            <text:p>0,731809130975232</text:p>
          </table:table-cell>
          <table:table-cell table:formula="of:=-([.F334]*[.F334]*[.F334]/30)+([.F334]/20)+1/6" office:value-type="float" office:value="-2.71751808853333" calcext:value-type="float">
            <text:p>-2,717518088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table:formula="of:=[.$B$18]+[.E335]*[.$D$18]" office:value-type="float" office:value="4.544" calcext:value-type="float">
            <text:p>4,544</text:p>
          </table:table-cell>
          <table:table-cell table:formula="of:=([.F335]*[.F335]*[.F335]*[.F335]/500)-([.F335]*[.F335]/200)-3/250" office:value-type="float" office:value="0.737434842120192" calcext:value-type="float">
            <text:p>0,737434842120192</text:p>
          </table:table-cell>
          <table:table-cell table:formula="of:=-([.F335]*[.F335]*[.F335]/30)+([.F335]/20)+1/6" office:value-type="float" office:value="-2.7336073728" calcext:value-type="float">
            <text:p>-2,73360737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formula="of:=[.$B$18]+[.E336]*[.$D$18]" office:value-type="float" office:value="4.552" calcext:value-type="float">
            <text:p>4,552</text:p>
          </table:table-cell>
          <table:table-cell table:formula="of:=([.F336]*[.F336]*[.F336]*[.F336]/500)-([.F336]*[.F336]/200)-3/250" office:value-type="float" office:value="0.743091628511232" calcext:value-type="float">
            <text:p>0,743091628511232</text:p>
          </table:table-cell>
          <table:table-cell table:formula="of:=-([.F336]*[.F336]*[.F336]/30)+([.F336]/20)+1/6" office:value-type="float" office:value="-2.74975482026667" calcext:value-type="float">
            <text:p>-2,749754820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$B$18]+[.E337]*[.$D$18]" office:value-type="float" office:value="4.56" calcext:value-type="float">
            <text:p>4,56</text:p>
          </table:table-cell>
          <table:table-cell table:formula="of:=([.F337]*[.F337]*[.F337]*[.F337]/500)-([.F337]*[.F337]/200)-3/250" office:value-type="float" office:value="0.74877960192" calcext:value-type="float">
            <text:p>0,74877960192</text:p>
          </table:table-cell>
          <table:table-cell table:formula="of:=-([.F337]*[.F337]*[.F337]/30)+([.F337]/20)+1/6" office:value-type="float" office:value="-2.76596053333333" calcext:value-type="float">
            <text:p>-2,7659605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table:formula="of:=[.$B$18]+[.E338]*[.$D$18]" office:value-type="float" office:value="4.568" calcext:value-type="float">
            <text:p>4,568</text:p>
          </table:table-cell>
          <table:table-cell table:formula="of:=([.F338]*[.F338]*[.F338]*[.F338]/500)-([.F338]*[.F338]/200)-3/250" office:value-type="float" office:value="0.754498874314752" calcext:value-type="float">
            <text:p>0,754498874314752</text:p>
          </table:table-cell>
          <table:table-cell table:formula="of:=-([.F338]*[.F338]*[.F338]/30)+([.F338]/20)+1/6" office:value-type="float" office:value="-2.7822246144" calcext:value-type="float">
            <text:p>-2,78222461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formula="of:=[.$B$18]+[.E339]*[.$D$18]" office:value-type="float" office:value="4.576" calcext:value-type="float">
            <text:p>4,576</text:p>
          </table:table-cell>
          <table:table-cell table:formula="of:=([.F339]*[.F339]*[.F339]*[.F339]/500)-([.F339]*[.F339]/200)-3/250" office:value-type="float" office:value="0.760249557860352" calcext:value-type="float">
            <text:p>0,760249557860352</text:p>
          </table:table-cell>
          <table:table-cell table:formula="of:=-([.F339]*[.F339]*[.F339]/30)+([.F339]/20)+1/6" office:value-type="float" office:value="-2.79854716586667" calcext:value-type="float">
            <text:p>-2,798547165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table:formula="of:=[.$B$18]+[.E340]*[.$D$18]" office:value-type="float" office:value="4.584" calcext:value-type="float">
            <text:p>4,584</text:p>
          </table:table-cell>
          <table:table-cell table:formula="of:=([.F340]*[.F340]*[.F340]*[.F340]/500)-([.F340]*[.F340]/200)-3/250" office:value-type="float" office:value="0.766031764918272" calcext:value-type="float">
            <text:p>0,766031764918272</text:p>
          </table:table-cell>
          <table:table-cell table:formula="of:=-([.F340]*[.F340]*[.F340]/30)+([.F340]/20)+1/6" office:value-type="float" office:value="-2.81492829013333" calcext:value-type="float">
            <text:p>-2,814928290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formula="of:=[.$B$18]+[.E341]*[.$D$18]" office:value-type="float" office:value="4.592" calcext:value-type="float">
            <text:p>4,592</text:p>
          </table:table-cell>
          <table:table-cell table:formula="of:=([.F341]*[.F341]*[.F341]*[.F341]/500)-([.F341]*[.F341]/200)-3/250" office:value-type="float" office:value="0.771845608046592" calcext:value-type="float">
            <text:p>0,771845608046592</text:p>
          </table:table-cell>
          <table:table-cell table:formula="of:=-([.F341]*[.F341]*[.F341]/30)+([.F341]/20)+1/6" office:value-type="float" office:value="-2.8313680896" calcext:value-type="float">
            <text:p>-2,83136808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formula="of:=[.$B$18]+[.E342]*[.$D$18]" office:value-type="float" office:value="4.6" calcext:value-type="float">
            <text:p>4,6</text:p>
          </table:table-cell>
          <table:table-cell table:formula="of:=([.F342]*[.F342]*[.F342]*[.F342]/500)-([.F342]*[.F342]/200)-3/250" office:value-type="float" office:value="0.7776912" calcext:value-type="float">
            <text:p>0,7776912</text:p>
          </table:table-cell>
          <table:table-cell table:formula="of:=-([.F342]*[.F342]*[.F342]/30)+([.F342]/20)+1/6" office:value-type="float" office:value="-2.84786666666667" calcext:value-type="float">
            <text:p>-2,8478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table:formula="of:=[.$B$18]+[.E343]*[.$D$18]" office:value-type="float" office:value="4.608" calcext:value-type="float">
            <text:p>4,608</text:p>
          </table:table-cell>
          <table:table-cell table:formula="of:=([.F343]*[.F343]*[.F343]*[.F343]/500)-([.F343]*[.F343]/200)-3/250" office:value-type="float" office:value="0.783568653729792" calcext:value-type="float">
            <text:p>0,783568653729792</text:p>
          </table:table-cell>
          <table:table-cell table:formula="of:=-([.F343]*[.F343]*[.F343]/30)+([.F343]/20)+1/6" office:value-type="float" office:value="-2.86442412373333" calcext:value-type="float">
            <text:p>-2,864424123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formula="of:=[.$B$18]+[.E344]*[.$D$18]" office:value-type="float" office:value="4.616" calcext:value-type="float">
            <text:p>4,616</text:p>
          </table:table-cell>
          <table:table-cell table:formula="of:=([.F344]*[.F344]*[.F344]*[.F344]/500)-([.F344]*[.F344]/200)-3/250" office:value-type="float" office:value="0.789478082383872" calcext:value-type="float">
            <text:p>0,789478082383872</text:p>
          </table:table-cell>
          <table:table-cell table:formula="of:=-([.F344]*[.F344]*[.F344]/30)+([.F344]/20)+1/6" office:value-type="float" office:value="-2.8810405632" calcext:value-type="float">
            <text:p>-2,88104056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formula="of:=[.$B$18]+[.E345]*[.$D$18]" office:value-type="float" office:value="4.624" calcext:value-type="float">
            <text:p>4,624</text:p>
          </table:table-cell>
          <table:table-cell table:formula="of:=([.F345]*[.F345]*[.F345]*[.F345]/500)-([.F345]*[.F345]/200)-3/250" office:value-type="float" office:value="0.795419599306752" calcext:value-type="float">
            <text:p>0,795419599306752</text:p>
          </table:table-cell>
          <table:table-cell table:formula="of:=-([.F345]*[.F345]*[.F345]/30)+([.F345]/20)+1/6" office:value-type="float" office:value="-2.89771608746667" calcext:value-type="float">
            <text:p>-2,89771608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table:formula="of:=[.$B$18]+[.E346]*[.$D$18]" office:value-type="float" office:value="4.632" calcext:value-type="float">
            <text:p>4,632</text:p>
          </table:table-cell>
          <table:table-cell table:formula="of:=([.F346]*[.F346]*[.F346]*[.F346]/500)-([.F346]*[.F346]/200)-3/250" office:value-type="float" office:value="0.801393318039552" calcext:value-type="float">
            <text:p>0,801393318039552</text:p>
          </table:table-cell>
          <table:table-cell table:formula="of:=-([.F346]*[.F346]*[.F346]/30)+([.F346]/20)+1/6" office:value-type="float" office:value="-2.91445079893333" calcext:value-type="float">
            <text:p>-2,914450798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$B$18]+[.E347]*[.$D$18]" office:value-type="float" office:value="4.64" calcext:value-type="float">
            <text:p>4,64</text:p>
          </table:table-cell>
          <table:table-cell table:formula="of:=([.F347]*[.F347]*[.F347]*[.F347]/500)-([.F347]*[.F347]/200)-3/250" office:value-type="float" office:value="0.80739935232" calcext:value-type="float">
            <text:p>0,80739935232</text:p>
          </table:table-cell>
          <table:table-cell table:formula="of:=-([.F347]*[.F347]*[.F347]/30)+([.F347]/20)+1/6" office:value-type="float" office:value="-2.9312448" calcext:value-type="float">
            <text:p>-2,93124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formula="of:=[.$B$18]+[.E348]*[.$D$18]" office:value-type="float" office:value="4.648" calcext:value-type="float">
            <text:p>4,648</text:p>
          </table:table-cell>
          <table:table-cell table:formula="of:=([.F348]*[.F348]*[.F348]*[.F348]/500)-([.F348]*[.F348]/200)-3/250" office:value-type="float" office:value="0.813437816082432" calcext:value-type="float">
            <text:p>0,813437816082432</text:p>
          </table:table-cell>
          <table:table-cell table:formula="of:=-([.F348]*[.F348]*[.F348]/30)+([.F348]/20)+1/6" office:value-type="float" office:value="-2.94809819306667" calcext:value-type="float">
            <text:p>-2,94809819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formula="of:=[.$B$18]+[.E349]*[.$D$18]" office:value-type="float" office:value="4.656" calcext:value-type="float">
            <text:p>4,656</text:p>
          </table:table-cell>
          <table:table-cell table:formula="of:=([.F349]*[.F349]*[.F349]*[.F349]/500)-([.F349]*[.F349]/200)-3/250" office:value-type="float" office:value="0.819508823457792" calcext:value-type="float">
            <text:p>0,819508823457792</text:p>
          </table:table-cell>
          <table:table-cell table:formula="of:=-([.F349]*[.F349]*[.F349]/30)+([.F349]/20)+1/6" office:value-type="float" office:value="-2.96501108053333" calcext:value-type="float">
            <text:p>-2,965011080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formula="of:=[.$B$18]+[.E350]*[.$D$18]" office:value-type="float" office:value="4.664" calcext:value-type="float">
            <text:p>4,664</text:p>
          </table:table-cell>
          <table:table-cell table:formula="of:=([.F350]*[.F350]*[.F350]*[.F350]/500)-([.F350]*[.F350]/200)-3/250" office:value-type="float" office:value="0.825612488773632" calcext:value-type="float">
            <text:p>0,825612488773632</text:p>
          </table:table-cell>
          <table:table-cell table:formula="of:=-([.F350]*[.F350]*[.F350]/30)+([.F350]/20)+1/6" office:value-type="float" office:value="-2.9819835648" calcext:value-type="float">
            <text:p>-2,98198356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formula="of:=[.$B$18]+[.E351]*[.$D$18]" office:value-type="float" office:value="4.672" calcext:value-type="float">
            <text:p>4,672</text:p>
          </table:table-cell>
          <table:table-cell table:formula="of:=([.F351]*[.F351]*[.F351]*[.F351]/500)-([.F351]*[.F351]/200)-3/250" office:value-type="float" office:value="0.831748926554112" calcext:value-type="float">
            <text:p>0,831748926554112</text:p>
          </table:table-cell>
          <table:table-cell table:formula="of:=-([.F351]*[.F351]*[.F351]/30)+([.F351]/20)+1/6" office:value-type="float" office:value="-2.99901574826667" calcext:value-type="float">
            <text:p>-2,99901574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table:formula="of:=[.$B$18]+[.E352]*[.$D$18]" office:value-type="float" office:value="4.68" calcext:value-type="float">
            <text:p>4,68</text:p>
          </table:table-cell>
          <table:table-cell table:formula="of:=([.F352]*[.F352]*[.F352]*[.F352]/500)-([.F352]*[.F352]/200)-3/250" office:value-type="float" office:value="0.83791825152" calcext:value-type="float">
            <text:p>0,83791825152</text:p>
          </table:table-cell>
          <table:table-cell table:formula="of:=-([.F352]*[.F352]*[.F352]/30)+([.F352]/20)+1/6" office:value-type="float" office:value="-3.01610773333333" calcext:value-type="float">
            <text:p>-3,0161077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formula="of:=[.$B$18]+[.E353]*[.$D$18]" office:value-type="float" office:value="4.688" calcext:value-type="float">
            <text:p>4,688</text:p>
          </table:table-cell>
          <table:table-cell table:formula="of:=([.F353]*[.F353]*[.F353]*[.F353]/500)-([.F353]*[.F353]/200)-3/250" office:value-type="float" office:value="0.844120578588672" calcext:value-type="float">
            <text:p>0,844120578588672</text:p>
          </table:table-cell>
          <table:table-cell table:formula="of:=-([.F353]*[.F353]*[.F353]/30)+([.F353]/20)+1/6" office:value-type="float" office:value="-3.0332596224" calcext:value-type="float">
            <text:p>-3,03325962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formula="of:=[.$B$18]+[.E354]*[.$D$18]" office:value-type="float" office:value="4.696" calcext:value-type="float">
            <text:p>4,696</text:p>
          </table:table-cell>
          <table:table-cell table:formula="of:=([.F354]*[.F354]*[.F354]*[.F354]/500)-([.F354]*[.F354]/200)-3/250" office:value-type="float" office:value="0.850356022874112" calcext:value-type="float">
            <text:p>0,850356022874112</text:p>
          </table:table-cell>
          <table:table-cell table:formula="of:=-([.F354]*[.F354]*[.F354]/30)+([.F354]/20)+1/6" office:value-type="float" office:value="-3.05047151786667" calcext:value-type="float">
            <text:p>-3,05047151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table:formula="of:=[.$B$18]+[.E355]*[.$D$18]" office:value-type="float" office:value="4.704" calcext:value-type="float">
            <text:p>4,704</text:p>
          </table:table-cell>
          <table:table-cell table:formula="of:=([.F355]*[.F355]*[.F355]*[.F355]/500)-([.F355]*[.F355]/200)-3/250" office:value-type="float" office:value="0.856624699686912" calcext:value-type="float">
            <text:p>0,856624699686912</text:p>
          </table:table-cell>
          <table:table-cell table:formula="of:=-([.F355]*[.F355]*[.F355]/30)+([.F355]/20)+1/6" office:value-type="float" office:value="-3.06774352213334" calcext:value-type="float">
            <text:p>-3,0677435221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formula="of:=[.$B$18]+[.E356]*[.$D$18]" office:value-type="float" office:value="4.712" calcext:value-type="float">
            <text:p>4,712</text:p>
          </table:table-cell>
          <table:table-cell table:formula="of:=([.F356]*[.F356]*[.F356]*[.F356]/500)-([.F356]*[.F356]/200)-3/250" office:value-type="float" office:value="0.862926724534272" calcext:value-type="float">
            <text:p>0,862926724534272</text:p>
          </table:table-cell>
          <table:table-cell table:formula="of:=-([.F356]*[.F356]*[.F356]/30)+([.F356]/20)+1/6" office:value-type="float" office:value="-3.0850757376" calcext:value-type="float">
            <text:p>-3,08507573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$B$18]+[.E357]*[.$D$18]" office:value-type="float" office:value="4.72" calcext:value-type="float">
            <text:p>4,72</text:p>
          </table:table-cell>
          <table:table-cell table:formula="of:=([.F357]*[.F357]*[.F357]*[.F357]/500)-([.F357]*[.F357]/200)-3/250" office:value-type="float" office:value="0.86926221312" calcext:value-type="float">
            <text:p>0,86926221312</text:p>
          </table:table-cell>
          <table:table-cell table:formula="of:=-([.F357]*[.F357]*[.F357]/30)+([.F357]/20)+1/6" office:value-type="float" office:value="-3.10246826666667" calcext:value-type="float">
            <text:p>-3,102468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formula="of:=[.$B$18]+[.E358]*[.$D$18]" office:value-type="float" office:value="4.728" calcext:value-type="float">
            <text:p>4,728</text:p>
          </table:table-cell>
          <table:table-cell table:formula="of:=([.F358]*[.F358]*[.F358]*[.F358]/500)-([.F358]*[.F358]/200)-3/250" office:value-type="float" office:value="0.875631281344512" calcext:value-type="float">
            <text:p>0,875631281344512</text:p>
          </table:table-cell>
          <table:table-cell table:formula="of:=-([.F358]*[.F358]*[.F358]/30)+([.F358]/20)+1/6" office:value-type="float" office:value="-3.11992121173333" calcext:value-type="float">
            <text:p>-3,11992121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formula="of:=[.$B$18]+[.E359]*[.$D$18]" office:value-type="float" office:value="4.736" calcext:value-type="float">
            <text:p>4,736</text:p>
          </table:table-cell>
          <table:table-cell table:formula="of:=([.F359]*[.F359]*[.F359]*[.F359]/500)-([.F359]*[.F359]/200)-3/250" office:value-type="float" office:value="0.882034045304833" calcext:value-type="float">
            <text:p>0,882034045304833</text:p>
          </table:table-cell>
          <table:table-cell table:formula="of:=-([.F359]*[.F359]*[.F359]/30)+([.F359]/20)+1/6" office:value-type="float" office:value="-3.1374346752" calcext:value-type="float">
            <text:p>-3,1374346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formula="of:=[.$B$18]+[.E360]*[.$D$18]" office:value-type="float" office:value="4.744" calcext:value-type="float">
            <text:p>4,744</text:p>
          </table:table-cell>
          <table:table-cell table:formula="of:=([.F360]*[.F360]*[.F360]*[.F360]/500)-([.F360]*[.F360]/200)-3/250" office:value-type="float" office:value="0.888470621294592" calcext:value-type="float">
            <text:p>0,888470621294592</text:p>
          </table:table-cell>
          <table:table-cell table:formula="of:=-([.F360]*[.F360]*[.F360]/30)+([.F360]/20)+1/6" office:value-type="float" office:value="-3.15500875946667" calcext:value-type="float">
            <text:p>-3,15500875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formula="of:=[.$B$18]+[.E361]*[.$D$18]" office:value-type="float" office:value="4.752" calcext:value-type="float">
            <text:p>4,752</text:p>
          </table:table-cell>
          <table:table-cell table:formula="of:=([.F361]*[.F361]*[.F361]*[.F361]/500)-([.F361]*[.F361]/200)-3/250" office:value-type="float" office:value="0.894941125804032" calcext:value-type="float">
            <text:p>0,894941125804032</text:p>
          </table:table-cell>
          <table:table-cell table:formula="of:=-([.F361]*[.F361]*[.F361]/30)+([.F361]/20)+1/6" office:value-type="float" office:value="-3.17264356693333" calcext:value-type="float">
            <text:p>-3,172643566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table:formula="of:=[.$B$18]+[.E362]*[.$D$18]" office:value-type="float" office:value="4.76" calcext:value-type="float">
            <text:p>4,76</text:p>
          </table:table-cell>
          <table:table-cell table:formula="of:=([.F362]*[.F362]*[.F362]*[.F362]/500)-([.F362]*[.F362]/200)-3/250" office:value-type="float" office:value="0.90144567552" calcext:value-type="float">
            <text:p>0,90144567552</text:p>
          </table:table-cell>
          <table:table-cell table:formula="of:=-([.F362]*[.F362]*[.F362]/30)+([.F362]/20)+1/6" office:value-type="float" office:value="-3.1903392" calcext:value-type="float">
            <text:p>-3,19033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formula="of:=[.$B$18]+[.E363]*[.$D$18]" office:value-type="float" office:value="4.768" calcext:value-type="float">
            <text:p>4,768</text:p>
          </table:table-cell>
          <table:table-cell table:formula="of:=([.F363]*[.F363]*[.F363]*[.F363]/500)-([.F363]*[.F363]/200)-3/250" office:value-type="float" office:value="0.907984387325953" calcext:value-type="float">
            <text:p>0,907984387325953</text:p>
          </table:table-cell>
          <table:table-cell table:formula="of:=-([.F363]*[.F363]*[.F363]/30)+([.F363]/20)+1/6" office:value-type="float" office:value="-3.20809576106667" calcext:value-type="float">
            <text:p>-3,20809576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formula="of:=[.$B$18]+[.E364]*[.$D$18]" office:value-type="float" office:value="4.776" calcext:value-type="float">
            <text:p>4,776</text:p>
          </table:table-cell>
          <table:table-cell table:formula="of:=([.F364]*[.F364]*[.F364]*[.F364]/500)-([.F364]*[.F364]/200)-3/250" office:value-type="float" office:value="0.914557378301952" calcext:value-type="float">
            <text:p>0,914557378301952</text:p>
          </table:table-cell>
          <table:table-cell table:formula="of:=-([.F364]*[.F364]*[.F364]/30)+([.F364]/20)+1/6" office:value-type="float" office:value="-3.22591335253333" calcext:value-type="float">
            <text:p>-3,225913352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table:formula="of:=[.$B$18]+[.E365]*[.$D$18]" office:value-type="float" office:value="4.784" calcext:value-type="float">
            <text:p>4,784</text:p>
          </table:table-cell>
          <table:table-cell table:formula="of:=([.F365]*[.F365]*[.F365]*[.F365]/500)-([.F365]*[.F365]/200)-3/250" office:value-type="float" office:value="0.921164765724672" calcext:value-type="float">
            <text:p>0,921164765724672</text:p>
          </table:table-cell>
          <table:table-cell table:formula="of:=-([.F365]*[.F365]*[.F365]/30)+([.F365]/20)+1/6" office:value-type="float" office:value="-3.2437920768" calcext:value-type="float">
            <text:p>-3,24379207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formula="of:=[.$B$18]+[.E366]*[.$D$18]" office:value-type="float" office:value="4.792" calcext:value-type="float">
            <text:p>4,792</text:p>
          </table:table-cell>
          <table:table-cell table:formula="of:=([.F366]*[.F366]*[.F366]*[.F366]/500)-([.F366]*[.F366]/200)-3/250" office:value-type="float" office:value="0.927806667067392" calcext:value-type="float">
            <text:p>0,927806667067392</text:p>
          </table:table-cell>
          <table:table-cell table:formula="of:=-([.F366]*[.F366]*[.F366]/30)+([.F366]/20)+1/6" office:value-type="float" office:value="-3.26173203626667" calcext:value-type="float">
            <text:p>-3,26173203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$B$18]+[.E367]*[.$D$18]" office:value-type="float" office:value="4.8" calcext:value-type="float">
            <text:p>4,8</text:p>
          </table:table-cell>
          <table:table-cell table:formula="of:=([.F367]*[.F367]*[.F367]*[.F367]/500)-([.F367]*[.F367]/200)-3/250" office:value-type="float" office:value="0.934483200000001" calcext:value-type="float">
            <text:p>0,934483200000001</text:p>
          </table:table-cell>
          <table:table-cell table:formula="of:=-([.F367]*[.F367]*[.F367]/30)+([.F367]/20)+1/6" office:value-type="float" office:value="-3.27973333333333" calcext:value-type="float">
            <text:p>-3,2797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table:formula="of:=[.$B$18]+[.E368]*[.$D$18]" office:value-type="float" office:value="4.808" calcext:value-type="float">
            <text:p>4,808</text:p>
          </table:table-cell>
          <table:table-cell table:formula="of:=([.F368]*[.F368]*[.F368]*[.F368]/500)-([.F368]*[.F368]/200)-3/250" office:value-type="float" office:value="0.941194482388992" calcext:value-type="float">
            <text:p>0,941194482388992</text:p>
          </table:table-cell>
          <table:table-cell table:formula="of:=-([.F368]*[.F368]*[.F368]/30)+([.F368]/20)+1/6" office:value-type="float" office:value="-3.2977960704" calcext:value-type="float">
            <text:p>-3,2977960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table:formula="of:=[.$B$18]+[.E369]*[.$D$18]" office:value-type="float" office:value="4.816" calcext:value-type="float">
            <text:p>4,816</text:p>
          </table:table-cell>
          <table:table-cell table:formula="of:=([.F369]*[.F369]*[.F369]*[.F369]/500)-([.F369]*[.F369]/200)-3/250" office:value-type="float" office:value="0.947940632297472" calcext:value-type="float">
            <text:p>0,947940632297472</text:p>
          </table:table-cell>
          <table:table-cell table:formula="of:=-([.F369]*[.F369]*[.F369]/30)+([.F369]/20)+1/6" office:value-type="float" office:value="-3.31592034986667" calcext:value-type="float">
            <text:p>-3,31592034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table:formula="of:=[.$B$18]+[.E370]*[.$D$18]" office:value-type="float" office:value="4.824" calcext:value-type="float">
            <text:p>4,824</text:p>
          </table:table-cell>
          <table:table-cell table:formula="of:=([.F370]*[.F370]*[.F370]*[.F370]/500)-([.F370]*[.F370]/200)-3/250" office:value-type="float" office:value="0.954721767985152" calcext:value-type="float">
            <text:p>0,954721767985152</text:p>
          </table:table-cell>
          <table:table-cell table:formula="of:=-([.F370]*[.F370]*[.F370]/30)+([.F370]/20)+1/6" office:value-type="float" office:value="-3.33410627413333" calcext:value-type="float">
            <text:p>-3,33410627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formula="of:=[.$B$18]+[.E371]*[.$D$18]" office:value-type="float" office:value="4.832" calcext:value-type="float">
            <text:p>4,832</text:p>
          </table:table-cell>
          <table:table-cell table:formula="of:=([.F371]*[.F371]*[.F371]*[.F371]/500)-([.F371]*[.F371]/200)-3/250" office:value-type="float" office:value="0.961538007908352" calcext:value-type="float">
            <text:p>0,961538007908352</text:p>
          </table:table-cell>
          <table:table-cell table:formula="of:=-([.F371]*[.F371]*[.F371]/30)+([.F371]/20)+1/6" office:value-type="float" office:value="-3.3523539456" calcext:value-type="float">
            <text:p>-3,35235394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formula="of:=[.$B$18]+[.E372]*[.$D$18]" office:value-type="float" office:value="4.84" calcext:value-type="float">
            <text:p>4,84</text:p>
          </table:table-cell>
          <table:table-cell table:formula="of:=([.F372]*[.F372]*[.F372]*[.F372]/500)-([.F372]*[.F372]/200)-3/250" office:value-type="float" office:value="0.96838947072" calcext:value-type="float">
            <text:p>0,96838947072</text:p>
          </table:table-cell>
          <table:table-cell table:formula="of:=-([.F372]*[.F372]*[.F372]/30)+([.F372]/20)+1/6" office:value-type="float" office:value="-3.37066346666667" calcext:value-type="float">
            <text:p>-3,3706634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table:formula="of:=[.$B$18]+[.E373]*[.$D$18]" office:value-type="float" office:value="4.848" calcext:value-type="float">
            <text:p>4,848</text:p>
          </table:table-cell>
          <table:table-cell table:formula="of:=([.F373]*[.F373]*[.F373]*[.F373]/500)-([.F373]*[.F373]/200)-3/250" office:value-type="float" office:value="0.975276275269632" calcext:value-type="float">
            <text:p>0,975276275269632</text:p>
          </table:table-cell>
          <table:table-cell table:formula="of:=-([.F373]*[.F373]*[.F373]/30)+([.F373]/20)+1/6" office:value-type="float" office:value="-3.38903493973333" calcext:value-type="float">
            <text:p>-3,38903493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formula="of:=[.$B$18]+[.E374]*[.$D$18]" office:value-type="float" office:value="4.856" calcext:value-type="float">
            <text:p>4,856</text:p>
          </table:table-cell>
          <table:table-cell table:formula="of:=([.F374]*[.F374]*[.F374]*[.F374]/500)-([.F374]*[.F374]/200)-3/250" office:value-type="float" office:value="0.982198540603392" calcext:value-type="float">
            <text:p>0,982198540603392</text:p>
          </table:table-cell>
          <table:table-cell table:formula="of:=-([.F374]*[.F374]*[.F374]/30)+([.F374]/20)+1/6" office:value-type="float" office:value="-3.4074684672" calcext:value-type="float">
            <text:p>-3,40746846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formula="of:=[.$B$18]+[.E375]*[.$D$18]" office:value-type="float" office:value="4.864" calcext:value-type="float">
            <text:p>4,864</text:p>
          </table:table-cell>
          <table:table-cell table:formula="of:=([.F375]*[.F375]*[.F375]*[.F375]/500)-([.F375]*[.F375]/200)-3/250" office:value-type="float" office:value="0.989156385964032" calcext:value-type="float">
            <text:p>0,989156385964032</text:p>
          </table:table-cell>
          <table:table-cell table:formula="of:=-([.F375]*[.F375]*[.F375]/30)+([.F375]/20)+1/6" office:value-type="float" office:value="-3.42596415146667" calcext:value-type="float">
            <text:p>-3,42596415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table:formula="of:=[.$B$18]+[.E376]*[.$D$18]" office:value-type="float" office:value="4.872" calcext:value-type="float">
            <text:p>4,872</text:p>
          </table:table-cell>
          <table:table-cell table:formula="of:=([.F376]*[.F376]*[.F376]*[.F376]/500)-([.F376]*[.F376]/200)-3/250" office:value-type="float" office:value="0.996149930790912" calcext:value-type="float">
            <text:p>0,996149930790912</text:p>
          </table:table-cell>
          <table:table-cell table:formula="of:=-([.F376]*[.F376]*[.F376]/30)+([.F376]/20)+1/6" office:value-type="float" office:value="-3.44452209493333" calcext:value-type="float">
            <text:p>-3,44452209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$B$18]+[.E377]*[.$D$18]" office:value-type="float" office:value="4.88" calcext:value-type="float">
            <text:p>4,88</text:p>
          </table:table-cell>
          <table:table-cell table:formula="of:=([.F377]*[.F377]*[.F377]*[.F377]/500)-([.F377]*[.F377]/200)-3/250" office:value-type="float" office:value="1.00317929472" calcext:value-type="float">
            <text:p>1,00317929472</text:p>
          </table:table-cell>
          <table:table-cell table:formula="of:=-([.F377]*[.F377]*[.F377]/30)+([.F377]/20)+1/6" office:value-type="float" office:value="-3.4631424" calcext:value-type="float">
            <text:p>-3,46314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formula="of:=[.$B$18]+[.E378]*[.$D$18]" office:value-type="float" office:value="4.888" calcext:value-type="float">
            <text:p>4,888</text:p>
          </table:table-cell>
          <table:table-cell table:formula="of:=([.F378]*[.F378]*[.F378]*[.F378]/500)-([.F378]*[.F378]/200)-3/250" office:value-type="float" office:value="1.01024459758387" calcext:value-type="float">
            <text:p>1,01024459758387</text:p>
          </table:table-cell>
          <table:table-cell table:formula="of:=-([.F378]*[.F378]*[.F378]/30)+([.F378]/20)+1/6" office:value-type="float" office:value="-3.48182516906667" calcext:value-type="float">
            <text:p>-3,481825169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table:formula="of:=[.$B$18]+[.E379]*[.$D$18]" office:value-type="float" office:value="4.896" calcext:value-type="float">
            <text:p>4,896</text:p>
          </table:table-cell>
          <table:table-cell table:formula="of:=([.F379]*[.F379]*[.F379]*[.F379]/500)-([.F379]*[.F379]/200)-3/250" office:value-type="float" office:value="1.01734595941171" calcext:value-type="float">
            <text:p>1,01734595941171</text:p>
          </table:table-cell>
          <table:table-cell table:formula="of:=-([.F379]*[.F379]*[.F379]/30)+([.F379]/20)+1/6" office:value-type="float" office:value="-3.50057050453333" calcext:value-type="float">
            <text:p>-3,50057050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table:formula="of:=[.$B$18]+[.E380]*[.$D$18]" office:value-type="float" office:value="4.904" calcext:value-type="float">
            <text:p>4,904</text:p>
          </table:table-cell>
          <table:table-cell table:formula="of:=([.F380]*[.F380]*[.F380]*[.F380]/500)-([.F380]*[.F380]/200)-3/250" office:value-type="float" office:value="1.02448350042931" calcext:value-type="float">
            <text:p>1,02448350042931</text:p>
          </table:table-cell>
          <table:table-cell table:formula="of:=-([.F380]*[.F380]*[.F380]/30)+([.F380]/20)+1/6" office:value-type="float" office:value="-3.5193785088" calcext:value-type="float">
            <text:p>-3,51937850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formula="of:=[.$B$18]+[.E381]*[.$D$18]" office:value-type="float" office:value="4.912" calcext:value-type="float">
            <text:p>4,912</text:p>
          </table:table-cell>
          <table:table-cell table:formula="of:=([.F381]*[.F381]*[.F381]*[.F381]/500)-([.F381]*[.F381]/200)-3/250" office:value-type="float" office:value="1.03165734105907" calcext:value-type="float">
            <text:p>1,03165734105907</text:p>
          </table:table-cell>
          <table:table-cell table:formula="of:=-([.F381]*[.F381]*[.F381]/30)+([.F381]/20)+1/6" office:value-type="float" office:value="-3.53824928426667" calcext:value-type="float">
            <text:p>-3,53824928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table:formula="of:=[.$B$18]+[.E382]*[.$D$18]" office:value-type="float" office:value="4.92" calcext:value-type="float">
            <text:p>4,92</text:p>
          </table:table-cell>
          <table:table-cell table:formula="of:=([.F382]*[.F382]*[.F382]*[.F382]/500)-([.F382]*[.F382]/200)-3/250" office:value-type="float" office:value="1.03886760192" calcext:value-type="float">
            <text:p>1,03886760192</text:p>
          </table:table-cell>
          <table:table-cell table:formula="of:=-([.F382]*[.F382]*[.F382]/30)+([.F382]/20)+1/6" office:value-type="float" office:value="-3.55718293333333" calcext:value-type="float">
            <text:p>-3,557182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table:formula="of:=[.$B$18]+[.E383]*[.$D$18]" office:value-type="float" office:value="4.928" calcext:value-type="float">
            <text:p>4,928</text:p>
          </table:table-cell>
          <table:table-cell table:formula="of:=([.F383]*[.F383]*[.F383]*[.F383]/500)-([.F383]*[.F383]/200)-3/250" office:value-type="float" office:value="1.04611440382771" calcext:value-type="float">
            <text:p>1,04611440382771</text:p>
          </table:table-cell>
          <table:table-cell table:formula="of:=-([.F383]*[.F383]*[.F383]/30)+([.F383]/20)+1/6" office:value-type="float" office:value="-3.5761795584" calcext:value-type="float">
            <text:p>-3,57617955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formula="of:=[.$B$18]+[.E384]*[.$D$18]" office:value-type="float" office:value="4.936" calcext:value-type="float">
            <text:p>4,936</text:p>
          </table:table-cell>
          <table:table-cell table:formula="of:=([.F384]*[.F384]*[.F384]*[.F384]/500)-([.F384]*[.F384]/200)-3/250" office:value-type="float" office:value="1.05339786779443" calcext:value-type="float">
            <text:p>1,05339786779443</text:p>
          </table:table-cell>
          <table:table-cell table:formula="of:=-([.F384]*[.F384]*[.F384]/30)+([.F384]/20)+1/6" office:value-type="float" office:value="-3.59523926186667" calcext:value-type="float">
            <text:p>-3,595239261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formula="of:=[.$B$18]+[.E385]*[.$D$18]" office:value-type="float" office:value="4.944" calcext:value-type="float">
            <text:p>4,944</text:p>
          </table:table-cell>
          <table:table-cell table:formula="of:=([.F385]*[.F385]*[.F385]*[.F385]/500)-([.F385]*[.F385]/200)-3/250" office:value-type="float" office:value="1.06071811502899" calcext:value-type="float">
            <text:p>1,06071811502899</text:p>
          </table:table-cell>
          <table:table-cell table:formula="of:=-([.F385]*[.F385]*[.F385]/30)+([.F385]/20)+1/6" office:value-type="float" office:value="-3.61436214613333" calcext:value-type="float">
            <text:p>-3,614362146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formula="of:=[.$B$18]+[.E386]*[.$D$18]" office:value-type="float" office:value="4.952" calcext:value-type="float">
            <text:p>4,952</text:p>
          </table:table-cell>
          <table:table-cell table:formula="of:=([.F386]*[.F386]*[.F386]*[.F386]/500)-([.F386]*[.F386]/200)-3/250" office:value-type="float" office:value="1.06807526693683" calcext:value-type="float">
            <text:p>1,06807526693683</text:p>
          </table:table-cell>
          <table:table-cell table:formula="of:=-([.F386]*[.F386]*[.F386]/30)+([.F386]/20)+1/6" office:value-type="float" office:value="-3.6335483136" calcext:value-type="float">
            <text:p>-3,63354831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table:formula="of:=[.$B$18]+[.E387]*[.$D$18]" office:value-type="float" office:value="4.96" calcext:value-type="float">
            <text:p>4,96</text:p>
          </table:table-cell>
          <table:table-cell table:formula="of:=([.F387]*[.F387]*[.F387]*[.F387]/500)-([.F387]*[.F387]/200)-3/250" office:value-type="float" office:value="1.07546944512" calcext:value-type="float">
            <text:p>1,07546944512</text:p>
          </table:table-cell>
          <table:table-cell table:formula="of:=-([.F387]*[.F387]*[.F387]/30)+([.F387]/20)+1/6" office:value-type="float" office:value="-3.65279786666667" calcext:value-type="float">
            <text:p>-3,652797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table:formula="of:=[.$B$18]+[.E388]*[.$D$18]" office:value-type="float" office:value="4.968" calcext:value-type="float">
            <text:p>4,968</text:p>
          </table:table-cell>
          <table:table-cell table:formula="of:=([.F388]*[.F388]*[.F388]*[.F388]/500)-([.F388]*[.F388]/200)-3/250" office:value-type="float" office:value="1.08290077137715" calcext:value-type="float">
            <text:p>1,08290077137715</text:p>
          </table:table-cell>
          <table:table-cell table:formula="of:=-([.F388]*[.F388]*[.F388]/30)+([.F388]/20)+1/6" office:value-type="float" office:value="-3.67211090773333" calcext:value-type="float">
            <text:p>-3,67211090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formula="of:=[.$B$18]+[.E389]*[.$D$18]" office:value-type="float" office:value="4.976" calcext:value-type="float">
            <text:p>4,976</text:p>
          </table:table-cell>
          <table:table-cell table:formula="of:=([.F389]*[.F389]*[.F389]*[.F389]/500)-([.F389]*[.F389]/200)-3/250" office:value-type="float" office:value="1.09036936770355" calcext:value-type="float">
            <text:p>1,09036936770355</text:p>
          </table:table-cell>
          <table:table-cell table:formula="of:=-([.F389]*[.F389]*[.F389]/30)+([.F389]/20)+1/6" office:value-type="float" office:value="-3.6914875392" calcext:value-type="float">
            <text:p>-3,69148753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table:formula="of:=[.$B$18]+[.E390]*[.$D$18]" office:value-type="float" office:value="4.984" calcext:value-type="float">
            <text:p>4,984</text:p>
          </table:table-cell>
          <table:table-cell table:formula="of:=([.F390]*[.F390]*[.F390]*[.F390]/500)-([.F390]*[.F390]/200)-3/250" office:value-type="float" office:value="1.09787535629107" calcext:value-type="float">
            <text:p>1,09787535629107</text:p>
          </table:table-cell>
          <table:table-cell table:formula="of:=-([.F390]*[.F390]*[.F390]/30)+([.F390]/20)+1/6" office:value-type="float" office:value="-3.71092786346667" calcext:value-type="float">
            <text:p>-3,71092786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formula="of:=[.$B$18]+[.E391]*[.$D$18]" office:value-type="float" office:value="4.992" calcext:value-type="float">
            <text:p>4,992</text:p>
          </table:table-cell>
          <table:table-cell table:formula="of:=([.F391]*[.F391]*[.F391]*[.F391]/500)-([.F391]*[.F391]/200)-3/250" office:value-type="float" office:value="1.10541885952819" calcext:value-type="float">
            <text:p>1,10541885952819</text:p>
          </table:table-cell>
          <table:table-cell table:formula="of:=-([.F391]*[.F391]*[.F391]/30)+([.F391]/20)+1/6" office:value-type="float" office:value="-3.73043198293333" calcext:value-type="float">
            <text:p>-3,73043198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table:formula="of:=[.$B$18]+[.E392]*[.$D$18]" office:value-type="float" office:value="5" calcext:value-type="float">
            <text:p>5</text:p>
          </table:table-cell>
          <table:table-cell table:formula="of:=([.F392]*[.F392]*[.F392]*[.F392]/500)-([.F392]*[.F392]/200)-3/250" office:value-type="float" office:value="1.113" calcext:value-type="float">
            <text:p>1,113</text:p>
          </table:table-cell>
          <table:table-cell table:formula="of:=-([.F392]*[.F392]*[.F392]/30)+([.F392]/20)+1/6" office:value-type="float" office:value="-3.75" calcext:value-type="float">
            <text:p>-3,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table:formula="of:=[.$B$18]+[.E393]*[.$D$18]" office:value-type="float" office:value="5.008" calcext:value-type="float">
            <text:p>5,008</text:p>
          </table:table-cell>
          <table:table-cell table:formula="of:=([.F393]*[.F393]*[.F393]*[.F393]/500)-([.F393]*[.F393]/200)-3/250" office:value-type="float" office:value="1.12061890048819" calcext:value-type="float">
            <text:p>1,12061890048819</text:p>
          </table:table-cell>
          <table:table-cell table:formula="of:=-([.F393]*[.F393]*[.F393]/30)+([.F393]/20)+1/6" office:value-type="float" office:value="-3.76963201706667" calcext:value-type="float">
            <text:p>-3,769632017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table:formula="of:=[.$B$18]+[.E394]*[.$D$18]" office:value-type="float" office:value="5.016" calcext:value-type="float">
            <text:p>5,016</text:p>
          </table:table-cell>
          <table:table-cell table:formula="of:=([.F394]*[.F394]*[.F394]*[.F394]/500)-([.F394]*[.F394]/200)-3/250" office:value-type="float" office:value="1.12827568397107" calcext:value-type="float">
            <text:p>1,12827568397107</text:p>
          </table:table-cell>
          <table:table-cell table:formula="of:=-([.F394]*[.F394]*[.F394]/30)+([.F394]/20)+1/6" office:value-type="float" office:value="-3.78932813653333" calcext:value-type="float">
            <text:p>-3,789328136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table:formula="of:=[.$B$18]+[.E395]*[.$D$18]" office:value-type="float" office:value="5.024" calcext:value-type="float">
            <text:p>5,024</text:p>
          </table:table-cell>
          <table:table-cell table:formula="of:=([.F395]*[.F395]*[.F395]*[.F395]/500)-([.F395]*[.F395]/200)-3/250" office:value-type="float" office:value="1.13597047362355" calcext:value-type="float">
            <text:p>1,13597047362355</text:p>
          </table:table-cell>
          <table:table-cell table:formula="of:=-([.F395]*[.F395]*[.F395]/30)+([.F395]/20)+1/6" office:value-type="float" office:value="-3.8090884608" calcext:value-type="float">
            <text:p>-3,80908846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table:formula="of:=[.$B$18]+[.E396]*[.$D$18]" office:value-type="float" office:value="5.032" calcext:value-type="float">
            <text:p>5,032</text:p>
          </table:table-cell>
          <table:table-cell table:formula="of:=([.F396]*[.F396]*[.F396]*[.F396]/500)-([.F396]*[.F396]/200)-3/250" office:value-type="float" office:value="1.14370339281715" calcext:value-type="float">
            <text:p>1,14370339281715</text:p>
          </table:table-cell>
          <table:table-cell table:formula="of:=-([.F396]*[.F396]*[.F396]/30)+([.F396]/20)+1/6" office:value-type="float" office:value="-3.82891309226667" calcext:value-type="float">
            <text:p>-3,828913092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formula="of:=[.$B$18]+[.E397]*[.$D$18]" office:value-type="float" office:value="5.04" calcext:value-type="float">
            <text:p>5,04</text:p>
          </table:table-cell>
          <table:table-cell table:formula="of:=([.F397]*[.F397]*[.F397]*[.F397]/500)-([.F397]*[.F397]/200)-3/250" office:value-type="float" office:value="1.15147456512" calcext:value-type="float">
            <text:p>1,15147456512</text:p>
          </table:table-cell>
          <table:table-cell table:formula="of:=-([.F397]*[.F397]*[.F397]/30)+([.F397]/20)+1/6" office:value-type="float" office:value="-3.84880213333333" calcext:value-type="float">
            <text:p>-3,8488021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table:formula="of:=[.$B$18]+[.E398]*[.$D$18]" office:value-type="float" office:value="5.048" calcext:value-type="float">
            <text:p>5,048</text:p>
          </table:table-cell>
          <table:table-cell table:formula="of:=([.F398]*[.F398]*[.F398]*[.F398]/500)-([.F398]*[.F398]/200)-3/250" office:value-type="float" office:value="1.15928411429683" calcext:value-type="float">
            <text:p>1,15928411429683</text:p>
          </table:table-cell>
          <table:table-cell table:formula="of:=-([.F398]*[.F398]*[.F398]/30)+([.F398]/20)+1/6" office:value-type="float" office:value="-3.8687556864" calcext:value-type="float">
            <text:p>-3,86875568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formula="of:=[.$B$18]+[.E399]*[.$D$18]" office:value-type="float" office:value="5.056" calcext:value-type="float">
            <text:p>5,056</text:p>
          </table:table-cell>
          <table:table-cell table:formula="of:=([.F399]*[.F399]*[.F399]*[.F399]/500)-([.F399]*[.F399]/200)-3/250" office:value-type="float" office:value="1.16713216430899" calcext:value-type="float">
            <text:p>1,16713216430899</text:p>
          </table:table-cell>
          <table:table-cell table:formula="of:=-([.F399]*[.F399]*[.F399]/30)+([.F399]/20)+1/6" office:value-type="float" office:value="-3.88877385386667" calcext:value-type="float">
            <text:p>-3,888773853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formula="of:=[.$B$18]+[.E400]*[.$D$18]" office:value-type="float" office:value="5.064" calcext:value-type="float">
            <text:p>5,064</text:p>
          </table:table-cell>
          <table:table-cell table:formula="of:=([.F400]*[.F400]*[.F400]*[.F400]/500)-([.F400]*[.F400]/200)-3/250" office:value-type="float" office:value="1.17501883931443" calcext:value-type="float">
            <text:p>1,17501883931443</text:p>
          </table:table-cell>
          <table:table-cell table:formula="of:=-([.F400]*[.F400]*[.F400]/30)+([.F400]/20)+1/6" office:value-type="float" office:value="-3.90885673813333" calcext:value-type="float">
            <text:p>-3,908856738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formula="of:=[.$B$18]+[.E401]*[.$D$18]" office:value-type="float" office:value="5.072" calcext:value-type="float">
            <text:p>5,072</text:p>
          </table:table-cell>
          <table:table-cell table:formula="of:=([.F401]*[.F401]*[.F401]*[.F401]/500)-([.F401]*[.F401]/200)-3/250" office:value-type="float" office:value="1.18294426366771" calcext:value-type="float">
            <text:p>1,18294426366771</text:p>
          </table:table-cell>
          <table:table-cell table:formula="of:=-([.F401]*[.F401]*[.F401]/30)+([.F401]/20)+1/6" office:value-type="float" office:value="-3.9290044416" calcext:value-type="float">
            <text:p>-3,92900444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formula="of:=[.$B$18]+[.E402]*[.$D$18]" office:value-type="float" office:value="5.08" calcext:value-type="float">
            <text:p>5,08</text:p>
          </table:table-cell>
          <table:table-cell table:formula="of:=([.F402]*[.F402]*[.F402]*[.F402]/500)-([.F402]*[.F402]/200)-3/250" office:value-type="float" office:value="1.19090856192" calcext:value-type="float">
            <text:p>1,19090856192</text:p>
          </table:table-cell>
          <table:table-cell table:formula="of:=-([.F402]*[.F402]*[.F402]/30)+([.F402]/20)+1/6" office:value-type="float" office:value="-3.94921706666667" calcext:value-type="float">
            <text:p>-3,9492170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table:formula="of:=[.$B$18]+[.E403]*[.$D$18]" office:value-type="float" office:value="5.088" calcext:value-type="float">
            <text:p>5,088</text:p>
          </table:table-cell>
          <table:table-cell table:formula="of:=([.F403]*[.F403]*[.F403]*[.F403]/500)-([.F403]*[.F403]/200)-3/250" office:value-type="float" office:value="1.19891185881907" calcext:value-type="float">
            <text:p>1,19891185881907</text:p>
          </table:table-cell>
          <table:table-cell table:formula="of:=-([.F403]*[.F403]*[.F403]/30)+([.F403]/20)+1/6" office:value-type="float" office:value="-3.96949471573333" calcext:value-type="float">
            <text:p>-3,969494715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formula="of:=[.$B$18]+[.E404]*[.$D$18]" office:value-type="float" office:value="5.096" calcext:value-type="float">
            <text:p>5,096</text:p>
          </table:table-cell>
          <table:table-cell table:formula="of:=([.F404]*[.F404]*[.F404]*[.F404]/500)-([.F404]*[.F404]/200)-3/250" office:value-type="float" office:value="1.20695427930931" calcext:value-type="float">
            <text:p>1,20695427930931</text:p>
          </table:table-cell>
          <table:table-cell table:formula="of:=-([.F404]*[.F404]*[.F404]/30)+([.F404]/20)+1/6" office:value-type="float" office:value="-3.9898374912" calcext:value-type="float">
            <text:p>-3,98983749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table:formula="of:=[.$B$18]+[.E405]*[.$D$18]" office:value-type="float" office:value="5.104" calcext:value-type="float">
            <text:p>5,104</text:p>
          </table:table-cell>
          <table:table-cell table:formula="of:=([.F405]*[.F405]*[.F405]*[.F405]/500)-([.F405]*[.F405]/200)-3/250" office:value-type="float" office:value="1.21503594853171" calcext:value-type="float">
            <text:p>1,21503594853171</text:p>
          </table:table-cell>
          <table:table-cell table:formula="of:=-([.F405]*[.F405]*[.F405]/30)+([.F405]/20)+1/6" office:value-type="float" office:value="-4.01024549546667" calcext:value-type="float">
            <text:p>-4,010245495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table:formula="of:=[.$B$18]+[.E406]*[.$D$18]" office:value-type="float" office:value="5.112" calcext:value-type="float">
            <text:p>5,112</text:p>
          </table:table-cell>
          <table:table-cell table:formula="of:=([.F406]*[.F406]*[.F406]*[.F406]/500)-([.F406]*[.F406]/200)-3/250" office:value-type="float" office:value="1.22315699182387" calcext:value-type="float">
            <text:p>1,22315699182387</text:p>
          </table:table-cell>
          <table:table-cell table:formula="of:=-([.F406]*[.F406]*[.F406]/30)+([.F406]/20)+1/6" office:value-type="float" office:value="-4.03071883093333" calcext:value-type="float">
            <text:p>-4,030718830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formula="of:=[.$B$18]+[.E407]*[.$D$18]" office:value-type="float" office:value="5.12" calcext:value-type="float">
            <text:p>5,12</text:p>
          </table:table-cell>
          <table:table-cell table:formula="of:=([.F407]*[.F407]*[.F407]*[.F407]/500)-([.F407]*[.F407]/200)-3/250" office:value-type="float" office:value="1.23131753472" calcext:value-type="float">
            <text:p>1,23131753472</text:p>
          </table:table-cell>
          <table:table-cell table:formula="of:=-([.F407]*[.F407]*[.F407]/30)+([.F407]/20)+1/6" office:value-type="float" office:value="-4.0512576" calcext:value-type="float">
            <text:p>-4,05125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table:formula="of:=[.$B$18]+[.E408]*[.$D$18]" office:value-type="float" office:value="5.128" calcext:value-type="float">
            <text:p>5,128</text:p>
          </table:table-cell>
          <table:table-cell table:formula="of:=([.F408]*[.F408]*[.F408]*[.F408]/500)-([.F408]*[.F408]/200)-3/250" office:value-type="float" office:value="1.23951770295091" calcext:value-type="float">
            <text:p>1,23951770295091</text:p>
          </table:table-cell>
          <table:table-cell table:formula="of:=-([.F408]*[.F408]*[.F408]/30)+([.F408]/20)+1/6" office:value-type="float" office:value="-4.07186190506667" calcext:value-type="float">
            <text:p>-4,071861905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formula="of:=[.$B$18]+[.E409]*[.$D$18]" office:value-type="float" office:value="5.136" calcext:value-type="float">
            <text:p>5,136</text:p>
          </table:table-cell>
          <table:table-cell table:formula="of:=([.F409]*[.F409]*[.F409]*[.F409]/500)-([.F409]*[.F409]/200)-3/250" office:value-type="float" office:value="1.24775762244403" calcext:value-type="float">
            <text:p>1,24775762244403</text:p>
          </table:table-cell>
          <table:table-cell table:formula="of:=-([.F409]*[.F409]*[.F409]/30)+([.F409]/20)+1/6" office:value-type="float" office:value="-4.09253184853333" calcext:value-type="float">
            <text:p>-4,092531848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table:formula="of:=[.$B$18]+[.E410]*[.$D$18]" office:value-type="float" office:value="5.144" calcext:value-type="float">
            <text:p>5,144</text:p>
          </table:table-cell>
          <table:table-cell table:formula="of:=([.F410]*[.F410]*[.F410]*[.F410]/500)-([.F410]*[.F410]/200)-3/250" office:value-type="float" office:value="1.25603741932339" calcext:value-type="float">
            <text:p>1,25603741932339</text:p>
          </table:table-cell>
          <table:table-cell table:formula="of:=-([.F410]*[.F410]*[.F410]/30)+([.F410]/20)+1/6" office:value-type="float" office:value="-4.1132675328" calcext:value-type="float">
            <text:p>-4,11326753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table:formula="of:=[.$B$18]+[.E411]*[.$D$18]" office:value-type="float" office:value="5.152" calcext:value-type="float">
            <text:p>5,152</text:p>
          </table:table-cell>
          <table:table-cell table:formula="of:=([.F411]*[.F411]*[.F411]*[.F411]/500)-([.F411]*[.F411]/200)-3/250" office:value-type="float" office:value="1.26435721990963" calcext:value-type="float">
            <text:p>1,26435721990963</text:p>
          </table:table-cell>
          <table:table-cell table:formula="of:=-([.F411]*[.F411]*[.F411]/30)+([.F411]/20)+1/6" office:value-type="float" office:value="-4.13406906026667" calcext:value-type="float">
            <text:p>-4,134069060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formula="of:=[.$B$18]+[.E412]*[.$D$18]" office:value-type="float" office:value="5.16" calcext:value-type="float">
            <text:p>5,16</text:p>
          </table:table-cell>
          <table:table-cell table:formula="of:=([.F412]*[.F412]*[.F412]*[.F412]/500)-([.F412]*[.F412]/200)-3/250" office:value-type="float" office:value="1.27271715072" calcext:value-type="float">
            <text:p>1,27271715072</text:p>
          </table:table-cell>
          <table:table-cell table:formula="of:=-([.F412]*[.F412]*[.F412]/30)+([.F412]/20)+1/6" office:value-type="float" office:value="-4.15493653333333" calcext:value-type="float">
            <text:p>-4,1549365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formula="of:=[.$B$18]+[.E413]*[.$D$18]" office:value-type="float" office:value="5.168" calcext:value-type="float">
            <text:p>5,168</text:p>
          </table:table-cell>
          <table:table-cell table:formula="of:=([.F413]*[.F413]*[.F413]*[.F413]/500)-([.F413]*[.F413]/200)-3/250" office:value-type="float" office:value="1.28111733846835" calcext:value-type="float">
            <text:p>1,28111733846835</text:p>
          </table:table-cell>
          <table:table-cell table:formula="of:=-([.F413]*[.F413]*[.F413]/30)+([.F413]/20)+1/6" office:value-type="float" office:value="-4.1758700544" calcext:value-type="float">
            <text:p>-4,17587005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table:formula="of:=[.$B$18]+[.E414]*[.$D$18]" office:value-type="float" office:value="5.176" calcext:value-type="float">
            <text:p>5,176</text:p>
          </table:table-cell>
          <table:table-cell table:formula="of:=([.F414]*[.F414]*[.F414]*[.F414]/500)-([.F414]*[.F414]/200)-3/250" office:value-type="float" office:value="1.28955791006515" calcext:value-type="float">
            <text:p>1,28955791006515</text:p>
          </table:table-cell>
          <table:table-cell table:formula="of:=-([.F414]*[.F414]*[.F414]/30)+([.F414]/20)+1/6" office:value-type="float" office:value="-4.19686972586667" calcext:value-type="float">
            <text:p>-4,196869725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formula="of:=[.$B$18]+[.E415]*[.$D$18]" office:value-type="float" office:value="5.184" calcext:value-type="float">
            <text:p>5,184</text:p>
          </table:table-cell>
          <table:table-cell table:formula="of:=([.F415]*[.F415]*[.F415]*[.F415]/500)-([.F415]*[.F415]/200)-3/250" office:value-type="float" office:value="1.29803899261747" calcext:value-type="float">
            <text:p>1,29803899261747</text:p>
          </table:table-cell>
          <table:table-cell table:formula="of:=-([.F415]*[.F415]*[.F415]/30)+([.F415]/20)+1/6" office:value-type="float" office:value="-4.21793565013333" calcext:value-type="float">
            <text:p>-4,217935650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formula="of:=[.$B$18]+[.E416]*[.$D$18]" office:value-type="float" office:value="5.192" calcext:value-type="float">
            <text:p>5,192</text:p>
          </table:table-cell>
          <table:table-cell table:formula="of:=([.F416]*[.F416]*[.F416]*[.F416]/500)-([.F416]*[.F416]/200)-3/250" office:value-type="float" office:value="1.30656071342899" calcext:value-type="float">
            <text:p>1,30656071342899</text:p>
          </table:table-cell>
          <table:table-cell table:formula="of:=-([.F416]*[.F416]*[.F416]/30)+([.F416]/20)+1/6" office:value-type="float" office:value="-4.2390679296" calcext:value-type="float">
            <text:p>-4,23906792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[.$B$18]+[.E417]*[.$D$18]" office:value-type="float" office:value="5.2" calcext:value-type="float">
            <text:p>5,2</text:p>
          </table:table-cell>
          <table:table-cell table:formula="of:=([.F417]*[.F417]*[.F417]*[.F417]/500)-([.F417]*[.F417]/200)-3/250" office:value-type="float" office:value="1.3151232" calcext:value-type="float">
            <text:p>1,3151232</text:p>
          </table:table-cell>
          <table:table-cell table:formula="of:=-([.F417]*[.F417]*[.F417]/30)+([.F417]/20)+1/6" office:value-type="float" office:value="-4.26026666666667" calcext:value-type="float">
            <text:p>-4,2602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table:formula="of:=[.$B$18]+[.E418]*[.$D$18]" office:value-type="float" office:value="5.208" calcext:value-type="float">
            <text:p>5,208</text:p>
          </table:table-cell>
          <table:table-cell table:formula="of:=([.F418]*[.F418]*[.F418]*[.F418]/500)-([.F418]*[.F418]/200)-3/250" office:value-type="float" office:value="1.32372658002739" calcext:value-type="float">
            <text:p>1,32372658002739</text:p>
          </table:table-cell>
          <table:table-cell table:formula="of:=-([.F418]*[.F418]*[.F418]/30)+([.F418]/20)+1/6" office:value-type="float" office:value="-4.28153196373333" calcext:value-type="float">
            <text:p>-4,281531963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formula="of:=[.$B$18]+[.E419]*[.$D$18]" office:value-type="float" office:value="5.216" calcext:value-type="float">
            <text:p>5,216</text:p>
          </table:table-cell>
          <table:table-cell table:formula="of:=([.F419]*[.F419]*[.F419]*[.F419]/500)-([.F419]*[.F419]/200)-3/250" office:value-type="float" office:value="1.33237098140467" calcext:value-type="float">
            <text:p>1,33237098140467</text:p>
          </table:table-cell>
          <table:table-cell table:formula="of:=-([.F419]*[.F419]*[.F419]/30)+([.F419]/20)+1/6" office:value-type="float" office:value="-4.3028639232" calcext:value-type="float">
            <text:p>-4,30286392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table:formula="of:=[.$B$18]+[.E420]*[.$D$18]" office:value-type="float" office:value="5.224" calcext:value-type="float">
            <text:p>5,224</text:p>
          </table:table-cell>
          <table:table-cell table:formula="of:=([.F420]*[.F420]*[.F420]*[.F420]/500)-([.F420]*[.F420]/200)-3/250" office:value-type="float" office:value="1.34105653222195" calcext:value-type="float">
            <text:p>1,34105653222195</text:p>
          </table:table-cell>
          <table:table-cell table:formula="of:=-([.F420]*[.F420]*[.F420]/30)+([.F420]/20)+1/6" office:value-type="float" office:value="-4.32426264746667" calcext:value-type="float">
            <text:p>-4,32426264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table:formula="of:=[.$B$18]+[.E421]*[.$D$18]" office:value-type="float" office:value="5.232" calcext:value-type="float">
            <text:p>5,232</text:p>
          </table:table-cell>
          <table:table-cell table:formula="of:=([.F421]*[.F421]*[.F421]*[.F421]/500)-([.F421]*[.F421]/200)-3/250" office:value-type="float" office:value="1.34978336076595" calcext:value-type="float">
            <text:p>1,34978336076595</text:p>
          </table:table-cell>
          <table:table-cell table:formula="of:=-([.F421]*[.F421]*[.F421]/30)+([.F421]/20)+1/6" office:value-type="float" office:value="-4.34572823893334" calcext:value-type="float">
            <text:p>-4,3457282389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table:formula="of:=[.$B$18]+[.E422]*[.$D$18]" office:value-type="float" office:value="5.24" calcext:value-type="float">
            <text:p>5,24</text:p>
          </table:table-cell>
          <table:table-cell table:formula="of:=([.F422]*[.F422]*[.F422]*[.F422]/500)-([.F422]*[.F422]/200)-3/250" office:value-type="float" office:value="1.35855159552" calcext:value-type="float">
            <text:p>1,35855159552</text:p>
          </table:table-cell>
          <table:table-cell table:formula="of:=-([.F422]*[.F422]*[.F422]/30)+([.F422]/20)+1/6" office:value-type="float" office:value="-4.3672608" calcext:value-type="float">
            <text:p>-4,36726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table:formula="of:=[.$B$18]+[.E423]*[.$D$18]" office:value-type="float" office:value="5.248" calcext:value-type="float">
            <text:p>5,248</text:p>
          </table:table-cell>
          <table:table-cell table:formula="of:=([.F423]*[.F423]*[.F423]*[.F423]/500)-([.F423]*[.F423]/200)-3/250" office:value-type="float" office:value="1.36736136516403" calcext:value-type="float">
            <text:p>1,36736136516403</text:p>
          </table:table-cell>
          <table:table-cell table:formula="of:=-([.F423]*[.F423]*[.F423]/30)+([.F423]/20)+1/6" office:value-type="float" office:value="-4.38886043306667" calcext:value-type="float">
            <text:p>-4,38886043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table:formula="of:=[.$B$18]+[.E424]*[.$D$18]" office:value-type="float" office:value="5.256" calcext:value-type="float">
            <text:p>5,256</text:p>
          </table:table-cell>
          <table:table-cell table:formula="of:=([.F424]*[.F424]*[.F424]*[.F424]/500)-([.F424]*[.F424]/200)-3/250" office:value-type="float" office:value="1.37621279857459" calcext:value-type="float">
            <text:p>1,37621279857459</text:p>
          </table:table-cell>
          <table:table-cell table:formula="of:=-([.F424]*[.F424]*[.F424]/30)+([.F424]/20)+1/6" office:value-type="float" office:value="-4.41052724053333" calcext:value-type="float">
            <text:p>-4,410527240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table:formula="of:=[.$B$18]+[.E425]*[.$D$18]" office:value-type="float" office:value="5.264" calcext:value-type="float">
            <text:p>5,264</text:p>
          </table:table-cell>
          <table:table-cell table:formula="of:=([.F425]*[.F425]*[.F425]*[.F425]/500)-([.F425]*[.F425]/200)-3/250" office:value-type="float" office:value="1.38510602482483" calcext:value-type="float">
            <text:p>1,38510602482483</text:p>
          </table:table-cell>
          <table:table-cell table:formula="of:=-([.F425]*[.F425]*[.F425]/30)+([.F425]/20)+1/6" office:value-type="float" office:value="-4.4322613248" calcext:value-type="float">
            <text:p>-4,43226132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 table:formula="of:=[.$B$18]+[.E426]*[.$D$18]" office:value-type="float" office:value="5.272" calcext:value-type="float">
            <text:p>5,272</text:p>
          </table:table-cell>
          <table:table-cell table:formula="of:=([.F426]*[.F426]*[.F426]*[.F426]/500)-([.F426]*[.F426]/200)-3/250" office:value-type="float" office:value="1.39404117318451" calcext:value-type="float">
            <text:p>1,39404117318451</text:p>
          </table:table-cell>
          <table:table-cell table:formula="of:=-([.F426]*[.F426]*[.F426]/30)+([.F426]/20)+1/6" office:value-type="float" office:value="-4.45406278826667" calcext:value-type="float">
            <text:p>-4,45406278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formula="of:=[.$B$18]+[.E427]*[.$D$18]" office:value-type="float" office:value="5.28" calcext:value-type="float">
            <text:p>5,28</text:p>
          </table:table-cell>
          <table:table-cell table:formula="of:=([.F427]*[.F427]*[.F427]*[.F427]/500)-([.F427]*[.F427]/200)-3/250" office:value-type="float" office:value="1.40301837312" calcext:value-type="float">
            <text:p>1,40301837312</text:p>
          </table:table-cell>
          <table:table-cell table:formula="of:=-([.F427]*[.F427]*[.F427]/30)+([.F427]/20)+1/6" office:value-type="float" office:value="-4.47593173333333" calcext:value-type="float">
            <text:p>-4,4759317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table:formula="of:=[.$B$18]+[.E428]*[.$D$18]" office:value-type="float" office:value="5.288" calcext:value-type="float">
            <text:p>5,288</text:p>
          </table:table-cell>
          <table:table-cell table:formula="of:=([.F428]*[.F428]*[.F428]*[.F428]/500)-([.F428]*[.F428]/200)-3/250" office:value-type="float" office:value="1.41203775429427" calcext:value-type="float">
            <text:p>1,41203775429427</text:p>
          </table:table-cell>
          <table:table-cell table:formula="of:=-([.F428]*[.F428]*[.F428]/30)+([.F428]/20)+1/6" office:value-type="float" office:value="-4.4978682624" calcext:value-type="float">
            <text:p>-4,49786826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 table:formula="of:=[.$B$18]+[.E429]*[.$D$18]" office:value-type="float" office:value="5.296" calcext:value-type="float">
            <text:p>5,296</text:p>
          </table:table-cell>
          <table:table-cell table:formula="of:=([.F429]*[.F429]*[.F429]*[.F429]/500)-([.F429]*[.F429]/200)-3/250" office:value-type="float" office:value="1.42109944656691" calcext:value-type="float">
            <text:p>1,42109944656691</text:p>
          </table:table-cell>
          <table:table-cell table:formula="of:=-([.F429]*[.F429]*[.F429]/30)+([.F429]/20)+1/6" office:value-type="float" office:value="-4.51987247786667" calcext:value-type="float">
            <text:p>-4,51987247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formula="of:=[.$B$18]+[.E430]*[.$D$18]" office:value-type="float" office:value="5.304" calcext:value-type="float">
            <text:p>5,304</text:p>
          </table:table-cell>
          <table:table-cell table:formula="of:=([.F430]*[.F430]*[.F430]*[.F430]/500)-([.F430]*[.F430]/200)-3/250" office:value-type="float" office:value="1.43020357999411" calcext:value-type="float">
            <text:p>1,43020357999411</text:p>
          </table:table-cell>
          <table:table-cell table:formula="of:=-([.F430]*[.F430]*[.F430]/30)+([.F430]/20)+1/6" office:value-type="float" office:value="-4.54194448213333" calcext:value-type="float">
            <text:p>-4,541944482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formula="of:=[.$B$18]+[.E431]*[.$D$18]" office:value-type="float" office:value="5.312" calcext:value-type="float">
            <text:p>5,312</text:p>
          </table:table-cell>
          <table:table-cell table:formula="of:=([.F431]*[.F431]*[.F431]*[.F431]/500)-([.F431]*[.F431]/200)-3/250" office:value-type="float" office:value="1.43935028482867" calcext:value-type="float">
            <text:p>1,43935028482867</text:p>
          </table:table-cell>
          <table:table-cell table:formula="of:=-([.F431]*[.F431]*[.F431]/30)+([.F431]/20)+1/6" office:value-type="float" office:value="-4.5640843776" calcext:value-type="float">
            <text:p>-4,56408437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formula="of:=[.$B$18]+[.E432]*[.$D$18]" office:value-type="float" office:value="5.32" calcext:value-type="float">
            <text:p>5,32</text:p>
          </table:table-cell>
          <table:table-cell table:formula="of:=([.F432]*[.F432]*[.F432]*[.F432]/500)-([.F432]*[.F432]/200)-3/250" office:value-type="float" office:value="1.44853969152" calcext:value-type="float">
            <text:p>1,44853969152</text:p>
          </table:table-cell>
          <table:table-cell table:formula="of:=-([.F432]*[.F432]*[.F432]/30)+([.F432]/20)+1/6" office:value-type="float" office:value="-4.58629226666667" calcext:value-type="float">
            <text:p>-4,586292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 table:formula="of:=[.$B$18]+[.E433]*[.$D$18]" office:value-type="float" office:value="5.328" calcext:value-type="float">
            <text:p>5,328</text:p>
          </table:table-cell>
          <table:table-cell table:formula="of:=([.F433]*[.F433]*[.F433]*[.F433]/500)-([.F433]*[.F433]/200)-3/250" office:value-type="float" office:value="1.45777193071411" calcext:value-type="float">
            <text:p>1,45777193071411</text:p>
          </table:table-cell>
          <table:table-cell table:formula="of:=-([.F433]*[.F433]*[.F433]/30)+([.F433]/20)+1/6" office:value-type="float" office:value="-4.60856825173333" calcext:value-type="float">
            <text:p>-4,60856825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7" calcext:value-type="float">
            <text:p>417</text:p>
          </table:table-cell>
          <table:table-cell table:formula="of:=[.$B$18]+[.E434]*[.$D$18]" office:value-type="float" office:value="5.336" calcext:value-type="float">
            <text:p>5,336</text:p>
          </table:table-cell>
          <table:table-cell table:formula="of:=([.F434]*[.F434]*[.F434]*[.F434]/500)-([.F434]*[.F434]/200)-3/250" office:value-type="float" office:value="1.46704713325363" calcext:value-type="float">
            <text:p>1,46704713325363</text:p>
          </table:table-cell>
          <table:table-cell table:formula="of:=-([.F434]*[.F434]*[.F434]/30)+([.F434]/20)+1/6" office:value-type="float" office:value="-4.6309124352" calcext:value-type="float">
            <text:p>-4,63091243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formula="of:=[.$B$18]+[.E435]*[.$D$18]" office:value-type="float" office:value="5.344" calcext:value-type="float">
            <text:p>5,344</text:p>
          </table:table-cell>
          <table:table-cell table:formula="of:=([.F435]*[.F435]*[.F435]*[.F435]/500)-([.F435]*[.F435]/200)-3/250" office:value-type="float" office:value="1.47636543017779" calcext:value-type="float">
            <text:p>1,47636543017779</text:p>
          </table:table-cell>
          <table:table-cell table:formula="of:=-([.F435]*[.F435]*[.F435]/30)+([.F435]/20)+1/6" office:value-type="float" office:value="-4.65332491946667" calcext:value-type="float">
            <text:p>-4,65332491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formula="of:=[.$B$18]+[.E436]*[.$D$18]" office:value-type="float" office:value="5.352" calcext:value-type="float">
            <text:p>5,352</text:p>
          </table:table-cell>
          <table:table-cell table:formula="of:=([.F436]*[.F436]*[.F436]*[.F436]/500)-([.F436]*[.F436]/200)-3/250" office:value-type="float" office:value="1.48572695272243" calcext:value-type="float">
            <text:p>1,48572695272243</text:p>
          </table:table-cell>
          <table:table-cell table:formula="of:=-([.F436]*[.F436]*[.F436]/30)+([.F436]/20)+1/6" office:value-type="float" office:value="-4.67580580693333" calcext:value-type="float">
            <text:p>-4,675805806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table:formula="of:=[.$B$18]+[.E437]*[.$D$18]" office:value-type="float" office:value="5.36" calcext:value-type="float">
            <text:p>5,36</text:p>
          </table:table-cell>
          <table:table-cell table:formula="of:=([.F437]*[.F437]*[.F437]*[.F437]/500)-([.F437]*[.F437]/200)-3/250" office:value-type="float" office:value="1.49513183232" calcext:value-type="float">
            <text:p>1,49513183232</text:p>
          </table:table-cell>
          <table:table-cell table:formula="of:=-([.F437]*[.F437]*[.F437]/30)+([.F437]/20)+1/6" office:value-type="float" office:value="-4.6983552" calcext:value-type="float">
            <text:p>-4,69835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formula="of:=[.$B$18]+[.E438]*[.$D$18]" office:value-type="float" office:value="5.368" calcext:value-type="float">
            <text:p>5,368</text:p>
          </table:table-cell>
          <table:table-cell table:formula="of:=([.F438]*[.F438]*[.F438]*[.F438]/500)-([.F438]*[.F438]/200)-3/250" office:value-type="float" office:value="1.50458020059955" calcext:value-type="float">
            <text:p>1,50458020059955</text:p>
          </table:table-cell>
          <table:table-cell table:formula="of:=-([.F438]*[.F438]*[.F438]/30)+([.F438]/20)+1/6" office:value-type="float" office:value="-4.72097320106667" calcext:value-type="float">
            <text:p>-4,72097320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2" calcext:value-type="float">
            <text:p>422</text:p>
          </table:table-cell>
          <table:table-cell table:formula="of:=[.$B$18]+[.E439]*[.$D$18]" office:value-type="float" office:value="5.376" calcext:value-type="float">
            <text:p>5,376</text:p>
          </table:table-cell>
          <table:table-cell table:formula="of:=([.F439]*[.F439]*[.F439]*[.F439]/500)-([.F439]*[.F439]/200)-3/250" office:value-type="float" office:value="1.51407218938675" calcext:value-type="float">
            <text:p>1,51407218938675</text:p>
          </table:table-cell>
          <table:table-cell table:formula="of:=-([.F439]*[.F439]*[.F439]/30)+([.F439]/20)+1/6" office:value-type="float" office:value="-4.74365991253333" calcext:value-type="float">
            <text:p>-4,743659912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 table:formula="of:=[.$B$18]+[.E440]*[.$D$18]" office:value-type="float" office:value="5.384" calcext:value-type="float">
            <text:p>5,384</text:p>
          </table:table-cell>
          <table:table-cell table:formula="of:=([.F440]*[.F440]*[.F440]*[.F440]/500)-([.F440]*[.F440]/200)-3/250" office:value-type="float" office:value="1.52360793070387" calcext:value-type="float">
            <text:p>1,52360793070387</text:p>
          </table:table-cell>
          <table:table-cell table:formula="of:=-([.F440]*[.F440]*[.F440]/30)+([.F440]/20)+1/6" office:value-type="float" office:value="-4.7664154368" calcext:value-type="float">
            <text:p>-4,76641543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 table:formula="of:=[.$B$18]+[.E441]*[.$D$18]" office:value-type="float" office:value="5.392" calcext:value-type="float">
            <text:p>5,392</text:p>
          </table:table-cell>
          <table:table-cell table:formula="of:=([.F441]*[.F441]*[.F441]*[.F441]/500)-([.F441]*[.F441]/200)-3/250" office:value-type="float" office:value="1.53318755676979" calcext:value-type="float">
            <text:p>1,53318755676979</text:p>
          </table:table-cell>
          <table:table-cell table:formula="of:=-([.F441]*[.F441]*[.F441]/30)+([.F441]/20)+1/6" office:value-type="float" office:value="-4.78923987626667" calcext:value-type="float">
            <text:p>-4,78923987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formula="of:=[.$B$18]+[.E442]*[.$D$18]" office:value-type="float" office:value="5.4" calcext:value-type="float">
            <text:p>5,4</text:p>
          </table:table-cell>
          <table:table-cell table:formula="of:=([.F442]*[.F442]*[.F442]*[.F442]/500)-([.F442]*[.F442]/200)-3/250" office:value-type="float" office:value="1.5428112" calcext:value-type="float">
            <text:p>1,5428112</text:p>
          </table:table-cell>
          <table:table-cell table:formula="of:=-([.F442]*[.F442]*[.F442]/30)+([.F442]/20)+1/6" office:value-type="float" office:value="-4.81213333333333" calcext:value-type="float">
            <text:p>-4,8121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formula="of:=[.$B$18]+[.E443]*[.$D$18]" office:value-type="float" office:value="5.408" calcext:value-type="float">
            <text:p>5,408</text:p>
          </table:table-cell>
          <table:table-cell table:formula="of:=([.F443]*[.F443]*[.F443]*[.F443]/500)-([.F443]*[.F443]/200)-3/250" office:value-type="float" office:value="1.55247899300659" calcext:value-type="float">
            <text:p>1,55247899300659</text:p>
          </table:table-cell>
          <table:table-cell table:formula="of:=-([.F443]*[.F443]*[.F443]/30)+([.F443]/20)+1/6" office:value-type="float" office:value="-4.8350959104" calcext:value-type="float">
            <text:p>-4,83509591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 table:formula="of:=[.$B$18]+[.E444]*[.$D$18]" office:value-type="float" office:value="5.416" calcext:value-type="float">
            <text:p>5,416</text:p>
          </table:table-cell>
          <table:table-cell table:formula="of:=([.F444]*[.F444]*[.F444]*[.F444]/500)-([.F444]*[.F444]/200)-3/250" office:value-type="float" office:value="1.56219106859827" calcext:value-type="float">
            <text:p>1,56219106859827</text:p>
          </table:table-cell>
          <table:table-cell table:formula="of:=-([.F444]*[.F444]*[.F444]/30)+([.F444]/20)+1/6" office:value-type="float" office:value="-4.85812770986667" calcext:value-type="float">
            <text:p>-4,85812770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table:formula="of:=[.$B$18]+[.E445]*[.$D$18]" office:value-type="float" office:value="5.424" calcext:value-type="float">
            <text:p>5,424</text:p>
          </table:table-cell>
          <table:table-cell table:formula="of:=([.F445]*[.F445]*[.F445]*[.F445]/500)-([.F445]*[.F445]/200)-3/250" office:value-type="float" office:value="1.57194755978035" calcext:value-type="float">
            <text:p>1,57194755978035</text:p>
          </table:table-cell>
          <table:table-cell table:formula="of:=-([.F445]*[.F445]*[.F445]/30)+([.F445]/20)+1/6" office:value-type="float" office:value="-4.88122883413333" calcext:value-type="float">
            <text:p>-4,88122883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table:formula="of:=[.$B$18]+[.E446]*[.$D$18]" office:value-type="float" office:value="5.432" calcext:value-type="float">
            <text:p>5,432</text:p>
          </table:table-cell>
          <table:table-cell table:formula="of:=([.F446]*[.F446]*[.F446]*[.F446]/500)-([.F446]*[.F446]/200)-3/250" office:value-type="float" office:value="1.58174859975475" calcext:value-type="float">
            <text:p>1,58174859975475</text:p>
          </table:table-cell>
          <table:table-cell table:formula="of:=-([.F446]*[.F446]*[.F446]/30)+([.F446]/20)+1/6" office:value-type="float" office:value="-4.9043993856" calcext:value-type="float">
            <text:p>-4,90439938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 table:formula="of:=[.$B$18]+[.E447]*[.$D$18]" office:value-type="float" office:value="5.44" calcext:value-type="float">
            <text:p>5,44</text:p>
          </table:table-cell>
          <table:table-cell table:formula="of:=([.F447]*[.F447]*[.F447]*[.F447]/500)-([.F447]*[.F447]/200)-3/250" office:value-type="float" office:value="1.59159432192" calcext:value-type="float">
            <text:p>1,59159432192</text:p>
          </table:table-cell>
          <table:table-cell table:formula="of:=-([.F447]*[.F447]*[.F447]/30)+([.F447]/20)+1/6" office:value-type="float" office:value="-4.92763946666667" calcext:value-type="float">
            <text:p>-4,9276394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1" calcext:value-type="float">
            <text:p>431</text:p>
          </table:table-cell>
          <table:table-cell table:formula="of:=[.$B$18]+[.E448]*[.$D$18]" office:value-type="float" office:value="5.448" calcext:value-type="float">
            <text:p>5,448</text:p>
          </table:table-cell>
          <table:table-cell table:formula="of:=([.F448]*[.F448]*[.F448]*[.F448]/500)-([.F448]*[.F448]/200)-3/250" office:value-type="float" office:value="1.60148485987123" calcext:value-type="float">
            <text:p>1,60148485987123</text:p>
          </table:table-cell>
          <table:table-cell table:formula="of:=-([.F448]*[.F448]*[.F448]/30)+([.F448]/20)+1/6" office:value-type="float" office:value="-4.95094917973333" calcext:value-type="float">
            <text:p>-4,95094917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table:formula="of:=[.$B$18]+[.E449]*[.$D$18]" office:value-type="float" office:value="5.456" calcext:value-type="float">
            <text:p>5,456</text:p>
          </table:table-cell>
          <table:table-cell table:formula="of:=([.F449]*[.F449]*[.F449]*[.F449]/500)-([.F449]*[.F449]/200)-3/250" office:value-type="float" office:value="1.61142034740019" calcext:value-type="float">
            <text:p>1,61142034740019</text:p>
          </table:table-cell>
          <table:table-cell table:formula="of:=-([.F449]*[.F449]*[.F449]/30)+([.F449]/20)+1/6" office:value-type="float" office:value="-4.9743286272" calcext:value-type="float">
            <text:p>-4,97432862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table:formula="of:=[.$B$18]+[.E450]*[.$D$18]" office:value-type="float" office:value="5.464" calcext:value-type="float">
            <text:p>5,464</text:p>
          </table:table-cell>
          <table:table-cell table:formula="of:=([.F450]*[.F450]*[.F450]*[.F450]/500)-([.F450]*[.F450]/200)-3/250" office:value-type="float" office:value="1.62140091849523" calcext:value-type="float">
            <text:p>1,62140091849523</text:p>
          </table:table-cell>
          <table:table-cell table:formula="of:=-([.F450]*[.F450]*[.F450]/30)+([.F450]/20)+1/6" office:value-type="float" office:value="-4.99777791146667" calcext:value-type="float">
            <text:p>-4,99777791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 table:formula="of:=[.$B$18]+[.E451]*[.$D$18]" office:value-type="float" office:value="5.472" calcext:value-type="float">
            <text:p>5,472</text:p>
          </table:table-cell>
          <table:table-cell table:formula="of:=([.F451]*[.F451]*[.F451]*[.F451]/500)-([.F451]*[.F451]/200)-3/250" office:value-type="float" office:value="1.63142670734131" calcext:value-type="float">
            <text:p>1,63142670734131</text:p>
          </table:table-cell>
          <table:table-cell table:formula="of:=-([.F451]*[.F451]*[.F451]/30)+([.F451]/20)+1/6" office:value-type="float" office:value="-5.02129713493333" calcext:value-type="float">
            <text:p>-5,02129713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5" calcext:value-type="float">
            <text:p>435</text:p>
          </table:table-cell>
          <table:table-cell table:formula="of:=[.$B$18]+[.E452]*[.$D$18]" office:value-type="float" office:value="5.48" calcext:value-type="float">
            <text:p>5,48</text:p>
          </table:table-cell>
          <table:table-cell table:formula="of:=([.F452]*[.F452]*[.F452]*[.F452]/500)-([.F452]*[.F452]/200)-3/250" office:value-type="float" office:value="1.64149784832" calcext:value-type="float">
            <text:p>1,64149784832</text:p>
          </table:table-cell>
          <table:table-cell table:formula="of:=-([.F452]*[.F452]*[.F452]/30)+([.F452]/20)+1/6" office:value-type="float" office:value="-5.0448864" calcext:value-type="float">
            <text:p>-5,04488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table:formula="of:=[.$B$18]+[.E453]*[.$D$18]" office:value-type="float" office:value="5.488" calcext:value-type="float">
            <text:p>5,488</text:p>
          </table:table-cell>
          <table:table-cell table:formula="of:=([.F453]*[.F453]*[.F453]*[.F453]/500)-([.F453]*[.F453]/200)-3/250" office:value-type="float" office:value="1.65161447600947" calcext:value-type="float">
            <text:p>1,65161447600947</text:p>
          </table:table-cell>
          <table:table-cell table:formula="of:=-([.F453]*[.F453]*[.F453]/30)+([.F453]/20)+1/6" office:value-type="float" office:value="-5.06854580906666" calcext:value-type="float">
            <text:p>-5,0685458090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 table:formula="of:=[.$B$18]+[.E454]*[.$D$18]" office:value-type="float" office:value="5.496" calcext:value-type="float">
            <text:p>5,496</text:p>
          </table:table-cell>
          <table:table-cell table:formula="of:=([.F454]*[.F454]*[.F454]*[.F454]/500)-([.F454]*[.F454]/200)-3/250" office:value-type="float" office:value="1.66177672518451" calcext:value-type="float">
            <text:p>1,66177672518451</text:p>
          </table:table-cell>
          <table:table-cell table:formula="of:=-([.F454]*[.F454]*[.F454]/30)+([.F454]/20)+1/6" office:value-type="float" office:value="-5.09227546453333" calcext:value-type="float">
            <text:p>-5,09227546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 table:formula="of:=[.$B$18]+[.E455]*[.$D$18]" office:value-type="float" office:value="5.504" calcext:value-type="float">
            <text:p>5,504</text:p>
          </table:table-cell>
          <table:table-cell table:formula="of:=([.F455]*[.F455]*[.F455]*[.F455]/500)-([.F455]*[.F455]/200)-3/250" office:value-type="float" office:value="1.67198473081651" calcext:value-type="float">
            <text:p>1,67198473081651</text:p>
          </table:table-cell>
          <table:table-cell table:formula="of:=-([.F455]*[.F455]*[.F455]/30)+([.F455]/20)+1/6" office:value-type="float" office:value="-5.1160754688" calcext:value-type="float">
            <text:p>-5,11607546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9" calcext:value-type="float">
            <text:p>439</text:p>
          </table:table-cell>
          <table:table-cell table:formula="of:=[.$B$18]+[.E456]*[.$D$18]" office:value-type="float" office:value="5.512" calcext:value-type="float">
            <text:p>5,512</text:p>
          </table:table-cell>
          <table:table-cell table:formula="of:=([.F456]*[.F456]*[.F456]*[.F456]/500)-([.F456]*[.F456]/200)-3/250" office:value-type="float" office:value="1.68223862807347" calcext:value-type="float">
            <text:p>1,68223862807347</text:p>
          </table:table-cell>
          <table:table-cell table:formula="of:=-([.F456]*[.F456]*[.F456]/30)+([.F456]/20)+1/6" office:value-type="float" office:value="-5.13994592426667" calcext:value-type="float">
            <text:p>-5,13994592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0" calcext:value-type="float">
            <text:p>440</text:p>
          </table:table-cell>
          <table:table-cell table:formula="of:=[.$B$18]+[.E457]*[.$D$18]" office:value-type="float" office:value="5.52" calcext:value-type="float">
            <text:p>5,52</text:p>
          </table:table-cell>
          <table:table-cell table:formula="of:=([.F457]*[.F457]*[.F457]*[.F457]/500)-([.F457]*[.F457]/200)-3/250" office:value-type="float" office:value="1.69253855232" calcext:value-type="float">
            <text:p>1,69253855232</text:p>
          </table:table-cell>
          <table:table-cell table:formula="of:=-([.F457]*[.F457]*[.F457]/30)+([.F457]/20)+1/6" office:value-type="float" office:value="-5.16388693333333" calcext:value-type="float">
            <text:p>-5,163886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1" calcext:value-type="float">
            <text:p>441</text:p>
          </table:table-cell>
          <table:table-cell table:formula="of:=[.$B$18]+[.E458]*[.$D$18]" office:value-type="float" office:value="5.528" calcext:value-type="float">
            <text:p>5,528</text:p>
          </table:table-cell>
          <table:table-cell table:formula="of:=([.F458]*[.F458]*[.F458]*[.F458]/500)-([.F458]*[.F458]/200)-3/250" office:value-type="float" office:value="1.70288463911731" calcext:value-type="float">
            <text:p>1,70288463911731</text:p>
          </table:table-cell>
          <table:table-cell table:formula="of:=-([.F458]*[.F458]*[.F458]/30)+([.F458]/20)+1/6" office:value-type="float" office:value="-5.1878985984" calcext:value-type="float">
            <text:p>-5,18789859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 table:formula="of:=[.$B$18]+[.E459]*[.$D$18]" office:value-type="float" office:value="5.536" calcext:value-type="float">
            <text:p>5,536</text:p>
          </table:table-cell>
          <table:table-cell table:formula="of:=([.F459]*[.F459]*[.F459]*[.F459]/500)-([.F459]*[.F459]/200)-3/250" office:value-type="float" office:value="1.71327702422323" calcext:value-type="float">
            <text:p>1,71327702422323</text:p>
          </table:table-cell>
          <table:table-cell table:formula="of:=-([.F459]*[.F459]*[.F459]/30)+([.F459]/20)+1/6" office:value-type="float" office:value="-5.21198102186667" calcext:value-type="float">
            <text:p>-5,211981021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3" calcext:value-type="float">
            <text:p>443</text:p>
          </table:table-cell>
          <table:table-cell table:formula="of:=[.$B$18]+[.E460]*[.$D$18]" office:value-type="float" office:value="5.544" calcext:value-type="float">
            <text:p>5,544</text:p>
          </table:table-cell>
          <table:table-cell table:formula="of:=([.F460]*[.F460]*[.F460]*[.F460]/500)-([.F460]*[.F460]/200)-3/250" office:value-type="float" office:value="1.72371584359219" calcext:value-type="float">
            <text:p>1,72371584359219</text:p>
          </table:table-cell>
          <table:table-cell table:formula="of:=-([.F460]*[.F460]*[.F460]/30)+([.F460]/20)+1/6" office:value-type="float" office:value="-5.23613430613334" calcext:value-type="float">
            <text:p>-5,2361343061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4" calcext:value-type="float">
            <text:p>444</text:p>
          </table:table-cell>
          <table:table-cell table:formula="of:=[.$B$18]+[.E461]*[.$D$18]" office:value-type="float" office:value="5.552" calcext:value-type="float">
            <text:p>5,552</text:p>
          </table:table-cell>
          <table:table-cell table:formula="of:=([.F461]*[.F461]*[.F461]*[.F461]/500)-([.F461]*[.F461]/200)-3/250" office:value-type="float" office:value="1.73420123337523" calcext:value-type="float">
            <text:p>1,73420123337523</text:p>
          </table:table-cell>
          <table:table-cell table:formula="of:=-([.F461]*[.F461]*[.F461]/30)+([.F461]/20)+1/6" office:value-type="float" office:value="-5.2603585536" calcext:value-type="float">
            <text:p>-5,26035855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 table:formula="of:=[.$B$18]+[.E462]*[.$D$18]" office:value-type="float" office:value="5.56" calcext:value-type="float">
            <text:p>5,56</text:p>
          </table:table-cell>
          <table:table-cell table:formula="of:=([.F462]*[.F462]*[.F462]*[.F462]/500)-([.F462]*[.F462]/200)-3/250" office:value-type="float" office:value="1.74473332992" calcext:value-type="float">
            <text:p>1,74473332992</text:p>
          </table:table-cell>
          <table:table-cell table:formula="of:=-([.F462]*[.F462]*[.F462]/30)+([.F462]/20)+1/6" office:value-type="float" office:value="-5.28465386666667" calcext:value-type="float">
            <text:p>-5,284653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 table:formula="of:=[.$B$18]+[.E463]*[.$D$18]" office:value-type="float" office:value="5.568" calcext:value-type="float">
            <text:p>5,568</text:p>
          </table:table-cell>
          <table:table-cell table:formula="of:=([.F463]*[.F463]*[.F463]*[.F463]/500)-([.F463]*[.F463]/200)-3/250" office:value-type="float" office:value="1.75531226977075" calcext:value-type="float">
            <text:p>1,75531226977075</text:p>
          </table:table-cell>
          <table:table-cell table:formula="of:=-([.F463]*[.F463]*[.F463]/30)+([.F463]/20)+1/6" office:value-type="float" office:value="-5.30902034773333" calcext:value-type="float">
            <text:p>-5,30902034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 table:formula="of:=[.$B$18]+[.E464]*[.$D$18]" office:value-type="float" office:value="5.576" calcext:value-type="float">
            <text:p>5,576</text:p>
          </table:table-cell>
          <table:table-cell table:formula="of:=([.F464]*[.F464]*[.F464]*[.F464]/500)-([.F464]*[.F464]/200)-3/250" office:value-type="float" office:value="1.76593818966835" calcext:value-type="float">
            <text:p>1,76593818966835</text:p>
          </table:table-cell>
          <table:table-cell table:formula="of:=-([.F464]*[.F464]*[.F464]/30)+([.F464]/20)+1/6" office:value-type="float" office:value="-5.3334580992" calcext:value-type="float">
            <text:p>-5,33345809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 table:formula="of:=[.$B$18]+[.E465]*[.$D$18]" office:value-type="float" office:value="5.584" calcext:value-type="float">
            <text:p>5,584</text:p>
          </table:table-cell>
          <table:table-cell table:formula="of:=([.F465]*[.F465]*[.F465]*[.F465]/500)-([.F465]*[.F465]/200)-3/250" office:value-type="float" office:value="1.77661122655027" calcext:value-type="float">
            <text:p>1,77661122655027</text:p>
          </table:table-cell>
          <table:table-cell table:formula="of:=-([.F465]*[.F465]*[.F465]/30)+([.F465]/20)+1/6" office:value-type="float" office:value="-5.35796722346667" calcext:value-type="float">
            <text:p>-5,35796722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 table:formula="of:=[.$B$18]+[.E466]*[.$D$18]" office:value-type="float" office:value="5.592" calcext:value-type="float">
            <text:p>5,592</text:p>
          </table:table-cell>
          <table:table-cell table:formula="of:=([.F466]*[.F466]*[.F466]*[.F466]/500)-([.F466]*[.F466]/200)-3/250" office:value-type="float" office:value="1.78733151755059" calcext:value-type="float">
            <text:p>1,78733151755059</text:p>
          </table:table-cell>
          <table:table-cell table:formula="of:=-([.F466]*[.F466]*[.F466]/30)+([.F466]/20)+1/6" office:value-type="float" office:value="-5.38254782293333" calcext:value-type="float">
            <text:p>-5,38254782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table:formula="of:=[.$B$18]+[.E467]*[.$D$18]" office:value-type="float" office:value="5.6" calcext:value-type="float">
            <text:p>5,6</text:p>
          </table:table-cell>
          <table:table-cell table:formula="of:=([.F467]*[.F467]*[.F467]*[.F467]/500)-([.F467]*[.F467]/200)-3/250" office:value-type="float" office:value="1.7980992" calcext:value-type="float">
            <text:p>1,7980992</text:p>
          </table:table-cell>
          <table:table-cell table:formula="of:=-([.F467]*[.F467]*[.F467]/30)+([.F467]/20)+1/6" office:value-type="float" office:value="-5.4072" calcext:value-type="float">
            <text:p>-5,40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table:formula="of:=[.$B$18]+[.E468]*[.$D$18]" office:value-type="float" office:value="5.608" calcext:value-type="float">
            <text:p>5,608</text:p>
          </table:table-cell>
          <table:table-cell table:formula="of:=([.F468]*[.F468]*[.F468]*[.F468]/500)-([.F468]*[.F468]/200)-3/250" office:value-type="float" office:value="1.80891441142579" calcext:value-type="float">
            <text:p>1,80891441142579</text:p>
          </table:table-cell>
          <table:table-cell table:formula="of:=-([.F468]*[.F468]*[.F468]/30)+([.F468]/20)+1/6" office:value-type="float" office:value="-5.43192385706667" calcext:value-type="float">
            <text:p>-5,431923857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 table:formula="of:=[.$B$18]+[.E469]*[.$D$18]" office:value-type="float" office:value="5.616" calcext:value-type="float">
            <text:p>5,616</text:p>
          </table:table-cell>
          <table:table-cell table:formula="of:=([.F469]*[.F469]*[.F469]*[.F469]/500)-([.F469]*[.F469]/200)-3/250" office:value-type="float" office:value="1.81977728955187" calcext:value-type="float">
            <text:p>1,81977728955187</text:p>
          </table:table-cell>
          <table:table-cell table:formula="of:=-([.F469]*[.F469]*[.F469]/30)+([.F469]/20)+1/6" office:value-type="float" office:value="-5.45671949653333" calcext:value-type="float">
            <text:p>-5,456719496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 table:formula="of:=[.$B$18]+[.E470]*[.$D$18]" office:value-type="float" office:value="5.624" calcext:value-type="float">
            <text:p>5,624</text:p>
          </table:table-cell>
          <table:table-cell table:formula="of:=([.F470]*[.F470]*[.F470]*[.F470]/500)-([.F470]*[.F470]/200)-3/250" office:value-type="float" office:value="1.83068797229875" calcext:value-type="float">
            <text:p>1,83068797229875</text:p>
          </table:table-cell>
          <table:table-cell table:formula="of:=-([.F470]*[.F470]*[.F470]/30)+([.F470]/20)+1/6" office:value-type="float" office:value="-5.4815870208" calcext:value-type="float">
            <text:p>-5,48158702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4" calcext:value-type="float">
            <text:p>454</text:p>
          </table:table-cell>
          <table:table-cell table:formula="of:=[.$B$18]+[.E471]*[.$D$18]" office:value-type="float" office:value="5.632" calcext:value-type="float">
            <text:p>5,632</text:p>
          </table:table-cell>
          <table:table-cell table:formula="of:=([.F471]*[.F471]*[.F471]*[.F471]/500)-([.F471]*[.F471]/200)-3/250" office:value-type="float" office:value="1.84164659778355" calcext:value-type="float">
            <text:p>1,84164659778355</text:p>
          </table:table-cell>
          <table:table-cell table:formula="of:=-([.F471]*[.F471]*[.F471]/30)+([.F471]/20)+1/6" office:value-type="float" office:value="-5.50652653226667" calcext:value-type="float">
            <text:p>-5,506526532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5" calcext:value-type="float">
            <text:p>455</text:p>
          </table:table-cell>
          <table:table-cell table:formula="of:=[.$B$18]+[.E472]*[.$D$18]" office:value-type="float" office:value="5.64" calcext:value-type="float">
            <text:p>5,64</text:p>
          </table:table-cell>
          <table:table-cell table:formula="of:=([.F472]*[.F472]*[.F472]*[.F472]/500)-([.F472]*[.F472]/200)-3/250" office:value-type="float" office:value="1.85265330432" calcext:value-type="float">
            <text:p>1,85265330432</text:p>
          </table:table-cell>
          <table:table-cell table:formula="of:=-([.F472]*[.F472]*[.F472]/30)+([.F472]/20)+1/6" office:value-type="float" office:value="-5.53153813333334" calcext:value-type="float">
            <text:p>-5,5315381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table:formula="of:=[.$B$18]+[.E473]*[.$D$18]" office:value-type="float" office:value="5.648" calcext:value-type="float">
            <text:p>5,648</text:p>
          </table:table-cell>
          <table:table-cell table:formula="of:=([.F473]*[.F473]*[.F473]*[.F473]/500)-([.F473]*[.F473]/200)-3/250" office:value-type="float" office:value="1.86370823041843" calcext:value-type="float">
            <text:p>1,86370823041843</text:p>
          </table:table-cell>
          <table:table-cell table:formula="of:=-([.F473]*[.F473]*[.F473]/30)+([.F473]/20)+1/6" office:value-type="float" office:value="-5.5566219264" calcext:value-type="float">
            <text:p>-5,55662192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7" calcext:value-type="float">
            <text:p>457</text:p>
          </table:table-cell>
          <table:table-cell table:formula="of:=[.$B$18]+[.E474]*[.$D$18]" office:value-type="float" office:value="5.656" calcext:value-type="float">
            <text:p>5,656</text:p>
          </table:table-cell>
          <table:table-cell table:formula="of:=([.F474]*[.F474]*[.F474]*[.F474]/500)-([.F474]*[.F474]/200)-3/250" office:value-type="float" office:value="1.87481151478579" calcext:value-type="float">
            <text:p>1,87481151478579</text:p>
          </table:table-cell>
          <table:table-cell table:formula="of:=-([.F474]*[.F474]*[.F474]/30)+([.F474]/20)+1/6" office:value-type="float" office:value="-5.58177801386667" calcext:value-type="float">
            <text:p>-5,581778013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 table:formula="of:=[.$B$18]+[.E475]*[.$D$18]" office:value-type="float" office:value="5.664" calcext:value-type="float">
            <text:p>5,664</text:p>
          </table:table-cell>
          <table:table-cell table:formula="of:=([.F475]*[.F475]*[.F475]*[.F475]/500)-([.F475]*[.F475]/200)-3/250" office:value-type="float" office:value="1.88596329632563" calcext:value-type="float">
            <text:p>1,88596329632563</text:p>
          </table:table-cell>
          <table:table-cell table:formula="of:=-([.F475]*[.F475]*[.F475]/30)+([.F475]/20)+1/6" office:value-type="float" office:value="-5.60700649813333" calcext:value-type="float">
            <text:p>-5,607006498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9" calcext:value-type="float">
            <text:p>459</text:p>
          </table:table-cell>
          <table:table-cell table:formula="of:=[.$B$18]+[.E476]*[.$D$18]" office:value-type="float" office:value="5.672" calcext:value-type="float">
            <text:p>5,672</text:p>
          </table:table-cell>
          <table:table-cell table:formula="of:=([.F476]*[.F476]*[.F476]*[.F476]/500)-([.F476]*[.F476]/200)-3/250" office:value-type="float" office:value="1.89716371413811" calcext:value-type="float">
            <text:p>1,89716371413811</text:p>
          </table:table-cell>
          <table:table-cell table:formula="of:=-([.F476]*[.F476]*[.F476]/30)+([.F476]/20)+1/6" office:value-type="float" office:value="-5.6323074816" calcext:value-type="float">
            <text:p>-5,63230748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table:formula="of:=[.$B$18]+[.E477]*[.$D$18]" office:value-type="float" office:value="5.68" calcext:value-type="float">
            <text:p>5,68</text:p>
          </table:table-cell>
          <table:table-cell table:formula="of:=([.F477]*[.F477]*[.F477]*[.F477]/500)-([.F477]*[.F477]/200)-3/250" office:value-type="float" office:value="1.90841290752" calcext:value-type="float">
            <text:p>1,90841290752</text:p>
          </table:table-cell>
          <table:table-cell table:formula="of:=-([.F477]*[.F477]*[.F477]/30)+([.F477]/20)+1/6" office:value-type="float" office:value="-5.65768106666667" calcext:value-type="float">
            <text:p>-5,6576810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1" calcext:value-type="float">
            <text:p>461</text:p>
          </table:table-cell>
          <table:table-cell table:formula="of:=[.$B$18]+[.E478]*[.$D$18]" office:value-type="float" office:value="5.688" calcext:value-type="float">
            <text:p>5,688</text:p>
          </table:table-cell>
          <table:table-cell table:formula="of:=([.F478]*[.F478]*[.F478]*[.F478]/500)-([.F478]*[.F478]/200)-3/250" office:value-type="float" office:value="1.91971101596467" calcext:value-type="float">
            <text:p>1,91971101596467</text:p>
          </table:table-cell>
          <table:table-cell table:formula="of:=-([.F478]*[.F478]*[.F478]/30)+([.F478]/20)+1/6" office:value-type="float" office:value="-5.68312735573334" calcext:value-type="float">
            <text:p>-5,6831273557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 table:formula="of:=[.$B$18]+[.E479]*[.$D$18]" office:value-type="float" office:value="5.696" calcext:value-type="float">
            <text:p>5,696</text:p>
          </table:table-cell>
          <table:table-cell table:formula="of:=([.F479]*[.F479]*[.F479]*[.F479]/500)-([.F479]*[.F479]/200)-3/250" office:value-type="float" office:value="1.93105817916211" calcext:value-type="float">
            <text:p>1,93105817916211</text:p>
          </table:table-cell>
          <table:table-cell table:formula="of:=-([.F479]*[.F479]*[.F479]/30)+([.F479]/20)+1/6" office:value-type="float" office:value="-5.7086464512" calcext:value-type="float">
            <text:p>-5,70864645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table:formula="of:=[.$B$18]+[.E480]*[.$D$18]" office:value-type="float" office:value="5.704" calcext:value-type="float">
            <text:p>5,704</text:p>
          </table:table-cell>
          <table:table-cell table:formula="of:=([.F480]*[.F480]*[.F480]*[.F480]/500)-([.F480]*[.F480]/200)-3/250" office:value-type="float" office:value="1.94245453699891" calcext:value-type="float">
            <text:p>1,94245453699891</text:p>
          </table:table-cell>
          <table:table-cell table:formula="of:=-([.F480]*[.F480]*[.F480]/30)+([.F480]/20)+1/6" office:value-type="float" office:value="-5.73423845546667" calcext:value-type="float">
            <text:p>-5,734238455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 table:formula="of:=[.$B$18]+[.E481]*[.$D$18]" office:value-type="float" office:value="5.712" calcext:value-type="float">
            <text:p>5,712</text:p>
          </table:table-cell>
          <table:table-cell table:formula="of:=([.F481]*[.F481]*[.F481]*[.F481]/500)-([.F481]*[.F481]/200)-3/250" office:value-type="float" office:value="1.95390022955827" calcext:value-type="float">
            <text:p>1,95390022955827</text:p>
          </table:table-cell>
          <table:table-cell table:formula="of:=-([.F481]*[.F481]*[.F481]/30)+([.F481]/20)+1/6" office:value-type="float" office:value="-5.75990347093333" calcext:value-type="float">
            <text:p>-5,759903470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5" calcext:value-type="float">
            <text:p>465</text:p>
          </table:table-cell>
          <table:table-cell table:formula="of:=[.$B$18]+[.E482]*[.$D$18]" office:value-type="float" office:value="5.72" calcext:value-type="float">
            <text:p>5,72</text:p>
          </table:table-cell>
          <table:table-cell table:formula="of:=([.F482]*[.F482]*[.F482]*[.F482]/500)-([.F482]*[.F482]/200)-3/250" office:value-type="float" office:value="1.96539539712" calcext:value-type="float">
            <text:p>1,96539539712</text:p>
          </table:table-cell>
          <table:table-cell table:formula="of:=-([.F482]*[.F482]*[.F482]/30)+([.F482]/20)+1/6" office:value-type="float" office:value="-5.7856416" calcext:value-type="float">
            <text:p>-5,78564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table:formula="of:=[.$B$18]+[.E483]*[.$D$18]" office:value-type="float" office:value="5.728" calcext:value-type="float">
            <text:p>5,728</text:p>
          </table:table-cell>
          <table:table-cell table:formula="of:=([.F483]*[.F483]*[.F483]*[.F483]/500)-([.F483]*[.F483]/200)-3/250" office:value-type="float" office:value="1.97694018016051" calcext:value-type="float">
            <text:p>1,97694018016051</text:p>
          </table:table-cell>
          <table:table-cell table:formula="of:=-([.F483]*[.F483]*[.F483]/30)+([.F483]/20)+1/6" office:value-type="float" office:value="-5.81145294506667" calcext:value-type="float">
            <text:p>-5,811452945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7" calcext:value-type="float">
            <text:p>467</text:p>
          </table:table-cell>
          <table:table-cell table:formula="of:=[.$B$18]+[.E484]*[.$D$18]" office:value-type="float" office:value="5.736" calcext:value-type="float">
            <text:p>5,736</text:p>
          </table:table-cell>
          <table:table-cell table:formula="of:=([.F484]*[.F484]*[.F484]*[.F484]/500)-([.F484]*[.F484]/200)-3/250" office:value-type="float" office:value="1.98853471935283" calcext:value-type="float">
            <text:p>1,98853471935283</text:p>
          </table:table-cell>
          <table:table-cell table:formula="of:=-([.F484]*[.F484]*[.F484]/30)+([.F484]/20)+1/6" office:value-type="float" office:value="-5.83733760853333" calcext:value-type="float">
            <text:p>-5,837337608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8" calcext:value-type="float">
            <text:p>468</text:p>
          </table:table-cell>
          <table:table-cell table:formula="of:=[.$B$18]+[.E485]*[.$D$18]" office:value-type="float" office:value="5.744" calcext:value-type="float">
            <text:p>5,744</text:p>
          </table:table-cell>
          <table:table-cell table:formula="of:=([.F485]*[.F485]*[.F485]*[.F485]/500)-([.F485]*[.F485]/200)-3/250" office:value-type="float" office:value="2.00017915556659" calcext:value-type="float">
            <text:p>2,00017915556659</text:p>
          </table:table-cell>
          <table:table-cell table:formula="of:=-([.F485]*[.F485]*[.F485]/30)+([.F485]/20)+1/6" office:value-type="float" office:value="-5.8632956928" calcext:value-type="float">
            <text:p>-5,86329569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 table:formula="of:=[.$B$18]+[.E486]*[.$D$18]" office:value-type="float" office:value="5.752" calcext:value-type="float">
            <text:p>5,752</text:p>
          </table:table-cell>
          <table:table-cell table:formula="of:=([.F486]*[.F486]*[.F486]*[.F486]/500)-([.F486]*[.F486]/200)-3/250" office:value-type="float" office:value="2.01187362986803" calcext:value-type="float">
            <text:p>2,01187362986803</text:p>
          </table:table-cell>
          <table:table-cell table:formula="of:=-([.F486]*[.F486]*[.F486]/30)+([.F486]/20)+1/6" office:value-type="float" office:value="-5.88932730026667" calcext:value-type="float">
            <text:p>-5,889327300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 table:formula="of:=[.$B$18]+[.E487]*[.$D$18]" office:value-type="float" office:value="5.76" calcext:value-type="float">
            <text:p>5,76</text:p>
          </table:table-cell>
          <table:table-cell table:formula="of:=([.F487]*[.F487]*[.F487]*[.F487]/500)-([.F487]*[.F487]/200)-3/250" office:value-type="float" office:value="2.02361828352" calcext:value-type="float">
            <text:p>2,02361828352</text:p>
          </table:table-cell>
          <table:table-cell table:formula="of:=-([.F487]*[.F487]*[.F487]/30)+([.F487]/20)+1/6" office:value-type="float" office:value="-5.91543253333333" calcext:value-type="float">
            <text:p>-5,9154325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 table:formula="of:=[.$B$18]+[.E488]*[.$D$18]" office:value-type="float" office:value="5.768" calcext:value-type="float">
            <text:p>5,768</text:p>
          </table:table-cell>
          <table:table-cell table:formula="of:=([.F488]*[.F488]*[.F488]*[.F488]/500)-([.F488]*[.F488]/200)-3/250" office:value-type="float" office:value="2.03541325798195" calcext:value-type="float">
            <text:p>2,03541325798195</text:p>
          </table:table-cell>
          <table:table-cell table:formula="of:=-([.F488]*[.F488]*[.F488]/30)+([.F488]/20)+1/6" office:value-type="float" office:value="-5.9416114944" calcext:value-type="float">
            <text:p>-5,94161149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 table:formula="of:=[.$B$18]+[.E489]*[.$D$18]" office:value-type="float" office:value="5.776" calcext:value-type="float">
            <text:p>5,776</text:p>
          </table:table-cell>
          <table:table-cell table:formula="of:=([.F489]*[.F489]*[.F489]*[.F489]/500)-([.F489]*[.F489]/200)-3/250" office:value-type="float" office:value="2.04725869490995" calcext:value-type="float">
            <text:p>2,04725869490995</text:p>
          </table:table-cell>
          <table:table-cell table:formula="of:=-([.F489]*[.F489]*[.F489]/30)+([.F489]/20)+1/6" office:value-type="float" office:value="-5.96786428586667" calcext:value-type="float">
            <text:p>-5,967864285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 table:formula="of:=[.$B$18]+[.E490]*[.$D$18]" office:value-type="float" office:value="5.784" calcext:value-type="float">
            <text:p>5,784</text:p>
          </table:table-cell>
          <table:table-cell table:formula="of:=([.F490]*[.F490]*[.F490]*[.F490]/500)-([.F490]*[.F490]/200)-3/250" office:value-type="float" office:value="2.05915473615667" calcext:value-type="float">
            <text:p>2,05915473615667</text:p>
          </table:table-cell>
          <table:table-cell table:formula="of:=-([.F490]*[.F490]*[.F490]/30)+([.F490]/20)+1/6" office:value-type="float" office:value="-5.99419101013334" calcext:value-type="float">
            <text:p>-5,9941910101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 table:formula="of:=[.$B$18]+[.E491]*[.$D$18]" office:value-type="float" office:value="5.792" calcext:value-type="float">
            <text:p>5,792</text:p>
          </table:table-cell>
          <table:table-cell table:formula="of:=([.F491]*[.F491]*[.F491]*[.F491]/500)-([.F491]*[.F491]/200)-3/250" office:value-type="float" office:value="2.07110152377139" calcext:value-type="float">
            <text:p>2,07110152377139</text:p>
          </table:table-cell>
          <table:table-cell table:formula="of:=-([.F491]*[.F491]*[.F491]/30)+([.F491]/20)+1/6" office:value-type="float" office:value="-6.0205917696" calcext:value-type="float">
            <text:p>-6,0205917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 table:formula="of:=[.$B$18]+[.E492]*[.$D$18]" office:value-type="float" office:value="5.8" calcext:value-type="float">
            <text:p>5,8</text:p>
          </table:table-cell>
          <table:table-cell table:formula="of:=([.F492]*[.F492]*[.F492]*[.F492]/500)-([.F492]*[.F492]/200)-3/250" office:value-type="float" office:value="2.0830992" calcext:value-type="float">
            <text:p>2,0830992</text:p>
          </table:table-cell>
          <table:table-cell table:formula="of:=-([.F492]*[.F492]*[.F492]/30)+([.F492]/20)+1/6" office:value-type="float" office:value="-6.04706666666667" calcext:value-type="float">
            <text:p>-6,0470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 table:formula="of:=[.$B$18]+[.E493]*[.$D$18]" office:value-type="float" office:value="5.808" calcext:value-type="float">
            <text:p>5,808</text:p>
          </table:table-cell>
          <table:table-cell table:formula="of:=([.F493]*[.F493]*[.F493]*[.F493]/500)-([.F493]*[.F493]/200)-3/250" office:value-type="float" office:value="2.09514790728499" calcext:value-type="float">
            <text:p>2,09514790728499</text:p>
          </table:table-cell>
          <table:table-cell table:formula="of:=-([.F493]*[.F493]*[.F493]/30)+([.F493]/20)+1/6" office:value-type="float" office:value="-6.07361580373333" calcext:value-type="float">
            <text:p>-6,073615803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 table:formula="of:=[.$B$18]+[.E494]*[.$D$18]" office:value-type="float" office:value="5.816" calcext:value-type="float">
            <text:p>5,816</text:p>
          </table:table-cell>
          <table:table-cell table:formula="of:=([.F494]*[.F494]*[.F494]*[.F494]/500)-([.F494]*[.F494]/200)-3/250" office:value-type="float" office:value="2.10724778826547" calcext:value-type="float">
            <text:p>2,10724778826547</text:p>
          </table:table-cell>
          <table:table-cell table:formula="of:=-([.F494]*[.F494]*[.F494]/30)+([.F494]/20)+1/6" office:value-type="float" office:value="-6.1002392832" calcext:value-type="float">
            <text:p>-6,10023928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8" calcext:value-type="float">
            <text:p>478</text:p>
          </table:table-cell>
          <table:table-cell table:formula="of:=[.$B$18]+[.E495]*[.$D$18]" office:value-type="float" office:value="5.824" calcext:value-type="float">
            <text:p>5,824</text:p>
          </table:table-cell>
          <table:table-cell table:formula="of:=([.F495]*[.F495]*[.F495]*[.F495]/500)-([.F495]*[.F495]/200)-3/250" office:value-type="float" office:value="2.11939898577715" calcext:value-type="float">
            <text:p>2,11939898577715</text:p>
          </table:table-cell>
          <table:table-cell table:formula="of:=-([.F495]*[.F495]*[.F495]/30)+([.F495]/20)+1/6" office:value-type="float" office:value="-6.12693720746667" calcext:value-type="float">
            <text:p>-6,12693720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9" calcext:value-type="float">
            <text:p>479</text:p>
          </table:table-cell>
          <table:table-cell table:formula="of:=[.$B$18]+[.E496]*[.$D$18]" office:value-type="float" office:value="5.832" calcext:value-type="float">
            <text:p>5,832</text:p>
          </table:table-cell>
          <table:table-cell table:formula="of:=([.F496]*[.F496]*[.F496]*[.F496]/500)-([.F496]*[.F496]/200)-3/250" office:value-type="float" office:value="2.13160164285235" calcext:value-type="float">
            <text:p>2,13160164285235</text:p>
          </table:table-cell>
          <table:table-cell table:formula="of:=-([.F496]*[.F496]*[.F496]/30)+([.F496]/20)+1/6" office:value-type="float" office:value="-6.15370967893334" calcext:value-type="float">
            <text:p>-6,1537096789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formula="of:=[.$B$18]+[.E497]*[.$D$18]" office:value-type="float" office:value="5.84" calcext:value-type="float">
            <text:p>5,84</text:p>
          </table:table-cell>
          <table:table-cell table:formula="of:=([.F497]*[.F497]*[.F497]*[.F497]/500)-([.F497]*[.F497]/200)-3/250" office:value-type="float" office:value="2.14385590272" calcext:value-type="float">
            <text:p>2,14385590272</text:p>
          </table:table-cell>
          <table:table-cell table:formula="of:=-([.F497]*[.F497]*[.F497]/30)+([.F497]/20)+1/6" office:value-type="float" office:value="-6.1805568" calcext:value-type="float">
            <text:p>-6,1805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1" calcext:value-type="float">
            <text:p>481</text:p>
          </table:table-cell>
          <table:table-cell table:formula="of:=[.$B$18]+[.E498]*[.$D$18]" office:value-type="float" office:value="5.848" calcext:value-type="float">
            <text:p>5,848</text:p>
          </table:table-cell>
          <table:table-cell table:formula="of:=([.F498]*[.F498]*[.F498]*[.F498]/500)-([.F498]*[.F498]/200)-3/250" office:value-type="float" office:value="2.15616190880563" calcext:value-type="float">
            <text:p>2,15616190880563</text:p>
          </table:table-cell>
          <table:table-cell table:formula="of:=-([.F498]*[.F498]*[.F498]/30)+([.F498]/20)+1/6" office:value-type="float" office:value="-6.20747867306667" calcext:value-type="float">
            <text:p>-6,20747867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2" calcext:value-type="float">
            <text:p>482</text:p>
          </table:table-cell>
          <table:table-cell table:formula="of:=[.$B$18]+[.E499]*[.$D$18]" office:value-type="float" office:value="5.856" calcext:value-type="float">
            <text:p>5,856</text:p>
          </table:table-cell>
          <table:table-cell table:formula="of:=([.F499]*[.F499]*[.F499]*[.F499]/500)-([.F499]*[.F499]/200)-3/250" office:value-type="float" office:value="2.16851980473139" calcext:value-type="float">
            <text:p>2,16851980473139</text:p>
          </table:table-cell>
          <table:table-cell table:formula="of:=-([.F499]*[.F499]*[.F499]/30)+([.F499]/20)+1/6" office:value-type="float" office:value="-6.23447540053333" calcext:value-type="float">
            <text:p>-6,234475400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3" calcext:value-type="float">
            <text:p>483</text:p>
          </table:table-cell>
          <table:table-cell table:formula="of:=[.$B$18]+[.E500]*[.$D$18]" office:value-type="float" office:value="5.864" calcext:value-type="float">
            <text:p>5,864</text:p>
          </table:table-cell>
          <table:table-cell table:formula="of:=([.F500]*[.F500]*[.F500]*[.F500]/500)-([.F500]*[.F500]/200)-3/250" office:value-type="float" office:value="2.18092973431603" calcext:value-type="float">
            <text:p>2,18092973431603</text:p>
          </table:table-cell>
          <table:table-cell table:formula="of:=-([.F500]*[.F500]*[.F500]/30)+([.F500]/20)+1/6" office:value-type="float" office:value="-6.2615470848" calcext:value-type="float">
            <text:p>-6,26154708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4" calcext:value-type="float">
            <text:p>484</text:p>
          </table:table-cell>
          <table:table-cell table:formula="of:=[.$B$18]+[.E501]*[.$D$18]" office:value-type="float" office:value="5.872" calcext:value-type="float">
            <text:p>5,872</text:p>
          </table:table-cell>
          <table:table-cell table:formula="of:=([.F501]*[.F501]*[.F501]*[.F501]/500)-([.F501]*[.F501]/200)-3/250" office:value-type="float" office:value="2.19339184157491" calcext:value-type="float">
            <text:p>2,19339184157491</text:p>
          </table:table-cell>
          <table:table-cell table:formula="of:=-([.F501]*[.F501]*[.F501]/30)+([.F501]/20)+1/6" office:value-type="float" office:value="-6.28869382826667" calcext:value-type="float">
            <text:p>-6,28869382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5" calcext:value-type="float">
            <text:p>485</text:p>
          </table:table-cell>
          <table:table-cell table:formula="of:=[.$B$18]+[.E502]*[.$D$18]" office:value-type="float" office:value="5.88" calcext:value-type="float">
            <text:p>5,88</text:p>
          </table:table-cell>
          <table:table-cell table:formula="of:=([.F502]*[.F502]*[.F502]*[.F502]/500)-([.F502]*[.F502]/200)-3/250" office:value-type="float" office:value="2.20590627072" calcext:value-type="float">
            <text:p>2,20590627072</text:p>
          </table:table-cell>
          <table:table-cell table:formula="of:=-([.F502]*[.F502]*[.F502]/30)+([.F502]/20)+1/6" office:value-type="float" office:value="-6.31591573333333" calcext:value-type="float">
            <text:p>-6,3159157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6" calcext:value-type="float">
            <text:p>486</text:p>
          </table:table-cell>
          <table:table-cell table:formula="of:=[.$B$18]+[.E503]*[.$D$18]" office:value-type="float" office:value="5.888" calcext:value-type="float">
            <text:p>5,888</text:p>
          </table:table-cell>
          <table:table-cell table:formula="of:=([.F503]*[.F503]*[.F503]*[.F503]/500)-([.F503]*[.F503]/200)-3/250" office:value-type="float" office:value="2.21847316615987" calcext:value-type="float">
            <text:p>2,21847316615987</text:p>
          </table:table-cell>
          <table:table-cell table:formula="of:=-([.F503]*[.F503]*[.F503]/30)+([.F503]/20)+1/6" office:value-type="float" office:value="-6.3432129024" calcext:value-type="float">
            <text:p>-6,34321290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table:formula="of:=[.$B$18]+[.E504]*[.$D$18]" office:value-type="float" office:value="5.896" calcext:value-type="float">
            <text:p>5,896</text:p>
          </table:table-cell>
          <table:table-cell table:formula="of:=([.F504]*[.F504]*[.F504]*[.F504]/500)-([.F504]*[.F504]/200)-3/250" office:value-type="float" office:value="2.23109267249971" calcext:value-type="float">
            <text:p>2,23109267249971</text:p>
          </table:table-cell>
          <table:table-cell table:formula="of:=-([.F504]*[.F504]*[.F504]/30)+([.F504]/20)+1/6" office:value-type="float" office:value="-6.37058543786667" calcext:value-type="float">
            <text:p>-6,37058543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 table:formula="of:=[.$B$18]+[.E505]*[.$D$18]" office:value-type="float" office:value="5.904" calcext:value-type="float">
            <text:p>5,904</text:p>
          </table:table-cell>
          <table:table-cell table:formula="of:=([.F505]*[.F505]*[.F505]*[.F505]/500)-([.F505]*[.F505]/200)-3/250" office:value-type="float" office:value="2.24376493454131" calcext:value-type="float">
            <text:p>2,24376493454131</text:p>
          </table:table-cell>
          <table:table-cell table:formula="of:=-([.F505]*[.F505]*[.F505]/30)+([.F505]/20)+1/6" office:value-type="float" office:value="-6.39803344213333" calcext:value-type="float">
            <text:p>-6,398033442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 table:formula="of:=[.$B$18]+[.E506]*[.$D$18]" office:value-type="float" office:value="5.912" calcext:value-type="float">
            <text:p>5,912</text:p>
          </table:table-cell>
          <table:table-cell table:formula="of:=([.F506]*[.F506]*[.F506]*[.F506]/500)-([.F506]*[.F506]/200)-3/250" office:value-type="float" office:value="2.25649009728307" calcext:value-type="float">
            <text:p>2,25649009728307</text:p>
          </table:table-cell>
          <table:table-cell table:formula="of:=-([.F506]*[.F506]*[.F506]/30)+([.F506]/20)+1/6" office:value-type="float" office:value="-6.4255570176" calcext:value-type="float">
            <text:p>-6,42555701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0" calcext:value-type="float">
            <text:p>490</text:p>
          </table:table-cell>
          <table:table-cell table:formula="of:=[.$B$18]+[.E507]*[.$D$18]" office:value-type="float" office:value="5.92" calcext:value-type="float">
            <text:p>5,92</text:p>
          </table:table-cell>
          <table:table-cell table:formula="of:=([.F507]*[.F507]*[.F507]*[.F507]/500)-([.F507]*[.F507]/200)-3/250" office:value-type="float" office:value="2.26926830592" calcext:value-type="float">
            <text:p>2,26926830592</text:p>
          </table:table-cell>
          <table:table-cell table:formula="of:=-([.F507]*[.F507]*[.F507]/30)+([.F507]/20)+1/6" office:value-type="float" office:value="-6.45315626666667" calcext:value-type="float">
            <text:p>-6,453156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formula="of:=[.$B$18]+[.E508]*[.$D$18]" office:value-type="float" office:value="5.928" calcext:value-type="float">
            <text:p>5,928</text:p>
          </table:table-cell>
          <table:table-cell table:formula="of:=([.F508]*[.F508]*[.F508]*[.F508]/500)-([.F508]*[.F508]/200)-3/250" office:value-type="float" office:value="2.28209970584371" calcext:value-type="float">
            <text:p>2,28209970584371</text:p>
          </table:table-cell>
          <table:table-cell table:formula="of:=-([.F508]*[.F508]*[.F508]/30)+([.F508]/20)+1/6" office:value-type="float" office:value="-6.48083129173333" calcext:value-type="float">
            <text:p>-6,48083129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2" calcext:value-type="float">
            <text:p>492</text:p>
          </table:table-cell>
          <table:table-cell table:formula="of:=[.$B$18]+[.E509]*[.$D$18]" office:value-type="float" office:value="5.936" calcext:value-type="float">
            <text:p>5,936</text:p>
          </table:table-cell>
          <table:table-cell table:formula="of:=([.F509]*[.F509]*[.F509]*[.F509]/500)-([.F509]*[.F509]/200)-3/250" office:value-type="float" office:value="2.29498444264243" calcext:value-type="float">
            <text:p>2,29498444264243</text:p>
          </table:table-cell>
          <table:table-cell table:formula="of:=-([.F509]*[.F509]*[.F509]/30)+([.F509]/20)+1/6" office:value-type="float" office:value="-6.5085821952" calcext:value-type="float">
            <text:p>-6,50858219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 table:formula="of:=[.$B$18]+[.E510]*[.$D$18]" office:value-type="float" office:value="5.944" calcext:value-type="float">
            <text:p>5,944</text:p>
          </table:table-cell>
          <table:table-cell table:formula="of:=([.F510]*[.F510]*[.F510]*[.F510]/500)-([.F510]*[.F510]/200)-3/250" office:value-type="float" office:value="2.30792266210099" calcext:value-type="float">
            <text:p>2,30792266210099</text:p>
          </table:table-cell>
          <table:table-cell table:formula="of:=-([.F510]*[.F510]*[.F510]/30)+([.F510]/20)+1/6" office:value-type="float" office:value="-6.53640907946667" calcext:value-type="float">
            <text:p>-6,53640907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4" calcext:value-type="float">
            <text:p>494</text:p>
          </table:table-cell>
          <table:table-cell table:formula="of:=[.$B$18]+[.E511]*[.$D$18]" office:value-type="float" office:value="5.952" calcext:value-type="float">
            <text:p>5,952</text:p>
          </table:table-cell>
          <table:table-cell table:formula="of:=([.F511]*[.F511]*[.F511]*[.F511]/500)-([.F511]*[.F511]/200)-3/250" office:value-type="float" office:value="2.32091451020083" calcext:value-type="float">
            <text:p>2,32091451020083</text:p>
          </table:table-cell>
          <table:table-cell table:formula="of:=-([.F511]*[.F511]*[.F511]/30)+([.F511]/20)+1/6" office:value-type="float" office:value="-6.56431204693333" calcext:value-type="float">
            <text:p>-6,564312046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5" calcext:value-type="float">
            <text:p>495</text:p>
          </table:table-cell>
          <table:table-cell table:formula="of:=[.$B$18]+[.E512]*[.$D$18]" office:value-type="float" office:value="5.96" calcext:value-type="float">
            <text:p>5,96</text:p>
          </table:table-cell>
          <table:table-cell table:formula="of:=([.F512]*[.F512]*[.F512]*[.F512]/500)-([.F512]*[.F512]/200)-3/250" office:value-type="float" office:value="2.33396013312" calcext:value-type="float">
            <text:p>2,33396013312</text:p>
          </table:table-cell>
          <table:table-cell table:formula="of:=-([.F512]*[.F512]*[.F512]/30)+([.F512]/20)+1/6" office:value-type="float" office:value="-6.5922912" calcext:value-type="float">
            <text:p>-6,59229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 table:formula="of:=[.$B$18]+[.E513]*[.$D$18]" office:value-type="float" office:value="5.968" calcext:value-type="float">
            <text:p>5,968</text:p>
          </table:table-cell>
          <table:table-cell table:formula="of:=([.F513]*[.F513]*[.F513]*[.F513]/500)-([.F513]*[.F513]/200)-3/250" office:value-type="float" office:value="2.34705967723315" calcext:value-type="float">
            <text:p>2,34705967723315</text:p>
          </table:table-cell>
          <table:table-cell table:formula="of:=-([.F513]*[.F513]*[.F513]/30)+([.F513]/20)+1/6" office:value-type="float" office:value="-6.62034664106667" calcext:value-type="float">
            <text:p>-6,62034664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7" calcext:value-type="float">
            <text:p>497</text:p>
          </table:table-cell>
          <table:table-cell table:formula="of:=[.$B$18]+[.E514]*[.$D$18]" office:value-type="float" office:value="5.976" calcext:value-type="float">
            <text:p>5,976</text:p>
          </table:table-cell>
          <table:table-cell table:formula="of:=([.F514]*[.F514]*[.F514]*[.F514]/500)-([.F514]*[.F514]/200)-3/250" office:value-type="float" office:value="2.36021328911155" calcext:value-type="float">
            <text:p>2,36021328911155</text:p>
          </table:table-cell>
          <table:table-cell table:formula="of:=-([.F514]*[.F514]*[.F514]/30)+([.F514]/20)+1/6" office:value-type="float" office:value="-6.64847847253333" calcext:value-type="float">
            <text:p>-6,648478472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8" calcext:value-type="float">
            <text:p>498</text:p>
          </table:table-cell>
          <table:table-cell table:formula="of:=[.$B$18]+[.E515]*[.$D$18]" office:value-type="float" office:value="5.984" calcext:value-type="float">
            <text:p>5,984</text:p>
          </table:table-cell>
          <table:table-cell table:formula="of:=([.F515]*[.F515]*[.F515]*[.F515]/500)-([.F515]*[.F515]/200)-3/250" office:value-type="float" office:value="2.37342111552307" calcext:value-type="float">
            <text:p>2,37342111552307</text:p>
          </table:table-cell>
          <table:table-cell table:formula="of:=-([.F515]*[.F515]*[.F515]/30)+([.F515]/20)+1/6" office:value-type="float" office:value="-6.6766867968" calcext:value-type="float">
            <text:p>-6,67668679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 table:formula="of:=[.$B$18]+[.E516]*[.$D$18]" office:value-type="float" office:value="5.992" calcext:value-type="float">
            <text:p>5,992</text:p>
          </table:table-cell>
          <table:table-cell table:formula="of:=([.F516]*[.F516]*[.F516]*[.F516]/500)-([.F516]*[.F516]/200)-3/250" office:value-type="float" office:value="2.38668330343219" calcext:value-type="float">
            <text:p>2,38668330343219</text:p>
          </table:table-cell>
          <table:table-cell table:formula="of:=-([.F516]*[.F516]*[.F516]/30)+([.F516]/20)+1/6" office:value-type="float" office:value="-6.70497171626667" calcext:value-type="float">
            <text:p>-6,70497171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[.$B$18]+[.E517]*[.$D$18]" office:value-type="float" office:value="6" calcext:value-type="float">
            <text:p>6</text:p>
          </table:table-cell>
          <table:table-cell table:formula="of:=([.F517]*[.F517]*[.F517]*[.F517]/500)-([.F517]*[.F517]/200)-3/250" office:value-type="float" office:value="2.4" calcext:value-type="float">
            <text:p>2,4</text:p>
          </table:table-cell>
          <table:table-cell table:formula="of:=-([.F517]*[.F517]*[.F517]/30)+([.F517]/20)+1/6" office:value-type="float" office:value="-6.73333333333333" calcext:value-type="float">
            <text:p>-6,733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1" calcext:value-type="float">
            <text:p>501</text:p>
          </table:table-cell>
          <table:table-cell table:formula="of:=[.$B$18]+[.E518]*[.$D$18]" office:value-type="float" office:value="6.008" calcext:value-type="float">
            <text:p>6,008</text:p>
          </table:table-cell>
          <table:table-cell table:formula="of:=([.F518]*[.F518]*[.F518]*[.F518]/500)-([.F518]*[.F518]/200)-3/250" office:value-type="float" office:value="2.41337135258419" calcext:value-type="float">
            <text:p>2,41337135258419</text:p>
          </table:table-cell>
          <table:table-cell table:formula="of:=-([.F518]*[.F518]*[.F518]/30)+([.F518]/20)+1/6" office:value-type="float" office:value="-6.7617717504" calcext:value-type="float">
            <text:p>-6,76177175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2" calcext:value-type="float">
            <text:p>502</text:p>
          </table:table-cell>
          <table:table-cell table:formula="of:=[.$B$18]+[.E519]*[.$D$18]" office:value-type="float" office:value="6.016" calcext:value-type="float">
            <text:p>6,016</text:p>
          </table:table-cell>
          <table:table-cell table:formula="of:=([.F519]*[.F519]*[.F519]*[.F519]/500)-([.F519]*[.F519]/200)-3/250" office:value-type="float" office:value="2.42679750873907" calcext:value-type="float">
            <text:p>2,42679750873907</text:p>
          </table:table-cell>
          <table:table-cell table:formula="of:=-([.F519]*[.F519]*[.F519]/30)+([.F519]/20)+1/6" office:value-type="float" office:value="-6.79028706986667" calcext:value-type="float">
            <text:p>-6,79028706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formula="of:=[.$B$18]+[.E520]*[.$D$18]" office:value-type="float" office:value="6.024" calcext:value-type="float">
            <text:p>6,024</text:p>
          </table:table-cell>
          <table:table-cell table:formula="of:=([.F520]*[.F520]*[.F520]*[.F520]/500)-([.F520]*[.F520]/200)-3/250" office:value-type="float" office:value="2.44027861621555" calcext:value-type="float">
            <text:p>2,44027861621555</text:p>
          </table:table-cell>
          <table:table-cell table:formula="of:=-([.F520]*[.F520]*[.F520]/30)+([.F520]/20)+1/6" office:value-type="float" office:value="-6.81887939413333" calcext:value-type="float">
            <text:p>-6,81887939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4" calcext:value-type="float">
            <text:p>504</text:p>
          </table:table-cell>
          <table:table-cell table:formula="of:=[.$B$18]+[.E521]*[.$D$18]" office:value-type="float" office:value="6.032" calcext:value-type="float">
            <text:p>6,032</text:p>
          </table:table-cell>
          <table:table-cell table:formula="of:=([.F521]*[.F521]*[.F521]*[.F521]/500)-([.F521]*[.F521]/200)-3/250" office:value-type="float" office:value="2.45381482296115" calcext:value-type="float">
            <text:p>2,45381482296115</text:p>
          </table:table-cell>
          <table:table-cell table:formula="of:=-([.F521]*[.F521]*[.F521]/30)+([.F521]/20)+1/6" office:value-type="float" office:value="-6.8475488256" calcext:value-type="float">
            <text:p>-6,84754882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5" calcext:value-type="float">
            <text:p>505</text:p>
          </table:table-cell>
          <table:table-cell table:formula="of:=[.$B$18]+[.E522]*[.$D$18]" office:value-type="float" office:value="6.04" calcext:value-type="float">
            <text:p>6,04</text:p>
          </table:table-cell>
          <table:table-cell table:formula="of:=([.F522]*[.F522]*[.F522]*[.F522]/500)-([.F522]*[.F522]/200)-3/250" office:value-type="float" office:value="2.46740627712" calcext:value-type="float">
            <text:p>2,46740627712</text:p>
          </table:table-cell>
          <table:table-cell table:formula="of:=-([.F522]*[.F522]*[.F522]/30)+([.F522]/20)+1/6" office:value-type="float" office:value="-6.87629546666667" calcext:value-type="float">
            <text:p>-6,8762954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6" calcext:value-type="float">
            <text:p>506</text:p>
          </table:table-cell>
          <table:table-cell table:formula="of:=[.$B$18]+[.E523]*[.$D$18]" office:value-type="float" office:value="6.048" calcext:value-type="float">
            <text:p>6,048</text:p>
          </table:table-cell>
          <table:table-cell table:formula="of:=([.F523]*[.F523]*[.F523]*[.F523]/500)-([.F523]*[.F523]/200)-3/250" office:value-type="float" office:value="2.48105312703283" calcext:value-type="float">
            <text:p>2,48105312703283</text:p>
          </table:table-cell>
          <table:table-cell table:formula="of:=-([.F523]*[.F523]*[.F523]/30)+([.F523]/20)+1/6" office:value-type="float" office:value="-6.90511941973333" calcext:value-type="float">
            <text:p>-6,90511941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7" calcext:value-type="float">
            <text:p>507</text:p>
          </table:table-cell>
          <table:table-cell table:formula="of:=[.$B$18]+[.E524]*[.$D$18]" office:value-type="float" office:value="6.056" calcext:value-type="float">
            <text:p>6,056</text:p>
          </table:table-cell>
          <table:table-cell table:formula="of:=([.F524]*[.F524]*[.F524]*[.F524]/500)-([.F524]*[.F524]/200)-3/250" office:value-type="float" office:value="2.49475552123699" calcext:value-type="float">
            <text:p>2,49475552123699</text:p>
          </table:table-cell>
          <table:table-cell table:formula="of:=-([.F524]*[.F524]*[.F524]/30)+([.F524]/20)+1/6" office:value-type="float" office:value="-6.9340207872" calcext:value-type="float">
            <text:p>-6,93402078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8" calcext:value-type="float">
            <text:p>508</text:p>
          </table:table-cell>
          <table:table-cell table:formula="of:=[.$B$18]+[.E525]*[.$D$18]" office:value-type="float" office:value="6.064" calcext:value-type="float">
            <text:p>6,064</text:p>
          </table:table-cell>
          <table:table-cell table:formula="of:=([.F525]*[.F525]*[.F525]*[.F525]/500)-([.F525]*[.F525]/200)-3/250" office:value-type="float" office:value="2.50851360846643" calcext:value-type="float">
            <text:p>2,50851360846643</text:p>
          </table:table-cell>
          <table:table-cell table:formula="of:=-([.F525]*[.F525]*[.F525]/30)+([.F525]/20)+1/6" office:value-type="float" office:value="-6.96299967146667" calcext:value-type="float">
            <text:p>-6,96299967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9" calcext:value-type="float">
            <text:p>509</text:p>
          </table:table-cell>
          <table:table-cell table:formula="of:=[.$B$18]+[.E526]*[.$D$18]" office:value-type="float" office:value="6.072" calcext:value-type="float">
            <text:p>6,072</text:p>
          </table:table-cell>
          <table:table-cell table:formula="of:=([.F526]*[.F526]*[.F526]*[.F526]/500)-([.F526]*[.F526]/200)-3/250" office:value-type="float" office:value="2.52232753765171" calcext:value-type="float">
            <text:p>2,52232753765171</text:p>
          </table:table-cell>
          <table:table-cell table:formula="of:=-([.F526]*[.F526]*[.F526]/30)+([.F526]/20)+1/6" office:value-type="float" office:value="-6.99205617493333" calcext:value-type="float">
            <text:p>-6,99205617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0" calcext:value-type="float">
            <text:p>510</text:p>
          </table:table-cell>
          <table:table-cell table:formula="of:=[.$B$18]+[.E527]*[.$D$18]" office:value-type="float" office:value="6.08" calcext:value-type="float">
            <text:p>6,08</text:p>
          </table:table-cell>
          <table:table-cell table:formula="of:=([.F527]*[.F527]*[.F527]*[.F527]/500)-([.F527]*[.F527]/200)-3/250" office:value-type="float" office:value="2.53619745792" calcext:value-type="float">
            <text:p>2,53619745792</text:p>
          </table:table-cell>
          <table:table-cell table:formula="of:=-([.F527]*[.F527]*[.F527]/30)+([.F527]/20)+1/6" office:value-type="float" office:value="-7.0211904" calcext:value-type="float">
            <text:p>-7,02119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table:formula="of:=[.$B$18]+[.E528]*[.$D$18]" office:value-type="float" office:value="6.088" calcext:value-type="float">
            <text:p>6,088</text:p>
          </table:table-cell>
          <table:table-cell table:formula="of:=([.F528]*[.F528]*[.F528]*[.F528]/500)-([.F528]*[.F528]/200)-3/250" office:value-type="float" office:value="2.55012351859507" calcext:value-type="float">
            <text:p>2,55012351859507</text:p>
          </table:table-cell>
          <table:table-cell table:formula="of:=-([.F528]*[.F528]*[.F528]/30)+([.F528]/20)+1/6" office:value-type="float" office:value="-7.05040244906667" calcext:value-type="float">
            <text:p>-7,050402449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formula="of:=[.$B$18]+[.E529]*[.$D$18]" office:value-type="float" office:value="6.096" calcext:value-type="float">
            <text:p>6,096</text:p>
          </table:table-cell>
          <table:table-cell table:formula="of:=([.F529]*[.F529]*[.F529]*[.F529]/500)-([.F529]*[.F529]/200)-3/250" office:value-type="float" office:value="2.56410586919731" calcext:value-type="float">
            <text:p>2,56410586919731</text:p>
          </table:table-cell>
          <table:table-cell table:formula="of:=-([.F529]*[.F529]*[.F529]/30)+([.F529]/20)+1/6" office:value-type="float" office:value="-7.07969242453333" calcext:value-type="float">
            <text:p>-7,07969242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3" calcext:value-type="float">
            <text:p>513</text:p>
          </table:table-cell>
          <table:table-cell table:formula="of:=[.$B$18]+[.E530]*[.$D$18]" office:value-type="float" office:value="6.104" calcext:value-type="float">
            <text:p>6,104</text:p>
          </table:table-cell>
          <table:table-cell table:formula="of:=([.F530]*[.F530]*[.F530]*[.F530]/500)-([.F530]*[.F530]/200)-3/250" office:value-type="float" office:value="2.57814465944371" calcext:value-type="float">
            <text:p>2,57814465944371</text:p>
          </table:table-cell>
          <table:table-cell table:formula="of:=-([.F530]*[.F530]*[.F530]/30)+([.F530]/20)+1/6" office:value-type="float" office:value="-7.1090604288" calcext:value-type="float">
            <text:p>-7,10906042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4" calcext:value-type="float">
            <text:p>514</text:p>
          </table:table-cell>
          <table:table-cell table:formula="of:=[.$B$18]+[.E531]*[.$D$18]" office:value-type="float" office:value="6.112" calcext:value-type="float">
            <text:p>6,112</text:p>
          </table:table-cell>
          <table:table-cell table:formula="of:=([.F531]*[.F531]*[.F531]*[.F531]/500)-([.F531]*[.F531]/200)-3/250" office:value-type="float" office:value="2.59224003924787" calcext:value-type="float">
            <text:p>2,59224003924787</text:p>
          </table:table-cell>
          <table:table-cell table:formula="of:=-([.F531]*[.F531]*[.F531]/30)+([.F531]/20)+1/6" office:value-type="float" office:value="-7.13850656426667" calcext:value-type="float">
            <text:p>-7,13850656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5" calcext:value-type="float">
            <text:p>515</text:p>
          </table:table-cell>
          <table:table-cell table:formula="of:=[.$B$18]+[.E532]*[.$D$18]" office:value-type="float" office:value="6.12" calcext:value-type="float">
            <text:p>6,12</text:p>
          </table:table-cell>
          <table:table-cell table:formula="of:=([.F532]*[.F532]*[.F532]*[.F532]/500)-([.F532]*[.F532]/200)-3/250" office:value-type="float" office:value="2.60639215872" calcext:value-type="float">
            <text:p>2,60639215872</text:p>
          </table:table-cell>
          <table:table-cell table:formula="of:=-([.F532]*[.F532]*[.F532]/30)+([.F532]/20)+1/6" office:value-type="float" office:value="-7.16803093333333" calcext:value-type="float">
            <text:p>-7,168030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table:formula="of:=[.$B$18]+[.E533]*[.$D$18]" office:value-type="float" office:value="6.128" calcext:value-type="float">
            <text:p>6,128</text:p>
          </table:table-cell>
          <table:table-cell table:formula="of:=([.F533]*[.F533]*[.F533]*[.F533]/500)-([.F533]*[.F533]/200)-3/250" office:value-type="float" office:value="2.62060116816691" calcext:value-type="float">
            <text:p>2,62060116816691</text:p>
          </table:table-cell>
          <table:table-cell table:formula="of:=-([.F533]*[.F533]*[.F533]/30)+([.F533]/20)+1/6" office:value-type="float" office:value="-7.1976336384" calcext:value-type="float">
            <text:p>-7,1976336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7" calcext:value-type="float">
            <text:p>517</text:p>
          </table:table-cell>
          <table:table-cell table:formula="of:=[.$B$18]+[.E534]*[.$D$18]" office:value-type="float" office:value="6.136" calcext:value-type="float">
            <text:p>6,136</text:p>
          </table:table-cell>
          <table:table-cell table:formula="of:=([.F534]*[.F534]*[.F534]*[.F534]/500)-([.F534]*[.F534]/200)-3/250" office:value-type="float" office:value="2.63486721809203" calcext:value-type="float">
            <text:p>2,63486721809203</text:p>
          </table:table-cell>
          <table:table-cell table:formula="of:=-([.F534]*[.F534]*[.F534]/30)+([.F534]/20)+1/6" office:value-type="float" office:value="-7.22731478186667" calcext:value-type="float">
            <text:p>-7,227314781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8" calcext:value-type="float">
            <text:p>518</text:p>
          </table:table-cell>
          <table:table-cell table:formula="of:=[.$B$18]+[.E535]*[.$D$18]" office:value-type="float" office:value="6.144" calcext:value-type="float">
            <text:p>6,144</text:p>
          </table:table-cell>
          <table:table-cell table:formula="of:=([.F535]*[.F535]*[.F535]*[.F535]/500)-([.F535]*[.F535]/200)-3/250" office:value-type="float" office:value="2.64919045919539" calcext:value-type="float">
            <text:p>2,64919045919539</text:p>
          </table:table-cell>
          <table:table-cell table:formula="of:=-([.F535]*[.F535]*[.F535]/30)+([.F535]/20)+1/6" office:value-type="float" office:value="-7.25707446613333" calcext:value-type="float">
            <text:p>-7,257074466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9" calcext:value-type="float">
            <text:p>519</text:p>
          </table:table-cell>
          <table:table-cell table:formula="of:=[.$B$18]+[.E536]*[.$D$18]" office:value-type="float" office:value="6.152" calcext:value-type="float">
            <text:p>6,152</text:p>
          </table:table-cell>
          <table:table-cell table:formula="of:=([.F536]*[.F536]*[.F536]*[.F536]/500)-([.F536]*[.F536]/200)-3/250" office:value-type="float" office:value="2.66357104237363" calcext:value-type="float">
            <text:p>2,66357104237363</text:p>
          </table:table-cell>
          <table:table-cell table:formula="of:=-([.F536]*[.F536]*[.F536]/30)+([.F536]/20)+1/6" office:value-type="float" office:value="-7.2869127936" calcext:value-type="float">
            <text:p>-7,28691279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0" calcext:value-type="float">
            <text:p>520</text:p>
          </table:table-cell>
          <table:table-cell table:formula="of:=[.$B$18]+[.E537]*[.$D$18]" office:value-type="float" office:value="6.16" calcext:value-type="float">
            <text:p>6,16</text:p>
          </table:table-cell>
          <table:table-cell table:formula="of:=([.F537]*[.F537]*[.F537]*[.F537]/500)-([.F537]*[.F537]/200)-3/250" office:value-type="float" office:value="2.67800911872" calcext:value-type="float">
            <text:p>2,67800911872</text:p>
          </table:table-cell>
          <table:table-cell table:formula="of:=-([.F537]*[.F537]*[.F537]/30)+([.F537]/20)+1/6" office:value-type="float" office:value="-7.31682986666667" calcext:value-type="float">
            <text:p>-7,316829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1" calcext:value-type="float">
            <text:p>521</text:p>
          </table:table-cell>
          <table:table-cell table:formula="of:=[.$B$18]+[.E538]*[.$D$18]" office:value-type="float" office:value="6.168" calcext:value-type="float">
            <text:p>6,168</text:p>
          </table:table-cell>
          <table:table-cell table:formula="of:=([.F538]*[.F538]*[.F538]*[.F538]/500)-([.F538]*[.F538]/200)-3/250" office:value-type="float" office:value="2.69250483952435" calcext:value-type="float">
            <text:p>2,69250483952435</text:p>
          </table:table-cell>
          <table:table-cell table:formula="of:=-([.F538]*[.F538]*[.F538]/30)+([.F538]/20)+1/6" office:value-type="float" office:value="-7.34682578773333" calcext:value-type="float">
            <text:p>-7,34682578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2" calcext:value-type="float">
            <text:p>522</text:p>
          </table:table-cell>
          <table:table-cell table:formula="of:=[.$B$18]+[.E539]*[.$D$18]" office:value-type="float" office:value="6.176" calcext:value-type="float">
            <text:p>6,176</text:p>
          </table:table-cell>
          <table:table-cell table:formula="of:=([.F539]*[.F539]*[.F539]*[.F539]/500)-([.F539]*[.F539]/200)-3/250" office:value-type="float" office:value="2.70705835627315" calcext:value-type="float">
            <text:p>2,70705835627315</text:p>
          </table:table-cell>
          <table:table-cell table:formula="of:=-([.F539]*[.F539]*[.F539]/30)+([.F539]/20)+1/6" office:value-type="float" office:value="-7.3769006592" calcext:value-type="float">
            <text:p>-7,37690065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formula="of:=[.$B$18]+[.E540]*[.$D$18]" office:value-type="float" office:value="6.184" calcext:value-type="float">
            <text:p>6,184</text:p>
          </table:table-cell>
          <table:table-cell table:formula="of:=([.F540]*[.F540]*[.F540]*[.F540]/500)-([.F540]*[.F540]/200)-3/250" office:value-type="float" office:value="2.72166982064947" calcext:value-type="float">
            <text:p>2,72166982064947</text:p>
          </table:table-cell>
          <table:table-cell table:formula="of:=-([.F540]*[.F540]*[.F540]/30)+([.F540]/20)+1/6" office:value-type="float" office:value="-7.40705458346667" calcext:value-type="float">
            <text:p>-7,40705458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4" calcext:value-type="float">
            <text:p>524</text:p>
          </table:table-cell>
          <table:table-cell table:formula="of:=[.$B$18]+[.E541]*[.$D$18]" office:value-type="float" office:value="6.192" calcext:value-type="float">
            <text:p>6,192</text:p>
          </table:table-cell>
          <table:table-cell table:formula="of:=([.F541]*[.F541]*[.F541]*[.F541]/500)-([.F541]*[.F541]/200)-3/250" office:value-type="float" office:value="2.73633938453299" calcext:value-type="float">
            <text:p>2,73633938453299</text:p>
          </table:table-cell>
          <table:table-cell table:formula="of:=-([.F541]*[.F541]*[.F541]/30)+([.F541]/20)+1/6" office:value-type="float" office:value="-7.43728766293333" calcext:value-type="float">
            <text:p>-7,43728766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5" calcext:value-type="float">
            <text:p>525</text:p>
          </table:table-cell>
          <table:table-cell table:formula="of:=[.$B$18]+[.E542]*[.$D$18]" office:value-type="float" office:value="6.2" calcext:value-type="float">
            <text:p>6,2</text:p>
          </table:table-cell>
          <table:table-cell table:formula="of:=([.F542]*[.F542]*[.F542]*[.F542]/500)-([.F542]*[.F542]/200)-3/250" office:value-type="float" office:value="2.7510672" calcext:value-type="float">
            <text:p>2,7510672</text:p>
          </table:table-cell>
          <table:table-cell table:formula="of:=-([.F542]*[.F542]*[.F542]/30)+([.F542]/20)+1/6" office:value-type="float" office:value="-7.4676" calcext:value-type="float">
            <text:p>-7,46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6" calcext:value-type="float">
            <text:p>526</text:p>
          </table:table-cell>
          <table:table-cell table:formula="of:=[.$B$18]+[.E543]*[.$D$18]" office:value-type="float" office:value="6.208" calcext:value-type="float">
            <text:p>6,208</text:p>
          </table:table-cell>
          <table:table-cell table:formula="of:=([.F543]*[.F543]*[.F543]*[.F543]/500)-([.F543]*[.F543]/200)-3/250" office:value-type="float" office:value="2.76585341932339" calcext:value-type="float">
            <text:p>2,76585341932339</text:p>
          </table:table-cell>
          <table:table-cell table:formula="of:=-([.F543]*[.F543]*[.F543]/30)+([.F543]/20)+1/6" office:value-type="float" office:value="-7.49799169706667" calcext:value-type="float">
            <text:p>-7,497991697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7" calcext:value-type="float">
            <text:p>527</text:p>
          </table:table-cell>
          <table:table-cell table:formula="of:=[.$B$18]+[.E544]*[.$D$18]" office:value-type="float" office:value="6.216" calcext:value-type="float">
            <text:p>6,216</text:p>
          </table:table-cell>
          <table:table-cell table:formula="of:=([.F544]*[.F544]*[.F544]*[.F544]/500)-([.F544]*[.F544]/200)-3/250" office:value-type="float" office:value="2.78069819497267" calcext:value-type="float">
            <text:p>2,78069819497267</text:p>
          </table:table-cell>
          <table:table-cell table:formula="of:=-([.F544]*[.F544]*[.F544]/30)+([.F544]/20)+1/6" office:value-type="float" office:value="-7.52846285653333" calcext:value-type="float">
            <text:p>-7,528462856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table:formula="of:=[.$B$18]+[.E545]*[.$D$18]" office:value-type="float" office:value="6.224" calcext:value-type="float">
            <text:p>6,224</text:p>
          </table:table-cell>
          <table:table-cell table:formula="of:=([.F545]*[.F545]*[.F545]*[.F545]/500)-([.F545]*[.F545]/200)-3/250" office:value-type="float" office:value="2.79560167961395" calcext:value-type="float">
            <text:p>2,79560167961395</text:p>
          </table:table-cell>
          <table:table-cell table:formula="of:=-([.F545]*[.F545]*[.F545]/30)+([.F545]/20)+1/6" office:value-type="float" office:value="-7.5590135808" calcext:value-type="float">
            <text:p>-7,55901358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 table:formula="of:=[.$B$18]+[.E546]*[.$D$18]" office:value-type="float" office:value="6.232" calcext:value-type="float">
            <text:p>6,232</text:p>
          </table:table-cell>
          <table:table-cell table:formula="of:=([.F546]*[.F546]*[.F546]*[.F546]/500)-([.F546]*[.F546]/200)-3/250" office:value-type="float" office:value="2.81056402610995" calcext:value-type="float">
            <text:p>2,81056402610995</text:p>
          </table:table-cell>
          <table:table-cell table:formula="of:=-([.F546]*[.F546]*[.F546]/30)+([.F546]/20)+1/6" office:value-type="float" office:value="-7.58964397226667" calcext:value-type="float">
            <text:p>-7,589643972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0" calcext:value-type="float">
            <text:p>530</text:p>
          </table:table-cell>
          <table:table-cell table:formula="of:=[.$B$18]+[.E547]*[.$D$18]" office:value-type="float" office:value="6.24" calcext:value-type="float">
            <text:p>6,24</text:p>
          </table:table-cell>
          <table:table-cell table:formula="of:=([.F547]*[.F547]*[.F547]*[.F547]/500)-([.F547]*[.F547]/200)-3/250" office:value-type="float" office:value="2.82558538752" calcext:value-type="float">
            <text:p>2,82558538752</text:p>
          </table:table-cell>
          <table:table-cell table:formula="of:=-([.F547]*[.F547]*[.F547]/30)+([.F547]/20)+1/6" office:value-type="float" office:value="-7.62035413333333" calcext:value-type="float">
            <text:p>-7,6203541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1" calcext:value-type="float">
            <text:p>531</text:p>
          </table:table-cell>
          <table:table-cell table:formula="of:=[.$B$18]+[.E548]*[.$D$18]" office:value-type="float" office:value="6.248" calcext:value-type="float">
            <text:p>6,248</text:p>
          </table:table-cell>
          <table:table-cell table:formula="of:=([.F548]*[.F548]*[.F548]*[.F548]/500)-([.F548]*[.F548]/200)-3/250" office:value-type="float" office:value="2.84066591710003" calcext:value-type="float">
            <text:p>2,84066591710003</text:p>
          </table:table-cell>
          <table:table-cell table:formula="of:=-([.F548]*[.F548]*[.F548]/30)+([.F548]/20)+1/6" office:value-type="float" office:value="-7.6511441664" calcext:value-type="float">
            <text:p>-7,65114416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2" calcext:value-type="float">
            <text:p>532</text:p>
          </table:table-cell>
          <table:table-cell table:formula="of:=[.$B$18]+[.E549]*[.$D$18]" office:value-type="float" office:value="6.256" calcext:value-type="float">
            <text:p>6,256</text:p>
          </table:table-cell>
          <table:table-cell table:formula="of:=([.F549]*[.F549]*[.F549]*[.F549]/500)-([.F549]*[.F549]/200)-3/250" office:value-type="float" office:value="2.85580576830259" calcext:value-type="float">
            <text:p>2,85580576830259</text:p>
          </table:table-cell>
          <table:table-cell table:formula="of:=-([.F549]*[.F549]*[.F549]/30)+([.F549]/20)+1/6" office:value-type="float" office:value="-7.68201417386667" calcext:value-type="float">
            <text:p>-7,682014173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3" calcext:value-type="float">
            <text:p>533</text:p>
          </table:table-cell>
          <table:table-cell table:formula="of:=[.$B$18]+[.E550]*[.$D$18]" office:value-type="float" office:value="6.264" calcext:value-type="float">
            <text:p>6,264</text:p>
          </table:table-cell>
          <table:table-cell table:formula="of:=([.F550]*[.F550]*[.F550]*[.F550]/500)-([.F550]*[.F550]/200)-3/250" office:value-type="float" office:value="2.87100509477683" calcext:value-type="float">
            <text:p>2,87100509477683</text:p>
          </table:table-cell>
          <table:table-cell table:formula="of:=-([.F550]*[.F550]*[.F550]/30)+([.F550]/20)+1/6" office:value-type="float" office:value="-7.71296425813333" calcext:value-type="float">
            <text:p>-7,712964258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4" calcext:value-type="float">
            <text:p>534</text:p>
          </table:table-cell>
          <table:table-cell table:formula="of:=[.$B$18]+[.E551]*[.$D$18]" office:value-type="float" office:value="6.272" calcext:value-type="float">
            <text:p>6,272</text:p>
          </table:table-cell>
          <table:table-cell table:formula="of:=([.F551]*[.F551]*[.F551]*[.F551]/500)-([.F551]*[.F551]/200)-3/250" office:value-type="float" office:value="2.88626405036851" calcext:value-type="float">
            <text:p>2,88626405036851</text:p>
          </table:table-cell>
          <table:table-cell table:formula="of:=-([.F551]*[.F551]*[.F551]/30)+([.F551]/20)+1/6" office:value-type="float" office:value="-7.7439945216" calcext:value-type="float">
            <text:p>-7,74399452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table:formula="of:=[.$B$18]+[.E552]*[.$D$18]" office:value-type="float" office:value="6.28" calcext:value-type="float">
            <text:p>6,28</text:p>
          </table:table-cell>
          <table:table-cell table:formula="of:=([.F552]*[.F552]*[.F552]*[.F552]/500)-([.F552]*[.F552]/200)-3/250" office:value-type="float" office:value="2.90158278912" calcext:value-type="float">
            <text:p>2,90158278912</text:p>
          </table:table-cell>
          <table:table-cell table:formula="of:=-([.F552]*[.F552]*[.F552]/30)+([.F552]/20)+1/6" office:value-type="float" office:value="-7.77510506666667" calcext:value-type="float">
            <text:p>-7,7751050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formula="of:=[.$B$18]+[.E553]*[.$D$18]" office:value-type="float" office:value="6.288" calcext:value-type="float">
            <text:p>6,288</text:p>
          </table:table-cell>
          <table:table-cell table:formula="of:=([.F553]*[.F553]*[.F553]*[.F553]/500)-([.F553]*[.F553]/200)-3/250" office:value-type="float" office:value="2.91696146527027" calcext:value-type="float">
            <text:p>2,91696146527027</text:p>
          </table:table-cell>
          <table:table-cell table:formula="of:=-([.F553]*[.F553]*[.F553]/30)+([.F553]/20)+1/6" office:value-type="float" office:value="-7.80629599573333" calcext:value-type="float">
            <text:p>-7,806295995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7" calcext:value-type="float">
            <text:p>537</text:p>
          </table:table-cell>
          <table:table-cell table:formula="of:=[.$B$18]+[.E554]*[.$D$18]" office:value-type="float" office:value="6.296" calcext:value-type="float">
            <text:p>6,296</text:p>
          </table:table-cell>
          <table:table-cell table:formula="of:=([.F554]*[.F554]*[.F554]*[.F554]/500)-([.F554]*[.F554]/200)-3/250" office:value-type="float" office:value="2.93240023325491" calcext:value-type="float">
            <text:p>2,93240023325491</text:p>
          </table:table-cell>
          <table:table-cell table:formula="of:=-([.F554]*[.F554]*[.F554]/30)+([.F554]/20)+1/6" office:value-type="float" office:value="-7.8375674112" calcext:value-type="float">
            <text:p>-7,83756741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8" calcext:value-type="float">
            <text:p>538</text:p>
          </table:table-cell>
          <table:table-cell table:formula="of:=[.$B$18]+[.E555]*[.$D$18]" office:value-type="float" office:value="6.304" calcext:value-type="float">
            <text:p>6,304</text:p>
          </table:table-cell>
          <table:table-cell table:formula="of:=([.F555]*[.F555]*[.F555]*[.F555]/500)-([.F555]*[.F555]/200)-3/250" office:value-type="float" office:value="2.94789924770611" calcext:value-type="float">
            <text:p>2,94789924770611</text:p>
          </table:table-cell>
          <table:table-cell table:formula="of:=-([.F555]*[.F555]*[.F555]/30)+([.F555]/20)+1/6" office:value-type="float" office:value="-7.86891941546667" calcext:value-type="float">
            <text:p>-7,868919415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9" calcext:value-type="float">
            <text:p>539</text:p>
          </table:table-cell>
          <table:table-cell table:formula="of:=[.$B$18]+[.E556]*[.$D$18]" office:value-type="float" office:value="6.312" calcext:value-type="float">
            <text:p>6,312</text:p>
          </table:table-cell>
          <table:table-cell table:formula="of:=([.F556]*[.F556]*[.F556]*[.F556]/500)-([.F556]*[.F556]/200)-3/250" office:value-type="float" office:value="2.96345866345267" calcext:value-type="float">
            <text:p>2,96345866345267</text:p>
          </table:table-cell>
          <table:table-cell table:formula="of:=-([.F556]*[.F556]*[.F556]/30)+([.F556]/20)+1/6" office:value-type="float" office:value="-7.90035211093334" calcext:value-type="float">
            <text:p>-7,9003521109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table:formula="of:=[.$B$18]+[.E557]*[.$D$18]" office:value-type="float" office:value="6.32" calcext:value-type="float">
            <text:p>6,32</text:p>
          </table:table-cell>
          <table:table-cell table:formula="of:=([.F557]*[.F557]*[.F557]*[.F557]/500)-([.F557]*[.F557]/200)-3/250" office:value-type="float" office:value="2.97907863552" calcext:value-type="float">
            <text:p>2,97907863552</text:p>
          </table:table-cell>
          <table:table-cell table:formula="of:=-([.F557]*[.F557]*[.F557]/30)+([.F557]/20)+1/6" office:value-type="float" office:value="-7.9318656" calcext:value-type="float">
            <text:p>-7,93186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1" calcext:value-type="float">
            <text:p>541</text:p>
          </table:table-cell>
          <table:table-cell table:formula="of:=[.$B$18]+[.E558]*[.$D$18]" office:value-type="float" office:value="6.328" calcext:value-type="float">
            <text:p>6,328</text:p>
          </table:table-cell>
          <table:table-cell table:formula="of:=([.F558]*[.F558]*[.F558]*[.F558]/500)-([.F558]*[.F558]/200)-3/250" office:value-type="float" office:value="2.99475931913011" calcext:value-type="float">
            <text:p>2,99475931913011</text:p>
          </table:table-cell>
          <table:table-cell table:formula="of:=-([.F558]*[.F558]*[.F558]/30)+([.F558]/20)+1/6" office:value-type="float" office:value="-7.96345998506667" calcext:value-type="float">
            <text:p>-7,963459985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2" calcext:value-type="float">
            <text:p>542</text:p>
          </table:table-cell>
          <table:table-cell table:formula="of:=[.$B$18]+[.E559]*[.$D$18]" office:value-type="float" office:value="6.336" calcext:value-type="float">
            <text:p>6,336</text:p>
          </table:table-cell>
          <table:table-cell table:formula="of:=([.F559]*[.F559]*[.F559]*[.F559]/500)-([.F559]*[.F559]/200)-3/250" office:value-type="float" office:value="3.01050086970163" calcext:value-type="float">
            <text:p>3,01050086970163</text:p>
          </table:table-cell>
          <table:table-cell table:formula="of:=-([.F559]*[.F559]*[.F559]/30)+([.F559]/20)+1/6" office:value-type="float" office:value="-7.99513536853333" calcext:value-type="float">
            <text:p>-7,995135368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formula="of:=[.$B$18]+[.E560]*[.$D$18]" office:value-type="float" office:value="6.344" calcext:value-type="float">
            <text:p>6,344</text:p>
          </table:table-cell>
          <table:table-cell table:formula="of:=([.F560]*[.F560]*[.F560]*[.F560]/500)-([.F560]*[.F560]/200)-3/250" office:value-type="float" office:value="3.02630344284979" calcext:value-type="float">
            <text:p>3,02630344284979</text:p>
          </table:table-cell>
          <table:table-cell table:formula="of:=-([.F560]*[.F560]*[.F560]/30)+([.F560]/20)+1/6" office:value-type="float" office:value="-8.0268918528" calcext:value-type="float">
            <text:p>-8,0268918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4" calcext:value-type="float">
            <text:p>544</text:p>
          </table:table-cell>
          <table:table-cell table:formula="of:=[.$B$18]+[.E561]*[.$D$18]" office:value-type="float" office:value="6.352" calcext:value-type="float">
            <text:p>6,352</text:p>
          </table:table-cell>
          <table:table-cell table:formula="of:=([.F561]*[.F561]*[.F561]*[.F561]/500)-([.F561]*[.F561]/200)-3/250" office:value-type="float" office:value="3.04216719438643" calcext:value-type="float">
            <text:p>3,04216719438643</text:p>
          </table:table-cell>
          <table:table-cell table:formula="of:=-([.F561]*[.F561]*[.F561]/30)+([.F561]/20)+1/6" office:value-type="float" office:value="-8.05872954026667" calcext:value-type="float">
            <text:p>-8,058729540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table:formula="of:=[.$B$18]+[.E562]*[.$D$18]" office:value-type="float" office:value="6.36" calcext:value-type="float">
            <text:p>6,36</text:p>
          </table:table-cell>
          <table:table-cell table:formula="of:=([.F562]*[.F562]*[.F562]*[.F562]/500)-([.F562]*[.F562]/200)-3/250" office:value-type="float" office:value="3.05809228032" calcext:value-type="float">
            <text:p>3,05809228032</text:p>
          </table:table-cell>
          <table:table-cell table:formula="of:=-([.F562]*[.F562]*[.F562]/30)+([.F562]/20)+1/6" office:value-type="float" office:value="-8.09064853333334" calcext:value-type="float">
            <text:p>-8,0906485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table:formula="of:=[.$B$18]+[.E563]*[.$D$18]" office:value-type="float" office:value="6.368" calcext:value-type="float">
            <text:p>6,368</text:p>
          </table:table-cell>
          <table:table-cell table:formula="of:=([.F563]*[.F563]*[.F563]*[.F563]/500)-([.F563]*[.F563]/200)-3/250" office:value-type="float" office:value="3.07407885685555" calcext:value-type="float">
            <text:p>3,07407885685555</text:p>
          </table:table-cell>
          <table:table-cell table:formula="of:=-([.F563]*[.F563]*[.F563]/30)+([.F563]/20)+1/6" office:value-type="float" office:value="-8.1226489344" calcext:value-type="float">
            <text:p>-8,1226489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7" calcext:value-type="float">
            <text:p>547</text:p>
          </table:table-cell>
          <table:table-cell table:formula="of:=[.$B$18]+[.E564]*[.$D$18]" office:value-type="float" office:value="6.376" calcext:value-type="float">
            <text:p>6,376</text:p>
          </table:table-cell>
          <table:table-cell table:formula="of:=([.F564]*[.F564]*[.F564]*[.F564]/500)-([.F564]*[.F564]/200)-3/250" office:value-type="float" office:value="3.09012708039475" calcext:value-type="float">
            <text:p>3,09012708039475</text:p>
          </table:table-cell>
          <table:table-cell table:formula="of:=-([.F564]*[.F564]*[.F564]/30)+([.F564]/20)+1/6" office:value-type="float" office:value="-8.15473084586667" calcext:value-type="float">
            <text:p>-8,154730845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8" calcext:value-type="float">
            <text:p>548</text:p>
          </table:table-cell>
          <table:table-cell table:formula="of:=[.$B$18]+[.E565]*[.$D$18]" office:value-type="float" office:value="6.384" calcext:value-type="float">
            <text:p>6,384</text:p>
          </table:table-cell>
          <table:table-cell table:formula="of:=([.F565]*[.F565]*[.F565]*[.F565]/500)-([.F565]*[.F565]/200)-3/250" office:value-type="float" office:value="3.10623710753587" calcext:value-type="float">
            <text:p>3,10623710753587</text:p>
          </table:table-cell>
          <table:table-cell table:formula="of:=-([.F565]*[.F565]*[.F565]/30)+([.F565]/20)+1/6" office:value-type="float" office:value="-8.18689437013333" calcext:value-type="float">
            <text:p>-8,186894370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9" calcext:value-type="float">
            <text:p>549</text:p>
          </table:table-cell>
          <table:table-cell table:formula="of:=[.$B$18]+[.E566]*[.$D$18]" office:value-type="float" office:value="6.392" calcext:value-type="float">
            <text:p>6,392</text:p>
          </table:table-cell>
          <table:table-cell table:formula="of:=([.F566]*[.F566]*[.F566]*[.F566]/500)-([.F566]*[.F566]/200)-3/250" office:value-type="float" office:value="3.12240909507379" calcext:value-type="float">
            <text:p>3,12240909507379</text:p>
          </table:table-cell>
          <table:table-cell table:formula="of:=-([.F566]*[.F566]*[.F566]/30)+([.F566]/20)+1/6" office:value-type="float" office:value="-8.2191396096" calcext:value-type="float">
            <text:p>-8,21913960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table:formula="of:=[.$B$18]+[.E567]*[.$D$18]" office:value-type="float" office:value="6.4" calcext:value-type="float">
            <text:p>6,4</text:p>
          </table:table-cell>
          <table:table-cell table:formula="of:=([.F567]*[.F567]*[.F567]*[.F567]/500)-([.F567]*[.F567]/200)-3/250" office:value-type="float" office:value="3.1386432" calcext:value-type="float">
            <text:p>3,1386432</text:p>
          </table:table-cell>
          <table:table-cell table:formula="of:=-([.F567]*[.F567]*[.F567]/30)+([.F567]/20)+1/6" office:value-type="float" office:value="-8.25146666666667" calcext:value-type="float">
            <text:p>-8,2514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1" calcext:value-type="float">
            <text:p>551</text:p>
          </table:table-cell>
          <table:table-cell table:formula="of:=[.$B$18]+[.E568]*[.$D$18]" office:value-type="float" office:value="6.408" calcext:value-type="float">
            <text:p>6,408</text:p>
          </table:table-cell>
          <table:table-cell table:formula="of:=([.F568]*[.F568]*[.F568]*[.F568]/500)-([.F568]*[.F568]/200)-3/250" office:value-type="float" office:value="3.15493957950259" calcext:value-type="float">
            <text:p>3,15493957950259</text:p>
          </table:table-cell>
          <table:table-cell table:formula="of:=-([.F568]*[.F568]*[.F568]/30)+([.F568]/20)+1/6" office:value-type="float" office:value="-8.28387564373334" calcext:value-type="float">
            <text:p>-8,2838756437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2" calcext:value-type="float">
            <text:p>552</text:p>
          </table:table-cell>
          <table:table-cell table:formula="of:=[.$B$18]+[.E569]*[.$D$18]" office:value-type="float" office:value="6.416" calcext:value-type="float">
            <text:p>6,416</text:p>
          </table:table-cell>
          <table:table-cell table:formula="of:=([.F569]*[.F569]*[.F569]*[.F569]/500)-([.F569]*[.F569]/200)-3/250" office:value-type="float" office:value="3.17129839096627" calcext:value-type="float">
            <text:p>3,17129839096627</text:p>
          </table:table-cell>
          <table:table-cell table:formula="of:=-([.F569]*[.F569]*[.F569]/30)+([.F569]/20)+1/6" office:value-type="float" office:value="-8.3163666432" calcext:value-type="float">
            <text:p>-8,31636664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3" calcext:value-type="float">
            <text:p>553</text:p>
          </table:table-cell>
          <table:table-cell table:formula="of:=[.$B$18]+[.E570]*[.$D$18]" office:value-type="float" office:value="6.424" calcext:value-type="float">
            <text:p>6,424</text:p>
          </table:table-cell>
          <table:table-cell table:formula="of:=([.F570]*[.F570]*[.F570]*[.F570]/500)-([.F570]*[.F570]/200)-3/250" office:value-type="float" office:value="3.18771979197235" calcext:value-type="float">
            <text:p>3,18771979197235</text:p>
          </table:table-cell>
          <table:table-cell table:formula="of:=-([.F570]*[.F570]*[.F570]/30)+([.F570]/20)+1/6" office:value-type="float" office:value="-8.34893976746667" calcext:value-type="float">
            <text:p>-8,348939767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4" calcext:value-type="float">
            <text:p>554</text:p>
          </table:table-cell>
          <table:table-cell table:formula="of:=[.$B$18]+[.E571]*[.$D$18]" office:value-type="float" office:value="6.432" calcext:value-type="float">
            <text:p>6,432</text:p>
          </table:table-cell>
          <table:table-cell table:formula="of:=([.F571]*[.F571]*[.F571]*[.F571]/500)-([.F571]*[.F571]/200)-3/250" office:value-type="float" office:value="3.20420394029875" calcext:value-type="float">
            <text:p>3,20420394029875</text:p>
          </table:table-cell>
          <table:table-cell table:formula="of:=-([.F571]*[.F571]*[.F571]/30)+([.F571]/20)+1/6" office:value-type="float" office:value="-8.38159511893334" calcext:value-type="float">
            <text:p>-8,3815951189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5" calcext:value-type="float">
            <text:p>555</text:p>
          </table:table-cell>
          <table:table-cell table:formula="of:=[.$B$18]+[.E572]*[.$D$18]" office:value-type="float" office:value="6.44" calcext:value-type="float">
            <text:p>6,44</text:p>
          </table:table-cell>
          <table:table-cell table:formula="of:=([.F572]*[.F572]*[.F572]*[.F572]/500)-([.F572]*[.F572]/200)-3/250" office:value-type="float" office:value="3.22075099392" calcext:value-type="float">
            <text:p>3,22075099392</text:p>
          </table:table-cell>
          <table:table-cell table:formula="of:=-([.F572]*[.F572]*[.F572]/30)+([.F572]/20)+1/6" office:value-type="float" office:value="-8.4143328" calcext:value-type="float">
            <text:p>-8,41433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6" calcext:value-type="float">
            <text:p>556</text:p>
          </table:table-cell>
          <table:table-cell table:formula="of:=[.$B$18]+[.E573]*[.$D$18]" office:value-type="float" office:value="6.448" calcext:value-type="float">
            <text:p>6,448</text:p>
          </table:table-cell>
          <table:table-cell table:formula="of:=([.F573]*[.F573]*[.F573]*[.F573]/500)-([.F573]*[.F573]/200)-3/250" office:value-type="float" office:value="3.23736111100723" calcext:value-type="float">
            <text:p>3,23736111100723</text:p>
          </table:table-cell>
          <table:table-cell table:formula="of:=-([.F573]*[.F573]*[.F573]/30)+([.F573]/20)+1/6" office:value-type="float" office:value="-8.44715291306667" calcext:value-type="float">
            <text:p>-8,447152913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7" calcext:value-type="float">
            <text:p>557</text:p>
          </table:table-cell>
          <table:table-cell table:formula="of:=[.$B$18]+[.E574]*[.$D$18]" office:value-type="float" office:value="6.456" calcext:value-type="float">
            <text:p>6,456</text:p>
          </table:table-cell>
          <table:table-cell table:formula="of:=([.F574]*[.F574]*[.F574]*[.F574]/500)-([.F574]*[.F574]/200)-3/250" office:value-type="float" office:value="3.25403444992819" calcext:value-type="float">
            <text:p>3,25403444992819</text:p>
          </table:table-cell>
          <table:table-cell table:formula="of:=-([.F574]*[.F574]*[.F574]/30)+([.F574]/20)+1/6" office:value-type="float" office:value="-8.48005556053334" calcext:value-type="float">
            <text:p>-8,4800555605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8" calcext:value-type="float">
            <text:p>558</text:p>
          </table:table-cell>
          <table:table-cell table:formula="of:=[.$B$18]+[.E575]*[.$D$18]" office:value-type="float" office:value="6.464" calcext:value-type="float">
            <text:p>6,464</text:p>
          </table:table-cell>
          <table:table-cell table:formula="of:=([.F575]*[.F575]*[.F575]*[.F575]/500)-([.F575]*[.F575]/200)-3/250" office:value-type="float" office:value="3.27077116924723" calcext:value-type="float">
            <text:p>3,27077116924723</text:p>
          </table:table-cell>
          <table:table-cell table:formula="of:=-([.F575]*[.F575]*[.F575]/30)+([.F575]/20)+1/6" office:value-type="float" office:value="-8.5130408448" calcext:value-type="float">
            <text:p>-8,51304084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9" calcext:value-type="float">
            <text:p>559</text:p>
          </table:table-cell>
          <table:table-cell table:formula="of:=[.$B$18]+[.E576]*[.$D$18]" office:value-type="float" office:value="6.472" calcext:value-type="float">
            <text:p>6,472</text:p>
          </table:table-cell>
          <table:table-cell table:formula="of:=([.F576]*[.F576]*[.F576]*[.F576]/500)-([.F576]*[.F576]/200)-3/250" office:value-type="float" office:value="3.28757142772531" calcext:value-type="float">
            <text:p>3,28757142772531</text:p>
          </table:table-cell>
          <table:table-cell table:formula="of:=-([.F576]*[.F576]*[.F576]/30)+([.F576]/20)+1/6" office:value-type="float" office:value="-8.54610886826667" calcext:value-type="float">
            <text:p>-8,546108868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0" calcext:value-type="float">
            <text:p>560</text:p>
          </table:table-cell>
          <table:table-cell table:formula="of:=[.$B$18]+[.E577]*[.$D$18]" office:value-type="float" office:value="6.48" calcext:value-type="float">
            <text:p>6,48</text:p>
          </table:table-cell>
          <table:table-cell table:formula="of:=([.F577]*[.F577]*[.F577]*[.F577]/500)-([.F577]*[.F577]/200)-3/250" office:value-type="float" office:value="3.30443538432" calcext:value-type="float">
            <text:p>3,30443538432</text:p>
          </table:table-cell>
          <table:table-cell table:formula="of:=-([.F577]*[.F577]*[.F577]/30)+([.F577]/20)+1/6" office:value-type="float" office:value="-8.57925973333334" calcext:value-type="float">
            <text:p>-8,5792597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1" calcext:value-type="float">
            <text:p>561</text:p>
          </table:table-cell>
          <table:table-cell table:formula="of:=[.$B$18]+[.E578]*[.$D$18]" office:value-type="float" office:value="6.488" calcext:value-type="float">
            <text:p>6,488</text:p>
          </table:table-cell>
          <table:table-cell table:formula="of:=([.F578]*[.F578]*[.F578]*[.F578]/500)-([.F578]*[.F578]/200)-3/250" office:value-type="float" office:value="3.32136319818547" calcext:value-type="float">
            <text:p>3,32136319818547</text:p>
          </table:table-cell>
          <table:table-cell table:formula="of:=-([.F578]*[.F578]*[.F578]/30)+([.F578]/20)+1/6" office:value-type="float" office:value="-8.6124935424" calcext:value-type="float">
            <text:p>-8,61249354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2" calcext:value-type="float">
            <text:p>562</text:p>
          </table:table-cell>
          <table:table-cell table:formula="of:=[.$B$18]+[.E579]*[.$D$18]" office:value-type="float" office:value="6.496" calcext:value-type="float">
            <text:p>6,496</text:p>
          </table:table-cell>
          <table:table-cell table:formula="of:=([.F579]*[.F579]*[.F579]*[.F579]/500)-([.F579]*[.F579]/200)-3/250" office:value-type="float" office:value="3.33835502867251" calcext:value-type="float">
            <text:p>3,33835502867251</text:p>
          </table:table-cell>
          <table:table-cell table:formula="of:=-([.F579]*[.F579]*[.F579]/30)+([.F579]/20)+1/6" office:value-type="float" office:value="-8.64581039786667" calcext:value-type="float">
            <text:p>-8,645810397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3" calcext:value-type="float">
            <text:p>563</text:p>
          </table:table-cell>
          <table:table-cell table:formula="of:=[.$B$18]+[.E580]*[.$D$18]" office:value-type="float" office:value="6.504" calcext:value-type="float">
            <text:p>6,504</text:p>
          </table:table-cell>
          <table:table-cell table:formula="of:=([.F580]*[.F580]*[.F580]*[.F580]/500)-([.F580]*[.F580]/200)-3/250" office:value-type="float" office:value="3.35541103532851" calcext:value-type="float">
            <text:p>3,35541103532851</text:p>
          </table:table-cell>
          <table:table-cell table:formula="of:=-([.F580]*[.F580]*[.F580]/30)+([.F580]/20)+1/6" office:value-type="float" office:value="-8.67921040213334" calcext:value-type="float">
            <text:p>-8,6792104021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4" calcext:value-type="float">
            <text:p>564</text:p>
          </table:table-cell>
          <table:table-cell table:formula="of:=[.$B$18]+[.E581]*[.$D$18]" office:value-type="float" office:value="6.512" calcext:value-type="float">
            <text:p>6,512</text:p>
          </table:table-cell>
          <table:table-cell table:formula="of:=([.F581]*[.F581]*[.F581]*[.F581]/500)-([.F581]*[.F581]/200)-3/250" office:value-type="float" office:value="3.37253137789747" calcext:value-type="float">
            <text:p>3,37253137789747</text:p>
          </table:table-cell>
          <table:table-cell table:formula="of:=-([.F581]*[.F581]*[.F581]/30)+([.F581]/20)+1/6" office:value-type="float" office:value="-8.7126936576" calcext:value-type="float">
            <text:p>-8,71269365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5" calcext:value-type="float">
            <text:p>565</text:p>
          </table:table-cell>
          <table:table-cell table:formula="of:=[.$B$18]+[.E582]*[.$D$18]" office:value-type="float" office:value="6.52" calcext:value-type="float">
            <text:p>6,52</text:p>
          </table:table-cell>
          <table:table-cell table:formula="of:=([.F582]*[.F582]*[.F582]*[.F582]/500)-([.F582]*[.F582]/200)-3/250" office:value-type="float" office:value="3.38971621632" calcext:value-type="float">
            <text:p>3,38971621632</text:p>
          </table:table-cell>
          <table:table-cell table:formula="of:=-([.F582]*[.F582]*[.F582]/30)+([.F582]/20)+1/6" office:value-type="float" office:value="-8.74626026666667" calcext:value-type="float">
            <text:p>-8,7462602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6" calcext:value-type="float">
            <text:p>566</text:p>
          </table:table-cell>
          <table:table-cell table:formula="of:=[.$B$18]+[.E583]*[.$D$18]" office:value-type="float" office:value="6.528" calcext:value-type="float">
            <text:p>6,528</text:p>
          </table:table-cell>
          <table:table-cell table:formula="of:=([.F583]*[.F583]*[.F583]*[.F583]/500)-([.F583]*[.F583]/200)-3/250" office:value-type="float" office:value="3.40696571073331" calcext:value-type="float">
            <text:p>3,40696571073331</text:p>
          </table:table-cell>
          <table:table-cell table:formula="of:=-([.F583]*[.F583]*[.F583]/30)+([.F583]/20)+1/6" office:value-type="float" office:value="-8.77991033173334" calcext:value-type="float">
            <text:p>-8,7799103317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formula="of:=[.$B$18]+[.E584]*[.$D$18]" office:value-type="float" office:value="6.536" calcext:value-type="float">
            <text:p>6,536</text:p>
          </table:table-cell>
          <table:table-cell table:formula="of:=([.F584]*[.F584]*[.F584]*[.F584]/500)-([.F584]*[.F584]/200)-3/250" office:value-type="float" office:value="3.42428002147123" calcext:value-type="float">
            <text:p>3,42428002147123</text:p>
          </table:table-cell>
          <table:table-cell table:formula="of:=-([.F584]*[.F584]*[.F584]/30)+([.F584]/20)+1/6" office:value-type="float" office:value="-8.8136439552" calcext:value-type="float">
            <text:p>-8,81364395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8" calcext:value-type="float">
            <text:p>568</text:p>
          </table:table-cell>
          <table:table-cell table:formula="of:=[.$B$18]+[.E585]*[.$D$18]" office:value-type="float" office:value="6.544" calcext:value-type="float">
            <text:p>6,544</text:p>
          </table:table-cell>
          <table:table-cell table:formula="of:=([.F585]*[.F585]*[.F585]*[.F585]/500)-([.F585]*[.F585]/200)-3/250" office:value-type="float" office:value="3.44165930906419" calcext:value-type="float">
            <text:p>3,44165930906419</text:p>
          </table:table-cell>
          <table:table-cell table:formula="of:=-([.F585]*[.F585]*[.F585]/30)+([.F585]/20)+1/6" office:value-type="float" office:value="-8.84746123946667" calcext:value-type="float">
            <text:p>-8,847461239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9" calcext:value-type="float">
            <text:p>569</text:p>
          </table:table-cell>
          <table:table-cell table:formula="of:=[.$B$18]+[.E586]*[.$D$18]" office:value-type="float" office:value="6.552" calcext:value-type="float">
            <text:p>6,552</text:p>
          </table:table-cell>
          <table:table-cell table:formula="of:=([.F586]*[.F586]*[.F586]*[.F586]/500)-([.F586]*[.F586]/200)-3/250" office:value-type="float" office:value="3.45910373423923" calcext:value-type="float">
            <text:p>3,45910373423923</text:p>
          </table:table-cell>
          <table:table-cell table:formula="of:=-([.F586]*[.F586]*[.F586]/30)+([.F586]/20)+1/6" office:value-type="float" office:value="-8.88136228693334" calcext:value-type="float">
            <text:p>-8,8813622869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0" calcext:value-type="float">
            <text:p>570</text:p>
          </table:table-cell>
          <table:table-cell table:formula="of:=[.$B$18]+[.E587]*[.$D$18]" office:value-type="float" office:value="6.56" calcext:value-type="float">
            <text:p>6,56</text:p>
          </table:table-cell>
          <table:table-cell table:formula="of:=([.F587]*[.F587]*[.F587]*[.F587]/500)-([.F587]*[.F587]/200)-3/250" office:value-type="float" office:value="3.47661345792" calcext:value-type="float">
            <text:p>3,47661345792</text:p>
          </table:table-cell>
          <table:table-cell table:formula="of:=-([.F587]*[.F587]*[.F587]/30)+([.F587]/20)+1/6" office:value-type="float" office:value="-8.9153472" calcext:value-type="float">
            <text:p>-8,91534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1" calcext:value-type="float">
            <text:p>571</text:p>
          </table:table-cell>
          <table:table-cell table:formula="of:=[.$B$18]+[.E588]*[.$D$18]" office:value-type="float" office:value="6.568" calcext:value-type="float">
            <text:p>6,568</text:p>
          </table:table-cell>
          <table:table-cell table:formula="of:=([.F588]*[.F588]*[.F588]*[.F588]/500)-([.F588]*[.F588]/200)-3/250" office:value-type="float" office:value="3.49418864122675" calcext:value-type="float">
            <text:p>3,49418864122675</text:p>
          </table:table-cell>
          <table:table-cell table:formula="of:=-([.F588]*[.F588]*[.F588]/30)+([.F588]/20)+1/6" office:value-type="float" office:value="-8.94941608106667" calcext:value-type="float">
            <text:p>-8,9494160810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2" calcext:value-type="float">
            <text:p>572</text:p>
          </table:table-cell>
          <table:table-cell table:formula="of:=[.$B$18]+[.E589]*[.$D$18]" office:value-type="float" office:value="6.576" calcext:value-type="float">
            <text:p>6,576</text:p>
          </table:table-cell>
          <table:table-cell table:formula="of:=([.F589]*[.F589]*[.F589]*[.F589]/500)-([.F589]*[.F589]/200)-3/250" office:value-type="float" office:value="3.51182944547635" calcext:value-type="float">
            <text:p>3,51182944547635</text:p>
          </table:table-cell>
          <table:table-cell table:formula="of:=-([.F589]*[.F589]*[.F589]/30)+([.F589]/20)+1/6" office:value-type="float" office:value="-8.98356903253334" calcext:value-type="float">
            <text:p>-8,9835690325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3" calcext:value-type="float">
            <text:p>573</text:p>
          </table:table-cell>
          <table:table-cell table:formula="of:=[.$B$18]+[.E590]*[.$D$18]" office:value-type="float" office:value="6.584" calcext:value-type="float">
            <text:p>6,584</text:p>
          </table:table-cell>
          <table:table-cell table:formula="of:=([.F590]*[.F590]*[.F590]*[.F590]/500)-([.F590]*[.F590]/200)-3/250" office:value-type="float" office:value="3.52953603218227" calcext:value-type="float">
            <text:p>3,52953603218227</text:p>
          </table:table-cell>
          <table:table-cell table:formula="of:=-([.F590]*[.F590]*[.F590]/30)+([.F590]/20)+1/6" office:value-type="float" office:value="-9.0178061568" calcext:value-type="float">
            <text:p>-9,0178061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4" calcext:value-type="float">
            <text:p>574</text:p>
          </table:table-cell>
          <table:table-cell table:formula="of:=[.$B$18]+[.E591]*[.$D$18]" office:value-type="float" office:value="6.592" calcext:value-type="float">
            <text:p>6,592</text:p>
          </table:table-cell>
          <table:table-cell table:formula="of:=([.F591]*[.F591]*[.F591]*[.F591]/500)-([.F591]*[.F591]/200)-3/250" office:value-type="float" office:value="3.54730856305459" calcext:value-type="float">
            <text:p>3,54730856305459</text:p>
          </table:table-cell>
          <table:table-cell table:formula="of:=-([.F591]*[.F591]*[.F591]/30)+([.F591]/20)+1/6" office:value-type="float" office:value="-9.05212755626667" calcext:value-type="float">
            <text:p>-9,052127556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5" calcext:value-type="float">
            <text:p>575</text:p>
          </table:table-cell>
          <table:table-cell table:formula="of:=[.$B$18]+[.E592]*[.$D$18]" office:value-type="float" office:value="6.6" calcext:value-type="float">
            <text:p>6,6</text:p>
          </table:table-cell>
          <table:table-cell table:formula="of:=([.F592]*[.F592]*[.F592]*[.F592]/500)-([.F592]*[.F592]/200)-3/250" office:value-type="float" office:value="3.5651472" calcext:value-type="float">
            <text:p>3,5651472</text:p>
          </table:table-cell>
          <table:table-cell table:formula="of:=-([.F592]*[.F592]*[.F592]/30)+([.F592]/20)+1/6" office:value-type="float" office:value="-9.08653333333334" calcext:value-type="float">
            <text:p>-9,086533333333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6" calcext:value-type="float">
            <text:p>576</text:p>
          </table:table-cell>
          <table:table-cell table:formula="of:=[.$B$18]+[.E593]*[.$D$18]" office:value-type="float" office:value="6.608" calcext:value-type="float">
            <text:p>6,608</text:p>
          </table:table-cell>
          <table:table-cell table:formula="of:=([.F593]*[.F593]*[.F593]*[.F593]/500)-([.F593]*[.F593]/200)-3/250" office:value-type="float" office:value="3.58305210512179" calcext:value-type="float">
            <text:p>3,58305210512179</text:p>
          </table:table-cell>
          <table:table-cell table:formula="of:=-([.F593]*[.F593]*[.F593]/30)+([.F593]/20)+1/6" office:value-type="float" office:value="-9.12102359040001" calcext:value-type="float">
            <text:p>-9,121023590400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7" calcext:value-type="float">
            <text:p>577</text:p>
          </table:table-cell>
          <table:table-cell table:formula="of:=[.$B$18]+[.E594]*[.$D$18]" office:value-type="float" office:value="6.616" calcext:value-type="float">
            <text:p>6,616</text:p>
          </table:table-cell>
          <table:table-cell table:formula="of:=([.F594]*[.F594]*[.F594]*[.F594]/500)-([.F594]*[.F594]/200)-3/250" office:value-type="float" office:value="3.60102344071987" calcext:value-type="float">
            <text:p>3,60102344071987</text:p>
          </table:table-cell>
          <table:table-cell table:formula="of:=-([.F594]*[.F594]*[.F594]/30)+([.F594]/20)+1/6" office:value-type="float" office:value="-9.15559842986667" calcext:value-type="float">
            <text:p>-9,1555984298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8" calcext:value-type="float">
            <text:p>578</text:p>
          </table:table-cell>
          <table:table-cell table:formula="of:=[.$B$18]+[.E595]*[.$D$18]" office:value-type="float" office:value="6.624" calcext:value-type="float">
            <text:p>6,624</text:p>
          </table:table-cell>
          <table:table-cell table:formula="of:=([.F595]*[.F595]*[.F595]*[.F595]/500)-([.F595]*[.F595]/200)-3/250" office:value-type="float" office:value="3.61906136929075" calcext:value-type="float">
            <text:p>3,61906136929075</text:p>
          </table:table-cell>
          <table:table-cell table:formula="of:=-([.F595]*[.F595]*[.F595]/30)+([.F595]/20)+1/6" office:value-type="float" office:value="-9.19025795413333" calcext:value-type="float">
            <text:p>-9,190257954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9" calcext:value-type="float">
            <text:p>579</text:p>
          </table:table-cell>
          <table:table-cell table:formula="of:=[.$B$18]+[.E596]*[.$D$18]" office:value-type="float" office:value="6.632" calcext:value-type="float">
            <text:p>6,632</text:p>
          </table:table-cell>
          <table:table-cell table:formula="of:=([.F596]*[.F596]*[.F596]*[.F596]/500)-([.F596]*[.F596]/200)-3/250" office:value-type="float" office:value="3.63716605352755" calcext:value-type="float">
            <text:p>3,63716605352755</text:p>
          </table:table-cell>
          <table:table-cell table:formula="of:=-([.F596]*[.F596]*[.F596]/30)+([.F596]/20)+1/6" office:value-type="float" office:value="-9.2250022656" calcext:value-type="float">
            <text:p>-9,22500226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0" calcext:value-type="float">
            <text:p>580</text:p>
          </table:table-cell>
          <table:table-cell table:formula="of:=[.$B$18]+[.E597]*[.$D$18]" office:value-type="float" office:value="6.64" calcext:value-type="float">
            <text:p>6,64</text:p>
          </table:table-cell>
          <table:table-cell table:formula="of:=([.F597]*[.F597]*[.F597]*[.F597]/500)-([.F597]*[.F597]/200)-3/250" office:value-type="float" office:value="3.65533765632" calcext:value-type="float">
            <text:p>3,65533765632</text:p>
          </table:table-cell>
          <table:table-cell table:formula="of:=-([.F597]*[.F597]*[.F597]/30)+([.F597]/20)+1/6" office:value-type="float" office:value="-9.25983146666666" calcext:value-type="float">
            <text:p>-9,2598314666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1" calcext:value-type="float">
            <text:p>581</text:p>
          </table:table-cell>
          <table:table-cell table:formula="of:=[.$B$18]+[.E598]*[.$D$18]" office:value-type="float" office:value="6.648" calcext:value-type="float">
            <text:p>6,648</text:p>
          </table:table-cell>
          <table:table-cell table:formula="of:=([.F598]*[.F598]*[.F598]*[.F598]/500)-([.F598]*[.F598]/200)-3/250" office:value-type="float" office:value="3.67357634075443" calcext:value-type="float">
            <text:p>3,67357634075443</text:p>
          </table:table-cell>
          <table:table-cell table:formula="of:=-([.F598]*[.F598]*[.F598]/30)+([.F598]/20)+1/6" office:value-type="float" office:value="-9.29474565973333" calcext:value-type="float">
            <text:p>-9,294745659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2" calcext:value-type="float">
            <text:p>582</text:p>
          </table:table-cell>
          <table:table-cell table:formula="of:=[.$B$18]+[.E599]*[.$D$18]" office:value-type="float" office:value="6.656" calcext:value-type="float">
            <text:p>6,656</text:p>
          </table:table-cell>
          <table:table-cell table:formula="of:=([.F599]*[.F599]*[.F599]*[.F599]/500)-([.F599]*[.F599]/200)-3/250" office:value-type="float" office:value="3.69188227011379" calcext:value-type="float">
            <text:p>3,69188227011379</text:p>
          </table:table-cell>
          <table:table-cell table:formula="of:=-([.F599]*[.F599]*[.F599]/30)+([.F599]/20)+1/6" office:value-type="float" office:value="-9.3297449472" calcext:value-type="float">
            <text:p>-9,32974494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3" calcext:value-type="float">
            <text:p>583</text:p>
          </table:table-cell>
          <table:table-cell table:formula="of:=[.$B$18]+[.E600]*[.$D$18]" office:value-type="float" office:value="6.664" calcext:value-type="float">
            <text:p>6,664</text:p>
          </table:table-cell>
          <table:table-cell table:formula="of:=([.F600]*[.F600]*[.F600]*[.F600]/500)-([.F600]*[.F600]/200)-3/250" office:value-type="float" office:value="3.71025560787763" calcext:value-type="float">
            <text:p>3,71025560787763</text:p>
          </table:table-cell>
          <table:table-cell table:formula="of:=-([.F600]*[.F600]*[.F600]/30)+([.F600]/20)+1/6" office:value-type="float" office:value="-9.36482943146667" calcext:value-type="float">
            <text:p>-9,364829431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4" calcext:value-type="float">
            <text:p>584</text:p>
          </table:table-cell>
          <table:table-cell table:formula="of:=[.$B$18]+[.E601]*[.$D$18]" office:value-type="float" office:value="6.672" calcext:value-type="float">
            <text:p>6,672</text:p>
          </table:table-cell>
          <table:table-cell table:formula="of:=([.F601]*[.F601]*[.F601]*[.F601]/500)-([.F601]*[.F601]/200)-3/250" office:value-type="float" office:value="3.72869651772211" calcext:value-type="float">
            <text:p>3,72869651772211</text:p>
          </table:table-cell>
          <table:table-cell table:formula="of:=-([.F601]*[.F601]*[.F601]/30)+([.F601]/20)+1/6" office:value-type="float" office:value="-9.39999921493333" calcext:value-type="float">
            <text:p>-9,399999214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5" calcext:value-type="float">
            <text:p>585</text:p>
          </table:table-cell>
          <table:table-cell table:formula="of:=[.$B$18]+[.E602]*[.$D$18]" office:value-type="float" office:value="6.68" calcext:value-type="float">
            <text:p>6,68</text:p>
          </table:table-cell>
          <table:table-cell table:formula="of:=([.F602]*[.F602]*[.F602]*[.F602]/500)-([.F602]*[.F602]/200)-3/250" office:value-type="float" office:value="3.74720516352" calcext:value-type="float">
            <text:p>3,74720516352</text:p>
          </table:table-cell>
          <table:table-cell table:formula="of:=-([.F602]*[.F602]*[.F602]/30)+([.F602]/20)+1/6" office:value-type="float" office:value="-9.4352544" calcext:value-type="float">
            <text:p>-9,43525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6" calcext:value-type="float">
            <text:p>586</text:p>
          </table:table-cell>
          <table:table-cell table:formula="of:=[.$B$18]+[.E603]*[.$D$18]" office:value-type="float" office:value="6.688" calcext:value-type="float">
            <text:p>6,688</text:p>
          </table:table-cell>
          <table:table-cell table:formula="of:=([.F603]*[.F603]*[.F603]*[.F603]/500)-([.F603]*[.F603]/200)-3/250" office:value-type="float" office:value="3.76578170934067" calcext:value-type="float">
            <text:p>3,76578170934067</text:p>
          </table:table-cell>
          <table:table-cell table:formula="of:=-([.F603]*[.F603]*[.F603]/30)+([.F603]/20)+1/6" office:value-type="float" office:value="-9.47059508906666" calcext:value-type="float">
            <text:p>-9,4705950890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table:formula="of:=[.$B$18]+[.E604]*[.$D$18]" office:value-type="float" office:value="6.696" calcext:value-type="float">
            <text:p>6,696</text:p>
          </table:table-cell>
          <table:table-cell table:formula="of:=([.F604]*[.F604]*[.F604]*[.F604]/500)-([.F604]*[.F604]/200)-3/250" office:value-type="float" office:value="3.78442631945011" calcext:value-type="float">
            <text:p>3,78442631945011</text:p>
          </table:table-cell>
          <table:table-cell table:formula="of:=-([.F604]*[.F604]*[.F604]/30)+([.F604]/20)+1/6" office:value-type="float" office:value="-9.50602138453333" calcext:value-type="float">
            <text:p>-9,5060213845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8" calcext:value-type="float">
            <text:p>588</text:p>
          </table:table-cell>
          <table:table-cell table:formula="of:=[.$B$18]+[.E605]*[.$D$18]" office:value-type="float" office:value="6.704" calcext:value-type="float">
            <text:p>6,704</text:p>
          </table:table-cell>
          <table:table-cell table:formula="of:=([.F605]*[.F605]*[.F605]*[.F605]/500)-([.F605]*[.F605]/200)-3/250" office:value-type="float" office:value="3.80313915831091" calcext:value-type="float">
            <text:p>3,80313915831091</text:p>
          </table:table-cell>
          <table:table-cell table:formula="of:=-([.F605]*[.F605]*[.F605]/30)+([.F605]/20)+1/6" office:value-type="float" office:value="-9.5415333888" calcext:value-type="float">
            <text:p>-9,54153338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9" calcext:value-type="float">
            <text:p>589</text:p>
          </table:table-cell>
          <table:table-cell table:formula="of:=[.$B$18]+[.E606]*[.$D$18]" office:value-type="float" office:value="6.712" calcext:value-type="float">
            <text:p>6,712</text:p>
          </table:table-cell>
          <table:table-cell table:formula="of:=([.F606]*[.F606]*[.F606]*[.F606]/500)-([.F606]*[.F606]/200)-3/250" office:value-type="float" office:value="3.82192039058227" calcext:value-type="float">
            <text:p>3,82192039058227</text:p>
          </table:table-cell>
          <table:table-cell table:formula="of:=-([.F606]*[.F606]*[.F606]/30)+([.F606]/20)+1/6" office:value-type="float" office:value="-9.57713120426667" calcext:value-type="float">
            <text:p>-9,5771312042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table:formula="of:=[.$B$18]+[.E607]*[.$D$18]" office:value-type="float" office:value="6.72" calcext:value-type="float">
            <text:p>6,72</text:p>
          </table:table-cell>
          <table:table-cell table:formula="of:=([.F607]*[.F607]*[.F607]*[.F607]/500)-([.F607]*[.F607]/200)-3/250" office:value-type="float" office:value="3.84077018112" calcext:value-type="float">
            <text:p>3,84077018112</text:p>
          </table:table-cell>
          <table:table-cell table:formula="of:=-([.F607]*[.F607]*[.F607]/30)+([.F607]/20)+1/6" office:value-type="float" office:value="-9.61281493333333" calcext:value-type="float">
            <text:p>-9,6128149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1" calcext:value-type="float">
            <text:p>591</text:p>
          </table:table-cell>
          <table:table-cell table:formula="of:=[.$B$18]+[.E608]*[.$D$18]" office:value-type="float" office:value="6.728" calcext:value-type="float">
            <text:p>6,728</text:p>
          </table:table-cell>
          <table:table-cell table:formula="of:=([.F608]*[.F608]*[.F608]*[.F608]/500)-([.F608]*[.F608]/200)-3/250" office:value-type="float" office:value="3.85968869497651" calcext:value-type="float">
            <text:p>3,85968869497651</text:p>
          </table:table-cell>
          <table:table-cell table:formula="of:=-([.F608]*[.F608]*[.F608]/30)+([.F608]/20)+1/6" office:value-type="float" office:value="-9.6485846784" calcext:value-type="float">
            <text:p>-9,6485846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2" calcext:value-type="float">
            <text:p>592</text:p>
          </table:table-cell>
          <table:table-cell table:formula="of:=[.$B$18]+[.E609]*[.$D$18]" office:value-type="float" office:value="6.736" calcext:value-type="float">
            <text:p>6,736</text:p>
          </table:table-cell>
          <table:table-cell table:formula="of:=([.F609]*[.F609]*[.F609]*[.F609]/500)-([.F609]*[.F609]/200)-3/250" office:value-type="float" office:value="3.87867609740083" calcext:value-type="float">
            <text:p>3,87867609740083</text:p>
          </table:table-cell>
          <table:table-cell table:formula="of:=-([.F609]*[.F609]*[.F609]/30)+([.F609]/20)+1/6" office:value-type="float" office:value="-9.68444054186666" calcext:value-type="float">
            <text:p>-9,68444054186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3" calcext:value-type="float">
            <text:p>593</text:p>
          </table:table-cell>
          <table:table-cell table:formula="of:=[.$B$18]+[.E610]*[.$D$18]" office:value-type="float" office:value="6.744" calcext:value-type="float">
            <text:p>6,744</text:p>
          </table:table-cell>
          <table:table-cell table:formula="of:=([.F610]*[.F610]*[.F610]*[.F610]/500)-([.F610]*[.F610]/200)-3/250" office:value-type="float" office:value="3.89773255383859" calcext:value-type="float">
            <text:p>3,89773255383859</text:p>
          </table:table-cell>
          <table:table-cell table:formula="of:=-([.F610]*[.F610]*[.F610]/30)+([.F610]/20)+1/6" office:value-type="float" office:value="-9.72038262613333" calcext:value-type="float">
            <text:p>-9,7203826261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4" calcext:value-type="float">
            <text:p>594</text:p>
          </table:table-cell>
          <table:table-cell table:formula="of:=[.$B$18]+[.E611]*[.$D$18]" office:value-type="float" office:value="6.752" calcext:value-type="float">
            <text:p>6,752</text:p>
          </table:table-cell>
          <table:table-cell table:formula="of:=([.F611]*[.F611]*[.F611]*[.F611]/500)-([.F611]*[.F611]/200)-3/250" office:value-type="float" office:value="3.91685822993203" calcext:value-type="float">
            <text:p>3,91685822993203</text:p>
          </table:table-cell>
          <table:table-cell table:formula="of:=-([.F611]*[.F611]*[.F611]/30)+([.F611]/20)+1/6" office:value-type="float" office:value="-9.7564110336" calcext:value-type="float">
            <text:p>-9,75641103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5" calcext:value-type="float">
            <text:p>595</text:p>
          </table:table-cell>
          <table:table-cell table:formula="of:=[.$B$18]+[.E612]*[.$D$18]" office:value-type="float" office:value="6.76" calcext:value-type="float">
            <text:p>6,76</text:p>
          </table:table-cell>
          <table:table-cell table:formula="of:=([.F612]*[.F612]*[.F612]*[.F612]/500)-([.F612]*[.F612]/200)-3/250" office:value-type="float" office:value="3.93605329152" calcext:value-type="float">
            <text:p>3,93605329152</text:p>
          </table:table-cell>
          <table:table-cell table:formula="of:=-([.F612]*[.F612]*[.F612]/30)+([.F612]/20)+1/6" office:value-type="float" office:value="-9.79252586666667" calcext:value-type="float">
            <text:p>-9,7925258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6" calcext:value-type="float">
            <text:p>596</text:p>
          </table:table-cell>
          <table:table-cell table:formula="of:=[.$B$18]+[.E613]*[.$D$18]" office:value-type="float" office:value="6.768" calcext:value-type="float">
            <text:p>6,768</text:p>
          </table:table-cell>
          <table:table-cell table:formula="of:=([.F613]*[.F613]*[.F613]*[.F613]/500)-([.F613]*[.F613]/200)-3/250" office:value-type="float" office:value="3.95531790463795" calcext:value-type="float">
            <text:p>3,95531790463795</text:p>
          </table:table-cell>
          <table:table-cell table:formula="of:=-([.F613]*[.F613]*[.F613]/30)+([.F613]/20)+1/6" office:value-type="float" office:value="-9.82872722773333" calcext:value-type="float">
            <text:p>-9,828727227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7" calcext:value-type="float">
            <text:p>597</text:p>
          </table:table-cell>
          <table:table-cell table:formula="of:=[.$B$18]+[.E614]*[.$D$18]" office:value-type="float" office:value="6.776" calcext:value-type="float">
            <text:p>6,776</text:p>
          </table:table-cell>
          <table:table-cell table:formula="of:=([.F614]*[.F614]*[.F614]*[.F614]/500)-([.F614]*[.F614]/200)-3/250" office:value-type="float" office:value="3.97465223551795" calcext:value-type="float">
            <text:p>3,97465223551795</text:p>
          </table:table-cell>
          <table:table-cell table:formula="of:=-([.F614]*[.F614]*[.F614]/30)+([.F614]/20)+1/6" office:value-type="float" office:value="-9.8650152192" calcext:value-type="float">
            <text:p>-9,86501521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8" calcext:value-type="float">
            <text:p>598</text:p>
          </table:table-cell>
          <table:table-cell table:formula="of:=[.$B$18]+[.E615]*[.$D$18]" office:value-type="float" office:value="6.784" calcext:value-type="float">
            <text:p>6,784</text:p>
          </table:table-cell>
          <table:table-cell table:formula="of:=([.F615]*[.F615]*[.F615]*[.F615]/500)-([.F615]*[.F615]/200)-3/250" office:value-type="float" office:value="3.99405645058867" calcext:value-type="float">
            <text:p>3,99405645058867</text:p>
          </table:table-cell>
          <table:table-cell table:formula="of:=-([.F615]*[.F615]*[.F615]/30)+([.F615]/20)+1/6" office:value-type="float" office:value="-9.90138994346667" calcext:value-type="float">
            <text:p>-9,9013899434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9" calcext:value-type="float">
            <text:p>599</text:p>
          </table:table-cell>
          <table:table-cell table:formula="of:=[.$B$18]+[.E616]*[.$D$18]" office:value-type="float" office:value="6.792" calcext:value-type="float">
            <text:p>6,792</text:p>
          </table:table-cell>
          <table:table-cell table:formula="of:=([.F616]*[.F616]*[.F616]*[.F616]/500)-([.F616]*[.F616]/200)-3/250" office:value-type="float" office:value="4.01353071647539" calcext:value-type="float">
            <text:p>4,01353071647539</text:p>
          </table:table-cell>
          <table:table-cell table:formula="of:=-([.F616]*[.F616]*[.F616]/30)+([.F616]/20)+1/6" office:value-type="float" office:value="-9.93785150293333" calcext:value-type="float">
            <text:p>-9,9378515029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[.$B$18]+[.E617]*[.$D$18]" office:value-type="float" office:value="6.8" calcext:value-type="float">
            <text:p>6,8</text:p>
          </table:table-cell>
          <table:table-cell table:formula="of:=([.F617]*[.F617]*[.F617]*[.F617]/500)-([.F617]*[.F617]/200)-3/250" office:value-type="float" office:value="4.0330752" calcext:value-type="float">
            <text:p>4,0330752</text:p>
          </table:table-cell>
          <table:table-cell table:formula="of:=-([.F617]*[.F617]*[.F617]/30)+([.F617]/20)+1/6" office:value-type="float" office:value="-9.9744" calcext:value-type="float">
            <text:p>-9,97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table:formula="of:=[.$B$18]+[.E618]*[.$D$18]" office:value-type="float" office:value="6.808" calcext:value-type="float">
            <text:p>6,808</text:p>
          </table:table-cell>
          <table:table-cell table:formula="of:=([.F618]*[.F618]*[.F618]*[.F618]/500)-([.F618]*[.F618]/200)-3/250" office:value-type="float" office:value="4.05269006818099" calcext:value-type="float">
            <text:p>4,05269006818099</text:p>
          </table:table-cell>
          <table:table-cell table:formula="of:=-([.F618]*[.F618]*[.F618]/30)+([.F618]/20)+1/6" office:value-type="float" office:value="-10.0110355370667" calcext:value-type="float">
            <text:p>-10,01103553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2" calcext:value-type="float">
            <text:p>602</text:p>
          </table:table-cell>
          <table:table-cell table:formula="of:=[.$B$18]+[.E619]*[.$D$18]" office:value-type="float" office:value="6.816" calcext:value-type="float">
            <text:p>6,816</text:p>
          </table:table-cell>
          <table:table-cell table:formula="of:=([.F619]*[.F619]*[.F619]*[.F619]/500)-([.F619]*[.F619]/200)-3/250" office:value-type="float" office:value="4.07237548823347" calcext:value-type="float">
            <text:p>4,07237548823347</text:p>
          </table:table-cell>
          <table:table-cell table:formula="of:=-([.F619]*[.F619]*[.F619]/30)+([.F619]/20)+1/6" office:value-type="float" office:value="-10.0477582165333" calcext:value-type="float">
            <text:p>-10,04775821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3" calcext:value-type="float">
            <text:p>603</text:p>
          </table:table-cell>
          <table:table-cell table:formula="of:=[.$B$18]+[.E620]*[.$D$18]" office:value-type="float" office:value="6.824" calcext:value-type="float">
            <text:p>6,824</text:p>
          </table:table-cell>
          <table:table-cell table:formula="of:=([.F620]*[.F620]*[.F620]*[.F620]/500)-([.F620]*[.F620]/200)-3/250" office:value-type="float" office:value="4.09213162756915" calcext:value-type="float">
            <text:p>4,09213162756915</text:p>
          </table:table-cell>
          <table:table-cell table:formula="of:=-([.F620]*[.F620]*[.F620]/30)+([.F620]/20)+1/6" office:value-type="float" office:value="-10.0845681408" calcext:value-type="float">
            <text:p>-10,08456814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4" calcext:value-type="float">
            <text:p>604</text:p>
          </table:table-cell>
          <table:table-cell table:formula="of:=[.$B$18]+[.E621]*[.$D$18]" office:value-type="float" office:value="6.832" calcext:value-type="float">
            <text:p>6,832</text:p>
          </table:table-cell>
          <table:table-cell table:formula="of:=([.F621]*[.F621]*[.F621]*[.F621]/500)-([.F621]*[.F621]/200)-3/250" office:value-type="float" office:value="4.11195865379635" calcext:value-type="float">
            <text:p>4,11195865379635</text:p>
          </table:table-cell>
          <table:table-cell table:formula="of:=-([.F621]*[.F621]*[.F621]/30)+([.F621]/20)+1/6" office:value-type="float" office:value="-10.1214654122667" calcext:value-type="float">
            <text:p>-10,12146541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5" calcext:value-type="float">
            <text:p>605</text:p>
          </table:table-cell>
          <table:table-cell table:formula="of:=[.$B$18]+[.E622]*[.$D$18]" office:value-type="float" office:value="6.84" calcext:value-type="float">
            <text:p>6,84</text:p>
          </table:table-cell>
          <table:table-cell table:formula="of:=([.F622]*[.F622]*[.F622]*[.F622]/500)-([.F622]*[.F622]/200)-3/250" office:value-type="float" office:value="4.13185673472" calcext:value-type="float">
            <text:p>4,13185673472</text:p>
          </table:table-cell>
          <table:table-cell table:formula="of:=-([.F622]*[.F622]*[.F622]/30)+([.F622]/20)+1/6" office:value-type="float" office:value="-10.1584501333333" calcext:value-type="float">
            <text:p>-10,158450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6" calcext:value-type="float">
            <text:p>606</text:p>
          </table:table-cell>
          <table:table-cell table:formula="of:=[.$B$18]+[.E623]*[.$D$18]" office:value-type="float" office:value="6.848" calcext:value-type="float">
            <text:p>6,848</text:p>
          </table:table-cell>
          <table:table-cell table:formula="of:=([.F623]*[.F623]*[.F623]*[.F623]/500)-([.F623]*[.F623]/200)-3/250" office:value-type="float" office:value="4.15182603834163" calcext:value-type="float">
            <text:p>4,15182603834163</text:p>
          </table:table-cell>
          <table:table-cell table:formula="of:=-([.F623]*[.F623]*[.F623]/30)+([.F623]/20)+1/6" office:value-type="float" office:value="-10.1955224064" calcext:value-type="float">
            <text:p>-10,1955224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7" calcext:value-type="float">
            <text:p>607</text:p>
          </table:table-cell>
          <table:table-cell table:formula="of:=[.$B$18]+[.E624]*[.$D$18]" office:value-type="float" office:value="6.856" calcext:value-type="float">
            <text:p>6,856</text:p>
          </table:table-cell>
          <table:table-cell table:formula="of:=([.F624]*[.F624]*[.F624]*[.F624]/500)-([.F624]*[.F624]/200)-3/250" office:value-type="float" office:value="4.17186673285939" calcext:value-type="float">
            <text:p>4,17186673285939</text:p>
          </table:table-cell>
          <table:table-cell table:formula="of:=-([.F624]*[.F624]*[.F624]/30)+([.F624]/20)+1/6" office:value-type="float" office:value="-10.2326823338667" calcext:value-type="float">
            <text:p>-10,23268233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8" calcext:value-type="float">
            <text:p>608</text:p>
          </table:table-cell>
          <table:table-cell table:formula="of:=[.$B$18]+[.E625]*[.$D$18]" office:value-type="float" office:value="6.864" calcext:value-type="float">
            <text:p>6,864</text:p>
          </table:table-cell>
          <table:table-cell table:formula="of:=([.F625]*[.F625]*[.F625]*[.F625]/500)-([.F625]*[.F625]/200)-3/250" office:value-type="float" office:value="4.19197898666803" calcext:value-type="float">
            <text:p>4,19197898666803</text:p>
          </table:table-cell>
          <table:table-cell table:formula="of:=-([.F625]*[.F625]*[.F625]/30)+([.F625]/20)+1/6" office:value-type="float" office:value="-10.2699300181333" calcext:value-type="float">
            <text:p>-10,26993001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formula="of:=[.$B$18]+[.E626]*[.$D$18]" office:value-type="float" office:value="6.872" calcext:value-type="float">
            <text:p>6,872</text:p>
          </table:table-cell>
          <table:table-cell table:formula="of:=([.F626]*[.F626]*[.F626]*[.F626]/500)-([.F626]*[.F626]/200)-3/250" office:value-type="float" office:value="4.21216296835891" calcext:value-type="float">
            <text:p>4,21216296835891</text:p>
          </table:table-cell>
          <table:table-cell table:formula="of:=-([.F626]*[.F626]*[.F626]/30)+([.F626]/20)+1/6" office:value-type="float" office:value="-10.3072655616" calcext:value-type="float">
            <text:p>-10,30726556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0" calcext:value-type="float">
            <text:p>610</text:p>
          </table:table-cell>
          <table:table-cell table:formula="of:=[.$B$18]+[.E627]*[.$D$18]" office:value-type="float" office:value="6.88" calcext:value-type="float">
            <text:p>6,88</text:p>
          </table:table-cell>
          <table:table-cell table:formula="of:=([.F627]*[.F627]*[.F627]*[.F627]/500)-([.F627]*[.F627]/200)-3/250" office:value-type="float" office:value="4.23241884672" calcext:value-type="float">
            <text:p>4,23241884672</text:p>
          </table:table-cell>
          <table:table-cell table:formula="of:=-([.F627]*[.F627]*[.F627]/30)+([.F627]/20)+1/6" office:value-type="float" office:value="-10.3446890666667" calcext:value-type="float">
            <text:p>-10,344689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1" calcext:value-type="float">
            <text:p>611</text:p>
          </table:table-cell>
          <table:table-cell table:formula="of:=[.$B$18]+[.E628]*[.$D$18]" office:value-type="float" office:value="6.888" calcext:value-type="float">
            <text:p>6,888</text:p>
          </table:table-cell>
          <table:table-cell table:formula="of:=([.F628]*[.F628]*[.F628]*[.F628]/500)-([.F628]*[.F628]/200)-3/250" office:value-type="float" office:value="4.25274679073587" calcext:value-type="float">
            <text:p>4,25274679073587</text:p>
          </table:table-cell>
          <table:table-cell table:formula="of:=-([.F628]*[.F628]*[.F628]/30)+([.F628]/20)+1/6" office:value-type="float" office:value="-10.3822006357333" calcext:value-type="float">
            <text:p>-10,38220063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2" calcext:value-type="float">
            <text:p>612</text:p>
          </table:table-cell>
          <table:table-cell table:formula="of:=[.$B$18]+[.E629]*[.$D$18]" office:value-type="float" office:value="6.896" calcext:value-type="float">
            <text:p>6,896</text:p>
          </table:table-cell>
          <table:table-cell table:formula="of:=([.F629]*[.F629]*[.F629]*[.F629]/500)-([.F629]*[.F629]/200)-3/250" office:value-type="float" office:value="4.27314696958771" calcext:value-type="float">
            <text:p>4,27314696958771</text:p>
          </table:table-cell>
          <table:table-cell table:formula="of:=-([.F629]*[.F629]*[.F629]/30)+([.F629]/20)+1/6" office:value-type="float" office:value="-10.4198003712" calcext:value-type="float">
            <text:p>-10,41980037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3" calcext:value-type="float">
            <text:p>613</text:p>
          </table:table-cell>
          <table:table-cell table:formula="of:=[.$B$18]+[.E630]*[.$D$18]" office:value-type="float" office:value="6.904" calcext:value-type="float">
            <text:p>6,904</text:p>
          </table:table-cell>
          <table:table-cell table:formula="of:=([.F630]*[.F630]*[.F630]*[.F630]/500)-([.F630]*[.F630]/200)-3/250" office:value-type="float" office:value="4.29361955265331" calcext:value-type="float">
            <text:p>4,29361955265331</text:p>
          </table:table-cell>
          <table:table-cell table:formula="of:=-([.F630]*[.F630]*[.F630]/30)+([.F630]/20)+1/6" office:value-type="float" office:value="-10.4574883754667" calcext:value-type="float">
            <text:p>-10,45748837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4" calcext:value-type="float">
            <text:p>614</text:p>
          </table:table-cell>
          <table:table-cell table:formula="of:=[.$B$18]+[.E631]*[.$D$18]" office:value-type="float" office:value="6.912" calcext:value-type="float">
            <text:p>6,912</text:p>
          </table:table-cell>
          <table:table-cell table:formula="of:=([.F631]*[.F631]*[.F631]*[.F631]/500)-([.F631]*[.F631]/200)-3/250" office:value-type="float" office:value="4.31416470950707" calcext:value-type="float">
            <text:p>4,31416470950707</text:p>
          </table:table-cell>
          <table:table-cell table:formula="of:=-([.F631]*[.F631]*[.F631]/30)+([.F631]/20)+1/6" office:value-type="float" office:value="-10.4952647509333" calcext:value-type="float">
            <text:p>-10,49526475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5" calcext:value-type="float">
            <text:p>615</text:p>
          </table:table-cell>
          <table:table-cell table:formula="of:=[.$B$18]+[.E632]*[.$D$18]" office:value-type="float" office:value="6.92" calcext:value-type="float">
            <text:p>6,92</text:p>
          </table:table-cell>
          <table:table-cell table:formula="of:=([.F632]*[.F632]*[.F632]*[.F632]/500)-([.F632]*[.F632]/200)-3/250" office:value-type="float" office:value="4.33478260992" calcext:value-type="float">
            <text:p>4,33478260992</text:p>
          </table:table-cell>
          <table:table-cell table:formula="of:=-([.F632]*[.F632]*[.F632]/30)+([.F632]/20)+1/6" office:value-type="float" office:value="-10.5331296" calcext:value-type="float">
            <text:p>-10,53312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6" calcext:value-type="float">
            <text:p>616</text:p>
          </table:table-cell>
          <table:table-cell table:formula="of:=[.$B$18]+[.E633]*[.$D$18]" office:value-type="float" office:value="6.928" calcext:value-type="float">
            <text:p>6,928</text:p>
          </table:table-cell>
          <table:table-cell table:formula="of:=([.F633]*[.F633]*[.F633]*[.F633]/500)-([.F633]*[.F633]/200)-3/250" office:value-type="float" office:value="4.35547342385971" calcext:value-type="float">
            <text:p>4,35547342385971</text:p>
          </table:table-cell>
          <table:table-cell table:formula="of:=-([.F633]*[.F633]*[.F633]/30)+([.F633]/20)+1/6" office:value-type="float" office:value="-10.5710830250667" calcext:value-type="float">
            <text:p>-10,57108302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7" calcext:value-type="float">
            <text:p>617</text:p>
          </table:table-cell>
          <table:table-cell table:formula="of:=[.$B$18]+[.E634]*[.$D$18]" office:value-type="float" office:value="6.936" calcext:value-type="float">
            <text:p>6,936</text:p>
          </table:table-cell>
          <table:table-cell table:formula="of:=([.F634]*[.F634]*[.F634]*[.F634]/500)-([.F634]*[.F634]/200)-3/250" office:value-type="float" office:value="4.37623732149043" calcext:value-type="float">
            <text:p>4,37623732149043</text:p>
          </table:table-cell>
          <table:table-cell table:formula="of:=-([.F634]*[.F634]*[.F634]/30)+([.F634]/20)+1/6" office:value-type="float" office:value="-10.6091251285333" calcext:value-type="float">
            <text:p>-10,60912512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8" calcext:value-type="float">
            <text:p>618</text:p>
          </table:table-cell>
          <table:table-cell table:formula="of:=[.$B$18]+[.E635]*[.$D$18]" office:value-type="float" office:value="6.944" calcext:value-type="float">
            <text:p>6,944</text:p>
          </table:table-cell>
          <table:table-cell table:formula="of:=([.F635]*[.F635]*[.F635]*[.F635]/500)-([.F635]*[.F635]/200)-3/250" office:value-type="float" office:value="4.39707447317299" calcext:value-type="float">
            <text:p>4,39707447317299</text:p>
          </table:table-cell>
          <table:table-cell table:formula="of:=-([.F635]*[.F635]*[.F635]/30)+([.F635]/20)+1/6" office:value-type="float" office:value="-10.6472560128" calcext:value-type="float">
            <text:p>-10,64725601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9" calcext:value-type="float">
            <text:p>619</text:p>
          </table:table-cell>
          <table:table-cell table:formula="of:=[.$B$18]+[.E636]*[.$D$18]" office:value-type="float" office:value="6.952" calcext:value-type="float">
            <text:p>6,952</text:p>
          </table:table-cell>
          <table:table-cell table:formula="of:=([.F636]*[.F636]*[.F636]*[.F636]/500)-([.F636]*[.F636]/200)-3/250" office:value-type="float" office:value="4.41798504946483" calcext:value-type="float">
            <text:p>4,41798504946483</text:p>
          </table:table-cell>
          <table:table-cell table:formula="of:=-([.F636]*[.F636]*[.F636]/30)+([.F636]/20)+1/6" office:value-type="float" office:value="-10.6854757802667" calcext:value-type="float">
            <text:p>-10,68547578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0" calcext:value-type="float">
            <text:p>620</text:p>
          </table:table-cell>
          <table:table-cell table:formula="of:=[.$B$18]+[.E637]*[.$D$18]" office:value-type="float" office:value="6.96" calcext:value-type="float">
            <text:p>6,96</text:p>
          </table:table-cell>
          <table:table-cell table:formula="of:=([.F637]*[.F637]*[.F637]*[.F637]/500)-([.F637]*[.F637]/200)-3/250" office:value-type="float" office:value="4.43896922112" calcext:value-type="float">
            <text:p>4,43896922112</text:p>
          </table:table-cell>
          <table:table-cell table:formula="of:=-([.F637]*[.F637]*[.F637]/30)+([.F637]/20)+1/6" office:value-type="float" office:value="-10.7237845333333" calcext:value-type="float">
            <text:p>-10,723784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1" calcext:value-type="float">
            <text:p>621</text:p>
          </table:table-cell>
          <table:table-cell table:formula="of:=[.$B$18]+[.E638]*[.$D$18]" office:value-type="float" office:value="6.968" calcext:value-type="float">
            <text:p>6,968</text:p>
          </table:table-cell>
          <table:table-cell table:formula="of:=([.F638]*[.F638]*[.F638]*[.F638]/500)-([.F638]*[.F638]/200)-3/250" office:value-type="float" office:value="4.46002715908915" calcext:value-type="float">
            <text:p>4,46002715908915</text:p>
          </table:table-cell>
          <table:table-cell table:formula="of:=-([.F638]*[.F638]*[.F638]/30)+([.F638]/20)+1/6" office:value-type="float" office:value="-10.7621823744" calcext:value-type="float">
            <text:p>-10,76218237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2" calcext:value-type="float">
            <text:p>622</text:p>
          </table:table-cell>
          <table:table-cell table:formula="of:=[.$B$18]+[.E639]*[.$D$18]" office:value-type="float" office:value="6.976" calcext:value-type="float">
            <text:p>6,976</text:p>
          </table:table-cell>
          <table:table-cell table:formula="of:=([.F639]*[.F639]*[.F639]*[.F639]/500)-([.F639]*[.F639]/200)-3/250" office:value-type="float" office:value="4.48115903451955" calcext:value-type="float">
            <text:p>4,48115903451955</text:p>
          </table:table-cell>
          <table:table-cell table:formula="of:=-([.F639]*[.F639]*[.F639]/30)+([.F639]/20)+1/6" office:value-type="float" office:value="-10.8006694058667" calcext:value-type="float">
            <text:p>-10,80066940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3" calcext:value-type="float">
            <text:p>623</text:p>
          </table:table-cell>
          <table:table-cell table:formula="of:=[.$B$18]+[.E640]*[.$D$18]" office:value-type="float" office:value="6.984" calcext:value-type="float">
            <text:p>6,984</text:p>
          </table:table-cell>
          <table:table-cell table:formula="of:=([.F640]*[.F640]*[.F640]*[.F640]/500)-([.F640]*[.F640]/200)-3/250" office:value-type="float" office:value="4.50236501875507" calcext:value-type="float">
            <text:p>4,50236501875507</text:p>
          </table:table-cell>
          <table:table-cell table:formula="of:=-([.F640]*[.F640]*[.F640]/30)+([.F640]/20)+1/6" office:value-type="float" office:value="-10.8392457301333" calcext:value-type="float">
            <text:p>-10,83924573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4" calcext:value-type="float">
            <text:p>624</text:p>
          </table:table-cell>
          <table:table-cell table:formula="of:=[.$B$18]+[.E641]*[.$D$18]" office:value-type="float" office:value="6.992" calcext:value-type="float">
            <text:p>6,992</text:p>
          </table:table-cell>
          <table:table-cell table:formula="of:=([.F641]*[.F641]*[.F641]*[.F641]/500)-([.F641]*[.F641]/200)-3/250" office:value-type="float" office:value="4.52364528333619" calcext:value-type="float">
            <text:p>4,52364528333619</text:p>
          </table:table-cell>
          <table:table-cell table:formula="of:=-([.F641]*[.F641]*[.F641]/30)+([.F641]/20)+1/6" office:value-type="float" office:value="-10.8779114496" calcext:value-type="float">
            <text:p>-10,87791144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5" calcext:value-type="float">
            <text:p>625</text:p>
          </table:table-cell>
          <table:table-cell table:formula="of:=[.$B$18]+[.E642]*[.$D$18]" office:value-type="float" office:value="7" calcext:value-type="float">
            <text:p>7</text:p>
          </table:table-cell>
          <table:table-cell table:formula="of:=([.F642]*[.F642]*[.F642]*[.F642]/500)-([.F642]*[.F642]/200)-3/250" office:value-type="float" office:value="4.545" calcext:value-type="float">
            <text:p>4,545</text:p>
          </table:table-cell>
          <table:table-cell table:formula="of:=-([.F642]*[.F642]*[.F642]/30)+([.F642]/20)+1/6" office:value-type="float" office:value="-10.9166666666667" calcext:value-type="float">
            <text:p>-10,9166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6" calcext:value-type="float">
            <text:p>626</text:p>
          </table:table-cell>
          <table:table-cell table:formula="of:=[.$B$18]+[.E643]*[.$D$18]" office:value-type="float" office:value="7.008" calcext:value-type="float">
            <text:p>7,008</text:p>
          </table:table-cell>
          <table:table-cell table:formula="of:=([.F643]*[.F643]*[.F643]*[.F643]/500)-([.F643]*[.F643]/200)-3/250" office:value-type="float" office:value="4.56642934068019" calcext:value-type="float">
            <text:p>4,56642934068019</text:p>
          </table:table-cell>
          <table:table-cell table:formula="of:=-([.F643]*[.F643]*[.F643]/30)+([.F643]/20)+1/6" office:value-type="float" office:value="-10.9555114837333" calcext:value-type="float">
            <text:p>-10,955511483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7" calcext:value-type="float">
            <text:p>627</text:p>
          </table:table-cell>
          <table:table-cell table:formula="of:=[.$B$18]+[.E644]*[.$D$18]" office:value-type="float" office:value="7.016" calcext:value-type="float">
            <text:p>7,016</text:p>
          </table:table-cell>
          <table:table-cell table:formula="of:=([.F644]*[.F644]*[.F644]*[.F644]/500)-([.F644]*[.F644]/200)-3/250" office:value-type="float" office:value="4.58793347750707" calcext:value-type="float">
            <text:p>4,58793347750707</text:p>
          </table:table-cell>
          <table:table-cell table:formula="of:=-([.F644]*[.F644]*[.F644]/30)+([.F644]/20)+1/6" office:value-type="float" office:value="-10.9944460032" calcext:value-type="float">
            <text:p>-10,99444600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8" calcext:value-type="float">
            <text:p>628</text:p>
          </table:table-cell>
          <table:table-cell table:formula="of:=[.$B$18]+[.E645]*[.$D$18]" office:value-type="float" office:value="7.024" calcext:value-type="float">
            <text:p>7,024</text:p>
          </table:table-cell>
          <table:table-cell table:formula="of:=([.F645]*[.F645]*[.F645]*[.F645]/500)-([.F645]*[.F645]/200)-3/250" office:value-type="float" office:value="4.60951258280755" calcext:value-type="float">
            <text:p>4,60951258280755</text:p>
          </table:table-cell>
          <table:table-cell table:formula="of:=-([.F645]*[.F645]*[.F645]/30)+([.F645]/20)+1/6" office:value-type="float" office:value="-11.0334703274667" calcext:value-type="float">
            <text:p>-11,033470327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9" calcext:value-type="float">
            <text:p>629</text:p>
          </table:table-cell>
          <table:table-cell table:formula="of:=[.$B$18]+[.E646]*[.$D$18]" office:value-type="float" office:value="7.032" calcext:value-type="float">
            <text:p>7,032</text:p>
          </table:table-cell>
          <table:table-cell table:formula="of:=([.F646]*[.F646]*[.F646]*[.F646]/500)-([.F646]*[.F646]/200)-3/250" office:value-type="float" office:value="4.63116682910515" calcext:value-type="float">
            <text:p>4,63116682910515</text:p>
          </table:table-cell>
          <table:table-cell table:formula="of:=-([.F646]*[.F646]*[.F646]/30)+([.F646]/20)+1/6" office:value-type="float" office:value="-11.0725845589333" calcext:value-type="float">
            <text:p>-11,072584558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0" calcext:value-type="float">
            <text:p>630</text:p>
          </table:table-cell>
          <table:table-cell table:formula="of:=[.$B$18]+[.E647]*[.$D$18]" office:value-type="float" office:value="7.04" calcext:value-type="float">
            <text:p>7,04</text:p>
          </table:table-cell>
          <table:table-cell table:formula="of:=([.F647]*[.F647]*[.F647]*[.F647]/500)-([.F647]*[.F647]/200)-3/250" office:value-type="float" office:value="4.65289638912" calcext:value-type="float">
            <text:p>4,65289638912</text:p>
          </table:table-cell>
          <table:table-cell table:formula="of:=-([.F647]*[.F647]*[.F647]/30)+([.F647]/20)+1/6" office:value-type="float" office:value="-11.1117888" calcext:value-type="float">
            <text:p>-11,11178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1" calcext:value-type="float">
            <text:p>631</text:p>
          </table:table-cell>
          <table:table-cell table:formula="of:=[.$B$18]+[.E648]*[.$D$18]" office:value-type="float" office:value="7.048" calcext:value-type="float">
            <text:p>7,048</text:p>
          </table:table-cell>
          <table:table-cell table:formula="of:=([.F648]*[.F648]*[.F648]*[.F648]/500)-([.F648]*[.F648]/200)-3/250" office:value-type="float" office:value="4.67470143576883" calcext:value-type="float">
            <text:p>4,67470143576883</text:p>
          </table:table-cell>
          <table:table-cell table:formula="of:=-([.F648]*[.F648]*[.F648]/30)+([.F648]/20)+1/6" office:value-type="float" office:value="-11.1510831530667" calcext:value-type="float">
            <text:p>-11,151083153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[.$B$18]+[.E649]*[.$D$18]" office:value-type="float" office:value="7.056" calcext:value-type="float">
            <text:p>7,056</text:p>
          </table:table-cell>
          <table:table-cell table:formula="of:=([.F649]*[.F649]*[.F649]*[.F649]/500)-([.F649]*[.F649]/200)-3/250" office:value-type="float" office:value="4.69658214216499" calcext:value-type="float">
            <text:p>4,69658214216499</text:p>
          </table:table-cell>
          <table:table-cell table:formula="of:=-([.F649]*[.F649]*[.F649]/30)+([.F649]/20)+1/6" office:value-type="float" office:value="-11.1904677205333" calcext:value-type="float">
            <text:p>-11,190467720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3" calcext:value-type="float">
            <text:p>633</text:p>
          </table:table-cell>
          <table:table-cell table:formula="of:=[.$B$18]+[.E650]*[.$D$18]" office:value-type="float" office:value="7.064" calcext:value-type="float">
            <text:p>7,064</text:p>
          </table:table-cell>
          <table:table-cell table:formula="of:=([.F650]*[.F650]*[.F650]*[.F650]/500)-([.F650]*[.F650]/200)-3/250" office:value-type="float" office:value="4.71853868161843" calcext:value-type="float">
            <text:p>4,71853868161843</text:p>
          </table:table-cell>
          <table:table-cell table:formula="of:=-([.F650]*[.F650]*[.F650]/30)+([.F650]/20)+1/6" office:value-type="float" office:value="-11.2299426048" calcext:value-type="float">
            <text:p>-11,22994260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4" calcext:value-type="float">
            <text:p>634</text:p>
          </table:table-cell>
          <table:table-cell table:formula="of:=[.$B$18]+[.E651]*[.$D$18]" office:value-type="float" office:value="7.072" calcext:value-type="float">
            <text:p>7,072</text:p>
          </table:table-cell>
          <table:table-cell table:formula="of:=([.F651]*[.F651]*[.F651]*[.F651]/500)-([.F651]*[.F651]/200)-3/250" office:value-type="float" office:value="4.74057122763571" calcext:value-type="float">
            <text:p>4,74057122763571</text:p>
          </table:table-cell>
          <table:table-cell table:formula="of:=-([.F651]*[.F651]*[.F651]/30)+([.F651]/20)+1/6" office:value-type="float" office:value="-11.2695079082667" calcext:value-type="float">
            <text:p>-11,269507908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5" calcext:value-type="float">
            <text:p>635</text:p>
          </table:table-cell>
          <table:table-cell table:formula="of:=[.$B$18]+[.E652]*[.$D$18]" office:value-type="float" office:value="7.08" calcext:value-type="float">
            <text:p>7,08</text:p>
          </table:table-cell>
          <table:table-cell table:formula="of:=([.F652]*[.F652]*[.F652]*[.F652]/500)-([.F652]*[.F652]/200)-3/250" office:value-type="float" office:value="4.76267995392" calcext:value-type="float">
            <text:p>4,76267995392</text:p>
          </table:table-cell>
          <table:table-cell table:formula="of:=-([.F652]*[.F652]*[.F652]/30)+([.F652]/20)+1/6" office:value-type="float" office:value="-11.3091637333333" calcext:value-type="float">
            <text:p>-11,3091637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table:formula="of:=[.$B$18]+[.E653]*[.$D$18]" office:value-type="float" office:value="7.088" calcext:value-type="float">
            <text:p>7,088</text:p>
          </table:table-cell>
          <table:table-cell table:formula="of:=([.F653]*[.F653]*[.F653]*[.F653]/500)-([.F653]*[.F653]/200)-3/250" office:value-type="float" office:value="4.78486503437107" calcext:value-type="float">
            <text:p>4,78486503437107</text:p>
          </table:table-cell>
          <table:table-cell table:formula="of:=-([.F653]*[.F653]*[.F653]/30)+([.F653]/20)+1/6" office:value-type="float" office:value="-11.3489101824" calcext:value-type="float">
            <text:p>-11,34891018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7" calcext:value-type="float">
            <text:p>637</text:p>
          </table:table-cell>
          <table:table-cell table:formula="of:=[.$B$18]+[.E654]*[.$D$18]" office:value-type="float" office:value="7.096" calcext:value-type="float">
            <text:p>7,096</text:p>
          </table:table-cell>
          <table:table-cell table:formula="of:=([.F654]*[.F654]*[.F654]*[.F654]/500)-([.F654]*[.F654]/200)-3/250" office:value-type="float" office:value="4.80712664308531" calcext:value-type="float">
            <text:p>4,80712664308531</text:p>
          </table:table-cell>
          <table:table-cell table:formula="of:=-([.F654]*[.F654]*[.F654]/30)+([.F654]/20)+1/6" office:value-type="float" office:value="-11.3887473578667" calcext:value-type="float">
            <text:p>-11,388747357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8" calcext:value-type="float">
            <text:p>638</text:p>
          </table:table-cell>
          <table:table-cell table:formula="of:=[.$B$18]+[.E655]*[.$D$18]" office:value-type="float" office:value="7.104" calcext:value-type="float">
            <text:p>7,104</text:p>
          </table:table-cell>
          <table:table-cell table:formula="of:=([.F655]*[.F655]*[.F655]*[.F655]/500)-([.F655]*[.F655]/200)-3/250" office:value-type="float" office:value="4.82946495435571" calcext:value-type="float">
            <text:p>4,82946495435571</text:p>
          </table:table-cell>
          <table:table-cell table:formula="of:=-([.F655]*[.F655]*[.F655]/30)+([.F655]/20)+1/6" office:value-type="float" office:value="-11.4286753621333" calcext:value-type="float">
            <text:p>-11,428675362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9" calcext:value-type="float">
            <text:p>639</text:p>
          </table:table-cell>
          <table:table-cell table:formula="of:=[.$B$18]+[.E656]*[.$D$18]" office:value-type="float" office:value="7.112" calcext:value-type="float">
            <text:p>7,112</text:p>
          </table:table-cell>
          <table:table-cell table:formula="of:=([.F656]*[.F656]*[.F656]*[.F656]/500)-([.F656]*[.F656]/200)-3/250" office:value-type="float" office:value="4.85188014267187" calcext:value-type="float">
            <text:p>4,85188014267187</text:p>
          </table:table-cell>
          <table:table-cell table:formula="of:=-([.F656]*[.F656]*[.F656]/30)+([.F656]/20)+1/6" office:value-type="float" office:value="-11.4686942976" calcext:value-type="float">
            <text:p>-11,46869429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0" calcext:value-type="float">
            <text:p>640</text:p>
          </table:table-cell>
          <table:table-cell table:formula="of:=[.$B$18]+[.E657]*[.$D$18]" office:value-type="float" office:value="7.12" calcext:value-type="float">
            <text:p>7,12</text:p>
          </table:table-cell>
          <table:table-cell table:formula="of:=([.F657]*[.F657]*[.F657]*[.F657]/500)-([.F657]*[.F657]/200)-3/250" office:value-type="float" office:value="4.87437238272" calcext:value-type="float">
            <text:p>4,87437238272</text:p>
          </table:table-cell>
          <table:table-cell table:formula="of:=-([.F657]*[.F657]*[.F657]/30)+([.F657]/20)+1/6" office:value-type="float" office:value="-11.5088042666667" calcext:value-type="float">
            <text:p>-11,5088042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1" calcext:value-type="float">
            <text:p>641</text:p>
          </table:table-cell>
          <table:table-cell table:formula="of:=[.$B$18]+[.E658]*[.$D$18]" office:value-type="float" office:value="7.128" calcext:value-type="float">
            <text:p>7,128</text:p>
          </table:table-cell>
          <table:table-cell table:formula="of:=([.F658]*[.F658]*[.F658]*[.F658]/500)-([.F658]*[.F658]/200)-3/250" office:value-type="float" office:value="4.89694184938291" calcext:value-type="float">
            <text:p>4,89694184938291</text:p>
          </table:table-cell>
          <table:table-cell table:formula="of:=-([.F658]*[.F658]*[.F658]/30)+([.F658]/20)+1/6" office:value-type="float" office:value="-11.5490053717333" calcext:value-type="float">
            <text:p>-11,549005371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table:formula="of:=[.$B$18]+[.E659]*[.$D$18]" office:value-type="float" office:value="7.136" calcext:value-type="float">
            <text:p>7,136</text:p>
          </table:table-cell>
          <table:table-cell table:formula="of:=([.F659]*[.F659]*[.F659]*[.F659]/500)-([.F659]*[.F659]/200)-3/250" office:value-type="float" office:value="4.91958871774003" calcext:value-type="float">
            <text:p>4,91958871774003</text:p>
          </table:table-cell>
          <table:table-cell table:formula="of:=-([.F659]*[.F659]*[.F659]/30)+([.F659]/20)+1/6" office:value-type="float" office:value="-11.5892977152" calcext:value-type="float">
            <text:p>-11,58929771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table:formula="of:=[.$B$18]+[.E660]*[.$D$18]" office:value-type="float" office:value="7.144" calcext:value-type="float">
            <text:p>7,144</text:p>
          </table:table-cell>
          <table:table-cell table:formula="of:=([.F660]*[.F660]*[.F660]*[.F660]/500)-([.F660]*[.F660]/200)-3/250" office:value-type="float" office:value="4.94231316306739" calcext:value-type="float">
            <text:p>4,94231316306739</text:p>
          </table:table-cell>
          <table:table-cell table:formula="of:=-([.F660]*[.F660]*[.F660]/30)+([.F660]/20)+1/6" office:value-type="float" office:value="-11.6296813994667" calcext:value-type="float">
            <text:p>-11,629681399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4" calcext:value-type="float">
            <text:p>644</text:p>
          </table:table-cell>
          <table:table-cell table:formula="of:=[.$B$18]+[.E661]*[.$D$18]" office:value-type="float" office:value="7.152" calcext:value-type="float">
            <text:p>7,152</text:p>
          </table:table-cell>
          <table:table-cell table:formula="of:=([.F661]*[.F661]*[.F661]*[.F661]/500)-([.F661]*[.F661]/200)-3/250" office:value-type="float" office:value="4.96511536083763" calcext:value-type="float">
            <text:p>4,96511536083763</text:p>
          </table:table-cell>
          <table:table-cell table:formula="of:=-([.F661]*[.F661]*[.F661]/30)+([.F661]/20)+1/6" office:value-type="float" office:value="-11.6701565269333" calcext:value-type="float">
            <text:p>-11,670156526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table:formula="of:=[.$B$18]+[.E662]*[.$D$18]" office:value-type="float" office:value="7.16" calcext:value-type="float">
            <text:p>7,16</text:p>
          </table:table-cell>
          <table:table-cell table:formula="of:=([.F662]*[.F662]*[.F662]*[.F662]/500)-([.F662]*[.F662]/200)-3/250" office:value-type="float" office:value="4.98799548672" calcext:value-type="float">
            <text:p>4,98799548672</text:p>
          </table:table-cell>
          <table:table-cell table:formula="of:=-([.F662]*[.F662]*[.F662]/30)+([.F662]/20)+1/6" office:value-type="float" office:value="-11.7107232" calcext:value-type="float">
            <text:p>-11,71072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6" calcext:value-type="float">
            <text:p>646</text:p>
          </table:table-cell>
          <table:table-cell table:formula="of:=[.$B$18]+[.E663]*[.$D$18]" office:value-type="float" office:value="7.168" calcext:value-type="float">
            <text:p>7,168</text:p>
          </table:table-cell>
          <table:table-cell table:formula="of:=([.F663]*[.F663]*[.F663]*[.F663]/500)-([.F663]*[.F663]/200)-3/250" office:value-type="float" office:value="5.01095371658035" calcext:value-type="float">
            <text:p>5,01095371658035</text:p>
          </table:table-cell>
          <table:table-cell table:formula="of:=-([.F663]*[.F663]*[.F663]/30)+([.F663]/20)+1/6" office:value-type="float" office:value="-11.7513815210667" calcext:value-type="float">
            <text:p>-11,751381521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7" calcext:value-type="float">
            <text:p>647</text:p>
          </table:table-cell>
          <table:table-cell table:formula="of:=[.$B$18]+[.E664]*[.$D$18]" office:value-type="float" office:value="7.176" calcext:value-type="float">
            <text:p>7,176</text:p>
          </table:table-cell>
          <table:table-cell table:formula="of:=([.F664]*[.F664]*[.F664]*[.F664]/500)-([.F664]*[.F664]/200)-3/250" office:value-type="float" office:value="5.03399022648115" calcext:value-type="float">
            <text:p>5,03399022648115</text:p>
          </table:table-cell>
          <table:table-cell table:formula="of:=-([.F664]*[.F664]*[.F664]/30)+([.F664]/20)+1/6" office:value-type="float" office:value="-11.7921315925333" calcext:value-type="float">
            <text:p>-11,792131592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8" calcext:value-type="float">
            <text:p>648</text:p>
          </table:table-cell>
          <table:table-cell table:formula="of:=[.$B$18]+[.E665]*[.$D$18]" office:value-type="float" office:value="7.184" calcext:value-type="float">
            <text:p>7,184</text:p>
          </table:table-cell>
          <table:table-cell table:formula="of:=([.F665]*[.F665]*[.F665]*[.F665]/500)-([.F665]*[.F665]/200)-3/250" office:value-type="float" office:value="5.05710519268147" calcext:value-type="float">
            <text:p>5,05710519268147</text:p>
          </table:table-cell>
          <table:table-cell table:formula="of:=-([.F665]*[.F665]*[.F665]/30)+([.F665]/20)+1/6" office:value-type="float" office:value="-11.8329735168" calcext:value-type="float">
            <text:p>-11,83297351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9" calcext:value-type="float">
            <text:p>649</text:p>
          </table:table-cell>
          <table:table-cell table:formula="of:=[.$B$18]+[.E666]*[.$D$18]" office:value-type="float" office:value="7.192" calcext:value-type="float">
            <text:p>7,192</text:p>
          </table:table-cell>
          <table:table-cell table:formula="of:=([.F666]*[.F666]*[.F666]*[.F666]/500)-([.F666]*[.F666]/200)-3/250" office:value-type="float" office:value="5.08029879163699" calcext:value-type="float">
            <text:p>5,08029879163699</text:p>
          </table:table-cell>
          <table:table-cell table:formula="of:=-([.F666]*[.F666]*[.F666]/30)+([.F666]/20)+1/6" office:value-type="float" office:value="-11.8739073962667" calcext:value-type="float">
            <text:p>-11,873907396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table:formula="of:=[.$B$18]+[.E667]*[.$D$18]" office:value-type="float" office:value="7.2" calcext:value-type="float">
            <text:p>7,2</text:p>
          </table:table-cell>
          <table:table-cell table:formula="of:=([.F667]*[.F667]*[.F667]*[.F667]/500)-([.F667]*[.F667]/200)-3/250" office:value-type="float" office:value="5.1035712" calcext:value-type="float">
            <text:p>5,1035712</text:p>
          </table:table-cell>
          <table:table-cell table:formula="of:=-([.F667]*[.F667]*[.F667]/30)+([.F667]/20)+1/6" office:value-type="float" office:value="-11.9149333333333" calcext:value-type="float">
            <text:p>-11,9149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1" calcext:value-type="float">
            <text:p>651</text:p>
          </table:table-cell>
          <table:table-cell table:formula="of:=[.$B$18]+[.E668]*[.$D$18]" office:value-type="float" office:value="7.208" calcext:value-type="float">
            <text:p>7,208</text:p>
          </table:table-cell>
          <table:table-cell table:formula="of:=([.F668]*[.F668]*[.F668]*[.F668]/500)-([.F668]*[.F668]/200)-3/250" office:value-type="float" office:value="5.12692259461939" calcext:value-type="float">
            <text:p>5,12692259461939</text:p>
          </table:table-cell>
          <table:table-cell table:formula="of:=-([.F668]*[.F668]*[.F668]/30)+([.F668]/20)+1/6" office:value-type="float" office:value="-11.9560514304" calcext:value-type="float">
            <text:p>-11,95605143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2" calcext:value-type="float">
            <text:p>652</text:p>
          </table:table-cell>
          <table:table-cell table:formula="of:=[.$B$18]+[.E669]*[.$D$18]" office:value-type="float" office:value="7.216" calcext:value-type="float">
            <text:p>7,216</text:p>
          </table:table-cell>
          <table:table-cell table:formula="of:=([.F669]*[.F669]*[.F669]*[.F669]/500)-([.F669]*[.F669]/200)-3/250" office:value-type="float" office:value="5.15035315254067" calcext:value-type="float">
            <text:p>5,15035315254067</text:p>
          </table:table-cell>
          <table:table-cell table:formula="of:=-([.F669]*[.F669]*[.F669]/30)+([.F669]/20)+1/6" office:value-type="float" office:value="-11.9972617898667" calcext:value-type="float">
            <text:p>-11,997261789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3" calcext:value-type="float">
            <text:p>653</text:p>
          </table:table-cell>
          <table:table-cell table:formula="of:=[.$B$18]+[.E670]*[.$D$18]" office:value-type="float" office:value="7.224" calcext:value-type="float">
            <text:p>7,224</text:p>
          </table:table-cell>
          <table:table-cell table:formula="of:=([.F670]*[.F670]*[.F670]*[.F670]/500)-([.F670]*[.F670]/200)-3/250" office:value-type="float" office:value="5.17386305100595" calcext:value-type="float">
            <text:p>5,17386305100595</text:p>
          </table:table-cell>
          <table:table-cell table:formula="of:=-([.F670]*[.F670]*[.F670]/30)+([.F670]/20)+1/6" office:value-type="float" office:value="-12.0385645141333" calcext:value-type="float">
            <text:p>-12,038564514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 table:formula="of:=[.$B$18]+[.E671]*[.$D$18]" office:value-type="float" office:value="7.232" calcext:value-type="float">
            <text:p>7,232</text:p>
          </table:table-cell>
          <table:table-cell table:formula="of:=([.F671]*[.F671]*[.F671]*[.F671]/500)-([.F671]*[.F671]/200)-3/250" office:value-type="float" office:value="5.19745246745395" calcext:value-type="float">
            <text:p>5,19745246745395</text:p>
          </table:table-cell>
          <table:table-cell table:formula="of:=-([.F671]*[.F671]*[.F671]/30)+([.F671]/20)+1/6" office:value-type="float" office:value="-12.0799597056" calcext:value-type="float">
            <text:p>-12,07995970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5" calcext:value-type="float">
            <text:p>655</text:p>
          </table:table-cell>
          <table:table-cell table:formula="of:=[.$B$18]+[.E672]*[.$D$18]" office:value-type="float" office:value="7.24" calcext:value-type="float">
            <text:p>7,24</text:p>
          </table:table-cell>
          <table:table-cell table:formula="of:=([.F672]*[.F672]*[.F672]*[.F672]/500)-([.F672]*[.F672]/200)-3/250" office:value-type="float" office:value="5.22112157952" calcext:value-type="float">
            <text:p>5,22112157952</text:p>
          </table:table-cell>
          <table:table-cell table:formula="of:=-([.F672]*[.F672]*[.F672]/30)+([.F672]/20)+1/6" office:value-type="float" office:value="-12.1214474666667" calcext:value-type="float">
            <text:p>-12,1214474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table:formula="of:=[.$B$18]+[.E673]*[.$D$18]" office:value-type="float" office:value="7.248" calcext:value-type="float">
            <text:p>7,248</text:p>
          </table:table-cell>
          <table:table-cell table:formula="of:=([.F673]*[.F673]*[.F673]*[.F673]/500)-([.F673]*[.F673]/200)-3/250" office:value-type="float" office:value="5.24487056503603" calcext:value-type="float">
            <text:p>5,24487056503603</text:p>
          </table:table-cell>
          <table:table-cell table:formula="of:=-([.F673]*[.F673]*[.F673]/30)+([.F673]/20)+1/6" office:value-type="float" office:value="-12.1630278997333" calcext:value-type="float">
            <text:p>-12,163027899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7" calcext:value-type="float">
            <text:p>657</text:p>
          </table:table-cell>
          <table:table-cell table:formula="of:=[.$B$18]+[.E674]*[.$D$18]" office:value-type="float" office:value="7.256" calcext:value-type="float">
            <text:p>7,256</text:p>
          </table:table-cell>
          <table:table-cell table:formula="of:=([.F674]*[.F674]*[.F674]*[.F674]/500)-([.F674]*[.F674]/200)-3/250" office:value-type="float" office:value="5.26869960203059" calcext:value-type="float">
            <text:p>5,26869960203059</text:p>
          </table:table-cell>
          <table:table-cell table:formula="of:=-([.F674]*[.F674]*[.F674]/30)+([.F674]/20)+1/6" office:value-type="float" office:value="-12.2047011072" calcext:value-type="float">
            <text:p>-12,20470110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8" calcext:value-type="float">
            <text:p>658</text:p>
          </table:table-cell>
          <table:table-cell table:formula="of:=[.$B$18]+[.E675]*[.$D$18]" office:value-type="float" office:value="7.264" calcext:value-type="float">
            <text:p>7,264</text:p>
          </table:table-cell>
          <table:table-cell table:formula="of:=([.F675]*[.F675]*[.F675]*[.F675]/500)-([.F675]*[.F675]/200)-3/250" office:value-type="float" office:value="5.29260886872883" calcext:value-type="float">
            <text:p>5,29260886872883</text:p>
          </table:table-cell>
          <table:table-cell table:formula="of:=-([.F675]*[.F675]*[.F675]/30)+([.F675]/20)+1/6" office:value-type="float" office:value="-12.2464671914667" calcext:value-type="float">
            <text:p>-12,246467191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table:formula="of:=[.$B$18]+[.E676]*[.$D$18]" office:value-type="float" office:value="7.272" calcext:value-type="float">
            <text:p>7,272</text:p>
          </table:table-cell>
          <table:table-cell table:formula="of:=([.F676]*[.F676]*[.F676]*[.F676]/500)-([.F676]*[.F676]/200)-3/250" office:value-type="float" office:value="5.31659854355251" calcext:value-type="float">
            <text:p>5,31659854355251</text:p>
          </table:table-cell>
          <table:table-cell table:formula="of:=-([.F676]*[.F676]*[.F676]/30)+([.F676]/20)+1/6" office:value-type="float" office:value="-12.2883262549333" calcext:value-type="float">
            <text:p>-12,288326254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0" calcext:value-type="float">
            <text:p>660</text:p>
          </table:table-cell>
          <table:table-cell table:formula="of:=[.$B$18]+[.E677]*[.$D$18]" office:value-type="float" office:value="7.28" calcext:value-type="float">
            <text:p>7,28</text:p>
          </table:table-cell>
          <table:table-cell table:formula="of:=([.F677]*[.F677]*[.F677]*[.F677]/500)-([.F677]*[.F677]/200)-3/250" office:value-type="float" office:value="5.34066880512" calcext:value-type="float">
            <text:p>5,34066880512</text:p>
          </table:table-cell>
          <table:table-cell table:formula="of:=-([.F677]*[.F677]*[.F677]/30)+([.F677]/20)+1/6" office:value-type="float" office:value="-12.3302784" calcext:value-type="float">
            <text:p>-12,3302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1" calcext:value-type="float">
            <text:p>661</text:p>
          </table:table-cell>
          <table:table-cell table:formula="of:=[.$B$18]+[.E678]*[.$D$18]" office:value-type="float" office:value="7.288" calcext:value-type="float">
            <text:p>7,288</text:p>
          </table:table-cell>
          <table:table-cell table:formula="of:=([.F678]*[.F678]*[.F678]*[.F678]/500)-([.F678]*[.F678]/200)-3/250" office:value-type="float" office:value="5.36481983224627" calcext:value-type="float">
            <text:p>5,36481983224627</text:p>
          </table:table-cell>
          <table:table-cell table:formula="of:=-([.F678]*[.F678]*[.F678]/30)+([.F678]/20)+1/6" office:value-type="float" office:value="-12.3723237290667" calcext:value-type="float">
            <text:p>-12,372323729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2" calcext:value-type="float">
            <text:p>662</text:p>
          </table:table-cell>
          <table:table-cell table:formula="of:=[.$B$18]+[.E679]*[.$D$18]" office:value-type="float" office:value="7.296" calcext:value-type="float">
            <text:p>7,296</text:p>
          </table:table-cell>
          <table:table-cell table:formula="of:=([.F679]*[.F679]*[.F679]*[.F679]/500)-([.F679]*[.F679]/200)-3/250" office:value-type="float" office:value="5.38905180394291" calcext:value-type="float">
            <text:p>5,38905180394291</text:p>
          </table:table-cell>
          <table:table-cell table:formula="of:=-([.F679]*[.F679]*[.F679]/30)+([.F679]/20)+1/6" office:value-type="float" office:value="-12.4144623445333" calcext:value-type="float">
            <text:p>-12,414462344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table:formula="of:=[.$B$18]+[.E680]*[.$D$18]" office:value-type="float" office:value="7.304" calcext:value-type="float">
            <text:p>7,304</text:p>
          </table:table-cell>
          <table:table-cell table:formula="of:=([.F680]*[.F680]*[.F680]*[.F680]/500)-([.F680]*[.F680]/200)-3/250" office:value-type="float" office:value="5.41336489941811" calcext:value-type="float">
            <text:p>5,41336489941811</text:p>
          </table:table-cell>
          <table:table-cell table:formula="of:=-([.F680]*[.F680]*[.F680]/30)+([.F680]/20)+1/6" office:value-type="float" office:value="-12.4566943488" calcext:value-type="float">
            <text:p>-12,45669434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4" calcext:value-type="float">
            <text:p>664</text:p>
          </table:table-cell>
          <table:table-cell table:formula="of:=[.$B$18]+[.E681]*[.$D$18]" office:value-type="float" office:value="7.312" calcext:value-type="float">
            <text:p>7,312</text:p>
          </table:table-cell>
          <table:table-cell table:formula="of:=([.F681]*[.F681]*[.F681]*[.F681]/500)-([.F681]*[.F681]/200)-3/250" office:value-type="float" office:value="5.43775929807667" calcext:value-type="float">
            <text:p>5,43775929807667</text:p>
          </table:table-cell>
          <table:table-cell table:formula="of:=-([.F681]*[.F681]*[.F681]/30)+([.F681]/20)+1/6" office:value-type="float" office:value="-12.4990198442667" calcext:value-type="float">
            <text:p>-12,499019844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5" calcext:value-type="float">
            <text:p>665</text:p>
          </table:table-cell>
          <table:table-cell table:formula="of:=[.$B$18]+[.E682]*[.$D$18]" office:value-type="float" office:value="7.32" calcext:value-type="float">
            <text:p>7,32</text:p>
          </table:table-cell>
          <table:table-cell table:formula="of:=([.F682]*[.F682]*[.F682]*[.F682]/500)-([.F682]*[.F682]/200)-3/250" office:value-type="float" office:value="5.46223517952" calcext:value-type="float">
            <text:p>5,46223517952</text:p>
          </table:table-cell>
          <table:table-cell table:formula="of:=-([.F682]*[.F682]*[.F682]/30)+([.F682]/20)+1/6" office:value-type="float" office:value="-12.5414389333333" calcext:value-type="float">
            <text:p>-12,5414389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6" calcext:value-type="float">
            <text:p>666</text:p>
          </table:table-cell>
          <table:table-cell table:formula="of:=[.$B$18]+[.E683]*[.$D$18]" office:value-type="float" office:value="7.328" calcext:value-type="float">
            <text:p>7,328</text:p>
          </table:table-cell>
          <table:table-cell table:formula="of:=([.F683]*[.F683]*[.F683]*[.F683]/500)-([.F683]*[.F683]/200)-3/250" office:value-type="float" office:value="5.48679272354611" calcext:value-type="float">
            <text:p>5,48679272354611</text:p>
          </table:table-cell>
          <table:table-cell table:formula="of:=-([.F683]*[.F683]*[.F683]/30)+([.F683]/20)+1/6" office:value-type="float" office:value="-12.5839517184" calcext:value-type="float">
            <text:p>-12,58395171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7" calcext:value-type="float">
            <text:p>667</text:p>
          </table:table-cell>
          <table:table-cell table:formula="of:=[.$B$18]+[.E684]*[.$D$18]" office:value-type="float" office:value="7.336" calcext:value-type="float">
            <text:p>7,336</text:p>
          </table:table-cell>
          <table:table-cell table:formula="of:=([.F684]*[.F684]*[.F684]*[.F684]/500)-([.F684]*[.F684]/200)-3/250" office:value-type="float" office:value="5.51143211014963" calcext:value-type="float">
            <text:p>5,51143211014963</text:p>
          </table:table-cell>
          <table:table-cell table:formula="of:=-([.F684]*[.F684]*[.F684]/30)+([.F684]/20)+1/6" office:value-type="float" office:value="-12.6265583018667" calcext:value-type="float">
            <text:p>-12,626558301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8" calcext:value-type="float">
            <text:p>668</text:p>
          </table:table-cell>
          <table:table-cell table:formula="of:=[.$B$18]+[.E685]*[.$D$18]" office:value-type="float" office:value="7.344" calcext:value-type="float">
            <text:p>7,344</text:p>
          </table:table-cell>
          <table:table-cell table:formula="of:=([.F685]*[.F685]*[.F685]*[.F685]/500)-([.F685]*[.F685]/200)-3/250" office:value-type="float" office:value="5.53615351952179" calcext:value-type="float">
            <text:p>5,53615351952179</text:p>
          </table:table-cell>
          <table:table-cell table:formula="of:=-([.F685]*[.F685]*[.F685]/30)+([.F685]/20)+1/6" office:value-type="float" office:value="-12.6692587861333" calcext:value-type="float">
            <text:p>-12,669258786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9" calcext:value-type="float">
            <text:p>669</text:p>
          </table:table-cell>
          <table:table-cell table:formula="of:=[.$B$18]+[.E686]*[.$D$18]" office:value-type="float" office:value="7.352" calcext:value-type="float">
            <text:p>7,352</text:p>
          </table:table-cell>
          <table:table-cell table:formula="of:=([.F686]*[.F686]*[.F686]*[.F686]/500)-([.F686]*[.F686]/200)-3/250" office:value-type="float" office:value="5.56095713205043" calcext:value-type="float">
            <text:p>5,56095713205043</text:p>
          </table:table-cell>
          <table:table-cell table:formula="of:=-([.F686]*[.F686]*[.F686]/30)+([.F686]/20)+1/6" office:value-type="float" office:value="-12.7120532736" calcext:value-type="float">
            <text:p>-12,71205327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0" calcext:value-type="float">
            <text:p>670</text:p>
          </table:table-cell>
          <table:table-cell table:formula="of:=[.$B$18]+[.E687]*[.$D$18]" office:value-type="float" office:value="7.36" calcext:value-type="float">
            <text:p>7,36</text:p>
          </table:table-cell>
          <table:table-cell table:formula="of:=([.F687]*[.F687]*[.F687]*[.F687]/500)-([.F687]*[.F687]/200)-3/250" office:value-type="float" office:value="5.58584312832" calcext:value-type="float">
            <text:p>5,58584312832</text:p>
          </table:table-cell>
          <table:table-cell table:formula="of:=-([.F687]*[.F687]*[.F687]/30)+([.F687]/20)+1/6" office:value-type="float" office:value="-12.7549418666667" calcext:value-type="float">
            <text:p>-12,7549418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1" calcext:value-type="float">
            <text:p>671</text:p>
          </table:table-cell>
          <table:table-cell table:formula="of:=[.$B$18]+[.E688]*[.$D$18]" office:value-type="float" office:value="7.368" calcext:value-type="float">
            <text:p>7,368</text:p>
          </table:table-cell>
          <table:table-cell table:formula="of:=([.F688]*[.F688]*[.F688]*[.F688]/500)-([.F688]*[.F688]/200)-3/250" office:value-type="float" office:value="5.61081168911155" calcext:value-type="float">
            <text:p>5,61081168911155</text:p>
          </table:table-cell>
          <table:table-cell table:formula="of:=-([.F688]*[.F688]*[.F688]/30)+([.F688]/20)+1/6" office:value-type="float" office:value="-12.7979246677333" calcext:value-type="float">
            <text:p>-12,797924667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2" calcext:value-type="float">
            <text:p>672</text:p>
          </table:table-cell>
          <table:table-cell table:formula="of:=[.$B$18]+[.E689]*[.$D$18]" office:value-type="float" office:value="7.376" calcext:value-type="float">
            <text:p>7,376</text:p>
          </table:table-cell>
          <table:table-cell table:formula="of:=([.F689]*[.F689]*[.F689]*[.F689]/500)-([.F689]*[.F689]/200)-3/250" office:value-type="float" office:value="5.63586299540275" calcext:value-type="float">
            <text:p>5,63586299540275</text:p>
          </table:table-cell>
          <table:table-cell table:formula="of:=-([.F689]*[.F689]*[.F689]/30)+([.F689]/20)+1/6" office:value-type="float" office:value="-12.8410017792" calcext:value-type="float">
            <text:p>-12,84100177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3" calcext:value-type="float">
            <text:p>673</text:p>
          </table:table-cell>
          <table:table-cell table:formula="of:=[.$B$18]+[.E690]*[.$D$18]" office:value-type="float" office:value="7.384" calcext:value-type="float">
            <text:p>7,384</text:p>
          </table:table-cell>
          <table:table-cell table:formula="of:=([.F690]*[.F690]*[.F690]*[.F690]/500)-([.F690]*[.F690]/200)-3/250" office:value-type="float" office:value="5.66099722836787" calcext:value-type="float">
            <text:p>5,66099722836787</text:p>
          </table:table-cell>
          <table:table-cell table:formula="of:=-([.F690]*[.F690]*[.F690]/30)+([.F690]/20)+1/6" office:value-type="float" office:value="-12.8841733034667" calcext:value-type="float">
            <text:p>-12,884173303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4" calcext:value-type="float">
            <text:p>674</text:p>
          </table:table-cell>
          <table:table-cell table:formula="of:=[.$B$18]+[.E691]*[.$D$18]" office:value-type="float" office:value="7.392" calcext:value-type="float">
            <text:p>7,392</text:p>
          </table:table-cell>
          <table:table-cell table:formula="of:=([.F691]*[.F691]*[.F691]*[.F691]/500)-([.F691]*[.F691]/200)-3/250" office:value-type="float" office:value="5.68621456937779" calcext:value-type="float">
            <text:p>5,68621456937779</text:p>
          </table:table-cell>
          <table:table-cell table:formula="of:=-([.F691]*[.F691]*[.F691]/30)+([.F691]/20)+1/6" office:value-type="float" office:value="-12.9274393429333" calcext:value-type="float">
            <text:p>-12,927439342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5" calcext:value-type="float">
            <text:p>675</text:p>
          </table:table-cell>
          <table:table-cell table:formula="of:=[.$B$18]+[.E692]*[.$D$18]" office:value-type="float" office:value="7.4" calcext:value-type="float">
            <text:p>7,4</text:p>
          </table:table-cell>
          <table:table-cell table:formula="of:=([.F692]*[.F692]*[.F692]*[.F692]/500)-([.F692]*[.F692]/200)-3/250" office:value-type="float" office:value="5.7115152" calcext:value-type="float">
            <text:p>5,7115152</text:p>
          </table:table-cell>
          <table:table-cell table:formula="of:=-([.F692]*[.F692]*[.F692]/30)+([.F692]/20)+1/6" office:value-type="float" office:value="-12.9708" calcext:value-type="float">
            <text:p>-12,97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6" calcext:value-type="float">
            <text:p>676</text:p>
          </table:table-cell>
          <table:table-cell table:formula="of:=[.$B$18]+[.E693]*[.$D$18]" office:value-type="float" office:value="7.408" calcext:value-type="float">
            <text:p>7,408</text:p>
          </table:table-cell>
          <table:table-cell table:formula="of:=([.F693]*[.F693]*[.F693]*[.F693]/500)-([.F693]*[.F693]/200)-3/250" office:value-type="float" office:value="5.73689930199859" calcext:value-type="float">
            <text:p>5,73689930199859</text:p>
          </table:table-cell>
          <table:table-cell table:formula="of:=-([.F693]*[.F693]*[.F693]/30)+([.F693]/20)+1/6" office:value-type="float" office:value="-13.0142553770667" calcext:value-type="float">
            <text:p>-13,01425537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7" calcext:value-type="float">
            <text:p>677</text:p>
          </table:table-cell>
          <table:table-cell table:formula="of:=[.$B$18]+[.E694]*[.$D$18]" office:value-type="float" office:value="7.416" calcext:value-type="float">
            <text:p>7,416</text:p>
          </table:table-cell>
          <table:table-cell table:formula="of:=([.F694]*[.F694]*[.F694]*[.F694]/500)-([.F694]*[.F694]/200)-3/250" office:value-type="float" office:value="5.76236705733427" calcext:value-type="float">
            <text:p>5,76236705733427</text:p>
          </table:table-cell>
          <table:table-cell table:formula="of:=-([.F694]*[.F694]*[.F694]/30)+([.F694]/20)+1/6" office:value-type="float" office:value="-13.0578055765333" calcext:value-type="float">
            <text:p>-13,05780557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8" calcext:value-type="float">
            <text:p>678</text:p>
          </table:table-cell>
          <table:table-cell table:formula="of:=[.$B$18]+[.E695]*[.$D$18]" office:value-type="float" office:value="7.424" calcext:value-type="float">
            <text:p>7,424</text:p>
          </table:table-cell>
          <table:table-cell table:formula="of:=([.F695]*[.F695]*[.F695]*[.F695]/500)-([.F695]*[.F695]/200)-3/250" office:value-type="float" office:value="5.78791864816435" calcext:value-type="float">
            <text:p>5,78791864816435</text:p>
          </table:table-cell>
          <table:table-cell table:formula="of:=-([.F695]*[.F695]*[.F695]/30)+([.F695]/20)+1/6" office:value-type="float" office:value="-13.1014507008" calcext:value-type="float">
            <text:p>-13,10145070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9" calcext:value-type="float">
            <text:p>679</text:p>
          </table:table-cell>
          <table:table-cell table:formula="of:=[.$B$18]+[.E696]*[.$D$18]" office:value-type="float" office:value="7.432" calcext:value-type="float">
            <text:p>7,432</text:p>
          </table:table-cell>
          <table:table-cell table:formula="of:=([.F696]*[.F696]*[.F696]*[.F696]/500)-([.F696]*[.F696]/200)-3/250" office:value-type="float" office:value="5.81355425684275" calcext:value-type="float">
            <text:p>5,81355425684275</text:p>
          </table:table-cell>
          <table:table-cell table:formula="of:=-([.F696]*[.F696]*[.F696]/30)+([.F696]/20)+1/6" office:value-type="float" office:value="-13.1451908522667" calcext:value-type="float">
            <text:p>-13,14519085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0" calcext:value-type="float">
            <text:p>680</text:p>
          </table:table-cell>
          <table:table-cell table:formula="of:=[.$B$18]+[.E697]*[.$D$18]" office:value-type="float" office:value="7.44" calcext:value-type="float">
            <text:p>7,44</text:p>
          </table:table-cell>
          <table:table-cell table:formula="of:=([.F697]*[.F697]*[.F697]*[.F697]/500)-([.F697]*[.F697]/200)-3/250" office:value-type="float" office:value="5.83927406592" calcext:value-type="float">
            <text:p>5,83927406592</text:p>
          </table:table-cell>
          <table:table-cell table:formula="of:=-([.F697]*[.F697]*[.F697]/30)+([.F697]/20)+1/6" office:value-type="float" office:value="-13.1890261333333" calcext:value-type="float">
            <text:p>-13,189026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1" calcext:value-type="float">
            <text:p>681</text:p>
          </table:table-cell>
          <table:table-cell table:formula="of:=[.$B$18]+[.E698]*[.$D$18]" office:value-type="float" office:value="7.448" calcext:value-type="float">
            <text:p>7,448</text:p>
          </table:table-cell>
          <table:table-cell table:formula="of:=([.F698]*[.F698]*[.F698]*[.F698]/500)-([.F698]*[.F698]/200)-3/250" office:value-type="float" office:value="5.86507825814323" calcext:value-type="float">
            <text:p>5,86507825814323</text:p>
          </table:table-cell>
          <table:table-cell table:formula="of:=-([.F698]*[.F698]*[.F698]/30)+([.F698]/20)+1/6" office:value-type="float" office:value="-13.2329566464" calcext:value-type="float">
            <text:p>-13,23295664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2" calcext:value-type="float">
            <text:p>682</text:p>
          </table:table-cell>
          <table:table-cell table:formula="of:=[.$B$18]+[.E699]*[.$D$18]" office:value-type="float" office:value="7.456" calcext:value-type="float">
            <text:p>7,456</text:p>
          </table:table-cell>
          <table:table-cell table:formula="of:=([.F699]*[.F699]*[.F699]*[.F699]/500)-([.F699]*[.F699]/200)-3/250" office:value-type="float" office:value="5.89096701645619" calcext:value-type="float">
            <text:p>5,89096701645619</text:p>
          </table:table-cell>
          <table:table-cell table:formula="of:=-([.F699]*[.F699]*[.F699]/30)+([.F699]/20)+1/6" office:value-type="float" office:value="-13.2769824938667" calcext:value-type="float">
            <text:p>-13,27698249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3" calcext:value-type="float">
            <text:p>683</text:p>
          </table:table-cell>
          <table:table-cell table:formula="of:=[.$B$18]+[.E700]*[.$D$18]" office:value-type="float" office:value="7.464" calcext:value-type="float">
            <text:p>7,464</text:p>
          </table:table-cell>
          <table:table-cell table:formula="of:=([.F700]*[.F700]*[.F700]*[.F700]/500)-([.F700]*[.F700]/200)-3/250" office:value-type="float" office:value="5.91694052399923" calcext:value-type="float">
            <text:p>5,91694052399923</text:p>
          </table:table-cell>
          <table:table-cell table:formula="of:=-([.F700]*[.F700]*[.F700]/30)+([.F700]/20)+1/6" office:value-type="float" office:value="-13.3211037781333" calcext:value-type="float">
            <text:p>-13,32110377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4" calcext:value-type="float">
            <text:p>684</text:p>
          </table:table-cell>
          <table:table-cell table:formula="of:=[.$B$18]+[.E701]*[.$D$18]" office:value-type="float" office:value="7.472" calcext:value-type="float">
            <text:p>7,472</text:p>
          </table:table-cell>
          <table:table-cell table:formula="of:=([.F701]*[.F701]*[.F701]*[.F701]/500)-([.F701]*[.F701]/200)-3/250" office:value-type="float" office:value="5.94299896410931" calcext:value-type="float">
            <text:p>5,94299896410931</text:p>
          </table:table-cell>
          <table:table-cell table:formula="of:=-([.F701]*[.F701]*[.F701]/30)+([.F701]/20)+1/6" office:value-type="float" office:value="-13.3653206016" calcext:value-type="float">
            <text:p>-13,36532060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5" calcext:value-type="float">
            <text:p>685</text:p>
          </table:table-cell>
          <table:table-cell table:formula="of:=[.$B$18]+[.E702]*[.$D$18]" office:value-type="float" office:value="7.48" calcext:value-type="float">
            <text:p>7,48</text:p>
          </table:table-cell>
          <table:table-cell table:formula="of:=([.F702]*[.F702]*[.F702]*[.F702]/500)-([.F702]*[.F702]/200)-3/250" office:value-type="float" office:value="5.96914252032" calcext:value-type="float">
            <text:p>5,96914252032</text:p>
          </table:table-cell>
          <table:table-cell table:formula="of:=-([.F702]*[.F702]*[.F702]/30)+([.F702]/20)+1/6" office:value-type="float" office:value="-13.4096330666667" calcext:value-type="float">
            <text:p>-13,409633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6" calcext:value-type="float">
            <text:p>686</text:p>
          </table:table-cell>
          <table:table-cell table:formula="of:=[.$B$18]+[.E703]*[.$D$18]" office:value-type="float" office:value="7.488" calcext:value-type="float">
            <text:p>7,488</text:p>
          </table:table-cell>
          <table:table-cell table:formula="of:=([.F703]*[.F703]*[.F703]*[.F703]/500)-([.F703]*[.F703]/200)-3/250" office:value-type="float" office:value="5.99537137636147" calcext:value-type="float">
            <text:p>5,99537137636147</text:p>
          </table:table-cell>
          <table:table-cell table:formula="of:=-([.F703]*[.F703]*[.F703]/30)+([.F703]/20)+1/6" office:value-type="float" office:value="-13.4540412757333" calcext:value-type="float">
            <text:p>-13,45404127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7" calcext:value-type="float">
            <text:p>687</text:p>
          </table:table-cell>
          <table:table-cell table:formula="of:=[.$B$18]+[.E704]*[.$D$18]" office:value-type="float" office:value="7.496" calcext:value-type="float">
            <text:p>7,496</text:p>
          </table:table-cell>
          <table:table-cell table:formula="of:=([.F704]*[.F704]*[.F704]*[.F704]/500)-([.F704]*[.F704]/200)-3/250" office:value-type="float" office:value="6.02168571616051" calcext:value-type="float">
            <text:p>6,02168571616051</text:p>
          </table:table-cell>
          <table:table-cell table:formula="of:=-([.F704]*[.F704]*[.F704]/30)+([.F704]/20)+1/6" office:value-type="float" office:value="-13.4985453312" calcext:value-type="float">
            <text:p>-13,49854533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8" calcext:value-type="float">
            <text:p>688</text:p>
          </table:table-cell>
          <table:table-cell table:formula="of:=[.$B$18]+[.E705]*[.$D$18]" office:value-type="float" office:value="7.504" calcext:value-type="float">
            <text:p>7,504</text:p>
          </table:table-cell>
          <table:table-cell table:formula="of:=([.F705]*[.F705]*[.F705]*[.F705]/500)-([.F705]*[.F705]/200)-3/250" office:value-type="float" office:value="6.04808572384051" calcext:value-type="float">
            <text:p>6,04808572384051</text:p>
          </table:table-cell>
          <table:table-cell table:formula="of:=-([.F705]*[.F705]*[.F705]/30)+([.F705]/20)+1/6" office:value-type="float" office:value="-13.5431453354667" calcext:value-type="float">
            <text:p>-13,54314533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9" calcext:value-type="float">
            <text:p>689</text:p>
          </table:table-cell>
          <table:table-cell table:formula="of:=[.$B$18]+[.E706]*[.$D$18]" office:value-type="float" office:value="7.512" calcext:value-type="float">
            <text:p>7,512</text:p>
          </table:table-cell>
          <table:table-cell table:formula="of:=([.F706]*[.F706]*[.F706]*[.F706]/500)-([.F706]*[.F706]/200)-3/250" office:value-type="float" office:value="6.07457158372147" calcext:value-type="float">
            <text:p>6,07457158372147</text:p>
          </table:table-cell>
          <table:table-cell table:formula="of:=-([.F706]*[.F706]*[.F706]/30)+([.F706]/20)+1/6" office:value-type="float" office:value="-13.5878413909333" calcext:value-type="float">
            <text:p>-13,58784139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0" calcext:value-type="float">
            <text:p>690</text:p>
          </table:table-cell>
          <table:table-cell table:formula="of:=[.$B$18]+[.E707]*[.$D$18]" office:value-type="float" office:value="7.52" calcext:value-type="float">
            <text:p>7,52</text:p>
          </table:table-cell>
          <table:table-cell table:formula="of:=([.F707]*[.F707]*[.F707]*[.F707]/500)-([.F707]*[.F707]/200)-3/250" office:value-type="float" office:value="6.10114348032" calcext:value-type="float">
            <text:p>6,10114348032</text:p>
          </table:table-cell>
          <table:table-cell table:formula="of:=-([.F707]*[.F707]*[.F707]/30)+([.F707]/20)+1/6" office:value-type="float" office:value="-13.6326336" calcext:value-type="float">
            <text:p>-13,63263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1" calcext:value-type="float">
            <text:p>691</text:p>
          </table:table-cell>
          <table:table-cell table:formula="of:=[.$B$18]+[.E708]*[.$D$18]" office:value-type="float" office:value="7.528" calcext:value-type="float">
            <text:p>7,528</text:p>
          </table:table-cell>
          <table:table-cell table:formula="of:=([.F708]*[.F708]*[.F708]*[.F708]/500)-([.F708]*[.F708]/200)-3/250" office:value-type="float" office:value="6.12780159834931" calcext:value-type="float">
            <text:p>6,12780159834931</text:p>
          </table:table-cell>
          <table:table-cell table:formula="of:=-([.F708]*[.F708]*[.F708]/30)+([.F708]/20)+1/6" office:value-type="float" office:value="-13.6775220650667" calcext:value-type="float">
            <text:p>-13,67752206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2" calcext:value-type="float">
            <text:p>692</text:p>
          </table:table-cell>
          <table:table-cell table:formula="of:=[.$B$18]+[.E709]*[.$D$18]" office:value-type="float" office:value="7.536" calcext:value-type="float">
            <text:p>7,536</text:p>
          </table:table-cell>
          <table:table-cell table:formula="of:=([.F709]*[.F709]*[.F709]*[.F709]/500)-([.F709]*[.F709]/200)-3/250" office:value-type="float" office:value="6.15454612271923" calcext:value-type="float">
            <text:p>6,15454612271923</text:p>
          </table:table-cell>
          <table:table-cell table:formula="of:=-([.F709]*[.F709]*[.F709]/30)+([.F709]/20)+1/6" office:value-type="float" office:value="-13.7225068885333" calcext:value-type="float">
            <text:p>-13,72250688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3" calcext:value-type="float">
            <text:p>693</text:p>
          </table:table-cell>
          <table:table-cell table:formula="of:=[.$B$18]+[.E710]*[.$D$18]" office:value-type="float" office:value="7.544" calcext:value-type="float">
            <text:p>7,544</text:p>
          </table:table-cell>
          <table:table-cell table:formula="of:=([.F710]*[.F710]*[.F710]*[.F710]/500)-([.F710]*[.F710]/200)-3/250" office:value-type="float" office:value="6.18137723853619" calcext:value-type="float">
            <text:p>6,18137723853619</text:p>
          </table:table-cell>
          <table:table-cell table:formula="of:=-([.F710]*[.F710]*[.F710]/30)+([.F710]/20)+1/6" office:value-type="float" office:value="-13.7675881728" calcext:value-type="float">
            <text:p>-13,76758817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4" calcext:value-type="float">
            <text:p>694</text:p>
          </table:table-cell>
          <table:table-cell table:formula="of:=[.$B$18]+[.E711]*[.$D$18]" office:value-type="float" office:value="7.552" calcext:value-type="float">
            <text:p>7,552</text:p>
          </table:table-cell>
          <table:table-cell table:formula="of:=([.F711]*[.F711]*[.F711]*[.F711]/500)-([.F711]*[.F711]/200)-3/250" office:value-type="float" office:value="6.20829513110323" calcext:value-type="float">
            <text:p>6,20829513110323</text:p>
          </table:table-cell>
          <table:table-cell table:formula="of:=-([.F711]*[.F711]*[.F711]/30)+([.F711]/20)+1/6" office:value-type="float" office:value="-13.8127660202667" calcext:value-type="float">
            <text:p>-13,81276602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5" calcext:value-type="float">
            <text:p>695</text:p>
          </table:table-cell>
          <table:table-cell table:formula="of:=[.$B$18]+[.E712]*[.$D$18]" office:value-type="float" office:value="7.56" calcext:value-type="float">
            <text:p>7,56</text:p>
          </table:table-cell>
          <table:table-cell table:formula="of:=([.F712]*[.F712]*[.F712]*[.F712]/500)-([.F712]*[.F712]/200)-3/250" office:value-type="float" office:value="6.23529998592" calcext:value-type="float">
            <text:p>6,23529998592</text:p>
          </table:table-cell>
          <table:table-cell table:formula="of:=-([.F712]*[.F712]*[.F712]/30)+([.F712]/20)+1/6" office:value-type="float" office:value="-13.8580405333333" calcext:value-type="float">
            <text:p>-13,858040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6" calcext:value-type="float">
            <text:p>696</text:p>
          </table:table-cell>
          <table:table-cell table:formula="of:=[.$B$18]+[.E713]*[.$D$18]" office:value-type="float" office:value="7.568" calcext:value-type="float">
            <text:p>7,568</text:p>
          </table:table-cell>
          <table:table-cell table:formula="of:=([.F713]*[.F713]*[.F713]*[.F713]/500)-([.F713]*[.F713]/200)-3/250" office:value-type="float" office:value="6.26239198868275" calcext:value-type="float">
            <text:p>6,26239198868275</text:p>
          </table:table-cell>
          <table:table-cell table:formula="of:=-([.F713]*[.F713]*[.F713]/30)+([.F713]/20)+1/6" office:value-type="float" office:value="-13.9034118144" calcext:value-type="float">
            <text:p>-13,90341181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7" calcext:value-type="float">
            <text:p>697</text:p>
          </table:table-cell>
          <table:table-cell table:formula="of:=[.$B$18]+[.E714]*[.$D$18]" office:value-type="float" office:value="7.576" calcext:value-type="float">
            <text:p>7,576</text:p>
          </table:table-cell>
          <table:table-cell table:formula="of:=([.F714]*[.F714]*[.F714]*[.F714]/500)-([.F714]*[.F714]/200)-3/250" office:value-type="float" office:value="6.28957132528435" calcext:value-type="float">
            <text:p>6,28957132528435</text:p>
          </table:table-cell>
          <table:table-cell table:formula="of:=-([.F714]*[.F714]*[.F714]/30)+([.F714]/20)+1/6" office:value-type="float" office:value="-13.9488799658667" calcext:value-type="float">
            <text:p>-13,94887996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8" calcext:value-type="float">
            <text:p>698</text:p>
          </table:table-cell>
          <table:table-cell table:formula="of:=[.$B$18]+[.E715]*[.$D$18]" office:value-type="float" office:value="7.584" calcext:value-type="float">
            <text:p>7,584</text:p>
          </table:table-cell>
          <table:table-cell table:formula="of:=([.F715]*[.F715]*[.F715]*[.F715]/500)-([.F715]*[.F715]/200)-3/250" office:value-type="float" office:value="6.31683818181428" calcext:value-type="float">
            <text:p>6,31683818181428</text:p>
          </table:table-cell>
          <table:table-cell table:formula="of:=-([.F715]*[.F715]*[.F715]/30)+([.F715]/20)+1/6" office:value-type="float" office:value="-13.9944450901333" calcext:value-type="float">
            <text:p>-13,99444509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9" calcext:value-type="float">
            <text:p>699</text:p>
          </table:table-cell>
          <table:table-cell table:formula="of:=[.$B$18]+[.E716]*[.$D$18]" office:value-type="float" office:value="7.592" calcext:value-type="float">
            <text:p>7,592</text:p>
          </table:table-cell>
          <table:table-cell table:formula="of:=([.F716]*[.F716]*[.F716]*[.F716]/500)-([.F716]*[.F716]/200)-3/250" office:value-type="float" office:value="6.34419274455859" calcext:value-type="float">
            <text:p>6,34419274455859</text:p>
          </table:table-cell>
          <table:table-cell table:formula="of:=-([.F716]*[.F716]*[.F716]/30)+([.F716]/20)+1/6" office:value-type="float" office:value="-14.0401072896" calcext:value-type="float">
            <text:p>-14,04010728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[.$B$18]+[.E717]*[.$D$18]" office:value-type="float" office:value="7.6" calcext:value-type="float">
            <text:p>7,6</text:p>
          </table:table-cell>
          <table:table-cell table:formula="of:=([.F717]*[.F717]*[.F717]*[.F717]/500)-([.F717]*[.F717]/200)-3/250" office:value-type="float" office:value="6.3716352" calcext:value-type="float">
            <text:p>6,3716352</text:p>
          </table:table-cell>
          <table:table-cell table:formula="of:=-([.F717]*[.F717]*[.F717]/30)+([.F717]/20)+1/6" office:value-type="float" office:value="-14.0858666666667" calcext:value-type="float">
            <text:p>-14,0858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1" calcext:value-type="float">
            <text:p>701</text:p>
          </table:table-cell>
          <table:table-cell table:formula="of:=[.$B$18]+[.E718]*[.$D$18]" office:value-type="float" office:value="7.608" calcext:value-type="float">
            <text:p>7,608</text:p>
          </table:table-cell>
          <table:table-cell table:formula="of:=([.F718]*[.F718]*[.F718]*[.F718]/500)-([.F718]*[.F718]/200)-3/250" office:value-type="float" office:value="6.39916573481779" calcext:value-type="float">
            <text:p>6,39916573481779</text:p>
          </table:table-cell>
          <table:table-cell table:formula="of:=-([.F718]*[.F718]*[.F718]/30)+([.F718]/20)+1/6" office:value-type="float" office:value="-14.1317233237333" calcext:value-type="float">
            <text:p>-14,131723323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2" calcext:value-type="float">
            <text:p>702</text:p>
          </table:table-cell>
          <table:table-cell table:formula="of:=[.$B$18]+[.E719]*[.$D$18]" office:value-type="float" office:value="7.616" calcext:value-type="float">
            <text:p>7,616</text:p>
          </table:table-cell>
          <table:table-cell table:formula="of:=([.F719]*[.F719]*[.F719]*[.F719]/500)-([.F719]*[.F719]/200)-3/250" office:value-type="float" office:value="6.42678453588788" calcext:value-type="float">
            <text:p>6,42678453588788</text:p>
          </table:table-cell>
          <table:table-cell table:formula="of:=-([.F719]*[.F719]*[.F719]/30)+([.F719]/20)+1/6" office:value-type="float" office:value="-14.1776773632" calcext:value-type="float">
            <text:p>-14,17767736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3" calcext:value-type="float">
            <text:p>703</text:p>
          </table:table-cell>
          <table:table-cell table:formula="of:=[.$B$18]+[.E720]*[.$D$18]" office:value-type="float" office:value="7.624" calcext:value-type="float">
            <text:p>7,624</text:p>
          </table:table-cell>
          <table:table-cell table:formula="of:=([.F720]*[.F720]*[.F720]*[.F720]/500)-([.F720]*[.F720]/200)-3/250" office:value-type="float" office:value="6.45449179028276" calcext:value-type="float">
            <text:p>6,45449179028276</text:p>
          </table:table-cell>
          <table:table-cell table:formula="of:=-([.F720]*[.F720]*[.F720]/30)+([.F720]/20)+1/6" office:value-type="float" office:value="-14.2237288874667" calcext:value-type="float">
            <text:p>-14,223728887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4" calcext:value-type="float">
            <text:p>704</text:p>
          </table:table-cell>
          <table:table-cell table:formula="of:=[.$B$18]+[.E721]*[.$D$18]" office:value-type="float" office:value="7.632" calcext:value-type="float">
            <text:p>7,632</text:p>
          </table:table-cell>
          <table:table-cell table:formula="of:=([.F721]*[.F721]*[.F721]*[.F721]/500)-([.F721]*[.F721]/200)-3/250" office:value-type="float" office:value="6.48228768527155" calcext:value-type="float">
            <text:p>6,48228768527155</text:p>
          </table:table-cell>
          <table:table-cell table:formula="of:=-([.F721]*[.F721]*[.F721]/30)+([.F721]/20)+1/6" office:value-type="float" office:value="-14.2698779989333" calcext:value-type="float">
            <text:p>-14,269877998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5" calcext:value-type="float">
            <text:p>705</text:p>
          </table:table-cell>
          <table:table-cell table:formula="of:=[.$B$18]+[.E722]*[.$D$18]" office:value-type="float" office:value="7.64" calcext:value-type="float">
            <text:p>7,64</text:p>
          </table:table-cell>
          <table:table-cell table:formula="of:=([.F722]*[.F722]*[.F722]*[.F722]/500)-([.F722]*[.F722]/200)-3/250" office:value-type="float" office:value="6.51017240832" calcext:value-type="float">
            <text:p>6,51017240832</text:p>
          </table:table-cell>
          <table:table-cell table:formula="of:=-([.F722]*[.F722]*[.F722]/30)+([.F722]/20)+1/6" office:value-type="float" office:value="-14.3161248" calcext:value-type="float">
            <text:p>-14,31612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6" calcext:value-type="float">
            <text:p>706</text:p>
          </table:table-cell>
          <table:table-cell table:formula="of:=[.$B$18]+[.E723]*[.$D$18]" office:value-type="float" office:value="7.648" calcext:value-type="float">
            <text:p>7,648</text:p>
          </table:table-cell>
          <table:table-cell table:formula="of:=([.F723]*[.F723]*[.F723]*[.F723]/500)-([.F723]*[.F723]/200)-3/250" office:value-type="float" office:value="6.53814614709043" calcext:value-type="float">
            <text:p>6,53814614709043</text:p>
          </table:table-cell>
          <table:table-cell table:formula="of:=-([.F723]*[.F723]*[.F723]/30)+([.F723]/20)+1/6" office:value-type="float" office:value="-14.3624693930667" calcext:value-type="float">
            <text:p>-14,362469393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7" calcext:value-type="float">
            <text:p>707</text:p>
          </table:table-cell>
          <table:table-cell table:formula="of:=[.$B$18]+[.E724]*[.$D$18]" office:value-type="float" office:value="7.656" calcext:value-type="float">
            <text:p>7,656</text:p>
          </table:table-cell>
          <table:table-cell table:formula="of:=([.F724]*[.F724]*[.F724]*[.F724]/500)-([.F724]*[.F724]/200)-3/250" office:value-type="float" office:value="6.56620908944179" calcext:value-type="float">
            <text:p>6,56620908944179</text:p>
          </table:table-cell>
          <table:table-cell table:formula="of:=-([.F724]*[.F724]*[.F724]/30)+([.F724]/20)+1/6" office:value-type="float" office:value="-14.4089118805333" calcext:value-type="float">
            <text:p>-14,408911880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formula="of:=[.$B$18]+[.E725]*[.$D$18]" office:value-type="float" office:value="7.664" calcext:value-type="float">
            <text:p>7,664</text:p>
          </table:table-cell>
          <table:table-cell table:formula="of:=([.F725]*[.F725]*[.F725]*[.F725]/500)-([.F725]*[.F725]/200)-3/250" office:value-type="float" office:value="6.59436142342963" calcext:value-type="float">
            <text:p>6,59436142342963</text:p>
          </table:table-cell>
          <table:table-cell table:formula="of:=-([.F725]*[.F725]*[.F725]/30)+([.F725]/20)+1/6" office:value-type="float" office:value="-14.4554523648" calcext:value-type="float">
            <text:p>-14,45545236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9" calcext:value-type="float">
            <text:p>709</text:p>
          </table:table-cell>
          <table:table-cell table:formula="of:=[.$B$18]+[.E726]*[.$D$18]" office:value-type="float" office:value="7.672" calcext:value-type="float">
            <text:p>7,672</text:p>
          </table:table-cell>
          <table:table-cell table:formula="of:=([.F726]*[.F726]*[.F726]*[.F726]/500)-([.F726]*[.F726]/200)-3/250" office:value-type="float" office:value="6.62260333730611" calcext:value-type="float">
            <text:p>6,62260333730611</text:p>
          </table:table-cell>
          <table:table-cell table:formula="of:=-([.F726]*[.F726]*[.F726]/30)+([.F726]/20)+1/6" office:value-type="float" office:value="-14.5020909482667" calcext:value-type="float">
            <text:p>-14,502090948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0" calcext:value-type="float">
            <text:p>710</text:p>
          </table:table-cell>
          <table:table-cell table:formula="of:=[.$B$18]+[.E727]*[.$D$18]" office:value-type="float" office:value="7.68" calcext:value-type="float">
            <text:p>7,68</text:p>
          </table:table-cell>
          <table:table-cell table:formula="of:=([.F727]*[.F727]*[.F727]*[.F727]/500)-([.F727]*[.F727]/200)-3/250" office:value-type="float" office:value="6.65093501952" calcext:value-type="float">
            <text:p>6,65093501952</text:p>
          </table:table-cell>
          <table:table-cell table:formula="of:=-([.F727]*[.F727]*[.F727]/30)+([.F727]/20)+1/6" office:value-type="float" office:value="-14.5488277333333" calcext:value-type="float">
            <text:p>-14,5488277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table:formula="of:=[.$B$18]+[.E728]*[.$D$18]" office:value-type="float" office:value="7.688" calcext:value-type="float">
            <text:p>7,688</text:p>
          </table:table-cell>
          <table:table-cell table:formula="of:=([.F728]*[.F728]*[.F728]*[.F728]/500)-([.F728]*[.F728]/200)-3/250" office:value-type="float" office:value="6.67935665871667" calcext:value-type="float">
            <text:p>6,67935665871667</text:p>
          </table:table-cell>
          <table:table-cell table:formula="of:=-([.F728]*[.F728]*[.F728]/30)+([.F728]/20)+1/6" office:value-type="float" office:value="-14.5956628224" calcext:value-type="float">
            <text:p>-14,59566282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2" calcext:value-type="float">
            <text:p>712</text:p>
          </table:table-cell>
          <table:table-cell table:formula="of:=[.$B$18]+[.E729]*[.$D$18]" office:value-type="float" office:value="7.696" calcext:value-type="float">
            <text:p>7,696</text:p>
          </table:table-cell>
          <table:table-cell table:formula="of:=([.F729]*[.F729]*[.F729]*[.F729]/500)-([.F729]*[.F729]/200)-3/250" office:value-type="float" office:value="6.70786844373811" calcext:value-type="float">
            <text:p>6,70786844373811</text:p>
          </table:table-cell>
          <table:table-cell table:formula="of:=-([.F729]*[.F729]*[.F729]/30)+([.F729]/20)+1/6" office:value-type="float" office:value="-14.6425963178667" calcext:value-type="float">
            <text:p>-14,642596317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3" calcext:value-type="float">
            <text:p>713</text:p>
          </table:table-cell>
          <table:table-cell table:formula="of:=[.$B$18]+[.E730]*[.$D$18]" office:value-type="float" office:value="7.704" calcext:value-type="float">
            <text:p>7,704</text:p>
          </table:table-cell>
          <table:table-cell table:formula="of:=([.F730]*[.F730]*[.F730]*[.F730]/500)-([.F730]*[.F730]/200)-3/250" office:value-type="float" office:value="6.73647056362291" calcext:value-type="float">
            <text:p>6,73647056362291</text:p>
          </table:table-cell>
          <table:table-cell table:formula="of:=-([.F730]*[.F730]*[.F730]/30)+([.F730]/20)+1/6" office:value-type="float" office:value="-14.6896283221333" calcext:value-type="float">
            <text:p>-14,689628322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4" calcext:value-type="float">
            <text:p>714</text:p>
          </table:table-cell>
          <table:table-cell table:formula="of:=[.$B$18]+[.E731]*[.$D$18]" office:value-type="float" office:value="7.712" calcext:value-type="float">
            <text:p>7,712</text:p>
          </table:table-cell>
          <table:table-cell table:formula="of:=([.F731]*[.F731]*[.F731]*[.F731]/500)-([.F731]*[.F731]/200)-3/250" office:value-type="float" office:value="6.76516320760627" calcext:value-type="float">
            <text:p>6,76516320760627</text:p>
          </table:table-cell>
          <table:table-cell table:formula="of:=-([.F731]*[.F731]*[.F731]/30)+([.F731]/20)+1/6" office:value-type="float" office:value="-14.7367589376" calcext:value-type="float">
            <text:p>-14,73675893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5" calcext:value-type="float">
            <text:p>715</text:p>
          </table:table-cell>
          <table:table-cell table:formula="of:=[.$B$18]+[.E732]*[.$D$18]" office:value-type="float" office:value="7.72" calcext:value-type="float">
            <text:p>7,72</text:p>
          </table:table-cell>
          <table:table-cell table:formula="of:=([.F732]*[.F732]*[.F732]*[.F732]/500)-([.F732]*[.F732]/200)-3/250" office:value-type="float" office:value="6.79394656512" calcext:value-type="float">
            <text:p>6,79394656512</text:p>
          </table:table-cell>
          <table:table-cell table:formula="of:=-([.F732]*[.F732]*[.F732]/30)+([.F732]/20)+1/6" office:value-type="float" office:value="-14.7839882666667" calcext:value-type="float">
            <text:p>-14,7839882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table:formula="of:=[.$B$18]+[.E733]*[.$D$18]" office:value-type="float" office:value="7.728" calcext:value-type="float">
            <text:p>7,728</text:p>
          </table:table-cell>
          <table:table-cell table:formula="of:=([.F733]*[.F733]*[.F733]*[.F733]/500)-([.F733]*[.F733]/200)-3/250" office:value-type="float" office:value="6.82282082579251" calcext:value-type="float">
            <text:p>6,82282082579251</text:p>
          </table:table-cell>
          <table:table-cell table:formula="of:=-([.F733]*[.F733]*[.F733]/30)+([.F733]/20)+1/6" office:value-type="float" office:value="-14.8313164117333" calcext:value-type="float">
            <text:p>-14,831316411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7" calcext:value-type="float">
            <text:p>717</text:p>
          </table:table-cell>
          <table:table-cell table:formula="of:=[.$B$18]+[.E734]*[.$D$18]" office:value-type="float" office:value="7.736" calcext:value-type="float">
            <text:p>7,736</text:p>
          </table:table-cell>
          <table:table-cell table:formula="of:=([.F734]*[.F734]*[.F734]*[.F734]/500)-([.F734]*[.F734]/200)-3/250" office:value-type="float" office:value="6.85178617944883" calcext:value-type="float">
            <text:p>6,85178617944883</text:p>
          </table:table-cell>
          <table:table-cell table:formula="of:=-([.F734]*[.F734]*[.F734]/30)+([.F734]/20)+1/6" office:value-type="float" office:value="-14.8787434752" calcext:value-type="float">
            <text:p>-14,8787434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8" calcext:value-type="float">
            <text:p>718</text:p>
          </table:table-cell>
          <table:table-cell table:formula="of:=[.$B$18]+[.E735]*[.$D$18]" office:value-type="float" office:value="7.744" calcext:value-type="float">
            <text:p>7,744</text:p>
          </table:table-cell>
          <table:table-cell table:formula="of:=([.F735]*[.F735]*[.F735]*[.F735]/500)-([.F735]*[.F735]/200)-3/250" office:value-type="float" office:value="6.88084281611059" calcext:value-type="float">
            <text:p>6,88084281611059</text:p>
          </table:table-cell>
          <table:table-cell table:formula="of:=-([.F735]*[.F735]*[.F735]/30)+([.F735]/20)+1/6" office:value-type="float" office:value="-14.9262695594667" calcext:value-type="float">
            <text:p>-14,926269559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9" calcext:value-type="float">
            <text:p>719</text:p>
          </table:table-cell>
          <table:table-cell table:formula="of:=[.$B$18]+[.E736]*[.$D$18]" office:value-type="float" office:value="7.752" calcext:value-type="float">
            <text:p>7,752</text:p>
          </table:table-cell>
          <table:table-cell table:formula="of:=([.F736]*[.F736]*[.F736]*[.F736]/500)-([.F736]*[.F736]/200)-3/250" office:value-type="float" office:value="6.90999092599603" calcext:value-type="float">
            <text:p>6,90999092599603</text:p>
          </table:table-cell>
          <table:table-cell table:formula="of:=-([.F736]*[.F736]*[.F736]/30)+([.F736]/20)+1/6" office:value-type="float" office:value="-14.9738947669333" calcext:value-type="float">
            <text:p>-14,973894766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0" calcext:value-type="float">
            <text:p>720</text:p>
          </table:table-cell>
          <table:table-cell table:formula="of:=[.$B$18]+[.E737]*[.$D$18]" office:value-type="float" office:value="7.76" calcext:value-type="float">
            <text:p>7,76</text:p>
          </table:table-cell>
          <table:table-cell table:formula="of:=([.F737]*[.F737]*[.F737]*[.F737]/500)-([.F737]*[.F737]/200)-3/250" office:value-type="float" office:value="6.93923069952" calcext:value-type="float">
            <text:p>6,93923069952</text:p>
          </table:table-cell>
          <table:table-cell table:formula="of:=-([.F737]*[.F737]*[.F737]/30)+([.F737]/20)+1/6" office:value-type="float" office:value="-15.0216192" calcext:value-type="float">
            <text:p>-15,02161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formula="of:=[.$B$18]+[.E738]*[.$D$18]" office:value-type="float" office:value="7.768" calcext:value-type="float">
            <text:p>7,768</text:p>
          </table:table-cell>
          <table:table-cell table:formula="of:=([.F738]*[.F738]*[.F738]*[.F738]/500)-([.F738]*[.F738]/200)-3/250" office:value-type="float" office:value="6.96856232729395" calcext:value-type="float">
            <text:p>6,96856232729395</text:p>
          </table:table-cell>
          <table:table-cell table:formula="of:=-([.F738]*[.F738]*[.F738]/30)+([.F738]/20)+1/6" office:value-type="float" office:value="-15.0694429610667" calcext:value-type="float">
            <text:p>-15,069442961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2" calcext:value-type="float">
            <text:p>722</text:p>
          </table:table-cell>
          <table:table-cell table:formula="of:=[.$B$18]+[.E739]*[.$D$18]" office:value-type="float" office:value="7.776" calcext:value-type="float">
            <text:p>7,776</text:p>
          </table:table-cell>
          <table:table-cell table:formula="of:=([.F739]*[.F739]*[.F739]*[.F739]/500)-([.F739]*[.F739]/200)-3/250" office:value-type="float" office:value="6.99798600012595" calcext:value-type="float">
            <text:p>6,99798600012595</text:p>
          </table:table-cell>
          <table:table-cell table:formula="of:=-([.F739]*[.F739]*[.F739]/30)+([.F739]/20)+1/6" office:value-type="float" office:value="-15.1173661525333" calcext:value-type="float">
            <text:p>-15,117366152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table:formula="of:=[.$B$18]+[.E740]*[.$D$18]" office:value-type="float" office:value="7.784" calcext:value-type="float">
            <text:p>7,784</text:p>
          </table:table-cell>
          <table:table-cell table:formula="of:=([.F740]*[.F740]*[.F740]*[.F740]/500)-([.F740]*[.F740]/200)-3/250" office:value-type="float" office:value="7.02750190902067" calcext:value-type="float">
            <text:p>7,02750190902067</text:p>
          </table:table-cell>
          <table:table-cell table:formula="of:=-([.F740]*[.F740]*[.F740]/30)+([.F740]/20)+1/6" office:value-type="float" office:value="-15.1653888768" calcext:value-type="float">
            <text:p>-15,16538887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4" calcext:value-type="float">
            <text:p>724</text:p>
          </table:table-cell>
          <table:table-cell table:formula="of:=[.$B$18]+[.E741]*[.$D$18]" office:value-type="float" office:value="7.792" calcext:value-type="float">
            <text:p>7,792</text:p>
          </table:table-cell>
          <table:table-cell table:formula="of:=([.F741]*[.F741]*[.F741]*[.F741]/500)-([.F741]*[.F741]/200)-3/250" office:value-type="float" office:value="7.05711024517939" calcext:value-type="float">
            <text:p>7,05711024517939</text:p>
          </table:table-cell>
          <table:table-cell table:formula="of:=-([.F741]*[.F741]*[.F741]/30)+([.F741]/20)+1/6" office:value-type="float" office:value="-15.2135112362667" calcext:value-type="float">
            <text:p>-15,213511236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5" calcext:value-type="float">
            <text:p>725</text:p>
          </table:table-cell>
          <table:table-cell table:formula="of:=[.$B$18]+[.E742]*[.$D$18]" office:value-type="float" office:value="7.8" calcext:value-type="float">
            <text:p>7,8</text:p>
          </table:table-cell>
          <table:table-cell table:formula="of:=([.F742]*[.F742]*[.F742]*[.F742]/500)-([.F742]*[.F742]/200)-3/250" office:value-type="float" office:value="7.0868112" calcext:value-type="float">
            <text:p>7,0868112</text:p>
          </table:table-cell>
          <table:table-cell table:formula="of:=-([.F742]*[.F742]*[.F742]/30)+([.F742]/20)+1/6" office:value-type="float" office:value="-15.2617333333333" calcext:value-type="float">
            <text:p>-15,2617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6" calcext:value-type="float">
            <text:p>726</text:p>
          </table:table-cell>
          <table:table-cell table:formula="of:=[.$B$18]+[.E743]*[.$D$18]" office:value-type="float" office:value="7.808" calcext:value-type="float">
            <text:p>7,808</text:p>
          </table:table-cell>
          <table:table-cell table:formula="of:=([.F743]*[.F743]*[.F743]*[.F743]/500)-([.F743]*[.F743]/200)-3/250" office:value-type="float" office:value="7.11660496507699" calcext:value-type="float">
            <text:p>7,11660496507699</text:p>
          </table:table-cell>
          <table:table-cell table:formula="of:=-([.F743]*[.F743]*[.F743]/30)+([.F743]/20)+1/6" office:value-type="float" office:value="-15.3100552704" calcext:value-type="float">
            <text:p>-15,3100552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7" calcext:value-type="float">
            <text:p>727</text:p>
          </table:table-cell>
          <table:table-cell table:formula="of:=[.$B$18]+[.E744]*[.$D$18]" office:value-type="float" office:value="7.816" calcext:value-type="float">
            <text:p>7,816</text:p>
          </table:table-cell>
          <table:table-cell table:formula="of:=([.F744]*[.F744]*[.F744]*[.F744]/500)-([.F744]*[.F744]/200)-3/250" office:value-type="float" office:value="7.14649173220147" calcext:value-type="float">
            <text:p>7,14649173220147</text:p>
          </table:table-cell>
          <table:table-cell table:formula="of:=-([.F744]*[.F744]*[.F744]/30)+([.F744]/20)+1/6" office:value-type="float" office:value="-15.3584771498667" calcext:value-type="float">
            <text:p>-15,358477149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8" calcext:value-type="float">
            <text:p>728</text:p>
          </table:table-cell>
          <table:table-cell table:formula="of:=[.$B$18]+[.E745]*[.$D$18]" office:value-type="float" office:value="7.824" calcext:value-type="float">
            <text:p>7,824</text:p>
          </table:table-cell>
          <table:table-cell table:formula="of:=([.F745]*[.F745]*[.F745]*[.F745]/500)-([.F745]*[.F745]/200)-3/250" office:value-type="float" office:value="7.17647169336115" calcext:value-type="float">
            <text:p>7,17647169336115</text:p>
          </table:table-cell>
          <table:table-cell table:formula="of:=-([.F745]*[.F745]*[.F745]/30)+([.F745]/20)+1/6" office:value-type="float" office:value="-15.4069990741333" calcext:value-type="float">
            <text:p>-15,406999074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9" calcext:value-type="float">
            <text:p>729</text:p>
          </table:table-cell>
          <table:table-cell table:formula="of:=[.$B$18]+[.E746]*[.$D$18]" office:value-type="float" office:value="7.832" calcext:value-type="float">
            <text:p>7,832</text:p>
          </table:table-cell>
          <table:table-cell table:formula="of:=([.F746]*[.F746]*[.F746]*[.F746]/500)-([.F746]*[.F746]/200)-3/250" office:value-type="float" office:value="7.20654504074035" calcext:value-type="float">
            <text:p>7,20654504074035</text:p>
          </table:table-cell>
          <table:table-cell table:formula="of:=-([.F746]*[.F746]*[.F746]/30)+([.F746]/20)+1/6" office:value-type="float" office:value="-15.4556211456" calcext:value-type="float">
            <text:p>-15,45562114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0" calcext:value-type="float">
            <text:p>730</text:p>
          </table:table-cell>
          <table:table-cell table:formula="of:=[.$B$18]+[.E747]*[.$D$18]" office:value-type="float" office:value="7.84" calcext:value-type="float">
            <text:p>7,84</text:p>
          </table:table-cell>
          <table:table-cell table:formula="of:=([.F747]*[.F747]*[.F747]*[.F747]/500)-([.F747]*[.F747]/200)-3/250" office:value-type="float" office:value="7.23671196672" calcext:value-type="float">
            <text:p>7,23671196672</text:p>
          </table:table-cell>
          <table:table-cell table:formula="of:=-([.F747]*[.F747]*[.F747]/30)+([.F747]/20)+1/6" office:value-type="float" office:value="-15.5043434666667" calcext:value-type="float">
            <text:p>-15,5043434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1" calcext:value-type="float">
            <text:p>731</text:p>
          </table:table-cell>
          <table:table-cell table:formula="of:=[.$B$18]+[.E748]*[.$D$18]" office:value-type="float" office:value="7.848" calcext:value-type="float">
            <text:p>7,848</text:p>
          </table:table-cell>
          <table:table-cell table:formula="of:=([.F748]*[.F748]*[.F748]*[.F748]/500)-([.F748]*[.F748]/200)-3/250" office:value-type="float" office:value="7.26697266387763" calcext:value-type="float">
            <text:p>7,26697266387763</text:p>
          </table:table-cell>
          <table:table-cell table:formula="of:=-([.F748]*[.F748]*[.F748]/30)+([.F748]/20)+1/6" office:value-type="float" office:value="-15.5531661397333" calcext:value-type="float">
            <text:p>-15,553166139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2" calcext:value-type="float">
            <text:p>732</text:p>
          </table:table-cell>
          <table:table-cell table:formula="of:=[.$B$18]+[.E749]*[.$D$18]" office:value-type="float" office:value="7.856" calcext:value-type="float">
            <text:p>7,856</text:p>
          </table:table-cell>
          <table:table-cell table:formula="of:=([.F749]*[.F749]*[.F749]*[.F749]/500)-([.F749]*[.F749]/200)-3/250" office:value-type="float" office:value="7.29732732498739" calcext:value-type="float">
            <text:p>7,29732732498739</text:p>
          </table:table-cell>
          <table:table-cell table:formula="of:=-([.F749]*[.F749]*[.F749]/30)+([.F749]/20)+1/6" office:value-type="float" office:value="-15.6020892672" calcext:value-type="float">
            <text:p>-15,60208926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3" calcext:value-type="float">
            <text:p>733</text:p>
          </table:table-cell>
          <table:table-cell table:formula="of:=[.$B$18]+[.E750]*[.$D$18]" office:value-type="float" office:value="7.864" calcext:value-type="float">
            <text:p>7,864</text:p>
          </table:table-cell>
          <table:table-cell table:formula="of:=([.F750]*[.F750]*[.F750]*[.F750]/500)-([.F750]*[.F750]/200)-3/250" office:value-type="float" office:value="7.32777614302003" calcext:value-type="float">
            <text:p>7,32777614302003</text:p>
          </table:table-cell>
          <table:table-cell table:formula="of:=-([.F750]*[.F750]*[.F750]/30)+([.F750]/20)+1/6" office:value-type="float" office:value="-15.6511129514667" calcext:value-type="float">
            <text:p>-15,651112951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4" calcext:value-type="float">
            <text:p>734</text:p>
          </table:table-cell>
          <table:table-cell table:formula="of:=[.$B$18]+[.E751]*[.$D$18]" office:value-type="float" office:value="7.872" calcext:value-type="float">
            <text:p>7,872</text:p>
          </table:table-cell>
          <table:table-cell table:formula="of:=([.F751]*[.F751]*[.F751]*[.F751]/500)-([.F751]*[.F751]/200)-3/250" office:value-type="float" office:value="7.35831931114291" calcext:value-type="float">
            <text:p>7,35831931114291</text:p>
          </table:table-cell>
          <table:table-cell table:formula="of:=-([.F751]*[.F751]*[.F751]/30)+([.F751]/20)+1/6" office:value-type="float" office:value="-15.7002372949333" calcext:value-type="float">
            <text:p>-15,700237294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formula="of:=[.$B$18]+[.E752]*[.$D$18]" office:value-type="float" office:value="7.88" calcext:value-type="float">
            <text:p>7,88</text:p>
          </table:table-cell>
          <table:table-cell table:formula="of:=([.F752]*[.F752]*[.F752]*[.F752]/500)-([.F752]*[.F752]/200)-3/250" office:value-type="float" office:value="7.38895702272" calcext:value-type="float">
            <text:p>7,38895702272</text:p>
          </table:table-cell>
          <table:table-cell table:formula="of:=-([.F752]*[.F752]*[.F752]/30)+([.F752]/20)+1/6" office:value-type="float" office:value="-15.7494624" calcext:value-type="float">
            <text:p>-15,74946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6" calcext:value-type="float">
            <text:p>736</text:p>
          </table:table-cell>
          <table:table-cell table:formula="of:=[.$B$18]+[.E753]*[.$D$18]" office:value-type="float" office:value="7.888" calcext:value-type="float">
            <text:p>7,888</text:p>
          </table:table-cell>
          <table:table-cell table:formula="of:=([.F753]*[.F753]*[.F753]*[.F753]/500)-([.F753]*[.F753]/200)-3/250" office:value-type="float" office:value="7.41968947131187" calcext:value-type="float">
            <text:p>7,41968947131187</text:p>
          </table:table-cell>
          <table:table-cell table:formula="of:=-([.F753]*[.F753]*[.F753]/30)+([.F753]/20)+1/6" office:value-type="float" office:value="-15.7987883690667" calcext:value-type="float">
            <text:p>-15,798788369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7" calcext:value-type="float">
            <text:p>737</text:p>
          </table:table-cell>
          <table:table-cell table:formula="of:=[.$B$18]+[.E754]*[.$D$18]" office:value-type="float" office:value="7.896" calcext:value-type="float">
            <text:p>7,896</text:p>
          </table:table-cell>
          <table:table-cell table:formula="of:=([.F754]*[.F754]*[.F754]*[.F754]/500)-([.F754]*[.F754]/200)-3/250" office:value-type="float" office:value="7.45051685067571" calcext:value-type="float">
            <text:p>7,45051685067571</text:p>
          </table:table-cell>
          <table:table-cell table:formula="of:=-([.F754]*[.F754]*[.F754]/30)+([.F754]/20)+1/6" office:value-type="float" office:value="-15.8482153045333" calcext:value-type="float">
            <text:p>-15,848215304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8" calcext:value-type="float">
            <text:p>738</text:p>
          </table:table-cell>
          <table:table-cell table:formula="of:=[.$B$18]+[.E755]*[.$D$18]" office:value-type="float" office:value="7.904" calcext:value-type="float">
            <text:p>7,904</text:p>
          </table:table-cell>
          <table:table-cell table:formula="of:=([.F755]*[.F755]*[.F755]*[.F755]/500)-([.F755]*[.F755]/200)-3/250" office:value-type="float" office:value="7.48143935476531" calcext:value-type="float">
            <text:p>7,48143935476531</text:p>
          </table:table-cell>
          <table:table-cell table:formula="of:=-([.F755]*[.F755]*[.F755]/30)+([.F755]/20)+1/6" office:value-type="float" office:value="-15.8977433088" calcext:value-type="float">
            <text:p>-15,89774330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9" calcext:value-type="float">
            <text:p>739</text:p>
          </table:table-cell>
          <table:table-cell table:formula="of:=[.$B$18]+[.E756]*[.$D$18]" office:value-type="float" office:value="7.912" calcext:value-type="float">
            <text:p>7,912</text:p>
          </table:table-cell>
          <table:table-cell table:formula="of:=([.F756]*[.F756]*[.F756]*[.F756]/500)-([.F756]*[.F756]/200)-3/250" office:value-type="float" office:value="7.51245717773107" calcext:value-type="float">
            <text:p>7,51245717773107</text:p>
          </table:table-cell>
          <table:table-cell table:formula="of:=-([.F756]*[.F756]*[.F756]/30)+([.F756]/20)+1/6" office:value-type="float" office:value="-15.9473724842667" calcext:value-type="float">
            <text:p>-15,947372484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0" calcext:value-type="float">
            <text:p>740</text:p>
          </table:table-cell>
          <table:table-cell table:formula="of:=[.$B$18]+[.E757]*[.$D$18]" office:value-type="float" office:value="7.92" calcext:value-type="float">
            <text:p>7,92</text:p>
          </table:table-cell>
          <table:table-cell table:formula="of:=([.F757]*[.F757]*[.F757]*[.F757]/500)-([.F757]*[.F757]/200)-3/250" office:value-type="float" office:value="7.54357051392" calcext:value-type="float">
            <text:p>7,54357051392</text:p>
          </table:table-cell>
          <table:table-cell table:formula="of:=-([.F757]*[.F757]*[.F757]/30)+([.F757]/20)+1/6" office:value-type="float" office:value="-15.9971029333333" calcext:value-type="float">
            <text:p>-15,9971029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1" calcext:value-type="float">
            <text:p>741</text:p>
          </table:table-cell>
          <table:table-cell table:formula="of:=[.$B$18]+[.E758]*[.$D$18]" office:value-type="float" office:value="7.928" calcext:value-type="float">
            <text:p>7,928</text:p>
          </table:table-cell>
          <table:table-cell table:formula="of:=([.F758]*[.F758]*[.F758]*[.F758]/500)-([.F758]*[.F758]/200)-3/250" office:value-type="float" office:value="7.57477955787571" calcext:value-type="float">
            <text:p>7,57477955787571</text:p>
          </table:table-cell>
          <table:table-cell table:formula="of:=-([.F758]*[.F758]*[.F758]/30)+([.F758]/20)+1/6" office:value-type="float" office:value="-16.0469347584" calcext:value-type="float">
            <text:p>-16,04693475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formula="of:=[.$B$18]+[.E759]*[.$D$18]" office:value-type="float" office:value="7.936" calcext:value-type="float">
            <text:p>7,936</text:p>
          </table:table-cell>
          <table:table-cell table:formula="of:=([.F759]*[.F759]*[.F759]*[.F759]/500)-([.F759]*[.F759]/200)-3/250" office:value-type="float" office:value="7.60608450433843" calcext:value-type="float">
            <text:p>7,60608450433843</text:p>
          </table:table-cell>
          <table:table-cell table:formula="of:=-([.F759]*[.F759]*[.F759]/30)+([.F759]/20)+1/6" office:value-type="float" office:value="-16.0968680618667" calcext:value-type="float">
            <text:p>-16,096868061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3" calcext:value-type="float">
            <text:p>743</text:p>
          </table:table-cell>
          <table:table-cell table:formula="of:=[.$B$18]+[.E760]*[.$D$18]" office:value-type="float" office:value="7.944" calcext:value-type="float">
            <text:p>7,944</text:p>
          </table:table-cell>
          <table:table-cell table:formula="of:=([.F760]*[.F760]*[.F760]*[.F760]/500)-([.F760]*[.F760]/200)-3/250" office:value-type="float" office:value="7.63748554824499" calcext:value-type="float">
            <text:p>7,63748554824499</text:p>
          </table:table-cell>
          <table:table-cell table:formula="of:=-([.F760]*[.F760]*[.F760]/30)+([.F760]/20)+1/6" office:value-type="float" office:value="-16.1469029461333" calcext:value-type="float">
            <text:p>-16,146902946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4" calcext:value-type="float">
            <text:p>744</text:p>
          </table:table-cell>
          <table:table-cell table:formula="of:=[.$B$18]+[.E761]*[.$D$18]" office:value-type="float" office:value="7.952" calcext:value-type="float">
            <text:p>7,952</text:p>
          </table:table-cell>
          <table:table-cell table:formula="of:=([.F761]*[.F761]*[.F761]*[.F761]/500)-([.F761]*[.F761]/200)-3/250" office:value-type="float" office:value="7.66898288472883" calcext:value-type="float">
            <text:p>7,66898288472883</text:p>
          </table:table-cell>
          <table:table-cell table:formula="of:=-([.F761]*[.F761]*[.F761]/30)+([.F761]/20)+1/6" office:value-type="float" office:value="-16.1970395136" calcext:value-type="float">
            <text:p>-16,19703951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5" calcext:value-type="float">
            <text:p>745</text:p>
          </table:table-cell>
          <table:table-cell table:formula="of:=[.$B$18]+[.E762]*[.$D$18]" office:value-type="float" office:value="7.96" calcext:value-type="float">
            <text:p>7,96</text:p>
          </table:table-cell>
          <table:table-cell table:formula="of:=([.F762]*[.F762]*[.F762]*[.F762]/500)-([.F762]*[.F762]/200)-3/250" office:value-type="float" office:value="7.70057670912" calcext:value-type="float">
            <text:p>7,70057670912</text:p>
          </table:table-cell>
          <table:table-cell table:formula="of:=-([.F762]*[.F762]*[.F762]/30)+([.F762]/20)+1/6" office:value-type="float" office:value="-16.2472778666667" calcext:value-type="float">
            <text:p>-16,2472778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6" calcext:value-type="float">
            <text:p>746</text:p>
          </table:table-cell>
          <table:table-cell table:formula="of:=[.$B$18]+[.E763]*[.$D$18]" office:value-type="float" office:value="7.968" calcext:value-type="float">
            <text:p>7,968</text:p>
          </table:table-cell>
          <table:table-cell table:formula="of:=([.F763]*[.F763]*[.F763]*[.F763]/500)-([.F763]*[.F763]/200)-3/250" office:value-type="float" office:value="7.73226721694515" calcext:value-type="float">
            <text:p>7,73226721694515</text:p>
          </table:table-cell>
          <table:table-cell table:formula="of:=-([.F763]*[.F763]*[.F763]/30)+([.F763]/20)+1/6" office:value-type="float" office:value="-16.2976181077333" calcext:value-type="float">
            <text:p>-16,297618107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7" calcext:value-type="float">
            <text:p>747</text:p>
          </table:table-cell>
          <table:table-cell table:formula="of:=[.$B$18]+[.E764]*[.$D$18]" office:value-type="float" office:value="7.976" calcext:value-type="float">
            <text:p>7,976</text:p>
          </table:table-cell>
          <table:table-cell table:formula="of:=([.F764]*[.F764]*[.F764]*[.F764]/500)-([.F764]*[.F764]/200)-3/250" office:value-type="float" office:value="7.76405460392755" calcext:value-type="float">
            <text:p>7,76405460392755</text:p>
          </table:table-cell>
          <table:table-cell table:formula="of:=-([.F764]*[.F764]*[.F764]/30)+([.F764]/20)+1/6" office:value-type="float" office:value="-16.3480603392" calcext:value-type="float">
            <text:p>-16,34806033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8" calcext:value-type="float">
            <text:p>748</text:p>
          </table:table-cell>
          <table:table-cell table:formula="of:=[.$B$18]+[.E765]*[.$D$18]" office:value-type="float" office:value="7.984" calcext:value-type="float">
            <text:p>7,984</text:p>
          </table:table-cell>
          <table:table-cell table:formula="of:=([.F765]*[.F765]*[.F765]*[.F765]/500)-([.F765]*[.F765]/200)-3/250" office:value-type="float" office:value="7.79593906598707" calcext:value-type="float">
            <text:p>7,79593906598707</text:p>
          </table:table-cell>
          <table:table-cell table:formula="of:=-([.F765]*[.F765]*[.F765]/30)+([.F765]/20)+1/6" office:value-type="float" office:value="-16.3986046634667" calcext:value-type="float">
            <text:p>-16,398604663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9" calcext:value-type="float">
            <text:p>749</text:p>
          </table:table-cell>
          <table:table-cell table:formula="of:=[.$B$18]+[.E766]*[.$D$18]" office:value-type="float" office:value="7.992" calcext:value-type="float">
            <text:p>7,992</text:p>
          </table:table-cell>
          <table:table-cell table:formula="of:=([.F766]*[.F766]*[.F766]*[.F766]/500)-([.F766]*[.F766]/200)-3/250" office:value-type="float" office:value="7.82792079924019" calcext:value-type="float">
            <text:p>7,82792079924019</text:p>
          </table:table-cell>
          <table:table-cell table:formula="of:=-([.F766]*[.F766]*[.F766]/30)+([.F766]/20)+1/6" office:value-type="float" office:value="-16.4492511829333" calcext:value-type="float">
            <text:p>-16,449251182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table:formula="of:=[.$B$18]+[.E767]*[.$D$18]" office:value-type="float" office:value="8" calcext:value-type="float">
            <text:p>8</text:p>
          </table:table-cell>
          <table:table-cell table:formula="of:=([.F767]*[.F767]*[.F767]*[.F767]/500)-([.F767]*[.F767]/200)-3/250" office:value-type="float" office:value="7.86" calcext:value-type="float">
            <text:p>7,86</text:p>
          </table:table-cell>
          <table:table-cell table:formula="of:=-([.F767]*[.F767]*[.F767]/30)+([.F767]/20)+1/6" office:value-type="float" office:value="-16.5" calcext:value-type="float">
            <text:p>-16,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1" calcext:value-type="float">
            <text:p>751</text:p>
          </table:table-cell>
          <table:table-cell table:formula="of:=[.$B$18]+[.E768]*[.$D$18]" office:value-type="float" office:value="8.008" calcext:value-type="float">
            <text:p>8,008</text:p>
          </table:table-cell>
          <table:table-cell table:formula="of:=([.F768]*[.F768]*[.F768]*[.F768]/500)-([.F768]*[.F768]/200)-3/250" office:value-type="float" office:value="7.89217686477619" calcext:value-type="float">
            <text:p>7,89217686477619</text:p>
          </table:table-cell>
          <table:table-cell table:formula="of:=-([.F768]*[.F768]*[.F768]/30)+([.F768]/20)+1/6" office:value-type="float" office:value="-16.5508512170667" calcext:value-type="float">
            <text:p>-16,55085121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2" calcext:value-type="float">
            <text:p>752</text:p>
          </table:table-cell>
          <table:table-cell table:formula="of:=[.$B$18]+[.E769]*[.$D$18]" office:value-type="float" office:value="8.016" calcext:value-type="float">
            <text:p>8,016</text:p>
          </table:table-cell>
          <table:table-cell table:formula="of:=([.F769]*[.F769]*[.F769]*[.F769]/500)-([.F769]*[.F769]/200)-3/250" office:value-type="float" office:value="7.92445159027507" calcext:value-type="float">
            <text:p>7,92445159027507</text:p>
          </table:table-cell>
          <table:table-cell table:formula="of:=-([.F769]*[.F769]*[.F769]/30)+([.F769]/20)+1/6" office:value-type="float" office:value="-16.6018049365333" calcext:value-type="float">
            <text:p>-16,60180493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3" calcext:value-type="float">
            <text:p>753</text:p>
          </table:table-cell>
          <table:table-cell table:formula="of:=[.$B$18]+[.E770]*[.$D$18]" office:value-type="float" office:value="8.024" calcext:value-type="float">
            <text:p>8,024</text:p>
          </table:table-cell>
          <table:table-cell table:formula="of:=([.F770]*[.F770]*[.F770]*[.F770]/500)-([.F770]*[.F770]/200)-3/250" office:value-type="float" office:value="7.95682437339956" calcext:value-type="float">
            <text:p>7,95682437339956</text:p>
          </table:table-cell>
          <table:table-cell table:formula="of:=-([.F770]*[.F770]*[.F770]/30)+([.F770]/20)+1/6" office:value-type="float" office:value="-16.6528612608" calcext:value-type="float">
            <text:p>-16,65286126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4" calcext:value-type="float">
            <text:p>754</text:p>
          </table:table-cell>
          <table:table-cell table:formula="of:=[.$B$18]+[.E771]*[.$D$18]" office:value-type="float" office:value="8.032" calcext:value-type="float">
            <text:p>8,032</text:p>
          </table:table-cell>
          <table:table-cell table:formula="of:=([.F771]*[.F771]*[.F771]*[.F771]/500)-([.F771]*[.F771]/200)-3/250" office:value-type="float" office:value="7.98929541124915" calcext:value-type="float">
            <text:p>7,98929541124915</text:p>
          </table:table-cell>
          <table:table-cell table:formula="of:=-([.F771]*[.F771]*[.F771]/30)+([.F771]/20)+1/6" office:value-type="float" office:value="-16.7040202922667" calcext:value-type="float">
            <text:p>-16,70402029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5" calcext:value-type="float">
            <text:p>755</text:p>
          </table:table-cell>
          <table:table-cell table:formula="of:=[.$B$18]+[.E772]*[.$D$18]" office:value-type="float" office:value="8.04" calcext:value-type="float">
            <text:p>8,04</text:p>
          </table:table-cell>
          <table:table-cell table:formula="of:=([.F772]*[.F772]*[.F772]*[.F772]/500)-([.F772]*[.F772]/200)-3/250" office:value-type="float" office:value="8.02186490112" calcext:value-type="float">
            <text:p>8,02186490112</text:p>
          </table:table-cell>
          <table:table-cell table:formula="of:=-([.F772]*[.F772]*[.F772]/30)+([.F772]/20)+1/6" office:value-type="float" office:value="-16.7552821333333" calcext:value-type="float">
            <text:p>-16,755282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6" calcext:value-type="float">
            <text:p>756</text:p>
          </table:table-cell>
          <table:table-cell table:formula="of:=[.$B$18]+[.E773]*[.$D$18]" office:value-type="float" office:value="8.048" calcext:value-type="float">
            <text:p>8,048</text:p>
          </table:table-cell>
          <table:table-cell table:formula="of:=([.F773]*[.F773]*[.F773]*[.F773]/500)-([.F773]*[.F773]/200)-3/250" office:value-type="float" office:value="8.05453304050483" calcext:value-type="float">
            <text:p>8,05453304050483</text:p>
          </table:table-cell>
          <table:table-cell table:formula="of:=-([.F773]*[.F773]*[.F773]/30)+([.F773]/20)+1/6" office:value-type="float" office:value="-16.8066468864" calcext:value-type="float">
            <text:p>-16,80664688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7" calcext:value-type="float">
            <text:p>757</text:p>
          </table:table-cell>
          <table:table-cell table:formula="of:=[.$B$18]+[.E774]*[.$D$18]" office:value-type="float" office:value="8.056" calcext:value-type="float">
            <text:p>8,056</text:p>
          </table:table-cell>
          <table:table-cell table:formula="of:=([.F774]*[.F774]*[.F774]*[.F774]/500)-([.F774]*[.F774]/200)-3/250" office:value-type="float" office:value="8.087300027093" calcext:value-type="float">
            <text:p>8,087300027093</text:p>
          </table:table-cell>
          <table:table-cell table:formula="of:=-([.F774]*[.F774]*[.F774]/30)+([.F774]/20)+1/6" office:value-type="float" office:value="-16.8581146538667" calcext:value-type="float">
            <text:p>-16,85811465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8" calcext:value-type="float">
            <text:p>758</text:p>
          </table:table-cell>
          <table:table-cell table:formula="of:=[.$B$18]+[.E775]*[.$D$18]" office:value-type="float" office:value="8.064" calcext:value-type="float">
            <text:p>8,064</text:p>
          </table:table-cell>
          <table:table-cell table:formula="of:=([.F775]*[.F775]*[.F775]*[.F775]/500)-([.F775]*[.F775]/200)-3/250" office:value-type="float" office:value="8.12016605877043" calcext:value-type="float">
            <text:p>8,12016605877043</text:p>
          </table:table-cell>
          <table:table-cell table:formula="of:=-([.F775]*[.F775]*[.F775]/30)+([.F775]/20)+1/6" office:value-type="float" office:value="-16.9096855381333" calcext:value-type="float">
            <text:p>-16,90968553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9" calcext:value-type="float">
            <text:p>759</text:p>
          </table:table-cell>
          <table:table-cell table:formula="of:=[.$B$18]+[.E776]*[.$D$18]" office:value-type="float" office:value="8.072" calcext:value-type="float">
            <text:p>8,072</text:p>
          </table:table-cell>
          <table:table-cell table:formula="of:=([.F776]*[.F776]*[.F776]*[.F776]/500)-([.F776]*[.F776]/200)-3/250" office:value-type="float" office:value="8.15313133361971" calcext:value-type="float">
            <text:p>8,15313133361971</text:p>
          </table:table-cell>
          <table:table-cell table:formula="of:=-([.F776]*[.F776]*[.F776]/30)+([.F776]/20)+1/6" office:value-type="float" office:value="-16.9613596416" calcext:value-type="float">
            <text:p>-16,96135964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0" calcext:value-type="float">
            <text:p>760</text:p>
          </table:table-cell>
          <table:table-cell table:formula="of:=[.$B$18]+[.E777]*[.$D$18]" office:value-type="float" office:value="8.08" calcext:value-type="float">
            <text:p>8,08</text:p>
          </table:table-cell>
          <table:table-cell table:formula="of:=([.F777]*[.F777]*[.F777]*[.F777]/500)-([.F777]*[.F777]/200)-3/250" office:value-type="float" office:value="8.18619604992" calcext:value-type="float">
            <text:p>8,18619604992</text:p>
          </table:table-cell>
          <table:table-cell table:formula="of:=-([.F777]*[.F777]*[.F777]/30)+([.F777]/20)+1/6" office:value-type="float" office:value="-17.0131370666667" calcext:value-type="float">
            <text:p>-17,013137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1" calcext:value-type="float">
            <text:p>761</text:p>
          </table:table-cell>
          <table:table-cell table:formula="of:=[.$B$18]+[.E778]*[.$D$18]" office:value-type="float" office:value="8.088" calcext:value-type="float">
            <text:p>8,088</text:p>
          </table:table-cell>
          <table:table-cell table:formula="of:=([.F778]*[.F778]*[.F778]*[.F778]/500)-([.F778]*[.F778]/200)-3/250" office:value-type="float" office:value="8.21936040614708" calcext:value-type="float">
            <text:p>8,21936040614708</text:p>
          </table:table-cell>
          <table:table-cell table:formula="of:=-([.F778]*[.F778]*[.F778]/30)+([.F778]/20)+1/6" office:value-type="float" office:value="-17.0650179157333" calcext:value-type="float">
            <text:p>-17,06501791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2" calcext:value-type="float">
            <text:p>762</text:p>
          </table:table-cell>
          <table:table-cell table:formula="of:=[.$B$18]+[.E779]*[.$D$18]" office:value-type="float" office:value="8.096" calcext:value-type="float">
            <text:p>8,096</text:p>
          </table:table-cell>
          <table:table-cell table:formula="of:=([.F779]*[.F779]*[.F779]*[.F779]/500)-([.F779]*[.F779]/200)-3/250" office:value-type="float" office:value="8.25262460097331" calcext:value-type="float">
            <text:p>8,25262460097331</text:p>
          </table:table-cell>
          <table:table-cell table:formula="of:=-([.F779]*[.F779]*[.F779]/30)+([.F779]/20)+1/6" office:value-type="float" office:value="-17.1170022912" calcext:value-type="float">
            <text:p>-17,11700229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3" calcext:value-type="float">
            <text:p>763</text:p>
          </table:table-cell>
          <table:table-cell table:formula="of:=[.$B$18]+[.E780]*[.$D$18]" office:value-type="float" office:value="8.104" calcext:value-type="float">
            <text:p>8,104</text:p>
          </table:table-cell>
          <table:table-cell table:formula="of:=([.F780]*[.F780]*[.F780]*[.F780]/500)-([.F780]*[.F780]/200)-3/250" office:value-type="float" office:value="8.28598883326771" calcext:value-type="float">
            <text:p>8,28598883326771</text:p>
          </table:table-cell>
          <table:table-cell table:formula="of:=-([.F780]*[.F780]*[.F780]/30)+([.F780]/20)+1/6" office:value-type="float" office:value="-17.1690902954667" calcext:value-type="float">
            <text:p>-17,16909029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table:formula="of:=[.$B$18]+[.E781]*[.$D$18]" office:value-type="float" office:value="8.112" calcext:value-type="float">
            <text:p>8,112</text:p>
          </table:table-cell>
          <table:table-cell table:formula="of:=([.F781]*[.F781]*[.F781]*[.F781]/500)-([.F781]*[.F781]/200)-3/250" office:value-type="float" office:value="8.31945330209588" calcext:value-type="float">
            <text:p>8,31945330209588</text:p>
          </table:table-cell>
          <table:table-cell table:formula="of:=-([.F781]*[.F781]*[.F781]/30)+([.F781]/20)+1/6" office:value-type="float" office:value="-17.2212820309333" calcext:value-type="float">
            <text:p>-17,22128203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table:formula="of:=[.$B$18]+[.E782]*[.$D$18]" office:value-type="float" office:value="8.12" calcext:value-type="float">
            <text:p>8,12</text:p>
          </table:table-cell>
          <table:table-cell table:formula="of:=([.F782]*[.F782]*[.F782]*[.F782]/500)-([.F782]*[.F782]/200)-3/250" office:value-type="float" office:value="8.35301820672" calcext:value-type="float">
            <text:p>8,35301820672</text:p>
          </table:table-cell>
          <table:table-cell table:formula="of:=-([.F782]*[.F782]*[.F782]/30)+([.F782]/20)+1/6" office:value-type="float" office:value="-17.2735776" calcext:value-type="float">
            <text:p>-17,27357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6" calcext:value-type="float">
            <text:p>766</text:p>
          </table:table-cell>
          <table:table-cell table:formula="of:=[.$B$18]+[.E783]*[.$D$18]" office:value-type="float" office:value="8.128" calcext:value-type="float">
            <text:p>8,128</text:p>
          </table:table-cell>
          <table:table-cell table:formula="of:=([.F783]*[.F783]*[.F783]*[.F783]/500)-([.F783]*[.F783]/200)-3/250" office:value-type="float" office:value="8.38668374659891" calcext:value-type="float">
            <text:p>8,38668374659891</text:p>
          </table:table-cell>
          <table:table-cell table:formula="of:=-([.F783]*[.F783]*[.F783]/30)+([.F783]/20)+1/6" office:value-type="float" office:value="-17.3259771050667" calcext:value-type="float">
            <text:p>-17,32597710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7" calcext:value-type="float">
            <text:p>767</text:p>
          </table:table-cell>
          <table:table-cell table:formula="of:=[.$B$18]+[.E784]*[.$D$18]" office:value-type="float" office:value="8.136" calcext:value-type="float">
            <text:p>8,136</text:p>
          </table:table-cell>
          <table:table-cell table:formula="of:=([.F784]*[.F784]*[.F784]*[.F784]/500)-([.F784]*[.F784]/200)-3/250" office:value-type="float" office:value="8.42045012138803" calcext:value-type="float">
            <text:p>8,42045012138803</text:p>
          </table:table-cell>
          <table:table-cell table:formula="of:=-([.F784]*[.F784]*[.F784]/30)+([.F784]/20)+1/6" office:value-type="float" office:value="-17.3784806485333" calcext:value-type="float">
            <text:p>-17,37848064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8" calcext:value-type="float">
            <text:p>768</text:p>
          </table:table-cell>
          <table:table-cell table:formula="of:=[.$B$18]+[.E785]*[.$D$18]" office:value-type="float" office:value="8.144" calcext:value-type="float">
            <text:p>8,144</text:p>
          </table:table-cell>
          <table:table-cell table:formula="of:=([.F785]*[.F785]*[.F785]*[.F785]/500)-([.F785]*[.F785]/200)-3/250" office:value-type="float" office:value="8.45431753093939" calcext:value-type="float">
            <text:p>8,45431753093939</text:p>
          </table:table-cell>
          <table:table-cell table:formula="of:=-([.F785]*[.F785]*[.F785]/30)+([.F785]/20)+1/6" office:value-type="float" office:value="-17.4310883328" calcext:value-type="float">
            <text:p>-17,43108833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9" calcext:value-type="float">
            <text:p>769</text:p>
          </table:table-cell>
          <table:table-cell table:formula="of:=[.$B$18]+[.E786]*[.$D$18]" office:value-type="float" office:value="8.152" calcext:value-type="float">
            <text:p>8,152</text:p>
          </table:table-cell>
          <table:table-cell table:formula="of:=([.F786]*[.F786]*[.F786]*[.F786]/500)-([.F786]*[.F786]/200)-3/250" office:value-type="float" office:value="8.48828617530164" calcext:value-type="float">
            <text:p>8,48828617530164</text:p>
          </table:table-cell>
          <table:table-cell table:formula="of:=-([.F786]*[.F786]*[.F786]/30)+([.F786]/20)+1/6" office:value-type="float" office:value="-17.4838002602667" calcext:value-type="float">
            <text:p>-17,48380026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0" calcext:value-type="float">
            <text:p>770</text:p>
          </table:table-cell>
          <table:table-cell table:formula="of:=[.$B$18]+[.E787]*[.$D$18]" office:value-type="float" office:value="8.16" calcext:value-type="float">
            <text:p>8,16</text:p>
          </table:table-cell>
          <table:table-cell table:formula="of:=([.F787]*[.F787]*[.F787]*[.F787]/500)-([.F787]*[.F787]/200)-3/250" office:value-type="float" office:value="8.52235625472" calcext:value-type="float">
            <text:p>8,52235625472</text:p>
          </table:table-cell>
          <table:table-cell table:formula="of:=-([.F787]*[.F787]*[.F787]/30)+([.F787]/20)+1/6" office:value-type="float" office:value="-17.5366165333333" calcext:value-type="float">
            <text:p>-17,536616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1" calcext:value-type="float">
            <text:p>771</text:p>
          </table:table-cell>
          <table:table-cell table:formula="of:=[.$B$18]+[.E788]*[.$D$18]" office:value-type="float" office:value="8.168" calcext:value-type="float">
            <text:p>8,168</text:p>
          </table:table-cell>
          <table:table-cell table:formula="of:=([.F788]*[.F788]*[.F788]*[.F788]/500)-([.F788]*[.F788]/200)-3/250" office:value-type="float" office:value="8.55652796963635" calcext:value-type="float">
            <text:p>8,55652796963635</text:p>
          </table:table-cell>
          <table:table-cell table:formula="of:=-([.F788]*[.F788]*[.F788]/30)+([.F788]/20)+1/6" office:value-type="float" office:value="-17.5895372544" calcext:value-type="float">
            <text:p>-17,58953725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 table:formula="of:=[.$B$18]+[.E789]*[.$D$18]" office:value-type="float" office:value="8.176" calcext:value-type="float">
            <text:p>8,176</text:p>
          </table:table-cell>
          <table:table-cell table:formula="of:=([.F789]*[.F789]*[.F789]*[.F789]/500)-([.F789]*[.F789]/200)-3/250" office:value-type="float" office:value="8.59080152068915" calcext:value-type="float">
            <text:p>8,59080152068915</text:p>
          </table:table-cell>
          <table:table-cell table:formula="of:=-([.F789]*[.F789]*[.F789]/30)+([.F789]/20)+1/6" office:value-type="float" office:value="-17.6425625258667" calcext:value-type="float">
            <text:p>-17,64256252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3" calcext:value-type="float">
            <text:p>773</text:p>
          </table:table-cell>
          <table:table-cell table:formula="of:=[.$B$18]+[.E790]*[.$D$18]" office:value-type="float" office:value="8.184" calcext:value-type="float">
            <text:p>8,184</text:p>
          </table:table-cell>
          <table:table-cell table:formula="of:=([.F790]*[.F790]*[.F790]*[.F790]/500)-([.F790]*[.F790]/200)-3/250" office:value-type="float" office:value="8.62517710871347" calcext:value-type="float">
            <text:p>8,62517710871347</text:p>
          </table:table-cell>
          <table:table-cell table:formula="of:=-([.F790]*[.F790]*[.F790]/30)+([.F790]/20)+1/6" office:value-type="float" office:value="-17.6956924501333" calcext:value-type="float">
            <text:p>-17,69569245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4" calcext:value-type="float">
            <text:p>774</text:p>
          </table:table-cell>
          <table:table-cell table:formula="of:=[.$B$18]+[.E791]*[.$D$18]" office:value-type="float" office:value="8.192" calcext:value-type="float">
            <text:p>8,192</text:p>
          </table:table-cell>
          <table:table-cell table:formula="of:=([.F791]*[.F791]*[.F791]*[.F791]/500)-([.F791]*[.F791]/200)-3/250" office:value-type="float" office:value="8.65965493474099" calcext:value-type="float">
            <text:p>8,65965493474099</text:p>
          </table:table-cell>
          <table:table-cell table:formula="of:=-([.F791]*[.F791]*[.F791]/30)+([.F791]/20)+1/6" office:value-type="float" office:value="-17.7489271296" calcext:value-type="float">
            <text:p>-17,74892712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table:formula="of:=[.$B$18]+[.E792]*[.$D$18]" office:value-type="float" office:value="8.2" calcext:value-type="float">
            <text:p>8,2</text:p>
          </table:table-cell>
          <table:table-cell table:formula="of:=([.F792]*[.F792]*[.F792]*[.F792]/500)-([.F792]*[.F792]/200)-3/250" office:value-type="float" office:value="8.6942352" calcext:value-type="float">
            <text:p>8,6942352</text:p>
          </table:table-cell>
          <table:table-cell table:formula="of:=-([.F792]*[.F792]*[.F792]/30)+([.F792]/20)+1/6" office:value-type="float" office:value="-17.8022666666667" calcext:value-type="float">
            <text:p>-17,8022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6" calcext:value-type="float">
            <text:p>776</text:p>
          </table:table-cell>
          <table:table-cell table:formula="of:=[.$B$18]+[.E793]*[.$D$18]" office:value-type="float" office:value="8.208" calcext:value-type="float">
            <text:p>8,208</text:p>
          </table:table-cell>
          <table:table-cell table:formula="of:=([.F793]*[.F793]*[.F793]*[.F793]/500)-([.F793]*[.F793]/200)-3/250" office:value-type="float" office:value="8.72891810591539" calcext:value-type="float">
            <text:p>8,72891810591539</text:p>
          </table:table-cell>
          <table:table-cell table:formula="of:=-([.F793]*[.F793]*[.F793]/30)+([.F793]/20)+1/6" office:value-type="float" office:value="-17.8557111637333" calcext:value-type="float">
            <text:p>-17,855711163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7" calcext:value-type="float">
            <text:p>777</text:p>
          </table:table-cell>
          <table:table-cell table:formula="of:=[.$B$18]+[.E794]*[.$D$18]" office:value-type="float" office:value="8.216" calcext:value-type="float">
            <text:p>8,216</text:p>
          </table:table-cell>
          <table:table-cell table:formula="of:=([.F794]*[.F794]*[.F794]*[.F794]/500)-([.F794]*[.F794]/200)-3/250" office:value-type="float" office:value="8.76370385410868" calcext:value-type="float">
            <text:p>8,76370385410868</text:p>
          </table:table-cell>
          <table:table-cell table:formula="of:=-([.F794]*[.F794]*[.F794]/30)+([.F794]/20)+1/6" office:value-type="float" office:value="-17.9092607232" calcext:value-type="float">
            <text:p>-17,90926072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8" calcext:value-type="float">
            <text:p>778</text:p>
          </table:table-cell>
          <table:table-cell table:formula="of:=[.$B$18]+[.E795]*[.$D$18]" office:value-type="float" office:value="8.224" calcext:value-type="float">
            <text:p>8,224</text:p>
          </table:table-cell>
          <table:table-cell table:formula="of:=([.F795]*[.F795]*[.F795]*[.F795]/500)-([.F795]*[.F795]/200)-3/250" office:value-type="float" office:value="8.79859264639795" calcext:value-type="float">
            <text:p>8,79859264639795</text:p>
          </table:table-cell>
          <table:table-cell table:formula="of:=-([.F795]*[.F795]*[.F795]/30)+([.F795]/20)+1/6" office:value-type="float" office:value="-17.9629154474667" calcext:value-type="float">
            <text:p>-17,962915447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9" calcext:value-type="float">
            <text:p>779</text:p>
          </table:table-cell>
          <table:table-cell table:formula="of:=[.$B$18]+[.E796]*[.$D$18]" office:value-type="float" office:value="8.232" calcext:value-type="float">
            <text:p>8,232</text:p>
          </table:table-cell>
          <table:table-cell table:formula="of:=([.F796]*[.F796]*[.F796]*[.F796]/500)-([.F796]*[.F796]/200)-3/250" office:value-type="float" office:value="8.83358468479795" calcext:value-type="float">
            <text:p>8,83358468479795</text:p>
          </table:table-cell>
          <table:table-cell table:formula="of:=-([.F796]*[.F796]*[.F796]/30)+([.F796]/20)+1/6" office:value-type="float" office:value="-18.0166754389333" calcext:value-type="float">
            <text:p>-18,016675438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0" calcext:value-type="float">
            <text:p>780</text:p>
          </table:table-cell>
          <table:table-cell table:formula="of:=[.$B$18]+[.E797]*[.$D$18]" office:value-type="float" office:value="8.24" calcext:value-type="float">
            <text:p>8,24</text:p>
          </table:table-cell>
          <table:table-cell table:formula="of:=([.F797]*[.F797]*[.F797]*[.F797]/500)-([.F797]*[.F797]/200)-3/250" office:value-type="float" office:value="8.86868017152" calcext:value-type="float">
            <text:p>8,86868017152</text:p>
          </table:table-cell>
          <table:table-cell table:formula="of:=-([.F797]*[.F797]*[.F797]/30)+([.F797]/20)+1/6" office:value-type="float" office:value="-18.0705408" calcext:value-type="float">
            <text:p>-18,07054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1" calcext:value-type="float">
            <text:p>781</text:p>
          </table:table-cell>
          <table:table-cell table:formula="of:=[.$B$18]+[.E798]*[.$D$18]" office:value-type="float" office:value="8.248" calcext:value-type="float">
            <text:p>8,248</text:p>
          </table:table-cell>
          <table:table-cell table:formula="of:=([.F798]*[.F798]*[.F798]*[.F798]/500)-([.F798]*[.F798]/200)-3/250" office:value-type="float" office:value="8.90387930897204" calcext:value-type="float">
            <text:p>8,90387930897204</text:p>
          </table:table-cell>
          <table:table-cell table:formula="of:=-([.F798]*[.F798]*[.F798]/30)+([.F798]/20)+1/6" office:value-type="float" office:value="-18.1245116330667" calcext:value-type="float">
            <text:p>-18,124511633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2" calcext:value-type="float">
            <text:p>782</text:p>
          </table:table-cell>
          <table:table-cell table:formula="of:=[.$B$18]+[.E799]*[.$D$18]" office:value-type="float" office:value="8.256" calcext:value-type="float">
            <text:p>8,256</text:p>
          </table:table-cell>
          <table:table-cell table:formula="of:=([.F799]*[.F799]*[.F799]*[.F799]/500)-([.F799]*[.F799]/200)-3/250" office:value-type="float" office:value="8.93918229975859" calcext:value-type="float">
            <text:p>8,93918229975859</text:p>
          </table:table-cell>
          <table:table-cell table:formula="of:=-([.F799]*[.F799]*[.F799]/30)+([.F799]/20)+1/6" office:value-type="float" office:value="-18.1785880405333" calcext:value-type="float">
            <text:p>-18,178588040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3" calcext:value-type="float">
            <text:p>783</text:p>
          </table:table-cell>
          <table:table-cell table:formula="of:=[.$B$18]+[.E800]*[.$D$18]" office:value-type="float" office:value="8.264" calcext:value-type="float">
            <text:p>8,264</text:p>
          </table:table-cell>
          <table:table-cell table:formula="of:=([.F800]*[.F800]*[.F800]*[.F800]/500)-([.F800]*[.F800]/200)-3/250" office:value-type="float" office:value="8.97458934668083" calcext:value-type="float">
            <text:p>8,97458934668083</text:p>
          </table:table-cell>
          <table:table-cell table:formula="of:=-([.F800]*[.F800]*[.F800]/30)+([.F800]/20)+1/6" office:value-type="float" office:value="-18.2327701248" calcext:value-type="float">
            <text:p>-18,23277012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4" calcext:value-type="float">
            <text:p>784</text:p>
          </table:table-cell>
          <table:table-cell table:formula="of:=[.$B$18]+[.E801]*[.$D$18]" office:value-type="float" office:value="8.272" calcext:value-type="float">
            <text:p>8,272</text:p>
          </table:table-cell>
          <table:table-cell table:formula="of:=([.F801]*[.F801]*[.F801]*[.F801]/500)-([.F801]*[.F801]/200)-3/250" office:value-type="float" office:value="9.01010065273651" calcext:value-type="float">
            <text:p>9,01010065273651</text:p>
          </table:table-cell>
          <table:table-cell table:formula="of:=-([.F801]*[.F801]*[.F801]/30)+([.F801]/20)+1/6" office:value-type="float" office:value="-18.2870579882667" calcext:value-type="float">
            <text:p>-18,287057988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5" calcext:value-type="float">
            <text:p>785</text:p>
          </table:table-cell>
          <table:table-cell table:formula="of:=[.$B$18]+[.E802]*[.$D$18]" office:value-type="float" office:value="8.28" calcext:value-type="float">
            <text:p>8,28</text:p>
          </table:table-cell>
          <table:table-cell table:formula="of:=([.F802]*[.F802]*[.F802]*[.F802]/500)-([.F802]*[.F802]/200)-3/250" office:value-type="float" office:value="9.04571642112001" calcext:value-type="float">
            <text:p>9,04571642112001</text:p>
          </table:table-cell>
          <table:table-cell table:formula="of:=-([.F802]*[.F802]*[.F802]/30)+([.F802]/20)+1/6" office:value-type="float" office:value="-18.3414517333333" calcext:value-type="float">
            <text:p>-18,3414517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6" calcext:value-type="float">
            <text:p>786</text:p>
          </table:table-cell>
          <table:table-cell table:formula="of:=[.$B$18]+[.E803]*[.$D$18]" office:value-type="float" office:value="8.288" calcext:value-type="float">
            <text:p>8,288</text:p>
          </table:table-cell>
          <table:table-cell table:formula="of:=([.F803]*[.F803]*[.F803]*[.F803]/500)-([.F803]*[.F803]/200)-3/250" office:value-type="float" office:value="9.08143685522227" calcext:value-type="float">
            <text:p>9,08143685522227</text:p>
          </table:table-cell>
          <table:table-cell table:formula="of:=-([.F803]*[.F803]*[.F803]/30)+([.F803]/20)+1/6" office:value-type="float" office:value="-18.3959514624" calcext:value-type="float">
            <text:p>-18,39595146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7" calcext:value-type="float">
            <text:p>787</text:p>
          </table:table-cell>
          <table:table-cell table:formula="of:=[.$B$18]+[.E804]*[.$D$18]" office:value-type="float" office:value="8.296" calcext:value-type="float">
            <text:p>8,296</text:p>
          </table:table-cell>
          <table:table-cell table:formula="of:=([.F804]*[.F804]*[.F804]*[.F804]/500)-([.F804]*[.F804]/200)-3/250" office:value-type="float" office:value="9.11726215863091" calcext:value-type="float">
            <text:p>9,11726215863091</text:p>
          </table:table-cell>
          <table:table-cell table:formula="of:=-([.F804]*[.F804]*[.F804]/30)+([.F804]/20)+1/6" office:value-type="float" office:value="-18.4505572778667" calcext:value-type="float">
            <text:p>-18,450557277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8" calcext:value-type="float">
            <text:p>788</text:p>
          </table:table-cell>
          <table:table-cell table:formula="of:=[.$B$18]+[.E805]*[.$D$18]" office:value-type="float" office:value="8.304" calcext:value-type="float">
            <text:p>8,304</text:p>
          </table:table-cell>
          <table:table-cell table:formula="of:=([.F805]*[.F805]*[.F805]*[.F805]/500)-([.F805]*[.F805]/200)-3/250" office:value-type="float" office:value="9.15319253513011" calcext:value-type="float">
            <text:p>9,15319253513011</text:p>
          </table:table-cell>
          <table:table-cell table:formula="of:=-([.F805]*[.F805]*[.F805]/30)+([.F805]/20)+1/6" office:value-type="float" office:value="-18.5052692821333" calcext:value-type="float">
            <text:p>-18,505269282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9" calcext:value-type="float">
            <text:p>789</text:p>
          </table:table-cell>
          <table:table-cell table:formula="of:=[.$B$18]+[.E806]*[.$D$18]" office:value-type="float" office:value="8.312" calcext:value-type="float">
            <text:p>8,312</text:p>
          </table:table-cell>
          <table:table-cell table:formula="of:=([.F806]*[.F806]*[.F806]*[.F806]/500)-([.F806]*[.F806]/200)-3/250" office:value-type="float" office:value="9.18922818870068" calcext:value-type="float">
            <text:p>9,18922818870068</text:p>
          </table:table-cell>
          <table:table-cell table:formula="of:=-([.F806]*[.F806]*[.F806]/30)+([.F806]/20)+1/6" office:value-type="float" office:value="-18.5600875776" calcext:value-type="float">
            <text:p>-18,56008757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table:formula="of:=[.$B$18]+[.E807]*[.$D$18]" office:value-type="float" office:value="8.32" calcext:value-type="float">
            <text:p>8,32</text:p>
          </table:table-cell>
          <table:table-cell table:formula="of:=([.F807]*[.F807]*[.F807]*[.F807]/500)-([.F807]*[.F807]/200)-3/250" office:value-type="float" office:value="9.22536932352" calcext:value-type="float">
            <text:p>9,22536932352</text:p>
          </table:table-cell>
          <table:table-cell table:formula="of:=-([.F807]*[.F807]*[.F807]/30)+([.F807]/20)+1/6" office:value-type="float" office:value="-18.6150122666667" calcext:value-type="float">
            <text:p>-18,6150122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table:formula="of:=[.$B$18]+[.E808]*[.$D$18]" office:value-type="float" office:value="8.328" calcext:value-type="float">
            <text:p>8,328</text:p>
          </table:table-cell>
          <table:table-cell table:formula="of:=([.F808]*[.F808]*[.F808]*[.F808]/500)-([.F808]*[.F808]/200)-3/250" office:value-type="float" office:value="9.26161614396211" calcext:value-type="float">
            <text:p>9,26161614396211</text:p>
          </table:table-cell>
          <table:table-cell table:formula="of:=-([.F808]*[.F808]*[.F808]/30)+([.F808]/20)+1/6" office:value-type="float" office:value="-18.6700434517333" calcext:value-type="float">
            <text:p>-18,670043451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2" calcext:value-type="float">
            <text:p>792</text:p>
          </table:table-cell>
          <table:table-cell table:formula="of:=[.$B$18]+[.E809]*[.$D$18]" office:value-type="float" office:value="8.336" calcext:value-type="float">
            <text:p>8,336</text:p>
          </table:table-cell>
          <table:table-cell table:formula="of:=([.F809]*[.F809]*[.F809]*[.F809]/500)-([.F809]*[.F809]/200)-3/250" office:value-type="float" office:value="9.29796885459763" calcext:value-type="float">
            <text:p>9,29796885459763</text:p>
          </table:table-cell>
          <table:table-cell table:formula="of:=-([.F809]*[.F809]*[.F809]/30)+([.F809]/20)+1/6" office:value-type="float" office:value="-18.7251812352" calcext:value-type="float">
            <text:p>-18,72518123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3" calcext:value-type="float">
            <text:p>793</text:p>
          </table:table-cell>
          <table:table-cell table:formula="of:=[.$B$18]+[.E810]*[.$D$18]" office:value-type="float" office:value="8.344" calcext:value-type="float">
            <text:p>8,344</text:p>
          </table:table-cell>
          <table:table-cell table:formula="of:=([.F810]*[.F810]*[.F810]*[.F810]/500)-([.F810]*[.F810]/200)-3/250" office:value-type="float" office:value="9.3344276601938" calcext:value-type="float">
            <text:p>9,3344276601938</text:p>
          </table:table-cell>
          <table:table-cell table:formula="of:=-([.F810]*[.F810]*[.F810]/30)+([.F810]/20)+1/6" office:value-type="float" office:value="-18.7804257194667" calcext:value-type="float">
            <text:p>-18,780425719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4" calcext:value-type="float">
            <text:p>794</text:p>
          </table:table-cell>
          <table:table-cell table:formula="of:=[.$B$18]+[.E811]*[.$D$18]" office:value-type="float" office:value="8.352" calcext:value-type="float">
            <text:p>8,352</text:p>
          </table:table-cell>
          <table:table-cell table:formula="of:=([.F811]*[.F811]*[.F811]*[.F811]/500)-([.F811]*[.F811]/200)-3/250" office:value-type="float" office:value="9.37099276571443" calcext:value-type="float">
            <text:p>9,37099276571443</text:p>
          </table:table-cell>
          <table:table-cell table:formula="of:=-([.F811]*[.F811]*[.F811]/30)+([.F811]/20)+1/6" office:value-type="float" office:value="-18.8357770069333" calcext:value-type="float">
            <text:p>-18,835777006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5" calcext:value-type="float">
            <text:p>795</text:p>
          </table:table-cell>
          <table:table-cell table:formula="of:=[.$B$18]+[.E812]*[.$D$18]" office:value-type="float" office:value="8.36" calcext:value-type="float">
            <text:p>8,36</text:p>
          </table:table-cell>
          <table:table-cell table:formula="of:=([.F812]*[.F812]*[.F812]*[.F812]/500)-([.F812]*[.F812]/200)-3/250" office:value-type="float" office:value="9.40766437632" calcext:value-type="float">
            <text:p>9,40766437632</text:p>
          </table:table-cell>
          <table:table-cell table:formula="of:=-([.F812]*[.F812]*[.F812]/30)+([.F812]/20)+1/6" office:value-type="float" office:value="-18.8912352" calcext:value-type="float">
            <text:p>-18,89123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6" calcext:value-type="float">
            <text:p>796</text:p>
          </table:table-cell>
          <table:table-cell table:formula="of:=[.$B$18]+[.E813]*[.$D$18]" office:value-type="float" office:value="8.368" calcext:value-type="float">
            <text:p>8,368</text:p>
          </table:table-cell>
          <table:table-cell table:formula="of:=([.F813]*[.F813]*[.F813]*[.F813]/500)-([.F813]*[.F813]/200)-3/250" office:value-type="float" office:value="9.44444269736755" calcext:value-type="float">
            <text:p>9,44444269736755</text:p>
          </table:table-cell>
          <table:table-cell table:formula="of:=-([.F813]*[.F813]*[.F813]/30)+([.F813]/20)+1/6" office:value-type="float" office:value="-18.9468004010667" calcext:value-type="float">
            <text:p>-18,946800401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7" calcext:value-type="float">
            <text:p>797</text:p>
          </table:table-cell>
          <table:table-cell table:formula="of:=[.$B$18]+[.E814]*[.$D$18]" office:value-type="float" office:value="8.376" calcext:value-type="float">
            <text:p>8,376</text:p>
          </table:table-cell>
          <table:table-cell table:formula="of:=([.F814]*[.F814]*[.F814]*[.F814]/500)-([.F814]*[.F814]/200)-3/250" office:value-type="float" office:value="9.48132793441076" calcext:value-type="float">
            <text:p>9,48132793441076</text:p>
          </table:table-cell>
          <table:table-cell table:formula="of:=-([.F814]*[.F814]*[.F814]/30)+([.F814]/20)+1/6" office:value-type="float" office:value="-19.0024727125333" calcext:value-type="float">
            <text:p>-19,002472712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8" calcext:value-type="float">
            <text:p>798</text:p>
          </table:table-cell>
          <table:table-cell table:formula="of:=[.$B$18]+[.E815]*[.$D$18]" office:value-type="float" office:value="8.384" calcext:value-type="float">
            <text:p>8,384</text:p>
          </table:table-cell>
          <table:table-cell table:formula="of:=([.F815]*[.F815]*[.F815]*[.F815]/500)-([.F815]*[.F815]/200)-3/250" office:value-type="float" office:value="9.51832029319987" calcext:value-type="float">
            <text:p>9,51832029319987</text:p>
          </table:table-cell>
          <table:table-cell table:formula="of:=-([.F815]*[.F815]*[.F815]/30)+([.F815]/20)+1/6" office:value-type="float" office:value="-19.0582522368" calcext:value-type="float">
            <text:p>-19,05825223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table:formula="of:=[.$B$18]+[.E816]*[.$D$18]" office:value-type="float" office:value="8.392" calcext:value-type="float">
            <text:p>8,392</text:p>
          </table:table-cell>
          <table:table-cell table:formula="of:=([.F816]*[.F816]*[.F816]*[.F816]/500)-([.F816]*[.F816]/200)-3/250" office:value-type="float" office:value="9.55541997968179" calcext:value-type="float">
            <text:p>9,55541997968179</text:p>
          </table:table-cell>
          <table:table-cell table:formula="of:=-([.F816]*[.F816]*[.F816]/30)+([.F816]/20)+1/6" office:value-type="float" office:value="-19.1141390762667" calcext:value-type="float">
            <text:p>-19,114139076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[.$B$18]+[.E817]*[.$D$18]" office:value-type="float" office:value="8.4" calcext:value-type="float">
            <text:p>8,4</text:p>
          </table:table-cell>
          <table:table-cell table:formula="of:=([.F817]*[.F817]*[.F817]*[.F817]/500)-([.F817]*[.F817]/200)-3/250" office:value-type="float" office:value="9.5926272" calcext:value-type="float">
            <text:p>9,5926272</text:p>
          </table:table-cell>
          <table:table-cell table:formula="of:=-([.F817]*[.F817]*[.F817]/30)+([.F817]/20)+1/6" office:value-type="float" office:value="-19.1701333333333" calcext:value-type="float">
            <text:p>-19,1701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1" calcext:value-type="float">
            <text:p>801</text:p>
          </table:table-cell>
          <table:table-cell table:formula="of:=[.$B$18]+[.E818]*[.$D$18]" office:value-type="float" office:value="8.408" calcext:value-type="float">
            <text:p>8,408</text:p>
          </table:table-cell>
          <table:table-cell table:formula="of:=([.F818]*[.F818]*[.F818]*[.F818]/500)-([.F818]*[.F818]/200)-3/250" office:value-type="float" office:value="9.6299421604946" calcext:value-type="float">
            <text:p>9,6299421604946</text:p>
          </table:table-cell>
          <table:table-cell table:formula="of:=-([.F818]*[.F818]*[.F818]/30)+([.F818]/20)+1/6" office:value-type="float" office:value="-19.2262351104" calcext:value-type="float">
            <text:p>-19,22623511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2" calcext:value-type="float">
            <text:p>802</text:p>
          </table:table-cell>
          <table:table-cell table:formula="of:=[.$B$18]+[.E819]*[.$D$18]" office:value-type="float" office:value="8.416" calcext:value-type="float">
            <text:p>8,416</text:p>
          </table:table-cell>
          <table:table-cell table:formula="of:=([.F819]*[.F819]*[.F819]*[.F819]/500)-([.F819]*[.F819]/200)-3/250" office:value-type="float" office:value="9.66736506770227" calcext:value-type="float">
            <text:p>9,66736506770227</text:p>
          </table:table-cell>
          <table:table-cell table:formula="of:=-([.F819]*[.F819]*[.F819]/30)+([.F819]/20)+1/6" office:value-type="float" office:value="-19.2824445098667" calcext:value-type="float">
            <text:p>-19,282444509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3" calcext:value-type="float">
            <text:p>803</text:p>
          </table:table-cell>
          <table:table-cell table:formula="of:=[.$B$18]+[.E820]*[.$D$18]" office:value-type="float" office:value="8.424" calcext:value-type="float">
            <text:p>8,424</text:p>
          </table:table-cell>
          <table:table-cell table:formula="of:=([.F820]*[.F820]*[.F820]*[.F820]/500)-([.F820]*[.F820]/200)-3/250" office:value-type="float" office:value="9.70489612835635" calcext:value-type="float">
            <text:p>9,70489612835635</text:p>
          </table:table-cell>
          <table:table-cell table:formula="of:=-([.F820]*[.F820]*[.F820]/30)+([.F820]/20)+1/6" office:value-type="float" office:value="-19.3387616341333" calcext:value-type="float">
            <text:p>-19,338761634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4" calcext:value-type="float">
            <text:p>804</text:p>
          </table:table-cell>
          <table:table-cell table:formula="of:=[.$B$18]+[.E821]*[.$D$18]" office:value-type="float" office:value="8.432" calcext:value-type="float">
            <text:p>8,432</text:p>
          </table:table-cell>
          <table:table-cell table:formula="of:=([.F821]*[.F821]*[.F821]*[.F821]/500)-([.F821]*[.F821]/200)-3/250" office:value-type="float" office:value="9.74253554938675" calcext:value-type="float">
            <text:p>9,74253554938675</text:p>
          </table:table-cell>
          <table:table-cell table:formula="of:=-([.F821]*[.F821]*[.F821]/30)+([.F821]/20)+1/6" office:value-type="float" office:value="-19.3951865856" calcext:value-type="float">
            <text:p>-19,39518658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5" calcext:value-type="float">
            <text:p>805</text:p>
          </table:table-cell>
          <table:table-cell table:formula="of:=[.$B$18]+[.E822]*[.$D$18]" office:value-type="float" office:value="8.44" calcext:value-type="float">
            <text:p>8,44</text:p>
          </table:table-cell>
          <table:table-cell table:formula="of:=([.F822]*[.F822]*[.F822]*[.F822]/500)-([.F822]*[.F822]/200)-3/250" office:value-type="float" office:value="9.78028353792" calcext:value-type="float">
            <text:p>9,78028353792</text:p>
          </table:table-cell>
          <table:table-cell table:formula="of:=-([.F822]*[.F822]*[.F822]/30)+([.F822]/20)+1/6" office:value-type="float" office:value="-19.4517194666667" calcext:value-type="float">
            <text:p>-19,4517194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6" calcext:value-type="float">
            <text:p>806</text:p>
          </table:table-cell>
          <table:table-cell table:formula="of:=[.$B$18]+[.E823]*[.$D$18]" office:value-type="float" office:value="8.448" calcext:value-type="float">
            <text:p>8,448</text:p>
          </table:table-cell>
          <table:table-cell table:formula="of:=([.F823]*[.F823]*[.F823]*[.F823]/500)-([.F823]*[.F823]/200)-3/250" office:value-type="float" office:value="9.81814030127923" calcext:value-type="float">
            <text:p>9,81814030127923</text:p>
          </table:table-cell>
          <table:table-cell table:formula="of:=-([.F823]*[.F823]*[.F823]/30)+([.F823]/20)+1/6" office:value-type="float" office:value="-19.5083603797333" calcext:value-type="float">
            <text:p>-19,508360379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7" calcext:value-type="float">
            <text:p>807</text:p>
          </table:table-cell>
          <table:table-cell table:formula="of:=[.$B$18]+[.E824]*[.$D$18]" office:value-type="float" office:value="8.456" calcext:value-type="float">
            <text:p>8,456</text:p>
          </table:table-cell>
          <table:table-cell table:formula="of:=([.F824]*[.F824]*[.F824]*[.F824]/500)-([.F824]*[.F824]/200)-3/250" office:value-type="float" office:value="9.85610604698419" calcext:value-type="float">
            <text:p>9,85610604698419</text:p>
          </table:table-cell>
          <table:table-cell table:formula="of:=-([.F824]*[.F824]*[.F824]/30)+([.F824]/20)+1/6" office:value-type="float" office:value="-19.5651094272" calcext:value-type="float">
            <text:p>-19,56510942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table:formula="of:=[.$B$18]+[.E825]*[.$D$18]" office:value-type="float" office:value="8.464" calcext:value-type="float">
            <text:p>8,464</text:p>
          </table:table-cell>
          <table:table-cell table:formula="of:=([.F825]*[.F825]*[.F825]*[.F825]/500)-([.F825]*[.F825]/200)-3/250" office:value-type="float" office:value="9.89418098275123" calcext:value-type="float">
            <text:p>9,89418098275123</text:p>
          </table:table-cell>
          <table:table-cell table:formula="of:=-([.F825]*[.F825]*[.F825]/30)+([.F825]/20)+1/6" office:value-type="float" office:value="-19.6219667114667" calcext:value-type="float">
            <text:p>-19,621966711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9" calcext:value-type="float">
            <text:p>809</text:p>
          </table:table-cell>
          <table:table-cell table:formula="of:=[.$B$18]+[.E826]*[.$D$18]" office:value-type="float" office:value="8.472" calcext:value-type="float">
            <text:p>8,472</text:p>
          </table:table-cell>
          <table:table-cell table:formula="of:=([.F826]*[.F826]*[.F826]*[.F826]/500)-([.F826]*[.F826]/200)-3/250" office:value-type="float" office:value="9.93236531649332" calcext:value-type="float">
            <text:p>9,93236531649332</text:p>
          </table:table-cell>
          <table:table-cell table:formula="of:=-([.F826]*[.F826]*[.F826]/30)+([.F826]/20)+1/6" office:value-type="float" office:value="-19.6789323349333" calcext:value-type="float">
            <text:p>-19,678932334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table:formula="of:=[.$B$18]+[.E827]*[.$D$18]" office:value-type="float" office:value="8.48" calcext:value-type="float">
            <text:p>8,48</text:p>
          </table:table-cell>
          <table:table-cell table:formula="of:=([.F827]*[.F827]*[.F827]*[.F827]/500)-([.F827]*[.F827]/200)-3/250" office:value-type="float" office:value="9.97065925632" calcext:value-type="float">
            <text:p>9,97065925632</text:p>
          </table:table-cell>
          <table:table-cell table:formula="of:=-([.F827]*[.F827]*[.F827]/30)+([.F827]/20)+1/6" office:value-type="float" office:value="-19.7360064" calcext:value-type="float">
            <text:p>-19,7360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1" calcext:value-type="float">
            <text:p>811</text:p>
          </table:table-cell>
          <table:table-cell table:formula="of:=[.$B$18]+[.E828]*[.$D$18]" office:value-type="float" office:value="8.488" calcext:value-type="float">
            <text:p>8,488</text:p>
          </table:table-cell>
          <table:table-cell table:formula="of:=([.F828]*[.F828]*[.F828]*[.F828]/500)-([.F828]*[.F828]/200)-3/250" office:value-type="float" office:value="10.0090630105375" calcext:value-type="float">
            <text:p>10,0090630105375</text:p>
          </table:table-cell>
          <table:table-cell table:formula="of:=-([.F828]*[.F828]*[.F828]/30)+([.F828]/20)+1/6" office:value-type="float" office:value="-19.7931890090667" calcext:value-type="float">
            <text:p>-19,793189009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2" calcext:value-type="float">
            <text:p>812</text:p>
          </table:table-cell>
          <table:table-cell table:formula="of:=[.$B$18]+[.E829]*[.$D$18]" office:value-type="float" office:value="8.496" calcext:value-type="float">
            <text:p>8,496</text:p>
          </table:table-cell>
          <table:table-cell table:formula="of:=([.F829]*[.F829]*[.F829]*[.F829]/500)-([.F829]*[.F829]/200)-3/250" office:value-type="float" office:value="10.0475767876485" calcext:value-type="float">
            <text:p>10,0475767876485</text:p>
          </table:table-cell>
          <table:table-cell table:formula="of:=-([.F829]*[.F829]*[.F829]/30)+([.F829]/20)+1/6" office:value-type="float" office:value="-19.8504802645333" calcext:value-type="float">
            <text:p>-19,850480264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3" calcext:value-type="float">
            <text:p>813</text:p>
          </table:table-cell>
          <table:table-cell table:formula="of:=[.$B$18]+[.E830]*[.$D$18]" office:value-type="float" office:value="8.504" calcext:value-type="float">
            <text:p>8,504</text:p>
          </table:table-cell>
          <table:table-cell table:formula="of:=([.F830]*[.F830]*[.F830]*[.F830]/500)-([.F830]*[.F830]/200)-3/250" office:value-type="float" office:value="10.0862007963525" calcext:value-type="float">
            <text:p>10,0862007963525</text:p>
          </table:table-cell>
          <table:table-cell table:formula="of:=-([.F830]*[.F830]*[.F830]/30)+([.F830]/20)+1/6" office:value-type="float" office:value="-19.9078802688" calcext:value-type="float">
            <text:p>-19,90788026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4" calcext:value-type="float">
            <text:p>814</text:p>
          </table:table-cell>
          <table:table-cell table:formula="of:=[.$B$18]+[.E831]*[.$D$18]" office:value-type="float" office:value="8.512" calcext:value-type="float">
            <text:p>8,512</text:p>
          </table:table-cell>
          <table:table-cell table:formula="of:=([.F831]*[.F831]*[.F831]*[.F831]/500)-([.F831]*[.F831]/200)-3/250" office:value-type="float" office:value="10.1249352455455" calcext:value-type="float">
            <text:p>10,1249352455455</text:p>
          </table:table-cell>
          <table:table-cell table:formula="of:=-([.F831]*[.F831]*[.F831]/30)+([.F831]/20)+1/6" office:value-type="float" office:value="-19.9653891242667" calcext:value-type="float">
            <text:p>-19,965389124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5" calcext:value-type="float">
            <text:p>815</text:p>
          </table:table-cell>
          <table:table-cell table:formula="of:=[.$B$18]+[.E832]*[.$D$18]" office:value-type="float" office:value="8.52" calcext:value-type="float">
            <text:p>8,52</text:p>
          </table:table-cell>
          <table:table-cell table:formula="of:=([.F832]*[.F832]*[.F832]*[.F832]/500)-([.F832]*[.F832]/200)-3/250" office:value-type="float" office:value="10.16378034432" calcext:value-type="float">
            <text:p>10,16378034432</text:p>
          </table:table-cell>
          <table:table-cell table:formula="of:=-([.F832]*[.F832]*[.F832]/30)+([.F832]/20)+1/6" office:value-type="float" office:value="-20.0230069333333" calcext:value-type="float">
            <text:p>-20,0230069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6" calcext:value-type="float">
            <text:p>816</text:p>
          </table:table-cell>
          <table:table-cell table:formula="of:=[.$B$18]+[.E833]*[.$D$18]" office:value-type="float" office:value="8.528" calcext:value-type="float">
            <text:p>8,528</text:p>
          </table:table-cell>
          <table:table-cell table:formula="of:=([.F833]*[.F833]*[.F833]*[.F833]/500)-([.F833]*[.F833]/200)-3/250" office:value-type="float" office:value="10.2027363019653" calcext:value-type="float">
            <text:p>10,2027363019653</text:p>
          </table:table-cell>
          <table:table-cell table:formula="of:=-([.F833]*[.F833]*[.F833]/30)+([.F833]/20)+1/6" office:value-type="float" office:value="-20.0807337984" calcext:value-type="float">
            <text:p>-20,08073379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table:formula="of:=[.$B$18]+[.E834]*[.$D$18]" office:value-type="float" office:value="8.536" calcext:value-type="float">
            <text:p>8,536</text:p>
          </table:table-cell>
          <table:table-cell table:formula="of:=([.F834]*[.F834]*[.F834]*[.F834]/500)-([.F834]*[.F834]/200)-3/250" office:value-type="float" office:value="10.2418033279672" calcext:value-type="float">
            <text:p>10,2418033279672</text:p>
          </table:table-cell>
          <table:table-cell table:formula="of:=-([.F834]*[.F834]*[.F834]/30)+([.F834]/20)+1/6" office:value-type="float" office:value="-20.1385698218667" calcext:value-type="float">
            <text:p>-20,138569821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8" calcext:value-type="float">
            <text:p>818</text:p>
          </table:table-cell>
          <table:table-cell table:formula="of:=[.$B$18]+[.E835]*[.$D$18]" office:value-type="float" office:value="8.544" calcext:value-type="float">
            <text:p>8,544</text:p>
          </table:table-cell>
          <table:table-cell table:formula="of:=([.F835]*[.F835]*[.F835]*[.F835]/500)-([.F835]*[.F835]/200)-3/250" office:value-type="float" office:value="10.2809816320082" calcext:value-type="float">
            <text:p>10,2809816320082</text:p>
          </table:table-cell>
          <table:table-cell table:formula="of:=-([.F835]*[.F835]*[.F835]/30)+([.F835]/20)+1/6" office:value-type="float" office:value="-20.1965151061333" calcext:value-type="float">
            <text:p>-20,196515106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9" calcext:value-type="float">
            <text:p>819</text:p>
          </table:table-cell>
          <table:table-cell table:formula="of:=[.$B$18]+[.E836]*[.$D$18]" office:value-type="float" office:value="8.552" calcext:value-type="float">
            <text:p>8,552</text:p>
          </table:table-cell>
          <table:table-cell table:formula="of:=([.F836]*[.F836]*[.F836]*[.F836]/500)-([.F836]*[.F836]/200)-3/250" office:value-type="float" office:value="10.3202714239672" calcext:value-type="float">
            <text:p>10,3202714239672</text:p>
          </table:table-cell>
          <table:table-cell table:formula="of:=-([.F836]*[.F836]*[.F836]/30)+([.F836]/20)+1/6" office:value-type="float" office:value="-20.2545697536" calcext:value-type="float">
            <text:p>-20,25456975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0" calcext:value-type="float">
            <text:p>820</text:p>
          </table:table-cell>
          <table:table-cell table:formula="of:=[.$B$18]+[.E837]*[.$D$18]" office:value-type="float" office:value="8.56" calcext:value-type="float">
            <text:p>8,56</text:p>
          </table:table-cell>
          <table:table-cell table:formula="of:=([.F837]*[.F837]*[.F837]*[.F837]/500)-([.F837]*[.F837]/200)-3/250" office:value-type="float" office:value="10.35967291392" calcext:value-type="float">
            <text:p>10,35967291392</text:p>
          </table:table-cell>
          <table:table-cell table:formula="of:=-([.F837]*[.F837]*[.F837]/30)+([.F837]/20)+1/6" office:value-type="float" office:value="-20.3127338666667" calcext:value-type="float">
            <text:p>-20,3127338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1" calcext:value-type="float">
            <text:p>821</text:p>
          </table:table-cell>
          <table:table-cell table:formula="of:=[.$B$18]+[.E838]*[.$D$18]" office:value-type="float" office:value="8.568" calcext:value-type="float">
            <text:p>8,568</text:p>
          </table:table-cell>
          <table:table-cell table:formula="of:=([.F838]*[.F838]*[.F838]*[.F838]/500)-([.F838]*[.F838]/200)-3/250" office:value-type="float" office:value="10.3991863121388" calcext:value-type="float">
            <text:p>10,3991863121388</text:p>
          </table:table-cell>
          <table:table-cell table:formula="of:=-([.F838]*[.F838]*[.F838]/30)+([.F838]/20)+1/6" office:value-type="float" office:value="-20.3710075477333" calcext:value-type="float">
            <text:p>-20,371007547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2" calcext:value-type="float">
            <text:p>822</text:p>
          </table:table-cell>
          <table:table-cell table:formula="of:=[.$B$18]+[.E839]*[.$D$18]" office:value-type="float" office:value="8.576" calcext:value-type="float">
            <text:p>8,576</text:p>
          </table:table-cell>
          <table:table-cell table:formula="of:=([.F839]*[.F839]*[.F839]*[.F839]/500)-([.F839]*[.F839]/200)-3/250" office:value-type="float" office:value="10.4388118290924" calcext:value-type="float">
            <text:p>10,4388118290924</text:p>
          </table:table-cell>
          <table:table-cell table:formula="of:=-([.F839]*[.F839]*[.F839]/30)+([.F839]/20)+1/6" office:value-type="float" office:value="-20.4293908992" calcext:value-type="float">
            <text:p>-20,42939089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3" calcext:value-type="float">
            <text:p>823</text:p>
          </table:table-cell>
          <table:table-cell table:formula="of:=[.$B$18]+[.E840]*[.$D$18]" office:value-type="float" office:value="8.584" calcext:value-type="float">
            <text:p>8,584</text:p>
          </table:table-cell>
          <table:table-cell table:formula="of:=([.F840]*[.F840]*[.F840]*[.F840]/500)-([.F840]*[.F840]/200)-3/250" office:value-type="float" office:value="10.4785496754463" calcext:value-type="float">
            <text:p>10,4785496754463</text:p>
          </table:table-cell>
          <table:table-cell table:formula="of:=-([.F840]*[.F840]*[.F840]/30)+([.F840]/20)+1/6" office:value-type="float" office:value="-20.4878840234667" calcext:value-type="float">
            <text:p>-20,487884023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4" calcext:value-type="float">
            <text:p>824</text:p>
          </table:table-cell>
          <table:table-cell table:formula="of:=[.$B$18]+[.E841]*[.$D$18]" office:value-type="float" office:value="8.592" calcext:value-type="float">
            <text:p>8,592</text:p>
          </table:table-cell>
          <table:table-cell table:formula="of:=([.F841]*[.F841]*[.F841]*[.F841]/500)-([.F841]*[.F841]/200)-3/250" office:value-type="float" office:value="10.5184000620626" calcext:value-type="float">
            <text:p>10,5184000620626</text:p>
          </table:table-cell>
          <table:table-cell table:formula="of:=-([.F841]*[.F841]*[.F841]/30)+([.F841]/20)+1/6" office:value-type="float" office:value="-20.5464870229333" calcext:value-type="float">
            <text:p>-20,546487022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5" calcext:value-type="float">
            <text:p>825</text:p>
          </table:table-cell>
          <table:table-cell table:formula="of:=[.$B$18]+[.E842]*[.$D$18]" office:value-type="float" office:value="8.6" calcext:value-type="float">
            <text:p>8,6</text:p>
          </table:table-cell>
          <table:table-cell table:formula="of:=([.F842]*[.F842]*[.F842]*[.F842]/500)-([.F842]*[.F842]/200)-3/250" office:value-type="float" office:value="10.5583632" calcext:value-type="float">
            <text:p>10,5583632</text:p>
          </table:table-cell>
          <table:table-cell table:formula="of:=-([.F842]*[.F842]*[.F842]/30)+([.F842]/20)+1/6" office:value-type="float" office:value="-20.6052" calcext:value-type="float">
            <text:p>-20,60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6" calcext:value-type="float">
            <text:p>826</text:p>
          </table:table-cell>
          <table:table-cell table:formula="of:=[.$B$18]+[.E843]*[.$D$18]" office:value-type="float" office:value="8.608" calcext:value-type="float">
            <text:p>8,608</text:p>
          </table:table-cell>
          <table:table-cell table:formula="of:=([.F843]*[.F843]*[.F843]*[.F843]/500)-([.F843]*[.F843]/200)-3/250" office:value-type="float" office:value="10.5984393005138" calcext:value-type="float">
            <text:p>10,5984393005138</text:p>
          </table:table-cell>
          <table:table-cell table:formula="of:=-([.F843]*[.F843]*[.F843]/30)+([.F843]/20)+1/6" office:value-type="float" office:value="-20.6640230570667" calcext:value-type="float">
            <text:p>-20,66402305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formula="of:=[.$B$18]+[.E844]*[.$D$18]" office:value-type="float" office:value="8.616" calcext:value-type="float">
            <text:p>8,616</text:p>
          </table:table-cell>
          <table:table-cell table:formula="of:=([.F844]*[.F844]*[.F844]*[.F844]/500)-([.F844]*[.F844]/200)-3/250" office:value-type="float" office:value="10.6386285750559" calcext:value-type="float">
            <text:p>10,6386285750559</text:p>
          </table:table-cell>
          <table:table-cell table:formula="of:=-([.F844]*[.F844]*[.F844]/30)+([.F844]/20)+1/6" office:value-type="float" office:value="-20.7229562965333" calcext:value-type="float">
            <text:p>-20,72295629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8" calcext:value-type="float">
            <text:p>828</text:p>
          </table:table-cell>
          <table:table-cell table:formula="of:=[.$B$18]+[.E845]*[.$D$18]" office:value-type="float" office:value="8.624" calcext:value-type="float">
            <text:p>8,624</text:p>
          </table:table-cell>
          <table:table-cell table:formula="of:=([.F845]*[.F845]*[.F845]*[.F845]/500)-([.F845]*[.F845]/200)-3/250" office:value-type="float" office:value="10.6789312352748" calcext:value-type="float">
            <text:p>10,6789312352748</text:p>
          </table:table-cell>
          <table:table-cell table:formula="of:=-([.F845]*[.F845]*[.F845]/30)+([.F845]/20)+1/6" office:value-type="float" office:value="-20.7819998208" calcext:value-type="float">
            <text:p>-20,78199982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9" calcext:value-type="float">
            <text:p>829</text:p>
          </table:table-cell>
          <table:table-cell table:formula="of:=[.$B$18]+[.E846]*[.$D$18]" office:value-type="float" office:value="8.632" calcext:value-type="float">
            <text:p>8,632</text:p>
          </table:table-cell>
          <table:table-cell table:formula="of:=([.F846]*[.F846]*[.F846]*[.F846]/500)-([.F846]*[.F846]/200)-3/250" office:value-type="float" office:value="10.7193474930156" calcext:value-type="float">
            <text:p>10,7193474930156</text:p>
          </table:table-cell>
          <table:table-cell table:formula="of:=-([.F846]*[.F846]*[.F846]/30)+([.F846]/20)+1/6" office:value-type="float" office:value="-20.8411537322667" calcext:value-type="float">
            <text:p>-20,84115373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0" calcext:value-type="float">
            <text:p>830</text:p>
          </table:table-cell>
          <table:table-cell table:formula="of:=[.$B$18]+[.E847]*[.$D$18]" office:value-type="float" office:value="8.64" calcext:value-type="float">
            <text:p>8,64</text:p>
          </table:table-cell>
          <table:table-cell table:formula="of:=([.F847]*[.F847]*[.F847]*[.F847]/500)-([.F847]*[.F847]/200)-3/250" office:value-type="float" office:value="10.75987756032" calcext:value-type="float">
            <text:p>10,75987756032</text:p>
          </table:table-cell>
          <table:table-cell table:formula="of:=-([.F847]*[.F847]*[.F847]/30)+([.F847]/20)+1/6" office:value-type="float" office:value="-20.9004181333333" calcext:value-type="float">
            <text:p>-20,900418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1" calcext:value-type="float">
            <text:p>831</text:p>
          </table:table-cell>
          <table:table-cell table:formula="of:=[.$B$18]+[.E848]*[.$D$18]" office:value-type="float" office:value="8.648" calcext:value-type="float">
            <text:p>8,648</text:p>
          </table:table-cell>
          <table:table-cell table:formula="of:=([.F848]*[.F848]*[.F848]*[.F848]/500)-([.F848]*[.F848]/200)-3/250" office:value-type="float" office:value="10.8005216494264" calcext:value-type="float">
            <text:p>10,8005216494264</text:p>
          </table:table-cell>
          <table:table-cell table:formula="of:=-([.F848]*[.F848]*[.F848]/30)+([.F848]/20)+1/6" office:value-type="float" office:value="-20.9597931264" calcext:value-type="float">
            <text:p>-20,95979312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2" calcext:value-type="float">
            <text:p>832</text:p>
          </table:table-cell>
          <table:table-cell table:formula="of:=[.$B$18]+[.E849]*[.$D$18]" office:value-type="float" office:value="8.656" calcext:value-type="float">
            <text:p>8,656</text:p>
          </table:table-cell>
          <table:table-cell table:formula="of:=([.F849]*[.F849]*[.F849]*[.F849]/500)-([.F849]*[.F849]/200)-3/250" office:value-type="float" office:value="10.8412799727698" calcext:value-type="float">
            <text:p>10,8412799727698</text:p>
          </table:table-cell>
          <table:table-cell table:formula="of:=-([.F849]*[.F849]*[.F849]/30)+([.F849]/20)+1/6" office:value-type="float" office:value="-21.0192788138667" calcext:value-type="float">
            <text:p>-21,01927881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3" calcext:value-type="float">
            <text:p>833</text:p>
          </table:table-cell>
          <table:table-cell table:formula="of:=[.$B$18]+[.E850]*[.$D$18]" office:value-type="float" office:value="8.664" calcext:value-type="float">
            <text:p>8,664</text:p>
          </table:table-cell>
          <table:table-cell table:formula="of:=([.F850]*[.F850]*[.F850]*[.F850]/500)-([.F850]*[.F850]/200)-3/250" office:value-type="float" office:value="10.8821527429816" calcext:value-type="float">
            <text:p>10,8821527429816</text:p>
          </table:table-cell>
          <table:table-cell table:formula="of:=-([.F850]*[.F850]*[.F850]/30)+([.F850]/20)+1/6" office:value-type="float" office:value="-21.0788752981333" calcext:value-type="float">
            <text:p>-21,07887529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4" calcext:value-type="float">
            <text:p>834</text:p>
          </table:table-cell>
          <table:table-cell table:formula="of:=[.$B$18]+[.E851]*[.$D$18]" office:value-type="float" office:value="8.672" calcext:value-type="float">
            <text:p>8,672</text:p>
          </table:table-cell>
          <table:table-cell table:formula="of:=([.F851]*[.F851]*[.F851]*[.F851]/500)-([.F851]*[.F851]/200)-3/250" office:value-type="float" office:value="10.9231401728901" calcext:value-type="float">
            <text:p>10,9231401728901</text:p>
          </table:table-cell>
          <table:table-cell table:formula="of:=-([.F851]*[.F851]*[.F851]/30)+([.F851]/20)+1/6" office:value-type="float" office:value="-21.1385826816" calcext:value-type="float">
            <text:p>-21,13858268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5" calcext:value-type="float">
            <text:p>835</text:p>
          </table:table-cell>
          <table:table-cell table:formula="of:=[.$B$18]+[.E852]*[.$D$18]" office:value-type="float" office:value="8.68" calcext:value-type="float">
            <text:p>8,68</text:p>
          </table:table-cell>
          <table:table-cell table:formula="of:=([.F852]*[.F852]*[.F852]*[.F852]/500)-([.F852]*[.F852]/200)-3/250" office:value-type="float" office:value="10.96424247552" calcext:value-type="float">
            <text:p>10,96424247552</text:p>
          </table:table-cell>
          <table:table-cell table:formula="of:=-([.F852]*[.F852]*[.F852]/30)+([.F852]/20)+1/6" office:value-type="float" office:value="-21.1984010666667" calcext:value-type="float">
            <text:p>-21,198401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6" calcext:value-type="float">
            <text:p>836</text:p>
          </table:table-cell>
          <table:table-cell table:formula="of:=[.$B$18]+[.E853]*[.$D$18]" office:value-type="float" office:value="8.688" calcext:value-type="float">
            <text:p>8,688</text:p>
          </table:table-cell>
          <table:table-cell table:formula="of:=([.F853]*[.F853]*[.F853]*[.F853]/500)-([.F853]*[.F853]/200)-3/250" office:value-type="float" office:value="11.0054598640927" calcext:value-type="float">
            <text:p>11,0054598640927</text:p>
          </table:table-cell>
          <table:table-cell table:formula="of:=-([.F853]*[.F853]*[.F853]/30)+([.F853]/20)+1/6" office:value-type="float" office:value="-21.2583305557333" calcext:value-type="float">
            <text:p>-21,25833055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table:formula="of:=[.$B$18]+[.E854]*[.$D$18]" office:value-type="float" office:value="8.696" calcext:value-type="float">
            <text:p>8,696</text:p>
          </table:table-cell>
          <table:table-cell table:formula="of:=([.F854]*[.F854]*[.F854]*[.F854]/500)-([.F854]*[.F854]/200)-3/250" office:value-type="float" office:value="11.0467925520261" calcext:value-type="float">
            <text:p>11,0467925520261</text:p>
          </table:table-cell>
          <table:table-cell table:formula="of:=-([.F854]*[.F854]*[.F854]/30)+([.F854]/20)+1/6" office:value-type="float" office:value="-21.3183712512" calcext:value-type="float">
            <text:p>-21,31837125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8" calcext:value-type="float">
            <text:p>838</text:p>
          </table:table-cell>
          <table:table-cell table:formula="of:=[.$B$18]+[.E855]*[.$D$18]" office:value-type="float" office:value="8.704" calcext:value-type="float">
            <text:p>8,704</text:p>
          </table:table-cell>
          <table:table-cell table:formula="of:=([.F855]*[.F855]*[.F855]*[.F855]/500)-([.F855]*[.F855]/200)-3/250" office:value-type="float" office:value="11.0882407529349" calcext:value-type="float">
            <text:p>11,0882407529349</text:p>
          </table:table-cell>
          <table:table-cell table:formula="of:=-([.F855]*[.F855]*[.F855]/30)+([.F855]/20)+1/6" office:value-type="float" office:value="-21.3785232554667" calcext:value-type="float">
            <text:p>-21,37852325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formula="of:=[.$B$18]+[.E856]*[.$D$18]" office:value-type="float" office:value="8.712" calcext:value-type="float">
            <text:p>8,712</text:p>
          </table:table-cell>
          <table:table-cell table:formula="of:=([.F856]*[.F856]*[.F856]*[.F856]/500)-([.F856]*[.F856]/200)-3/250" office:value-type="float" office:value="11.1298046806303" calcext:value-type="float">
            <text:p>11,1298046806303</text:p>
          </table:table-cell>
          <table:table-cell table:formula="of:=-([.F856]*[.F856]*[.F856]/30)+([.F856]/20)+1/6" office:value-type="float" office:value="-21.4387866709333" calcext:value-type="float">
            <text:p>-21,43878667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0" calcext:value-type="float">
            <text:p>840</text:p>
          </table:table-cell>
          <table:table-cell table:formula="of:=[.$B$18]+[.E857]*[.$D$18]" office:value-type="float" office:value="8.72" calcext:value-type="float">
            <text:p>8,72</text:p>
          </table:table-cell>
          <table:table-cell table:formula="of:=([.F857]*[.F857]*[.F857]*[.F857]/500)-([.F857]*[.F857]/200)-3/250" office:value-type="float" office:value="11.17148454912" calcext:value-type="float">
            <text:p>11,17148454912</text:p>
          </table:table-cell>
          <table:table-cell table:formula="of:=-([.F857]*[.F857]*[.F857]/30)+([.F857]/20)+1/6" office:value-type="float" office:value="-21.4991616" calcext:value-type="float">
            <text:p>-21,49916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1" calcext:value-type="float">
            <text:p>841</text:p>
          </table:table-cell>
          <table:table-cell table:formula="of:=[.$B$18]+[.E858]*[.$D$18]" office:value-type="float" office:value="8.728" calcext:value-type="float">
            <text:p>8,728</text:p>
          </table:table-cell>
          <table:table-cell table:formula="of:=([.F858]*[.F858]*[.F858]*[.F858]/500)-([.F858]*[.F858]/200)-3/250" office:value-type="float" office:value="11.2132805726085" calcext:value-type="float">
            <text:p>11,2132805726085</text:p>
          </table:table-cell>
          <table:table-cell table:formula="of:=-([.F858]*[.F858]*[.F858]/30)+([.F858]/20)+1/6" office:value-type="float" office:value="-21.5596481450667" calcext:value-type="float">
            <text:p>-21,55964814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2" calcext:value-type="float">
            <text:p>842</text:p>
          </table:table-cell>
          <table:table-cell table:formula="of:=[.$B$18]+[.E859]*[.$D$18]" office:value-type="float" office:value="8.736" calcext:value-type="float">
            <text:p>8,736</text:p>
          </table:table-cell>
          <table:table-cell table:formula="of:=([.F859]*[.F859]*[.F859]*[.F859]/500)-([.F859]*[.F859]/200)-3/250" office:value-type="float" office:value="11.2551929654968" calcext:value-type="float">
            <text:p>11,2551929654968</text:p>
          </table:table-cell>
          <table:table-cell table:formula="of:=-([.F859]*[.F859]*[.F859]/30)+([.F859]/20)+1/6" office:value-type="float" office:value="-21.6202464085333" calcext:value-type="float">
            <text:p>-21,62024640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3" calcext:value-type="float">
            <text:p>843</text:p>
          </table:table-cell>
          <table:table-cell table:formula="of:=[.$B$18]+[.E860]*[.$D$18]" office:value-type="float" office:value="8.744" calcext:value-type="float">
            <text:p>8,744</text:p>
          </table:table-cell>
          <table:table-cell table:formula="of:=([.F860]*[.F860]*[.F860]*[.F860]/500)-([.F860]*[.F860]/200)-3/250" office:value-type="float" office:value="11.2972219423826" calcext:value-type="float">
            <text:p>11,2972219423826</text:p>
          </table:table-cell>
          <table:table-cell table:formula="of:=-([.F860]*[.F860]*[.F860]/30)+([.F860]/20)+1/6" office:value-type="float" office:value="-21.6809564928" calcext:value-type="float">
            <text:p>-21,68095649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4" calcext:value-type="float">
            <text:p>844</text:p>
          </table:table-cell>
          <table:table-cell table:formula="of:=[.$B$18]+[.E861]*[.$D$18]" office:value-type="float" office:value="8.752" calcext:value-type="float">
            <text:p>8,752</text:p>
          </table:table-cell>
          <table:table-cell table:formula="of:=([.F861]*[.F861]*[.F861]*[.F861]/500)-([.F861]*[.F861]/200)-3/250" office:value-type="float" office:value="11.33936771806" calcext:value-type="float">
            <text:p>11,33936771806</text:p>
          </table:table-cell>
          <table:table-cell table:formula="of:=-([.F861]*[.F861]*[.F861]/30)+([.F861]/20)+1/6" office:value-type="float" office:value="-21.7417785002667" calcext:value-type="float">
            <text:p>-21,74177850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5" calcext:value-type="float">
            <text:p>845</text:p>
          </table:table-cell>
          <table:table-cell table:formula="of:=[.$B$18]+[.E862]*[.$D$18]" office:value-type="float" office:value="8.76" calcext:value-type="float">
            <text:p>8,76</text:p>
          </table:table-cell>
          <table:table-cell table:formula="of:=([.F862]*[.F862]*[.F862]*[.F862]/500)-([.F862]*[.F862]/200)-3/250" office:value-type="float" office:value="11.38163050752" calcext:value-type="float">
            <text:p>11,38163050752</text:p>
          </table:table-cell>
          <table:table-cell table:formula="of:=-([.F862]*[.F862]*[.F862]/30)+([.F862]/20)+1/6" office:value-type="float" office:value="-21.8027125333333" calcext:value-type="float">
            <text:p>-21,802712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6" calcext:value-type="float">
            <text:p>846</text:p>
          </table:table-cell>
          <table:table-cell table:formula="of:=[.$B$18]+[.E863]*[.$D$18]" office:value-type="float" office:value="8.768" calcext:value-type="float">
            <text:p>8,768</text:p>
          </table:table-cell>
          <table:table-cell table:formula="of:=([.F863]*[.F863]*[.F863]*[.F863]/500)-([.F863]*[.F863]/200)-3/250" office:value-type="float" office:value="11.42401052595" calcext:value-type="float">
            <text:p>11,42401052595</text:p>
          </table:table-cell>
          <table:table-cell table:formula="of:=-([.F863]*[.F863]*[.F863]/30)+([.F863]/20)+1/6" office:value-type="float" office:value="-21.8637586944" calcext:value-type="float">
            <text:p>-21,86375869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7" calcext:value-type="float">
            <text:p>847</text:p>
          </table:table-cell>
          <table:table-cell table:formula="of:=[.$B$18]+[.E864]*[.$D$18]" office:value-type="float" office:value="8.776" calcext:value-type="float">
            <text:p>8,776</text:p>
          </table:table-cell>
          <table:table-cell table:formula="of:=([.F864]*[.F864]*[.F864]*[.F864]/500)-([.F864]*[.F864]/200)-3/250" office:value-type="float" office:value="11.466507988734" calcext:value-type="float">
            <text:p>11,466507988734</text:p>
          </table:table-cell>
          <table:table-cell table:formula="of:=-([.F864]*[.F864]*[.F864]/30)+([.F864]/20)+1/6" office:value-type="float" office:value="-21.9249170858667" calcext:value-type="float">
            <text:p>-21,92491708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table:formula="of:=[.$B$18]+[.E865]*[.$D$18]" office:value-type="float" office:value="8.784" calcext:value-type="float">
            <text:p>8,784</text:p>
          </table:table-cell>
          <table:table-cell table:formula="of:=([.F865]*[.F865]*[.F865]*[.F865]/500)-([.F865]*[.F865]/200)-3/250" office:value-type="float" office:value="11.5091231114527" calcext:value-type="float">
            <text:p>11,5091231114527</text:p>
          </table:table-cell>
          <table:table-cell table:formula="of:=-([.F865]*[.F865]*[.F865]/30)+([.F865]/20)+1/6" office:value-type="float" office:value="-21.9861878101333" calcext:value-type="float">
            <text:p>-21,98618781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9" calcext:value-type="float">
            <text:p>849</text:p>
          </table:table-cell>
          <table:table-cell table:formula="of:=[.$B$18]+[.E866]*[.$D$18]" office:value-type="float" office:value="8.792" calcext:value-type="float">
            <text:p>8,792</text:p>
          </table:table-cell>
          <table:table-cell table:formula="of:=([.F866]*[.F866]*[.F866]*[.F866]/500)-([.F866]*[.F866]/200)-3/250" office:value-type="float" office:value="11.5518561098834" calcext:value-type="float">
            <text:p>11,5518561098834</text:p>
          </table:table-cell>
          <table:table-cell table:formula="of:=-([.F866]*[.F866]*[.F866]/30)+([.F866]/20)+1/6" office:value-type="float" office:value="-22.0475709696" calcext:value-type="float">
            <text:p>-22,0475709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table:formula="of:=[.$B$18]+[.E867]*[.$D$18]" office:value-type="float" office:value="8.8" calcext:value-type="float">
            <text:p>8,8</text:p>
          </table:table-cell>
          <table:table-cell table:formula="of:=([.F867]*[.F867]*[.F867]*[.F867]/500)-([.F867]*[.F867]/200)-3/250" office:value-type="float" office:value="11.5947072" calcext:value-type="float">
            <text:p>11,5947072</text:p>
          </table:table-cell>
          <table:table-cell table:formula="of:=-([.F867]*[.F867]*[.F867]/30)+([.F867]/20)+1/6" office:value-type="float" office:value="-22.1090666666667" calcext:value-type="float">
            <text:p>-22,1090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1" calcext:value-type="float">
            <text:p>851</text:p>
          </table:table-cell>
          <table:table-cell table:formula="of:=[.$B$18]+[.E868]*[.$D$18]" office:value-type="float" office:value="8.808" calcext:value-type="float">
            <text:p>8,808</text:p>
          </table:table-cell>
          <table:table-cell table:formula="of:=([.F868]*[.F868]*[.F868]*[.F868]/500)-([.F868]*[.F868]/200)-3/250" office:value-type="float" office:value="11.637676597973" calcext:value-type="float">
            <text:p>11,637676597973</text:p>
          </table:table-cell>
          <table:table-cell table:formula="of:=-([.F868]*[.F868]*[.F868]/30)+([.F868]/20)+1/6" office:value-type="float" office:value="-22.1706750037333" calcext:value-type="float">
            <text:p>-22,170675003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2" calcext:value-type="float">
            <text:p>852</text:p>
          </table:table-cell>
          <table:table-cell table:formula="of:=[.$B$18]+[.E869]*[.$D$18]" office:value-type="float" office:value="8.816" calcext:value-type="float">
            <text:p>8,816</text:p>
          </table:table-cell>
          <table:table-cell table:formula="of:=([.F869]*[.F869]*[.F869]*[.F869]/500)-([.F869]*[.F869]/200)-3/250" office:value-type="float" office:value="11.6807645201695" calcext:value-type="float">
            <text:p>11,6807645201695</text:p>
          </table:table-cell>
          <table:table-cell table:formula="of:=-([.F869]*[.F869]*[.F869]/30)+([.F869]/20)+1/6" office:value-type="float" office:value="-22.2323960832" calcext:value-type="float">
            <text:p>-22,23239608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3" calcext:value-type="float">
            <text:p>853</text:p>
          </table:table-cell>
          <table:table-cell table:formula="of:=[.$B$18]+[.E870]*[.$D$18]" office:value-type="float" office:value="8.824" calcext:value-type="float">
            <text:p>8,824</text:p>
          </table:table-cell>
          <table:table-cell table:formula="of:=([.F870]*[.F870]*[.F870]*[.F870]/500)-([.F870]*[.F870]/200)-3/250" office:value-type="float" office:value="11.7239711831532" calcext:value-type="float">
            <text:p>11,7239711831532</text:p>
          </table:table-cell>
          <table:table-cell table:formula="of:=-([.F870]*[.F870]*[.F870]/30)+([.F870]/20)+1/6" office:value-type="float" office:value="-22.2942300074667" calcext:value-type="float">
            <text:p>-22,294230007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4" calcext:value-type="float">
            <text:p>854</text:p>
          </table:table-cell>
          <table:table-cell table:formula="of:=[.$B$18]+[.E871]*[.$D$18]" office:value-type="float" office:value="8.832" calcext:value-type="float">
            <text:p>8,832</text:p>
          </table:table-cell>
          <table:table-cell table:formula="of:=([.F871]*[.F871]*[.F871]*[.F871]/500)-([.F871]*[.F871]/200)-3/250" office:value-type="float" office:value="11.7672968036844" calcext:value-type="float">
            <text:p>11,7672968036844</text:p>
          </table:table-cell>
          <table:table-cell table:formula="of:=-([.F871]*[.F871]*[.F871]/30)+([.F871]/20)+1/6" office:value-type="float" office:value="-22.3561768789333" calcext:value-type="float">
            <text:p>-22,356176878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5" calcext:value-type="float">
            <text:p>855</text:p>
          </table:table-cell>
          <table:table-cell table:formula="of:=[.$B$18]+[.E872]*[.$D$18]" office:value-type="float" office:value="8.84" calcext:value-type="float">
            <text:p>8,84</text:p>
          </table:table-cell>
          <table:table-cell table:formula="of:=([.F872]*[.F872]*[.F872]*[.F872]/500)-([.F872]*[.F872]/200)-3/250" office:value-type="float" office:value="11.81074159872" calcext:value-type="float">
            <text:p>11,81074159872</text:p>
          </table:table-cell>
          <table:table-cell table:formula="of:=-([.F872]*[.F872]*[.F872]/30)+([.F872]/20)+1/6" office:value-type="float" office:value="-22.4182368" calcext:value-type="float">
            <text:p>-22,41823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6" calcext:value-type="float">
            <text:p>856</text:p>
          </table:table-cell>
          <table:table-cell table:formula="of:=[.$B$18]+[.E873]*[.$D$18]" office:value-type="float" office:value="8.848" calcext:value-type="float">
            <text:p>8,848</text:p>
          </table:table-cell>
          <table:table-cell table:formula="of:=([.F873]*[.F873]*[.F873]*[.F873]/500)-([.F873]*[.F873]/200)-3/250" office:value-type="float" office:value="11.8543057854136" calcext:value-type="float">
            <text:p>11,8543057854136</text:p>
          </table:table-cell>
          <table:table-cell table:formula="of:=-([.F873]*[.F873]*[.F873]/30)+([.F873]/20)+1/6" office:value-type="float" office:value="-22.4804098730667" calcext:value-type="float">
            <text:p>-22,480409873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7" calcext:value-type="float">
            <text:p>857</text:p>
          </table:table-cell>
          <table:table-cell table:formula="of:=[.$B$18]+[.E874]*[.$D$18]" office:value-type="float" office:value="8.856" calcext:value-type="float">
            <text:p>8,856</text:p>
          </table:table-cell>
          <table:table-cell table:formula="of:=([.F874]*[.F874]*[.F874]*[.F874]/500)-([.F874]*[.F874]/200)-3/250" office:value-type="float" office:value="11.8979895811154" calcext:value-type="float">
            <text:p>11,8979895811154</text:p>
          </table:table-cell>
          <table:table-cell table:formula="of:=-([.F874]*[.F874]*[.F874]/30)+([.F874]/20)+1/6" office:value-type="float" office:value="-22.5426962005333" calcext:value-type="float">
            <text:p>-22,542696200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8" calcext:value-type="float">
            <text:p>858</text:p>
          </table:table-cell>
          <table:table-cell table:formula="of:=[.$B$18]+[.E875]*[.$D$18]" office:value-type="float" office:value="8.864" calcext:value-type="float">
            <text:p>8,864</text:p>
          </table:table-cell>
          <table:table-cell table:formula="of:=([.F875]*[.F875]*[.F875]*[.F875]/500)-([.F875]*[.F875]/200)-3/250" office:value-type="float" office:value="11.941793203372" calcext:value-type="float">
            <text:p>11,941793203372</text:p>
          </table:table-cell>
          <table:table-cell table:formula="of:=-([.F875]*[.F875]*[.F875]/30)+([.F875]/20)+1/6" office:value-type="float" office:value="-22.6050958848" calcext:value-type="float">
            <text:p>-22,60509588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9" calcext:value-type="float">
            <text:p>859</text:p>
          </table:table-cell>
          <table:table-cell table:formula="of:=[.$B$18]+[.E876]*[.$D$18]" office:value-type="float" office:value="8.872" calcext:value-type="float">
            <text:p>8,872</text:p>
          </table:table-cell>
          <table:table-cell table:formula="of:=([.F876]*[.F876]*[.F876]*[.F876]/500)-([.F876]*[.F876]/200)-3/250" office:value-type="float" office:value="11.9857168699269" calcext:value-type="float">
            <text:p>11,9857168699269</text:p>
          </table:table-cell>
          <table:table-cell table:formula="of:=-([.F876]*[.F876]*[.F876]/30)+([.F876]/20)+1/6" office:value-type="float" office:value="-22.6676090282667" calcext:value-type="float">
            <text:p>-22,667609028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0" calcext:value-type="float">
            <text:p>860</text:p>
          </table:table-cell>
          <table:table-cell table:formula="of:=[.$B$18]+[.E877]*[.$D$18]" office:value-type="float" office:value="8.88" calcext:value-type="float">
            <text:p>8,88</text:p>
          </table:table-cell>
          <table:table-cell table:formula="of:=([.F877]*[.F877]*[.F877]*[.F877]/500)-([.F877]*[.F877]/200)-3/250" office:value-type="float" office:value="12.02976079872" calcext:value-type="float">
            <text:p>12,02976079872</text:p>
          </table:table-cell>
          <table:table-cell table:formula="of:=-([.F877]*[.F877]*[.F877]/30)+([.F877]/20)+1/6" office:value-type="float" office:value="-22.7302357333333" calcext:value-type="float">
            <text:p>-22,7302357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1" calcext:value-type="float">
            <text:p>861</text:p>
          </table:table-cell>
          <table:table-cell table:formula="of:=[.$B$18]+[.E878]*[.$D$18]" office:value-type="float" office:value="8.888" calcext:value-type="float">
            <text:p>8,888</text:p>
          </table:table-cell>
          <table:table-cell table:formula="of:=([.F878]*[.F878]*[.F878]*[.F878]/500)-([.F878]*[.F878]/200)-3/250" office:value-type="float" office:value="12.0739252078879" calcext:value-type="float">
            <text:p>12,0739252078879</text:p>
          </table:table-cell>
          <table:table-cell table:formula="of:=-([.F878]*[.F878]*[.F878]/30)+([.F878]/20)+1/6" office:value-type="float" office:value="-22.7929761024" calcext:value-type="float">
            <text:p>-22,79297610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2" calcext:value-type="float">
            <text:p>862</text:p>
          </table:table-cell>
          <table:table-cell table:formula="of:=[.$B$18]+[.E879]*[.$D$18]" office:value-type="float" office:value="8.896" calcext:value-type="float">
            <text:p>8,896</text:p>
          </table:table-cell>
          <table:table-cell table:formula="of:=([.F879]*[.F879]*[.F879]*[.F879]/500)-([.F879]*[.F879]/200)-3/250" office:value-type="float" office:value="12.1182103157637" calcext:value-type="float">
            <text:p>12,1182103157637</text:p>
          </table:table-cell>
          <table:table-cell table:formula="of:=-([.F879]*[.F879]*[.F879]/30)+([.F879]/20)+1/6" office:value-type="float" office:value="-22.8558302378667" calcext:value-type="float">
            <text:p>-22,855830237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3" calcext:value-type="float">
            <text:p>863</text:p>
          </table:table-cell>
          <table:table-cell table:formula="of:=[.$B$18]+[.E880]*[.$D$18]" office:value-type="float" office:value="8.904" calcext:value-type="float">
            <text:p>8,904</text:p>
          </table:table-cell>
          <table:table-cell table:formula="of:=([.F880]*[.F880]*[.F880]*[.F880]/500)-([.F880]*[.F880]/200)-3/250" office:value-type="float" office:value="12.1626163408773" calcext:value-type="float">
            <text:p>12,1626163408773</text:p>
          </table:table-cell>
          <table:table-cell table:formula="of:=-([.F880]*[.F880]*[.F880]/30)+([.F880]/20)+1/6" office:value-type="float" office:value="-22.9187982421333" calcext:value-type="float">
            <text:p>-22,918798242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4" calcext:value-type="float">
            <text:p>864</text:p>
          </table:table-cell>
          <table:table-cell table:formula="of:=[.$B$18]+[.E881]*[.$D$18]" office:value-type="float" office:value="8.912" calcext:value-type="float">
            <text:p>8,912</text:p>
          </table:table-cell>
          <table:table-cell table:formula="of:=([.F881]*[.F881]*[.F881]*[.F881]/500)-([.F881]*[.F881]/200)-3/250" office:value-type="float" office:value="12.2071435019551" calcext:value-type="float">
            <text:p>12,2071435019551</text:p>
          </table:table-cell>
          <table:table-cell table:formula="of:=-([.F881]*[.F881]*[.F881]/30)+([.F881]/20)+1/6" office:value-type="float" office:value="-22.9818802176" calcext:value-type="float">
            <text:p>-22,98188021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table:formula="of:=[.$B$18]+[.E882]*[.$D$18]" office:value-type="float" office:value="8.92" calcext:value-type="float">
            <text:p>8,92</text:p>
          </table:table-cell>
          <table:table-cell table:formula="of:=([.F882]*[.F882]*[.F882]*[.F882]/500)-([.F882]*[.F882]/200)-3/250" office:value-type="float" office:value="12.25179201792" calcext:value-type="float">
            <text:p>12,25179201792</text:p>
          </table:table-cell>
          <table:table-cell table:formula="of:=-([.F882]*[.F882]*[.F882]/30)+([.F882]/20)+1/6" office:value-type="float" office:value="-23.0450762666667" calcext:value-type="float">
            <text:p>-23,0450762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6" calcext:value-type="float">
            <text:p>866</text:p>
          </table:table-cell>
          <table:table-cell table:formula="of:=[.$B$18]+[.E883]*[.$D$18]" office:value-type="float" office:value="8.928" calcext:value-type="float">
            <text:p>8,928</text:p>
          </table:table-cell>
          <table:table-cell table:formula="of:=([.F883]*[.F883]*[.F883]*[.F883]/500)-([.F883]*[.F883]/200)-3/250" office:value-type="float" office:value="12.2965621078917" calcext:value-type="float">
            <text:p>12,2965621078917</text:p>
          </table:table-cell>
          <table:table-cell table:formula="of:=-([.F883]*[.F883]*[.F883]/30)+([.F883]/20)+1/6" office:value-type="float" office:value="-23.1083864917333" calcext:value-type="float">
            <text:p>-23,108386491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7" calcext:value-type="float">
            <text:p>867</text:p>
          </table:table-cell>
          <table:table-cell table:formula="of:=[.$B$18]+[.E884]*[.$D$18]" office:value-type="float" office:value="8.936" calcext:value-type="float">
            <text:p>8,936</text:p>
          </table:table-cell>
          <table:table-cell table:formula="of:=([.F884]*[.F884]*[.F884]*[.F884]/500)-([.F884]*[.F884]/200)-3/250" office:value-type="float" office:value="12.3414539911864" calcext:value-type="float">
            <text:p>12,3414539911864</text:p>
          </table:table-cell>
          <table:table-cell table:formula="of:=-([.F884]*[.F884]*[.F884]/30)+([.F884]/20)+1/6" office:value-type="float" office:value="-23.1718109952" calcext:value-type="float">
            <text:p>-23,17181099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8" calcext:value-type="float">
            <text:p>868</text:p>
          </table:table-cell>
          <table:table-cell table:formula="of:=[.$B$18]+[.E885]*[.$D$18]" office:value-type="float" office:value="8.944" calcext:value-type="float">
            <text:p>8,944</text:p>
          </table:table-cell>
          <table:table-cell table:formula="of:=([.F885]*[.F885]*[.F885]*[.F885]/500)-([.F885]*[.F885]/200)-3/250" office:value-type="float" office:value="12.386467887317" calcext:value-type="float">
            <text:p>12,386467887317</text:p>
          </table:table-cell>
          <table:table-cell table:formula="of:=-([.F885]*[.F885]*[.F885]/30)+([.F885]/20)+1/6" office:value-type="float" office:value="-23.2353498794667" calcext:value-type="float">
            <text:p>-23,235349879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9" calcext:value-type="float">
            <text:p>869</text:p>
          </table:table-cell>
          <table:table-cell table:formula="of:=[.$B$18]+[.E886]*[.$D$18]" office:value-type="float" office:value="8.952" calcext:value-type="float">
            <text:p>8,952</text:p>
          </table:table-cell>
          <table:table-cell table:formula="of:=([.F886]*[.F886]*[.F886]*[.F886]/500)-([.F886]*[.F886]/200)-3/250" office:value-type="float" office:value="12.4316040159928" calcext:value-type="float">
            <text:p>12,4316040159928</text:p>
          </table:table-cell>
          <table:table-cell table:formula="of:=-([.F886]*[.F886]*[.F886]/30)+([.F886]/20)+1/6" office:value-type="float" office:value="-23.2990032469333" calcext:value-type="float">
            <text:p>-23,299003246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0" calcext:value-type="float">
            <text:p>870</text:p>
          </table:table-cell>
          <table:table-cell table:formula="of:=[.$B$18]+[.E887]*[.$D$18]" office:value-type="float" office:value="8.96" calcext:value-type="float">
            <text:p>8,96</text:p>
          </table:table-cell>
          <table:table-cell table:formula="of:=([.F887]*[.F887]*[.F887]*[.F887]/500)-([.F887]*[.F887]/200)-3/250" office:value-type="float" office:value="12.47686259712" calcext:value-type="float">
            <text:p>12,47686259712</text:p>
          </table:table-cell>
          <table:table-cell table:formula="of:=-([.F887]*[.F887]*[.F887]/30)+([.F887]/20)+1/6" office:value-type="float" office:value="-23.3627712" calcext:value-type="float">
            <text:p>-23,36277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1" calcext:value-type="float">
            <text:p>871</text:p>
          </table:table-cell>
          <table:table-cell table:formula="of:=[.$B$18]+[.E888]*[.$D$18]" office:value-type="float" office:value="8.968" calcext:value-type="float">
            <text:p>8,968</text:p>
          </table:table-cell>
          <table:table-cell table:formula="of:=([.F888]*[.F888]*[.F888]*[.F888]/500)-([.F888]*[.F888]/200)-3/250" office:value-type="float" office:value="12.5222438508012" calcext:value-type="float">
            <text:p>12,5222438508012</text:p>
          </table:table-cell>
          <table:table-cell table:formula="of:=-([.F888]*[.F888]*[.F888]/30)+([.F888]/20)+1/6" office:value-type="float" office:value="-23.4266538410667" calcext:value-type="float">
            <text:p>-23,426653841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2" calcext:value-type="float">
            <text:p>872</text:p>
          </table:table-cell>
          <table:table-cell table:formula="of:=[.$B$18]+[.E889]*[.$D$18]" office:value-type="float" office:value="8.976" calcext:value-type="float">
            <text:p>8,976</text:p>
          </table:table-cell>
          <table:table-cell table:formula="of:=([.F889]*[.F889]*[.F889]*[.F889]/500)-([.F889]*[.F889]/200)-3/250" office:value-type="float" office:value="12.5677479973355" calcext:value-type="float">
            <text:p>12,5677479973355</text:p>
          </table:table-cell>
          <table:table-cell table:formula="of:=-([.F889]*[.F889]*[.F889]/30)+([.F889]/20)+1/6" office:value-type="float" office:value="-23.4906512725333" calcext:value-type="float">
            <text:p>-23,490651272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3" calcext:value-type="float">
            <text:p>873</text:p>
          </table:table-cell>
          <table:table-cell table:formula="of:=[.$B$18]+[.E890]*[.$D$18]" office:value-type="float" office:value="8.984" calcext:value-type="float">
            <text:p>8,984</text:p>
          </table:table-cell>
          <table:table-cell table:formula="of:=([.F890]*[.F890]*[.F890]*[.F890]/500)-([.F890]*[.F890]/200)-3/250" office:value-type="float" office:value="12.6133752572191" calcext:value-type="float">
            <text:p>12,6133752572191</text:p>
          </table:table-cell>
          <table:table-cell table:formula="of:=-([.F890]*[.F890]*[.F890]/30)+([.F890]/20)+1/6" office:value-type="float" office:value="-23.5547635968" calcext:value-type="float">
            <text:p>-23,55476359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4" calcext:value-type="float">
            <text:p>874</text:p>
          </table:table-cell>
          <table:table-cell table:formula="of:=[.$B$18]+[.E891]*[.$D$18]" office:value-type="float" office:value="8.992" calcext:value-type="float">
            <text:p>8,992</text:p>
          </table:table-cell>
          <table:table-cell table:formula="of:=([.F891]*[.F891]*[.F891]*[.F891]/500)-([.F891]*[.F891]/200)-3/250" office:value-type="float" office:value="12.6591258511442" calcext:value-type="float">
            <text:p>12,6591258511442</text:p>
          </table:table-cell>
          <table:table-cell table:formula="of:=-([.F891]*[.F891]*[.F891]/30)+([.F891]/20)+1/6" office:value-type="float" office:value="-23.6189909162667" calcext:value-type="float">
            <text:p>-23,618990916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5" calcext:value-type="float">
            <text:p>875</text:p>
          </table:table-cell>
          <table:table-cell table:formula="of:=[.$B$18]+[.E892]*[.$D$18]" office:value-type="float" office:value="9" calcext:value-type="float">
            <text:p>9</text:p>
          </table:table-cell>
          <table:table-cell table:formula="of:=([.F892]*[.F892]*[.F892]*[.F892]/500)-([.F892]*[.F892]/200)-3/250" office:value-type="float" office:value="12.705" calcext:value-type="float">
            <text:p>12,705</text:p>
          </table:table-cell>
          <table:table-cell table:formula="of:=-([.F892]*[.F892]*[.F892]/30)+([.F892]/20)+1/6" office:value-type="float" office:value="-23.6833333333333" calcext:value-type="float">
            <text:p>-23,6833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6" calcext:value-type="float">
            <text:p>876</text:p>
          </table:table-cell>
          <table:table-cell table:formula="of:=[.$B$18]+[.E893]*[.$D$18]" office:value-type="float" office:value="9.008" calcext:value-type="float">
            <text:p>9,008</text:p>
          </table:table-cell>
          <table:table-cell table:formula="of:=([.F893]*[.F893]*[.F893]*[.F893]/500)-([.F893]*[.F893]/200)-3/250" office:value-type="float" office:value="12.7509979248722" calcext:value-type="float">
            <text:p>12,7509979248722</text:p>
          </table:table-cell>
          <table:table-cell table:formula="of:=-([.F893]*[.F893]*[.F893]/30)+([.F893]/20)+1/6" office:value-type="float" office:value="-23.7477909504" calcext:value-type="float">
            <text:p>-23,74779095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7" calcext:value-type="float">
            <text:p>877</text:p>
          </table:table-cell>
          <table:table-cell table:formula="of:=[.$B$18]+[.E894]*[.$D$18]" office:value-type="float" office:value="9.016" calcext:value-type="float">
            <text:p>9,016</text:p>
          </table:table-cell>
          <table:table-cell table:formula="of:=([.F894]*[.F894]*[.F894]*[.F894]/500)-([.F894]*[.F894]/200)-3/250" office:value-type="float" office:value="12.7971198470431" calcext:value-type="float">
            <text:p>12,7971198470431</text:p>
          </table:table-cell>
          <table:table-cell table:formula="of:=-([.F894]*[.F894]*[.F894]/30)+([.F894]/20)+1/6" office:value-type="float" office:value="-23.8123638698667" calcext:value-type="float">
            <text:p>-23,812363869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8" calcext:value-type="float">
            <text:p>878</text:p>
          </table:table-cell>
          <table:table-cell table:formula="of:=[.$B$18]+[.E895]*[.$D$18]" office:value-type="float" office:value="9.024" calcext:value-type="float">
            <text:p>9,024</text:p>
          </table:table-cell>
          <table:table-cell table:formula="of:=([.F895]*[.F895]*[.F895]*[.F895]/500)-([.F895]*[.F895]/200)-3/250" office:value-type="float" office:value="12.8433659879916" calcext:value-type="float">
            <text:p>12,8433659879916</text:p>
          </table:table-cell>
          <table:table-cell table:formula="of:=-([.F895]*[.F895]*[.F895]/30)+([.F895]/20)+1/6" office:value-type="float" office:value="-23.8770521941333" calcext:value-type="float">
            <text:p>-23,877052194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9" calcext:value-type="float">
            <text:p>879</text:p>
          </table:table-cell>
          <table:table-cell table:formula="of:=[.$B$18]+[.E896]*[.$D$18]" office:value-type="float" office:value="9.032" calcext:value-type="float">
            <text:p>9,032</text:p>
          </table:table-cell>
          <table:table-cell table:formula="of:=([.F896]*[.F896]*[.F896]*[.F896]/500)-([.F896]*[.F896]/200)-3/250" office:value-type="float" office:value="12.8897365693932" calcext:value-type="float">
            <text:p>12,8897365693932</text:p>
          </table:table-cell>
          <table:table-cell table:formula="of:=-([.F896]*[.F896]*[.F896]/30)+([.F896]/20)+1/6" office:value-type="float" office:value="-23.9418560256" calcext:value-type="float">
            <text:p>-23,94185602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0" calcext:value-type="float">
            <text:p>880</text:p>
          </table:table-cell>
          <table:table-cell table:formula="of:=[.$B$18]+[.E897]*[.$D$18]" office:value-type="float" office:value="9.04" calcext:value-type="float">
            <text:p>9,04</text:p>
          </table:table-cell>
          <table:table-cell table:formula="of:=([.F897]*[.F897]*[.F897]*[.F897]/500)-([.F897]*[.F897]/200)-3/250" office:value-type="float" office:value="12.93623181312" calcext:value-type="float">
            <text:p>12,93623181312</text:p>
          </table:table-cell>
          <table:table-cell table:formula="of:=-([.F897]*[.F897]*[.F897]/30)+([.F897]/20)+1/6" office:value-type="float" office:value="-24.0067754666667" calcext:value-type="float">
            <text:p>-24,0067754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1" calcext:value-type="float">
            <text:p>881</text:p>
          </table:table-cell>
          <table:table-cell table:formula="of:=[.$B$18]+[.E898]*[.$D$18]" office:value-type="float" office:value="9.048" calcext:value-type="float">
            <text:p>9,048</text:p>
          </table:table-cell>
          <table:table-cell table:formula="of:=([.F898]*[.F898]*[.F898]*[.F898]/500)-([.F898]*[.F898]/200)-3/250" office:value-type="float" office:value="12.9828519412408" calcext:value-type="float">
            <text:p>12,9828519412408</text:p>
          </table:table-cell>
          <table:table-cell table:formula="of:=-([.F898]*[.F898]*[.F898]/30)+([.F898]/20)+1/6" office:value-type="float" office:value="-24.0718106197333" calcext:value-type="float">
            <text:p>-24,071810619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2" calcext:value-type="float">
            <text:p>882</text:p>
          </table:table-cell>
          <table:table-cell table:formula="of:=[.$B$18]+[.E899]*[.$D$18]" office:value-type="float" office:value="9.056" calcext:value-type="float">
            <text:p>9,056</text:p>
          </table:table-cell>
          <table:table-cell table:formula="of:=([.F899]*[.F899]*[.F899]*[.F899]/500)-([.F899]*[.F899]/200)-3/250" office:value-type="float" office:value="13.029597176021" calcext:value-type="float">
            <text:p>13,029597176021</text:p>
          </table:table-cell>
          <table:table-cell table:formula="of:=-([.F899]*[.F899]*[.F899]/30)+([.F899]/20)+1/6" office:value-type="float" office:value="-24.1369615872" calcext:value-type="float">
            <text:p>-24,13696158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3" calcext:value-type="float">
            <text:p>883</text:p>
          </table:table-cell>
          <table:table-cell table:formula="of:=[.$B$18]+[.E900]*[.$D$18]" office:value-type="float" office:value="9.064" calcext:value-type="float">
            <text:p>9,064</text:p>
          </table:table-cell>
          <table:table-cell table:formula="of:=([.F900]*[.F900]*[.F900]*[.F900]/500)-([.F900]*[.F900]/200)-3/250" office:value-type="float" office:value="13.0764677399224" calcext:value-type="float">
            <text:p>13,0764677399224</text:p>
          </table:table-cell>
          <table:table-cell table:formula="of:=-([.F900]*[.F900]*[.F900]/30)+([.F900]/20)+1/6" office:value-type="float" office:value="-24.2022284714667" calcext:value-type="float">
            <text:p>-24,202228471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4" calcext:value-type="float">
            <text:p>884</text:p>
          </table:table-cell>
          <table:table-cell table:formula="of:=[.$B$18]+[.E901]*[.$D$18]" office:value-type="float" office:value="9.072" calcext:value-type="float">
            <text:p>9,072</text:p>
          </table:table-cell>
          <table:table-cell table:formula="of:=([.F901]*[.F901]*[.F901]*[.F901]/500)-([.F901]*[.F901]/200)-3/250" office:value-type="float" office:value="13.1234638556037" calcext:value-type="float">
            <text:p>13,1234638556037</text:p>
          </table:table-cell>
          <table:table-cell table:formula="of:=-([.F901]*[.F901]*[.F901]/30)+([.F901]/20)+1/6" office:value-type="float" office:value="-24.2676113749333" calcext:value-type="float">
            <text:p>-24,267611374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5" calcext:value-type="float">
            <text:p>885</text:p>
          </table:table-cell>
          <table:table-cell table:formula="of:=[.$B$18]+[.E902]*[.$D$18]" office:value-type="float" office:value="9.08" calcext:value-type="float">
            <text:p>9,08</text:p>
          </table:table-cell>
          <table:table-cell table:formula="of:=([.F902]*[.F902]*[.F902]*[.F902]/500)-([.F902]*[.F902]/200)-3/250" office:value-type="float" office:value="13.17058574592" calcext:value-type="float">
            <text:p>13,17058574592</text:p>
          </table:table-cell>
          <table:table-cell table:formula="of:=-([.F902]*[.F902]*[.F902]/30)+([.F902]/20)+1/6" office:value-type="float" office:value="-24.3331104" calcext:value-type="float">
            <text:p>-24,33311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6" calcext:value-type="float">
            <text:p>886</text:p>
          </table:table-cell>
          <table:table-cell table:formula="of:=[.$B$18]+[.E903]*[.$D$18]" office:value-type="float" office:value="9.088" calcext:value-type="float">
            <text:p>9,088</text:p>
          </table:table-cell>
          <table:table-cell table:formula="of:=([.F903]*[.F903]*[.F903]*[.F903]/500)-([.F903]*[.F903]/200)-3/250" office:value-type="float" office:value="13.2178336339231" calcext:value-type="float">
            <text:p>13,2178336339231</text:p>
          </table:table-cell>
          <table:table-cell table:formula="of:=-([.F903]*[.F903]*[.F903]/30)+([.F903]/20)+1/6" office:value-type="float" office:value="-24.3987256490667" calcext:value-type="float">
            <text:p>-24,398725649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7" calcext:value-type="float">
            <text:p>887</text:p>
          </table:table-cell>
          <table:table-cell table:formula="of:=[.$B$18]+[.E904]*[.$D$18]" office:value-type="float" office:value="9.096" calcext:value-type="float">
            <text:p>9,096</text:p>
          </table:table-cell>
          <table:table-cell table:formula="of:=([.F904]*[.F904]*[.F904]*[.F904]/500)-([.F904]*[.F904]/200)-3/250" office:value-type="float" office:value="13.2652077428613" calcext:value-type="float">
            <text:p>13,2652077428613</text:p>
          </table:table-cell>
          <table:table-cell table:formula="of:=-([.F904]*[.F904]*[.F904]/30)+([.F904]/20)+1/6" office:value-type="float" office:value="-24.4644572245333" calcext:value-type="float">
            <text:p>-24,464457224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8" calcext:value-type="float">
            <text:p>888</text:p>
          </table:table-cell>
          <table:table-cell table:formula="of:=[.$B$18]+[.E905]*[.$D$18]" office:value-type="float" office:value="9.104" calcext:value-type="float">
            <text:p>9,104</text:p>
          </table:table-cell>
          <table:table-cell table:formula="of:=([.F905]*[.F905]*[.F905]*[.F905]/500)-([.F905]*[.F905]/200)-3/250" office:value-type="float" office:value="13.3127082961797" calcext:value-type="float">
            <text:p>13,3127082961797</text:p>
          </table:table-cell>
          <table:table-cell table:formula="of:=-([.F905]*[.F905]*[.F905]/30)+([.F905]/20)+1/6" office:value-type="float" office:value="-24.5303052288" calcext:value-type="float">
            <text:p>-24,53030522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9" calcext:value-type="float">
            <text:p>889</text:p>
          </table:table-cell>
          <table:table-cell table:formula="of:=[.$B$18]+[.E906]*[.$D$18]" office:value-type="float" office:value="9.112" calcext:value-type="float">
            <text:p>9,112</text:p>
          </table:table-cell>
          <table:table-cell table:formula="of:=([.F906]*[.F906]*[.F906]*[.F906]/500)-([.F906]*[.F906]/200)-3/250" office:value-type="float" office:value="13.3603355175199" calcext:value-type="float">
            <text:p>13,3603355175199</text:p>
          </table:table-cell>
          <table:table-cell table:formula="of:=-([.F906]*[.F906]*[.F906]/30)+([.F906]/20)+1/6" office:value-type="float" office:value="-24.5962697642667" calcext:value-type="float">
            <text:p>-24,596269764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 table:formula="of:=[.$B$18]+[.E907]*[.$D$18]" office:value-type="float" office:value="9.12" calcext:value-type="float">
            <text:p>9,12</text:p>
          </table:table-cell>
          <table:table-cell table:formula="of:=([.F907]*[.F907]*[.F907]*[.F907]/500)-([.F907]*[.F907]/200)-3/250" office:value-type="float" office:value="13.40808963072" calcext:value-type="float">
            <text:p>13,40808963072</text:p>
          </table:table-cell>
          <table:table-cell table:formula="of:=-([.F907]*[.F907]*[.F907]/30)+([.F907]/20)+1/6" office:value-type="float" office:value="-24.6623509333333" calcext:value-type="float">
            <text:p>-24,6623509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1" calcext:value-type="float">
            <text:p>891</text:p>
          </table:table-cell>
          <table:table-cell table:formula="of:=[.$B$18]+[.E908]*[.$D$18]" office:value-type="float" office:value="9.128" calcext:value-type="float">
            <text:p>9,128</text:p>
          </table:table-cell>
          <table:table-cell table:formula="of:=([.F908]*[.F908]*[.F908]*[.F908]/500)-([.F908]*[.F908]/200)-3/250" office:value-type="float" office:value="13.4559708598149" calcext:value-type="float">
            <text:p>13,4559708598149</text:p>
          </table:table-cell>
          <table:table-cell table:formula="of:=-([.F908]*[.F908]*[.F908]/30)+([.F908]/20)+1/6" office:value-type="float" office:value="-24.7285488384" calcext:value-type="float">
            <text:p>-24,7285488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2" calcext:value-type="float">
            <text:p>892</text:p>
          </table:table-cell>
          <table:table-cell table:formula="of:=[.$B$18]+[.E909]*[.$D$18]" office:value-type="float" office:value="9.136" calcext:value-type="float">
            <text:p>9,136</text:p>
          </table:table-cell>
          <table:table-cell table:formula="of:=([.F909]*[.F909]*[.F909]*[.F909]/500)-([.F909]*[.F909]/200)-3/250" office:value-type="float" office:value="13.503979429036" calcext:value-type="float">
            <text:p>13,503979429036</text:p>
          </table:table-cell>
          <table:table-cell table:formula="of:=-([.F909]*[.F909]*[.F909]/30)+([.F909]/20)+1/6" office:value-type="float" office:value="-24.7948635818667" calcext:value-type="float">
            <text:p>-24,794863581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3" calcext:value-type="float">
            <text:p>893</text:p>
          </table:table-cell>
          <table:table-cell table:formula="of:=[.$B$18]+[.E910]*[.$D$18]" office:value-type="float" office:value="9.144" calcext:value-type="float">
            <text:p>9,144</text:p>
          </table:table-cell>
          <table:table-cell table:formula="of:=([.F910]*[.F910]*[.F910]*[.F910]/500)-([.F910]*[.F910]/200)-3/250" office:value-type="float" office:value="13.5521155628114" calcext:value-type="float">
            <text:p>13,5521155628114</text:p>
          </table:table-cell>
          <table:table-cell table:formula="of:=-([.F910]*[.F910]*[.F910]/30)+([.F910]/20)+1/6" office:value-type="float" office:value="-24.8612952661333" calcext:value-type="float">
            <text:p>-24,861295266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4" calcext:value-type="float">
            <text:p>894</text:p>
          </table:table-cell>
          <table:table-cell table:formula="of:=[.$B$18]+[.E911]*[.$D$18]" office:value-type="float" office:value="9.152" calcext:value-type="float">
            <text:p>9,152</text:p>
          </table:table-cell>
          <table:table-cell table:formula="of:=([.F911]*[.F911]*[.F911]*[.F911]/500)-([.F911]*[.F911]/200)-3/250" office:value-type="float" office:value="13.6003794857656" calcext:value-type="float">
            <text:p>13,6003794857656</text:p>
          </table:table-cell>
          <table:table-cell table:formula="of:=-([.F911]*[.F911]*[.F911]/30)+([.F911]/20)+1/6" office:value-type="float" office:value="-24.9278439936" calcext:value-type="float">
            <text:p>-24,92784399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5" calcext:value-type="float">
            <text:p>895</text:p>
          </table:table-cell>
          <table:table-cell table:formula="of:=[.$B$18]+[.E912]*[.$D$18]" office:value-type="float" office:value="9.16" calcext:value-type="float">
            <text:p>9,16</text:p>
          </table:table-cell>
          <table:table-cell table:formula="of:=([.F912]*[.F912]*[.F912]*[.F912]/500)-([.F912]*[.F912]/200)-3/250" office:value-type="float" office:value="13.64877142272" calcext:value-type="float">
            <text:p>13,64877142272</text:p>
          </table:table-cell>
          <table:table-cell table:formula="of:=-([.F912]*[.F912]*[.F912]/30)+([.F912]/20)+1/6" office:value-type="float" office:value="-24.9945098666667" calcext:value-type="float">
            <text:p>-24,9945098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6" calcext:value-type="float">
            <text:p>896</text:p>
          </table:table-cell>
          <table:table-cell table:formula="of:=[.$B$18]+[.E913]*[.$D$18]" office:value-type="float" office:value="9.168" calcext:value-type="float">
            <text:p>9,168</text:p>
          </table:table-cell>
          <table:table-cell table:formula="of:=([.F913]*[.F913]*[.F913]*[.F913]/500)-([.F913]*[.F913]/200)-3/250" office:value-type="float" office:value="13.6972915986923" calcext:value-type="float">
            <text:p>13,6972915986923</text:p>
          </table:table-cell>
          <table:table-cell table:formula="of:=-([.F913]*[.F913]*[.F913]/30)+([.F913]/20)+1/6" office:value-type="float" office:value="-25.0612929877333" calcext:value-type="float">
            <text:p>-25,061292987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7" calcext:value-type="float">
            <text:p>897</text:p>
          </table:table-cell>
          <table:table-cell table:formula="of:=[.$B$18]+[.E914]*[.$D$18]" office:value-type="float" office:value="9.176" calcext:value-type="float">
            <text:p>9,176</text:p>
          </table:table-cell>
          <table:table-cell table:formula="of:=([.F914]*[.F914]*[.F914]*[.F914]/500)-([.F914]*[.F914]/200)-3/250" office:value-type="float" office:value="13.7459402388972" calcext:value-type="float">
            <text:p>13,7459402388972</text:p>
          </table:table-cell>
          <table:table-cell table:formula="of:=-([.F914]*[.F914]*[.F914]/30)+([.F914]/20)+1/6" office:value-type="float" office:value="-25.1281934592" calcext:value-type="float">
            <text:p>-25,12819345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table:formula="of:=[.$B$18]+[.E915]*[.$D$18]" office:value-type="float" office:value="9.184" calcext:value-type="float">
            <text:p>9,184</text:p>
          </table:table-cell>
          <table:table-cell table:formula="of:=([.F915]*[.F915]*[.F915]*[.F915]/500)-([.F915]*[.F915]/200)-3/250" office:value-type="float" office:value="13.7947175687455" calcext:value-type="float">
            <text:p>13,7947175687455</text:p>
          </table:table-cell>
          <table:table-cell table:formula="of:=-([.F915]*[.F915]*[.F915]/30)+([.F915]/20)+1/6" office:value-type="float" office:value="-25.1952113834667" calcext:value-type="float">
            <text:p>-25,195211383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9" calcext:value-type="float">
            <text:p>899</text:p>
          </table:table-cell>
          <table:table-cell table:formula="of:=[.$B$18]+[.E916]*[.$D$18]" office:value-type="float" office:value="9.192" calcext:value-type="float">
            <text:p>9,192</text:p>
          </table:table-cell>
          <table:table-cell table:formula="of:=([.F916]*[.F916]*[.F916]*[.F916]/500)-([.F916]*[.F916]/200)-3/250" office:value-type="float" office:value="13.843623813845" calcext:value-type="float">
            <text:p>13,843623813845</text:p>
          </table:table-cell>
          <table:table-cell table:formula="of:=-([.F916]*[.F916]*[.F916]/30)+([.F916]/20)+1/6" office:value-type="float" office:value="-25.2623468629333" calcext:value-type="float">
            <text:p>-25,262346862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[.$B$18]+[.E917]*[.$D$18]" office:value-type="float" office:value="9.2" calcext:value-type="float">
            <text:p>9,2</text:p>
          </table:table-cell>
          <table:table-cell table:formula="of:=([.F917]*[.F917]*[.F917]*[.F917]/500)-([.F917]*[.F917]/200)-3/250" office:value-type="float" office:value="13.8926592" calcext:value-type="float">
            <text:p>13,8926592</text:p>
          </table:table-cell>
          <table:table-cell table:formula="of:=-([.F917]*[.F917]*[.F917]/30)+([.F917]/20)+1/6" office:value-type="float" office:value="-25.3296" calcext:value-type="float">
            <text:p>-25,32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1" calcext:value-type="float">
            <text:p>901</text:p>
          </table:table-cell>
          <table:table-cell table:formula="of:=[.$B$18]+[.E918]*[.$D$18]" office:value-type="float" office:value="9.208" calcext:value-type="float">
            <text:p>9,208</text:p>
          </table:table-cell>
          <table:table-cell table:formula="of:=([.F918]*[.F918]*[.F918]*[.F918]/500)-([.F918]*[.F918]/200)-3/250" office:value-type="float" office:value="13.9418239532114" calcext:value-type="float">
            <text:p>13,9418239532114</text:p>
          </table:table-cell>
          <table:table-cell table:formula="of:=-([.F918]*[.F918]*[.F918]/30)+([.F918]/20)+1/6" office:value-type="float" office:value="-25.3969708970667" calcext:value-type="float">
            <text:p>-25,39697089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table:formula="of:=[.$B$18]+[.E919]*[.$D$18]" office:value-type="float" office:value="9.216" calcext:value-type="float">
            <text:p>9,216</text:p>
          </table:table-cell>
          <table:table-cell table:formula="of:=([.F919]*[.F919]*[.F919]*[.F919]/500)-([.F919]*[.F919]/200)-3/250" office:value-type="float" office:value="13.9911182996767" calcext:value-type="float">
            <text:p>13,9911182996767</text:p>
          </table:table-cell>
          <table:table-cell table:formula="of:=-([.F919]*[.F919]*[.F919]/30)+([.F919]/20)+1/6" office:value-type="float" office:value="-25.4644596565333" calcext:value-type="float">
            <text:p>-25,46445965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3" calcext:value-type="float">
            <text:p>903</text:p>
          </table:table-cell>
          <table:table-cell table:formula="of:=[.$B$18]+[.E920]*[.$D$18]" office:value-type="float" office:value="9.224" calcext:value-type="float">
            <text:p>9,224</text:p>
          </table:table-cell>
          <table:table-cell table:formula="of:=([.F920]*[.F920]*[.F920]*[.F920]/500)-([.F920]*[.F920]/200)-3/250" office:value-type="float" office:value="14.04054246579" calcext:value-type="float">
            <text:p>14,04054246579</text:p>
          </table:table-cell>
          <table:table-cell table:formula="of:=-([.F920]*[.F920]*[.F920]/30)+([.F920]/20)+1/6" office:value-type="float" office:value="-25.5320663808" calcext:value-type="float">
            <text:p>-25,53206638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4" calcext:value-type="float">
            <text:p>904</text:p>
          </table:table-cell>
          <table:table-cell table:formula="of:=[.$B$18]+[.E921]*[.$D$18]" office:value-type="float" office:value="9.232" calcext:value-type="float">
            <text:p>9,232</text:p>
          </table:table-cell>
          <table:table-cell table:formula="of:=([.F921]*[.F921]*[.F921]*[.F921]/500)-([.F921]*[.F921]/200)-3/250" office:value-type="float" office:value="14.0900966781419" calcext:value-type="float">
            <text:p>14,0900966781419</text:p>
          </table:table-cell>
          <table:table-cell table:formula="of:=-([.F921]*[.F921]*[.F921]/30)+([.F921]/20)+1/6" office:value-type="float" office:value="-25.5997911722667" calcext:value-type="float">
            <text:p>-25,59979117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5" calcext:value-type="float">
            <text:p>905</text:p>
          </table:table-cell>
          <table:table-cell table:formula="of:=[.$B$18]+[.E922]*[.$D$18]" office:value-type="float" office:value="9.24" calcext:value-type="float">
            <text:p>9,24</text:p>
          </table:table-cell>
          <table:table-cell table:formula="of:=([.F922]*[.F922]*[.F922]*[.F922]/500)-([.F922]*[.F922]/200)-3/250" office:value-type="float" office:value="14.13978116352" calcext:value-type="float">
            <text:p>14,13978116352</text:p>
          </table:table-cell>
          <table:table-cell table:formula="of:=-([.F922]*[.F922]*[.F922]/30)+([.F922]/20)+1/6" office:value-type="float" office:value="-25.6676341333333" calcext:value-type="float">
            <text:p>-25,667634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6" calcext:value-type="float">
            <text:p>906</text:p>
          </table:table-cell>
          <table:table-cell table:formula="of:=[.$B$18]+[.E923]*[.$D$18]" office:value-type="float" office:value="9.248" calcext:value-type="float">
            <text:p>9,248</text:p>
          </table:table-cell>
          <table:table-cell table:formula="of:=([.F923]*[.F923]*[.F923]*[.F923]/500)-([.F923]*[.F923]/200)-3/250" office:value-type="float" office:value="14.189596148908" calcext:value-type="float">
            <text:p>14,189596148908</text:p>
          </table:table-cell>
          <table:table-cell table:formula="of:=-([.F923]*[.F923]*[.F923]/30)+([.F923]/20)+1/6" office:value-type="float" office:value="-25.7355953664" calcext:value-type="float">
            <text:p>-25,73559536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7" calcext:value-type="float">
            <text:p>907</text:p>
          </table:table-cell>
          <table:table-cell table:formula="of:=[.$B$18]+[.E924]*[.$D$18]" office:value-type="float" office:value="9.256" calcext:value-type="float">
            <text:p>9,256</text:p>
          </table:table-cell>
          <table:table-cell table:formula="of:=([.F924]*[.F924]*[.F924]*[.F924]/500)-([.F924]*[.F924]/200)-3/250" office:value-type="float" office:value="14.2395418614866" calcext:value-type="float">
            <text:p>14,2395418614866</text:p>
          </table:table-cell>
          <table:table-cell table:formula="of:=-([.F924]*[.F924]*[.F924]/30)+([.F924]/20)+1/6" office:value-type="float" office:value="-25.8036749738667" calcext:value-type="float">
            <text:p>-25,80367497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8" calcext:value-type="float">
            <text:p>908</text:p>
          </table:table-cell>
          <table:table-cell table:formula="of:=[.$B$18]+[.E925]*[.$D$18]" office:value-type="float" office:value="9.264" calcext:value-type="float">
            <text:p>9,264</text:p>
          </table:table-cell>
          <table:table-cell table:formula="of:=([.F925]*[.F925]*[.F925]*[.F925]/500)-([.F925]*[.F925]/200)-3/250" office:value-type="float" office:value="14.2896185286328" calcext:value-type="float">
            <text:p>14,2896185286328</text:p>
          </table:table-cell>
          <table:table-cell table:formula="of:=-([.F925]*[.F925]*[.F925]/30)+([.F925]/20)+1/6" office:value-type="float" office:value="-25.8718730581333" calcext:value-type="float">
            <text:p>-25,87187305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9" calcext:value-type="float">
            <text:p>909</text:p>
          </table:table-cell>
          <table:table-cell table:formula="of:=[.$B$18]+[.E926]*[.$D$18]" office:value-type="float" office:value="9.272" calcext:value-type="float">
            <text:p>9,272</text:p>
          </table:table-cell>
          <table:table-cell table:formula="of:=([.F926]*[.F926]*[.F926]*[.F926]/500)-([.F926]*[.F926]/200)-3/250" office:value-type="float" office:value="14.3398263779205" calcext:value-type="float">
            <text:p>14,3398263779205</text:p>
          </table:table-cell>
          <table:table-cell table:formula="of:=-([.F926]*[.F926]*[.F926]/30)+([.F926]/20)+1/6" office:value-type="float" office:value="-25.9401897216" calcext:value-type="float">
            <text:p>-25,94018972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0" calcext:value-type="float">
            <text:p>910</text:p>
          </table:table-cell>
          <table:table-cell table:formula="of:=[.$B$18]+[.E927]*[.$D$18]" office:value-type="float" office:value="9.28" calcext:value-type="float">
            <text:p>9,28</text:p>
          </table:table-cell>
          <table:table-cell table:formula="of:=([.F927]*[.F927]*[.F927]*[.F927]/500)-([.F927]*[.F927]/200)-3/250" office:value-type="float" office:value="14.39016563712" calcext:value-type="float">
            <text:p>14,39016563712</text:p>
          </table:table-cell>
          <table:table-cell table:formula="of:=-([.F927]*[.F927]*[.F927]/30)+([.F927]/20)+1/6" office:value-type="float" office:value="-26.0086250666667" calcext:value-type="float">
            <text:p>-26,008625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1" calcext:value-type="float">
            <text:p>911</text:p>
          </table:table-cell>
          <table:table-cell table:formula="of:=[.$B$18]+[.E928]*[.$D$18]" office:value-type="float" office:value="9.288" calcext:value-type="float">
            <text:p>9,288</text:p>
          </table:table-cell>
          <table:table-cell table:formula="of:=([.F928]*[.F928]*[.F928]*[.F928]/500)-([.F928]*[.F928]/200)-3/250" office:value-type="float" office:value="14.4406365341983" calcext:value-type="float">
            <text:p>14,4406365341983</text:p>
          </table:table-cell>
          <table:table-cell table:formula="of:=-([.F928]*[.F928]*[.F928]/30)+([.F928]/20)+1/6" office:value-type="float" office:value="-26.0771791957333" calcext:value-type="float">
            <text:p>-26,07717919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table:formula="of:=[.$B$18]+[.E929]*[.$D$18]" office:value-type="float" office:value="9.296" calcext:value-type="float">
            <text:p>9,296</text:p>
          </table:table-cell>
          <table:table-cell table:formula="of:=([.F929]*[.F929]*[.F929]*[.F929]/500)-([.F929]*[.F929]/200)-3/250" office:value-type="float" office:value="14.4912392973189" calcext:value-type="float">
            <text:p>14,4912392973189</text:p>
          </table:table-cell>
          <table:table-cell table:formula="of:=-([.F929]*[.F929]*[.F929]/30)+([.F929]/20)+1/6" office:value-type="float" office:value="-26.1458522112" calcext:value-type="float">
            <text:p>-26,14585221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3" calcext:value-type="float">
            <text:p>913</text:p>
          </table:table-cell>
          <table:table-cell table:formula="of:=[.$B$18]+[.E930]*[.$D$18]" office:value-type="float" office:value="9.304" calcext:value-type="float">
            <text:p>9,304</text:p>
          </table:table-cell>
          <table:table-cell table:formula="of:=([.F930]*[.F930]*[.F930]*[.F930]/500)-([.F930]*[.F930]/200)-3/250" office:value-type="float" office:value="14.5419741548421" calcext:value-type="float">
            <text:p>14,5419741548421</text:p>
          </table:table-cell>
          <table:table-cell table:formula="of:=-([.F930]*[.F930]*[.F930]/30)+([.F930]/20)+1/6" office:value-type="float" office:value="-26.2146442154667" calcext:value-type="float">
            <text:p>-26,21464421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4" calcext:value-type="float">
            <text:p>914</text:p>
          </table:table-cell>
          <table:table-cell table:formula="of:=[.$B$18]+[.E931]*[.$D$18]" office:value-type="float" office:value="9.312" calcext:value-type="float">
            <text:p>9,312</text:p>
          </table:table-cell>
          <table:table-cell table:formula="of:=([.F931]*[.F931]*[.F931]*[.F931]/500)-([.F931]*[.F931]/200)-3/250" office:value-type="float" office:value="14.5928413353247" calcext:value-type="float">
            <text:p>14,5928413353247</text:p>
          </table:table-cell>
          <table:table-cell table:formula="of:=-([.F931]*[.F931]*[.F931]/30)+([.F931]/20)+1/6" office:value-type="float" office:value="-26.2835553109333" calcext:value-type="float">
            <text:p>-26,28355531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5" calcext:value-type="float">
            <text:p>915</text:p>
          </table:table-cell>
          <table:table-cell table:formula="of:=[.$B$18]+[.E932]*[.$D$18]" office:value-type="float" office:value="9.32" calcext:value-type="float">
            <text:p>9,32</text:p>
          </table:table-cell>
          <table:table-cell table:formula="of:=([.F932]*[.F932]*[.F932]*[.F932]/500)-([.F932]*[.F932]/200)-3/250" office:value-type="float" office:value="14.64384106752" calcext:value-type="float">
            <text:p>14,64384106752</text:p>
          </table:table-cell>
          <table:table-cell table:formula="of:=-([.F932]*[.F932]*[.F932]/30)+([.F932]/20)+1/6" office:value-type="float" office:value="-26.3525856" calcext:value-type="float">
            <text:p>-26,35258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6" calcext:value-type="float">
            <text:p>916</text:p>
          </table:table-cell>
          <table:table-cell table:formula="of:=[.$B$18]+[.E933]*[.$D$18]" office:value-type="float" office:value="9.328" calcext:value-type="float">
            <text:p>9,328</text:p>
          </table:table-cell>
          <table:table-cell table:formula="of:=([.F933]*[.F933]*[.F933]*[.F933]/500)-([.F933]*[.F933]/200)-3/250" office:value-type="float" office:value="14.6949735803781" calcext:value-type="float">
            <text:p>14,6949735803781</text:p>
          </table:table-cell>
          <table:table-cell table:formula="of:=-([.F933]*[.F933]*[.F933]/30)+([.F933]/20)+1/6" office:value-type="float" office:value="-26.4217351850667" calcext:value-type="float">
            <text:p>-26,42173518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7" calcext:value-type="float">
            <text:p>917</text:p>
          </table:table-cell>
          <table:table-cell table:formula="of:=[.$B$18]+[.E934]*[.$D$18]" office:value-type="float" office:value="9.336" calcext:value-type="float">
            <text:p>9,336</text:p>
          </table:table-cell>
          <table:table-cell table:formula="of:=([.F934]*[.F934]*[.F934]*[.F934]/500)-([.F934]*[.F934]/200)-3/250" office:value-type="float" office:value="14.7462391030456" calcext:value-type="float">
            <text:p>14,7462391030456</text:p>
          </table:table-cell>
          <table:table-cell table:formula="of:=-([.F934]*[.F934]*[.F934]/30)+([.F934]/20)+1/6" office:value-type="float" office:value="-26.4910041685333" calcext:value-type="float">
            <text:p>-26,49100416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8" calcext:value-type="float">
            <text:p>918</text:p>
          </table:table-cell>
          <table:table-cell table:formula="of:=[.$B$18]+[.E935]*[.$D$18]" office:value-type="float" office:value="9.344" calcext:value-type="float">
            <text:p>9,344</text:p>
          </table:table-cell>
          <table:table-cell table:formula="of:=([.F935]*[.F935]*[.F935]*[.F935]/500)-([.F935]*[.F935]/200)-3/250" office:value-type="float" office:value="14.7976378648658" calcext:value-type="float">
            <text:p>14,7976378648658</text:p>
          </table:table-cell>
          <table:table-cell table:formula="of:=-([.F935]*[.F935]*[.F935]/30)+([.F935]/20)+1/6" office:value-type="float" office:value="-26.5603926528" calcext:value-type="float">
            <text:p>-26,56039265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9" calcext:value-type="float">
            <text:p>919</text:p>
          </table:table-cell>
          <table:table-cell table:formula="of:=[.$B$18]+[.E936]*[.$D$18]" office:value-type="float" office:value="9.352" calcext:value-type="float">
            <text:p>9,352</text:p>
          </table:table-cell>
          <table:table-cell table:formula="of:=([.F936]*[.F936]*[.F936]*[.F936]/500)-([.F936]*[.F936]/200)-3/250" office:value-type="float" office:value="14.8491700953784" calcext:value-type="float">
            <text:p>14,8491700953784</text:p>
          </table:table-cell>
          <table:table-cell table:formula="of:=-([.F936]*[.F936]*[.F936]/30)+([.F936]/20)+1/6" office:value-type="float" office:value="-26.6299007402667" calcext:value-type="float">
            <text:p>-26,62990074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0" calcext:value-type="float">
            <text:p>920</text:p>
          </table:table-cell>
          <table:table-cell table:formula="of:=[.$B$18]+[.E937]*[.$D$18]" office:value-type="float" office:value="9.36" calcext:value-type="float">
            <text:p>9,36</text:p>
          </table:table-cell>
          <table:table-cell table:formula="of:=([.F937]*[.F937]*[.F937]*[.F937]/500)-([.F937]*[.F937]/200)-3/250" office:value-type="float" office:value="14.90083602432" calcext:value-type="float">
            <text:p>14,90083602432</text:p>
          </table:table-cell>
          <table:table-cell table:formula="of:=-([.F937]*[.F937]*[.F937]/30)+([.F937]/20)+1/6" office:value-type="float" office:value="-26.6995285333333" calcext:value-type="float">
            <text:p>-26,699528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1" calcext:value-type="float">
            <text:p>921</text:p>
          </table:table-cell>
          <table:table-cell table:formula="of:=[.$B$18]+[.E938]*[.$D$18]" office:value-type="float" office:value="9.368" calcext:value-type="float">
            <text:p>9,368</text:p>
          </table:table-cell>
          <table:table-cell table:formula="of:=([.F938]*[.F938]*[.F938]*[.F938]/500)-([.F938]*[.F938]/200)-3/250" office:value-type="float" office:value="14.9526358816236" calcext:value-type="float">
            <text:p>14,9526358816236</text:p>
          </table:table-cell>
          <table:table-cell table:formula="of:=-([.F938]*[.F938]*[.F938]/30)+([.F938]/20)+1/6" office:value-type="float" office:value="-26.7692761344" calcext:value-type="float">
            <text:p>-26,7692761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2" calcext:value-type="float">
            <text:p>922</text:p>
          </table:table-cell>
          <table:table-cell table:formula="of:=[.$B$18]+[.E939]*[.$D$18]" office:value-type="float" office:value="9.376" calcext:value-type="float">
            <text:p>9,376</text:p>
          </table:table-cell>
          <table:table-cell table:formula="of:=([.F939]*[.F939]*[.F939]*[.F939]/500)-([.F939]*[.F939]/200)-3/250" office:value-type="float" office:value="15.0045698974188" calcext:value-type="float">
            <text:p>15,0045698974188</text:p>
          </table:table-cell>
          <table:table-cell table:formula="of:=-([.F939]*[.F939]*[.F939]/30)+([.F939]/20)+1/6" office:value-type="float" office:value="-26.8391436458667" calcext:value-type="float">
            <text:p>-26,83914364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3" calcext:value-type="float">
            <text:p>923</text:p>
          </table:table-cell>
          <table:table-cell table:formula="of:=[.$B$18]+[.E940]*[.$D$18]" office:value-type="float" office:value="9.384" calcext:value-type="float">
            <text:p>9,384</text:p>
          </table:table-cell>
          <table:table-cell table:formula="of:=([.F940]*[.F940]*[.F940]*[.F940]/500)-([.F940]*[.F940]/200)-3/250" office:value-type="float" office:value="15.0566383020319" calcext:value-type="float">
            <text:p>15,0566383020319</text:p>
          </table:table-cell>
          <table:table-cell table:formula="of:=-([.F940]*[.F940]*[.F940]/30)+([.F940]/20)+1/6" office:value-type="float" office:value="-26.9091311701333" calcext:value-type="float">
            <text:p>-26,90913117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4" calcext:value-type="float">
            <text:p>924</text:p>
          </table:table-cell>
          <table:table-cell table:formula="of:=[.$B$18]+[.E941]*[.$D$18]" office:value-type="float" office:value="9.392" calcext:value-type="float">
            <text:p>9,392</text:p>
          </table:table-cell>
          <table:table-cell table:formula="of:=([.F941]*[.F941]*[.F941]*[.F941]/500)-([.F941]*[.F941]/200)-3/250" office:value-type="float" office:value="15.1088413259858" calcext:value-type="float">
            <text:p>15,1088413259858</text:p>
          </table:table-cell>
          <table:table-cell table:formula="of:=-([.F941]*[.F941]*[.F941]/30)+([.F941]/20)+1/6" office:value-type="float" office:value="-26.9792388096" calcext:value-type="float">
            <text:p>-26,97923880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5" calcext:value-type="float">
            <text:p>925</text:p>
          </table:table-cell>
          <table:table-cell table:formula="of:=[.$B$18]+[.E942]*[.$D$18]" office:value-type="float" office:value="9.4" calcext:value-type="float">
            <text:p>9,4</text:p>
          </table:table-cell>
          <table:table-cell table:formula="of:=([.F942]*[.F942]*[.F942]*[.F942]/500)-([.F942]*[.F942]/200)-3/250" office:value-type="float" office:value="15.1611792" calcext:value-type="float">
            <text:p>15,1611792</text:p>
          </table:table-cell>
          <table:table-cell table:formula="of:=-([.F942]*[.F942]*[.F942]/30)+([.F942]/20)+1/6" office:value-type="float" office:value="-27.0494666666667" calcext:value-type="float">
            <text:p>-27,0494666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6" calcext:value-type="float">
            <text:p>926</text:p>
          </table:table-cell>
          <table:table-cell table:formula="of:=[.$B$18]+[.E943]*[.$D$18]" office:value-type="float" office:value="9.408" calcext:value-type="float">
            <text:p>9,408</text:p>
          </table:table-cell>
          <table:table-cell table:formula="of:=([.F943]*[.F943]*[.F943]*[.F943]/500)-([.F943]*[.F943]/200)-3/250" office:value-type="float" office:value="15.2136521549906" calcext:value-type="float">
            <text:p>15,2136521549906</text:p>
          </table:table-cell>
          <table:table-cell table:formula="of:=-([.F943]*[.F943]*[.F943]/30)+([.F943]/20)+1/6" office:value-type="float" office:value="-27.1198148437333" calcext:value-type="float">
            <text:p>-27,119814843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7" calcext:value-type="float">
            <text:p>927</text:p>
          </table:table-cell>
          <table:table-cell table:formula="of:=[.$B$18]+[.E944]*[.$D$18]" office:value-type="float" office:value="9.416" calcext:value-type="float">
            <text:p>9,416</text:p>
          </table:table-cell>
          <table:table-cell table:formula="of:=([.F944]*[.F944]*[.F944]*[.F944]/500)-([.F944]*[.F944]/200)-3/250" office:value-type="float" office:value="15.2662604220703" calcext:value-type="float">
            <text:p>15,2662604220703</text:p>
          </table:table-cell>
          <table:table-cell table:formula="of:=-([.F944]*[.F944]*[.F944]/30)+([.F944]/20)+1/6" office:value-type="float" office:value="-27.1902834432" calcext:value-type="float">
            <text:p>-27,19028344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8" calcext:value-type="float">
            <text:p>928</text:p>
          </table:table-cell>
          <table:table-cell table:formula="of:=[.$B$18]+[.E945]*[.$D$18]" office:value-type="float" office:value="9.424" calcext:value-type="float">
            <text:p>9,424</text:p>
          </table:table-cell>
          <table:table-cell table:formula="of:=([.F945]*[.F945]*[.F945]*[.F945]/500)-([.F945]*[.F945]/200)-3/250" office:value-type="float" office:value="15.3190042325483" calcext:value-type="float">
            <text:p>15,3190042325483</text:p>
          </table:table-cell>
          <table:table-cell table:formula="of:=-([.F945]*[.F945]*[.F945]/30)+([.F945]/20)+1/6" office:value-type="float" office:value="-27.2608725674667" calcext:value-type="float">
            <text:p>-27,260872567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table:formula="of:=[.$B$18]+[.E946]*[.$D$18]" office:value-type="float" office:value="9.432" calcext:value-type="float">
            <text:p>9,432</text:p>
          </table:table-cell>
          <table:table-cell table:formula="of:=([.F946]*[.F946]*[.F946]*[.F946]/500)-([.F946]*[.F946]/200)-3/250" office:value-type="float" office:value="15.3718838179308" calcext:value-type="float">
            <text:p>15,3718838179308</text:p>
          </table:table-cell>
          <table:table-cell table:formula="of:=-([.F946]*[.F946]*[.F946]/30)+([.F946]/20)+1/6" office:value-type="float" office:value="-27.3315823189333" calcext:value-type="float">
            <text:p>-27,331582318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0" calcext:value-type="float">
            <text:p>930</text:p>
          </table:table-cell>
          <table:table-cell table:formula="of:=[.$B$18]+[.E947]*[.$D$18]" office:value-type="float" office:value="9.44" calcext:value-type="float">
            <text:p>9,44</text:p>
          </table:table-cell>
          <table:table-cell table:formula="of:=([.F947]*[.F947]*[.F947]*[.F947]/500)-([.F947]*[.F947]/200)-3/250" office:value-type="float" office:value="15.42489940992" calcext:value-type="float">
            <text:p>15,42489940992</text:p>
          </table:table-cell>
          <table:table-cell table:formula="of:=-([.F947]*[.F947]*[.F947]/30)+([.F947]/20)+1/6" office:value-type="float" office:value="-27.4024128" calcext:value-type="float">
            <text:p>-27,40241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1" calcext:value-type="float">
            <text:p>931</text:p>
          </table:table-cell>
          <table:table-cell table:formula="of:=[.$B$18]+[.E948]*[.$D$18]" office:value-type="float" office:value="9.448" calcext:value-type="float">
            <text:p>9,448</text:p>
          </table:table-cell>
          <table:table-cell table:formula="of:=([.F948]*[.F948]*[.F948]*[.F948]/500)-([.F948]*[.F948]/200)-3/250" office:value-type="float" office:value="15.4780512404152" calcext:value-type="float">
            <text:p>15,4780512404152</text:p>
          </table:table-cell>
          <table:table-cell table:formula="of:=-([.F948]*[.F948]*[.F948]/30)+([.F948]/20)+1/6" office:value-type="float" office:value="-27.4733641130667" calcext:value-type="float">
            <text:p>-27,473364113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2" calcext:value-type="float">
            <text:p>932</text:p>
          </table:table-cell>
          <table:table-cell table:formula="of:=[.$B$18]+[.E949]*[.$D$18]" office:value-type="float" office:value="9.456" calcext:value-type="float">
            <text:p>9,456</text:p>
          </table:table-cell>
          <table:table-cell table:formula="of:=([.F949]*[.F949]*[.F949]*[.F949]/500)-([.F949]*[.F949]/200)-3/250" office:value-type="float" office:value="15.5313395415122" calcext:value-type="float">
            <text:p>15,5313395415122</text:p>
          </table:table-cell>
          <table:table-cell table:formula="of:=-([.F949]*[.F949]*[.F949]/30)+([.F949]/20)+1/6" office:value-type="float" office:value="-27.5444363605333" calcext:value-type="float">
            <text:p>-27,544436360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table:formula="of:=[.$B$18]+[.E950]*[.$D$18]" office:value-type="float" office:value="9.464" calcext:value-type="float">
            <text:p>9,464</text:p>
          </table:table-cell>
          <table:table-cell table:formula="of:=([.F950]*[.F950]*[.F950]*[.F950]/500)-([.F950]*[.F950]/200)-3/250" office:value-type="float" office:value="15.5847645455032" calcext:value-type="float">
            <text:p>15,5847645455032</text:p>
          </table:table-cell>
          <table:table-cell table:formula="of:=-([.F950]*[.F950]*[.F950]/30)+([.F950]/20)+1/6" office:value-type="float" office:value="-27.6156296448" calcext:value-type="float">
            <text:p>-27,61562964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4" calcext:value-type="float">
            <text:p>934</text:p>
          </table:table-cell>
          <table:table-cell table:formula="of:=[.$B$18]+[.E951]*[.$D$18]" office:value-type="float" office:value="9.472" calcext:value-type="float">
            <text:p>9,472</text:p>
          </table:table-cell>
          <table:table-cell table:formula="of:=([.F951]*[.F951]*[.F951]*[.F951]/500)-([.F951]*[.F951]/200)-3/250" office:value-type="float" office:value="15.6383264848773" calcext:value-type="float">
            <text:p>15,6383264848773</text:p>
          </table:table-cell>
          <table:table-cell table:formula="of:=-([.F951]*[.F951]*[.F951]/30)+([.F951]/20)+1/6" office:value-type="float" office:value="-27.6869440682667" calcext:value-type="float">
            <text:p>-27,686944068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5" calcext:value-type="float">
            <text:p>935</text:p>
          </table:table-cell>
          <table:table-cell table:formula="of:=[.$B$18]+[.E952]*[.$D$18]" office:value-type="float" office:value="9.48" calcext:value-type="float">
            <text:p>9,48</text:p>
          </table:table-cell>
          <table:table-cell table:formula="of:=([.F952]*[.F952]*[.F952]*[.F952]/500)-([.F952]*[.F952]/200)-3/250" office:value-type="float" office:value="15.69202559232" calcext:value-type="float">
            <text:p>15,69202559232</text:p>
          </table:table-cell>
          <table:table-cell table:formula="of:=-([.F952]*[.F952]*[.F952]/30)+([.F952]/20)+1/6" office:value-type="float" office:value="-27.7583797333333" calcext:value-type="float">
            <text:p>-27,7583797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6" calcext:value-type="float">
            <text:p>936</text:p>
          </table:table-cell>
          <table:table-cell table:formula="of:=[.$B$18]+[.E953]*[.$D$18]" office:value-type="float" office:value="9.488" calcext:value-type="float">
            <text:p>9,488</text:p>
          </table:table-cell>
          <table:table-cell table:formula="of:=([.F953]*[.F953]*[.F953]*[.F953]/500)-([.F953]*[.F953]/200)-3/250" office:value-type="float" office:value="15.7458621007135" calcext:value-type="float">
            <text:p>15,7458621007135</text:p>
          </table:table-cell>
          <table:table-cell table:formula="of:=-([.F953]*[.F953]*[.F953]/30)+([.F953]/20)+1/6" office:value-type="float" office:value="-27.8299367424" calcext:value-type="float">
            <text:p>-27,82993674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7" calcext:value-type="float">
            <text:p>937</text:p>
          </table:table-cell>
          <table:table-cell table:formula="of:=[.$B$18]+[.E954]*[.$D$18]" office:value-type="float" office:value="9.496" calcext:value-type="float">
            <text:p>9,496</text:p>
          </table:table-cell>
          <table:table-cell table:formula="of:=([.F954]*[.F954]*[.F954]*[.F954]/500)-([.F954]*[.F954]/200)-3/250" office:value-type="float" office:value="15.7998362431365" calcext:value-type="float">
            <text:p>15,7998362431365</text:p>
          </table:table-cell>
          <table:table-cell table:formula="of:=-([.F954]*[.F954]*[.F954]/30)+([.F954]/20)+1/6" office:value-type="float" office:value="-27.9016151978667" calcext:value-type="float">
            <text:p>-27,901615197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formula="of:=[.$B$18]+[.E955]*[.$D$18]" office:value-type="float" office:value="9.504" calcext:value-type="float">
            <text:p>9,504</text:p>
          </table:table-cell>
          <table:table-cell table:formula="of:=([.F955]*[.F955]*[.F955]*[.F955]/500)-([.F955]*[.F955]/200)-3/250" office:value-type="float" office:value="15.8539482528645" calcext:value-type="float">
            <text:p>15,8539482528645</text:p>
          </table:table-cell>
          <table:table-cell table:formula="of:=-([.F955]*[.F955]*[.F955]/30)+([.F955]/20)+1/6" office:value-type="float" office:value="-27.9734152021333" calcext:value-type="float">
            <text:p>-27,973415202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formula="of:=[.$B$18]+[.E956]*[.$D$18]" office:value-type="float" office:value="9.512" calcext:value-type="float">
            <text:p>9,512</text:p>
          </table:table-cell>
          <table:table-cell table:formula="of:=([.F956]*[.F956]*[.F956]*[.F956]/500)-([.F956]*[.F956]/200)-3/250" office:value-type="float" office:value="15.9081983633695" calcext:value-type="float">
            <text:p>15,9081983633695</text:p>
          </table:table-cell>
          <table:table-cell table:formula="of:=-([.F956]*[.F956]*[.F956]/30)+([.F956]/20)+1/6" office:value-type="float" office:value="-28.0453368576" calcext:value-type="float">
            <text:p>-28,04533685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0" calcext:value-type="float">
            <text:p>940</text:p>
          </table:table-cell>
          <table:table-cell table:formula="of:=[.$B$18]+[.E957]*[.$D$18]" office:value-type="float" office:value="9.52" calcext:value-type="float">
            <text:p>9,52</text:p>
          </table:table-cell>
          <table:table-cell table:formula="of:=([.F957]*[.F957]*[.F957]*[.F957]/500)-([.F957]*[.F957]/200)-3/250" office:value-type="float" office:value="15.96258680832" calcext:value-type="float">
            <text:p>15,96258680832</text:p>
          </table:table-cell>
          <table:table-cell table:formula="of:=-([.F957]*[.F957]*[.F957]/30)+([.F957]/20)+1/6" office:value-type="float" office:value="-28.1173802666667" calcext:value-type="float">
            <text:p>-28,1173802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1" calcext:value-type="float">
            <text:p>941</text:p>
          </table:table-cell>
          <table:table-cell table:formula="of:=[.$B$18]+[.E958]*[.$D$18]" office:value-type="float" office:value="9.528" calcext:value-type="float">
            <text:p>9,528</text:p>
          </table:table-cell>
          <table:table-cell table:formula="of:=([.F958]*[.F958]*[.F958]*[.F958]/500)-([.F958]*[.F958]/200)-3/250" office:value-type="float" office:value="16.0171138215813" calcext:value-type="float">
            <text:p>16,0171138215813</text:p>
          </table:table-cell>
          <table:table-cell table:formula="of:=-([.F958]*[.F958]*[.F958]/30)+([.F958]/20)+1/6" office:value-type="float" office:value="-28.1895455317333" calcext:value-type="float">
            <text:p>-28,189545531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2" calcext:value-type="float">
            <text:p>942</text:p>
          </table:table-cell>
          <table:table-cell table:formula="of:=[.$B$18]+[.E959]*[.$D$18]" office:value-type="float" office:value="9.536" calcext:value-type="float">
            <text:p>9,536</text:p>
          </table:table-cell>
          <table:table-cell table:formula="of:=([.F959]*[.F959]*[.F959]*[.F959]/500)-([.F959]*[.F959]/200)-3/250" office:value-type="float" office:value="16.0717796372152" calcext:value-type="float">
            <text:p>16,0717796372152</text:p>
          </table:table-cell>
          <table:table-cell table:formula="of:=-([.F959]*[.F959]*[.F959]/30)+([.F959]/20)+1/6" office:value-type="float" office:value="-28.2618327552" calcext:value-type="float">
            <text:p>-28,26183275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3" calcext:value-type="float">
            <text:p>943</text:p>
          </table:table-cell>
          <table:table-cell table:formula="of:=[.$B$18]+[.E960]*[.$D$18]" office:value-type="float" office:value="9.544" calcext:value-type="float">
            <text:p>9,544</text:p>
          </table:table-cell>
          <table:table-cell table:formula="of:=([.F960]*[.F960]*[.F960]*[.F960]/500)-([.F960]*[.F960]/200)-3/250" office:value-type="float" office:value="16.1265844894802" calcext:value-type="float">
            <text:p>16,1265844894802</text:p>
          </table:table-cell>
          <table:table-cell table:formula="of:=-([.F960]*[.F960]*[.F960]/30)+([.F960]/20)+1/6" office:value-type="float" office:value="-28.3342420394667" calcext:value-type="float">
            <text:p>-28,334242039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4" calcext:value-type="float">
            <text:p>944</text:p>
          </table:table-cell>
          <table:table-cell table:formula="of:=[.$B$18]+[.E961]*[.$D$18]" office:value-type="float" office:value="9.552" calcext:value-type="float">
            <text:p>9,552</text:p>
          </table:table-cell>
          <table:table-cell table:formula="of:=([.F961]*[.F961]*[.F961]*[.F961]/500)-([.F961]*[.F961]/200)-3/250" office:value-type="float" office:value="16.1815286128312" calcext:value-type="float">
            <text:p>16,1815286128312</text:p>
          </table:table-cell>
          <table:table-cell table:formula="of:=-([.F961]*[.F961]*[.F961]/30)+([.F961]/20)+1/6" office:value-type="float" office:value="-28.4067734869333" calcext:value-type="float">
            <text:p>-28,406773486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5" calcext:value-type="float">
            <text:p>945</text:p>
          </table:table-cell>
          <table:table-cell table:formula="of:=[.$B$18]+[.E962]*[.$D$18]" office:value-type="float" office:value="9.56" calcext:value-type="float">
            <text:p>9,56</text:p>
          </table:table-cell>
          <table:table-cell table:formula="of:=([.F962]*[.F962]*[.F962]*[.F962]/500)-([.F962]*[.F962]/200)-3/250" office:value-type="float" office:value="16.23661224192" calcext:value-type="float">
            <text:p>16,23661224192</text:p>
          </table:table-cell>
          <table:table-cell table:formula="of:=-([.F962]*[.F962]*[.F962]/30)+([.F962]/20)+1/6" office:value-type="float" office:value="-28.4794272" calcext:value-type="float">
            <text:p>-28,47942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6" calcext:value-type="float">
            <text:p>946</text:p>
          </table:table-cell>
          <table:table-cell table:formula="of:=[.$B$18]+[.E963]*[.$D$18]" office:value-type="float" office:value="9.568" calcext:value-type="float">
            <text:p>9,568</text:p>
          </table:table-cell>
          <table:table-cell table:formula="of:=([.F963]*[.F963]*[.F963]*[.F963]/500)-([.F963]*[.F963]/200)-3/250" office:value-type="float" office:value="16.2918356115948" calcext:value-type="float">
            <text:p>16,2918356115948</text:p>
          </table:table-cell>
          <table:table-cell table:formula="of:=-([.F963]*[.F963]*[.F963]/30)+([.F963]/20)+1/6" office:value-type="float" office:value="-28.5522032810667" calcext:value-type="float">
            <text:p>-28,552203281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7" calcext:value-type="float">
            <text:p>947</text:p>
          </table:table-cell>
          <table:table-cell table:formula="of:=[.$B$18]+[.E964]*[.$D$18]" office:value-type="float" office:value="9.576" calcext:value-type="float">
            <text:p>9,576</text:p>
          </table:table-cell>
          <table:table-cell table:formula="of:=([.F964]*[.F964]*[.F964]*[.F964]/500)-([.F964]*[.F964]/200)-3/250" office:value-type="float" office:value="16.3471989569004" calcext:value-type="float">
            <text:p>16,3471989569004</text:p>
          </table:table-cell>
          <table:table-cell table:formula="of:=-([.F964]*[.F964]*[.F964]/30)+([.F964]/20)+1/6" office:value-type="float" office:value="-28.6251018325333" calcext:value-type="float">
            <text:p>-28,625101832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8" calcext:value-type="float">
            <text:p>948</text:p>
          </table:table-cell>
          <table:table-cell table:formula="of:=[.$B$18]+[.E965]*[.$D$18]" office:value-type="float" office:value="9.584" calcext:value-type="float">
            <text:p>9,584</text:p>
          </table:table-cell>
          <table:table-cell table:formula="of:=([.F965]*[.F965]*[.F965]*[.F965]/500)-([.F965]*[.F965]/200)-3/250" office:value-type="float" office:value="16.4027025130783" calcext:value-type="float">
            <text:p>16,4027025130783</text:p>
          </table:table-cell>
          <table:table-cell table:formula="of:=-([.F965]*[.F965]*[.F965]/30)+([.F965]/20)+1/6" office:value-type="float" office:value="-28.6981229568" calcext:value-type="float">
            <text:p>-28,6981229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9" calcext:value-type="float">
            <text:p>949</text:p>
          </table:table-cell>
          <table:table-cell table:formula="of:=[.$B$18]+[.E966]*[.$D$18]" office:value-type="float" office:value="9.592" calcext:value-type="float">
            <text:p>9,592</text:p>
          </table:table-cell>
          <table:table-cell table:formula="of:=([.F966]*[.F966]*[.F966]*[.F966]/500)-([.F966]*[.F966]/200)-3/250" office:value-type="float" office:value="16.4583465155666" calcext:value-type="float">
            <text:p>16,4583465155666</text:p>
          </table:table-cell>
          <table:table-cell table:formula="of:=-([.F966]*[.F966]*[.F966]/30)+([.F966]/20)+1/6" office:value-type="float" office:value="-28.7712667562667" calcext:value-type="float">
            <text:p>-28,771266756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table:formula="of:=[.$B$18]+[.E967]*[.$D$18]" office:value-type="float" office:value="9.6" calcext:value-type="float">
            <text:p>9,6</text:p>
          </table:table-cell>
          <table:table-cell table:formula="of:=([.F967]*[.F967]*[.F967]*[.F967]/500)-([.F967]*[.F967]/200)-3/250" office:value-type="float" office:value="16.5141312" calcext:value-type="float">
            <text:p>16,5141312</text:p>
          </table:table-cell>
          <table:table-cell table:formula="of:=-([.F967]*[.F967]*[.F967]/30)+([.F967]/20)+1/6" office:value-type="float" office:value="-28.8445333333333" calcext:value-type="float">
            <text:p>-28,8445333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1" calcext:value-type="float">
            <text:p>951</text:p>
          </table:table-cell>
          <table:table-cell table:formula="of:=[.$B$18]+[.E968]*[.$D$18]" office:value-type="float" office:value="9.608" calcext:value-type="float">
            <text:p>9,608</text:p>
          </table:table-cell>
          <table:table-cell table:formula="of:=([.F968]*[.F968]*[.F968]*[.F968]/500)-([.F968]*[.F968]/200)-3/250" office:value-type="float" office:value="16.5700568022098" calcext:value-type="float">
            <text:p>16,5700568022098</text:p>
          </table:table-cell>
          <table:table-cell table:formula="of:=-([.F968]*[.F968]*[.F968]/30)+([.F968]/20)+1/6" office:value-type="float" office:value="-28.9179227904" calcext:value-type="float">
            <text:p>-28,91792279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2" calcext:value-type="float">
            <text:p>952</text:p>
          </table:table-cell>
          <table:table-cell table:formula="of:=[.$B$18]+[.E969]*[.$D$18]" office:value-type="float" office:value="9.616" calcext:value-type="float">
            <text:p>9,616</text:p>
          </table:table-cell>
          <table:table-cell table:formula="of:=([.F969]*[.F969]*[.F969]*[.F969]/500)-([.F969]*[.F969]/200)-3/250" office:value-type="float" office:value="16.6261235582239" calcext:value-type="float">
            <text:p>16,6261235582239</text:p>
          </table:table-cell>
          <table:table-cell table:formula="of:=-([.F969]*[.F969]*[.F969]/30)+([.F969]/20)+1/6" office:value-type="float" office:value="-28.9914352298667" calcext:value-type="float">
            <text:p>-28,991435229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3" calcext:value-type="float">
            <text:p>953</text:p>
          </table:table-cell>
          <table:table-cell table:formula="of:=[.$B$18]+[.E970]*[.$D$18]" office:value-type="float" office:value="9.624" calcext:value-type="float">
            <text:p>9,624</text:p>
          </table:table-cell>
          <table:table-cell table:formula="of:=([.F970]*[.F970]*[.F970]*[.F970]/500)-([.F970]*[.F970]/200)-3/250" office:value-type="float" office:value="16.6823317042668" calcext:value-type="float">
            <text:p>16,6823317042668</text:p>
          </table:table-cell>
          <table:table-cell table:formula="of:=-([.F970]*[.F970]*[.F970]/30)+([.F970]/20)+1/6" office:value-type="float" office:value="-29.0650707541333" calcext:value-type="float">
            <text:p>-29,065070754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4" calcext:value-type="float">
            <text:p>954</text:p>
          </table:table-cell>
          <table:table-cell table:formula="of:=[.$B$18]+[.E971]*[.$D$18]" office:value-type="float" office:value="9.632" calcext:value-type="float">
            <text:p>9,632</text:p>
          </table:table-cell>
          <table:table-cell table:formula="of:=([.F971]*[.F971]*[.F971]*[.F971]/500)-([.F971]*[.F971]/200)-3/250" office:value-type="float" office:value="16.7386814767596" calcext:value-type="float">
            <text:p>16,7386814767596</text:p>
          </table:table-cell>
          <table:table-cell table:formula="of:=-([.F971]*[.F971]*[.F971]/30)+([.F971]/20)+1/6" office:value-type="float" office:value="-29.1388294656" calcext:value-type="float">
            <text:p>-29,13882946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5" calcext:value-type="float">
            <text:p>955</text:p>
          </table:table-cell>
          <table:table-cell table:formula="of:=[.$B$18]+[.E972]*[.$D$18]" office:value-type="float" office:value="9.64" calcext:value-type="float">
            <text:p>9,64</text:p>
          </table:table-cell>
          <table:table-cell table:formula="of:=([.F972]*[.F972]*[.F972]*[.F972]/500)-([.F972]*[.F972]/200)-3/250" office:value-type="float" office:value="16.79517311232" calcext:value-type="float">
            <text:p>16,79517311232</text:p>
          </table:table-cell>
          <table:table-cell table:formula="of:=-([.F972]*[.F972]*[.F972]/30)+([.F972]/20)+1/6" office:value-type="float" office:value="-29.2127114666667" calcext:value-type="float">
            <text:p>-29,2127114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6" calcext:value-type="float">
            <text:p>956</text:p>
          </table:table-cell>
          <table:table-cell table:formula="of:=[.$B$18]+[.E973]*[.$D$18]" office:value-type="float" office:value="9.648" calcext:value-type="float">
            <text:p>9,648</text:p>
          </table:table-cell>
          <table:table-cell table:formula="of:=([.F973]*[.F973]*[.F973]*[.F973]/500)-([.F973]*[.F973]/200)-3/250" office:value-type="float" office:value="16.8518068477624" calcext:value-type="float">
            <text:p>16,8518068477624</text:p>
          </table:table-cell>
          <table:table-cell table:formula="of:=-([.F973]*[.F973]*[.F973]/30)+([.F973]/20)+1/6" office:value-type="float" office:value="-29.2867168597333" calcext:value-type="float">
            <text:p>-29,286716859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7" calcext:value-type="float">
            <text:p>957</text:p>
          </table:table-cell>
          <table:table-cell table:formula="of:=[.$B$18]+[.E974]*[.$D$18]" office:value-type="float" office:value="9.656" calcext:value-type="float">
            <text:p>9,656</text:p>
          </table:table-cell>
          <table:table-cell table:formula="of:=([.F974]*[.F974]*[.F974]*[.F974]/500)-([.F974]*[.F974]/200)-3/250" office:value-type="float" office:value="16.9085829200978" calcext:value-type="float">
            <text:p>16,9085829200978</text:p>
          </table:table-cell>
          <table:table-cell table:formula="of:=-([.F974]*[.F974]*[.F974]/30)+([.F974]/20)+1/6" office:value-type="float" office:value="-29.3608457472" calcext:value-type="float">
            <text:p>-29,36084574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8" calcext:value-type="float">
            <text:p>958</text:p>
          </table:table-cell>
          <table:table-cell table:formula="of:=[.$B$18]+[.E975]*[.$D$18]" office:value-type="float" office:value="9.664" calcext:value-type="float">
            <text:p>9,664</text:p>
          </table:table-cell>
          <table:table-cell table:formula="of:=([.F975]*[.F975]*[.F975]*[.F975]/500)-([.F975]*[.F975]/200)-3/250" office:value-type="float" office:value="16.9655015665336" calcext:value-type="float">
            <text:p>16,9655015665336</text:p>
          </table:table-cell>
          <table:table-cell table:formula="of:=-([.F975]*[.F975]*[.F975]/30)+([.F975]/20)+1/6" office:value-type="float" office:value="-29.4350982314667" calcext:value-type="float">
            <text:p>-29,435098231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9" calcext:value-type="float">
            <text:p>959</text:p>
          </table:table-cell>
          <table:table-cell table:formula="of:=[.$B$18]+[.E976]*[.$D$18]" office:value-type="float" office:value="9.672" calcext:value-type="float">
            <text:p>9,672</text:p>
          </table:table-cell>
          <table:table-cell table:formula="of:=([.F976]*[.F976]*[.F976]*[.F976]/500)-([.F976]*[.F976]/200)-3/250" office:value-type="float" office:value="17.0225630244741" calcext:value-type="float">
            <text:p>17,0225630244741</text:p>
          </table:table-cell>
          <table:table-cell table:formula="of:=-([.F976]*[.F976]*[.F976]/30)+([.F976]/20)+1/6" office:value-type="float" office:value="-29.5094744149333" calcext:value-type="float">
            <text:p>-29,509474414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0" calcext:value-type="float">
            <text:p>960</text:p>
          </table:table-cell>
          <table:table-cell table:formula="of:=[.$B$18]+[.E977]*[.$D$18]" office:value-type="float" office:value="9.68" calcext:value-type="float">
            <text:p>9,68</text:p>
          </table:table-cell>
          <table:table-cell table:formula="of:=([.F977]*[.F977]*[.F977]*[.F977]/500)-([.F977]*[.F977]/200)-3/250" office:value-type="float" office:value="17.07976753152" calcext:value-type="float">
            <text:p>17,07976753152</text:p>
          </table:table-cell>
          <table:table-cell table:formula="of:=-([.F977]*[.F977]*[.F977]/30)+([.F977]/20)+1/6" office:value-type="float" office:value="-29.5839744" calcext:value-type="float">
            <text:p>-29,58397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1" calcext:value-type="float">
            <text:p>961</text:p>
          </table:table-cell>
          <table:table-cell table:formula="of:=[.$B$18]+[.E978]*[.$D$18]" office:value-type="float" office:value="9.688" calcext:value-type="float">
            <text:p>9,688</text:p>
          </table:table-cell>
          <table:table-cell table:formula="of:=([.F978]*[.F978]*[.F978]*[.F978]/500)-([.F978]*[.F978]/200)-3/250" office:value-type="float" office:value="17.1371153254687" calcext:value-type="float">
            <text:p>17,1371153254687</text:p>
          </table:table-cell>
          <table:table-cell table:formula="of:=-([.F978]*[.F978]*[.F978]/30)+([.F978]/20)+1/6" office:value-type="float" office:value="-29.6585982890666" calcext:value-type="float">
            <text:p>-29,6585982890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2" calcext:value-type="float">
            <text:p>962</text:p>
          </table:table-cell>
          <table:table-cell table:formula="of:=[.$B$18]+[.E979]*[.$D$18]" office:value-type="float" office:value="9.696" calcext:value-type="float">
            <text:p>9,696</text:p>
          </table:table-cell>
          <table:table-cell table:formula="of:=([.F979]*[.F979]*[.F979]*[.F979]/500)-([.F979]*[.F979]/200)-3/250" office:value-type="float" office:value="17.1946066443141" calcext:value-type="float">
            <text:p>17,1946066443141</text:p>
          </table:table-cell>
          <table:table-cell table:formula="of:=-([.F979]*[.F979]*[.F979]/30)+([.F979]/20)+1/6" office:value-type="float" office:value="-29.7333461845333" calcext:value-type="float">
            <text:p>-29,733346184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3" calcext:value-type="float">
            <text:p>963</text:p>
          </table:table-cell>
          <table:table-cell table:formula="of:=[.$B$18]+[.E980]*[.$D$18]" office:value-type="float" office:value="9.704" calcext:value-type="float">
            <text:p>9,704</text:p>
          </table:table-cell>
          <table:table-cell table:formula="of:=([.F980]*[.F980]*[.F980]*[.F980]/500)-([.F980]*[.F980]/200)-3/250" office:value-type="float" office:value="17.2522417262469" calcext:value-type="float">
            <text:p>17,2522417262469</text:p>
          </table:table-cell>
          <table:table-cell table:formula="of:=-([.F980]*[.F980]*[.F980]/30)+([.F980]/20)+1/6" office:value-type="float" office:value="-29.8082181888" calcext:value-type="float">
            <text:p>-29,80821818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4" calcext:value-type="float">
            <text:p>964</text:p>
          </table:table-cell>
          <table:table-cell table:formula="of:=[.$B$18]+[.E981]*[.$D$18]" office:value-type="float" office:value="9.712" calcext:value-type="float">
            <text:p>9,712</text:p>
          </table:table-cell>
          <table:table-cell table:formula="of:=([.F981]*[.F981]*[.F981]*[.F981]/500)-([.F981]*[.F981]/200)-3/250" office:value-type="float" office:value="17.3100208096543" calcext:value-type="float">
            <text:p>17,3100208096543</text:p>
          </table:table-cell>
          <table:table-cell table:formula="of:=-([.F981]*[.F981]*[.F981]/30)+([.F981]/20)+1/6" office:value-type="float" office:value="-29.8832144042667" calcext:value-type="float">
            <text:p>-29,883214404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5" calcext:value-type="float">
            <text:p>965</text:p>
          </table:table-cell>
          <table:table-cell table:formula="of:=[.$B$18]+[.E982]*[.$D$18]" office:value-type="float" office:value="9.72" calcext:value-type="float">
            <text:p>9,72</text:p>
          </table:table-cell>
          <table:table-cell table:formula="of:=([.F982]*[.F982]*[.F982]*[.F982]/500)-([.F982]*[.F982]/200)-3/250" office:value-type="float" office:value="17.36794413312" calcext:value-type="float">
            <text:p>17,36794413312</text:p>
          </table:table-cell>
          <table:table-cell table:formula="of:=-([.F982]*[.F982]*[.F982]/30)+([.F982]/20)+1/6" office:value-type="float" office:value="-29.9583349333333" calcext:value-type="float">
            <text:p>-29,9583349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6" calcext:value-type="float">
            <text:p>966</text:p>
          </table:table-cell>
          <table:table-cell table:formula="of:=[.$B$18]+[.E983]*[.$D$18]" office:value-type="float" office:value="9.728" calcext:value-type="float">
            <text:p>9,728</text:p>
          </table:table-cell>
          <table:table-cell table:formula="of:=([.F983]*[.F983]*[.F983]*[.F983]/500)-([.F983]*[.F983]/200)-3/250" office:value-type="float" office:value="17.4260119354245" calcext:value-type="float">
            <text:p>17,4260119354245</text:p>
          </table:table-cell>
          <table:table-cell table:formula="of:=-([.F983]*[.F983]*[.F983]/30)+([.F983]/20)+1/6" office:value-type="float" office:value="-30.0335798784" calcext:value-type="float">
            <text:p>-30,0335798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7" calcext:value-type="float">
            <text:p>967</text:p>
          </table:table-cell>
          <table:table-cell table:formula="of:=[.$B$18]+[.E984]*[.$D$18]" office:value-type="float" office:value="9.736" calcext:value-type="float">
            <text:p>9,736</text:p>
          </table:table-cell>
          <table:table-cell table:formula="of:=([.F984]*[.F984]*[.F984]*[.F984]/500)-([.F984]*[.F984]/200)-3/250" office:value-type="float" office:value="17.4842244555448" calcext:value-type="float">
            <text:p>17,4842244555448</text:p>
          </table:table-cell>
          <table:table-cell table:formula="of:=-([.F984]*[.F984]*[.F984]/30)+([.F984]/20)+1/6" office:value-type="float" office:value="-30.1089493418667" calcext:value-type="float">
            <text:p>-30,108949341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8" calcext:value-type="float">
            <text:p>968</text:p>
          </table:table-cell>
          <table:table-cell table:formula="of:=[.$B$18]+[.E985]*[.$D$18]" office:value-type="float" office:value="9.744" calcext:value-type="float">
            <text:p>9,744</text:p>
          </table:table-cell>
          <table:table-cell table:formula="of:=([.F985]*[.F985]*[.F985]*[.F985]/500)-([.F985]*[.F985]/200)-3/250" office:value-type="float" office:value="17.5425819326546" calcext:value-type="float">
            <text:p>17,5425819326546</text:p>
          </table:table-cell>
          <table:table-cell table:formula="of:=-([.F985]*[.F985]*[.F985]/30)+([.F985]/20)+1/6" office:value-type="float" office:value="-30.1844434261333" calcext:value-type="float">
            <text:p>-30,184443426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9" calcext:value-type="float">
            <text:p>969</text:p>
          </table:table-cell>
          <table:table-cell table:formula="of:=[.$B$18]+[.E986]*[.$D$18]" office:value-type="float" office:value="9.752" calcext:value-type="float">
            <text:p>9,752</text:p>
          </table:table-cell>
          <table:table-cell table:formula="of:=([.F986]*[.F986]*[.F986]*[.F986]/500)-([.F986]*[.F986]/200)-3/250" office:value-type="float" office:value="17.601084606124" calcext:value-type="float">
            <text:p>17,601084606124</text:p>
          </table:table-cell>
          <table:table-cell table:formula="of:=-([.F986]*[.F986]*[.F986]/30)+([.F986]/20)+1/6" office:value-type="float" office:value="-30.2600622336" calcext:value-type="float">
            <text:p>-30,26006223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0" calcext:value-type="float">
            <text:p>970</text:p>
          </table:table-cell>
          <table:table-cell table:formula="of:=[.$B$18]+[.E987]*[.$D$18]" office:value-type="float" office:value="9.76" calcext:value-type="float">
            <text:p>9,76</text:p>
          </table:table-cell>
          <table:table-cell table:formula="of:=([.F987]*[.F987]*[.F987]*[.F987]/500)-([.F987]*[.F987]/200)-3/250" office:value-type="float" office:value="17.65973271552" calcext:value-type="float">
            <text:p>17,65973271552</text:p>
          </table:table-cell>
          <table:table-cell table:formula="of:=-([.F987]*[.F987]*[.F987]/30)+([.F987]/20)+1/6" office:value-type="float" office:value="-30.3358058666667" calcext:value-type="float">
            <text:p>-30,3358058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1" calcext:value-type="float">
            <text:p>971</text:p>
          </table:table-cell>
          <table:table-cell table:formula="of:=[.$B$18]+[.E988]*[.$D$18]" office:value-type="float" office:value="9.768" calcext:value-type="float">
            <text:p>9,768</text:p>
          </table:table-cell>
          <table:table-cell table:formula="of:=([.F988]*[.F988]*[.F988]*[.F988]/500)-([.F988]*[.F988]/200)-3/250" office:value-type="float" office:value="17.718526500606" calcext:value-type="float">
            <text:p>17,718526500606</text:p>
          </table:table-cell>
          <table:table-cell table:formula="of:=-([.F988]*[.F988]*[.F988]/30)+([.F988]/20)+1/6" office:value-type="float" office:value="-30.4116744277333" calcext:value-type="float">
            <text:p>-30,411674427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table:formula="of:=[.$B$18]+[.E989]*[.$D$18]" office:value-type="float" office:value="9.776" calcext:value-type="float">
            <text:p>9,776</text:p>
          </table:table-cell>
          <table:table-cell table:formula="of:=([.F989]*[.F989]*[.F989]*[.F989]/500)-([.F989]*[.F989]/200)-3/250" office:value-type="float" office:value="17.777466201342" calcext:value-type="float">
            <text:p>17,777466201342</text:p>
          </table:table-cell>
          <table:table-cell table:formula="of:=-([.F989]*[.F989]*[.F989]/30)+([.F989]/20)+1/6" office:value-type="float" office:value="-30.4876680192" calcext:value-type="float">
            <text:p>-30,48766801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formula="of:=[.$B$18]+[.E990]*[.$D$18]" office:value-type="float" office:value="9.784" calcext:value-type="float">
            <text:p>9,784</text:p>
          </table:table-cell>
          <table:table-cell table:formula="of:=([.F990]*[.F990]*[.F990]*[.F990]/500)-([.F990]*[.F990]/200)-3/250" office:value-type="float" office:value="17.8365520578847" calcext:value-type="float">
            <text:p>17,8365520578847</text:p>
          </table:table-cell>
          <table:table-cell table:formula="of:=-([.F990]*[.F990]*[.F990]/30)+([.F990]/20)+1/6" office:value-type="float" office:value="-30.5637867434667" calcext:value-type="float">
            <text:p>-30,563786743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4" calcext:value-type="float">
            <text:p>974</text:p>
          </table:table-cell>
          <table:table-cell table:formula="of:=[.$B$18]+[.E991]*[.$D$18]" office:value-type="float" office:value="9.792" calcext:value-type="float">
            <text:p>9,792</text:p>
          </table:table-cell>
          <table:table-cell table:formula="of:=([.F991]*[.F991]*[.F991]*[.F991]/500)-([.F991]*[.F991]/200)-3/250" office:value-type="float" office:value="17.8957843105874" calcext:value-type="float">
            <text:p>17,8957843105874</text:p>
          </table:table-cell>
          <table:table-cell table:formula="of:=-([.F991]*[.F991]*[.F991]/30)+([.F991]/20)+1/6" office:value-type="float" office:value="-30.6400307029333" calcext:value-type="float">
            <text:p>-30,640030702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5" calcext:value-type="float">
            <text:p>975</text:p>
          </table:table-cell>
          <table:table-cell table:formula="of:=[.$B$18]+[.E992]*[.$D$18]" office:value-type="float" office:value="9.8" calcext:value-type="float">
            <text:p>9,8</text:p>
          </table:table-cell>
          <table:table-cell table:formula="of:=([.F992]*[.F992]*[.F992]*[.F992]/500)-([.F992]*[.F992]/200)-3/250" office:value-type="float" office:value="17.9551632" calcext:value-type="float">
            <text:p>17,9551632</text:p>
          </table:table-cell>
          <table:table-cell table:formula="of:=-([.F992]*[.F992]*[.F992]/30)+([.F992]/20)+1/6" office:value-type="float" office:value="-30.7164" calcext:value-type="float">
            <text:p>-30,71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6" calcext:value-type="float">
            <text:p>976</text:p>
          </table:table-cell>
          <table:table-cell table:formula="of:=[.$B$18]+[.E993]*[.$D$18]" office:value-type="float" office:value="9.808" calcext:value-type="float">
            <text:p>9,808</text:p>
          </table:table-cell>
          <table:table-cell table:formula="of:=([.F993]*[.F993]*[.F993]*[.F993]/500)-([.F993]*[.F993]/200)-3/250" office:value-type="float" office:value="18.014688966869" calcext:value-type="float">
            <text:p>18,014688966869</text:p>
          </table:table-cell>
          <table:table-cell table:formula="of:=-([.F993]*[.F993]*[.F993]/30)+([.F993]/20)+1/6" office:value-type="float" office:value="-30.7928947370667" calcext:value-type="float">
            <text:p>-30,792894737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7" calcext:value-type="float">
            <text:p>977</text:p>
          </table:table-cell>
          <table:table-cell table:formula="of:=[.$B$18]+[.E994]*[.$D$18]" office:value-type="float" office:value="9.816" calcext:value-type="float">
            <text:p>9,816</text:p>
          </table:table-cell>
          <table:table-cell table:formula="of:=([.F994]*[.F994]*[.F994]*[.F994]/500)-([.F994]*[.F994]/200)-3/250" office:value-type="float" office:value="18.0743618521375" calcext:value-type="float">
            <text:p>18,0743618521375</text:p>
          </table:table-cell>
          <table:table-cell table:formula="of:=-([.F994]*[.F994]*[.F994]/30)+([.F994]/20)+1/6" office:value-type="float" office:value="-30.8695150165333" calcext:value-type="float">
            <text:p>-30,869515016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8" calcext:value-type="float">
            <text:p>978</text:p>
          </table:table-cell>
          <table:table-cell table:formula="of:=[.$B$18]+[.E995]*[.$D$18]" office:value-type="float" office:value="9.824" calcext:value-type="float">
            <text:p>9,824</text:p>
          </table:table-cell>
          <table:table-cell table:formula="of:=([.F995]*[.F995]*[.F995]*[.F995]/500)-([.F995]*[.F995]/200)-3/250" office:value-type="float" office:value="18.1341820969452" calcext:value-type="float">
            <text:p>18,1341820969452</text:p>
          </table:table-cell>
          <table:table-cell table:formula="of:=-([.F995]*[.F995]*[.F995]/30)+([.F995]/20)+1/6" office:value-type="float" office:value="-30.9462609408" calcext:value-type="float">
            <text:p>-30,94626094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9" calcext:value-type="float">
            <text:p>979</text:p>
          </table:table-cell>
          <table:table-cell table:formula="of:=[.$B$18]+[.E996]*[.$D$18]" office:value-type="float" office:value="9.832" calcext:value-type="float">
            <text:p>9,832</text:p>
          </table:table-cell>
          <table:table-cell table:formula="of:=([.F996]*[.F996]*[.F996]*[.F996]/500)-([.F996]*[.F996]/200)-3/250" office:value-type="float" office:value="18.1941499426284" calcext:value-type="float">
            <text:p>18,1941499426284</text:p>
          </table:table-cell>
          <table:table-cell table:formula="of:=-([.F996]*[.F996]*[.F996]/30)+([.F996]/20)+1/6" office:value-type="float" office:value="-31.0231326122667" calcext:value-type="float">
            <text:p>-31,023132612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0" calcext:value-type="float">
            <text:p>980</text:p>
          </table:table-cell>
          <table:table-cell table:formula="of:=[.$B$18]+[.E997]*[.$D$18]" office:value-type="float" office:value="9.84" calcext:value-type="float">
            <text:p>9,84</text:p>
          </table:table-cell>
          <table:table-cell table:formula="of:=([.F997]*[.F997]*[.F997]*[.F997]/500)-([.F997]*[.F997]/200)-3/250" office:value-type="float" office:value="18.25426563072" calcext:value-type="float">
            <text:p>18,25426563072</text:p>
          </table:table-cell>
          <table:table-cell table:formula="of:=-([.F997]*[.F997]*[.F997]/30)+([.F997]/20)+1/6" office:value-type="float" office:value="-31.1001301333333" calcext:value-type="float">
            <text:p>-31,1001301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1" calcext:value-type="float">
            <text:p>981</text:p>
          </table:table-cell>
          <table:table-cell table:formula="of:=[.$B$18]+[.E998]*[.$D$18]" office:value-type="float" office:value="9.848" calcext:value-type="float">
            <text:p>9,848</text:p>
          </table:table-cell>
          <table:table-cell table:formula="of:=([.F998]*[.F998]*[.F998]*[.F998]/500)-([.F998]*[.F998]/200)-3/250" office:value-type="float" office:value="18.3145294029496" calcext:value-type="float">
            <text:p>18,3145294029496</text:p>
          </table:table-cell>
          <table:table-cell table:formula="of:=-([.F998]*[.F998]*[.F998]/30)+([.F998]/20)+1/6" office:value-type="float" office:value="-31.1772536064" calcext:value-type="float">
            <text:p>-31,1772536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2" calcext:value-type="float">
            <text:p>982</text:p>
          </table:table-cell>
          <table:table-cell table:formula="of:=[.$B$18]+[.E999]*[.$D$18]" office:value-type="float" office:value="9.856" calcext:value-type="float">
            <text:p>9,856</text:p>
          </table:table-cell>
          <table:table-cell table:formula="of:=([.F999]*[.F999]*[.F999]*[.F999]/500)-([.F999]*[.F999]/200)-3/250" office:value-type="float" office:value="18.3749415012434" calcext:value-type="float">
            <text:p>18,3749415012434</text:p>
          </table:table-cell>
          <table:table-cell table:formula="of:=-([.F999]*[.F999]*[.F999]/30)+([.F999]/20)+1/6" office:value-type="float" office:value="-31.2545031338667" calcext:value-type="float">
            <text:p>-31,254503133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3" calcext:value-type="float">
            <text:p>983</text:p>
          </table:table-cell>
          <table:table-cell table:formula="of:=[.$B$18]+[.E1000]*[.$D$18]" office:value-type="float" office:value="9.864" calcext:value-type="float">
            <text:p>9,864</text:p>
          </table:table-cell>
          <table:table-cell table:formula="of:=([.F1000]*[.F1000]*[.F1000]*[.F1000]/500)-([.F1000]*[.F1000]/200)-3/250" office:value-type="float" office:value="18.435502167724" calcext:value-type="float">
            <text:p>18,435502167724</text:p>
          </table:table-cell>
          <table:table-cell table:formula="of:=-([.F1000]*[.F1000]*[.F1000]/30)+([.F1000]/20)+1/6" office:value-type="float" office:value="-31.3318788181333" calcext:value-type="float">
            <text:p>-31,331878818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4" calcext:value-type="float">
            <text:p>984</text:p>
          </table:table-cell>
          <table:table-cell table:formula="of:=[.$B$18]+[.E1001]*[.$D$18]" office:value-type="float" office:value="9.872" calcext:value-type="float">
            <text:p>9,872</text:p>
          </table:table-cell>
          <table:table-cell table:formula="of:=([.F1001]*[.F1001]*[.F1001]*[.F1001]/500)-([.F1001]*[.F1001]/200)-3/250" office:value-type="float" office:value="18.4962116447109" calcext:value-type="float">
            <text:p>18,4962116447109</text:p>
          </table:table-cell>
          <table:table-cell table:formula="of:=-([.F1001]*[.F1001]*[.F1001]/30)+([.F1001]/20)+1/6" office:value-type="float" office:value="-31.4093807616" calcext:value-type="float">
            <text:p>-31,40938076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5" calcext:value-type="float">
            <text:p>985</text:p>
          </table:table-cell>
          <table:table-cell table:formula="of:=[.$B$18]+[.E1002]*[.$D$18]" office:value-type="float" office:value="9.88" calcext:value-type="float">
            <text:p>9,88</text:p>
          </table:table-cell>
          <table:table-cell table:formula="of:=([.F1002]*[.F1002]*[.F1002]*[.F1002]/500)-([.F1002]*[.F1002]/200)-3/250" office:value-type="float" office:value="18.55707017472" calcext:value-type="float">
            <text:p>18,55707017472</text:p>
          </table:table-cell>
          <table:table-cell table:formula="of:=-([.F1002]*[.F1002]*[.F1002]/30)+([.F1002]/20)+1/6" office:value-type="float" office:value="-31.4870090666667" calcext:value-type="float">
            <text:p>-31,4870090666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6" calcext:value-type="float">
            <text:p>986</text:p>
          </table:table-cell>
          <table:table-cell table:formula="of:=[.$B$18]+[.E1003]*[.$D$18]" office:value-type="float" office:value="9.888" calcext:value-type="float">
            <text:p>9,888</text:p>
          </table:table-cell>
          <table:table-cell table:formula="of:=([.F1003]*[.F1003]*[.F1003]*[.F1003]/500)-([.F1003]*[.F1003]/200)-3/250" office:value-type="float" office:value="18.6180780004639" calcext:value-type="float">
            <text:p>18,6180780004639</text:p>
          </table:table-cell>
          <table:table-cell table:formula="of:=-([.F1003]*[.F1003]*[.F1003]/30)+([.F1003]/20)+1/6" office:value-type="float" office:value="-31.5647638357333" calcext:value-type="float">
            <text:p>-31,5647638357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7" calcext:value-type="float">
            <text:p>987</text:p>
          </table:table-cell>
          <table:table-cell table:formula="of:=[.$B$18]+[.E1004]*[.$D$18]" office:value-type="float" office:value="9.896" calcext:value-type="float">
            <text:p>9,896</text:p>
          </table:table-cell>
          <table:table-cell table:formula="of:=([.F1004]*[.F1004]*[.F1004]*[.F1004]/500)-([.F1004]*[.F1004]/200)-3/250" office:value-type="float" office:value="18.6792353648517" calcext:value-type="float">
            <text:p>18,6792353648517</text:p>
          </table:table-cell>
          <table:table-cell table:formula="of:=-([.F1004]*[.F1004]*[.F1004]/30)+([.F1004]/20)+1/6" office:value-type="float" office:value="-31.6426451712" calcext:value-type="float">
            <text:p>-31,64264517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8" calcext:value-type="float">
            <text:p>988</text:p>
          </table:table-cell>
          <table:table-cell table:formula="of:=[.$B$18]+[.E1005]*[.$D$18]" office:value-type="float" office:value="9.904" calcext:value-type="float">
            <text:p>9,904</text:p>
          </table:table-cell>
          <table:table-cell table:formula="of:=([.F1005]*[.F1005]*[.F1005]*[.F1005]/500)-([.F1005]*[.F1005]/200)-3/250" office:value-type="float" office:value="18.7405425109893" calcext:value-type="float">
            <text:p>18,7405425109893</text:p>
          </table:table-cell>
          <table:table-cell table:formula="of:=-([.F1005]*[.F1005]*[.F1005]/30)+([.F1005]/20)+1/6" office:value-type="float" office:value="-31.7206531754667" calcext:value-type="float">
            <text:p>-31,7206531754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9" calcext:value-type="float">
            <text:p>989</text:p>
          </table:table-cell>
          <table:table-cell table:formula="of:=[.$B$18]+[.E1006]*[.$D$18]" office:value-type="float" office:value="9.912" calcext:value-type="float">
            <text:p>9,912</text:p>
          </table:table-cell>
          <table:table-cell table:formula="of:=([.F1006]*[.F1006]*[.F1006]*[.F1006]/500)-([.F1006]*[.F1006]/200)-3/250" office:value-type="float" office:value="18.8019996821791" calcext:value-type="float">
            <text:p>18,8019996821791</text:p>
          </table:table-cell>
          <table:table-cell table:formula="of:=-([.F1006]*[.F1006]*[.F1006]/30)+([.F1006]/20)+1/6" office:value-type="float" office:value="-31.7987879509333" calcext:value-type="float">
            <text:p>-31,7987879509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0" calcext:value-type="float">
            <text:p>990</text:p>
          </table:table-cell>
          <table:table-cell table:formula="of:=[.$B$18]+[.E1007]*[.$D$18]" office:value-type="float" office:value="9.92" calcext:value-type="float">
            <text:p>9,92</text:p>
          </table:table-cell>
          <table:table-cell table:formula="of:=([.F1007]*[.F1007]*[.F1007]*[.F1007]/500)-([.F1007]*[.F1007]/200)-3/250" office:value-type="float" office:value="18.86360712192" calcext:value-type="float">
            <text:p>18,86360712192</text:p>
          </table:table-cell>
          <table:table-cell table:formula="of:=-([.F1007]*[.F1007]*[.F1007]/30)+([.F1007]/20)+1/6" office:value-type="float" office:value="-31.8770496" calcext:value-type="float">
            <text:p>-31,87704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1" calcext:value-type="float">
            <text:p>991</text:p>
          </table:table-cell>
          <table:table-cell table:formula="of:=[.$B$18]+[.E1008]*[.$D$18]" office:value-type="float" office:value="9.928" calcext:value-type="float">
            <text:p>9,928</text:p>
          </table:table-cell>
          <table:table-cell table:formula="of:=([.F1008]*[.F1008]*[.F1008]*[.F1008]/500)-([.F1008]*[.F1008]/200)-3/250" office:value-type="float" office:value="18.9253650739077" calcext:value-type="float">
            <text:p>18,9253650739077</text:p>
          </table:table-cell>
          <table:table-cell table:formula="of:=-([.F1008]*[.F1008]*[.F1008]/30)+([.F1008]/20)+1/6" office:value-type="float" office:value="-31.9554382250667" calcext:value-type="float">
            <text:p>-31,9554382250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2" calcext:value-type="float">
            <text:p>992</text:p>
          </table:table-cell>
          <table:table-cell table:formula="of:=[.$B$18]+[.E1009]*[.$D$18]" office:value-type="float" office:value="9.936" calcext:value-type="float">
            <text:p>9,936</text:p>
          </table:table-cell>
          <table:table-cell table:formula="of:=([.F1009]*[.F1009]*[.F1009]*[.F1009]/500)-([.F1009]*[.F1009]/200)-3/250" office:value-type="float" office:value="18.9872737820344" calcext:value-type="float">
            <text:p>18,9872737820344</text:p>
          </table:table-cell>
          <table:table-cell table:formula="of:=-([.F1009]*[.F1009]*[.F1009]/30)+([.F1009]/20)+1/6" office:value-type="float" office:value="-32.0339539285333" calcext:value-type="float">
            <text:p>-32,0339539285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3" calcext:value-type="float">
            <text:p>993</text:p>
          </table:table-cell>
          <table:table-cell table:formula="of:=[.$B$18]+[.E1010]*[.$D$18]" office:value-type="float" office:value="9.944" calcext:value-type="float">
            <text:p>9,944</text:p>
          </table:table-cell>
          <table:table-cell table:formula="of:=([.F1010]*[.F1010]*[.F1010]*[.F1010]/500)-([.F1010]*[.F1010]/200)-3/250" office:value-type="float" office:value="19.049333490389" calcext:value-type="float">
            <text:p>19,049333490389</text:p>
          </table:table-cell>
          <table:table-cell table:formula="of:=-([.F1010]*[.F1010]*[.F1010]/30)+([.F1010]/20)+1/6" office:value-type="float" office:value="-32.1125968128" calcext:value-type="float">
            <text:p>-32,11259681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4" calcext:value-type="float">
            <text:p>994</text:p>
          </table:table-cell>
          <table:table-cell table:formula="of:=[.$B$18]+[.E1011]*[.$D$18]" office:value-type="float" office:value="9.952" calcext:value-type="float">
            <text:p>9,952</text:p>
          </table:table-cell>
          <table:table-cell table:formula="of:=([.F1011]*[.F1011]*[.F1011]*[.F1011]/500)-([.F1011]*[.F1011]/200)-3/250" office:value-type="float" office:value="19.1115444432568" calcext:value-type="float">
            <text:p>19,1115444432568</text:p>
          </table:table-cell>
          <table:table-cell table:formula="of:=-([.F1011]*[.F1011]*[.F1011]/30)+([.F1011]/20)+1/6" office:value-type="float" office:value="-32.1913669802667" calcext:value-type="float">
            <text:p>-32,1913669802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5" calcext:value-type="float">
            <text:p>995</text:p>
          </table:table-cell>
          <table:table-cell table:formula="of:=[.$B$18]+[.E1012]*[.$D$18]" office:value-type="float" office:value="9.96" calcext:value-type="float">
            <text:p>9,96</text:p>
          </table:table-cell>
          <table:table-cell table:formula="of:=([.F1012]*[.F1012]*[.F1012]*[.F1012]/500)-([.F1012]*[.F1012]/200)-3/250" office:value-type="float" office:value="19.17390688512" calcext:value-type="float">
            <text:p>19,17390688512</text:p>
          </table:table-cell>
          <table:table-cell table:formula="of:=-([.F1012]*[.F1012]*[.F1012]/30)+([.F1012]/20)+1/6" office:value-type="float" office:value="-32.2702645333333" calcext:value-type="float">
            <text:p>-32,270264533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6" calcext:value-type="float">
            <text:p>996</text:p>
          </table:table-cell>
          <table:table-cell table:formula="of:=[.$B$18]+[.E1013]*[.$D$18]" office:value-type="float" office:value="9.968" calcext:value-type="float">
            <text:p>9,968</text:p>
          </table:table-cell>
          <table:table-cell table:formula="of:=([.F1013]*[.F1013]*[.F1013]*[.F1013]/500)-([.F1013]*[.F1013]/200)-3/250" office:value-type="float" office:value="19.2364210606572" calcext:value-type="float">
            <text:p>19,2364210606572</text:p>
          </table:table-cell>
          <table:table-cell table:formula="of:=-([.F1013]*[.F1013]*[.F1013]/30)+([.F1013]/20)+1/6" office:value-type="float" office:value="-32.3492895744" calcext:value-type="float">
            <text:p>-32,34928957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7" calcext:value-type="float">
            <text:p>997</text:p>
          </table:table-cell>
          <table:table-cell table:formula="of:=[.$B$18]+[.E1014]*[.$D$18]" office:value-type="float" office:value="9.976" calcext:value-type="float">
            <text:p>9,976</text:p>
          </table:table-cell>
          <table:table-cell table:formula="of:=([.F1014]*[.F1014]*[.F1014]*[.F1014]/500)-([.F1014]*[.F1014]/200)-3/250" office:value-type="float" office:value="19.2990872147435" calcext:value-type="float">
            <text:p>19,2990872147435</text:p>
          </table:table-cell>
          <table:table-cell table:formula="of:=-([.F1014]*[.F1014]*[.F1014]/30)+([.F1014]/20)+1/6" office:value-type="float" office:value="-32.4284422058667" calcext:value-type="float">
            <text:p>-32,42844220586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table:formula="of:=[.$B$18]+[.E1015]*[.$D$18]" office:value-type="float" office:value="9.984" calcext:value-type="float">
            <text:p>9,984</text:p>
          </table:table-cell>
          <table:table-cell table:formula="of:=([.F1015]*[.F1015]*[.F1015]*[.F1015]/500)-([.F1015]*[.F1015]/200)-3/250" office:value-type="float" office:value="19.3619055924511" calcext:value-type="float">
            <text:p>19,3619055924511</text:p>
          </table:table-cell>
          <table:table-cell table:formula="of:=-([.F1015]*[.F1015]*[.F1015]/30)+([.F1015]/20)+1/6" office:value-type="float" office:value="-32.5077225301333" calcext:value-type="float">
            <text:p>-32,5077225301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formula="of:=[.$B$18]+[.E1016]*[.$D$18]" office:value-type="float" office:value="9.992" calcext:value-type="float">
            <text:p>9,992</text:p>
          </table:table-cell>
          <table:table-cell table:formula="of:=([.F1016]*[.F1016]*[.F1016]*[.F1016]/500)-([.F1016]*[.F1016]/200)-3/250" office:value-type="float" office:value="19.4248764390482" calcext:value-type="float">
            <text:p>19,4248764390482</text:p>
          </table:table-cell>
          <table:table-cell table:formula="of:=-([.F1016]*[.F1016]*[.F1016]/30)+([.F1016]/20)+1/6" office:value-type="float" office:value="-32.5871306496" calcext:value-type="float">
            <text:p>-32,5871306496</text:p>
          </table:table-cell>
          <table:table-cell table:number-columns-repeated="8"/>
        </table:table-row>
      </table:table>
      <table:table table:name="70.2" table:style-name="ta1">
        <table:table-column table:style-name="co1" table:default-cell-style-name="Default"/>
        <table:table-column table:style-name="co1" table:default-cell-style-name="ce28"/>
        <table:table-column table:style-name="co2" table:default-cell-style-name="ce32"/>
        <table:table-column table:style-name="co3" table:default-cell-style-name="ce32"/>
        <table:table-column table:style-name="co1" table:default-cell-style-name="ce32"/>
        <table:table-column table:style-name="co2" table:default-cell-style-name="ce32"/>
        <table:table-column table:style-name="co1" table:default-cell-style-name="ce3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długość</text:p>
          </table:table-cell>
          <table:table-cell table:style-name="ce29" office:value-type="string" calcext:value-type="string">
            <text:p>krawędzi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z góry</text:p>
          </table:table-cell>
          <table:table-cell table:style-name="ce30" table:formula="of:=[$'70.1'.D6]-[$'70.1'.C5]"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z dołu</text:p>
          </table:table-cell>
          <table:table-cell table:style-name="ce30" table:formula="of:=[$'70.1'.D6]-[$'70.1'.C5]" office:value-type="float" office:value="8" calcext:value-type="float">
            <text:p>8</text:p>
          </table:table-cell>
          <table:table-cell table:style-name="Default" table:number-columns-repeated="2"/>
          <table:table-cell table:style-name="ce26" office:value-type="string" calcext:value-type="string">
            <text:p>Obw</text:p>
          </table:table-cell>
          <table:table-cell table:style-name="ce38" table:formula="of:=[.C3]+[.C4]+[.C5]+[.C6]" office:value-type="float" office:value="125.066717818319" calcext:value-type="float">
            <text:p>125,066717818319</text:p>
          </table:table-cell>
          <table:table-cell/>
          <table:table-cell table:style-name="ce17"/>
          <table:table-cell table:style-name="ce19" office:value-type="string" calcext:value-type="string" table:number-columns-spanned="4" table:number-rows-spanned="1">
            <text:p>Odp.: Pani Binarna musi kupić tasiemkę o długości</text:p>
          </table:table-cell>
          <table:covered-table-cell table:number-columns-repeated="3" table:style-name="ce4"/>
          <table:table-cell table:style-name="ce23" table:formula="of:=IF([.G4]&gt;ROUND([.G4];0);ROUND([.G4];0)+1;ROUND([.G4];0))" office:value-type="float" office:value="126" calcext:value-type="float">
            <text:p>126</text:p>
          </table:table-cell>
          <table:table-cell table:style-name="ce23" office:value-type="string" calcext:value-type="string">
            <text:p>m.</text:p>
          </table:table-cell>
        </table:table-row>
        <table:table-row table:style-name="ro1">
          <table:table-cell/>
          <table:table-cell table:style-name="ce26" office:value-type="string" calcext:value-type="string">
            <text:p>z lewej</text:p>
          </table:table-cell>
          <table:table-cell table:style-name="ce30" table:formula="of:=[$'70.1'.C3]-[$'70.1'.C4]" office:value-type="float" office:value="52.1546666666667" calcext:value-type="float">
            <text:p>52,1546666666667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z prawej</text:p>
          </table:table-cell>
          <table:table-cell table:style-name="ce30" table:formula="of:=[.J11]+[.J12]" office:value-type="float" office:value="56.9120511516522" calcext:value-type="float">
            <text:p>56,9120511516522</text:p>
          </table:table-cell>
          <table:table-cell table:style-name="ce33" office:value-type="string" calcext:value-type="string">
            <text:p>←J10+J11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34" office:value-type="string" calcext:value-type="string">
            <text:p>f(x)</text:p>
          </table:table-cell>
          <table:table-cell table:style-name="ce34"/>
          <table:table-cell table:style-name="ce34" office:value-type="string" calcext:value-type="string">
            <text:p>g(x)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27"/>
          <table:table-cell table:style-name="ce31" office:value-type="string" calcext:value-type="string">
            <text:p>współrzędna x</text:p>
          </table:table-cell>
          <table:table-cell table:style-name="ce35" office:value-type="string" calcext:value-type="string">
            <text:p>współrzędna y</text:p>
          </table:table-cell>
          <table:table-cell table:style-name="ce36" office:value-type="string" calcext:value-type="string">
            <text:p>dl odc</text:p>
          </table:table-cell>
          <table:table-cell table:style-name="ce37" office:value-type="string" calcext:value-type="string">
            <text:p>współrzędna y</text:p>
          </table:table-cell>
          <table:table-cell table:style-name="ce39" office:value-type="string" calcext:value-type="string">
            <text:p>dl od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table:formula="of:=[$'70.1'.C5]" office:value-type="float" office:value="2" calcext:value-type="float">
            <text:p>2</text:p>
          </table:table-cell>
          <table:table-cell table:formula="of:=([.C10]*[.C10]*[.C10]*[.C10]/500)-([.C10]*[.C10]/200)-3/2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([.C10]*[.C10]*[.C10]/30)+([.C10]/20)+1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style-name="ce41" office:value-type="string" calcext:value-type="string">
            <text:p>suma dł. od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formula="of:=[.C10]+([$'70.1'.$D$6]-[$'70.1'.$C$5])/1000" office:value-type="float" office:value="2.008" calcext:value-type="float">
            <text:p>2,008</text:p>
          </table:table-cell>
          <table:table-cell table:formula="of:=([.C11]*[.C11]*[.C11]*[.C11]/500)-([.C11]*[.C11]/200)-3/250" office:value-type="float" office:value="0.000354760200192004" calcext:value-type="float">
            <text:p>0,000354760200192</text:p>
          </table:table-cell>
          <table:table-cell table:formula="of:=SQRT((([.C11]-[.C10])*([.C11]-[.C10]))+(([.D11]-[.D10])*([.D11]-[.D10])))" office:value-type="float" office:value="0.00800786206172661" calcext:value-type="float">
            <text:p>0,008007862061727</text:p>
          </table:table-cell>
          <table:table-cell table:formula="of:=-([.C11]*[.C11]*[.C11]/30)+([.C11]/20)+1/6" office:value-type="float" office:value="-0.00281281706666667" calcext:value-type="float">
            <text:p>-0,002812817066667</text:p>
          </table:table-cell>
          <table:table-cell table:formula="of:=SQRT((([.C11]-[.C10])*([.C11]-[.C10]))+(([.F11]-[.F10])*([.F11]-[.F10])))" office:value-type="float" office:value="0.00848009079258774" calcext:value-type="float">
            <text:p>0,008480090792588</text:p>
          </table:table-cell>
          <table:table-cell/>
          <table:table-cell table:style-name="ce26" office:value-type="string" calcext:value-type="string">
            <text:p>f(x)</text:p>
          </table:table-cell>
          <table:table-cell table:style-name="ce30" table:formula="of:=SUM([.E10:.E1010])" office:value-type="float" office:value="22.5537310438016" calcext:value-type="float">
            <text:p>22,55373104380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[.C11]+([$'70.1'.$D$6]-[$'70.1'.$C$5])/1000" office:value-type="float" office:value="2.016" calcext:value-type="float">
            <text:p>2,016</text:p>
          </table:table-cell>
          <table:table-cell table:formula="of:=([.C12]*[.C12]*[.C12]*[.C12]/500)-([.C12]*[.C12]/200)-3/250" office:value-type="float" office:value="0.000715073667072005" calcext:value-type="float">
            <text:p>0,000715073667072</text:p>
          </table:table-cell>
          <table:table-cell table:formula="of:=SQRT((([.C12]-[.C11])*([.C12]-[.C11]))+(([.D12]-[.D11])*([.D12]-[.D11])))" office:value-type="float" office:value="0.00800811000139329" calcext:value-type="float">
            <text:p>0,008008110001393</text:p>
          </table:table-cell>
          <table:table-cell table:formula="of:=-([.C12]*[.C12]*[.C12]/30)+([.C12]/20)+1/6" office:value-type="float" office:value="-0.00565133653333341" calcext:value-type="float">
            <text:p>-0,005651336533333</text:p>
          </table:table-cell>
          <table:table-cell table:formula="of:=SQRT((([.C12]-[.C11])*([.C12]-[.C11]))+(([.F12]-[.F11])*([.F12]-[.F11])))" office:value-type="float" office:value="0.00848865082110498" calcext:value-type="float">
            <text:p>0,008488650821105</text:p>
          </table:table-cell>
          <table:table-cell/>
          <table:table-cell table:style-name="ce26" office:value-type="string" calcext:value-type="string">
            <text:p>g(x)</text:p>
          </table:table-cell>
          <table:table-cell table:style-name="ce30" table:formula="of:=SUM([.G10:.G1010])" office:value-type="float" office:value="34.3583201078505" calcext:value-type="float">
            <text:p>34,35832010785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formula="of:=[.C12]+([$'70.1'.$D$6]-[$'70.1'.$C$5])/1000" office:value-type="float" office:value="2.024" calcext:value-type="float">
            <text:p>2,024</text:p>
          </table:table-cell>
          <table:table-cell table:formula="of:=([.C13]*[.C13]*[.C13]*[.C13]/500)-([.C13]*[.C13]/200)-3/250" office:value-type="float" office:value="0.001080989847552" calcext:value-type="float">
            <text:p>0,001080989847552</text:p>
          </table:table-cell>
          <table:table-cell table:formula="of:=SQRT((([.C13]-[.C12])*([.C13]-[.C12]))+(([.D13]-[.D12])*([.D13]-[.D12])))" office:value-type="float" office:value="0.00800836404336973" calcext:value-type="float">
            <text:p>0,00800836404337</text:p>
          </table:table-cell>
          <table:table-cell table:formula="of:=-([.C13]*[.C13]*[.C13]/30)+([.C13]/20)+1/6" office:value-type="float" office:value="-0.00851566080000002" calcext:value-type="float">
            <text:p>-0,0085156608</text:p>
          </table:table-cell>
          <table:table-cell table:formula="of:=SQRT((([.C13]-[.C12])*([.C13]-[.C12]))+(([.F13]-[.F12])*([.F13]-[.F12])))" office:value-type="float" office:value="0.00849731448780233" calcext:value-type="float">
            <text:p>0,0084973144878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table:formula="of:=[.C13]+([$'70.1'.$D$6]-[$'70.1'.$C$5])/1000" office:value-type="float" office:value="2.032" calcext:value-type="float">
            <text:p>2,032</text:p>
          </table:table-cell>
          <table:table-cell table:formula="of:=([.C14]*[.C14]*[.C14]*[.C14]/500)-([.C14]*[.C14]/200)-3/250" office:value-type="float" office:value="0.001452558385152" calcext:value-type="float">
            <text:p>0,001452558385152</text:p>
          </table:table-cell>
          <table:table-cell table:formula="of:=SQRT((([.C14]-[.C13])*([.C14]-[.C13]))+(([.D14]-[.D13])*([.D14]-[.D13])))" office:value-type="float" office:value="0.00800862429997402" calcext:value-type="float">
            <text:p>0,008008624299974</text:p>
          </table:table-cell>
          <table:table-cell table:formula="of:=-([.C14]*[.C14]*[.C14]/30)+([.C14]/20)+1/6" office:value-type="float" office:value="-0.0114058922666667" calcext:value-type="float">
            <text:p>-0,011405892266667</text:p>
          </table:table-cell>
          <table:table-cell table:formula="of:=SQRT((([.C14]-[.C13])*([.C14]-[.C13]))+(([.F14]-[.F13])*([.F14]-[.F13])))" office:value-type="float" office:value="0.00850608240795433" calcext:value-type="float">
            <text:p>0,0085060824079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table:formula="of:=[.C14]+([$'70.1'.$D$6]-[$'70.1'.$C$5])/1000" office:value-type="float" office:value="2.04" calcext:value-type="float">
            <text:p>2,04</text:p>
          </table:table-cell>
          <table:table-cell table:formula="of:=([.C15]*[.C15]*[.C15]*[.C15]/500)-([.C15]*[.C15]/200)-3/250" office:value-type="float" office:value="0.00182982912" calcext:value-type="float">
            <text:p>0,00182982912</text:p>
          </table:table-cell>
          <table:table-cell table:formula="of:=SQRT((([.C15]-[.C14])*([.C15]-[.C14]))+(([.D15]-[.D14])*([.D15]-[.D14])))" office:value-type="float" office:value="0.00800889088497108" calcext:value-type="float">
            <text:p>0,008008890884971</text:p>
          </table:table-cell>
          <table:table-cell table:formula="of:=-([.C15]*[.C15]*[.C15]/30)+([.C15]/20)+1/6" office:value-type="float" office:value="-0.0143221333333333" calcext:value-type="float">
            <text:p>-0,014322133333333</text:p>
          </table:table-cell>
          <table:table-cell table:formula="of:=SQRT((([.C15]-[.C14])*([.C15]-[.C14]))+(([.F15]-[.F14])*([.F15]-[.F14])))" office:value-type="float" office:value="0.00851495519418119" calcext:value-type="float">
            <text:p>0,0085149551941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table:formula="of:=[.C15]+([$'70.1'.$D$6]-[$'70.1'.$C$5])/1000" office:value-type="float" office:value="2.048" calcext:value-type="float">
            <text:p>2,048</text:p>
          </table:table-cell>
          <table:table-cell table:formula="of:=([.C16]*[.C16]*[.C16]*[.C16]/500)-([.C16]*[.C16]/200)-3/250" office:value-type="float" office:value="0.00221285208883201" calcext:value-type="float">
            <text:p>0,002212852088832</text:p>
          </table:table-cell>
          <table:table-cell table:formula="of:=SQRT((([.C16]-[.C15])*([.C16]-[.C15]))+(([.D16]-[.D15])*([.D16]-[.D15])))" office:value-type="float" office:value="0.0080091639135838" calcext:value-type="float">
            <text:p>0,008009163913584</text:p>
          </table:table-cell>
          <table:table-cell table:formula="of:=-([.C16]*[.C16]*[.C16]/30)+([.C16]/20)+1/6" office:value-type="float" office:value="-0.0172644864" calcext:value-type="float">
            <text:p>-0,0172644864</text:p>
          </table:table-cell>
          <table:table-cell table:formula="of:=SQRT((([.C16]-[.C15])*([.C16]-[.C15]))+(([.F16]-[.F15])*([.F16]-[.F15])))" office:value-type="float" office:value="0.00852393345638756" calcext:value-type="float">
            <text:p>0,0085239334563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table:formula="of:=[.C16]+([$'70.1'.$D$6]-[$'70.1'.$C$5])/1000" office:value-type="float" office:value="2.056" calcext:value-type="float">
            <text:p>2,056</text:p>
          </table:table-cell>
          <table:table-cell table:formula="of:=([.C17]*[.C17]*[.C17]*[.C17]/500)-([.C17]*[.C17]/200)-3/250" office:value-type="float" office:value="0.002601677524992" calcext:value-type="float">
            <text:p>0,002601677524992</text:p>
          </table:table-cell>
          <table:table-cell table:formula="of:=SQRT((([.C17]-[.C16])*([.C17]-[.C16]))+(([.D17]-[.D16])*([.D17]-[.D16])))" office:value-type="float" office:value="0.0080094435025041" calcext:value-type="float">
            <text:p>0,008009443502504</text:p>
          </table:table-cell>
          <table:table-cell table:formula="of:=-([.C17]*[.C17]*[.C17]/30)+([.C17]/20)+1/6" office:value-type="float" office:value="-0.0202330538666667" calcext:value-type="float">
            <text:p>-0,020233053866667</text:p>
          </table:table-cell>
          <table:table-cell table:formula="of:=SQRT((([.C17]-[.C16])*([.C17]-[.C16]))+(([.F17]-[.F16])*([.F17]-[.F16])))" office:value-type="float" office:value="0.00853301780170132" calcext:value-type="float">
            <text:p>0,0085330178017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table:formula="of:=[.C17]+([$'70.1'.$D$6]-[$'70.1'.$C$5])/1000" office:value-type="float" office:value="2.064" calcext:value-type="float">
            <text:p>2,064</text:p>
          </table:table-cell>
          <table:table-cell table:formula="of:=([.C18]*[.C18]*[.C18]*[.C18]/500)-([.C18]*[.C18]/200)-3/250" office:value-type="float" office:value="0.002996355858432" calcext:value-type="float">
            <text:p>0,002996355858432</text:p>
          </table:table-cell>
          <table:table-cell table:formula="of:=SQRT((([.C18]-[.C17])*([.C18]-[.C17]))+(([.D18]-[.D17])*([.D18]-[.D17])))" office:value-type="float" office:value="0.00800972976990404" calcext:value-type="float">
            <text:p>0,008009729769904</text:p>
          </table:table-cell>
          <table:table-cell table:formula="of:=-([.C18]*[.C18]*[.C18]/30)+([.C18]/20)+1/6" office:value-type="float" office:value="-0.0232279381333333" calcext:value-type="float">
            <text:p>-0,023227938133333</text:p>
          </table:table-cell>
          <table:table-cell table:formula="of:=SQRT((([.C18]-[.C17])*([.C18]-[.C17]))+(([.F18]-[.F17])*([.F18]-[.F17])))" office:value-type="float" office:value="0.00854220883441324" calcext:value-type="float">
            <text:p>0,0085422088344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</text:p>
          </table:table-cell>
          <table:table-cell table:formula="of:=[.C18]+([$'70.1'.$D$6]-[$'70.1'.$C$5])/1000" office:value-type="float" office:value="2.072" calcext:value-type="float">
            <text:p>2,072</text:p>
          </table:table-cell>
          <table:table-cell table:formula="of:=([.C19]*[.C19]*[.C19]*[.C19]/500)-([.C19]*[.C19]/200)-3/250" office:value-type="float" office:value="0.003396937715712" calcext:value-type="float">
            <text:p>0,003396937715712</text:p>
          </table:table-cell>
          <table:table-cell table:formula="of:=SQRT((([.C19]-[.C18])*([.C19]-[.C18]))+(([.D19]-[.D18])*([.D19]-[.D18])))" office:value-type="float" office:value="0.00801002283544698" calcext:value-type="float">
            <text:p>0,008010022835447</text:p>
          </table:table-cell>
          <table:table-cell table:formula="of:=-([.C19]*[.C19]*[.C19]/30)+([.C19]/20)+1/6" office:value-type="float" office:value="-0.0262492416" calcext:value-type="float">
            <text:p>-0,0262492416</text:p>
          </table:table-cell>
          <table:table-cell table:formula="of:=SQRT((([.C19]-[.C18])*([.C19]-[.C18]))+(([.F19]-[.F18])*([.F19]-[.F18])))" office:value-type="float" office:value="0.00855150715591658" calcext:value-type="float">
            <text:p>0,0085515071559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</text:p>
          </table:table-cell>
          <table:table-cell table:formula="of:=[.C19]+([$'70.1'.$D$6]-[$'70.1'.$C$5])/1000" office:value-type="float" office:value="2.08" calcext:value-type="float">
            <text:p>2,08</text:p>
          </table:table-cell>
          <table:table-cell table:formula="of:=([.C20]*[.C20]*[.C20]*[.C20]/500)-([.C20]*[.C20]/200)-3/250" office:value-type="float" office:value="0.00380347392" calcext:value-type="float">
            <text:p>0,00380347392</text:p>
          </table:table-cell>
          <table:table-cell table:formula="of:=SQRT((([.C20]-[.C19])*([.C20]-[.C19]))+(([.D20]-[.D19])*([.D20]-[.D19])))" office:value-type="float" office:value="0.00801032282029863" calcext:value-type="float">
            <text:p>0,008010322820299</text:p>
          </table:table-cell>
          <table:table-cell table:formula="of:=-([.C20]*[.C20]*[.C20]/30)+([.C20]/20)+1/6" office:value-type="float" office:value="-0.0292970666666667" calcext:value-type="float">
            <text:p>-0,029297066666667</text:p>
          </table:table-cell>
          <table:table-cell table:formula="of:=SQRT((([.C20]-[.C19])*([.C20]-[.C19]))+(([.F20]-[.F19])*([.F20]-[.F19])))" office:value-type="float" office:value="0.0085609133646476" calcext:value-type="float">
            <text:p>0,0085609133646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</text:p>
          </table:table-cell>
          <table:table-cell table:formula="of:=[.C20]+([$'70.1'.$D$6]-[$'70.1'.$C$5])/1000" office:value-type="float" office:value="2.088" calcext:value-type="float">
            <text:p>2,088</text:p>
          </table:table-cell>
          <table:table-cell table:formula="of:=([.C21]*[.C21]*[.C21]*[.C21]/500)-([.C21]*[.C21]/200)-3/250" office:value-type="float" office:value="0.00421601549107201" calcext:value-type="float">
            <text:p>0,004216015491072</text:p>
          </table:table-cell>
          <table:table-cell table:formula="of:=SQRT((([.C21]-[.C20])*([.C21]-[.C20]))+(([.D21]-[.D20])*([.D21]-[.D20])))" office:value-type="float" office:value="0.00801062984713828" calcext:value-type="float">
            <text:p>0,008010629847138</text:p>
          </table:table-cell>
          <table:table-cell table:formula="of:=-([.C21]*[.C21]*[.C21]/30)+([.C21]/20)+1/6" office:value-type="float" office:value="-0.0323715157333334" calcext:value-type="float">
            <text:p>-0,032371515733333</text:p>
          </table:table-cell>
          <table:table-cell table:formula="of:=SQRT((([.C21]-[.C20])*([.C21]-[.C20]))+(([.F21]-[.F20])*([.F21]-[.F20])))" office:value-type="float" office:value="0.00857042805602659" calcext:value-type="float">
            <text:p>0,0085704280560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</text:p>
          </table:table-cell>
          <table:table-cell table:formula="of:=[.C21]+([$'70.1'.$D$6]-[$'70.1'.$C$5])/1000" office:value-type="float" office:value="2.096" calcext:value-type="float">
            <text:p>2,096</text:p>
          </table:table-cell>
          <table:table-cell table:formula="of:=([.C22]*[.C22]*[.C22]*[.C22]/500)-([.C22]*[.C22]/200)-3/250" office:value-type="float" office:value="0.004634613645312" calcext:value-type="float">
            <text:p>0,004634613645312</text:p>
          </table:table-cell>
          <table:table-cell table:formula="of:=SQRT((([.C22]-[.C21])*([.C22]-[.C21]))+(([.D22]-[.D21])*([.D22]-[.D21])))" office:value-type="float" office:value="0.00801094404016988" calcext:value-type="float">
            <text:p>0,00801094404017</text:p>
          </table:table-cell>
          <table:table-cell table:formula="of:=-([.C22]*[.C22]*[.C22]/30)+([.C22]/20)+1/6" office:value-type="float" office:value="-0.0354726912" calcext:value-type="float">
            <text:p>-0,0354726912</text:p>
          </table:table-cell>
          <table:table-cell table:formula="of:=SQRT((([.C22]-[.C21])*([.C22]-[.C21]))+(([.F22]-[.F21])*([.F22]-[.F21])))" office:value-type="float" office:value="0.00858005182239917" calcext:value-type="float">
            <text:p>0,0085800518223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</text:p>
          </table:table-cell>
          <table:table-cell table:formula="of:=[.C22]+([$'70.1'.$D$6]-[$'70.1'.$C$5])/1000" office:value-type="float" office:value="2.104" calcext:value-type="float">
            <text:p>2,104</text:p>
          </table:table-cell>
          <table:table-cell table:formula="of:=([.C23]*[.C23]*[.C23]*[.C23]/500)-([.C23]*[.C23]/200)-3/250" office:value-type="float" office:value="0.00505931979571201" calcext:value-type="float">
            <text:p>0,005059319795712</text:p>
          </table:table-cell>
          <table:table-cell table:formula="of:=SQRT((([.C23]-[.C22])*([.C23]-[.C22]))+(([.D23]-[.D22])*([.D23]-[.D22])))" office:value-type="float" office:value="0.0080112655251332" calcext:value-type="float">
            <text:p>0,008011265525133</text:p>
          </table:table-cell>
          <table:table-cell table:formula="of:=-([.C23]*[.C23]*[.C23]/30)+([.C23]/20)+1/6" office:value-type="float" office:value="-0.0386006954666667" calcext:value-type="float">
            <text:p>-0,038600695466667</text:p>
          </table:table-cell>
          <table:table-cell table:formula="of:=SQRT((([.C23]-[.C22])*([.C23]-[.C22]))+(([.F23]-[.F22])*([.F23]-[.F22])))" office:value-type="float" office:value="0.00858978525297838" calcext:value-type="float">
            <text:p>0,0085897852529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</text:p>
          </table:table-cell>
          <table:table-cell table:formula="of:=[.C23]+([$'70.1'.$D$6]-[$'70.1'.$C$5])/1000" office:value-type="float" office:value="2.112" calcext:value-type="float">
            <text:p>2,112</text:p>
          </table:table-cell>
          <table:table-cell table:formula="of:=([.C24]*[.C24]*[.C24]*[.C24]/500)-([.C24]*[.C24]/200)-3/250" office:value-type="float" office:value="0.00549018555187201" calcext:value-type="float">
            <text:p>0,005490185551872</text:p>
          </table:table-cell>
          <table:table-cell table:formula="of:=SQRT((([.C24]-[.C23])*([.C24]-[.C23]))+(([.D24]-[.D23])*([.D24]-[.D23])))" office:value-type="float" office:value="0.00801159442931502" calcext:value-type="float">
            <text:p>0,008011594429315</text:p>
          </table:table-cell>
          <table:table-cell table:formula="of:=-([.C24]*[.C24]*[.C24]/30)+([.C24]/20)+1/6" office:value-type="float" office:value="-0.0417556309333334" calcext:value-type="float">
            <text:p>-0,041755630933333</text:p>
          </table:table-cell>
          <table:table-cell table:formula="of:=SQRT((([.C24]-[.C23])*([.C24]-[.C23]))+(([.F24]-[.F23])*([.F24]-[.F23])))" office:value-type="float" office:value="0.00859962893378729" calcext:value-type="float">
            <text:p>0,0085996289337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</text:p>
          </table:table-cell>
          <table:table-cell table:formula="of:=[.C24]+([$'70.1'.$D$6]-[$'70.1'.$C$5])/1000" office:value-type="float" office:value="2.12" calcext:value-type="float">
            <text:p>2,12</text:p>
          </table:table-cell>
          <table:table-cell table:formula="of:=([.C25]*[.C25]*[.C25]*[.C25]/500)-([.C25]*[.C25]/200)-3/250" office:value-type="float" office:value="0.00592726272000001" calcext:value-type="float">
            <text:p>0,00592726272</text:p>
          </table:table-cell>
          <table:table-cell table:formula="of:=SQRT((([.C25]-[.C24])*([.C25]-[.C24]))+(([.D25]-[.D24])*([.D25]-[.D24])))" office:value-type="float" office:value="0.00801193088156026" calcext:value-type="float">
            <text:p>0,00801193088156</text:p>
          </table:table-cell>
          <table:table-cell table:formula="of:=-([.C25]*[.C25]*[.C25]/30)+([.C25]/20)+1/6" office:value-type="float" office:value="-0.0449376000000001" calcext:value-type="float">
            <text:p>-0,0449376</text:p>
          </table:table-cell>
          <table:table-cell table:formula="of:=SQRT((([.C25]-[.C24])*([.C25]-[.C24]))+(([.F25]-[.F24])*([.F25]-[.F24])))" office:value-type="float" office:value="0.00860958344760208" calcext:value-type="float">
            <text:p>0,0086095834476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</text:p>
          </table:table-cell>
          <table:table-cell table:formula="of:=[.C25]+([$'70.1'.$D$6]-[$'70.1'.$C$5])/1000" office:value-type="float" office:value="2.128" calcext:value-type="float">
            <text:p>2,128</text:p>
          </table:table-cell>
          <table:table-cell table:formula="of:=([.C26]*[.C26]*[.C26]*[.C26]/500)-([.C26]*[.C26]/200)-3/250" office:value-type="float" office:value="0.00637060330291201" calcext:value-type="float">
            <text:p>0,006370603302912</text:p>
          </table:table-cell>
          <table:table-cell table:formula="of:=SQRT((([.C26]-[.C25])*([.C26]-[.C25]))+(([.D26]-[.D25])*([.D26]-[.D25])))" office:value-type="float" office:value="0.00801227501228315" calcext:value-type="float">
            <text:p>0,008012275012283</text:p>
          </table:table-cell>
          <table:table-cell table:formula="of:=-([.C26]*[.C26]*[.C26]/30)+([.C26]/20)+1/6" office:value-type="float" office:value="-0.0481467050666668" calcext:value-type="float">
            <text:p>-0,048146705066667</text:p>
          </table:table-cell>
          <table:table-cell table:formula="of:=SQRT((([.C26]-[.C25])*([.C26]-[.C25]))+(([.F26]-[.F25])*([.F26]-[.F25])))" office:value-type="float" office:value="0.00861964937389601" calcext:value-type="float">
            <text:p>0,0086196493738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</text:p>
          </table:table-cell>
          <table:table-cell table:formula="of:=[.C26]+([$'70.1'.$D$6]-[$'70.1'.$C$5])/1000" office:value-type="float" office:value="2.136" calcext:value-type="float">
            <text:p>2,136</text:p>
          </table:table-cell>
          <table:table-cell table:formula="of:=([.C27]*[.C27]*[.C27]*[.C27]/500)-([.C27]*[.C27]/200)-3/250" office:value-type="float" office:value="0.00682025950003201" calcext:value-type="float">
            <text:p>0,006820259500032</text:p>
          </table:table-cell>
          <table:table-cell table:formula="of:=SQRT((([.C27]-[.C26])*([.C27]-[.C26]))+(([.D27]-[.D26])*([.D27]-[.D26])))" office:value-type="float" office:value="0.0080126269534784" calcext:value-type="float">
            <text:p>0,008012626953478</text:p>
          </table:table-cell>
          <table:table-cell table:formula="of:=-([.C27]*[.C27]*[.C27]/30)+([.C27]/20)+1/6" office:value-type="float" office:value="-0.0513830485333334" calcext:value-type="float">
            <text:p>-0,051383048533333</text:p>
          </table:table-cell>
          <table:table-cell table:formula="of:=SQRT((([.C27]-[.C26])*([.C27]-[.C26]))+(([.F27]-[.F26])*([.F27]-[.F26])))" office:value-type="float" office:value="0.0086298272887837" calcext:value-type="float">
            <text:p>0,0086298272887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</text:p>
          </table:table-cell>
          <table:table-cell table:formula="of:=[.C27]+([$'70.1'.$D$6]-[$'70.1'.$C$5])/1000" office:value-type="float" office:value="2.144" calcext:value-type="float">
            <text:p>2,144</text:p>
          </table:table-cell>
          <table:table-cell table:formula="of:=([.C28]*[.C28]*[.C28]*[.C28]/500)-([.C28]*[.C28]/200)-3/250" office:value-type="float" office:value="0.00727628370739201" calcext:value-type="float">
            <text:p>0,007276283707392</text:p>
          </table:table-cell>
          <table:table-cell table:formula="of:=SQRT((([.C28]-[.C27])*([.C28]-[.C27]))+(([.D28]-[.D27])*([.D28]-[.D27])))" office:value-type="float" office:value="0.00801298683873238" calcext:value-type="float">
            <text:p>0,008012986838732</text:p>
          </table:table-cell>
          <table:table-cell table:formula="of:=-([.C28]*[.C28]*[.C28]/30)+([.C28]/20)+1/6" office:value-type="float" office:value="-0.0546467328000001" calcext:value-type="float">
            <text:p>-0,0546467328</text:p>
          </table:table-cell>
          <table:table-cell table:formula="of:=SQRT((([.C28]-[.C27])*([.C28]-[.C27]))+(([.F28]-[.F27])*([.F28]-[.F27])))" office:value-type="float" office:value="0.00864011776496638" calcext:value-type="float">
            <text:p>0,0086401177649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</text:p>
          </table:table-cell>
          <table:table-cell table:formula="of:=[.C28]+([$'70.1'.$D$6]-[$'70.1'.$C$5])/1000" office:value-type="float" office:value="2.152" calcext:value-type="float">
            <text:p>2,152</text:p>
          </table:table-cell>
          <table:table-cell table:formula="of:=([.C29]*[.C29]*[.C29]*[.C29]/500)-([.C29]*[.C29]/200)-3/250" office:value-type="float" office:value="0.00773872851763201" calcext:value-type="float">
            <text:p>0,007738728517632</text:p>
          </table:table-cell>
          <table:table-cell table:formula="of:=SQRT((([.C29]-[.C28])*([.C29]-[.C28]))+(([.D29]-[.D28])*([.D29]-[.D28])))" office:value-type="float" office:value="0.00801335480323429" calcext:value-type="float">
            <text:p>0,008013354803234</text:p>
          </table:table-cell>
          <table:table-cell table:formula="of:=-([.C29]*[.C29]*[.C29]/30)+([.C29]/20)+1/6" office:value-type="float" office:value="-0.0579378602666668" calcext:value-type="float">
            <text:p>-0,057937860266667</text:p>
          </table:table-cell>
          <table:table-cell table:formula="of:=SQRT((([.C29]-[.C28])*([.C29]-[.C28]))+(([.F29]-[.F28])*([.F29]-[.F28])))" office:value-type="float" office:value="0.00865052137167743" calcext:value-type="float">
            <text:p>0,0086505213716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</text:p>
          </table:table-cell>
          <table:table-cell table:formula="of:=[.C29]+([$'70.1'.$D$6]-[$'70.1'.$C$5])/1000" office:value-type="float" office:value="2.16" calcext:value-type="float">
            <text:p>2,16</text:p>
          </table:table-cell>
          <table:table-cell table:formula="of:=([.C30]*[.C30]*[.C30]*[.C30]/500)-([.C30]*[.C30]/200)-3/250" office:value-type="float" office:value="0.00820764672000001" calcext:value-type="float">
            <text:p>0,00820764672</text:p>
          </table:table-cell>
          <table:table-cell table:formula="of:=SQRT((([.C30]-[.C29])*([.C30]-[.C29]))+(([.D30]-[.D29])*([.D30]-[.D29])))" office:value-type="float" office:value="0.00801373098378727" calcext:value-type="float">
            <text:p>0,008013730983787</text:p>
          </table:table-cell>
          <table:table-cell table:formula="of:=-([.C30]*[.C30]*[.C30]/30)+([.C30]/20)+1/6" office:value-type="float" office:value="-0.0612565333333334" calcext:value-type="float">
            <text:p>-0,061256533333333</text:p>
          </table:table-cell>
          <table:table-cell table:formula="of:=SQRT((([.C30]-[.C29])*([.C30]-[.C29]))+(([.F30]-[.F29])*([.F30]-[.F29])))" office:value-type="float" office:value="0.00866103867462896" calcext:value-type="float">
            <text:p>0,0086610386746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</text:p>
          </table:table-cell>
          <table:table-cell table:formula="of:=[.C30]+([$'70.1'.$D$6]-[$'70.1'.$C$5])/1000" office:value-type="float" office:value="2.168" calcext:value-type="float">
            <text:p>2,168</text:p>
          </table:table-cell>
          <table:table-cell table:formula="of:=([.C31]*[.C31]*[.C31]*[.C31]/500)-([.C31]*[.C31]/200)-3/250" office:value-type="float" office:value="0.00868309130035201" calcext:value-type="float">
            <text:p>0,008683091300352</text:p>
          </table:table-cell>
          <table:table-cell table:formula="of:=SQRT((([.C31]-[.C30])*([.C31]-[.C30]))+(([.D31]-[.D30])*([.D31]-[.D30])))" office:value-type="float" office:value="0.00801411551881967" calcext:value-type="float">
            <text:p>0,00801411551882</text:p>
          </table:table-cell>
          <table:table-cell table:formula="of:=-([.C31]*[.C31]*[.C31]/30)+([.C31]/20)+1/6" office:value-type="float" office:value="-0.0646028544000001" calcext:value-type="float">
            <text:p>-0,0646028544</text:p>
          </table:table-cell>
          <table:table-cell table:formula="of:=SQRT((([.C31]-[.C30])*([.C31]-[.C30]))+(([.F31]-[.F30])*([.F31]-[.F30])))" office:value-type="float" office:value="0.00867167023595903" calcext:value-type="float">
            <text:p>0,0086716702359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</text:p>
          </table:table-cell>
          <table:table-cell table:formula="of:=[.C31]+([$'70.1'.$D$6]-[$'70.1'.$C$5])/1000" office:value-type="float" office:value="2.176" calcext:value-type="float">
            <text:p>2,176</text:p>
          </table:table-cell>
          <table:table-cell table:formula="of:=([.C32]*[.C32]*[.C32]*[.C32]/500)-([.C32]*[.C32]/200)-3/250" office:value-type="float" office:value="0.00916511544115201" calcext:value-type="float">
            <text:p>0,009165115441152</text:p>
          </table:table-cell>
          <table:table-cell table:formula="of:=SQRT((([.C32]-[.C31])*([.C32]-[.C31]))+(([.D32]-[.D31])*([.D32]-[.D31])))" office:value-type="float" office:value="0.0080145085483961" calcext:value-type="float">
            <text:p>0,008014508548396</text:p>
          </table:table-cell>
          <table:table-cell table:formula="of:=-([.C32]*[.C32]*[.C32]/30)+([.C32]/20)+1/6" office:value-type="float" office:value="-0.0679769258666667" calcext:value-type="float">
            <text:p>-0,067976925866667</text:p>
          </table:table-cell>
          <table:table-cell table:formula="of:=SQRT((([.C32]-[.C31])*([.C32]-[.C31]))+(([.F32]-[.F31])*([.F32]-[.F31])))" office:value-type="float" office:value="0.00868241661417914" calcext:value-type="float">
            <text:p>0,0086824166141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</text:p>
          </table:table-cell>
          <table:table-cell table:formula="of:=[.C32]+([$'70.1'.$D$6]-[$'70.1'.$C$5])/1000" office:value-type="float" office:value="2.184" calcext:value-type="float">
            <text:p>2,184</text:p>
          </table:table-cell>
          <table:table-cell table:formula="of:=([.C33]*[.C33]*[.C33]*[.C33]/500)-([.C33]*[.C33]/200)-3/250" office:value-type="float" office:value="0.00965377252147201" calcext:value-type="float">
            <text:p>0,009653772521472</text:p>
          </table:table-cell>
          <table:table-cell table:formula="of:=SQRT((([.C33]-[.C32])*([.C33]-[.C32]))+(([.D33]-[.D32])*([.D33]-[.D32])))" office:value-type="float" office:value="0.00801491021422866" calcext:value-type="float">
            <text:p>0,008014910214229</text:p>
          </table:table-cell>
          <table:table-cell table:formula="of:=-([.C33]*[.C33]*[.C33]/30)+([.C33]/20)+1/6" office:value-type="float" office:value="-0.0713788501333334" calcext:value-type="float">
            <text:p>-0,071378850133334</text:p>
          </table:table-cell>
          <table:table-cell table:formula="of:=SQRT((([.C33]-[.C32])*([.C33]-[.C32]))+(([.F33]-[.F32])*([.F33]-[.F32])))" office:value-type="float" office:value="0.00869327836412339" calcext:value-type="float">
            <text:p>0,0086932783641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</text:p>
          </table:table-cell>
          <table:table-cell table:formula="of:=[.C33]+([$'70.1'.$D$6]-[$'70.1'.$C$5])/1000" office:value-type="float" office:value="2.192" calcext:value-type="float">
            <text:p>2,192</text:p>
          </table:table-cell>
          <table:table-cell table:formula="of:=([.C34]*[.C34]*[.C34]*[.C34]/500)-([.C34]*[.C34]/200)-3/250" office:value-type="float" office:value="0.010149116116992" calcext:value-type="float">
            <text:p>0,010149116116992</text:p>
          </table:table-cell>
          <table:table-cell table:formula="of:=SQRT((([.C34]-[.C33])*([.C34]-[.C33]))+(([.D34]-[.D33])*([.D34]-[.D33])))" office:value-type="float" office:value="0.0080153206596881" calcext:value-type="float">
            <text:p>0,008015320659688</text:p>
          </table:table-cell>
          <table:table-cell table:formula="of:=-([.C34]*[.C34]*[.C34]/30)+([.C34]/20)+1/6" office:value-type="float" office:value="-0.0748087296000001" calcext:value-type="float">
            <text:p>-0,0748087296</text:p>
          </table:table-cell>
          <table:table-cell table:formula="of:=SQRT((([.C34]-[.C33])*([.C34]-[.C33]))+(([.F34]-[.F33])*([.F34]-[.F33])))" office:value-type="float" office:value="0.00870425603689722" calcext:value-type="float">
            <text:p>0,0087042560368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</text:p>
          </table:table-cell>
          <table:table-cell table:formula="of:=[.C34]+([$'70.1'.$D$6]-[$'70.1'.$C$5])/1000" office:value-type="float" office:value="2.2" calcext:value-type="float">
            <text:p>2,2</text:p>
          </table:table-cell>
          <table:table-cell table:formula="of:=([.C35]*[.C35]*[.C35]*[.C35]/500)-([.C35]*[.C35]/200)-3/250" office:value-type="float" office:value="0.0106512" calcext:value-type="float">
            <text:p>0,0106512</text:p>
          </table:table-cell>
          <table:table-cell table:formula="of:=SQRT((([.C35]-[.C34])*([.C35]-[.C34]))+(([.D35]-[.D34])*([.D35]-[.D34])))" office:value-type="float" office:value="0.00801574002981487" calcext:value-type="float">
            <text:p>0,008015740029815</text:p>
          </table:table-cell>
          <table:table-cell table:formula="of:=-([.C35]*[.C35]*[.C35]/30)+([.C35]/20)+1/6" office:value-type="float" office:value="-0.0782666666666668" calcext:value-type="float">
            <text:p>-0,078266666666667</text:p>
          </table:table-cell>
          <table:table-cell table:formula="of:=SQRT((([.C35]-[.C34])*([.C35]-[.C34]))+(([.F35]-[.F34])*([.F35]-[.F34])))" office:value-type="float" office:value="0.00871535017982798" calcext:value-type="float">
            <text:p>0,0087153501798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 table:formula="of:=[.C35]+([$'70.1'.$D$6]-[$'70.1'.$C$5])/1000" office:value-type="float" office:value="2.208" calcext:value-type="float">
            <text:p>2,208</text:p>
          </table:table-cell>
          <table:table-cell table:formula="of:=([.C36]*[.C36]*[.C36]*[.C36]/500)-([.C36]*[.C36]/200)-3/250" office:value-type="float" office:value="0.011160078139392" calcext:value-type="float">
            <text:p>0,011160078139392</text:p>
          </table:table-cell>
          <table:table-cell table:formula="of:=SQRT((([.C36]-[.C35])*([.C36]-[.C35]))+(([.D36]-[.D35])*([.D36]-[.D35])))" office:value-type="float" office:value="0.00801616847133037" calcext:value-type="float">
            <text:p>0,00801616847133</text:p>
          </table:table-cell>
          <table:table-cell table:formula="of:=-([.C36]*[.C36]*[.C36]/30)+([.C36]/20)+1/6" office:value-type="float" office:value="-0.0817527637333334" calcext:value-type="float">
            <text:p>-0,081752763733333</text:p>
          </table:table-cell>
          <table:table-cell table:formula="of:=SQRT((([.C36]-[.C35])*([.C36]-[.C35]))+(([.F36]-[.F35])*([.F36]-[.F35])))" office:value-type="float" office:value="0.00872656133641549" calcext:value-type="float">
            <text:p>0,0087265613364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</text:p>
          </table:table-cell>
          <table:table-cell table:formula="of:=[.C36]+([$'70.1'.$D$6]-[$'70.1'.$C$5])/1000" office:value-type="float" office:value="2.216" calcext:value-type="float">
            <text:p>2,216</text:p>
          </table:table-cell>
          <table:table-cell table:formula="of:=([.C37]*[.C37]*[.C37]*[.C37]/500)-([.C37]*[.C37]/200)-3/250" office:value-type="float" office:value="0.011675804700672" calcext:value-type="float">
            <text:p>0,011675804700672</text:p>
          </table:table-cell>
          <table:table-cell table:formula="of:=SQRT((([.C37]-[.C36])*([.C37]-[.C36]))+(([.D37]-[.D36])*([.D37]-[.D36])))" office:value-type="float" office:value="0.00801660613264802" calcext:value-type="float">
            <text:p>0,008016606132648</text:p>
          </table:table-cell>
          <table:table-cell table:formula="of:=-([.C37]*[.C37]*[.C37]/30)+([.C37]/20)+1/6" office:value-type="float" office:value="-0.0852671232000001" calcext:value-type="float">
            <text:p>-0,0852671232</text:p>
          </table:table-cell>
          <table:table-cell table:formula="of:=SQRT((([.C37]-[.C36])*([.C37]-[.C36]))+(([.F37]-[.F36])*([.F37]-[.F36])))" office:value-type="float" office:value="0.00873789004628407" calcext:value-type="float">
            <text:p>0,0087378900462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</text:p>
          </table:table-cell>
          <table:table-cell table:formula="of:=[.C37]+([$'70.1'.$D$6]-[$'70.1'.$C$5])/1000" office:value-type="float" office:value="2.224" calcext:value-type="float">
            <text:p>2,224</text:p>
          </table:table-cell>
          <table:table-cell table:formula="of:=([.C38]*[.C38]*[.C38]*[.C38]/500)-([.C38]*[.C38]/200)-3/250" office:value-type="float" office:value="0.012198434045952" calcext:value-type="float">
            <text:p>0,012198434045952</text:p>
          </table:table-cell>
          <table:table-cell table:formula="of:=SQRT((([.C38]-[.C37])*([.C38]-[.C37]))+(([.D38]-[.D37])*([.D38]-[.D37])))" office:value-type="float" office:value="0.00801705316388434" calcext:value-type="float">
            <text:p>0,008017053163884</text:p>
          </table:table-cell>
          <table:table-cell table:formula="of:=-([.C38]*[.C38]*[.C38]/30)+([.C38]/20)+1/6" office:value-type="float" office:value="-0.0888098474666668" calcext:value-type="float">
            <text:p>-0,088809847466667</text:p>
          </table:table-cell>
          <table:table-cell table:formula="of:=SQRT((([.C38]-[.C37])*([.C38]-[.C37]))+(([.F38]-[.F37])*([.F38]-[.F37])))" office:value-type="float" office:value="0.00874933684513456" calcext:value-type="float">
            <text:p>0,0087493368451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</text:p>
          </table:table-cell>
          <table:table-cell table:formula="of:=[.C38]+([$'70.1'.$D$6]-[$'70.1'.$C$5])/1000" office:value-type="float" office:value="2.232" calcext:value-type="float">
            <text:p>2,232</text:p>
          </table:table-cell>
          <table:table-cell table:formula="of:=([.C39]*[.C39]*[.C39]*[.C39]/500)-([.C39]*[.C39]/200)-3/250" office:value-type="float" office:value="0.012728020733952" calcext:value-type="float">
            <text:p>0,012728020733952</text:p>
          </table:table-cell>
          <table:table-cell table:formula="of:=SQRT((([.C39]-[.C38])*([.C39]-[.C38]))+(([.D39]-[.D38])*([.D39]-[.D38])))" office:value-type="float" office:value="0.00801750971687013" calcext:value-type="float">
            <text:p>0,00801750971687</text:p>
          </table:table-cell>
          <table:table-cell table:formula="of:=-([.C39]*[.C39]*[.C39]/30)+([.C39]/20)+1/6" office:value-type="float" office:value="-0.0923810389333335" calcext:value-type="float">
            <text:p>-0,092381038933334</text:p>
          </table:table-cell>
          <table:table-cell table:formula="of:=SQRT((([.C39]-[.C38])*([.C39]-[.C38]))+(([.F39]-[.F38])*([.F39]-[.F38])))" office:value-type="float" office:value="0.00876090226469814" calcext:value-type="float">
            <text:p>0,0087609022646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</text:p>
          </table:table-cell>
          <table:table-cell table:formula="of:=[.C39]+([$'70.1'.$D$6]-[$'70.1'.$C$5])/1000" office:value-type="float" office:value="2.24" calcext:value-type="float">
            <text:p>2,24</text:p>
          </table:table-cell>
          <table:table-cell table:formula="of:=([.C40]*[.C40]*[.C40]*[.C40]/500)-([.C40]*[.C40]/200)-3/250" office:value-type="float" office:value="0.01326461952" calcext:value-type="float">
            <text:p>0,01326461952</text:p>
          </table:table-cell>
          <table:table-cell table:formula="of:=SQRT((([.C40]-[.C39])*([.C40]-[.C39]))+(([.D40]-[.D39])*([.D40]-[.D39])))" office:value-type="float" office:value="0.00801797594516149" calcext:value-type="float">
            <text:p>0,008017975945161</text:p>
          </table:table-cell>
          <table:table-cell table:formula="of:=-([.C40]*[.C40]*[.C40]/30)+([.C40]/20)+1/6" office:value-type="float" office:value="-0.0959808000000001" calcext:value-type="float">
            <text:p>-0,0959808</text:p>
          </table:table-cell>
          <table:table-cell table:formula="of:=SQRT((([.C40]-[.C39])*([.C40]-[.C39]))+(([.F40]-[.F39])*([.F40]-[.F39])))" office:value-type="float" office:value="0.00877258683269016" calcext:value-type="float">
            <text:p>0,008772586832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</text:p>
          </table:table-cell>
          <table:table-cell table:formula="of:=[.C40]+([$'70.1'.$D$6]-[$'70.1'.$C$5])/1000" office:value-type="float" office:value="2.248" calcext:value-type="float">
            <text:p>2,248</text:p>
          </table:table-cell>
          <table:table-cell table:formula="of:=([.C41]*[.C41]*[.C41]*[.C41]/500)-([.C41]*[.C41]/200)-3/250" office:value-type="float" office:value="0.013808285356032" calcext:value-type="float">
            <text:p>0,013808285356032</text:p>
          </table:table-cell>
          <table:table-cell table:formula="of:=SQRT((([.C41]-[.C40])*([.C41]-[.C40]))+(([.D41]-[.D40])*([.D41]-[.D40])))" office:value-type="float" office:value="0.00801845200405094" calcext:value-type="float">
            <text:p>0,008018452004051</text:p>
          </table:table-cell>
          <table:table-cell table:formula="of:=-([.C41]*[.C41]*[.C41]/30)+([.C41]/20)+1/6" office:value-type="float" office:value="-0.0996092330666668" calcext:value-type="float">
            <text:p>-0,099609233066667</text:p>
          </table:table-cell>
          <table:table-cell table:formula="of:=SQRT((([.C41]-[.C40])*([.C41]-[.C40]))+(([.F41]-[.F40])*([.F41]-[.F40])))" office:value-type="float" office:value="0.0087843910727654" calcext:value-type="float">
            <text:p>0,0087843910727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</text:p>
          </table:table-cell>
          <table:table-cell table:formula="of:=[.C41]+([$'70.1'.$D$6]-[$'70.1'.$C$5])/1000" office:value-type="float" office:value="2.256" calcext:value-type="float">
            <text:p>2,256</text:p>
          </table:table-cell>
          <table:table-cell table:formula="of:=([.C42]*[.C42]*[.C42]*[.C42]/500)-([.C42]*[.C42]/200)-3/250" office:value-type="float" office:value="0.014359073390592" calcext:value-type="float">
            <text:p>0,014359073390592</text:p>
          </table:table-cell>
          <table:table-cell table:formula="of:=SQRT((([.C42]-[.C41])*([.C42]-[.C41]))+(([.D42]-[.D41])*([.D42]-[.D41])))" office:value-type="float" office:value="0.00801893805057843" calcext:value-type="float">
            <text:p>0,008018938050578</text:p>
          </table:table-cell>
          <table:table-cell table:formula="of:=-([.C42]*[.C42]*[.C42]/30)+([.C42]/20)+1/6" office:value-type="float" office:value="-0.103266440533333" calcext:value-type="float">
            <text:p>-0,103266440533333</text:p>
          </table:table-cell>
          <table:table-cell table:formula="of:=SQRT((([.C42]-[.C41])*([.C42]-[.C41]))+(([.F42]-[.F41])*([.F42]-[.F41])))" office:value-type="float" office:value="0.00879631550447358" calcext:value-type="float">
            <text:p>0,008796315504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</text:p>
          </table:table-cell>
          <table:table-cell table:formula="of:=[.C42]+([$'70.1'.$D$6]-[$'70.1'.$C$5])/1000" office:value-type="float" office:value="2.264" calcext:value-type="float">
            <text:p>2,264</text:p>
          </table:table-cell>
          <table:table-cell table:formula="of:=([.C43]*[.C43]*[.C43]*[.C43]/500)-([.C43]*[.C43]/200)-3/250" office:value-type="float" office:value="0.014917038968832" calcext:value-type="float">
            <text:p>0,014917038968832</text:p>
          </table:table-cell>
          <table:table-cell table:formula="of:=SQRT((([.C43]-[.C42])*([.C43]-[.C42]))+(([.D43]-[.D42])*([.D43]-[.D42])))" office:value-type="float" office:value="0.00801943424354242" calcext:value-type="float">
            <text:p>0,008019434243542</text:p>
          </table:table-cell>
          <table:table-cell table:formula="of:=-([.C43]*[.C43]*[.C43]/30)+([.C43]/20)+1/6" office:value-type="float" office:value="-0.1069525248" calcext:value-type="float">
            <text:p>-0,1069525248</text:p>
          </table:table-cell>
          <table:table-cell table:formula="of:=SQRT((([.C43]-[.C42])*([.C43]-[.C42]))+(([.F43]-[.F42])*([.F43]-[.F42])))" office:value-type="float" office:value="0.00880836064321663" calcext:value-type="float">
            <text:p>0,0088083606432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</text:p>
          </table:table-cell>
          <table:table-cell table:formula="of:=[.C43]+([$'70.1'.$D$6]-[$'70.1'.$C$5])/1000" office:value-type="float" office:value="2.272" calcext:value-type="float">
            <text:p>2,272</text:p>
          </table:table-cell>
          <table:table-cell table:formula="of:=([.C44]*[.C44]*[.C44]*[.C44]/500)-([.C44]*[.C44]/200)-3/250" office:value-type="float" office:value="0.015482237632512" calcext:value-type="float">
            <text:p>0,015482237632512</text:p>
          </table:table-cell>
          <table:table-cell table:formula="of:=SQRT((([.C44]-[.C43])*([.C44]-[.C43]))+(([.D44]-[.D43])*([.D44]-[.D43])))" office:value-type="float" office:value="0.00801994074351088" calcext:value-type="float">
            <text:p>0,008019940743511</text:p>
          </table:table-cell>
          <table:table-cell table:formula="of:=-([.C44]*[.C44]*[.C44]/30)+([.C44]/20)+1/6" office:value-type="float" office:value="-0.110667588266667" calcext:value-type="float">
            <text:p>-0,110667588266667</text:p>
          </table:table-cell>
          <table:table-cell table:formula="of:=SQRT((([.C44]-[.C43])*([.C44]-[.C43]))+(([.F44]-[.F43])*([.F44]-[.F43])))" office:value-type="float" office:value="0.00882052700020596" calcext:value-type="float">
            <text:p>0,0088205270002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</text:p>
          </table:table-cell>
          <table:table-cell table:formula="of:=[.C44]+([$'70.1'.$D$6]-[$'70.1'.$C$5])/1000" office:value-type="float" office:value="2.28" calcext:value-type="float">
            <text:p>2,28</text:p>
          </table:table-cell>
          <table:table-cell table:formula="of:=([.C45]*[.C45]*[.C45]*[.C45]/500)-([.C45]*[.C45]/200)-3/250" office:value-type="float" office:value="0.01605472512" calcext:value-type="float">
            <text:p>0,01605472512</text:p>
          </table:table-cell>
          <table:table-cell table:formula="of:=SQRT((([.C45]-[.C44])*([.C45]-[.C44]))+(([.D45]-[.D44])*([.D45]-[.D44])))" office:value-type="float" office:value="0.00802045771283226" calcext:value-type="float">
            <text:p>0,008020457712832</text:p>
          </table:table-cell>
          <table:table-cell table:formula="of:=-([.C45]*[.C45]*[.C45]/30)+([.C45]/20)+1/6" office:value-type="float" office:value="-0.114411733333333" calcext:value-type="float">
            <text:p>-0,114411733333333</text:p>
          </table:table-cell>
          <table:table-cell table:formula="of:=SQRT((([.C45]-[.C44])*([.C45]-[.C44]))+(([.F45]-[.F44])*([.F45]-[.F44])))" office:value-type="float" office:value="0.00883281508242098" calcext:value-type="float">
            <text:p>0,0088328150824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</text:p>
          </table:table-cell>
          <table:table-cell table:formula="of:=[.C45]+([$'70.1'.$D$6]-[$'70.1'.$C$5])/1000" office:value-type="float" office:value="2.288" calcext:value-type="float">
            <text:p>2,288</text:p>
          </table:table-cell>
          <table:table-cell table:formula="of:=([.C46]*[.C46]*[.C46]*[.C46]/500)-([.C46]*[.C46]/200)-3/250" office:value-type="float" office:value="0.016634557366272" calcext:value-type="float">
            <text:p>0,016634557366272</text:p>
          </table:table-cell>
          <table:table-cell table:formula="of:=SQRT((([.C46]-[.C45])*([.C46]-[.C45]))+(([.D46]-[.D45])*([.D46]-[.D45])))" office:value-type="float" office:value="0.00802098531564651" calcext:value-type="float">
            <text:p>0,008020985315647</text:p>
          </table:table-cell>
          <table:table-cell table:formula="of:=-([.C46]*[.C46]*[.C46]/30)+([.C46]/20)+1/6" office:value-type="float" office:value="-0.1181850624" calcext:value-type="float">
            <text:p>-0,1181850624</text:p>
          </table:table-cell>
          <table:table-cell table:formula="of:=SQRT((([.C46]-[.C45])*([.C46]-[.C45]))+(([.F46]-[.F45])*([.F46]-[.F45])))" office:value-type="float" office:value="0.00884522539256929" calcext:value-type="float">
            <text:p>0,0088452253925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</text:p>
          </table:table-cell>
          <table:table-cell table:formula="of:=[.C46]+([$'70.1'.$D$6]-[$'70.1'.$C$5])/1000" office:value-type="float" office:value="2.296" calcext:value-type="float">
            <text:p>2,296</text:p>
          </table:table-cell>
          <table:table-cell table:formula="of:=([.C47]*[.C47]*[.C47]*[.C47]/500)-([.C47]*[.C47]/200)-3/250" office:value-type="float" office:value="0.017221790502912" calcext:value-type="float">
            <text:p>0,017221790502912</text:p>
          </table:table-cell>
          <table:table-cell table:formula="of:=SQRT((([.C47]-[.C46])*([.C47]-[.C46]))+(([.D47]-[.D46])*([.D47]-[.D46])))" office:value-type="float" office:value="0.00802152371789601" calcext:value-type="float">
            <text:p>0,008021523717896</text:p>
          </table:table-cell>
          <table:table-cell table:formula="of:=-([.C47]*[.C47]*[.C47]/30)+([.C47]/20)+1/6" office:value-type="float" office:value="-0.121987677866667" calcext:value-type="float">
            <text:p>-0,121987677866667</text:p>
          </table:table-cell>
          <table:table-cell table:formula="of:=SQRT((([.C47]-[.C46])*([.C47]-[.C46]))+(([.F47]-[.F46])*([.F47]-[.F46])))" office:value-type="float" office:value="0.00885775842904584" calcext:value-type="float">
            <text:p>0,0088577584290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</text:p>
          </table:table-cell>
          <table:table-cell table:formula="of:=[.C47]+([$'70.1'.$D$6]-[$'70.1'.$C$5])/1000" office:value-type="float" office:value="2.304" calcext:value-type="float">
            <text:p>2,304</text:p>
          </table:table-cell>
          <table:table-cell table:formula="of:=([.C48]*[.C48]*[.C48]*[.C48]/500)-([.C48]*[.C48]/200)-3/250" office:value-type="float" office:value="0.017816480858112" calcext:value-type="float">
            <text:p>0,017816480858112</text:p>
          </table:table-cell>
          <table:table-cell table:formula="of:=SQRT((([.C48]-[.C47])*([.C48]-[.C47]))+(([.D48]-[.D47])*([.D48]-[.D47])))" office:value-type="float" office:value="0.00802207308733647" calcext:value-type="float">
            <text:p>0,008022073087336</text:p>
          </table:table-cell>
          <table:table-cell table:formula="of:=-([.C48]*[.C48]*[.C48]/30)+([.C48]/20)+1/6" office:value-type="float" office:value="-0.125819682133333" calcext:value-type="float">
            <text:p>-0,125819682133333</text:p>
          </table:table-cell>
          <table:table-cell table:formula="of:=SQRT((([.C48]-[.C47])*([.C48]-[.C47]))+(([.F48]-[.F47])*([.F48]-[.F47])))" office:value-type="float" office:value="0.00887041468589555" calcext:value-type="float">
            <text:p>0,0088704146858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</text:p>
          </table:table-cell>
          <table:table-cell table:formula="of:=[.C48]+([$'70.1'.$D$6]-[$'70.1'.$C$5])/1000" office:value-type="float" office:value="2.312" calcext:value-type="float">
            <text:p>2,312</text:p>
          </table:table-cell>
          <table:table-cell table:formula="of:=([.C49]*[.C49]*[.C49]*[.C49]/500)-([.C49]*[.C49]/200)-3/250" office:value-type="float" office:value="0.018418684956672" calcext:value-type="float">
            <text:p>0,018418684956672</text:p>
          </table:table-cell>
          <table:table-cell table:formula="of:=SQRT((([.C49]-[.C48])*([.C49]-[.C48]))+(([.D49]-[.D48])*([.D49]-[.D48])))" office:value-type="float" office:value="0.00802263359354786" calcext:value-type="float">
            <text:p>0,008022633593548</text:p>
          </table:table-cell>
          <table:table-cell table:formula="of:=-([.C49]*[.C49]*[.C49]/30)+([.C49]/20)+1/6" office:value-type="float" office:value="-0.1296811776" calcext:value-type="float">
            <text:p>-0,1296811776</text:p>
          </table:table-cell>
          <table:table-cell table:formula="of:=SQRT((([.C49]-[.C48])*([.C49]-[.C48]))+(([.F49]-[.F48])*([.F49]-[.F48])))" office:value-type="float" office:value="0.00888319465277484" calcext:value-type="float">
            <text:p>0,0088831946527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</text:p>
          </table:table-cell>
          <table:table-cell table:formula="of:=[.C49]+([$'70.1'.$D$6]-[$'70.1'.$C$5])/1000" office:value-type="float" office:value="2.32" calcext:value-type="float">
            <text:p>2,32</text:p>
          </table:table-cell>
          <table:table-cell table:formula="of:=([.C50]*[.C50]*[.C50]*[.C50]/500)-([.C50]*[.C50]/200)-3/250" office:value-type="float" office:value="0.01902845952" calcext:value-type="float">
            <text:p>0,01902845952</text:p>
          </table:table-cell>
          <table:table-cell table:formula="of:=SQRT((([.C50]-[.C49])*([.C50]-[.C49]))+(([.D50]-[.D49])*([.D50]-[.D49])))" office:value-type="float" office:value="0.00802320540794525" calcext:value-type="float">
            <text:p>0,008023205407945</text:p>
          </table:table-cell>
          <table:table-cell table:formula="of:=-([.C50]*[.C50]*[.C50]/30)+([.C50]/20)+1/6" office:value-type="float" office:value="-0.133572266666667" calcext:value-type="float">
            <text:p>-0,133572266666667</text:p>
          </table:table-cell>
          <table:table-cell table:formula="of:=SQRT((([.C50]-[.C49])*([.C50]-[.C49]))+(([.F50]-[.F49])*([.F50]-[.F49])))" office:value-type="float" office:value="0.00889609881491501" calcext:value-type="float">
            <text:p>0,0088960988149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</text:p>
          </table:table-cell>
          <table:table-cell table:formula="of:=[.C50]+([$'70.1'.$D$6]-[$'70.1'.$C$5])/1000" office:value-type="float" office:value="2.328" calcext:value-type="float">
            <text:p>2,328</text:p>
          </table:table-cell>
          <table:table-cell table:formula="of:=([.C51]*[.C51]*[.C51]*[.C51]/500)-([.C51]*[.C51]/200)-3/250" office:value-type="float" office:value="0.019645861466112" calcext:value-type="float">
            <text:p>0,019645861466112</text:p>
          </table:table-cell>
          <table:table-cell table:formula="of:=SQRT((([.C51]-[.C50])*([.C51]-[.C50]))+(([.D51]-[.D50])*([.D51]-[.D50])))" office:value-type="float" office:value="0.00802378870378969" calcext:value-type="float">
            <text:p>0,00802378870379</text:p>
          </table:table-cell>
          <table:table-cell table:formula="of:=-([.C51]*[.C51]*[.C51]/30)+([.C51]/20)+1/6" office:value-type="float" office:value="-0.137493051733333" calcext:value-type="float">
            <text:p>-0,137493051733333</text:p>
          </table:table-cell>
          <table:table-cell table:formula="of:=SQRT((([.C51]-[.C50])*([.C51]-[.C50]))+(([.F51]-[.F50])*([.F51]-[.F50])))" office:value-type="float" office:value="0.00890912765308685" calcext:value-type="float">
            <text:p>0,0089091276530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</text:p>
          </table:table-cell>
          <table:table-cell table:formula="of:=[.C51]+([$'70.1'.$D$6]-[$'70.1'.$C$5])/1000" office:value-type="float" office:value="2.336" calcext:value-type="float">
            <text:p>2,336</text:p>
          </table:table-cell>
          <table:table-cell table:formula="of:=([.C52]*[.C52]*[.C52]*[.C52]/500)-([.C52]*[.C52]/200)-3/250" office:value-type="float" office:value="0.020270947909632" calcext:value-type="float">
            <text:p>0,020270947909632</text:p>
          </table:table-cell>
          <table:table-cell table:formula="of:=SQRT((([.C52]-[.C51])*([.C52]-[.C51]))+(([.D52]-[.D51])*([.D52]-[.D51])))" office:value-type="float" office:value="0.00802438365619894" calcext:value-type="float">
            <text:p>0,008024383656199</text:p>
          </table:table-cell>
          <table:table-cell table:formula="of:=-([.C52]*[.C52]*[.C52]/30)+([.C52]/20)+1/6" office:value-type="float" office:value="-0.1414436352" calcext:value-type="float">
            <text:p>-0,1414436352</text:p>
          </table:table-cell>
          <table:table-cell table:formula="of:=SQRT((([.C52]-[.C51])*([.C52]-[.C51]))+(([.F52]-[.F51])*([.F52]-[.F51])))" office:value-type="float" office:value="0.00892228164356517" calcext:value-type="float">
            <text:p>0,0089222816435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</text:p>
          </table:table-cell>
          <table:table-cell table:formula="of:=[.C52]+([$'70.1'.$D$6]-[$'70.1'.$C$5])/1000" office:value-type="float" office:value="2.344" calcext:value-type="float">
            <text:p>2,344</text:p>
          </table:table-cell>
          <table:table-cell table:formula="of:=([.C53]*[.C53]*[.C53]*[.C53]/500)-([.C53]*[.C53]/200)-3/250" office:value-type="float" office:value="0.020903776161792" calcext:value-type="float">
            <text:p>0,020903776161792</text:p>
          </table:table-cell>
          <table:table-cell table:formula="of:=SQRT((([.C53]-[.C52])*([.C53]-[.C52]))+(([.D53]-[.D52])*([.D53]-[.D52])))" office:value-type="float" office:value="0.0080249904421583" calcext:value-type="float">
            <text:p>0,008024990442158</text:p>
          </table:table-cell>
          <table:table-cell table:formula="of:=-([.C53]*[.C53]*[.C53]/30)+([.C53]/20)+1/6" office:value-type="float" office:value="-0.145424119466667" calcext:value-type="float">
            <text:p>-0,145424119466667</text:p>
          </table:table-cell>
          <table:table-cell table:formula="of:=SQRT((([.C53]-[.C52])*([.C53]-[.C52]))+(([.F53]-[.F52])*([.F53]-[.F52])))" office:value-type="float" office:value="0.00893556125809572" calcext:value-type="float">
            <text:p>0,0089355612580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</text:p>
          </table:table-cell>
          <table:table-cell table:formula="of:=[.C53]+([$'70.1'.$D$6]-[$'70.1'.$C$5])/1000" office:value-type="float" office:value="2.352" calcext:value-type="float">
            <text:p>2,352</text:p>
          </table:table-cell>
          <table:table-cell table:formula="of:=([.C54]*[.C54]*[.C54]*[.C54]/500)-([.C54]*[.C54]/200)-3/250" office:value-type="float" office:value="0.021544403730432" calcext:value-type="float">
            <text:p>0,021544403730432</text:p>
          </table:table-cell>
          <table:table-cell table:formula="of:=SQRT((([.C54]-[.C53])*([.C54]-[.C53]))+(([.D54]-[.D53])*([.D54]-[.D53])))" office:value-type="float" office:value="0.00802560924053132" calcext:value-type="float">
            <text:p>0,008025609240531</text:p>
          </table:table-cell>
          <table:table-cell table:formula="of:=-([.C54]*[.C54]*[.C54]/30)+([.C54]/20)+1/6" office:value-type="float" office:value="-0.149434606933334" calcext:value-type="float">
            <text:p>-0,149434606933334</text:p>
          </table:table-cell>
          <table:table-cell table:formula="of:=SQRT((([.C54]-[.C53])*([.C54]-[.C53]))+(([.F54]-[.F53])*([.F54]-[.F53])))" office:value-type="float" office:value="0.00894896696386186" calcext:value-type="float">
            <text:p>0,0089489669638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</text:p>
          </table:table-cell>
          <table:table-cell table:formula="of:=[.C54]+([$'70.1'.$D$6]-[$'70.1'.$C$5])/1000" office:value-type="float" office:value="2.36" calcext:value-type="float">
            <text:p>2,36</text:p>
          </table:table-cell>
          <table:table-cell table:formula="of:=([.C55]*[.C55]*[.C55]*[.C55]/500)-([.C55]*[.C55]/200)-3/250" office:value-type="float" office:value="0.02219288832" calcext:value-type="float">
            <text:p>0,02219288832</text:p>
          </table:table-cell>
          <table:table-cell table:formula="of:=SQRT((([.C55]-[.C54])*([.C55]-[.C54]))+(([.D55]-[.D54])*([.D55]-[.D54])))" office:value-type="float" office:value="0.00802624023207051" calcext:value-type="float">
            <text:p>0,008026240232071</text:p>
          </table:table-cell>
          <table:table-cell table:formula="of:=-([.C55]*[.C55]*[.C55]/30)+([.C55]/20)+1/6" office:value-type="float" office:value="-0.1534752" calcext:value-type="float">
            <text:p>-0,1534752</text:p>
          </table:table-cell>
          <table:table-cell table:formula="of:=SQRT((([.C55]-[.C54])*([.C55]-[.C54]))+(([.F55]-[.F54])*([.F55]-[.F54])))" office:value-type="float" office:value="0.00896249922345293" calcext:value-type="float">
            <text:p>0,0089624992234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</text:p>
          </table:table-cell>
          <table:table-cell table:formula="of:=[.C55]+([$'70.1'.$D$6]-[$'70.1'.$C$5])/1000" office:value-type="float" office:value="2.368" calcext:value-type="float">
            <text:p>2,368</text:p>
          </table:table-cell>
          <table:table-cell table:formula="of:=([.C56]*[.C56]*[.C56]*[.C56]/500)-([.C56]*[.C56]/200)-3/250" office:value-type="float" office:value="0.022849287831552" calcext:value-type="float">
            <text:p>0,022849287831552</text:p>
          </table:table-cell>
          <table:table-cell table:formula="of:=SQRT((([.C56]-[.C55])*([.C56]-[.C55]))+(([.D56]-[.D55])*([.D56]-[.D55])))" office:value-type="float" office:value="0.00802688359942798" calcext:value-type="float">
            <text:p>0,008026883599428</text:p>
          </table:table-cell>
          <table:table-cell table:formula="of:=-([.C56]*[.C56]*[.C56]/30)+([.C56]/20)+1/6" office:value-type="float" office:value="-0.157546001066667" calcext:value-type="float">
            <text:p>-0,157546001066667</text:p>
          </table:table-cell>
          <table:table-cell table:formula="of:=SQRT((([.C56]-[.C55])*([.C56]-[.C55]))+(([.F56]-[.F55])*([.F56]-[.F55])))" office:value-type="float" office:value="0.00897615849483372" calcext:value-type="float">
            <text:p>0,0089761584948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</text:p>
          </table:table-cell>
          <table:table-cell table:formula="of:=[.C56]+([$'70.1'.$D$6]-[$'70.1'.$C$5])/1000" office:value-type="float" office:value="2.376" calcext:value-type="float">
            <text:p>2,376</text:p>
          </table:table-cell>
          <table:table-cell table:formula="of:=([.C57]*[.C57]*[.C57]*[.C57]/500)-([.C57]*[.C57]/200)-3/250" office:value-type="float" office:value="0.023513660362752" calcext:value-type="float">
            <text:p>0,023513660362752</text:p>
          </table:table-cell>
          <table:table-cell table:formula="of:=SQRT((([.C57]-[.C56])*([.C57]-[.C56]))+(([.D57]-[.D56])*([.D57]-[.D56])))" office:value-type="float" office:value="0.00802753952716604" calcext:value-type="float">
            <text:p>0,008027539527166</text:p>
          </table:table-cell>
          <table:table-cell table:formula="of:=-([.C57]*[.C57]*[.C57]/30)+([.C57]/20)+1/6" office:value-type="float" office:value="-0.161647112533333" calcext:value-type="float">
            <text:p>-0,161647112533333</text:p>
          </table:table-cell>
          <table:table-cell table:formula="of:=SQRT((([.C57]-[.C56])*([.C57]-[.C56]))+(([.F57]-[.F56])*([.F57]-[.F56])))" office:value-type="float" office:value="0.00898994523131394" calcext:value-type="float">
            <text:p>0,0089899452313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</text:p>
          </table:table-cell>
          <table:table-cell table:formula="of:=[.C57]+([$'70.1'.$D$6]-[$'70.1'.$C$5])/1000" office:value-type="float" office:value="2.384" calcext:value-type="float">
            <text:p>2,384</text:p>
          </table:table-cell>
          <table:table-cell table:formula="of:=([.C58]*[.C58]*[.C58]*[.C58]/500)-([.C58]*[.C58]/200)-3/250" office:value-type="float" office:value="0.024186064207872" calcext:value-type="float">
            <text:p>0,024186064207872</text:p>
          </table:table-cell>
          <table:table-cell table:formula="of:=SQRT((([.C58]-[.C57])*([.C58]-[.C57]))+(([.D58]-[.D57])*([.D58]-[.D57])))" office:value-type="float" office:value="0.00802820820176783" calcext:value-type="float">
            <text:p>0,008028208201768</text:p>
          </table:table-cell>
          <table:table-cell table:formula="of:=-([.C58]*[.C58]*[.C58]/30)+([.C58]/20)+1/6" office:value-type="float" office:value="-0.1657786368" calcext:value-type="float">
            <text:p>-0,1657786368</text:p>
          </table:table-cell>
          <table:table-cell table:formula="of:=SQRT((([.C58]-[.C57])*([.C58]-[.C57]))+(([.F58]-[.F57])*([.F58]-[.F57])))" office:value-type="float" office:value="0.00900385988152058" calcext:value-type="float">
            <text:p>0,0090038598815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</text:p>
          </table:table-cell>
          <table:table-cell table:formula="of:=[.C58]+([$'70.1'.$D$6]-[$'70.1'.$C$5])/1000" office:value-type="float" office:value="2.392" calcext:value-type="float">
            <text:p>2,392</text:p>
          </table:table-cell>
          <table:table-cell table:formula="of:=([.C59]*[.C59]*[.C59]*[.C59]/500)-([.C59]*[.C59]/200)-3/250" office:value-type="float" office:value="0.024866557857792" calcext:value-type="float">
            <text:p>0,024866557857792</text:p>
          </table:table-cell>
          <table:table-cell table:formula="of:=SQRT((([.C59]-[.C58])*([.C59]-[.C58]))+(([.D59]-[.D58])*([.D59]-[.D58])))" office:value-type="float" office:value="0.00802888981164778" calcext:value-type="float">
            <text:p>0,008028889811648</text:p>
          </table:table-cell>
          <table:table-cell table:formula="of:=-([.C59]*[.C59]*[.C59]/30)+([.C59]/20)+1/6" office:value-type="float" office:value="-0.169940676266667" calcext:value-type="float">
            <text:p>-0,169940676266667</text:p>
          </table:table-cell>
          <table:table-cell table:formula="of:=SQRT((([.C59]-[.C58])*([.C59]-[.C58]))+(([.F59]-[.F58])*([.F59]-[.F58])))" office:value-type="float" office:value="0.00901790288936907" calcext:value-type="float">
            <text:p>0,0090179028893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</text:p>
          </table:table-cell>
          <table:table-cell table:formula="of:=[.C59]+([$'70.1'.$D$6]-[$'70.1'.$C$5])/1000" office:value-type="float" office:value="2.4" calcext:value-type="float">
            <text:p>2,4</text:p>
          </table:table-cell>
          <table:table-cell table:formula="of:=([.C60]*[.C60]*[.C60]*[.C60]/500)-([.C60]*[.C60]/200)-3/250" office:value-type="float" office:value="0.0255552" calcext:value-type="float">
            <text:p>0,0255552</text:p>
          </table:table-cell>
          <table:table-cell table:formula="of:=SQRT((([.C60]-[.C59])*([.C60]-[.C59]))+(([.D60]-[.D59])*([.D60]-[.D59])))" office:value-type="float" office:value="0.00802958454716214" calcext:value-type="float">
            <text:p>0,008029584547162</text:p>
          </table:table-cell>
          <table:table-cell table:formula="of:=-([.C60]*[.C60]*[.C60]/30)+([.C60]/20)+1/6" office:value-type="float" office:value="-0.174133333333333" calcext:value-type="float">
            <text:p>-0,174133333333333</text:p>
          </table:table-cell>
          <table:table-cell table:formula="of:=SQRT((([.C60]-[.C59])*([.C60]-[.C59]))+(([.F60]-[.F59])*([.F60]-[.F59])))" office:value-type="float" office:value="0.00903207469403733" calcext:value-type="float">
            <text:p>0,0090320746940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</text:p>
          </table:table-cell>
          <table:table-cell table:formula="of:=[.C60]+([$'70.1'.$D$6]-[$'70.1'.$C$5])/1000" office:value-type="float" office:value="2.408" calcext:value-type="float">
            <text:p>2,408</text:p>
          </table:table-cell>
          <table:table-cell table:formula="of:=([.C61]*[.C61]*[.C61]*[.C61]/500)-([.C61]*[.C61]/200)-3/250" office:value-type="float" office:value="0.026252049518592" calcext:value-type="float">
            <text:p>0,026252049518592</text:p>
          </table:table-cell>
          <table:table-cell table:formula="of:=SQRT((([.C61]-[.C60])*([.C61]-[.C60]))+(([.D61]-[.D60])*([.D61]-[.D60])))" office:value-type="float" office:value="0.00803029260061936" calcext:value-type="float">
            <text:p>0,008030292600619</text:p>
          </table:table-cell>
          <table:table-cell table:formula="of:=-([.C61]*[.C61]*[.C61]/30)+([.C61]/20)+1/6" office:value-type="float" office:value="-0.1783567104" calcext:value-type="float">
            <text:p>-0,1783567104</text:p>
          </table:table-cell>
          <table:table-cell table:formula="of:=SQRT((([.C61]-[.C60])*([.C61]-[.C60]))+(([.F61]-[.F60])*([.F61]-[.F60])))" office:value-type="float" office:value="0.00904637572993999" calcext:value-type="float">
            <text:p>0,00904637572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</text:p>
          </table:table-cell>
          <table:table-cell table:formula="of:=[.C61]+([$'70.1'.$D$6]-[$'70.1'.$C$5])/1000" office:value-type="float" office:value="2.416" calcext:value-type="float">
            <text:p>2,416</text:p>
          </table:table-cell>
          <table:table-cell table:formula="of:=([.C62]*[.C62]*[.C62]*[.C62]/500)-([.C62]*[.C62]/200)-3/250" office:value-type="float" office:value="0.026957165494272" calcext:value-type="float">
            <text:p>0,026957165494272</text:p>
          </table:table-cell>
          <table:table-cell table:formula="of:=SQRT((([.C62]-[.C61])*([.C62]-[.C61]))+(([.D62]-[.D61])*([.D62]-[.D61])))" office:value-type="float" office:value="0.00803101416629053" calcext:value-type="float">
            <text:p>0,008031014166291</text:p>
          </table:table-cell>
          <table:table-cell table:formula="of:=-([.C62]*[.C62]*[.C62]/30)+([.C62]/20)+1/6" office:value-type="float" office:value="-0.182610909866667" calcext:value-type="float">
            <text:p>-0,182610909866667</text:p>
          </table:table-cell>
          <table:table-cell table:formula="of:=SQRT((([.C62]-[.C61])*([.C62]-[.C61]))+(([.F62]-[.F61])*([.F62]-[.F61])))" office:value-type="float" office:value="0.00906080642670323" calcext:value-type="float">
            <text:p>0,0090608064267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</text:p>
          </table:table-cell>
          <table:table-cell table:formula="of:=[.C62]+([$'70.1'.$D$6]-[$'70.1'.$C$5])/1000" office:value-type="float" office:value="2.424" calcext:value-type="float">
            <text:p>2,424</text:p>
          </table:table-cell>
          <table:table-cell table:formula="of:=([.C63]*[.C63]*[.C63]*[.C63]/500)-([.C63]*[.C63]/200)-3/250" office:value-type="float" office:value="0.027670607204352" calcext:value-type="float">
            <text:p>0,027670607204352</text:p>
          </table:table-cell>
          <table:table-cell table:formula="of:=SQRT((([.C63]-[.C62])*([.C63]-[.C62]))+(([.D63]-[.D62])*([.D63]-[.D62])))" office:value-type="float" office:value="0.00803174944041969" calcext:value-type="float">
            <text:p>0,00803174944042</text:p>
          </table:table-cell>
          <table:table-cell table:formula="of:=-([.C63]*[.C63]*[.C63]/30)+([.C63]/20)+1/6" office:value-type="float" office:value="-0.186896034133334" calcext:value-type="float">
            <text:p>-0,186896034133334</text:p>
          </table:table-cell>
          <table:table-cell table:formula="of:=SQRT((([.C63]-[.C62])*([.C63]-[.C62]))+(([.F63]-[.F62])*([.F63]-[.F62])))" office:value-type="float" office:value="0.00907536720914232" calcext:value-type="float">
            <text:p>0,009075367209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</text:p>
          </table:table-cell>
          <table:table-cell table:formula="of:=[.C63]+([$'70.1'.$D$6]-[$'70.1'.$C$5])/1000" office:value-type="float" office:value="2.432" calcext:value-type="float">
            <text:p>2,432</text:p>
          </table:table-cell>
          <table:table-cell table:formula="of:=([.C64]*[.C64]*[.C64]*[.C64]/500)-([.C64]*[.C64]/200)-3/250" office:value-type="float" office:value="0.028392434122752" calcext:value-type="float">
            <text:p>0,028392434122752</text:p>
          </table:table-cell>
          <table:table-cell table:formula="of:=SQRT((([.C64]-[.C63])*([.C64]-[.C63]))+(([.D64]-[.D63])*([.D64]-[.D63])))" office:value-type="float" office:value="0.00803249862123405" calcext:value-type="float">
            <text:p>0,008032498621234</text:p>
          </table:table-cell>
          <table:table-cell table:formula="of:=-([.C64]*[.C64]*[.C64]/30)+([.C64]/20)+1/6" office:value-type="float" office:value="-0.1912121856" calcext:value-type="float">
            <text:p>-0,1912121856</text:p>
          </table:table-cell>
          <table:table-cell table:formula="of:=SQRT((([.C64]-[.C63])*([.C64]-[.C63]))+(([.F64]-[.F63])*([.F64]-[.F63])))" office:value-type="float" office:value="0.00909005849723805" calcext:value-type="float">
            <text:p>0,009090058497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</text:p>
          </table:table-cell>
          <table:table-cell table:formula="of:=[.C64]+([$'70.1'.$D$6]-[$'70.1'.$C$5])/1000" office:value-type="float" office:value="2.44" calcext:value-type="float">
            <text:p>2,44</text:p>
          </table:table-cell>
          <table:table-cell table:formula="of:=([.C65]*[.C65]*[.C65]*[.C65]/500)-([.C65]*[.C65]/200)-3/250" office:value-type="float" office:value="0.02912270592" calcext:value-type="float">
            <text:p>0,02912270592</text:p>
          </table:table-cell>
          <table:table-cell table:formula="of:=SQRT((([.C65]-[.C64])*([.C65]-[.C64]))+(([.D65]-[.D64])*([.D65]-[.D64])))" office:value-type="float" office:value="0.00803326190895429" calcext:value-type="float">
            <text:p>0,008033261908954</text:p>
          </table:table-cell>
          <table:table-cell table:formula="of:=-([.C65]*[.C65]*[.C65]/30)+([.C65]/20)+1/6" office:value-type="float" office:value="-0.195559466666667" calcext:value-type="float">
            <text:p>-0,195559466666667</text:p>
          </table:table-cell>
          <table:table-cell table:formula="of:=SQRT((([.C65]-[.C64])*([.C65]-[.C64]))+(([.F65]-[.F64])*([.F65]-[.F64])))" office:value-type="float" office:value="0.0091048807061157" calcext:value-type="float">
            <text:p>0,0091048807061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</text:p>
          </table:table-cell>
          <table:table-cell table:formula="of:=[.C65]+([$'70.1'.$D$6]-[$'70.1'.$C$5])/1000" office:value-type="float" office:value="2.448" calcext:value-type="float">
            <text:p>2,448</text:p>
          </table:table-cell>
          <table:table-cell table:formula="of:=([.C66]*[.C66]*[.C66]*[.C66]/500)-([.C66]*[.C66]/200)-3/250" office:value-type="float" office:value="0.029861482463232" calcext:value-type="float">
            <text:p>0,029861482463232</text:p>
          </table:table-cell>
          <table:table-cell table:formula="of:=SQRT((([.C66]-[.C65])*([.C66]-[.C65]))+(([.D66]-[.D65])*([.D66]-[.D65])))" office:value-type="float" office:value="0.00803403950580466" calcext:value-type="float">
            <text:p>0,008034039505805</text:p>
          </table:table-cell>
          <table:table-cell table:formula="of:=-([.C66]*[.C66]*[.C66]/30)+([.C66]/20)+1/6" office:value-type="float" office:value="-0.199937979733334" calcext:value-type="float">
            <text:p>-0,199937979733334</text:p>
          </table:table-cell>
          <table:table-cell table:formula="of:=SQRT((([.C66]-[.C65])*([.C66]-[.C65]))+(([.F66]-[.F65])*([.F66]-[.F65])))" office:value-type="float" office:value="0.00911983424602504" calcext:value-type="float">
            <text:p>0,0091198342460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</text:p>
          </table:table-cell>
          <table:table-cell table:formula="of:=[.C66]+([$'70.1'.$D$6]-[$'70.1'.$C$5])/1000" office:value-type="float" office:value="2.456" calcext:value-type="float">
            <text:p>2,456</text:p>
          </table:table-cell>
          <table:table-cell table:formula="of:=([.C67]*[.C67]*[.C67]*[.C67]/500)-([.C67]*[.C67]/200)-3/250" office:value-type="float" office:value="0.030608823816192" calcext:value-type="float">
            <text:p>0,030608823816192</text:p>
          </table:table-cell>
          <table:table-cell table:formula="of:=SQRT((([.C67]-[.C66])*([.C67]-[.C66]))+(([.D67]-[.D66])*([.D67]-[.D66])))" office:value-type="float" office:value="0.00803483161602309" calcext:value-type="float">
            <text:p>0,008034831616023</text:p>
          </table:table-cell>
          <table:table-cell table:formula="of:=-([.C67]*[.C67]*[.C67]/30)+([.C67]/20)+1/6" office:value-type="float" office:value="-0.2043478272" calcext:value-type="float">
            <text:p>-0,2043478272</text:p>
          </table:table-cell>
          <table:table-cell table:formula="of:=SQRT((([.C67]-[.C66])*([.C67]-[.C66]))+(([.F67]-[.F66])*([.F67]-[.F66])))" office:value-type="float" office:value="0.00913491952232019" calcext:value-type="float">
            <text:p>0,009134919522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</text:p>
          </table:table-cell>
          <table:table-cell table:formula="of:=[.C67]+([$'70.1'.$D$6]-[$'70.1'.$C$5])/1000" office:value-type="float" office:value="2.464" calcext:value-type="float">
            <text:p>2,464</text:p>
          </table:table-cell>
          <table:table-cell table:formula="of:=([.C68]*[.C68]*[.C68]*[.C68]/500)-([.C68]*[.C68]/200)-3/250" office:value-type="float" office:value="0.0313647902392321" calcext:value-type="float">
            <text:p>0,031364790239232</text:p>
          </table:table-cell>
          <table:table-cell table:formula="of:=SQRT((([.C68]-[.C67])*([.C68]-[.C67]))+(([.D68]-[.D67])*([.D68]-[.D67])))" office:value-type="float" office:value="0.00803563844587124" calcext:value-type="float">
            <text:p>0,008035638445871</text:p>
          </table:table-cell>
          <table:table-cell table:formula="of:=-([.C68]*[.C68]*[.C68]/30)+([.C68]/20)+1/6" office:value-type="float" office:value="-0.208789111466667" calcext:value-type="float">
            <text:p>-0,208789111466667</text:p>
          </table:table-cell>
          <table:table-cell table:formula="of:=SQRT((([.C68]-[.C67])*([.C68]-[.C67]))+(([.F68]-[.F67])*([.F68]-[.F67])))" office:value-type="float" office:value="0.00915013693544204" calcext:value-type="float">
            <text:p>0,0091501369354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</text:p>
          </table:table-cell>
          <table:table-cell table:formula="of:=[.C68]+([$'70.1'.$D$6]-[$'70.1'.$C$5])/1000" office:value-type="float" office:value="2.472" calcext:value-type="float">
            <text:p>2,472</text:p>
          </table:table-cell>
          <table:table-cell table:formula="of:=([.C69]*[.C69]*[.C69]*[.C69]/500)-([.C69]*[.C69]/200)-3/250" office:value-type="float" office:value="0.032129442189312" calcext:value-type="float">
            <text:p>0,032129442189312</text:p>
          </table:table-cell>
          <table:table-cell table:formula="of:=SQRT((([.C69]-[.C68])*([.C69]-[.C68]))+(([.D69]-[.D68])*([.D69]-[.D68])))" office:value-type="float" office:value="0.00803646020364447" calcext:value-type="float">
            <text:p>0,008036460203644</text:p>
          </table:table-cell>
          <table:table-cell table:formula="of:=-([.C69]*[.C69]*[.C69]/30)+([.C69]/20)+1/6" office:value-type="float" office:value="-0.213261934933334" calcext:value-type="float">
            <text:p>-0,213261934933334</text:p>
          </table:table-cell>
          <table:table-cell table:formula="of:=SQRT((([.C69]-[.C68])*([.C69]-[.C68]))+(([.F69]-[.F68])*([.F69]-[.F68])))" office:value-type="float" office:value="0.00916548688090082" calcext:value-type="float">
            <text:p>0,0091654868809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</text:p>
          </table:table-cell>
          <table:table-cell table:formula="of:=[.C69]+([$'70.1'.$D$6]-[$'70.1'.$C$5])/1000" office:value-type="float" office:value="2.48" calcext:value-type="float">
            <text:p>2,48</text:p>
          </table:table-cell>
          <table:table-cell table:formula="of:=([.C70]*[.C70]*[.C70]*[.C70]/500)-([.C70]*[.C70]/200)-3/250" office:value-type="float" office:value="0.03290284032" calcext:value-type="float">
            <text:p>0,03290284032</text:p>
          </table:table-cell>
          <table:table-cell table:formula="of:=SQRT((([.C70]-[.C69])*([.C70]-[.C69]))+(([.D70]-[.D69])*([.D70]-[.D69])))" office:value-type="float" office:value="0.0080372970996817" calcext:value-type="float">
            <text:p>0,008037297099682</text:p>
          </table:table-cell>
          <table:table-cell table:formula="of:=-([.C70]*[.C70]*[.C70]/30)+([.C70]/20)+1/6" office:value-type="float" office:value="-0.2177664" calcext:value-type="float">
            <text:p>-0,2177664</text:p>
          </table:table-cell>
          <table:table-cell table:formula="of:=SQRT((([.C70]-[.C69])*([.C70]-[.C69]))+(([.F70]-[.F69])*([.F70]-[.F69])))" office:value-type="float" office:value="0.00918096974925959" calcext:value-type="float">
            <text:p>0,009180969749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</text:p>
          </table:table-cell>
          <table:table-cell table:formula="of:=[.C70]+([$'70.1'.$D$6]-[$'70.1'.$C$5])/1000" office:value-type="float" office:value="2.488" calcext:value-type="float">
            <text:p>2,488</text:p>
          </table:table-cell>
          <table:table-cell table:formula="of:=([.C71]*[.C71]*[.C71]*[.C71]/500)-([.C71]*[.C71]/200)-3/250" office:value-type="float" office:value="0.033685045481472" calcext:value-type="float">
            <text:p>0,033685045481472</text:p>
          </table:table-cell>
          <table:table-cell table:formula="of:=SQRT((([.C71]-[.C70])*([.C71]-[.C70]))+(([.D71]-[.D70])*([.D71]-[.D70])))" office:value-type="float" office:value="0.00803814934637529" calcext:value-type="float">
            <text:p>0,008038149346375</text:p>
          </table:table-cell>
          <table:table-cell table:formula="of:=-([.C71]*[.C71]*[.C71]/30)+([.C71]/20)+1/6" office:value-type="float" office:value="-0.222302609066667" calcext:value-type="float">
            <text:p>-0,222302609066667</text:p>
          </table:table-cell>
          <table:table-cell table:formula="of:=SQRT((([.C71]-[.C70])*([.C71]-[.C70]))+(([.F71]-[.F70])*([.F71]-[.F70])))" office:value-type="float" office:value="0.00919658592612004" calcext:value-type="float">
            <text:p>0,009196585926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</text:p>
          </table:table-cell>
          <table:table-cell table:formula="of:=[.C71]+([$'70.1'.$D$6]-[$'70.1'.$C$5])/1000" office:value-type="float" office:value="2.496" calcext:value-type="float">
            <text:p>2,496</text:p>
          </table:table-cell>
          <table:table-cell table:formula="of:=([.C72]*[.C72]*[.C72]*[.C72]/500)-([.C72]*[.C72]/200)-3/250" office:value-type="float" office:value="0.034476118720512" calcext:value-type="float">
            <text:p>0,034476118720512</text:p>
          </table:table-cell>
          <table:table-cell table:formula="of:=SQRT((([.C72]-[.C71])*([.C72]-[.C71]))+(([.D72]-[.D71])*([.D72]-[.D71])))" office:value-type="float" office:value="0.00803901715818081" calcext:value-type="float">
            <text:p>0,008039017158181</text:p>
          </table:table-cell>
          <table:table-cell table:formula="of:=-([.C72]*[.C72]*[.C72]/30)+([.C72]/20)+1/6" office:value-type="float" office:value="-0.226870664533334" calcext:value-type="float">
            <text:p>-0,226870664533334</text:p>
          </table:table-cell>
          <table:table-cell table:formula="of:=SQRT((([.C72]-[.C71])*([.C72]-[.C71]))+(([.F72]-[.F71])*([.F72]-[.F71])))" office:value-type="float" office:value="0.00921233579210741" calcext:value-type="float">
            <text:p>0,0092123357921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</text:p>
          </table:table-cell>
          <table:table-cell table:formula="of:=[.C72]+([$'70.1'.$D$6]-[$'70.1'.$C$5])/1000" office:value-type="float" office:value="2.504" calcext:value-type="float">
            <text:p>2,504</text:p>
          </table:table-cell>
          <table:table-cell table:formula="of:=([.C73]*[.C73]*[.C73]*[.C73]/500)-([.C73]*[.C73]/200)-3/250" office:value-type="float" office:value="0.035276121280512" calcext:value-type="float">
            <text:p>0,035276121280512</text:p>
          </table:table-cell>
          <table:table-cell table:formula="of:=SQRT((([.C73]-[.C72])*([.C73]-[.C72]))+(([.D73]-[.D72])*([.D73]-[.D72])))" office:value-type="float" office:value="0.00803990075162664" calcext:value-type="float">
            <text:p>0,008039900751627</text:p>
          </table:table-cell>
          <table:table-cell table:formula="of:=-([.C73]*[.C73]*[.C73]/30)+([.C73]/20)+1/6" office:value-type="float" office:value="-0.2314706688" calcext:value-type="float">
            <text:p>-0,2314706688</text:p>
          </table:table-cell>
          <table:table-cell table:formula="of:=SQRT((([.C73]-[.C72])*([.C73]-[.C72]))+(([.F73]-[.F72])*([.F73]-[.F72])))" office:value-type="float" office:value="0.00922821972285835" calcext:value-type="float">
            <text:p>0,0092282197228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</text:p>
          </table:table-cell>
          <table:table-cell table:formula="of:=[.C73]+([$'70.1'.$D$6]-[$'70.1'.$C$5])/1000" office:value-type="float" office:value="2.512" calcext:value-type="float">
            <text:p>2,512</text:p>
          </table:table-cell>
          <table:table-cell table:formula="of:=([.C74]*[.C74]*[.C74]*[.C74]/500)-([.C74]*[.C74]/200)-3/250" office:value-type="float" office:value="0.036085114601472" calcext:value-type="float">
            <text:p>0,036085114601472</text:p>
          </table:table-cell>
          <table:table-cell table:formula="of:=SQRT((([.C74]-[.C73])*([.C74]-[.C73]))+(([.D74]-[.D73])*([.D74]-[.D73])))" office:value-type="float" office:value="0.00804080034532372" calcext:value-type="float">
            <text:p>0,008040800345324</text:p>
          </table:table-cell>
          <table:table-cell table:formula="of:=-([.C74]*[.C74]*[.C74]/30)+([.C74]/20)+1/6" office:value-type="float" office:value="-0.236102724266667" calcext:value-type="float">
            <text:p>-0,236102724266667</text:p>
          </table:table-cell>
          <table:table-cell table:formula="of:=SQRT((([.C74]-[.C73])*([.C74]-[.C73]))+(([.F74]-[.F73])*([.F74]-[.F73])))" office:value-type="float" office:value="0.00924423808900854" calcext:value-type="float">
            <text:p>0,0092442380890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</text:p>
          </table:table-cell>
          <table:table-cell table:formula="of:=[.C74]+([$'70.1'.$D$6]-[$'70.1'.$C$5])/1000" office:value-type="float" office:value="2.52" calcext:value-type="float">
            <text:p>2,52</text:p>
          </table:table-cell>
          <table:table-cell table:formula="of:=([.C75]*[.C75]*[.C75]*[.C75]/500)-([.C75]*[.C75]/200)-3/250" office:value-type="float" office:value="0.03690316032" calcext:value-type="float">
            <text:p>0,03690316032</text:p>
          </table:table-cell>
          <table:table-cell table:formula="of:=SQRT((([.C75]-[.C74])*([.C75]-[.C74]))+(([.D75]-[.D74])*([.D75]-[.D74])))" office:value-type="float" office:value="0.00804171615997494" calcext:value-type="float">
            <text:p>0,008041716159975</text:p>
          </table:table-cell>
          <table:table-cell table:formula="of:=-([.C75]*[.C75]*[.C75]/30)+([.C75]/20)+1/6" office:value-type="float" office:value="-0.240766933333334" calcext:value-type="float">
            <text:p>-0,240766933333334</text:p>
          </table:table-cell>
          <table:table-cell table:formula="of:=SQRT((([.C75]-[.C74])*([.C75]-[.C74]))+(([.F75]-[.F74])*([.F75]-[.F74])))" office:value-type="float" office:value="0.00926039125618224" calcext:value-type="float">
            <text:p>0,0092603912561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</text:p>
          </table:table-cell>
          <table:table-cell table:formula="of:=[.C75]+([$'70.1'.$D$6]-[$'70.1'.$C$5])/1000" office:value-type="float" office:value="2.528" calcext:value-type="float">
            <text:p>2,528</text:p>
          </table:table-cell>
          <table:table-cell table:formula="of:=([.C76]*[.C76]*[.C76]*[.C76]/500)-([.C76]*[.C76]/200)-3/250" office:value-type="float" office:value="0.0377303202693121" calcext:value-type="float">
            <text:p>0,037730320269312</text:p>
          </table:table-cell>
          <table:table-cell table:formula="of:=SQRT((([.C76]-[.C75])*([.C76]-[.C75]))+(([.D76]-[.D75])*([.D76]-[.D75])))" office:value-type="float" office:value="0.0080426484183847" calcext:value-type="float">
            <text:p>0,008042648418385</text:p>
          </table:table-cell>
          <table:table-cell table:formula="of:=-([.C76]*[.C76]*[.C76]/30)+([.C76]/20)+1/6" office:value-type="float" office:value="-0.2454633984" calcext:value-type="float">
            <text:p>-0,2454633984</text:p>
          </table:table-cell>
          <table:table-cell table:formula="of:=SQRT((([.C76]-[.C75])*([.C76]-[.C75]))+(([.F76]-[.F75])*([.F76]-[.F75])))" office:value-type="float" office:value="0.00927667958498195" calcext:value-type="float">
            <text:p>0,0092766795849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</text:p>
          </table:table-cell>
          <table:table-cell table:formula="of:=[.C76]+([$'70.1'.$D$6]-[$'70.1'.$C$5])/1000" office:value-type="float" office:value="2.536" calcext:value-type="float">
            <text:p>2,536</text:p>
          </table:table-cell>
          <table:table-cell table:formula="of:=([.C77]*[.C77]*[.C77]*[.C77]/500)-([.C77]*[.C77]/200)-3/250" office:value-type="float" office:value="0.038566656479232" calcext:value-type="float">
            <text:p>0,038566656479232</text:p>
          </table:table-cell>
          <table:table-cell table:formula="of:=SQRT((([.C77]-[.C76])*([.C77]-[.C76]))+(([.D77]-[.D76])*([.D77]-[.D76])))" office:value-type="float" office:value="0.00804359734546823" calcext:value-type="float">
            <text:p>0,008043597345468</text:p>
          </table:table-cell>
          <table:table-cell table:formula="of:=-([.C77]*[.C77]*[.C77]/30)+([.C77]/20)+1/6" office:value-type="float" office:value="-0.250192221866667" calcext:value-type="float">
            <text:p>-0,250192221866667</text:p>
          </table:table-cell>
          <table:table-cell table:formula="of:=SQRT((([.C77]-[.C76])*([.C77]-[.C76]))+(([.F77]-[.F76])*([.F77]-[.F76])))" office:value-type="float" office:value="0.00929310343098023" calcext:value-type="float">
            <text:p>0,009293103430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</text:p>
          </table:table-cell>
          <table:table-cell table:formula="of:=[.C77]+([$'70.1'.$D$6]-[$'70.1'.$C$5])/1000" office:value-type="float" office:value="2.544" calcext:value-type="float">
            <text:p>2,544</text:p>
          </table:table-cell>
          <table:table-cell table:formula="of:=([.C78]*[.C78]*[.C78]*[.C78]/500)-([.C78]*[.C78]/200)-3/250" office:value-type="float" office:value="0.039412231176192" calcext:value-type="float">
            <text:p>0,039412231176192</text:p>
          </table:table-cell>
          <table:table-cell table:formula="of:=SQRT((([.C78]-[.C77])*([.C78]-[.C77]))+(([.D78]-[.D77])*([.D78]-[.D77])))" office:value-type="float" office:value="0.00804456316826085" calcext:value-type="float">
            <text:p>0,008044563168261</text:p>
          </table:table-cell>
          <table:table-cell table:formula="of:=-([.C78]*[.C78]*[.C78]/30)+([.C78]/20)+1/6" office:value-type="float" office:value="-0.254953506133334" calcext:value-type="float">
            <text:p>-0,254953506133334</text:p>
          </table:table-cell>
          <table:table-cell table:formula="of:=SQRT((([.C78]-[.C77])*([.C78]-[.C77]))+(([.F78]-[.F77])*([.F78]-[.F77])))" office:value-type="float" office:value="0.00930966314471193" calcext:value-type="float">
            <text:p>0,0093096631447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</text:p>
          </table:table-cell>
          <table:table-cell table:formula="of:=[.C78]+([$'70.1'.$D$6]-[$'70.1'.$C$5])/1000" office:value-type="float" office:value="2.552" calcext:value-type="float">
            <text:p>2,552</text:p>
          </table:table-cell>
          <table:table-cell table:formula="of:=([.C79]*[.C79]*[.C79]*[.C79]/500)-([.C79]*[.C79]/200)-3/250" office:value-type="float" office:value="0.0402671067832321" calcext:value-type="float">
            <text:p>0,040267106783232</text:p>
          </table:table-cell>
          <table:table-cell table:formula="of:=SQRT((([.C79]-[.C78])*([.C79]-[.C78]))+(([.D79]-[.D78])*([.D79]-[.D78])))" office:value-type="float" office:value="0.00804554611592726" calcext:value-type="float">
            <text:p>0,008045546115927</text:p>
          </table:table-cell>
          <table:table-cell table:formula="of:=-([.C79]*[.C79]*[.C79]/30)+([.C79]/20)+1/6" office:value-type="float" office:value="-0.2597473536" calcext:value-type="float">
            <text:p>-0,2597473536</text:p>
          </table:table-cell>
          <table:table-cell table:formula="of:=SQRT((([.C79]-[.C78])*([.C79]-[.C78]))+(([.F79]-[.F78])*([.F79]-[.F78])))" office:value-type="float" office:value="0.00932635907166712" calcext:value-type="float">
            <text:p>0,0093263590716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</text:p>
          </table:table-cell>
          <table:table-cell table:formula="of:=[.C79]+([$'70.1'.$D$6]-[$'70.1'.$C$5])/1000" office:value-type="float" office:value="2.56" calcext:value-type="float">
            <text:p>2,56</text:p>
          </table:table-cell>
          <table:table-cell table:formula="of:=([.C80]*[.C80]*[.C80]*[.C80]/500)-([.C80]*[.C80]/200)-3/250" office:value-type="float" office:value="0.0411313459200001" calcext:value-type="float">
            <text:p>0,04113134592</text:p>
          </table:table-cell>
          <table:table-cell table:formula="of:=SQRT((([.C80]-[.C79])*([.C80]-[.C79]))+(([.D80]-[.D79])*([.D80]-[.D79])))" office:value-type="float" office:value="0.00804654641977051" calcext:value-type="float">
            <text:p>0,008046546419771</text:p>
          </table:table-cell>
          <table:table-cell table:formula="of:=-([.C80]*[.C80]*[.C80]/30)+([.C80]/20)+1/6" office:value-type="float" office:value="-0.264573866666667" calcext:value-type="float">
            <text:p>-0,264573866666667</text:p>
          </table:table-cell>
          <table:table-cell table:formula="of:=SQRT((([.C80]-[.C79])*([.C80]-[.C79]))+(([.F80]-[.F79])*([.F80]-[.F79])))" office:value-type="float" office:value="0.00934319155228579" calcext:value-type="float">
            <text:p>0,0093431915522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</text:p>
          </table:table-cell>
          <table:table-cell table:formula="of:=[.C80]+([$'70.1'.$D$6]-[$'70.1'.$C$5])/1000" office:value-type="float" office:value="2.568" calcext:value-type="float">
            <text:p>2,568</text:p>
          </table:table-cell>
          <table:table-cell table:formula="of:=([.C81]*[.C81]*[.C81]*[.C81]/500)-([.C81]*[.C81]/200)-3/250" office:value-type="float" office:value="0.0420050114027521" calcext:value-type="float">
            <text:p>0,042005011402752</text:p>
          </table:table-cell>
          <table:table-cell table:formula="of:=SQRT((([.C81]-[.C80])*([.C81]-[.C80]))+(([.D81]-[.D80])*([.D81]-[.D80])))" office:value-type="float" office:value="0.00804756431324114" calcext:value-type="float">
            <text:p>0,008047564313241</text:p>
          </table:table-cell>
          <table:table-cell table:formula="of:=-([.C81]*[.C81]*[.C81]/30)+([.C81]/20)+1/6" office:value-type="float" office:value="-0.269433147733334" calcext:value-type="float">
            <text:p>-0,269433147733334</text:p>
          </table:table-cell>
          <table:table-cell table:formula="of:=SQRT((([.C81]-[.C80])*([.C81]-[.C80]))+(([.F81]-[.F80])*([.F81]-[.F80])))" office:value-type="float" office:value="0.00936016092195344" calcext:value-type="float">
            <text:p>0,0093601609219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</text:p>
          </table:table-cell>
          <table:table-cell table:formula="of:=[.C81]+([$'70.1'.$D$6]-[$'70.1'.$C$5])/1000" office:value-type="float" office:value="2.576" calcext:value-type="float">
            <text:p>2,576</text:p>
          </table:table-cell>
          <table:table-cell table:formula="of:=([.C82]*[.C82]*[.C82]*[.C82]/500)-([.C82]*[.C82]/200)-3/250" office:value-type="float" office:value="0.0428881662443521" calcext:value-type="float">
            <text:p>0,042888166244352</text:p>
          </table:table-cell>
          <table:table-cell table:formula="of:=SQRT((([.C82]-[.C81])*([.C82]-[.C81]))+(([.D82]-[.D81])*([.D82]-[.D81])))" office:value-type="float" office:value="0.00804860003194603" calcext:value-type="float">
            <text:p>0,008048600031946</text:p>
          </table:table-cell>
          <table:table-cell table:formula="of:=-([.C82]*[.C82]*[.C82]/30)+([.C82]/20)+1/6" office:value-type="float" office:value="-0.2743252992" calcext:value-type="float">
            <text:p>-0,2743252992</text:p>
          </table:table-cell>
          <table:table-cell table:formula="of:=SQRT((([.C82]-[.C81])*([.C82]-[.C81]))+(([.F82]-[.F81])*([.F82]-[.F81])))" office:value-type="float" office:value="0.00937726751099754" calcext:value-type="float">
            <text:p>0,0093772675109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</text:p>
          </table:table-cell>
          <table:table-cell table:formula="of:=[.C82]+([$'70.1'.$D$6]-[$'70.1'.$C$5])/1000" office:value-type="float" office:value="2.584" calcext:value-type="float">
            <text:p>2,584</text:p>
          </table:table-cell>
          <table:table-cell table:formula="of:=([.C83]*[.C83]*[.C83]*[.C83]/500)-([.C83]*[.C83]/200)-3/250" office:value-type="float" office:value="0.0437808736542721" calcext:value-type="float">
            <text:p>0,043780873654272</text:p>
          </table:table-cell>
          <table:table-cell table:formula="of:=SQRT((([.C83]-[.C82])*([.C83]-[.C82]))+(([.D83]-[.D82])*([.D83]-[.D82])))" office:value-type="float" office:value="0.00804965381365722" calcext:value-type="float">
            <text:p>0,008049653813657</text:p>
          </table:table-cell>
          <table:table-cell table:formula="of:=-([.C83]*[.C83]*[.C83]/30)+([.C83]/20)+1/6" office:value-type="float" office:value="-0.279250423466667" calcext:value-type="float">
            <text:p>-0,279250423466667</text:p>
          </table:table-cell>
          <table:table-cell table:formula="of:=SQRT((([.C83]-[.C82])*([.C83]-[.C82]))+(([.F83]-[.F82])*([.F83]-[.F82])))" office:value-type="float" office:value="0.00939451164468432" calcext:value-type="float">
            <text:p>0,0093945116446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</text:p>
          </table:table-cell>
          <table:table-cell table:formula="of:=[.C83]+([$'70.1'.$D$6]-[$'70.1'.$C$5])/1000" office:value-type="float" office:value="2.592" calcext:value-type="float">
            <text:p>2,592</text:p>
          </table:table-cell>
          <table:table-cell table:formula="of:=([.C84]*[.C84]*[.C84]*[.C84]/500)-([.C84]*[.C84]/200)-3/250" office:value-type="float" office:value="0.0446831970385921" calcext:value-type="float">
            <text:p>0,044683197038592</text:p>
          </table:table-cell>
          <table:table-cell table:formula="of:=SQRT((([.C84]-[.C83])*([.C84]-[.C83]))+(([.D84]-[.D83])*([.D84]-[.D83])))" office:value-type="float" office:value="0.00805072589832065" calcext:value-type="float">
            <text:p>0,008050725898321</text:p>
          </table:table-cell>
          <table:table-cell table:formula="of:=-([.C84]*[.C84]*[.C84]/30)+([.C84]/20)+1/6" office:value-type="float" office:value="-0.284208622933334" calcext:value-type="float">
            <text:p>-0,284208622933334</text:p>
          </table:table-cell>
          <table:table-cell table:formula="of:=SQRT((([.C84]-[.C83])*([.C84]-[.C83]))+(([.F84]-[.F83])*([.F84]-[.F83])))" office:value-type="float" office:value="0.00941189364321833" calcext:value-type="float">
            <text:p>0,0094118936432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</text:p>
          </table:table-cell>
          <table:table-cell table:formula="of:=[.C84]+([$'70.1'.$D$6]-[$'70.1'.$C$5])/1000" office:value-type="float" office:value="2.6" calcext:value-type="float">
            <text:p>2,6</text:p>
          </table:table-cell>
          <table:table-cell table:formula="of:=([.C85]*[.C85]*[.C85]*[.C85]/500)-([.C85]*[.C85]/200)-3/250" office:value-type="float" office:value="0.0455952000000001" calcext:value-type="float">
            <text:p>0,0455952</text:p>
          </table:table-cell>
          <table:table-cell table:formula="of:=SQRT((([.C85]-[.C84])*([.C85]-[.C84]))+(([.D85]-[.D84])*([.D85]-[.D84])))" office:value-type="float" office:value="0.00805181652806478" calcext:value-type="float">
            <text:p>0,008051816528065</text:p>
          </table:table-cell>
          <table:table-cell table:formula="of:=-([.C85]*[.C85]*[.C85]/30)+([.C85]/20)+1/6" office:value-type="float" office:value="-0.2892" calcext:value-type="float">
            <text:p>-0,2892</text:p>
          </table:table-cell>
          <table:table-cell table:formula="of:=SQRT((([.C85]-[.C84])*([.C85]-[.C84]))+(([.F85]-[.F84])*([.F85]-[.F84])))" office:value-type="float" office:value="0.00942941382174135" calcext:value-type="float">
            <text:p>0,0094294138217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</text:p>
          </table:table-cell>
          <table:table-cell table:formula="of:=[.C85]+([$'70.1'.$D$6]-[$'70.1'.$C$5])/1000" office:value-type="float" office:value="2.608" calcext:value-type="float">
            <text:p>2,608</text:p>
          </table:table-cell>
          <table:table-cell table:formula="of:=([.C86]*[.C86]*[.C86]*[.C86]/500)-([.C86]*[.C86]/200)-3/250" office:value-type="float" office:value="0.0465169463377921" calcext:value-type="float">
            <text:p>0,046516946337792</text:p>
          </table:table-cell>
          <table:table-cell table:formula="of:=SQRT((([.C86]-[.C85])*([.C86]-[.C85]))+(([.D86]-[.D85])*([.D86]-[.D85])))" office:value-type="float" office:value="0.00805292594720907" calcext:value-type="float">
            <text:p>0,008052925947209</text:p>
          </table:table-cell>
          <table:table-cell table:formula="of:=-([.C86]*[.C86]*[.C86]/30)+([.C86]/20)+1/6" office:value-type="float" office:value="-0.294224657066667" calcext:value-type="float">
            <text:p>-0,294224657066667</text:p>
          </table:table-cell>
          <table:table-cell table:formula="of:=SQRT((([.C86]-[.C85])*([.C86]-[.C85]))+(([.F86]-[.F85])*([.F86]-[.F85])))" office:value-type="float" office:value="0.00944707249033271" calcext:value-type="float">
            <text:p>0,009447072490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</text:p>
          </table:table-cell>
          <table:table-cell table:formula="of:=[.C86]+([$'70.1'.$D$6]-[$'70.1'.$C$5])/1000" office:value-type="float" office:value="2.616" calcext:value-type="float">
            <text:p>2,616</text:p>
          </table:table-cell>
          <table:table-cell table:formula="of:=([.C87]*[.C87]*[.C87]*[.C87]/500)-([.C87]*[.C87]/200)-3/250" office:value-type="float" office:value="0.0474485000478721" calcext:value-type="float">
            <text:p>0,047448500047872</text:p>
          </table:table-cell>
          <table:table-cell table:formula="of:=SQRT((([.C87]-[.C86])*([.C87]-[.C86]))+(([.D87]-[.D86])*([.D87]-[.D86])))" office:value-type="float" office:value="0.00805405440227243" calcext:value-type="float">
            <text:p>0,008054054402272</text:p>
          </table:table-cell>
          <table:table-cell table:formula="of:=-([.C87]*[.C87]*[.C87]/30)+([.C87]/20)+1/6" office:value-type="float" office:value="-0.299282696533334" calcext:value-type="float">
            <text:p>-0,299282696533334</text:p>
          </table:table-cell>
          <table:table-cell table:formula="of:=SQRT((([.C87]-[.C86])*([.C87]-[.C86]))+(([.F87]-[.F86])*([.F87]-[.F86])))" office:value-type="float" office:value="0.00946486995401201" calcext:value-type="float">
            <text:p>0,0094648699540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</text:p>
          </table:table-cell>
          <table:table-cell table:formula="of:=[.C87]+([$'70.1'.$D$6]-[$'70.1'.$C$5])/1000" office:value-type="float" office:value="2.624" calcext:value-type="float">
            <text:p>2,624</text:p>
          </table:table-cell>
          <table:table-cell table:formula="of:=([.C88]*[.C88]*[.C88]*[.C88]/500)-([.C88]*[.C88]/200)-3/250" office:value-type="float" office:value="0.0483899253227521" calcext:value-type="float">
            <text:p>0,048389925322752</text:p>
          </table:table-cell>
          <table:table-cell table:formula="of:=SQRT((([.C88]-[.C87])*([.C88]-[.C87]))+(([.D88]-[.D87])*([.D88]-[.D87])))" office:value-type="float" office:value="0.00805520214198148" calcext:value-type="float">
            <text:p>0,008055202141981</text:p>
          </table:table-cell>
          <table:table-cell table:formula="of:=-([.C88]*[.C88]*[.C88]/30)+([.C88]/20)+1/6" office:value-type="float" office:value="-0.3043742208" calcext:value-type="float">
            <text:p>-0,3043742208</text:p>
          </table:table-cell>
          <table:table-cell table:formula="of:=SQRT((([.C88]-[.C87])*([.C88]-[.C87]))+(([.F88]-[.F87])*([.F88]-[.F87])))" office:value-type="float" office:value="0.00948280651273951" calcext:value-type="float">
            <text:p>0,009482806512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</text:p>
          </table:table-cell>
          <table:table-cell table:formula="of:=[.C88]+([$'70.1'.$D$6]-[$'70.1'.$C$5])/1000" office:value-type="float" office:value="2.632" calcext:value-type="float">
            <text:p>2,632</text:p>
          </table:table-cell>
          <table:table-cell table:formula="of:=([.C89]*[.C89]*[.C89]*[.C89]/500)-([.C89]*[.C89]/200)-3/250" office:value-type="float" office:value="0.0493412865515521" calcext:value-type="float">
            <text:p>0,049341286551552</text:p>
          </table:table-cell>
          <table:table-cell table:formula="of:=SQRT((([.C89]-[.C88])*([.C89]-[.C88]))+(([.D89]-[.D88])*([.D89]-[.D88])))" office:value-type="float" office:value="0.00805636941727873" calcext:value-type="float">
            <text:p>0,008056369417279</text:p>
          </table:table-cell>
          <table:table-cell table:formula="of:=-([.C89]*[.C89]*[.C89]/30)+([.C89]/20)+1/6" office:value-type="float" office:value="-0.309499332266667" calcext:value-type="float">
            <text:p>-0,309499332266667</text:p>
          </table:table-cell>
          <table:table-cell table:formula="of:=SQRT((([.C89]-[.C88])*([.C89]-[.C88]))+(([.F89]-[.F88])*([.F89]-[.F88])))" office:value-type="float" office:value="0.00950088246142214" calcext:value-type="float">
            <text:p>0,0095008824614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</text:p>
          </table:table-cell>
          <table:table-cell table:formula="of:=[.C89]+([$'70.1'.$D$6]-[$'70.1'.$C$5])/1000" office:value-type="float" office:value="2.64" calcext:value-type="float">
            <text:p>2,64</text:p>
          </table:table-cell>
          <table:table-cell table:formula="of:=([.C90]*[.C90]*[.C90]*[.C90]/500)-([.C90]*[.C90]/200)-3/250" office:value-type="float" office:value="0.0503026483200001" calcext:value-type="float">
            <text:p>0,05030264832</text:p>
          </table:table-cell>
          <table:table-cell table:formula="of:=SQRT((([.C90]-[.C89])*([.C90]-[.C89]))+(([.D90]-[.D89])*([.D90]-[.D89])))" office:value-type="float" office:value="0.00805755648133065" calcext:value-type="float">
            <text:p>0,008057556481331</text:p>
          </table:table-cell>
          <table:table-cell table:formula="of:=-([.C90]*[.C90]*[.C90]/30)+([.C90]/20)+1/6" office:value-type="float" office:value="-0.314658133333334" calcext:value-type="float">
            <text:p>-0,314658133333334</text:p>
          </table:table-cell>
          <table:table-cell table:formula="of:=SQRT((([.C90]-[.C89])*([.C90]-[.C89]))+(([.F90]-[.F89])*([.F90]-[.F89])))" office:value-type="float" office:value="0.009519098089916" calcext:value-type="float">
            <text:p>0,0095190980899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</text:p>
          </table:table-cell>
          <table:table-cell table:formula="of:=[.C90]+([$'70.1'.$D$6]-[$'70.1'.$C$5])/1000" office:value-type="float" office:value="2.648" calcext:value-type="float">
            <text:p>2,648</text:p>
          </table:table-cell>
          <table:table-cell table:formula="of:=([.C91]*[.C91]*[.C91]*[.C91]/500)-([.C91]*[.C91]/200)-3/250" office:value-type="float" office:value="0.0512740754104321" calcext:value-type="float">
            <text:p>0,051274075410432</text:p>
          </table:table-cell>
          <table:table-cell table:formula="of:=SQRT((([.C91]-[.C90])*([.C91]-[.C90]))+(([.D91]-[.D90])*([.D91]-[.D90])))" office:value-type="float" office:value="0.00805876358953564" calcext:value-type="float">
            <text:p>0,008058763589536</text:p>
          </table:table-cell>
          <table:table-cell table:formula="of:=-([.C91]*[.C91]*[.C91]/30)+([.C91]/20)+1/6" office:value-type="float" office:value="-0.3198507264" calcext:value-type="float">
            <text:p>-0,3198507264</text:p>
          </table:table-cell>
          <table:table-cell table:formula="of:=SQRT((([.C91]-[.C90])*([.C91]-[.C90]))+(([.F91]-[.F90])*([.F91]-[.F90])))" office:value-type="float" office:value="0.00953745368303267" calcext:value-type="float">
            <text:p>0,0095374536830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</text:p>
          </table:table-cell>
          <table:table-cell table:formula="of:=[.C91]+([$'70.1'.$D$6]-[$'70.1'.$C$5])/1000" office:value-type="float" office:value="2.656" calcext:value-type="float">
            <text:p>2,656</text:p>
          </table:table-cell>
          <table:table-cell table:formula="of:=([.C92]*[.C92]*[.C92]*[.C92]/500)-([.C92]*[.C92]/200)-3/250" office:value-type="float" office:value="0.0522556328017921" calcext:value-type="float">
            <text:p>0,052255632801792</text:p>
          </table:table-cell>
          <table:table-cell table:formula="of:=SQRT((([.C92]-[.C91])*([.C92]-[.C91]))+(([.D92]-[.D91])*([.D92]-[.D91])))" office:value-type="float" office:value="0.0080599909995318" calcext:value-type="float">
            <text:p>0,008059990999532</text:p>
          </table:table-cell>
          <table:table-cell table:formula="of:=-([.C92]*[.C92]*[.C92]/30)+([.C92]/20)+1/6" office:value-type="float" office:value="-0.325077213866667" calcext:value-type="float">
            <text:p>-0,325077213866667</text:p>
          </table:table-cell>
          <table:table-cell table:formula="of:=SQRT((([.C92]-[.C91])*([.C92]-[.C91]))+(([.F92]-[.F91])*([.F92]-[.F91])))" office:value-type="float" office:value="0.00955594952054608" calcext:value-type="float">
            <text:p>0,0095559495205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</text:p>
          </table:table-cell>
          <table:table-cell table:formula="of:=[.C92]+([$'70.1'.$D$6]-[$'70.1'.$C$5])/1000" office:value-type="float" office:value="2.664" calcext:value-type="float">
            <text:p>2,664</text:p>
          </table:table-cell>
          <table:table-cell table:formula="of:=([.C93]*[.C93]*[.C93]*[.C93]/500)-([.C93]*[.C93]/200)-3/250" office:value-type="float" office:value="0.0532473856696321" calcext:value-type="float">
            <text:p>0,053247385669632</text:p>
          </table:table-cell>
          <table:table-cell table:formula="of:=SQRT((([.C93]-[.C92])*([.C93]-[.C92]))+(([.D93]-[.D92])*([.D93]-[.D92])))" office:value-type="float" office:value="0.00806123897120467" calcext:value-type="float">
            <text:p>0,008061238971205</text:p>
          </table:table-cell>
          <table:table-cell table:formula="of:=-([.C93]*[.C93]*[.C93]/30)+([.C93]/20)+1/6" office:value-type="float" office:value="-0.330337698133334" calcext:value-type="float">
            <text:p>-0,330337698133334</text:p>
          </table:table-cell>
          <table:table-cell table:formula="of:=SQRT((([.C93]-[.C92])*([.C93]-[.C92]))+(([.F93]-[.F92])*([.F93]-[.F92])))" office:value-type="float" office:value="0.00957458587719839" calcext:value-type="float">
            <text:p>0,009574585877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</text:p>
          </table:table-cell>
          <table:table-cell table:formula="of:=[.C93]+([$'70.1'.$D$6]-[$'70.1'.$C$5])/1000" office:value-type="float" office:value="2.672" calcext:value-type="float">
            <text:p>2,672</text:p>
          </table:table-cell>
          <table:table-cell table:formula="of:=([.C94]*[.C94]*[.C94]*[.C94]/500)-([.C94]*[.C94]/200)-3/250" office:value-type="float" office:value="0.0542493993861121" calcext:value-type="float">
            <text:p>0,054249399386112</text:p>
          </table:table-cell>
          <table:table-cell table:formula="of:=SQRT((([.C94]-[.C93])*([.C94]-[.C93]))+(([.D94]-[.D93])*([.D94]-[.D93])))" office:value-type="float" office:value="0.00806250776669481" calcext:value-type="float">
            <text:p>0,008062507766695</text:p>
          </table:table-cell>
          <table:table-cell table:formula="of:=-([.C94]*[.C94]*[.C94]/30)+([.C94]/20)+1/6" office:value-type="float" office:value="-0.3356322816" calcext:value-type="float">
            <text:p>-0,3356322816</text:p>
          </table:table-cell>
          <table:table-cell table:formula="of:=SQRT((([.C94]-[.C93])*([.C94]-[.C93]))+(([.F94]-[.F93])*([.F94]-[.F93])))" office:value-type="float" office:value="0.00959336302271009" calcext:value-type="float">
            <text:p>0,009593363022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</text:p>
          </table:table-cell>
          <table:table-cell table:formula="of:=[.C94]+([$'70.1'.$D$6]-[$'70.1'.$C$5])/1000" office:value-type="float" office:value="2.68" calcext:value-type="float">
            <text:p>2,68</text:p>
          </table:table-cell>
          <table:table-cell table:formula="of:=([.C95]*[.C95]*[.C95]*[.C95]/500)-([.C95]*[.C95]/200)-3/250" office:value-type="float" office:value="0.0552617395200001" calcext:value-type="float">
            <text:p>0,05526173952</text:p>
          </table:table-cell>
          <table:table-cell table:formula="of:=SQRT((([.C95]-[.C94])*([.C95]-[.C94]))+(([.D95]-[.D94])*([.D95]-[.D94])))" office:value-type="float" office:value="0.0080637976504052" calcext:value-type="float">
            <text:p>0,008063797650405</text:p>
          </table:table-cell>
          <table:table-cell table:formula="of:=-([.C95]*[.C95]*[.C95]/30)+([.C95]/20)+1/6" office:value-type="float" office:value="-0.340961066666667" calcext:value-type="float">
            <text:p>-0,340961066666667</text:p>
          </table:table-cell>
          <table:table-cell table:formula="of:=SQRT((([.C95]-[.C94])*([.C95]-[.C94]))+(([.F95]-[.F94])*([.F95]-[.F94])))" office:value-type="float" office:value="0.00961228122178751" calcext:value-type="float">
            <text:p>0,0096122812217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</text:p>
          </table:table-cell>
          <table:table-cell table:formula="of:=[.C95]+([$'70.1'.$D$6]-[$'70.1'.$C$5])/1000" office:value-type="float" office:value="2.688" calcext:value-type="float">
            <text:p>2,688</text:p>
          </table:table-cell>
          <table:table-cell table:formula="of:=([.C96]*[.C96]*[.C96]*[.C96]/500)-([.C96]*[.C96]/200)-3/250" office:value-type="float" office:value="0.0562844718366721" calcext:value-type="float">
            <text:p>0,056284471836672</text:p>
          </table:table-cell>
          <table:table-cell table:formula="of:=SQRT((([.C96]-[.C95])*([.C96]-[.C95]))+(([.D96]-[.D95])*([.D96]-[.D95])))" office:value-type="float" office:value="0.00806510888900859" calcext:value-type="float">
            <text:p>0,008065108889009</text:p>
          </table:table-cell>
          <table:table-cell table:formula="of:=-([.C96]*[.C96]*[.C96]/30)+([.C96]/20)+1/6" office:value-type="float" office:value="-0.346324155733334" calcext:value-type="float">
            <text:p>-0,346324155733334</text:p>
          </table:table-cell>
          <table:table-cell table:formula="of:=SQRT((([.C96]-[.C95])*([.C96]-[.C95]))+(([.F96]-[.F95])*([.F96]-[.F95])))" office:value-type="float" office:value="0.00963134073413459" calcext:value-type="float">
            <text:p>0,0096313407341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</text:p>
          </table:table-cell>
          <table:table-cell table:formula="of:=[.C96]+([$'70.1'.$D$6]-[$'70.1'.$C$5])/1000" office:value-type="float" office:value="2.696" calcext:value-type="float">
            <text:p>2,696</text:p>
          </table:table-cell>
          <table:table-cell table:formula="of:=([.C97]*[.C97]*[.C97]*[.C97]/500)-([.C97]*[.C97]/200)-3/250" office:value-type="float" office:value="0.0573176622981121" calcext:value-type="float">
            <text:p>0,057317662298112</text:p>
          </table:table-cell>
          <table:table-cell table:formula="of:=SQRT((([.C97]-[.C96])*([.C97]-[.C96]))+(([.D97]-[.D96])*([.D97]-[.D96])))" office:value-type="float" office:value="0.00806644175145464" calcext:value-type="float">
            <text:p>0,008066441751455</text:p>
          </table:table-cell>
          <table:table-cell table:formula="of:=-([.C97]*[.C97]*[.C97]/30)+([.C97]/20)+1/6" office:value-type="float" office:value="-0.3517216512" calcext:value-type="float">
            <text:p>-0,3517216512</text:p>
          </table:table-cell>
          <table:table-cell table:formula="of:=SQRT((([.C97]-[.C96])*([.C97]-[.C96]))+(([.F97]-[.F96])*([.F97]-[.F96])))" office:value-type="float" office:value="0.00965054181446241" calcext:value-type="float">
            <text:p>0,0096505418144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</text:p>
          </table:table-cell>
          <table:table-cell table:formula="of:=[.C97]+([$'70.1'.$D$6]-[$'70.1'.$C$5])/1000" office:value-type="float" office:value="2.704" calcext:value-type="float">
            <text:p>2,704</text:p>
          </table:table-cell>
          <table:table-cell table:formula="of:=([.C98]*[.C98]*[.C98]*[.C98]/500)-([.C98]*[.C98]/200)-3/250" office:value-type="float" office:value="0.0583613770629121" calcext:value-type="float">
            <text:p>0,058361377062912</text:p>
          </table:table-cell>
          <table:table-cell table:formula="of:=SQRT((([.C98]-[.C97])*([.C98]-[.C97]))+(([.D98]-[.D97])*([.D98]-[.D97])))" office:value-type="float" office:value="0.00806779650897701" calcext:value-type="float">
            <text:p>0,008067796508977</text:p>
          </table:table-cell>
          <table:table-cell table:formula="of:=-([.C98]*[.C98]*[.C98]/30)+([.C98]/20)+1/6" office:value-type="float" office:value="-0.357153655466667" calcext:value-type="float">
            <text:p>-0,357153655466667</text:p>
          </table:table-cell>
          <table:table-cell table:formula="of:=SQRT((([.C98]-[.C97])*([.C98]-[.C97]))+(([.F98]-[.F97])*([.F98]-[.F97])))" office:value-type="float" office:value="0.00966988471250227" calcext:value-type="float">
            <text:p>0,0096698847125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</text:p>
          </table:table-cell>
          <table:table-cell table:formula="of:=[.C98]+([$'70.1'.$D$6]-[$'70.1'.$C$5])/1000" office:value-type="float" office:value="2.712" calcext:value-type="float">
            <text:p>2,712</text:p>
          </table:table-cell>
          <table:table-cell table:formula="of:=([.C99]*[.C99]*[.C99]*[.C99]/500)-([.C99]*[.C99]/200)-3/250" office:value-type="float" office:value="0.0594156824862721" calcext:value-type="float">
            <text:p>0,059415682486272</text:p>
          </table:table-cell>
          <table:table-cell table:formula="of:=SQRT((([.C99]-[.C98])*([.C99]-[.C98]))+(([.D99]-[.D98])*([.D99]-[.D98])))" office:value-type="float" office:value="0.00806917343510018" calcext:value-type="float">
            <text:p>0,0080691734351</text:p>
          </table:table-cell>
          <table:table-cell table:formula="of:=-([.C99]*[.C99]*[.C99]/30)+([.C99]/20)+1/6" office:value-type="float" office:value="-0.362620270933334" calcext:value-type="float">
            <text:p>-0,362620270933334</text:p>
          </table:table-cell>
          <table:table-cell table:formula="of:=SQRT((([.C99]-[.C98])*([.C99]-[.C98]))+(([.F99]-[.F98])*([.F99]-[.F98])))" office:value-type="float" office:value="0.00968936967301788" calcext:value-type="float">
            <text:p>0,0096893696730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</text:p>
          </table:table-cell>
          <table:table-cell table:formula="of:=[.C99]+([$'70.1'.$D$6]-[$'70.1'.$C$5])/1000" office:value-type="float" office:value="2.72" calcext:value-type="float">
            <text:p>2,72</text:p>
          </table:table-cell>
          <table:table-cell table:formula="of:=([.C100]*[.C100]*[.C100]*[.C100]/500)-([.C100]*[.C100]/200)-3/250" office:value-type="float" office:value="0.0604806451200001" calcext:value-type="float">
            <text:p>0,06048064512</text:p>
          </table:table-cell>
          <table:table-cell table:formula="of:=SQRT((([.C100]-[.C99])*([.C100]-[.C99]))+(([.D100]-[.D99])*([.D100]-[.D99])))" office:value-type="float" office:value="0.00807057280564626" calcext:value-type="float">
            <text:p>0,008070572805646</text:p>
          </table:table-cell>
          <table:table-cell table:formula="of:=-([.C100]*[.C100]*[.C100]/30)+([.C100]/20)+1/6" office:value-type="float" office:value="-0.3681216" calcext:value-type="float">
            <text:p>-0,3681216</text:p>
          </table:table-cell>
          <table:table-cell table:formula="of:=SQRT((([.C100]-[.C99])*([.C100]-[.C99]))+(([.F100]-[.F99])*([.F100]-[.F99])))" office:value-type="float" office:value="0.00970899693581953" calcext:value-type="float">
            <text:p>0,0097089969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</text:p>
          </table:table-cell>
          <table:table-cell table:formula="of:=[.C100]+([$'70.1'.$D$6]-[$'70.1'.$C$5])/1000" office:value-type="float" office:value="2.728" calcext:value-type="float">
            <text:p>2,728</text:p>
          </table:table-cell>
          <table:table-cell table:formula="of:=([.C101]*[.C101]*[.C101]*[.C101]/500)-([.C101]*[.C101]/200)-3/250" office:value-type="float" office:value="0.0615563317125121" calcext:value-type="float">
            <text:p>0,061556331712512</text:p>
          </table:table-cell>
          <table:table-cell table:formula="of:=SQRT((([.C101]-[.C100])*([.C101]-[.C100]))+(([.D101]-[.D100])*([.D101]-[.D100])))" office:value-type="float" office:value="0.00807199489874159" calcext:value-type="float">
            <text:p>0,008071994898742</text:p>
          </table:table-cell>
          <table:table-cell table:formula="of:=-([.C101]*[.C101]*[.C101]/30)+([.C101]/20)+1/6" office:value-type="float" office:value="-0.373657745066667" calcext:value-type="float">
            <text:p>-0,373657745066667</text:p>
          </table:table-cell>
          <table:table-cell table:formula="of:=SQRT((([.C101]-[.C100])*([.C101]-[.C100]))+(([.F101]-[.F100])*([.F101]-[.F100])))" office:value-type="float" office:value="0.0097287667357778" calcext:value-type="float">
            <text:p>0,0097287667357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</text:p>
          </table:table-cell>
          <table:table-cell table:formula="of:=[.C101]+([$'70.1'.$D$6]-[$'70.1'.$C$5])/1000" office:value-type="float" office:value="2.736" calcext:value-type="float">
            <text:p>2,736</text:p>
          </table:table-cell>
          <table:table-cell table:formula="of:=([.C102]*[.C102]*[.C102]*[.C102]/500)-([.C102]*[.C102]/200)-3/250" office:value-type="float" office:value="0.0626428092088321" calcext:value-type="float">
            <text:p>0,062642809208832</text:p>
          </table:table-cell>
          <table:table-cell table:formula="of:=SQRT((([.C102]-[.C101])*([.C102]-[.C101]))+(([.D102]-[.D101])*([.D102]-[.D101])))" office:value-type="float" office:value="0.00807343999482314" calcext:value-type="float">
            <text:p>0,008073439994823</text:p>
          </table:table-cell>
          <table:table-cell table:formula="of:=-([.C102]*[.C102]*[.C102]/30)+([.C102]/20)+1/6" office:value-type="float" office:value="-0.379228808533334" calcext:value-type="float">
            <text:p>-0,379228808533334</text:p>
          </table:table-cell>
          <table:table-cell table:formula="of:=SQRT((([.C102]-[.C101])*([.C102]-[.C101]))+(([.F102]-[.F101])*([.F102]-[.F101])))" office:value-type="float" office:value="0.00974867930284045" calcext:value-type="float">
            <text:p>0,009748679302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</text:p>
          </table:table-cell>
          <table:table-cell table:formula="of:=[.C102]+([$'70.1'.$D$6]-[$'70.1'.$C$5])/1000" office:value-type="float" office:value="2.744" calcext:value-type="float">
            <text:p>2,744</text:p>
          </table:table-cell>
          <table:table-cell table:formula="of:=([.C103]*[.C103]*[.C103]*[.C103]/500)-([.C103]*[.C103]/200)-3/250" office:value-type="float" office:value="0.0637401447505921" calcext:value-type="float">
            <text:p>0,063740144750592</text:p>
          </table:table-cell>
          <table:table-cell table:formula="of:=SQRT((([.C103]-[.C102])*([.C103]-[.C102]))+(([.D103]-[.D102])*([.D103]-[.D102])))" office:value-type="float" office:value="0.00807490837664489" calcext:value-type="float">
            <text:p>0,008074908376645</text:p>
          </table:table-cell>
          <table:table-cell table:formula="of:=-([.C103]*[.C103]*[.C103]/30)+([.C103]/20)+1/6" office:value-type="float" office:value="-0.3848348928" calcext:value-type="float">
            <text:p>-0,3848348928</text:p>
          </table:table-cell>
          <table:table-cell table:formula="of:=SQRT((([.C103]-[.C102])*([.C103]-[.C102]))+(([.F103]-[.F102])*([.F103]-[.F102])))" office:value-type="float" office:value="0.00976873486204668" calcext:value-type="float">
            <text:p>0,0097687348620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</text:p>
          </table:table-cell>
          <table:table-cell table:formula="of:=[.C103]+([$'70.1'.$D$6]-[$'70.1'.$C$5])/1000" office:value-type="float" office:value="2.752" calcext:value-type="float">
            <text:p>2,752</text:p>
          </table:table-cell>
          <table:table-cell table:formula="of:=([.C104]*[.C104]*[.C104]*[.C104]/500)-([.C104]*[.C104]/200)-3/250" office:value-type="float" office:value="0.0648484056760321" calcext:value-type="float">
            <text:p>0,064848405676032</text:p>
          </table:table-cell>
          <table:table-cell table:formula="of:=SQRT((([.C104]-[.C103])*([.C104]-[.C103]))+(([.D104]-[.D103])*([.D104]-[.D103])))" office:value-type="float" office:value="0.00807640032928391" calcext:value-type="float">
            <text:p>0,008076400329284</text:p>
          </table:table-cell>
          <table:table-cell table:formula="of:=-([.C104]*[.C104]*[.C104]/30)+([.C104]/20)+1/6" office:value-type="float" office:value="-0.390476100266667" calcext:value-type="float">
            <text:p>-0,390476100266667</text:p>
          </table:table-cell>
          <table:table-cell table:formula="of:=SQRT((([.C104]-[.C103])*([.C104]-[.C103]))+(([.F104]-[.F103])*([.F104]-[.F103])))" office:value-type="float" office:value="0.00978893363354644" calcext:value-type="float">
            <text:p>0,0097889336335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</text:p>
          </table:table-cell>
          <table:table-cell table:formula="of:=[.C104]+([$'70.1'.$D$6]-[$'70.1'.$C$5])/1000" office:value-type="float" office:value="2.76" calcext:value-type="float">
            <text:p>2,76</text:p>
          </table:table-cell>
          <table:table-cell table:formula="of:=([.C105]*[.C105]*[.C105]*[.C105]/500)-([.C105]*[.C105]/200)-3/250" office:value-type="float" office:value="0.0659676595200001" calcext:value-type="float">
            <text:p>0,06596765952</text:p>
          </table:table-cell>
          <table:table-cell table:formula="of:=SQRT((([.C105]-[.C104])*([.C105]-[.C104]))+(([.D105]-[.D104])*([.D105]-[.D104])))" office:value-type="float" office:value="0.00807791614014637" calcext:value-type="float">
            <text:p>0,008077916140146</text:p>
          </table:table-cell>
          <table:table-cell table:formula="of:=-([.C105]*[.C105]*[.C105]/30)+([.C105]/20)+1/6" office:value-type="float" office:value="-0.396152533333334" calcext:value-type="float">
            <text:p>-0,396152533333334</text:p>
          </table:table-cell>
          <table:table-cell table:formula="of:=SQRT((([.C105]-[.C104])*([.C105]-[.C104]))+(([.F105]-[.F104])*([.F105]-[.F104])))" office:value-type="float" office:value="0.00980927583261619" calcext:value-type="float">
            <text:p>0,0098092758326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</text:p>
          </table:table-cell>
          <table:table-cell table:formula="of:=[.C105]+([$'70.1'.$D$6]-[$'70.1'.$C$5])/1000" office:value-type="float" office:value="2.768" calcext:value-type="float">
            <text:p>2,768</text:p>
          </table:table-cell>
          <table:table-cell table:formula="of:=([.C106]*[.C106]*[.C106]*[.C106]/500)-([.C106]*[.C106]/200)-3/250" office:value-type="float" office:value="0.0670979740139521" calcext:value-type="float">
            <text:p>0,067097974013952</text:p>
          </table:table-cell>
          <table:table-cell table:formula="of:=SQRT((([.C106]-[.C105])*([.C106]-[.C105]))+(([.D106]-[.D105])*([.D106]-[.D105])))" office:value-type="float" office:value="0.00807945609897338" calcext:value-type="float">
            <text:p>0,008079456098973</text:p>
          </table:table-cell>
          <table:table-cell table:formula="of:=-([.C106]*[.C106]*[.C106]/30)+([.C106]/20)+1/6" office:value-type="float" office:value="-0.4018642944" calcext:value-type="float">
            <text:p>-0,4018642944</text:p>
          </table:table-cell>
          <table:table-cell table:formula="of:=SQRT((([.C106]-[.C105])*([.C106]-[.C105]))+(([.F106]-[.F105])*([.F106]-[.F105])))" office:value-type="float" office:value="0.0098297616696789" calcext:value-type="float">
            <text:p>0,009829761669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</text:p>
          </table:table-cell>
          <table:table-cell table:formula="of:=[.C106]+([$'70.1'.$D$6]-[$'70.1'.$C$5])/1000" office:value-type="float" office:value="2.776" calcext:value-type="float">
            <text:p>2,776</text:p>
          </table:table-cell>
          <table:table-cell table:formula="of:=([.C107]*[.C107]*[.C107]*[.C107]/500)-([.C107]*[.C107]/200)-3/250" office:value-type="float" office:value="0.0682394170859521" calcext:value-type="float">
            <text:p>0,068239417085952</text:p>
          </table:table-cell>
          <table:table-cell table:formula="of:=SQRT((([.C107]-[.C106])*([.C107]-[.C106]))+(([.D107]-[.D106])*([.D107]-[.D106])))" office:value-type="float" office:value="0.0080810204978466" calcext:value-type="float">
            <text:p>0,008081020497847</text:p>
          </table:table-cell>
          <table:table-cell table:formula="of:=-([.C107]*[.C107]*[.C107]/30)+([.C107]/20)+1/6" office:value-type="float" office:value="-0.407611485866667" calcext:value-type="float">
            <text:p>-0,407611485866667</text:p>
          </table:table-cell>
          <table:table-cell table:formula="of:=SQRT((([.C107]-[.C106])*([.C107]-[.C106]))+(([.F107]-[.F106])*([.F107]-[.F106])))" office:value-type="float" office:value="0.00985039135032349" calcext:value-type="float">
            <text:p>0,0098503913503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</text:p>
          </table:table-cell>
          <table:table-cell table:formula="of:=[.C107]+([$'70.1'.$D$6]-[$'70.1'.$C$5])/1000" office:value-type="float" office:value="2.784" calcext:value-type="float">
            <text:p>2,784</text:p>
          </table:table-cell>
          <table:table-cell table:formula="of:=([.C108]*[.C108]*[.C108]*[.C108]/500)-([.C108]*[.C108]/200)-3/250" office:value-type="float" office:value="0.0693920568606721" calcext:value-type="float">
            <text:p>0,069392056860672</text:p>
          </table:table-cell>
          <table:table-cell table:formula="of:=SQRT((([.C108]-[.C107])*([.C108]-[.C107]))+(([.D108]-[.D107])*([.D108]-[.D107])))" office:value-type="float" office:value="0.0080826096311938" calcext:value-type="float">
            <text:p>0,008082609631194</text:p>
          </table:table-cell>
          <table:table-cell table:formula="of:=-([.C108]*[.C108]*[.C108]/30)+([.C108]/20)+1/6" office:value-type="float" office:value="-0.413394210133334" calcext:value-type="float">
            <text:p>-0,413394210133334</text:p>
          </table:table-cell>
          <table:table-cell table:formula="of:=SQRT((([.C108]-[.C107])*([.C108]-[.C107]))+(([.F108]-[.F107])*([.F108]-[.F107])))" office:value-type="float" office:value="0.00987116507532386" calcext:value-type="float">
            <text:p>0,0098711650753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</text:p>
          </table:table-cell>
          <table:table-cell table:formula="of:=[.C108]+([$'70.1'.$D$6]-[$'70.1'.$C$5])/1000" office:value-type="float" office:value="2.792" calcext:value-type="float">
            <text:p>2,792</text:p>
          </table:table-cell>
          <table:table-cell table:formula="of:=([.C109]*[.C109]*[.C109]*[.C109]/500)-([.C109]*[.C109]/200)-3/250" office:value-type="float" office:value="0.0705559616593921" calcext:value-type="float">
            <text:p>0,070555961659392</text:p>
          </table:table-cell>
          <table:table-cell table:formula="of:=SQRT((([.C109]-[.C108])*([.C109]-[.C108]))+(([.D109]-[.D108])*([.D109]-[.D108])))" office:value-type="float" office:value="0.0080842237957941" calcext:value-type="float">
            <text:p>0,008084223795794</text:p>
          </table:table-cell>
          <table:table-cell table:formula="of:=-([.C109]*[.C109]*[.C109]/30)+([.C109]/20)+1/6" office:value-type="float" office:value="-0.419212569600001" calcext:value-type="float">
            <text:p>-0,419212569600001</text:p>
          </table:table-cell>
          <table:table-cell table:formula="of:=SQRT((([.C109]-[.C108])*([.C109]-[.C108]))+(([.F109]-[.F108])*([.F109]-[.F108])))" office:value-type="float" office:value="0.0098920830406619" calcext:value-type="float">
            <text:p>0,0098920830406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0</text:p>
          </table:table-cell>
          <table:table-cell table:formula="of:=[.C109]+([$'70.1'.$D$6]-[$'70.1'.$C$5])/1000" office:value-type="float" office:value="2.8" calcext:value-type="float">
            <text:p>2,8</text:p>
          </table:table-cell>
          <table:table-cell table:formula="of:=([.C110]*[.C110]*[.C110]*[.C110]/500)-([.C110]*[.C110]/200)-3/250" office:value-type="float" office:value="0.0717312000000001" calcext:value-type="float">
            <text:p>0,0717312</text:p>
          </table:table-cell>
          <table:table-cell table:formula="of:=SQRT((([.C110]-[.C109])*([.C110]-[.C109]))+(([.D110]-[.D109])*([.D110]-[.D109])))" office:value-type="float" office:value="0.00808586329078319" calcext:value-type="float">
            <text:p>0,008085863290783</text:p>
          </table:table-cell>
          <table:table-cell table:formula="of:=-([.C110]*[.C110]*[.C110]/30)+([.C110]/20)+1/6" office:value-type="float" office:value="-0.425066666666667" calcext:value-type="float">
            <text:p>-0,425066666666667</text:p>
          </table:table-cell>
          <table:table-cell table:formula="of:=SQRT((([.C110]-[.C109])*([.C110]-[.C109]))+(([.F110]-[.F109])*([.F110]-[.F109])))" office:value-type="float" office:value="0.00991314543754686" calcext:value-type="float">
            <text:p>0,0099131454375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1</text:p>
          </table:table-cell>
          <table:table-cell table:formula="of:=[.C110]+([$'70.1'.$D$6]-[$'70.1'.$C$5])/1000" office:value-type="float" office:value="2.808" calcext:value-type="float">
            <text:p>2,808</text:p>
          </table:table-cell>
          <table:table-cell table:formula="of:=([.C111]*[.C111]*[.C111]*[.C111]/500)-([.C111]*[.C111]/200)-3/250" office:value-type="float" office:value="0.0729178405969921" calcext:value-type="float">
            <text:p>0,072917840596992</text:p>
          </table:table-cell>
          <table:table-cell table:formula="of:=SQRT((([.C111]-[.C110])*([.C111]-[.C110]))+(([.D111]-[.D110])*([.D111]-[.D110])))" office:value-type="float" office:value="0.00808752841765825" calcext:value-type="float">
            <text:p>0,008087528417658</text:p>
          </table:table-cell>
          <table:table-cell table:formula="of:=-([.C111]*[.C111]*[.C111]/30)+([.C111]/20)+1/6" office:value-type="float" office:value="-0.430956603733334" calcext:value-type="float">
            <text:p>-0,430956603733334</text:p>
          </table:table-cell>
          <table:table-cell table:formula="of:=SQRT((([.C111]-[.C110])*([.C111]-[.C110]))+(([.F111]-[.F110])*([.F111]-[.F110])))" office:value-type="float" office:value="0.00993435245243971" calcext:value-type="float">
            <text:p>0,009934352452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2</text:p>
          </table:table-cell>
          <table:table-cell table:formula="of:=[.C111]+([$'70.1'.$D$6]-[$'70.1'.$C$5])/1000" office:value-type="float" office:value="2.816" calcext:value-type="float">
            <text:p>2,816</text:p>
          </table:table-cell>
          <table:table-cell table:formula="of:=([.C112]*[.C112]*[.C112]*[.C112]/500)-([.C112]*[.C112]/200)-3/250" office:value-type="float" office:value="0.0741159523614721" calcext:value-type="float">
            <text:p>0,074115952361472</text:p>
          </table:table-cell>
          <table:table-cell table:formula="of:=SQRT((([.C112]-[.C111])*([.C112]-[.C111]))+(([.D112]-[.D111])*([.D112]-[.D111])))" office:value-type="float" office:value="0.00808921948028272" calcext:value-type="float">
            <text:p>0,008089219480283</text:p>
          </table:table-cell>
          <table:table-cell table:formula="of:=-([.C112]*[.C112]*[.C112]/30)+([.C112]/20)+1/6" office:value-type="float" office:value="-0.436882483200001" calcext:value-type="float">
            <text:p>-0,436882483200001</text:p>
          </table:table-cell>
          <table:table-cell table:formula="of:=SQRT((([.C112]-[.C111])*([.C112]-[.C111]))+(([.F112]-[.F111])*([.F112]-[.F111])))" office:value-type="float" office:value="0.00995570426707532" calcext:value-type="float">
            <text:p>0,0099557042670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3</text:p>
          </table:table-cell>
          <table:table-cell table:formula="of:=[.C112]+([$'70.1'.$D$6]-[$'70.1'.$C$5])/1000" office:value-type="float" office:value="2.824" calcext:value-type="float">
            <text:p>2,824</text:p>
          </table:table-cell>
          <table:table-cell table:formula="of:=([.C113]*[.C113]*[.C113]*[.C113]/500)-([.C113]*[.C113]/200)-3/250" office:value-type="float" office:value="0.0753256044011521" calcext:value-type="float">
            <text:p>0,075325604401152</text:p>
          </table:table-cell>
          <table:table-cell table:formula="of:=SQRT((([.C113]-[.C112])*([.C113]-[.C112]))+(([.D113]-[.D112])*([.D113]-[.D112])))" office:value-type="float" office:value="0.00809093678489099" calcext:value-type="float">
            <text:p>0,008090936784891</text:p>
          </table:table-cell>
          <table:table-cell table:formula="of:=-([.C113]*[.C113]*[.C113]/30)+([.C113]/20)+1/6" office:value-type="float" office:value="-0.442844407466667" calcext:value-type="float">
            <text:p>-0,442844407466667</text:p>
          </table:table-cell>
          <table:table-cell table:formula="of:=SQRT((([.C113]-[.C112])*([.C113]-[.C112]))+(([.F113]-[.F112])*([.F113]-[.F112])))" office:value-type="float" office:value="0.00997720105848666" calcext:value-type="float">
            <text:p>0,0099772010584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4</text:p>
          </table:table-cell>
          <table:table-cell table:formula="of:=[.C113]+([$'70.1'.$D$6]-[$'70.1'.$C$5])/1000" office:value-type="float" office:value="2.832" calcext:value-type="float">
            <text:p>2,832</text:p>
          </table:table-cell>
          <table:table-cell table:formula="of:=([.C114]*[.C114]*[.C114]*[.C114]/500)-([.C114]*[.C114]/200)-3/250" office:value-type="float" office:value="0.0765468660203521" calcext:value-type="float">
            <text:p>0,076546866020352</text:p>
          </table:table-cell>
          <table:table-cell table:formula="of:=SQRT((([.C114]-[.C113])*([.C114]-[.C113]))+(([.D114]-[.D113])*([.D114]-[.D113])))" office:value-type="float" office:value="0.0080926806400927" calcext:value-type="float">
            <text:p>0,008092680640093</text:p>
          </table:table-cell>
          <table:table-cell table:formula="of:=-([.C114]*[.C114]*[.C114]/30)+([.C114]/20)+1/6" office:value-type="float" office:value="-0.448842478933334" calcext:value-type="float">
            <text:p>-0,448842478933334</text:p>
          </table:table-cell>
          <table:table-cell table:formula="of:=SQRT((([.C114]-[.C113])*([.C114]-[.C113]))+(([.F114]-[.F113])*([.F114]-[.F113])))" office:value-type="float" office:value="0.00999884299902954" calcext:value-type="float">
            <text:p>0,009998842999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5</text:p>
          </table:table-cell>
          <table:table-cell table:formula="of:=[.C114]+([$'70.1'.$D$6]-[$'70.1'.$C$5])/1000" office:value-type="float" office:value="2.84" calcext:value-type="float">
            <text:p>2,84</text:p>
          </table:table-cell>
          <table:table-cell table:formula="of:=([.C115]*[.C115]*[.C115]*[.C115]/500)-([.C115]*[.C115]/200)-3/250" office:value-type="float" office:value="0.0777798067200001" calcext:value-type="float">
            <text:p>0,07777980672</text:p>
          </table:table-cell>
          <table:table-cell table:formula="of:=SQRT((([.C115]-[.C114])*([.C115]-[.C114]))+(([.D115]-[.D114])*([.D115]-[.D114])))" office:value-type="float" office:value="0.00809445135687704" calcext:value-type="float">
            <text:p>0,008094451356877</text:p>
          </table:table-cell>
          <table:table-cell table:formula="of:=-([.C115]*[.C115]*[.C115]/30)+([.C115]/20)+1/6" office:value-type="float" office:value="-0.454876800000001" calcext:value-type="float">
            <text:p>-0,454876800000001</text:p>
          </table:table-cell>
          <table:table-cell table:formula="of:=SQRT((([.C115]-[.C114])*([.C115]-[.C114]))+(([.F115]-[.F114])*([.F115]-[.F114])))" office:value-type="float" office:value="0.0100206302564068" calcext:value-type="float">
            <text:p>0,0100206302564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6</text:p>
          </table:table-cell>
          <table:table-cell table:formula="of:=[.C115]+([$'70.1'.$D$6]-[$'70.1'.$C$5])/1000" office:value-type="float" office:value="2.848" calcext:value-type="float">
            <text:p>2,848</text:p>
          </table:table-cell>
          <table:table-cell table:formula="of:=([.C116]*[.C116]*[.C116]*[.C116]/500)-([.C116]*[.C116]/200)-3/250" office:value-type="float" office:value="0.0790244961976321" calcext:value-type="float">
            <text:p>0,079024496197632</text:p>
          </table:table-cell>
          <table:table-cell table:formula="of:=SQRT((([.C116]-[.C115])*([.C116]-[.C115]))+(([.D116]-[.D115])*([.D116]-[.D115])))" office:value-type="float" office:value="0.00809624924861679" calcext:value-type="float">
            <text:p>0,008096249248617</text:p>
          </table:table-cell>
          <table:table-cell table:formula="of:=-([.C116]*[.C116]*[.C116]/30)+([.C116]/20)+1/6" office:value-type="float" office:value="-0.460947473066667" calcext:value-type="float">
            <text:p>-0,460947473066667</text:p>
          </table:table-cell>
          <table:table-cell table:formula="of:=SQRT((([.C116]-[.C115])*([.C116]-[.C115]))+(([.F116]-[.F115])*([.F116]-[.F115])))" office:value-type="float" office:value="0.010042562993696" calcext:value-type="float">
            <text:p>0,0100425629936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7</text:p>
          </table:table-cell>
          <table:table-cell table:formula="of:=[.C116]+([$'70.1'.$D$6]-[$'70.1'.$C$5])/1000" office:value-type="float" office:value="2.856" calcext:value-type="float">
            <text:p>2,856</text:p>
          </table:table-cell>
          <table:table-cell table:formula="of:=([.C117]*[.C117]*[.C117]*[.C117]/500)-([.C117]*[.C117]/200)-3/250" office:value-type="float" office:value="0.0802810043473921" calcext:value-type="float">
            <text:p>0,080281004347392</text:p>
          </table:table-cell>
          <table:table-cell table:formula="of:=SQRT((([.C117]-[.C116])*([.C117]-[.C116]))+(([.D117]-[.D116])*([.D117]-[.D116])))" office:value-type="float" office:value="0.00809807463107209" calcext:value-type="float">
            <text:p>0,008098074631072</text:p>
          </table:table-cell>
          <table:table-cell table:formula="of:=-([.C117]*[.C117]*[.C117]/30)+([.C117]/20)+1/6" office:value-type="float" office:value="-0.467054600533334" calcext:value-type="float">
            <text:p>-0,467054600533334</text:p>
          </table:table-cell>
          <table:table-cell table:formula="of:=SQRT((([.C117]-[.C116])*([.C117]-[.C116]))+(([.F117]-[.F116])*([.F117]-[.F116])))" office:value-type="float" office:value="0.0100646413693739" calcext:value-type="float">
            <text:p>0,0100646413693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8</text:p>
          </table:table-cell>
          <table:table-cell table:formula="of:=[.C117]+([$'70.1'.$D$6]-[$'70.1'.$C$5])/1000" office:value-type="float" office:value="2.864" calcext:value-type="float">
            <text:p>2,864</text:p>
          </table:table-cell>
          <table:table-cell table:formula="of:=([.C118]*[.C118]*[.C118]*[.C118]/500)-([.C118]*[.C118]/200)-3/250" office:value-type="float" office:value="0.0815494012600321" calcext:value-type="float">
            <text:p>0,081549401260032</text:p>
          </table:table-cell>
          <table:table-cell table:formula="of:=SQRT((([.C118]-[.C117])*([.C118]-[.C117]))+(([.D118]-[.D117])*([.D118]-[.D117])))" office:value-type="float" office:value="0.00809992782239415" calcext:value-type="float">
            <text:p>0,008099927822394</text:p>
          </table:table-cell>
          <table:table-cell table:formula="of:=-([.C118]*[.C118]*[.C118]/30)+([.C118]/20)+1/6" office:value-type="float" office:value="-0.473198284800001" calcext:value-type="float">
            <text:p>-0,473198284800001</text:p>
          </table:table-cell>
          <table:table-cell table:formula="of:=SQRT((([.C118]-[.C117])*([.C118]-[.C117]))+(([.F118]-[.F117])*([.F118]-[.F117])))" office:value-type="float" office:value="0.0100868655373455" calcext:value-type="float">
            <text:p>0,0100868655373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9</text:p>
          </table:table-cell>
          <table:table-cell table:formula="of:=[.C118]+([$'70.1'.$D$6]-[$'70.1'.$C$5])/1000" office:value-type="float" office:value="2.872" calcext:value-type="float">
            <text:p>2,872</text:p>
          </table:table-cell>
          <table:table-cell table:formula="of:=([.C119]*[.C119]*[.C119]*[.C119]/500)-([.C119]*[.C119]/200)-3/250" office:value-type="float" office:value="0.0828297572229122" calcext:value-type="float">
            <text:p>0,082829757222912</text:p>
          </table:table-cell>
          <table:table-cell table:formula="of:=SQRT((([.C119]-[.C118])*([.C119]-[.C118]))+(([.D119]-[.D118])*([.D119]-[.D118])))" office:value-type="float" office:value="0.00810180914312863" calcext:value-type="float">
            <text:p>0,008101809143129</text:p>
          </table:table-cell>
          <table:table-cell table:formula="of:=-([.C119]*[.C119]*[.C119]/30)+([.C119]/20)+1/6" office:value-type="float" office:value="-0.479378628266667" calcext:value-type="float">
            <text:p>-0,479378628266667</text:p>
          </table:table-cell>
          <table:table-cell table:formula="of:=SQRT((([.C119]-[.C118])*([.C119]-[.C118]))+(([.F119]-[.F118])*([.F119]-[.F118])))" office:value-type="float" office:value="0.0101092356469701" calcext:value-type="float">
            <text:p>0,01010923564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0</text:p>
          </table:table-cell>
          <table:table-cell table:formula="of:=[.C119]+([$'70.1'.$D$6]-[$'70.1'.$C$5])/1000" office:value-type="float" office:value="2.88" calcext:value-type="float">
            <text:p>2,88</text:p>
          </table:table-cell>
          <table:table-cell table:formula="of:=([.C120]*[.C120]*[.C120]*[.C120]/500)-([.C120]*[.C120]/200)-3/250" office:value-type="float" office:value="0.0841221427200001" calcext:value-type="float">
            <text:p>0,08412214272</text:p>
          </table:table-cell>
          <table:table-cell table:formula="of:=SQRT((([.C120]-[.C119])*([.C120]-[.C119]))+(([.D120]-[.D119])*([.D120]-[.D119])))" office:value-type="float" office:value="0.00810371891621886" calcext:value-type="float">
            <text:p>0,008103718916219</text:p>
          </table:table-cell>
          <table:table-cell table:formula="of:=-([.C120]*[.C120]*[.C120]/30)+([.C120]/20)+1/6" office:value-type="float" office:value="-0.485595733333334" calcext:value-type="float">
            <text:p>-0,485595733333334</text:p>
          </table:table-cell>
          <table:table-cell table:formula="of:=SQRT((([.C120]-[.C119])*([.C120]-[.C119]))+(([.F120]-[.F119])*([.F120]-[.F119])))" office:value-type="float" office:value="0.0101317518430906" calcext:value-type="float">
            <text:p>0,0101317518430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1</text:p>
          </table:table-cell>
          <table:table-cell table:formula="of:=[.C120]+([$'70.1'.$D$6]-[$'70.1'.$C$5])/1000" office:value-type="float" office:value="2.888" calcext:value-type="float">
            <text:p>2,888</text:p>
          </table:table-cell>
          <table:table-cell table:formula="of:=([.C121]*[.C121]*[.C121]*[.C121]/500)-([.C121]*[.C121]/200)-3/250" office:value-type="float" office:value="0.0854266284318721" calcext:value-type="float">
            <text:p>0,085426628431872</text:p>
          </table:table-cell>
          <table:table-cell table:formula="of:=SQRT((([.C121]-[.C120])*([.C121]-[.C120]))+(([.D121]-[.D120])*([.D121]-[.D120])))" office:value-type="float" office:value="0.00810565746700897" calcext:value-type="float">
            <text:p>0,008105657467009</text:p>
          </table:table-cell>
          <table:table-cell table:formula="of:=-([.C121]*[.C121]*[.C121]/30)+([.C121]/20)+1/6" office:value-type="float" office:value="-0.491849702400001" calcext:value-type="float">
            <text:p>-0,491849702400001</text:p>
          </table:table-cell>
          <table:table-cell table:formula="of:=SQRT((([.C121]-[.C120])*([.C121]-[.C120]))+(([.F121]-[.F120])*([.F121]-[.F120])))" office:value-type="float" office:value="0.010154414266063" calcext:value-type="float">
            <text:p>0,0101544142660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2</text:p>
          </table:table-cell>
          <table:table-cell table:formula="of:=[.C121]+([$'70.1'.$D$6]-[$'70.1'.$C$5])/1000" office:value-type="float" office:value="2.896" calcext:value-type="float">
            <text:p>2,896</text:p>
          </table:table-cell>
          <table:table-cell table:formula="of:=([.C122]*[.C122]*[.C122]*[.C122]/500)-([.C122]*[.C122]/200)-3/250" office:value-type="float" office:value="0.0867432852357121" calcext:value-type="float">
            <text:p>0,086743285235712</text:p>
          </table:table-cell>
          <table:table-cell table:formula="of:=SQRT((([.C122]-[.C121])*([.C122]-[.C121]))+(([.D122]-[.D121])*([.D122]-[.D121])))" office:value-type="float" office:value="0.00810762512324653" calcext:value-type="float">
            <text:p>0,008107625123247</text:p>
          </table:table-cell>
          <table:table-cell table:formula="of:=-([.C122]*[.C122]*[.C122]/30)+([.C122]/20)+1/6" office:value-type="float" office:value="-0.498140637866667" calcext:value-type="float">
            <text:p>-0,498140637866667</text:p>
          </table:table-cell>
          <table:table-cell table:formula="of:=SQRT((([.C122]-[.C121])*([.C122]-[.C121]))+(([.F122]-[.F121])*([.F122]-[.F121])))" office:value-type="float" office:value="0.010177223051784" calcext:value-type="float">
            <text:p>0,0101772230517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3</text:p>
          </table:table-cell>
          <table:table-cell table:formula="of:=[.C122]+([$'70.1'.$D$6]-[$'70.1'.$C$5])/1000" office:value-type="float" office:value="2.904" calcext:value-type="float">
            <text:p>2,904</text:p>
          </table:table-cell>
          <table:table-cell table:formula="of:=([.C123]*[.C123]*[.C123]*[.C123]/500)-([.C123]*[.C123]/200)-3/250" office:value-type="float" office:value="0.0880721842053121" calcext:value-type="float">
            <text:p>0,088072184205312</text:p>
          </table:table-cell>
          <table:table-cell table:formula="of:=SQRT((([.C123]-[.C122])*([.C123]-[.C122]))+(([.D123]-[.D122])*([.D123]-[.D122])))" office:value-type="float" office:value="0.00810962221508524" calcext:value-type="float">
            <text:p>0,008109622215085</text:p>
          </table:table-cell>
          <table:table-cell table:formula="of:=-([.C123]*[.C123]*[.C123]/30)+([.C123]/20)+1/6" office:value-type="float" office:value="-0.504468642133334" calcext:value-type="float">
            <text:p>-0,504468642133334</text:p>
          </table:table-cell>
          <table:table-cell table:formula="of:=SQRT((([.C123]-[.C122])*([.C123]-[.C122]))+(([.F123]-[.F122])*([.F123]-[.F122])))" office:value-type="float" office:value="0.0102001783317231" calcext:value-type="float">
            <text:p>0,0102001783317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4</text:p>
          </table:table-cell>
          <table:table-cell table:formula="of:=[.C123]+([$'70.1'.$D$6]-[$'70.1'.$C$5])/1000" office:value-type="float" office:value="2.912" calcext:value-type="float">
            <text:p>2,912</text:p>
          </table:table-cell>
          <table:table-cell table:formula="of:=([.C124]*[.C124]*[.C124]*[.C124]/500)-([.C124]*[.C124]/200)-3/250" office:value-type="float" office:value="0.0894133966110722" calcext:value-type="float">
            <text:p>0,089413396611072</text:p>
          </table:table-cell>
          <table:table-cell table:formula="of:=SQRT((([.C124]-[.C123])*([.C124]-[.C123]))+(([.D124]-[.D123])*([.D124]-[.D123])))" office:value-type="float" office:value="0.0081116490750873" calcext:value-type="float">
            <text:p>0,008111649075087</text:p>
          </table:table-cell>
          <table:table-cell table:formula="of:=-([.C124]*[.C124]*[.C124]/30)+([.C124]/20)+1/6" office:value-type="float" office:value="-0.510833817600001" calcext:value-type="float">
            <text:p>-0,510833817600001</text:p>
          </table:table-cell>
          <table:table-cell table:formula="of:=SQRT((([.C124]-[.C123])*([.C124]-[.C123]))+(([.F124]-[.F123])*([.F124]-[.F123])))" office:value-type="float" office:value="0.0102232802329514" calcext:value-type="float">
            <text:p>0,0102232802329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5</text:p>
          </table:table-cell>
          <table:table-cell table:formula="of:=[.C124]+([$'70.1'.$D$6]-[$'70.1'.$C$5])/1000" office:value-type="float" office:value="2.92" calcext:value-type="float">
            <text:p>2,92</text:p>
          </table:table-cell>
          <table:table-cell table:formula="of:=([.C125]*[.C125]*[.C125]*[.C125]/500)-([.C125]*[.C125]/200)-3/250" office:value-type="float" office:value="0.0907669939200001" calcext:value-type="float">
            <text:p>0,09076699392</text:p>
          </table:table-cell>
          <table:table-cell table:formula="of:=SQRT((([.C125]-[.C124])*([.C125]-[.C124]))+(([.D125]-[.D124])*([.D125]-[.D124])))" office:value-type="float" office:value="0.00811370603822551" calcext:value-type="float">
            <text:p>0,008113706038226</text:p>
          </table:table-cell>
          <table:table-cell table:formula="of:=-([.C125]*[.C125]*[.C125]/30)+([.C125]/20)+1/6" office:value-type="float" office:value="-0.517236266666667" calcext:value-type="float">
            <text:p>-0,517236266666667</text:p>
          </table:table-cell>
          <table:table-cell table:formula="of:=SQRT((([.C125]-[.C124])*([.C125]-[.C124]))+(([.F125]-[.F124])*([.F125]-[.F124])))" office:value-type="float" office:value="0.0102465288781743" calcext:value-type="float">
            <text:p>0,0102465288781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6</text:p>
          </table:table-cell>
          <table:table-cell table:formula="of:=[.C125]+([$'70.1'.$D$6]-[$'70.1'.$C$5])/1000" office:value-type="float" office:value="2.928" calcext:value-type="float">
            <text:p>2,928</text:p>
          </table:table-cell>
          <table:table-cell table:formula="of:=([.C126]*[.C126]*[.C126]*[.C126]/500)-([.C126]*[.C126]/200)-3/250" office:value-type="float" office:value="0.0921330477957121" calcext:value-type="float">
            <text:p>0,092133047795712</text:p>
          </table:table-cell>
          <table:table-cell table:formula="of:=SQRT((([.C126]-[.C125])*([.C126]-[.C125]))+(([.D126]-[.D125])*([.D126]-[.D125])))" office:value-type="float" office:value="0.00811579344188527" calcext:value-type="float">
            <text:p>0,008115793441885</text:p>
          </table:table-cell>
          <table:table-cell table:formula="of:=-([.C126]*[.C126]*[.C126]/30)+([.C126]/20)+1/6" office:value-type="float" office:value="-0.523676091733334" calcext:value-type="float">
            <text:p>-0,523676091733334</text:p>
          </table:table-cell>
          <table:table-cell table:formula="of:=SQRT((([.C126]-[.C125])*([.C126]-[.C125]))+(([.F126]-[.F125])*([.F126]-[.F125])))" office:value-type="float" office:value="0.0102699243857621" calcext:value-type="float">
            <text:p>0,0102699243857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7</text:p>
          </table:table-cell>
          <table:table-cell table:formula="of:=[.C126]+([$'70.1'.$D$6]-[$'70.1'.$C$5])/1000" office:value-type="float" office:value="2.936" calcext:value-type="float">
            <text:p>2,936</text:p>
          </table:table-cell>
          <table:table-cell table:formula="of:=([.C127]*[.C127]*[.C127]*[.C127]/500)-([.C127]*[.C127]/200)-3/250" office:value-type="float" office:value="0.0935116300984322" calcext:value-type="float">
            <text:p>0,093511630098432</text:p>
          </table:table-cell>
          <table:table-cell table:formula="of:=SQRT((([.C127]-[.C126])*([.C127]-[.C126]))+(([.D127]-[.D126])*([.D127]-[.D126])))" office:value-type="float" office:value="0.00811791162586616" calcext:value-type="float">
            <text:p>0,008117911625866</text:p>
          </table:table-cell>
          <table:table-cell table:formula="of:=-([.C127]*[.C127]*[.C127]/30)+([.C127]/20)+1/6" office:value-type="float" office:value="-0.530153395200001" calcext:value-type="float">
            <text:p>-0,530153395200001</text:p>
          </table:table-cell>
          <table:table-cell table:formula="of:=SQRT((([.C127]-[.C126])*([.C127]-[.C126]))+(([.F127]-[.F126])*([.F127]-[.F126])))" office:value-type="float" office:value="0.0102934668697816" calcext:value-type="float">
            <text:p>0,0102934668697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8</text:p>
          </table:table-cell>
          <table:table-cell table:formula="of:=[.C127]+([$'70.1'.$D$6]-[$'70.1'.$C$5])/1000" office:value-type="float" office:value="2.944" calcext:value-type="float">
            <text:p>2,944</text:p>
          </table:table-cell>
          <table:table-cell table:formula="of:=([.C128]*[.C128]*[.C128]*[.C128]/500)-([.C128]*[.C128]/200)-3/250" office:value-type="float" office:value="0.0949028128849922" calcext:value-type="float">
            <text:p>0,094902812884992</text:p>
          </table:table-cell>
          <table:table-cell table:formula="of:=SQRT((([.C128]-[.C127])*([.C128]-[.C127]))+(([.D128]-[.D127])*([.D128]-[.D127])))" office:value-type="float" office:value="0.00812006093238351" calcext:value-type="float">
            <text:p>0,008120060932384</text:p>
          </table:table-cell>
          <table:table-cell table:formula="of:=-([.C128]*[.C128]*[.C128]/30)+([.C128]/20)+1/6" office:value-type="float" office:value="-0.536668279466667" calcext:value-type="float">
            <text:p>-0,536668279466667</text:p>
          </table:table-cell>
          <table:table-cell table:formula="of:=SQRT((([.C128]-[.C127])*([.C128]-[.C127]))+(([.F128]-[.F127])*([.F128]-[.F127])))" office:value-type="float" office:value="0.0103171564400304" calcext:value-type="float">
            <text:p>0,01031715644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19</text:p>
          </table:table-cell>
          <table:table-cell table:formula="of:=[.C128]+([$'70.1'.$D$6]-[$'70.1'.$C$5])/1000" office:value-type="float" office:value="2.952" calcext:value-type="float">
            <text:p>2,952</text:p>
          </table:table-cell>
          <table:table-cell table:formula="of:=([.C129]*[.C129]*[.C129]*[.C129]/500)-([.C129]*[.C129]/200)-3/250" office:value-type="float" office:value="0.0963066684088322" calcext:value-type="float">
            <text:p>0,096306668408832</text:p>
          </table:table-cell>
          <table:table-cell table:formula="of:=SQRT((([.C129]-[.C128])*([.C129]-[.C128]))+(([.D129]-[.D128])*([.D129]-[.D128])))" office:value-type="float" office:value="0.00812224170606958" calcext:value-type="float">
            <text:p>0,00812224170607</text:p>
          </table:table-cell>
          <table:table-cell table:formula="of:=-([.C129]*[.C129]*[.C129]/30)+([.C129]/20)+1/6" office:value-type="float" office:value="-0.543220846933334" calcext:value-type="float">
            <text:p>-0,543220846933334</text:p>
          </table:table-cell>
          <table:table-cell table:formula="of:=SQRT((([.C129]-[.C128])*([.C129]-[.C128]))+(([.F129]-[.F128])*([.F129]-[.F128])))" office:value-type="float" office:value="0.0103409932020681" calcext:value-type="float">
            <text:p>0,0103409932020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0</text:p>
          </table:table-cell>
          <table:table-cell table:formula="of:=[.C129]+([$'70.1'.$D$6]-[$'70.1'.$C$5])/1000" office:value-type="float" office:value="2.96" calcext:value-type="float">
            <text:p>2,96</text:p>
          </table:table-cell>
          <table:table-cell table:formula="of:=([.C130]*[.C130]*[.C130]*[.C130]/500)-([.C130]*[.C130]/200)-3/250" office:value-type="float" office:value="0.0977232691200002" calcext:value-type="float">
            <text:p>0,09772326912</text:p>
          </table:table-cell>
          <table:table-cell table:formula="of:=SQRT((([.C130]-[.C129])*([.C130]-[.C129]))+(([.D130]-[.D129])*([.D130]-[.D129])))" office:value-type="float" office:value="0.00812445429397457" calcext:value-type="float">
            <text:p>0,008124454293975</text:p>
          </table:table-cell>
          <table:table-cell table:formula="of:=-([.C130]*[.C130]*[.C130]/30)+([.C130]/20)+1/6" office:value-type="float" office:value="-0.549811200000001" calcext:value-type="float">
            <text:p>-0,549811200000001</text:p>
          </table:table-cell>
          <table:table-cell table:formula="of:=SQRT((([.C130]-[.C129])*([.C130]-[.C129]))+(([.F130]-[.F129])*([.F130]-[.F129])))" office:value-type="float" office:value="0.0103649772572507" calcext:value-type="float">
            <text:p>0,0103649772572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1</text:p>
          </table:table-cell>
          <table:table-cell table:formula="of:=[.C130]+([$'70.1'.$D$6]-[$'70.1'.$C$5])/1000" office:value-type="float" office:value="2.968" calcext:value-type="float">
            <text:p>2,968</text:p>
          </table:table-cell>
          <table:table-cell table:formula="of:=([.C131]*[.C131]*[.C131]*[.C131]/500)-([.C131]*[.C131]/200)-3/250" office:value-type="float" office:value="0.0991526876651522" calcext:value-type="float">
            <text:p>0,099152687665152</text:p>
          </table:table-cell>
          <table:table-cell table:formula="of:=SQRT((([.C131]-[.C130])*([.C131]-[.C130]))+(([.D131]-[.D130])*([.D131]-[.D130])))" office:value-type="float" office:value="0.00812669904556731" calcext:value-type="float">
            <text:p>0,008126699045567</text:p>
          </table:table-cell>
          <table:table-cell table:formula="of:=-([.C131]*[.C131]*[.C131]/30)+([.C131]/20)+1/6" office:value-type="float" office:value="-0.556439441066667" calcext:value-type="float">
            <text:p>-0,556439441066667</text:p>
          </table:table-cell>
          <table:table-cell table:formula="of:=SQRT((([.C131]-[.C130])*([.C131]-[.C130]))+(([.F131]-[.F130])*([.F131]-[.F130])))" office:value-type="float" office:value="0.010389108702764" calcext:value-type="float">
            <text:p>0,0103891087027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2</text:p>
          </table:table-cell>
          <table:table-cell table:formula="of:=[.C131]+([$'70.1'.$D$6]-[$'70.1'.$C$5])/1000" office:value-type="float" office:value="2.976" calcext:value-type="float">
            <text:p>2,976</text:p>
          </table:table-cell>
          <table:table-cell table:formula="of:=([.C132]*[.C132]*[.C132]*[.C132]/500)-([.C132]*[.C132]/200)-3/250" office:value-type="float" office:value="0.100594996887552" calcext:value-type="float">
            <text:p>0,100594996887552</text:p>
          </table:table-cell>
          <table:table-cell table:formula="of:=SQRT((([.C132]-[.C131])*([.C132]-[.C131]))+(([.D132]-[.D131])*([.D132]-[.D131])))" office:value-type="float" office:value="0.00812897631273583" calcext:value-type="float">
            <text:p>0,008128976312736</text:p>
          </table:table-cell>
          <table:table-cell table:formula="of:=-([.C132]*[.C132]*[.C132]/30)+([.C132]/20)+1/6" office:value-type="float" office:value="-0.563105672533334" calcext:value-type="float">
            <text:p>-0,563105672533334</text:p>
          </table:table-cell>
          <table:table-cell table:formula="of:=SQRT((([.C132]-[.C131])*([.C132]-[.C131]))+(([.F132]-[.F131])*([.F132]-[.F131])))" office:value-type="float" office:value="0.0104133876316585" calcext:value-type="float">
            <text:p>0,010413387631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3</text:p>
          </table:table-cell>
          <table:table-cell table:formula="of:=[.C132]+([$'70.1'.$D$6]-[$'70.1'.$C$5])/1000" office:value-type="float" office:value="2.984" calcext:value-type="float">
            <text:p>2,984</text:p>
          </table:table-cell>
          <table:table-cell table:formula="of:=([.C133]*[.C133]*[.C133]*[.C133]/500)-([.C133]*[.C133]/200)-3/250" office:value-type="float" office:value="0.102050269827072" calcext:value-type="float">
            <text:p>0,102050269827072</text:p>
          </table:table-cell>
          <table:table-cell table:formula="of:=SQRT((([.C133]-[.C132])*([.C133]-[.C132]))+(([.D133]-[.D132])*([.D133]-[.D132])))" office:value-type="float" office:value="0.00813128644978759" calcext:value-type="float">
            <text:p>0,008131286449788</text:p>
          </table:table-cell>
          <table:table-cell table:formula="of:=-([.C133]*[.C133]*[.C133]/30)+([.C133]/20)+1/6" office:value-type="float" office:value="-0.569809996800001" calcext:value-type="float">
            <text:p>-0,569809996800001</text:p>
          </table:table-cell>
          <table:table-cell table:formula="of:=SQRT((([.C133]-[.C132])*([.C133]-[.C132]))+(([.F133]-[.F132])*([.F133]-[.F132])))" office:value-type="float" office:value="0.010437814132883" calcext:value-type="float">
            <text:p>0,0104378141328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4</text:p>
          </table:table-cell>
          <table:table-cell table:formula="of:=[.C133]+([$'70.1'.$D$6]-[$'70.1'.$C$5])/1000" office:value-type="float" office:value="2.992" calcext:value-type="float">
            <text:p>2,992</text:p>
          </table:table-cell>
          <table:table-cell table:formula="of:=([.C134]*[.C134]*[.C134]*[.C134]/500)-([.C134]*[.C134]/200)-3/250" office:value-type="float" office:value="0.103518579720192" calcext:value-type="float">
            <text:p>0,103518579720192</text:p>
          </table:table-cell>
          <table:table-cell table:formula="of:=SQRT((([.C134]-[.C133])*([.C134]-[.C133]))+(([.D134]-[.D133])*([.D134]-[.D133])))" office:value-type="float" office:value="0.00813362981344948" calcext:value-type="float">
            <text:p>0,008133629813449</text:p>
          </table:table-cell>
          <table:table-cell table:formula="of:=-([.C134]*[.C134]*[.C134]/30)+([.C134]/20)+1/6" office:value-type="float" office:value="-0.576552516266667" calcext:value-type="float">
            <text:p>-0,576552516266667</text:p>
          </table:table-cell>
          <table:table-cell table:formula="of:=SQRT((([.C134]-[.C133])*([.C134]-[.C133]))+(([.F134]-[.F133])*([.F134]-[.F133])))" office:value-type="float" office:value="0.0104623882913214" calcext:value-type="float">
            <text:p>0,010462388291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5</text:p>
          </table:table-cell>
          <table:table-cell table:formula="of:=[.C134]+([$'70.1'.$D$6]-[$'70.1'.$C$5])/1000" office:value-type="float" office:value="3" calcext:value-type="float">
            <text:p>3</text:p>
          </table:table-cell>
          <table:table-cell table:formula="of:=([.C135]*[.C135]*[.C135]*[.C135]/500)-([.C135]*[.C135]/200)-3/250" office:value-type="float" office:value="0.105" calcext:value-type="float">
            <text:p>0,105</text:p>
          </table:table-cell>
          <table:table-cell table:formula="of:=SQRT((([.C135]-[.C134])*([.C135]-[.C134]))+(([.D135]-[.D134])*([.D135]-[.D134])))" office:value-type="float" office:value="0.00813600676286755" calcext:value-type="float">
            <text:p>0,008136006762868</text:p>
          </table:table-cell>
          <table:table-cell table:formula="of:=-([.C135]*[.C135]*[.C135]/30)+([.C135]/20)+1/6" office:value-type="float" office:value="-0.583333333333334" calcext:value-type="float">
            <text:p>-0,583333333333334</text:p>
          </table:table-cell>
          <table:table-cell table:formula="of:=SQRT((([.C135]-[.C134])*([.C135]-[.C134]))+(([.F135]-[.F134])*([.F135]-[.F134])))" office:value-type="float" office:value="0.0104871101878258" calcext:value-type="float">
            <text:p>0,0104871101878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6</text:p>
          </table:table-cell>
          <table:table-cell table:formula="of:=[.C135]+([$'70.1'.$D$6]-[$'70.1'.$C$5])/1000" office:value-type="float" office:value="3.008" calcext:value-type="float">
            <text:p>3,008</text:p>
          </table:table-cell>
          <table:table-cell table:formula="of:=([.C136]*[.C136]*[.C136]*[.C136]/500)-([.C136]*[.C136]/200)-3/250" office:value-type="float" office:value="0.106494604296192" calcext:value-type="float">
            <text:p>0,106494604296192</text:p>
          </table:table-cell>
          <table:table-cell table:formula="of:=SQRT((([.C136]-[.C135])*([.C136]-[.C135]))+(([.D136]-[.D135])*([.D136]-[.D135])))" office:value-type="float" office:value="0.00813841765960654" calcext:value-type="float">
            <text:p>0,008138417659607</text:p>
          </table:table-cell>
          <table:table-cell table:formula="of:=-([.C136]*[.C136]*[.C136]/30)+([.C136]/20)+1/6" office:value-type="float" office:value="-0.590152550400001" calcext:value-type="float">
            <text:p>-0,590152550400001</text:p>
          </table:table-cell>
          <table:table-cell table:formula="of:=SQRT((([.C136]-[.C135])*([.C136]-[.C135]))+(([.F136]-[.F135])*([.F136]-[.F135])))" office:value-type="float" office:value="0.0105119798992539" calcext:value-type="float">
            <text:p>0,0105119798992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7</text:p>
          </table:table-cell>
          <table:table-cell table:formula="of:=[.C136]+([$'70.1'.$D$6]-[$'70.1'.$C$5])/1000" office:value-type="float" office:value="3.016" calcext:value-type="float">
            <text:p>3,016</text:p>
          </table:table-cell>
          <table:table-cell table:formula="of:=([.C137]*[.C137]*[.C137]*[.C137]/500)-([.C137]*[.C137]/200)-3/250" office:value-type="float" office:value="0.108002466435072" calcext:value-type="float">
            <text:p>0,108002466435072</text:p>
          </table:table-cell>
          <table:table-cell table:formula="of:=SQRT((([.C137]-[.C136])*([.C137]-[.C136]))+(([.D137]-[.D136])*([.D137]-[.D136])))" office:value-type="float" office:value="0.0081408628676491" calcext:value-type="float">
            <text:p>0,008140862867649</text:p>
          </table:table-cell>
          <table:table-cell table:formula="of:=-([.C137]*[.C137]*[.C137]/30)+([.C137]/20)+1/6" office:value-type="float" office:value="-0.597010269866667" calcext:value-type="float">
            <text:p>-0,597010269866667</text:p>
          </table:table-cell>
          <table:table-cell table:formula="of:=SQRT((([.C137]-[.C136])*([.C137]-[.C136]))+(([.F137]-[.F136])*([.F137]-[.F136])))" office:value-type="float" office:value="0.0105369974985049" calcext:value-type="float">
            <text:p>0,010536997498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8</text:p>
          </table:table-cell>
          <table:table-cell table:formula="of:=[.C137]+([$'70.1'.$D$6]-[$'70.1'.$C$5])/1000" office:value-type="float" office:value="3.024" calcext:value-type="float">
            <text:p>3,024</text:p>
          </table:table-cell>
          <table:table-cell table:formula="of:=([.C138]*[.C138]*[.C138]*[.C138]/500)-([.C138]*[.C138]/200)-3/250" office:value-type="float" office:value="0.109523660439552" calcext:value-type="float">
            <text:p>0,109523660439552</text:p>
          </table:table-cell>
          <table:table-cell table:formula="of:=SQRT((([.C138]-[.C137])*([.C138]-[.C137]))+(([.D138]-[.D137])*([.D138]-[.D137])))" office:value-type="float" office:value="0.00814334275339471" calcext:value-type="float">
            <text:p>0,008143342753395</text:p>
          </table:table-cell>
          <table:table-cell table:formula="of:=-([.C138]*[.C138]*[.C138]/30)+([.C138]/20)+1/6" office:value-type="float" office:value="-0.603906594133334" calcext:value-type="float">
            <text:p>-0,603906594133334</text:p>
          </table:table-cell>
          <table:table-cell table:formula="of:=SQRT((([.C138]-[.C137])*([.C138]-[.C137]))+(([.F138]-[.F137])*([.F138]-[.F137])))" office:value-type="float" office:value="0.0105621630545555" calcext:value-type="float">
            <text:p>0,0105621630545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29</text:p>
          </table:table-cell>
          <table:table-cell table:formula="of:=[.C138]+([$'70.1'.$D$6]-[$'70.1'.$C$5])/1000" office:value-type="float" office:value="3.032" calcext:value-type="float">
            <text:p>3,032</text:p>
          </table:table-cell>
          <table:table-cell table:formula="of:=([.C139]*[.C139]*[.C139]*[.C139]/500)-([.C139]*[.C139]/200)-3/250" office:value-type="float" office:value="0.111058260529152" calcext:value-type="float">
            <text:p>0,111058260529152</text:p>
          </table:table-cell>
          <table:table-cell table:formula="of:=SQRT((([.C139]-[.C138])*([.C139]-[.C138]))+(([.D139]-[.D138])*([.D139]-[.D138])))" office:value-type="float" office:value="0.00814585768565842" calcext:value-type="float">
            <text:p>0,008145857685658</text:p>
          </table:table-cell>
          <table:table-cell table:formula="of:=-([.C139]*[.C139]*[.C139]/30)+([.C139]/20)+1/6" office:value-type="float" office:value="-0.610841625600001" calcext:value-type="float">
            <text:p>-0,610841625600001</text:p>
          </table:table-cell>
          <table:table-cell table:formula="of:=SQRT((([.C139]-[.C138])*([.C139]-[.C138]))+(([.F139]-[.F138])*([.F139]-[.F138])))" office:value-type="float" office:value="0.0105874766324962" calcext:value-type="float">
            <text:p>0,0105874766324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0</text:p>
          </table:table-cell>
          <table:table-cell table:formula="of:=[.C139]+([$'70.1'.$D$6]-[$'70.1'.$C$5])/1000" office:value-type="float" office:value="3.04" calcext:value-type="float">
            <text:p>3,04</text:p>
          </table:table-cell>
          <table:table-cell table:formula="of:=([.C140]*[.C140]*[.C140]*[.C140]/500)-([.C140]*[.C140]/200)-3/250" office:value-type="float" office:value="0.11260634112" calcext:value-type="float">
            <text:p>0,11260634112</text:p>
          </table:table-cell>
          <table:table-cell table:formula="of:=SQRT((([.C140]-[.C139])*([.C140]-[.C139]))+(([.D140]-[.D139])*([.D140]-[.D139])))" office:value-type="float" office:value="0.00814840803566933" calcext:value-type="float">
            <text:p>0,008148408035669</text:p>
          </table:table-cell>
          <table:table-cell table:formula="of:=-([.C140]*[.C140]*[.C140]/30)+([.C140]/20)+1/6" office:value-type="float" office:value="-0.617815466666667" calcext:value-type="float">
            <text:p>-0,617815466666667</text:p>
          </table:table-cell>
          <table:table-cell table:formula="of:=SQRT((([.C140]-[.C139])*([.C140]-[.C139]))+(([.F140]-[.F139])*([.F140]-[.F139])))" office:value-type="float" office:value="0.0106129382935702" calcext:value-type="float">
            <text:p>0,010612938293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1</text:p>
          </table:table-cell>
          <table:table-cell table:formula="of:=[.C140]+([$'70.1'.$D$6]-[$'70.1'.$C$5])/1000" office:value-type="float" office:value="3.048" calcext:value-type="float">
            <text:p>3,048</text:p>
          </table:table-cell>
          <table:table-cell table:formula="of:=([.C141]*[.C141]*[.C141]*[.C141]/500)-([.C141]*[.C141]/200)-3/250" office:value-type="float" office:value="0.114167976824832" calcext:value-type="float">
            <text:p>0,114167976824832</text:p>
          </table:table-cell>
          <table:table-cell table:formula="of:=SQRT((([.C141]-[.C140])*([.C141]-[.C140]))+(([.D141]-[.D140])*([.D141]-[.D140])))" office:value-type="float" office:value="0.0081509941770686" calcext:value-type="float">
            <text:p>0,008150994177069</text:p>
          </table:table-cell>
          <table:table-cell table:formula="of:=-([.C141]*[.C141]*[.C141]/30)+([.C141]/20)+1/6" office:value-type="float" office:value="-0.624828219733334" calcext:value-type="float">
            <text:p>-0,624828219733334</text:p>
          </table:table-cell>
          <table:table-cell table:formula="of:=SQRT((([.C141]-[.C140])*([.C141]-[.C140]))+(([.F141]-[.F140])*([.F141]-[.F140])))" office:value-type="float" office:value="0.0106385480952076" calcext:value-type="float">
            <text:p>0,0106385480952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2</text:p>
          </table:table-cell>
          <table:table-cell table:formula="of:=[.C141]+([$'70.1'.$D$6]-[$'70.1'.$C$5])/1000" office:value-type="float" office:value="3.056" calcext:value-type="float">
            <text:p>3,056</text:p>
          </table:table-cell>
          <table:table-cell table:formula="of:=([.C142]*[.C142]*[.C142]*[.C142]/500)-([.C142]*[.C142]/200)-3/250" office:value-type="float" office:value="0.115743242452992" calcext:value-type="float">
            <text:p>0,115743242452992</text:p>
          </table:table-cell>
          <table:table-cell table:formula="of:=SQRT((([.C142]-[.C141])*([.C142]-[.C141]))+(([.D142]-[.D141])*([.D142]-[.D141])))" office:value-type="float" office:value="0.0081536164859075" calcext:value-type="float">
            <text:p>0,008153616485908</text:p>
          </table:table-cell>
          <table:table-cell table:formula="of:=-([.C142]*[.C142]*[.C142]/30)+([.C142]/20)+1/6" office:value-type="float" office:value="-0.631879987200001" calcext:value-type="float">
            <text:p>-0,631879987200001</text:p>
          </table:table-cell>
          <table:table-cell table:formula="of:=SQRT((([.C142]-[.C141])*([.C142]-[.C141]))+(([.F142]-[.F141])*([.F142]-[.F141])))" office:value-type="float" office:value="0.0106643060910655" calcext:value-type="float">
            <text:p>0,01066430609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3</text:p>
          </table:table-cell>
          <table:table-cell table:formula="of:=[.C142]+([$'70.1'.$D$6]-[$'70.1'.$C$5])/1000" office:value-type="float" office:value="3.064" calcext:value-type="float">
            <text:p>3,064</text:p>
          </table:table-cell>
          <table:table-cell table:formula="of:=([.C143]*[.C143]*[.C143]*[.C143]/500)-([.C143]*[.C143]/200)-3/250" office:value-type="float" office:value="0.117332213010432" calcext:value-type="float">
            <text:p>0,117332213010432</text:p>
          </table:table-cell>
          <table:table-cell table:formula="of:=SQRT((([.C143]-[.C142])*([.C143]-[.C142]))+(([.D143]-[.D142])*([.D143]-[.D142])))" office:value-type="float" office:value="0.00815627534064485" calcext:value-type="float">
            <text:p>0,008156275340645</text:p>
          </table:table-cell>
          <table:table-cell table:formula="of:=-([.C143]*[.C143]*[.C143]/30)+([.C143]/20)+1/6" office:value-type="float" office:value="-0.638970871466668" calcext:value-type="float">
            <text:p>-0,638970871466668</text:p>
          </table:table-cell>
          <table:table-cell table:formula="of:=SQRT((([.C143]-[.C142])*([.C143]-[.C142]))+(([.F143]-[.F142])*([.F143]-[.F142])))" office:value-type="float" office:value="0.0106902123310655" calcext:value-type="float">
            <text:p>0,01069021233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4</text:p>
          </table:table-cell>
          <table:table-cell table:formula="of:=[.C143]+([$'70.1'.$D$6]-[$'70.1'.$C$5])/1000" office:value-type="float" office:value="3.072" calcext:value-type="float">
            <text:p>3,072</text:p>
          </table:table-cell>
          <table:table-cell table:formula="of:=([.C144]*[.C144]*[.C144]*[.C144]/500)-([.C144]*[.C144]/200)-3/250" office:value-type="float" office:value="0.118934963699712" calcext:value-type="float">
            <text:p>0,118934963699712</text:p>
          </table:table-cell>
          <table:table-cell table:formula="of:=SQRT((([.C144]-[.C143])*([.C144]-[.C143]))+(([.D144]-[.D143])*([.D144]-[.D143])))" office:value-type="float" office:value="0.00815897112214449" calcext:value-type="float">
            <text:p>0,008158971122144</text:p>
          </table:table-cell>
          <table:table-cell table:formula="of:=-([.C144]*[.C144]*[.C144]/30)+([.C144]/20)+1/6" office:value-type="float" office:value="-0.646100974933334" calcext:value-type="float">
            <text:p>-0,646100974933334</text:p>
          </table:table-cell>
          <table:table-cell table:formula="of:=SQRT((([.C144]-[.C143])*([.C144]-[.C143]))+(([.F144]-[.F143])*([.F144]-[.F143])))" office:value-type="float" office:value="0.0107162668614294" calcext:value-type="float">
            <text:p>0,010716266861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5</text:p>
          </table:table-cell>
          <table:table-cell table:formula="of:=[.C144]+([$'70.1'.$D$6]-[$'70.1'.$C$5])/1000" office:value-type="float" office:value="3.08" calcext:value-type="float">
            <text:p>3,08</text:p>
          </table:table-cell>
          <table:table-cell table:formula="of:=([.C145]*[.C145]*[.C145]*[.C145]/500)-([.C145]*[.C145]/200)-3/250" office:value-type="float" office:value="0.12055156992" calcext:value-type="float">
            <text:p>0,12055156992</text:p>
          </table:table-cell>
          <table:table-cell table:formula="of:=SQRT((([.C145]-[.C144])*([.C145]-[.C144]))+(([.D145]-[.D144])*([.D145]-[.D144])))" office:value-type="float" office:value="0.00816170421367216" calcext:value-type="float">
            <text:p>0,008161704213672</text:p>
          </table:table-cell>
          <table:table-cell table:formula="of:=-([.C145]*[.C145]*[.C145]/30)+([.C145]/20)+1/6" office:value-type="float" office:value="-0.653270400000001" calcext:value-type="float">
            <text:p>-0,653270400000001</text:p>
          </table:table-cell>
          <table:table-cell table:formula="of:=SQRT((([.C145]-[.C144])*([.C145]-[.C144]))+(([.F145]-[.F144])*([.F145]-[.F144])))" office:value-type="float" office:value="0.0107424697247211" calcext:value-type="float">
            <text:p>0,0107424697247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6</text:p>
          </table:table-cell>
          <table:table-cell table:formula="of:=[.C145]+([$'70.1'.$D$6]-[$'70.1'.$C$5])/1000" office:value-type="float" office:value="3.088" calcext:value-type="float">
            <text:p>3,088</text:p>
          </table:table-cell>
          <table:table-cell table:formula="of:=([.C146]*[.C146]*[.C146]*[.C146]/500)-([.C146]*[.C146]/200)-3/250" office:value-type="float" office:value="0.122182107267072" calcext:value-type="float">
            <text:p>0,122182107267072</text:p>
          </table:table-cell>
          <table:table-cell table:formula="of:=SQRT((([.C146]-[.C145])*([.C146]-[.C145]))+(([.D146]-[.D145])*([.D146]-[.D145])))" office:value-type="float" office:value="0.00816447500089239" calcext:value-type="float">
            <text:p>0,008164475000892</text:p>
          </table:table-cell>
          <table:table-cell table:formula="of:=-([.C146]*[.C146]*[.C146]/30)+([.C146]/20)+1/6" office:value-type="float" office:value="-0.660479249066668" calcext:value-type="float">
            <text:p>-0,660479249066668</text:p>
          </table:table-cell>
          <table:table-cell table:formula="of:=SQRT((([.C146]-[.C145])*([.C146]-[.C145]))+(([.F146]-[.F145])*([.F146]-[.F145])))" office:value-type="float" office:value="0.0107688209598815" calcext:value-type="float">
            <text:p>0,0107688209598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7</text:p>
          </table:table-cell>
          <table:table-cell table:formula="of:=[.C146]+([$'70.1'.$D$6]-[$'70.1'.$C$5])/1000" office:value-type="float" office:value="3.096" calcext:value-type="float">
            <text:p>3,096</text:p>
          </table:table-cell>
          <table:table-cell table:formula="of:=([.C147]*[.C147]*[.C147]*[.C147]/500)-([.C147]*[.C147]/200)-3/250" office:value-type="float" office:value="0.123826651533312" calcext:value-type="float">
            <text:p>0,123826651533312</text:p>
          </table:table-cell>
          <table:table-cell table:formula="of:=SQRT((([.C147]-[.C146])*([.C147]-[.C146]))+(([.D147]-[.D146])*([.D147]-[.D146])))" office:value-type="float" office:value="0.00816728387186481" calcext:value-type="float">
            <text:p>0,008167283871865</text:p>
          </table:table-cell>
          <table:table-cell table:formula="of:=-([.C147]*[.C147]*[.C147]/30)+([.C147]/20)+1/6" office:value-type="float" office:value="-0.667727624533334" calcext:value-type="float">
            <text:p>-0,667727624533334</text:p>
          </table:table-cell>
          <table:table-cell table:formula="of:=SQRT((([.C147]-[.C146])*([.C147]-[.C146]))+(([.F147]-[.F146])*([.F147]-[.F146])))" office:value-type="float" office:value="0.010795320602269" calcext:value-type="float">
            <text:p>0,0107953206022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8</text:p>
          </table:table-cell>
          <table:table-cell table:formula="of:=[.C147]+([$'70.1'.$D$6]-[$'70.1'.$C$5])/1000" office:value-type="float" office:value="3.104" calcext:value-type="float">
            <text:p>3,104</text:p>
          </table:table-cell>
          <table:table-cell table:formula="of:=([.C148]*[.C148]*[.C148]*[.C148]/500)-([.C148]*[.C148]/200)-3/250" office:value-type="float" office:value="0.125485278707712" calcext:value-type="float">
            <text:p>0,125485278707712</text:p>
          </table:table-cell>
          <table:table-cell table:formula="of:=SQRT((([.C148]-[.C147])*([.C148]-[.C147]))+(([.D148]-[.D147])*([.D148]-[.D147])))" office:value-type="float" office:value="0.00817013121704041" calcext:value-type="float">
            <text:p>0,00817013121704</text:p>
          </table:table-cell>
          <table:table-cell table:formula="of:=-([.C148]*[.C148]*[.C148]/30)+([.C148]/20)+1/6" office:value-type="float" office:value="-0.675015628800001" calcext:value-type="float">
            <text:p>-0,675015628800001</text:p>
          </table:table-cell>
          <table:table-cell table:formula="of:=SQRT((([.C148]-[.C147])*([.C148]-[.C147]))+(([.F148]-[.F147])*([.F148]-[.F147])))" office:value-type="float" office:value="0.0108219686836986" calcext:value-type="float">
            <text:p>0,0108219686836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39</text:p>
          </table:table-cell>
          <table:table-cell table:formula="of:=[.C148]+([$'70.1'.$D$6]-[$'70.1'.$C$5])/1000" office:value-type="float" office:value="3.112" calcext:value-type="float">
            <text:p>3,112</text:p>
          </table:table-cell>
          <table:table-cell table:formula="of:=([.C149]*[.C149]*[.C149]*[.C149]/500)-([.C149]*[.C149]/200)-3/250" office:value-type="float" office:value="0.127158064975872" calcext:value-type="float">
            <text:p>0,127158064975872</text:p>
          </table:table-cell>
          <table:table-cell table:formula="of:=SQRT((([.C149]-[.C148])*([.C149]-[.C148]))+(([.D149]-[.D148])*([.D149]-[.D148])))" office:value-type="float" office:value="0.00817301742925737" calcext:value-type="float">
            <text:p>0,008173017429257</text:p>
          </table:table-cell>
          <table:table-cell table:formula="of:=-([.C149]*[.C149]*[.C149]/30)+([.C149]/20)+1/6" office:value-type="float" office:value="-0.682343364266668" calcext:value-type="float">
            <text:p>-0,682343364266668</text:p>
          </table:table-cell>
          <table:table-cell table:formula="of:=SQRT((([.C149]-[.C148])*([.C149]-[.C148]))+(([.F149]-[.F148])*([.F149]-[.F148])))" office:value-type="float" office:value="0.010848765232479" calcext:value-type="float">
            <text:p>0,0108487652324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0</text:p>
          </table:table-cell>
          <table:table-cell table:formula="of:=[.C149]+([$'70.1'.$D$6]-[$'70.1'.$C$5])/1000" office:value-type="float" office:value="3.12" calcext:value-type="float">
            <text:p>3,12</text:p>
          </table:table-cell>
          <table:table-cell table:formula="of:=([.C150]*[.C150]*[.C150]*[.C150]/500)-([.C150]*[.C150]/200)-3/250" office:value-type="float" office:value="0.12884508672" calcext:value-type="float">
            <text:p>0,12884508672</text:p>
          </table:table-cell>
          <table:table-cell table:formula="of:=SQRT((([.C150]-[.C149])*([.C150]-[.C149]))+(([.D150]-[.D149])*([.D150]-[.D149])))" office:value-type="float" office:value="0.00817594290373659" calcext:value-type="float">
            <text:p>0,008175942903737</text:p>
          </table:table-cell>
          <table:table-cell table:formula="of:=-([.C150]*[.C150]*[.C150]/30)+([.C150]/20)+1/6" office:value-type="float" office:value="-0.689710933333334" calcext:value-type="float">
            <text:p>-0,689710933333334</text:p>
          </table:table-cell>
          <table:table-cell table:formula="of:=SQRT((([.C150]-[.C149])*([.C150]-[.C149]))+(([.F150]-[.F149])*([.F150]-[.F149])))" office:value-type="float" office:value="0.0108757102734537" calcext:value-type="float">
            <text:p>0,0108757102734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1</text:p>
          </table:table-cell>
          <table:table-cell table:formula="of:=[.C150]+([$'70.1'.$D$6]-[$'70.1'.$C$5])/1000" office:value-type="float" office:value="3.128" calcext:value-type="float">
            <text:p>3,128</text:p>
          </table:table-cell>
          <table:table-cell table:formula="of:=([.C151]*[.C151]*[.C151]*[.C151]/500)-([.C151]*[.C151]/200)-3/250" office:value-type="float" office:value="0.130546420518912" calcext:value-type="float">
            <text:p>0,130546420518912</text:p>
          </table:table-cell>
          <table:table-cell table:formula="of:=SQRT((([.C151]-[.C150])*([.C151]-[.C150]))+(([.D151]-[.D150])*([.D151]-[.D150])))" office:value-type="float" office:value="0.00817890803807699" calcext:value-type="float">
            <text:p>0,008178908038077</text:p>
          </table:table-cell>
          <table:table-cell table:formula="of:=-([.C151]*[.C151]*[.C151]/30)+([.C151]/20)+1/6" office:value-type="float" office:value="-0.697118438400001" calcext:value-type="float">
            <text:p>-0,697118438400001</text:p>
          </table:table-cell>
          <table:table-cell table:formula="of:=SQRT((([.C151]-[.C150])*([.C151]-[.C150]))+(([.F151]-[.F150])*([.F151]-[.F150])))" office:value-type="float" office:value="0.0109028038280385" calcext:value-type="float">
            <text:p>0,010902803828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2</text:p>
          </table:table-cell>
          <table:table-cell table:formula="of:=[.C151]+([$'70.1'.$D$6]-[$'70.1'.$C$5])/1000" office:value-type="float" office:value="3.136" calcext:value-type="float">
            <text:p>3,136</text:p>
          </table:table-cell>
          <table:table-cell table:formula="of:=([.C152]*[.C152]*[.C152]*[.C152]/500)-([.C152]*[.C152]/200)-3/250" office:value-type="float" office:value="0.132262143148032" calcext:value-type="float">
            <text:p>0,132262143148032</text:p>
          </table:table-cell>
          <table:table-cell table:formula="of:=SQRT((([.C152]-[.C151])*([.C152]-[.C151]))+(([.D152]-[.D151])*([.D152]-[.D151])))" office:value-type="float" office:value="0.00818191323225044" calcext:value-type="float">
            <text:p>0,00818191323225</text:p>
          </table:table-cell>
          <table:table-cell table:formula="of:=-([.C152]*[.C152]*[.C152]/30)+([.C152]/20)+1/6" office:value-type="float" office:value="-0.704565981866668" calcext:value-type="float">
            <text:p>-0,704565981866668</text:p>
          </table:table-cell>
          <table:table-cell table:formula="of:=SQRT((([.C152]-[.C151])*([.C152]-[.C151]))+(([.F152]-[.F151])*([.F152]-[.F151])))" office:value-type="float" office:value="0.0109300459142627" calcext:value-type="float">
            <text:p>0,0109300459142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3</text:p>
          </table:table-cell>
          <table:table-cell table:formula="of:=[.C152]+([$'70.1'.$D$6]-[$'70.1'.$C$5])/1000" office:value-type="float" office:value="3.144" calcext:value-type="float">
            <text:p>3,144</text:p>
          </table:table-cell>
          <table:table-cell table:formula="of:=([.C153]*[.C153]*[.C153]*[.C153]/500)-([.C153]*[.C153]/200)-3/250" office:value-type="float" office:value="0.133992331579392" calcext:value-type="float">
            <text:p>0,133992331579392</text:p>
          </table:table-cell>
          <table:table-cell table:formula="of:=SQRT((([.C153]-[.C152])*([.C153]-[.C152]))+(([.D153]-[.D152])*([.D153]-[.D152])))" office:value-type="float" office:value="0.00818495888859632" calcext:value-type="float">
            <text:p>0,008184958888596</text:p>
          </table:table-cell>
          <table:table-cell table:formula="of:=-([.C153]*[.C153]*[.C153]/30)+([.C153]/20)+1/6" office:value-type="float" office:value="-0.712053666133334" calcext:value-type="float">
            <text:p>-0,712053666133334</text:p>
          </table:table-cell>
          <table:table-cell table:formula="of:=SQRT((([.C153]-[.C152])*([.C153]-[.C152]))+(([.F153]-[.F152])*([.F153]-[.F152])))" office:value-type="float" office:value="0.0109574365468062" calcext:value-type="float">
            <text:p>0,0109574365468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4</text:p>
          </table:table-cell>
          <table:table-cell table:formula="of:=[.C153]+([$'70.1'.$D$6]-[$'70.1'.$C$5])/1000" office:value-type="float" office:value="3.152" calcext:value-type="float">
            <text:p>3,152</text:p>
          </table:table-cell>
          <table:table-cell table:formula="of:=([.C154]*[.C154]*[.C154]*[.C154]/500)-([.C154]*[.C154]/200)-3/250" office:value-type="float" office:value="0.135737062981632" calcext:value-type="float">
            <text:p>0,135737062981632</text:p>
          </table:table-cell>
          <table:table-cell table:formula="of:=SQRT((([.C154]-[.C153])*([.C154]-[.C153]))+(([.D154]-[.D153])*([.D154]-[.D153])))" office:value-type="float" office:value="0.00818804541181609" calcext:value-type="float">
            <text:p>0,008188045411816</text:p>
          </table:table-cell>
          <table:table-cell table:formula="of:=-([.C154]*[.C154]*[.C154]/30)+([.C154]/20)+1/6" office:value-type="float" office:value="-0.719581593600001" calcext:value-type="float">
            <text:p>-0,719581593600001</text:p>
          </table:table-cell>
          <table:table-cell table:formula="of:=SQRT((([.C154]-[.C153])*([.C154]-[.C153]))+(([.F154]-[.F153])*([.F154]-[.F153])))" office:value-type="float" office:value="0.0109849757370417" calcext:value-type="float">
            <text:p>0,0109849757370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5</text:p>
          </table:table-cell>
          <table:table-cell table:formula="of:=[.C154]+([$'70.1'.$D$6]-[$'70.1'.$C$5])/1000" office:value-type="float" office:value="3.16" calcext:value-type="float">
            <text:p>3,16</text:p>
          </table:table-cell>
          <table:table-cell table:formula="of:=([.C155]*[.C155]*[.C155]*[.C155]/500)-([.C155]*[.C155]/200)-3/250" office:value-type="float" office:value="0.13749641472" calcext:value-type="float">
            <text:p>0,13749641472</text:p>
          </table:table-cell>
          <table:table-cell table:formula="of:=SQRT((([.C155]-[.C154])*([.C155]-[.C154]))+(([.D155]-[.D154])*([.D155]-[.D154])))" office:value-type="float" office:value="0.008191173208967" calcext:value-type="float">
            <text:p>0,008191173208967</text:p>
          </table:table-cell>
          <table:table-cell table:formula="of:=-([.C155]*[.C155]*[.C155]/30)+([.C155]/20)+1/6" office:value-type="float" office:value="-0.727149866666668" calcext:value-type="float">
            <text:p>-0,727149866666668</text:p>
          </table:table-cell>
          <table:table-cell table:formula="of:=SQRT((([.C155]-[.C154])*([.C155]-[.C154]))+(([.F155]-[.F154])*([.F155]-[.F154])))" office:value-type="float" office:value="0.0110126634930717" calcext:value-type="float">
            <text:p>0,0110126634930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6</text:p>
          </table:table-cell>
          <table:table-cell table:formula="of:=[.C155]+([$'70.1'.$D$6]-[$'70.1'.$C$5])/1000" office:value-type="float" office:value="3.168" calcext:value-type="float">
            <text:p>3,168</text:p>
          </table:table-cell>
          <table:table-cell table:formula="of:=([.C156]*[.C156]*[.C156]*[.C156]/500)-([.C156]*[.C156]/200)-3/250" office:value-type="float" office:value="0.139270464356352" calcext:value-type="float">
            <text:p>0,139270464356352</text:p>
          </table:table-cell>
          <table:table-cell table:formula="of:=SQRT((([.C156]-[.C155])*([.C156]-[.C155]))+(([.D156]-[.D155])*([.D156]-[.D155])))" office:value-type="float" office:value="0.00819434268945598" calcext:value-type="float">
            <text:p>0,008194342689456</text:p>
          </table:table-cell>
          <table:table-cell table:formula="of:=-([.C156]*[.C156]*[.C156]/30)+([.C156]/20)+1/6" office:value-type="float" office:value="-0.734758587733334" calcext:value-type="float">
            <text:p>-0,734758587733334</text:p>
          </table:table-cell>
          <table:table-cell table:formula="of:=SQRT((([.C156]-[.C155])*([.C156]-[.C155]))+(([.F156]-[.F155])*([.F156]-[.F155])))" office:value-type="float" office:value="0.0110404998197696" calcext:value-type="float">
            <text:p>0,011040499819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7</text:p>
          </table:table-cell>
          <table:table-cell table:formula="of:=[.C156]+([$'70.1'.$D$6]-[$'70.1'.$C$5])/1000" office:value-type="float" office:value="3.176" calcext:value-type="float">
            <text:p>3,176</text:p>
          </table:table-cell>
          <table:table-cell table:formula="of:=([.C157]*[.C157]*[.C157]*[.C157]/500)-([.C157]*[.C157]/200)-3/250" office:value-type="float" office:value="0.141059289649152" calcext:value-type="float">
            <text:p>0,141059289649152</text:p>
          </table:table-cell>
          <table:table-cell table:formula="of:=SQRT((([.C157]-[.C156])*([.C157]-[.C156]))+(([.D157]-[.D156])*([.D157]-[.D156])))" office:value-type="float" office:value="0.00819755426503302" calcext:value-type="float">
            <text:p>0,008197554265033</text:p>
          </table:table-cell>
          <table:table-cell table:formula="of:=-([.C157]*[.C157]*[.C157]/30)+([.C157]/20)+1/6" office:value-type="float" office:value="-0.742407859200001" calcext:value-type="float">
            <text:p>-0,742407859200001</text:p>
          </table:table-cell>
          <table:table-cell table:formula="of:=SQRT((([.C157]-[.C156])*([.C157]-[.C156]))+(([.F157]-[.F156])*([.F157]-[.F156])))" office:value-type="float" office:value="0.0110684847188206" calcext:value-type="float">
            <text:p>0,0110684847188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8</text:p>
          </table:table-cell>
          <table:table-cell table:formula="of:=[.C157]+([$'70.1'.$D$6]-[$'70.1'.$C$5])/1000" office:value-type="float" office:value="3.184" calcext:value-type="float">
            <text:p>3,184</text:p>
          </table:table-cell>
          <table:table-cell table:formula="of:=([.C158]*[.C158]*[.C158]*[.C158]/500)-([.C158]*[.C158]/200)-3/250" office:value-type="float" office:value="0.142862968553472" calcext:value-type="float">
            <text:p>0,142862968553472</text:p>
          </table:table-cell>
          <table:table-cell table:formula="of:=SQRT((([.C158]-[.C157])*([.C158]-[.C157]))+(([.D158]-[.D157])*([.D158]-[.D157])))" office:value-type="float" office:value="0.00820080834978413" calcext:value-type="float">
            <text:p>0,008200808349784</text:p>
          </table:table-cell>
          <table:table-cell table:formula="of:=-([.C158]*[.C158]*[.C158]/30)+([.C158]/20)+1/6" office:value-type="float" office:value="-0.750097783466668" calcext:value-type="float">
            <text:p>-0,750097783466668</text:p>
          </table:table-cell>
          <table:table-cell table:formula="of:=SQRT((([.C158]-[.C157])*([.C158]-[.C157]))+(([.F158]-[.F157])*([.F158]-[.F157])))" office:value-type="float" office:value="0.0110966181887577" calcext:value-type="float">
            <text:p>0,0110966181887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49</text:p>
          </table:table-cell>
          <table:table-cell table:formula="of:=[.C158]+([$'70.1'.$D$6]-[$'70.1'.$C$5])/1000" office:value-type="float" office:value="3.192" calcext:value-type="float">
            <text:p>3,192</text:p>
          </table:table-cell>
          <table:table-cell table:formula="of:=([.C159]*[.C159]*[.C159]*[.C159]/500)-([.C159]*[.C159]/200)-3/250" office:value-type="float" office:value="0.144681579220992" calcext:value-type="float">
            <text:p>0,144681579220992</text:p>
          </table:table-cell>
          <table:table-cell table:formula="of:=SQRT((([.C159]-[.C158])*([.C159]-[.C158]))+(([.D159]-[.D158])*([.D159]-[.D158])))" office:value-type="float" office:value="0.00820410536012413" calcext:value-type="float">
            <text:p>0,008204105360124</text:p>
          </table:table-cell>
          <table:table-cell table:formula="of:=-([.C159]*[.C159]*[.C159]/30)+([.C159]/20)+1/6" office:value-type="float" office:value="-0.757828462933334" calcext:value-type="float">
            <text:p>-0,757828462933334</text:p>
          </table:table-cell>
          <table:table-cell table:formula="of:=SQRT((([.C159]-[.C158])*([.C159]-[.C158]))+(([.F159]-[.F158])*([.F159]-[.F158])))" office:value-type="float" office:value="0.0111249002250061" calcext:value-type="float">
            <text:p>0,0111249002250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0</text:p>
          </table:table-cell>
          <table:table-cell table:formula="of:=[.C159]+([$'70.1'.$D$6]-[$'70.1'.$C$5])/1000" office:value-type="float" office:value="3.2" calcext:value-type="float">
            <text:p>3,2</text:p>
          </table:table-cell>
          <table:table-cell table:formula="of:=([.C160]*[.C160]*[.C160]*[.C160]/500)-([.C160]*[.C160]/200)-3/250" office:value-type="float" office:value="0.1465152" calcext:value-type="float">
            <text:p>0,1465152</text:p>
          </table:table-cell>
          <table:table-cell table:formula="of:=SQRT((([.C160]-[.C159])*([.C160]-[.C159]))+(([.D160]-[.D159])*([.D160]-[.D159])))" office:value-type="float" office:value="0.00820744571478912" calcext:value-type="float">
            <text:p>0,008207445714789</text:p>
          </table:table-cell>
          <table:table-cell table:formula="of:=-([.C160]*[.C160]*[.C160]/30)+([.C160]/20)+1/6" office:value-type="float" office:value="-0.765600000000001" calcext:value-type="float">
            <text:p>-0,765600000000001</text:p>
          </table:table-cell>
          <table:table-cell table:formula="of:=SQRT((([.C160]-[.C159])*([.C160]-[.C159]))+(([.F160]-[.F159])*([.F160]-[.F159])))" office:value-type="float" office:value="0.01115333081992" calcext:value-type="float">
            <text:p>0,01115333081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1</text:p>
          </table:table-cell>
          <table:table-cell table:formula="of:=[.C160]+([$'70.1'.$D$6]-[$'70.1'.$C$5])/1000" office:value-type="float" office:value="3.208" calcext:value-type="float">
            <text:p>3,208</text:p>
          </table:table-cell>
          <table:table-cell table:formula="of:=([.C161]*[.C161]*[.C161]*[.C161]/500)-([.C161]*[.C161]/200)-3/250" office:value-type="float" office:value="0.148363909435392" calcext:value-type="float">
            <text:p>0,148363909435392</text:p>
          </table:table-cell>
          <table:table-cell table:formula="of:=SQRT((([.C161]-[.C160])*([.C161]-[.C160]))+(([.D161]-[.D160])*([.D161]-[.D160])))" office:value-type="float" office:value="0.00821082983482837" calcext:value-type="float">
            <text:p>0,008210829834828</text:p>
          </table:table-cell>
          <table:table-cell table:formula="of:=-([.C161]*[.C161]*[.C161]/30)+([.C161]/20)+1/6" office:value-type="float" office:value="-0.773412497066668" calcext:value-type="float">
            <text:p>-0,773412497066668</text:p>
          </table:table-cell>
          <table:table-cell table:formula="of:=SQRT((([.C161]-[.C160])*([.C161]-[.C160]))+(([.F161]-[.F160])*([.F161]-[.F160])))" office:value-type="float" office:value="0.0111819099628228" calcext:value-type="float">
            <text:p>0,0111819099628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2</text:p>
          </table:table-cell>
          <table:table-cell table:formula="of:=[.C161]+([$'70.1'.$D$6]-[$'70.1'.$C$5])/1000" office:value-type="float" office:value="3.216" calcext:value-type="float">
            <text:p>3,216</text:p>
          </table:table-cell>
          <table:table-cell table:formula="of:=([.C162]*[.C162]*[.C162]*[.C162]/500)-([.C162]*[.C162]/200)-3/250" office:value-type="float" office:value="0.150227786268672" calcext:value-type="float">
            <text:p>0,150227786268672</text:p>
          </table:table-cell>
          <table:table-cell table:formula="of:=SQRT((([.C162]-[.C161])*([.C162]-[.C161]))+(([.D162]-[.D161])*([.D162]-[.D161])))" office:value-type="float" office:value="0.00821425814359629" calcext:value-type="float">
            <text:p>0,008214258143596</text:p>
          </table:table-cell>
          <table:table-cell table:formula="of:=-([.C162]*[.C162]*[.C162]/30)+([.C162]/20)+1/6" office:value-type="float" office:value="-0.781266056533335" calcext:value-type="float">
            <text:p>-0,781266056533335</text:p>
          </table:table-cell>
          <table:table-cell table:formula="of:=SQRT((([.C162]-[.C161])*([.C162]-[.C161]))+(([.F162]-[.F161])*([.F162]-[.F161])))" office:value-type="float" office:value="0.0112106376400484" calcext:value-type="float">
            <text:p>0,0112106376400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3</text:p>
          </table:table-cell>
          <table:table-cell table:formula="of:=[.C162]+([$'70.1'.$D$6]-[$'70.1'.$C$5])/1000" office:value-type="float" office:value="3.224" calcext:value-type="float">
            <text:p>3,224</text:p>
          </table:table-cell>
          <table:table-cell table:formula="of:=([.C163]*[.C163]*[.C163]*[.C163]/500)-([.C163]*[.C163]/200)-3/250" office:value-type="float" office:value="0.152106909437952" calcext:value-type="float">
            <text:p>0,152106909437952</text:p>
          </table:table-cell>
          <table:table-cell table:formula="of:=SQRT((([.C163]-[.C162])*([.C163]-[.C162]))+(([.D163]-[.D162])*([.D163]-[.D162])))" office:value-type="float" office:value="0.00821773106674373" calcext:value-type="float">
            <text:p>0,008217731066744</text:p>
          </table:table-cell>
          <table:table-cell table:formula="of:=-([.C163]*[.C163]*[.C163]/30)+([.C163]/20)+1/6" office:value-type="float" office:value="-0.789160780800001" calcext:value-type="float">
            <text:p>-0,789160780800001</text:p>
          </table:table-cell>
          <table:table-cell table:formula="of:=SQRT((([.C163]-[.C162])*([.C163]-[.C162]))+(([.F163]-[.F162])*([.F163]-[.F162])))" office:value-type="float" office:value="0.0112395138349795" calcext:value-type="float">
            <text:p>0,011239513834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4</text:p>
          </table:table-cell>
          <table:table-cell table:formula="of:=[.C163]+([$'70.1'.$D$6]-[$'70.1'.$C$5])/1000" office:value-type="float" office:value="3.232" calcext:value-type="float">
            <text:p>3,232</text:p>
          </table:table-cell>
          <table:table-cell table:formula="of:=([.C164]*[.C164]*[.C164]*[.C164]/500)-([.C164]*[.C164]/200)-3/250" office:value-type="float" office:value="0.154001358077952" calcext:value-type="float">
            <text:p>0,154001358077952</text:p>
          </table:table-cell>
          <table:table-cell table:formula="of:=SQRT((([.C164]-[.C163])*([.C164]-[.C163]))+(([.D164]-[.D163])*([.D164]-[.D163])))" office:value-type="float" office:value="0.00822124903220903" calcext:value-type="float">
            <text:p>0,008221249032209</text:p>
          </table:table-cell>
          <table:table-cell table:formula="of:=-([.C164]*[.C164]*[.C164]/30)+([.C164]/20)+1/6" office:value-type="float" office:value="-0.797096772266668" calcext:value-type="float">
            <text:p>-0,797096772266668</text:p>
          </table:table-cell>
          <table:table-cell table:formula="of:=SQRT((([.C164]-[.C163])*([.C164]-[.C163]))+(([.F164]-[.F163])*([.F164]-[.F163])))" office:value-type="float" office:value="0.011268538528088" calcext:value-type="float">
            <text:p>0,011268538528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5</text:p>
          </table:table-cell>
          <table:table-cell table:formula="of:=[.C164]+([$'70.1'.$D$6]-[$'70.1'.$C$5])/1000" office:value-type="float" office:value="3.24" calcext:value-type="float">
            <text:p>3,24</text:p>
          </table:table-cell>
          <table:table-cell table:formula="of:=([.C165]*[.C165]*[.C165]*[.C165]/500)-([.C165]*[.C165]/200)-3/250" office:value-type="float" office:value="0.15591121152" calcext:value-type="float">
            <text:p>0,15591121152</text:p>
          </table:table-cell>
          <table:table-cell table:formula="of:=SQRT((([.C165]-[.C164])*([.C165]-[.C164]))+(([.D165]-[.D164])*([.D165]-[.D164])))" office:value-type="float" office:value="0.00822481247020884" calcext:value-type="float">
            <text:p>0,008224812470209</text:p>
          </table:table-cell>
          <table:table-cell table:formula="of:=-([.C165]*[.C165]*[.C165]/30)+([.C165]/20)+1/6" office:value-type="float" office:value="-0.805074133333335" calcext:value-type="float">
            <text:p>-0,805074133333335</text:p>
          </table:table-cell>
          <table:table-cell table:formula="of:=SQRT((([.C165]-[.C164])*([.C165]-[.C164]))+(([.F165]-[.F164])*([.F165]-[.F164])))" office:value-type="float" office:value="0.0112977116969753" calcext:value-type="float">
            <text:p>0,0112977116969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6</text:p>
          </table:table-cell>
          <table:table-cell table:formula="of:=[.C165]+([$'70.1'.$D$6]-[$'70.1'.$C$5])/1000" office:value-type="float" office:value="3.248" calcext:value-type="float">
            <text:p>3,248</text:p>
          </table:table-cell>
          <table:table-cell table:formula="of:=([.C166]*[.C166]*[.C166]*[.C166]/500)-([.C166]*[.C166]/200)-3/250" office:value-type="float" office:value="0.157836549292032" calcext:value-type="float">
            <text:p>0,157836549292032</text:p>
          </table:table-cell>
          <table:table-cell table:formula="of:=SQRT((([.C166]-[.C165])*([.C166]-[.C165]))+(([.D166]-[.D165])*([.D166]-[.D165])))" office:value-type="float" office:value="0.0082284218132284" calcext:value-type="float">
            <text:p>0,008228421813228</text:p>
          </table:table-cell>
          <table:table-cell table:formula="of:=-([.C166]*[.C166]*[.C166]/30)+([.C166]/20)+1/6" office:value-type="float" office:value="-0.813092966400001" calcext:value-type="float">
            <text:p>-0,813092966400001</text:p>
          </table:table-cell>
          <table:table-cell table:formula="of:=SQRT((([.C166]-[.C165])*([.C166]-[.C165]))+(([.F166]-[.F165])*([.F166]-[.F165])))" office:value-type="float" office:value="0.0113270333164101" calcext:value-type="float">
            <text:p>0,011327033316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7</text:p>
          </table:table-cell>
          <table:table-cell table:formula="of:=[.C166]+([$'70.1'.$D$6]-[$'70.1'.$C$5])/1000" office:value-type="float" office:value="3.256" calcext:value-type="float">
            <text:p>3,256</text:p>
          </table:table-cell>
          <table:table-cell table:formula="of:=([.C167]*[.C167]*[.C167]*[.C167]/500)-([.C167]*[.C167]/200)-3/250" office:value-type="float" office:value="0.159777451118592" calcext:value-type="float">
            <text:p>0,159777451118592</text:p>
          </table:table-cell>
          <table:table-cell table:formula="of:=SQRT((([.C167]-[.C166])*([.C167]-[.C166]))+(([.D167]-[.D166])*([.D167]-[.D166])))" office:value-type="float" office:value="0.00823207749601182" calcext:value-type="float">
            <text:p>0,008232077496012</text:p>
          </table:table-cell>
          <table:table-cell table:formula="of:=-([.C167]*[.C167]*[.C167]/30)+([.C167]/20)+1/6" office:value-type="float" office:value="-0.821153373866668" calcext:value-type="float">
            <text:p>-0,821153373866668</text:p>
          </table:table-cell>
          <table:table-cell table:formula="of:=SQRT((([.C167]-[.C166])*([.C167]-[.C166]))+(([.F167]-[.F166])*([.F167]-[.F166])))" office:value-type="float" office:value="0.0113565033583711" calcext:value-type="float">
            <text:p>0,0113565033583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8</text:p>
          </table:table-cell>
          <table:table-cell table:formula="of:=[.C167]+([$'70.1'.$D$6]-[$'70.1'.$C$5])/1000" office:value-type="float" office:value="3.264" calcext:value-type="float">
            <text:p>3,264</text:p>
          </table:table-cell>
          <table:table-cell table:formula="of:=([.C168]*[.C168]*[.C168]*[.C168]/500)-([.C168]*[.C168]/200)-3/250" office:value-type="float" office:value="0.161733996920832" calcext:value-type="float">
            <text:p>0,161733996920832</text:p>
          </table:table-cell>
          <table:table-cell table:formula="of:=SQRT((([.C168]-[.C167])*([.C168]-[.C167]))+(([.D168]-[.D167])*([.D168]-[.D167])))" office:value-type="float" office:value="0.00823577995555144" calcext:value-type="float">
            <text:p>0,008235779955551</text:p>
          </table:table-cell>
          <table:table-cell table:formula="of:=-([.C168]*[.C168]*[.C168]/30)+([.C168]/20)+1/6" office:value-type="float" office:value="-0.829255458133334" calcext:value-type="float">
            <text:p>-0,829255458133334</text:p>
          </table:table-cell>
          <table:table-cell table:formula="of:=SQRT((([.C168]-[.C167])*([.C168]-[.C167]))+(([.F168]-[.F167])*([.F168]-[.F167])))" office:value-type="float" office:value="0.0113861217920838" calcext:value-type="float">
            <text:p>0,0113861217920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59</text:p>
          </table:table-cell>
          <table:table-cell table:formula="of:=[.C168]+([$'70.1'.$D$6]-[$'70.1'.$C$5])/1000" office:value-type="float" office:value="3.272" calcext:value-type="float">
            <text:p>3,272</text:p>
          </table:table-cell>
          <table:table-cell table:formula="of:=([.C169]*[.C169]*[.C169]*[.C169]/500)-([.C169]*[.C169]/200)-3/250" office:value-type="float" office:value="0.163706266816512" calcext:value-type="float">
            <text:p>0,163706266816512</text:p>
          </table:table-cell>
          <table:table-cell table:formula="of:=SQRT((([.C169]-[.C168])*([.C169]-[.C168]))+(([.D169]-[.D168])*([.D169]-[.D168])))" office:value-type="float" office:value="0.0082395296310776" calcext:value-type="float">
            <text:p>0,008239529631078</text:p>
          </table:table-cell>
          <table:table-cell table:formula="of:=-([.C169]*[.C169]*[.C169]/30)+([.C169]/20)+1/6" office:value-type="float" office:value="-0.837399321600001" calcext:value-type="float">
            <text:p>-0,837399321600001</text:p>
          </table:table-cell>
          <table:table-cell table:formula="of:=SQRT((([.C169]-[.C168])*([.C169]-[.C168]))+(([.F169]-[.F168])*([.F169]-[.F168])))" office:value-type="float" office:value="0.0114158885840617" calcext:value-type="float">
            <text:p>0,0114158885840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0</text:p>
          </table:table-cell>
          <table:table-cell table:formula="of:=[.C169]+([$'70.1'.$D$6]-[$'70.1'.$C$5])/1000" office:value-type="float" office:value="3.28" calcext:value-type="float">
            <text:p>3,28</text:p>
          </table:table-cell>
          <table:table-cell table:formula="of:=([.C170]*[.C170]*[.C170]*[.C170]/500)-([.C170]*[.C170]/200)-3/250" office:value-type="float" office:value="0.16569434112" calcext:value-type="float">
            <text:p>0,16569434112</text:p>
          </table:table-cell>
          <table:table-cell table:formula="of:=SQRT((([.C170]-[.C169])*([.C170]-[.C169]))+(([.D170]-[.D169])*([.D170]-[.D169])))" office:value-type="float" office:value="0.00824332696404731" calcext:value-type="float">
            <text:p>0,008243326964047</text:p>
          </table:table-cell>
          <table:table-cell table:formula="of:=-([.C170]*[.C170]*[.C170]/30)+([.C170]/20)+1/6" office:value-type="float" office:value="-0.845585066666668" calcext:value-type="float">
            <text:p>-0,845585066666668</text:p>
          </table:table-cell>
          <table:table-cell table:formula="of:=SQRT((([.C170]-[.C169])*([.C170]-[.C169]))+(([.F170]-[.F169])*([.F170]-[.F169])))" office:value-type="float" office:value="0.0114458036981443" calcext:value-type="float">
            <text:p>0,0114458036981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1</text:p>
          </table:table-cell>
          <table:table-cell table:formula="of:=[.C170]+([$'70.1'.$D$6]-[$'70.1'.$C$5])/1000" office:value-type="float" office:value="3.288" calcext:value-type="float">
            <text:p>3,288</text:p>
          </table:table-cell>
          <table:table-cell table:formula="of:=([.C171]*[.C171]*[.C171]*[.C171]/500)-([.C171]*[.C171]/200)-3/250" office:value-type="float" office:value="0.167698300342272" calcext:value-type="float">
            <text:p>0,167698300342272</text:p>
          </table:table-cell>
          <table:table-cell table:formula="of:=SQRT((([.C171]-[.C170])*([.C171]-[.C170]))+(([.D171]-[.D170])*([.D171]-[.D170])))" office:value-type="float" office:value="0.00824717239813315" calcext:value-type="float">
            <text:p>0,008247172398133</text:p>
          </table:table-cell>
          <table:table-cell table:formula="of:=-([.C171]*[.C171]*[.C171]/30)+([.C171]/20)+1/6" office:value-type="float" office:value="-0.853812795733335" calcext:value-type="float">
            <text:p>-0,853812795733335</text:p>
          </table:table-cell>
          <table:table-cell table:formula="of:=SQRT((([.C171]-[.C170])*([.C171]-[.C170]))+(([.F171]-[.F170])*([.F171]-[.F170])))" office:value-type="float" office:value="0.0114758670955391" calcext:value-type="float">
            <text:p>0,0114758670955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2</text:p>
          </table:table-cell>
          <table:table-cell table:formula="of:=[.C171]+([$'70.1'.$D$6]-[$'70.1'.$C$5])/1000" office:value-type="float" office:value="3.296" calcext:value-type="float">
            <text:p>3,296</text:p>
          </table:table-cell>
          <table:table-cell table:formula="of:=([.C172]*[.C172]*[.C172]*[.C172]/500)-([.C172]*[.C172]/200)-3/250" office:value-type="float" office:value="0.169718225190912" calcext:value-type="float">
            <text:p>0,169718225190912</text:p>
          </table:table-cell>
          <table:table-cell table:formula="of:=SQRT((([.C172]-[.C171])*([.C172]-[.C171]))+(([.D172]-[.D171])*([.D172]-[.D171])))" office:value-type="float" office:value="0.00825106637921144" calcext:value-type="float">
            <text:p>0,008251066379211</text:p>
          </table:table-cell>
          <table:table-cell table:formula="of:=-([.C172]*[.C172]*[.C172]/30)+([.C172]/20)+1/6" office:value-type="float" office:value="-0.862082611200001" calcext:value-type="float">
            <text:p>-0,862082611200001</text:p>
          </table:table-cell>
          <table:table-cell table:formula="of:=SQRT((([.C172]-[.C171])*([.C172]-[.C171]))+(([.F172]-[.F171])*([.F172]-[.F171])))" office:value-type="float" office:value="0.0115060787348566" calcext:value-type="float">
            <text:p>0,0115060787348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3</text:p>
          </table:table-cell>
          <table:table-cell table:formula="of:=[.C172]+([$'70.1'.$D$6]-[$'70.1'.$C$5])/1000" office:value-type="float" office:value="3.304" calcext:value-type="float">
            <text:p>3,304</text:p>
          </table:table-cell>
          <table:table-cell table:formula="of:=([.C173]*[.C173]*[.C173]*[.C173]/500)-([.C173]*[.C173]/200)-3/250" office:value-type="float" office:value="0.171754196570112" calcext:value-type="float">
            <text:p>0,171754196570112</text:p>
          </table:table-cell>
          <table:table-cell table:formula="of:=SQRT((([.C173]-[.C172])*([.C173]-[.C172]))+(([.D173]-[.D172])*([.D173]-[.D172])))" office:value-type="float" office:value="0.00825500935535033" calcext:value-type="float">
            <text:p>0,00825500935535</text:p>
          </table:table-cell>
          <table:table-cell table:formula="of:=-([.C173]*[.C173]*[.C173]/30)+([.C173]/20)+1/6" office:value-type="float" office:value="-0.870394615466668" calcext:value-type="float">
            <text:p>-0,870394615466668</text:p>
          </table:table-cell>
          <table:table-cell table:formula="of:=SQRT((([.C173]-[.C172])*([.C173]-[.C172]))+(([.F173]-[.F172])*([.F173]-[.F172])))" office:value-type="float" office:value="0.0115364385721539" calcext:value-type="float">
            <text:p>0,0115364385721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4</text:p>
          </table:table-cell>
          <table:table-cell table:formula="of:=[.C173]+([$'70.1'.$D$6]-[$'70.1'.$C$5])/1000" office:value-type="float" office:value="3.312" calcext:value-type="float">
            <text:p>3,312</text:p>
          </table:table-cell>
          <table:table-cell table:formula="of:=([.C174]*[.C174]*[.C174]*[.C174]/500)-([.C174]*[.C174]/200)-3/250" office:value-type="float" office:value="0.173806295580672" calcext:value-type="float">
            <text:p>0,173806295580672</text:p>
          </table:table-cell>
          <table:table-cell table:formula="of:=SQRT((([.C174]-[.C173])*([.C174]-[.C173]))+(([.D174]-[.D173])*([.D174]-[.D173])))" office:value-type="float" office:value="0.00825900177679735" calcext:value-type="float">
            <text:p>0,008259001776797</text:p>
          </table:table-cell>
          <table:table-cell table:formula="of:=-([.C174]*[.C174]*[.C174]/30)+([.C174]/20)+1/6" office:value-type="float" office:value="-0.878748910933335" calcext:value-type="float">
            <text:p>-0,878748910933335</text:p>
          </table:table-cell>
          <table:table-cell table:formula="of:=SQRT((([.C174]-[.C173])*([.C174]-[.C173]))+(([.F174]-[.F173])*([.F174]-[.F173])))" office:value-type="float" office:value="0.0115669465609715" calcext:value-type="float">
            <text:p>0,0115669465609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5</text:p>
          </table:table-cell>
          <table:table-cell table:formula="of:=[.C174]+([$'70.1'.$D$6]-[$'70.1'.$C$5])/1000" office:value-type="float" office:value="3.32" calcext:value-type="float">
            <text:p>3,32</text:p>
          </table:table-cell>
          <table:table-cell table:formula="of:=([.C175]*[.C175]*[.C175]*[.C175]/500)-([.C175]*[.C175]/200)-3/250" office:value-type="float" office:value="0.17587460352" calcext:value-type="float">
            <text:p>0,17587460352</text:p>
          </table:table-cell>
          <table:table-cell table:formula="of:=SQRT((([.C175]-[.C174])*([.C175]-[.C174]))+(([.D175]-[.D174])*([.D175]-[.D174])))" office:value-type="float" office:value="0.00826304409596652" calcext:value-type="float">
            <text:p>0,008263044095967</text:p>
          </table:table-cell>
          <table:table-cell table:formula="of:=-([.C175]*[.C175]*[.C175]/30)+([.C175]/20)+1/6" office:value-type="float" office:value="-0.887145600000001" calcext:value-type="float">
            <text:p>-0,887145600000001</text:p>
          </table:table-cell>
          <table:table-cell table:formula="of:=SQRT((([.C175]-[.C174])*([.C175]-[.C174]))+(([.F175]-[.F174])*([.F175]-[.F174])))" office:value-type="float" office:value="0.0115976026523707" calcext:value-type="float">
            <text:p>0,0115976026523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6</text:p>
          </table:table-cell>
          <table:table-cell table:formula="of:=[.C175]+([$'70.1'.$D$6]-[$'70.1'.$C$5])/1000" office:value-type="float" office:value="3.328" calcext:value-type="float">
            <text:p>3,328</text:p>
          </table:table-cell>
          <table:table-cell table:formula="of:=([.C176]*[.C176]*[.C176]*[.C176]/500)-([.C176]*[.C176]/200)-3/250" office:value-type="float" office:value="0.177959201882112" calcext:value-type="float">
            <text:p>0,177959201882112</text:p>
          </table:table-cell>
          <table:table-cell table:formula="of:=SQRT((([.C176]-[.C175])*([.C176]-[.C175]))+(([.D176]-[.D175])*([.D176]-[.D175])))" office:value-type="float" office:value="0.00826713676742562" calcext:value-type="float">
            <text:p>0,008267136767426</text:p>
          </table:table-cell>
          <table:table-cell table:formula="of:=-([.C176]*[.C176]*[.C176]/30)+([.C176]/20)+1/6" office:value-type="float" office:value="-0.895584785066668" calcext:value-type="float">
            <text:p>-0,895584785066668</text:p>
          </table:table-cell>
          <table:table-cell table:formula="of:=SQRT((([.C176]-[.C175])*([.C176]-[.C175]))+(([.F176]-[.F175])*([.F176]-[.F175])))" office:value-type="float" office:value="0.0116284067949763" calcext:value-type="float">
            <text:p>0,0116284067949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7</text:p>
          </table:table-cell>
          <table:table-cell table:formula="of:=[.C176]+([$'70.1'.$D$6]-[$'70.1'.$C$5])/1000" office:value-type="float" office:value="3.336" calcext:value-type="float">
            <text:p>3,336</text:p>
          </table:table-cell>
          <table:table-cell table:formula="of:=([.C177]*[.C177]*[.C177]*[.C177]/500)-([.C177]*[.C177]/200)-3/250" office:value-type="float" office:value="0.180060172357632" calcext:value-type="float">
            <text:p>0,180060172357632</text:p>
          </table:table-cell>
          <table:table-cell table:formula="of:=SQRT((([.C177]-[.C176])*([.C177]-[.C176]))+(([.D177]-[.D176])*([.D177]-[.D176])))" office:value-type="float" office:value="0.00827128024788222" calcext:value-type="float">
            <text:p>0,008271280247882</text:p>
          </table:table-cell>
          <table:table-cell table:formula="of:=-([.C177]*[.C177]*[.C177]/30)+([.C177]/20)+1/6" office:value-type="float" office:value="-0.904066568533334" calcext:value-type="float">
            <text:p>-0,904066568533334</text:p>
          </table:table-cell>
          <table:table-cell table:formula="of:=SQRT((([.C177]-[.C176])*([.C177]-[.C176]))+(([.F177]-[.F176])*([.F177]-[.F176])))" office:value-type="float" office:value="0.0116593589350109" calcext:value-type="float">
            <text:p>0,0116593589350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8</text:p>
          </table:table-cell>
          <table:table-cell table:formula="of:=[.C177]+([$'70.1'.$D$6]-[$'70.1'.$C$5])/1000" office:value-type="float" office:value="3.344" calcext:value-type="float">
            <text:p>3,344</text:p>
          </table:table-cell>
          <table:table-cell table:formula="of:=([.C178]*[.C178]*[.C178]*[.C178]/500)-([.C178]*[.C178]/200)-3/250" office:value-type="float" office:value="0.182177596833792" calcext:value-type="float">
            <text:p>0,182177596833792</text:p>
          </table:table-cell>
          <table:table-cell table:formula="of:=SQRT((([.C178]-[.C177])*([.C178]-[.C177]))+(([.D178]-[.D177])*([.D178]-[.D177])))" office:value-type="float" office:value="0.00827547499617042" calcext:value-type="float">
            <text:p>0,00827547499617</text:p>
          </table:table-cell>
          <table:table-cell table:formula="of:=-([.C178]*[.C178]*[.C178]/30)+([.C178]/20)+1/6" office:value-type="float" office:value="-0.912591052800001" calcext:value-type="float">
            <text:p>-0,912591052800001</text:p>
          </table:table-cell>
          <table:table-cell table:formula="of:=SQRT((([.C178]-[.C177])*([.C178]-[.C177]))+(([.F178]-[.F177])*([.F178]-[.F177])))" office:value-type="float" office:value="0.0116904590163369" calcext:value-type="float">
            <text:p>0,0116904590163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69</text:p>
          </table:table-cell>
          <table:table-cell table:formula="of:=[.C178]+([$'70.1'.$D$6]-[$'70.1'.$C$5])/1000" office:value-type="float" office:value="3.352" calcext:value-type="float">
            <text:p>3,352</text:p>
          </table:table-cell>
          <table:table-cell table:formula="of:=([.C179]*[.C179]*[.C179]*[.C179]/500)-([.C179]*[.C179]/200)-3/250" office:value-type="float" office:value="0.184311557394432" calcext:value-type="float">
            <text:p>0,184311557394432</text:p>
          </table:table-cell>
          <table:table-cell table:formula="of:=SQRT((([.C179]-[.C178])*([.C179]-[.C178]))+(([.D179]-[.D178])*([.D179]-[.D178])))" office:value-type="float" office:value="0.00827972147323609" calcext:value-type="float">
            <text:p>0,008279721473236</text:p>
          </table:table-cell>
          <table:table-cell table:formula="of:=-([.C179]*[.C179]*[.C179]/30)+([.C179]/20)+1/6" office:value-type="float" office:value="-0.921158340266668" calcext:value-type="float">
            <text:p>-0,921158340266668</text:p>
          </table:table-cell>
          <table:table-cell table:formula="of:=SQRT((([.C179]-[.C178])*([.C179]-[.C178]))+(([.F179]-[.F178])*([.F179]-[.F178])))" office:value-type="float" office:value="0.0117217069804915" calcext:value-type="float">
            <text:p>0,011721706980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0</text:p>
          </table:table-cell>
          <table:table-cell table:formula="of:=[.C179]+([$'70.1'.$D$6]-[$'70.1'.$C$5])/1000" office:value-type="float" office:value="3.36" calcext:value-type="float">
            <text:p>3,36</text:p>
          </table:table-cell>
          <table:table-cell table:formula="of:=([.C180]*[.C180]*[.C180]*[.C180]/500)-([.C180]*[.C180]/200)-3/250" office:value-type="float" office:value="0.18646213632" calcext:value-type="float">
            <text:p>0,18646213632</text:p>
          </table:table-cell>
          <table:table-cell table:formula="of:=SQRT((([.C180]-[.C179])*([.C180]-[.C179]))+(([.D180]-[.D179])*([.D180]-[.D179])))" office:value-type="float" office:value="0.00828402014212287" calcext:value-type="float">
            <text:p>0,008284020142123</text:p>
          </table:table-cell>
          <table:table-cell table:formula="of:=-([.C180]*[.C180]*[.C180]/30)+([.C180]/20)+1/6" office:value-type="float" office:value="-0.929768533333335" calcext:value-type="float">
            <text:p>-0,929768533333335</text:p>
          </table:table-cell>
          <table:table-cell table:formula="of:=SQRT((([.C180]-[.C179])*([.C180]-[.C179]))+(([.F180]-[.F179])*([.F180]-[.F179])))" office:value-type="float" office:value="0.0117531027667281" calcext:value-type="float">
            <text:p>0,0117531027667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1</text:p>
          </table:table-cell>
          <table:table-cell table:formula="of:=[.C180]+([$'70.1'.$D$6]-[$'70.1'.$C$5])/1000" office:value-type="float" office:value="3.368" calcext:value-type="float">
            <text:p>3,368</text:p>
          </table:table-cell>
          <table:table-cell table:formula="of:=([.C181]*[.C181]*[.C181]*[.C181]/500)-([.C181]*[.C181]/200)-3/250" office:value-type="float" office:value="0.188629416087552" calcext:value-type="float">
            <text:p>0,188629416087552</text:p>
          </table:table-cell>
          <table:table-cell table:formula="of:=SQRT((([.C181]-[.C180])*([.C181]-[.C180]))+(([.D181]-[.D180])*([.D181]-[.D180])))" office:value-type="float" office:value="0.0082883714679568" calcext:value-type="float">
            <text:p>0,008288371467957</text:p>
          </table:table-cell>
          <table:table-cell table:formula="of:=-([.C181]*[.C181]*[.C181]/30)+([.C181]/20)+1/6" office:value-type="float" office:value="-0.938421734400001" calcext:value-type="float">
            <text:p>-0,938421734400001</text:p>
          </table:table-cell>
          <table:table-cell table:formula="of:=SQRT((([.C181]-[.C180])*([.C181]-[.C180]))+(([.F181]-[.F180])*([.F181]-[.F180])))" office:value-type="float" office:value="0.011784646312052" calcext:value-type="float">
            <text:p>0,0117846463120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2</text:p>
          </table:table-cell>
          <table:table-cell table:formula="of:=[.C181]+([$'70.1'.$D$6]-[$'70.1'.$C$5])/1000" office:value-type="float" office:value="3.376" calcext:value-type="float">
            <text:p>3,376</text:p>
          </table:table-cell>
          <table:table-cell table:formula="of:=([.C182]*[.C182]*[.C182]*[.C182]/500)-([.C182]*[.C182]/200)-3/250" office:value-type="float" office:value="0.190813479370752" calcext:value-type="float">
            <text:p>0,190813479370752</text:p>
          </table:table-cell>
          <table:table-cell table:formula="of:=SQRT((([.C182]-[.C181])*([.C182]-[.C181]))+(([.D182]-[.D181])*([.D182]-[.D181])))" office:value-type="float" office:value="0.00829277591793137" calcext:value-type="float">
            <text:p>0,008292775917931</text:p>
          </table:table-cell>
          <table:table-cell table:formula="of:=-([.C182]*[.C182]*[.C182]/30)+([.C182]/20)+1/6" office:value-type="float" office:value="-0.947118045866668" calcext:value-type="float">
            <text:p>-0,947118045866668</text:p>
          </table:table-cell>
          <table:table-cell table:formula="of:=SQRT((([.C182]-[.C181])*([.C182]-[.C181]))+(([.F182]-[.F181])*([.F182]-[.F181])))" office:value-type="float" office:value="0.0118163375512584" calcext:value-type="float">
            <text:p>0,0118163375512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3</text:p>
          </table:table-cell>
          <table:table-cell table:formula="of:=[.C182]+([$'70.1'.$D$6]-[$'70.1'.$C$5])/1000" office:value-type="float" office:value="3.384" calcext:value-type="float">
            <text:p>3,384</text:p>
          </table:table-cell>
          <table:table-cell table:formula="of:=([.C183]*[.C183]*[.C183]*[.C183]/500)-([.C183]*[.C183]/200)-3/250" office:value-type="float" office:value="0.193014409039872" calcext:value-type="float">
            <text:p>0,193014409039872</text:p>
          </table:table-cell>
          <table:table-cell table:formula="of:=SQRT((([.C183]-[.C182])*([.C183]-[.C182]))+(([.D183]-[.D182])*([.D183]-[.D182])))" office:value-type="float" office:value="0.00829723396129174" calcext:value-type="float">
            <text:p>0,008297233961292</text:p>
          </table:table-cell>
          <table:table-cell table:formula="of:=-([.C183]*[.C183]*[.C183]/30)+([.C183]/20)+1/6" office:value-type="float" office:value="-0.955857570133335" calcext:value-type="float">
            <text:p>-0,955857570133335</text:p>
          </table:table-cell>
          <table:table-cell table:formula="of:=SQRT((([.C183]-[.C182])*([.C183]-[.C182]))+(([.F183]-[.F182])*([.F183]-[.F182])))" office:value-type="float" office:value="0.0118481764169706" calcext:value-type="float">
            <text:p>0,0118481764169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4</text:p>
          </table:table-cell>
          <table:table-cell table:formula="of:=[.C183]+([$'70.1'.$D$6]-[$'70.1'.$C$5])/1000" office:value-type="float" office:value="3.392" calcext:value-type="float">
            <text:p>3,392</text:p>
          </table:table-cell>
          <table:table-cell table:formula="of:=([.C184]*[.C184]*[.C184]*[.C184]/500)-([.C184]*[.C184]/200)-3/250" office:value-type="float" office:value="0.195232288161792" calcext:value-type="float">
            <text:p>0,195232288161792</text:p>
          </table:table-cell>
          <table:table-cell table:formula="of:=SQRT((([.C184]-[.C183])*([.C184]-[.C183]))+(([.D184]-[.D183])*([.D184]-[.D183])))" office:value-type="float" office:value="0.0083017460693187" calcext:value-type="float">
            <text:p>0,008301746069319</text:p>
          </table:table-cell>
          <table:table-cell table:formula="of:=-([.C184]*[.C184]*[.C184]/30)+([.C184]/20)+1/6" office:value-type="float" office:value="-0.964640409600002" calcext:value-type="float">
            <text:p>-0,964640409600002</text:p>
          </table:table-cell>
          <table:table-cell table:formula="of:=SQRT((([.C184]-[.C183])*([.C184]-[.C183]))+(([.F184]-[.F183])*([.F184]-[.F183])))" office:value-type="float" office:value="0.0118801628396768" calcext:value-type="float">
            <text:p>0,0118801628396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5</text:p>
          </table:table-cell>
          <table:table-cell table:formula="of:=[.C184]+([$'70.1'.$D$6]-[$'70.1'.$C$5])/1000" office:value-type="float" office:value="3.4" calcext:value-type="float">
            <text:p>3,4</text:p>
          </table:table-cell>
          <table:table-cell table:formula="of:=([.C185]*[.C185]*[.C185]*[.C185]/500)-([.C185]*[.C185]/200)-3/250" office:value-type="float" office:value="0.1974672" calcext:value-type="float">
            <text:p>0,1974672</text:p>
          </table:table-cell>
          <table:table-cell table:formula="of:=SQRT((([.C185]-[.C184])*([.C185]-[.C184]))+(([.D185]-[.D184])*([.D185]-[.D184])))" office:value-type="float" office:value="0.00830631271531252" calcext:value-type="float">
            <text:p>0,008306312715313</text:p>
          </table:table-cell>
          <table:table-cell table:formula="of:=-([.C185]*[.C185]*[.C185]/30)+([.C185]/20)+1/6" office:value-type="float" office:value="-0.973466666666668" calcext:value-type="float">
            <text:p>-0,973466666666668</text:p>
          </table:table-cell>
          <table:table-cell table:formula="of:=SQRT((([.C185]-[.C184])*([.C185]-[.C184]))+(([.F185]-[.F184])*([.F185]-[.F184])))" office:value-type="float" office:value="0.0119122967477676" calcext:value-type="float">
            <text:p>0,0119122967477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6</text:p>
          </table:table-cell>
          <table:table-cell table:formula="of:=[.C185]+([$'70.1'.$D$6]-[$'70.1'.$C$5])/1000" office:value-type="float" office:value="3.408" calcext:value-type="float">
            <text:p>3,408</text:p>
          </table:table-cell>
          <table:table-cell table:formula="of:=([.C186]*[.C186]*[.C186]*[.C186]/500)-([.C186]*[.C186]/200)-3/250" office:value-type="float" office:value="0.199719228014592" calcext:value-type="float">
            <text:p>0,199719228014592</text:p>
          </table:table-cell>
          <table:table-cell table:formula="of:=SQRT((([.C186]-[.C185])*([.C186]-[.C185]))+(([.D186]-[.D185])*([.D186]-[.D185])))" office:value-type="float" office:value="0.00831093437457592" calcext:value-type="float">
            <text:p>0,008310934374576</text:p>
          </table:table-cell>
          <table:table-cell table:formula="of:=-([.C186]*[.C186]*[.C186]/30)+([.C186]/20)+1/6" office:value-type="float" office:value="-0.982336443733335" calcext:value-type="float">
            <text:p>-0,982336443733335</text:p>
          </table:table-cell>
          <table:table-cell table:formula="of:=SQRT((([.C186]-[.C185])*([.C186]-[.C185]))+(([.F186]-[.F185])*([.F186]-[.F185])))" office:value-type="float" office:value="0.0119445780675743" calcext:value-type="float">
            <text:p>0,0119445780675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7</text:p>
          </table:table-cell>
          <table:table-cell table:formula="of:=[.C186]+([$'70.1'.$D$6]-[$'70.1'.$C$5])/1000" office:value-type="float" office:value="3.416" calcext:value-type="float">
            <text:p>3,416</text:p>
          </table:table-cell>
          <table:table-cell table:formula="of:=([.C187]*[.C187]*[.C187]*[.C187]/500)-([.C187]*[.C187]/200)-3/250" office:value-type="float" office:value="0.201988455862272" calcext:value-type="float">
            <text:p>0,201988455862272</text:p>
          </table:table-cell>
          <table:table-cell table:formula="of:=SQRT((([.C187]-[.C186])*([.C187]-[.C186]))+(([.D187]-[.D186])*([.D187]-[.D186])))" office:value-type="float" office:value="0.00831561152439714" calcext:value-type="float">
            <text:p>0,008315611524397</text:p>
          </table:table-cell>
          <table:table-cell table:formula="of:=-([.C187]*[.C187]*[.C187]/30)+([.C187]/20)+1/6" office:value-type="float" office:value="-0.991249843200002" calcext:value-type="float">
            <text:p>-0,991249843200002</text:p>
          </table:table-cell>
          <table:table-cell table:formula="of:=SQRT((([.C187]-[.C186])*([.C187]-[.C186]))+(([.F187]-[.F186])*([.F187]-[.F186])))" office:value-type="float" office:value="0.0119770067234001" calcext:value-type="float">
            <text:p>0,01197700672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8</text:p>
          </table:table-cell>
          <table:table-cell table:formula="of:=[.C187]+([$'70.1'.$D$6]-[$'70.1'.$C$5])/1000" office:value-type="float" office:value="3.424" calcext:value-type="float">
            <text:p>3,424</text:p>
          </table:table-cell>
          <table:table-cell table:formula="of:=([.C188]*[.C188]*[.C188]*[.C188]/500)-([.C188]*[.C188]/200)-3/250" office:value-type="float" office:value="0.204274967396352" calcext:value-type="float">
            <text:p>0,204274967396352</text:p>
          </table:table-cell>
          <table:table-cell table:formula="of:=SQRT((([.C188]-[.C187])*([.C188]-[.C187]))+(([.D188]-[.D187])*([.D188]-[.D187])))" office:value-type="float" office:value="0.00832034464403252" calcext:value-type="float">
            <text:p>0,008320344644033</text:p>
          </table:table-cell>
          <table:table-cell table:formula="of:=-([.C188]*[.C188]*[.C188]/30)+([.C188]/20)+1/6" office:value-type="float" office:value="-1.00020696746667" calcext:value-type="float">
            <text:p>-1,00020696746667</text:p>
          </table:table-cell>
          <table:table-cell table:formula="of:=SQRT((([.C188]-[.C187])*([.C188]-[.C187]))+(([.F188]-[.F187])*([.F188]-[.F187])))" office:value-type="float" office:value="0.012009582637565" calcext:value-type="float">
            <text:p>0,0120095826375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79</text:p>
          </table:table-cell>
          <table:table-cell table:formula="of:=[.C188]+([$'70.1'.$D$6]-[$'70.1'.$C$5])/1000" office:value-type="float" office:value="3.432" calcext:value-type="float">
            <text:p>3,432</text:p>
          </table:table-cell>
          <table:table-cell table:formula="of:=([.C189]*[.C189]*[.C189]*[.C189]/500)-([.C189]*[.C189]/200)-3/250" office:value-type="float" office:value="0.206578846666752" calcext:value-type="float">
            <text:p>0,206578846666752</text:p>
          </table:table-cell>
          <table:table-cell table:formula="of:=SQRT((([.C189]-[.C188])*([.C189]-[.C188]))+(([.D189]-[.D188])*([.D189]-[.D188])))" office:value-type="float" office:value="0.00832513421468862" calcext:value-type="float">
            <text:p>0,008325134214689</text:p>
          </table:table-cell>
          <table:table-cell table:formula="of:=-([.C189]*[.C189]*[.C189]/30)+([.C189]/20)+1/6" office:value-type="float" office:value="-1.00920791893333" calcext:value-type="float">
            <text:p>-1,00920791893333</text:p>
          </table:table-cell>
          <table:table-cell table:formula="of:=SQRT((([.C189]-[.C188])*([.C189]-[.C188]))+(([.F189]-[.F188])*([.F189]-[.F188])))" office:value-type="float" office:value="0.0120423057304361" calcext:value-type="float">
            <text:p>0,0120423057304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0</text:p>
          </table:table-cell>
          <table:table-cell table:formula="of:=[.C189]+([$'70.1'.$D$6]-[$'70.1'.$C$5])/1000" office:value-type="float" office:value="3.44" calcext:value-type="float">
            <text:p>3,44</text:p>
          </table:table-cell>
          <table:table-cell table:formula="of:=([.C190]*[.C190]*[.C190]*[.C190]/500)-([.C190]*[.C190]/200)-3/250" office:value-type="float" office:value="0.20890017792" calcext:value-type="float">
            <text:p>0,20890017792</text:p>
          </table:table-cell>
          <table:table-cell table:formula="of:=SQRT((([.C190]-[.C189])*([.C190]-[.C189]))+(([.D190]-[.D189])*([.D190]-[.D189])))" office:value-type="float" office:value="0.00832998071950387" calcext:value-type="float">
            <text:p>0,008329980719504</text:p>
          </table:table-cell>
          <table:table-cell table:formula="of:=-([.C190]*[.C190]*[.C190]/30)+([.C190]/20)+1/6" office:value-type="float" office:value="-1.0182528" calcext:value-type="float">
            <text:p>-1,0182528</text:p>
          </table:table-cell>
          <table:table-cell table:formula="of:=SQRT((([.C190]-[.C189])*([.C190]-[.C189]))+(([.F190]-[.F189])*([.F190]-[.F189])))" office:value-type="float" office:value="0.0120751759204636" calcext:value-type="float">
            <text:p>0,0120751759204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1</text:p>
          </table:table-cell>
          <table:table-cell table:formula="of:=[.C190]+([$'70.1'.$D$6]-[$'70.1'.$C$5])/1000" office:value-type="float" office:value="3.448" calcext:value-type="float">
            <text:p>3,448</text:p>
          </table:table-cell>
          <table:table-cell table:formula="of:=([.C191]*[.C191]*[.C191]*[.C191]/500)-([.C191]*[.C191]/200)-3/250" office:value-type="float" office:value="0.211239045599232" calcext:value-type="float">
            <text:p>0,211239045599232</text:p>
          </table:table-cell>
          <table:table-cell table:formula="of:=SQRT((([.C191]-[.C190])*([.C191]-[.C190]))+(([.D191]-[.D190])*([.D191]-[.D190])))" office:value-type="float" office:value="0.00833488464353025" calcext:value-type="float">
            <text:p>0,00833488464353</text:p>
          </table:table-cell>
          <table:table-cell table:formula="of:=-([.C191]*[.C191]*[.C191]/30)+([.C191]/20)+1/6" office:value-type="float" office:value="-1.02734171306667" calcext:value-type="float">
            <text:p>-1,02734171306667</text:p>
          </table:table-cell>
          <table:table-cell table:formula="of:=SQRT((([.C191]-[.C190])*([.C191]-[.C190]))+(([.F191]-[.F190])*([.F191]-[.F190])))" office:value-type="float" office:value="0.0121081931242208" calcext:value-type="float">
            <text:p>0,0121081931242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2</text:p>
          </table:table-cell>
          <table:table-cell table:formula="of:=[.C191]+([$'70.1'.$D$6]-[$'70.1'.$C$5])/1000" office:value-type="float" office:value="3.456" calcext:value-type="float">
            <text:p>3,456</text:p>
          </table:table-cell>
          <table:table-cell table:formula="of:=([.C192]*[.C192]*[.C192]*[.C192]/500)-([.C192]*[.C192]/200)-3/250" office:value-type="float" office:value="0.213595534344192" calcext:value-type="float">
            <text:p>0,213595534344192</text:p>
          </table:table-cell>
          <table:table-cell table:formula="of:=SQRT((([.C192]-[.C191])*([.C192]-[.C191]))+(([.D192]-[.D191])*([.D192]-[.D191])))" office:value-type="float" office:value="0.00833984647371419" calcext:value-type="float">
            <text:p>0,008339846473714</text:p>
          </table:table-cell>
          <table:table-cell table:formula="of:=-([.C192]*[.C192]*[.C192]/30)+([.C192]/20)+1/6" office:value-type="float" office:value="-1.03647476053333" calcext:value-type="float">
            <text:p>-1,03647476053333</text:p>
          </table:table-cell>
          <table:table-cell table:formula="of:=SQRT((([.C192]-[.C191])*([.C192]-[.C191]))+(([.F192]-[.F191])*([.F192]-[.F191])))" office:value-type="float" office:value="0.012141357256435" calcext:value-type="float">
            <text:p>0,0121413572564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3</text:p>
          </table:table-cell>
          <table:table-cell table:formula="of:=[.C192]+([$'70.1'.$D$6]-[$'70.1'.$C$5])/1000" office:value-type="float" office:value="3.464" calcext:value-type="float">
            <text:p>3,464</text:p>
          </table:table-cell>
          <table:table-cell table:formula="of:=([.C193]*[.C193]*[.C193]*[.C193]/500)-([.C193]*[.C193]/200)-3/250" office:value-type="float" office:value="0.215969728991232" calcext:value-type="float">
            <text:p>0,215969728991232</text:p>
          </table:table-cell>
          <table:table-cell table:formula="of:=SQRT((([.C193]-[.C192])*([.C193]-[.C192]))+(([.D193]-[.D192])*([.D193]-[.D192])))" office:value-type="float" office:value="0.00834486669887743" calcext:value-type="float">
            <text:p>0,008344866698877</text:p>
          </table:table-cell>
          <table:table-cell table:formula="of:=-([.C193]*[.C193]*[.C193]/30)+([.C193]/20)+1/6" office:value-type="float" office:value="-1.0456520448" calcext:value-type="float">
            <text:p>-1,0456520448</text:p>
          </table:table-cell>
          <table:table-cell table:formula="of:=SQRT((([.C193]-[.C192])*([.C193]-[.C192]))+(([.F193]-[.F192])*([.F193]-[.F192])))" office:value-type="float" office:value="0.0121746682300261" calcext:value-type="float">
            <text:p>0,0121746682300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4</text:p>
          </table:table-cell>
          <table:table-cell table:formula="of:=[.C193]+([$'70.1'.$D$6]-[$'70.1'.$C$5])/1000" office:value-type="float" office:value="3.472" calcext:value-type="float">
            <text:p>3,472</text:p>
          </table:table-cell>
          <table:table-cell table:formula="of:=([.C194]*[.C194]*[.C194]*[.C194]/500)-([.C194]*[.C194]/200)-3/250" office:value-type="float" office:value="0.218361714573312" calcext:value-type="float">
            <text:p>0,218361714573312</text:p>
          </table:table-cell>
          <table:table-cell table:formula="of:=SQRT((([.C194]-[.C193])*([.C194]-[.C193]))+(([.D194]-[.D193])*([.D194]-[.D193])))" office:value-type="float" office:value="0.00834994580969715" calcext:value-type="float">
            <text:p>0,008349945809697</text:p>
          </table:table-cell>
          <table:table-cell table:formula="of:=-([.C194]*[.C194]*[.C194]/30)+([.C194]/20)+1/6" office:value-type="float" office:value="-1.05487366826667" calcext:value-type="float">
            <text:p>-1,05487366826667</text:p>
          </table:table-cell>
          <table:table-cell table:formula="of:=SQRT((([.C194]-[.C193])*([.C194]-[.C193]))+(([.F194]-[.F193])*([.F194]-[.F193])))" office:value-type="float" office:value="0.0122081259561399" calcext:value-type="float">
            <text:p>0,012208125956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5</text:p>
          </table:table-cell>
          <table:table-cell table:formula="of:=[.C194]+([$'70.1'.$D$6]-[$'70.1'.$C$5])/1000" office:value-type="float" office:value="3.48" calcext:value-type="float">
            <text:p>3,48</text:p>
          </table:table-cell>
          <table:table-cell table:formula="of:=([.C195]*[.C195]*[.C195]*[.C195]/500)-([.C195]*[.C195]/200)-3/250" office:value-type="float" office:value="0.22077157632" calcext:value-type="float">
            <text:p>0,22077157632</text:p>
          </table:table-cell>
          <table:table-cell table:formula="of:=SQRT((([.C195]-[.C194])*([.C195]-[.C194]))+(([.D195]-[.D194])*([.D195]-[.D194])))" office:value-type="float" office:value="0.00835508429868604" calcext:value-type="float">
            <text:p>0,008355084298686</text:p>
          </table:table-cell>
          <table:table-cell table:formula="of:=-([.C195]*[.C195]*[.C195]/30)+([.C195]/20)+1/6" office:value-type="float" office:value="-1.06413973333333" calcext:value-type="float">
            <text:p>-1,06413973333333</text:p>
          </table:table-cell>
          <table:table-cell table:formula="of:=SQRT((([.C195]-[.C194])*([.C195]-[.C194]))+(([.F195]-[.F194])*([.F195]-[.F194])))" office:value-type="float" office:value="0.0122417303441833" calcext:value-type="float">
            <text:p>0,0122417303441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6</text:p>
          </table:table-cell>
          <table:table-cell table:formula="of:=[.C195]+([$'70.1'.$D$6]-[$'70.1'.$C$5])/1000" office:value-type="float" office:value="3.488" calcext:value-type="float">
            <text:p>3,488</text:p>
          </table:table-cell>
          <table:table-cell table:formula="of:=([.C196]*[.C196]*[.C196]*[.C196]/500)-([.C196]*[.C196]/200)-3/250" office:value-type="float" office:value="0.223199399657472" calcext:value-type="float">
            <text:p>0,223199399657472</text:p>
          </table:table-cell>
          <table:table-cell table:formula="of:=SQRT((([.C196]-[.C195])*([.C196]-[.C195]))+(([.D196]-[.D195])*([.D196]-[.D195])))" office:value-type="float" office:value="0.00836028266017208" calcext:value-type="float">
            <text:p>0,008360282660172</text:p>
          </table:table-cell>
          <table:table-cell table:formula="of:=-([.C196]*[.C196]*[.C196]/30)+([.C196]/20)+1/6" office:value-type="float" office:value="-1.0734503424" calcext:value-type="float">
            <text:p>-1,0734503424</text:p>
          </table:table-cell>
          <table:table-cell table:formula="of:=SQRT((([.C196]-[.C195])*([.C196]-[.C195]))+(([.F196]-[.F195])*([.F196]-[.F195])))" office:value-type="float" office:value="0.0122754813018593" calcext:value-type="float">
            <text:p>0,0122754813018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7</text:p>
          </table:table-cell>
          <table:table-cell table:formula="of:=[.C196]+([$'70.1'.$D$6]-[$'70.1'.$C$5])/1000" office:value-type="float" office:value="3.496" calcext:value-type="float">
            <text:p>3,496</text:p>
          </table:table-cell>
          <table:table-cell table:formula="of:=([.C197]*[.C197]*[.C197]*[.C197]/500)-([.C197]*[.C197]/200)-3/250" office:value-type="float" office:value="0.225645270208512" calcext:value-type="float">
            <text:p>0,225645270208512</text:p>
          </table:table-cell>
          <table:table-cell table:formula="of:=SQRT((([.C197]-[.C196])*([.C197]-[.C196]))+(([.D197]-[.D196])*([.D197]-[.D196])))" office:value-type="float" office:value="0.00836554139027741" calcext:value-type="float">
            <text:p>0,008365541390277</text:p>
          </table:table-cell>
          <table:table-cell table:formula="of:=-([.C197]*[.C197]*[.C197]/30)+([.C197]/20)+1/6" office:value-type="float" office:value="-1.08280559786667" calcext:value-type="float">
            <text:p>-1,08280559786667</text:p>
          </table:table-cell>
          <table:table-cell table:formula="of:=SQRT((([.C197]-[.C196])*([.C197]-[.C196]))+(([.F197]-[.F196])*([.F197]-[.F196])))" office:value-type="float" office:value="0.0123093787352001" calcext:value-type="float">
            <text:p>0,01230937873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8</text:p>
          </table:table-cell>
          <table:table-cell table:formula="of:=[.C197]+([$'70.1'.$D$6]-[$'70.1'.$C$5])/1000" office:value-type="float" office:value="3.504" calcext:value-type="float">
            <text:p>3,504</text:p>
          </table:table-cell>
          <table:table-cell table:formula="of:=([.C198]*[.C198]*[.C198]*[.C198]/500)-([.C198]*[.C198]/200)-3/250" office:value-type="float" office:value="0.228109273792512" calcext:value-type="float">
            <text:p>0,228109273792512</text:p>
          </table:table-cell>
          <table:table-cell table:formula="of:=SQRT((([.C198]-[.C197])*([.C198]-[.C197]))+(([.D198]-[.D197])*([.D198]-[.D197])))" office:value-type="float" office:value="0.00837086098689766" calcext:value-type="float">
            <text:p>0,008370860986898</text:p>
          </table:table-cell>
          <table:table-cell table:formula="of:=-([.C198]*[.C198]*[.C198]/30)+([.C198]/20)+1/6" office:value-type="float" office:value="-1.09220560213333" calcext:value-type="float">
            <text:p>-1,09220560213333</text:p>
          </table:table-cell>
          <table:table-cell table:formula="of:=SQRT((([.C198]-[.C197])*([.C198]-[.C197]))+(([.F198]-[.F197])*([.F198]-[.F197])))" office:value-type="float" office:value="0.0123434225486026" calcext:value-type="float">
            <text:p>0,0123434225486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89</text:p>
          </table:table-cell>
          <table:table-cell table:formula="of:=[.C198]+([$'70.1'.$D$6]-[$'70.1'.$C$5])/1000" office:value-type="float" office:value="3.512" calcext:value-type="float">
            <text:p>3,512</text:p>
          </table:table-cell>
          <table:table-cell table:formula="of:=([.C199]*[.C199]*[.C199]*[.C199]/500)-([.C199]*[.C199]/200)-3/250" office:value-type="float" office:value="0.230591496425472" calcext:value-type="float">
            <text:p>0,230591496425472</text:p>
          </table:table-cell>
          <table:table-cell table:formula="of:=SQRT((([.C199]-[.C198])*([.C199]-[.C198]))+(([.D199]-[.D198])*([.D199]-[.D198])))" office:value-type="float" office:value="0.00837624194968002" calcext:value-type="float">
            <text:p>0,00837624194968</text:p>
          </table:table-cell>
          <table:table-cell table:formula="of:=-([.C199]*[.C199]*[.C199]/30)+([.C199]/20)+1/6" office:value-type="float" office:value="-1.1016504576" calcext:value-type="float">
            <text:p>-1,1016504576</text:p>
          </table:table-cell>
          <table:table-cell table:formula="of:=SQRT((([.C199]-[.C198])*([.C199]-[.C198]))+(([.F199]-[.F198])*([.F199]-[.F198])))" office:value-type="float" office:value="0.0123776126448612" calcext:value-type="float">
            <text:p>0,012377612644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0</text:p>
          </table:table-cell>
          <table:table-cell table:formula="of:=[.C199]+([$'70.1'.$D$6]-[$'70.1'.$C$5])/1000" office:value-type="float" office:value="3.52" calcext:value-type="float">
            <text:p>3,52</text:p>
          </table:table-cell>
          <table:table-cell table:formula="of:=([.C200]*[.C200]*[.C200]*[.C200]/500)-([.C200]*[.C200]/200)-3/250" office:value-type="float" office:value="0.23309202432" calcext:value-type="float">
            <text:p>0,23309202432</text:p>
          </table:table-cell>
          <table:table-cell table:formula="of:=SQRT((([.C200]-[.C199])*([.C200]-[.C199]))+(([.D200]-[.D199])*([.D200]-[.D199])))" office:value-type="float" office:value="0.00838168478000172" calcext:value-type="float">
            <text:p>0,008381684780002</text:p>
          </table:table-cell>
          <table:table-cell table:formula="of:=-([.C200]*[.C200]*[.C200]/30)+([.C200]/20)+1/6" office:value-type="float" office:value="-1.11114026666667" calcext:value-type="float">
            <text:p>-1,11114026666667</text:p>
          </table:table-cell>
          <table:table-cell table:formula="of:=SQRT((([.C200]-[.C199])*([.C200]-[.C199]))+(([.F200]-[.F199])*([.F200]-[.F199])))" office:value-type="float" office:value="0.0124119489252006" calcext:value-type="float">
            <text:p>0,0124119489252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1</text:p>
          </table:table-cell>
          <table:table-cell table:formula="of:=[.C200]+([$'70.1'.$D$6]-[$'70.1'.$C$5])/1000" office:value-type="float" office:value="3.528" calcext:value-type="float">
            <text:p>3,528</text:p>
          </table:table-cell>
          <table:table-cell table:formula="of:=([.C201]*[.C201]*[.C201]*[.C201]/500)-([.C201]*[.C201]/200)-3/250" office:value-type="float" office:value="0.235610943885312" calcext:value-type="float">
            <text:p>0,235610943885312</text:p>
          </table:table-cell>
          <table:table-cell table:formula="of:=SQRT((([.C201]-[.C200])*([.C201]-[.C200]))+(([.D201]-[.D200])*([.D201]-[.D200])))" office:value-type="float" office:value="0.00838718998094782" calcext:value-type="float">
            <text:p>0,008387189980948</text:p>
          </table:table-cell>
          <table:table-cell table:formula="of:=-([.C201]*[.C201]*[.C201]/30)+([.C201]/20)+1/6" office:value-type="float" office:value="-1.12067513173333" calcext:value-type="float">
            <text:p>-1,12067513173333</text:p>
          </table:table-cell>
          <table:table-cell table:formula="of:=SQRT((([.C201]-[.C200])*([.C201]-[.C200]))+(([.F201]-[.F200])*([.F201]-[.F200])))" office:value-type="float" office:value="0.0124464312893109" calcext:value-type="float">
            <text:p>0,0124464312893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2</text:p>
          </table:table-cell>
          <table:table-cell table:formula="of:=[.C201]+([$'70.1'.$D$6]-[$'70.1'.$C$5])/1000" office:value-type="float" office:value="3.536" calcext:value-type="float">
            <text:p>3,536</text:p>
          </table:table-cell>
          <table:table-cell table:formula="of:=([.C202]*[.C202]*[.C202]*[.C202]/500)-([.C202]*[.C202]/200)-3/250" office:value-type="float" office:value="0.238148341727232" calcext:value-type="float">
            <text:p>0,238148341727232</text:p>
          </table:table-cell>
          <table:table-cell table:formula="of:=SQRT((([.C202]-[.C201])*([.C202]-[.C201]))+(([.D202]-[.D201])*([.D202]-[.D201])))" office:value-type="float" office:value="0.00839275805728847" calcext:value-type="float">
            <text:p>0,008392758057288</text:p>
          </table:table-cell>
          <table:table-cell table:formula="of:=-([.C202]*[.C202]*[.C202]/30)+([.C202]/20)+1/6" office:value-type="float" office:value="-1.1302551552" calcext:value-type="float">
            <text:p>-1,1302551552</text:p>
          </table:table-cell>
          <table:table-cell table:formula="of:=SQRT((([.C202]-[.C201])*([.C202]-[.C201]))+(([.F202]-[.F201])*([.F202]-[.F201])))" office:value-type="float" office:value="0.012481059635379" calcext:value-type="float">
            <text:p>0,0124810596353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3</text:p>
          </table:table-cell>
          <table:table-cell table:formula="of:=[.C202]+([$'70.1'.$D$6]-[$'70.1'.$C$5])/1000" office:value-type="float" office:value="3.544" calcext:value-type="float">
            <text:p>3,544</text:p>
          </table:table-cell>
          <table:table-cell table:formula="of:=([.C203]*[.C203]*[.C203]*[.C203]/500)-([.C203]*[.C203]/200)-3/250" office:value-type="float" office:value="0.240704304648192" calcext:value-type="float">
            <text:p>0,240704304648192</text:p>
          </table:table-cell>
          <table:table-cell table:formula="of:=SQRT((([.C203]-[.C202])*([.C203]-[.C202]))+(([.D203]-[.D202])*([.D203]-[.D202])))" office:value-type="float" office:value="0.00839838951545609" calcext:value-type="float">
            <text:p>0,008398389515456</text:p>
          </table:table-cell>
          <table:table-cell table:formula="of:=-([.C203]*[.C203]*[.C203]/30)+([.C203]/20)+1/6" office:value-type="float" office:value="-1.13988043946667" calcext:value-type="float">
            <text:p>-1,13988043946667</text:p>
          </table:table-cell>
          <table:table-cell table:formula="of:=SQRT((([.C203]-[.C202])*([.C203]-[.C202]))+(([.F203]-[.F202])*([.F203]-[.F202])))" office:value-type="float" office:value="0.0125158338601207" calcext:value-type="float">
            <text:p>0,0125158338601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4</text:p>
          </table:table-cell>
          <table:table-cell table:formula="of:=[.C203]+([$'70.1'.$D$6]-[$'70.1'.$C$5])/1000" office:value-type="float" office:value="3.552" calcext:value-type="float">
            <text:p>3,552</text:p>
          </table:table-cell>
          <table:table-cell table:formula="of:=([.C204]*[.C204]*[.C204]*[.C204]/500)-([.C204]*[.C204]/200)-3/250" office:value-type="float" office:value="0.243278919647232" calcext:value-type="float">
            <text:p>0,243278919647232</text:p>
          </table:table-cell>
          <table:table-cell table:formula="of:=SQRT((([.C204]-[.C203])*([.C204]-[.C203]))+(([.D204]-[.D203])*([.D204]-[.D203])))" office:value-type="float" office:value="0.00840408486352212" calcext:value-type="float">
            <text:p>0,008404084863522</text:p>
          </table:table-cell>
          <table:table-cell table:formula="of:=-([.C204]*[.C204]*[.C204]/30)+([.C204]/20)+1/6" office:value-type="float" office:value="-1.14955108693334" calcext:value-type="float">
            <text:p>-1,14955108693334</text:p>
          </table:table-cell>
          <table:table-cell table:formula="of:=SQRT((([.C204]-[.C203])*([.C204]-[.C203]))+(([.F204]-[.F203])*([.F204]-[.F203])))" office:value-type="float" office:value="0.0125507538588144" calcext:value-type="float">
            <text:p>0,012550753858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5</text:p>
          </table:table-cell>
          <table:table-cell table:formula="of:=[.C204]+([$'70.1'.$D$6]-[$'70.1'.$C$5])/1000" office:value-type="float" office:value="3.56" calcext:value-type="float">
            <text:p>3,56</text:p>
          </table:table-cell>
          <table:table-cell table:formula="of:=([.C205]*[.C205]*[.C205]*[.C205]/500)-([.C205]*[.C205]/200)-3/250" office:value-type="float" office:value="0.24587227392" calcext:value-type="float">
            <text:p>0,24587227392</text:p>
          </table:table-cell>
          <table:table-cell table:formula="of:=SQRT((([.C205]-[.C204])*([.C205]-[.C204]))+(([.D205]-[.D204])*([.D205]-[.D204])))" office:value-type="float" office:value="0.00840984461117352" calcext:value-type="float">
            <text:p>0,008409844611174</text:p>
          </table:table-cell>
          <table:table-cell table:formula="of:=-([.C205]*[.C205]*[.C205]/30)+([.C205]/20)+1/6" office:value-type="float" office:value="-1.1592672" calcext:value-type="float">
            <text:p>-1,1592672</text:p>
          </table:table-cell>
          <table:table-cell table:formula="of:=SQRT((([.C205]-[.C204])*([.C205]-[.C204]))+(([.F205]-[.F204])*([.F205]-[.F204])))" office:value-type="float" office:value="0.0125858195253328" calcext:value-type="float">
            <text:p>0,012585819525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6</text:p>
          </table:table-cell>
          <table:table-cell table:formula="of:=[.C205]+([$'70.1'.$D$6]-[$'70.1'.$C$5])/1000" office:value-type="float" office:value="3.568" calcext:value-type="float">
            <text:p>3,568</text:p>
          </table:table-cell>
          <table:table-cell table:formula="of:=([.C206]*[.C206]*[.C206]*[.C206]/500)-([.C206]*[.C206]/200)-3/250" office:value-type="float" office:value="0.248484454858752" calcext:value-type="float">
            <text:p>0,248484454858752</text:p>
          </table:table-cell>
          <table:table-cell table:formula="of:=SQRT((([.C206]-[.C205])*([.C206]-[.C205]))+(([.D206]-[.D205])*([.D206]-[.D205])))" office:value-type="float" office:value="0.0084156692696885" calcext:value-type="float">
            <text:p>0,008415669269689</text:p>
          </table:table-cell>
          <table:table-cell table:formula="of:=-([.C206]*[.C206]*[.C206]/30)+([.C206]/20)+1/6" office:value-type="float" office:value="-1.16902888106667" calcext:value-type="float">
            <text:p>-1,16902888106667</text:p>
          </table:table-cell>
          <table:table-cell table:formula="of:=SQRT((([.C206]-[.C205])*([.C206]-[.C205]))+(([.F206]-[.F205])*([.F206]-[.F205])))" office:value-type="float" office:value="0.0126210307521738" calcext:value-type="float">
            <text:p>0,0126210307521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7</text:p>
          </table:table-cell>
          <table:table-cell table:formula="of:=[.C206]+([$'70.1'.$D$6]-[$'70.1'.$C$5])/1000" office:value-type="float" office:value="3.576" calcext:value-type="float">
            <text:p>3,576</text:p>
          </table:table-cell>
          <table:table-cell table:formula="of:=([.C207]*[.C207]*[.C207]*[.C207]/500)-([.C207]*[.C207]/200)-3/250" office:value-type="float" office:value="0.251115550052352" calcext:value-type="float">
            <text:p>0,251115550052352</text:p>
          </table:table-cell>
          <table:table-cell table:formula="of:=SQRT((([.C207]-[.C206])*([.C207]-[.C206]))+(([.D207]-[.D206])*([.D207]-[.D206])))" office:value-type="float" office:value="0.00842155935191253" calcext:value-type="float">
            <text:p>0,008421559351913</text:p>
          </table:table-cell>
          <table:table-cell table:formula="of:=-([.C207]*[.C207]*[.C207]/30)+([.C207]/20)+1/6" office:value-type="float" office:value="-1.17883623253334" calcext:value-type="float">
            <text:p>-1,17883623253334</text:p>
          </table:table-cell>
          <table:table-cell table:formula="of:=SQRT((([.C207]-[.C206])*([.C207]-[.C206]))+(([.F207]-[.F206])*([.F207]-[.F206])))" office:value-type="float" office:value="0.0126563874304928" calcext:value-type="float">
            <text:p>0,0126563874304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8</text:p>
          </table:table-cell>
          <table:table-cell table:formula="of:=[.C207]+([$'70.1'.$D$6]-[$'70.1'.$C$5])/1000" office:value-type="float" office:value="3.584" calcext:value-type="float">
            <text:p>3,584</text:p>
          </table:table-cell>
          <table:table-cell table:formula="of:=([.C208]*[.C208]*[.C208]*[.C208]/500)-([.C208]*[.C208]/200)-3/250" office:value-type="float" office:value="0.253765647286272" calcext:value-type="float">
            <text:p>0,253765647286272</text:p>
          </table:table-cell>
          <table:table-cell table:formula="of:=SQRT((([.C208]-[.C207])*([.C208]-[.C207]))+(([.D208]-[.D207])*([.D208]-[.D207])))" office:value-type="float" office:value="0.00842751537223342" calcext:value-type="float">
            <text:p>0,008427515372233</text:p>
          </table:table-cell>
          <table:table-cell table:formula="of:=-([.C208]*[.C208]*[.C208]/30)+([.C208]/20)+1/6" office:value-type="float" office:value="-1.1886893568" calcext:value-type="float">
            <text:p>-1,1886893568</text:p>
          </table:table-cell>
          <table:table-cell table:formula="of:=SQRT((([.C208]-[.C207])*([.C208]-[.C207]))+(([.F208]-[.F207])*([.F208]-[.F207])))" office:value-type="float" office:value="0.0126918894501321" calcext:value-type="float">
            <text:p>0,0126918894501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99</text:p>
          </table:table-cell>
          <table:table-cell table:formula="of:=[.C208]+([$'70.1'.$D$6]-[$'70.1'.$C$5])/1000" office:value-type="float" office:value="3.592" calcext:value-type="float">
            <text:p>3,592</text:p>
          </table:table-cell>
          <table:table-cell table:formula="of:=([.C209]*[.C209]*[.C209]*[.C209]/500)-([.C209]*[.C209]/200)-3/250" office:value-type="float" office:value="0.256434834542592" calcext:value-type="float">
            <text:p>0,256434834542592</text:p>
          </table:table-cell>
          <table:table-cell table:formula="of:=SQRT((([.C209]-[.C208])*([.C209]-[.C208]))+(([.D209]-[.D208])*([.D209]-[.D208])))" office:value-type="float" office:value="0.00843353784655652" calcext:value-type="float">
            <text:p>0,008433537846557</text:p>
          </table:table-cell>
          <table:table-cell table:formula="of:=-([.C209]*[.C209]*[.C209]/30)+([.C209]/20)+1/6" office:value-type="float" office:value="-1.19858835626667" calcext:value-type="float">
            <text:p>-1,19858835626667</text:p>
          </table:table-cell>
          <table:table-cell table:formula="of:=SQRT((([.C209]-[.C208])*([.C209]-[.C208]))+(([.F209]-[.F208])*([.F209]-[.F208])))" office:value-type="float" office:value="0.0127275366996551" calcext:value-type="float">
            <text:p>0,0127275366996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0</text:p>
          </table:table-cell>
          <table:table-cell table:formula="of:=[.C209]+([$'70.1'.$D$6]-[$'70.1'.$C$5])/1000" office:value-type="float" office:value="3.6" calcext:value-type="float">
            <text:p>3,6</text:p>
          </table:table-cell>
          <table:table-cell table:formula="of:=([.C210]*[.C210]*[.C210]*[.C210]/500)-([.C210]*[.C210]/200)-3/250" office:value-type="float" office:value="0.2591232" calcext:value-type="float">
            <text:p>0,2591232</text:p>
          </table:table-cell>
          <table:table-cell table:formula="of:=SQRT((([.C210]-[.C209])*([.C210]-[.C209]))+(([.D210]-[.D209])*([.D210]-[.D209])))" office:value-type="float" office:value="0.00843962729227923" calcext:value-type="float">
            <text:p>0,008439627292279</text:p>
          </table:table-cell>
          <table:table-cell table:formula="of:=-([.C210]*[.C210]*[.C210]/30)+([.C210]/20)+1/6" office:value-type="float" office:value="-1.20853333333334" calcext:value-type="float">
            <text:p>-1,20853333333334</text:p>
          </table:table-cell>
          <table:table-cell table:formula="of:=SQRT((([.C210]-[.C209])*([.C210]-[.C209]))+(([.F210]-[.F209])*([.F210]-[.F209])))" office:value-type="float" office:value="0.0127633290663731" calcext:value-type="float">
            <text:p>0,0127633290663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1</text:p>
          </table:table-cell>
          <table:table-cell table:formula="of:=[.C210]+([$'70.1'.$D$6]-[$'70.1'.$C$5])/1000" office:value-type="float" office:value="3.608" calcext:value-type="float">
            <text:p>3,608</text:p>
          </table:table-cell>
          <table:table-cell table:formula="of:=([.C211]*[.C211]*[.C211]*[.C211]/500)-([.C211]*[.C211]/200)-3/250" office:value-type="float" office:value="0.261830832033793" calcext:value-type="float">
            <text:p>0,261830832033793</text:p>
          </table:table-cell>
          <table:table-cell table:formula="of:=SQRT((([.C211]-[.C210])*([.C211]-[.C210]))+(([.D211]-[.D210])*([.D211]-[.D210])))" office:value-type="float" office:value="0.00844578422826544" calcext:value-type="float">
            <text:p>0,008445784228265</text:p>
          </table:table-cell>
          <table:table-cell table:formula="of:=-([.C211]*[.C211]*[.C211]/30)+([.C211]/20)+1/6" office:value-type="float" office:value="-1.2185243904" calcext:value-type="float">
            <text:p>-1,2185243904</text:p>
          </table:table-cell>
          <table:table-cell table:formula="of:=SQRT((([.C211]-[.C210])*([.C211]-[.C210]))+(([.F211]-[.F210])*([.F211]-[.F210])))" office:value-type="float" office:value="0.012799266436378" calcext:value-type="float">
            <text:p>0,0127992664363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2</text:p>
          </table:table-cell>
          <table:table-cell table:formula="of:=[.C211]+([$'70.1'.$D$6]-[$'70.1'.$C$5])/1000" office:value-type="float" office:value="3.616" calcext:value-type="float">
            <text:p>3,616</text:p>
          </table:table-cell>
          <table:table-cell table:formula="of:=([.C212]*[.C212]*[.C212]*[.C212]/500)-([.C212]*[.C212]/200)-3/250" office:value-type="float" office:value="0.264557819215872" calcext:value-type="float">
            <text:p>0,264557819215872</text:p>
          </table:table-cell>
          <table:table-cell table:formula="of:=SQRT((([.C212]-[.C211])*([.C212]-[.C211]))+(([.D212]-[.D211])*([.D212]-[.D211])))" office:value-type="float" office:value="0.00845200917481922" calcext:value-type="float">
            <text:p>0,008452009174819</text:p>
          </table:table-cell>
          <table:table-cell table:formula="of:=-([.C212]*[.C212]*[.C212]/30)+([.C212]/20)+1/6" office:value-type="float" office:value="-1.22856162986667" calcext:value-type="float">
            <text:p>-1,22856162986667</text:p>
          </table:table-cell>
          <table:table-cell table:formula="of:=SQRT((([.C212]-[.C211])*([.C212]-[.C211]))+(([.F212]-[.F211])*([.F212]-[.F211])))" office:value-type="float" office:value="0.0128353486945702" calcext:value-type="float">
            <text:p>0,012835348694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3</text:p>
          </table:table-cell>
          <table:table-cell table:formula="of:=[.C212]+([$'70.1'.$D$6]-[$'70.1'.$C$5])/1000" office:value-type="float" office:value="3.624" calcext:value-type="float">
            <text:p>3,624</text:p>
          </table:table-cell>
          <table:table-cell table:formula="of:=([.C213]*[.C213]*[.C213]*[.C213]/500)-([.C213]*[.C213]/200)-3/250" office:value-type="float" office:value="0.267304250314752" calcext:value-type="float">
            <text:p>0,267304250314752</text:p>
          </table:table-cell>
          <table:table-cell table:formula="of:=SQRT((([.C213]-[.C212])*([.C213]-[.C212]))+(([.D213]-[.D212])*([.D213]-[.D212])))" office:value-type="float" office:value="0.00845830265365903" calcext:value-type="float">
            <text:p>0,008458302653659</text:p>
          </table:table-cell>
          <table:table-cell table:formula="of:=-([.C213]*[.C213]*[.C213]/30)+([.C213]/20)+1/6" office:value-type="float" office:value="-1.23864515413334" calcext:value-type="float">
            <text:p>-1,23864515413334</text:p>
          </table:table-cell>
          <table:table-cell table:formula="of:=SQRT((([.C213]-[.C212])*([.C213]-[.C212]))+(([.F213]-[.F212])*([.F213]-[.F212])))" office:value-type="float" office:value="0.0128715757246913" calcext:value-type="float">
            <text:p>0,0128715757246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4</text:p>
          </table:table-cell>
          <table:table-cell table:formula="of:=[.C213]+([$'70.1'.$D$6]-[$'70.1'.$C$5])/1000" office:value-type="float" office:value="3.632" calcext:value-type="float">
            <text:p>3,632</text:p>
          </table:table-cell>
          <table:table-cell table:formula="of:=([.C214]*[.C214]*[.C214]*[.C214]/500)-([.C214]*[.C214]/200)-3/250" office:value-type="float" office:value="0.270070214295553" calcext:value-type="float">
            <text:p>0,270070214295553</text:p>
          </table:table-cell>
          <table:table-cell table:formula="of:=SQRT((([.C214]-[.C213])*([.C214]-[.C213]))+(([.D214]-[.D213])*([.D214]-[.D213])))" office:value-type="float" office:value="0.0084646651878904" calcext:value-type="float">
            <text:p>0,00846466518789</text:p>
          </table:table-cell>
          <table:table-cell table:formula="of:=-([.C214]*[.C214]*[.C214]/30)+([.C214]/20)+1/6" office:value-type="float" office:value="-1.2487750656" calcext:value-type="float">
            <text:p>-1,2487750656</text:p>
          </table:table-cell>
          <table:table-cell table:formula="of:=SQRT((([.C214]-[.C213])*([.C214]-[.C213]))+(([.F214]-[.F213])*([.F214]-[.F213])))" office:value-type="float" office:value="0.0129079474093484" calcext:value-type="float">
            <text:p>0,0129079474093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5</text:p>
          </table:table-cell>
          <table:table-cell table:formula="of:=[.C214]+([$'70.1'.$D$6]-[$'70.1'.$C$5])/1000" office:value-type="float" office:value="3.64" calcext:value-type="float">
            <text:p>3,64</text:p>
          </table:table-cell>
          <table:table-cell table:formula="of:=([.C215]*[.C215]*[.C215]*[.C215]/500)-([.C215]*[.C215]/200)-3/250" office:value-type="float" office:value="0.27285580032" calcext:value-type="float">
            <text:p>0,27285580032</text:p>
          </table:table-cell>
          <table:table-cell table:formula="of:=SQRT((([.C215]-[.C214])*([.C215]-[.C214]))+(([.D215]-[.D214])*([.D215]-[.D214])))" office:value-type="float" office:value="0.00847109730197923" calcext:value-type="float">
            <text:p>0,008471097301979</text:p>
          </table:table-cell>
          <table:table-cell table:formula="of:=-([.C215]*[.C215]*[.C215]/30)+([.C215]/20)+1/6" office:value-type="float" office:value="-1.25895146666667" calcext:value-type="float">
            <text:p>-1,25895146666667</text:p>
          </table:table-cell>
          <table:table-cell table:formula="of:=SQRT((([.C215]-[.C214])*([.C215]-[.C214]))+(([.F215]-[.F214])*([.F215]-[.F214])))" office:value-type="float" office:value="0.0129444636300486" calcext:value-type="float">
            <text:p>0,0129444636300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6</text:p>
          </table:table-cell>
          <table:table-cell table:formula="of:=[.C215]+([$'70.1'.$D$6]-[$'70.1'.$C$5])/1000" office:value-type="float" office:value="3.648" calcext:value-type="float">
            <text:p>3,648</text:p>
          </table:table-cell>
          <table:table-cell table:formula="of:=([.C216]*[.C216]*[.C216]*[.C216]/500)-([.C216]*[.C216]/200)-3/250" office:value-type="float" office:value="0.275661097746433" calcext:value-type="float">
            <text:p>0,275661097746433</text:p>
          </table:table-cell>
          <table:table-cell table:formula="of:=SQRT((([.C216]-[.C215])*([.C216]-[.C215]))+(([.D216]-[.D215])*([.D216]-[.D215])))" office:value-type="float" office:value="0.00847759952172467" calcext:value-type="float">
            <text:p>0,008477599521725</text:p>
          </table:table-cell>
          <table:table-cell table:formula="of:=-([.C216]*[.C216]*[.C216]/30)+([.C216]/20)+1/6" office:value-type="float" office:value="-1.26917445973334" calcext:value-type="float">
            <text:p>-1,26917445973334</text:p>
          </table:table-cell>
          <table:table-cell table:formula="of:=SQRT((([.C216]-[.C215])*([.C216]-[.C215]))+(([.F216]-[.F215])*([.F216]-[.F215])))" office:value-type="float" office:value="0.0129811242672243" calcext:value-type="float">
            <text:p>0,0129811242672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7</text:p>
          </table:table-cell>
          <table:table-cell table:formula="of:=[.C216]+([$'70.1'.$D$6]-[$'70.1'.$C$5])/1000" office:value-type="float" office:value="3.656" calcext:value-type="float">
            <text:p>3,656</text:p>
          </table:table-cell>
          <table:table-cell table:formula="of:=([.C217]*[.C217]*[.C217]*[.C217]/500)-([.C217]*[.C217]/200)-3/250" office:value-type="float" office:value="0.278486196129792" calcext:value-type="float">
            <text:p>0,278486196129792</text:p>
          </table:table-cell>
          <table:table-cell table:formula="of:=SQRT((([.C217]-[.C216])*([.C217]-[.C216]))+(([.D217]-[.D216])*([.D217]-[.D216])))" office:value-type="float" office:value="0.00848417237423093" calcext:value-type="float">
            <text:p>0,008484172374231</text:p>
          </table:table-cell>
          <table:table-cell table:formula="of:=-([.C217]*[.C217]*[.C217]/30)+([.C217]/20)+1/6" office:value-type="float" office:value="-1.2794441472" calcext:value-type="float">
            <text:p>-1,2794441472</text:p>
          </table:table-cell>
          <table:table-cell table:formula="of:=SQRT((([.C217]-[.C216])*([.C217]-[.C216]))+(([.F217]-[.F216])*([.F217]-[.F216])))" office:value-type="float" office:value="0.013017929200261" calcext:value-type="float">
            <text:p>0,0130179292002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8</text:p>
          </table:table-cell>
          <table:table-cell table:formula="of:=[.C217]+([$'70.1'.$D$6]-[$'70.1'.$C$5])/1000" office:value-type="float" office:value="3.664" calcext:value-type="float">
            <text:p>3,664</text:p>
          </table:table-cell>
          <table:table-cell table:formula="of:=([.C218]*[.C218]*[.C218]*[.C218]/500)-([.C218]*[.C218]/200)-3/250" office:value-type="float" office:value="0.281331185221633" calcext:value-type="float">
            <text:p>0,281331185221633</text:p>
          </table:table-cell>
          <table:table-cell table:formula="of:=SQRT((([.C218]-[.C217])*([.C218]-[.C217]))+(([.D218]-[.D217])*([.D218]-[.D217])))" office:value-type="float" office:value="0.00849081638787985" calcext:value-type="float">
            <text:p>0,00849081638788</text:p>
          </table:table-cell>
          <table:table-cell table:formula="of:=-([.C218]*[.C218]*[.C218]/30)+([.C218]/20)+1/6" office:value-type="float" office:value="-1.28976063146667" calcext:value-type="float">
            <text:p>-1,28976063146667</text:p>
          </table:table-cell>
          <table:table-cell table:formula="of:=SQRT((([.C218]-[.C217])*([.C218]-[.C217]))+(([.F218]-[.F217])*([.F218]-[.F217])))" office:value-type="float" office:value="0.0130548783075287" calcext:value-type="float">
            <text:p>0,0130548783075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09</text:p>
          </table:table-cell>
          <table:table-cell table:formula="of:=[.C218]+([$'70.1'.$D$6]-[$'70.1'.$C$5])/1000" office:value-type="float" office:value="3.672" calcext:value-type="float">
            <text:p>3,672</text:p>
          </table:table-cell>
          <table:table-cell table:formula="of:=([.C219]*[.C219]*[.C219]*[.C219]/500)-([.C219]*[.C219]/200)-3/250" office:value-type="float" office:value="0.284196154970112" calcext:value-type="float">
            <text:p>0,284196154970112</text:p>
          </table:table-cell>
          <table:table-cell table:formula="of:=SQRT((([.C219]-[.C218])*([.C219]-[.C218]))+(([.D219]-[.D218])*([.D219]-[.D218])))" office:value-type="float" office:value="0.00849753209230217" calcext:value-type="float">
            <text:p>0,008497532092302</text:p>
          </table:table-cell>
          <table:table-cell table:formula="of:=-([.C219]*[.C219]*[.C219]/30)+([.C219]/20)+1/6" office:value-type="float" office:value="-1.30012401493334" calcext:value-type="float">
            <text:p>-1,30012401493334</text:p>
          </table:table-cell>
          <table:table-cell table:formula="of:=SQRT((([.C219]-[.C218])*([.C219]-[.C218]))+(([.F219]-[.F218])*([.F219]-[.F218])))" office:value-type="float" office:value="0.0130919714664057" calcext:value-type="float">
            <text:p>0,013091971466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0</text:p>
          </table:table-cell>
          <table:table-cell table:formula="of:=[.C219]+([$'70.1'.$D$6]-[$'70.1'.$C$5])/1000" office:value-type="float" office:value="3.68" calcext:value-type="float">
            <text:p>3,68</text:p>
          </table:table-cell>
          <table:table-cell table:formula="of:=([.C220]*[.C220]*[.C220]*[.C220]/500)-([.C220]*[.C220]/200)-3/250" office:value-type="float" office:value="0.287081195520001" calcext:value-type="float">
            <text:p>0,287081195520001</text:p>
          </table:table-cell>
          <table:table-cell table:formula="of:=SQRT((([.C220]-[.C219])*([.C220]-[.C219]))+(([.D220]-[.D219])*([.D220]-[.D219])))" office:value-type="float" office:value="0.0085043200183494" calcext:value-type="float">
            <text:p>0,008504320018349</text:p>
          </table:table-cell>
          <table:table-cell table:formula="of:=-([.C220]*[.C220]*[.C220]/30)+([.C220]/20)+1/6" office:value-type="float" office:value="-1.3105344" calcext:value-type="float">
            <text:p>-1,3105344</text:p>
          </table:table-cell>
          <table:table-cell table:formula="of:=SQRT((([.C220]-[.C219])*([.C220]-[.C219]))+(([.F220]-[.F219])*([.F220]-[.F219])))" office:value-type="float" office:value="0.0131292085533085" calcext:value-type="float">
            <text:p>0,0131292085533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1</text:p>
          </table:table-cell>
          <table:table-cell table:formula="of:=[.C220]+([$'70.1'.$D$6]-[$'70.1'.$C$5])/1000" office:value-type="float" office:value="3.688" calcext:value-type="float">
            <text:p>3,688</text:p>
          </table:table-cell>
          <table:table-cell table:formula="of:=([.C221]*[.C221]*[.C221]*[.C221]/500)-([.C221]*[.C221]/200)-3/250" office:value-type="float" office:value="0.289986397212673" calcext:value-type="float">
            <text:p>0,289986397212673</text:p>
          </table:table-cell>
          <table:table-cell table:formula="of:=SQRT((([.C221]-[.C220])*([.C221]-[.C220]))+(([.D221]-[.D220])*([.D221]-[.D220])))" office:value-type="float" office:value="0.00851118069806442" calcext:value-type="float">
            <text:p>0,008511180698064</text:p>
          </table:table-cell>
          <table:table-cell table:formula="of:=-([.C221]*[.C221]*[.C221]/30)+([.C221]/20)+1/6" office:value-type="float" office:value="-1.32099188906667" calcext:value-type="float">
            <text:p>-1,32099188906667</text:p>
          </table:table-cell>
          <table:table-cell table:formula="of:=SQRT((([.C221]-[.C220])*([.C221]-[.C220]))+(([.F221]-[.F220])*([.F221]-[.F220])))" office:value-type="float" office:value="0.0131665894437194" calcext:value-type="float">
            <text:p>0,0131665894437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2</text:p>
          </table:table-cell>
          <table:table-cell table:formula="of:=[.C221]+([$'70.1'.$D$6]-[$'70.1'.$C$5])/1000" office:value-type="float" office:value="3.696" calcext:value-type="float">
            <text:p>3,696</text:p>
          </table:table-cell>
          <table:table-cell table:formula="of:=([.C222]*[.C222]*[.C222]*[.C222]/500)-([.C222]*[.C222]/200)-3/250" office:value-type="float" office:value="0.292911850586113" calcext:value-type="float">
            <text:p>0,292911850586113</text:p>
          </table:table-cell>
          <table:table-cell table:formula="of:=SQRT((([.C222]-[.C221])*([.C222]-[.C221]))+(([.D222]-[.D221])*([.D222]-[.D221])))" office:value-type="float" office:value="0.00851811466465272" calcext:value-type="float">
            <text:p>0,008518114664653</text:p>
          </table:table-cell>
          <table:table-cell table:formula="of:=-([.C222]*[.C222]*[.C222]/30)+([.C222]/20)+1/6" office:value-type="float" office:value="-1.33149658453334" calcext:value-type="float">
            <text:p>-1,33149658453334</text:p>
          </table:table-cell>
          <table:table-cell table:formula="of:=SQRT((([.C222]-[.C221])*([.C222]-[.C221]))+(([.F222]-[.F221])*([.F222]-[.F221])))" office:value-type="float" office:value="0.0132041140122085" calcext:value-type="float">
            <text:p>0,0132041140122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3</text:p>
          </table:table-cell>
          <table:table-cell table:formula="of:=[.C222]+([$'70.1'.$D$6]-[$'70.1'.$C$5])/1000" office:value-type="float" office:value="3.704" calcext:value-type="float">
            <text:p>3,704</text:p>
          </table:table-cell>
          <table:table-cell table:formula="of:=([.C223]*[.C223]*[.C223]*[.C223]/500)-([.C223]*[.C223]/200)-3/250" office:value-type="float" office:value="0.295857646374913" calcext:value-type="float">
            <text:p>0,295857646374913</text:p>
          </table:table-cell>
          <table:table-cell table:formula="of:=SQRT((([.C223]-[.C222])*([.C223]-[.C222]))+(([.D223]-[.D222])*([.D223]-[.D222])))" office:value-type="float" office:value="0.00852512245245261" calcext:value-type="float">
            <text:p>0,008525122452453</text:p>
          </table:table-cell>
          <table:table-cell table:formula="of:=-([.C223]*[.C223]*[.C223]/30)+([.C223]/20)+1/6" office:value-type="float" office:value="-1.3420485888" calcext:value-type="float">
            <text:p>-1,3420485888</text:p>
          </table:table-cell>
          <table:table-cell table:formula="of:=SQRT((([.C223]-[.C222])*([.C223]-[.C222]))+(([.F223]-[.F222])*([.F223]-[.F222])))" office:value-type="float" office:value="0.0132417821324681" calcext:value-type="float">
            <text:p>0,0132417821324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4</text:p>
          </table:table-cell>
          <table:table-cell table:formula="of:=[.C223]+([$'70.1'.$D$6]-[$'70.1'.$C$5])/1000" office:value-type="float" office:value="3.712" calcext:value-type="float">
            <text:p>3,712</text:p>
          </table:table-cell>
          <table:table-cell table:formula="of:=([.C224]*[.C224]*[.C224]*[.C224]/500)-([.C224]*[.C224]/200)-3/250" office:value-type="float" office:value="0.298823875510272" calcext:value-type="float">
            <text:p>0,298823875510272</text:p>
          </table:table-cell>
          <table:table-cell table:formula="of:=SQRT((([.C224]-[.C223])*([.C224]-[.C223]))+(([.D224]-[.D223])*([.D224]-[.D223])))" office:value-type="float" office:value="0.00853220459690569" calcext:value-type="float">
            <text:p>0,008532204596906</text:p>
          </table:table-cell>
          <table:table-cell table:formula="of:=-([.C224]*[.C224]*[.C224]/30)+([.C224]/20)+1/6" office:value-type="float" office:value="-1.35264800426667" calcext:value-type="float">
            <text:p>-1,35264800426667</text:p>
          </table:table-cell>
          <table:table-cell table:formula="of:=SQRT((([.C224]-[.C223])*([.C224]-[.C223]))+(([.F224]-[.F223])*([.F224]-[.F223])))" office:value-type="float" office:value="0.0132795936773313" calcext:value-type="float">
            <text:p>0,0132795936773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5</text:p>
          </table:table-cell>
          <table:table-cell table:formula="of:=[.C224]+([$'70.1'.$D$6]-[$'70.1'.$C$5])/1000" office:value-type="float" office:value="3.72" calcext:value-type="float">
            <text:p>3,72</text:p>
          </table:table-cell>
          <table:table-cell table:formula="of:=([.C225]*[.C225]*[.C225]*[.C225]/500)-([.C225]*[.C225]/200)-3/250" office:value-type="float" office:value="0.301810629120001" calcext:value-type="float">
            <text:p>0,301810629120001</text:p>
          </table:table-cell>
          <table:table-cell table:formula="of:=SQRT((([.C225]-[.C224])*([.C225]-[.C224]))+(([.D225]-[.D224])*([.D225]-[.D224])))" office:value-type="float" office:value="0.00853936163452653" calcext:value-type="float">
            <text:p>0,008539361634527</text:p>
          </table:table-cell>
          <table:table-cell table:formula="of:=-([.C225]*[.C225]*[.C225]/30)+([.C225]/20)+1/6" office:value-type="float" office:value="-1.36329493333334" calcext:value-type="float">
            <text:p>-1,36329493333334</text:p>
          </table:table-cell>
          <table:table-cell table:formula="of:=SQRT((([.C225]-[.C224])*([.C225]-[.C224]))+(([.F225]-[.F224])*([.F225]-[.F224])))" office:value-type="float" office:value="0.0133175485188015" calcext:value-type="float">
            <text:p>0,0133175485188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6</text:p>
          </table:table-cell>
          <table:table-cell table:formula="of:=[.C225]+([$'70.1'.$D$6]-[$'70.1'.$C$5])/1000" office:value-type="float" office:value="3.728" calcext:value-type="float">
            <text:p>3,728</text:p>
          </table:table-cell>
          <table:table-cell table:formula="of:=([.C226]*[.C226]*[.C226]*[.C226]/500)-([.C226]*[.C226]/200)-3/250" office:value-type="float" office:value="0.304817998528513" calcext:value-type="float">
            <text:p>0,304817998528513</text:p>
          </table:table-cell>
          <table:table-cell table:formula="of:=SQRT((([.C226]-[.C225])*([.C226]-[.C225]))+(([.D226]-[.D225])*([.D226]-[.D225])))" office:value-type="float" office:value="0.00854659410287245" calcext:value-type="float">
            <text:p>0,008546594102872</text:p>
          </table:table-cell>
          <table:table-cell table:formula="of:=-([.C226]*[.C226]*[.C226]/30)+([.C226]/20)+1/6" office:value-type="float" office:value="-1.3739894784" calcext:value-type="float">
            <text:p>-1,3739894784</text:p>
          </table:table-cell>
          <table:table-cell table:formula="of:=SQRT((([.C226]-[.C225])*([.C226]-[.C225]))+(([.F226]-[.F225])*([.F226]-[.F225])))" office:value-type="float" office:value="0.0133556465280781" calcext:value-type="float">
            <text:p>0,0133556465280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7</text:p>
          </table:table-cell>
          <table:table-cell table:formula="of:=[.C226]+([$'70.1'.$D$6]-[$'70.1'.$C$5])/1000" office:value-type="float" office:value="3.736" calcext:value-type="float">
            <text:p>3,736</text:p>
          </table:table-cell>
          <table:table-cell table:formula="of:=([.C227]*[.C227]*[.C227]*[.C227]/500)-([.C227]*[.C227]/200)-3/250" office:value-type="float" office:value="0.307846075256833" calcext:value-type="float">
            <text:p>0,307846075256833</text:p>
          </table:table-cell>
          <table:table-cell table:formula="of:=SQRT((([.C227]-[.C226])*([.C227]-[.C226]))+(([.D227]-[.D226])*([.D227]-[.D226])))" office:value-type="float" office:value="0.00855390254051291" calcext:value-type="float">
            <text:p>0,008553902540513</text:p>
          </table:table-cell>
          <table:table-cell table:formula="of:=-([.C227]*[.C227]*[.C227]/30)+([.C227]/20)+1/6" office:value-type="float" office:value="-1.38473174186667" calcext:value-type="float">
            <text:p>-1,38473174186667</text:p>
          </table:table-cell>
          <table:table-cell table:formula="of:=SQRT((([.C227]-[.C226])*([.C227]-[.C226]))+(([.F227]-[.F226])*([.F227]-[.F226])))" office:value-type="float" office:value="0.0133938875755802" calcext:value-type="float">
            <text:p>0,01339388757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8</text:p>
          </table:table-cell>
          <table:table-cell table:formula="of:=[.C227]+([$'70.1'.$D$6]-[$'70.1'.$C$5])/1000" office:value-type="float" office:value="3.744" calcext:value-type="float">
            <text:p>3,744</text:p>
          </table:table-cell>
          <table:table-cell table:formula="of:=([.C228]*[.C228]*[.C228]*[.C228]/500)-([.C228]*[.C228]/200)-3/250" office:value-type="float" office:value="0.310894951022593" calcext:value-type="float">
            <text:p>0,310894951022593</text:p>
          </table:table-cell>
          <table:table-cell table:formula="of:=SQRT((([.C228]-[.C227])*([.C228]-[.C227]))+(([.D228]-[.D227])*([.D228]-[.D227])))" office:value-type="float" office:value="0.0085612874869986" calcext:value-type="float">
            <text:p>0,008561287486999</text:p>
          </table:table-cell>
          <table:table-cell table:formula="of:=-([.C228]*[.C228]*[.C228]/30)+([.C228]/20)+1/6" office:value-type="float" office:value="-1.39552182613334" calcext:value-type="float">
            <text:p>-1,39552182613334</text:p>
          </table:table-cell>
          <table:table-cell table:formula="of:=SQRT((([.C228]-[.C227])*([.C228]-[.C227]))+(([.F228]-[.F227])*([.F228]-[.F227])))" office:value-type="float" office:value="0.0134322715309724" calcext:value-type="float">
            <text:p>0,0134322715309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19</text:p>
          </table:table-cell>
          <table:table-cell table:formula="of:=[.C228]+([$'70.1'.$D$6]-[$'70.1'.$C$5])/1000" office:value-type="float" office:value="3.752" calcext:value-type="float">
            <text:p>3,752</text:p>
          </table:table-cell>
          <table:table-cell table:formula="of:=([.C229]*[.C229]*[.C229]*[.C229]/500)-([.C229]*[.C229]/200)-3/250" office:value-type="float" office:value="0.313964717740033" calcext:value-type="float">
            <text:p>0,313964717740033</text:p>
          </table:table-cell>
          <table:table-cell table:formula="of:=SQRT((([.C229]-[.C228])*([.C229]-[.C228]))+(([.D229]-[.D228])*([.D229]-[.D228])))" office:value-type="float" office:value="0.00856874948283015" calcext:value-type="float">
            <text:p>0,00856874948283</text:p>
          </table:table-cell>
          <table:table-cell table:formula="of:=-([.C229]*[.C229]*[.C229]/30)+([.C229]/20)+1/6" office:value-type="float" office:value="-1.4063598336" calcext:value-type="float">
            <text:p>-1,4063598336</text:p>
          </table:table-cell>
          <table:table-cell table:formula="of:=SQRT((([.C229]-[.C228])*([.C229]-[.C228]))+(([.F229]-[.F228])*([.F229]-[.F228])))" office:value-type="float" office:value="0.0134707982631884" calcext:value-type="float">
            <text:p>0,0134707982631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0</text:p>
          </table:table-cell>
          <table:table-cell table:formula="of:=[.C229]+([$'70.1'.$D$6]-[$'70.1'.$C$5])/1000" office:value-type="float" office:value="3.76" calcext:value-type="float">
            <text:p>3,76</text:p>
          </table:table-cell>
          <table:table-cell table:formula="of:=([.C230]*[.C230]*[.C230]*[.C230]/500)-([.C230]*[.C230]/200)-3/250" office:value-type="float" office:value="0.317055467520001" calcext:value-type="float">
            <text:p>0,317055467520001</text:p>
          </table:table-cell>
          <table:table-cell table:formula="of:=SQRT((([.C230]-[.C229])*([.C230]-[.C229]))+(([.D230]-[.D229])*([.D230]-[.D229])))" office:value-type="float" office:value="0.00857628906942697" calcext:value-type="float">
            <text:p>0,008576289069427</text:p>
          </table:table-cell>
          <table:table-cell table:formula="of:=-([.C230]*[.C230]*[.C230]/30)+([.C230]/20)+1/6" office:value-type="float" office:value="-1.41724586666667" calcext:value-type="float">
            <text:p>-1,41724586666667</text:p>
          </table:table-cell>
          <table:table-cell table:formula="of:=SQRT((([.C230]-[.C229])*([.C230]-[.C229]))+(([.F230]-[.F229])*([.F230]-[.F229])))" office:value-type="float" office:value="0.013509467640457" calcext:value-type="float">
            <text:p>0,0135094676404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1</text:p>
          </table:table-cell>
          <table:table-cell table:formula="of:=[.C230]+([$'70.1'.$D$6]-[$'70.1'.$C$5])/1000" office:value-type="float" office:value="3.768" calcext:value-type="float">
            <text:p>3,768</text:p>
          </table:table-cell>
          <table:table-cell table:formula="of:=([.C231]*[.C231]*[.C231]*[.C231]/500)-([.C231]*[.C231]/200)-3/250" office:value-type="float" office:value="0.320167292669953" calcext:value-type="float">
            <text:p>0,320167292669953</text:p>
          </table:table-cell>
          <table:table-cell table:formula="of:=SQRT((([.C231]-[.C230])*([.C231]-[.C230]))+(([.D231]-[.D230])*([.D231]-[.D230])))" office:value-type="float" office:value="0.00858390678909516" calcext:value-type="float">
            <text:p>0,008583906789095</text:p>
          </table:table-cell>
          <table:table-cell table:formula="of:=-([.C231]*[.C231]*[.C231]/30)+([.C231]/20)+1/6" office:value-type="float" office:value="-1.42818002773334" calcext:value-type="float">
            <text:p>-1,42818002773334</text:p>
          </table:table-cell>
          <table:table-cell table:formula="of:=SQRT((([.C231]-[.C230])*([.C231]-[.C230]))+(([.F231]-[.F230])*([.F231]-[.F230])))" office:value-type="float" office:value="0.0135482795303247" calcext:value-type="float">
            <text:p>0,0135482795303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2</text:p>
          </table:table-cell>
          <table:table-cell table:formula="of:=[.C231]+([$'70.1'.$D$6]-[$'70.1'.$C$5])/1000" office:value-type="float" office:value="3.776" calcext:value-type="float">
            <text:p>3,776</text:p>
          </table:table-cell>
          <table:table-cell table:formula="of:=([.C232]*[.C232]*[.C232]*[.C232]/500)-([.C232]*[.C232]/200)-3/250" office:value-type="float" office:value="0.323300285693953" calcext:value-type="float">
            <text:p>0,323300285693953</text:p>
          </table:table-cell>
          <table:table-cell table:formula="of:=SQRT((([.C232]-[.C231])*([.C232]-[.C231]))+(([.D232]-[.D231])*([.D232]-[.D231])))" office:value-type="float" office:value="0.00859160318499596" calcext:value-type="float">
            <text:p>0,008591603184996</text:p>
          </table:table-cell>
          <table:table-cell table:formula="of:=-([.C232]*[.C232]*[.C232]/30)+([.C232]/20)+1/6" office:value-type="float" office:value="-1.4391624192" calcext:value-type="float">
            <text:p>-1,4391624192</text:p>
          </table:table-cell>
          <table:table-cell table:formula="of:=SQRT((([.C232]-[.C231])*([.C232]-[.C231]))+(([.F232]-[.F231])*([.F232]-[.F231])))" office:value-type="float" office:value="0.0135872337996779" calcext:value-type="float">
            <text:p>0,0135872337996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3</text:p>
          </table:table-cell>
          <table:table-cell table:formula="of:=[.C232]+([$'70.1'.$D$6]-[$'70.1'.$C$5])/1000" office:value-type="float" office:value="3.784" calcext:value-type="float">
            <text:p>3,784</text:p>
          </table:table-cell>
          <table:table-cell table:formula="of:=([.C233]*[.C233]*[.C233]*[.C233]/500)-([.C233]*[.C233]/200)-3/250" office:value-type="float" office:value="0.326454539292673" calcext:value-type="float">
            <text:p>0,326454539292673</text:p>
          </table:table-cell>
          <table:table-cell table:formula="of:=SQRT((([.C233]-[.C232])*([.C233]-[.C232]))+(([.D233]-[.D232])*([.D233]-[.D232])))" office:value-type="float" office:value="0.00859937880111339" calcext:value-type="float">
            <text:p>0,008599378801113</text:p>
          </table:table-cell>
          <table:table-cell table:formula="of:=-([.C233]*[.C233]*[.C233]/30)+([.C233]/20)+1/6" office:value-type="float" office:value="-1.45019314346667" calcext:value-type="float">
            <text:p>-1,45019314346667</text:p>
          </table:table-cell>
          <table:table-cell table:formula="of:=SQRT((([.C233]-[.C232])*([.C233]-[.C232]))+(([.F233]-[.F232])*([.F233]-[.F232])))" office:value-type="float" office:value="0.0136263303147704" calcext:value-type="float">
            <text:p>0,01362633031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4</text:p>
          </table:table-cell>
          <table:table-cell table:formula="of:=[.C233]+([$'70.1'.$D$6]-[$'70.1'.$C$5])/1000" office:value-type="float" office:value="3.792" calcext:value-type="float">
            <text:p>3,792</text:p>
          </table:table-cell>
          <table:table-cell table:formula="of:=([.C234]*[.C234]*[.C234]*[.C234]/500)-([.C234]*[.C234]/200)-3/250" office:value-type="float" office:value="0.329630146363393" calcext:value-type="float">
            <text:p>0,329630146363393</text:p>
          </table:table-cell>
          <table:table-cell table:formula="of:=SQRT((([.C234]-[.C233])*([.C234]-[.C233]))+(([.D234]-[.D233])*([.D234]-[.D233])))" office:value-type="float" office:value="0.00860723418222178" calcext:value-type="float">
            <text:p>0,008607234182222</text:p>
          </table:table-cell>
          <table:table-cell table:formula="of:=-([.C234]*[.C234]*[.C234]/30)+([.C234]/20)+1/6" office:value-type="float" office:value="-1.46127230293334" calcext:value-type="float">
            <text:p>-1,46127230293334</text:p>
          </table:table-cell>
          <table:table-cell table:formula="of:=SQRT((([.C234]-[.C233])*([.C234]-[.C233]))+(([.F234]-[.F233])*([.F234]-[.F233])))" office:value-type="float" office:value="0.0136655689412418" calcext:value-type="float">
            <text:p>0,0136655689412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5</text:p>
          </table:table-cell>
          <table:table-cell table:formula="of:=[.C234]+([$'70.1'.$D$6]-[$'70.1'.$C$5])/1000" office:value-type="float" office:value="3.8" calcext:value-type="float">
            <text:p>3,8</text:p>
          </table:table-cell>
          <table:table-cell table:formula="of:=([.C235]*[.C235]*[.C235]*[.C235]/500)-([.C235]*[.C235]/200)-3/250" office:value-type="float" office:value="0.332827200000001" calcext:value-type="float">
            <text:p>0,332827200000001</text:p>
          </table:table-cell>
          <table:table-cell table:formula="of:=SQRT((([.C235]-[.C234])*([.C235]-[.C234]))+(([.D235]-[.D234])*([.D235]-[.D234])))" office:value-type="float" office:value="0.00861516987385327" calcext:value-type="float">
            <text:p>0,008615169873853</text:p>
          </table:table-cell>
          <table:table-cell table:formula="of:=-([.C235]*[.C235]*[.C235]/30)+([.C235]/20)+1/6" office:value-type="float" office:value="-1.4724" calcext:value-type="float">
            <text:p>-1,4724</text:p>
          </table:table-cell>
          <table:table-cell table:formula="of:=SQRT((([.C235]-[.C234])*([.C235]-[.C234]))+(([.F235]-[.F234])*([.F235]-[.F234])))" office:value-type="float" office:value="0.0137049495441429" calcext:value-type="float">
            <text:p>0,0137049495441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6</text:p>
          </table:table-cell>
          <table:table-cell table:formula="of:=[.C235]+([$'70.1'.$D$6]-[$'70.1'.$C$5])/1000" office:value-type="float" office:value="3.808" calcext:value-type="float">
            <text:p>3,808</text:p>
          </table:table-cell>
          <table:table-cell table:formula="of:=([.C236]*[.C236]*[.C236]*[.C236]/500)-([.C236]*[.C236]/200)-3/250" office:value-type="float" office:value="0.336045793492993" calcext:value-type="float">
            <text:p>0,336045793492993</text:p>
          </table:table-cell>
          <table:table-cell table:formula="of:=SQRT((([.C236]-[.C235])*([.C236]-[.C235]))+(([.D236]-[.D235])*([.D236]-[.D235])))" office:value-type="float" office:value="0.00862318642226473" calcext:value-type="float">
            <text:p>0,008623186422265</text:p>
          </table:table-cell>
          <table:table-cell table:formula="of:=-([.C236]*[.C236]*[.C236]/30)+([.C236]/20)+1/6" office:value-type="float" office:value="-1.48357633706667" calcext:value-type="float">
            <text:p>-1,48357633706667</text:p>
          </table:table-cell>
          <table:table-cell table:formula="of:=SQRT((([.C236]-[.C235])*([.C236]-[.C235]))+(([.F236]-[.F235])*([.F236]-[.F235])))" office:value-type="float" office:value="0.0137444719879576" calcext:value-type="float">
            <text:p>0,013744471987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7</text:p>
          </table:table-cell>
          <table:table-cell table:formula="of:=[.C236]+([$'70.1'.$D$6]-[$'70.1'.$C$5])/1000" office:value-type="float" office:value="3.816" calcext:value-type="float">
            <text:p>3,816</text:p>
          </table:table-cell>
          <table:table-cell table:formula="of:=([.C237]*[.C237]*[.C237]*[.C237]/500)-([.C237]*[.C237]/200)-3/250" office:value-type="float" office:value="0.339286020329473" calcext:value-type="float">
            <text:p>0,339286020329473</text:p>
          </table:table-cell>
          <table:table-cell table:formula="of:=SQRT((([.C237]-[.C236])*([.C237]-[.C236]))+(([.D237]-[.D236])*([.D237]-[.D236])))" office:value-type="float" office:value="0.00863128437440487" calcext:value-type="float">
            <text:p>0,008631284374405</text:p>
          </table:table-cell>
          <table:table-cell table:formula="of:=-([.C237]*[.C237]*[.C237]/30)+([.C237]/20)+1/6" office:value-type="float" office:value="-1.49480141653334" calcext:value-type="float">
            <text:p>-1,49480141653334</text:p>
          </table:table-cell>
          <table:table-cell table:formula="of:=SQRT((([.C237]-[.C236])*([.C237]-[.C236]))+(([.F237]-[.F236])*([.F237]-[.F236])))" office:value-type="float" office:value="0.0137841361366239" calcext:value-type="float">
            <text:p>0,0137841361366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8</text:p>
          </table:table-cell>
          <table:table-cell table:formula="of:=[.C237]+([$'70.1'.$D$6]-[$'70.1'.$C$5])/1000" office:value-type="float" office:value="3.824" calcext:value-type="float">
            <text:p>3,824</text:p>
          </table:table-cell>
          <table:table-cell table:formula="of:=([.C238]*[.C238]*[.C238]*[.C238]/500)-([.C238]*[.C238]/200)-3/250" office:value-type="float" office:value="0.342547974193153" calcext:value-type="float">
            <text:p>0,342547974193153</text:p>
          </table:table-cell>
          <table:table-cell table:formula="of:=SQRT((([.C238]-[.C237])*([.C238]-[.C237]))+(([.D238]-[.D237])*([.D238]-[.D237])))" office:value-type="float" office:value="0.0086394642778807" calcext:value-type="float">
            <text:p>0,008639464277881</text:p>
          </table:table-cell>
          <table:table-cell table:formula="of:=-([.C238]*[.C238]*[.C238]/30)+([.C238]/20)+1/6" office:value-type="float" office:value="-1.5060753408" calcext:value-type="float">
            <text:p>-1,5060753408</text:p>
          </table:table-cell>
          <table:table-cell table:formula="of:=SQRT((([.C238]-[.C237])*([.C238]-[.C237]))+(([.F238]-[.F237])*([.F238]-[.F237])))" office:value-type="float" office:value="0.0138239418535574" calcext:value-type="float">
            <text:p>0,0138239418535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29</text:p>
          </table:table-cell>
          <table:table-cell table:formula="of:=[.C238]+([$'70.1'.$D$6]-[$'70.1'.$C$5])/1000" office:value-type="float" office:value="3.832" calcext:value-type="float">
            <text:p>3,832</text:p>
          </table:table-cell>
          <table:table-cell table:formula="of:=([.C239]*[.C239]*[.C239]*[.C239]/500)-([.C239]*[.C239]/200)-3/250" office:value-type="float" office:value="0.345831748964353" calcext:value-type="float">
            <text:p>0,345831748964353</text:p>
          </table:table-cell>
          <table:table-cell table:formula="of:=SQRT((([.C239]-[.C238])*([.C239]-[.C238]))+(([.D239]-[.D238])*([.D239]-[.D238])))" office:value-type="float" office:value="0.00864772668092427" calcext:value-type="float">
            <text:p>0,008647726680924</text:p>
          </table:table-cell>
          <table:table-cell table:formula="of:=-([.C239]*[.C239]*[.C239]/30)+([.C239]/20)+1/6" office:value-type="float" office:value="-1.51739821226667" calcext:value-type="float">
            <text:p>-1,51739821226667</text:p>
          </table:table-cell>
          <table:table-cell table:formula="of:=SQRT((([.C239]-[.C238])*([.C239]-[.C238]))+(([.F239]-[.F238])*([.F239]-[.F238])))" office:value-type="float" office:value="0.013863889001671" calcext:value-type="float">
            <text:p>0,013863889001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0</text:p>
          </table:table-cell>
          <table:table-cell table:formula="of:=[.C239]+([$'70.1'.$D$6]-[$'70.1'.$C$5])/1000" office:value-type="float" office:value="3.84" calcext:value-type="float">
            <text:p>3,84</text:p>
          </table:table-cell>
          <table:table-cell table:formula="of:=([.C240]*[.C240]*[.C240]*[.C240]/500)-([.C240]*[.C240]/200)-3/250" office:value-type="float" office:value="0.349137438720001" calcext:value-type="float">
            <text:p>0,349137438720001</text:p>
          </table:table-cell>
          <table:table-cell table:formula="of:=SQRT((([.C240]-[.C239])*([.C240]-[.C239]))+(([.D240]-[.D239])*([.D240]-[.D239])))" office:value-type="float" office:value="0.00865607213235866" calcext:value-type="float">
            <text:p>0,008656072132359</text:p>
          </table:table-cell>
          <table:table-cell table:formula="of:=-([.C240]*[.C240]*[.C240]/30)+([.C240]/20)+1/6" office:value-type="float" office:value="-1.52877013333334" calcext:value-type="float">
            <text:p>-1,52877013333334</text:p>
          </table:table-cell>
          <table:table-cell table:formula="of:=SQRT((([.C240]-[.C239])*([.C240]-[.C239]))+(([.F240]-[.F239])*([.F240]-[.F239])))" office:value-type="float" office:value="0.013903977443397" calcext:value-type="float">
            <text:p>0,013903977443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1</text:p>
          </table:table-cell>
          <table:table-cell table:formula="of:=[.C240]+([$'70.1'.$D$6]-[$'70.1'.$C$5])/1000" office:value-type="float" office:value="3.848" calcext:value-type="float">
            <text:p>3,848</text:p>
          </table:table-cell>
          <table:table-cell table:formula="of:=([.C241]*[.C241]*[.C241]*[.C241]/500)-([.C241]*[.C241]/200)-3/250" office:value-type="float" office:value="0.352465137733633" calcext:value-type="float">
            <text:p>0,352465137733633</text:p>
          </table:table-cell>
          <table:table-cell table:formula="of:=SQRT((([.C241]-[.C240])*([.C241]-[.C240]))+(([.D241]-[.D240])*([.D241]-[.D240])))" office:value-type="float" office:value="0.00866450118156421" calcext:value-type="float">
            <text:p>0,008664501181564</text:p>
          </table:table-cell>
          <table:table-cell table:formula="of:=-([.C241]*[.C241]*[.C241]/30)+([.C241]/20)+1/6" office:value-type="float" office:value="-1.5401912064" calcext:value-type="float">
            <text:p>-1,5401912064</text:p>
          </table:table-cell>
          <table:table-cell table:formula="of:=SQRT((([.C241]-[.C240])*([.C241]-[.C240]))+(([.F241]-[.F240])*([.F241]-[.F240])))" office:value-type="float" office:value="0.0139442070407084" calcext:value-type="float">
            <text:p>0,0139442070407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2</text:p>
          </table:table-cell>
          <table:table-cell table:formula="of:=[.C241]+([$'70.1'.$D$6]-[$'70.1'.$C$5])/1000" office:value-type="float" office:value="3.856" calcext:value-type="float">
            <text:p>3,856</text:p>
          </table:table-cell>
          <table:table-cell table:formula="of:=([.C242]*[.C242]*[.C242]*[.C242]/500)-([.C242]*[.C242]/200)-3/250" office:value-type="float" office:value="0.355814940475393" calcext:value-type="float">
            <text:p>0,355814940475393</text:p>
          </table:table-cell>
          <table:table-cell table:formula="of:=SQRT((([.C242]-[.C241])*([.C242]-[.C241]))+(([.D242]-[.D241])*([.D242]-[.D241])))" office:value-type="float" office:value="0.00867301437844438" calcext:value-type="float">
            <text:p>0,008673014378444</text:p>
          </table:table-cell>
          <table:table-cell table:formula="of:=-([.C242]*[.C242]*[.C242]/30)+([.C242]/20)+1/6" office:value-type="float" office:value="-1.55166153386667" calcext:value-type="float">
            <text:p>-1,55166153386667</text:p>
          </table:table-cell>
          <table:table-cell table:formula="of:=SQRT((([.C242]-[.C241])*([.C242]-[.C241]))+(([.F242]-[.F241])*([.F242]-[.F241])))" office:value-type="float" office:value="0.0139845776551375" calcext:value-type="float">
            <text:p>0,0139845776551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3</text:p>
          </table:table-cell>
          <table:table-cell table:formula="of:=[.C242]+([$'70.1'.$D$6]-[$'70.1'.$C$5])/1000" office:value-type="float" office:value="3.864" calcext:value-type="float">
            <text:p>3,864</text:p>
          </table:table-cell>
          <table:table-cell table:formula="of:=([.C243]*[.C243]*[.C243]*[.C243]/500)-([.C243]*[.C243]/200)-3/250" office:value-type="float" office:value="0.359186941612033" calcext:value-type="float">
            <text:p>0,359186941612033</text:p>
          </table:table-cell>
          <table:table-cell table:formula="of:=SQRT((([.C243]-[.C242])*([.C243]-[.C242]))+(([.D243]-[.D242])*([.D243]-[.D242])))" office:value-type="float" office:value="0.00868161227339148" calcext:value-type="float">
            <text:p>0,008681612273391</text:p>
          </table:table-cell>
          <table:table-cell table:formula="of:=-([.C243]*[.C243]*[.C243]/30)+([.C243]/20)+1/6" office:value-type="float" office:value="-1.56318121813334" calcext:value-type="float">
            <text:p>-1,56318121813334</text:p>
          </table:table-cell>
          <table:table-cell table:formula="of:=SQRT((([.C243]-[.C242])*([.C243]-[.C242]))+(([.F243]-[.F242])*([.F243]-[.F242])))" office:value-type="float" office:value="0.0140250891477981" calcext:value-type="float">
            <text:p>0,0140250891477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4</text:p>
          </table:table-cell>
          <table:table-cell table:formula="of:=[.C243]+([$'70.1'.$D$6]-[$'70.1'.$C$5])/1000" office:value-type="float" office:value="3.872" calcext:value-type="float">
            <text:p>3,872</text:p>
          </table:table-cell>
          <table:table-cell table:formula="of:=([.C244]*[.C244]*[.C244]*[.C244]/500)-([.C244]*[.C244]/200)-3/250" office:value-type="float" office:value="0.362581236006913" calcext:value-type="float">
            <text:p>0,362581236006913</text:p>
          </table:table-cell>
          <table:table-cell table:formula="of:=SQRT((([.C244]-[.C243])*([.C244]-[.C243]))+(([.D244]-[.D243])*([.D244]-[.D243])))" office:value-type="float" office:value="0.0086902954172522" calcext:value-type="float">
            <text:p>0,008690295417252</text:p>
          </table:table-cell>
          <table:table-cell table:formula="of:=-([.C244]*[.C244]*[.C244]/30)+([.C244]/20)+1/6" office:value-type="float" office:value="-1.5747503616" calcext:value-type="float">
            <text:p>-1,5747503616</text:p>
          </table:table-cell>
          <table:table-cell table:formula="of:=SQRT((([.C244]-[.C243])*([.C244]-[.C243]))+(([.F244]-[.F243])*([.F244]-[.F243])))" office:value-type="float" office:value="0.0140657413794058" calcext:value-type="float">
            <text:p>0,014065741379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5</text:p>
          </table:table-cell>
          <table:table-cell table:formula="of:=[.C244]+([$'70.1'.$D$6]-[$'70.1'.$C$5])/1000" office:value-type="float" office:value="3.88" calcext:value-type="float">
            <text:p>3,88</text:p>
          </table:table-cell>
          <table:table-cell table:formula="of:=([.C245]*[.C245]*[.C245]*[.C245]/500)-([.C245]*[.C245]/200)-3/250" office:value-type="float" office:value="0.365997918720001" calcext:value-type="float">
            <text:p>0,365997918720001</text:p>
          </table:table-cell>
          <table:table-cell table:formula="of:=SQRT((([.C245]-[.C244])*([.C245]-[.C244]))+(([.D245]-[.D244])*([.D245]-[.D244])))" office:value-type="float" office:value="0.00869906436129279" calcext:value-type="float">
            <text:p>0,008699064361293</text:p>
          </table:table-cell>
          <table:table-cell table:formula="of:=-([.C245]*[.C245]*[.C245]/30)+([.C245]/20)+1/6" office:value-type="float" office:value="-1.58636906666667" calcext:value-type="float">
            <text:p>-1,58636906666667</text:p>
          </table:table-cell>
          <table:table-cell table:formula="of:=SQRT((([.C245]-[.C244])*([.C245]-[.C244]))+(([.F245]-[.F244])*([.F245]-[.F244])))" office:value-type="float" office:value="0.0141065342102934" calcext:value-type="float">
            <text:p>0,0141065342102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6</text:p>
          </table:table-cell>
          <table:table-cell table:formula="of:=[.C245]+([$'70.1'.$D$6]-[$'70.1'.$C$5])/1000" office:value-type="float" office:value="3.888" calcext:value-type="float">
            <text:p>3,888</text:p>
          </table:table-cell>
          <table:table-cell table:formula="of:=([.C246]*[.C246]*[.C246]*[.C246]/500)-([.C246]*[.C246]/200)-3/250" office:value-type="float" office:value="0.369437085007873" calcext:value-type="float">
            <text:p>0,369437085007873</text:p>
          </table:table-cell>
          <table:table-cell table:formula="of:=SQRT((([.C246]-[.C245])*([.C246]-[.C245]))+(([.D246]-[.D245])*([.D246]-[.D245])))" office:value-type="float" office:value="0.0087079196571647" calcext:value-type="float">
            <text:p>0,008707919657165</text:p>
          </table:table-cell>
          <table:table-cell table:formula="of:=-([.C246]*[.C246]*[.C246]/30)+([.C246]/20)+1/6" office:value-type="float" office:value="-1.59803743573334" calcext:value-type="float">
            <text:p>-1,59803743573334</text:p>
          </table:table-cell>
          <table:table-cell table:formula="of:=SQRT((([.C246]-[.C245])*([.C246]-[.C245]))+(([.F246]-[.F245])*([.F246]-[.F245])))" office:value-type="float" office:value="0.0141474675004377" calcext:value-type="float">
            <text:p>0,0141474675004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7</text:p>
          </table:table-cell>
          <table:table-cell table:formula="of:=[.C246]+([$'70.1'.$D$6]-[$'70.1'.$C$5])/1000" office:value-type="float" office:value="3.896" calcext:value-type="float">
            <text:p>3,896</text:p>
          </table:table-cell>
          <table:table-cell table:formula="of:=([.C247]*[.C247]*[.C247]*[.C247]/500)-([.C247]*[.C247]/200)-3/250" office:value-type="float" office:value="0.372898830323713" calcext:value-type="float">
            <text:p>0,372898830323713</text:p>
          </table:table-cell>
          <table:table-cell table:formula="of:=SQRT((([.C247]-[.C246])*([.C247]-[.C246]))+(([.D247]-[.D246])*([.D247]-[.D246])))" office:value-type="float" office:value="0.00871686185686917" calcext:value-type="float">
            <text:p>0,008716861856869</text:p>
          </table:table-cell>
          <table:table-cell table:formula="of:=-([.C247]*[.C247]*[.C247]/30)+([.C247]/20)+1/6" office:value-type="float" office:value="-1.6097555712" calcext:value-type="float">
            <text:p>-1,6097555712</text:p>
          </table:table-cell>
          <table:table-cell table:formula="of:=SQRT((([.C247]-[.C246])*([.C247]-[.C246]))+(([.F247]-[.F246])*([.F247]-[.F246])))" office:value-type="float" office:value="0.0141885411094713" calcext:value-type="float">
            <text:p>0,0141885411094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8</text:p>
          </table:table-cell>
          <table:table-cell table:formula="of:=[.C247]+([$'70.1'.$D$6]-[$'70.1'.$C$5])/1000" office:value-type="float" office:value="3.904" calcext:value-type="float">
            <text:p>3,904</text:p>
          </table:table-cell>
          <table:table-cell table:formula="of:=([.C248]*[.C248]*[.C248]*[.C248]/500)-([.C248]*[.C248]/200)-3/250" office:value-type="float" office:value="0.376383250317313" calcext:value-type="float">
            <text:p>0,376383250317313</text:p>
          </table:table-cell>
          <table:table-cell table:formula="of:=SQRT((([.C248]-[.C247])*([.C248]-[.C247]))+(([.D248]-[.D247])*([.D248]-[.D247])))" office:value-type="float" office:value="0.00872589151272233" calcext:value-type="float">
            <text:p>0,008725891512722</text:p>
          </table:table-cell>
          <table:table-cell table:formula="of:=-([.C248]*[.C248]*[.C248]/30)+([.C248]/20)+1/6" office:value-type="float" office:value="-1.62152357546667" calcext:value-type="float">
            <text:p>-1,62152357546667</text:p>
          </table:table-cell>
          <table:table-cell table:formula="of:=SQRT((([.C248]-[.C247])*([.C248]-[.C247]))+(([.F248]-[.F247])*([.F248]-[.F247])))" office:value-type="float" office:value="0.0142297548967046" calcext:value-type="float">
            <text:p>0,0142297548967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39</text:p>
          </table:table-cell>
          <table:table-cell table:formula="of:=[.C248]+([$'70.1'.$D$6]-[$'70.1'.$C$5])/1000" office:value-type="float" office:value="3.912" calcext:value-type="float">
            <text:p>3,912</text:p>
          </table:table-cell>
          <table:table-cell table:formula="of:=([.C249]*[.C249]*[.C249]*[.C249]/500)-([.C249]*[.C249]/200)-3/250" office:value-type="float" office:value="0.379890440835073" calcext:value-type="float">
            <text:p>0,379890440835073</text:p>
          </table:table-cell>
          <table:table-cell table:formula="of:=SQRT((([.C249]-[.C248])*([.C249]-[.C248]))+(([.D249]-[.D248])*([.D249]-[.D248])))" office:value-type="float" office:value="0.00873500917732006" calcext:value-type="float">
            <text:p>0,00873500917732</text:p>
          </table:table-cell>
          <table:table-cell table:formula="of:=-([.C249]*[.C249]*[.C249]/30)+([.C249]/20)+1/6" office:value-type="float" office:value="-1.63334155093334" calcext:value-type="float">
            <text:p>-1,63334155093334</text:p>
          </table:table-cell>
          <table:table-cell table:formula="of:=SQRT((([.C249]-[.C248])*([.C249]-[.C248]))+(([.F249]-[.F248])*([.F249]-[.F248])))" office:value-type="float" office:value="0.0142711087211445" calcext:value-type="float">
            <text:p>0,0142711087211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0</text:p>
          </table:table-cell>
          <table:table-cell table:formula="of:=[.C249]+([$'70.1'.$D$6]-[$'70.1'.$C$5])/1000" office:value-type="float" office:value="3.92" calcext:value-type="float">
            <text:p>3,92</text:p>
          </table:table-cell>
          <table:table-cell table:formula="of:=([.C250]*[.C250]*[.C250]*[.C250]/500)-([.C250]*[.C250]/200)-3/250" office:value-type="float" office:value="0.383420497920001" calcext:value-type="float">
            <text:p>0,383420497920001</text:p>
          </table:table-cell>
          <table:table-cell table:formula="of:=SQRT((([.C250]-[.C249])*([.C250]-[.C249]))+(([.D250]-[.D249])*([.D250]-[.D249])))" office:value-type="float" office:value="0.00874421540350252" calcext:value-type="float">
            <text:p>0,008744215403503</text:p>
          </table:table-cell>
          <table:table-cell table:formula="of:=-([.C250]*[.C250]*[.C250]/30)+([.C250]/20)+1/6" office:value-type="float" office:value="-1.6452096" calcext:value-type="float">
            <text:p>-1,6452096</text:p>
          </table:table-cell>
          <table:table-cell table:formula="of:=SQRT((([.C250]-[.C249])*([.C250]-[.C249]))+(([.F250]-[.F249])*([.F250]-[.F249])))" office:value-type="float" office:value="0.0143126024415132" calcext:value-type="float">
            <text:p>0,0143126024415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1</text:p>
          </table:table-cell>
          <table:table-cell table:formula="of:=[.C250]+([$'70.1'.$D$6]-[$'70.1'.$C$5])/1000" office:value-type="float" office:value="3.928" calcext:value-type="float">
            <text:p>3,928</text:p>
          </table:table-cell>
          <table:table-cell table:formula="of:=([.C251]*[.C251]*[.C251]*[.C251]/500)-([.C251]*[.C251]/200)-3/250" office:value-type="float" office:value="0.386973517811713" calcext:value-type="float">
            <text:p>0,386973517811713</text:p>
          </table:table-cell>
          <table:table-cell table:formula="of:=SQRT((([.C251]-[.C250])*([.C251]-[.C250]))+(([.D251]-[.D250])*([.D251]-[.D250])))" office:value-type="float" office:value="0.00875351074431859" calcext:value-type="float">
            <text:p>0,008753510744319</text:p>
          </table:table-cell>
          <table:table-cell table:formula="of:=-([.C251]*[.C251]*[.C251]/30)+([.C251]/20)+1/6" office:value-type="float" office:value="-1.65712782506667" calcext:value-type="float">
            <text:p>-1,65712782506667</text:p>
          </table:table-cell>
          <table:table-cell table:formula="of:=SQRT((([.C251]-[.C250])*([.C251]-[.C250]))+(([.F251]-[.F250])*([.F251]-[.F250])))" office:value-type="float" office:value="0.0143542359162626" calcext:value-type="float">
            <text:p>0,0143542359162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2</text:p>
          </table:table-cell>
          <table:table-cell table:formula="of:=[.C251]+([$'70.1'.$D$6]-[$'70.1'.$C$5])/1000" office:value-type="float" office:value="3.936" calcext:value-type="float">
            <text:p>3,936</text:p>
          </table:table-cell>
          <table:table-cell table:formula="of:=([.C252]*[.C252]*[.C252]*[.C252]/500)-([.C252]*[.C252]/200)-3/250" office:value-type="float" office:value="0.390549596946433" calcext:value-type="float">
            <text:p>0,390549596946433</text:p>
          </table:table-cell>
          <table:table-cell table:formula="of:=SQRT((([.C252]-[.C251])*([.C252]-[.C251]))+(([.D252]-[.D251])*([.D252]-[.D251])))" office:value-type="float" office:value="0.00876289575299058" calcext:value-type="float">
            <text:p>0,008762895752991</text:p>
          </table:table-cell>
          <table:table-cell table:formula="of:=-([.C252]*[.C252]*[.C252]/30)+([.C252]/20)+1/6" office:value-type="float" office:value="-1.66909632853334" calcext:value-type="float">
            <text:p>-1,66909632853334</text:p>
          </table:table-cell>
          <table:table-cell table:formula="of:=SQRT((([.C252]-[.C251])*([.C252]-[.C251]))+(([.F252]-[.F251])*([.F252]-[.F251])))" office:value-type="float" office:value="0.0143960090035961" calcext:value-type="float">
            <text:p>0,0143960090035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3</text:p>
          </table:table-cell>
          <table:table-cell table:formula="of:=[.C252]+([$'70.1'.$D$6]-[$'70.1'.$C$5])/1000" office:value-type="float" office:value="3.944" calcext:value-type="float">
            <text:p>3,944</text:p>
          </table:table-cell>
          <table:table-cell table:formula="of:=([.C253]*[.C253]*[.C253]*[.C253]/500)-([.C253]*[.C253]/200)-3/250" office:value-type="float" office:value="0.394148831956993" calcext:value-type="float">
            <text:p>0,394148831956993</text:p>
          </table:table-cell>
          <table:table-cell table:formula="of:=SQRT((([.C253]-[.C252])*([.C253]-[.C252]))+(([.D253]-[.D252])*([.D253]-[.D252])))" office:value-type="float" office:value="0.00877237098287803" calcext:value-type="float">
            <text:p>0,008772370982878</text:p>
          </table:table-cell>
          <table:table-cell table:formula="of:=-([.C253]*[.C253]*[.C253]/30)+([.C253]/20)+1/6" office:value-type="float" office:value="-1.6811152128" calcext:value-type="float">
            <text:p>-1,6811152128</text:p>
          </table:table-cell>
          <table:table-cell table:formula="of:=SQRT((([.C253]-[.C252])*([.C253]-[.C252]))+(([.F253]-[.F252])*([.F253]-[.F252])))" office:value-type="float" office:value="0.0144379215614825" calcext:value-type="float">
            <text:p>0,0144379215614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4</text:p>
          </table:table-cell>
          <table:table-cell table:formula="of:=[.C253]+([$'70.1'.$D$6]-[$'70.1'.$C$5])/1000" office:value-type="float" office:value="3.952" calcext:value-type="float">
            <text:p>3,952</text:p>
          </table:table-cell>
          <table:table-cell table:formula="of:=([.C254]*[.C254]*[.C254]*[.C254]/500)-([.C254]*[.C254]/200)-3/250" office:value-type="float" office:value="0.397771319672833" calcext:value-type="float">
            <text:p>0,397771319672833</text:p>
          </table:table-cell>
          <table:table-cell table:formula="of:=SQRT((([.C254]-[.C253])*([.C254]-[.C253]))+(([.D254]-[.D253])*([.D254]-[.D253])))" office:value-type="float" office:value="0.00878193698744259" calcext:value-type="float">
            <text:p>0,008781936987443</text:p>
          </table:table-cell>
          <table:table-cell table:formula="of:=-([.C254]*[.C254]*[.C254]/30)+([.C254]/20)+1/6" office:value-type="float" office:value="-1.69318458026667" calcext:value-type="float">
            <text:p>-1,69318458026667</text:p>
          </table:table-cell>
          <table:table-cell table:formula="of:=SQRT((([.C254]-[.C253])*([.C254]-[.C253]))+(([.F254]-[.F253])*([.F254]-[.F253])))" office:value-type="float" office:value="0.0144799734476771" calcext:value-type="float">
            <text:p>0,0144799734476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5</text:p>
          </table:table-cell>
          <table:table-cell table:formula="of:=[.C254]+([$'70.1'.$D$6]-[$'70.1'.$C$5])/1000" office:value-type="float" office:value="3.96" calcext:value-type="float">
            <text:p>3,96</text:p>
          </table:table-cell>
          <table:table-cell table:formula="of:=([.C255]*[.C255]*[.C255]*[.C255]/500)-([.C255]*[.C255]/200)-3/250" office:value-type="float" office:value="0.401417157120001" calcext:value-type="float">
            <text:p>0,401417157120001</text:p>
          </table:table-cell>
          <table:table-cell table:formula="of:=SQRT((([.C255]-[.C254])*([.C255]-[.C254]))+(([.D255]-[.D254])*([.D255]-[.D254])))" office:value-type="float" office:value="0.00879159432021132" calcext:value-type="float">
            <text:p>0,008791594320211</text:p>
          </table:table-cell>
          <table:table-cell table:formula="of:=-([.C255]*[.C255]*[.C255]/30)+([.C255]/20)+1/6" office:value-type="float" office:value="-1.70530453333334" calcext:value-type="float">
            <text:p>-1,70530453333334</text:p>
          </table:table-cell>
          <table:table-cell table:formula="of:=SQRT((([.C255]-[.C254])*([.C255]-[.C254]))+(([.F255]-[.F254])*([.F255]-[.F254])))" office:value-type="float" office:value="0.0145221645197332" calcext:value-type="float">
            <text:p>0,0145221645197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6</text:p>
          </table:table-cell>
          <table:table-cell table:formula="of:=[.C255]+([$'70.1'.$D$6]-[$'70.1'.$C$5])/1000" office:value-type="float" office:value="3.968" calcext:value-type="float">
            <text:p>3,968</text:p>
          </table:table-cell>
          <table:table-cell table:formula="of:=([.C256]*[.C256]*[.C256]*[.C256]/500)-([.C256]*[.C256]/200)-3/250" office:value-type="float" office:value="0.405086441521153" calcext:value-type="float">
            <text:p>0,405086441521153</text:p>
          </table:table-cell>
          <table:table-cell table:formula="of:=SQRT((([.C256]-[.C255])*([.C256]-[.C255]))+(([.D256]-[.D255])*([.D256]-[.D255])))" office:value-type="float" office:value="0.00880134353474163" calcext:value-type="float">
            <text:p>0,008801343534742</text:p>
          </table:table-cell>
          <table:table-cell table:formula="of:=-([.C256]*[.C256]*[.C256]/30)+([.C256]/20)+1/6" office:value-type="float" office:value="-1.7174751744" calcext:value-type="float">
            <text:p>-1,7174751744</text:p>
          </table:table-cell>
          <table:table-cell table:formula="of:=SQRT((([.C256]-[.C255])*([.C256]-[.C255]))+(([.F256]-[.F255])*([.F256]-[.F255])))" office:value-type="float" office:value="0.0145644946350237" calcext:value-type="float">
            <text:p>0,0145644946350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7</text:p>
          </table:table-cell>
          <table:table-cell table:formula="of:=[.C256]+([$'70.1'.$D$6]-[$'70.1'.$C$5])/1000" office:value-type="float" office:value="3.976" calcext:value-type="float">
            <text:p>3,976</text:p>
          </table:table-cell>
          <table:table-cell table:formula="of:=([.C257]*[.C257]*[.C257]*[.C257]/500)-([.C257]*[.C257]/200)-3/250" office:value-type="float" office:value="0.408779270295553" calcext:value-type="float">
            <text:p>0,408779270295553</text:p>
          </table:table-cell>
          <table:table-cell table:formula="of:=SQRT((([.C257]-[.C256])*([.C257]-[.C256]))+(([.D257]-[.D256])*([.D257]-[.D256])))" office:value-type="float" office:value="0.00881118518458422" calcext:value-type="float">
            <text:p>0,008811185184584</text:p>
          </table:table-cell>
          <table:table-cell table:formula="of:=-([.C257]*[.C257]*[.C257]/30)+([.C257]/20)+1/6" office:value-type="float" office:value="-1.72969660586667" calcext:value-type="float">
            <text:p>-1,72969660586667</text:p>
          </table:table-cell>
          <table:table-cell table:formula="of:=SQRT((([.C257]-[.C256])*([.C257]-[.C256]))+(([.F257]-[.F256])*([.F257]-[.F256])))" office:value-type="float" office:value="0.0146069636507537" calcext:value-type="float">
            <text:p>0,0146069636507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8</text:p>
          </table:table-cell>
          <table:table-cell table:formula="of:=[.C257]+([$'70.1'.$D$6]-[$'70.1'.$C$5])/1000" office:value-type="float" office:value="3.984" calcext:value-type="float">
            <text:p>3,984</text:p>
          </table:table-cell>
          <table:table-cell table:formula="of:=([.C258]*[.C258]*[.C258]*[.C258]/500)-([.C258]*[.C258]/200)-3/250" office:value-type="float" office:value="0.412495741059073" calcext:value-type="float">
            <text:p>0,412495741059073</text:p>
          </table:table-cell>
          <table:table-cell table:formula="of:=SQRT((([.C258]-[.C257])*([.C258]-[.C257]))+(([.D258]-[.D257])*([.D258]-[.D257])))" office:value-type="float" office:value="0.00882111982324803" calcext:value-type="float">
            <text:p>0,008821119823248</text:p>
          </table:table-cell>
          <table:table-cell table:formula="of:=-([.C258]*[.C258]*[.C258]/30)+([.C258]/20)+1/6" office:value-type="float" office:value="-1.74196893013334" calcext:value-type="float">
            <text:p>-1,74196893013334</text:p>
          </table:table-cell>
          <table:table-cell table:formula="of:=SQRT((([.C258]-[.C257])*([.C258]-[.C257]))+(([.F258]-[.F257])*([.F258]-[.F257])))" office:value-type="float" office:value="0.0146495714239774" calcext:value-type="float">
            <text:p>0,0146495714239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49</text:p>
          </table:table-cell>
          <table:table-cell table:formula="of:=[.C258]+([$'70.1'.$D$6]-[$'70.1'.$C$5])/1000" office:value-type="float" office:value="3.992" calcext:value-type="float">
            <text:p>3,992</text:p>
          </table:table-cell>
          <table:table-cell table:formula="of:=([.C259]*[.C259]*[.C259]*[.C259]/500)-([.C259]*[.C259]/200)-3/250" office:value-type="float" office:value="0.416235951624193" calcext:value-type="float">
            <text:p>0,416235951624193</text:p>
          </table:table-cell>
          <table:table-cell table:formula="of:=SQRT((([.C259]-[.C258])*([.C259]-[.C258]))+(([.D259]-[.D258])*([.D259]-[.D258])))" office:value-type="float" office:value="0.0088311480041632" calcext:value-type="float">
            <text:p>0,008831148004163</text:p>
          </table:table-cell>
          <table:table-cell table:formula="of:=-([.C259]*[.C259]*[.C259]/30)+([.C259]/20)+1/6" office:value-type="float" office:value="-1.7542922496" calcext:value-type="float">
            <text:p>-1,7542922496</text:p>
          </table:table-cell>
          <table:table-cell table:formula="of:=SQRT((([.C259]-[.C258])*([.C259]-[.C258]))+(([.F259]-[.F258])*([.F259]-[.F258])))" office:value-type="float" office:value="0.014692317811616" calcext:value-type="float">
            <text:p>0,0146923178116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0</text:p>
          </table:table-cell>
          <table:table-cell table:formula="of:=[.C259]+([$'70.1'.$D$6]-[$'70.1'.$C$5])/1000" office:value-type="float" office:value="4" calcext:value-type="float">
            <text:p>4</text:p>
          </table:table-cell>
          <table:table-cell table:formula="of:=([.C260]*[.C260]*[.C260]*[.C260]/500)-([.C260]*[.C260]/200)-3/250" office:value-type="float" office:value="0.420000000000001" calcext:value-type="float">
            <text:p>0,420000000000001</text:p>
          </table:table-cell>
          <table:table-cell table:formula="of:=SQRT((([.C260]-[.C259])*([.C260]-[.C259]))+(([.D260]-[.D259])*([.D260]-[.D259])))" office:value-type="float" office:value="0.00884127028064535" calcext:value-type="float">
            <text:p>0,008841270280645</text:p>
          </table:table-cell>
          <table:table-cell table:formula="of:=-([.C260]*[.C260]*[.C260]/30)+([.C260]/20)+1/6" office:value-type="float" office:value="-1.76666666666667" calcext:value-type="float">
            <text:p>-1,76666666666667</text:p>
          </table:table-cell>
          <table:table-cell table:formula="of:=SQRT((([.C260]-[.C259])*([.C260]-[.C259]))+(([.F260]-[.F259])*([.F260]-[.F259])))" office:value-type="float" office:value="0.0147352026704691" calcext:value-type="float">
            <text:p>0,0147352026704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1</text:p>
          </table:table-cell>
          <table:table-cell table:formula="of:=[.C260]+([$'70.1'.$D$6]-[$'70.1'.$C$5])/1000" office:value-type="float" office:value="4.008" calcext:value-type="float">
            <text:p>4,008</text:p>
          </table:table-cell>
          <table:table-cell table:formula="of:=([.C261]*[.C261]*[.C261]*[.C261]/500)-([.C261]*[.C261]/200)-3/250" office:value-type="float" office:value="0.423787984392193" calcext:value-type="float">
            <text:p>0,423787984392193</text:p>
          </table:table-cell>
          <table:table-cell table:formula="of:=SQRT((([.C261]-[.C260])*([.C261]-[.C260]))+(([.D261]-[.D260])*([.D261]-[.D260])))" office:value-type="float" office:value="0.00885148720585923" calcext:value-type="float">
            <text:p>0,008851487205859</text:p>
          </table:table-cell>
          <table:table-cell table:formula="of:=-([.C261]*[.C261]*[.C261]/30)+([.C261]/20)+1/6" office:value-type="float" office:value="-1.77909228373334" calcext:value-type="float">
            <text:p>-1,77909228373334</text:p>
          </table:table-cell>
          <table:table-cell table:formula="of:=SQRT((([.C261]-[.C260])*([.C261]-[.C260]))+(([.F261]-[.F260])*([.F261]-[.F260])))" office:value-type="float" office:value="0.0147782258572345" calcext:value-type="float">
            <text:p>0,0147782258572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2</text:p>
          </table:table-cell>
          <table:table-cell table:formula="of:=[.C261]+([$'70.1'.$D$6]-[$'70.1'.$C$5])/1000" office:value-type="float" office:value="4.016" calcext:value-type="float">
            <text:p>4,016</text:p>
          </table:table-cell>
          <table:table-cell table:formula="of:=([.C262]*[.C262]*[.C262]*[.C262]/500)-([.C262]*[.C262]/200)-3/250" office:value-type="float" office:value="0.427600003203073" calcext:value-type="float">
            <text:p>0,427600003203073</text:p>
          </table:table-cell>
          <table:table-cell table:formula="of:=SQRT((([.C262]-[.C261])*([.C262]-[.C261]))+(([.D262]-[.D261])*([.D262]-[.D261])))" office:value-type="float" office:value="0.00886179933278248" calcext:value-type="float">
            <text:p>0,008861799332782</text:p>
          </table:table-cell>
          <table:table-cell table:formula="of:=-([.C262]*[.C262]*[.C262]/30)+([.C262]/20)+1/6" office:value-type="float" office:value="-1.7915692032" calcext:value-type="float">
            <text:p>-1,7915692032</text:p>
          </table:table-cell>
          <table:table-cell table:formula="of:=SQRT((([.C262]-[.C261])*([.C262]-[.C261]))+(([.F262]-[.F261])*([.F262]-[.F261])))" office:value-type="float" office:value="0.0148213872285187" calcext:value-type="float">
            <text:p>0,01482138722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3</text:p>
          </table:table-cell>
          <table:table-cell table:formula="of:=[.C262]+([$'70.1'.$D$6]-[$'70.1'.$C$5])/1000" office:value-type="float" office:value="4.024" calcext:value-type="float">
            <text:p>4,024</text:p>
          </table:table-cell>
          <table:table-cell table:formula="of:=([.C263]*[.C263]*[.C263]*[.C263]/500)-([.C263]*[.C263]/200)-3/250" office:value-type="float" office:value="0.431436155031553" calcext:value-type="float">
            <text:p>0,431436155031553</text:p>
          </table:table-cell>
          <table:table-cell table:formula="of:=SQRT((([.C263]-[.C262])*([.C263]-[.C262]))+(([.D263]-[.D262])*([.D263]-[.D262])))" office:value-type="float" office:value="0.0088722072141689" calcext:value-type="float">
            <text:p>0,008872207214169</text:p>
          </table:table-cell>
          <table:table-cell table:formula="of:=-([.C263]*[.C263]*[.C263]/30)+([.C263]/20)+1/6" office:value-type="float" office:value="-1.80409752746667" calcext:value-type="float">
            <text:p>-1,80409752746667</text:p>
          </table:table-cell>
          <table:table-cell table:formula="of:=SQRT((([.C263]-[.C262])*([.C263]-[.C262]))+(([.F263]-[.F262])*([.F263]-[.F262])))" office:value-type="float" office:value="0.0148646866408527" calcext:value-type="float">
            <text:p>0,0148646866408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4</text:p>
          </table:table-cell>
          <table:table-cell table:formula="of:=[.C263]+([$'70.1'.$D$6]-[$'70.1'.$C$5])/1000" office:value-type="float" office:value="4.032" calcext:value-type="float">
            <text:p>4,032</text:p>
          </table:table-cell>
          <table:table-cell table:formula="of:=([.C264]*[.C264]*[.C264]*[.C264]/500)-([.C264]*[.C264]/200)-3/250" office:value-type="float" office:value="0.435296538673153" calcext:value-type="float">
            <text:p>0,435296538673153</text:p>
          </table:table-cell>
          <table:table-cell table:formula="of:=SQRT((([.C264]-[.C263])*([.C264]-[.C263]))+(([.D264]-[.D263])*([.D264]-[.D263])))" office:value-type="float" office:value="0.00888271140251293" calcext:value-type="float">
            <text:p>0,008882711402513</text:p>
          </table:table-cell>
          <table:table-cell table:formula="of:=-([.C264]*[.C264]*[.C264]/30)+([.C264]/20)+1/6" office:value-type="float" office:value="-1.81667735893334" calcext:value-type="float">
            <text:p>-1,81667735893334</text:p>
          </table:table-cell>
          <table:table-cell table:formula="of:=SQRT((([.C264]-[.C263])*([.C264]-[.C263]))+(([.F264]-[.F263])*([.F264]-[.F263])))" office:value-type="float" office:value="0.0149081239507106" calcext:value-type="float">
            <text:p>0,0149081239507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5</text:p>
          </table:table-cell>
          <table:table-cell table:formula="of:=[.C264]+([$'70.1'.$D$6]-[$'70.1'.$C$5])/1000" office:value-type="float" office:value="4.04" calcext:value-type="float">
            <text:p>4,04</text:p>
          </table:table-cell>
          <table:table-cell table:formula="of:=([.C265]*[.C265]*[.C265]*[.C265]/500)-([.C265]*[.C265]/200)-3/250" office:value-type="float" office:value="0.439181253120001" calcext:value-type="float">
            <text:p>0,439181253120001</text:p>
          </table:table-cell>
          <table:table-cell table:formula="of:=SQRT((([.C265]-[.C264])*([.C265]-[.C264]))+(([.D265]-[.D264])*([.D265]-[.D264])))" office:value-type="float" office:value="0.00889331245001266" calcext:value-type="float">
            <text:p>0,008893312450013</text:p>
          </table:table-cell>
          <table:table-cell table:formula="of:=-([.C265]*[.C265]*[.C265]/30)+([.C265]/20)+1/6" office:value-type="float" office:value="-1.8293088" calcext:value-type="float">
            <text:p>-1,8293088</text:p>
          </table:table-cell>
          <table:table-cell table:formula="of:=SQRT((([.C265]-[.C264])*([.C265]-[.C264]))+(([.F265]-[.F264])*([.F265]-[.F264])))" office:value-type="float" office:value="0.0149516990145156" calcext:value-type="float">
            <text:p>0,0149516990145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6</text:p>
          </table:table-cell>
          <table:table-cell table:formula="of:=[.C265]+([$'70.1'.$D$6]-[$'70.1'.$C$5])/1000" office:value-type="float" office:value="4.048" calcext:value-type="float">
            <text:p>4,048</text:p>
          </table:table-cell>
          <table:table-cell table:formula="of:=([.C266]*[.C266]*[.C266]*[.C266]/500)-([.C266]*[.C266]/200)-3/250" office:value-type="float" office:value="0.443090397560833" calcext:value-type="float">
            <text:p>0,443090397560833</text:p>
          </table:table-cell>
          <table:table-cell table:formula="of:=SQRT((([.C266]-[.C265])*([.C266]-[.C265]))+(([.D266]-[.D265])*([.D266]-[.D265])))" office:value-type="float" office:value="0.00890401090853367" calcext:value-type="float">
            <text:p>0,008904010908534</text:p>
          </table:table-cell>
          <table:table-cell table:formula="of:=-([.C266]*[.C266]*[.C266]/30)+([.C266]/20)+1/6" office:value-type="float" office:value="-1.84199195306667" calcext:value-type="float">
            <text:p>-1,84199195306667</text:p>
          </table:table-cell>
          <table:table-cell table:formula="of:=SQRT((([.C266]-[.C265])*([.C266]-[.C265]))+(([.F266]-[.F265])*([.F266]-[.F265])))" office:value-type="float" office:value="0.0149954116886632" calcext:value-type="float">
            <text:p>0,0149954116886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7</text:p>
          </table:table-cell>
          <table:table-cell table:formula="of:=[.C266]+([$'70.1'.$D$6]-[$'70.1'.$C$5])/1000" office:value-type="float" office:value="4.056" calcext:value-type="float">
            <text:p>4,056</text:p>
          </table:table-cell>
          <table:table-cell table:formula="of:=([.C267]*[.C267]*[.C267]*[.C267]/500)-([.C267]*[.C267]/200)-3/250" office:value-type="float" office:value="0.447024071380993" calcext:value-type="float">
            <text:p>0,447024071380993</text:p>
          </table:table-cell>
          <table:table-cell table:formula="of:=SQRT((([.C267]-[.C266])*([.C267]-[.C266]))+(([.D267]-[.D266])*([.D267]-[.D266])))" office:value-type="float" office:value="0.0089148073295733" calcext:value-type="float">
            <text:p>0,008914807329573</text:p>
          </table:table-cell>
          <table:table-cell table:formula="of:=-([.C267]*[.C267]*[.C267]/30)+([.C267]/20)+1/6" office:value-type="float" office:value="-1.85472692053334" calcext:value-type="float">
            <text:p>-1,85472692053334</text:p>
          </table:table-cell>
          <table:table-cell table:formula="of:=SQRT((([.C267]-[.C266])*([.C267]-[.C266]))+(([.F267]-[.F266])*([.F267]-[.F266])))" office:value-type="float" office:value="0.0150392618295268" calcext:value-type="float">
            <text:p>0,015039261829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8</text:p>
          </table:table-cell>
          <table:table-cell table:formula="of:=[.C267]+([$'70.1'.$D$6]-[$'70.1'.$C$5])/1000" office:value-type="float" office:value="4.064" calcext:value-type="float">
            <text:p>4,064</text:p>
          </table:table-cell>
          <table:table-cell table:formula="of:=([.C268]*[.C268]*[.C268]*[.C268]/500)-([.C268]*[.C268]/200)-3/250" office:value-type="float" office:value="0.450982374162433" calcext:value-type="float">
            <text:p>0,450982374162433</text:p>
          </table:table-cell>
          <table:table-cell table:formula="of:=SQRT((([.C268]-[.C267])*([.C268]-[.C267]))+(([.D268]-[.D267])*([.D268]-[.D267])))" office:value-type="float" office:value="0.00892570226422298" calcext:value-type="float">
            <text:p>0,008925702264223</text:p>
          </table:table-cell>
          <table:table-cell table:formula="of:=-([.C268]*[.C268]*[.C268]/30)+([.C268]/20)+1/6" office:value-type="float" office:value="-1.8675138048" calcext:value-type="float">
            <text:p>-1,8675138048</text:p>
          </table:table-cell>
          <table:table-cell table:formula="of:=SQRT((([.C268]-[.C267])*([.C268]-[.C267]))+(([.F268]-[.F267])*([.F268]-[.F267])))" office:value-type="float" office:value="0.0150832492934755" calcext:value-type="float">
            <text:p>0,0150832492934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59</text:p>
          </table:table-cell>
          <table:table-cell table:formula="of:=[.C268]+([$'70.1'.$D$6]-[$'70.1'.$C$5])/1000" office:value-type="float" office:value="4.072" calcext:value-type="float">
            <text:p>4,072</text:p>
          </table:table-cell>
          <table:table-cell table:formula="of:=([.C269]*[.C269]*[.C269]*[.C269]/500)-([.C269]*[.C269]/200)-3/250" office:value-type="float" office:value="0.454965405683713" calcext:value-type="float">
            <text:p>0,454965405683713</text:p>
          </table:table-cell>
          <table:table-cell table:formula="of:=SQRT((([.C269]-[.C268])*([.C269]-[.C268]))+(([.D269]-[.D268])*([.D269]-[.D268])))" office:value-type="float" office:value="0.00893669626313378" calcext:value-type="float">
            <text:p>0,008936696263134</text:p>
          </table:table-cell>
          <table:table-cell table:formula="of:=-([.C269]*[.C269]*[.C269]/30)+([.C269]/20)+1/6" office:value-type="float" office:value="-1.88035270826667" calcext:value-type="float">
            <text:p>-1,88035270826667</text:p>
          </table:table-cell>
          <table:table-cell table:formula="of:=SQRT((([.C269]-[.C268])*([.C269]-[.C268]))+(([.F269]-[.F268])*([.F269]-[.F268])))" office:value-type="float" office:value="0.0151273739368859" calcext:value-type="float">
            <text:p>0,0151273739368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0</text:p>
          </table:table-cell>
          <table:table-cell table:formula="of:=[.C269]+([$'70.1'.$D$6]-[$'70.1'.$C$5])/1000" office:value-type="float" office:value="4.08" calcext:value-type="float">
            <text:p>4,08</text:p>
          </table:table-cell>
          <table:table-cell table:formula="of:=([.C270]*[.C270]*[.C270]*[.C270]/500)-([.C270]*[.C270]/200)-3/250" office:value-type="float" office:value="0.458973265920001" calcext:value-type="float">
            <text:p>0,458973265920001</text:p>
          </table:table-cell>
          <table:table-cell table:formula="of:=SQRT((([.C270]-[.C269])*([.C270]-[.C269]))+(([.D270]-[.D269])*([.D270]-[.D269])))" office:value-type="float" office:value="0.00894778987647895" calcext:value-type="float">
            <text:p>0,008947789876479</text:p>
          </table:table-cell>
          <table:table-cell table:formula="of:=-([.C270]*[.C270]*[.C270]/30)+([.C270]/20)+1/6" office:value-type="float" office:value="-1.89324373333334" calcext:value-type="float">
            <text:p>-1,89324373333334</text:p>
          </table:table-cell>
          <table:table-cell table:formula="of:=SQRT((([.C270]-[.C269])*([.C270]-[.C269]))+(([.F270]-[.F269])*([.F270]-[.F269])))" office:value-type="float" office:value="0.0151716356161566" calcext:value-type="float">
            <text:p>0,0151716356161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1</text:p>
          </table:table-cell>
          <table:table-cell table:formula="of:=[.C270]+([$'70.1'.$D$6]-[$'70.1'.$C$5])/1000" office:value-type="float" office:value="4.088" calcext:value-type="float">
            <text:p>4,088</text:p>
          </table:table-cell>
          <table:table-cell table:formula="of:=([.C271]*[.C271]*[.C271]*[.C271]/500)-([.C271]*[.C271]/200)-3/250" office:value-type="float" office:value="0.463006055043073" calcext:value-type="float">
            <text:p>0,463006055043073</text:p>
          </table:table-cell>
          <table:table-cell table:formula="of:=SQRT((([.C271]-[.C270])*([.C271]-[.C270]))+(([.D271]-[.D270])*([.D271]-[.D270])))" office:value-type="float" office:value="0.00895898365391786" calcext:value-type="float">
            <text:p>0,008958983653918</text:p>
          </table:table-cell>
          <table:table-cell table:formula="of:=-([.C271]*[.C271]*[.C271]/30)+([.C271]/20)+1/6" office:value-type="float" office:value="-1.9061869824" calcext:value-type="float">
            <text:p>-1,9061869824</text:p>
          </table:table-cell>
          <table:table-cell table:formula="of:=SQRT((([.C271]-[.C270])*([.C271]-[.C270]))+(([.F271]-[.F270])*([.F271]-[.F270])))" office:value-type="float" office:value="0.0152160341877169" calcext:value-type="float">
            <text:p>0,0152160341877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2</text:p>
          </table:table-cell>
          <table:table-cell table:formula="of:=[.C271]+([$'70.1'.$D$6]-[$'70.1'.$C$5])/1000" office:value-type="float" office:value="4.096" calcext:value-type="float">
            <text:p>4,096</text:p>
          </table:table-cell>
          <table:table-cell table:formula="of:=([.C272]*[.C272]*[.C272]*[.C272]/500)-([.C272]*[.C272]/200)-3/250" office:value-type="float" office:value="0.467063873421313" calcext:value-type="float">
            <text:p>0,467063873421313</text:p>
          </table:table-cell>
          <table:table-cell table:formula="of:=SQRT((([.C272]-[.C271])*([.C272]-[.C271]))+(([.D272]-[.D271])*([.D272]-[.D271])))" office:value-type="float" office:value="0.00897027814456077" calcext:value-type="float">
            <text:p>0,008970278144561</text:p>
          </table:table-cell>
          <table:table-cell table:formula="of:=-([.C272]*[.C272]*[.C272]/30)+([.C272]/20)+1/6" office:value-type="float" office:value="-1.91918255786667" calcext:value-type="float">
            <text:p>-1,91918255786667</text:p>
          </table:table-cell>
          <table:table-cell table:formula="of:=SQRT((([.C272]-[.C271])*([.C272]-[.C271]))+(([.F272]-[.F271])*([.F272]-[.F271])))" office:value-type="float" office:value="0.0152605695080441" calcext:value-type="float">
            <text:p>0,015260569508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3</text:p>
          </table:table-cell>
          <table:table-cell table:formula="of:=[.C272]+([$'70.1'.$D$6]-[$'70.1'.$C$5])/1000" office:value-type="float" office:value="4.104" calcext:value-type="float">
            <text:p>4,104</text:p>
          </table:table-cell>
          <table:table-cell table:formula="of:=([.C273]*[.C273]*[.C273]*[.C273]/500)-([.C273]*[.C273]/200)-3/250" office:value-type="float" office:value="0.471146821619713" calcext:value-type="float">
            <text:p>0,471146821619713</text:p>
          </table:table-cell>
          <table:table-cell table:formula="of:=SQRT((([.C273]-[.C272])*([.C273]-[.C272]))+(([.D273]-[.D272])*([.D273]-[.D272])))" office:value-type="float" office:value="0.00898167389693132" calcext:value-type="float">
            <text:p>0,008981673896931</text:p>
          </table:table-cell>
          <table:table-cell table:formula="of:=-([.C273]*[.C273]*[.C273]/30)+([.C273]/20)+1/6" office:value-type="float" office:value="-1.93223056213334" calcext:value-type="float">
            <text:p>-1,93223056213334</text:p>
          </table:table-cell>
          <table:table-cell table:formula="of:=SQRT((([.C273]-[.C272])*([.C273]-[.C272]))+(([.F273]-[.F272])*([.F273]-[.F272])))" office:value-type="float" office:value="0.0153052414336706" calcext:value-type="float">
            <text:p>0,015305241433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4</text:p>
          </table:table-cell>
          <table:table-cell table:formula="of:=[.C273]+([$'70.1'.$D$6]-[$'70.1'.$C$5])/1000" office:value-type="float" office:value="4.112" calcext:value-type="float">
            <text:p>4,112</text:p>
          </table:table-cell>
          <table:table-cell table:formula="of:=([.C274]*[.C274]*[.C274]*[.C274]/500)-([.C274]*[.C274]/200)-3/250" office:value-type="float" office:value="0.475255000399873" calcext:value-type="float">
            <text:p>0,475255000399873</text:p>
          </table:table-cell>
          <table:table-cell table:formula="of:=SQRT((([.C274]-[.C273])*([.C274]-[.C273]))+(([.D274]-[.D273])*([.D274]-[.D273])))" office:value-type="float" office:value="0.00899317145893239" calcext:value-type="float">
            <text:p>0,008993171458932</text:p>
          </table:table-cell>
          <table:table-cell table:formula="of:=-([.C274]*[.C274]*[.C274]/30)+([.C274]/20)+1/6" office:value-type="float" office:value="-1.9453310976" calcext:value-type="float">
            <text:p>-1,9453310976</text:p>
          </table:table-cell>
          <table:table-cell table:formula="of:=SQRT((([.C274]-[.C273])*([.C274]-[.C273]))+(([.F274]-[.F273])*([.F274]-[.F273])))" office:value-type="float" office:value="0.0153500498212023" calcext:value-type="float">
            <text:p>0,0153500498212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5</text:p>
          </table:table-cell>
          <table:table-cell table:formula="of:=[.C274]+([$'70.1'.$D$6]-[$'70.1'.$C$5])/1000" office:value-type="float" office:value="4.12" calcext:value-type="float">
            <text:p>4,12</text:p>
          </table:table-cell>
          <table:table-cell table:formula="of:=([.C275]*[.C275]*[.C275]*[.C275]/500)-([.C275]*[.C275]/200)-3/250" office:value-type="float" office:value="0.479388510720001" calcext:value-type="float">
            <text:p>0,479388510720001</text:p>
          </table:table-cell>
          <table:table-cell table:formula="of:=SQRT((([.C275]-[.C274])*([.C275]-[.C274]))+(([.D275]-[.D274])*([.D275]-[.D274])))" office:value-type="float" office:value="0.00900477137780886" calcext:value-type="float">
            <text:p>0,009004771377809</text:p>
          </table:table-cell>
          <table:table-cell table:formula="of:=-([.C275]*[.C275]*[.C275]/30)+([.C275]/20)+1/6" office:value-type="float" office:value="-1.95848426666667" calcext:value-type="float">
            <text:p>-1,95848426666667</text:p>
          </table:table-cell>
          <table:table-cell table:formula="of:=SQRT((([.C275]-[.C274])*([.C275]-[.C274]))+(([.F275]-[.F274])*([.F275]-[.F274])))" office:value-type="float" office:value="0.0153949945273232" calcext:value-type="float">
            <text:p>0,0153949945273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6</text:p>
          </table:table-cell>
          <table:table-cell table:formula="of:=[.C275]+([$'70.1'.$D$6]-[$'70.1'.$C$5])/1000" office:value-type="float" office:value="4.128" calcext:value-type="float">
            <text:p>4,128</text:p>
          </table:table-cell>
          <table:table-cell table:formula="of:=([.C276]*[.C276]*[.C276]*[.C276]/500)-([.C276]*[.C276]/200)-3/250" office:value-type="float" office:value="0.483547453734913" calcext:value-type="float">
            <text:p>0,483547453734913</text:p>
          </table:table-cell>
          <table:table-cell table:formula="of:=SQRT((([.C276]-[.C275])*([.C276]-[.C275]))+(([.D276]-[.D275])*([.D276]-[.D275])))" office:value-type="float" office:value="0.00901647420011205" calcext:value-type="float">
            <text:p>0,009016474200112</text:p>
          </table:table-cell>
          <table:table-cell table:formula="of:=-([.C276]*[.C276]*[.C276]/30)+([.C276]/20)+1/6" office:value-type="float" office:value="-1.97169017173334" calcext:value-type="float">
            <text:p>-1,97169017173334</text:p>
          </table:table-cell>
          <table:table-cell table:formula="of:=SQRT((([.C276]-[.C275])*([.C276]-[.C275]))+(([.F276]-[.F275])*([.F276]-[.F275])))" office:value-type="float" office:value="0.0154400754088127" calcext:value-type="float">
            <text:p>0,0154400754088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7</text:p>
          </table:table-cell>
          <table:table-cell table:formula="of:=[.C276]+([$'70.1'.$D$6]-[$'70.1'.$C$5])/1000" office:value-type="float" office:value="4.136" calcext:value-type="float">
            <text:p>4,136</text:p>
          </table:table-cell>
          <table:table-cell table:formula="of:=([.C277]*[.C277]*[.C277]*[.C277]/500)-([.C277]*[.C277]/200)-3/250" office:value-type="float" office:value="0.487731930796033" calcext:value-type="float">
            <text:p>0,487731930796033</text:p>
          </table:table-cell>
          <table:table-cell table:formula="of:=SQRT((([.C277]-[.C276])*([.C277]-[.C276]))+(([.D277]-[.D276])*([.D277]-[.D276])))" office:value-type="float" office:value="0.00902828047166446" calcext:value-type="float">
            <text:p>0,009028280471664</text:p>
          </table:table-cell>
          <table:table-cell table:formula="of:=-([.C277]*[.C277]*[.C277]/30)+([.C277]/20)+1/6" office:value-type="float" office:value="-1.9849489152" calcext:value-type="float">
            <text:p>-1,9849489152</text:p>
          </table:table-cell>
          <table:table-cell table:formula="of:=SQRT((([.C277]-[.C276])*([.C277]-[.C276]))+(([.F277]-[.F276])*([.F277]-[.F276])))" office:value-type="float" office:value="0.0154852923225514" calcext:value-type="float">
            <text:p>0,0154852923225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8</text:p>
          </table:table-cell>
          <table:table-cell table:formula="of:=[.C277]+([$'70.1'.$D$6]-[$'70.1'.$C$5])/1000" office:value-type="float" office:value="4.144" calcext:value-type="float">
            <text:p>4,144</text:p>
          </table:table-cell>
          <table:table-cell table:formula="of:=([.C278]*[.C278]*[.C278]*[.C278]/500)-([.C278]*[.C278]/200)-3/250" office:value-type="float" office:value="0.491942043451393" calcext:value-type="float">
            <text:p>0,491942043451393</text:p>
          </table:table-cell>
          <table:table-cell table:formula="of:=SQRT((([.C278]-[.C277])*([.C278]-[.C277]))+(([.D278]-[.D277])*([.D278]-[.D277])))" office:value-type="float" office:value="0.0090401907375244" calcext:value-type="float">
            <text:p>0,009040190737524</text:p>
          </table:table-cell>
          <table:table-cell table:formula="of:=-([.C278]*[.C278]*[.C278]/30)+([.C278]/20)+1/6" office:value-type="float" office:value="-1.99826059946667" calcext:value-type="float">
            <text:p>-1,99826059946667</text:p>
          </table:table-cell>
          <table:table-cell table:formula="of:=SQRT((([.C278]-[.C277])*([.C278]-[.C277]))+(([.F278]-[.F277])*([.F278]-[.F277])))" office:value-type="float" office:value="0.0155306451255381" calcext:value-type="float">
            <text:p>0,0155306451255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69</text:p>
          </table:table-cell>
          <table:table-cell table:formula="of:=[.C278]+([$'70.1'.$D$6]-[$'70.1'.$C$5])/1000" office:value-type="float" office:value="4.152" calcext:value-type="float">
            <text:p>4,152</text:p>
          </table:table-cell>
          <table:table-cell table:formula="of:=([.C279]*[.C279]*[.C279]*[.C279]/500)-([.C279]*[.C279]/200)-3/250" office:value-type="float" office:value="0.496177893445633" calcext:value-type="float">
            <text:p>0,496177893445633</text:p>
          </table:table-cell>
          <table:table-cell table:formula="of:=SQRT((([.C279]-[.C278])*([.C279]-[.C278]))+(([.D279]-[.D278])*([.D279]-[.D278])))" office:value-type="float" office:value="0.00905220554194965" calcext:value-type="float">
            <text:p>0,00905220554195</text:p>
          </table:table-cell>
          <table:table-cell table:formula="of:=-([.C279]*[.C279]*[.C279]/30)+([.C279]/20)+1/6" office:value-type="float" office:value="-2.01162532693334" calcext:value-type="float">
            <text:p>-2,01162532693334</text:p>
          </table:table-cell>
          <table:table-cell table:formula="of:=SQRT((([.C279]-[.C278])*([.C279]-[.C278]))+(([.F279]-[.F278])*([.F279]-[.F278])))" office:value-type="float" office:value="0.015576133674898" calcext:value-type="float">
            <text:p>0,0155761336748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0</text:p>
          </table:table-cell>
          <table:table-cell table:formula="of:=[.C279]+([$'70.1'.$D$6]-[$'70.1'.$C$5])/1000" office:value-type="float" office:value="4.16" calcext:value-type="float">
            <text:p>4,16</text:p>
          </table:table-cell>
          <table:table-cell table:formula="of:=([.C280]*[.C280]*[.C280]*[.C280]/500)-([.C280]*[.C280]/200)-3/250" office:value-type="float" office:value="0.500439582720001" calcext:value-type="float">
            <text:p>0,500439582720001</text:p>
          </table:table-cell>
          <table:table-cell table:formula="of:=SQRT((([.C280]-[.C279])*([.C280]-[.C279]))+(([.D280]-[.D279])*([.D280]-[.D279])))" office:value-type="float" office:value="0.00906432542836284" calcext:value-type="float">
            <text:p>0,009064325428363</text:p>
          </table:table-cell>
          <table:table-cell table:formula="of:=-([.C280]*[.C280]*[.C280]/30)+([.C280]/20)+1/6" office:value-type="float" office:value="-2.0250432" calcext:value-type="float">
            <text:p>-2,0250432</text:p>
          </table:table-cell>
          <table:table-cell table:formula="of:=SQRT((([.C280]-[.C279])*([.C280]-[.C279]))+(([.F280]-[.F279])*([.F280]-[.F279])))" office:value-type="float" office:value="0.0156217578278882" calcext:value-type="float">
            <text:p>0,0156217578278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1</text:p>
          </table:table-cell>
          <table:table-cell table:formula="of:=[.C280]+([$'70.1'.$D$6]-[$'70.1'.$C$5])/1000" office:value-type="float" office:value="4.168" calcext:value-type="float">
            <text:p>4,168</text:p>
          </table:table-cell>
          <table:table-cell table:formula="of:=([.C281]*[.C281]*[.C281]*[.C281]/500)-([.C281]*[.C281]/200)-3/250" office:value-type="float" office:value="0.504727213412353" calcext:value-type="float">
            <text:p>0,504727213412353</text:p>
          </table:table-cell>
          <table:table-cell table:formula="of:=SQRT((([.C281]-[.C280])*([.C281]-[.C280]))+(([.D281]-[.D280])*([.D281]-[.D280])))" office:value-type="float" office:value="0.00907655093931597" calcext:value-type="float">
            <text:p>0,009076550939316</text:p>
          </table:table-cell>
          <table:table-cell table:formula="of:=-([.C281]*[.C281]*[.C281]/30)+([.C281]/20)+1/6" office:value-type="float" office:value="-2.03851432106667" calcext:value-type="float">
            <text:p>-2,03851432106667</text:p>
          </table:table-cell>
          <table:table-cell table:formula="of:=SQRT((([.C281]-[.C280])*([.C281]-[.C280]))+(([.F281]-[.F280])*([.F281]-[.F280])))" office:value-type="float" office:value="0.0156675174419178" calcext:value-type="float">
            <text:p>0,0156675174419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2</text:p>
          </table:table-cell>
          <table:table-cell table:formula="of:=[.C281]+([$'70.1'.$D$6]-[$'70.1'.$C$5])/1000" office:value-type="float" office:value="4.176" calcext:value-type="float">
            <text:p>4,176</text:p>
          </table:table-cell>
          <table:table-cell table:formula="of:=([.C282]*[.C282]*[.C282]*[.C282]/500)-([.C282]*[.C282]/200)-3/250" office:value-type="float" office:value="0.509040887857153" calcext:value-type="float">
            <text:p>0,509040887857153</text:p>
          </table:table-cell>
          <table:table-cell table:formula="of:=SQRT((([.C282]-[.C281])*([.C282]-[.C281]))+(([.D282]-[.D281])*([.D282]-[.D281])))" office:value-type="float" office:value="0.00908888261645626" calcext:value-type="float">
            <text:p>0,009088882616456</text:p>
          </table:table-cell>
          <table:table-cell table:formula="of:=-([.C282]*[.C282]*[.C282]/30)+([.C282]/20)+1/6" office:value-type="float" office:value="-2.05203879253334" calcext:value-type="float">
            <text:p>-2,05203879253334</text:p>
          </table:table-cell>
          <table:table-cell table:formula="of:=SQRT((([.C282]-[.C281])*([.C282]-[.C281]))+(([.F282]-[.F281])*([.F282]-[.F281])))" office:value-type="float" office:value="0.0157134123745505" calcext:value-type="float">
            <text:p>0,0157134123745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3</text:p>
          </table:table-cell>
          <table:table-cell table:formula="of:=[.C282]+([$'70.1'.$D$6]-[$'70.1'.$C$5])/1000" office:value-type="float" office:value="4.184" calcext:value-type="float">
            <text:p>4,184</text:p>
          </table:table-cell>
          <table:table-cell table:formula="of:=([.C283]*[.C283]*[.C283]*[.C283]/500)-([.C283]*[.C283]/200)-3/250" office:value-type="float" office:value="0.513380708585473" calcext:value-type="float">
            <text:p>0,513380708585473</text:p>
          </table:table-cell>
          <table:table-cell table:formula="of:=SQRT((([.C283]-[.C282])*([.C283]-[.C282]))+(([.D283]-[.D282])*([.D283]-[.D282])))" office:value-type="float" office:value="0.0091013210004898" calcext:value-type="float">
            <text:p>0,00910132100049</text:p>
          </table:table-cell>
          <table:table-cell table:formula="of:=-([.C283]*[.C283]*[.C283]/30)+([.C283]/20)+1/6" office:value-type="float" office:value="-2.0656167168" calcext:value-type="float">
            <text:p>-2,0656167168</text:p>
          </table:table-cell>
          <table:table-cell table:formula="of:=SQRT((([.C283]-[.C282])*([.C283]-[.C282]))+(([.F283]-[.F282])*([.F283]-[.F282])))" office:value-type="float" office:value="0.0157594424835186" calcext:value-type="float">
            <text:p>0,015759442483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4</text:p>
          </table:table-cell>
          <table:table-cell table:formula="of:=[.C283]+([$'70.1'.$D$6]-[$'70.1'.$C$5])/1000" office:value-type="float" office:value="4.192" calcext:value-type="float">
            <text:p>4,192</text:p>
          </table:table-cell>
          <table:table-cell table:formula="of:=([.C284]*[.C284]*[.C284]*[.C284]/500)-([.C284]*[.C284]/200)-3/250" office:value-type="float" office:value="0.517746778324993" calcext:value-type="float">
            <text:p>0,517746778324993</text:p>
          </table:table-cell>
          <table:table-cell table:formula="of:=SQRT((([.C284]-[.C283])*([.C284]-[.C283]))+(([.D284]-[.D283])*([.D284]-[.D283])))" office:value-type="float" office:value="0.00911386663114803" calcext:value-type="float">
            <text:p>0,009113866631148</text:p>
          </table:table-cell>
          <table:table-cell table:formula="of:=-([.C284]*[.C284]*[.C284]/30)+([.C284]/20)+1/6" office:value-type="float" office:value="-2.07924819626667" calcext:value-type="float">
            <text:p>-2,07924819626667</text:p>
          </table:table-cell>
          <table:table-cell table:formula="of:=SQRT((([.C284]-[.C283])*([.C284]-[.C283]))+(([.F284]-[.F283])*([.F284]-[.F283])))" office:value-type="float" office:value="0.0158056076267306" calcext:value-type="float">
            <text:p>0,0158056076267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5</text:p>
          </table:table-cell>
          <table:table-cell table:formula="of:=[.C284]+([$'70.1'.$D$6]-[$'70.1'.$C$5])/1000" office:value-type="float" office:value="4.2" calcext:value-type="float">
            <text:p>4,2</text:p>
          </table:table-cell>
          <table:table-cell table:formula="of:=([.C285]*[.C285]*[.C285]*[.C285]/500)-([.C285]*[.C285]/200)-3/250" office:value-type="float" office:value="0.522139200000001" calcext:value-type="float">
            <text:p>0,522139200000001</text:p>
          </table:table-cell>
          <table:table-cell table:formula="of:=SQRT((([.C285]-[.C284])*([.C285]-[.C284]))+(([.D285]-[.D284])*([.D285]-[.D284])))" office:value-type="float" office:value="0.00912652004715259" calcext:value-type="float">
            <text:p>0,009126520047153</text:p>
          </table:table-cell>
          <table:table-cell table:formula="of:=-([.C285]*[.C285]*[.C285]/30)+([.C285]/20)+1/6" office:value-type="float" office:value="-2.09293333333334" calcext:value-type="float">
            <text:p>-2,09293333333334</text:p>
          </table:table-cell>
          <table:table-cell table:formula="of:=SQRT((([.C285]-[.C284])*([.C285]-[.C284]))+(([.F285]-[.F284])*([.F285]-[.F284])))" office:value-type="float" office:value="0.0158519076622797" calcext:value-type="float">
            <text:p>0,015851907662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6</text:p>
          </table:table-cell>
          <table:table-cell table:formula="of:=[.C285]+([$'70.1'.$D$6]-[$'70.1'.$C$5])/1000" office:value-type="float" office:value="4.208" calcext:value-type="float">
            <text:p>4,208</text:p>
          </table:table-cell>
          <table:table-cell table:formula="of:=([.C286]*[.C286]*[.C286]*[.C286]/500)-([.C286]*[.C286]/200)-3/250" office:value-type="float" office:value="0.526558076731393" calcext:value-type="float">
            <text:p>0,526558076731393</text:p>
          </table:table-cell>
          <table:table-cell table:formula="of:=SQRT((([.C286]-[.C285])*([.C286]-[.C285]))+(([.D286]-[.D285])*([.D286]-[.D285])))" office:value-type="float" office:value="0.00913928178618202" calcext:value-type="float">
            <text:p>0,009139281786182</text:p>
          </table:table-cell>
          <table:table-cell table:formula="of:=-([.C286]*[.C286]*[.C286]/30)+([.C286]/20)+1/6" office:value-type="float" office:value="-2.1066722304" calcext:value-type="float">
            <text:p>-2,1066722304</text:p>
          </table:table-cell>
          <table:table-cell table:formula="of:=SQRT((([.C286]-[.C285])*([.C286]-[.C285]))+(([.F286]-[.F285])*([.F286]-[.F285])))" office:value-type="float" office:value="0.0158983424484591" calcext:value-type="float">
            <text:p>0,0158983424484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7</text:p>
          </table:table-cell>
          <table:table-cell table:formula="of:=[.C286]+([$'70.1'.$D$6]-[$'70.1'.$C$5])/1000" office:value-type="float" office:value="4.216" calcext:value-type="float">
            <text:p>4,216</text:p>
          </table:table-cell>
          <table:table-cell table:formula="of:=([.C287]*[.C287]*[.C287]*[.C287]/500)-([.C287]*[.C287]/200)-3/250" office:value-type="float" office:value="0.531003511836673" calcext:value-type="float">
            <text:p>0,531003511836673</text:p>
          </table:table-cell>
          <table:table-cell table:formula="of:=SQRT((([.C287]-[.C286])*([.C287]-[.C286]))+(([.D287]-[.D286])*([.D287]-[.D286])))" office:value-type="float" office:value="0.00915215238483595" calcext:value-type="float">
            <text:p>0,009152152384836</text:p>
          </table:table-cell>
          <table:table-cell table:formula="of:=-([.C287]*[.C287]*[.C287]/30)+([.C287]/20)+1/6" office:value-type="float" office:value="-2.12046498986667" calcext:value-type="float">
            <text:p>-2,12046498986667</text:p>
          </table:table-cell>
          <table:table-cell table:formula="of:=SQRT((([.C287]-[.C286])*([.C287]-[.C286]))+(([.F287]-[.F286])*([.F287]-[.F286])))" office:value-type="float" office:value="0.015944911843762" calcext:value-type="float">
            <text:p>0,0159449118437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8</text:p>
          </table:table-cell>
          <table:table-cell table:formula="of:=[.C287]+([$'70.1'.$D$6]-[$'70.1'.$C$5])/1000" office:value-type="float" office:value="4.224" calcext:value-type="float">
            <text:p>4,224</text:p>
          </table:table-cell>
          <table:table-cell table:formula="of:=([.C288]*[.C288]*[.C288]*[.C288]/500)-([.C288]*[.C288]/200)-3/250" office:value-type="float" office:value="0.535475608829953" calcext:value-type="float">
            <text:p>0,535475608829953</text:p>
          </table:table-cell>
          <table:table-cell table:formula="of:=SQRT((([.C288]-[.C287])*([.C288]-[.C287]))+(([.D288]-[.D287])*([.D288]-[.D287])))" office:value-type="float" office:value="0.00916513237860218" calcext:value-type="float">
            <text:p>0,009165132378602</text:p>
          </table:table-cell>
          <table:table-cell table:formula="of:=-([.C288]*[.C288]*[.C288]/30)+([.C288]/20)+1/6" office:value-type="float" office:value="-2.13431171413334" calcext:value-type="float">
            <text:p>-2,13431171413334</text:p>
          </table:table-cell>
          <table:table-cell table:formula="of:=SQRT((([.C288]-[.C287])*([.C288]-[.C287]))+(([.F288]-[.F287])*([.F288]-[.F287])))" office:value-type="float" office:value="0.0159916157068969" calcext:value-type="float">
            <text:p>0,0159916157068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79</text:p>
          </table:table-cell>
          <table:table-cell table:formula="of:=[.C288]+([$'70.1'.$D$6]-[$'70.1'.$C$5])/1000" office:value-type="float" office:value="4.232" calcext:value-type="float">
            <text:p>4,232</text:p>
          </table:table-cell>
          <table:table-cell table:formula="of:=([.C289]*[.C289]*[.C289]*[.C289]/500)-([.C289]*[.C289]/200)-3/250" office:value-type="float" office:value="0.539974471421953" calcext:value-type="float">
            <text:p>0,539974471421953</text:p>
          </table:table-cell>
          <table:table-cell table:formula="of:=SQRT((([.C289]-[.C288])*([.C289]-[.C288]))+(([.D289]-[.D288])*([.D289]-[.D288])))" office:value-type="float" office:value="0.00917822230182395" calcext:value-type="float">
            <text:p>0,009178222301824</text:p>
          </table:table-cell>
          <table:table-cell table:formula="of:=-([.C289]*[.C289]*[.C289]/30)+([.C289]/20)+1/6" office:value-type="float" office:value="-2.1482125056" calcext:value-type="float">
            <text:p>-2,1482125056</text:p>
          </table:table-cell>
          <table:table-cell table:formula="of:=SQRT((([.C289]-[.C288])*([.C289]-[.C288]))+(([.F289]-[.F288])*([.F289]-[.F288])))" office:value-type="float" office:value="0.0160384538967994" calcext:value-type="float">
            <text:p>0,0160384538967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0</text:p>
          </table:table-cell>
          <table:table-cell table:formula="of:=[.C289]+([$'70.1'.$D$6]-[$'70.1'.$C$5])/1000" office:value-type="float" office:value="4.24" calcext:value-type="float">
            <text:p>4,24</text:p>
          </table:table-cell>
          <table:table-cell table:formula="of:=([.C290]*[.C290]*[.C290]*[.C290]/500)-([.C290]*[.C290]/200)-3/250" office:value-type="float" office:value="0.544500203520001" calcext:value-type="float">
            <text:p>0,544500203520001</text:p>
          </table:table-cell>
          <table:table-cell table:formula="of:=SQRT((([.C290]-[.C289])*([.C290]-[.C289]))+(([.D290]-[.D289])*([.D290]-[.D289])))" office:value-type="float" office:value="0.0091914226876638" calcext:value-type="float">
            <text:p>0,009191422687664</text:p>
          </table:table-cell>
          <table:table-cell table:formula="of:=-([.C290]*[.C290]*[.C290]/30)+([.C290]/20)+1/6" office:value-type="float" office:value="-2.16216746666667" calcext:value-type="float">
            <text:p>-2,16216746666667</text:p>
          </table:table-cell>
          <table:table-cell table:formula="of:=SQRT((([.C290]-[.C289])*([.C290]-[.C289]))+(([.F290]-[.F289])*([.F290]-[.F289])))" office:value-type="float" office:value="0.0160854262726286" calcext:value-type="float">
            <text:p>0,0160854262726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1</text:p>
          </table:table-cell>
          <table:table-cell table:formula="of:=[.C290]+([$'70.1'.$D$6]-[$'70.1'.$C$5])/1000" office:value-type="float" office:value="4.248" calcext:value-type="float">
            <text:p>4,248</text:p>
          </table:table-cell>
          <table:table-cell table:formula="of:=([.C291]*[.C291]*[.C291]*[.C291]/500)-([.C291]*[.C291]/200)-3/250" office:value-type="float" office:value="0.549052909228033" calcext:value-type="float">
            <text:p>0,549052909228033</text:p>
          </table:table-cell>
          <table:table-cell table:formula="of:=SQRT((([.C291]-[.C290])*([.C291]-[.C290]))+(([.D291]-[.D290])*([.D291]-[.D290])))" office:value-type="float" office:value="0.0092047340680732" calcext:value-type="float">
            <text:p>0,009204734068073</text:p>
          </table:table-cell>
          <table:table-cell table:formula="of:=-([.C291]*[.C291]*[.C291]/30)+([.C291]/20)+1/6" office:value-type="float" office:value="-2.17617669973334" calcext:value-type="float">
            <text:p>-2,17617669973334</text:p>
          </table:table-cell>
          <table:table-cell table:formula="of:=SQRT((([.C291]-[.C290])*([.C291]-[.C290]))+(([.F291]-[.F290])*([.F291]-[.F290])))" office:value-type="float" office:value="0.0161325326937898" calcext:value-type="float">
            <text:p>0,016132532693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2</text:p>
          </table:table-cell>
          <table:table-cell table:formula="of:=[.C291]+([$'70.1'.$D$6]-[$'70.1'.$C$5])/1000" office:value-type="float" office:value="4.256" calcext:value-type="float">
            <text:p>4,256</text:p>
          </table:table-cell>
          <table:table-cell table:formula="of:=([.C292]*[.C292]*[.C292]*[.C292]/500)-([.C292]*[.C292]/200)-3/250" office:value-type="float" office:value="0.553632692846593" calcext:value-type="float">
            <text:p>0,553632692846593</text:p>
          </table:table-cell>
          <table:table-cell table:formula="of:=SQRT((([.C292]-[.C291])*([.C292]-[.C291]))+(([.D292]-[.D291])*([.D292]-[.D291])))" office:value-type="float" office:value="0.00921815697375734" calcext:value-type="float">
            <text:p>0,009218156973757</text:p>
          </table:table-cell>
          <table:table-cell table:formula="of:=-([.C292]*[.C292]*[.C292]/30)+([.C292]/20)+1/6" office:value-type="float" office:value="-2.1902403072" calcext:value-type="float">
            <text:p>-2,1902403072</text:p>
          </table:table-cell>
          <table:table-cell table:formula="of:=SQRT((([.C292]-[.C291])*([.C292]-[.C291]))+(([.F292]-[.F291])*([.F292]-[.F291])))" office:value-type="float" office:value="0.0161797730199311" calcext:value-type="float">
            <text:p>0,0161797730199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3</text:p>
          </table:table-cell>
          <table:table-cell table:formula="of:=[.C292]+([$'70.1'.$D$6]-[$'70.1'.$C$5])/1000" office:value-type="float" office:value="4.264" calcext:value-type="float">
            <text:p>4,264</text:p>
          </table:table-cell>
          <table:table-cell table:formula="of:=([.C293]*[.C293]*[.C293]*[.C293]/500)-([.C293]*[.C293]/200)-3/250" office:value-type="float" office:value="0.558239658872833" calcext:value-type="float">
            <text:p>0,558239658872833</text:p>
          </table:table-cell>
          <table:table-cell table:formula="of:=SQRT((([.C293]-[.C292])*([.C293]-[.C292]))+(([.D293]-[.D292])*([.D293]-[.D292])))" office:value-type="float" office:value="0.00923169193414348" calcext:value-type="float">
            <text:p>0,009231691934143</text:p>
          </table:table-cell>
          <table:table-cell table:formula="of:=-([.C293]*[.C293]*[.C293]/30)+([.C293]/20)+1/6" office:value-type="float" office:value="-2.20435839146667" calcext:value-type="float">
            <text:p>-2,20435839146667</text:p>
          </table:table-cell>
          <table:table-cell table:formula="of:=SQRT((([.C293]-[.C292])*([.C293]-[.C292]))+(([.F293]-[.F292])*([.F293]-[.F292])))" office:value-type="float" office:value="0.0162271471109586" calcext:value-type="float">
            <text:p>0,0162271471109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4</text:p>
          </table:table-cell>
          <table:table-cell table:formula="of:=[.C293]+([$'70.1'.$D$6]-[$'70.1'.$C$5])/1000" office:value-type="float" office:value="4.272" calcext:value-type="float">
            <text:p>4,272</text:p>
          </table:table-cell>
          <table:table-cell table:formula="of:=([.C294]*[.C294]*[.C294]*[.C294]/500)-([.C294]*[.C294]/200)-3/250" office:value-type="float" office:value="0.562873912000513" calcext:value-type="float">
            <text:p>0,562873912000513</text:p>
          </table:table-cell>
          <table:table-cell table:formula="of:=SQRT((([.C294]-[.C293])*([.C294]-[.C293]))+(([.D294]-[.D293])*([.D294]-[.D293])))" office:value-type="float" office:value="0.00924533947734812" calcext:value-type="float">
            <text:p>0,009245339477348</text:p>
          </table:table-cell>
          <table:table-cell table:formula="of:=-([.C294]*[.C294]*[.C294]/30)+([.C294]/20)+1/6" office:value-type="float" office:value="-2.21853105493334" calcext:value-type="float">
            <text:p>-2,21853105493334</text:p>
          </table:table-cell>
          <table:table-cell table:formula="of:=SQRT((([.C294]-[.C293])*([.C294]-[.C293]))+(([.F294]-[.F293])*([.F294]-[.F293])))" office:value-type="float" office:value="0.0162746548270425" calcext:value-type="float">
            <text:p>0,0162746548270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5</text:p>
          </table:table-cell>
          <table:table-cell table:formula="of:=[.C294]+([$'70.1'.$D$6]-[$'70.1'.$C$5])/1000" office:value-type="float" office:value="4.28" calcext:value-type="float">
            <text:p>4,28</text:p>
          </table:table-cell>
          <table:table-cell table:formula="of:=([.C295]*[.C295]*[.C295]*[.C295]/500)-([.C295]*[.C295]/200)-3/250" office:value-type="float" office:value="0.567535557120001" calcext:value-type="float">
            <text:p>0,567535557120001</text:p>
          </table:table-cell>
          <table:table-cell table:formula="of:=SQRT((([.C295]-[.C294])*([.C295]-[.C294]))+(([.D295]-[.D294])*([.D295]-[.D294])))" office:value-type="float" office:value="0.00925910013014484" calcext:value-type="float">
            <text:p>0,009259100130145</text:p>
          </table:table-cell>
          <table:table-cell table:formula="of:=-([.C295]*[.C295]*[.C295]/30)+([.C295]/20)+1/6" office:value-type="float" office:value="-2.2327584" calcext:value-type="float">
            <text:p>-2,2327584</text:p>
          </table:table-cell>
          <table:table-cell table:formula="of:=SQRT((([.C295]-[.C294])*([.C295]-[.C294]))+(([.F295]-[.F294])*([.F295]-[.F294])))" office:value-type="float" office:value="0.0163222960286239" calcext:value-type="float">
            <text:p>0,0163222960286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6</text:p>
          </table:table-cell>
          <table:table-cell table:formula="of:=[.C295]+([$'70.1'.$D$6]-[$'70.1'.$C$5])/1000" office:value-type="float" office:value="4.288" calcext:value-type="float">
            <text:p>4,288</text:p>
          </table:table-cell>
          <table:table-cell table:formula="of:=([.C296]*[.C296]*[.C296]*[.C296]/500)-([.C296]*[.C296]/200)-3/250" office:value-type="float" office:value="0.572224699318273" calcext:value-type="float">
            <text:p>0,572224699318273</text:p>
          </table:table-cell>
          <table:table-cell table:formula="of:=SQRT((([.C296]-[.C295])*([.C296]-[.C295]))+(([.D296]-[.D295])*([.D296]-[.D295])))" office:value-type="float" office:value="0.00927297441793161" calcext:value-type="float">
            <text:p>0,009272974417932</text:p>
          </table:table-cell>
          <table:table-cell table:formula="of:=-([.C296]*[.C296]*[.C296]/30)+([.C296]/20)+1/6" office:value-type="float" office:value="-2.24704052906667" calcext:value-type="float">
            <text:p>-2,24704052906667</text:p>
          </table:table-cell>
          <table:table-cell table:formula="of:=SQRT((([.C296]-[.C295])*([.C296]-[.C295]))+(([.F296]-[.F295])*([.F296]-[.F295])))" office:value-type="float" office:value="0.0163700705764183" calcext:value-type="float">
            <text:p>0,0163700705764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7</text:p>
          </table:table-cell>
          <table:table-cell table:formula="of:=[.C296]+([$'70.1'.$D$6]-[$'70.1'.$C$5])/1000" office:value-type="float" office:value="4.296" calcext:value-type="float">
            <text:p>4,296</text:p>
          </table:table-cell>
          <table:table-cell table:formula="of:=([.C297]*[.C297]*[.C297]*[.C297]/500)-([.C297]*[.C297]/200)-3/250" office:value-type="float" office:value="0.576941443878913" calcext:value-type="float">
            <text:p>0,576941443878913</text:p>
          </table:table-cell>
          <table:table-cell table:formula="of:=SQRT((([.C297]-[.C296])*([.C297]-[.C296]))+(([.D297]-[.D296])*([.D297]-[.D296])))" office:value-type="float" office:value="0.0092869628647006" calcext:value-type="float">
            <text:p>0,009286962864701</text:p>
          </table:table-cell>
          <table:table-cell table:formula="of:=-([.C297]*[.C297]*[.C297]/30)+([.C297]/20)+1/6" office:value-type="float" office:value="-2.26137754453334" calcext:value-type="float">
            <text:p>-2,26137754453334</text:p>
          </table:table-cell>
          <table:table-cell table:formula="of:=SQRT((([.C297]-[.C296])*([.C297]-[.C296]))+(([.F297]-[.F296])*([.F297]-[.F296])))" office:value-type="float" office:value="0.0164179783314343" calcext:value-type="float">
            <text:p>0,0164179783314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8</text:p>
          </table:table-cell>
          <table:table-cell table:formula="of:=[.C297]+([$'70.1'.$D$6]-[$'70.1'.$C$5])/1000" office:value-type="float" office:value="4.304" calcext:value-type="float">
            <text:p>4,304</text:p>
          </table:table-cell>
          <table:table-cell table:formula="of:=([.C298]*[.C298]*[.C298]*[.C298]/500)-([.C298]*[.C298]/200)-3/250" office:value-type="float" office:value="0.581685896282113" calcext:value-type="float">
            <text:p>0,581685896282113</text:p>
          </table:table-cell>
          <table:table-cell table:formula="of:=SQRT((([.C298]-[.C297])*([.C298]-[.C297]))+(([.D298]-[.D297])*([.D298]-[.D297])))" office:value-type="float" office:value="0.00930106599300479" calcext:value-type="float">
            <text:p>0,009301065993005</text:p>
          </table:table-cell>
          <table:table-cell table:formula="of:=-([.C298]*[.C298]*[.C298]/30)+([.C298]/20)+1/6" office:value-type="float" office:value="-2.2757695488" calcext:value-type="float">
            <text:p>-2,2757695488</text:p>
          </table:table-cell>
          <table:table-cell table:formula="of:=SQRT((([.C298]-[.C297])*([.C298]-[.C297]))+(([.F298]-[.F297])*([.F298]-[.F297])))" office:value-type="float" office:value="0.0164660191549665" calcext:value-type="float">
            <text:p>0,0164660191549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89</text:p>
          </table:table-cell>
          <table:table-cell table:formula="of:=[.C298]+([$'70.1'.$D$6]-[$'70.1'.$C$5])/1000" office:value-type="float" office:value="4.312" calcext:value-type="float">
            <text:p>4,312</text:p>
          </table:table-cell>
          <table:table-cell table:formula="of:=([.C299]*[.C299]*[.C299]*[.C299]/500)-([.C299]*[.C299]/200)-3/250" office:value-type="float" office:value="0.586458162204673" calcext:value-type="float">
            <text:p>0,586458162204673</text:p>
          </table:table-cell>
          <table:table-cell table:formula="of:=SQRT((([.C299]-[.C298])*([.C299]-[.C298]))+(([.D299]-[.D298])*([.D299]-[.D298])))" office:value-type="float" office:value="0.00931528432392846" calcext:value-type="float">
            <text:p>0,009315284323928</text:p>
          </table:table-cell>
          <table:table-cell table:formula="of:=-([.C299]*[.C299]*[.C299]/30)+([.C299]/20)+1/6" office:value-type="float" office:value="-2.29021664426667" calcext:value-type="float">
            <text:p>-2,29021664426667</text:p>
          </table:table-cell>
          <table:table-cell table:formula="of:=SQRT((([.C299]-[.C298])*([.C299]-[.C298]))+(([.F299]-[.F298])*([.F299]-[.F298])))" office:value-type="float" office:value="0.0165141929086163" calcext:value-type="float">
            <text:p>0,0165141929086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0</text:p>
          </table:table-cell>
          <table:table-cell table:formula="of:=[.C299]+([$'70.1'.$D$6]-[$'70.1'.$C$5])/1000" office:value-type="float" office:value="4.32" calcext:value-type="float">
            <text:p>4,32</text:p>
          </table:table-cell>
          <table:table-cell table:formula="of:=([.C300]*[.C300]*[.C300]*[.C300]/500)-([.C300]*[.C300]/200)-3/250" office:value-type="float" office:value="0.591258347520001" calcext:value-type="float">
            <text:p>0,591258347520001</text:p>
          </table:table-cell>
          <table:table-cell table:formula="of:=SQRT((([.C300]-[.C299])*([.C300]-[.C299]))+(([.D300]-[.D299])*([.D300]-[.D299])))" office:value-type="float" office:value="0.0093296183770555" calcext:value-type="float">
            <text:p>0,009329618377056</text:p>
          </table:table-cell>
          <table:table-cell table:formula="of:=-([.C300]*[.C300]*[.C300]/30)+([.C300]/20)+1/6" office:value-type="float" office:value="-2.30471893333334" calcext:value-type="float">
            <text:p>-2,30471893333334</text:p>
          </table:table-cell>
          <table:table-cell table:formula="of:=SQRT((([.C300]-[.C299])*([.C300]-[.C299]))+(([.F300]-[.F299])*([.F300]-[.F299])))" office:value-type="float" office:value="0.0165624994542846" calcext:value-type="float">
            <text:p>0,0165624994542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1</text:p>
          </table:table-cell>
          <table:table-cell table:formula="of:=[.C300]+([$'70.1'.$D$6]-[$'70.1'.$C$5])/1000" office:value-type="float" office:value="4.328" calcext:value-type="float">
            <text:p>4,328</text:p>
          </table:table-cell>
          <table:table-cell table:formula="of:=([.C301]*[.C301]*[.C301]*[.C301]/500)-([.C301]*[.C301]/200)-3/250" office:value-type="float" office:value="0.596086558298113" calcext:value-type="float">
            <text:p>0,596086558298113</text:p>
          </table:table-cell>
          <table:table-cell table:formula="of:=SQRT((([.C301]-[.C300])*([.C301]-[.C300]))+(([.D301]-[.D300])*([.D301]-[.D300])))" office:value-type="float" office:value="0.00934406867043887" calcext:value-type="float">
            <text:p>0,009344068670439</text:p>
          </table:table-cell>
          <table:table-cell table:formula="of:=-([.C301]*[.C301]*[.C301]/30)+([.C301]/20)+1/6" office:value-type="float" office:value="-2.3192765184" calcext:value-type="float">
            <text:p>-2,3192765184</text:p>
          </table:table-cell>
          <table:table-cell table:formula="of:=SQRT((([.C301]-[.C300])*([.C301]-[.C300]))+(([.F301]-[.F300])*([.F301]-[.F300])))" office:value-type="float" office:value="0.0166109386541891" calcext:value-type="float">
            <text:p>0,0166109386541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2</text:p>
          </table:table-cell>
          <table:table-cell table:formula="of:=[.C301]+([$'70.1'.$D$6]-[$'70.1'.$C$5])/1000" office:value-type="float" office:value="4.336" calcext:value-type="float">
            <text:p>4,336</text:p>
          </table:table-cell>
          <table:table-cell table:formula="of:=([.C302]*[.C302]*[.C302]*[.C302]/500)-([.C302]*[.C302]/200)-3/250" office:value-type="float" office:value="0.600942900805633" calcext:value-type="float">
            <text:p>0,600942900805633</text:p>
          </table:table-cell>
          <table:table-cell table:formula="of:=SQRT((([.C302]-[.C301])*([.C302]-[.C301]))+(([.D302]-[.D301])*([.D302]-[.D301])))" office:value-type="float" office:value="0.0093586357205709" calcext:value-type="float">
            <text:p>0,009358635720571</text:p>
          </table:table-cell>
          <table:table-cell table:formula="of:=-([.C302]*[.C302]*[.C302]/30)+([.C302]/20)+1/6" office:value-type="float" office:value="-2.33388950186667" calcext:value-type="float">
            <text:p>-2,33388950186667</text:p>
          </table:table-cell>
          <table:table-cell table:formula="of:=SQRT((([.C302]-[.C301])*([.C302]-[.C301]))+(([.F302]-[.F301])*([.F302]-[.F301])))" office:value-type="float" office:value="0.0166595103708682" calcext:value-type="float">
            <text:p>0,0166595103708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3</text:p>
          </table:table-cell>
          <table:table-cell table:formula="of:=[.C302]+([$'70.1'.$D$6]-[$'70.1'.$C$5])/1000" office:value-type="float" office:value="4.344" calcext:value-type="float">
            <text:p>4,344</text:p>
          </table:table-cell>
          <table:table-cell table:formula="of:=([.C303]*[.C303]*[.C303]*[.C303]/500)-([.C303]*[.C303]/200)-3/250" office:value-type="float" office:value="0.605827481505793" calcext:value-type="float">
            <text:p>0,605827481505793</text:p>
          </table:table-cell>
          <table:table-cell table:formula="of:=SQRT((([.C303]-[.C302])*([.C303]-[.C302]))+(([.D303]-[.D302])*([.D303]-[.D302])))" office:value-type="float" office:value="0.00937332004235299" calcext:value-type="float">
            <text:p>0,009373320042353</text:p>
          </table:table-cell>
          <table:table-cell table:formula="of:=-([.C303]*[.C303]*[.C303]/30)+([.C303]/20)+1/6" office:value-type="float" office:value="-2.34855798613334" calcext:value-type="float">
            <text:p>-2,34855798613334</text:p>
          </table:table-cell>
          <table:table-cell table:formula="of:=SQRT((([.C303]-[.C302])*([.C303]-[.C302]))+(([.F303]-[.F302])*([.F303]-[.F302])))" office:value-type="float" office:value="0.0167082144671853" calcext:value-type="float">
            <text:p>0,016708214467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4</text:p>
          </table:table-cell>
          <table:table-cell table:formula="of:=[.C303]+([$'70.1'.$D$6]-[$'70.1'.$C$5])/1000" office:value-type="float" office:value="4.352" calcext:value-type="float">
            <text:p>4,352</text:p>
          </table:table-cell>
          <table:table-cell table:formula="of:=([.C304]*[.C304]*[.C304]*[.C304]/500)-([.C304]*[.C304]/200)-3/250" office:value-type="float" office:value="0.610740407058433" calcext:value-type="float">
            <text:p>0,610740407058433</text:p>
          </table:table-cell>
          <table:table-cell table:formula="of:=SQRT((([.C304]-[.C303])*([.C304]-[.C303]))+(([.D304]-[.D303])*([.D304]-[.D303])))" office:value-type="float" office:value="0.00938812214906592" calcext:value-type="float">
            <text:p>0,009388122149066</text:p>
          </table:table-cell>
          <table:table-cell table:formula="of:=-([.C304]*[.C304]*[.C304]/30)+([.C304]/20)+1/6" office:value-type="float" office:value="-2.3632820736" calcext:value-type="float">
            <text:p>-2,3632820736</text:p>
          </table:table-cell>
          <table:table-cell table:formula="of:=SQRT((([.C304]-[.C303])*([.C304]-[.C303]))+(([.F304]-[.F303])*([.F304]-[.F303])))" office:value-type="float" office:value="0.016757050806334" calcext:value-type="float">
            <text:p>0,0167570508063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5</text:p>
          </table:table-cell>
          <table:table-cell table:formula="of:=[.C304]+([$'70.1'.$D$6]-[$'70.1'.$C$5])/1000" office:value-type="float" office:value="4.36" calcext:value-type="float">
            <text:p>4,36</text:p>
          </table:table-cell>
          <table:table-cell table:formula="of:=([.C305]*[.C305]*[.C305]*[.C305]/500)-([.C305]*[.C305]/200)-3/250" office:value-type="float" office:value="0.615681784320001" calcext:value-type="float">
            <text:p>0,615681784320001</text:p>
          </table:table-cell>
          <table:table-cell table:formula="of:=SQRT((([.C305]-[.C304])*([.C305]-[.C304]))+(([.D305]-[.D304])*([.D305]-[.D304])))" office:value-type="float" office:value="0.00940304255234135" calcext:value-type="float">
            <text:p>0,009403042552341</text:p>
          </table:table-cell>
          <table:table-cell table:formula="of:=-([.C305]*[.C305]*[.C305]/30)+([.C305]/20)+1/6" office:value-type="float" office:value="-2.37806186666667" calcext:value-type="float">
            <text:p>-2,37806186666667</text:p>
          </table:table-cell>
          <table:table-cell table:formula="of:=SQRT((([.C305]-[.C304])*([.C305]-[.C304]))+(([.F305]-[.F304])*([.F305]-[.F304])))" office:value-type="float" office:value="0.0168060192518475" calcext:value-type="float">
            <text:p>0,0168060192518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6</text:p>
          </table:table-cell>
          <table:table-cell table:formula="of:=[.C305]+([$'70.1'.$D$6]-[$'70.1'.$C$5])/1000" office:value-type="float" office:value="4.368" calcext:value-type="float">
            <text:p>4,368</text:p>
          </table:table-cell>
          <table:table-cell table:formula="of:=([.C306]*[.C306]*[.C306]*[.C306]/500)-([.C306]*[.C306]/200)-3/250" office:value-type="float" office:value="0.620651720343553" calcext:value-type="float">
            <text:p>0,620651720343553</text:p>
          </table:table-cell>
          <table:table-cell table:formula="of:=SQRT((([.C306]-[.C305])*([.C306]-[.C305]))+(([.D306]-[.D305])*([.D306]-[.D305])))" office:value-type="float" office:value="0.00941808176213176" calcext:value-type="float">
            <text:p>0,009418081762132</text:p>
          </table:table-cell>
          <table:table-cell table:formula="of:=-([.C306]*[.C306]*[.C306]/30)+([.C306]/20)+1/6" office:value-type="float" office:value="-2.39289746773334" calcext:value-type="float">
            <text:p>-2,39289746773334</text:p>
          </table:table-cell>
          <table:table-cell table:formula="of:=SQRT((([.C306]-[.C305])*([.C306]-[.C305]))+(([.F306]-[.F305])*([.F306]-[.F305])))" office:value-type="float" office:value="0.016855119667605" calcext:value-type="float">
            <text:p>0,0168551196676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7</text:p>
          </table:table-cell>
          <table:table-cell table:formula="of:=[.C306]+([$'70.1'.$D$6]-[$'70.1'.$C$5])/1000" office:value-type="float" office:value="4.376" calcext:value-type="float">
            <text:p>4,376</text:p>
          </table:table-cell>
          <table:table-cell table:formula="of:=([.C307]*[.C307]*[.C307]*[.C307]/500)-([.C307]*[.C307]/200)-3/250" office:value-type="float" office:value="0.625650322378753" calcext:value-type="float">
            <text:p>0,625650322378753</text:p>
          </table:table-cell>
          <table:table-cell table:formula="of:=SQRT((([.C307]-[.C306])*([.C307]-[.C306]))+(([.D307]-[.D306])*([.D307]-[.D306])))" office:value-type="float" office:value="0.00943324028668339" calcext:value-type="float">
            <text:p>0,009433240286683</text:p>
          </table:table-cell>
          <table:table-cell table:formula="of:=-([.C307]*[.C307]*[.C307]/30)+([.C307]/20)+1/6" office:value-type="float" office:value="-2.4077889792" calcext:value-type="float">
            <text:p>-2,4077889792</text:p>
          </table:table-cell>
          <table:table-cell table:formula="of:=SQRT((([.C307]-[.C306])*([.C307]-[.C306]))+(([.F307]-[.F306])*([.F307]-[.F306])))" office:value-type="float" office:value="0.0169043519178308" calcext:value-type="float">
            <text:p>0,0169043519178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8</text:p>
          </table:table-cell>
          <table:table-cell table:formula="of:=[.C307]+([$'70.1'.$D$6]-[$'70.1'.$C$5])/1000" office:value-type="float" office:value="4.384" calcext:value-type="float">
            <text:p>4,384</text:p>
          </table:table-cell>
          <table:table-cell table:formula="of:=([.C308]*[.C308]*[.C308]*[.C308]/500)-([.C308]*[.C308]/200)-3/250" office:value-type="float" office:value="0.630677697871873" calcext:value-type="float">
            <text:p>0,630677697871873</text:p>
          </table:table-cell>
          <table:table-cell table:formula="of:=SQRT((([.C308]-[.C307])*([.C308]-[.C307]))+(([.D308]-[.D307])*([.D308]-[.D307])))" office:value-type="float" office:value="0.00944851863250659" calcext:value-type="float">
            <text:p>0,009448518632507</text:p>
          </table:table-cell>
          <table:table-cell table:formula="of:=-([.C308]*[.C308]*[.C308]/30)+([.C308]/20)+1/6" office:value-type="float" office:value="-2.42273650346667" calcext:value-type="float">
            <text:p>-2,42273650346667</text:p>
          </table:table-cell>
          <table:table-cell table:formula="of:=SQRT((([.C308]-[.C307])*([.C308]-[.C307]))+(([.F308]-[.F307])*([.F308]-[.F307])))" office:value-type="float" office:value="0.0169537158671065" calcext:value-type="float">
            <text:p>0,0169537158671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99</text:p>
          </table:table-cell>
          <table:table-cell table:formula="of:=[.C308]+([$'70.1'.$D$6]-[$'70.1'.$C$5])/1000" office:value-type="float" office:value="4.392" calcext:value-type="float">
            <text:p>4,392</text:p>
          </table:table-cell>
          <table:table-cell table:formula="of:=([.C309]*[.C309]*[.C309]*[.C309]/500)-([.C309]*[.C309]/200)-3/250" office:value-type="float" office:value="0.635733954465793" calcext:value-type="float">
            <text:p>0,635733954465793</text:p>
          </table:table-cell>
          <table:table-cell table:formula="of:=SQRT((([.C309]-[.C308])*([.C309]-[.C308]))+(([.D309]-[.D308])*([.D309]-[.D308])))" office:value-type="float" office:value="0.0094639173043492" calcext:value-type="float">
            <text:p>0,009463917304349</text:p>
          </table:table-cell>
          <table:table-cell table:formula="of:=-([.C309]*[.C309]*[.C309]/30)+([.C309]/20)+1/6" office:value-type="float" office:value="-2.43774014293334" calcext:value-type="float">
            <text:p>-2,43774014293334</text:p>
          </table:table-cell>
          <table:table-cell table:formula="of:=SQRT((([.C309]-[.C308])*([.C309]-[.C308]))+(([.F309]-[.F308])*([.F309]-[.F308])))" office:value-type="float" office:value="0.0170032113803757" calcext:value-type="float">
            <text:p>0,0170032113803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0</text:p>
          </table:table-cell>
          <table:table-cell table:formula="of:=[.C309]+([$'70.1'.$D$6]-[$'70.1'.$C$5])/1000" office:value-type="float" office:value="4.4" calcext:value-type="float">
            <text:p>4,4</text:p>
          </table:table-cell>
          <table:table-cell table:formula="of:=([.C310]*[.C310]*[.C310]*[.C310]/500)-([.C310]*[.C310]/200)-3/250" office:value-type="float" office:value="0.640819200000001" calcext:value-type="float">
            <text:p>0,640819200000001</text:p>
          </table:table-cell>
          <table:table-cell table:formula="of:=SQRT((([.C310]-[.C309])*([.C310]-[.C309]))+(([.D310]-[.D309])*([.D310]-[.D309])))" office:value-type="float" office:value="0.00947943680516839" calcext:value-type="float">
            <text:p>0,009479436805168</text:p>
          </table:table-cell>
          <table:table-cell table:formula="of:=-([.C310]*[.C310]*[.C310]/30)+([.C310]/20)+1/6" office:value-type="float" office:value="-2.4528" calcext:value-type="float">
            <text:p>-2,4528</text:p>
          </table:table-cell>
          <table:table-cell table:formula="of:=SQRT((([.C310]-[.C309])*([.C310]-[.C309]))+(([.F310]-[.F309])*([.F310]-[.F309])))" office:value-type="float" office:value="0.0170528383229423" calcext:value-type="float">
            <text:p>0,0170528383229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1</text:p>
          </table:table-cell>
          <table:table-cell table:formula="of:=[.C310]+([$'70.1'.$D$6]-[$'70.1'.$C$5])/1000" office:value-type="float" office:value="4.408" calcext:value-type="float">
            <text:p>4,408</text:p>
          </table:table-cell>
          <table:table-cell table:formula="of:=([.C311]*[.C311]*[.C311]*[.C311]/500)-([.C311]*[.C311]/200)-3/250" office:value-type="float" office:value="0.645933542510593" calcext:value-type="float">
            <text:p>0,645933542510593</text:p>
          </table:table-cell>
          <table:table-cell table:formula="of:=SQRT((([.C311]-[.C310])*([.C311]-[.C310]))+(([.D311]-[.D310])*([.D311]-[.D310])))" office:value-type="float" office:value="0.00949507763610436" calcext:value-type="float">
            <text:p>0,009495077636104</text:p>
          </table:table-cell>
          <table:table-cell table:formula="of:=-([.C311]*[.C311]*[.C311]/30)+([.C311]/20)+1/6" office:value-type="float" office:value="-2.46791617706667" calcext:value-type="float">
            <text:p>-2,46791617706667</text:p>
          </table:table-cell>
          <table:table-cell table:formula="of:=SQRT((([.C311]-[.C310])*([.C311]-[.C310]))+(([.F311]-[.F310])*([.F311]-[.F310])))" office:value-type="float" office:value="0.0171025965604884" calcext:value-type="float">
            <text:p>0,0171025965604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2</text:p>
          </table:table-cell>
          <table:table-cell table:formula="of:=[.C311]+([$'70.1'.$D$6]-[$'70.1'.$C$5])/1000" office:value-type="float" office:value="4.416" calcext:value-type="float">
            <text:p>4,416</text:p>
          </table:table-cell>
          <table:table-cell table:formula="of:=([.C312]*[.C312]*[.C312]*[.C312]/500)-([.C312]*[.C312]/200)-3/250" office:value-type="float" office:value="0.651077090230273" calcext:value-type="float">
            <text:p>0,651077090230273</text:p>
          </table:table-cell>
          <table:table-cell table:formula="of:=SQRT((([.C312]-[.C311])*([.C312]-[.C311]))+(([.D312]-[.D311])*([.D312]-[.D311])))" office:value-type="float" office:value="0.00951084029645251" calcext:value-type="float">
            <text:p>0,009510840296453</text:p>
          </table:table-cell>
          <table:table-cell table:formula="of:=-([.C312]*[.C312]*[.C312]/30)+([.C312]/20)+1/6" office:value-type="float" office:value="-2.48308877653334" calcext:value-type="float">
            <text:p>-2,48308877653334</text:p>
          </table:table-cell>
          <table:table-cell table:formula="of:=SQRT((([.C312]-[.C311])*([.C312]-[.C311]))+(([.F312]-[.F311])*([.F312]-[.F311])))" office:value-type="float" office:value="0.0171524859590642" calcext:value-type="float">
            <text:p>0,0171524859590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3</text:p>
          </table:table-cell>
          <table:table-cell table:formula="of:=[.C312]+([$'70.1'.$D$6]-[$'70.1'.$C$5])/1000" office:value-type="float" office:value="4.424" calcext:value-type="float">
            <text:p>4,424</text:p>
          </table:table-cell>
          <table:table-cell table:formula="of:=([.C313]*[.C313]*[.C313]*[.C313]/500)-([.C313]*[.C313]/200)-3/250" office:value-type="float" office:value="0.656249951588353" calcext:value-type="float">
            <text:p>0,656249951588353</text:p>
          </table:table-cell>
          <table:table-cell table:formula="of:=SQRT((([.C313]-[.C312])*([.C313]-[.C312]))+(([.D313]-[.D312])*([.D313]-[.D312])))" office:value-type="float" office:value="0.00952672528363854" calcext:value-type="float">
            <text:p>0,009526725283639</text:p>
          </table:table-cell>
          <table:table-cell table:formula="of:=-([.C313]*[.C313]*[.C313]/30)+([.C313]/20)+1/6" office:value-type="float" office:value="-2.4983179008" calcext:value-type="float">
            <text:p>-2,4983179008</text:p>
          </table:table-cell>
          <table:table-cell table:formula="of:=SQRT((([.C313]-[.C312])*([.C313]-[.C312]))+(([.F313]-[.F312])*([.F313]-[.F312])))" office:value-type="float" office:value="0.0172025063851047" calcext:value-type="float">
            <text:p>0,0172025063851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4</text:p>
          </table:table-cell>
          <table:table-cell table:formula="of:=[.C313]+([$'70.1'.$D$6]-[$'70.1'.$C$5])/1000" office:value-type="float" office:value="4.432" calcext:value-type="float">
            <text:p>4,432</text:p>
          </table:table-cell>
          <table:table-cell table:formula="of:=([.C314]*[.C314]*[.C314]*[.C314]/500)-([.C314]*[.C314]/200)-3/250" office:value-type="float" office:value="0.661452235210753" calcext:value-type="float">
            <text:p>0,661452235210753</text:p>
          </table:table-cell>
          <table:table-cell table:formula="of:=SQRT((([.C314]-[.C313])*([.C314]-[.C313]))+(([.D314]-[.D313])*([.D314]-[.D313])))" office:value-type="float" office:value="0.00954273309319142" calcext:value-type="float">
            <text:p>0,009542733093191</text:p>
          </table:table-cell>
          <table:table-cell table:formula="of:=-([.C314]*[.C314]*[.C314]/30)+([.C314]/20)+1/6" office:value-type="float" office:value="-2.51360365226667" calcext:value-type="float">
            <text:p>-2,51360365226667</text:p>
          </table:table-cell>
          <table:table-cell table:formula="of:=SQRT((([.C314]-[.C313])*([.C314]-[.C313]))+(([.F314]-[.F313])*([.F314]-[.F313])))" office:value-type="float" office:value="0.0172526577054295" calcext:value-type="float">
            <text:p>0,017252657705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5</text:p>
          </table:table-cell>
          <table:table-cell table:formula="of:=[.C314]+([$'70.1'.$D$6]-[$'70.1'.$C$5])/1000" office:value-type="float" office:value="4.44" calcext:value-type="float">
            <text:p>4,44</text:p>
          </table:table-cell>
          <table:table-cell table:formula="of:=([.C315]*[.C315]*[.C315]*[.C315]/500)-([.C315]*[.C315]/200)-3/250" office:value-type="float" office:value="0.666684049920002" calcext:value-type="float">
            <text:p>0,666684049920002</text:p>
          </table:table-cell>
          <table:table-cell table:formula="of:=SQRT((([.C315]-[.C314])*([.C315]-[.C314]))+(([.D315]-[.D314])*([.D315]-[.D314])))" office:value-type="float" office:value="0.00955886421871902" calcext:value-type="float">
            <text:p>0,009558864218719</text:p>
          </table:table-cell>
          <table:table-cell table:formula="of:=-([.C315]*[.C315]*[.C315]/30)+([.C315]/20)+1/6" office:value-type="float" office:value="-2.52894613333334" calcext:value-type="float">
            <text:p>-2,52894613333334</text:p>
          </table:table-cell>
          <table:table-cell table:formula="of:=SQRT((([.C315]-[.C314])*([.C315]-[.C314]))+(([.F315]-[.F314])*([.F315]-[.F314])))" office:value-type="float" office:value="0.0173029397872452" calcext:value-type="float">
            <text:p>0,0173029397872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6</text:p>
          </table:table-cell>
          <table:table-cell table:formula="of:=[.C315]+([$'70.1'.$D$6]-[$'70.1'.$C$5])/1000" office:value-type="float" office:value="4.448" calcext:value-type="float">
            <text:p>4,448</text:p>
          </table:table-cell>
          <table:table-cell table:formula="of:=([.C316]*[.C316]*[.C316]*[.C316]/500)-([.C316]*[.C316]/200)-3/250" office:value-type="float" office:value="0.671945504735233" calcext:value-type="float">
            <text:p>0,671945504735233</text:p>
          </table:table-cell>
          <table:table-cell table:formula="of:=SQRT((([.C316]-[.C315])*([.C316]-[.C315]))+(([.D316]-[.D315])*([.D316]-[.D315])))" office:value-type="float" office:value="0.00957511915188145" calcext:value-type="float">
            <text:p>0,009575119151881</text:p>
          </table:table-cell>
          <table:table-cell table:formula="of:=-([.C316]*[.C316]*[.C316]/30)+([.C316]/20)+1/6" office:value-type="float" office:value="-2.5443454464" calcext:value-type="float">
            <text:p>-2,5443454464</text:p>
          </table:table-cell>
          <table:table-cell table:formula="of:=SQRT((([.C316]-[.C315])*([.C316]-[.C315]))+(([.F316]-[.F315])*([.F316]-[.F315])))" office:value-type="float" office:value="0.0173533524981547" calcext:value-type="float">
            <text:p>0,0173533524981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7</text:p>
          </table:table-cell>
          <table:table-cell table:formula="of:=[.C316]+([$'70.1'.$D$6]-[$'70.1'.$C$5])/1000" office:value-type="float" office:value="4.456" calcext:value-type="float">
            <text:p>4,456</text:p>
          </table:table-cell>
          <table:table-cell table:formula="of:=([.C317]*[.C317]*[.C317]*[.C317]/500)-([.C317]*[.C317]/200)-3/250" office:value-type="float" office:value="0.677236708872193" calcext:value-type="float">
            <text:p>0,677236708872193</text:p>
          </table:table-cell>
          <table:table-cell table:formula="of:=SQRT((([.C317]-[.C316])*([.C317]-[.C316]))+(([.D317]-[.D316])*([.D317]-[.D316])))" office:value-type="float" office:value="0.0095914983823688" calcext:value-type="float">
            <text:p>0,009591498382369</text:p>
          </table:table-cell>
          <table:table-cell table:formula="of:=-([.C317]*[.C317]*[.C317]/30)+([.C317]/20)+1/6" office:value-type="float" office:value="-2.55980169386667" calcext:value-type="float">
            <text:p>-2,55980169386667</text:p>
          </table:table-cell>
          <table:table-cell table:formula="of:=SQRT((([.C317]-[.C316])*([.C317]-[.C316]))+(([.F317]-[.F316])*([.F317]-[.F316])))" office:value-type="float" office:value="0.0174038957061584" calcext:value-type="float">
            <text:p>0,0174038957061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8</text:p>
          </table:table-cell>
          <table:table-cell table:formula="of:=[.C317]+([$'70.1'.$D$6]-[$'70.1'.$C$5])/1000" office:value-type="float" office:value="4.464" calcext:value-type="float">
            <text:p>4,464</text:p>
          </table:table-cell>
          <table:table-cell table:formula="of:=([.C318]*[.C318]*[.C318]*[.C318]/500)-([.C318]*[.C318]/200)-3/250" office:value-type="float" office:value="0.682557771743233" calcext:value-type="float">
            <text:p>0,682557771743233</text:p>
          </table:table-cell>
          <table:table-cell table:formula="of:=SQRT((([.C318]-[.C317])*([.C318]-[.C317]))+(([.D318]-[.D317])*([.D318]-[.D317])))" office:value-type="float" office:value="0.00960800239787439" calcext:value-type="float">
            <text:p>0,009608002397874</text:p>
          </table:table-cell>
          <table:table-cell table:formula="of:=-([.C318]*[.C318]*[.C318]/30)+([.C318]/20)+1/6" office:value-type="float" office:value="-2.57531497813334" calcext:value-type="float">
            <text:p>-2,57531497813334</text:p>
          </table:table-cell>
          <table:table-cell table:formula="of:=SQRT((([.C318]-[.C317])*([.C318]-[.C317]))+(([.F318]-[.F317])*([.F318]-[.F317])))" office:value-type="float" office:value="0.0174545692796583" calcext:value-type="float">
            <text:p>0,0174545692796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09</text:p>
          </table:table-cell>
          <table:table-cell table:formula="of:=[.C318]+([$'70.1'.$D$6]-[$'70.1'.$C$5])/1000" office:value-type="float" office:value="4.472" calcext:value-type="float">
            <text:p>4,472</text:p>
          </table:table-cell>
          <table:table-cell table:formula="of:=([.C319]*[.C319]*[.C319]*[.C319]/500)-([.C319]*[.C319]/200)-3/250" office:value-type="float" office:value="0.687908802957313" calcext:value-type="float">
            <text:p>0,687908802957313</text:p>
          </table:table-cell>
          <table:table-cell table:formula="of:=SQRT((([.C319]-[.C318])*([.C319]-[.C318]))+(([.D319]-[.D318])*([.D319]-[.D318])))" office:value-type="float" office:value="0.00962463168407288" calcext:value-type="float">
            <text:p>0,009624631684073</text:p>
          </table:table-cell>
          <table:table-cell table:formula="of:=-([.C319]*[.C319]*[.C319]/30)+([.C319]/20)+1/6" office:value-type="float" office:value="-2.5908854016" calcext:value-type="float">
            <text:p>-2,5908854016</text:p>
          </table:table-cell>
          <table:table-cell table:formula="of:=SQRT((([.C319]-[.C318])*([.C319]-[.C318]))+(([.F319]-[.F318])*([.F319]-[.F318])))" office:value-type="float" office:value="0.0175053730874647" calcext:value-type="float">
            <text:p>0,017505373087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0</text:p>
          </table:table-cell>
          <table:table-cell table:formula="of:=[.C319]+([$'70.1'.$D$6]-[$'70.1'.$C$5])/1000" office:value-type="float" office:value="4.48" calcext:value-type="float">
            <text:p>4,48</text:p>
          </table:table-cell>
          <table:table-cell table:formula="of:=([.C320]*[.C320]*[.C320]*[.C320]/500)-([.C320]*[.C320]/200)-3/250" office:value-type="float" office:value="0.693289912320002" calcext:value-type="float">
            <text:p>0,693289912320002</text:p>
          </table:table-cell>
          <table:table-cell table:formula="of:=SQRT((([.C320]-[.C319])*([.C320]-[.C319]))+(([.D320]-[.D319])*([.D320]-[.D319])))" office:value-type="float" office:value="0.00964138672459567" calcext:value-type="float">
            <text:p>0,009641386724596</text:p>
          </table:table-cell>
          <table:table-cell table:formula="of:=-([.C320]*[.C320]*[.C320]/30)+([.C320]/20)+1/6" office:value-type="float" office:value="-2.60651306666667" calcext:value-type="float">
            <text:p>-2,60651306666667</text:p>
          </table:table-cell>
          <table:table-cell table:formula="of:=SQRT((([.C320]-[.C319])*([.C320]-[.C319]))+(([.F320]-[.F319])*([.F320]-[.F319])))" office:value-type="float" office:value="0.0175563069987945" calcext:value-type="float">
            <text:p>0,0175563069987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1</text:p>
          </table:table-cell>
          <table:table-cell table:formula="of:=[.C320]+([$'70.1'.$D$6]-[$'70.1'.$C$5])/1000" office:value-type="float" office:value="4.488" calcext:value-type="float">
            <text:p>4,488</text:p>
          </table:table-cell>
          <table:table-cell table:formula="of:=([.C321]*[.C321]*[.C321]*[.C321]/500)-([.C321]*[.C321]/200)-3/250" office:value-type="float" office:value="0.698701209833474" calcext:value-type="float">
            <text:p>0,698701209833474</text:p>
          </table:table-cell>
          <table:table-cell table:formula="of:=SQRT((([.C321]-[.C320])*([.C321]-[.C320]))+(([.D321]-[.D320])*([.D321]-[.D320])))" office:value-type="float" office:value="0.00965826800100864" calcext:value-type="float">
            <text:p>0,009658268001009</text:p>
          </table:table-cell>
          <table:table-cell table:formula="of:=-([.C321]*[.C321]*[.C321]/30)+([.C321]/20)+1/6" office:value-type="float" office:value="-2.62219807573334" calcext:value-type="float">
            <text:p>-2,62219807573334</text:p>
          </table:table-cell>
          <table:table-cell table:formula="of:=SQRT((([.C321]-[.C320])*([.C321]-[.C320]))+(([.F321]-[.F320])*([.F321]-[.F320])))" office:value-type="float" office:value="0.0176073708832809" calcext:value-type="float">
            <text:p>0,01760737088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2</text:p>
          </table:table-cell>
          <table:table-cell table:formula="of:=[.C321]+([$'70.1'.$D$6]-[$'70.1'.$C$5])/1000" office:value-type="float" office:value="4.496" calcext:value-type="float">
            <text:p>4,496</text:p>
          </table:table-cell>
          <table:table-cell table:formula="of:=([.C322]*[.C322]*[.C322]*[.C322]/500)-([.C322]*[.C322]/200)-3/250" office:value-type="float" office:value="0.704142805696513" calcext:value-type="float">
            <text:p>0,704142805696513</text:p>
          </table:table-cell>
          <table:table-cell table:formula="of:=SQRT((([.C322]-[.C321])*([.C322]-[.C321]))+(([.D322]-[.D321])*([.D322]-[.D321])))" office:value-type="float" office:value="0.00967527599278974" calcext:value-type="float">
            <text:p>0,00967527599279</text:p>
          </table:table-cell>
          <table:table-cell table:formula="of:=-([.C322]*[.C322]*[.C322]/30)+([.C322]/20)+1/6" office:value-type="float" office:value="-2.6379405312" calcext:value-type="float">
            <text:p>-2,6379405312</text:p>
          </table:table-cell>
          <table:table-cell table:formula="of:=SQRT((([.C322]-[.C321])*([.C322]-[.C321]))+(([.F322]-[.F321])*([.F322]-[.F321])))" office:value-type="float" office:value="0.0176585646109746" calcext:value-type="float">
            <text:p>0,0176585646109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3</text:p>
          </table:table-cell>
          <table:table-cell table:formula="of:=[.C322]+([$'70.1'.$D$6]-[$'70.1'.$C$5])/1000" office:value-type="float" office:value="4.504" calcext:value-type="float">
            <text:p>4,504</text:p>
          </table:table-cell>
          <table:table-cell table:formula="of:=([.C323]*[.C323]*[.C323]*[.C323]/500)-([.C323]*[.C323]/200)-3/250" office:value-type="float" office:value="0.709614810304514" calcext:value-type="float">
            <text:p>0,709614810304514</text:p>
          </table:table-cell>
          <table:table-cell table:formula="of:=SQRT((([.C323]-[.C322])*([.C323]-[.C322]))+(([.D323]-[.D322])*([.D323]-[.D322])))" office:value-type="float" office:value="0.00969241117730643" calcext:value-type="float">
            <text:p>0,009692411177306</text:p>
          </table:table-cell>
          <table:table-cell table:formula="of:=-([.C323]*[.C323]*[.C323]/30)+([.C323]/20)+1/6" office:value-type="float" office:value="-2.65374053546667" calcext:value-type="float">
            <text:p>-2,65374053546667</text:p>
          </table:table-cell>
          <table:table-cell table:formula="of:=SQRT((([.C323]-[.C322])*([.C323]-[.C322]))+(([.F323]-[.F322])*([.F323]-[.F322])))" office:value-type="float" office:value="0.0177098880523484" calcext:value-type="float">
            <text:p>0,0177098880523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4</text:p>
          </table:table-cell>
          <table:table-cell table:formula="of:=[.C323]+([$'70.1'.$D$6]-[$'70.1'.$C$5])/1000" office:value-type="float" office:value="4.512" calcext:value-type="float">
            <text:p>4,512</text:p>
          </table:table-cell>
          <table:table-cell table:formula="of:=([.C324]*[.C324]*[.C324]*[.C324]/500)-([.C324]*[.C324]/200)-3/250" office:value-type="float" office:value="0.715117334249473" calcext:value-type="float">
            <text:p>0,715117334249473</text:p>
          </table:table-cell>
          <table:table-cell table:formula="of:=SQRT((([.C324]-[.C323])*([.C324]-[.C323]))+(([.D324]-[.D323])*([.D324]-[.D323])))" office:value-type="float" office:value="0.00970967402979404" calcext:value-type="float">
            <text:p>0,009709674029794</text:p>
          </table:table-cell>
          <table:table-cell table:formula="of:=-([.C324]*[.C324]*[.C324]/30)+([.C324]/20)+1/6" office:value-type="float" office:value="-2.66959819093334" calcext:value-type="float">
            <text:p>-2,66959819093334</text:p>
          </table:table-cell>
          <table:table-cell table:formula="of:=SQRT((([.C324]-[.C323])*([.C324]-[.C323]))+(([.F324]-[.F323])*([.F324]-[.F323])))" office:value-type="float" office:value="0.0177613410782943" calcext:value-type="float">
            <text:p>0,0177613410782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5</text:p>
          </table:table-cell>
          <table:table-cell table:formula="of:=[.C324]+([$'70.1'.$D$6]-[$'70.1'.$C$5])/1000" office:value-type="float" office:value="4.52" calcext:value-type="float">
            <text:p>4,52</text:p>
          </table:table-cell>
          <table:table-cell table:formula="of:=([.C325]*[.C325]*[.C325]*[.C325]/500)-([.C325]*[.C325]/200)-3/250" office:value-type="float" office:value="0.720650488320002" calcext:value-type="float">
            <text:p>0,720650488320002</text:p>
          </table:table-cell>
          <table:table-cell table:formula="of:=SQRT((([.C325]-[.C324])*([.C325]-[.C324]))+(([.D325]-[.D324])*([.D325]-[.D324])))" office:value-type="float" office:value="0.00972706502333577" calcext:value-type="float">
            <text:p>0,009727065023336</text:p>
          </table:table-cell>
          <table:table-cell table:formula="of:=-([.C325]*[.C325]*[.C325]/30)+([.C325]/20)+1/6" office:value-type="float" office:value="-2.6855136" calcext:value-type="float">
            <text:p>-2,6855136</text:p>
          </table:table-cell>
          <table:table-cell table:formula="of:=SQRT((([.C325]-[.C324])*([.C325]-[.C324]))+(([.F325]-[.F324])*([.F325]-[.F324])))" office:value-type="float" office:value="0.0178129235601383" calcext:value-type="float">
            <text:p>0,0178129235601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6</text:p>
          </table:table-cell>
          <table:table-cell table:formula="of:=[.C325]+([$'70.1'.$D$6]-[$'70.1'.$C$5])/1000" office:value-type="float" office:value="4.528" calcext:value-type="float">
            <text:p>4,528</text:p>
          </table:table-cell>
          <table:table-cell table:formula="of:=([.C326]*[.C326]*[.C326]*[.C326]/500)-([.C326]*[.C326]/200)-3/250" office:value-type="float" office:value="0.726214383501314" calcext:value-type="float">
            <text:p>0,726214383501314</text:p>
          </table:table-cell>
          <table:table-cell table:formula="of:=SQRT((([.C326]-[.C325])*([.C326]-[.C325]))+(([.D326]-[.D325])*([.D326]-[.D325])))" office:value-type="float" office:value="0.00974458462884009" calcext:value-type="float">
            <text:p>0,00974458462884</text:p>
          </table:table-cell>
          <table:table-cell table:formula="of:=-([.C326]*[.C326]*[.C326]/30)+([.C326]/20)+1/6" office:value-type="float" office:value="-2.70148686506667" calcext:value-type="float">
            <text:p>-2,70148686506667</text:p>
          </table:table-cell>
          <table:table-cell table:formula="of:=SQRT((([.C326]-[.C325])*([.C326]-[.C325]))+(([.F326]-[.F325])*([.F326]-[.F325])))" office:value-type="float" office:value="0.0178646353696348" calcext:value-type="float">
            <text:p>0,0178646353696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7</text:p>
          </table:table-cell>
          <table:table-cell table:formula="of:=[.C326]+([$'70.1'.$D$6]-[$'70.1'.$C$5])/1000" office:value-type="float" office:value="4.536" calcext:value-type="float">
            <text:p>4,536</text:p>
          </table:table-cell>
          <table:table-cell table:formula="of:=([.C327]*[.C327]*[.C327]*[.C327]/500)-([.C327]*[.C327]/200)-3/250" office:value-type="float" office:value="0.731809130975234" calcext:value-type="float">
            <text:p>0,731809130975234</text:p>
          </table:table-cell>
          <table:table-cell table:formula="of:=SQRT((([.C327]-[.C326])*([.C327]-[.C326]))+(([.D327]-[.D326])*([.D327]-[.D326])))" office:value-type="float" office:value="0.00976223331502244" calcext:value-type="float">
            <text:p>0,009762233315022</text:p>
          </table:table-cell>
          <table:table-cell table:formula="of:=-([.C327]*[.C327]*[.C327]/30)+([.C327]/20)+1/6" office:value-type="float" office:value="-2.71751808853334" calcext:value-type="float">
            <text:p>-2,71751808853334</text:p>
          </table:table-cell>
          <table:table-cell table:formula="of:=SQRT((([.C327]-[.C326])*([.C327]-[.C326]))+(([.F327]-[.F326])*([.F327]-[.F326])))" office:value-type="float" office:value="0.0179164763789698" calcext:value-type="float">
            <text:p>0,017916476378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8</text:p>
          </table:table-cell>
          <table:table-cell table:formula="of:=[.C327]+([$'70.1'.$D$6]-[$'70.1'.$C$5])/1000" office:value-type="float" office:value="4.544" calcext:value-type="float">
            <text:p>4,544</text:p>
          </table:table-cell>
          <table:table-cell table:formula="of:=([.C328]*[.C328]*[.C328]*[.C328]/500)-([.C328]*[.C328]/200)-3/250" office:value-type="float" office:value="0.737434842120194" calcext:value-type="float">
            <text:p>0,737434842120194</text:p>
          </table:table-cell>
          <table:table-cell table:formula="of:=SQRT((([.C328]-[.C327])*([.C328]-[.C327]))+(([.D328]-[.D327])*([.D328]-[.D327])))" office:value-type="float" office:value="0.00978001154838422" calcext:value-type="float">
            <text:p>0,009780011548384</text:p>
          </table:table-cell>
          <table:table-cell table:formula="of:=-([.C328]*[.C328]*[.C328]/30)+([.C328]/20)+1/6" office:value-type="float" office:value="-2.7336073728" calcext:value-type="float">
            <text:p>-2,7336073728</text:p>
          </table:table-cell>
          <table:table-cell table:formula="of:=SQRT((([.C328]-[.C327])*([.C328]-[.C327]))+(([.F328]-[.F327])*([.F328]-[.F327])))" office:value-type="float" office:value="0.0179684464607714" calcext:value-type="float">
            <text:p>0,0179684464607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19</text:p>
          </table:table-cell>
          <table:table-cell table:formula="of:=[.C328]+([$'70.1'.$D$6]-[$'70.1'.$C$5])/1000" office:value-type="float" office:value="4.552" calcext:value-type="float">
            <text:p>4,552</text:p>
          </table:table-cell>
          <table:table-cell table:formula="of:=([.C329]*[.C329]*[.C329]*[.C329]/500)-([.C329]*[.C329]/200)-3/250" office:value-type="float" office:value="0.743091628511234" calcext:value-type="float">
            <text:p>0,743091628511234</text:p>
          </table:table-cell>
          <table:table-cell table:formula="of:=SQRT((([.C329]-[.C328])*([.C329]-[.C328]))+(([.D329]-[.D328])*([.D329]-[.D328])))" office:value-type="float" office:value="0.00979791979319366" calcext:value-type="float">
            <text:p>0,009797919793194</text:p>
          </table:table-cell>
          <table:table-cell table:formula="of:=-([.C329]*[.C329]*[.C329]/30)+([.C329]/20)+1/6" office:value-type="float" office:value="-2.74975482026667" calcext:value-type="float">
            <text:p>-2,74975482026667</text:p>
          </table:table-cell>
          <table:table-cell table:formula="of:=SQRT((([.C329]-[.C328])*([.C329]-[.C328]))+(([.F329]-[.F328])*([.F329]-[.F328])))" office:value-type="float" office:value="0.0180205454881024" calcext:value-type="float">
            <text:p>0,0180205454881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0</text:p>
          </table:table-cell>
          <table:table-cell table:formula="of:=[.C329]+([$'70.1'.$D$6]-[$'70.1'.$C$5])/1000" office:value-type="float" office:value="4.56" calcext:value-type="float">
            <text:p>4,56</text:p>
          </table:table-cell>
          <table:table-cell table:formula="of:=([.C330]*[.C330]*[.C330]*[.C330]/500)-([.C330]*[.C330]/200)-3/250" office:value-type="float" office:value="0.748779601920002" calcext:value-type="float">
            <text:p>0,748779601920002</text:p>
          </table:table-cell>
          <table:table-cell table:formula="of:=SQRT((([.C330]-[.C329])*([.C330]-[.C329]))+(([.D330]-[.D329])*([.D330]-[.D329])))" office:value-type="float" office:value="0.00981595851146749" calcext:value-type="float">
            <text:p>0,009815958511467</text:p>
          </table:table-cell>
          <table:table-cell table:formula="of:=-([.C330]*[.C330]*[.C330]/30)+([.C330]/20)+1/6" office:value-type="float" office:value="-2.76596053333334" calcext:value-type="float">
            <text:p>-2,76596053333334</text:p>
          </table:table-cell>
          <table:table-cell table:formula="of:=SQRT((([.C330]-[.C329])*([.C330]-[.C329]))+(([.F330]-[.F329])*([.F330]-[.F329])))" office:value-type="float" office:value="0.0180727733344702" calcext:value-type="float">
            <text:p>0,018072773334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1</text:p>
          </table:table-cell>
          <table:table-cell table:formula="of:=[.C330]+([$'70.1'.$D$6]-[$'70.1'.$C$5])/1000" office:value-type="float" office:value="4.568" calcext:value-type="float">
            <text:p>4,568</text:p>
          </table:table-cell>
          <table:table-cell table:formula="of:=([.C331]*[.C331]*[.C331]*[.C331]/500)-([.C331]*[.C331]/200)-3/250" office:value-type="float" office:value="0.754498874314754" calcext:value-type="float">
            <text:p>0,754498874314754</text:p>
          </table:table-cell>
          <table:table-cell table:formula="of:=SQRT((([.C331]-[.C330])*([.C331]-[.C330]))+(([.D331]-[.D330])*([.D331]-[.D330])))" office:value-type="float" office:value="0.00983412816295235" calcext:value-type="float">
            <text:p>0,009834128162952</text:p>
          </table:table-cell>
          <table:table-cell table:formula="of:=-([.C331]*[.C331]*[.C331]/30)+([.C331]/20)+1/6" office:value-type="float" office:value="-2.7822246144" calcext:value-type="float">
            <text:p>-2,7822246144</text:p>
          </table:table-cell>
          <table:table-cell table:formula="of:=SQRT((([.C331]-[.C330])*([.C331]-[.C330]))+(([.F331]-[.F330])*([.F331]-[.F330])))" office:value-type="float" office:value="0.0181251298738269" calcext:value-type="float">
            <text:p>0,0181251298738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2</text:p>
          </table:table-cell>
          <table:table-cell table:formula="of:=[.C331]+([$'70.1'.$D$6]-[$'70.1'.$C$5])/1000" office:value-type="float" office:value="4.576" calcext:value-type="float">
            <text:p>4,576</text:p>
          </table:table-cell>
          <table:table-cell table:formula="of:=([.C332]*[.C332]*[.C332]*[.C332]/500)-([.C332]*[.C332]/200)-3/250" office:value-type="float" office:value="0.760249557860354" calcext:value-type="float">
            <text:p>0,760249557860354</text:p>
          </table:table-cell>
          <table:table-cell table:formula="of:=SQRT((([.C332]-[.C331])*([.C332]-[.C331]))+(([.D332]-[.D331])*([.D332]-[.D331])))" office:value-type="float" office:value="0.00985242920510649" calcext:value-type="float">
            <text:p>0,009852429205106</text:p>
          </table:table-cell>
          <table:table-cell table:formula="of:=-([.C332]*[.C332]*[.C332]/30)+([.C332]/20)+1/6" office:value-type="float" office:value="-2.79854716586667" calcext:value-type="float">
            <text:p>-2,79854716586667</text:p>
          </table:table-cell>
          <table:table-cell table:formula="of:=SQRT((([.C332]-[.C331])*([.C332]-[.C331]))+(([.F332]-[.F331])*([.F332]-[.F331])))" office:value-type="float" office:value="0.0181776149805739" calcext:value-type="float">
            <text:p>0,0181776149805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3</text:p>
          </table:table-cell>
          <table:table-cell table:formula="of:=[.C332]+([$'70.1'.$D$6]-[$'70.1'.$C$5])/1000" office:value-type="float" office:value="4.584" calcext:value-type="float">
            <text:p>4,584</text:p>
          </table:table-cell>
          <table:table-cell table:formula="of:=([.C333]*[.C333]*[.C333]*[.C333]/500)-([.C333]*[.C333]/200)-3/250" office:value-type="float" office:value="0.766031764918274" calcext:value-type="float">
            <text:p>0,766031764918274</text:p>
          </table:table-cell>
          <table:table-cell table:formula="of:=SQRT((([.C333]-[.C332])*([.C333]-[.C332]))+(([.D333]-[.D332])*([.D333]-[.D332])))" office:value-type="float" office:value="0.00987086209308278" calcext:value-type="float">
            <text:p>0,009870862093083</text:p>
          </table:table-cell>
          <table:table-cell table:formula="of:=-([.C333]*[.C333]*[.C333]/30)+([.C333]/20)+1/6" office:value-type="float" office:value="-2.81492829013334" calcext:value-type="float">
            <text:p>-2,81492829013334</text:p>
          </table:table-cell>
          <table:table-cell table:formula="of:=SQRT((([.C333]-[.C332])*([.C333]-[.C332]))+(([.F333]-[.F332])*([.F333]-[.F332])))" office:value-type="float" office:value="0.0182302285295602" calcext:value-type="float">
            <text:p>0,018230228529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4</text:p>
          </table:table-cell>
          <table:table-cell table:formula="of:=[.C333]+([$'70.1'.$D$6]-[$'70.1'.$C$5])/1000" office:value-type="float" office:value="4.592" calcext:value-type="float">
            <text:p>4,592</text:p>
          </table:table-cell>
          <table:table-cell table:formula="of:=([.C334]*[.C334]*[.C334]*[.C334]/500)-([.C334]*[.C334]/200)-3/250" office:value-type="float" office:value="0.771845608046594" calcext:value-type="float">
            <text:p>0,771845608046594</text:p>
          </table:table-cell>
          <table:table-cell table:formula="of:=SQRT((([.C334]-[.C333])*([.C334]-[.C333]))+(([.D334]-[.D333])*([.D334]-[.D333])))" office:value-type="float" office:value="0.00988942727971217" calcext:value-type="float">
            <text:p>0,009889427279712</text:p>
          </table:table-cell>
          <table:table-cell table:formula="of:=-([.C334]*[.C334]*[.C334]/30)+([.C334]/20)+1/6" office:value-type="float" office:value="-2.83136808960001" calcext:value-type="float">
            <text:p>-2,83136808960001</text:p>
          </table:table-cell>
          <table:table-cell table:formula="of:=SQRT((([.C334]-[.C333])*([.C334]-[.C333]))+(([.F334]-[.F333])*([.F334]-[.F333])))" office:value-type="float" office:value="0.0182829703960876" calcext:value-type="float">
            <text:p>0,018282970396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5</text:p>
          </table:table-cell>
          <table:table-cell table:formula="of:=[.C334]+([$'70.1'.$D$6]-[$'70.1'.$C$5])/1000" office:value-type="float" office:value="4.6" calcext:value-type="float">
            <text:p>4,6</text:p>
          </table:table-cell>
          <table:table-cell table:formula="of:=([.C335]*[.C335]*[.C335]*[.C335]/500)-([.C335]*[.C335]/200)-3/250" office:value-type="float" office:value="0.777691200000002" calcext:value-type="float">
            <text:p>0,777691200000002</text:p>
          </table:table-cell>
          <table:table-cell table:formula="of:=SQRT((([.C335]-[.C334])*([.C335]-[.C334]))+(([.D335]-[.D334])*([.D335]-[.D334])))" office:value-type="float" office:value="0.00990812521548592" calcext:value-type="float">
            <text:p>0,009908125215486</text:p>
          </table:table-cell>
          <table:table-cell table:formula="of:=-([.C335]*[.C335]*[.C335]/30)+([.C335]/20)+1/6" office:value-type="float" office:value="-2.84786666666667" calcext:value-type="float">
            <text:p>-2,84786666666667</text:p>
          </table:table-cell>
          <table:table-cell table:formula="of:=SQRT((([.C335]-[.C334])*([.C335]-[.C334]))+(([.F335]-[.F334])*([.F335]-[.F334])))" office:value-type="float" office:value="0.0183358404559139" calcext:value-type="float">
            <text:p>0,0183358404559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6</text:p>
          </table:table-cell>
          <table:table-cell table:formula="of:=[.C335]+([$'70.1'.$D$6]-[$'70.1'.$C$5])/1000" office:value-type="float" office:value="4.608" calcext:value-type="float">
            <text:p>4,608</text:p>
          </table:table-cell>
          <table:table-cell table:formula="of:=([.C336]*[.C336]*[.C336]*[.C336]/500)-([.C336]*[.C336]/200)-3/250" office:value-type="float" office:value="0.783568653729794" calcext:value-type="float">
            <text:p>0,783568653729794</text:p>
          </table:table-cell>
          <table:table-cell table:formula="of:=SQRT((([.C336]-[.C335])*([.C336]-[.C335]))+(([.D336]-[.D335])*([.D336]-[.D335])))" office:value-type="float" office:value="0.00992695634854143" calcext:value-type="float">
            <text:p>0,009926956348541</text:p>
          </table:table-cell>
          <table:table-cell table:formula="of:=-([.C336]*[.C336]*[.C336]/30)+([.C336]/20)+1/6" office:value-type="float" office:value="-2.86442412373334" calcext:value-type="float">
            <text:p>-2,86442412373334</text:p>
          </table:table-cell>
          <table:table-cell table:formula="of:=SQRT((([.C336]-[.C335])*([.C336]-[.C335]))+(([.F336]-[.F335])*([.F336]-[.F335])))" office:value-type="float" office:value="0.0183888385852538" calcext:value-type="float">
            <text:p>0,0183888385852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7</text:p>
          </table:table-cell>
          <table:table-cell table:formula="of:=[.C336]+([$'70.1'.$D$6]-[$'70.1'.$C$5])/1000" office:value-type="float" office:value="4.616" calcext:value-type="float">
            <text:p>4,616</text:p>
          </table:table-cell>
          <table:table-cell table:formula="of:=([.C337]*[.C337]*[.C337]*[.C337]/500)-([.C337]*[.C337]/200)-3/250" office:value-type="float" office:value="0.789478082383874" calcext:value-type="float">
            <text:p>0,789478082383874</text:p>
          </table:table-cell>
          <table:table-cell table:formula="of:=SQRT((([.C337]-[.C336])*([.C337]-[.C336]))+(([.D337]-[.D336])*([.D337]-[.D336])))" office:value-type="float" office:value="0.00994592112464515" calcext:value-type="float">
            <text:p>0,009945921124645</text:p>
          </table:table-cell>
          <table:table-cell table:formula="of:=-([.C337]*[.C337]*[.C337]/30)+([.C337]/20)+1/6" office:value-type="float" office:value="-2.8810405632" calcext:value-type="float">
            <text:p>-2,8810405632</text:p>
          </table:table-cell>
          <table:table-cell table:formula="of:=SQRT((([.C337]-[.C336])*([.C337]-[.C336]))+(([.F337]-[.F336])*([.F337]-[.F336])))" office:value-type="float" office:value="0.0184419646607783" calcext:value-type="float">
            <text:p>0,0184419646607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8</text:p>
          </table:table-cell>
          <table:table-cell table:formula="of:=[.C337]+([$'70.1'.$D$6]-[$'70.1'.$C$5])/1000" office:value-type="float" office:value="4.624" calcext:value-type="float">
            <text:p>4,624</text:p>
          </table:table-cell>
          <table:table-cell table:formula="of:=([.C338]*[.C338]*[.C338]*[.C338]/500)-([.C338]*[.C338]/200)-3/250" office:value-type="float" office:value="0.795419599306754" calcext:value-type="float">
            <text:p>0,795419599306754</text:p>
          </table:table-cell>
          <table:table-cell table:formula="of:=SQRT((([.C338]-[.C337])*([.C338]-[.C337]))+(([.D338]-[.D337])*([.D338]-[.D337])))" office:value-type="float" office:value="0.00996501998717858" calcext:value-type="float">
            <text:p>0,009965019987179</text:p>
          </table:table-cell>
          <table:table-cell table:formula="of:=-([.C338]*[.C338]*[.C338]/30)+([.C338]/20)+1/6" office:value-type="float" office:value="-2.89771608746667" calcext:value-type="float">
            <text:p>-2,89771608746667</text:p>
          </table:table-cell>
          <table:table-cell table:formula="of:=SQRT((([.C338]-[.C337])*([.C338]-[.C337]))+(([.F338]-[.F337])*([.F338]-[.F337])))" office:value-type="float" office:value="0.0184952185596217" calcext:value-type="float">
            <text:p>0,0184952185596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29</text:p>
          </table:table-cell>
          <table:table-cell table:formula="of:=[.C338]+([$'70.1'.$D$6]-[$'70.1'.$C$5])/1000" office:value-type="float" office:value="4.632" calcext:value-type="float">
            <text:p>4,632</text:p>
          </table:table-cell>
          <table:table-cell table:formula="of:=([.C339]*[.C339]*[.C339]*[.C339]/500)-([.C339]*[.C339]/200)-3/250" office:value-type="float" office:value="0.801393318039554" calcext:value-type="float">
            <text:p>0,801393318039554</text:p>
          </table:table-cell>
          <table:table-cell table:formula="of:=SQRT((([.C339]-[.C338])*([.C339]-[.C338]))+(([.D339]-[.D338])*([.D339]-[.D338])))" office:value-type="float" office:value="0.00998425337712379" calcext:value-type="float">
            <text:p>0,009984253377124</text:p>
          </table:table-cell>
          <table:table-cell table:formula="of:=-([.C339]*[.C339]*[.C339]/30)+([.C339]/20)+1/6" office:value-type="float" office:value="-2.91445079893334" calcext:value-type="float">
            <text:p>-2,91445079893334</text:p>
          </table:table-cell>
          <table:table-cell table:formula="of:=SQRT((([.C339]-[.C338])*([.C339]-[.C338]))+(([.F339]-[.F338])*([.F339]-[.F338])))" office:value-type="float" office:value="0.0185486001593811" calcext:value-type="float">
            <text:p>0,0185486001593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0</text:p>
          </table:table-cell>
          <table:table-cell table:formula="of:=[.C339]+([$'70.1'.$D$6]-[$'70.1'.$C$5])/1000" office:value-type="float" office:value="4.64" calcext:value-type="float">
            <text:p>4,64</text:p>
          </table:table-cell>
          <table:table-cell table:formula="of:=([.C340]*[.C340]*[.C340]*[.C340]/500)-([.C340]*[.C340]/200)-3/250" office:value-type="float" office:value="0.807399352320002" calcext:value-type="float">
            <text:p>0,807399352320002</text:p>
          </table:table-cell>
          <table:table-cell table:formula="of:=SQRT((([.C340]-[.C339])*([.C340]-[.C339]))+(([.D340]-[.D339])*([.D340]-[.D339])))" office:value-type="float" office:value="0.0100036217330484" calcext:value-type="float">
            <text:p>0,010003621733048</text:p>
          </table:table-cell>
          <table:table-cell table:formula="of:=-([.C340]*[.C340]*[.C340]/30)+([.C340]/20)+1/6" office:value-type="float" office:value="-2.93124480000001" calcext:value-type="float">
            <text:p>-2,93124480000001</text:p>
          </table:table-cell>
          <table:table-cell table:formula="of:=SQRT((([.C340]-[.C339])*([.C340]-[.C339]))+(([.F340]-[.F339])*([.F340]-[.F339])))" office:value-type="float" office:value="0.0186021093381159" calcext:value-type="float">
            <text:p>0,0186021093381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1</text:p>
          </table:table-cell>
          <table:table-cell table:formula="of:=[.C340]+([$'70.1'.$D$6]-[$'70.1'.$C$5])/1000" office:value-type="float" office:value="4.648" calcext:value-type="float">
            <text:p>4,648</text:p>
          </table:table-cell>
          <table:table-cell table:formula="of:=([.C341]*[.C341]*[.C341]*[.C341]/500)-([.C341]*[.C341]/200)-3/250" office:value-type="float" office:value="0.813437816082434" calcext:value-type="float">
            <text:p>0,813437816082434</text:p>
          </table:table-cell>
          <table:table-cell table:formula="of:=SQRT((([.C341]-[.C340])*([.C341]-[.C340]))+(([.D341]-[.D340])*([.D341]-[.D340])))" office:value-type="float" office:value="0.0100231254910932" calcext:value-type="float">
            <text:p>0,010023125491093</text:p>
          </table:table-cell>
          <table:table-cell table:formula="of:=-([.C341]*[.C341]*[.C341]/30)+([.C341]/20)+1/6" office:value-type="float" office:value="-2.94809819306667" calcext:value-type="float">
            <text:p>-2,94809819306667</text:p>
          </table:table-cell>
          <table:table-cell table:formula="of:=SQRT((([.C341]-[.C340])*([.C341]-[.C340]))+(([.F341]-[.F340])*([.F341]-[.F340])))" office:value-type="float" office:value="0.0186557459743524" calcext:value-type="float">
            <text:p>0,0186557459743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2</text:p>
          </table:table-cell>
          <table:table-cell table:formula="of:=[.C341]+([$'70.1'.$D$6]-[$'70.1'.$C$5])/1000" office:value-type="float" office:value="4.656" calcext:value-type="float">
            <text:p>4,656</text:p>
          </table:table-cell>
          <table:table-cell table:formula="of:=([.C342]*[.C342]*[.C342]*[.C342]/500)-([.C342]*[.C342]/200)-3/250" office:value-type="float" office:value="0.819508823457794" calcext:value-type="float">
            <text:p>0,819508823457794</text:p>
          </table:table-cell>
          <table:table-cell table:formula="of:=SQRT((([.C342]-[.C341])*([.C342]-[.C341]))+(([.D342]-[.D341])*([.D342]-[.D341])))" office:value-type="float" office:value="0.0100427650849592" calcext:value-type="float">
            <text:p>0,010042765084959</text:p>
          </table:table-cell>
          <table:table-cell table:formula="of:=-([.C342]*[.C342]*[.C342]/30)+([.C342]/20)+1/6" office:value-type="float" office:value="-2.96501108053334" calcext:value-type="float">
            <text:p>-2,96501108053334</text:p>
          </table:table-cell>
          <table:table-cell table:formula="of:=SQRT((([.C342]-[.C341])*([.C342]-[.C341]))+(([.F342]-[.F341])*([.F342]-[.F341])))" office:value-type="float" office:value="0.0187095099470867" calcext:value-type="float">
            <text:p>0,0187095099470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3</text:p>
          </table:table-cell>
          <table:table-cell table:formula="of:=[.C342]+([$'70.1'.$D$6]-[$'70.1'.$C$5])/1000" office:value-type="float" office:value="4.664" calcext:value-type="float">
            <text:p>4,664</text:p>
          </table:table-cell>
          <table:table-cell table:formula="of:=([.C343]*[.C343]*[.C343]*[.C343]/500)-([.C343]*[.C343]/200)-3/250" office:value-type="float" office:value="0.825612488773634" calcext:value-type="float">
            <text:p>0,825612488773634</text:p>
          </table:table-cell>
          <table:table-cell table:formula="of:=SQRT((([.C343]-[.C342])*([.C343]-[.C342]))+(([.D343]-[.D342])*([.D343]-[.D342])))" office:value-type="float" office:value="0.0100625409458937" calcext:value-type="float">
            <text:p>0,010062540945894</text:p>
          </table:table-cell>
          <table:table-cell table:formula="of:=-([.C343]*[.C343]*[.C343]/30)+([.C343]/20)+1/6" office:value-type="float" office:value="-2.9819835648" calcext:value-type="float">
            <text:p>-2,9819835648</text:p>
          </table:table-cell>
          <table:table-cell table:formula="of:=SQRT((([.C343]-[.C342])*([.C343]-[.C342]))+(([.F343]-[.F342])*([.F343]-[.F342])))" office:value-type="float" office:value="0.0187634011357812" calcext:value-type="float">
            <text:p>0,0187634011357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4</text:p>
          </table:table-cell>
          <table:table-cell table:formula="of:=[.C343]+([$'70.1'.$D$6]-[$'70.1'.$C$5])/1000" office:value-type="float" office:value="4.672" calcext:value-type="float">
            <text:p>4,672</text:p>
          </table:table-cell>
          <table:table-cell table:formula="of:=([.C344]*[.C344]*[.C344]*[.C344]/500)-([.C344]*[.C344]/200)-3/250" office:value-type="float" office:value="0.831748926554114" calcext:value-type="float">
            <text:p>0,831748926554114</text:p>
          </table:table-cell>
          <table:table-cell table:formula="of:=SQRT((([.C344]-[.C343])*([.C344]-[.C343]))+(([.D344]-[.D343])*([.D344]-[.D343])))" office:value-type="float" office:value="0.0100824535026799" calcext:value-type="float">
            <text:p>0,01008245350268</text:p>
          </table:table-cell>
          <table:table-cell table:formula="of:=-([.C344]*[.C344]*[.C344]/30)+([.C344]/20)+1/6" office:value-type="float" office:value="-2.99901574826667" calcext:value-type="float">
            <text:p>-2,99901574826667</text:p>
          </table:table-cell>
          <table:table-cell table:formula="of:=SQRT((([.C344]-[.C343])*([.C344]-[.C343]))+(([.F344]-[.F343])*([.F344]-[.F343])))" office:value-type="float" office:value="0.0188174194203724" calcext:value-type="float">
            <text:p>0,0188174194203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5</text:p>
          </table:table-cell>
          <table:table-cell table:formula="of:=[.C344]+([$'70.1'.$D$6]-[$'70.1'.$C$5])/1000" office:value-type="float" office:value="4.68" calcext:value-type="float">
            <text:p>4,68</text:p>
          </table:table-cell>
          <table:table-cell table:formula="of:=([.C345]*[.C345]*[.C345]*[.C345]/500)-([.C345]*[.C345]/200)-3/250" office:value-type="float" office:value="0.837918251520002" calcext:value-type="float">
            <text:p>0,837918251520002</text:p>
          </table:table-cell>
          <table:table-cell table:formula="of:=SQRT((([.C345]-[.C344])*([.C345]-[.C344]))+(([.D345]-[.D344])*([.D345]-[.D344])))" office:value-type="float" office:value="0.0101025031816243" calcext:value-type="float">
            <text:p>0,010102503181624</text:p>
          </table:table-cell>
          <table:table-cell table:formula="of:=-([.C345]*[.C345]*[.C345]/30)+([.C345]/20)+1/6" office:value-type="float" office:value="-3.01610773333334" calcext:value-type="float">
            <text:p>-3,01610773333334</text:p>
          </table:table-cell>
          <table:table-cell table:formula="of:=SQRT((([.C345]-[.C344])*([.C345]-[.C344]))+(([.F345]-[.F344])*([.F345]-[.F344])))" office:value-type="float" office:value="0.0188715646812647" calcext:value-type="float">
            <text:p>0,0188715646812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6</text:p>
          </table:table-cell>
          <table:table-cell table:formula="of:=[.C345]+([$'70.1'.$D$6]-[$'70.1'.$C$5])/1000" office:value-type="float" office:value="4.688" calcext:value-type="float">
            <text:p>4,688</text:p>
          </table:table-cell>
          <table:table-cell table:formula="of:=([.C346]*[.C346]*[.C346]*[.C346]/500)-([.C346]*[.C346]/200)-3/250" office:value-type="float" office:value="0.844120578588674" calcext:value-type="float">
            <text:p>0,844120578588674</text:p>
          </table:table-cell>
          <table:table-cell table:formula="of:=SQRT((([.C346]-[.C345])*([.C346]-[.C345]))+(([.D346]-[.D345])*([.D346]-[.D345])))" office:value-type="float" office:value="0.0101226904065462" calcext:value-type="float">
            <text:p>0,010122690406546</text:p>
          </table:table-cell>
          <table:table-cell table:formula="of:=-([.C346]*[.C346]*[.C346]/30)+([.C346]/20)+1/6" office:value-type="float" office:value="-3.03325962240001" calcext:value-type="float">
            <text:p>-3,03325962240001</text:p>
          </table:table-cell>
          <table:table-cell table:formula="of:=SQRT((([.C346]-[.C345])*([.C346]-[.C345]))+(([.F346]-[.F345])*([.F346]-[.F345])))" office:value-type="float" office:value="0.0189258367993401" calcext:value-type="float">
            <text:p>0,018925836799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7</text:p>
          </table:table-cell>
          <table:table-cell table:formula="of:=[.C346]+([$'70.1'.$D$6]-[$'70.1'.$C$5])/1000" office:value-type="float" office:value="4.696" calcext:value-type="float">
            <text:p>4,696</text:p>
          </table:table-cell>
          <table:table-cell table:formula="of:=([.C347]*[.C347]*[.C347]*[.C347]/500)-([.C347]*[.C347]/200)-3/250" office:value-type="float" office:value="0.850356022874114" calcext:value-type="float">
            <text:p>0,850356022874114</text:p>
          </table:table-cell>
          <table:table-cell table:formula="of:=SQRT((([.C347]-[.C346])*([.C347]-[.C346]))+(([.D347]-[.D346])*([.D347]-[.D346])))" office:value-type="float" office:value="0.0101430155987666" calcext:value-type="float">
            <text:p>0,010143015598767</text:p>
          </table:table-cell>
          <table:table-cell table:formula="of:=-([.C347]*[.C347]*[.C347]/30)+([.C347]/20)+1/6" office:value-type="float" office:value="-3.05047151786667" calcext:value-type="float">
            <text:p>-3,05047151786667</text:p>
          </table:table-cell>
          <table:table-cell table:formula="of:=SQRT((([.C347]-[.C346])*([.C347]-[.C346]))+(([.F347]-[.F346])*([.F347]-[.F346])))" office:value-type="float" office:value="0.0189802356559509" calcext:value-type="float">
            <text:p>0,0189802356559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8</text:p>
          </table:table-cell>
          <table:table-cell table:formula="of:=[.C347]+([$'70.1'.$D$6]-[$'70.1'.$C$5])/1000" office:value-type="float" office:value="4.704" calcext:value-type="float">
            <text:p>4,704</text:p>
          </table:table-cell>
          <table:table-cell table:formula="of:=([.C348]*[.C348]*[.C348]*[.C348]/500)-([.C348]*[.C348]/200)-3/250" office:value-type="float" office:value="0.856624699686914" calcext:value-type="float">
            <text:p>0,856624699686914</text:p>
          </table:table-cell>
          <table:table-cell table:formula="of:=SQRT((([.C348]-[.C347])*([.C348]-[.C347]))+(([.D348]-[.D347])*([.D348]-[.D347])))" office:value-type="float" office:value="0.0101634791770996" calcext:value-type="float">
            <text:p>0,0101634791771</text:p>
          </table:table-cell>
          <table:table-cell table:formula="of:=-([.C348]*[.C348]*[.C348]/30)+([.C348]/20)+1/6" office:value-type="float" office:value="-3.06774352213334" calcext:value-type="float">
            <text:p>-3,06774352213334</text:p>
          </table:table-cell>
          <table:table-cell table:formula="of:=SQRT((([.C348]-[.C347])*([.C348]-[.C347]))+(([.F348]-[.F347])*([.F348]-[.F347])))" office:value-type="float" office:value="0.019034761132931" calcext:value-type="float">
            <text:p>0,0190347611329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39</text:p>
          </table:table-cell>
          <table:table-cell table:formula="of:=[.C348]+([$'70.1'.$D$6]-[$'70.1'.$C$5])/1000" office:value-type="float" office:value="4.712" calcext:value-type="float">
            <text:p>4,712</text:p>
          </table:table-cell>
          <table:table-cell table:formula="of:=([.C349]*[.C349]*[.C349]*[.C349]/500)-([.C349]*[.C349]/200)-3/250" office:value-type="float" office:value="0.862926724534274" calcext:value-type="float">
            <text:p>0,862926724534274</text:p>
          </table:table-cell>
          <table:table-cell table:formula="of:=SQRT((([.C349]-[.C348])*([.C349]-[.C348]))+(([.D349]-[.D348])*([.D349]-[.D348])))" office:value-type="float" office:value="0.0101840815578404" calcext:value-type="float">
            <text:p>0,01018408155784</text:p>
          </table:table-cell>
          <table:table-cell table:formula="of:=-([.C349]*[.C349]*[.C349]/30)+([.C349]/20)+1/6" office:value-type="float" office:value="-3.08507573760001" calcext:value-type="float">
            <text:p>-3,08507573760001</text:p>
          </table:table-cell>
          <table:table-cell table:formula="of:=SQRT((([.C349]-[.C348])*([.C349]-[.C348]))+(([.F349]-[.F348])*([.F349]-[.F348])))" office:value-type="float" office:value="0.0190894131125863" calcext:value-type="float">
            <text:p>0,0190894131125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0</text:p>
          </table:table-cell>
          <table:table-cell table:formula="of:=[.C349]+([$'70.1'.$D$6]-[$'70.1'.$C$5])/1000" office:value-type="float" office:value="4.72" calcext:value-type="float">
            <text:p>4,72</text:p>
          </table:table-cell>
          <table:table-cell table:formula="of:=([.C350]*[.C350]*[.C350]*[.C350]/500)-([.C350]*[.C350]/200)-3/250" office:value-type="float" office:value="0.869262213120002" calcext:value-type="float">
            <text:p>0,869262213120002</text:p>
          </table:table-cell>
          <table:table-cell table:formula="of:=SQRT((([.C350]-[.C349])*([.C350]-[.C349]))+(([.D350]-[.D349])*([.D350]-[.D349])))" office:value-type="float" office:value="0.0102048231547582" calcext:value-type="float">
            <text:p>0,010204823154758</text:p>
          </table:table-cell>
          <table:table-cell table:formula="of:=-([.C350]*[.C350]*[.C350]/30)+([.C350]/20)+1/6" office:value-type="float" office:value="-3.10246826666667" calcext:value-type="float">
            <text:p>-3,10246826666667</text:p>
          </table:table-cell>
          <table:table-cell table:formula="of:=SQRT((([.C350]-[.C349])*([.C350]-[.C349]))+(([.F350]-[.F349])*([.F350]-[.F349])))" office:value-type="float" office:value="0.0191441914777" calcext:value-type="float">
            <text:p>0,01914419147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1</text:p>
          </table:table-cell>
          <table:table-cell table:formula="of:=[.C350]+([$'70.1'.$D$6]-[$'70.1'.$C$5])/1000" office:value-type="float" office:value="4.728" calcext:value-type="float">
            <text:p>4,728</text:p>
          </table:table-cell>
          <table:table-cell table:formula="of:=([.C351]*[.C351]*[.C351]*[.C351]/500)-([.C351]*[.C351]/200)-3/250" office:value-type="float" office:value="0.875631281344514" calcext:value-type="float">
            <text:p>0,875631281344514</text:p>
          </table:table-cell>
          <table:table-cell table:formula="of:=SQRT((([.C351]-[.C350])*([.C351]-[.C350]))+(([.D351]-[.D350])*([.D351]-[.D350])))" office:value-type="float" office:value="0.0102257043790876" calcext:value-type="float">
            <text:p>0,010225704379088</text:p>
          </table:table-cell>
          <table:table-cell table:formula="of:=-([.C351]*[.C351]*[.C351]/30)+([.C351]/20)+1/6" office:value-type="float" office:value="-3.11992121173334" calcext:value-type="float">
            <text:p>-3,11992121173334</text:p>
          </table:table-cell>
          <table:table-cell table:formula="of:=SQRT((([.C351]-[.C350])*([.C351]-[.C350]))+(([.F351]-[.F350])*([.F351]-[.F350])))" office:value-type="float" office:value="0.0191990961115383" calcext:value-type="float">
            <text:p>0,0191990961115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2</text:p>
          </table:table-cell>
          <table:table-cell table:formula="of:=[.C351]+([$'70.1'.$D$6]-[$'70.1'.$C$5])/1000" office:value-type="float" office:value="4.736" calcext:value-type="float">
            <text:p>4,736</text:p>
          </table:table-cell>
          <table:table-cell table:formula="of:=([.C352]*[.C352]*[.C352]*[.C352]/500)-([.C352]*[.C352]/200)-3/250" office:value-type="float" office:value="0.882034045304834" calcext:value-type="float">
            <text:p>0,882034045304834</text:p>
          </table:table-cell>
          <table:table-cell table:formula="of:=SQRT((([.C352]-[.C351])*([.C352]-[.C351]))+(([.D352]-[.D351])*([.D352]-[.D351])))" office:value-type="float" office:value="0.0102467256395187" calcext:value-type="float">
            <text:p>0,010246725639519</text:p>
          </table:table-cell>
          <table:table-cell table:formula="of:=-([.C352]*[.C352]*[.C352]/30)+([.C352]/20)+1/6" office:value-type="float" office:value="-3.13743467520001" calcext:value-type="float">
            <text:p>-3,13743467520001</text:p>
          </table:table-cell>
          <table:table-cell table:formula="of:=SQRT((([.C352]-[.C351])*([.C352]-[.C351]))+(([.F352]-[.F351])*([.F352]-[.F351])))" office:value-type="float" office:value="0.0192541268978439" calcext:value-type="float">
            <text:p>0,0192541268978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3</text:p>
          </table:table-cell>
          <table:table-cell table:formula="of:=[.C352]+([$'70.1'.$D$6]-[$'70.1'.$C$5])/1000" office:value-type="float" office:value="4.744" calcext:value-type="float">
            <text:p>4,744</text:p>
          </table:table-cell>
          <table:table-cell table:formula="of:=([.C353]*[.C353]*[.C353]*[.C353]/500)-([.C353]*[.C353]/200)-3/250" office:value-type="float" office:value="0.888470621294594" calcext:value-type="float">
            <text:p>0,888470621294594</text:p>
          </table:table-cell>
          <table:table-cell table:formula="of:=SQRT((([.C353]-[.C352])*([.C353]-[.C352]))+(([.D353]-[.D352])*([.D353]-[.D352])))" office:value-type="float" office:value="0.0102678873421925" calcext:value-type="float">
            <text:p>0,010267887342193</text:p>
          </table:table-cell>
          <table:table-cell table:formula="of:=-([.C353]*[.C353]*[.C353]/30)+([.C353]/20)+1/6" office:value-type="float" office:value="-3.15500875946667" calcext:value-type="float">
            <text:p>-3,15500875946667</text:p>
          </table:table-cell>
          <table:table-cell table:formula="of:=SQRT((([.C353]-[.C352])*([.C353]-[.C352]))+(([.F353]-[.F352])*([.F353]-[.F352])))" office:value-type="float" office:value="0.0193092837208406" calcext:value-type="float">
            <text:p>0,0193092837208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4</text:p>
          </table:table-cell>
          <table:table-cell table:formula="of:=[.C353]+([$'70.1'.$D$6]-[$'70.1'.$C$5])/1000" office:value-type="float" office:value="4.752" calcext:value-type="float">
            <text:p>4,752</text:p>
          </table:table-cell>
          <table:table-cell table:formula="of:=([.C354]*[.C354]*[.C354]*[.C354]/500)-([.C354]*[.C354]/200)-3/250" office:value-type="float" office:value="0.894941125804034" calcext:value-type="float">
            <text:p>0,894941125804034</text:p>
          </table:table-cell>
          <table:table-cell table:formula="of:=SQRT((([.C354]-[.C353])*([.C354]-[.C353]))+(([.D354]-[.D353])*([.D354]-[.D353])))" office:value-type="float" office:value="0.0102891898906902" calcext:value-type="float">
            <text:p>0,01028918989069</text:p>
          </table:table-cell>
          <table:table-cell table:formula="of:=-([.C354]*[.C354]*[.C354]/30)+([.C354]/20)+1/6" office:value-type="float" office:value="-3.17264356693334" calcext:value-type="float">
            <text:p>-3,17264356693334</text:p>
          </table:table-cell>
          <table:table-cell table:formula="of:=SQRT((([.C354]-[.C353])*([.C354]-[.C353]))+(([.F354]-[.F353])*([.F354]-[.F353])))" office:value-type="float" office:value="0.0193645664652319" calcext:value-type="float">
            <text:p>0,0193645664652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5</text:p>
          </table:table-cell>
          <table:table-cell table:formula="of:=[.C354]+([$'70.1'.$D$6]-[$'70.1'.$C$5])/1000" office:value-type="float" office:value="4.76" calcext:value-type="float">
            <text:p>4,76</text:p>
          </table:table-cell>
          <table:table-cell table:formula="of:=([.C355]*[.C355]*[.C355]*[.C355]/500)-([.C355]*[.C355]/200)-3/250" office:value-type="float" office:value="0.901445675520002" calcext:value-type="float">
            <text:p>0,901445675520002</text:p>
          </table:table-cell>
          <table:table-cell table:formula="of:=SQRT((([.C355]-[.C354])*([.C355]-[.C354]))+(([.D355]-[.D354])*([.D355]-[.D354])))" office:value-type="float" office:value="0.0103106336860302" calcext:value-type="float">
            <text:p>0,01031063368603</text:p>
          </table:table-cell>
          <table:table-cell table:formula="of:=-([.C355]*[.C355]*[.C355]/30)+([.C355]/20)+1/6" office:value-type="float" office:value="-3.19033920000001" calcext:value-type="float">
            <text:p>-3,19033920000001</text:p>
          </table:table-cell>
          <table:table-cell table:formula="of:=SQRT((([.C355]-[.C354])*([.C355]-[.C354]))+(([.F355]-[.F354])*([.F355]-[.F354])))" office:value-type="float" office:value="0.0194199750162073" calcext:value-type="float">
            <text:p>0,0194199750162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6</text:p>
          </table:table-cell>
          <table:table-cell table:formula="of:=[.C355]+([$'70.1'.$D$6]-[$'70.1'.$C$5])/1000" office:value-type="float" office:value="4.768" calcext:value-type="float">
            <text:p>4,768</text:p>
          </table:table-cell>
          <table:table-cell table:formula="of:=([.C356]*[.C356]*[.C356]*[.C356]/500)-([.C356]*[.C356]/200)-3/250" office:value-type="float" office:value="0.907984387325954" calcext:value-type="float">
            <text:p>0,907984387325954</text:p>
          </table:table-cell>
          <table:table-cell table:formula="of:=SQRT((([.C356]-[.C355])*([.C356]-[.C355]))+(([.D356]-[.D355])*([.D356]-[.D355])))" office:value-type="float" office:value="0.0103322191266588" calcext:value-type="float">
            <text:p>0,010332219126659</text:p>
          </table:table-cell>
          <table:table-cell table:formula="of:=-([.C356]*[.C356]*[.C356]/30)+([.C356]/20)+1/6" office:value-type="float" office:value="-3.20809576106667" calcext:value-type="float">
            <text:p>-3,20809576106667</text:p>
          </table:table-cell>
          <table:table-cell table:formula="of:=SQRT((([.C356]-[.C355])*([.C356]-[.C355]))+(([.F356]-[.F355])*([.F356]-[.F355])))" office:value-type="float" office:value="0.0194755092594328" calcext:value-type="float">
            <text:p>0,0194755092594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7</text:p>
          </table:table-cell>
          <table:table-cell table:formula="of:=[.C356]+([$'70.1'.$D$6]-[$'70.1'.$C$5])/1000" office:value-type="float" office:value="4.776" calcext:value-type="float">
            <text:p>4,776</text:p>
          </table:table-cell>
          <table:table-cell table:formula="of:=([.C357]*[.C357]*[.C357]*[.C357]/500)-([.C357]*[.C357]/200)-3/250" office:value-type="float" office:value="0.914557378301954" calcext:value-type="float">
            <text:p>0,914557378301954</text:p>
          </table:table-cell>
          <table:table-cell table:formula="of:=SQRT((([.C357]-[.C356])*([.C357]-[.C356]))+(([.D357]-[.D356])*([.D357]-[.D356])))" office:value-type="float" office:value="0.0103539466084473" calcext:value-type="float">
            <text:p>0,010353946608447</text:p>
          </table:table-cell>
          <table:table-cell table:formula="of:=-([.C357]*[.C357]*[.C357]/30)+([.C357]/20)+1/6" office:value-type="float" office:value="-3.22591335253334" calcext:value-type="float">
            <text:p>-3,22591335253334</text:p>
          </table:table-cell>
          <table:table-cell table:formula="of:=SQRT((([.C357]-[.C356])*([.C357]-[.C356]))+(([.F357]-[.F356])*([.F357]-[.F356])))" office:value-type="float" office:value="0.0195311690810625" calcext:value-type="float">
            <text:p>0,0195311690810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8</text:p>
          </table:table-cell>
          <table:table-cell table:formula="of:=[.C357]+([$'70.1'.$D$6]-[$'70.1'.$C$5])/1000" office:value-type="float" office:value="4.784" calcext:value-type="float">
            <text:p>4,784</text:p>
          </table:table-cell>
          <table:table-cell table:formula="of:=([.C358]*[.C358]*[.C358]*[.C358]/500)-([.C358]*[.C358]/200)-3/250" office:value-type="float" office:value="0.921164765724674" calcext:value-type="float">
            <text:p>0,921164765724674</text:p>
          </table:table-cell>
          <table:table-cell table:formula="of:=SQRT((([.C358]-[.C357])*([.C358]-[.C357]))+(([.D358]-[.D357])*([.D358]-[.D357])))" office:value-type="float" office:value="0.0103758165246848" calcext:value-type="float">
            <text:p>0,010375816524685</text:p>
          </table:table-cell>
          <table:table-cell table:formula="of:=-([.C358]*[.C358]*[.C358]/30)+([.C358]/20)+1/6" office:value-type="float" office:value="-3.24379207680001" calcext:value-type="float">
            <text:p>-3,24379207680001</text:p>
          </table:table-cell>
          <table:table-cell table:formula="of:=SQRT((([.C358]-[.C357])*([.C358]-[.C357]))+(([.F358]-[.F357])*([.F358]-[.F357])))" office:value-type="float" office:value="0.0195869543677286" calcext:value-type="float">
            <text:p>0,0195869543677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49</text:p>
          </table:table-cell>
          <table:table-cell table:formula="of:=[.C358]+([$'70.1'.$D$6]-[$'70.1'.$C$5])/1000" office:value-type="float" office:value="4.792" calcext:value-type="float">
            <text:p>4,792</text:p>
          </table:table-cell>
          <table:table-cell table:formula="of:=([.C359]*[.C359]*[.C359]*[.C359]/500)-([.C359]*[.C359]/200)-3/250" office:value-type="float" office:value="0.927806667067394" calcext:value-type="float">
            <text:p>0,927806667067394</text:p>
          </table:table-cell>
          <table:table-cell table:formula="of:=SQRT((([.C359]-[.C358])*([.C359]-[.C358]))+(([.D359]-[.D358])*([.D359]-[.D358])))" office:value-type="float" office:value="0.010397829266074" calcext:value-type="float">
            <text:p>0,010397829266074</text:p>
          </table:table-cell>
          <table:table-cell table:formula="of:=-([.C359]*[.C359]*[.C359]/30)+([.C359]/20)+1/6" office:value-type="float" office:value="-3.26173203626667" calcext:value-type="float">
            <text:p>-3,26173203626667</text:p>
          </table:table-cell>
          <table:table-cell table:formula="of:=SQRT((([.C359]-[.C358])*([.C359]-[.C358]))+(([.F359]-[.F358])*([.F359]-[.F358])))" office:value-type="float" office:value="0.0196428650065525" calcext:value-type="float">
            <text:p>0,0196428650065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0</text:p>
          </table:table-cell>
          <table:table-cell table:formula="of:=[.C359]+([$'70.1'.$D$6]-[$'70.1'.$C$5])/1000" office:value-type="float" office:value="4.8" calcext:value-type="float">
            <text:p>4,8</text:p>
          </table:table-cell>
          <table:table-cell table:formula="of:=([.C360]*[.C360]*[.C360]*[.C360]/500)-([.C360]*[.C360]/200)-3/250" office:value-type="float" office:value="0.934483200000002" calcext:value-type="float">
            <text:p>0,934483200000002</text:p>
          </table:table-cell>
          <table:table-cell table:formula="of:=SQRT((([.C360]-[.C359])*([.C360]-[.C359]))+(([.D360]-[.D359])*([.D360]-[.D359])))" office:value-type="float" office:value="0.0104199852207285" calcext:value-type="float">
            <text:p>0,010419985220729</text:p>
          </table:table-cell>
          <table:table-cell table:formula="of:=-([.C360]*[.C360]*[.C360]/30)+([.C360]/20)+1/6" office:value-type="float" office:value="-3.27973333333334" calcext:value-type="float">
            <text:p>-3,27973333333334</text:p>
          </table:table-cell>
          <table:table-cell table:formula="of:=SQRT((([.C360]-[.C359])*([.C360]-[.C359]))+(([.F360]-[.F359])*([.F360]-[.F359])))" office:value-type="float" office:value="0.0196989008851353" calcext:value-type="float">
            <text:p>0,0196989008851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1</text:p>
          </table:table-cell>
          <table:table-cell table:formula="of:=[.C360]+([$'70.1'.$D$6]-[$'70.1'.$C$5])/1000" office:value-type="float" office:value="4.808" calcext:value-type="float">
            <text:p>4,808</text:p>
          </table:table-cell>
          <table:table-cell table:formula="of:=([.C361]*[.C361]*[.C361]*[.C361]/500)-([.C361]*[.C361]/200)-3/250" office:value-type="float" office:value="0.941194482388994" calcext:value-type="float">
            <text:p>0,941194482388994</text:p>
          </table:table-cell>
          <table:table-cell table:formula="of:=SQRT((([.C361]-[.C360])*([.C361]-[.C360]))+(([.D361]-[.D360])*([.D361]-[.D360])))" office:value-type="float" office:value="0.0104422847741667" calcext:value-type="float">
            <text:p>0,010442284774167</text:p>
          </table:table-cell>
          <table:table-cell table:formula="of:=-([.C361]*[.C361]*[.C361]/30)+([.C361]/20)+1/6" office:value-type="float" office:value="-3.29779607040001" calcext:value-type="float">
            <text:p>-3,29779607040001</text:p>
          </table:table-cell>
          <table:table-cell table:formula="of:=SQRT((([.C361]-[.C360])*([.C361]-[.C360]))+(([.F361]-[.F360])*([.F361]-[.F360])))" office:value-type="float" office:value="0.0197550618915644" calcext:value-type="float">
            <text:p>0,0197550618915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2</text:p>
          </table:table-cell>
          <table:table-cell table:formula="of:=[.C361]+([$'70.1'.$D$6]-[$'70.1'.$C$5])/1000" office:value-type="float" office:value="4.816" calcext:value-type="float">
            <text:p>4,816</text:p>
          </table:table-cell>
          <table:table-cell table:formula="of:=([.C362]*[.C362]*[.C362]*[.C362]/500)-([.C362]*[.C362]/200)-3/250" office:value-type="float" office:value="0.947940632297474" calcext:value-type="float">
            <text:p>0,947940632297474</text:p>
          </table:table-cell>
          <table:table-cell table:formula="of:=SQRT((([.C362]-[.C361])*([.C362]-[.C361]))+(([.D362]-[.D361])*([.D362]-[.D361])))" office:value-type="float" office:value="0.0104647283093107" calcext:value-type="float">
            <text:p>0,010464728309311</text:p>
          </table:table-cell>
          <table:table-cell table:formula="of:=-([.C362]*[.C362]*[.C362]/30)+([.C362]/20)+1/6" office:value-type="float" office:value="-3.31592034986667" calcext:value-type="float">
            <text:p>-3,31592034986667</text:p>
          </table:table-cell>
          <table:table-cell table:formula="of:=SQRT((([.C362]-[.C361])*([.C362]-[.C361]))+(([.F362]-[.F361])*([.F362]-[.F361])))" office:value-type="float" office:value="0.0198113479144112" calcext:value-type="float">
            <text:p>0,0198113479144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3</text:p>
          </table:table-cell>
          <table:table-cell table:formula="of:=[.C362]+([$'70.1'.$D$6]-[$'70.1'.$C$5])/1000" office:value-type="float" office:value="4.824" calcext:value-type="float">
            <text:p>4,824</text:p>
          </table:table-cell>
          <table:table-cell table:formula="of:=([.C363]*[.C363]*[.C363]*[.C363]/500)-([.C363]*[.C363]/200)-3/250" office:value-type="float" office:value="0.954721767985154" calcext:value-type="float">
            <text:p>0,954721767985154</text:p>
          </table:table-cell>
          <table:table-cell table:formula="of:=SQRT((([.C363]-[.C362])*([.C363]-[.C362]))+(([.D363]-[.D362])*([.D363]-[.D362])))" office:value-type="float" office:value="0.0104873162064813" calcext:value-type="float">
            <text:p>0,010487316206481</text:p>
          </table:table-cell>
          <table:table-cell table:formula="of:=-([.C363]*[.C363]*[.C363]/30)+([.C363]/20)+1/6" office:value-type="float" office:value="-3.33410627413334" calcext:value-type="float">
            <text:p>-3,33410627413334</text:p>
          </table:table-cell>
          <table:table-cell table:formula="of:=SQRT((([.C363]-[.C362])*([.C363]-[.C362]))+(([.F363]-[.F362])*([.F363]-[.F362])))" office:value-type="float" office:value="0.0198677588427315" calcext:value-type="float">
            <text:p>0,0198677588427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4</text:p>
          </table:table-cell>
          <table:table-cell table:formula="of:=[.C363]+([$'70.1'.$D$6]-[$'70.1'.$C$5])/1000" office:value-type="float" office:value="4.832" calcext:value-type="float">
            <text:p>4,832</text:p>
          </table:table-cell>
          <table:table-cell table:formula="of:=([.C364]*[.C364]*[.C364]*[.C364]/500)-([.C364]*[.C364]/200)-3/250" office:value-type="float" office:value="0.961538007908354" calcext:value-type="float">
            <text:p>0,961538007908354</text:p>
          </table:table-cell>
          <table:table-cell table:formula="of:=SQRT((([.C364]-[.C363])*([.C364]-[.C363]))+(([.D364]-[.D363])*([.D364]-[.D363])))" office:value-type="float" office:value="0.0105100488433985" calcext:value-type="float">
            <text:p>0,010510048843399</text:p>
          </table:table-cell>
          <table:table-cell table:formula="of:=-([.C364]*[.C364]*[.C364]/30)+([.C364]/20)+1/6" office:value-type="float" office:value="-3.35235394560001" calcext:value-type="float">
            <text:p>-3,35235394560001</text:p>
          </table:table-cell>
          <table:table-cell table:formula="of:=SQRT((([.C364]-[.C363])*([.C364]-[.C363]))+(([.F364]-[.F363])*([.F364]-[.F363])))" office:value-type="float" office:value="0.0199242945660666" calcext:value-type="float">
            <text:p>0,0199242945660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5</text:p>
          </table:table-cell>
          <table:table-cell table:formula="of:=[.C364]+([$'70.1'.$D$6]-[$'70.1'.$C$5])/1000" office:value-type="float" office:value="4.84" calcext:value-type="float">
            <text:p>4,84</text:p>
          </table:table-cell>
          <table:table-cell table:formula="of:=([.C365]*[.C365]*[.C365]*[.C365]/500)-([.C365]*[.C365]/200)-3/250" office:value-type="float" office:value="0.968389470720002" calcext:value-type="float">
            <text:p>0,968389470720002</text:p>
          </table:table-cell>
          <table:table-cell table:formula="of:=SQRT((([.C365]-[.C364])*([.C365]-[.C364]))+(([.D365]-[.D364])*([.D365]-[.D364])))" office:value-type="float" office:value="0.0105329265951776" calcext:value-type="float">
            <text:p>0,010532926595178</text:p>
          </table:table-cell>
          <table:table-cell table:formula="of:=-([.C365]*[.C365]*[.C365]/30)+([.C365]/20)+1/6" office:value-type="float" office:value="-3.37066346666667" calcext:value-type="float">
            <text:p>-3,37066346666667</text:p>
          </table:table-cell>
          <table:table-cell table:formula="of:=SQRT((([.C365]-[.C364])*([.C365]-[.C364]))+(([.F365]-[.F364])*([.F365]-[.F364])))" office:value-type="float" office:value="0.0199809549744432" calcext:value-type="float">
            <text:p>0,0199809549744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6</text:p>
          </table:table-cell>
          <table:table-cell table:formula="of:=[.C365]+([$'70.1'.$D$6]-[$'70.1'.$C$5])/1000" office:value-type="float" office:value="4.848" calcext:value-type="float">
            <text:p>4,848</text:p>
          </table:table-cell>
          <table:table-cell table:formula="of:=([.C366]*[.C366]*[.C366]*[.C366]/500)-([.C366]*[.C366]/200)-3/250" office:value-type="float" office:value="0.975276275269634" calcext:value-type="float">
            <text:p>0,975276275269634</text:p>
          </table:table-cell>
          <table:table-cell table:formula="of:=SQRT((([.C366]-[.C365])*([.C366]-[.C365]))+(([.D366]-[.D365])*([.D366]-[.D365])))" office:value-type="float" office:value="0.0105559498343272" calcext:value-type="float">
            <text:p>0,010555949834327</text:p>
          </table:table-cell>
          <table:table-cell table:formula="of:=-([.C366]*[.C366]*[.C366]/30)+([.C366]/20)+1/6" office:value-type="float" office:value="-3.38903493973334" calcext:value-type="float">
            <text:p>-3,38903493973334</text:p>
          </table:table-cell>
          <table:table-cell table:formula="of:=SQRT((([.C366]-[.C365])*([.C366]-[.C365]))+(([.F366]-[.F365])*([.F366]-[.F365])))" office:value-type="float" office:value="0.0200377399583698" calcext:value-type="float">
            <text:p>0,02003773995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7</text:p>
          </table:table-cell>
          <table:table-cell table:formula="of:=[.C366]+([$'70.1'.$D$6]-[$'70.1'.$C$5])/1000" office:value-type="float" office:value="4.856" calcext:value-type="float">
            <text:p>4,856</text:p>
          </table:table-cell>
          <table:table-cell table:formula="of:=([.C367]*[.C367]*[.C367]*[.C367]/500)-([.C367]*[.C367]/200)-3/250" office:value-type="float" office:value="0.982198540603394" calcext:value-type="float">
            <text:p>0,982198540603394</text:p>
          </table:table-cell>
          <table:table-cell table:formula="of:=SQRT((([.C367]-[.C366])*([.C367]-[.C366]))+(([.D367]-[.D366])*([.D367]-[.D366])))" office:value-type="float" office:value="0.0105791189307508" calcext:value-type="float">
            <text:p>0,010579118930751</text:p>
          </table:table-cell>
          <table:table-cell table:formula="of:=-([.C367]*[.C367]*[.C367]/30)+([.C367]/20)+1/6" office:value-type="float" office:value="-3.40746846720001" calcext:value-type="float">
            <text:p>-3,40746846720001</text:p>
          </table:table-cell>
          <table:table-cell table:formula="of:=SQRT((([.C367]-[.C366])*([.C367]-[.C366]))+(([.F367]-[.F366])*([.F367]-[.F366])))" office:value-type="float" office:value="0.020094649408844" calcext:value-type="float">
            <text:p>0,0200946494088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8</text:p>
          </table:table-cell>
          <table:table-cell table:formula="of:=[.C367]+([$'70.1'.$D$6]-[$'70.1'.$C$5])/1000" office:value-type="float" office:value="4.864" calcext:value-type="float">
            <text:p>4,864</text:p>
          </table:table-cell>
          <table:table-cell table:formula="of:=([.C368]*[.C368]*[.C368]*[.C368]/500)-([.C368]*[.C368]/200)-3/250" office:value-type="float" office:value="0.989156385964034" calcext:value-type="float">
            <text:p>0,989156385964034</text:p>
          </table:table-cell>
          <table:table-cell table:formula="of:=SQRT((([.C368]-[.C367])*([.C368]-[.C367]))+(([.D368]-[.D367])*([.D368]-[.D367])))" office:value-type="float" office:value="0.0106024342517455" calcext:value-type="float">
            <text:p>0,010602434251746</text:p>
          </table:table-cell>
          <table:table-cell table:formula="of:=-([.C368]*[.C368]*[.C368]/30)+([.C368]/20)+1/6" office:value-type="float" office:value="-3.42596415146667" calcext:value-type="float">
            <text:p>-3,42596415146667</text:p>
          </table:table-cell>
          <table:table-cell table:formula="of:=SQRT((([.C368]-[.C367])*([.C368]-[.C367]))+(([.F368]-[.F367])*([.F368]-[.F367])))" office:value-type="float" office:value="0.0201516832173448" calcext:value-type="float">
            <text:p>0,0201516832173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59</text:p>
          </table:table-cell>
          <table:table-cell table:formula="of:=[.C368]+([$'70.1'.$D$6]-[$'70.1'.$C$5])/1000" office:value-type="float" office:value="4.872" calcext:value-type="float">
            <text:p>4,872</text:p>
          </table:table-cell>
          <table:table-cell table:formula="of:=([.C369]*[.C369]*[.C369]*[.C369]/500)-([.C369]*[.C369]/200)-3/250" office:value-type="float" office:value="0.996149930790914" calcext:value-type="float">
            <text:p>0,996149930790914</text:p>
          </table:table-cell>
          <table:table-cell table:formula="of:=SQRT((([.C369]-[.C368])*([.C369]-[.C368]))+(([.D369]-[.D368])*([.D369]-[.D368])))" office:value-type="float" office:value="0.0106258961619985" calcext:value-type="float">
            <text:p>0,010625896161999</text:p>
          </table:table-cell>
          <table:table-cell table:formula="of:=-([.C369]*[.C369]*[.C369]/30)+([.C369]/20)+1/6" office:value-type="float" office:value="-3.44452209493334" calcext:value-type="float">
            <text:p>-3,44452209493334</text:p>
          </table:table-cell>
          <table:table-cell table:formula="of:=SQRT((([.C369]-[.C368])*([.C369]-[.C368]))+(([.F369]-[.F368])*([.F369]-[.F368])))" office:value-type="float" office:value="0.0202088412758378" calcext:value-type="float">
            <text:p>0,0202088412758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0</text:p>
          </table:table-cell>
          <table:table-cell table:formula="of:=[.C369]+([$'70.1'.$D$6]-[$'70.1'.$C$5])/1000" office:value-type="float" office:value="4.88" calcext:value-type="float">
            <text:p>4,88</text:p>
          </table:table-cell>
          <table:table-cell table:formula="of:=([.C370]*[.C370]*[.C370]*[.C370]/500)-([.C370]*[.C370]/200)-3/250" office:value-type="float" office:value="1.00317929472" calcext:value-type="float">
            <text:p>1,00317929472</text:p>
          </table:table-cell>
          <table:table-cell table:formula="of:=SQRT((([.C370]-[.C369])*([.C370]-[.C369]))+(([.D370]-[.D369])*([.D370]-[.D369])))" office:value-type="float" office:value="0.0106495050235946" calcext:value-type="float">
            <text:p>0,010649505023595</text:p>
          </table:table-cell>
          <table:table-cell table:formula="of:=-([.C370]*[.C370]*[.C370]/30)+([.C370]/20)+1/6" office:value-type="float" office:value="-3.46314240000001" calcext:value-type="float">
            <text:p>-3,46314240000001</text:p>
          </table:table-cell>
          <table:table-cell table:formula="of:=SQRT((([.C370]-[.C369])*([.C370]-[.C369]))+(([.F370]-[.F369])*([.F370]-[.F369])))" office:value-type="float" office:value="0.0202661234767709" calcext:value-type="float">
            <text:p>0,0202661234767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1</text:p>
          </table:table-cell>
          <table:table-cell table:formula="of:=[.C370]+([$'70.1'.$D$6]-[$'70.1'.$C$5])/1000" office:value-type="float" office:value="4.888" calcext:value-type="float">
            <text:p>4,888</text:p>
          </table:table-cell>
          <table:table-cell table:formula="of:=([.C371]*[.C371]*[.C371]*[.C371]/500)-([.C371]*[.C371]/200)-3/250" office:value-type="float" office:value="1.01024459758387" calcext:value-type="float">
            <text:p>1,01024459758387</text:p>
          </table:table-cell>
          <table:table-cell table:formula="of:=SQRT((([.C371]-[.C370])*([.C371]-[.C370]))+(([.D371]-[.D370])*([.D371]-[.D370])))" office:value-type="float" office:value="0.0106732611960095" calcext:value-type="float">
            <text:p>0,01067326119601</text:p>
          </table:table-cell>
          <table:table-cell table:formula="of:=-([.C371]*[.C371]*[.C371]/30)+([.C371]/20)+1/6" office:value-type="float" office:value="-3.48182516906667" calcext:value-type="float">
            <text:p>-3,48182516906667</text:p>
          </table:table-cell>
          <table:table-cell table:formula="of:=SQRT((([.C371]-[.C370])*([.C371]-[.C370]))+(([.F371]-[.F370])*([.F371]-[.F370])))" office:value-type="float" office:value="0.020323529713079" calcext:value-type="float">
            <text:p>0,0203235297130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2</text:p>
          </table:table-cell>
          <table:table-cell table:formula="of:=[.C371]+([$'70.1'.$D$6]-[$'70.1'.$C$5])/1000" office:value-type="float" office:value="4.896" calcext:value-type="float">
            <text:p>4,896</text:p>
          </table:table-cell>
          <table:table-cell table:formula="of:=([.C372]*[.C372]*[.C372]*[.C372]/500)-([.C372]*[.C372]/200)-3/250" office:value-type="float" office:value="1.01734595941171" calcext:value-type="float">
            <text:p>1,01734595941171</text:p>
          </table:table-cell>
          <table:table-cell table:formula="of:=SQRT((([.C372]-[.C371])*([.C372]-[.C371]))+(([.D372]-[.D371])*([.D372]-[.D371])))" office:value-type="float" office:value="0.0106971650361158" calcext:value-type="float">
            <text:p>0,010697165036116</text:p>
          </table:table-cell>
          <table:table-cell table:formula="of:=-([.C372]*[.C372]*[.C372]/30)+([.C372]/20)+1/6" office:value-type="float" office:value="-3.50057050453334" calcext:value-type="float">
            <text:p>-3,50057050453334</text:p>
          </table:table-cell>
          <table:table-cell table:formula="of:=SQRT((([.C372]-[.C371])*([.C372]-[.C371]))+(([.F372]-[.F371])*([.F372]-[.F371])))" office:value-type="float" office:value="0.0203810598781777" calcext:value-type="float">
            <text:p>0,0203810598781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3</text:p>
          </table:table-cell>
          <table:table-cell table:formula="of:=[.C372]+([$'70.1'.$D$6]-[$'70.1'.$C$5])/1000" office:value-type="float" office:value="4.904" calcext:value-type="float">
            <text:p>4,904</text:p>
          </table:table-cell>
          <table:table-cell table:formula="of:=([.C373]*[.C373]*[.C373]*[.C373]/500)-([.C373]*[.C373]/200)-3/250" office:value-type="float" office:value="1.02448350042931" calcext:value-type="float">
            <text:p>1,02448350042931</text:p>
          </table:table-cell>
          <table:table-cell table:formula="of:=SQRT((([.C373]-[.C372])*([.C373]-[.C372]))+(([.D373]-[.D372])*([.D373]-[.D372])))" office:value-type="float" office:value="0.0107212168981849" calcext:value-type="float">
            <text:p>0,010721216898185</text:p>
          </table:table-cell>
          <table:table-cell table:formula="of:=-([.C373]*[.C373]*[.C373]/30)+([.C373]/20)+1/6" office:value-type="float" office:value="-3.51937850880001" calcext:value-type="float">
            <text:p>-3,51937850880001</text:p>
          </table:table-cell>
          <table:table-cell table:formula="of:=SQRT((([.C373]-[.C372])*([.C373]-[.C372]))+(([.F373]-[.F372])*([.F373]-[.F372])))" office:value-type="float" office:value="0.0204387138659692" calcext:value-type="float">
            <text:p>0,0204387138659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4</text:p>
          </table:table-cell>
          <table:table-cell table:formula="of:=[.C373]+([$'70.1'.$D$6]-[$'70.1'.$C$5])/1000" office:value-type="float" office:value="4.912" calcext:value-type="float">
            <text:p>4,912</text:p>
          </table:table-cell>
          <table:table-cell table:formula="of:=([.C374]*[.C374]*[.C374]*[.C374]/500)-([.C374]*[.C374]/200)-3/250" office:value-type="float" office:value="1.03165734105907" calcext:value-type="float">
            <text:p>1,03165734105907</text:p>
          </table:table-cell>
          <table:table-cell table:formula="of:=SQRT((([.C374]-[.C373])*([.C374]-[.C373]))+(([.D374]-[.D373])*([.D374]-[.D373])))" office:value-type="float" office:value="0.0107454171338852" calcext:value-type="float">
            <text:p>0,010745417133885</text:p>
          </table:table-cell>
          <table:table-cell table:formula="of:=-([.C374]*[.C374]*[.C374]/30)+([.C374]/20)+1/6" office:value-type="float" office:value="-3.53824928426667" calcext:value-type="float">
            <text:p>-3,53824928426667</text:p>
          </table:table-cell>
          <table:table-cell table:formula="of:=SQRT((([.C374]-[.C373])*([.C374]-[.C373]))+(([.F374]-[.F373])*([.F374]-[.F373])))" office:value-type="float" office:value="0.0204964915708359" calcext:value-type="float">
            <text:p>0,0204964915708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5</text:p>
          </table:table-cell>
          <table:table-cell table:formula="of:=[.C374]+([$'70.1'.$D$6]-[$'70.1'.$C$5])/1000" office:value-type="float" office:value="4.92" calcext:value-type="float">
            <text:p>4,92</text:p>
          </table:table-cell>
          <table:table-cell table:formula="of:=([.C375]*[.C375]*[.C375]*[.C375]/500)-([.C375]*[.C375]/200)-3/250" office:value-type="float" office:value="1.03886760192" calcext:value-type="float">
            <text:p>1,03886760192</text:p>
          </table:table-cell>
          <table:table-cell table:formula="of:=SQRT((([.C375]-[.C374])*([.C375]-[.C374]))+(([.D375]-[.D374])*([.D375]-[.D374])))" office:value-type="float" office:value="0.0107697660922897" calcext:value-type="float">
            <text:p>0,01076976609229</text:p>
          </table:table-cell>
          <table:table-cell table:formula="of:=-([.C375]*[.C375]*[.C375]/30)+([.C375]/20)+1/6" office:value-type="float" office:value="-3.55718293333334" calcext:value-type="float">
            <text:p>-3,55718293333334</text:p>
          </table:table-cell>
          <table:table-cell table:formula="of:=SQRT((([.C375]-[.C374])*([.C375]-[.C374]))+(([.F375]-[.F374])*([.F375]-[.F374])))" office:value-type="float" office:value="0.0205543928876459" calcext:value-type="float">
            <text:p>0,0205543928876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6</text:p>
          </table:table-cell>
          <table:table-cell table:formula="of:=[.C375]+([$'70.1'.$D$6]-[$'70.1'.$C$5])/1000" office:value-type="float" office:value="4.928" calcext:value-type="float">
            <text:p>4,928</text:p>
          </table:table-cell>
          <table:table-cell table:formula="of:=([.C376]*[.C376]*[.C376]*[.C376]/500)-([.C376]*[.C376]/200)-3/250" office:value-type="float" office:value="1.04611440382771" calcext:value-type="float">
            <text:p>1,04611440382771</text:p>
          </table:table-cell>
          <table:table-cell table:formula="of:=SQRT((([.C376]-[.C375])*([.C376]-[.C375]))+(([.D376]-[.D375])*([.D376]-[.D375])))" office:value-type="float" office:value="0.0107942641198748" calcext:value-type="float">
            <text:p>0,010794264119875</text:p>
          </table:table-cell>
          <table:table-cell table:formula="of:=-([.C376]*[.C376]*[.C376]/30)+([.C376]/20)+1/6" office:value-type="float" office:value="-3.57617955840001" calcext:value-type="float">
            <text:p>-3,57617955840001</text:p>
          </table:table-cell>
          <table:table-cell table:formula="of:=SQRT((([.C376]-[.C375])*([.C376]-[.C375]))+(([.F376]-[.F375])*([.F376]-[.F375])))" office:value-type="float" office:value="0.020612417711746" calcext:value-type="float">
            <text:p>0,0206124177117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7</text:p>
          </table:table-cell>
          <table:table-cell table:formula="of:=[.C376]+([$'70.1'.$D$6]-[$'70.1'.$C$5])/1000" office:value-type="float" office:value="4.936" calcext:value-type="float">
            <text:p>4,936</text:p>
          </table:table-cell>
          <table:table-cell table:formula="of:=([.C377]*[.C377]*[.C377]*[.C377]/500)-([.C377]*[.C377]/200)-3/250" office:value-type="float" office:value="1.05339786779443" calcext:value-type="float">
            <text:p>1,05339786779443</text:p>
          </table:table-cell>
          <table:table-cell table:formula="of:=SQRT((([.C377]-[.C376])*([.C377]-[.C376]))+(([.D377]-[.D376])*([.D377]-[.D376])))" office:value-type="float" office:value="0.0108189115605272" calcext:value-type="float">
            <text:p>0,010818911560527</text:p>
          </table:table-cell>
          <table:table-cell table:formula="of:=-([.C377]*[.C377]*[.C377]/30)+([.C377]/20)+1/6" office:value-type="float" office:value="-3.59523926186667" calcext:value-type="float">
            <text:p>-3,59523926186667</text:p>
          </table:table-cell>
          <table:table-cell table:formula="of:=SQRT((([.C377]-[.C376])*([.C377]-[.C376]))+(([.F377]-[.F376])*([.F377]-[.F376])))" office:value-type="float" office:value="0.020670565938969" calcext:value-type="float">
            <text:p>0,0206705659389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8</text:p>
          </table:table-cell>
          <table:table-cell table:formula="of:=[.C377]+([$'70.1'.$D$6]-[$'70.1'.$C$5])/1000" office:value-type="float" office:value="4.944" calcext:value-type="float">
            <text:p>4,944</text:p>
          </table:table-cell>
          <table:table-cell table:formula="of:=([.C378]*[.C378]*[.C378]*[.C378]/500)-([.C378]*[.C378]/200)-3/250" office:value-type="float" office:value="1.06071811502899" calcext:value-type="float">
            <text:p>1,06071811502899</text:p>
          </table:table-cell>
          <table:table-cell table:formula="of:=SQRT((([.C378]-[.C377])*([.C378]-[.C377]))+(([.D378]-[.D377])*([.D378]-[.D377])))" office:value-type="float" office:value="0.0108437087555451" calcext:value-type="float">
            <text:p>0,010843708755545</text:p>
          </table:table-cell>
          <table:table-cell table:formula="of:=-([.C378]*[.C378]*[.C378]/30)+([.C378]/20)+1/6" office:value-type="float" office:value="-3.61436214613334" calcext:value-type="float">
            <text:p>-3,61436214613334</text:p>
          </table:table-cell>
          <table:table-cell table:formula="of:=SQRT((([.C378]-[.C377])*([.C378]-[.C377]))+(([.F378]-[.F377])*([.F378]-[.F377])))" office:value-type="float" office:value="0.0207288374656255" calcext:value-type="float">
            <text:p>0,0207288374656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69</text:p>
          </table:table-cell>
          <table:table-cell table:formula="of:=[.C378]+([$'70.1'.$D$6]-[$'70.1'.$C$5])/1000" office:value-type="float" office:value="4.952" calcext:value-type="float">
            <text:p>4,952</text:p>
          </table:table-cell>
          <table:table-cell table:formula="of:=([.C379]*[.C379]*[.C379]*[.C379]/500)-([.C379]*[.C379]/200)-3/250" office:value-type="float" office:value="1.06807526693683" calcext:value-type="float">
            <text:p>1,06807526693683</text:p>
          </table:table-cell>
          <table:table-cell table:formula="of:=SQRT((([.C379]-[.C378])*([.C379]-[.C378]))+(([.D379]-[.D378])*([.D379]-[.D378])))" office:value-type="float" office:value="0.0108686560436435" calcext:value-type="float">
            <text:p>0,010868656043644</text:p>
          </table:table-cell>
          <table:table-cell table:formula="of:=-([.C379]*[.C379]*[.C379]/30)+([.C379]/20)+1/6" office:value-type="float" office:value="-3.63354831360001" calcext:value-type="float">
            <text:p>-3,63354831360001</text:p>
          </table:table-cell>
          <table:table-cell table:formula="of:=SQRT((([.C379]-[.C378])*([.C379]-[.C378]))+(([.F379]-[.F378])*([.F379]-[.F378])))" office:value-type="float" office:value="0.0207872321885089" calcext:value-type="float">
            <text:p>0,0207872321885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0</text:p>
          </table:table-cell>
          <table:table-cell table:formula="of:=[.C379]+([$'70.1'.$D$6]-[$'70.1'.$C$5])/1000" office:value-type="float" office:value="4.96" calcext:value-type="float">
            <text:p>4,96</text:p>
          </table:table-cell>
          <table:table-cell table:formula="of:=([.C380]*[.C380]*[.C380]*[.C380]/500)-([.C380]*[.C380]/200)-3/250" office:value-type="float" office:value="1.07546944512" calcext:value-type="float">
            <text:p>1,07546944512</text:p>
          </table:table-cell>
          <table:table-cell table:formula="of:=SQRT((([.C380]-[.C379])*([.C380]-[.C379]))+(([.D380]-[.D379])*([.D380]-[.D379])))" office:value-type="float" office:value="0.0108937537609604" calcext:value-type="float">
            <text:p>0,010893753760961</text:p>
          </table:table-cell>
          <table:table-cell table:formula="of:=-([.C380]*[.C380]*[.C380]/30)+([.C380]/20)+1/6" office:value-type="float" office:value="-3.65279786666667" calcext:value-type="float">
            <text:p>-3,65279786666667</text:p>
          </table:table-cell>
          <table:table-cell table:formula="of:=SQRT((([.C380]-[.C379])*([.C380]-[.C379]))+(([.F380]-[.F379])*([.F380]-[.F379])))" office:value-type="float" office:value="0.020845750004891" calcext:value-type="float">
            <text:p>0,0208457500048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1</text:p>
          </table:table-cell>
          <table:table-cell table:formula="of:=[.C380]+([$'70.1'.$D$6]-[$'70.1'.$C$5])/1000" office:value-type="float" office:value="4.968" calcext:value-type="float">
            <text:p>4,968</text:p>
          </table:table-cell>
          <table:table-cell table:formula="of:=([.C381]*[.C381]*[.C381]*[.C381]/500)-([.C381]*[.C381]/200)-3/250" office:value-type="float" office:value="1.08290077137715" calcext:value-type="float">
            <text:p>1,08290077137715</text:p>
          </table:table-cell>
          <table:table-cell table:formula="of:=SQRT((([.C381]-[.C380])*([.C381]-[.C380]))+(([.D381]-[.D380])*([.D381]-[.D380])))" office:value-type="float" office:value="0.0109190022410584" calcext:value-type="float">
            <text:p>0,010919002241059</text:p>
          </table:table-cell>
          <table:table-cell table:formula="of:=-([.C381]*[.C381]*[.C381]/30)+([.C381]/20)+1/6" office:value-type="float" office:value="-3.67211090773334" calcext:value-type="float">
            <text:p>-3,67211090773334</text:p>
          </table:table-cell>
          <table:table-cell table:formula="of:=SQRT((([.C381]-[.C380])*([.C381]-[.C380]))+(([.F381]-[.F380])*([.F381]-[.F380])))" office:value-type="float" office:value="0.0209043908125246" calcext:value-type="float">
            <text:p>0,0209043908125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2</text:p>
          </table:table-cell>
          <table:table-cell table:formula="of:=[.C381]+([$'70.1'.$D$6]-[$'70.1'.$C$5])/1000" office:value-type="float" office:value="4.976" calcext:value-type="float">
            <text:p>4,976</text:p>
          </table:table-cell>
          <table:table-cell table:formula="of:=([.C382]*[.C382]*[.C382]*[.C382]/500)-([.C382]*[.C382]/200)-3/250" office:value-type="float" office:value="1.09036936770355" calcext:value-type="float">
            <text:p>1,09036936770355</text:p>
          </table:table-cell>
          <table:table-cell table:formula="of:=SQRT((([.C382]-[.C381])*([.C382]-[.C381]))+(([.D382]-[.D381])*([.D382]-[.D381])))" office:value-type="float" office:value="0.0109444018149332" calcext:value-type="float">
            <text:p>0,010944401814933</text:p>
          </table:table-cell>
          <table:table-cell table:formula="of:=-([.C382]*[.C382]*[.C382]/30)+([.C382]/20)+1/6" office:value-type="float" office:value="-3.69148753920001" calcext:value-type="float">
            <text:p>-3,69148753920001</text:p>
          </table:table-cell>
          <table:table-cell table:formula="of:=SQRT((([.C382]-[.C381])*([.C382]-[.C381]))+(([.F382]-[.F381])*([.F382]-[.F381])))" office:value-type="float" office:value="0.0209631545096396" calcext:value-type="float">
            <text:p>0,020963154509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3</text:p>
          </table:table-cell>
          <table:table-cell table:formula="of:=[.C382]+([$'70.1'.$D$6]-[$'70.1'.$C$5])/1000" office:value-type="float" office:value="4.984" calcext:value-type="float">
            <text:p>4,984</text:p>
          </table:table-cell>
          <table:table-cell table:formula="of:=([.C383]*[.C383]*[.C383]*[.C383]/500)-([.C383]*[.C383]/200)-3/250" office:value-type="float" office:value="1.09787535629107" calcext:value-type="float">
            <text:p>1,09787535629107</text:p>
          </table:table-cell>
          <table:table-cell table:formula="of:=SQRT((([.C383]-[.C382])*([.C383]-[.C382]))+(([.D383]-[.D382])*([.D383]-[.D382])))" office:value-type="float" office:value="0.010969952811019" calcext:value-type="float">
            <text:p>0,010969952811019</text:p>
          </table:table-cell>
          <table:table-cell table:formula="of:=-([.C383]*[.C383]*[.C383]/30)+([.C383]/20)+1/6" office:value-type="float" office:value="-3.71092786346667" calcext:value-type="float">
            <text:p>-3,71092786346667</text:p>
          </table:table-cell>
          <table:table-cell table:formula="of:=SQRT((([.C383]-[.C382])*([.C383]-[.C382]))+(([.F383]-[.F382])*([.F383]-[.F382])))" office:value-type="float" office:value="0.0210220409949455" calcext:value-type="float">
            <text:p>0,0210220409949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4</text:p>
          </table:table-cell>
          <table:table-cell table:formula="of:=[.C383]+([$'70.1'.$D$6]-[$'70.1'.$C$5])/1000" office:value-type="float" office:value="4.992" calcext:value-type="float">
            <text:p>4,992</text:p>
          </table:table-cell>
          <table:table-cell table:formula="of:=([.C384]*[.C384]*[.C384]*[.C384]/500)-([.C384]*[.C384]/200)-3/250" office:value-type="float" office:value="1.10541885952819" calcext:value-type="float">
            <text:p>1,10541885952819</text:p>
          </table:table-cell>
          <table:table-cell table:formula="of:=SQRT((([.C384]-[.C383])*([.C384]-[.C383]))+(([.D384]-[.D383])*([.D384]-[.D383])))" office:value-type="float" office:value="0.0109956555551926" calcext:value-type="float">
            <text:p>0,010995655555193</text:p>
          </table:table-cell>
          <table:table-cell table:formula="of:=-([.C384]*[.C384]*[.C384]/30)+([.C384]/20)+1/6" office:value-type="float" office:value="-3.73043198293334" calcext:value-type="float">
            <text:p>-3,73043198293334</text:p>
          </table:table-cell>
          <table:table-cell table:formula="of:=SQRT((([.C384]-[.C383])*([.C384]-[.C383]))+(([.F384]-[.F383])*([.F384]-[.F383])))" office:value-type="float" office:value="0.0210810501676266" calcext:value-type="float">
            <text:p>0,0210810501676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5</text:p>
          </table:table-cell>
          <table:table-cell table:formula="of:=[.C384]+([$'70.1'.$D$6]-[$'70.1'.$C$5])/1000" office:value-type="float" office:value="5" calcext:value-type="float">
            <text:p>5</text:p>
          </table:table-cell>
          <table:table-cell table:formula="of:=([.C385]*[.C385]*[.C385]*[.C385]/500)-([.C385]*[.C385]/200)-3/250" office:value-type="float" office:value="1.113" calcext:value-type="float">
            <text:p>1,113</text:p>
          </table:table-cell>
          <table:table-cell table:formula="of:=SQRT((([.C385]-[.C384])*([.C385]-[.C384]))+(([.D385]-[.D384])*([.D385]-[.D384])))" office:value-type="float" office:value="0.0110215103707834" calcext:value-type="float">
            <text:p>0,011021510370783</text:p>
          </table:table-cell>
          <table:table-cell table:formula="of:=-([.C385]*[.C385]*[.C385]/30)+([.C385]/20)+1/6" office:value-type="float" office:value="-3.75000000000001" calcext:value-type="float">
            <text:p>-3,75000000000001</text:p>
          </table:table-cell>
          <table:table-cell table:formula="of:=SQRT((([.C385]-[.C384])*([.C385]-[.C384]))+(([.F385]-[.F384])*([.F385]-[.F384])))" office:value-type="float" office:value="0.0211401819273486" calcext:value-type="float">
            <text:p>0,0211401819273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6</text:p>
          </table:table-cell>
          <table:table-cell table:formula="of:=[.C385]+([$'70.1'.$D$6]-[$'70.1'.$C$5])/1000" office:value-type="float" office:value="5.008" calcext:value-type="float">
            <text:p>5,008</text:p>
          </table:table-cell>
          <table:table-cell table:formula="of:=([.C386]*[.C386]*[.C386]*[.C386]/500)-([.C386]*[.C386]/200)-3/250" office:value-type="float" office:value="1.12061890048819" calcext:value-type="float">
            <text:p>1,12061890048819</text:p>
          </table:table-cell>
          <table:table-cell table:formula="of:=SQRT((([.C386]-[.C385])*([.C386]-[.C385]))+(([.D386]-[.D385])*([.D386]-[.D385])))" office:value-type="float" office:value="0.0110475175785773" calcext:value-type="float">
            <text:p>0,011047517578577</text:p>
          </table:table-cell>
          <table:table-cell table:formula="of:=-([.C386]*[.C386]*[.C386]/30)+([.C386]/20)+1/6" office:value-type="float" office:value="-3.76963201706667" calcext:value-type="float">
            <text:p>-3,76963201706667</text:p>
          </table:table-cell>
          <table:table-cell table:formula="of:=SQRT((([.C386]-[.C385])*([.C386]-[.C385]))+(([.F386]-[.F385])*([.F386]-[.F385])))" office:value-type="float" office:value="0.0211994361742444" calcext:value-type="float">
            <text:p>0,0211994361742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7</text:p>
          </table:table-cell>
          <table:table-cell table:formula="of:=[.C386]+([$'70.1'.$D$6]-[$'70.1'.$C$5])/1000" office:value-type="float" office:value="5.016" calcext:value-type="float">
            <text:p>5,016</text:p>
          </table:table-cell>
          <table:table-cell table:formula="of:=([.C387]*[.C387]*[.C387]*[.C387]/500)-([.C387]*[.C387]/200)-3/250" office:value-type="float" office:value="1.12827568397107" calcext:value-type="float">
            <text:p>1,12827568397107</text:p>
          </table:table-cell>
          <table:table-cell table:formula="of:=SQRT((([.C387]-[.C386])*([.C387]-[.C386]))+(([.D387]-[.D386])*([.D387]-[.D386])))" office:value-type="float" office:value="0.0110736774968257" calcext:value-type="float">
            <text:p>0,011073677496826</text:p>
          </table:table-cell>
          <table:table-cell table:formula="of:=-([.C387]*[.C387]*[.C387]/30)+([.C387]/20)+1/6" office:value-type="float" office:value="-3.78932813653334" calcext:value-type="float">
            <text:p>-3,78932813653334</text:p>
          </table:table-cell>
          <table:table-cell table:formula="of:=SQRT((([.C387]-[.C386])*([.C387]-[.C386]))+(([.F387]-[.F386])*([.F387]-[.F386])))" office:value-type="float" office:value="0.0212588128089317" calcext:value-type="float">
            <text:p>0,0212588128089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8</text:p>
          </table:table-cell>
          <table:table-cell table:formula="of:=[.C387]+([$'70.1'.$D$6]-[$'70.1'.$C$5])/1000" office:value-type="float" office:value="5.024" calcext:value-type="float">
            <text:p>5,024</text:p>
          </table:table-cell>
          <table:table-cell table:formula="of:=([.C388]*[.C388]*[.C388]*[.C388]/500)-([.C388]*[.C388]/200)-3/250" office:value-type="float" office:value="1.13597047362355" calcext:value-type="float">
            <text:p>1,13597047362355</text:p>
          </table:table-cell>
          <table:table-cell table:formula="of:=SQRT((([.C388]-[.C387])*([.C388]-[.C387]))+(([.D388]-[.D387])*([.D388]-[.D387])))" office:value-type="float" office:value="0.0110999904412532" calcext:value-type="float">
            <text:p>0,011099990441253</text:p>
          </table:table-cell>
          <table:table-cell table:formula="of:=-([.C388]*[.C388]*[.C388]/30)+([.C388]/20)+1/6" office:value-type="float" office:value="-3.80908846080001" calcext:value-type="float">
            <text:p>-3,80908846080001</text:p>
          </table:table-cell>
          <table:table-cell table:formula="of:=SQRT((([.C388]-[.C387])*([.C388]-[.C387]))+(([.F388]-[.F387])*([.F388]-[.F387])))" office:value-type="float" office:value="0.0213183117324941" calcext:value-type="float">
            <text:p>0,0213183117324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79</text:p>
          </table:table-cell>
          <table:table-cell table:formula="of:=[.C388]+([$'70.1'.$D$6]-[$'70.1'.$C$5])/1000" office:value-type="float" office:value="5.032" calcext:value-type="float">
            <text:p>5,032</text:p>
          </table:table-cell>
          <table:table-cell table:formula="of:=([.C389]*[.C389]*[.C389]*[.C389]/500)-([.C389]*[.C389]/200)-3/250" office:value-type="float" office:value="1.14370339281715" calcext:value-type="float">
            <text:p>1,14370339281715</text:p>
          </table:table-cell>
          <table:table-cell table:formula="of:=SQRT((([.C389]-[.C388])*([.C389]-[.C388]))+(([.D389]-[.D388])*([.D389]-[.D388])))" office:value-type="float" office:value="0.0111264567250653" calcext:value-type="float">
            <text:p>0,011126456725065</text:p>
          </table:table-cell>
          <table:table-cell table:formula="of:=-([.C389]*[.C389]*[.C389]/30)+([.C389]/20)+1/6" office:value-type="float" office:value="-3.82891309226667" calcext:value-type="float">
            <text:p>-3,82891309226667</text:p>
          </table:table-cell>
          <table:table-cell table:formula="of:=SQRT((([.C389]-[.C388])*([.C389]-[.C388]))+(([.F389]-[.F388])*([.F389]-[.F388])))" office:value-type="float" office:value="0.0213779328464932" calcext:value-type="float">
            <text:p>0,0213779328464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0</text:p>
          </table:table-cell>
          <table:table-cell table:formula="of:=[.C389]+([$'70.1'.$D$6]-[$'70.1'.$C$5])/1000" office:value-type="float" office:value="5.04" calcext:value-type="float">
            <text:p>5,04</text:p>
          </table:table-cell>
          <table:table-cell table:formula="of:=([.C390]*[.C390]*[.C390]*[.C390]/500)-([.C390]*[.C390]/200)-3/250" office:value-type="float" office:value="1.15147456512" calcext:value-type="float">
            <text:p>1,15147456512</text:p>
          </table:table-cell>
          <table:table-cell table:formula="of:=SQRT((([.C390]-[.C389])*([.C390]-[.C389]))+(([.D390]-[.D389])*([.D390]-[.D389])))" office:value-type="float" office:value="0.0111530766589561" calcext:value-type="float">
            <text:p>0,011153076658956</text:p>
          </table:table-cell>
          <table:table-cell table:formula="of:=-([.C390]*[.C390]*[.C390]/30)+([.C390]/20)+1/6" office:value-type="float" office:value="-3.84880213333334" calcext:value-type="float">
            <text:p>-3,84880213333334</text:p>
          </table:table-cell>
          <table:table-cell table:formula="of:=SQRT((([.C390]-[.C389])*([.C390]-[.C389]))+(([.F390]-[.F389])*([.F390]-[.F389])))" office:value-type="float" office:value="0.0214376760529579" calcext:value-type="float">
            <text:p>0,021437676052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1</text:p>
          </table:table-cell>
          <table:table-cell table:formula="of:=[.C390]+([$'70.1'.$D$6]-[$'70.1'.$C$5])/1000" office:value-type="float" office:value="5.048" calcext:value-type="float">
            <text:p>5,048</text:p>
          </table:table-cell>
          <table:table-cell table:formula="of:=([.C391]*[.C391]*[.C391]*[.C391]/500)-([.C391]*[.C391]/200)-3/250" office:value-type="float" office:value="1.15928411429683" calcext:value-type="float">
            <text:p>1,15928411429683</text:p>
          </table:table-cell>
          <table:table-cell table:formula="of:=SQRT((([.C391]-[.C390])*([.C391]-[.C390]))+(([.D391]-[.D390])*([.D391]-[.D390])))" office:value-type="float" office:value="0.0111798505511192" calcext:value-type="float">
            <text:p>0,011179850551119</text:p>
          </table:table-cell>
          <table:table-cell table:formula="of:=-([.C391]*[.C391]*[.C391]/30)+([.C391]/20)+1/6" office:value-type="float" office:value="-3.86875568640001" calcext:value-type="float">
            <text:p>-3,86875568640001</text:p>
          </table:table-cell>
          <table:table-cell table:formula="of:=SQRT((([.C391]-[.C390])*([.C391]-[.C390]))+(([.F391]-[.F390])*([.F391]-[.F390])))" office:value-type="float" office:value="0.0214975412543925" calcext:value-type="float">
            <text:p>0,0214975412543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2</text:p>
          </table:table-cell>
          <table:table-cell table:formula="of:=[.C391]+([$'70.1'.$D$6]-[$'70.1'.$C$5])/1000" office:value-type="float" office:value="5.056" calcext:value-type="float">
            <text:p>5,056</text:p>
          </table:table-cell>
          <table:table-cell table:formula="of:=([.C392]*[.C392]*[.C392]*[.C392]/500)-([.C392]*[.C392]/200)-3/250" office:value-type="float" office:value="1.16713216430899" calcext:value-type="float">
            <text:p>1,16713216430899</text:p>
          </table:table-cell>
          <table:table-cell table:formula="of:=SQRT((([.C392]-[.C391])*([.C392]-[.C391]))+(([.D392]-[.D391])*([.D392]-[.D391])))" office:value-type="float" office:value="0.011206778707254" calcext:value-type="float">
            <text:p>0,011206778707254</text:p>
          </table:table-cell>
          <table:table-cell table:formula="of:=-([.C392]*[.C392]*[.C392]/30)+([.C392]/20)+1/6" office:value-type="float" office:value="-3.88877385386667" calcext:value-type="float">
            <text:p>-3,88877385386667</text:p>
          </table:table-cell>
          <table:table-cell table:formula="of:=SQRT((([.C392]-[.C391])*([.C392]-[.C391]))+(([.F392]-[.F391])*([.F392]-[.F391])))" office:value-type="float" office:value="0.0215575283537671" calcext:value-type="float">
            <text:p>0,0215575283537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3</text:p>
          </table:table-cell>
          <table:table-cell table:formula="of:=[.C392]+([$'70.1'.$D$6]-[$'70.1'.$C$5])/1000" office:value-type="float" office:value="5.064" calcext:value-type="float">
            <text:p>5,064</text:p>
          </table:table-cell>
          <table:table-cell table:formula="of:=([.C393]*[.C393]*[.C393]*[.C393]/500)-([.C393]*[.C393]/200)-3/250" office:value-type="float" office:value="1.17501883931443" calcext:value-type="float">
            <text:p>1,17501883931443</text:p>
          </table:table-cell>
          <table:table-cell table:formula="of:=SQRT((([.C393]-[.C392])*([.C393]-[.C392]))+(([.D393]-[.D392])*([.D393]-[.D392])))" office:value-type="float" office:value="0.0112338614305781" calcext:value-type="float">
            <text:p>0,011233861430578</text:p>
          </table:table-cell>
          <table:table-cell table:formula="of:=-([.C393]*[.C393]*[.C393]/30)+([.C393]/20)+1/6" office:value-type="float" office:value="-3.90885673813334" calcext:value-type="float">
            <text:p>-3,90885673813334</text:p>
          </table:table-cell>
          <table:table-cell table:formula="of:=SQRT((([.C393]-[.C392])*([.C393]-[.C392]))+(([.F393]-[.F392])*([.F393]-[.F392])))" office:value-type="float" office:value="0.0216176372545263" calcext:value-type="float">
            <text:p>0,0216176372545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4</text:p>
          </table:table-cell>
          <table:table-cell table:formula="of:=[.C393]+([$'70.1'.$D$6]-[$'70.1'.$C$5])/1000" office:value-type="float" office:value="5.072" calcext:value-type="float">
            <text:p>5,072</text:p>
          </table:table-cell>
          <table:table-cell table:formula="of:=([.C394]*[.C394]*[.C394]*[.C394]/500)-([.C394]*[.C394]/200)-3/250" office:value-type="float" office:value="1.18294426366771" calcext:value-type="float">
            <text:p>1,18294426366771</text:p>
          </table:table-cell>
          <table:table-cell table:formula="of:=SQRT((([.C394]-[.C393])*([.C394]-[.C393]))+(([.D394]-[.D393])*([.D394]-[.D393])))" office:value-type="float" office:value="0.0112610990218348" calcext:value-type="float">
            <text:p>0,011261099021835</text:p>
          </table:table-cell>
          <table:table-cell table:formula="of:=-([.C394]*[.C394]*[.C394]/30)+([.C394]/20)+1/6" office:value-type="float" office:value="-3.92900444160001" calcext:value-type="float">
            <text:p>-3,92900444160001</text:p>
          </table:table-cell>
          <table:table-cell table:formula="of:=SQRT((([.C394]-[.C393])*([.C394]-[.C393]))+(([.F394]-[.F393])*([.F394]-[.F393])))" office:value-type="float" office:value="0.0216778678605802" calcext:value-type="float">
            <text:p>0,021677867860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5</text:p>
          </table:table-cell>
          <table:table-cell table:formula="of:=[.C394]+([$'70.1'.$D$6]-[$'70.1'.$C$5])/1000" office:value-type="float" office:value="5.08" calcext:value-type="float">
            <text:p>5,08</text:p>
          </table:table-cell>
          <table:table-cell table:formula="of:=([.C395]*[.C395]*[.C395]*[.C395]/500)-([.C395]*[.C395]/200)-3/250" office:value-type="float" office:value="1.19090856192" calcext:value-type="float">
            <text:p>1,19090856192</text:p>
          </table:table-cell>
          <table:table-cell table:formula="of:=SQRT((([.C395]-[.C394])*([.C395]-[.C394]))+(([.D395]-[.D394])*([.D395]-[.D394])))" office:value-type="float" office:value="0.0112884917793033" calcext:value-type="float">
            <text:p>0,011288491779303</text:p>
          </table:table-cell>
          <table:table-cell table:formula="of:=-([.C395]*[.C395]*[.C395]/30)+([.C395]/20)+1/6" office:value-type="float" office:value="-3.94921706666667" calcext:value-type="float">
            <text:p>-3,94921706666667</text:p>
          </table:table-cell>
          <table:table-cell table:formula="of:=SQRT((([.C395]-[.C394])*([.C395]-[.C394]))+(([.F395]-[.F394])*([.F395]-[.F394])))" office:value-type="float" office:value="0.0217382200762998" calcext:value-type="float">
            <text:p>0,02173822007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6</text:p>
          </table:table-cell>
          <table:table-cell table:formula="of:=[.C395]+([$'70.1'.$D$6]-[$'70.1'.$C$5])/1000" office:value-type="float" office:value="5.088" calcext:value-type="float">
            <text:p>5,088</text:p>
          </table:table-cell>
          <table:table-cell table:formula="of:=([.C396]*[.C396]*[.C396]*[.C396]/500)-([.C396]*[.C396]/200)-3/250" office:value-type="float" office:value="1.19891185881907" calcext:value-type="float">
            <text:p>1,19891185881907</text:p>
          </table:table-cell>
          <table:table-cell table:formula="of:=SQRT((([.C396]-[.C395])*([.C396]-[.C395]))+(([.D396]-[.D395])*([.D396]-[.D395])))" office:value-type="float" office:value="0.0113160399988112" calcext:value-type="float">
            <text:p>0,011316039998811</text:p>
          </table:table-cell>
          <table:table-cell table:formula="of:=-([.C396]*[.C396]*[.C396]/30)+([.C396]/20)+1/6" office:value-type="float" office:value="-3.96949471573334" calcext:value-type="float">
            <text:p>-3,96949471573334</text:p>
          </table:table-cell>
          <table:table-cell table:formula="of:=SQRT((([.C396]-[.C395])*([.C396]-[.C395]))+(([.F396]-[.F395])*([.F396]-[.F395])))" office:value-type="float" office:value="0.0217986938065305" calcext:value-type="float">
            <text:p>0,0217986938065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7</text:p>
          </table:table-cell>
          <table:table-cell table:formula="of:=[.C396]+([$'70.1'.$D$6]-[$'70.1'.$C$5])/1000" office:value-type="float" office:value="5.096" calcext:value-type="float">
            <text:p>5,096</text:p>
          </table:table-cell>
          <table:table-cell table:formula="of:=([.C397]*[.C397]*[.C397]*[.C397]/500)-([.C397]*[.C397]/200)-3/250" office:value-type="float" office:value="1.20695427930931" calcext:value-type="float">
            <text:p>1,20695427930931</text:p>
          </table:table-cell>
          <table:table-cell table:formula="of:=SQRT((([.C397]-[.C396])*([.C397]-[.C396]))+(([.D397]-[.D396])*([.D397]-[.D396])))" office:value-type="float" office:value="0.011343743973743" calcext:value-type="float">
            <text:p>0,011343743973743</text:p>
          </table:table-cell>
          <table:table-cell table:formula="of:=-([.C397]*[.C397]*[.C397]/30)+([.C397]/20)+1/6" office:value-type="float" office:value="-3.98983749120001" calcext:value-type="float">
            <text:p>-3,98983749120001</text:p>
          </table:table-cell>
          <table:table-cell table:formula="of:=SQRT((([.C397]-[.C396])*([.C397]-[.C396]))+(([.F397]-[.F396])*([.F397]-[.F396])))" office:value-type="float" office:value="0.0218592889565786" calcext:value-type="float">
            <text:p>0,0218592889565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8</text:p>
          </table:table-cell>
          <table:table-cell table:formula="of:=[.C397]+([$'70.1'.$D$6]-[$'70.1'.$C$5])/1000" office:value-type="float" office:value="5.104" calcext:value-type="float">
            <text:p>5,104</text:p>
          </table:table-cell>
          <table:table-cell table:formula="of:=([.C398]*[.C398]*[.C398]*[.C398]/500)-([.C398]*[.C398]/200)-3/250" office:value-type="float" office:value="1.21503594853171" calcext:value-type="float">
            <text:p>1,21503594853171</text:p>
          </table:table-cell>
          <table:table-cell table:formula="of:=SQRT((([.C398]-[.C397])*([.C398]-[.C397]))+(([.D398]-[.D397])*([.D398]-[.D397])))" office:value-type="float" office:value="0.0113716039950523" calcext:value-type="float">
            <text:p>0,011371603995052</text:p>
          </table:table-cell>
          <table:table-cell table:formula="of:=-([.C398]*[.C398]*[.C398]/30)+([.C398]/20)+1/6" office:value-type="float" office:value="-4.01024549546667" calcext:value-type="float">
            <text:p>-4,01024549546667</text:p>
          </table:table-cell>
          <table:table-cell table:formula="of:=SQRT((([.C398]-[.C397])*([.C398]-[.C397]))+(([.F398]-[.F397])*([.F398]-[.F397])))" office:value-type="float" office:value="0.0219200054322144" calcext:value-type="float">
            <text:p>0,02192000543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89</text:p>
          </table:table-cell>
          <table:table-cell table:formula="of:=[.C398]+([$'70.1'.$D$6]-[$'70.1'.$C$5])/1000" office:value-type="float" office:value="5.112" calcext:value-type="float">
            <text:p>5,112</text:p>
          </table:table-cell>
          <table:table-cell table:formula="of:=([.C399]*[.C399]*[.C399]*[.C399]/500)-([.C399]*[.C399]/200)-3/250" office:value-type="float" office:value="1.22315699182388" calcext:value-type="float">
            <text:p>1,22315699182388</text:p>
          </table:table-cell>
          <table:table-cell table:formula="of:=SQRT((([.C399]-[.C398])*([.C399]-[.C398]))+(([.D399]-[.D398])*([.D399]-[.D398])))" office:value-type="float" office:value="0.0113996203512722" calcext:value-type="float">
            <text:p>0,011399620351272</text:p>
          </table:table-cell>
          <table:table-cell table:formula="of:=-([.C399]*[.C399]*[.C399]/30)+([.C399]/20)+1/6" office:value-type="float" office:value="-4.03071883093334" calcext:value-type="float">
            <text:p>-4,03071883093334</text:p>
          </table:table-cell>
          <table:table-cell table:formula="of:=SQRT((([.C399]-[.C398])*([.C399]-[.C398]))+(([.F399]-[.F398])*([.F399]-[.F398])))" office:value-type="float" office:value="0.0219808431396678" calcext:value-type="float">
            <text:p>0,0219808431396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0</text:p>
          </table:table-cell>
          <table:table-cell table:formula="of:=[.C399]+([$'70.1'.$D$6]-[$'70.1'.$C$5])/1000" office:value-type="float" office:value="5.12" calcext:value-type="float">
            <text:p>5,12</text:p>
          </table:table-cell>
          <table:table-cell table:formula="of:=([.C400]*[.C400]*[.C400]*[.C400]/500)-([.C400]*[.C400]/200)-3/250" office:value-type="float" office:value="1.23131753472" calcext:value-type="float">
            <text:p>1,23131753472</text:p>
          </table:table-cell>
          <table:table-cell table:formula="of:=SQRT((([.C400]-[.C399])*([.C400]-[.C399]))+(([.D400]-[.D399])*([.D400]-[.D399])))" office:value-type="float" office:value="0.0114277933285278" calcext:value-type="float">
            <text:p>0,011427793328528</text:p>
          </table:table-cell>
          <table:table-cell table:formula="of:=-([.C400]*[.C400]*[.C400]/30)+([.C400]/20)+1/6" office:value-type="float" office:value="-4.05125760000001" calcext:value-type="float">
            <text:p>-4,05125760000001</text:p>
          </table:table-cell>
          <table:table-cell table:formula="of:=SQRT((([.C400]-[.C399])*([.C400]-[.C399]))+(([.F400]-[.F399])*([.F400]-[.F399])))" office:value-type="float" office:value="0.0220418019856331" calcext:value-type="float">
            <text:p>0,0220418019856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1</text:p>
          </table:table-cell>
          <table:table-cell table:formula="of:=[.C400]+([$'70.1'.$D$6]-[$'70.1'.$C$5])/1000" office:value-type="float" office:value="5.128" calcext:value-type="float">
            <text:p>5,128</text:p>
          </table:table-cell>
          <table:table-cell table:formula="of:=([.C401]*[.C401]*[.C401]*[.C401]/500)-([.C401]*[.C401]/200)-3/250" office:value-type="float" office:value="1.23951770295091" calcext:value-type="float">
            <text:p>1,23951770295091</text:p>
          </table:table-cell>
          <table:table-cell table:formula="of:=SQRT((([.C401]-[.C400])*([.C401]-[.C400]))+(([.D401]-[.D400])*([.D401]-[.D400])))" office:value-type="float" office:value="0.011456123210548" calcext:value-type="float">
            <text:p>0,011456123210548</text:p>
          </table:table-cell>
          <table:table-cell table:formula="of:=-([.C401]*[.C401]*[.C401]/30)+([.C401]/20)+1/6" office:value-type="float" office:value="-4.07186190506667" calcext:value-type="float">
            <text:p>-4,07186190506667</text:p>
          </table:table-cell>
          <table:table-cell table:formula="of:=SQRT((([.C401]-[.C400])*([.C401]-[.C400]))+(([.F401]-[.F400])*([.F401]-[.F400])))" office:value-type="float" office:value="0.0221028818772636" calcext:value-type="float">
            <text:p>0,0221028818772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2</text:p>
          </table:table-cell>
          <table:table-cell table:formula="of:=[.C401]+([$'70.1'.$D$6]-[$'70.1'.$C$5])/1000" office:value-type="float" office:value="5.136" calcext:value-type="float">
            <text:p>5,136</text:p>
          </table:table-cell>
          <table:table-cell table:formula="of:=([.C402]*[.C402]*[.C402]*[.C402]/500)-([.C402]*[.C402]/200)-3/250" office:value-type="float" office:value="1.24775762244404" calcext:value-type="float">
            <text:p>1,24775762244404</text:p>
          </table:table-cell>
          <table:table-cell table:formula="of:=SQRT((([.C402]-[.C401])*([.C402]-[.C401]))+(([.D402]-[.D401])*([.D402]-[.D401])))" office:value-type="float" office:value="0.0114846102786774" calcext:value-type="float">
            <text:p>0,011484610278677</text:p>
          </table:table-cell>
          <table:table-cell table:formula="of:=-([.C402]*[.C402]*[.C402]/30)+([.C402]/20)+1/6" office:value-type="float" office:value="-4.09253184853334" calcext:value-type="float">
            <text:p>-4,09253184853334</text:p>
          </table:table-cell>
          <table:table-cell table:formula="of:=SQRT((([.C402]-[.C401])*([.C402]-[.C401]))+(([.F402]-[.F401])*([.F402]-[.F401])))" office:value-type="float" office:value="0.0221640827221706" calcext:value-type="float">
            <text:p>0,0221640827221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3</text:p>
          </table:table-cell>
          <table:table-cell table:formula="of:=[.C402]+([$'70.1'.$D$6]-[$'70.1'.$C$5])/1000" office:value-type="float" office:value="5.144" calcext:value-type="float">
            <text:p>5,144</text:p>
          </table:table-cell>
          <table:table-cell table:formula="of:=([.C403]*[.C403]*[.C403]*[.C403]/500)-([.C403]*[.C403]/200)-3/250" office:value-type="float" office:value="1.25603741932339" calcext:value-type="float">
            <text:p>1,25603741932339</text:p>
          </table:table-cell>
          <table:table-cell table:formula="of:=SQRT((([.C403]-[.C402])*([.C403]-[.C402]))+(([.D403]-[.D402])*([.D403]-[.D402])))" office:value-type="float" office:value="0.0115132548118877" calcext:value-type="float">
            <text:p>0,011513254811888</text:p>
          </table:table-cell>
          <table:table-cell table:formula="of:=-([.C403]*[.C403]*[.C403]/30)+([.C403]/20)+1/6" office:value-type="float" office:value="-4.11326753280001" calcext:value-type="float">
            <text:p>-4,11326753280001</text:p>
          </table:table-cell>
          <table:table-cell table:formula="of:=SQRT((([.C403]-[.C402])*([.C403]-[.C402]))+(([.F403]-[.F402])*([.F403]-[.F402])))" office:value-type="float" office:value="0.0222254044284212" calcext:value-type="float">
            <text:p>0,0222254044284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4</text:p>
          </table:table-cell>
          <table:table-cell table:formula="of:=[.C403]+([$'70.1'.$D$6]-[$'70.1'.$C$5])/1000" office:value-type="float" office:value="5.152" calcext:value-type="float">
            <text:p>5,152</text:p>
          </table:table-cell>
          <table:table-cell table:formula="of:=([.C404]*[.C404]*[.C404]*[.C404]/500)-([.C404]*[.C404]/200)-3/250" office:value-type="float" office:value="1.26435721990964" calcext:value-type="float">
            <text:p>1,26435721990964</text:p>
          </table:table-cell>
          <table:table-cell table:formula="of:=SQRT((([.C404]-[.C403])*([.C404]-[.C403]))+(([.D404]-[.D403])*([.D404]-[.D403])))" office:value-type="float" office:value="0.0115420570867938" calcext:value-type="float">
            <text:p>0,011542057086794</text:p>
          </table:table-cell>
          <table:table-cell table:formula="of:=-([.C404]*[.C404]*[.C404]/30)+([.C404]/20)+1/6" office:value-type="float" office:value="-4.13406906026667" calcext:value-type="float">
            <text:p>-4,13406906026667</text:p>
          </table:table-cell>
          <table:table-cell table:formula="of:=SQRT((([.C404]-[.C403])*([.C404]-[.C403]))+(([.F404]-[.F403])*([.F404]-[.F403])))" office:value-type="float" office:value="0.0222868469045416" calcext:value-type="float">
            <text:p>0,0222868469045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5</text:p>
          </table:table-cell>
          <table:table-cell table:formula="of:=[.C404]+([$'70.1'.$D$6]-[$'70.1'.$C$5])/1000" office:value-type="float" office:value="5.16" calcext:value-type="float">
            <text:p>5,16</text:p>
          </table:table-cell>
          <table:table-cell table:formula="of:=([.C405]*[.C405]*[.C405]*[.C405]/500)-([.C405]*[.C405]/200)-3/250" office:value-type="float" office:value="1.27271715072" calcext:value-type="float">
            <text:p>1,27271715072</text:p>
          </table:table-cell>
          <table:table-cell table:formula="of:=SQRT((([.C405]-[.C404])*([.C405]-[.C404]))+(([.D405]-[.D404])*([.D405]-[.D404])))" office:value-type="float" office:value="0.0115710173776614" calcext:value-type="float">
            <text:p>0,011571017377661</text:p>
          </table:table-cell>
          <table:table-cell table:formula="of:=-([.C405]*[.C405]*[.C405]/30)+([.C405]/20)+1/6" office:value-type="float" office:value="-4.15493653333334" calcext:value-type="float">
            <text:p>-4,15493653333334</text:p>
          </table:table-cell>
          <table:table-cell table:formula="of:=SQRT((([.C405]-[.C404])*([.C405]-[.C404]))+(([.F405]-[.F404])*([.F405]-[.F404])))" office:value-type="float" office:value="0.022348410059512" calcext:value-type="float">
            <text:p>0,0223484100595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6</text:p>
          </table:table-cell>
          <table:table-cell table:formula="of:=[.C405]+([$'70.1'.$D$6]-[$'70.1'.$C$5])/1000" office:value-type="float" office:value="5.168" calcext:value-type="float">
            <text:p>5,168</text:p>
          </table:table-cell>
          <table:table-cell table:formula="of:=([.C406]*[.C406]*[.C406]*[.C406]/500)-([.C406]*[.C406]/200)-3/250" office:value-type="float" office:value="1.28111733846836" calcext:value-type="float">
            <text:p>1,28111733846836</text:p>
          </table:table-cell>
          <table:table-cell table:formula="of:=SQRT((([.C406]-[.C405])*([.C406]-[.C405]))+(([.D406]-[.D405])*([.D406]-[.D405])))" office:value-type="float" office:value="0.0116001359564256" calcext:value-type="float">
            <text:p>0,011600135956426</text:p>
          </table:table-cell>
          <table:table-cell table:formula="of:=-([.C406]*[.C406]*[.C406]/30)+([.C406]/20)+1/6" office:value-type="float" office:value="-4.17587005440001" calcext:value-type="float">
            <text:p>-4,17587005440001</text:p>
          </table:table-cell>
          <table:table-cell table:formula="of:=SQRT((([.C406]-[.C405])*([.C406]-[.C405]))+(([.F406]-[.F405])*([.F406]-[.F405])))" office:value-type="float" office:value="0.0224100938027608" calcext:value-type="float">
            <text:p>0,0224100938027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7</text:p>
          </table:table-cell>
          <table:table-cell table:formula="of:=[.C406]+([$'70.1'.$D$6]-[$'70.1'.$C$5])/1000" office:value-type="float" office:value="5.176" calcext:value-type="float">
            <text:p>5,176</text:p>
          </table:table-cell>
          <table:table-cell table:formula="of:=([.C407]*[.C407]*[.C407]*[.C407]/500)-([.C407]*[.C407]/200)-3/250" office:value-type="float" office:value="1.28955791006515" calcext:value-type="float">
            <text:p>1,28955791006515</text:p>
          </table:table-cell>
          <table:table-cell table:formula="of:=SQRT((([.C407]-[.C406])*([.C407]-[.C406]))+(([.D407]-[.D406])*([.D407]-[.D406])))" office:value-type="float" office:value="0.0116294130927019" calcext:value-type="float">
            <text:p>0,011629413092702</text:p>
          </table:table-cell>
          <table:table-cell table:formula="of:=-([.C407]*[.C407]*[.C407]/30)+([.C407]/20)+1/6" office:value-type="float" office:value="-4.19686972586667" calcext:value-type="float">
            <text:p>-4,19686972586667</text:p>
          </table:table-cell>
          <table:table-cell table:formula="of:=SQRT((([.C407]-[.C406])*([.C407]-[.C406]))+(([.F407]-[.F406])*([.F407]-[.F406])))" office:value-type="float" office:value="0.0224718980441783" calcext:value-type="float">
            <text:p>0,0224718980441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8</text:p>
          </table:table-cell>
          <table:table-cell table:formula="of:=[.C407]+([$'70.1'.$D$6]-[$'70.1'.$C$5])/1000" office:value-type="float" office:value="5.184" calcext:value-type="float">
            <text:p>5,184</text:p>
          </table:table-cell>
          <table:table-cell table:formula="of:=([.C408]*[.C408]*[.C408]*[.C408]/500)-([.C408]*[.C408]/200)-3/250" office:value-type="float" office:value="1.29803899261748" calcext:value-type="float">
            <text:p>1,29803899261748</text:p>
          </table:table-cell>
          <table:table-cell table:formula="of:=SQRT((([.C408]-[.C407])*([.C408]-[.C407]))+(([.D408]-[.D407])*([.D408]-[.D407])))" office:value-type="float" office:value="0.0116588490537989" calcext:value-type="float">
            <text:p>0,011658849053799</text:p>
          </table:table-cell>
          <table:table-cell table:formula="of:=-([.C408]*[.C408]*[.C408]/30)+([.C408]/20)+1/6" office:value-type="float" office:value="-4.21793565013334" calcext:value-type="float">
            <text:p>-4,21793565013334</text:p>
          </table:table-cell>
          <table:table-cell table:formula="of:=SQRT((([.C408]-[.C407])*([.C408]-[.C407]))+(([.F408]-[.F407])*([.F408]-[.F407])))" office:value-type="float" office:value="0.0225338226940957" calcext:value-type="float">
            <text:p>0,0225338226940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399</text:p>
          </table:table-cell>
          <table:table-cell table:formula="of:=[.C408]+([$'70.1'.$D$6]-[$'70.1'.$C$5])/1000" office:value-type="float" office:value="5.192" calcext:value-type="float">
            <text:p>5,192</text:p>
          </table:table-cell>
          <table:table-cell table:formula="of:=([.C409]*[.C409]*[.C409]*[.C409]/500)-([.C409]*[.C409]/200)-3/250" office:value-type="float" office:value="1.306560713429" calcext:value-type="float">
            <text:p>1,306560713429</text:p>
          </table:table-cell>
          <table:table-cell table:formula="of:=SQRT((([.C409]-[.C408])*([.C409]-[.C408]))+(([.D409]-[.D408])*([.D409]-[.D408])))" office:value-type="float" office:value="0.0116884441047341" calcext:value-type="float">
            <text:p>0,011688444104734</text:p>
          </table:table-cell>
          <table:table-cell table:formula="of:=-([.C409]*[.C409]*[.C409]/30)+([.C409]/20)+1/6" office:value-type="float" office:value="-4.23906792960001" calcext:value-type="float">
            <text:p>-4,23906792960001</text:p>
          </table:table-cell>
          <table:table-cell table:formula="of:=SQRT((([.C409]-[.C408])*([.C409]-[.C408]))+(([.F409]-[.F408])*([.F409]-[.F408])))" office:value-type="float" office:value="0.0225958676632983" calcext:value-type="float">
            <text:p>0,0225958676632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0</text:p>
          </table:table-cell>
          <table:table-cell table:formula="of:=[.C409]+([$'70.1'.$D$6]-[$'70.1'.$C$5])/1000" office:value-type="float" office:value="5.2" calcext:value-type="float">
            <text:p>5,2</text:p>
          </table:table-cell>
          <table:table-cell table:formula="of:=([.C410]*[.C410]*[.C410]*[.C410]/500)-([.C410]*[.C410]/200)-3/250" office:value-type="float" office:value="1.3151232" calcext:value-type="float">
            <text:p>1,3151232</text:p>
          </table:table-cell>
          <table:table-cell table:formula="of:=SQRT((([.C410]-[.C409])*([.C410]-[.C409]))+(([.D410]-[.D409])*([.D410]-[.D409])))" office:value-type="float" office:value="0.0117181985082475" calcext:value-type="float">
            <text:p>0,011718198508248</text:p>
          </table:table-cell>
          <table:table-cell table:formula="of:=-([.C410]*[.C410]*[.C410]/30)+([.C410]/20)+1/6" office:value-type="float" office:value="-4.26026666666667" calcext:value-type="float">
            <text:p>-4,26026666666667</text:p>
          </table:table-cell>
          <table:table-cell table:formula="of:=SQRT((([.C410]-[.C409])*([.C410]-[.C409]))+(([.F410]-[.F409])*([.F410]-[.F409])))" office:value-type="float" office:value="0.02265803286302" calcext:value-type="float">
            <text:p>0,022658032863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1</text:p>
          </table:table-cell>
          <table:table-cell table:formula="of:=[.C410]+([$'70.1'.$D$6]-[$'70.1'.$C$5])/1000" office:value-type="float" office:value="5.208" calcext:value-type="float">
            <text:p>5,208</text:p>
          </table:table-cell>
          <table:table-cell table:formula="of:=([.C411]*[.C411]*[.C411]*[.C411]/500)-([.C411]*[.C411]/200)-3/250" office:value-type="float" office:value="1.3237265800274" calcext:value-type="float">
            <text:p>1,3237265800274</text:p>
          </table:table-cell>
          <table:table-cell table:formula="of:=SQRT((([.C411]-[.C410])*([.C411]-[.C410]))+(([.D411]-[.D410])*([.D411]-[.D410])))" office:value-type="float" office:value="0.0117481125248156" calcext:value-type="float">
            <text:p>0,011748112524816</text:p>
          </table:table-cell>
          <table:table-cell table:formula="of:=-([.C411]*[.C411]*[.C411]/30)+([.C411]/20)+1/6" office:value-type="float" office:value="-4.28153196373334" calcext:value-type="float">
            <text:p>-4,28153196373334</text:p>
          </table:table-cell>
          <table:table-cell table:formula="of:=SQRT((([.C411]-[.C410])*([.C411]-[.C410]))+(([.F411]-[.F410])*([.F411]-[.F410])))" office:value-type="float" office:value="0.022720318204937" calcext:value-type="float">
            <text:p>0,0227203182049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2</text:p>
          </table:table-cell>
          <table:table-cell table:formula="of:=[.C411]+([$'70.1'.$D$6]-[$'70.1'.$C$5])/1000" office:value-type="float" office:value="5.216" calcext:value-type="float">
            <text:p>5,216</text:p>
          </table:table-cell>
          <table:table-cell table:formula="of:=([.C412]*[.C412]*[.C412]*[.C412]/500)-([.C412]*[.C412]/200)-3/250" office:value-type="float" office:value="1.33237098140468" calcext:value-type="float">
            <text:p>1,33237098140468</text:p>
          </table:table-cell>
          <table:table-cell table:formula="of:=SQRT((([.C412]-[.C411])*([.C412]-[.C411]))+(([.D412]-[.D411])*([.D412]-[.D411])))" office:value-type="float" office:value="0.0117781864126664" calcext:value-type="float">
            <text:p>0,011778186412667</text:p>
          </table:table-cell>
          <table:table-cell table:formula="of:=-([.C412]*[.C412]*[.C412]/30)+([.C412]/20)+1/6" office:value-type="float" office:value="-4.30286392320001" calcext:value-type="float">
            <text:p>-4,30286392320001</text:p>
          </table:table-cell>
          <table:table-cell table:formula="of:=SQRT((([.C412]-[.C411])*([.C412]-[.C411]))+(([.F412]-[.F411])*([.F412]-[.F411])))" office:value-type="float" office:value="0.0227827236011731" calcext:value-type="float">
            <text:p>0,0227827236011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3</text:p>
          </table:table-cell>
          <table:table-cell table:formula="of:=[.C412]+([$'70.1'.$D$6]-[$'70.1'.$C$5])/1000" office:value-type="float" office:value="5.224" calcext:value-type="float">
            <text:p>5,224</text:p>
          </table:table-cell>
          <table:table-cell table:formula="of:=([.C413]*[.C413]*[.C413]*[.C413]/500)-([.C413]*[.C413]/200)-3/250" office:value-type="float" office:value="1.34105653222196" calcext:value-type="float">
            <text:p>1,34105653222196</text:p>
          </table:table-cell>
          <table:table-cell table:formula="of:=SQRT((([.C413]-[.C412])*([.C413]-[.C412]))+(([.D413]-[.D412])*([.D413]-[.D412])))" office:value-type="float" office:value="0.0118084204277947" calcext:value-type="float">
            <text:p>0,011808420427795</text:p>
          </table:table-cell>
          <table:table-cell table:formula="of:=-([.C413]*[.C413]*[.C413]/30)+([.C413]/20)+1/6" office:value-type="float" office:value="-4.32426264746667" calcext:value-type="float">
            <text:p>-4,32426264746667</text:p>
          </table:table-cell>
          <table:table-cell table:formula="of:=SQRT((([.C413]-[.C412])*([.C413]-[.C412]))+(([.F413]-[.F412])*([.F413]-[.F412])))" office:value-type="float" office:value="0.0228452489643004" calcext:value-type="float">
            <text:p>0,02284524896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4</text:p>
          </table:table-cell>
          <table:table-cell table:formula="of:=[.C413]+([$'70.1'.$D$6]-[$'70.1'.$C$5])/1000" office:value-type="float" office:value="5.232" calcext:value-type="float">
            <text:p>5,232</text:p>
          </table:table-cell>
          <table:table-cell table:formula="of:=([.C414]*[.C414]*[.C414]*[.C414]/500)-([.C414]*[.C414]/200)-3/250" office:value-type="float" office:value="1.34978336076596" calcext:value-type="float">
            <text:p>1,34978336076596</text:p>
          </table:table-cell>
          <table:table-cell table:formula="of:=SQRT((([.C414]-[.C413])*([.C414]-[.C413]))+(([.D414]-[.D413])*([.D414]-[.D413])))" office:value-type="float" office:value="0.011838814823975" calcext:value-type="float">
            <text:p>0,011838814823975</text:p>
          </table:table-cell>
          <table:table-cell table:formula="of:=-([.C414]*[.C414]*[.C414]/30)+([.C414]/20)+1/6" office:value-type="float" office:value="-4.34572823893334" calcext:value-type="float">
            <text:p>-4,34572823893334</text:p>
          </table:table-cell>
          <table:table-cell table:formula="of:=SQRT((([.C414]-[.C413])*([.C414]-[.C413]))+(([.F414]-[.F413])*([.F414]-[.F413])))" office:value-type="float" office:value="0.0229078942073208" calcext:value-type="float">
            <text:p>0,022907894207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5</text:p>
          </table:table-cell>
          <table:table-cell table:formula="of:=[.C414]+([$'70.1'.$D$6]-[$'70.1'.$C$5])/1000" office:value-type="float" office:value="5.24" calcext:value-type="float">
            <text:p>5,24</text:p>
          </table:table-cell>
          <table:table-cell table:formula="of:=([.C415]*[.C415]*[.C415]*[.C415]/500)-([.C415]*[.C415]/200)-3/250" office:value-type="float" office:value="1.35855159552" calcext:value-type="float">
            <text:p>1,35855159552</text:p>
          </table:table-cell>
          <table:table-cell table:formula="of:=SQRT((([.C415]-[.C414])*([.C415]-[.C414]))+(([.D415]-[.D414])*([.D415]-[.D414])))" office:value-type="float" office:value="0.0118693698527804" calcext:value-type="float">
            <text:p>0,011869369852781</text:p>
          </table:table-cell>
          <table:table-cell table:formula="of:=-([.C415]*[.C415]*[.C415]/30)+([.C415]/20)+1/6" office:value-type="float" office:value="-4.36726080000001" calcext:value-type="float">
            <text:p>-4,36726080000001</text:p>
          </table:table-cell>
          <table:table-cell table:formula="of:=SQRT((([.C415]-[.C414])*([.C415]-[.C414]))+(([.F415]-[.F414])*([.F415]-[.F414])))" office:value-type="float" office:value="0.0229706592436901" calcext:value-type="float">
            <text:p>0,022970659243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6</text:p>
          </table:table-cell>
          <table:table-cell table:formula="of:=[.C415]+([$'70.1'.$D$6]-[$'70.1'.$C$5])/1000" office:value-type="float" office:value="5.248" calcext:value-type="float">
            <text:p>5,248</text:p>
          </table:table-cell>
          <table:table-cell table:formula="of:=([.C416]*[.C416]*[.C416]*[.C416]/500)-([.C416]*[.C416]/200)-3/250" office:value-type="float" office:value="1.36736136516404" calcext:value-type="float">
            <text:p>1,36736136516404</text:p>
          </table:table-cell>
          <table:table-cell table:formula="of:=SQRT((([.C416]-[.C415])*([.C416]-[.C415]))+(([.D416]-[.D415])*([.D416]-[.D415])))" office:value-type="float" office:value="0.0119000857635947" calcext:value-type="float">
            <text:p>0,011900085763595</text:p>
          </table:table-cell>
          <table:table-cell table:formula="of:=-([.C416]*[.C416]*[.C416]/30)+([.C416]/20)+1/6" office:value-type="float" office:value="-4.38886043306667" calcext:value-type="float">
            <text:p>-4,38886043306667</text:p>
          </table:table-cell>
          <table:table-cell table:formula="of:=SQRT((([.C416]-[.C415])*([.C416]-[.C415]))+(([.F416]-[.F415])*([.F416]-[.F415])))" office:value-type="float" office:value="0.0230335439872957" calcext:value-type="float">
            <text:p>0,0230335439872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7</text:p>
          </table:table-cell>
          <table:table-cell table:formula="of:=[.C416]+([$'70.1'.$D$6]-[$'70.1'.$C$5])/1000" office:value-type="float" office:value="5.256" calcext:value-type="float">
            <text:p>5,256</text:p>
          </table:table-cell>
          <table:table-cell table:formula="of:=([.C417]*[.C417]*[.C417]*[.C417]/500)-([.C417]*[.C417]/200)-3/250" office:value-type="float" office:value="1.3762127985746" calcext:value-type="float">
            <text:p>1,3762127985746</text:p>
          </table:table-cell>
          <table:table-cell table:formula="of:=SQRT((([.C417]-[.C416])*([.C417]-[.C416]))+(([.D417]-[.D416])*([.D417]-[.D416])))" office:value-type="float" office:value="0.0119309628036288" calcext:value-type="float">
            <text:p>0,011930962803629</text:p>
          </table:table-cell>
          <table:table-cell table:formula="of:=-([.C417]*[.C417]*[.C417]/30)+([.C417]/20)+1/6" office:value-type="float" office:value="-4.41052724053334" calcext:value-type="float">
            <text:p>-4,41052724053334</text:p>
          </table:table-cell>
          <table:table-cell table:formula="of:=SQRT((([.C417]-[.C416])*([.C417]-[.C416]))+(([.F417]-[.F416])*([.F417]-[.F416])))" office:value-type="float" office:value="0.0230965483524617" calcext:value-type="float">
            <text:p>0,0230965483524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8</text:p>
          </table:table-cell>
          <table:table-cell table:formula="of:=[.C417]+([$'70.1'.$D$6]-[$'70.1'.$C$5])/1000" office:value-type="float" office:value="5.264" calcext:value-type="float">
            <text:p>5,264</text:p>
          </table:table-cell>
          <table:table-cell table:formula="of:=([.C418]*[.C418]*[.C418]*[.C418]/500)-([.C418]*[.C418]/200)-3/250" office:value-type="float" office:value="1.38510602482484" calcext:value-type="float">
            <text:p>1,38510602482484</text:p>
          </table:table-cell>
          <table:table-cell table:formula="of:=SQRT((([.C418]-[.C417])*([.C418]-[.C417]))+(([.D418]-[.D417])*([.D418]-[.D417])))" office:value-type="float" office:value="0.0119620012179384" calcext:value-type="float">
            <text:p>0,011962001217939</text:p>
          </table:table-cell>
          <table:table-cell table:formula="of:=-([.C418]*[.C418]*[.C418]/30)+([.C418]/20)+1/6" office:value-type="float" office:value="-4.43226132480001" calcext:value-type="float">
            <text:p>-4,43226132480001</text:p>
          </table:table-cell>
          <table:table-cell table:formula="of:=SQRT((([.C418]-[.C417])*([.C418]-[.C417]))+(([.F418]-[.F417])*([.F418]-[.F417])))" office:value-type="float" office:value="0.0231596722539542" calcext:value-type="float">
            <text:p>0,0231596722539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09</text:p>
          </table:table-cell>
          <table:table-cell table:formula="of:=[.C418]+([$'70.1'.$D$6]-[$'70.1'.$C$5])/1000" office:value-type="float" office:value="5.272" calcext:value-type="float">
            <text:p>5,272</text:p>
          </table:table-cell>
          <table:table-cell table:formula="of:=([.C419]*[.C419]*[.C419]*[.C419]/500)-([.C419]*[.C419]/200)-3/250" office:value-type="float" office:value="1.39404117318452" calcext:value-type="float">
            <text:p>1,39404117318452</text:p>
          </table:table-cell>
          <table:table-cell table:formula="of:=SQRT((([.C419]-[.C418])*([.C419]-[.C418]))+(([.D419]-[.D418])*([.D419]-[.D418])))" office:value-type="float" office:value="0.0119932012494368" calcext:value-type="float">
            <text:p>0,011993201249437</text:p>
          </table:table-cell>
          <table:table-cell table:formula="of:=-([.C419]*[.C419]*[.C419]/30)+([.C419]/20)+1/6" office:value-type="float" office:value="-4.45406278826667" calcext:value-type="float">
            <text:p>-4,45406278826667</text:p>
          </table:table-cell>
          <table:table-cell table:formula="of:=SQRT((([.C419]-[.C418])*([.C419]-[.C418]))+(([.F419]-[.F418])*([.F419]-[.F418])))" office:value-type="float" office:value="0.0232229156069682" calcext:value-type="float">
            <text:p>0,0232229156069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0</text:p>
          </table:table-cell>
          <table:table-cell table:formula="of:=[.C419]+([$'70.1'.$D$6]-[$'70.1'.$C$5])/1000" office:value-type="float" office:value="5.28" calcext:value-type="float">
            <text:p>5,28</text:p>
          </table:table-cell>
          <table:table-cell table:formula="of:=([.C420]*[.C420]*[.C420]*[.C420]/500)-([.C420]*[.C420]/200)-3/250" office:value-type="float" office:value="1.40301837312" calcext:value-type="float">
            <text:p>1,40301837312</text:p>
          </table:table-cell>
          <table:table-cell table:formula="of:=SQRT((([.C420]-[.C419])*([.C420]-[.C419]))+(([.D420]-[.D419])*([.D420]-[.D419])))" office:value-type="float" office:value="0.0120245631389138" calcext:value-type="float">
            <text:p>0,012024563138914</text:p>
          </table:table-cell>
          <table:table-cell table:formula="of:=-([.C420]*[.C420]*[.C420]/30)+([.C420]/20)+1/6" office:value-type="float" office:value="-4.47593173333334" calcext:value-type="float">
            <text:p>-4,47593173333334</text:p>
          </table:table-cell>
          <table:table-cell table:formula="of:=SQRT((([.C420]-[.C419])*([.C420]-[.C419]))+(([.F420]-[.F419])*([.F420]-[.F419])))" office:value-type="float" office:value="0.0232862783271373" calcext:value-type="float">
            <text:p>0,0232862783271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1</text:p>
          </table:table-cell>
          <table:table-cell table:formula="of:=[.C420]+([$'70.1'.$D$6]-[$'70.1'.$C$5])/1000" office:value-type="float" office:value="5.288" calcext:value-type="float">
            <text:p>5,288</text:p>
          </table:table-cell>
          <table:table-cell table:formula="of:=([.C421]*[.C421]*[.C421]*[.C421]/500)-([.C421]*[.C421]/200)-3/250" office:value-type="float" office:value="1.41203775429428" calcext:value-type="float">
            <text:p>1,41203775429428</text:p>
          </table:table-cell>
          <table:table-cell table:formula="of:=SQRT((([.C421]-[.C420])*([.C421]-[.C420]))+(([.D421]-[.D420])*([.D421]-[.D420])))" office:value-type="float" office:value="0.0120560871250509" calcext:value-type="float">
            <text:p>0,012056087125051</text:p>
          </table:table-cell>
          <table:table-cell table:formula="of:=-([.C421]*[.C421]*[.C421]/30)+([.C421]/20)+1/6" office:value-type="float" office:value="-4.49786826240001" calcext:value-type="float">
            <text:p>-4,49786826240001</text:p>
          </table:table-cell>
          <table:table-cell table:formula="of:=SQRT((([.C421]-[.C420])*([.C421]-[.C420]))+(([.F421]-[.F420])*([.F421]-[.F420])))" office:value-type="float" office:value="0.0233497603305201" calcext:value-type="float">
            <text:p>0,023349760330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2</text:p>
          </table:table-cell>
          <table:table-cell table:formula="of:=[.C421]+([$'70.1'.$D$6]-[$'70.1'.$C$5])/1000" office:value-type="float" office:value="5.296" calcext:value-type="float">
            <text:p>5,296</text:p>
          </table:table-cell>
          <table:table-cell table:formula="of:=([.C422]*[.C422]*[.C422]*[.C422]/500)-([.C422]*[.C422]/200)-3/250" office:value-type="float" office:value="1.42109944656692" calcext:value-type="float">
            <text:p>1,42109944656692</text:p>
          </table:table-cell>
          <table:table-cell table:formula="of:=SQRT((([.C422]-[.C421])*([.C422]-[.C421]))+(([.D422]-[.D421])*([.D422]-[.D421])))" office:value-type="float" office:value="0.0120877734444364" calcext:value-type="float">
            <text:p>0,012087773444436</text:p>
          </table:table-cell>
          <table:table-cell table:formula="of:=-([.C422]*[.C422]*[.C422]/30)+([.C422]/20)+1/6" office:value-type="float" office:value="-4.51987247786667" calcext:value-type="float">
            <text:p>-4,51987247786667</text:p>
          </table:table-cell>
          <table:table-cell table:formula="of:=SQRT((([.C422]-[.C421])*([.C422]-[.C421]))+(([.F422]-[.F421])*([.F422]-[.F421])))" office:value-type="float" office:value="0.0234133615336084" calcext:value-type="float">
            <text:p>0,0234133615336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3</text:p>
          </table:table-cell>
          <table:table-cell table:formula="of:=[.C422]+([$'70.1'.$D$6]-[$'70.1'.$C$5])/1000" office:value-type="float" office:value="5.304" calcext:value-type="float">
            <text:p>5,304</text:p>
          </table:table-cell>
          <table:table-cell table:formula="of:=([.C423]*[.C423]*[.C423]*[.C423]/500)-([.C423]*[.C423]/200)-3/250" office:value-type="float" office:value="1.43020357999412" calcext:value-type="float">
            <text:p>1,43020357999412</text:p>
          </table:table-cell>
          <table:table-cell table:formula="of:=SQRT((([.C423]-[.C422])*([.C423]-[.C422]))+(([.D423]-[.D422])*([.D423]-[.D422])))" office:value-type="float" office:value="0.0121196223315852" calcext:value-type="float">
            <text:p>0,012119622331585</text:p>
          </table:table-cell>
          <table:table-cell table:formula="of:=-([.C423]*[.C423]*[.C423]/30)+([.C423]/20)+1/6" office:value-type="float" office:value="-4.54194448213334" calcext:value-type="float">
            <text:p>-4,54194448213334</text:p>
          </table:table-cell>
          <table:table-cell table:formula="of:=SQRT((([.C423]-[.C422])*([.C423]-[.C422]))+(([.F423]-[.F422])*([.F423]-[.F422])))" office:value-type="float" office:value="0.0234770818533265" calcext:value-type="float">
            <text:p>0,0234770818533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4</text:p>
          </table:table-cell>
          <table:table-cell table:formula="of:=[.C423]+([$'70.1'.$D$6]-[$'70.1'.$C$5])/1000" office:value-type="float" office:value="5.312" calcext:value-type="float">
            <text:p>5,312</text:p>
          </table:table-cell>
          <table:table-cell table:formula="of:=([.C424]*[.C424]*[.C424]*[.C424]/500)-([.C424]*[.C424]/200)-3/250" office:value-type="float" office:value="1.43935028482868" calcext:value-type="float">
            <text:p>1,43935028482868</text:p>
          </table:table-cell>
          <table:table-cell table:formula="of:=SQRT((([.C424]-[.C423])*([.C424]-[.C423]))+(([.D424]-[.D423])*([.D424]-[.D423])))" office:value-type="float" office:value="0.0121516340189528" calcext:value-type="float">
            <text:p>0,012151634018953</text:p>
          </table:table-cell>
          <table:table-cell table:formula="of:=-([.C424]*[.C424]*[.C424]/30)+([.C424]/20)+1/6" office:value-type="float" office:value="-4.56408437760001" calcext:value-type="float">
            <text:p>-4,56408437760001</text:p>
          </table:table-cell>
          <table:table-cell table:formula="of:=SQRT((([.C424]-[.C423])*([.C424]-[.C423]))+(([.F424]-[.F423])*([.F424]-[.F423])))" office:value-type="float" office:value="0.0235409212070163" calcext:value-type="float">
            <text:p>0,0235409212070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5</text:p>
          </table:table-cell>
          <table:table-cell table:formula="of:=[.C424]+([$'70.1'.$D$6]-[$'70.1'.$C$5])/1000" office:value-type="float" office:value="5.32" calcext:value-type="float">
            <text:p>5,32</text:p>
          </table:table-cell>
          <table:table-cell table:formula="of:=([.C425]*[.C425]*[.C425]*[.C425]/500)-([.C425]*[.C425]/200)-3/250" office:value-type="float" office:value="1.44853969152" calcext:value-type="float">
            <text:p>1,44853969152</text:p>
          </table:table-cell>
          <table:table-cell table:formula="of:=SQRT((([.C425]-[.C424])*([.C425]-[.C424]))+(([.D425]-[.D424])*([.D425]-[.D424])))" office:value-type="float" office:value="0.0121838087369514" calcext:value-type="float">
            <text:p>0,012183808736951</text:p>
          </table:table-cell>
          <table:table-cell table:formula="of:=-([.C425]*[.C425]*[.C425]/30)+([.C425]/20)+1/6" office:value-type="float" office:value="-4.58629226666667" calcext:value-type="float">
            <text:p>-4,58629226666667</text:p>
          </table:table-cell>
          <table:table-cell table:formula="of:=SQRT((([.C425]-[.C424])*([.C425]-[.C424]))+(([.F425]-[.F424])*([.F425]-[.F424])))" office:value-type="float" office:value="0.0236048795124508" calcext:value-type="float">
            <text:p>0,0236048795124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6</text:p>
          </table:table-cell>
          <table:table-cell table:formula="of:=[.C425]+([$'70.1'.$D$6]-[$'70.1'.$C$5])/1000" office:value-type="float" office:value="5.328" calcext:value-type="float">
            <text:p>5,328</text:p>
          </table:table-cell>
          <table:table-cell table:formula="of:=([.C426]*[.C426]*[.C426]*[.C426]/500)-([.C426]*[.C426]/200)-3/250" office:value-type="float" office:value="1.45777193071412" calcext:value-type="float">
            <text:p>1,45777193071412</text:p>
          </table:table-cell>
          <table:table-cell table:formula="of:=SQRT((([.C426]-[.C425])*([.C426]-[.C425]))+(([.D426]-[.D425])*([.D426]-[.D425])))" office:value-type="float" office:value="0.0122161467139727" calcext:value-type="float">
            <text:p>0,012216146713973</text:p>
          </table:table-cell>
          <table:table-cell table:formula="of:=-([.C426]*[.C426]*[.C426]/30)+([.C426]/20)+1/6" office:value-type="float" office:value="-4.60856825173334" calcext:value-type="float">
            <text:p>-4,60856825173334</text:p>
          </table:table-cell>
          <table:table-cell table:formula="of:=SQRT((([.C426]-[.C425])*([.C426]-[.C425]))+(([.F426]-[.F425])*([.F426]-[.F425])))" office:value-type="float" office:value="0.0236689566878308" calcext:value-type="float">
            <text:p>0,0236689566878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7</text:p>
          </table:table-cell>
          <table:table-cell table:formula="of:=[.C426]+([$'70.1'.$D$6]-[$'70.1'.$C$5])/1000" office:value-type="float" office:value="5.336" calcext:value-type="float">
            <text:p>5,336</text:p>
          </table:table-cell>
          <table:table-cell table:formula="of:=([.C427]*[.C427]*[.C427]*[.C427]/500)-([.C427]*[.C427]/200)-3/250" office:value-type="float" office:value="1.46704713325364" calcext:value-type="float">
            <text:p>1,46704713325364</text:p>
          </table:table-cell>
          <table:table-cell table:formula="of:=SQRT((([.C427]-[.C426])*([.C427]-[.C426]))+(([.D427]-[.D426])*([.D427]-[.D426])))" office:value-type="float" office:value="0.0122486481763955" calcext:value-type="float">
            <text:p>0,012248648176396</text:p>
          </table:table-cell>
          <table:table-cell table:formula="of:=-([.C427]*[.C427]*[.C427]/30)+([.C427]/20)+1/6" office:value-type="float" office:value="-4.63091243520001" calcext:value-type="float">
            <text:p>-4,63091243520001</text:p>
          </table:table-cell>
          <table:table-cell table:formula="of:=SQRT((([.C427]-[.C426])*([.C427]-[.C426]))+(([.F427]-[.F426])*([.F427]-[.F426])))" office:value-type="float" office:value="0.0237331526517663" calcext:value-type="float">
            <text:p>0,0237331526517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8</text:p>
          </table:table-cell>
          <table:table-cell table:formula="of:=[.C427]+([$'70.1'.$D$6]-[$'70.1'.$C$5])/1000" office:value-type="float" office:value="5.344" calcext:value-type="float">
            <text:p>5,344</text:p>
          </table:table-cell>
          <table:table-cell table:formula="of:=([.C428]*[.C428]*[.C428]*[.C428]/500)-([.C428]*[.C428]/200)-3/250" office:value-type="float" office:value="1.4763654301778" calcext:value-type="float">
            <text:p>1,4763654301778</text:p>
          </table:table-cell>
          <table:table-cell table:formula="of:=SQRT((([.C428]-[.C427])*([.C428]-[.C427]))+(([.D428]-[.D427])*([.D428]-[.D427])))" office:value-type="float" office:value="0.0122813133486125" calcext:value-type="float">
            <text:p>0,012281313348613</text:p>
          </table:table-cell>
          <table:table-cell table:formula="of:=-([.C428]*[.C428]*[.C428]/30)+([.C428]/20)+1/6" office:value-type="float" office:value="-4.65332491946668" calcext:value-type="float">
            <text:p>-4,65332491946668</text:p>
          </table:table-cell>
          <table:table-cell table:formula="of:=SQRT((([.C428]-[.C427])*([.C428]-[.C427]))+(([.F428]-[.F427])*([.F428]-[.F427])))" office:value-type="float" office:value="0.0237974673233012" calcext:value-type="float">
            <text:p>0,0237974673233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19</text:p>
          </table:table-cell>
          <table:table-cell table:formula="of:=[.C428]+([$'70.1'.$D$6]-[$'70.1'.$C$5])/1000" office:value-type="float" office:value="5.352" calcext:value-type="float">
            <text:p>5,352</text:p>
          </table:table-cell>
          <table:table-cell table:formula="of:=([.C429]*[.C429]*[.C429]*[.C429]/500)-([.C429]*[.C429]/200)-3/250" office:value-type="float" office:value="1.48572695272244" calcext:value-type="float">
            <text:p>1,48572695272244</text:p>
          </table:table-cell>
          <table:table-cell table:formula="of:=SQRT((([.C429]-[.C428])*([.C429]-[.C428]))+(([.D429]-[.D428])*([.D429]-[.D428])))" office:value-type="float" office:value="0.0123141424530418" calcext:value-type="float">
            <text:p>0,012314142453042</text:p>
          </table:table-cell>
          <table:table-cell table:formula="of:=-([.C429]*[.C429]*[.C429]/30)+([.C429]/20)+1/6" office:value-type="float" office:value="-4.67580580693334" calcext:value-type="float">
            <text:p>-4,67580580693334</text:p>
          </table:table-cell>
          <table:table-cell table:formula="of:=SQRT((([.C429]-[.C428])*([.C429]-[.C428]))+(([.F429]-[.F428])*([.F429]-[.F428])))" office:value-type="float" office:value="0.0238619006218899" calcext:value-type="float">
            <text:p>0,023861900621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0</text:p>
          </table:table-cell>
          <table:table-cell table:formula="of:=[.C429]+([$'70.1'.$D$6]-[$'70.1'.$C$5])/1000" office:value-type="float" office:value="5.36" calcext:value-type="float">
            <text:p>5,36</text:p>
          </table:table-cell>
          <table:table-cell table:formula="of:=([.C430]*[.C430]*[.C430]*[.C430]/500)-([.C430]*[.C430]/200)-3/250" office:value-type="float" office:value="1.49513183232" calcext:value-type="float">
            <text:p>1,49513183232</text:p>
          </table:table-cell>
          <table:table-cell table:formula="of:=SQRT((([.C430]-[.C429])*([.C430]-[.C429]))+(([.D430]-[.D429])*([.D430]-[.D429])))" office:value-type="float" office:value="0.0123471357101454" calcext:value-type="float">
            <text:p>0,012347135710146</text:p>
          </table:table-cell>
          <table:table-cell table:formula="of:=-([.C430]*[.C430]*[.C430]/30)+([.C430]/20)+1/6" office:value-type="float" office:value="-4.69835520000001" calcext:value-type="float">
            <text:p>-4,69835520000001</text:p>
          </table:table-cell>
          <table:table-cell table:formula="of:=SQRT((([.C430]-[.C429])*([.C430]-[.C429]))+(([.F430]-[.F429])*([.F430]-[.F429])))" office:value-type="float" office:value="0.0239264524674062" calcext:value-type="float">
            <text:p>0,023926452467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1</text:p>
          </table:table-cell>
          <table:table-cell table:formula="of:=[.C430]+([$'70.1'.$D$6]-[$'70.1'.$C$5])/1000" office:value-type="float" office:value="5.368" calcext:value-type="float">
            <text:p>5,368</text:p>
          </table:table-cell>
          <table:table-cell table:formula="of:=([.C431]*[.C431]*[.C431]*[.C431]/500)-([.C431]*[.C431]/200)-3/250" office:value-type="float" office:value="1.50458020059956" calcext:value-type="float">
            <text:p>1,50458020059956</text:p>
          </table:table-cell>
          <table:table-cell table:formula="of:=SQRT((([.C431]-[.C430])*([.C431]-[.C430]))+(([.D431]-[.D430])*([.D431]-[.D430])))" office:value-type="float" office:value="0.0123802933384492" calcext:value-type="float">
            <text:p>0,012380293338449</text:p>
          </table:table-cell>
          <table:table-cell table:formula="of:=-([.C431]*[.C431]*[.C431]/30)+([.C431]/20)+1/6" office:value-type="float" office:value="-4.72097320106668" calcext:value-type="float">
            <text:p>-4,72097320106668</text:p>
          </table:table-cell>
          <table:table-cell table:formula="of:=SQRT((([.C431]-[.C430])*([.C431]-[.C430]))+(([.F431]-[.F430])*([.F431]-[.F430])))" office:value-type="float" office:value="0.0239911227801393" calcext:value-type="float">
            <text:p>0,0239911227801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2</text:p>
          </table:table-cell>
          <table:table-cell table:formula="of:=[.C431]+([$'70.1'.$D$6]-[$'70.1'.$C$5])/1000" office:value-type="float" office:value="5.376" calcext:value-type="float">
            <text:p>5,376</text:p>
          </table:table-cell>
          <table:table-cell table:formula="of:=([.C432]*[.C432]*[.C432]*[.C432]/500)-([.C432]*[.C432]/200)-3/250" office:value-type="float" office:value="1.51407218938676" calcext:value-type="float">
            <text:p>1,51407218938676</text:p>
          </table:table-cell>
          <table:table-cell table:formula="of:=SQRT((([.C432]-[.C431])*([.C432]-[.C431]))+(([.D432]-[.D431])*([.D432]-[.D431])))" office:value-type="float" office:value="0.0124136155545565" calcext:value-type="float">
            <text:p>0,012413615554557</text:p>
          </table:table-cell>
          <table:table-cell table:formula="of:=-([.C432]*[.C432]*[.C432]/30)+([.C432]/20)+1/6" office:value-type="float" office:value="-4.74365991253334" calcext:value-type="float">
            <text:p>-4,74365991253334</text:p>
          </table:table-cell>
          <table:table-cell table:formula="of:=SQRT((([.C432]-[.C431])*([.C432]-[.C431]))+(([.F432]-[.F431])*([.F432]-[.F431])))" office:value-type="float" office:value="0.0240559114807933" calcext:value-type="float">
            <text:p>0,0240559114807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3</text:p>
          </table:table-cell>
          <table:table-cell table:formula="of:=[.C432]+([$'70.1'.$D$6]-[$'70.1'.$C$5])/1000" office:value-type="float" office:value="5.384" calcext:value-type="float">
            <text:p>5,384</text:p>
          </table:table-cell>
          <table:table-cell table:formula="of:=([.C433]*[.C433]*[.C433]*[.C433]/500)-([.C433]*[.C433]/200)-3/250" office:value-type="float" office:value="1.52360793070388" calcext:value-type="float">
            <text:p>1,52360793070388</text:p>
          </table:table-cell>
          <table:table-cell table:formula="of:=SQRT((([.C433]-[.C432])*([.C433]-[.C432]))+(([.D433]-[.D432])*([.D433]-[.D432])))" office:value-type="float" office:value="0.0124471025731707" calcext:value-type="float">
            <text:p>0,012447102573171</text:p>
          </table:table-cell>
          <table:table-cell table:formula="of:=-([.C433]*[.C433]*[.C433]/30)+([.C433]/20)+1/6" office:value-type="float" office:value="-4.76641543680001" calcext:value-type="float">
            <text:p>-4,76641543680001</text:p>
          </table:table-cell>
          <table:table-cell table:formula="of:=SQRT((([.C433]-[.C432])*([.C433]-[.C432]))+(([.F433]-[.F432])*([.F433]-[.F432])))" office:value-type="float" office:value="0.0241208184904835" calcext:value-type="float">
            <text:p>0,0241208184904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4</text:p>
          </table:table-cell>
          <table:table-cell table:formula="of:=[.C433]+([$'70.1'.$D$6]-[$'70.1'.$C$5])/1000" office:value-type="float" office:value="5.392" calcext:value-type="float">
            <text:p>5,392</text:p>
          </table:table-cell>
          <table:table-cell table:formula="of:=([.C434]*[.C434]*[.C434]*[.C434]/500)-([.C434]*[.C434]/200)-3/250" office:value-type="float" office:value="1.5331875567698" calcext:value-type="float">
            <text:p>1,5331875567698</text:p>
          </table:table-cell>
          <table:table-cell table:formula="of:=SQRT((([.C434]-[.C433])*([.C434]-[.C433]))+(([.D434]-[.D433])*([.D434]-[.D433])))" office:value-type="float" office:value="0.0124807546071081" calcext:value-type="float">
            <text:p>0,012480754607108</text:p>
          </table:table-cell>
          <table:table-cell table:formula="of:=-([.C434]*[.C434]*[.C434]/30)+([.C434]/20)+1/6" office:value-type="float" office:value="-4.78923987626667" calcext:value-type="float">
            <text:p>-4,78923987626667</text:p>
          </table:table-cell>
          <table:table-cell table:formula="of:=SQRT((([.C434]-[.C433])*([.C434]-[.C433]))+(([.F434]-[.F433])*([.F434]-[.F433])))" office:value-type="float" office:value="0.0241858437307349" calcext:value-type="float">
            <text:p>0,0241858437307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5</text:p>
          </table:table-cell>
          <table:table-cell table:formula="of:=[.C434]+([$'70.1'.$D$6]-[$'70.1'.$C$5])/1000" office:value-type="float" office:value="5.4" calcext:value-type="float">
            <text:p>5,4</text:p>
          </table:table-cell>
          <table:table-cell table:formula="of:=([.C435]*[.C435]*[.C435]*[.C435]/500)-([.C435]*[.C435]/200)-3/250" office:value-type="float" office:value="1.5428112" calcext:value-type="float">
            <text:p>1,5428112</text:p>
          </table:table-cell>
          <table:table-cell table:formula="of:=SQRT((([.C435]-[.C434])*([.C435]-[.C434]))+(([.D435]-[.D434])*([.D435]-[.D434])))" office:value-type="float" office:value="0.0125145718673206" calcext:value-type="float">
            <text:p>0,012514571867321</text:p>
          </table:table-cell>
          <table:table-cell table:formula="of:=-([.C435]*[.C435]*[.C435]/30)+([.C435]/20)+1/6" office:value-type="float" office:value="-4.81213333333334" calcext:value-type="float">
            <text:p>-4,81213333333334</text:p>
          </table:table-cell>
          <table:table-cell table:formula="of:=SQRT((([.C435]-[.C434])*([.C435]-[.C434]))+(([.F435]-[.F434])*([.F435]-[.F434])))" office:value-type="float" office:value="0.0242509871234819" calcext:value-type="float">
            <text:p>0,0242509871234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6</text:p>
          </table:table-cell>
          <table:table-cell table:formula="of:=[.C435]+([$'70.1'.$D$6]-[$'70.1'.$C$5])/1000" office:value-type="float" office:value="5.408" calcext:value-type="float">
            <text:p>5,408</text:p>
          </table:table-cell>
          <table:table-cell table:formula="of:=([.C436]*[.C436]*[.C436]*[.C436]/500)-([.C436]*[.C436]/200)-3/250" office:value-type="float" office:value="1.5524789930066" calcext:value-type="float">
            <text:p>1,5524789930066</text:p>
          </table:table-cell>
          <table:table-cell table:formula="of:=SQRT((([.C436]-[.C435])*([.C436]-[.C435]))+(([.D436]-[.D435])*([.D436]-[.D435])))" office:value-type="float" office:value="0.0125485545629092" calcext:value-type="float">
            <text:p>0,012548554562909</text:p>
          </table:table-cell>
          <table:table-cell table:formula="of:=-([.C436]*[.C436]*[.C436]/30)+([.C436]/20)+1/6" office:value-type="float" office:value="-4.83509591040001" calcext:value-type="float">
            <text:p>-4,83509591040001</text:p>
          </table:table-cell>
          <table:table-cell table:formula="of:=SQRT((([.C436]-[.C435])*([.C436]-[.C435]))+(([.F436]-[.F435])*([.F436]-[.F435])))" office:value-type="float" office:value="0.024316248591069" calcext:value-type="float">
            <text:p>0,0243162485910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7</text:p>
          </table:table-cell>
          <table:table-cell table:formula="of:=[.C436]+([$'70.1'.$D$6]-[$'70.1'.$C$5])/1000" office:value-type="float" office:value="5.416" calcext:value-type="float">
            <text:p>5,416</text:p>
          </table:table-cell>
          <table:table-cell table:formula="of:=([.C437]*[.C437]*[.C437]*[.C437]/500)-([.C437]*[.C437]/200)-3/250" office:value-type="float" office:value="1.56219106859828" calcext:value-type="float">
            <text:p>1,56219106859828</text:p>
          </table:table-cell>
          <table:table-cell table:formula="of:=SQRT((([.C437]-[.C436])*([.C437]-[.C436]))+(([.D437]-[.D436])*([.D437]-[.D436])))" office:value-type="float" office:value="0.0125827029011459" calcext:value-type="float">
            <text:p>0,012582702901146</text:p>
          </table:table-cell>
          <table:table-cell table:formula="of:=-([.C437]*[.C437]*[.C437]/30)+([.C437]/20)+1/6" office:value-type="float" office:value="-4.85812770986667" calcext:value-type="float">
            <text:p>-4,85812770986667</text:p>
          </table:table-cell>
          <table:table-cell table:formula="of:=SQRT((([.C437]-[.C436])*([.C437]-[.C436]))+(([.F437]-[.F436])*([.F437]-[.F436])))" office:value-type="float" office:value="0.0243816280562375" calcext:value-type="float">
            <text:p>0,024381628056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8</text:p>
          </table:table-cell>
          <table:table-cell table:formula="of:=[.C437]+([$'70.1'.$D$6]-[$'70.1'.$C$5])/1000" office:value-type="float" office:value="5.424" calcext:value-type="float">
            <text:p>5,424</text:p>
          </table:table-cell>
          <table:table-cell table:formula="of:=([.C438]*[.C438]*[.C438]*[.C438]/500)-([.C438]*[.C438]/200)-3/250" office:value-type="float" office:value="1.57194755978036" calcext:value-type="float">
            <text:p>1,57194755978036</text:p>
          </table:table-cell>
          <table:table-cell table:formula="of:=SQRT((([.C438]-[.C437])*([.C438]-[.C437]))+(([.D438]-[.D437])*([.D438]-[.D437])))" office:value-type="float" office:value="0.0126170170874896" calcext:value-type="float">
            <text:p>0,01261701708749</text:p>
          </table:table-cell>
          <table:table-cell table:formula="of:=-([.C438]*[.C438]*[.C438]/30)+([.C438]/20)+1/6" office:value-type="float" office:value="-4.88122883413334" calcext:value-type="float">
            <text:p>-4,88122883413334</text:p>
          </table:table-cell>
          <table:table-cell table:formula="of:=SQRT((([.C438]-[.C437])*([.C438]-[.C437]))+(([.F438]-[.F437])*([.F438]-[.F437])))" office:value-type="float" office:value="0.0244471254421451" calcext:value-type="float">
            <text:p>0,0244471254421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29</text:p>
          </table:table-cell>
          <table:table-cell table:formula="of:=[.C438]+([$'70.1'.$D$6]-[$'70.1'.$C$5])/1000" office:value-type="float" office:value="5.432" calcext:value-type="float">
            <text:p>5,432</text:p>
          </table:table-cell>
          <table:table-cell table:formula="of:=([.C439]*[.C439]*[.C439]*[.C439]/500)-([.C439]*[.C439]/200)-3/250" office:value-type="float" office:value="1.58174859975476" calcext:value-type="float">
            <text:p>1,58174859975476</text:p>
          </table:table-cell>
          <table:table-cell table:formula="of:=SQRT((([.C439]-[.C438])*([.C439]-[.C438]))+(([.D439]-[.D438])*([.D439]-[.D438])))" office:value-type="float" office:value="0.012651497325605" calcext:value-type="float">
            <text:p>0,012651497325605</text:p>
          </table:table-cell>
          <table:table-cell table:formula="of:=-([.C439]*[.C439]*[.C439]/30)+([.C439]/20)+1/6" office:value-type="float" office:value="-4.90439938560001" calcext:value-type="float">
            <text:p>-4,90439938560001</text:p>
          </table:table-cell>
          <table:table-cell table:formula="of:=SQRT((([.C439]-[.C438])*([.C439]-[.C438]))+(([.F439]-[.F438])*([.F439]-[.F438])))" office:value-type="float" office:value="0.0245127406723418" calcext:value-type="float">
            <text:p>0,0245127406723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0</text:p>
          </table:table-cell>
          <table:table-cell table:formula="of:=[.C439]+([$'70.1'.$D$6]-[$'70.1'.$C$5])/1000" office:value-type="float" office:value="5.44" calcext:value-type="float">
            <text:p>5,44</text:p>
          </table:table-cell>
          <table:table-cell table:formula="of:=([.C440]*[.C440]*[.C440]*[.C440]/500)-([.C440]*[.C440]/200)-3/250" office:value-type="float" office:value="1.59159432192" calcext:value-type="float">
            <text:p>1,59159432192</text:p>
          </table:table-cell>
          <table:table-cell table:formula="of:=SQRT((([.C440]-[.C439])*([.C440]-[.C439]))+(([.D440]-[.D439])*([.D440]-[.D439])))" office:value-type="float" office:value="0.0126861438173804" calcext:value-type="float">
            <text:p>0,01268614381738</text:p>
          </table:table-cell>
          <table:table-cell table:formula="of:=-([.C440]*[.C440]*[.C440]/30)+([.C440]/20)+1/6" office:value-type="float" office:value="-4.92763946666668" calcext:value-type="float">
            <text:p>-4,92763946666668</text:p>
          </table:table-cell>
          <table:table-cell table:formula="of:=SQRT((([.C440]-[.C439])*([.C440]-[.C439]))+(([.F440]-[.F439])*([.F440]-[.F439])))" office:value-type="float" office:value="0.0245784736707802" calcext:value-type="float">
            <text:p>0,024578473670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1</text:p>
          </table:table-cell>
          <table:table-cell table:formula="of:=[.C440]+([$'70.1'.$D$6]-[$'70.1'.$C$5])/1000" office:value-type="float" office:value="5.448" calcext:value-type="float">
            <text:p>5,448</text:p>
          </table:table-cell>
          <table:table-cell table:formula="of:=([.C441]*[.C441]*[.C441]*[.C441]/500)-([.C441]*[.C441]/200)-3/250" office:value-type="float" office:value="1.60148485987124" calcext:value-type="float">
            <text:p>1,60148485987124</text:p>
          </table:table-cell>
          <table:table-cell table:formula="of:=SQRT((([.C441]-[.C440])*([.C441]-[.C440]))+(([.D441]-[.D440])*([.D441]-[.D440])))" office:value-type="float" office:value="0.0127209567629465" calcext:value-type="float">
            <text:p>0,012720956762947</text:p>
          </table:table-cell>
          <table:table-cell table:formula="of:=-([.C441]*[.C441]*[.C441]/30)+([.C441]/20)+1/6" office:value-type="float" office:value="-4.95094917973334" calcext:value-type="float">
            <text:p>-4,95094917973334</text:p>
          </table:table-cell>
          <table:table-cell table:formula="of:=SQRT((([.C441]-[.C440])*([.C441]-[.C440]))+(([.F441]-[.F440])*([.F441]-[.F440])))" office:value-type="float" office:value="0.0246443243618144" calcext:value-type="float">
            <text:p>0,024644324361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2</text:p>
          </table:table-cell>
          <table:table-cell table:formula="of:=[.C441]+([$'70.1'.$D$6]-[$'70.1'.$C$5])/1000" office:value-type="float" office:value="5.456" calcext:value-type="float">
            <text:p>5,456</text:p>
          </table:table-cell>
          <table:table-cell table:formula="of:=([.C442]*[.C442]*[.C442]*[.C442]/500)-([.C442]*[.C442]/200)-3/250" office:value-type="float" office:value="1.6114203474002" calcext:value-type="float">
            <text:p>1,6114203474002</text:p>
          </table:table-cell>
          <table:table-cell table:formula="of:=SQRT((([.C442]-[.C441])*([.C442]-[.C441]))+(([.D442]-[.D441])*([.D442]-[.D441])))" office:value-type="float" office:value="0.0127559363606957" calcext:value-type="float">
            <text:p>0,012755936360696</text:p>
          </table:table-cell>
          <table:table-cell table:formula="of:=-([.C442]*[.C442]*[.C442]/30)+([.C442]/20)+1/6" office:value-type="float" office:value="-4.97432862720001" calcext:value-type="float">
            <text:p>-4,97432862720001</text:p>
          </table:table-cell>
          <table:table-cell table:formula="of:=SQRT((([.C442]-[.C441])*([.C442]-[.C441]))+(([.F442]-[.F441])*([.F442]-[.F441])))" office:value-type="float" office:value="0.0247102926701936" calcext:value-type="float">
            <text:p>0,024710292670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3</text:p>
          </table:table-cell>
          <table:table-cell table:formula="of:=[.C442]+([$'70.1'.$D$6]-[$'70.1'.$C$5])/1000" office:value-type="float" office:value="5.464" calcext:value-type="float">
            <text:p>5,464</text:p>
          </table:table-cell>
          <table:table-cell table:formula="of:=([.C443]*[.C443]*[.C443]*[.C443]/500)-([.C443]*[.C443]/200)-3/250" office:value-type="float" office:value="1.62140091849524" calcext:value-type="float">
            <text:p>1,62140091849524</text:p>
          </table:table-cell>
          <table:table-cell table:formula="of:=SQRT((([.C443]-[.C442])*([.C443]-[.C442]))+(([.D443]-[.D442])*([.D443]-[.D442])))" office:value-type="float" office:value="0.0127910828072979" calcext:value-type="float">
            <text:p>0,012791082807298</text:p>
          </table:table-cell>
          <table:table-cell table:formula="of:=-([.C443]*[.C443]*[.C443]/30)+([.C443]/20)+1/6" office:value-type="float" office:value="-4.99777791146668" calcext:value-type="float">
            <text:p>-4,99777791146668</text:p>
          </table:table-cell>
          <table:table-cell table:formula="of:=SQRT((([.C443]-[.C442])*([.C443]-[.C442]))+(([.F443]-[.F442])*([.F443]-[.F442])))" office:value-type="float" office:value="0.0247763785210626" calcext:value-type="float">
            <text:p>0,0247763785210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4</text:p>
          </table:table-cell>
          <table:table-cell table:formula="of:=[.C443]+([$'70.1'.$D$6]-[$'70.1'.$C$5])/1000" office:value-type="float" office:value="5.472" calcext:value-type="float">
            <text:p>5,472</text:p>
          </table:table-cell>
          <table:table-cell table:formula="of:=([.C444]*[.C444]*[.C444]*[.C444]/500)-([.C444]*[.C444]/200)-3/250" office:value-type="float" office:value="1.63142670734132" calcext:value-type="float">
            <text:p>1,63142670734132</text:p>
          </table:table-cell>
          <table:table-cell table:formula="of:=SQRT((([.C444]-[.C443])*([.C444]-[.C443]))+(([.D444]-[.D443])*([.D444]-[.D443])))" office:value-type="float" office:value="0.0128263962977208" calcext:value-type="float">
            <text:p>0,012826396297721</text:p>
          </table:table-cell>
          <table:table-cell table:formula="of:=-([.C444]*[.C444]*[.C444]/30)+([.C444]/20)+1/6" office:value-type="float" office:value="-5.02129713493334" calcext:value-type="float">
            <text:p>-5,02129713493334</text:p>
          </table:table-cell>
          <table:table-cell table:formula="of:=SQRT((([.C444]-[.C443])*([.C444]-[.C443]))+(([.F444]-[.F443])*([.F444]-[.F443])))" office:value-type="float" office:value="0.024842581839958" calcext:value-type="float">
            <text:p>0,024842581839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5</text:p>
          </table:table-cell>
          <table:table-cell table:formula="of:=[.C444]+([$'70.1'.$D$6]-[$'70.1'.$C$5])/1000" office:value-type="float" office:value="5.48" calcext:value-type="float">
            <text:p>5,48</text:p>
          </table:table-cell>
          <table:table-cell table:formula="of:=([.C445]*[.C445]*[.C445]*[.C445]/500)-([.C445]*[.C445]/200)-3/250" office:value-type="float" office:value="1.64149784832" calcext:value-type="float">
            <text:p>1,64149784832</text:p>
          </table:table-cell>
          <table:table-cell table:formula="of:=SQRT((([.C445]-[.C444])*([.C445]-[.C444]))+(([.D445]-[.D444])*([.D445]-[.D444])))" office:value-type="float" office:value="0.0128618770252481" calcext:value-type="float">
            <text:p>0,012861877025248</text:p>
          </table:table-cell>
          <table:table-cell table:formula="of:=-([.C445]*[.C445]*[.C445]/30)+([.C445]/20)+1/6" office:value-type="float" office:value="-5.04488640000001" calcext:value-type="float">
            <text:p>-5,04488640000001</text:p>
          </table:table-cell>
          <table:table-cell table:formula="of:=SQRT((([.C445]-[.C444])*([.C445]-[.C444]))+(([.F445]-[.F444])*([.F445]-[.F444])))" office:value-type="float" office:value="0.0249089025528116" calcext:value-type="float">
            <text:p>0,0249089025528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6</text:p>
          </table:table-cell>
          <table:table-cell table:formula="of:=[.C445]+([$'70.1'.$D$6]-[$'70.1'.$C$5])/1000" office:value-type="float" office:value="5.488" calcext:value-type="float">
            <text:p>5,488</text:p>
          </table:table-cell>
          <table:table-cell table:formula="of:=([.C446]*[.C446]*[.C446]*[.C446]/500)-([.C446]*[.C446]/200)-3/250" office:value-type="float" office:value="1.65161447600948" calcext:value-type="float">
            <text:p>1,65161447600948</text:p>
          </table:table-cell>
          <table:table-cell table:formula="of:=SQRT((([.C446]-[.C445])*([.C446]-[.C445]))+(([.D446]-[.D445])*([.D446]-[.D445])))" office:value-type="float" office:value="0.0128975251814986" calcext:value-type="float">
            <text:p>0,012897525181499</text:p>
          </table:table-cell>
          <table:table-cell table:formula="of:=-([.C446]*[.C446]*[.C446]/30)+([.C446]/20)+1/6" office:value-type="float" office:value="-5.06854580906668" calcext:value-type="float">
            <text:p>-5,06854580906668</text:p>
          </table:table-cell>
          <table:table-cell table:formula="of:=SQRT((([.C446]-[.C445])*([.C446]-[.C445]))+(([.F446]-[.F445])*([.F446]-[.F445])))" office:value-type="float" office:value="0.0249753405859437" calcext:value-type="float">
            <text:p>0,0249753405859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7</text:p>
          </table:table-cell>
          <table:table-cell table:formula="of:=[.C446]+([$'70.1'.$D$6]-[$'70.1'.$C$5])/1000" office:value-type="float" office:value="5.496" calcext:value-type="float">
            <text:p>5,496</text:p>
          </table:table-cell>
          <table:table-cell table:formula="of:=([.C447]*[.C447]*[.C447]*[.C447]/500)-([.C447]*[.C447]/200)-3/250" office:value-type="float" office:value="1.66177672518452" calcext:value-type="float">
            <text:p>1,66177672518452</text:p>
          </table:table-cell>
          <table:table-cell table:formula="of:=SQRT((([.C447]-[.C446])*([.C447]-[.C446]))+(([.D447]-[.D446])*([.D447]-[.D446])))" office:value-type="float" office:value="0.0129333409564428" calcext:value-type="float">
            <text:p>0,012933340956443</text:p>
          </table:table-cell>
          <table:table-cell table:formula="of:=-([.C447]*[.C447]*[.C447]/30)+([.C447]/20)+1/6" office:value-type="float" office:value="-5.09227546453334" calcext:value-type="float">
            <text:p>-5,09227546453334</text:p>
          </table:table-cell>
          <table:table-cell table:formula="of:=SQRT((([.C447]-[.C446])*([.C447]-[.C446]))+(([.F447]-[.F446])*([.F447]-[.F446])))" office:value-type="float" office:value="0.0250418958660617" calcext:value-type="float">
            <text:p>0,0250418958660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8</text:p>
          </table:table-cell>
          <table:table-cell table:formula="of:=[.C447]+([$'70.1'.$D$6]-[$'70.1'.$C$5])/1000" office:value-type="float" office:value="5.504" calcext:value-type="float">
            <text:p>5,504</text:p>
          </table:table-cell>
          <table:table-cell table:formula="of:=([.C448]*[.C448]*[.C448]*[.C448]/500)-([.C448]*[.C448]/200)-3/250" office:value-type="float" office:value="1.67198473081652" calcext:value-type="float">
            <text:p>1,67198473081652</text:p>
          </table:table-cell>
          <table:table-cell table:formula="of:=SQRT((([.C448]-[.C447])*([.C448]-[.C447]))+(([.D448]-[.D447])*([.D448]-[.D447])))" office:value-type="float" office:value="0.0129693245384233" calcext:value-type="float">
            <text:p>0,012969324538423</text:p>
          </table:table-cell>
          <table:table-cell table:formula="of:=-([.C448]*[.C448]*[.C448]/30)+([.C448]/20)+1/6" office:value-type="float" office:value="-5.11607546880001" calcext:value-type="float">
            <text:p>-5,11607546880001</text:p>
          </table:table-cell>
          <table:table-cell table:formula="of:=SQRT((([.C448]-[.C447])*([.C448]-[.C447]))+(([.F448]-[.F447])*([.F448]-[.F447])))" office:value-type="float" office:value="0.0251085683202637" calcext:value-type="float">
            <text:p>0,0251085683202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39</text:p>
          </table:table-cell>
          <table:table-cell table:formula="of:=[.C448]+([$'70.1'.$D$6]-[$'70.1'.$C$5])/1000" office:value-type="float" office:value="5.512" calcext:value-type="float">
            <text:p>5,512</text:p>
          </table:table-cell>
          <table:table-cell table:formula="of:=([.C449]*[.C449]*[.C449]*[.C449]/500)-([.C449]*[.C449]/200)-3/250" office:value-type="float" office:value="1.68223862807348" calcext:value-type="float">
            <text:p>1,68223862807348</text:p>
          </table:table-cell>
          <table:table-cell table:formula="of:=SQRT((([.C449]-[.C448])*([.C449]-[.C448]))+(([.D449]-[.D448])*([.D449]-[.D448])))" office:value-type="float" office:value="0.0130054761141717" calcext:value-type="float">
            <text:p>0,013005476114172</text:p>
          </table:table-cell>
          <table:table-cell table:formula="of:=-([.C449]*[.C449]*[.C449]/30)+([.C449]/20)+1/6" office:value-type="float" office:value="-5.13994592426668" calcext:value-type="float">
            <text:p>-5,13994592426668</text:p>
          </table:table-cell>
          <table:table-cell table:formula="of:=SQRT((([.C449]-[.C448])*([.C449]-[.C448]))+(([.F449]-[.F448])*([.F449]-[.F448])))" office:value-type="float" office:value="0.0251753578760286" calcext:value-type="float">
            <text:p>0,0251753578760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0</text:p>
          </table:table-cell>
          <table:table-cell table:formula="of:=[.C449]+([$'70.1'.$D$6]-[$'70.1'.$C$5])/1000" office:value-type="float" office:value="5.52" calcext:value-type="float">
            <text:p>5,52</text:p>
          </table:table-cell>
          <table:table-cell table:formula="of:=([.C450]*[.C450]*[.C450]*[.C450]/500)-([.C450]*[.C450]/200)-3/250" office:value-type="float" office:value="1.69253855232" calcext:value-type="float">
            <text:p>1,69253855232</text:p>
          </table:table-cell>
          <table:table-cell table:formula="of:=SQRT((([.C450]-[.C449])*([.C450]-[.C449]))+(([.D450]-[.D449])*([.D450]-[.D449])))" office:value-type="float" office:value="0.0130417958688294" calcext:value-type="float">
            <text:p>0,01304179586883</text:p>
          </table:table-cell>
          <table:table-cell table:formula="of:=-([.C450]*[.C450]*[.C450]/30)+([.C450]/20)+1/6" office:value-type="float" office:value="-5.16388693333334" calcext:value-type="float">
            <text:p>-5,16388693333334</text:p>
          </table:table-cell>
          <table:table-cell table:formula="of:=SQRT((([.C450]-[.C449])*([.C450]-[.C449]))+(([.F450]-[.F449])*([.F450]-[.F449])))" office:value-type="float" office:value="0.0252422644612214" calcext:value-type="float">
            <text:p>0,0252422644612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1</text:p>
          </table:table-cell>
          <table:table-cell table:formula="of:=[.C450]+([$'70.1'.$D$6]-[$'70.1'.$C$5])/1000" office:value-type="float" office:value="5.528" calcext:value-type="float">
            <text:p>5,528</text:p>
          </table:table-cell>
          <table:table-cell table:formula="of:=([.C451]*[.C451]*[.C451]*[.C451]/500)-([.C451]*[.C451]/200)-3/250" office:value-type="float" office:value="1.70288463911732" calcext:value-type="float">
            <text:p>1,70288463911732</text:p>
          </table:table-cell>
          <table:table-cell table:formula="of:=SQRT((([.C451]-[.C450])*([.C451]-[.C450]))+(([.D451]-[.D450])*([.D451]-[.D450])))" office:value-type="float" office:value="0.0130782839859638" calcext:value-type="float">
            <text:p>0,013078283985964</text:p>
          </table:table-cell>
          <table:table-cell table:formula="of:=-([.C451]*[.C451]*[.C451]/30)+([.C451]/20)+1/6" office:value-type="float" office:value="-5.18789859840001" calcext:value-type="float">
            <text:p>-5,18789859840001</text:p>
          </table:table-cell>
          <table:table-cell table:formula="of:=SQRT((([.C451]-[.C450])*([.C451]-[.C450]))+(([.F451]-[.F450])*([.F451]-[.F450])))" office:value-type="float" office:value="0.0253092880040859" calcext:value-type="float">
            <text:p>0,0253092880040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2</text:p>
          </table:table-cell>
          <table:table-cell table:formula="of:=[.C451]+([$'70.1'.$D$6]-[$'70.1'.$C$5])/1000" office:value-type="float" office:value="5.536" calcext:value-type="float">
            <text:p>5,536</text:p>
          </table:table-cell>
          <table:table-cell table:formula="of:=([.C452]*[.C452]*[.C452]*[.C452]/500)-([.C452]*[.C452]/200)-3/250" office:value-type="float" office:value="1.71327702422324" calcext:value-type="float">
            <text:p>1,71327702422324</text:p>
          </table:table-cell>
          <table:table-cell table:formula="of:=SQRT((([.C452]-[.C451])*([.C452]-[.C451]))+(([.D452]-[.D451])*([.D452]-[.D451])))" office:value-type="float" office:value="0.0131149406475877" calcext:value-type="float">
            <text:p>0,013114940647588</text:p>
          </table:table-cell>
          <table:table-cell table:formula="of:=-([.C452]*[.C452]*[.C452]/30)+([.C452]/20)+1/6" office:value-type="float" office:value="-5.21198102186668" calcext:value-type="float">
            <text:p>-5,21198102186668</text:p>
          </table:table-cell>
          <table:table-cell table:formula="of:=SQRT((([.C452]-[.C451])*([.C452]-[.C451]))+(([.F452]-[.F451])*([.F452]-[.F451])))" office:value-type="float" office:value="0.0253764284332503" calcext:value-type="float">
            <text:p>0,025376428433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3</text:p>
          </table:table-cell>
          <table:table-cell table:formula="of:=[.C452]+([$'70.1'.$D$6]-[$'70.1'.$C$5])/1000" office:value-type="float" office:value="5.544" calcext:value-type="float">
            <text:p>5,544</text:p>
          </table:table-cell>
          <table:table-cell table:formula="of:=([.C453]*[.C453]*[.C453]*[.C453]/500)-([.C453]*[.C453]/200)-3/250" office:value-type="float" office:value="1.7237158435922" calcext:value-type="float">
            <text:p>1,7237158435922</text:p>
          </table:table-cell>
          <table:table-cell table:formula="of:=SQRT((([.C453]-[.C452])*([.C453]-[.C452]))+(([.D453]-[.D452])*([.D453]-[.D452])))" office:value-type="float" office:value="0.0131517660341786" calcext:value-type="float">
            <text:p>0,013151766034179</text:p>
          </table:table-cell>
          <table:table-cell table:formula="of:=-([.C453]*[.C453]*[.C453]/30)+([.C453]/20)+1/6" office:value-type="float" office:value="-5.23613430613334" calcext:value-type="float">
            <text:p>-5,23613430613334</text:p>
          </table:table-cell>
          <table:table-cell table:formula="of:=SQRT((([.C453]-[.C452])*([.C453]-[.C452]))+(([.F453]-[.F452])*([.F453]-[.F452])))" office:value-type="float" office:value="0.0254436856777156" calcext:value-type="float">
            <text:p>0,0254436856777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4</text:p>
          </table:table-cell>
          <table:table-cell table:formula="of:=[.C453]+([$'70.1'.$D$6]-[$'70.1'.$C$5])/1000" office:value-type="float" office:value="5.552" calcext:value-type="float">
            <text:p>5,552</text:p>
          </table:table-cell>
          <table:table-cell table:formula="of:=([.C454]*[.C454]*[.C454]*[.C454]/500)-([.C454]*[.C454]/200)-3/250" office:value-type="float" office:value="1.73420123337524" calcext:value-type="float">
            <text:p>1,73420123337524</text:p>
          </table:table-cell>
          <table:table-cell table:formula="of:=SQRT((([.C454]-[.C453])*([.C454]-[.C453]))+(([.D454]-[.D453])*([.D454]-[.D453])))" office:value-type="float" office:value="0.0131887603246965" calcext:value-type="float">
            <text:p>0,013188760324697</text:p>
          </table:table-cell>
          <table:table-cell table:formula="of:=-([.C454]*[.C454]*[.C454]/30)+([.C454]/20)+1/6" office:value-type="float" office:value="-5.26035855360001" calcext:value-type="float">
            <text:p>-5,26035855360001</text:p>
          </table:table-cell>
          <table:table-cell table:formula="of:=SQRT((([.C454]-[.C453])*([.C454]-[.C453]))+(([.F454]-[.F453])*([.F454]-[.F453])))" office:value-type="float" office:value="0.0255110596668645" calcext:value-type="float">
            <text:p>0,0255110596668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5</text:p>
          </table:table-cell>
          <table:table-cell table:formula="of:=[.C454]+([$'70.1'.$D$6]-[$'70.1'.$C$5])/1000" office:value-type="float" office:value="5.56" calcext:value-type="float">
            <text:p>5,56</text:p>
          </table:table-cell>
          <table:table-cell table:formula="of:=([.C455]*[.C455]*[.C455]*[.C455]/500)-([.C455]*[.C455]/200)-3/250" office:value-type="float" office:value="1.74473332992" calcext:value-type="float">
            <text:p>1,74473332992</text:p>
          </table:table-cell>
          <table:table-cell table:formula="of:=SQRT((([.C455]-[.C454])*([.C455]-[.C454]))+(([.D455]-[.D454])*([.D455]-[.D454])))" office:value-type="float" office:value="0.0132259236966009" calcext:value-type="float">
            <text:p>0,013225923696601</text:p>
          </table:table-cell>
          <table:table-cell table:formula="of:=-([.C455]*[.C455]*[.C455]/30)+([.C455]/20)+1/6" office:value-type="float" office:value="-5.28465386666668" calcext:value-type="float">
            <text:p>-5,28465386666668</text:p>
          </table:table-cell>
          <table:table-cell table:formula="of:=SQRT((([.C455]-[.C454])*([.C455]-[.C454]))+(([.F455]-[.F454])*([.F455]-[.F454])))" office:value-type="float" office:value="0.0255785503304484" calcext:value-type="float">
            <text:p>0,0255785503304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6</text:p>
          </table:table-cell>
          <table:table-cell table:formula="of:=[.C455]+([$'70.1'.$D$6]-[$'70.1'.$C$5])/1000" office:value-type="float" office:value="5.568" calcext:value-type="float">
            <text:p>5,568</text:p>
          </table:table-cell>
          <table:table-cell table:formula="of:=([.C456]*[.C456]*[.C456]*[.C456]/500)-([.C456]*[.C456]/200)-3/250" office:value-type="float" office:value="1.75531226977076" calcext:value-type="float">
            <text:p>1,75531226977076</text:p>
          </table:table-cell>
          <table:table-cell table:formula="of:=SQRT((([.C456]-[.C455])*([.C456]-[.C455]))+(([.D456]-[.D455])*([.D456]-[.D455])))" office:value-type="float" office:value="0.0132632563258738" calcext:value-type="float">
            <text:p>0,013263256325874</text:p>
          </table:table-cell>
          <table:table-cell table:formula="of:=-([.C456]*[.C456]*[.C456]/30)+([.C456]/20)+1/6" office:value-type="float" office:value="-5.30902034773334" calcext:value-type="float">
            <text:p>-5,30902034773334</text:p>
          </table:table-cell>
          <table:table-cell table:formula="of:=SQRT((([.C456]-[.C455])*([.C456]-[.C455]))+(([.F456]-[.F455])*([.F456]-[.F455])))" office:value-type="float" office:value="0.0256461575986012" calcext:value-type="float">
            <text:p>0,025646157598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7</text:p>
          </table:table-cell>
          <table:table-cell table:formula="of:=[.C456]+([$'70.1'.$D$6]-[$'70.1'.$C$5])/1000" office:value-type="float" office:value="5.576" calcext:value-type="float">
            <text:p>5,576</text:p>
          </table:table-cell>
          <table:table-cell table:formula="of:=([.C457]*[.C457]*[.C457]*[.C457]/500)-([.C457]*[.C457]/200)-3/250" office:value-type="float" office:value="1.76593818966836" calcext:value-type="float">
            <text:p>1,76593818966836</text:p>
          </table:table-cell>
          <table:table-cell table:formula="of:=SQRT((([.C457]-[.C456])*([.C457]-[.C456]))+(([.D457]-[.D456])*([.D457]-[.D456])))" office:value-type="float" office:value="0.0133007583870325" calcext:value-type="float">
            <text:p>0,013300758387033</text:p>
          </table:table-cell>
          <table:table-cell table:formula="of:=-([.C457]*[.C457]*[.C457]/30)+([.C457]/20)+1/6" office:value-type="float" office:value="-5.33345809920001" calcext:value-type="float">
            <text:p>-5,33345809920001</text:p>
          </table:table-cell>
          <table:table-cell table:formula="of:=SQRT((([.C457]-[.C456])*([.C457]-[.C456]))+(([.F457]-[.F456])*([.F457]-[.F456])))" office:value-type="float" office:value="0.0257138814018141" calcext:value-type="float">
            <text:p>0,025713881401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8</text:p>
          </table:table-cell>
          <table:table-cell table:formula="of:=[.C457]+([$'70.1'.$D$6]-[$'70.1'.$C$5])/1000" office:value-type="float" office:value="5.584" calcext:value-type="float">
            <text:p>5,584</text:p>
          </table:table-cell>
          <table:table-cell table:formula="of:=([.C458]*[.C458]*[.C458]*[.C458]/500)-([.C458]*[.C458]/200)-3/250" office:value-type="float" office:value="1.77661122655028" calcext:value-type="float">
            <text:p>1,77661122655028</text:p>
          </table:table-cell>
          <table:table-cell table:formula="of:=SQRT((([.C458]-[.C457])*([.C458]-[.C457]))+(([.D458]-[.D457])*([.D458]-[.D457])))" office:value-type="float" office:value="0.0133384300531518" calcext:value-type="float">
            <text:p>0,013338430053152</text:p>
          </table:table-cell>
          <table:table-cell table:formula="of:=-([.C458]*[.C458]*[.C458]/30)+([.C458]/20)+1/6" office:value-type="float" office:value="-5.35796722346668" calcext:value-type="float">
            <text:p>-5,35796722346668</text:p>
          </table:table-cell>
          <table:table-cell table:formula="of:=SQRT((([.C458]-[.C457])*([.C458]-[.C457]))+(([.F458]-[.F457])*([.F458]-[.F457])))" office:value-type="float" office:value="0.0257817216709618" calcext:value-type="float">
            <text:p>0,0257817216709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49</text:p>
          </table:table-cell>
          <table:table-cell table:formula="of:=[.C458]+([$'70.1'.$D$6]-[$'70.1'.$C$5])/1000" office:value-type="float" office:value="5.592" calcext:value-type="float">
            <text:p>5,592</text:p>
          </table:table-cell>
          <table:table-cell table:formula="of:=([.C459]*[.C459]*[.C459]*[.C459]/500)-([.C459]*[.C459]/200)-3/250" office:value-type="float" office:value="1.7873315175506" calcext:value-type="float">
            <text:p>1,7873315175506</text:p>
          </table:table-cell>
          <table:table-cell table:formula="of:=SQRT((([.C459]-[.C458])*([.C459]-[.C458]))+(([.D459]-[.D458])*([.D459]-[.D458])))" office:value-type="float" office:value="0.013376271495882" calcext:value-type="float">
            <text:p>0,013376271495882</text:p>
          </table:table-cell>
          <table:table-cell table:formula="of:=-([.C459]*[.C459]*[.C459]/30)+([.C459]/20)+1/6" office:value-type="float" office:value="-5.38254782293334" calcext:value-type="float">
            <text:p>-5,38254782293334</text:p>
          </table:table-cell>
          <table:table-cell table:formula="of:=SQRT((([.C459]-[.C458])*([.C459]-[.C458]))+(([.F459]-[.F458])*([.F459]-[.F458])))" office:value-type="float" office:value="0.0258496783372764" calcext:value-type="float">
            <text:p>0,025849678337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0</text:p>
          </table:table-cell>
          <table:table-cell table:formula="of:=[.C459]+([$'70.1'.$D$6]-[$'70.1'.$C$5])/1000" office:value-type="float" office:value="5.6" calcext:value-type="float">
            <text:p>5,6</text:p>
          </table:table-cell>
          <table:table-cell table:formula="of:=([.C460]*[.C460]*[.C460]*[.C460]/500)-([.C460]*[.C460]/200)-3/250" office:value-type="float" office:value="1.7980992" calcext:value-type="float">
            <text:p>1,7980992</text:p>
          </table:table-cell>
          <table:table-cell table:formula="of:=SQRT((([.C460]-[.C459])*([.C460]-[.C459]))+(([.D460]-[.D459])*([.D460]-[.D459])))" office:value-type="float" office:value="0.0134142828854652" calcext:value-type="float">
            <text:p>0,013414282885465</text:p>
          </table:table-cell>
          <table:table-cell table:formula="of:=-([.C460]*[.C460]*[.C460]/30)+([.C460]/20)+1/6" office:value-type="float" office:value="-5.40720000000001" calcext:value-type="float">
            <text:p>-5,40720000000001</text:p>
          </table:table-cell>
          <table:table-cell table:formula="of:=SQRT((([.C460]-[.C459])*([.C460]-[.C459]))+(([.F460]-[.F459])*([.F460]-[.F459])))" office:value-type="float" office:value="0.0259177513323647" calcext:value-type="float">
            <text:p>0,0259177513323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1</text:p>
          </table:table-cell>
          <table:table-cell table:formula="of:=[.C460]+([$'70.1'.$D$6]-[$'70.1'.$C$5])/1000" office:value-type="float" office:value="5.608" calcext:value-type="float">
            <text:p>5,608</text:p>
          </table:table-cell>
          <table:table-cell table:formula="of:=([.C461]*[.C461]*[.C461]*[.C461]/500)-([.C461]*[.C461]/200)-3/250" office:value-type="float" office:value="1.8089144114258" calcext:value-type="float">
            <text:p>1,8089144114258</text:p>
          </table:table-cell>
          <table:table-cell table:formula="of:=SQRT((([.C461]-[.C460])*([.C461]-[.C460]))+(([.D461]-[.D460])*([.D461]-[.D460])))" office:value-type="float" office:value="0.0134524643907569" calcext:value-type="float">
            <text:p>0,013452464390757</text:p>
          </table:table-cell>
          <table:table-cell table:formula="of:=-([.C461]*[.C461]*[.C461]/30)+([.C461]/20)+1/6" office:value-type="float" office:value="-5.43192385706668" calcext:value-type="float">
            <text:p>-5,43192385706668</text:p>
          </table:table-cell>
          <table:table-cell table:formula="of:=SQRT((([.C461]-[.C460])*([.C461]-[.C460]))+(([.F461]-[.F460])*([.F461]-[.F460])))" office:value-type="float" office:value="0.025985940588191" calcext:value-type="float">
            <text:p>0,0259859405881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2</text:p>
          </table:table-cell>
          <table:table-cell table:formula="of:=[.C461]+([$'70.1'.$D$6]-[$'70.1'.$C$5])/1000" office:value-type="float" office:value="5.616" calcext:value-type="float">
            <text:p>5,616</text:p>
          </table:table-cell>
          <table:table-cell table:formula="of:=([.C462]*[.C462]*[.C462]*[.C462]/500)-([.C462]*[.C462]/200)-3/250" office:value-type="float" office:value="1.81977728955188" calcext:value-type="float">
            <text:p>1,81977728955188</text:p>
          </table:table-cell>
          <table:table-cell table:formula="of:=SQRT((([.C462]-[.C461])*([.C462]-[.C461]))+(([.D462]-[.D461])*([.D462]-[.D461])))" office:value-type="float" office:value="0.0134908161792409" calcext:value-type="float">
            <text:p>0,013490816179241</text:p>
          </table:table-cell>
          <table:table-cell table:formula="of:=-([.C462]*[.C462]*[.C462]/30)+([.C462]/20)+1/6" office:value-type="float" office:value="-5.45671949653334" calcext:value-type="float">
            <text:p>-5,45671949653334</text:p>
          </table:table-cell>
          <table:table-cell table:formula="of:=SQRT((([.C462]-[.C461])*([.C462]-[.C461]))+(([.F462]-[.F461])*([.F462]-[.F461])))" office:value-type="float" office:value="0.026054246037084" calcext:value-type="float">
            <text:p>0,0260542460370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3</text:p>
          </table:table-cell>
          <table:table-cell table:formula="of:=[.C462]+([$'70.1'.$D$6]-[$'70.1'.$C$5])/1000" office:value-type="float" office:value="5.624" calcext:value-type="float">
            <text:p>5,624</text:p>
          </table:table-cell>
          <table:table-cell table:formula="of:=([.C463]*[.C463]*[.C463]*[.C463]/500)-([.C463]*[.C463]/200)-3/250" office:value-type="float" office:value="1.83068797229876" calcext:value-type="float">
            <text:p>1,83068797229876</text:p>
          </table:table-cell>
          <table:table-cell table:formula="of:=SQRT((([.C463]-[.C462])*([.C463]-[.C462]))+(([.D463]-[.D462])*([.D463]-[.D462])))" office:value-type="float" office:value="0.0135293384170503" calcext:value-type="float">
            <text:p>0,01352933841705</text:p>
          </table:table-cell>
          <table:table-cell table:formula="of:=-([.C463]*[.C463]*[.C463]/30)+([.C463]/20)+1/6" office:value-type="float" office:value="-5.48158702080001" calcext:value-type="float">
            <text:p>-5,48158702080001</text:p>
          </table:table-cell>
          <table:table-cell table:formula="of:=SQRT((([.C463]-[.C462])*([.C463]-[.C462]))+(([.F463]-[.F462])*([.F463]-[.F462])))" office:value-type="float" office:value="0.0261226676117365" calcext:value-type="float">
            <text:p>0,0261226676117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4</text:p>
          </table:table-cell>
          <table:table-cell table:formula="of:=[.C463]+([$'70.1'.$D$6]-[$'70.1'.$C$5])/1000" office:value-type="float" office:value="5.632" calcext:value-type="float">
            <text:p>5,632</text:p>
          </table:table-cell>
          <table:table-cell table:formula="of:=([.C464]*[.C464]*[.C464]*[.C464]/500)-([.C464]*[.C464]/200)-3/250" office:value-type="float" office:value="1.84164659778356" calcext:value-type="float">
            <text:p>1,84164659778356</text:p>
          </table:table-cell>
          <table:table-cell table:formula="of:=SQRT((([.C464]-[.C463])*([.C464]-[.C463]))+(([.D464]-[.D463])*([.D464]-[.D463])))" office:value-type="float" office:value="0.0135680312689829" calcext:value-type="float">
            <text:p>0,013568031268983</text:p>
          </table:table-cell>
          <table:table-cell table:formula="of:=-([.C464]*[.C464]*[.C464]/30)+([.C464]/20)+1/6" office:value-type="float" office:value="-5.50652653226668" calcext:value-type="float">
            <text:p>-5,50652653226668</text:p>
          </table:table-cell>
          <table:table-cell table:formula="of:=SQRT((([.C464]-[.C463])*([.C464]-[.C463]))+(([.F464]-[.F463])*([.F464]-[.F463])))" office:value-type="float" office:value="0.0261912052451958" calcext:value-type="float">
            <text:p>0,0261912052451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5</text:p>
          </table:table-cell>
          <table:table-cell table:formula="of:=[.C464]+([$'70.1'.$D$6]-[$'70.1'.$C$5])/1000" office:value-type="float" office:value="5.64" calcext:value-type="float">
            <text:p>5,64</text:p>
          </table:table-cell>
          <table:table-cell table:formula="of:=([.C465]*[.C465]*[.C465]*[.C465]/500)-([.C465]*[.C465]/200)-3/250" office:value-type="float" office:value="1.85265330432" calcext:value-type="float">
            <text:p>1,85265330432</text:p>
          </table:table-cell>
          <table:table-cell table:formula="of:=SQRT((([.C465]-[.C464])*([.C465]-[.C464]))+(([.D465]-[.D464])*([.D465]-[.D464])))" office:value-type="float" office:value="0.0136068948985246" calcext:value-type="float">
            <text:p>0,013606894898525</text:p>
          </table:table-cell>
          <table:table-cell table:formula="of:=-([.C465]*[.C465]*[.C465]/30)+([.C465]/20)+1/6" office:value-type="float" office:value="-5.53153813333334" calcext:value-type="float">
            <text:p>-5,53153813333334</text:p>
          </table:table-cell>
          <table:table-cell table:formula="of:=SQRT((([.C465]-[.C464])*([.C465]-[.C464]))+(([.F465]-[.F464])*([.F465]-[.F464])))" office:value-type="float" office:value="0.0262598588708715" calcext:value-type="float">
            <text:p>0,0262598588708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6</text:p>
          </table:table-cell>
          <table:table-cell table:formula="of:=[.C465]+([$'70.1'.$D$6]-[$'70.1'.$C$5])/1000" office:value-type="float" office:value="5.648" calcext:value-type="float">
            <text:p>5,648</text:p>
          </table:table-cell>
          <table:table-cell table:formula="of:=([.C466]*[.C466]*[.C466]*[.C466]/500)-([.C466]*[.C466]/200)-3/250" office:value-type="float" office:value="1.86370823041844" calcext:value-type="float">
            <text:p>1,86370823041844</text:p>
          </table:table-cell>
          <table:table-cell table:formula="of:=SQRT((([.C466]-[.C465])*([.C466]-[.C465]))+(([.D466]-[.D465])*([.D466]-[.D465])))" office:value-type="float" office:value="0.0136459294678593" calcext:value-type="float">
            <text:p>0,013645929467859</text:p>
          </table:table-cell>
          <table:table-cell table:formula="of:=-([.C466]*[.C466]*[.C466]/30)+([.C466]/20)+1/6" office:value-type="float" office:value="-5.55662192640001" calcext:value-type="float">
            <text:p>-5,55662192640001</text:p>
          </table:table-cell>
          <table:table-cell table:formula="of:=SQRT((([.C466]-[.C465])*([.C466]-[.C465]))+(([.F466]-[.F465])*([.F466]-[.F465])))" office:value-type="float" office:value="0.0263286284225246" calcext:value-type="float">
            <text:p>0,0263286284225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7</text:p>
          </table:table-cell>
          <table:table-cell table:formula="of:=[.C466]+([$'70.1'.$D$6]-[$'70.1'.$C$5])/1000" office:value-type="float" office:value="5.656" calcext:value-type="float">
            <text:p>5,656</text:p>
          </table:table-cell>
          <table:table-cell table:formula="of:=([.C467]*[.C467]*[.C467]*[.C467]/500)-([.C467]*[.C467]/200)-3/250" office:value-type="float" office:value="1.8748115147858" calcext:value-type="float">
            <text:p>1,8748115147858</text:p>
          </table:table-cell>
          <table:table-cell table:formula="of:=SQRT((([.C467]-[.C466])*([.C467]-[.C466]))+(([.D467]-[.D466])*([.D467]-[.D466])))" office:value-type="float" office:value="0.013685135137896" calcext:value-type="float">
            <text:p>0,013685135137896</text:p>
          </table:table-cell>
          <table:table-cell table:formula="of:=-([.C467]*[.C467]*[.C467]/30)+([.C467]/20)+1/6" office:value-type="float" office:value="-5.58177801386668" calcext:value-type="float">
            <text:p>-5,58177801386668</text:p>
          </table:table-cell>
          <table:table-cell table:formula="of:=SQRT((([.C467]-[.C466])*([.C467]-[.C466]))+(([.F467]-[.F466])*([.F467]-[.F466])))" office:value-type="float" office:value="0.026397513834273" calcext:value-type="float">
            <text:p>0,0263975138342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8</text:p>
          </table:table-cell>
          <table:table-cell table:formula="of:=[.C467]+([$'70.1'.$D$6]-[$'70.1'.$C$5])/1000" office:value-type="float" office:value="5.664" calcext:value-type="float">
            <text:p>5,664</text:p>
          </table:table-cell>
          <table:table-cell table:formula="of:=([.C468]*[.C468]*[.C468]*[.C468]/500)-([.C468]*[.C468]/200)-3/250" office:value-type="float" office:value="1.88596329632564" calcext:value-type="float">
            <text:p>1,88596329632564</text:p>
          </table:table-cell>
          <table:table-cell table:formula="of:=SQRT((([.C468]-[.C467])*([.C468]-[.C467]))+(([.D468]-[.D467])*([.D468]-[.D467])))" office:value-type="float" office:value="0.013724512068278" calcext:value-type="float">
            <text:p>0,013724512068278</text:p>
          </table:table-cell>
          <table:table-cell table:formula="of:=-([.C468]*[.C468]*[.C468]/30)+([.C468]/20)+1/6" office:value-type="float" office:value="-5.60700649813334" calcext:value-type="float">
            <text:p>-5,60700649813334</text:p>
          </table:table-cell>
          <table:table-cell table:formula="of:=SQRT((([.C468]-[.C467])*([.C468]-[.C467]))+(([.F468]-[.F467])*([.F468]-[.F467])))" office:value-type="float" office:value="0.0264665150405833" calcext:value-type="float">
            <text:p>0,026466515040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59</text:p>
          </table:table-cell>
          <table:table-cell table:formula="of:=[.C468]+([$'70.1'.$D$6]-[$'70.1'.$C$5])/1000" office:value-type="float" office:value="5.672" calcext:value-type="float">
            <text:p>5,672</text:p>
          </table:table-cell>
          <table:table-cell table:formula="of:=([.C469]*[.C469]*[.C469]*[.C469]/500)-([.C469]*[.C469]/200)-3/250" office:value-type="float" office:value="1.89716371413812" calcext:value-type="float">
            <text:p>1,89716371413812</text:p>
          </table:table-cell>
          <table:table-cell table:formula="of:=SQRT((([.C469]-[.C468])*([.C469]-[.C468]))+(([.D469]-[.D468])*([.D469]-[.D468])))" office:value-type="float" office:value="0.0137640604174103" calcext:value-type="float">
            <text:p>0,01376406041741</text:p>
          </table:table-cell>
          <table:table-cell table:formula="of:=-([.C469]*[.C469]*[.C469]/30)+([.C469]/20)+1/6" office:value-type="float" office:value="-5.63230748160001" calcext:value-type="float">
            <text:p>-5,63230748160001</text:p>
          </table:table-cell>
          <table:table-cell table:formula="of:=SQRT((([.C469]-[.C468])*([.C469]-[.C468]))+(([.F469]-[.F468])*([.F469]-[.F468])))" office:value-type="float" office:value="0.0265356319762796" calcext:value-type="float">
            <text:p>0,026535631976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0</text:p>
          </table:table-cell>
          <table:table-cell table:formula="of:=[.C469]+([$'70.1'.$D$6]-[$'70.1'.$C$5])/1000" office:value-type="float" office:value="5.68" calcext:value-type="float">
            <text:p>5,68</text:p>
          </table:table-cell>
          <table:table-cell table:formula="of:=([.C470]*[.C470]*[.C470]*[.C470]/500)-([.C470]*[.C470]/200)-3/250" office:value-type="float" office:value="1.90841290752" calcext:value-type="float">
            <text:p>1,90841290752</text:p>
          </table:table-cell>
          <table:table-cell table:formula="of:=SQRT((([.C470]-[.C469])*([.C470]-[.C469]))+(([.D470]-[.D469])*([.D470]-[.D469])))" office:value-type="float" office:value="0.0138037803424684" calcext:value-type="float">
            <text:p>0,013803780342468</text:p>
          </table:table-cell>
          <table:table-cell table:formula="of:=-([.C470]*[.C470]*[.C470]/30)+([.C470]/20)+1/6" office:value-type="float" office:value="-5.65768106666668" calcext:value-type="float">
            <text:p>-5,65768106666668</text:p>
          </table:table-cell>
          <table:table-cell table:formula="of:=SQRT((([.C470]-[.C469])*([.C470]-[.C469]))+(([.F470]-[.F469])*([.F470]-[.F469])))" office:value-type="float" office:value="0.0266048645765272" calcext:value-type="float">
            <text:p>0,026604864576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1</text:p>
          </table:table-cell>
          <table:table-cell table:formula="of:=[.C470]+([$'70.1'.$D$6]-[$'70.1'.$C$5])/1000" office:value-type="float" office:value="5.688" calcext:value-type="float">
            <text:p>5,688</text:p>
          </table:table-cell>
          <table:table-cell table:formula="of:=([.C471]*[.C471]*[.C471]*[.C471]/500)-([.C471]*[.C471]/200)-3/250" office:value-type="float" office:value="1.91971101596468" calcext:value-type="float">
            <text:p>1,91971101596468</text:p>
          </table:table-cell>
          <table:table-cell table:formula="of:=SQRT((([.C471]-[.C470])*([.C471]-[.C470]))+(([.D471]-[.D470])*([.D471]-[.D470])))" office:value-type="float" office:value="0.0138436719994215" calcext:value-type="float">
            <text:p>0,013843671999422</text:p>
          </table:table-cell>
          <table:table-cell table:formula="of:=-([.C471]*[.C471]*[.C471]/30)+([.C471]/20)+1/6" office:value-type="float" office:value="-5.68312735573334" calcext:value-type="float">
            <text:p>-5,68312735573334</text:p>
          </table:table-cell>
          <table:table-cell table:formula="of:=SQRT((([.C471]-[.C470])*([.C471]-[.C470]))+(([.F471]-[.F470])*([.F471]-[.F470])))" office:value-type="float" office:value="0.0266742127768447" calcext:value-type="float">
            <text:p>0,0266742127768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2</text:p>
          </table:table-cell>
          <table:table-cell table:formula="of:=[.C471]+([$'70.1'.$D$6]-[$'70.1'.$C$5])/1000" office:value-type="float" office:value="5.696" calcext:value-type="float">
            <text:p>5,696</text:p>
          </table:table-cell>
          <table:table-cell table:formula="of:=([.C472]*[.C472]*[.C472]*[.C472]/500)-([.C472]*[.C472]/200)-3/250" office:value-type="float" office:value="1.93105817916212" calcext:value-type="float">
            <text:p>1,93105817916212</text:p>
          </table:table-cell>
          <table:table-cell table:formula="of:=SQRT((([.C472]-[.C471])*([.C472]-[.C471]))+(([.D472]-[.D471])*([.D472]-[.D471])))" office:value-type="float" office:value="0.0138837355430497" calcext:value-type="float">
            <text:p>0,01388373554305</text:p>
          </table:table-cell>
          <table:table-cell table:formula="of:=-([.C472]*[.C472]*[.C472]/30)+([.C472]/20)+1/6" office:value-type="float" office:value="-5.70864645120001" calcext:value-type="float">
            <text:p>-5,70864645120001</text:p>
          </table:table-cell>
          <table:table-cell table:formula="of:=SQRT((([.C472]-[.C471])*([.C472]-[.C471]))+(([.F472]-[.F471])*([.F472]-[.F471])))" office:value-type="float" office:value="0.02674367651309" calcext:value-type="float">
            <text:p>0,026743676513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3</text:p>
          </table:table-cell>
          <table:table-cell table:formula="of:=[.C472]+([$'70.1'.$D$6]-[$'70.1'.$C$5])/1000" office:value-type="float" office:value="5.704" calcext:value-type="float">
            <text:p>5,704</text:p>
          </table:table-cell>
          <table:table-cell table:formula="of:=([.C473]*[.C473]*[.C473]*[.C473]/500)-([.C473]*[.C473]/200)-3/250" office:value-type="float" office:value="1.94245453699892" calcext:value-type="float">
            <text:p>1,94245453699892</text:p>
          </table:table-cell>
          <table:table-cell table:formula="of:=SQRT((([.C473]-[.C472])*([.C473]-[.C472]))+(([.D473]-[.D472])*([.D473]-[.D472])))" office:value-type="float" office:value="0.0139239711269591" calcext:value-type="float">
            <text:p>0,013923971126959</text:p>
          </table:table-cell>
          <table:table-cell table:formula="of:=-([.C473]*[.C473]*[.C473]/30)+([.C473]/20)+1/6" office:value-type="float" office:value="-5.73423845546668" calcext:value-type="float">
            <text:p>-5,73423845546668</text:p>
          </table:table-cell>
          <table:table-cell table:formula="of:=SQRT((([.C473]-[.C472])*([.C473]-[.C472]))+(([.F473]-[.F472])*([.F473]-[.F472])))" office:value-type="float" office:value="0.0268132557214735" calcext:value-type="float">
            <text:p>0,026813255721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4</text:p>
          </table:table-cell>
          <table:table-cell table:formula="of:=[.C473]+([$'70.1'.$D$6]-[$'70.1'.$C$5])/1000" office:value-type="float" office:value="5.712" calcext:value-type="float">
            <text:p>5,712</text:p>
          </table:table-cell>
          <table:table-cell table:formula="of:=([.C474]*[.C474]*[.C474]*[.C474]/500)-([.C474]*[.C474]/200)-3/250" office:value-type="float" office:value="1.95390022955828" calcext:value-type="float">
            <text:p>1,95390022955828</text:p>
          </table:table-cell>
          <table:table-cell table:formula="of:=SQRT((([.C474]-[.C473])*([.C474]-[.C473]))+(([.D474]-[.D473])*([.D474]-[.D473])))" office:value-type="float" office:value="0.0139643789036027" calcext:value-type="float">
            <text:p>0,013964378903603</text:p>
          </table:table-cell>
          <table:table-cell table:formula="of:=-([.C474]*[.C474]*[.C474]/30)+([.C474]/20)+1/6" office:value-type="float" office:value="-5.75990347093334" calcext:value-type="float">
            <text:p>-5,75990347093334</text:p>
          </table:table-cell>
          <table:table-cell table:formula="of:=SQRT((([.C474]-[.C473])*([.C474]-[.C473]))+(([.F474]-[.F473])*([.F474]-[.F473])))" office:value-type="float" office:value="0.0268829503385364" calcext:value-type="float">
            <text:p>0,0268829503385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5</text:p>
          </table:table-cell>
          <table:table-cell table:formula="of:=[.C474]+([$'70.1'.$D$6]-[$'70.1'.$C$5])/1000" office:value-type="float" office:value="5.72" calcext:value-type="float">
            <text:p>5,72</text:p>
          </table:table-cell>
          <table:table-cell table:formula="of:=([.C475]*[.C475]*[.C475]*[.C475]/500)-([.C475]*[.C475]/200)-3/250" office:value-type="float" office:value="1.96539539712" calcext:value-type="float">
            <text:p>1,96539539712</text:p>
          </table:table-cell>
          <table:table-cell table:formula="of:=SQRT((([.C475]-[.C474])*([.C475]-[.C474]))+(([.D475]-[.D474])*([.D475]-[.D474])))" office:value-type="float" office:value="0.0140049590242958" calcext:value-type="float">
            <text:p>0,014004959024296</text:p>
          </table:table-cell>
          <table:table-cell table:formula="of:=-([.C475]*[.C475]*[.C475]/30)+([.C475]/20)+1/6" office:value-type="float" office:value="-5.78564160000001" calcext:value-type="float">
            <text:p>-5,78564160000001</text:p>
          </table:table-cell>
          <table:table-cell table:formula="of:=SQRT((([.C475]-[.C474])*([.C475]-[.C474]))+(([.F475]-[.F474])*([.F475]-[.F474])))" office:value-type="float" office:value="0.0269527603011709" calcext:value-type="float">
            <text:p>0,0269527603011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6</text:p>
          </table:table-cell>
          <table:table-cell table:formula="of:=[.C475]+([$'70.1'.$D$6]-[$'70.1'.$C$5])/1000" office:value-type="float" office:value="5.728" calcext:value-type="float">
            <text:p>5,728</text:p>
          </table:table-cell>
          <table:table-cell table:formula="of:=([.C476]*[.C476]*[.C476]*[.C476]/500)-([.C476]*[.C476]/200)-3/250" office:value-type="float" office:value="1.97694018016052" calcext:value-type="float">
            <text:p>1,97694018016052</text:p>
          </table:table-cell>
          <table:table-cell table:formula="of:=SQRT((([.C476]-[.C475])*([.C476]-[.C475]))+(([.D476]-[.D475])*([.D476]-[.D475])))" office:value-type="float" office:value="0.0140457116392333" calcext:value-type="float">
            <text:p>0,014045711639233</text:p>
          </table:table-cell>
          <table:table-cell table:formula="of:=-([.C476]*[.C476]*[.C476]/30)+([.C476]/20)+1/6" office:value-type="float" office:value="-5.81145294506668" calcext:value-type="float">
            <text:p>-5,81145294506668</text:p>
          </table:table-cell>
          <table:table-cell table:formula="of:=SQRT((([.C476]-[.C475])*([.C476]-[.C475]))+(([.F476]-[.F475])*([.F476]-[.F475])))" office:value-type="float" office:value="0.0270226855466022" calcext:value-type="float">
            <text:p>0,0270226855466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7</text:p>
          </table:table-cell>
          <table:table-cell table:formula="of:=[.C476]+([$'70.1'.$D$6]-[$'70.1'.$C$5])/1000" office:value-type="float" office:value="5.736" calcext:value-type="float">
            <text:p>5,736</text:p>
          </table:table-cell>
          <table:table-cell table:formula="of:=([.C477]*[.C477]*[.C477]*[.C477]/500)-([.C477]*[.C477]/200)-3/250" office:value-type="float" office:value="1.98853471935284" calcext:value-type="float">
            <text:p>1,98853471935284</text:p>
          </table:table-cell>
          <table:table-cell table:formula="of:=SQRT((([.C477]-[.C476])*([.C477]-[.C476]))+(([.D477]-[.D476])*([.D477]-[.D476])))" office:value-type="float" office:value="0.0140866368975082" calcext:value-type="float">
            <text:p>0,014086636897508</text:p>
          </table:table-cell>
          <table:table-cell table:formula="of:=-([.C477]*[.C477]*[.C477]/30)+([.C477]/20)+1/6" office:value-type="float" office:value="-5.83733760853334" calcext:value-type="float">
            <text:p>-5,83733760853334</text:p>
          </table:table-cell>
          <table:table-cell table:formula="of:=SQRT((([.C477]-[.C476])*([.C477]-[.C476]))+(([.F477]-[.F476])*([.F477]-[.F476])))" office:value-type="float" office:value="0.0270927260123931" calcext:value-type="float">
            <text:p>0,0270927260123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8</text:p>
          </table:table-cell>
          <table:table-cell table:formula="of:=[.C477]+([$'70.1'.$D$6]-[$'70.1'.$C$5])/1000" office:value-type="float" office:value="5.744" calcext:value-type="float">
            <text:p>5,744</text:p>
          </table:table-cell>
          <table:table-cell table:formula="of:=([.C478]*[.C478]*[.C478]*[.C478]/500)-([.C478]*[.C478]/200)-3/250" office:value-type="float" office:value="2.0001791555666" calcext:value-type="float">
            <text:p>2,0001791555666</text:p>
          </table:table-cell>
          <table:table-cell table:formula="of:=SQRT((([.C478]-[.C477])*([.C478]-[.C477]))+(([.D478]-[.D477])*([.D478]-[.D477])))" office:value-type="float" office:value="0.0141277349471294" calcext:value-type="float">
            <text:p>0,014127734947129</text:p>
          </table:table-cell>
          <table:table-cell table:formula="of:=-([.C478]*[.C478]*[.C478]/30)+([.C478]/20)+1/6" office:value-type="float" office:value="-5.86329569280001" calcext:value-type="float">
            <text:p>-5,86329569280001</text:p>
          </table:table-cell>
          <table:table-cell table:formula="of:=SQRT((([.C478]-[.C477])*([.C478]-[.C477]))+(([.F478]-[.F477])*([.F478]-[.F477])))" office:value-type="float" office:value="0.027162881636443" calcext:value-type="float">
            <text:p>0,0271628816364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69</text:p>
          </table:table-cell>
          <table:table-cell table:formula="of:=[.C478]+([$'70.1'.$D$6]-[$'70.1'.$C$5])/1000" office:value-type="float" office:value="5.752" calcext:value-type="float">
            <text:p>5,752</text:p>
          </table:table-cell>
          <table:table-cell table:formula="of:=([.C479]*[.C479]*[.C479]*[.C479]/500)-([.C479]*[.C479]/200)-3/250" office:value-type="float" office:value="2.01187362986804" calcext:value-type="float">
            <text:p>2,01187362986804</text:p>
          </table:table-cell>
          <table:table-cell table:formula="of:=SQRT((([.C479]-[.C478])*([.C479]-[.C478]))+(([.D479]-[.D478])*([.D479]-[.D478])))" office:value-type="float" office:value="0.0141690059350339" calcext:value-type="float">
            <text:p>0,014169005935034</text:p>
          </table:table-cell>
          <table:table-cell table:formula="of:=-([.C479]*[.C479]*[.C479]/30)+([.C479]/20)+1/6" office:value-type="float" office:value="-5.88932730026668" calcext:value-type="float">
            <text:p>-5,88932730026668</text:p>
          </table:table-cell>
          <table:table-cell table:formula="of:=SQRT((([.C479]-[.C478])*([.C479]-[.C478]))+(([.F479]-[.F478])*([.F479]-[.F478])))" office:value-type="float" office:value="0.0272331523569809" calcext:value-type="float">
            <text:p>0,0272331523569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0</text:p>
          </table:table-cell>
          <table:table-cell table:formula="of:=[.C479]+([$'70.1'.$D$6]-[$'70.1'.$C$5])/1000" office:value-type="float" office:value="5.76" calcext:value-type="float">
            <text:p>5,76</text:p>
          </table:table-cell>
          <table:table-cell table:formula="of:=([.C480]*[.C480]*[.C480]*[.C480]/500)-([.C480]*[.C480]/200)-3/250" office:value-type="float" office:value="2.02361828352" calcext:value-type="float">
            <text:p>2,02361828352</text:p>
          </table:table-cell>
          <table:table-cell table:formula="of:=SQRT((([.C480]-[.C479])*([.C480]-[.C479]))+(([.D480]-[.D479])*([.D480]-[.D479])))" office:value-type="float" office:value="0.0142104500071142" calcext:value-type="float">
            <text:p>0,014210450007114</text:p>
          </table:table-cell>
          <table:table-cell table:formula="of:=-([.C480]*[.C480]*[.C480]/30)+([.C480]/20)+1/6" office:value-type="float" office:value="-5.91543253333334" calcext:value-type="float">
            <text:p>-5,91543253333334</text:p>
          </table:table-cell>
          <table:table-cell table:formula="of:=SQRT((([.C480]-[.C479])*([.C480]-[.C479]))+(([.F480]-[.F479])*([.F480]-[.F479])))" office:value-type="float" office:value="0.0273035381125795" calcext:value-type="float">
            <text:p>0,027303538112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1</text:p>
          </table:table-cell>
          <table:table-cell table:formula="of:=[.C480]+([$'70.1'.$D$6]-[$'70.1'.$C$5])/1000" office:value-type="float" office:value="5.768" calcext:value-type="float">
            <text:p>5,768</text:p>
          </table:table-cell>
          <table:table-cell table:formula="of:=([.C481]*[.C481]*[.C481]*[.C481]/500)-([.C481]*[.C481]/200)-3/250" office:value-type="float" office:value="2.03541325798196" calcext:value-type="float">
            <text:p>2,03541325798196</text:p>
          </table:table-cell>
          <table:table-cell table:formula="of:=SQRT((([.C481]-[.C480])*([.C481]-[.C480]))+(([.D481]-[.D480])*([.D481]-[.D480])))" office:value-type="float" office:value="0.0142520673082224" calcext:value-type="float">
            <text:p>0,014252067308223</text:p>
          </table:table-cell>
          <table:table-cell table:formula="of:=-([.C481]*[.C481]*[.C481]/30)+([.C481]/20)+1/6" office:value-type="float" office:value="-5.94161149440001" calcext:value-type="float">
            <text:p>-5,94161149440001</text:p>
          </table:table-cell>
          <table:table-cell table:formula="of:=SQRT((([.C481]-[.C480])*([.C481]-[.C480]))+(([.F481]-[.F480])*([.F481]-[.F480])))" office:value-type="float" office:value="0.0273740388421214" calcext:value-type="float">
            <text:p>0,0273740388421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2</text:p>
          </table:table-cell>
          <table:table-cell table:formula="of:=[.C481]+([$'70.1'.$D$6]-[$'70.1'.$C$5])/1000" office:value-type="float" office:value="5.776" calcext:value-type="float">
            <text:p>5,776</text:p>
          </table:table-cell>
          <table:table-cell table:formula="of:=([.C482]*[.C482]*[.C482]*[.C482]/500)-([.C482]*[.C482]/200)-3/250" office:value-type="float" office:value="2.04725869490996" calcext:value-type="float">
            <text:p>2,04725869490996</text:p>
          </table:table-cell>
          <table:table-cell table:formula="of:=SQRT((([.C482]-[.C481])*([.C482]-[.C481]))+(([.D482]-[.D481])*([.D482]-[.D481])))" office:value-type="float" office:value="0.0142938579821974" calcext:value-type="float">
            <text:p>0,014293857982198</text:p>
          </table:table-cell>
          <table:table-cell table:formula="of:=-([.C482]*[.C482]*[.C482]/30)+([.C482]/20)+1/6" office:value-type="float" office:value="-5.96786428586668" calcext:value-type="float">
            <text:p>-5,96786428586668</text:p>
          </table:table-cell>
          <table:table-cell table:formula="of:=SQRT((([.C482]-[.C481])*([.C482]-[.C481]))+(([.F482]-[.F481])*([.F482]-[.F481])))" office:value-type="float" office:value="0.0274446544848425" calcext:value-type="float">
            <text:p>0,0274446544848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3</text:p>
          </table:table-cell>
          <table:table-cell table:formula="of:=[.C482]+([$'70.1'.$D$6]-[$'70.1'.$C$5])/1000" office:value-type="float" office:value="5.784" calcext:value-type="float">
            <text:p>5,784</text:p>
          </table:table-cell>
          <table:table-cell table:formula="of:=([.C483]*[.C483]*[.C483]*[.C483]/500)-([.C483]*[.C483]/200)-3/250" office:value-type="float" office:value="2.05915473615668" calcext:value-type="float">
            <text:p>2,05915473615668</text:p>
          </table:table-cell>
          <table:table-cell table:formula="of:=SQRT((([.C483]-[.C482])*([.C483]-[.C482]))+(([.D483]-[.D482])*([.D483]-[.D482])))" office:value-type="float" office:value="0.0143358221718764" calcext:value-type="float">
            <text:p>0,014335822171876</text:p>
          </table:table-cell>
          <table:table-cell table:formula="of:=-([.C483]*[.C483]*[.C483]/30)+([.C483]/20)+1/6" office:value-type="float" office:value="-5.99419101013334" calcext:value-type="float">
            <text:p>-5,99419101013334</text:p>
          </table:table-cell>
          <table:table-cell table:formula="of:=SQRT((([.C483]-[.C482])*([.C483]-[.C482]))+(([.F483]-[.F482])*([.F483]-[.F482])))" office:value-type="float" office:value="0.0275153849802802" calcext:value-type="float">
            <text:p>0,027515384980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4</text:p>
          </table:table-cell>
          <table:table-cell table:formula="of:=[.C483]+([$'70.1'.$D$6]-[$'70.1'.$C$5])/1000" office:value-type="float" office:value="5.792" calcext:value-type="float">
            <text:p>5,792</text:p>
          </table:table-cell>
          <table:table-cell table:formula="of:=([.C484]*[.C484]*[.C484]*[.C484]/500)-([.C484]*[.C484]/200)-3/250" office:value-type="float" office:value="2.0711015237714" calcext:value-type="float">
            <text:p>2,0711015237714</text:p>
          </table:table-cell>
          <table:table-cell table:formula="of:=SQRT((([.C484]-[.C483])*([.C484]-[.C483]))+(([.D484]-[.D483])*([.D484]-[.D483])))" office:value-type="float" office:value="0.0143779600191136" calcext:value-type="float">
            <text:p>0,014377960019114</text:p>
          </table:table-cell>
          <table:table-cell table:formula="of:=-([.C484]*[.C484]*[.C484]/30)+([.C484]/20)+1/6" office:value-type="float" office:value="-6.02059176960001" calcext:value-type="float">
            <text:p>-6,02059176960001</text:p>
          </table:table-cell>
          <table:table-cell table:formula="of:=SQRT((([.C484]-[.C483])*([.C484]-[.C483]))+(([.F484]-[.F483])*([.F484]-[.F483])))" office:value-type="float" office:value="0.0275862302683215" calcext:value-type="float">
            <text:p>0,027586230268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5</text:p>
          </table:table-cell>
          <table:table-cell table:formula="of:=[.C484]+([$'70.1'.$D$6]-[$'70.1'.$C$5])/1000" office:value-type="float" office:value="5.8" calcext:value-type="float">
            <text:p>5,8</text:p>
          </table:table-cell>
          <table:table-cell table:formula="of:=([.C485]*[.C485]*[.C485]*[.C485]/500)-([.C485]*[.C485]/200)-3/250" office:value-type="float" office:value="2.08309920000001" calcext:value-type="float">
            <text:p>2,08309920000001</text:p>
          </table:table-cell>
          <table:table-cell table:formula="of:=SQRT((([.C485]-[.C484])*([.C485]-[.C484]))+(([.D485]-[.D484])*([.D485]-[.D484])))" office:value-type="float" office:value="0.0144202716647958" calcext:value-type="float">
            <text:p>0,014420271664796</text:p>
          </table:table-cell>
          <table:table-cell table:formula="of:=-([.C485]*[.C485]*[.C485]/30)+([.C485]/20)+1/6" office:value-type="float" office:value="-6.04706666666668" calcext:value-type="float">
            <text:p>-6,04706666666668</text:p>
          </table:table-cell>
          <table:table-cell table:formula="of:=SQRT((([.C485]-[.C484])*([.C485]-[.C484]))+(([.F485]-[.F484])*([.F485]-[.F484])))" office:value-type="float" office:value="0.0276571902891553" calcext:value-type="float">
            <text:p>0,0276571902891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6</text:p>
          </table:table-cell>
          <table:table-cell table:formula="of:=[.C485]+([$'70.1'.$D$6]-[$'70.1'.$C$5])/1000" office:value-type="float" office:value="5.808" calcext:value-type="float">
            <text:p>5,808</text:p>
          </table:table-cell>
          <table:table-cell table:formula="of:=([.C486]*[.C486]*[.C486]*[.C486]/500)-([.C486]*[.C486]/200)-3/250" office:value-type="float" office:value="2.095147907285" calcext:value-type="float">
            <text:p>2,095147907285</text:p>
          </table:table-cell>
          <table:table-cell table:formula="of:=SQRT((([.C486]-[.C485])*([.C486]-[.C485]))+(([.D486]-[.D485])*([.D486]-[.D485])))" office:value-type="float" office:value="0.0144627572488585" calcext:value-type="float">
            <text:p>0,014462757248859</text:p>
          </table:table-cell>
          <table:table-cell table:formula="of:=-([.C486]*[.C486]*[.C486]/30)+([.C486]/20)+1/6" office:value-type="float" office:value="-6.07361580373335" calcext:value-type="float">
            <text:p>-6,07361580373335</text:p>
          </table:table-cell>
          <table:table-cell table:formula="of:=SQRT((([.C486]-[.C485])*([.C486]-[.C485]))+(([.F486]-[.F485])*([.F486]-[.F485])))" office:value-type="float" office:value="0.0277282649833108" calcext:value-type="float">
            <text:p>0,0277282649833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7</text:p>
          </table:table-cell>
          <table:table-cell table:formula="of:=[.C486]+([$'70.1'.$D$6]-[$'70.1'.$C$5])/1000" office:value-type="float" office:value="5.816" calcext:value-type="float">
            <text:p>5,816</text:p>
          </table:table-cell>
          <table:table-cell table:formula="of:=([.C487]*[.C487]*[.C487]*[.C487]/500)-([.C487]*[.C487]/200)-3/250" office:value-type="float" office:value="2.10724778826548" calcext:value-type="float">
            <text:p>2,10724778826548</text:p>
          </table:table-cell>
          <table:table-cell table:formula="of:=SQRT((([.C487]-[.C486])*([.C487]-[.C486]))+(([.D487]-[.D486])*([.D487]-[.D486])))" office:value-type="float" office:value="0.0145054169103058" calcext:value-type="float">
            <text:p>0,014505416910306</text:p>
          </table:table-cell>
          <table:table-cell table:formula="of:=-([.C487]*[.C487]*[.C487]/30)+([.C487]/20)+1/6" office:value-type="float" office:value="-6.10023928320001" calcext:value-type="float">
            <text:p>-6,10023928320001</text:p>
          </table:table-cell>
          <table:table-cell table:formula="of:=SQRT((([.C487]-[.C486])*([.C487]-[.C486]))+(([.F487]-[.F486])*([.F487]-[.F486])))" office:value-type="float" office:value="0.0277994542916214" calcext:value-type="float">
            <text:p>0,0277994542916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8</text:p>
          </table:table-cell>
          <table:table-cell table:formula="of:=[.C487]+([$'70.1'.$D$6]-[$'70.1'.$C$5])/1000" office:value-type="float" office:value="5.824" calcext:value-type="float">
            <text:p>5,824</text:p>
          </table:table-cell>
          <table:table-cell table:formula="of:=([.C488]*[.C488]*[.C488]*[.C488]/500)-([.C488]*[.C488]/200)-3/250" office:value-type="float" office:value="2.11939898577716" calcext:value-type="float">
            <text:p>2,11939898577716</text:p>
          </table:table-cell>
          <table:table-cell table:formula="of:=SQRT((([.C488]-[.C487])*([.C488]-[.C487]))+(([.D488]-[.D487])*([.D488]-[.D487])))" office:value-type="float" office:value="0.0145482507872205" calcext:value-type="float">
            <text:p>0,014548250787221</text:p>
          </table:table-cell>
          <table:table-cell table:formula="of:=-([.C488]*[.C488]*[.C488]/30)+([.C488]/20)+1/6" office:value-type="float" office:value="-6.12693720746668" calcext:value-type="float">
            <text:p>-6,12693720746668</text:p>
          </table:table-cell>
          <table:table-cell table:formula="of:=SQRT((([.C488]-[.C487])*([.C488]-[.C487]))+(([.F488]-[.F487])*([.F488]-[.F487])))" office:value-type="float" office:value="0.0278707581552547" calcext:value-type="float">
            <text:p>0,0278707581552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79</text:p>
          </table:table-cell>
          <table:table-cell table:formula="of:=[.C488]+([$'70.1'.$D$6]-[$'70.1'.$C$5])/1000" office:value-type="float" office:value="5.832" calcext:value-type="float">
            <text:p>5,832</text:p>
          </table:table-cell>
          <table:table-cell table:formula="of:=([.C489]*[.C489]*[.C489]*[.C489]/500)-([.C489]*[.C489]/200)-3/250" office:value-type="float" office:value="2.13160164285236" calcext:value-type="float">
            <text:p>2,13160164285236</text:p>
          </table:table-cell>
          <table:table-cell table:formula="of:=SQRT((([.C489]-[.C488])*([.C489]-[.C488]))+(([.D489]-[.D488])*([.D489]-[.D488])))" office:value-type="float" office:value="0.0145912590167855" calcext:value-type="float">
            <text:p>0,014591259016786</text:p>
          </table:table-cell>
          <table:table-cell table:formula="of:=-([.C489]*[.C489]*[.C489]/30)+([.C489]/20)+1/6" office:value-type="float" office:value="-6.15370967893334" calcext:value-type="float">
            <text:p>-6,15370967893334</text:p>
          </table:table-cell>
          <table:table-cell table:formula="of:=SQRT((([.C489]-[.C488])*([.C489]-[.C488]))+(([.F489]-[.F488])*([.F489]-[.F488])))" office:value-type="float" office:value="0.0279421765156813" calcext:value-type="float">
            <text:p>0,0279421765156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0</text:p>
          </table:table-cell>
          <table:table-cell table:formula="of:=[.C489]+([$'70.1'.$D$6]-[$'70.1'.$C$5])/1000" office:value-type="float" office:value="5.84" calcext:value-type="float">
            <text:p>5,84</text:p>
          </table:table-cell>
          <table:table-cell table:formula="of:=([.C490]*[.C490]*[.C490]*[.C490]/500)-([.C490]*[.C490]/200)-3/250" office:value-type="float" office:value="2.14385590272001" calcext:value-type="float">
            <text:p>2,14385590272001</text:p>
          </table:table-cell>
          <table:table-cell table:formula="of:=SQRT((([.C490]-[.C489])*([.C490]-[.C489]))+(([.D490]-[.D489])*([.D490]-[.D489])))" office:value-type="float" office:value="0.0146344417352988" calcext:value-type="float">
            <text:p>0,014634441735299</text:p>
          </table:table-cell>
          <table:table-cell table:formula="of:=-([.C490]*[.C490]*[.C490]/30)+([.C490]/20)+1/6" office:value-type="float" office:value="-6.18055680000001" calcext:value-type="float">
            <text:p>-6,18055680000001</text:p>
          </table:table-cell>
          <table:table-cell table:formula="of:=SQRT((([.C490]-[.C489])*([.C490]-[.C489]))+(([.F490]-[.F489])*([.F490]-[.F489])))" office:value-type="float" office:value="0.0280137093146958" calcext:value-type="float">
            <text:p>0,0280137093146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1</text:p>
          </table:table-cell>
          <table:table-cell table:formula="of:=[.C490]+([$'70.1'.$D$6]-[$'70.1'.$C$5])/1000" office:value-type="float" office:value="5.848" calcext:value-type="float">
            <text:p>5,848</text:p>
          </table:table-cell>
          <table:table-cell table:formula="of:=([.C491]*[.C491]*[.C491]*[.C491]/500)-([.C491]*[.C491]/200)-3/250" office:value-type="float" office:value="2.15616190880564" calcext:value-type="float">
            <text:p>2,15616190880564</text:p>
          </table:table-cell>
          <table:table-cell table:formula="of:=SQRT((([.C491]-[.C490])*([.C491]-[.C490]))+(([.D491]-[.D490])*([.D491]-[.D490])))" office:value-type="float" office:value="0.0146777990781866" calcext:value-type="float">
            <text:p>0,014677799078187</text:p>
          </table:table-cell>
          <table:table-cell table:formula="of:=-([.C491]*[.C491]*[.C491]/30)+([.C491]/20)+1/6" office:value-type="float" office:value="-6.20747867306668" calcext:value-type="float">
            <text:p>-6,20747867306668</text:p>
          </table:table-cell>
          <table:table-cell table:formula="of:=SQRT((([.C491]-[.C490])*([.C491]-[.C490]))+(([.F491]-[.F490])*([.F491]-[.F490])))" office:value-type="float" office:value="0.028085356494404" calcext:value-type="float">
            <text:p>0,0280853564944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2</text:p>
          </table:table-cell>
          <table:table-cell table:formula="of:=[.C491]+([$'70.1'.$D$6]-[$'70.1'.$C$5])/1000" office:value-type="float" office:value="5.856" calcext:value-type="float">
            <text:p>5,856</text:p>
          </table:table-cell>
          <table:table-cell table:formula="of:=([.C492]*[.C492]*[.C492]*[.C492]/500)-([.C492]*[.C492]/200)-3/250" office:value-type="float" office:value="2.1685198047314" calcext:value-type="float">
            <text:p>2,1685198047314</text:p>
          </table:table-cell>
          <table:table-cell table:formula="of:=SQRT((([.C492]-[.C491])*([.C492]-[.C491]))+(([.D492]-[.D491])*([.D492]-[.D491])))" office:value-type="float" office:value="0.0147213311800229" calcext:value-type="float">
            <text:p>0,014721331180023</text:p>
          </table:table-cell>
          <table:table-cell table:formula="of:=-([.C492]*[.C492]*[.C492]/30)+([.C492]/20)+1/6" office:value-type="float" office:value="-6.23447540053334" calcext:value-type="float">
            <text:p>-6,23447540053334</text:p>
          </table:table-cell>
          <table:table-cell table:formula="of:=SQRT((([.C492]-[.C491])*([.C492]-[.C491]))+(([.F492]-[.F491])*([.F492]-[.F491])))" office:value-type="float" office:value="0.0281571179972204" calcext:value-type="float">
            <text:p>0,028157117997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3</text:p>
          </table:table-cell>
          <table:table-cell table:formula="of:=[.C492]+([$'70.1'.$D$6]-[$'70.1'.$C$5])/1000" office:value-type="float" office:value="5.864" calcext:value-type="float">
            <text:p>5,864</text:p>
          </table:table-cell>
          <table:table-cell table:formula="of:=([.C493]*[.C493]*[.C493]*[.C493]/500)-([.C493]*[.C493]/200)-3/250" office:value-type="float" office:value="2.18092973431604" calcext:value-type="float">
            <text:p>2,18092973431604</text:p>
          </table:table-cell>
          <table:table-cell table:formula="of:=SQRT((([.C493]-[.C492])*([.C493]-[.C492]))+(([.D493]-[.D492])*([.D493]-[.D492])))" office:value-type="float" office:value="0.0147650381745436" calcext:value-type="float">
            <text:p>0,014765038174544</text:p>
          </table:table-cell>
          <table:table-cell table:formula="of:=-([.C493]*[.C493]*[.C493]/30)+([.C493]/20)+1/6" office:value-type="float" office:value="-6.26154708480001" calcext:value-type="float">
            <text:p>-6,26154708480001</text:p>
          </table:table-cell>
          <table:table-cell table:formula="of:=SQRT((([.C493]-[.C492])*([.C493]-[.C492]))+(([.F493]-[.F492])*([.F493]-[.F492])))" office:value-type="float" office:value="0.0282289937658808" calcext:value-type="float">
            <text:p>0,0282289937658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4</text:p>
          </table:table-cell>
          <table:table-cell table:formula="of:=[.C493]+([$'70.1'.$D$6]-[$'70.1'.$C$5])/1000" office:value-type="float" office:value="5.872" calcext:value-type="float">
            <text:p>5,872</text:p>
          </table:table-cell>
          <table:table-cell table:formula="of:=([.C494]*[.C494]*[.C494]*[.C494]/500)-([.C494]*[.C494]/200)-3/250" office:value-type="float" office:value="2.19339184157492" calcext:value-type="float">
            <text:p>2,19339184157492</text:p>
          </table:table-cell>
          <table:table-cell table:formula="of:=SQRT((([.C494]-[.C493])*([.C494]-[.C493]))+(([.D494]-[.D493])*([.D494]-[.D493])))" office:value-type="float" office:value="0.0148089201946609" calcext:value-type="float">
            <text:p>0,014808920194661</text:p>
          </table:table-cell>
          <table:table-cell table:formula="of:=-([.C494]*[.C494]*[.C494]/30)+([.C494]/20)+1/6" office:value-type="float" office:value="-6.28869382826668" calcext:value-type="float">
            <text:p>-6,28869382826668</text:p>
          </table:table-cell>
          <table:table-cell table:formula="of:=SQRT((([.C494]-[.C493])*([.C494]-[.C493]))+(([.F494]-[.F493])*([.F494]-[.F493])))" office:value-type="float" office:value="0.0283009837434139" calcext:value-type="float">
            <text:p>0,0283009837434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5</text:p>
          </table:table-cell>
          <table:table-cell table:formula="of:=[.C494]+([$'70.1'.$D$6]-[$'70.1'.$C$5])/1000" office:value-type="float" office:value="5.88" calcext:value-type="float">
            <text:p>5,88</text:p>
          </table:table-cell>
          <table:table-cell table:formula="of:=([.C495]*[.C495]*[.C495]*[.C495]/500)-([.C495]*[.C495]/200)-3/250" office:value-type="float" office:value="2.20590627072" calcext:value-type="float">
            <text:p>2,20590627072</text:p>
          </table:table-cell>
          <table:table-cell table:formula="of:=SQRT((([.C495]-[.C494])*([.C495]-[.C494]))+(([.D495]-[.D494])*([.D495]-[.D494])))" office:value-type="float" office:value="0.01485297737248" calcext:value-type="float">
            <text:p>0,01485297737248</text:p>
          </table:table-cell>
          <table:table-cell table:formula="of:=-([.C495]*[.C495]*[.C495]/30)+([.C495]/20)+1/6" office:value-type="float" office:value="-6.31591573333334" calcext:value-type="float">
            <text:p>-6,31591573333334</text:p>
          </table:table-cell>
          <table:table-cell table:formula="of:=SQRT((([.C495]-[.C494])*([.C495]-[.C494]))+(([.F495]-[.F494])*([.F495]-[.F494])))" office:value-type="float" office:value="0.0283730878731691" calcext:value-type="float">
            <text:p>0,0283730878731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6</text:p>
          </table:table-cell>
          <table:table-cell table:formula="of:=[.C495]+([$'70.1'.$D$6]-[$'70.1'.$C$5])/1000" office:value-type="float" office:value="5.888" calcext:value-type="float">
            <text:p>5,888</text:p>
          </table:table-cell>
          <table:table-cell table:formula="of:=([.C496]*[.C496]*[.C496]*[.C496]/500)-([.C496]*[.C496]/200)-3/250" office:value-type="float" office:value="2.21847316615988" calcext:value-type="float">
            <text:p>2,21847316615988</text:p>
          </table:table-cell>
          <table:table-cell table:formula="of:=SQRT((([.C496]-[.C495])*([.C496]-[.C495]))+(([.D496]-[.D495])*([.D496]-[.D495])))" office:value-type="float" office:value="0.0148972098393186" calcext:value-type="float">
            <text:p>0,014897209839319</text:p>
          </table:table-cell>
          <table:table-cell table:formula="of:=-([.C496]*[.C496]*[.C496]/30)+([.C496]/20)+1/6" office:value-type="float" office:value="-6.34321290240001" calcext:value-type="float">
            <text:p>-6,34321290240001</text:p>
          </table:table-cell>
          <table:table-cell table:formula="of:=SQRT((([.C496]-[.C495])*([.C496]-[.C495]))+(([.F496]-[.F495])*([.F496]-[.F495])))" office:value-type="float" office:value="0.0284453060987962" calcext:value-type="float">
            <text:p>0,0284453060987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7</text:p>
          </table:table-cell>
          <table:table-cell table:formula="of:=[.C496]+([$'70.1'.$D$6]-[$'70.1'.$C$5])/1000" office:value-type="float" office:value="5.896" calcext:value-type="float">
            <text:p>5,896</text:p>
          </table:table-cell>
          <table:table-cell table:formula="of:=([.C497]*[.C497]*[.C497]*[.C497]/500)-([.C497]*[.C497]/200)-3/250" office:value-type="float" office:value="2.23109267249972" calcext:value-type="float">
            <text:p>2,23109267249972</text:p>
          </table:table-cell>
          <table:table-cell table:formula="of:=SQRT((([.C497]-[.C496])*([.C497]-[.C496]))+(([.D497]-[.D496])*([.D497]-[.D496])))" office:value-type="float" office:value="0.0149416177257105" calcext:value-type="float">
            <text:p>0,014941617725711</text:p>
          </table:table-cell>
          <table:table-cell table:formula="of:=-([.C497]*[.C497]*[.C497]/30)+([.C497]/20)+1/6" office:value-type="float" office:value="-6.37058543786668" calcext:value-type="float">
            <text:p>-6,37058543786668</text:p>
          </table:table-cell>
          <table:table-cell table:formula="of:=SQRT((([.C497]-[.C496])*([.C497]-[.C496]))+(([.F497]-[.F496])*([.F497]-[.F496])))" office:value-type="float" office:value="0.0285176383642467" calcext:value-type="float">
            <text:p>0,0285176383642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8</text:p>
          </table:table-cell>
          <table:table-cell table:formula="of:=[.C497]+([$'70.1'.$D$6]-[$'70.1'.$C$5])/1000" office:value-type="float" office:value="5.904" calcext:value-type="float">
            <text:p>5,904</text:p>
          </table:table-cell>
          <table:table-cell table:formula="of:=([.C498]*[.C498]*[.C498]*[.C498]/500)-([.C498]*[.C498]/200)-3/250" office:value-type="float" office:value="2.24376493454132" calcext:value-type="float">
            <text:p>2,24376493454132</text:p>
          </table:table-cell>
          <table:table-cell table:formula="of:=SQRT((([.C498]-[.C497])*([.C498]-[.C497]))+(([.D498]-[.D497])*([.D498]-[.D497])))" office:value-type="float" office:value="0.0149862011614342" calcext:value-type="float">
            <text:p>0,014986201161434</text:p>
          </table:table-cell>
          <table:table-cell table:formula="of:=-([.C498]*[.C498]*[.C498]/30)+([.C498]/20)+1/6" office:value-type="float" office:value="-6.39803344213335" calcext:value-type="float">
            <text:p>-6,39803344213335</text:p>
          </table:table-cell>
          <table:table-cell table:formula="of:=SQRT((([.C498]-[.C497])*([.C498]-[.C497]))+(([.F498]-[.F497])*([.F498]-[.F497])))" office:value-type="float" office:value="0.0285900846137783" calcext:value-type="float">
            <text:p>0,0285900846137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89</text:p>
          </table:table-cell>
          <table:table-cell table:formula="of:=[.C498]+([$'70.1'.$D$6]-[$'70.1'.$C$5])/1000" office:value-type="float" office:value="5.912" calcext:value-type="float">
            <text:p>5,912</text:p>
          </table:table-cell>
          <table:table-cell table:formula="of:=([.C499]*[.C499]*[.C499]*[.C499]/500)-([.C499]*[.C499]/200)-3/250" office:value-type="float" office:value="2.25649009728308" calcext:value-type="float">
            <text:p>2,25649009728308</text:p>
          </table:table-cell>
          <table:table-cell table:formula="of:=SQRT((([.C499]-[.C498])*([.C499]-[.C498]))+(([.D499]-[.D498])*([.D499]-[.D498])))" office:value-type="float" office:value="0.0150309602755207" calcext:value-type="float">
            <text:p>0,015030960275521</text:p>
          </table:table-cell>
          <table:table-cell table:formula="of:=-([.C499]*[.C499]*[.C499]/30)+([.C499]/20)+1/6" office:value-type="float" office:value="-6.42555701760001" calcext:value-type="float">
            <text:p>-6,42555701760001</text:p>
          </table:table-cell>
          <table:table-cell table:formula="of:=SQRT((([.C499]-[.C498])*([.C499]-[.C498]))+(([.F499]-[.F498])*([.F499]-[.F498])))" office:value-type="float" office:value="0.0286626447919457" calcext:value-type="float">
            <text:p>0,0286626447919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0</text:p>
          </table:table-cell>
          <table:table-cell table:formula="of:=[.C499]+([$'70.1'.$D$6]-[$'70.1'.$C$5])/1000" office:value-type="float" office:value="5.92" calcext:value-type="float">
            <text:p>5,92</text:p>
          </table:table-cell>
          <table:table-cell table:formula="of:=([.C500]*[.C500]*[.C500]*[.C500]/500)-([.C500]*[.C500]/200)-3/250" office:value-type="float" office:value="2.26926830592001" calcext:value-type="float">
            <text:p>2,26926830592001</text:p>
          </table:table-cell>
          <table:table-cell table:formula="of:=SQRT((([.C500]-[.C499])*([.C500]-[.C499]))+(([.D500]-[.D499])*([.D500]-[.D499])))" office:value-type="float" office:value="0.0150758951962683" calcext:value-type="float">
            <text:p>0,015075895196268</text:p>
          </table:table-cell>
          <table:table-cell table:formula="of:=-([.C500]*[.C500]*[.C500]/30)+([.C500]/20)+1/6" office:value-type="float" office:value="-6.45315626666668" calcext:value-type="float">
            <text:p>-6,45315626666668</text:p>
          </table:table-cell>
          <table:table-cell table:formula="of:=SQRT((([.C500]-[.C499])*([.C500]-[.C499]))+(([.F500]-[.F499])*([.F500]-[.F499])))" office:value-type="float" office:value="0.0287353188436092" calcext:value-type="float">
            <text:p>0,0287353188436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1</text:p>
          </table:table-cell>
          <table:table-cell table:formula="of:=[.C500]+([$'70.1'.$D$6]-[$'70.1'.$C$5])/1000" office:value-type="float" office:value="5.928" calcext:value-type="float">
            <text:p>5,928</text:p>
          </table:table-cell>
          <table:table-cell table:formula="of:=([.C501]*[.C501]*[.C501]*[.C501]/500)-([.C501]*[.C501]/200)-3/250" office:value-type="float" office:value="2.28209970584372" calcext:value-type="float">
            <text:p>2,28209970584372</text:p>
          </table:table-cell>
          <table:table-cell table:formula="of:=SQRT((([.C501]-[.C500])*([.C501]-[.C500]))+(([.D501]-[.D500])*([.D501]-[.D500])))" office:value-type="float" office:value="0.0151210060512592" calcext:value-type="float">
            <text:p>0,015121006051259</text:p>
          </table:table-cell>
          <table:table-cell table:formula="of:=-([.C501]*[.C501]*[.C501]/30)+([.C501]/20)+1/6" office:value-type="float" office:value="-6.48083129173334" calcext:value-type="float">
            <text:p>-6,48083129173334</text:p>
          </table:table-cell>
          <table:table-cell table:formula="of:=SQRT((([.C501]-[.C500])*([.C501]-[.C500]))+(([.F501]-[.F500])*([.F501]-[.F500])))" office:value-type="float" office:value="0.0288081067139202" calcext:value-type="float">
            <text:p>0,028808106713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2</text:p>
          </table:table-cell>
          <table:table-cell table:formula="of:=[.C501]+([$'70.1'.$D$6]-[$'70.1'.$C$5])/1000" office:value-type="float" office:value="5.936" calcext:value-type="float">
            <text:p>5,936</text:p>
          </table:table-cell>
          <table:table-cell table:formula="of:=([.C502]*[.C502]*[.C502]*[.C502]/500)-([.C502]*[.C502]/200)-3/250" office:value-type="float" office:value="2.29498444264244" calcext:value-type="float">
            <text:p>2,29498444264244</text:p>
          </table:table-cell>
          <table:table-cell table:formula="of:=SQRT((([.C502]-[.C501])*([.C502]-[.C501]))+(([.D502]-[.D501])*([.D502]-[.D501])))" office:value-type="float" office:value="0.0151662929673767" calcext:value-type="float">
            <text:p>0,015166292967377</text:p>
          </table:table-cell>
          <table:table-cell table:formula="of:=-([.C502]*[.C502]*[.C502]/30)+([.C502]/20)+1/6" office:value-type="float" office:value="-6.50858219520001" calcext:value-type="float">
            <text:p>-6,50858219520001</text:p>
          </table:table-cell>
          <table:table-cell table:formula="of:=SQRT((([.C502]-[.C501])*([.C502]-[.C501]))+(([.F502]-[.F501])*([.F502]-[.F501])))" office:value-type="float" office:value="0.0288810083483293" calcext:value-type="float">
            <text:p>0,0288810083483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3</text:p>
          </table:table-cell>
          <table:table-cell table:formula="of:=[.C502]+([$'70.1'.$D$6]-[$'70.1'.$C$5])/1000" office:value-type="float" office:value="5.944" calcext:value-type="float">
            <text:p>5,944</text:p>
          </table:table-cell>
          <table:table-cell table:formula="of:=([.C503]*[.C503]*[.C503]*[.C503]/500)-([.C503]*[.C503]/200)-3/250" office:value-type="float" office:value="2.307922662101" calcext:value-type="float">
            <text:p>2,307922662101</text:p>
          </table:table-cell>
          <table:table-cell table:formula="of:=SQRT((([.C503]-[.C502])*([.C503]-[.C502]))+(([.D503]-[.D502])*([.D503]-[.D502])))" office:value-type="float" office:value="0.0152117560708115" calcext:value-type="float">
            <text:p>0,015211756070812</text:p>
          </table:table-cell>
          <table:table-cell table:formula="of:=-([.C503]*[.C503]*[.C503]/30)+([.C503]/20)+1/6" office:value-type="float" office:value="-6.53640907946668" calcext:value-type="float">
            <text:p>-6,53640907946668</text:p>
          </table:table-cell>
          <table:table-cell table:formula="of:=SQRT((([.C503]-[.C502])*([.C503]-[.C502]))+(([.F503]-[.F502])*([.F503]-[.F502])))" office:value-type="float" office:value="0.02895402369258" calcext:value-type="float">
            <text:p>0,028954023692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4</text:p>
          </table:table-cell>
          <table:table-cell table:formula="of:=[.C503]+([$'70.1'.$D$6]-[$'70.1'.$C$5])/1000" office:value-type="float" office:value="5.952" calcext:value-type="float">
            <text:p>5,952</text:p>
          </table:table-cell>
          <table:table-cell table:formula="of:=([.C504]*[.C504]*[.C504]*[.C504]/500)-([.C504]*[.C504]/200)-3/250" office:value-type="float" office:value="2.32091451020084" calcext:value-type="float">
            <text:p>2,32091451020084</text:p>
          </table:table-cell>
          <table:table-cell table:formula="of:=SQRT((([.C504]-[.C503])*([.C504]-[.C503]))+(([.D504]-[.D503])*([.D504]-[.D503])))" office:value-type="float" office:value="0.0152573954870853" calcext:value-type="float">
            <text:p>0,015257395487085</text:p>
          </table:table-cell>
          <table:table-cell table:formula="of:=-([.C504]*[.C504]*[.C504]/30)+([.C504]/20)+1/6" office:value-type="float" office:value="-6.56431204693335" calcext:value-type="float">
            <text:p>-6,56431204693335</text:p>
          </table:table-cell>
          <table:table-cell table:formula="of:=SQRT((([.C504]-[.C503])*([.C504]-[.C503]))+(([.F504]-[.F503])*([.F504]-[.F503])))" office:value-type="float" office:value="0.0290271526927103" calcext:value-type="float">
            <text:p>0,029027152692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5</text:p>
          </table:table-cell>
          <table:table-cell table:formula="of:=[.C504]+([$'70.1'.$D$6]-[$'70.1'.$C$5])/1000" office:value-type="float" office:value="5.96" calcext:value-type="float">
            <text:p>5,96</text:p>
          </table:table-cell>
          <table:table-cell table:formula="of:=([.C505]*[.C505]*[.C505]*[.C505]/500)-([.C505]*[.C505]/200)-3/250" office:value-type="float" office:value="2.33396013312001" calcext:value-type="float">
            <text:p>2,33396013312001</text:p>
          </table:table-cell>
          <table:table-cell table:formula="of:=SQRT((([.C505]-[.C504])*([.C505]-[.C504]))+(([.D505]-[.D504])*([.D505]-[.D504])))" office:value-type="float" office:value="0.015303211341059" calcext:value-type="float">
            <text:p>0,015303211341059</text:p>
          </table:table-cell>
          <table:table-cell table:formula="of:=-([.C505]*[.C505]*[.C505]/30)+([.C505]/20)+1/6" office:value-type="float" office:value="-6.59229120000001" calcext:value-type="float">
            <text:p>-6,59229120000001</text:p>
          </table:table-cell>
          <table:table-cell table:formula="of:=SQRT((([.C505]-[.C504])*([.C505]-[.C504]))+(([.F505]-[.F504])*([.F505]-[.F504])))" office:value-type="float" office:value="0.029100395295046" calcext:value-type="float">
            <text:p>0,0291003952950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6</text:p>
          </table:table-cell>
          <table:table-cell table:formula="of:=[.C505]+([$'70.1'.$D$6]-[$'70.1'.$C$5])/1000" office:value-type="float" office:value="5.968" calcext:value-type="float">
            <text:p>5,968</text:p>
          </table:table-cell>
          <table:table-cell table:formula="of:=([.C506]*[.C506]*[.C506]*[.C506]/500)-([.C506]*[.C506]/200)-3/250" office:value-type="float" office:value="2.34705967723316" calcext:value-type="float">
            <text:p>2,34705967723316</text:p>
          </table:table-cell>
          <table:table-cell table:formula="of:=SQRT((([.C506]-[.C505])*([.C506]-[.C505]))+(([.D506]-[.D505])*([.D506]-[.D505])))" office:value-type="float" office:value="0.0153492037569514" calcext:value-type="float">
            <text:p>0,015349203756951</text:p>
          </table:table-cell>
          <table:table-cell table:formula="of:=-([.C506]*[.C506]*[.C506]/30)+([.C506]/20)+1/6" office:value-type="float" office:value="-6.62034664106668" calcext:value-type="float">
            <text:p>-6,62034664106668</text:p>
          </table:table-cell>
          <table:table-cell table:formula="of:=SQRT((([.C506]-[.C505])*([.C506]-[.C505]))+(([.F506]-[.F505])*([.F506]-[.F505])))" office:value-type="float" office:value="0.0291737514462097" calcext:value-type="float">
            <text:p>0,029173751446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7</text:p>
          </table:table-cell>
          <table:table-cell table:formula="of:=[.C506]+([$'70.1'.$D$6]-[$'70.1'.$C$5])/1000" office:value-type="float" office:value="5.976" calcext:value-type="float">
            <text:p>5,976</text:p>
          </table:table-cell>
          <table:table-cell table:formula="of:=([.C507]*[.C507]*[.C507]*[.C507]/500)-([.C507]*[.C507]/200)-3/250" office:value-type="float" office:value="2.36021328911156" calcext:value-type="float">
            <text:p>2,36021328911156</text:p>
          </table:table-cell>
          <table:table-cell table:formula="of:=SQRT((([.C507]-[.C506])*([.C507]-[.C506]))+(([.D507]-[.D506])*([.D507]-[.D506])))" office:value-type="float" office:value="0.0153953728583488" calcext:value-type="float">
            <text:p>0,015395372858349</text:p>
          </table:table-cell>
          <table:table-cell table:formula="of:=-([.C507]*[.C507]*[.C507]/30)+([.C507]/20)+1/6" office:value-type="float" office:value="-6.64847847253335" calcext:value-type="float">
            <text:p>-6,64847847253335</text:p>
          </table:table-cell>
          <table:table-cell table:formula="of:=SQRT((([.C507]-[.C506])*([.C507]-[.C506]))+(([.F507]-[.F506])*([.F507]-[.F506])))" office:value-type="float" office:value="0.0292472210931042" calcext:value-type="float">
            <text:p>0,0292472210931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8</text:p>
          </table:table-cell>
          <table:table-cell table:formula="of:=[.C507]+([$'70.1'.$D$6]-[$'70.1'.$C$5])/1000" office:value-type="float" office:value="5.984" calcext:value-type="float">
            <text:p>5,984</text:p>
          </table:table-cell>
          <table:table-cell table:formula="of:=([.C508]*[.C508]*[.C508]*[.C508]/500)-([.C508]*[.C508]/200)-3/250" office:value-type="float" office:value="2.37342111552308" calcext:value-type="float">
            <text:p>2,37342111552308</text:p>
          </table:table-cell>
          <table:table-cell table:formula="of:=SQRT((([.C508]-[.C507])*([.C508]-[.C507]))+(([.D508]-[.D507])*([.D508]-[.D507])))" office:value-type="float" office:value="0.0154417187682216" calcext:value-type="float">
            <text:p>0,015441718768222</text:p>
          </table:table-cell>
          <table:table-cell table:formula="of:=-([.C508]*[.C508]*[.C508]/30)+([.C508]/20)+1/6" office:value-type="float" office:value="-6.67668679680001" calcext:value-type="float">
            <text:p>-6,67668679680001</text:p>
          </table:table-cell>
          <table:table-cell table:formula="of:=SQRT((([.C508]-[.C507])*([.C508]-[.C507]))+(([.F508]-[.F507])*([.F508]-[.F507])))" office:value-type="float" office:value="0.0293208041829251" calcext:value-type="float">
            <text:p>0,0293208041829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499</text:p>
          </table:table-cell>
          <table:table-cell table:formula="of:=[.C508]+([$'70.1'.$D$6]-[$'70.1'.$C$5])/1000" office:value-type="float" office:value="5.992" calcext:value-type="float">
            <text:p>5,992</text:p>
          </table:table-cell>
          <table:table-cell table:formula="of:=([.C509]*[.C509]*[.C509]*[.C509]/500)-([.C509]*[.C509]/200)-3/250" office:value-type="float" office:value="2.3866833034322" calcext:value-type="float">
            <text:p>2,3866833034322</text:p>
          </table:table-cell>
          <table:table-cell table:formula="of:=SQRT((([.C509]-[.C508])*([.C509]-[.C508]))+(([.D509]-[.D508])*([.D509]-[.D508])))" office:value-type="float" office:value="0.015488241608937" calcext:value-type="float">
            <text:p>0,015488241608937</text:p>
          </table:table-cell>
          <table:table-cell table:formula="of:=-([.C509]*[.C509]*[.C509]/30)+([.C509]/20)+1/6" office:value-type="float" office:value="-6.70497171626668" calcext:value-type="float">
            <text:p>-6,70497171626668</text:p>
          </table:table-cell>
          <table:table-cell table:formula="of:=SQRT((([.C509]-[.C508])*([.C509]-[.C508]))+(([.F509]-[.F508])*([.F509]-[.F508])))" office:value-type="float" office:value="0.0293945006631472" calcext:value-type="float">
            <text:p>0,029394500663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0</text:p>
          </table:table-cell>
          <table:table-cell table:formula="of:=[.C509]+([$'70.1'.$D$6]-[$'70.1'.$C$5])/1000" office:value-type="float" office:value="6" calcext:value-type="float">
            <text:p>6</text:p>
          </table:table-cell>
          <table:table-cell table:formula="of:=([.C510]*[.C510]*[.C510]*[.C510]/500)-([.C510]*[.C510]/200)-3/250" office:value-type="float" office:value="2.40000000000001" calcext:value-type="float">
            <text:p>2,40000000000001</text:p>
          </table:table-cell>
          <table:table-cell table:formula="of:=SQRT((([.C510]-[.C509])*([.C510]-[.C509]))+(([.D510]-[.D509])*([.D510]-[.D509])))" office:value-type="float" office:value="0.0155349415022742" calcext:value-type="float">
            <text:p>0,015534941502274</text:p>
          </table:table-cell>
          <table:table-cell table:formula="of:=-([.C510]*[.C510]*[.C510]/30)+([.C510]/20)+1/6" office:value-type="float" office:value="-6.73333333333335" calcext:value-type="float">
            <text:p>-6,73333333333335</text:p>
          </table:table-cell>
          <table:table-cell table:formula="of:=SQRT((([.C510]-[.C509])*([.C510]-[.C509]))+(([.F510]-[.F509])*([.F510]-[.F509])))" office:value-type="float" office:value="0.0294683104815381" calcext:value-type="float">
            <text:p>0,0294683104815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1</text:p>
          </table:table-cell>
          <table:table-cell table:formula="of:=[.C510]+([$'70.1'.$D$6]-[$'70.1'.$C$5])/1000" office:value-type="float" office:value="6.008" calcext:value-type="float">
            <text:p>6,008</text:p>
          </table:table-cell>
          <table:table-cell table:formula="of:=([.C511]*[.C511]*[.C511]*[.C511]/500)-([.C511]*[.C511]/200)-3/250" office:value-type="float" office:value="2.4133713525842" calcext:value-type="float">
            <text:p>2,4133713525842</text:p>
          </table:table-cell>
          <table:table-cell table:formula="of:=SQRT((([.C511]-[.C510])*([.C511]-[.C510]))+(([.D511]-[.D510])*([.D511]-[.D510])))" office:value-type="float" office:value="0.0155818185694345" calcext:value-type="float">
            <text:p>0,015581818569435</text:p>
          </table:table-cell>
          <table:table-cell table:formula="of:=-([.C511]*[.C511]*[.C511]/30)+([.C511]/20)+1/6" office:value-type="float" office:value="-6.76177175040001" calcext:value-type="float">
            <text:p>-6,76177175040001</text:p>
          </table:table-cell>
          <table:table-cell table:formula="of:=SQRT((([.C511]-[.C510])*([.C511]-[.C510]))+(([.F511]-[.F510])*([.F511]-[.F510])))" office:value-type="float" office:value="0.029542233586133" calcext:value-type="float">
            <text:p>0,0295422335861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2</text:p>
          </table:table-cell>
          <table:table-cell table:formula="of:=[.C511]+([$'70.1'.$D$6]-[$'70.1'.$C$5])/1000" office:value-type="float" office:value="6.016" calcext:value-type="float">
            <text:p>6,016</text:p>
          </table:table-cell>
          <table:table-cell table:formula="of:=([.C512]*[.C512]*[.C512]*[.C512]/500)-([.C512]*[.C512]/200)-3/250" office:value-type="float" office:value="2.42679750873908" calcext:value-type="float">
            <text:p>2,42679750873908</text:p>
          </table:table-cell>
          <table:table-cell table:formula="of:=SQRT((([.C512]-[.C511])*([.C512]-[.C511]))+(([.D512]-[.D511])*([.D512]-[.D511])))" office:value-type="float" office:value="0.0156288729310598" calcext:value-type="float">
            <text:p>0,01562887293106</text:p>
          </table:table-cell>
          <table:table-cell table:formula="of:=-([.C512]*[.C512]*[.C512]/30)+([.C512]/20)+1/6" office:value-type="float" office:value="-6.79028706986668" calcext:value-type="float">
            <text:p>-6,79028706986668</text:p>
          </table:table-cell>
          <table:table-cell table:formula="of:=SQRT((([.C512]-[.C511])*([.C512]-[.C511]))+(([.F512]-[.F511])*([.F512]-[.F511])))" office:value-type="float" office:value="0.0296162699252636" calcext:value-type="float">
            <text:p>0,0296162699252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3</text:p>
          </table:table-cell>
          <table:table-cell table:formula="of:=[.C512]+([$'70.1'.$D$6]-[$'70.1'.$C$5])/1000" office:value-type="float" office:value="6.024" calcext:value-type="float">
            <text:p>6,024</text:p>
          </table:table-cell>
          <table:table-cell table:formula="of:=([.C513]*[.C513]*[.C513]*[.C513]/500)-([.C513]*[.C513]/200)-3/250" office:value-type="float" office:value="2.44027861621556" calcext:value-type="float">
            <text:p>2,44027861621556</text:p>
          </table:table-cell>
          <table:table-cell table:formula="of:=SQRT((([.C513]-[.C512])*([.C513]-[.C512]))+(([.D513]-[.D512])*([.D513]-[.D512])))" office:value-type="float" office:value="0.0156761047072419" calcext:value-type="float">
            <text:p>0,015676104707242</text:p>
          </table:table-cell>
          <table:table-cell table:formula="of:=-([.C513]*[.C513]*[.C513]/30)+([.C513]/20)+1/6" office:value-type="float" office:value="-6.81887939413335" calcext:value-type="float">
            <text:p>-6,81887939413335</text:p>
          </table:table-cell>
          <table:table-cell table:formula="of:=SQRT((([.C513]-[.C512])*([.C513]-[.C512]))+(([.F513]-[.F512])*([.F513]-[.F512])))" office:value-type="float" office:value="0.0296904194475282" calcext:value-type="float">
            <text:p>0,0296904194475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4</text:p>
          </table:table-cell>
          <table:table-cell table:formula="of:=[.C513]+([$'70.1'.$D$6]-[$'70.1'.$C$5])/1000" office:value-type="float" office:value="6.032" calcext:value-type="float">
            <text:p>6,032</text:p>
          </table:table-cell>
          <table:table-cell table:formula="of:=([.C514]*[.C514]*[.C514]*[.C514]/500)-([.C514]*[.C514]/200)-3/250" office:value-type="float" office:value="2.45381482296116" calcext:value-type="float">
            <text:p>2,45381482296116</text:p>
          </table:table-cell>
          <table:table-cell table:formula="of:=SQRT((([.C514]-[.C513])*([.C514]-[.C513]))+(([.D514]-[.D513])*([.D514]-[.D513])))" office:value-type="float" office:value="0.0157235140175352" calcext:value-type="float">
            <text:p>0,015723514017535</text:p>
          </table:table-cell>
          <table:table-cell table:formula="of:=-([.C514]*[.C514]*[.C514]/30)+([.C514]/20)+1/6" office:value-type="float" office:value="-6.84754882560001" calcext:value-type="float">
            <text:p>-6,84754882560001</text:p>
          </table:table-cell>
          <table:table-cell table:formula="of:=SQRT((([.C514]-[.C513])*([.C514]-[.C513]))+(([.F514]-[.F513])*([.F514]-[.F513])))" office:value-type="float" office:value="0.0297646821018115" calcext:value-type="float">
            <text:p>0,0297646821018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5</text:p>
          </table:table-cell>
          <table:table-cell table:formula="of:=[.C514]+([$'70.1'.$D$6]-[$'70.1'.$C$5])/1000" office:value-type="float" office:value="6.04" calcext:value-type="float">
            <text:p>6,04</text:p>
          </table:table-cell>
          <table:table-cell table:formula="of:=([.C515]*[.C515]*[.C515]*[.C515]/500)-([.C515]*[.C515]/200)-3/250" office:value-type="float" office:value="2.46740627712001" calcext:value-type="float">
            <text:p>2,46740627712001</text:p>
          </table:table-cell>
          <table:table-cell table:formula="of:=SQRT((([.C515]-[.C514])*([.C515]-[.C514]))+(([.D515]-[.D514])*([.D515]-[.D514])))" office:value-type="float" office:value="0.0157711009809742" calcext:value-type="float">
            <text:p>0,015771100980974</text:p>
          </table:table-cell>
          <table:table-cell table:formula="of:=-([.C515]*[.C515]*[.C515]/30)+([.C515]/20)+1/6" office:value-type="float" office:value="-6.87629546666668" calcext:value-type="float">
            <text:p>-6,87629546666668</text:p>
          </table:table-cell>
          <table:table-cell table:formula="of:=SQRT((([.C515]-[.C514])*([.C515]-[.C514]))+(([.F515]-[.F514])*([.F515]-[.F514])))" office:value-type="float" office:value="0.0298390578372667" calcext:value-type="float">
            <text:p>0,0298390578372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6</text:p>
          </table:table-cell>
          <table:table-cell table:formula="of:=[.C515]+([$'70.1'.$D$6]-[$'70.1'.$C$5])/1000" office:value-type="float" office:value="6.048" calcext:value-type="float">
            <text:p>6,048</text:p>
          </table:table-cell>
          <table:table-cell table:formula="of:=([.C516]*[.C516]*[.C516]*[.C516]/500)-([.C516]*[.C516]/200)-3/250" office:value-type="float" office:value="2.48105312703284" calcext:value-type="float">
            <text:p>2,48105312703284</text:p>
          </table:table-cell>
          <table:table-cell table:formula="of:=SQRT((([.C516]-[.C515])*([.C516]-[.C515]))+(([.D516]-[.D515])*([.D516]-[.D515])))" office:value-type="float" office:value="0.0158188657160795" calcext:value-type="float">
            <text:p>0,01581886571608</text:p>
          </table:table-cell>
          <table:table-cell table:formula="of:=-([.C516]*[.C516]*[.C516]/30)+([.C516]/20)+1/6" office:value-type="float" office:value="-6.90511941973335" calcext:value-type="float">
            <text:p>-6,90511941973335</text:p>
          </table:table-cell>
          <table:table-cell table:formula="of:=SQRT((([.C516]-[.C515])*([.C516]-[.C515]))+(([.F516]-[.F515])*([.F516]-[.F515])))" office:value-type="float" office:value="0.0299135466033275" calcext:value-type="float">
            <text:p>0,029913546603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7</text:p>
          </table:table-cell>
          <table:table-cell table:formula="of:=[.C516]+([$'70.1'.$D$6]-[$'70.1'.$C$5])/1000" office:value-type="float" office:value="6.056" calcext:value-type="float">
            <text:p>6,056</text:p>
          </table:table-cell>
          <table:table-cell table:formula="of:=([.C517]*[.C517]*[.C517]*[.C517]/500)-([.C517]*[.C517]/200)-3/250" office:value-type="float" office:value="2.494755521237" calcext:value-type="float">
            <text:p>2,494755521237</text:p>
          </table:table-cell>
          <table:table-cell table:formula="of:=SQRT((([.C517]-[.C516])*([.C517]-[.C516]))+(([.D517]-[.D516])*([.D517]-[.D516])))" office:value-type="float" office:value="0.0158668083408796" calcext:value-type="float">
            <text:p>0,01586680834088</text:p>
          </table:table-cell>
          <table:table-cell table:formula="of:=-([.C517]*[.C517]*[.C517]/30)+([.C517]/20)+1/6" office:value-type="float" office:value="-6.93402078720001" calcext:value-type="float">
            <text:p>-6,93402078720001</text:p>
          </table:table-cell>
          <table:table-cell table:formula="of:=SQRT((([.C517]-[.C516])*([.C517]-[.C516]))+(([.F517]-[.F516])*([.F517]-[.F516])))" office:value-type="float" office:value="0.0299881483496943" calcext:value-type="float">
            <text:p>0,0299881483496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8</text:p>
          </table:table-cell>
          <table:table-cell table:formula="of:=[.C517]+([$'70.1'.$D$6]-[$'70.1'.$C$5])/1000" office:value-type="float" office:value="6.064" calcext:value-type="float">
            <text:p>6,064</text:p>
          </table:table-cell>
          <table:table-cell table:formula="of:=([.C518]*[.C518]*[.C518]*[.C518]/500)-([.C518]*[.C518]/200)-3/250" office:value-type="float" office:value="2.50851360846644" calcext:value-type="float">
            <text:p>2,50851360846644</text:p>
          </table:table-cell>
          <table:table-cell table:formula="of:=SQRT((([.C518]-[.C517])*([.C518]-[.C517]))+(([.D518]-[.D517])*([.D518]-[.D517])))" office:value-type="float" office:value="0.0159149289729129" calcext:value-type="float">
            <text:p>0,015914928972913</text:p>
          </table:table-cell>
          <table:table-cell table:formula="of:=-([.C518]*[.C518]*[.C518]/30)+([.C518]/20)+1/6" office:value-type="float" office:value="-6.96299967146668" calcext:value-type="float">
            <text:p>-6,96299967146668</text:p>
          </table:table-cell>
          <table:table-cell table:formula="of:=SQRT((([.C518]-[.C517])*([.C518]-[.C517]))+(([.F518]-[.F517])*([.F518]-[.F517])))" office:value-type="float" office:value="0.0300628630263462" calcext:value-type="float">
            <text:p>0,0300628630263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09</text:p>
          </table:table-cell>
          <table:table-cell table:formula="of:=[.C518]+([$'70.1'.$D$6]-[$'70.1'.$C$5])/1000" office:value-type="float" office:value="6.072" calcext:value-type="float">
            <text:p>6,072</text:p>
          </table:table-cell>
          <table:table-cell table:formula="of:=([.C519]*[.C519]*[.C519]*[.C519]/500)-([.C519]*[.C519]/200)-3/250" office:value-type="float" office:value="2.52232753765172" calcext:value-type="float">
            <text:p>2,52232753765172</text:p>
          </table:table-cell>
          <table:table-cell table:formula="of:=SQRT((([.C519]-[.C518])*([.C519]-[.C518]))+(([.D519]-[.D518])*([.D519]-[.D518])))" office:value-type="float" office:value="0.0159632277292516" calcext:value-type="float">
            <text:p>0,015963227729252</text:p>
          </table:table-cell>
          <table:table-cell table:formula="of:=-([.C519]*[.C519]*[.C519]/30)+([.C519]/20)+1/6" office:value-type="float" office:value="-6.99205617493335" calcext:value-type="float">
            <text:p>-6,99205617493335</text:p>
          </table:table-cell>
          <table:table-cell table:formula="of:=SQRT((([.C519]-[.C518])*([.C519]-[.C518]))+(([.F519]-[.F518])*([.F519]-[.F518])))" office:value-type="float" office:value="0.0301376905835284" calcext:value-type="float">
            <text:p>0,0301376905835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0</text:p>
          </table:table-cell>
          <table:table-cell table:formula="of:=[.C519]+([$'70.1'.$D$6]-[$'70.1'.$C$5])/1000" office:value-type="float" office:value="6.08" calcext:value-type="float">
            <text:p>6,08</text:p>
          </table:table-cell>
          <table:table-cell table:formula="of:=([.C520]*[.C520]*[.C520]*[.C520]/500)-([.C520]*[.C520]/200)-3/250" office:value-type="float" office:value="2.53619745792001" calcext:value-type="float">
            <text:p>2,53619745792001</text:p>
          </table:table-cell>
          <table:table-cell table:formula="of:=SQRT((([.C520]-[.C519])*([.C520]-[.C519]))+(([.D520]-[.D519])*([.D520]-[.D519])))" office:value-type="float" office:value="0.0160117047265009" calcext:value-type="float">
            <text:p>0,016011704726501</text:p>
          </table:table-cell>
          <table:table-cell table:formula="of:=-([.C520]*[.C520]*[.C520]/30)+([.C520]/20)+1/6" office:value-type="float" office:value="-7.02119040000001" calcext:value-type="float">
            <text:p>-7,02119040000001</text:p>
          </table:table-cell>
          <table:table-cell table:formula="of:=SQRT((([.C520]-[.C519])*([.C520]-[.C519]))+(([.F520]-[.F519])*([.F520]-[.F519])))" office:value-type="float" office:value="0.0302126309717498" calcext:value-type="float">
            <text:p>0,030212630971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1</text:p>
          </table:table-cell>
          <table:table-cell table:formula="of:=[.C520]+([$'70.1'.$D$6]-[$'70.1'.$C$5])/1000" office:value-type="float" office:value="6.088" calcext:value-type="float">
            <text:p>6,088</text:p>
          </table:table-cell>
          <table:table-cell table:formula="of:=([.C521]*[.C521]*[.C521]*[.C521]/500)-([.C521]*[.C521]/200)-3/250" office:value-type="float" office:value="2.55012351859508" calcext:value-type="float">
            <text:p>2,55012351859508</text:p>
          </table:table-cell>
          <table:table-cell table:formula="of:=SQRT((([.C521]-[.C520])*([.C521]-[.C520]))+(([.D521]-[.D520])*([.D521]-[.D520])))" office:value-type="float" office:value="0.0160603600808261" calcext:value-type="float">
            <text:p>0,016060360080826</text:p>
          </table:table-cell>
          <table:table-cell table:formula="of:=-([.C521]*[.C521]*[.C521]/30)+([.C521]/20)+1/6" office:value-type="float" office:value="-7.05040244906668" calcext:value-type="float">
            <text:p>-7,05040244906668</text:p>
          </table:table-cell>
          <table:table-cell table:formula="of:=SQRT((([.C521]-[.C520])*([.C521]-[.C520]))+(([.F521]-[.F520])*([.F521]-[.F520])))" office:value-type="float" office:value="0.030287684141799" calcext:value-type="float">
            <text:p>0,0302876841417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2</text:p>
          </table:table-cell>
          <table:table-cell table:formula="of:=[.C521]+([$'70.1'.$D$6]-[$'70.1'.$C$5])/1000" office:value-type="float" office:value="6.096" calcext:value-type="float">
            <text:p>6,096</text:p>
          </table:table-cell>
          <table:table-cell table:formula="of:=([.C522]*[.C522]*[.C522]*[.C522]/500)-([.C522]*[.C522]/200)-3/250" office:value-type="float" office:value="2.56410586919732" calcext:value-type="float">
            <text:p>2,56410586919732</text:p>
          </table:table-cell>
          <table:table-cell table:formula="of:=SQRT((([.C522]-[.C521])*([.C522]-[.C521]))+(([.D522]-[.D521])*([.D522]-[.D521])))" office:value-type="float" office:value="0.0161091939079513" calcext:value-type="float">
            <text:p>0,016109193907951</text:p>
          </table:table-cell>
          <table:table-cell table:formula="of:=-([.C522]*[.C522]*[.C522]/30)+([.C522]/20)+1/6" office:value-type="float" office:value="-7.07969242453335" calcext:value-type="float">
            <text:p>-7,07969242453335</text:p>
          </table:table-cell>
          <table:table-cell table:formula="of:=SQRT((([.C522]-[.C521])*([.C522]-[.C521]))+(([.F522]-[.F521])*([.F522]-[.F521])))" office:value-type="float" office:value="0.0303628500447166" calcext:value-type="float">
            <text:p>0,0303628500447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3</text:p>
          </table:table-cell>
          <table:table-cell table:formula="of:=[.C522]+([$'70.1'.$D$6]-[$'70.1'.$C$5])/1000" office:value-type="float" office:value="6.104" calcext:value-type="float">
            <text:p>6,104</text:p>
          </table:table-cell>
          <table:table-cell table:formula="of:=([.C523]*[.C523]*[.C523]*[.C523]/500)-([.C523]*[.C523]/200)-3/250" office:value-type="float" office:value="2.57814465944372" calcext:value-type="float">
            <text:p>2,57814465944372</text:p>
          </table:table-cell>
          <table:table-cell table:formula="of:=SQRT((([.C523]-[.C522])*([.C523]-[.C522]))+(([.D523]-[.D522])*([.D523]-[.D522])))" office:value-type="float" office:value="0.0161582063231785" calcext:value-type="float">
            <text:p>0,016158206323179</text:p>
          </table:table-cell>
          <table:table-cell table:formula="of:=-([.C523]*[.C523]*[.C523]/30)+([.C523]/20)+1/6" office:value-type="float" office:value="-7.10906042880001" calcext:value-type="float">
            <text:p>-7,10906042880001</text:p>
          </table:table-cell>
          <table:table-cell table:formula="of:=SQRT((([.C523]-[.C522])*([.C523]-[.C522]))+(([.F523]-[.F522])*([.F523]-[.F522])))" office:value-type="float" office:value="0.0304381286318149" calcext:value-type="float">
            <text:p>0,0304381286318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4</text:p>
          </table:table-cell>
          <table:table-cell table:formula="of:=[.C523]+([$'70.1'.$D$6]-[$'70.1'.$C$5])/1000" office:value-type="float" office:value="6.112" calcext:value-type="float">
            <text:p>6,112</text:p>
          </table:table-cell>
          <table:table-cell table:formula="of:=([.C524]*[.C524]*[.C524]*[.C524]/500)-([.C524]*[.C524]/200)-3/250" office:value-type="float" office:value="2.59224003924788" calcext:value-type="float">
            <text:p>2,59224003924788</text:p>
          </table:table-cell>
          <table:table-cell table:formula="of:=SQRT((([.C524]-[.C523])*([.C524]-[.C523]))+(([.D524]-[.D523])*([.D524]-[.D523])))" office:value-type="float" office:value="0.0162073974414006" calcext:value-type="float">
            <text:p>0,016207397441401</text:p>
          </table:table-cell>
          <table:table-cell table:formula="of:=-([.C524]*[.C524]*[.C524]/30)+([.C524]/20)+1/6" office:value-type="float" office:value="-7.13850656426668" calcext:value-type="float">
            <text:p>-7,13850656426668</text:p>
          </table:table-cell>
          <table:table-cell table:formula="of:=SQRT((([.C524]-[.C523])*([.C524]-[.C523]))+(([.F524]-[.F523])*([.F524]-[.F523])))" office:value-type="float" office:value="0.0305135198546688" calcext:value-type="float">
            <text:p>0,0305135198546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5</text:p>
          </table:table-cell>
          <table:table-cell table:formula="of:=[.C524]+([$'70.1'.$D$6]-[$'70.1'.$C$5])/1000" office:value-type="float" office:value="6.12" calcext:value-type="float">
            <text:p>6,12</text:p>
          </table:table-cell>
          <table:table-cell table:formula="of:=([.C525]*[.C525]*[.C525]*[.C525]/500)-([.C525]*[.C525]/200)-3/250" office:value-type="float" office:value="2.60639215872001" calcext:value-type="float">
            <text:p>2,60639215872001</text:p>
          </table:table-cell>
          <table:table-cell table:formula="of:=SQRT((([.C525]-[.C524])*([.C525]-[.C524]))+(([.D525]-[.D524])*([.D525]-[.D524])))" office:value-type="float" office:value="0.0162567673771077" calcext:value-type="float">
            <text:p>0,016256767377108</text:p>
          </table:table-cell>
          <table:table-cell table:formula="of:=-([.C525]*[.C525]*[.C525]/30)+([.C525]/20)+1/6" office:value-type="float" office:value="-7.16803093333335" calcext:value-type="float">
            <text:p>-7,16803093333335</text:p>
          </table:table-cell>
          <table:table-cell table:formula="of:=SQRT((([.C525]-[.C524])*([.C525]-[.C524]))+(([.F525]-[.F524])*([.F525]-[.F524])))" office:value-type="float" office:value="0.0305890236651112" calcext:value-type="float">
            <text:p>0,0305890236651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6</text:p>
          </table:table-cell>
          <table:table-cell table:formula="of:=[.C525]+([$'70.1'.$D$6]-[$'70.1'.$C$5])/1000" office:value-type="float" office:value="6.128" calcext:value-type="float">
            <text:p>6,128</text:p>
          </table:table-cell>
          <table:table-cell table:formula="of:=([.C526]*[.C526]*[.C526]*[.C526]/500)-([.C526]*[.C526]/200)-3/250" office:value-type="float" office:value="2.62060116816692" calcext:value-type="float">
            <text:p>2,62060116816692</text:p>
          </table:table-cell>
          <table:table-cell table:formula="of:=SQRT((([.C526]-[.C525])*([.C526]-[.C525]))+(([.D526]-[.D525])*([.D526]-[.D525])))" office:value-type="float" office:value="0.0163063162444014" calcext:value-type="float">
            <text:p>0,016306316244402</text:p>
          </table:table-cell>
          <table:table-cell table:formula="of:=-([.C526]*[.C526]*[.C526]/30)+([.C526]/20)+1/6" office:value-type="float" office:value="-7.19763363840001" calcext:value-type="float">
            <text:p>-7,19763363840001</text:p>
          </table:table-cell>
          <table:table-cell table:formula="of:=SQRT((([.C526]-[.C525])*([.C526]-[.C525]))+(([.F526]-[.F525])*([.F526]-[.F525])))" office:value-type="float" office:value="0.0306646400152378" calcext:value-type="float">
            <text:p>0,030664640015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7</text:p>
          </table:table-cell>
          <table:table-cell table:formula="of:=[.C526]+([$'70.1'.$D$6]-[$'70.1'.$C$5])/1000" office:value-type="float" office:value="6.136" calcext:value-type="float">
            <text:p>6,136</text:p>
          </table:table-cell>
          <table:table-cell table:formula="of:=([.C527]*[.C527]*[.C527]*[.C527]/500)-([.C527]*[.C527]/200)-3/250" office:value-type="float" office:value="2.63486721809204" calcext:value-type="float">
            <text:p>2,63486721809204</text:p>
          </table:table-cell>
          <table:table-cell table:formula="of:=SQRT((([.C527]-[.C526])*([.C527]-[.C526]))+(([.D527]-[.D526])*([.D527]-[.D526])))" office:value-type="float" office:value="0.0163560441570092" calcext:value-type="float">
            <text:p>0,016356044157009</text:p>
          </table:table-cell>
          <table:table-cell table:formula="of:=-([.C527]*[.C527]*[.C527]/30)+([.C527]/20)+1/6" office:value-type="float" office:value="-7.22731478186668" calcext:value-type="float">
            <text:p>-7,22731478186668</text:p>
          </table:table-cell>
          <table:table-cell table:formula="of:=SQRT((([.C527]-[.C526])*([.C527]-[.C526]))+(([.F527]-[.F526])*([.F527]-[.F526])))" office:value-type="float" office:value="0.0307403688573978" calcext:value-type="float">
            <text:p>0,0307403688573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8</text:p>
          </table:table-cell>
          <table:table-cell table:formula="of:=[.C527]+([$'70.1'.$D$6]-[$'70.1'.$C$5])/1000" office:value-type="float" office:value="6.144" calcext:value-type="float">
            <text:p>6,144</text:p>
          </table:table-cell>
          <table:table-cell table:formula="of:=([.C528]*[.C528]*[.C528]*[.C528]/500)-([.C528]*[.C528]/200)-3/250" office:value-type="float" office:value="2.6491904591954" calcext:value-type="float">
            <text:p>2,6491904591954</text:p>
          </table:table-cell>
          <table:table-cell table:formula="of:=SQRT((([.C528]-[.C527])*([.C528]-[.C527]))+(([.D528]-[.D527])*([.D528]-[.D527])))" office:value-type="float" office:value="0.0164059512282878" calcext:value-type="float">
            <text:p>0,016405951228288</text:p>
          </table:table-cell>
          <table:table-cell table:formula="of:=-([.C528]*[.C528]*[.C528]/30)+([.C528]/20)+1/6" office:value-type="float" office:value="-7.25707446613335" calcext:value-type="float">
            <text:p>-7,25707446613335</text:p>
          </table:table-cell>
          <table:table-cell table:formula="of:=SQRT((([.C528]-[.C527])*([.C528]-[.C527]))+(([.F528]-[.F527])*([.F528]-[.F527])))" office:value-type="float" office:value="0.0308162101442023" calcext:value-type="float">
            <text:p>0,0308162101442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19</text:p>
          </table:table-cell>
          <table:table-cell table:formula="of:=[.C528]+([$'70.1'.$D$6]-[$'70.1'.$C$5])/1000" office:value-type="float" office:value="6.152" calcext:value-type="float">
            <text:p>6,152</text:p>
          </table:table-cell>
          <table:table-cell table:formula="of:=([.C529]*[.C529]*[.C529]*[.C529]/500)-([.C529]*[.C529]/200)-3/250" office:value-type="float" office:value="2.66357104237364" calcext:value-type="float">
            <text:p>2,66357104237364</text:p>
          </table:table-cell>
          <table:table-cell table:formula="of:=SQRT((([.C529]-[.C528])*([.C529]-[.C528]))+(([.D529]-[.D528])*([.D529]-[.D528])))" office:value-type="float" office:value="0.016456037571247" calcext:value-type="float">
            <text:p>0,016456037571247</text:p>
          </table:table-cell>
          <table:table-cell table:formula="of:=-([.C529]*[.C529]*[.C529]/30)+([.C529]/20)+1/6" office:value-type="float" office:value="-7.28691279360001" calcext:value-type="float">
            <text:p>-7,28691279360001</text:p>
          </table:table-cell>
          <table:table-cell table:formula="of:=SQRT((([.C529]-[.C528])*([.C529]-[.C528]))+(([.F529]-[.F528])*([.F529]-[.F528])))" office:value-type="float" office:value="0.0308921638285189" calcext:value-type="float">
            <text:p>0,03089216382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0</text:p>
          </table:table-cell>
          <table:table-cell table:formula="of:=[.C529]+([$'70.1'.$D$6]-[$'70.1'.$C$5])/1000" office:value-type="float" office:value="6.16" calcext:value-type="float">
            <text:p>6,16</text:p>
          </table:table-cell>
          <table:table-cell table:formula="of:=([.C530]*[.C530]*[.C530]*[.C530]/500)-([.C530]*[.C530]/200)-3/250" office:value-type="float" office:value="2.67800911872001" calcext:value-type="float">
            <text:p>2,67800911872001</text:p>
          </table:table-cell>
          <table:table-cell table:formula="of:=SQRT((([.C530]-[.C529])*([.C530]-[.C529]))+(([.D530]-[.D529])*([.D530]-[.D529])))" office:value-type="float" office:value="0.0165063032985453" calcext:value-type="float">
            <text:p>0,016506303298545</text:p>
          </table:table-cell>
          <table:table-cell table:formula="of:=-([.C530]*[.C530]*[.C530]/30)+([.C530]/20)+1/6" office:value-type="float" office:value="-7.31682986666668" calcext:value-type="float">
            <text:p>-7,31682986666668</text:p>
          </table:table-cell>
          <table:table-cell table:formula="of:=SQRT((([.C530]-[.C529])*([.C530]-[.C529]))+(([.F530]-[.F529])*([.F530]-[.F529])))" office:value-type="float" office:value="0.0309682298634637" calcext:value-type="float">
            <text:p>0,0309682298634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1</text:p>
          </table:table-cell>
          <table:table-cell table:formula="of:=[.C530]+([$'70.1'.$D$6]-[$'70.1'.$C$5])/1000" office:value-type="float" office:value="6.168" calcext:value-type="float">
            <text:p>6,168</text:p>
          </table:table-cell>
          <table:table-cell table:formula="of:=([.C531]*[.C531]*[.C531]*[.C531]/500)-([.C531]*[.C531]/200)-3/250" office:value-type="float" office:value="2.69250483952436" calcext:value-type="float">
            <text:p>2,69250483952436</text:p>
          </table:table-cell>
          <table:table-cell table:formula="of:=SQRT((([.C531]-[.C530])*([.C531]-[.C530]))+(([.D531]-[.D530])*([.D531]-[.D530])))" office:value-type="float" office:value="0.0165567485225118" calcext:value-type="float">
            <text:p>0,016556748522512</text:p>
          </table:table-cell>
          <table:table-cell table:formula="of:=-([.C531]*[.C531]*[.C531]/30)+([.C531]/20)+1/6" office:value-type="float" office:value="-7.34682578773335" calcext:value-type="float">
            <text:p>-7,34682578773335</text:p>
          </table:table-cell>
          <table:table-cell table:formula="of:=SQRT((([.C531]-[.C530])*([.C531]-[.C530]))+(([.F531]-[.F530])*([.F531]-[.F530])))" office:value-type="float" office:value="0.0310444082024068" calcext:value-type="float">
            <text:p>0,0310444082024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2</text:p>
          </table:table-cell>
          <table:table-cell table:formula="of:=[.C531]+([$'70.1'.$D$6]-[$'70.1'.$C$5])/1000" office:value-type="float" office:value="6.176" calcext:value-type="float">
            <text:p>6,176</text:p>
          </table:table-cell>
          <table:table-cell table:formula="of:=([.C532]*[.C532]*[.C532]*[.C532]/500)-([.C532]*[.C532]/200)-3/250" office:value-type="float" office:value="2.70705835627316" calcext:value-type="float">
            <text:p>2,70705835627316</text:p>
          </table:table-cell>
          <table:table-cell table:formula="of:=SQRT((([.C532]-[.C531])*([.C532]-[.C531]))+(([.D532]-[.D531])*([.D532]-[.D531])))" office:value-type="float" office:value="0.0166073733551585" calcext:value-type="float">
            <text:p>0,016607373355159</text:p>
          </table:table-cell>
          <table:table-cell table:formula="of:=-([.C532]*[.C532]*[.C532]/30)+([.C532]/20)+1/6" office:value-type="float" office:value="-7.37690065920001" calcext:value-type="float">
            <text:p>-7,37690065920001</text:p>
          </table:table-cell>
          <table:table-cell table:formula="of:=SQRT((([.C532]-[.C531])*([.C532]-[.C531]))+(([.F532]-[.F531])*([.F532]-[.F531])))" office:value-type="float" office:value="0.031120698798975" calcext:value-type="float">
            <text:p>0,0311206987989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3</text:p>
          </table:table-cell>
          <table:table-cell table:formula="of:=[.C532]+([$'70.1'.$D$6]-[$'70.1'.$C$5])/1000" office:value-type="float" office:value="6.184" calcext:value-type="float">
            <text:p>6,184</text:p>
          </table:table-cell>
          <table:table-cell table:formula="of:=([.C533]*[.C533]*[.C533]*[.C533]/500)-([.C533]*[.C533]/200)-3/250" office:value-type="float" office:value="2.72166982064948" calcext:value-type="float">
            <text:p>2,72166982064948</text:p>
          </table:table-cell>
          <table:table-cell table:formula="of:=SQRT((([.C533]-[.C532])*([.C533]-[.C532]))+(([.D533]-[.D532])*([.D533]-[.D532])))" office:value-type="float" office:value="0.0166581779081768" calcext:value-type="float">
            <text:p>0,016658177908177</text:p>
          </table:table-cell>
          <table:table-cell table:formula="of:=-([.C533]*[.C533]*[.C533]/30)+([.C533]/20)+1/6" office:value-type="float" office:value="-7.40705458346668" calcext:value-type="float">
            <text:p>-7,40705458346668</text:p>
          </table:table-cell>
          <table:table-cell table:formula="of:=SQRT((([.C533]-[.C532])*([.C533]-[.C532]))+(([.F533]-[.F532])*([.F533]-[.F532])))" office:value-type="float" office:value="0.0311971016070387" calcext:value-type="float">
            <text:p>0,031197101607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4</text:p>
          </table:table-cell>
          <table:table-cell table:formula="of:=[.C533]+([$'70.1'.$D$6]-[$'70.1'.$C$5])/1000" office:value-type="float" office:value="6.192" calcext:value-type="float">
            <text:p>6,192</text:p>
          </table:table-cell>
          <table:table-cell table:formula="of:=([.C534]*[.C534]*[.C534]*[.C534]/500)-([.C534]*[.C534]/200)-3/250" office:value-type="float" office:value="2.736339384533" calcext:value-type="float">
            <text:p>2,736339384533</text:p>
          </table:table-cell>
          <table:table-cell table:formula="of:=SQRT((([.C534]-[.C533])*([.C534]-[.C533]))+(([.D534]-[.D533])*([.D534]-[.D533])))" office:value-type="float" office:value="0.0167091622929659" calcext:value-type="float">
            <text:p>0,016709162292966</text:p>
          </table:table-cell>
          <table:table-cell table:formula="of:=-([.C534]*[.C534]*[.C534]/30)+([.C534]/20)+1/6" office:value-type="float" office:value="-7.43728766293335" calcext:value-type="float">
            <text:p>-7,43728766293335</text:p>
          </table:table-cell>
          <table:table-cell table:formula="of:=SQRT((([.C534]-[.C533])*([.C534]-[.C533]))+(([.F534]-[.F533])*([.F534]-[.F533])))" office:value-type="float" office:value="0.0312736165807178" calcext:value-type="float">
            <text:p>0,0312736165807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5</text:p>
          </table:table-cell>
          <table:table-cell table:formula="of:=[.C534]+([$'70.1'.$D$6]-[$'70.1'.$C$5])/1000" office:value-type="float" office:value="6.2" calcext:value-type="float">
            <text:p>6,2</text:p>
          </table:table-cell>
          <table:table-cell table:formula="of:=([.C535]*[.C535]*[.C535]*[.C535]/500)-([.C535]*[.C535]/200)-3/250" office:value-type="float" office:value="2.75106720000001" calcext:value-type="float">
            <text:p>2,75106720000001</text:p>
          </table:table-cell>
          <table:table-cell table:formula="of:=SQRT((([.C535]-[.C534])*([.C535]-[.C534]))+(([.D535]-[.D534])*([.D535]-[.D534])))" office:value-type="float" office:value="0.0167603266206311" calcext:value-type="float">
            <text:p>0,016760326620631</text:p>
          </table:table-cell>
          <table:table-cell table:formula="of:=-([.C535]*[.C535]*[.C535]/30)+([.C535]/20)+1/6" office:value-type="float" office:value="-7.46760000000001" calcext:value-type="float">
            <text:p>-7,46760000000001</text:p>
          </table:table-cell>
          <table:table-cell table:formula="of:=SQRT((([.C535]-[.C534])*([.C535]-[.C534]))+(([.F535]-[.F534])*([.F535]-[.F534])))" office:value-type="float" office:value="0.0313502436743832" calcext:value-type="float">
            <text:p>0,0313502436743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6</text:p>
          </table:table-cell>
          <table:table-cell table:formula="of:=[.C535]+([$'70.1'.$D$6]-[$'70.1'.$C$5])/1000" office:value-type="float" office:value="6.208" calcext:value-type="float">
            <text:p>6,208</text:p>
          </table:table-cell>
          <table:table-cell table:formula="of:=([.C536]*[.C536]*[.C536]*[.C536]/500)-([.C536]*[.C536]/200)-3/250" office:value-type="float" office:value="2.7658534193234" calcext:value-type="float">
            <text:p>2,7658534193234</text:p>
          </table:table-cell>
          <table:table-cell table:formula="of:=SQRT((([.C536]-[.C535])*([.C536]-[.C535]))+(([.D536]-[.D535])*([.D536]-[.D535])))" office:value-type="float" office:value="0.0168116710019992" calcext:value-type="float">
            <text:p>0,016811671001999</text:p>
          </table:table-cell>
          <table:table-cell table:formula="of:=-([.C536]*[.C536]*[.C536]/30)+([.C536]/20)+1/6" office:value-type="float" office:value="-7.49799169706668" calcext:value-type="float">
            <text:p>-7,49799169706668</text:p>
          </table:table-cell>
          <table:table-cell table:formula="of:=SQRT((([.C536]-[.C535])*([.C536]-[.C535]))+(([.F536]-[.F535])*([.F536]-[.F535])))" office:value-type="float" office:value="0.0314269828426477" calcext:value-type="float">
            <text:p>0,0314269828426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7</text:p>
          </table:table-cell>
          <table:table-cell table:formula="of:=[.C536]+([$'70.1'.$D$6]-[$'70.1'.$C$5])/1000" office:value-type="float" office:value="6.216" calcext:value-type="float">
            <text:p>6,216</text:p>
          </table:table-cell>
          <table:table-cell table:formula="of:=([.C537]*[.C537]*[.C537]*[.C537]/500)-([.C537]*[.C537]/200)-3/250" office:value-type="float" office:value="2.78069819497268" calcext:value-type="float">
            <text:p>2,78069819497268</text:p>
          </table:table-cell>
          <table:table-cell table:formula="of:=SQRT((([.C537]-[.C536])*([.C537]-[.C536]))+(([.D537]-[.D536])*([.D537]-[.D536])))" office:value-type="float" office:value="0.0168631955476251" calcext:value-type="float">
            <text:p>0,016863195547625</text:p>
          </table:table-cell>
          <table:table-cell table:formula="of:=-([.C537]*[.C537]*[.C537]/30)+([.C537]/20)+1/6" office:value-type="float" office:value="-7.52846285653335" calcext:value-type="float">
            <text:p>-7,52846285653335</text:p>
          </table:table-cell>
          <table:table-cell table:formula="of:=SQRT((([.C537]-[.C536])*([.C537]-[.C536]))+(([.F537]-[.F536])*([.F537]-[.F536])))" office:value-type="float" office:value="0.0315038340403679" calcext:value-type="float">
            <text:p>0,0315038340403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8</text:p>
          </table:table-cell>
          <table:table-cell table:formula="of:=[.C537]+([$'70.1'.$D$6]-[$'70.1'.$C$5])/1000" office:value-type="float" office:value="6.224" calcext:value-type="float">
            <text:p>6,224</text:p>
          </table:table-cell>
          <table:table-cell table:formula="of:=([.C538]*[.C538]*[.C538]*[.C538]/500)-([.C538]*[.C538]/200)-3/250" office:value-type="float" office:value="2.79560167961396" calcext:value-type="float">
            <text:p>2,79560167961396</text:p>
          </table:table-cell>
          <table:table-cell table:formula="of:=SQRT((([.C538]-[.C537])*([.C538]-[.C537]))+(([.D538]-[.D537])*([.D538]-[.D537])))" office:value-type="float" office:value="0.0169149003678082" calcext:value-type="float">
            <text:p>0,016914900367808</text:p>
          </table:table-cell>
          <table:table-cell table:formula="of:=-([.C538]*[.C538]*[.C538]/30)+([.C538]/20)+1/6" office:value-type="float" office:value="-7.55901358080001" calcext:value-type="float">
            <text:p>-7,55901358080001</text:p>
          </table:table-cell>
          <table:table-cell table:formula="of:=SQRT((([.C538]-[.C537])*([.C538]-[.C537]))+(([.F538]-[.F537])*([.F538]-[.F537])))" office:value-type="float" office:value="0.0315807972226447" calcext:value-type="float">
            <text:p>0,0315807972226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29</text:p>
          </table:table-cell>
          <table:table-cell table:formula="of:=[.C538]+([$'70.1'.$D$6]-[$'70.1'.$C$5])/1000" office:value-type="float" office:value="6.232" calcext:value-type="float">
            <text:p>6,232</text:p>
          </table:table-cell>
          <table:table-cell table:formula="of:=([.C539]*[.C539]*[.C539]*[.C539]/500)-([.C539]*[.C539]/200)-3/250" office:value-type="float" office:value="2.81056402610996" calcext:value-type="float">
            <text:p>2,81056402610996</text:p>
          </table:table-cell>
          <table:table-cell table:formula="of:=SQRT((([.C539]-[.C538])*([.C539]-[.C538]))+(([.D539]-[.D538])*([.D539]-[.D538])))" office:value-type="float" office:value="0.0169667855725934" calcext:value-type="float">
            <text:p>0,016966785572594</text:p>
          </table:table-cell>
          <table:table-cell table:formula="of:=-([.C539]*[.C539]*[.C539]/30)+([.C539]/20)+1/6" office:value-type="float" office:value="-7.58964397226668" calcext:value-type="float">
            <text:p>-7,58964397226668</text:p>
          </table:table-cell>
          <table:table-cell table:formula="of:=SQRT((([.C539]-[.C538])*([.C539]-[.C538]))+(([.F539]-[.F538])*([.F539]-[.F538])))" office:value-type="float" office:value="0.0316578723448268" calcext:value-type="float">
            <text:p>0,0316578723448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0</text:p>
          </table:table-cell>
          <table:table-cell table:formula="of:=[.C539]+([$'70.1'.$D$6]-[$'70.1'.$C$5])/1000" office:value-type="float" office:value="6.24" calcext:value-type="float">
            <text:p>6,24</text:p>
          </table:table-cell>
          <table:table-cell table:formula="of:=([.C540]*[.C540]*[.C540]*[.C540]/500)-([.C540]*[.C540]/200)-3/250" office:value-type="float" office:value="2.82558538752001" calcext:value-type="float">
            <text:p>2,82558538752001</text:p>
          </table:table-cell>
          <table:table-cell table:formula="of:=SQRT((([.C540]-[.C539])*([.C540]-[.C539]))+(([.D540]-[.D539])*([.D540]-[.D539])))" office:value-type="float" office:value="0.0170188512717896" calcext:value-type="float">
            <text:p>0,01701885127179</text:p>
          </table:table-cell>
          <table:table-cell table:formula="of:=-([.C540]*[.C540]*[.C540]/30)+([.C540]/20)+1/6" office:value-type="float" office:value="-7.62035413333335" calcext:value-type="float">
            <text:p>-7,62035413333335</text:p>
          </table:table-cell>
          <table:table-cell table:formula="of:=SQRT((([.C540]-[.C539])*([.C540]-[.C539]))+(([.F540]-[.F539])*([.F540]-[.F539])))" office:value-type="float" office:value="0.0317350593624867" calcext:value-type="float">
            <text:p>0,0317350593624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1</text:p>
          </table:table-cell>
          <table:table-cell table:formula="of:=[.C540]+([$'70.1'.$D$6]-[$'70.1'.$C$5])/1000" office:value-type="float" office:value="6.248" calcext:value-type="float">
            <text:p>6,248</text:p>
          </table:table-cell>
          <table:table-cell table:formula="of:=([.C541]*[.C541]*[.C541]*[.C541]/500)-([.C541]*[.C541]/200)-3/250" office:value-type="float" office:value="2.84066591710004" calcext:value-type="float">
            <text:p>2,84066591710004</text:p>
          </table:table-cell>
          <table:table-cell table:formula="of:=SQRT((([.C541]-[.C540])*([.C541]-[.C540]))+(([.D541]-[.D540])*([.D541]-[.D540])))" office:value-type="float" office:value="0.0170710975749718" calcext:value-type="float">
            <text:p>0,017071097574972</text:p>
          </table:table-cell>
          <table:table-cell table:formula="of:=-([.C541]*[.C541]*[.C541]/30)+([.C541]/20)+1/6" office:value-type="float" office:value="-7.65114416640001" calcext:value-type="float">
            <text:p>-7,65114416640001</text:p>
          </table:table-cell>
          <table:table-cell table:formula="of:=SQRT((([.C541]-[.C540])*([.C541]-[.C540]))+(([.F541]-[.F540])*([.F541]-[.F540])))" office:value-type="float" office:value="0.0318123582314548" calcext:value-type="float">
            <text:p>0,0318123582314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2</text:p>
          </table:table-cell>
          <table:table-cell table:formula="of:=[.C541]+([$'70.1'.$D$6]-[$'70.1'.$C$5])/1000" office:value-type="float" office:value="6.256" calcext:value-type="float">
            <text:p>6,256</text:p>
          </table:table-cell>
          <table:table-cell table:formula="of:=([.C542]*[.C542]*[.C542]*[.C542]/500)-([.C542]*[.C542]/200)-3/250" office:value-type="float" office:value="2.8558057683026" calcext:value-type="float">
            <text:p>2,8558057683026</text:p>
          </table:table-cell>
          <table:table-cell table:formula="of:=SQRT((([.C542]-[.C541])*([.C542]-[.C541]))+(([.D542]-[.D541])*([.D542]-[.D541])))" office:value-type="float" office:value="0.017123524591499" calcext:value-type="float">
            <text:p>0,017123524591499</text:p>
          </table:table-cell>
          <table:table-cell table:formula="of:=-([.C542]*[.C542]*[.C542]/30)+([.C542]/20)+1/6" office:value-type="float" office:value="-7.68201417386668" calcext:value-type="float">
            <text:p>-7,68201417386668</text:p>
          </table:table-cell>
          <table:table-cell table:formula="of:=SQRT((([.C542]-[.C541])*([.C542]-[.C541]))+(([.F542]-[.F541])*([.F542]-[.F541])))" office:value-type="float" office:value="0.0318897689077886" calcext:value-type="float">
            <text:p>0,0318897689077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3</text:p>
          </table:table-cell>
          <table:table-cell table:formula="of:=[.C542]+([$'70.1'.$D$6]-[$'70.1'.$C$5])/1000" office:value-type="float" office:value="6.264" calcext:value-type="float">
            <text:p>6,264</text:p>
          </table:table-cell>
          <table:table-cell table:formula="of:=([.C543]*[.C543]*[.C543]*[.C543]/500)-([.C543]*[.C543]/200)-3/250" office:value-type="float" office:value="2.87100509477684" calcext:value-type="float">
            <text:p>2,87100509477684</text:p>
          </table:table-cell>
          <table:table-cell table:formula="of:=SQRT((([.C543]-[.C542])*([.C543]-[.C542]))+(([.D543]-[.D542])*([.D543]-[.D542])))" office:value-type="float" office:value="0.0171761324305134" calcext:value-type="float">
            <text:p>0,017176132430513</text:p>
          </table:table-cell>
          <table:table-cell table:formula="of:=-([.C543]*[.C543]*[.C543]/30)+([.C543]/20)+1/6" office:value-type="float" office:value="-7.71296425813335" calcext:value-type="float">
            <text:p>-7,71296425813335</text:p>
          </table:table-cell>
          <table:table-cell table:formula="of:=SQRT((([.C543]-[.C542])*([.C543]-[.C542]))+(([.F543]-[.F542])*([.F543]-[.F542])))" office:value-type="float" office:value="0.0319672913477784" calcext:value-type="float">
            <text:p>0,0319672913477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4</text:p>
          </table:table-cell>
          <table:table-cell table:formula="of:=[.C543]+([$'70.1'.$D$6]-[$'70.1'.$C$5])/1000" office:value-type="float" office:value="6.272" calcext:value-type="float">
            <text:p>6,272</text:p>
          </table:table-cell>
          <table:table-cell table:formula="of:=([.C544]*[.C544]*[.C544]*[.C544]/500)-([.C544]*[.C544]/200)-3/250" office:value-type="float" office:value="2.88626405036852" calcext:value-type="float">
            <text:p>2,88626405036852</text:p>
          </table:table-cell>
          <table:table-cell table:formula="of:=SQRT((([.C544]-[.C543])*([.C544]-[.C543]))+(([.D544]-[.D543])*([.D544]-[.D543])))" office:value-type="float" office:value="0.017228921200959" calcext:value-type="float">
            <text:p>0,017228921200959</text:p>
          </table:table-cell>
          <table:table-cell table:formula="of:=-([.C544]*[.C544]*[.C544]/30)+([.C544]/20)+1/6" office:value-type="float" office:value="-7.74399452160002" calcext:value-type="float">
            <text:p>-7,74399452160002</text:p>
          </table:table-cell>
          <table:table-cell table:formula="of:=SQRT((([.C544]-[.C543])*([.C544]-[.C543]))+(([.F544]-[.F543])*([.F544]-[.F543])))" office:value-type="float" office:value="0.0320449255079615" calcext:value-type="float">
            <text:p>0,0320449255079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5</text:p>
          </table:table-cell>
          <table:table-cell table:formula="of:=[.C544]+([$'70.1'.$D$6]-[$'70.1'.$C$5])/1000" office:value-type="float" office:value="6.28" calcext:value-type="float">
            <text:p>6,28</text:p>
          </table:table-cell>
          <table:table-cell table:formula="of:=([.C545]*[.C545]*[.C545]*[.C545]/500)-([.C545]*[.C545]/200)-3/250" office:value-type="float" office:value="2.90158278912001" calcext:value-type="float">
            <text:p>2,90158278912001</text:p>
          </table:table-cell>
          <table:table-cell table:formula="of:=SQRT((([.C545]-[.C544])*([.C545]-[.C544]))+(([.D545]-[.D544])*([.D545]-[.D544])))" office:value-type="float" office:value="0.0172818910115862" calcext:value-type="float">
            <text:p>0,017281891011586</text:p>
          </table:table-cell>
          <table:table-cell table:formula="of:=-([.C545]*[.C545]*[.C545]/30)+([.C545]/20)+1/6" office:value-type="float" office:value="-7.77510506666668" calcext:value-type="float">
            <text:p>-7,77510506666668</text:p>
          </table:table-cell>
          <table:table-cell table:formula="of:=SQRT((([.C545]-[.C544])*([.C545]-[.C544]))+(([.F545]-[.F544])*([.F545]-[.F544])))" office:value-type="float" office:value="0.0321226713450965" calcext:value-type="float">
            <text:p>0,0321226713450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6</text:p>
          </table:table-cell>
          <table:table-cell table:formula="of:=[.C545]+([$'70.1'.$D$6]-[$'70.1'.$C$5])/1000" office:value-type="float" office:value="6.288" calcext:value-type="float">
            <text:p>6,288</text:p>
          </table:table-cell>
          <table:table-cell table:formula="of:=([.C546]*[.C546]*[.C546]*[.C546]/500)-([.C546]*[.C546]/200)-3/250" office:value-type="float" office:value="2.91696146527028" calcext:value-type="float">
            <text:p>2,91696146527028</text:p>
          </table:table-cell>
          <table:table-cell table:formula="of:=SQRT((([.C546]-[.C545])*([.C546]-[.C545]))+(([.D546]-[.D545])*([.D546]-[.D545])))" office:value-type="float" office:value="0.0173350419709599" calcext:value-type="float">
            <text:p>0,01733504197096</text:p>
          </table:table-cell>
          <table:table-cell table:formula="of:=-([.C546]*[.C546]*[.C546]/30)+([.C546]/20)+1/6" office:value-type="float" office:value="-7.80629599573335" calcext:value-type="float">
            <text:p>-7,80629599573335</text:p>
          </table:table-cell>
          <table:table-cell table:formula="of:=SQRT((([.C546]-[.C545])*([.C546]-[.C545]))+(([.F546]-[.F545])*([.F546]-[.F545])))" office:value-type="float" office:value="0.0322005288161831" calcext:value-type="float">
            <text:p>0,0322005288161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7</text:p>
          </table:table-cell>
          <table:table-cell table:formula="of:=[.C546]+([$'70.1'.$D$6]-[$'70.1'.$C$5])/1000" office:value-type="float" office:value="6.296" calcext:value-type="float">
            <text:p>6,296</text:p>
          </table:table-cell>
          <table:table-cell table:formula="of:=([.C547]*[.C547]*[.C547]*[.C547]/500)-([.C547]*[.C547]/200)-3/250" office:value-type="float" office:value="2.93240023325492" calcext:value-type="float">
            <text:p>2,93240023325492</text:p>
          </table:table-cell>
          <table:table-cell table:formula="of:=SQRT((([.C547]-[.C546])*([.C547]-[.C546]))+(([.D547]-[.D546])*([.D547]-[.D546])))" office:value-type="float" office:value="0.017388374187472" calcext:value-type="float">
            <text:p>0,017388374187472</text:p>
          </table:table-cell>
          <table:table-cell table:formula="of:=-([.C547]*[.C547]*[.C547]/30)+([.C547]/20)+1/6" office:value-type="float" office:value="-7.83756741120002" calcext:value-type="float">
            <text:p>-7,83756741120002</text:p>
          </table:table-cell>
          <table:table-cell table:formula="of:=SQRT((([.C547]-[.C546])*([.C547]-[.C546]))+(([.F547]-[.F546])*([.F547]-[.F546])))" office:value-type="float" office:value="0.0322784978784466" calcext:value-type="float">
            <text:p>0,0322784978784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8</text:p>
          </table:table-cell>
          <table:table-cell table:formula="of:=[.C547]+([$'70.1'.$D$6]-[$'70.1'.$C$5])/1000" office:value-type="float" office:value="6.304" calcext:value-type="float">
            <text:p>6,304</text:p>
          </table:table-cell>
          <table:table-cell table:formula="of:=([.C548]*[.C548]*[.C548]*[.C548]/500)-([.C548]*[.C548]/200)-3/250" office:value-type="float" office:value="2.94789924770612" calcext:value-type="float">
            <text:p>2,94789924770612</text:p>
          </table:table-cell>
          <table:table-cell table:formula="of:=SQRT((([.C548]-[.C547])*([.C548]-[.C547]))+(([.D548]-[.D547])*([.D548]-[.D547])))" office:value-type="float" office:value="0.0174418877693468" calcext:value-type="float">
            <text:p>0,017441887769347</text:p>
          </table:table-cell>
          <table:table-cell table:formula="of:=-([.C548]*[.C548]*[.C548]/30)+([.C548]/20)+1/6" office:value-type="float" office:value="-7.86891941546668" calcext:value-type="float">
            <text:p>-7,86891941546668</text:p>
          </table:table-cell>
          <table:table-cell table:formula="of:=SQRT((([.C548]-[.C547])*([.C548]-[.C547]))+(([.F548]-[.F547])*([.F548]-[.F547])))" office:value-type="float" office:value="0.0323565784893428" calcext:value-type="float">
            <text:p>0,0323565784893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39</text:p>
          </table:table-cell>
          <table:table-cell table:formula="of:=[.C548]+([$'70.1'.$D$6]-[$'70.1'.$C$5])/1000" office:value-type="float" office:value="6.312" calcext:value-type="float">
            <text:p>6,312</text:p>
          </table:table-cell>
          <table:table-cell table:formula="of:=([.C549]*[.C549]*[.C549]*[.C549]/500)-([.C549]*[.C549]/200)-3/250" office:value-type="float" office:value="2.96345866345268" calcext:value-type="float">
            <text:p>2,96345866345268</text:p>
          </table:table-cell>
          <table:table-cell table:formula="of:=SQRT((([.C549]-[.C548])*([.C549]-[.C548]))+(([.D549]-[.D548])*([.D549]-[.D548])))" office:value-type="float" office:value="0.0174955828246535" calcext:value-type="float">
            <text:p>0,017495582824654</text:p>
          </table:table-cell>
          <table:table-cell table:formula="of:=-([.C549]*[.C549]*[.C549]/30)+([.C549]/20)+1/6" office:value-type="float" office:value="-7.90035211093335" calcext:value-type="float">
            <text:p>-7,90035211093335</text:p>
          </table:table-cell>
          <table:table-cell table:formula="of:=SQRT((([.C549]-[.C548])*([.C549]-[.C548]))+(([.F549]-[.F548])*([.F549]-[.F548])))" office:value-type="float" office:value="0.0324347706065618" calcext:value-type="float">
            <text:p>0,0324347706065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0</text:p>
          </table:table-cell>
          <table:table-cell table:formula="of:=[.C549]+([$'70.1'.$D$6]-[$'70.1'.$C$5])/1000" office:value-type="float" office:value="6.32" calcext:value-type="float">
            <text:p>6,32</text:p>
          </table:table-cell>
          <table:table-cell table:formula="of:=([.C550]*[.C550]*[.C550]*[.C550]/500)-([.C550]*[.C550]/200)-3/250" office:value-type="float" office:value="2.97907863552001" calcext:value-type="float">
            <text:p>2,97907863552001</text:p>
          </table:table-cell>
          <table:table-cell table:formula="of:=SQRT((([.C550]-[.C549])*([.C550]-[.C549]))+(([.D550]-[.D549])*([.D550]-[.D549])))" office:value-type="float" office:value="0.0175494594613084" calcext:value-type="float">
            <text:p>0,017549459461309</text:p>
          </table:table-cell>
          <table:table-cell table:formula="of:=-([.C550]*[.C550]*[.C550]/30)+([.C550]/20)+1/6" office:value-type="float" office:value="-7.93186560000001" calcext:value-type="float">
            <text:p>-7,93186560000001</text:p>
          </table:table-cell>
          <table:table-cell table:formula="of:=SQRT((([.C550]-[.C549])*([.C550]-[.C549]))+(([.F550]-[.F549])*([.F550]-[.F549])))" office:value-type="float" office:value="0.0325130741880063" calcext:value-type="float">
            <text:p>0,0325130741880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1</text:p>
          </table:table-cell>
          <table:table-cell table:formula="of:=[.C550]+([$'70.1'.$D$6]-[$'70.1'.$C$5])/1000" office:value-type="float" office:value="6.328" calcext:value-type="float">
            <text:p>6,328</text:p>
          </table:table-cell>
          <table:table-cell table:formula="of:=([.C551]*[.C551]*[.C551]*[.C551]/500)-([.C551]*[.C551]/200)-3/250" office:value-type="float" office:value="2.99475931913012" calcext:value-type="float">
            <text:p>2,99475931913012</text:p>
          </table:table-cell>
          <table:table-cell table:formula="of:=SQRT((([.C551]-[.C550])*([.C551]-[.C550]))+(([.D551]-[.D550])*([.D551]-[.D550])))" office:value-type="float" office:value="0.0176035177870918" calcext:value-type="float">
            <text:p>0,017603517787092</text:p>
          </table:table-cell>
          <table:table-cell table:formula="of:=-([.C551]*[.C551]*[.C551]/30)+([.C551]/20)+1/6" office:value-type="float" office:value="-7.96345998506668" calcext:value-type="float">
            <text:p>-7,96345998506668</text:p>
          </table:table-cell>
          <table:table-cell table:formula="of:=SQRT((([.C551]-[.C550])*([.C551]-[.C550]))+(([.F551]-[.F550])*([.F551]-[.F550])))" office:value-type="float" office:value="0.0325914891918262" calcext:value-type="float">
            <text:p>0,0325914891918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2</text:p>
          </table:table-cell>
          <table:table-cell table:formula="of:=[.C551]+([$'70.1'.$D$6]-[$'70.1'.$C$5])/1000" office:value-type="float" office:value="6.336" calcext:value-type="float">
            <text:p>6,336</text:p>
          </table:table-cell>
          <table:table-cell table:formula="of:=([.C552]*[.C552]*[.C552]*[.C552]/500)-([.C552]*[.C552]/200)-3/250" office:value-type="float" office:value="3.01050086970164" calcext:value-type="float">
            <text:p>3,01050086970164</text:p>
          </table:table-cell>
          <table:table-cell table:formula="of:=SQRT((([.C552]-[.C551])*([.C552]-[.C551]))+(([.D552]-[.D551])*([.D552]-[.D551])))" office:value-type="float" office:value="0.0176577579096469" calcext:value-type="float">
            <text:p>0,017657757909647</text:p>
          </table:table-cell>
          <table:table-cell table:formula="of:=-([.C552]*[.C552]*[.C552]/30)+([.C552]/20)+1/6" office:value-type="float" office:value="-7.99513536853335" calcext:value-type="float">
            <text:p>-7,99513536853335</text:p>
          </table:table-cell>
          <table:table-cell table:formula="of:=SQRT((([.C552]-[.C551])*([.C552]-[.C551]))+(([.F552]-[.F551])*([.F552]-[.F551])))" office:value-type="float" office:value="0.0326700155763715" calcext:value-type="float">
            <text:p>0,0326700155763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3</text:p>
          </table:table-cell>
          <table:table-cell table:formula="of:=[.C552]+([$'70.1'.$D$6]-[$'70.1'.$C$5])/1000" office:value-type="float" office:value="6.344" calcext:value-type="float">
            <text:p>6,344</text:p>
          </table:table-cell>
          <table:table-cell table:formula="of:=([.C553]*[.C553]*[.C553]*[.C553]/500)-([.C553]*[.C553]/200)-3/250" office:value-type="float" office:value="3.0263034428498" calcext:value-type="float">
            <text:p>3,0263034428498</text:p>
          </table:table-cell>
          <table:table-cell table:formula="of:=SQRT((([.C553]-[.C552])*([.C553]-[.C552]))+(([.D553]-[.D552])*([.D553]-[.D552])))" office:value-type="float" office:value="0.0177121799365002" calcext:value-type="float">
            <text:p>0,0177121799365</text:p>
          </table:table-cell>
          <table:table-cell table:formula="of:=-([.C553]*[.C553]*[.C553]/30)+([.C553]/20)+1/6" office:value-type="float" office:value="-8.02689185280002" calcext:value-type="float">
            <text:p>-8,02689185280002</text:p>
          </table:table-cell>
          <table:table-cell table:formula="of:=SQRT((([.C553]-[.C552])*([.C553]-[.C552]))+(([.F553]-[.F552])*([.F553]-[.F552])))" office:value-type="float" office:value="0.0327486533002373" calcext:value-type="float">
            <text:p>0,0327486533002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4</text:p>
          </table:table-cell>
          <table:table-cell table:formula="of:=[.C553]+([$'70.1'.$D$6]-[$'70.1'.$C$5])/1000" office:value-type="float" office:value="6.352" calcext:value-type="float">
            <text:p>6,352</text:p>
          </table:table-cell>
          <table:table-cell table:formula="of:=([.C554]*[.C554]*[.C554]*[.C554]/500)-([.C554]*[.C554]/200)-3/250" office:value-type="float" office:value="3.04216719438644" calcext:value-type="float">
            <text:p>3,04216719438644</text:p>
          </table:table-cell>
          <table:table-cell table:formula="of:=SQRT((([.C554]-[.C553])*([.C554]-[.C553]))+(([.D554]-[.D553])*([.D554]-[.D553])))" office:value-type="float" office:value="0.0177667839750547" calcext:value-type="float">
            <text:p>0,017766783975055</text:p>
          </table:table-cell>
          <table:table-cell table:formula="of:=-([.C554]*[.C554]*[.C554]/30)+([.C554]/20)+1/6" office:value-type="float" office:value="-8.05872954026668" calcext:value-type="float">
            <text:p>-8,05872954026668</text:p>
          </table:table-cell>
          <table:table-cell table:formula="of:=SQRT((([.C554]-[.C553])*([.C554]-[.C553]))+(([.F554]-[.F553])*([.F554]-[.F553])))" office:value-type="float" office:value="0.0328274023222233" calcext:value-type="float">
            <text:p>0,0328274023222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5</text:p>
          </table:table-cell>
          <table:table-cell table:formula="of:=[.C554]+([$'70.1'.$D$6]-[$'70.1'.$C$5])/1000" office:value-type="float" office:value="6.36" calcext:value-type="float">
            <text:p>6,36</text:p>
          </table:table-cell>
          <table:table-cell table:formula="of:=([.C555]*[.C555]*[.C555]*[.C555]/500)-([.C555]*[.C555]/200)-3/250" office:value-type="float" office:value="3.05809228032001" calcext:value-type="float">
            <text:p>3,05809228032001</text:p>
          </table:table-cell>
          <table:table-cell table:formula="of:=SQRT((([.C555]-[.C554])*([.C555]-[.C554]))+(([.D555]-[.D554])*([.D555]-[.D554])))" office:value-type="float" office:value="0.0178215701326093" calcext:value-type="float">
            <text:p>0,017821570132609</text:p>
          </table:table-cell>
          <table:table-cell table:formula="of:=-([.C555]*[.C555]*[.C555]/30)+([.C555]/20)+1/6" office:value-type="float" office:value="-8.09064853333335" calcext:value-type="float">
            <text:p>-8,09064853333335</text:p>
          </table:table-cell>
          <table:table-cell table:formula="of:=SQRT((([.C555]-[.C554])*([.C555]-[.C554]))+(([.F555]-[.F554])*([.F555]-[.F554])))" office:value-type="float" office:value="0.0329062626013635" calcext:value-type="float">
            <text:p>0,0329062626013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6</text:p>
          </table:table-cell>
          <table:table-cell table:formula="of:=[.C555]+([$'70.1'.$D$6]-[$'70.1'.$C$5])/1000" office:value-type="float" office:value="6.368" calcext:value-type="float">
            <text:p>6,368</text:p>
          </table:table-cell>
          <table:table-cell table:formula="of:=([.C556]*[.C556]*[.C556]*[.C556]/500)-([.C556]*[.C556]/200)-3/250" office:value-type="float" office:value="3.07407885685556" calcext:value-type="float">
            <text:p>3,07407885685556</text:p>
          </table:table-cell>
          <table:table-cell table:formula="of:=SQRT((([.C556]-[.C555])*([.C556]-[.C555]))+(([.D556]-[.D555])*([.D556]-[.D555])))" office:value-type="float" office:value="0.0178765385163645" calcext:value-type="float">
            <text:p>0,017876538516365</text:p>
          </table:table-cell>
          <table:table-cell table:formula="of:=-([.C556]*[.C556]*[.C556]/30)+([.C556]/20)+1/6" office:value-type="float" office:value="-8.12264893440002" calcext:value-type="float">
            <text:p>-8,12264893440002</text:p>
          </table:table-cell>
          <table:table-cell table:formula="of:=SQRT((([.C556]-[.C555])*([.C556]-[.C555]))+(([.F556]-[.F555])*([.F556]-[.F555])))" office:value-type="float" office:value="0.0329852340969029" calcext:value-type="float">
            <text:p>0,0329852340969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7</text:p>
          </table:table-cell>
          <table:table-cell table:formula="of:=[.C556]+([$'70.1'.$D$6]-[$'70.1'.$C$5])/1000" office:value-type="float" office:value="6.376" calcext:value-type="float">
            <text:p>6,376</text:p>
          </table:table-cell>
          <table:table-cell table:formula="of:=([.C557]*[.C557]*[.C557]*[.C557]/500)-([.C557]*[.C557]/200)-3/250" office:value-type="float" office:value="3.09012708039476" calcext:value-type="float">
            <text:p>3,09012708039476</text:p>
          </table:table-cell>
          <table:table-cell table:formula="of:=SQRT((([.C557]-[.C556])*([.C557]-[.C556]))+(([.D557]-[.D556])*([.D557]-[.D556])))" office:value-type="float" office:value="0.0179316892334256" calcext:value-type="float">
            <text:p>0,017931689233426</text:p>
          </table:table-cell>
          <table:table-cell table:formula="of:=-([.C557]*[.C557]*[.C557]/30)+([.C557]/20)+1/6" office:value-type="float" office:value="-8.15473084586668" calcext:value-type="float">
            <text:p>-8,15473084586668</text:p>
          </table:table-cell>
          <table:table-cell table:formula="of:=SQRT((([.C557]-[.C556])*([.C557]-[.C556]))+(([.F557]-[.F556])*([.F557]-[.F556])))" office:value-type="float" office:value="0.0330643167683107" calcext:value-type="float">
            <text:p>0,0330643167683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8</text:p>
          </table:table-cell>
          <table:table-cell table:formula="of:=[.C557]+([$'70.1'.$D$6]-[$'70.1'.$C$5])/1000" office:value-type="float" office:value="6.384" calcext:value-type="float">
            <text:p>6,384</text:p>
          </table:table-cell>
          <table:table-cell table:formula="of:=([.C558]*[.C558]*[.C558]*[.C558]/500)-([.C558]*[.C558]/200)-3/250" office:value-type="float" office:value="3.10623710753588" calcext:value-type="float">
            <text:p>3,10623710753588</text:p>
          </table:table-cell>
          <table:table-cell table:formula="of:=SQRT((([.C558]-[.C557])*([.C558]-[.C557]))+(([.D558]-[.D557])*([.D558]-[.D557])))" office:value-type="float" office:value="0.0179870223908137" calcext:value-type="float">
            <text:p>0,017987022390814</text:p>
          </table:table-cell>
          <table:table-cell table:formula="of:=-([.C558]*[.C558]*[.C558]/30)+([.C558]/20)+1/6" office:value-type="float" office:value="-8.18689437013335" calcext:value-type="float">
            <text:p>-8,18689437013335</text:p>
          </table:table-cell>
          <table:table-cell table:formula="of:=SQRT((([.C558]-[.C557])*([.C558]-[.C557]))+(([.F558]-[.F557])*([.F558]-[.F557])))" office:value-type="float" office:value="0.0331435105752609" calcext:value-type="float">
            <text:p>0,0331435105752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49</text:p>
          </table:table-cell>
          <table:table-cell table:formula="of:=[.C558]+([$'70.1'.$D$6]-[$'70.1'.$C$5])/1000" office:value-type="float" office:value="6.392" calcext:value-type="float">
            <text:p>6,392</text:p>
          </table:table-cell>
          <table:table-cell table:formula="of:=([.C559]*[.C559]*[.C559]*[.C559]/500)-([.C559]*[.C559]/200)-3/250" office:value-type="float" office:value="3.1224090950738" calcext:value-type="float">
            <text:p>3,1224090950738</text:p>
          </table:table-cell>
          <table:table-cell table:formula="of:=SQRT((([.C559]-[.C558])*([.C559]-[.C558]))+(([.D559]-[.D558])*([.D559]-[.D558])))" office:value-type="float" office:value="0.0180425380954737" calcext:value-type="float">
            <text:p>0,018042538095474</text:p>
          </table:table-cell>
          <table:table-cell table:formula="of:=-([.C559]*[.C559]*[.C559]/30)+([.C559]/20)+1/6" office:value-type="float" office:value="-8.21913960960002" calcext:value-type="float">
            <text:p>-8,21913960960002</text:p>
          </table:table-cell>
          <table:table-cell table:formula="of:=SQRT((([.C559]-[.C558])*([.C559]-[.C558]))+(([.F559]-[.F558])*([.F559]-[.F558])))" office:value-type="float" office:value="0.0332228154776604" calcext:value-type="float">
            <text:p>0,033222815477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0</text:p>
          </table:table-cell>
          <table:table-cell table:formula="of:=[.C559]+([$'70.1'.$D$6]-[$'70.1'.$C$5])/1000" office:value-type="float" office:value="6.4" calcext:value-type="float">
            <text:p>6,4</text:p>
          </table:table-cell>
          <table:table-cell table:formula="of:=([.C560]*[.C560]*[.C560]*[.C560]/500)-([.C560]*[.C560]/200)-3/250" office:value-type="float" office:value="3.13864320000001" calcext:value-type="float">
            <text:p>3,13864320000001</text:p>
          </table:table-cell>
          <table:table-cell table:formula="of:=SQRT((([.C560]-[.C559])*([.C560]-[.C559]))+(([.D560]-[.D559])*([.D560]-[.D559])))" office:value-type="float" office:value="0.0180982364542828" calcext:value-type="float">
            <text:p>0,018098236454283</text:p>
          </table:table-cell>
          <table:table-cell table:formula="of:=-([.C560]*[.C560]*[.C560]/30)+([.C560]/20)+1/6" office:value-type="float" office:value="-8.25146666666668" calcext:value-type="float">
            <text:p>-8,25146666666668</text:p>
          </table:table-cell>
          <table:table-cell table:formula="of:=SQRT((([.C560]-[.C559])*([.C560]-[.C559]))+(([.F560]-[.F559])*([.F560]-[.F559])))" office:value-type="float" office:value="0.033302231435617" calcext:value-type="float">
            <text:p>0,0333022314356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1</text:p>
          </table:table-cell>
          <table:table-cell table:formula="of:=[.C560]+([$'70.1'.$D$6]-[$'70.1'.$C$5])/1000" office:value-type="float" office:value="6.408" calcext:value-type="float">
            <text:p>6,408</text:p>
          </table:table-cell>
          <table:table-cell table:formula="of:=([.C561]*[.C561]*[.C561]*[.C561]/500)-([.C561]*[.C561]/200)-3/250" office:value-type="float" office:value="3.1549395795026" calcext:value-type="float">
            <text:p>3,1549395795026</text:p>
          </table:table-cell>
          <table:table-cell table:formula="of:=SQRT((([.C561]-[.C560])*([.C561]-[.C560]))+(([.D561]-[.D560])*([.D561]-[.D560])))" office:value-type="float" office:value="0.018154117574052" calcext:value-type="float">
            <text:p>0,018154117574052</text:p>
          </table:table-cell>
          <table:table-cell table:formula="of:=-([.C561]*[.C561]*[.C561]/30)+([.C561]/20)+1/6" office:value-type="float" office:value="-8.28387564373335" calcext:value-type="float">
            <text:p>-8,28387564373335</text:p>
          </table:table-cell>
          <table:table-cell table:formula="of:=SQRT((([.C561]-[.C560])*([.C561]-[.C560]))+(([.F561]-[.F560])*([.F561]-[.F560])))" office:value-type="float" office:value="0.0333817584094654" calcext:value-type="float">
            <text:p>0,033381758409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2</text:p>
          </table:table-cell>
          <table:table-cell table:formula="of:=[.C561]+([$'70.1'.$D$6]-[$'70.1'.$C$5])/1000" office:value-type="float" office:value="6.416" calcext:value-type="float">
            <text:p>6,416</text:p>
          </table:table-cell>
          <table:table-cell table:formula="of:=([.C562]*[.C562]*[.C562]*[.C562]/500)-([.C562]*[.C562]/200)-3/250" office:value-type="float" office:value="3.17129839096628" calcext:value-type="float">
            <text:p>3,17129839096628</text:p>
          </table:table-cell>
          <table:table-cell table:formula="of:=SQRT((([.C562]-[.C561])*([.C562]-[.C561]))+(([.D562]-[.D561])*([.D562]-[.D561])))" office:value-type="float" office:value="0.0182101815615391" calcext:value-type="float">
            <text:p>0,018210181561539</text:p>
          </table:table-cell>
          <table:table-cell table:formula="of:=-([.C562]*[.C562]*[.C562]/30)+([.C562]/20)+1/6" office:value-type="float" office:value="-8.31636664320002" calcext:value-type="float">
            <text:p>-8,31636664320002</text:p>
          </table:table-cell>
          <table:table-cell table:formula="of:=SQRT((([.C562]-[.C561])*([.C562]-[.C561]))+(([.F562]-[.F561])*([.F562]-[.F561])))" office:value-type="float" office:value="0.0334613963597282" calcext:value-type="float">
            <text:p>0,0334613963597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3</text:p>
          </table:table-cell>
          <table:table-cell table:formula="of:=[.C562]+([$'70.1'.$D$6]-[$'70.1'.$C$5])/1000" office:value-type="float" office:value="6.424" calcext:value-type="float">
            <text:p>6,424</text:p>
          </table:table-cell>
          <table:table-cell table:formula="of:=([.C563]*[.C563]*[.C563]*[.C563]/500)-([.C563]*[.C563]/200)-3/250" office:value-type="float" office:value="3.18771979197236" calcext:value-type="float">
            <text:p>3,18771979197236</text:p>
          </table:table-cell>
          <table:table-cell table:formula="of:=SQRT((([.C563]-[.C562])*([.C563]-[.C562]))+(([.D563]-[.D562])*([.D563]-[.D562])))" office:value-type="float" office:value="0.0182664285234558" calcext:value-type="float">
            <text:p>0,018266428523456</text:p>
          </table:table-cell>
          <table:table-cell table:formula="of:=-([.C563]*[.C563]*[.C563]/30)+([.C563]/20)+1/6" office:value-type="float" office:value="-8.34893976746668" calcext:value-type="float">
            <text:p>-8,34893976746668</text:p>
          </table:table-cell>
          <table:table-cell table:formula="of:=SQRT((([.C563]-[.C562])*([.C563]-[.C562]))+(([.F563]-[.F562])*([.F563]-[.F562])))" office:value-type="float" office:value="0.0335411452471683" calcext:value-type="float">
            <text:p>0,0335411452471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4</text:p>
          </table:table-cell>
          <table:table-cell table:formula="of:=[.C563]+([$'70.1'.$D$6]-[$'70.1'.$C$5])/1000" office:value-type="float" office:value="6.432" calcext:value-type="float">
            <text:p>6,432</text:p>
          </table:table-cell>
          <table:table-cell table:formula="of:=([.C564]*[.C564]*[.C564]*[.C564]/500)-([.C564]*[.C564]/200)-3/250" office:value-type="float" office:value="3.20420394029876" calcext:value-type="float">
            <text:p>3,20420394029876</text:p>
          </table:table-cell>
          <table:table-cell table:formula="of:=SQRT((([.C564]-[.C563])*([.C564]-[.C563]))+(([.D564]-[.D563])*([.D564]-[.D563])))" office:value-type="float" office:value="0.0183228585664669" calcext:value-type="float">
            <text:p>0,018322858566467</text:p>
          </table:table-cell>
          <table:table-cell table:formula="of:=-([.C564]*[.C564]*[.C564]/30)+([.C564]/20)+1/6" office:value-type="float" office:value="-8.38159511893335" calcext:value-type="float">
            <text:p>-8,38159511893335</text:p>
          </table:table-cell>
          <table:table-cell table:formula="of:=SQRT((([.C564]-[.C563])*([.C564]-[.C563]))+(([.F564]-[.F563])*([.F564]-[.F563])))" office:value-type="float" office:value="0.0336210050327425" calcext:value-type="float">
            <text:p>0,0336210050327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5</text:p>
          </table:table-cell>
          <table:table-cell table:formula="of:=[.C564]+([$'70.1'.$D$6]-[$'70.1'.$C$5])/1000" office:value-type="float" office:value="6.44" calcext:value-type="float">
            <text:p>6,44</text:p>
          </table:table-cell>
          <table:table-cell table:formula="of:=([.C565]*[.C565]*[.C565]*[.C565]/500)-([.C565]*[.C565]/200)-3/250" office:value-type="float" office:value="3.22075099392001" calcext:value-type="float">
            <text:p>3,22075099392001</text:p>
          </table:table-cell>
          <table:table-cell table:formula="of:=SQRT((([.C565]-[.C564])*([.C565]-[.C564]))+(([.D565]-[.D564])*([.D565]-[.D564])))" office:value-type="float" office:value="0.0183794717972101" calcext:value-type="float">
            <text:p>0,01837947179721</text:p>
          </table:table-cell>
          <table:table-cell table:formula="of:=-([.C565]*[.C565]*[.C565]/30)+([.C565]/20)+1/6" office:value-type="float" office:value="-8.41433280000001" calcext:value-type="float">
            <text:p>-8,41433280000001</text:p>
          </table:table-cell>
          <table:table-cell table:formula="of:=SQRT((([.C565]-[.C564])*([.C565]-[.C564]))+(([.F565]-[.F564])*([.F565]-[.F564])))" office:value-type="float" office:value="0.0337009756776058" calcext:value-type="float">
            <text:p>0,0337009756776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6</text:p>
          </table:table-cell>
          <table:table-cell table:formula="of:=[.C565]+([$'70.1'.$D$6]-[$'70.1'.$C$5])/1000" office:value-type="float" office:value="6.448" calcext:value-type="float">
            <text:p>6,448</text:p>
          </table:table-cell>
          <table:table-cell table:formula="of:=([.C566]*[.C566]*[.C566]*[.C566]/500)-([.C566]*[.C566]/200)-3/250" office:value-type="float" office:value="3.23736111100724" calcext:value-type="float">
            <text:p>3,23736111100724</text:p>
          </table:table-cell>
          <table:table-cell table:formula="of:=SQRT((([.C566]-[.C565])*([.C566]-[.C565]))+(([.D566]-[.D565])*([.D566]-[.D565])))" office:value-type="float" office:value="0.0184362683222922" calcext:value-type="float">
            <text:p>0,018436268322292</text:p>
          </table:table-cell>
          <table:table-cell table:formula="of:=-([.C566]*[.C566]*[.C566]/30)+([.C566]/20)+1/6" office:value-type="float" office:value="-8.44715291306668" calcext:value-type="float">
            <text:p>-8,44715291306668</text:p>
          </table:table-cell>
          <table:table-cell table:formula="of:=SQRT((([.C566]-[.C565])*([.C566]-[.C565]))+(([.F566]-[.F565])*([.F566]-[.F565])))" office:value-type="float" office:value="0.0337810571431517" calcext:value-type="float">
            <text:p>0,0337810571431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7</text:p>
          </table:table-cell>
          <table:table-cell table:formula="of:=[.C566]+([$'70.1'.$D$6]-[$'70.1'.$C$5])/1000" office:value-type="float" office:value="6.456" calcext:value-type="float">
            <text:p>6,456</text:p>
          </table:table-cell>
          <table:table-cell table:formula="of:=([.C567]*[.C567]*[.C567]*[.C567]/500)-([.C567]*[.C567]/200)-3/250" office:value-type="float" office:value="3.2540344499282" calcext:value-type="float">
            <text:p>3,2540344499282</text:p>
          </table:table-cell>
          <table:table-cell table:formula="of:=SQRT((([.C567]-[.C566])*([.C567]-[.C566]))+(([.D567]-[.D566])*([.D567]-[.D566])))" office:value-type="float" office:value="0.0184932482482987" calcext:value-type="float">
            <text:p>0,018493248248299</text:p>
          </table:table-cell>
          <table:table-cell table:formula="of:=-([.C567]*[.C567]*[.C567]/30)+([.C567]/20)+1/6" office:value-type="float" office:value="-8.48005556053335" calcext:value-type="float">
            <text:p>-8,48005556053335</text:p>
          </table:table-cell>
          <table:table-cell table:formula="of:=SQRT((([.C567]-[.C566])*([.C567]-[.C566]))+(([.F567]-[.F566])*([.F567]-[.F566])))" office:value-type="float" office:value="0.0338612493909431" calcext:value-type="float">
            <text:p>0,0338612493909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8</text:p>
          </table:table-cell>
          <table:table-cell table:formula="of:=[.C567]+([$'70.1'.$D$6]-[$'70.1'.$C$5])/1000" office:value-type="float" office:value="6.464" calcext:value-type="float">
            <text:p>6,464</text:p>
          </table:table-cell>
          <table:table-cell table:formula="of:=([.C568]*[.C568]*[.C568]*[.C568]/500)-([.C568]*[.C568]/200)-3/250" office:value-type="float" office:value="3.27077116924724" calcext:value-type="float">
            <text:p>3,27077116924724</text:p>
          </table:table-cell>
          <table:table-cell table:formula="of:=SQRT((([.C568]-[.C567])*([.C568]-[.C567]))+(([.D568]-[.D567])*([.D568]-[.D567])))" office:value-type="float" office:value="0.0185504116818023" calcext:value-type="float">
            <text:p>0,018550411681802</text:p>
          </table:table-cell>
          <table:table-cell table:formula="of:=-([.C568]*[.C568]*[.C568]/30)+([.C568]/20)+1/6" office:value-type="float" office:value="-8.51304084480002" calcext:value-type="float">
            <text:p>-8,51304084480002</text:p>
          </table:table-cell>
          <table:table-cell table:formula="of:=SQRT((([.C568]-[.C567])*([.C568]-[.C567]))+(([.F568]-[.F567])*([.F568]-[.F567])))" office:value-type="float" office:value="0.0339415523827794" calcext:value-type="float">
            <text:p>0,0339415523827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59</text:p>
          </table:table-cell>
          <table:table-cell table:formula="of:=[.C568]+([$'70.1'.$D$6]-[$'70.1'.$C$5])/1000" office:value-type="float" office:value="6.472" calcext:value-type="float">
            <text:p>6,472</text:p>
          </table:table-cell>
          <table:table-cell table:formula="of:=([.C569]*[.C569]*[.C569]*[.C569]/500)-([.C569]*[.C569]/200)-3/250" office:value-type="float" office:value="3.28757142772532" calcext:value-type="float">
            <text:p>3,28757142772532</text:p>
          </table:table-cell>
          <table:table-cell table:formula="of:=SQRT((([.C569]-[.C568])*([.C569]-[.C568]))+(([.D569]-[.D568])*([.D569]-[.D568])))" office:value-type="float" office:value="0.0186077587293654" calcext:value-type="float">
            <text:p>0,018607758729366</text:p>
          </table:table-cell>
          <table:table-cell table:formula="of:=-([.C569]*[.C569]*[.C569]/30)+([.C569]/20)+1/6" office:value-type="float" office:value="-8.54610886826668" calcext:value-type="float">
            <text:p>-8,54610886826668</text:p>
          </table:table-cell>
          <table:table-cell table:formula="of:=SQRT((([.C569]-[.C568])*([.C569]-[.C568]))+(([.F569]-[.F568])*([.F569]-[.F568])))" office:value-type="float" office:value="0.0340219660806356" calcext:value-type="float">
            <text:p>0,0340219660806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0</text:p>
          </table:table-cell>
          <table:table-cell table:formula="of:=[.C569]+([$'70.1'.$D$6]-[$'70.1'.$C$5])/1000" office:value-type="float" office:value="6.48" calcext:value-type="float">
            <text:p>6,48</text:p>
          </table:table-cell>
          <table:table-cell table:formula="of:=([.C570]*[.C570]*[.C570]*[.C570]/500)-([.C570]*[.C570]/200)-3/250" office:value-type="float" office:value="3.30443538432001" calcext:value-type="float">
            <text:p>3,30443538432001</text:p>
          </table:table-cell>
          <table:table-cell table:formula="of:=SQRT((([.C570]-[.C569])*([.C570]-[.C569]))+(([.D570]-[.D569])*([.D570]-[.D569])))" office:value-type="float" office:value="0.0186652894975548" calcext:value-type="float">
            <text:p>0,018665289497555</text:p>
          </table:table-cell>
          <table:table-cell table:formula="of:=-([.C570]*[.C570]*[.C570]/30)+([.C570]/20)+1/6" office:value-type="float" office:value="-8.57925973333335" calcext:value-type="float">
            <text:p>-8,57925973333335</text:p>
          </table:table-cell>
          <table:table-cell table:formula="of:=SQRT((([.C570]-[.C569])*([.C570]-[.C569]))+(([.F570]-[.F569])*([.F570]-[.F569])))" office:value-type="float" office:value="0.0341024904467172" calcext:value-type="float">
            <text:p>0,0341024904467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1</text:p>
          </table:table-cell>
          <table:table-cell table:formula="of:=[.C570]+([$'70.1'.$D$6]-[$'70.1'.$C$5])/1000" office:value-type="float" office:value="6.488" calcext:value-type="float">
            <text:p>6,488</text:p>
          </table:table-cell>
          <table:table-cell table:formula="of:=([.C571]*[.C571]*[.C571]*[.C571]/500)-([.C571]*[.C571]/200)-3/250" office:value-type="float" office:value="3.32136319818548" calcext:value-type="float">
            <text:p>3,32136319818548</text:p>
          </table:table-cell>
          <table:table-cell table:formula="of:=SQRT((([.C571]-[.C570])*([.C571]-[.C570]))+(([.D571]-[.D570])*([.D571]-[.D570])))" office:value-type="float" office:value="0.018723004092935" calcext:value-type="float">
            <text:p>0,018723004092935</text:p>
          </table:table-cell>
          <table:table-cell table:formula="of:=-([.C571]*[.C571]*[.C571]/30)+([.C571]/20)+1/6" office:value-type="float" office:value="-8.61249354240002" calcext:value-type="float">
            <text:p>-8,61249354240002</text:p>
          </table:table-cell>
          <table:table-cell table:formula="of:=SQRT((([.C571]-[.C570])*([.C571]-[.C570]))+(([.F571]-[.F570])*([.F571]-[.F570])))" office:value-type="float" office:value="0.034183125443405" calcext:value-type="float">
            <text:p>0,034183125443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2</text:p>
          </table:table-cell>
          <table:table-cell table:formula="of:=[.C571]+([$'70.1'.$D$6]-[$'70.1'.$C$5])/1000" office:value-type="float" office:value="6.496" calcext:value-type="float">
            <text:p>6,496</text:p>
          </table:table-cell>
          <table:table-cell table:formula="of:=([.C572]*[.C572]*[.C572]*[.C572]/500)-([.C572]*[.C572]/200)-3/250" office:value-type="float" office:value="3.33835502867252" calcext:value-type="float">
            <text:p>3,33835502867252</text:p>
          </table:table-cell>
          <table:table-cell table:formula="of:=SQRT((([.C572]-[.C571])*([.C572]-[.C571]))+(([.D572]-[.D571])*([.D572]-[.D571])))" office:value-type="float" office:value="0.0187809026220875" calcext:value-type="float">
            <text:p>0,018780902622088</text:p>
          </table:table-cell>
          <table:table-cell table:formula="of:=-([.C572]*[.C572]*[.C572]/30)+([.C572]/20)+1/6" office:value-type="float" office:value="-8.64581039786668" calcext:value-type="float">
            <text:p>-8,64581039786668</text:p>
          </table:table-cell>
          <table:table-cell table:formula="of:=SQRT((([.C572]-[.C571])*([.C572]-[.C571]))+(([.F572]-[.F571])*([.F572]-[.F571])))" office:value-type="float" office:value="0.0342638710333045" calcext:value-type="float">
            <text:p>0,0342638710333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3</text:p>
          </table:table-cell>
          <table:table-cell table:formula="of:=[.C572]+([$'70.1'.$D$6]-[$'70.1'.$C$5])/1000" office:value-type="float" office:value="6.504" calcext:value-type="float">
            <text:p>6,504</text:p>
          </table:table-cell>
          <table:table-cell table:formula="of:=([.C573]*[.C573]*[.C573]*[.C573]/500)-([.C573]*[.C573]/200)-3/250" office:value-type="float" office:value="3.35541103532852" calcext:value-type="float">
            <text:p>3,35541103532852</text:p>
          </table:table-cell>
          <table:table-cell table:formula="of:=SQRT((([.C573]-[.C572])*([.C573]-[.C572]))+(([.D573]-[.D572])*([.D573]-[.D572])))" office:value-type="float" office:value="0.0188389851916046" calcext:value-type="float">
            <text:p>0,018838985191605</text:p>
          </table:table-cell>
          <table:table-cell table:formula="of:=-([.C573]*[.C573]*[.C573]/30)+([.C573]/20)+1/6" office:value-type="float" office:value="-8.67921040213335" calcext:value-type="float">
            <text:p>-8,67921040213335</text:p>
          </table:table-cell>
          <table:table-cell table:formula="of:=SQRT((([.C573]-[.C572])*([.C573]-[.C572]))+(([.F573]-[.F572])*([.F573]-[.F572])))" office:value-type="float" office:value="0.0343447271791959" calcext:value-type="float">
            <text:p>0,0343447271791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4</text:p>
          </table:table-cell>
          <table:table-cell table:formula="of:=[.C573]+([$'70.1'.$D$6]-[$'70.1'.$C$5])/1000" office:value-type="float" office:value="6.512" calcext:value-type="float">
            <text:p>6,512</text:p>
          </table:table-cell>
          <table:table-cell table:formula="of:=([.C574]*[.C574]*[.C574]*[.C574]/500)-([.C574]*[.C574]/200)-3/250" office:value-type="float" office:value="3.37253137789748" calcext:value-type="float">
            <text:p>3,37253137789748</text:p>
          </table:table-cell>
          <table:table-cell table:formula="of:=SQRT((([.C574]-[.C573])*([.C574]-[.C573]))+(([.D574]-[.D573])*([.D574]-[.D573])))" office:value-type="float" office:value="0.0188972519081095" calcext:value-type="float">
            <text:p>0,01889725190811</text:p>
          </table:table-cell>
          <table:table-cell table:formula="of:=-([.C574]*[.C574]*[.C574]/30)+([.C574]/20)+1/6" office:value-type="float" office:value="-8.71269365760002" calcext:value-type="float">
            <text:p>-8,71269365760002</text:p>
          </table:table-cell>
          <table:table-cell table:formula="of:=SQRT((([.C574]-[.C573])*([.C574]-[.C573]))+(([.F574]-[.F573])*([.F574]-[.F573])))" office:value-type="float" office:value="0.0344256938440763" calcext:value-type="float">
            <text:p>0,0344256938440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5</text:p>
          </table:table-cell>
          <table:table-cell table:formula="of:=[.C574]+([$'70.1'.$D$6]-[$'70.1'.$C$5])/1000" office:value-type="float" office:value="6.52" calcext:value-type="float">
            <text:p>6,52</text:p>
          </table:table-cell>
          <table:table-cell table:formula="of:=([.C575]*[.C575]*[.C575]*[.C575]/500)-([.C575]*[.C575]/200)-3/250" office:value-type="float" office:value="3.38971621632001" calcext:value-type="float">
            <text:p>3,38971621632001</text:p>
          </table:table-cell>
          <table:table-cell table:formula="of:=SQRT((([.C575]-[.C574])*([.C575]-[.C574]))+(([.D575]-[.D574])*([.D575]-[.D574])))" office:value-type="float" office:value="0.0189557028782483" calcext:value-type="float">
            <text:p>0,018955702878248</text:p>
          </table:table-cell>
          <table:table-cell table:formula="of:=-([.C575]*[.C575]*[.C575]/30)+([.C575]/20)+1/6" office:value-type="float" office:value="-8.74626026666668" calcext:value-type="float">
            <text:p>-8,74626026666668</text:p>
          </table:table-cell>
          <table:table-cell table:formula="of:=SQRT((([.C575]-[.C574])*([.C575]-[.C574]))+(([.F575]-[.F574])*([.F575]-[.F574])))" office:value-type="float" office:value="0.0345067709911313" calcext:value-type="float">
            <text:p>0,0345067709911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6</text:p>
          </table:table-cell>
          <table:table-cell table:formula="of:=[.C575]+([$'70.1'.$D$6]-[$'70.1'.$C$5])/1000" office:value-type="float" office:value="6.528" calcext:value-type="float">
            <text:p>6,528</text:p>
          </table:table-cell>
          <table:table-cell table:formula="of:=([.C576]*[.C576]*[.C576]*[.C576]/500)-([.C576]*[.C576]/200)-3/250" office:value-type="float" office:value="3.40696571073332" calcext:value-type="float">
            <text:p>3,40696571073332</text:p>
          </table:table-cell>
          <table:table-cell table:formula="of:=SQRT((([.C576]-[.C575])*([.C576]-[.C575]))+(([.D576]-[.D575])*([.D576]-[.D575])))" office:value-type="float" office:value="0.0190143382087007" calcext:value-type="float">
            <text:p>0,019014338208701</text:p>
          </table:table-cell>
          <table:table-cell table:formula="of:=-([.C576]*[.C576]*[.C576]/30)+([.C576]/20)+1/6" office:value-type="float" office:value="-8.77991033173335" calcext:value-type="float">
            <text:p>-8,77991033173335</text:p>
          </table:table-cell>
          <table:table-cell table:formula="of:=SQRT((([.C576]-[.C575])*([.C576]-[.C575]))+(([.F576]-[.F575])*([.F576]-[.F575])))" office:value-type="float" office:value="0.0345879585837454" calcext:value-type="float">
            <text:p>0,0345879585837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7</text:p>
          </table:table-cell>
          <table:table-cell table:formula="of:=[.C576]+([$'70.1'.$D$6]-[$'70.1'.$C$5])/1000" office:value-type="float" office:value="6.536" calcext:value-type="float">
            <text:p>6,536</text:p>
          </table:table-cell>
          <table:table-cell table:formula="of:=([.C577]*[.C577]*[.C577]*[.C577]/500)-([.C577]*[.C577]/200)-3/250" office:value-type="float" office:value="3.42428002147124" calcext:value-type="float">
            <text:p>3,42428002147124</text:p>
          </table:table-cell>
          <table:table-cell table:formula="of:=SQRT((([.C577]-[.C576])*([.C577]-[.C576]))+(([.D577]-[.D576])*([.D577]-[.D576])))" office:value-type="float" office:value="0.0190731580061948" calcext:value-type="float">
            <text:p>0,019073158006195</text:p>
          </table:table-cell>
          <table:table-cell table:formula="of:=-([.C577]*[.C577]*[.C577]/30)+([.C577]/20)+1/6" office:value-type="float" office:value="-8.81364395520002" calcext:value-type="float">
            <text:p>-8,81364395520002</text:p>
          </table:table-cell>
          <table:table-cell table:formula="of:=SQRT((([.C577]-[.C576])*([.C577]-[.C576]))+(([.F577]-[.F576])*([.F577]-[.F576])))" office:value-type="float" office:value="0.0346692565854942" calcext:value-type="float">
            <text:p>0,0346692565854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8</text:p>
          </table:table-cell>
          <table:table-cell table:formula="of:=[.C577]+([$'70.1'.$D$6]-[$'70.1'.$C$5])/1000" office:value-type="float" office:value="6.544" calcext:value-type="float">
            <text:p>6,544</text:p>
          </table:table-cell>
          <table:table-cell table:formula="of:=([.C578]*[.C578]*[.C578]*[.C578]/500)-([.C578]*[.C578]/200)-3/250" office:value-type="float" office:value="3.4416593090642" calcext:value-type="float">
            <text:p>3,4416593090642</text:p>
          </table:table-cell>
          <table:table-cell table:formula="of:=SQRT((([.C578]-[.C577])*([.C578]-[.C577]))+(([.D578]-[.D577])*([.D578]-[.D577])))" office:value-type="float" office:value="0.0191321623774942" calcext:value-type="float">
            <text:p>0,019132162377494</text:p>
          </table:table-cell>
          <table:table-cell table:formula="of:=-([.C578]*[.C578]*[.C578]/30)+([.C578]/20)+1/6" office:value-type="float" office:value="-8.84746123946669" calcext:value-type="float">
            <text:p>-8,84746123946669</text:p>
          </table:table-cell>
          <table:table-cell table:formula="of:=SQRT((([.C578]-[.C577])*([.C578]-[.C577]))+(([.F578]-[.F577])*([.F578]-[.F577])))" office:value-type="float" office:value="0.0347506649601505" calcext:value-type="float">
            <text:p>0,0347506649601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69</text:p>
          </table:table-cell>
          <table:table-cell table:formula="of:=[.C578]+([$'70.1'.$D$6]-[$'70.1'.$C$5])/1000" office:value-type="float" office:value="6.552" calcext:value-type="float">
            <text:p>6,552</text:p>
          </table:table-cell>
          <table:table-cell table:formula="of:=([.C579]*[.C579]*[.C579]*[.C579]/500)-([.C579]*[.C579]/200)-3/250" office:value-type="float" office:value="3.45910373423924" calcext:value-type="float">
            <text:p>3,45910373423924</text:p>
          </table:table-cell>
          <table:table-cell table:formula="of:=SQRT((([.C579]-[.C578])*([.C579]-[.C578]))+(([.D579]-[.D578])*([.D579]-[.D578])))" office:value-type="float" office:value="0.0191913514294212" calcext:value-type="float">
            <text:p>0,019191351429421</text:p>
          </table:table-cell>
          <table:table-cell table:formula="of:=-([.C579]*[.C579]*[.C579]/30)+([.C579]/20)+1/6" office:value-type="float" office:value="-8.88136228693335" calcext:value-type="float">
            <text:p>-8,88136228693335</text:p>
          </table:table-cell>
          <table:table-cell table:formula="of:=SQRT((([.C579]-[.C578])*([.C579]-[.C578]))+(([.F579]-[.F578])*([.F579]-[.F578])))" office:value-type="float" office:value="0.0348321836716721" calcext:value-type="float">
            <text:p>0,0348321836716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0</text:p>
          </table:table-cell>
          <table:table-cell table:formula="of:=[.C579]+([$'70.1'.$D$6]-[$'70.1'.$C$5])/1000" office:value-type="float" office:value="6.56" calcext:value-type="float">
            <text:p>6,56</text:p>
          </table:table-cell>
          <table:table-cell table:formula="of:=([.C580]*[.C580]*[.C580]*[.C580]/500)-([.C580]*[.C580]/200)-3/250" office:value-type="float" office:value="3.47661345792001" calcext:value-type="float">
            <text:p>3,47661345792001</text:p>
          </table:table-cell>
          <table:table-cell table:formula="of:=SQRT((([.C580]-[.C579])*([.C580]-[.C579]))+(([.D580]-[.D579])*([.D580]-[.D579])))" office:value-type="float" office:value="0.019250725268853" calcext:value-type="float">
            <text:p>0,019250725268853</text:p>
          </table:table-cell>
          <table:table-cell table:formula="of:=-([.C580]*[.C580]*[.C580]/30)+([.C580]/20)+1/6" office:value-type="float" office:value="-8.91534720000002" calcext:value-type="float">
            <text:p>-8,91534720000002</text:p>
          </table:table-cell>
          <table:table-cell table:formula="of:=SQRT((([.C580]-[.C579])*([.C580]-[.C579]))+(([.F580]-[.F579])*([.F580]-[.F579])))" office:value-type="float" office:value="0.0349138126842207" calcext:value-type="float">
            <text:p>0,0349138126842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1</text:p>
          </table:table-cell>
          <table:table-cell table:formula="of:=[.C580]+([$'70.1'.$D$6]-[$'70.1'.$C$5])/1000" office:value-type="float" office:value="6.568" calcext:value-type="float">
            <text:p>6,568</text:p>
          </table:table-cell>
          <table:table-cell table:formula="of:=([.C581]*[.C581]*[.C581]*[.C581]/500)-([.C581]*[.C581]/200)-3/250" office:value-type="float" office:value="3.49418864122676" calcext:value-type="float">
            <text:p>3,49418864122676</text:p>
          </table:table-cell>
          <table:table-cell table:formula="of:=SQRT((([.C581]-[.C580])*([.C581]-[.C580]))+(([.D581]-[.D580])*([.D581]-[.D580])))" office:value-type="float" office:value="0.0193102840027267" calcext:value-type="float">
            <text:p>0,019310284002727</text:p>
          </table:table-cell>
          <table:table-cell table:formula="of:=-([.C581]*[.C581]*[.C581]/30)+([.C581]/20)+1/6" office:value-type="float" office:value="-8.94941608106669" calcext:value-type="float">
            <text:p>-8,94941608106669</text:p>
          </table:table-cell>
          <table:table-cell table:formula="of:=SQRT((([.C581]-[.C580])*([.C581]-[.C580]))+(([.F581]-[.F580])*([.F581]-[.F580])))" office:value-type="float" office:value="0.034995551962139" calcext:value-type="float">
            <text:p>0,0349955519621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2</text:p>
          </table:table-cell>
          <table:table-cell table:formula="of:=[.C581]+([$'70.1'.$D$6]-[$'70.1'.$C$5])/1000" office:value-type="float" office:value="6.576" calcext:value-type="float">
            <text:p>6,576</text:p>
          </table:table-cell>
          <table:table-cell table:formula="of:=([.C582]*[.C582]*[.C582]*[.C582]/500)-([.C582]*[.C582]/200)-3/250" office:value-type="float" office:value="3.51182944547636" calcext:value-type="float">
            <text:p>3,51182944547636</text:p>
          </table:table-cell>
          <table:table-cell table:formula="of:=SQRT((([.C582]-[.C581])*([.C582]-[.C581]))+(([.D582]-[.D581])*([.D582]-[.D581])))" office:value-type="float" office:value="0.0193700277380464" calcext:value-type="float">
            <text:p>0,019370027738046</text:p>
          </table:table-cell>
          <table:table-cell table:formula="of:=-([.C582]*[.C582]*[.C582]/30)+([.C582]/20)+1/6" office:value-type="float" office:value="-8.98356903253335" calcext:value-type="float">
            <text:p>-8,98356903253335</text:p>
          </table:table-cell>
          <table:table-cell table:formula="of:=SQRT((([.C582]-[.C581])*([.C582]-[.C581]))+(([.F582]-[.F581])*([.F582]-[.F581])))" office:value-type="float" office:value="0.0350774014699557" calcext:value-type="float">
            <text:p>0,0350774014699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3</text:p>
          </table:table-cell>
          <table:table-cell table:formula="of:=[.C582]+([$'70.1'.$D$6]-[$'70.1'.$C$5])/1000" office:value-type="float" office:value="6.584" calcext:value-type="float">
            <text:p>6,584</text:p>
          </table:table-cell>
          <table:table-cell table:formula="of:=([.C583]*[.C583]*[.C583]*[.C583]/500)-([.C583]*[.C583]/200)-3/250" office:value-type="float" office:value="3.52953603218228" calcext:value-type="float">
            <text:p>3,52953603218228</text:p>
          </table:table-cell>
          <table:table-cell table:formula="of:=SQRT((([.C583]-[.C582])*([.C583]-[.C582]))+(([.D583]-[.D582])*([.D583]-[.D582])))" office:value-type="float" office:value="0.0194299565818941" calcext:value-type="float">
            <text:p>0,019429956581894</text:p>
          </table:table-cell>
          <table:table-cell table:formula="of:=-([.C583]*[.C583]*[.C583]/30)+([.C583]/20)+1/6" office:value-type="float" office:value="-9.01780615680002" calcext:value-type="float">
            <text:p>-9,01780615680002</text:p>
          </table:table-cell>
          <table:table-cell table:formula="of:=SQRT((([.C583]-[.C582])*([.C583]-[.C582]))+(([.F583]-[.F582])*([.F583]-[.F582])))" office:value-type="float" office:value="0.0351593611723992" calcext:value-type="float">
            <text:p>0,0351593611723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4</text:p>
          </table:table-cell>
          <table:table-cell table:formula="of:=[.C583]+([$'70.1'.$D$6]-[$'70.1'.$C$5])/1000" office:value-type="float" office:value="6.592" calcext:value-type="float">
            <text:p>6,592</text:p>
          </table:table-cell>
          <table:table-cell table:formula="of:=([.C584]*[.C584]*[.C584]*[.C584]/500)-([.C584]*[.C584]/200)-3/250" office:value-type="float" office:value="3.5473085630546" calcext:value-type="float">
            <text:p>3,5473085630546</text:p>
          </table:table-cell>
          <table:table-cell table:formula="of:=SQRT((([.C584]-[.C583])*([.C584]-[.C583]))+(([.D584]-[.D583])*([.D584]-[.D583])))" office:value-type="float" office:value="0.0194900706414197" calcext:value-type="float">
            <text:p>0,01949007064142</text:p>
          </table:table-cell>
          <table:table-cell table:formula="of:=-([.C584]*[.C584]*[.C584]/30)+([.C584]/20)+1/6" office:value-type="float" office:value="-9.05212755626668" calcext:value-type="float">
            <text:p>-9,05212755626668</text:p>
          </table:table-cell>
          <table:table-cell table:formula="of:=SQRT((([.C584]-[.C583])*([.C584]-[.C583]))+(([.F584]-[.F583])*([.F584]-[.F583])))" office:value-type="float" office:value="0.0352414310343714" calcext:value-type="float">
            <text:p>0,0352414310343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5</text:p>
          </table:table-cell>
          <table:table-cell table:formula="of:=[.C584]+([$'70.1'.$D$6]-[$'70.1'.$C$5])/1000" office:value-type="float" office:value="6.6" calcext:value-type="float">
            <text:p>6,6</text:p>
          </table:table-cell>
          <table:table-cell table:formula="of:=([.C585]*[.C585]*[.C585]*[.C585]/500)-([.C585]*[.C585]/200)-3/250" office:value-type="float" office:value="3.56514720000001" calcext:value-type="float">
            <text:p>3,56514720000001</text:p>
          </table:table-cell>
          <table:table-cell table:formula="of:=SQRT((([.C585]-[.C584])*([.C585]-[.C584]))+(([.D585]-[.D584])*([.D585]-[.D584])))" office:value-type="float" office:value="0.0195503700238665" calcext:value-type="float">
            <text:p>0,019550370023867</text:p>
          </table:table-cell>
          <table:table-cell table:formula="of:=-([.C585]*[.C585]*[.C585]/30)+([.C585]/20)+1/6" office:value-type="float" office:value="-9.08653333333335" calcext:value-type="float">
            <text:p>-9,08653333333335</text:p>
          </table:table-cell>
          <table:table-cell table:formula="of:=SQRT((([.C585]-[.C584])*([.C585]-[.C584]))+(([.F585]-[.F584])*([.F585]-[.F584])))" office:value-type="float" office:value="0.0353236110209769" calcext:value-type="float">
            <text:p>0,0353236110209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6</text:p>
          </table:table-cell>
          <table:table-cell table:formula="of:=[.C585]+([$'70.1'.$D$6]-[$'70.1'.$C$5])/1000" office:value-type="float" office:value="6.608" calcext:value-type="float">
            <text:p>6,608</text:p>
          </table:table-cell>
          <table:table-cell table:formula="of:=([.C586]*[.C586]*[.C586]*[.C586]/500)-([.C586]*[.C586]/200)-3/250" office:value-type="float" office:value="3.5830521051218" calcext:value-type="float">
            <text:p>3,5830521051218</text:p>
          </table:table-cell>
          <table:table-cell table:formula="of:=SQRT((([.C586]-[.C585])*([.C586]-[.C585]))+(([.D586]-[.D585])*([.D586]-[.D585])))" office:value-type="float" office:value="0.0196108548365538" calcext:value-type="float">
            <text:p>0,019610854836554</text:p>
          </table:table-cell>
          <table:table-cell table:formula="of:=-([.C586]*[.C586]*[.C586]/30)+([.C586]/20)+1/6" office:value-type="float" office:value="-9.12102359040002" calcext:value-type="float">
            <text:p>-9,12102359040002</text:p>
          </table:table-cell>
          <table:table-cell table:formula="of:=SQRT((([.C586]-[.C585])*([.C586]-[.C585]))+(([.F586]-[.F585])*([.F586]-[.F585])))" office:value-type="float" office:value="0.0354059010974829" calcext:value-type="float">
            <text:p>0,0354059010974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7</text:p>
          </table:table-cell>
          <table:table-cell table:formula="of:=[.C586]+([$'70.1'.$D$6]-[$'70.1'.$C$5])/1000" office:value-type="float" office:value="6.616" calcext:value-type="float">
            <text:p>6,616</text:p>
          </table:table-cell>
          <table:table-cell table:formula="of:=([.C587]*[.C587]*[.C587]*[.C587]/500)-([.C587]*[.C587]/200)-3/250" office:value-type="float" office:value="3.60102344071988" calcext:value-type="float">
            <text:p>3,60102344071988</text:p>
          </table:table-cell>
          <table:table-cell table:formula="of:=SQRT((([.C587]-[.C586])*([.C587]-[.C586]))+(([.D587]-[.D586])*([.D587]-[.D586])))" office:value-type="float" office:value="0.0196715251868996" calcext:value-type="float">
            <text:p>0,0196715251869</text:p>
          </table:table-cell>
          <table:table-cell table:formula="of:=-([.C587]*[.C587]*[.C587]/30)+([.C587]/20)+1/6" office:value-type="float" office:value="-9.15559842986669" calcext:value-type="float">
            <text:p>-9,15559842986669</text:p>
          </table:table-cell>
          <table:table-cell table:formula="of:=SQRT((([.C587]-[.C586])*([.C587]-[.C586]))+(([.F587]-[.F586])*([.F587]-[.F586])))" office:value-type="float" office:value="0.0354883012293608" calcext:value-type="float">
            <text:p>0,0354883012293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8</text:p>
          </table:table-cell>
          <table:table-cell table:formula="of:=[.C587]+([$'70.1'.$D$6]-[$'70.1'.$C$5])/1000" office:value-type="float" office:value="6.624" calcext:value-type="float">
            <text:p>6,624</text:p>
          </table:table-cell>
          <table:table-cell table:formula="of:=([.C588]*[.C588]*[.C588]*[.C588]/500)-([.C588]*[.C588]/200)-3/250" office:value-type="float" office:value="3.61906136929076" calcext:value-type="float">
            <text:p>3,61906136929076</text:p>
          </table:table-cell>
          <table:table-cell table:formula="of:=SQRT((([.C588]-[.C587])*([.C588]-[.C587]))+(([.D588]-[.D587])*([.D588]-[.D587])))" office:value-type="float" office:value="0.0197323811824159" calcext:value-type="float">
            <text:p>0,019732381182416</text:p>
          </table:table-cell>
          <table:table-cell table:formula="of:=-([.C588]*[.C588]*[.C588]/30)+([.C588]/20)+1/6" office:value-type="float" office:value="-9.19025795413335" calcext:value-type="float">
            <text:p>-9,19025795413335</text:p>
          </table:table-cell>
          <table:table-cell table:formula="of:=SQRT((([.C588]-[.C587])*([.C588]-[.C587]))+(([.F588]-[.F587])*([.F588]-[.F587])))" office:value-type="float" office:value="0.0355708113822493" calcext:value-type="float">
            <text:p>0,0355708113822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79</text:p>
          </table:table-cell>
          <table:table-cell table:formula="of:=[.C588]+([$'70.1'.$D$6]-[$'70.1'.$C$5])/1000" office:value-type="float" office:value="6.632" calcext:value-type="float">
            <text:p>6,632</text:p>
          </table:table-cell>
          <table:table-cell table:formula="of:=([.C589]*[.C589]*[.C589]*[.C589]/500)-([.C589]*[.C589]/200)-3/250" office:value-type="float" office:value="3.63716605352756" calcext:value-type="float">
            <text:p>3,63716605352756</text:p>
          </table:table-cell>
          <table:table-cell table:formula="of:=SQRT((([.C589]-[.C588])*([.C589]-[.C588]))+(([.D589]-[.D588])*([.D589]-[.D588])))" office:value-type="float" office:value="0.0197934229307168" calcext:value-type="float">
            <text:p>0,019793422930717</text:p>
          </table:table-cell>
          <table:table-cell table:formula="of:=-([.C589]*[.C589]*[.C589]/30)+([.C589]/20)+1/6" office:value-type="float" office:value="-9.22500226560002" calcext:value-type="float">
            <text:p>-9,22500226560002</text:p>
          </table:table-cell>
          <table:table-cell table:formula="of:=SQRT((([.C589]-[.C588])*([.C589]-[.C588]))+(([.F589]-[.F588])*([.F589]-[.F588])))" office:value-type="float" office:value="0.035653431521984" calcext:value-type="float">
            <text:p>0,035653431521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0</text:p>
          </table:table-cell>
          <table:table-cell table:formula="of:=[.C589]+([$'70.1'.$D$6]-[$'70.1'.$C$5])/1000" office:value-type="float" office:value="6.64" calcext:value-type="float">
            <text:p>6,64</text:p>
          </table:table-cell>
          <table:table-cell table:formula="of:=([.C590]*[.C590]*[.C590]*[.C590]/500)-([.C590]*[.C590]/200)-3/250" office:value-type="float" office:value="3.65533765632001" calcext:value-type="float">
            <text:p>3,65533765632001</text:p>
          </table:table-cell>
          <table:table-cell table:formula="of:=SQRT((([.C590]-[.C589])*([.C590]-[.C589]))+(([.D590]-[.D589])*([.D590]-[.D589])))" office:value-type="float" office:value="0.0198546505395212" calcext:value-type="float">
            <text:p>0,019854650539521</text:p>
          </table:table-cell>
          <table:table-cell table:formula="of:=-([.C590]*[.C590]*[.C590]/30)+([.C590]/20)+1/6" office:value-type="float" office:value="-9.25983146666668" calcext:value-type="float">
            <text:p>-9,25983146666668</text:p>
          </table:table-cell>
          <table:table-cell table:formula="of:=SQRT((([.C590]-[.C589])*([.C590]-[.C589]))+(([.F590]-[.F589])*([.F590]-[.F589])))" office:value-type="float" office:value="0.0357361616145639" calcext:value-type="float">
            <text:p>0,0357361616145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1</text:p>
          </table:table-cell>
          <table:table-cell table:formula="of:=[.C590]+([$'70.1'.$D$6]-[$'70.1'.$C$5])/1000" office:value-type="float" office:value="6.648" calcext:value-type="float">
            <text:p>6,648</text:p>
          </table:table-cell>
          <table:table-cell table:formula="of:=([.C591]*[.C591]*[.C591]*[.C591]/500)-([.C591]*[.C591]/200)-3/250" office:value-type="float" office:value="3.67357634075444" calcext:value-type="float">
            <text:p>3,67357634075444</text:p>
          </table:table-cell>
          <table:table-cell table:formula="of:=SQRT((([.C591]-[.C590])*([.C591]-[.C590]))+(([.D591]-[.D590])*([.D591]-[.D590])))" office:value-type="float" office:value="0.019916064116657" calcext:value-type="float">
            <text:p>0,019916064116657</text:p>
          </table:table-cell>
          <table:table-cell table:formula="of:=-([.C591]*[.C591]*[.C591]/30)+([.C591]/20)+1/6" office:value-type="float" office:value="-9.29474565973335" calcext:value-type="float">
            <text:p>-9,29474565973335</text:p>
          </table:table-cell>
          <table:table-cell table:formula="of:=SQRT((([.C591]-[.C590])*([.C591]-[.C590]))+(([.F591]-[.F590])*([.F591]-[.F590])))" office:value-type="float" office:value="0.0358190016261849" calcext:value-type="float">
            <text:p>0,035819001626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2</text:p>
          </table:table-cell>
          <table:table-cell table:formula="of:=[.C591]+([$'70.1'.$D$6]-[$'70.1'.$C$5])/1000" office:value-type="float" office:value="6.656" calcext:value-type="float">
            <text:p>6,656</text:p>
          </table:table-cell>
          <table:table-cell table:formula="of:=([.C592]*[.C592]*[.C592]*[.C592]/500)-([.C592]*[.C592]/200)-3/250" office:value-type="float" office:value="3.6918822701138" calcext:value-type="float">
            <text:p>3,6918822701138</text:p>
          </table:table-cell>
          <table:table-cell table:formula="of:=SQRT((([.C592]-[.C591])*([.C592]-[.C591]))+(([.D592]-[.D591])*([.D592]-[.D591])))" office:value-type="float" office:value="0.0199776637700681" calcext:value-type="float">
            <text:p>0,019977663770068</text:p>
          </table:table-cell>
          <table:table-cell table:formula="of:=-([.C592]*[.C592]*[.C592]/30)+([.C592]/20)+1/6" office:value-type="float" office:value="-9.32974494720002" calcext:value-type="float">
            <text:p>-9,32974494720002</text:p>
          </table:table-cell>
          <table:table-cell table:formula="of:=SQRT((([.C592]-[.C591])*([.C592]-[.C591]))+(([.F592]-[.F591])*([.F592]-[.F591])))" office:value-type="float" office:value="0.0359019515232004" calcext:value-type="float">
            <text:p>0,0359019515232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3</text:p>
          </table:table-cell>
          <table:table-cell table:formula="of:=[.C592]+([$'70.1'.$D$6]-[$'70.1'.$C$5])/1000" office:value-type="float" office:value="6.664" calcext:value-type="float">
            <text:p>6,664</text:p>
          </table:table-cell>
          <table:table-cell table:formula="of:=([.C593]*[.C593]*[.C593]*[.C593]/500)-([.C593]*[.C593]/200)-3/250" office:value-type="float" office:value="3.71025560787764" calcext:value-type="float">
            <text:p>3,71025560787764</text:p>
          </table:table-cell>
          <table:table-cell table:formula="of:=SQRT((([.C593]-[.C592])*([.C593]-[.C592]))+(([.D593]-[.D592])*([.D593]-[.D592])))" office:value-type="float" office:value="0.0200394496078152" calcext:value-type="float">
            <text:p>0,020039449607815</text:p>
          </table:table-cell>
          <table:table-cell table:formula="of:=-([.C593]*[.C593]*[.C593]/30)+([.C593]/20)+1/6" office:value-type="float" office:value="-9.36482943146669" calcext:value-type="float">
            <text:p>-9,36482943146669</text:p>
          </table:table-cell>
          <table:table-cell table:formula="of:=SQRT((([.C593]-[.C592])*([.C593]-[.C592]))+(([.F593]-[.F592])*([.F593]-[.F592])))" office:value-type="float" office:value="0.0359850112721691" calcext:value-type="float">
            <text:p>0,0359850112721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4</text:p>
          </table:table-cell>
          <table:table-cell table:formula="of:=[.C593]+([$'70.1'.$D$6]-[$'70.1'.$C$5])/1000" office:value-type="float" office:value="6.672" calcext:value-type="float">
            <text:p>6,672</text:p>
          </table:table-cell>
          <table:table-cell table:formula="of:=([.C594]*[.C594]*[.C594]*[.C594]/500)-([.C594]*[.C594]/200)-3/250" office:value-type="float" office:value="3.72869651772212" calcext:value-type="float">
            <text:p>3,72869651772212</text:p>
          </table:table-cell>
          <table:table-cell table:formula="of:=SQRT((([.C594]-[.C593])*([.C594]-[.C593]))+(([.D594]-[.D593])*([.D594]-[.D593])))" office:value-type="float" office:value="0.0201014217380811" calcext:value-type="float">
            <text:p>0,020101421738081</text:p>
          </table:table-cell>
          <table:table-cell table:formula="of:=-([.C594]*[.C594]*[.C594]/30)+([.C594]/20)+1/6" office:value-type="float" office:value="-9.39999921493335" calcext:value-type="float">
            <text:p>-9,39999921493335</text:p>
          </table:table-cell>
          <table:table-cell table:formula="of:=SQRT((([.C594]-[.C593])*([.C594]-[.C593]))+(([.F594]-[.F593])*([.F594]-[.F593])))" office:value-type="float" office:value="0.0360681808397931" calcext:value-type="float">
            <text:p>0,0360681808397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5</text:p>
          </table:table-cell>
          <table:table-cell table:formula="of:=[.C594]+([$'70.1'.$D$6]-[$'70.1'.$C$5])/1000" office:value-type="float" office:value="6.68" calcext:value-type="float">
            <text:p>6,68</text:p>
          </table:table-cell>
          <table:table-cell table:formula="of:=([.C595]*[.C595]*[.C595]*[.C595]/500)-([.C595]*[.C595]/200)-3/250" office:value-type="float" office:value="3.74720516352001" calcext:value-type="float">
            <text:p>3,74720516352001</text:p>
          </table:table-cell>
          <table:table-cell table:formula="of:=SQRT((([.C595]-[.C594])*([.C595]-[.C594]))+(([.D595]-[.D594])*([.D595]-[.D594])))" office:value-type="float" office:value="0.0201635802691809" calcext:value-type="float">
            <text:p>0,020163580269181</text:p>
          </table:table-cell>
          <table:table-cell table:formula="of:=-([.C595]*[.C595]*[.C595]/30)+([.C595]/20)+1/6" office:value-type="float" office:value="-9.43525440000002" calcext:value-type="float">
            <text:p>-9,43525440000002</text:p>
          </table:table-cell>
          <table:table-cell table:formula="of:=SQRT((([.C595]-[.C594])*([.C595]-[.C594]))+(([.F595]-[.F594])*([.F595]-[.F594])))" office:value-type="float" office:value="0.0361514601929863" calcext:value-type="float">
            <text:p>0,0361514601929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6</text:p>
          </table:table-cell>
          <table:table-cell table:formula="of:=[.C595]+([$'70.1'.$D$6]-[$'70.1'.$C$5])/1000" office:value-type="float" office:value="6.688" calcext:value-type="float">
            <text:p>6,688</text:p>
          </table:table-cell>
          <table:table-cell table:formula="of:=([.C596]*[.C596]*[.C596]*[.C596]/500)-([.C596]*[.C596]/200)-3/250" office:value-type="float" office:value="3.76578170934068" calcext:value-type="float">
            <text:p>3,76578170934068</text:p>
          </table:table-cell>
          <table:table-cell table:formula="of:=SQRT((([.C596]-[.C595])*([.C596]-[.C595]))+(([.D596]-[.D595])*([.D596]-[.D595])))" office:value-type="float" office:value="0.0202259253095509" calcext:value-type="float">
            <text:p>0,020225925309551</text:p>
          </table:table-cell>
          <table:table-cell table:formula="of:=-([.C596]*[.C596]*[.C596]/30)+([.C596]/20)+1/6" office:value-type="float" office:value="-9.47059508906669" calcext:value-type="float">
            <text:p>-9,47059508906669</text:p>
          </table:table-cell>
          <table:table-cell table:formula="of:=SQRT((([.C596]-[.C595])*([.C596]-[.C595]))+(([.F596]-[.F595])*([.F596]-[.F595])))" office:value-type="float" office:value="0.0362348492988008" calcext:value-type="float">
            <text:p>0,0362348492988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7</text:p>
          </table:table-cell>
          <table:table-cell table:formula="of:=[.C596]+([$'70.1'.$D$6]-[$'70.1'.$C$5])/1000" office:value-type="float" office:value="6.696" calcext:value-type="float">
            <text:p>6,696</text:p>
          </table:table-cell>
          <table:table-cell table:formula="of:=([.C597]*[.C597]*[.C597]*[.C597]/500)-([.C597]*[.C597]/200)-3/250" office:value-type="float" office:value="3.78442631945012" calcext:value-type="float">
            <text:p>3,78442631945012</text:p>
          </table:table-cell>
          <table:table-cell table:formula="of:=SQRT((([.C597]-[.C596])*([.C597]-[.C596]))+(([.D597]-[.D596])*([.D597]-[.D596])))" office:value-type="float" office:value="0.0202884569677694" calcext:value-type="float">
            <text:p>0,020288456967769</text:p>
          </table:table-cell>
          <table:table-cell table:formula="of:=-([.C597]*[.C597]*[.C597]/30)+([.C597]/20)+1/6" office:value-type="float" office:value="-9.50602138453335" calcext:value-type="float">
            <text:p>-9,50602138453335</text:p>
          </table:table-cell>
          <table:table-cell table:formula="of:=SQRT((([.C597]-[.C596])*([.C597]-[.C596]))+(([.F597]-[.F596])*([.F597]-[.F596])))" office:value-type="float" office:value="0.0363183481244895" calcext:value-type="float">
            <text:p>0,036318348124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8</text:p>
          </table:table-cell>
          <table:table-cell table:formula="of:=[.C597]+([$'70.1'.$D$6]-[$'70.1'.$C$5])/1000" office:value-type="float" office:value="6.704" calcext:value-type="float">
            <text:p>6,704</text:p>
          </table:table-cell>
          <table:table-cell table:formula="of:=([.C598]*[.C598]*[.C598]*[.C598]/500)-([.C598]*[.C598]/200)-3/250" office:value-type="float" office:value="3.80313915831092" calcext:value-type="float">
            <text:p>3,80313915831092</text:p>
          </table:table-cell>
          <table:table-cell table:formula="of:=SQRT((([.C598]-[.C597])*([.C598]-[.C597]))+(([.D598]-[.D597])*([.D598]-[.D597])))" office:value-type="float" office:value="0.0203511753525513" calcext:value-type="float">
            <text:p>0,020351175352551</text:p>
          </table:table-cell>
          <table:table-cell table:formula="of:=-([.C598]*[.C598]*[.C598]/30)+([.C598]/20)+1/6" office:value-type="float" office:value="-9.54153338880002" calcext:value-type="float">
            <text:p>-9,54153338880002</text:p>
          </table:table-cell>
          <table:table-cell table:formula="of:=SQRT((([.C598]-[.C597])*([.C598]-[.C597]))+(([.F598]-[.F597])*([.F598]-[.F597])))" office:value-type="float" office:value="0.0364019566374625" calcext:value-type="float">
            <text:p>0,0364019566374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89</text:p>
          </table:table-cell>
          <table:table-cell table:formula="of:=[.C598]+([$'70.1'.$D$6]-[$'70.1'.$C$5])/1000" office:value-type="float" office:value="6.712" calcext:value-type="float">
            <text:p>6,712</text:p>
          </table:table-cell>
          <table:table-cell table:formula="of:=([.C599]*[.C599]*[.C599]*[.C599]/500)-([.C599]*[.C599]/200)-3/250" office:value-type="float" office:value="3.82192039058228" calcext:value-type="float">
            <text:p>3,82192039058228</text:p>
          </table:table-cell>
          <table:table-cell table:formula="of:=SQRT((([.C599]-[.C598])*([.C599]-[.C598]))+(([.D599]-[.D598])*([.D599]-[.D598])))" office:value-type="float" office:value="0.0204140805727512" calcext:value-type="float">
            <text:p>0,020414080572751</text:p>
          </table:table-cell>
          <table:table-cell table:formula="of:=-([.C599]*[.C599]*[.C599]/30)+([.C599]/20)+1/6" office:value-type="float" office:value="-9.57713120426669" calcext:value-type="float">
            <text:p>-9,57713120426669</text:p>
          </table:table-cell>
          <table:table-cell table:formula="of:=SQRT((([.C599]-[.C598])*([.C599]-[.C598]))+(([.F599]-[.F598])*([.F599]-[.F598])))" office:value-type="float" office:value="0.0364856748053112" calcext:value-type="float">
            <text:p>0,0364856748053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0</text:p>
          </table:table-cell>
          <table:table-cell table:formula="of:=[.C599]+([$'70.1'.$D$6]-[$'70.1'.$C$5])/1000" office:value-type="float" office:value="6.72" calcext:value-type="float">
            <text:p>6,72</text:p>
          </table:table-cell>
          <table:table-cell table:formula="of:=([.C600]*[.C600]*[.C600]*[.C600]/500)-([.C600]*[.C600]/200)-3/250" office:value-type="float" office:value="3.84077018112001" calcext:value-type="float">
            <text:p>3,84077018112001</text:p>
          </table:table-cell>
          <table:table-cell table:formula="of:=SQRT((([.C600]-[.C599])*([.C600]-[.C599]))+(([.D600]-[.D599])*([.D600]-[.D599])))" office:value-type="float" office:value="0.0204771727373728" calcext:value-type="float">
            <text:p>0,020477172737373</text:p>
          </table:table-cell>
          <table:table-cell table:formula="of:=-([.C600]*[.C600]*[.C600]/30)+([.C600]/20)+1/6" office:value-type="float" office:value="-9.61281493333335" calcext:value-type="float">
            <text:p>-9,61281493333335</text:p>
          </table:table-cell>
          <table:table-cell table:formula="of:=SQRT((([.C600]-[.C599])*([.C600]-[.C599]))+(([.F600]-[.F599])*([.F600]-[.F599])))" office:value-type="float" office:value="0.0365695025957858" calcext:value-type="float">
            <text:p>0,0365695025957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1</text:p>
          </table:table-cell>
          <table:table-cell table:formula="of:=[.C600]+([$'70.1'.$D$6]-[$'70.1'.$C$5])/1000" office:value-type="float" office:value="6.728" calcext:value-type="float">
            <text:p>6,728</text:p>
          </table:table-cell>
          <table:table-cell table:formula="of:=([.C601]*[.C601]*[.C601]*[.C601]/500)-([.C601]*[.C601]/200)-3/250" office:value-type="float" office:value="3.85968869497652" calcext:value-type="float">
            <text:p>3,85968869497652</text:p>
          </table:table-cell>
          <table:table-cell table:formula="of:=SQRT((([.C601]-[.C600])*([.C601]-[.C600]))+(([.D601]-[.D600])*([.D601]-[.D600])))" office:value-type="float" office:value="0.0205404519555683" calcext:value-type="float">
            <text:p>0,020540451955568</text:p>
          </table:table-cell>
          <table:table-cell table:formula="of:=-([.C601]*[.C601]*[.C601]/30)+([.C601]/20)+1/6" office:value-type="float" office:value="-9.64858467840002" calcext:value-type="float">
            <text:p>-9,64858467840002</text:p>
          </table:table-cell>
          <table:table-cell table:formula="of:=SQRT((([.C601]-[.C600])*([.C601]-[.C600]))+(([.F601]-[.F600])*([.F601]-[.F600])))" office:value-type="float" office:value="0.0366534399768211" calcext:value-type="float">
            <text:p>0,0366534399768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2</text:p>
          </table:table-cell>
          <table:table-cell table:formula="of:=[.C601]+([$'70.1'.$D$6]-[$'70.1'.$C$5])/1000" office:value-type="float" office:value="6.736" calcext:value-type="float">
            <text:p>6,736</text:p>
          </table:table-cell>
          <table:table-cell table:formula="of:=([.C602]*[.C602]*[.C602]*[.C602]/500)-([.C602]*[.C602]/200)-3/250" office:value-type="float" office:value="3.87867609740084" calcext:value-type="float">
            <text:p>3,87867609740084</text:p>
          </table:table-cell>
          <table:table-cell table:formula="of:=SQRT((([.C602]-[.C601])*([.C602]-[.C601]))+(([.D602]-[.D601])*([.D602]-[.D601])))" office:value-type="float" office:value="0.0206039183366449" calcext:value-type="float">
            <text:p>0,020603918336645</text:p>
          </table:table-cell>
          <table:table-cell table:formula="of:=-([.C602]*[.C602]*[.C602]/30)+([.C602]/20)+1/6" office:value-type="float" office:value="-9.68444054186669" calcext:value-type="float">
            <text:p>-9,68444054186669</text:p>
          </table:table-cell>
          <table:table-cell table:formula="of:=SQRT((([.C602]-[.C601])*([.C602]-[.C601]))+(([.F602]-[.F601])*([.F602]-[.F601])))" office:value-type="float" office:value="0.0367374869165033" calcext:value-type="float">
            <text:p>0,0367374869165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3</text:p>
          </table:table-cell>
          <table:table-cell table:formula="of:=[.C602]+([$'70.1'.$D$6]-[$'70.1'.$C$5])/1000" office:value-type="float" office:value="6.744" calcext:value-type="float">
            <text:p>6,744</text:p>
          </table:table-cell>
          <table:table-cell table:formula="of:=([.C603]*[.C603]*[.C603]*[.C603]/500)-([.C603]*[.C603]/200)-3/250" office:value-type="float" office:value="3.8977325538386" calcext:value-type="float">
            <text:p>3,8977325538386</text:p>
          </table:table-cell>
          <table:table-cell table:formula="of:=SQRT((([.C603]-[.C602])*([.C603]-[.C602]))+(([.D603]-[.D602])*([.D603]-[.D602])))" office:value-type="float" office:value="0.0206675719900567" calcext:value-type="float">
            <text:p>0,020667571990057</text:p>
          </table:table-cell>
          <table:table-cell table:formula="of:=-([.C603]*[.C603]*[.C603]/30)+([.C603]/20)+1/6" office:value-type="float" office:value="-9.72038262613335" calcext:value-type="float">
            <text:p>-9,72038262613335</text:p>
          </table:table-cell>
          <table:table-cell table:formula="of:=SQRT((([.C603]-[.C602])*([.C603]-[.C602]))+(([.F603]-[.F602])*([.F603]-[.F602])))" office:value-type="float" office:value="0.0368216433830964" calcext:value-type="float">
            <text:p>0,0368216433830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4</text:p>
          </table:table-cell>
          <table:table-cell table:formula="of:=[.C603]+([$'70.1'.$D$6]-[$'70.1'.$C$5])/1000" office:value-type="float" office:value="6.752" calcext:value-type="float">
            <text:p>6,752</text:p>
          </table:table-cell>
          <table:table-cell table:formula="of:=([.C604]*[.C604]*[.C604]*[.C604]/500)-([.C604]*[.C604]/200)-3/250" office:value-type="float" office:value="3.91685822993204" calcext:value-type="float">
            <text:p>3,91685822993204</text:p>
          </table:table-cell>
          <table:table-cell table:formula="of:=SQRT((([.C604]-[.C603])*([.C604]-[.C603]))+(([.D604]-[.D603])*([.D604]-[.D603])))" office:value-type="float" office:value="0.0207314130254357" calcext:value-type="float">
            <text:p>0,020731413025436</text:p>
          </table:table-cell>
          <table:table-cell table:formula="of:=-([.C604]*[.C604]*[.C604]/30)+([.C604]/20)+1/6" office:value-type="float" office:value="-9.75641103360002" calcext:value-type="float">
            <text:p>-9,75641103360002</text:p>
          </table:table-cell>
          <table:table-cell table:formula="of:=SQRT((([.C604]-[.C603])*([.C604]-[.C603]))+(([.F604]-[.F603])*([.F604]-[.F603])))" office:value-type="float" office:value="0.0369059093450396" calcext:value-type="float">
            <text:p>0,036905909345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5</text:p>
          </table:table-cell>
          <table:table-cell table:formula="of:=[.C604]+([$'70.1'.$D$6]-[$'70.1'.$C$5])/1000" office:value-type="float" office:value="6.76" calcext:value-type="float">
            <text:p>6,76</text:p>
          </table:table-cell>
          <table:table-cell table:formula="of:=([.C605]*[.C605]*[.C605]*[.C605]/500)-([.C605]*[.C605]/200)-3/250" office:value-type="float" office:value="3.93605329152001" calcext:value-type="float">
            <text:p>3,93605329152001</text:p>
          </table:table-cell>
          <table:table-cell table:formula="of:=SQRT((([.C605]-[.C604])*([.C605]-[.C604]))+(([.D605]-[.D604])*([.D605]-[.D604])))" office:value-type="float" office:value="0.0207954415525586" calcext:value-type="float">
            <text:p>0,020795441552559</text:p>
          </table:table-cell>
          <table:table-cell table:formula="of:=-([.C605]*[.C605]*[.C605]/30)+([.C605]/20)+1/6" office:value-type="float" office:value="-9.79252586666668" calcext:value-type="float">
            <text:p>-9,79252586666668</text:p>
          </table:table-cell>
          <table:table-cell table:formula="of:=SQRT((([.C605]-[.C604])*([.C605]-[.C604]))+(([.F605]-[.F604])*([.F605]-[.F604])))" office:value-type="float" office:value="0.0369902847709117" calcext:value-type="float">
            <text:p>0,0369902847709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6</text:p>
          </table:table-cell>
          <table:table-cell table:formula="of:=[.C605]+([$'70.1'.$D$6]-[$'70.1'.$C$5])/1000" office:value-type="float" office:value="6.768" calcext:value-type="float">
            <text:p>6,768</text:p>
          </table:table-cell>
          <table:table-cell table:formula="of:=([.C606]*[.C606]*[.C606]*[.C606]/500)-([.C606]*[.C606]/200)-3/250" office:value-type="float" office:value="3.95531790463796" calcext:value-type="float">
            <text:p>3,95531790463796</text:p>
          </table:table-cell>
          <table:table-cell table:formula="of:=SQRT((([.C606]-[.C605])*([.C606]-[.C605]))+(([.D606]-[.D605])*([.D606]-[.D605])))" office:value-type="float" office:value="0.0208596576813812" calcext:value-type="float">
            <text:p>0,020859657681381</text:p>
          </table:table-cell>
          <table:table-cell table:formula="of:=-([.C606]*[.C606]*[.C606]/30)+([.C606]/20)+1/6" office:value-type="float" office:value="-9.82872722773335" calcext:value-type="float">
            <text:p>-9,82872722773335</text:p>
          </table:table-cell>
          <table:table-cell table:formula="of:=SQRT((([.C606]-[.C605])*([.C606]-[.C605]))+(([.F606]-[.F605])*([.F606]-[.F605])))" office:value-type="float" office:value="0.0370747696294854" calcext:value-type="float">
            <text:p>0,0370747696294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7</text:p>
          </table:table-cell>
          <table:table-cell table:formula="of:=[.C606]+([$'70.1'.$D$6]-[$'70.1'.$C$5])/1000" office:value-type="float" office:value="6.776" calcext:value-type="float">
            <text:p>6,776</text:p>
          </table:table-cell>
          <table:table-cell table:formula="of:=([.C607]*[.C607]*[.C607]*[.C607]/500)-([.C607]*[.C607]/200)-3/250" office:value-type="float" office:value="3.97465223551796" calcext:value-type="float">
            <text:p>3,97465223551796</text:p>
          </table:table-cell>
          <table:table-cell table:formula="of:=SQRT((([.C607]-[.C606])*([.C607]-[.C606]))+(([.D607]-[.D606])*([.D607]-[.D606])))" office:value-type="float" office:value="0.0209240615220207" calcext:value-type="float">
            <text:p>0,020924061522021</text:p>
          </table:table-cell>
          <table:table-cell table:formula="of:=-([.C607]*[.C607]*[.C607]/30)+([.C607]/20)+1/6" office:value-type="float" office:value="-9.86501521920002" calcext:value-type="float">
            <text:p>-9,86501521920002</text:p>
          </table:table-cell>
          <table:table-cell table:formula="of:=SQRT((([.C607]-[.C606])*([.C607]-[.C606]))+(([.F607]-[.F606])*([.F607]-[.F606])))" office:value-type="float" office:value="0.0371593638896678" calcext:value-type="float">
            <text:p>0,0371593638896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8</text:p>
          </table:table-cell>
          <table:table-cell table:formula="of:=[.C607]+([$'70.1'.$D$6]-[$'70.1'.$C$5])/1000" office:value-type="float" office:value="6.784" calcext:value-type="float">
            <text:p>6,784</text:p>
          </table:table-cell>
          <table:table-cell table:formula="of:=([.C608]*[.C608]*[.C608]*[.C608]/500)-([.C608]*[.C608]/200)-3/250" office:value-type="float" office:value="3.99405645058868" calcext:value-type="float">
            <text:p>3,99405645058868</text:p>
          </table:table-cell>
          <table:table-cell table:formula="of:=SQRT((([.C608]-[.C607])*([.C608]-[.C607]))+(([.D608]-[.D607])*([.D608]-[.D607])))" office:value-type="float" office:value="0.0209886531847753" calcext:value-type="float">
            <text:p>0,020988653184775</text:p>
          </table:table-cell>
          <table:table-cell table:formula="of:=-([.C608]*[.C608]*[.C608]/30)+([.C608]/20)+1/6" office:value-type="float" office:value="-9.90138994346669" calcext:value-type="float">
            <text:p>-9,90138994346669</text:p>
          </table:table-cell>
          <table:table-cell table:formula="of:=SQRT((([.C608]-[.C607])*([.C608]-[.C607]))+(([.F608]-[.F607])*([.F608]-[.F607])))" office:value-type="float" office:value="0.0372440675205598" calcext:value-type="float">
            <text:p>0,037244067520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599</text:p>
          </table:table-cell>
          <table:table-cell table:formula="of:=[.C608]+([$'70.1'.$D$6]-[$'70.1'.$C$5])/1000" office:value-type="float" office:value="6.792" calcext:value-type="float">
            <text:p>6,792</text:p>
          </table:table-cell>
          <table:table-cell table:formula="of:=([.C609]*[.C609]*[.C609]*[.C609]/500)-([.C609]*[.C609]/200)-3/250" office:value-type="float" office:value="4.0135307164754" calcext:value-type="float">
            <text:p>4,0135307164754</text:p>
          </table:table-cell>
          <table:table-cell table:formula="of:=SQRT((([.C609]-[.C608])*([.C609]-[.C608]))+(([.D609]-[.D608])*([.D609]-[.D608])))" office:value-type="float" office:value="0.0210534327801105" calcext:value-type="float">
            <text:p>0,021053432780111</text:p>
          </table:table-cell>
          <table:table-cell table:formula="of:=-([.C609]*[.C609]*[.C609]/30)+([.C609]/20)+1/6" office:value-type="float" office:value="-9.93785150293335" calcext:value-type="float">
            <text:p>-9,93785150293335</text:p>
          </table:table-cell>
          <table:table-cell table:formula="of:=SQRT((([.C609]-[.C608])*([.C609]-[.C608]))+(([.F609]-[.F608])*([.F609]-[.F608])))" office:value-type="float" office:value="0.0373288804913999" calcext:value-type="float">
            <text:p>0,03732888049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0</text:p>
          </table:table-cell>
          <table:table-cell table:formula="of:=[.C609]+([$'70.1'.$D$6]-[$'70.1'.$C$5])/1000" office:value-type="float" office:value="6.8" calcext:value-type="float">
            <text:p>6,8</text:p>
          </table:table-cell>
          <table:table-cell table:formula="of:=([.C610]*[.C610]*[.C610]*[.C610]/500)-([.C610]*[.C610]/200)-3/250" office:value-type="float" office:value="4.03307520000001" calcext:value-type="float">
            <text:p>4,03307520000001</text:p>
          </table:table-cell>
          <table:table-cell table:formula="of:=SQRT((([.C610]-[.C609])*([.C610]-[.C609]))+(([.D610]-[.D609])*([.D610]-[.D609])))" office:value-type="float" office:value="0.0211184004186806" calcext:value-type="float">
            <text:p>0,021118400418681</text:p>
          </table:table-cell>
          <table:table-cell table:formula="of:=-([.C610]*[.C610]*[.C610]/30)+([.C610]/20)+1/6" office:value-type="float" office:value="-9.97440000000002" calcext:value-type="float">
            <text:p>-9,97440000000002</text:p>
          </table:table-cell>
          <table:table-cell table:formula="of:=SQRT((([.C610]-[.C609])*([.C610]-[.C609]))+(([.F610]-[.F609])*([.F610]-[.F609])))" office:value-type="float" office:value="0.0374138027716012" calcext:value-type="float">
            <text:p>0,037413802771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1</text:p>
          </table:table-cell>
          <table:table-cell table:formula="of:=[.C610]+([$'70.1'.$D$6]-[$'70.1'.$C$5])/1000" office:value-type="float" office:value="6.808" calcext:value-type="float">
            <text:p>6,808</text:p>
          </table:table-cell>
          <table:table-cell table:formula="of:=([.C611]*[.C611]*[.C611]*[.C611]/500)-([.C611]*[.C611]/200)-3/250" office:value-type="float" office:value="4.052690068181" calcext:value-type="float">
            <text:p>4,052690068181</text:p>
          </table:table-cell>
          <table:table-cell table:formula="of:=SQRT((([.C611]-[.C610])*([.C611]-[.C610]))+(([.D611]-[.D610])*([.D611]-[.D610])))" office:value-type="float" office:value="0.0211835562113081" calcext:value-type="float">
            <text:p>0,021183556211308</text:p>
          </table:table-cell>
          <table:table-cell table:formula="of:=-([.C611]*[.C611]*[.C611]/30)+([.C611]/20)+1/6" office:value-type="float" office:value="-10.0110355370667" calcext:value-type="float">
            <text:p>-10,0110355370667</text:p>
          </table:table-cell>
          <table:table-cell table:formula="of:=SQRT((([.C611]-[.C610])*([.C611]-[.C610]))+(([.F611]-[.F610])*([.F611]-[.F610])))" office:value-type="float" office:value="0.037498834330723" calcext:value-type="float">
            <text:p>0,0374988343307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2</text:p>
          </table:table-cell>
          <table:table-cell table:formula="of:=[.C611]+([$'70.1'.$D$6]-[$'70.1'.$C$5])/1000" office:value-type="float" office:value="6.816" calcext:value-type="float">
            <text:p>6,816</text:p>
          </table:table-cell>
          <table:table-cell table:formula="of:=([.C612]*[.C612]*[.C612]*[.C612]/500)-([.C612]*[.C612]/200)-3/250" office:value-type="float" office:value="4.07237548823348" calcext:value-type="float">
            <text:p>4,07237548823348</text:p>
          </table:table-cell>
          <table:table-cell table:formula="of:=SQRT((([.C612]-[.C611])*([.C612]-[.C611]))+(([.D612]-[.D611])*([.D612]-[.D611])))" office:value-type="float" office:value="0.0212489002690165" calcext:value-type="float">
            <text:p>0,021248900269017</text:p>
          </table:table-cell>
          <table:table-cell table:formula="of:=-([.C612]*[.C612]*[.C612]/30)+([.C612]/20)+1/6" office:value-type="float" office:value="-10.0477582165334" calcext:value-type="float">
            <text:p>-10,0477582165334</text:p>
          </table:table-cell>
          <table:table-cell table:formula="of:=SQRT((([.C612]-[.C611])*([.C612]-[.C611]))+(([.F612]-[.F611])*([.F612]-[.F611])))" office:value-type="float" office:value="0.0375839751385042" calcext:value-type="float">
            <text:p>0,0375839751385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3</text:p>
          </table:table-cell>
          <table:table-cell table:formula="of:=[.C612]+([$'70.1'.$D$6]-[$'70.1'.$C$5])/1000" office:value-type="float" office:value="6.824" calcext:value-type="float">
            <text:p>6,824</text:p>
          </table:table-cell>
          <table:table-cell table:formula="of:=([.C613]*[.C613]*[.C613]*[.C613]/500)-([.C613]*[.C613]/200)-3/250" office:value-type="float" office:value="4.09213162756916" calcext:value-type="float">
            <text:p>4,09213162756916</text:p>
          </table:table-cell>
          <table:table-cell table:formula="of:=SQRT((([.C613]-[.C612])*([.C613]-[.C612]))+(([.D613]-[.D612])*([.D613]-[.D612])))" office:value-type="float" office:value="0.021314432703002" calcext:value-type="float">
            <text:p>0,021314432703002</text:p>
          </table:table-cell>
          <table:table-cell table:formula="of:=-([.C613]*[.C613]*[.C613]/30)+([.C613]/20)+1/6" office:value-type="float" office:value="-10.0845681408" calcext:value-type="float">
            <text:p>-10,0845681408</text:p>
          </table:table-cell>
          <table:table-cell table:formula="of:=SQRT((([.C613]-[.C612])*([.C613]-[.C612]))+(([.F613]-[.F612])*([.F613]-[.F612])))" office:value-type="float" office:value="0.0376692251648159" calcext:value-type="float">
            <text:p>0,0376692251648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4</text:p>
          </table:table-cell>
          <table:table-cell table:formula="of:=[.C613]+([$'70.1'.$D$6]-[$'70.1'.$C$5])/1000" office:value-type="float" office:value="6.832" calcext:value-type="float">
            <text:p>6,832</text:p>
          </table:table-cell>
          <table:table-cell table:formula="of:=([.C614]*[.C614]*[.C614]*[.C614]/500)-([.C614]*[.C614]/200)-3/250" office:value-type="float" office:value="4.11195865379636" calcext:value-type="float">
            <text:p>4,11195865379636</text:p>
          </table:table-cell>
          <table:table-cell table:formula="of:=SQRT((([.C614]-[.C613])*([.C614]-[.C613]))+(([.D614]-[.D613])*([.D614]-[.D613])))" office:value-type="float" office:value="0.0213801536246606" calcext:value-type="float">
            <text:p>0,021380153624661</text:p>
          </table:table-cell>
          <table:table-cell table:formula="of:=-([.C614]*[.C614]*[.C614]/30)+([.C614]/20)+1/6" office:value-type="float" office:value="-10.1214654122667" calcext:value-type="float">
            <text:p>-10,1214654122667</text:p>
          </table:table-cell>
          <table:table-cell table:formula="of:=SQRT((([.C614]-[.C613])*([.C614]-[.C613]))+(([.F614]-[.F613])*([.F614]-[.F613])))" office:value-type="float" office:value="0.0377545843797159" calcext:value-type="float">
            <text:p>0,0377545843797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5</text:p>
          </table:table-cell>
          <table:table-cell table:formula="of:=[.C614]+([$'70.1'.$D$6]-[$'70.1'.$C$5])/1000" office:value-type="float" office:value="6.84" calcext:value-type="float">
            <text:p>6,84</text:p>
          </table:table-cell>
          <table:table-cell table:formula="of:=([.C615]*[.C615]*[.C615]*[.C615]/500)-([.C615]*[.C615]/200)-3/250" office:value-type="float" office:value="4.13185673472001" calcext:value-type="float">
            <text:p>4,13185673472001</text:p>
          </table:table-cell>
          <table:table-cell table:formula="of:=SQRT((([.C615]-[.C614])*([.C615]-[.C614]))+(([.D615]-[.D614])*([.D615]-[.D614])))" office:value-type="float" office:value="0.0214460631455752" calcext:value-type="float">
            <text:p>0,021446063145575</text:p>
          </table:table-cell>
          <table:table-cell table:formula="of:=-([.C615]*[.C615]*[.C615]/30)+([.C615]/20)+1/6" office:value-type="float" office:value="-10.1584501333334" calcext:value-type="float">
            <text:p>-10,1584501333334</text:p>
          </table:table-cell>
          <table:table-cell table:formula="of:=SQRT((([.C615]-[.C614])*([.C615]-[.C614]))+(([.F615]-[.F614])*([.F615]-[.F614])))" office:value-type="float" office:value="0.0378400527533852" calcext:value-type="float">
            <text:p>0,0378400527533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6</text:p>
          </table:table-cell>
          <table:table-cell table:formula="of:=[.C615]+([$'70.1'.$D$6]-[$'70.1'.$C$5])/1000" office:value-type="float" office:value="6.848" calcext:value-type="float">
            <text:p>6,848</text:p>
          </table:table-cell>
          <table:table-cell table:formula="of:=([.C616]*[.C616]*[.C616]*[.C616]/500)-([.C616]*[.C616]/200)-3/250" office:value-type="float" office:value="4.15182603834164" calcext:value-type="float">
            <text:p>4,15182603834164</text:p>
          </table:table-cell>
          <table:table-cell table:formula="of:=SQRT((([.C616]-[.C615])*([.C616]-[.C615]))+(([.D616]-[.D615])*([.D616]-[.D615])))" office:value-type="float" office:value="0.0215121613775311" calcext:value-type="float">
            <text:p>0,021512161377531</text:p>
          </table:table-cell>
          <table:table-cell table:formula="of:=-([.C616]*[.C616]*[.C616]/30)+([.C616]/20)+1/6" office:value-type="float" office:value="-10.1955224064" calcext:value-type="float">
            <text:p>-10,1955224064</text:p>
          </table:table-cell>
          <table:table-cell table:formula="of:=SQRT((([.C616]-[.C615])*([.C616]-[.C615]))+(([.F616]-[.F615])*([.F616]-[.F615])))" office:value-type="float" office:value="0.0379256302561949" calcext:value-type="float">
            <text:p>0,0379256302561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7</text:p>
          </table:table-cell>
          <table:table-cell table:formula="of:=[.C616]+([$'70.1'.$D$6]-[$'70.1'.$C$5])/1000" office:value-type="float" office:value="6.856" calcext:value-type="float">
            <text:p>6,856</text:p>
          </table:table-cell>
          <table:table-cell table:formula="of:=([.C617]*[.C617]*[.C617]*[.C617]/500)-([.C617]*[.C617]/200)-3/250" office:value-type="float" office:value="4.1718667328594" calcext:value-type="float">
            <text:p>4,1718667328594</text:p>
          </table:table-cell>
          <table:table-cell table:formula="of:=SQRT((([.C617]-[.C616])*([.C617]-[.C616]))+(([.D617]-[.D616])*([.D617]-[.D616])))" office:value-type="float" office:value="0.0215784484325031" calcext:value-type="float">
            <text:p>0,021578448432503</text:p>
          </table:table-cell>
          <table:table-cell table:formula="of:=-([.C617]*[.C617]*[.C617]/30)+([.C617]/20)+1/6" office:value-type="float" office:value="-10.2326823338667" calcext:value-type="float">
            <text:p>-10,2326823338667</text:p>
          </table:table-cell>
          <table:table-cell table:formula="of:=SQRT((([.C617]-[.C616])*([.C617]-[.C616]))+(([.F617]-[.F616])*([.F617]-[.F616])))" office:value-type="float" office:value="0.0380113168586377" calcext:value-type="float">
            <text:p>0,0380113168586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8</text:p>
          </table:table-cell>
          <table:table-cell table:formula="of:=[.C617]+([$'70.1'.$D$6]-[$'70.1'.$C$5])/1000" office:value-type="float" office:value="6.864" calcext:value-type="float">
            <text:p>6,864</text:p>
          </table:table-cell>
          <table:table-cell table:formula="of:=([.C618]*[.C618]*[.C618]*[.C618]/500)-([.C618]*[.C618]/200)-3/250" office:value-type="float" office:value="4.19197898666804" calcext:value-type="float">
            <text:p>4,19197898666804</text:p>
          </table:table-cell>
          <table:table-cell table:formula="of:=SQRT((([.C618]-[.C617])*([.C618]-[.C617]))+(([.D618]-[.D617])*([.D618]-[.D617])))" office:value-type="float" office:value="0.0216449244226714" calcext:value-type="float">
            <text:p>0,021644924422671</text:p>
          </table:table-cell>
          <table:table-cell table:formula="of:=-([.C618]*[.C618]*[.C618]/30)+([.C618]/20)+1/6" office:value-type="float" office:value="-10.2699300181334" calcext:value-type="float">
            <text:p>-10,2699300181334</text:p>
          </table:table-cell>
          <table:table-cell table:formula="of:=SQRT((([.C618]-[.C617])*([.C618]-[.C617]))+(([.F618]-[.F617])*([.F618]-[.F617])))" office:value-type="float" office:value="0.0380971125313908" calcext:value-type="float">
            <text:p>0,038097112531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09</text:p>
          </table:table-cell>
          <table:table-cell table:formula="of:=[.C618]+([$'70.1'.$D$6]-[$'70.1'.$C$5])/1000" office:value-type="float" office:value="6.872" calcext:value-type="float">
            <text:p>6,872</text:p>
          </table:table-cell>
          <table:table-cell table:formula="of:=([.C619]*[.C619]*[.C619]*[.C619]/500)-([.C619]*[.C619]/200)-3/250" office:value-type="float" office:value="4.21216296835892" calcext:value-type="float">
            <text:p>4,21216296835892</text:p>
          </table:table-cell>
          <table:table-cell table:formula="of:=SQRT((([.C619]-[.C618])*([.C619]-[.C618]))+(([.D619]-[.D618])*([.D619]-[.D618])))" office:value-type="float" office:value="0.021711589460419" calcext:value-type="float">
            <text:p>0,021711589460419</text:p>
          </table:table-cell>
          <table:table-cell table:formula="of:=-([.C619]*[.C619]*[.C619]/30)+([.C619]/20)+1/6" office:value-type="float" office:value="-10.3072655616" calcext:value-type="float">
            <text:p>-10,3072655616</text:p>
          </table:table-cell>
          <table:table-cell table:formula="of:=SQRT((([.C619]-[.C618])*([.C619]-[.C618]))+(([.F619]-[.F618])*([.F619]-[.F618])))" office:value-type="float" office:value="0.0381830172452532" calcext:value-type="float">
            <text:p>0,0381830172452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0</text:p>
          </table:table-cell>
          <table:table-cell table:formula="of:=[.C619]+([$'70.1'.$D$6]-[$'70.1'.$C$5])/1000" office:value-type="float" office:value="6.88" calcext:value-type="float">
            <text:p>6,88</text:p>
          </table:table-cell>
          <table:table-cell table:formula="of:=([.C620]*[.C620]*[.C620]*[.C620]/500)-([.C620]*[.C620]/200)-3/250" office:value-type="float" office:value="4.23241884672001" calcext:value-type="float">
            <text:p>4,23241884672001</text:p>
          </table:table-cell>
          <table:table-cell table:formula="of:=SQRT((([.C620]-[.C619])*([.C620]-[.C619]))+(([.D620]-[.D619])*([.D620]-[.D619])))" office:value-type="float" office:value="0.0217784436583336" calcext:value-type="float">
            <text:p>0,021778443658334</text:p>
          </table:table-cell>
          <table:table-cell table:formula="of:=-([.C620]*[.C620]*[.C620]/30)+([.C620]/20)+1/6" office:value-type="float" office:value="-10.3446890666667" calcext:value-type="float">
            <text:p>-10,3446890666667</text:p>
          </table:table-cell>
          <table:table-cell table:formula="of:=SQRT((([.C620]-[.C619])*([.C620]-[.C619]))+(([.F620]-[.F619])*([.F620]-[.F619])))" office:value-type="float" office:value="0.0382690309712017" calcext:value-type="float">
            <text:p>0,0382690309712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1</text:p>
          </table:table-cell>
          <table:table-cell table:formula="of:=[.C620]+([$'70.1'.$D$6]-[$'70.1'.$C$5])/1000" office:value-type="float" office:value="6.888" calcext:value-type="float">
            <text:p>6,888</text:p>
          </table:table-cell>
          <table:table-cell table:formula="of:=([.C621]*[.C621]*[.C621]*[.C621]/500)-([.C621]*[.C621]/200)-3/250" office:value-type="float" office:value="4.25274679073588" calcext:value-type="float">
            <text:p>4,25274679073588</text:p>
          </table:table-cell>
          <table:table-cell table:formula="of:=SQRT((([.C621]-[.C620])*([.C621]-[.C620]))+(([.D621]-[.D620])*([.D621]-[.D620])))" office:value-type="float" office:value="0.0218454871292085" calcext:value-type="float">
            <text:p>0,021845487129209</text:p>
          </table:table-cell>
          <table:table-cell table:formula="of:=-([.C621]*[.C621]*[.C621]/30)+([.C621]/20)+1/6" office:value-type="float" office:value="-10.3822006357334" calcext:value-type="float">
            <text:p>-10,3822006357334</text:p>
          </table:table-cell>
          <table:table-cell table:formula="of:=SQRT((([.C621]-[.C620])*([.C621]-[.C620]))+(([.F621]-[.F620])*([.F621]-[.F620])))" office:value-type="float" office:value="0.0383551536803516" calcext:value-type="float">
            <text:p>0,0383551536803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2</text:p>
          </table:table-cell>
          <table:table-cell table:formula="of:=[.C621]+([$'70.1'.$D$6]-[$'70.1'.$C$5])/1000" office:value-type="float" office:value="6.896" calcext:value-type="float">
            <text:p>6,896</text:p>
          </table:table-cell>
          <table:table-cell table:formula="of:=([.C622]*[.C622]*[.C622]*[.C622]/500)-([.C622]*[.C622]/200)-3/250" office:value-type="float" office:value="4.27314696958772" calcext:value-type="float">
            <text:p>4,27314696958772</text:p>
          </table:table-cell>
          <table:table-cell table:formula="of:=SQRT((([.C622]-[.C621])*([.C622]-[.C621]))+(([.D622]-[.D621])*([.D622]-[.D621])))" office:value-type="float" office:value="0.021912719986051" calcext:value-type="float">
            <text:p>0,021912719986051</text:p>
          </table:table-cell>
          <table:table-cell table:formula="of:=-([.C622]*[.C622]*[.C622]/30)+([.C622]/20)+1/6" office:value-type="float" office:value="-10.4198003712" calcext:value-type="float">
            <text:p>-10,4198003712</text:p>
          </table:table-cell>
          <table:table-cell table:formula="of:=SQRT((([.C622]-[.C621])*([.C622]-[.C621]))+(([.F622]-[.F621])*([.F622]-[.F621])))" office:value-type="float" office:value="0.0384413853439652" calcext:value-type="float">
            <text:p>0,0384413853439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3</text:p>
          </table:table-cell>
          <table:table-cell table:formula="of:=[.C622]+([$'70.1'.$D$6]-[$'70.1'.$C$5])/1000" office:value-type="float" office:value="6.904" calcext:value-type="float">
            <text:p>6,904</text:p>
          </table:table-cell>
          <table:table-cell table:formula="of:=([.C623]*[.C623]*[.C623]*[.C623]/500)-([.C623]*[.C623]/200)-3/250" office:value-type="float" office:value="4.29361955265332" calcext:value-type="float">
            <text:p>4,29361955265332</text:p>
          </table:table-cell>
          <table:table-cell table:formula="of:=SQRT((([.C623]-[.C622])*([.C623]-[.C622]))+(([.D623]-[.D622])*([.D623]-[.D622])))" office:value-type="float" office:value="0.0219801423420754" calcext:value-type="float">
            <text:p>0,021980142342075</text:p>
          </table:table-cell>
          <table:table-cell table:formula="of:=-([.C623]*[.C623]*[.C623]/30)+([.C623]/20)+1/6" office:value-type="float" office:value="-10.4574883754667" calcext:value-type="float">
            <text:p>-10,4574883754667</text:p>
          </table:table-cell>
          <table:table-cell table:formula="of:=SQRT((([.C623]-[.C622])*([.C623]-[.C622]))+(([.F623]-[.F622])*([.F623]-[.F622])))" office:value-type="float" office:value="0.0385277259334658" calcext:value-type="float">
            <text:p>0,0385277259334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4</text:p>
          </table:table-cell>
          <table:table-cell table:formula="of:=[.C623]+([$'70.1'.$D$6]-[$'70.1'.$C$5])/1000" office:value-type="float" office:value="6.912" calcext:value-type="float">
            <text:p>6,912</text:p>
          </table:table-cell>
          <table:table-cell table:formula="of:=([.C624]*[.C624]*[.C624]*[.C624]/500)-([.C624]*[.C624]/200)-3/250" office:value-type="float" office:value="4.31416470950708" calcext:value-type="float">
            <text:p>4,31416470950708</text:p>
          </table:table-cell>
          <table:table-cell table:formula="of:=SQRT((([.C624]-[.C623])*([.C624]-[.C623]))+(([.D624]-[.D623])*([.D624]-[.D623])))" office:value-type="float" office:value="0.0220477543107135" calcext:value-type="float">
            <text:p>0,022047754310714</text:p>
          </table:table-cell>
          <table:table-cell table:formula="of:=-([.C624]*[.C624]*[.C624]/30)+([.C624]/20)+1/6" office:value-type="float" office:value="-10.4952647509334" calcext:value-type="float">
            <text:p>-10,4952647509334</text:p>
          </table:table-cell>
          <table:table-cell table:formula="of:=SQRT((([.C624]-[.C623])*([.C624]-[.C623]))+(([.F624]-[.F623])*([.F624]-[.F623])))" office:value-type="float" office:value="0.0386141754204167" calcext:value-type="float">
            <text:p>0,0386141754204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5</text:p>
          </table:table-cell>
          <table:table-cell table:formula="of:=[.C624]+([$'70.1'.$D$6]-[$'70.1'.$C$5])/1000" office:value-type="float" office:value="6.92" calcext:value-type="float">
            <text:p>6,92</text:p>
          </table:table-cell>
          <table:table-cell table:formula="of:=([.C625]*[.C625]*[.C625]*[.C625]/500)-([.C625]*[.C625]/200)-3/250" office:value-type="float" office:value="4.33478260992001" calcext:value-type="float">
            <text:p>4,33478260992001</text:p>
          </table:table-cell>
          <table:table-cell table:formula="of:=SQRT((([.C625]-[.C624])*([.C625]-[.C624]))+(([.D625]-[.D624])*([.D625]-[.D624])))" office:value-type="float" office:value="0.0221155560056131" calcext:value-type="float">
            <text:p>0,022115556005613</text:p>
          </table:table-cell>
          <table:table-cell table:formula="of:=-([.C625]*[.C625]*[.C625]/30)+([.C625]/20)+1/6" office:value-type="float" office:value="-10.5331296" calcext:value-type="float">
            <text:p>-10,5331296</text:p>
          </table:table-cell>
          <table:table-cell table:formula="of:=SQRT((([.C625]-[.C624])*([.C625]-[.C624]))+(([.F625]-[.F624])*([.F625]-[.F624])))" office:value-type="float" office:value="0.038700733776523" calcext:value-type="float">
            <text:p>0,03870073377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6</text:p>
          </table:table-cell>
          <table:table-cell table:formula="of:=[.C625]+([$'70.1'.$D$6]-[$'70.1'.$C$5])/1000" office:value-type="float" office:value="6.928" calcext:value-type="float">
            <text:p>6,928</text:p>
          </table:table-cell>
          <table:table-cell table:formula="of:=([.C626]*[.C626]*[.C626]*[.C626]/500)-([.C626]*[.C626]/200)-3/250" office:value-type="float" office:value="4.35547342385972" calcext:value-type="float">
            <text:p>4,35547342385972</text:p>
          </table:table-cell>
          <table:table-cell table:formula="of:=SQRT((([.C626]-[.C625])*([.C626]-[.C625]))+(([.D626]-[.D625])*([.D626]-[.D625])))" office:value-type="float" office:value="0.0221835475406398" calcext:value-type="float">
            <text:p>0,02218354754064</text:p>
          </table:table-cell>
          <table:table-cell table:formula="of:=-([.C626]*[.C626]*[.C626]/30)+([.C626]/20)+1/6" office:value-type="float" office:value="-10.5710830250667" calcext:value-type="float">
            <text:p>-10,5710830250667</text:p>
          </table:table-cell>
          <table:table-cell table:formula="of:=SQRT((([.C626]-[.C625])*([.C626]-[.C625]))+(([.F626]-[.F625])*([.F626]-[.F625])))" office:value-type="float" office:value="0.0387874009736561" calcext:value-type="float">
            <text:p>0,0387874009736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7</text:p>
          </table:table-cell>
          <table:table-cell table:formula="of:=[.C626]+([$'70.1'.$D$6]-[$'70.1'.$C$5])/1000" office:value-type="float" office:value="6.936" calcext:value-type="float">
            <text:p>6,936</text:p>
          </table:table-cell>
          <table:table-cell table:formula="of:=([.C627]*[.C627]*[.C627]*[.C627]/500)-([.C627]*[.C627]/200)-3/250" office:value-type="float" office:value="4.37623732149044" calcext:value-type="float">
            <text:p>4,37623732149044</text:p>
          </table:table-cell>
          <table:table-cell table:formula="of:=SQRT((([.C627]-[.C626])*([.C627]-[.C626]))+(([.D627]-[.D626])*([.D627]-[.D626])))" office:value-type="float" office:value="0.0222517290298755" calcext:value-type="float">
            <text:p>0,022251729029876</text:p>
          </table:table-cell>
          <table:table-cell table:formula="of:=-([.C627]*[.C627]*[.C627]/30)+([.C627]/20)+1/6" office:value-type="float" office:value="-10.6091251285334" calcext:value-type="float">
            <text:p>-10,6091251285334</text:p>
          </table:table-cell>
          <table:table-cell table:formula="of:=SQRT((([.C627]-[.C626])*([.C627]-[.C626]))+(([.F627]-[.F626])*([.F627]-[.F626])))" office:value-type="float" office:value="0.0388741769838086" calcext:value-type="float">
            <text:p>0,0388741769838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8</text:p>
          </table:table-cell>
          <table:table-cell table:formula="of:=[.C627]+([$'70.1'.$D$6]-[$'70.1'.$C$5])/1000" office:value-type="float" office:value="6.944" calcext:value-type="float">
            <text:p>6,944</text:p>
          </table:table-cell>
          <table:table-cell table:formula="of:=([.C628]*[.C628]*[.C628]*[.C628]/500)-([.C628]*[.C628]/200)-3/250" office:value-type="float" office:value="4.39707447317301" calcext:value-type="float">
            <text:p>4,39707447317301</text:p>
          </table:table-cell>
          <table:table-cell table:formula="of:=SQRT((([.C628]-[.C627])*([.C628]-[.C627]))+(([.D628]-[.D627])*([.D628]-[.D627])))" office:value-type="float" office:value="0.0223201005876329" calcext:value-type="float">
            <text:p>0,022320100587633</text:p>
          </table:table-cell>
          <table:table-cell table:formula="of:=-([.C628]*[.C628]*[.C628]/30)+([.C628]/20)+1/6" office:value-type="float" office:value="-10.6472560128" calcext:value-type="float">
            <text:p>-10,6472560128</text:p>
          </table:table-cell>
          <table:table-cell table:formula="of:=SQRT((([.C628]-[.C627])*([.C628]-[.C627]))+(([.F628]-[.F627])*([.F628]-[.F627])))" office:value-type="float" office:value="0.0389610617791422" calcext:value-type="float">
            <text:p>0,0389610617791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19</text:p>
          </table:table-cell>
          <table:table-cell table:formula="of:=[.C628]+([$'70.1'.$D$6]-[$'70.1'.$C$5])/1000" office:value-type="float" office:value="6.952" calcext:value-type="float">
            <text:p>6,952</text:p>
          </table:table-cell>
          <table:table-cell table:formula="of:=([.C629]*[.C629]*[.C629]*[.C629]/500)-([.C629]*[.C629]/200)-3/250" office:value-type="float" office:value="4.41798504946484" calcext:value-type="float">
            <text:p>4,41798504946484</text:p>
          </table:table-cell>
          <table:table-cell table:formula="of:=SQRT((([.C629]-[.C628])*([.C629]-[.C628]))+(([.D629]-[.D628])*([.D629]-[.D628])))" office:value-type="float" office:value="0.0223886623284379" calcext:value-type="float">
            <text:p>0,022388662328438</text:p>
          </table:table-cell>
          <table:table-cell table:formula="of:=-([.C629]*[.C629]*[.C629]/30)+([.C629]/20)+1/6" office:value-type="float" office:value="-10.6854757802667" calcext:value-type="float">
            <text:p>-10,6854757802667</text:p>
          </table:table-cell>
          <table:table-cell table:formula="of:=SQRT((([.C629]-[.C628])*([.C629]-[.C628]))+(([.F629]-[.F628])*([.F629]-[.F628])))" office:value-type="float" office:value="0.0390480553319371" calcext:value-type="float">
            <text:p>0,0390480553319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0</text:p>
          </table:table-cell>
          <table:table-cell table:formula="of:=[.C629]+([$'70.1'.$D$6]-[$'70.1'.$C$5])/1000" office:value-type="float" office:value="6.96" calcext:value-type="float">
            <text:p>6,96</text:p>
          </table:table-cell>
          <table:table-cell table:formula="of:=([.C630]*[.C630]*[.C630]*[.C630]/500)-([.C630]*[.C630]/200)-3/250" office:value-type="float" office:value="4.43896922112001" calcext:value-type="float">
            <text:p>4,43896922112001</text:p>
          </table:table-cell>
          <table:table-cell table:formula="of:=SQRT((([.C630]-[.C629])*([.C630]-[.C629]))+(([.D630]-[.D629])*([.D630]-[.D629])))" office:value-type="float" office:value="0.0224574143670536" calcext:value-type="float">
            <text:p>0,022457414367054</text:p>
          </table:table-cell>
          <table:table-cell table:formula="of:=-([.C630]*[.C630]*[.C630]/30)+([.C630]/20)+1/6" office:value-type="float" office:value="-10.7237845333334" calcext:value-type="float">
            <text:p>-10,7237845333334</text:p>
          </table:table-cell>
          <table:table-cell table:formula="of:=SQRT((([.C630]-[.C629])*([.C630]-[.C629]))+(([.F630]-[.F629])*([.F630]-[.F629])))" office:value-type="float" office:value="0.0391351576146389" calcext:value-type="float">
            <text:p>0,0391351576146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1</text:p>
          </table:table-cell>
          <table:table-cell table:formula="of:=[.C630]+([$'70.1'.$D$6]-[$'70.1'.$C$5])/1000" office:value-type="float" office:value="6.968" calcext:value-type="float">
            <text:p>6,968</text:p>
          </table:table-cell>
          <table:table-cell table:formula="of:=([.C631]*[.C631]*[.C631]*[.C631]/500)-([.C631]*[.C631]/200)-3/250" office:value-type="float" office:value="4.46002715908916" calcext:value-type="float">
            <text:p>4,46002715908916</text:p>
          </table:table-cell>
          <table:table-cell table:formula="of:=SQRT((([.C631]-[.C630])*([.C631]-[.C630]))+(([.D631]-[.D630])*([.D631]-[.D630])))" office:value-type="float" office:value="0.0225263568184625" calcext:value-type="float">
            <text:p>0,022526356818463</text:p>
          </table:table-cell>
          <table:table-cell table:formula="of:=-([.C631]*[.C631]*[.C631]/30)+([.C631]/20)+1/6" office:value-type="float" office:value="-10.7621823744" calcext:value-type="float">
            <text:p>-10,7621823744</text:p>
          </table:table-cell>
          <table:table-cell table:formula="of:=SQRT((([.C631]-[.C630])*([.C631]-[.C630]))+(([.F631]-[.F630])*([.F631]-[.F630])))" office:value-type="float" office:value="0.0392223685998344" calcext:value-type="float">
            <text:p>0,0392223685998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2</text:p>
          </table:table-cell>
          <table:table-cell table:formula="of:=[.C631]+([$'70.1'.$D$6]-[$'70.1'.$C$5])/1000" office:value-type="float" office:value="6.976" calcext:value-type="float">
            <text:p>6,976</text:p>
          </table:table-cell>
          <table:table-cell table:formula="of:=([.C632]*[.C632]*[.C632]*[.C632]/500)-([.C632]*[.C632]/200)-3/250" office:value-type="float" office:value="4.48115903451957" calcext:value-type="float">
            <text:p>4,48115903451957</text:p>
          </table:table-cell>
          <table:table-cell table:formula="of:=SQRT((([.C632]-[.C631])*([.C632]-[.C631]))+(([.D632]-[.D631])*([.D632]-[.D631])))" office:value-type="float" office:value="0.0225954897978771" calcext:value-type="float">
            <text:p>0,022595489797877</text:p>
          </table:table-cell>
          <table:table-cell table:formula="of:=-([.C632]*[.C632]*[.C632]/30)+([.C632]/20)+1/6" office:value-type="float" office:value="-10.8006694058667" calcext:value-type="float">
            <text:p>-10,8006694058667</text:p>
          </table:table-cell>
          <table:table-cell table:formula="of:=SQRT((([.C632]-[.C631])*([.C632]-[.C631]))+(([.F632]-[.F631])*([.F632]-[.F631])))" office:value-type="float" office:value="0.0393096882602255" calcext:value-type="float">
            <text:p>0,0393096882602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3</text:p>
          </table:table-cell>
          <table:table-cell table:formula="of:=[.C632]+([$'70.1'.$D$6]-[$'70.1'.$C$5])/1000" office:value-type="float" office:value="6.984" calcext:value-type="float">
            <text:p>6,984</text:p>
          </table:table-cell>
          <table:table-cell table:formula="of:=([.C633]*[.C633]*[.C633]*[.C633]/500)-([.C633]*[.C633]/200)-3/250" office:value-type="float" office:value="4.50236501875509" calcext:value-type="float">
            <text:p>4,50236501875509</text:p>
          </table:table-cell>
          <table:table-cell table:formula="of:=SQRT((([.C633]-[.C632])*([.C633]-[.C632]))+(([.D633]-[.D632])*([.D633]-[.D632])))" office:value-type="float" office:value="0.0226648134207436" calcext:value-type="float">
            <text:p>0,022664813420744</text:p>
          </table:table-cell>
          <table:table-cell table:formula="of:=-([.C633]*[.C633]*[.C633]/30)+([.C633]/20)+1/6" office:value-type="float" office:value="-10.8392457301334" calcext:value-type="float">
            <text:p>-10,8392457301334</text:p>
          </table:table-cell>
          <table:table-cell table:formula="of:=SQRT((([.C633]-[.C632])*([.C633]-[.C632]))+(([.F633]-[.F632])*([.F633]-[.F632])))" office:value-type="float" office:value="0.0393971165686919" calcext:value-type="float">
            <text:p>0,039397116568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4</text:p>
          </table:table-cell>
          <table:table-cell table:formula="of:=[.C633]+([$'70.1'.$D$6]-[$'70.1'.$C$5])/1000" office:value-type="float" office:value="6.992" calcext:value-type="float">
            <text:p>6,992</text:p>
          </table:table-cell>
          <table:table-cell table:formula="of:=([.C634]*[.C634]*[.C634]*[.C634]/500)-([.C634]*[.C634]/200)-3/250" office:value-type="float" office:value="4.5236452833362" calcext:value-type="float">
            <text:p>4,5236452833362</text:p>
          </table:table-cell>
          <table:table-cell table:formula="of:=SQRT((([.C634]-[.C633])*([.C634]-[.C633]))+(([.D634]-[.D633])*([.D634]-[.D633])))" office:value-type="float" office:value="0.0227343278027404" calcext:value-type="float">
            <text:p>0,02273432780274</text:p>
          </table:table-cell>
          <table:table-cell table:formula="of:=-([.C634]*[.C634]*[.C634]/30)+([.C634]/20)+1/6" office:value-type="float" office:value="-10.8779114496" calcext:value-type="float">
            <text:p>-10,8779114496</text:p>
          </table:table-cell>
          <table:table-cell table:formula="of:=SQRT((([.C634]-[.C633])*([.C634]-[.C633]))+(([.F634]-[.F633])*([.F634]-[.F633])))" office:value-type="float" office:value="0.039484653498225" calcext:value-type="float">
            <text:p>0,0394846534982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5</text:p>
          </table:table-cell>
          <table:table-cell table:formula="of:=[.C634]+([$'70.1'.$D$6]-[$'70.1'.$C$5])/1000" office:value-type="float" office:value="7" calcext:value-type="float">
            <text:p>7</text:p>
          </table:table-cell>
          <table:table-cell table:formula="of:=([.C635]*[.C635]*[.C635]*[.C635]/500)-([.C635]*[.C635]/200)-3/250" office:value-type="float" office:value="4.54500000000001" calcext:value-type="float">
            <text:p>4,54500000000001</text:p>
          </table:table-cell>
          <table:table-cell table:formula="of:=SQRT((([.C635]-[.C634])*([.C635]-[.C634]))+(([.D635]-[.D634])*([.D635]-[.D634])))" office:value-type="float" office:value="0.0228040330597803" calcext:value-type="float">
            <text:p>0,02280403305978</text:p>
          </table:table-cell>
          <table:table-cell table:formula="of:=-([.C635]*[.C635]*[.C635]/30)+([.C635]/20)+1/6" office:value-type="float" office:value="-10.9166666666667" calcext:value-type="float">
            <text:p>-10,9166666666667</text:p>
          </table:table-cell>
          <table:table-cell table:formula="of:=SQRT((([.C635]-[.C634])*([.C635]-[.C634]))+(([.F635]-[.F634])*([.F635]-[.F634])))" office:value-type="float" office:value="0.0395722990219751" calcext:value-type="float">
            <text:p>0,0395722990219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6</text:p>
          </table:table-cell>
          <table:table-cell table:formula="of:=[.C635]+([$'70.1'.$D$6]-[$'70.1'.$C$5])/1000" office:value-type="float" office:value="7.008" calcext:value-type="float">
            <text:p>7,008</text:p>
          </table:table-cell>
          <table:table-cell table:formula="of:=([.C636]*[.C636]*[.C636]*[.C636]/500)-([.C636]*[.C636]/200)-3/250" office:value-type="float" office:value="4.5664293406802" calcext:value-type="float">
            <text:p>4,5664293406802</text:p>
          </table:table-cell>
          <table:table-cell table:formula="of:=SQRT((([.C636]-[.C635])*([.C636]-[.C635]))+(([.D636]-[.D635])*([.D636]-[.D635])))" office:value-type="float" office:value="0.0228739293080068" calcext:value-type="float">
            <text:p>0,022873929308007</text:p>
          </table:table-cell>
          <table:table-cell table:formula="of:=-([.C636]*[.C636]*[.C636]/30)+([.C636]/20)+1/6" office:value-type="float" office:value="-10.9555114837334" calcext:value-type="float">
            <text:p>-10,9555114837334</text:p>
          </table:table-cell>
          <table:table-cell table:formula="of:=SQRT((([.C636]-[.C635])*([.C636]-[.C635]))+(([.F636]-[.F635])*([.F636]-[.F635])))" office:value-type="float" office:value="0.0396600531132079" calcext:value-type="float">
            <text:p>0,0396600531132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7</text:p>
          </table:table-cell>
          <table:table-cell table:formula="of:=[.C636]+([$'70.1'.$D$6]-[$'70.1'.$C$5])/1000" office:value-type="float" office:value="7.016" calcext:value-type="float">
            <text:p>7,016</text:p>
          </table:table-cell>
          <table:table-cell table:formula="of:=([.C637]*[.C637]*[.C637]*[.C637]/500)-([.C637]*[.C637]/200)-3/250" office:value-type="float" office:value="4.58793347750708" calcext:value-type="float">
            <text:p>4,58793347750708</text:p>
          </table:table-cell>
          <table:table-cell table:formula="of:=SQRT((([.C637]-[.C636])*([.C637]-[.C636]))+(([.D637]-[.D636])*([.D637]-[.D636])))" office:value-type="float" office:value="0.0229440166638095" calcext:value-type="float">
            <text:p>0,02294401666381</text:p>
          </table:table-cell>
          <table:table-cell table:formula="of:=-([.C637]*[.C637]*[.C637]/30)+([.C637]/20)+1/6" office:value-type="float" office:value="-10.9944460032" calcext:value-type="float">
            <text:p>-10,9944460032</text:p>
          </table:table-cell>
          <table:table-cell table:formula="of:=SQRT((([.C637]-[.C636])*([.C637]-[.C636]))+(([.F637]-[.F636])*([.F637]-[.F636])))" office:value-type="float" office:value="0.0397479157453633" calcext:value-type="float">
            <text:p>0,0397479157453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8</text:p>
          </table:table-cell>
          <table:table-cell table:formula="of:=[.C637]+([$'70.1'.$D$6]-[$'70.1'.$C$5])/1000" office:value-type="float" office:value="7.024" calcext:value-type="float">
            <text:p>7,024</text:p>
          </table:table-cell>
          <table:table-cell table:formula="of:=([.C638]*[.C638]*[.C638]*[.C638]/500)-([.C638]*[.C638]/200)-3/250" office:value-type="float" office:value="4.60951258280756" calcext:value-type="float">
            <text:p>4,60951258280756</text:p>
          </table:table-cell>
          <table:table-cell table:formula="of:=SQRT((([.C638]-[.C637])*([.C638]-[.C637]))+(([.D638]-[.D637])*([.D638]-[.D637])))" office:value-type="float" office:value="0.0230142952438092" calcext:value-type="float">
            <text:p>0,023014295243809</text:p>
          </table:table-cell>
          <table:table-cell table:formula="of:=-([.C638]*[.C638]*[.C638]/30)+([.C638]/20)+1/6" office:value-type="float" office:value="-11.0334703274667" calcext:value-type="float">
            <text:p>-11,0334703274667</text:p>
          </table:table-cell>
          <table:table-cell table:formula="of:=SQRT((([.C638]-[.C637])*([.C638]-[.C637]))+(([.F638]-[.F637])*([.F638]-[.F637])))" office:value-type="float" office:value="0.0398358868919712" calcext:value-type="float">
            <text:p>0,0398358868919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29</text:p>
          </table:table-cell>
          <table:table-cell table:formula="of:=[.C638]+([$'70.1'.$D$6]-[$'70.1'.$C$5])/1000" office:value-type="float" office:value="7.032" calcext:value-type="float">
            <text:p>7,032</text:p>
          </table:table-cell>
          <table:table-cell table:formula="of:=([.C639]*[.C639]*[.C639]*[.C639]/500)-([.C639]*[.C639]/200)-3/250" office:value-type="float" office:value="4.63116682910516" calcext:value-type="float">
            <text:p>4,63116682910516</text:p>
          </table:table-cell>
          <table:table-cell table:formula="of:=SQRT((([.C639]-[.C638])*([.C639]-[.C638]))+(([.D639]-[.D638])*([.D639]-[.D638])))" office:value-type="float" office:value="0.0230847651648684" calcext:value-type="float">
            <text:p>0,023084765164868</text:p>
          </table:table-cell>
          <table:table-cell table:formula="of:=-([.C639]*[.C639]*[.C639]/30)+([.C639]/20)+1/6" office:value-type="float" office:value="-11.0725845589334" calcext:value-type="float">
            <text:p>-11,0725845589334</text:p>
          </table:table-cell>
          <table:table-cell table:formula="of:=SQRT((([.C639]-[.C638])*([.C639]-[.C638]))+(([.F639]-[.F638])*([.F639]-[.F638])))" office:value-type="float" office:value="0.0399239665267375" calcext:value-type="float">
            <text:p>0,0399239665267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0</text:p>
          </table:table-cell>
          <table:table-cell table:formula="of:=[.C639]+([$'70.1'.$D$6]-[$'70.1'.$C$5])/1000" office:value-type="float" office:value="7.04" calcext:value-type="float">
            <text:p>7,04</text:p>
          </table:table-cell>
          <table:table-cell table:formula="of:=([.C640]*[.C640]*[.C640]*[.C640]/500)-([.C640]*[.C640]/200)-3/250" office:value-type="float" office:value="4.65289638912001" calcext:value-type="float">
            <text:p>4,65289638912001</text:p>
          </table:table-cell>
          <table:table-cell table:formula="of:=SQRT((([.C640]-[.C639])*([.C640]-[.C639]))+(([.D640]-[.D639])*([.D640]-[.D639])))" office:value-type="float" office:value="0.0231554265440932" calcext:value-type="float">
            <text:p>0,023155426544093</text:p>
          </table:table-cell>
          <table:table-cell table:formula="of:=-([.C640]*[.C640]*[.C640]/30)+([.C640]/20)+1/6" office:value-type="float" office:value="-11.1117888" calcext:value-type="float">
            <text:p>-11,1117888</text:p>
          </table:table-cell>
          <table:table-cell table:formula="of:=SQRT((([.C640]-[.C639])*([.C640]-[.C639]))+(([.F640]-[.F639])*([.F640]-[.F639])))" office:value-type="float" office:value="0.040012154623479" calcext:value-type="float">
            <text:p>0,0400121546234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1</text:p>
          </table:table-cell>
          <table:table-cell table:formula="of:=[.C640]+([$'70.1'.$D$6]-[$'70.1'.$C$5])/1000" office:value-type="float" office:value="7.048" calcext:value-type="float">
            <text:p>7,048</text:p>
          </table:table-cell>
          <table:table-cell table:formula="of:=([.C641]*[.C641]*[.C641]*[.C641]/500)-([.C641]*[.C641]/200)-3/250" office:value-type="float" office:value="4.67470143576885" calcext:value-type="float">
            <text:p>4,67470143576885</text:p>
          </table:table-cell>
          <table:table-cell table:formula="of:=SQRT((([.C641]-[.C640])*([.C641]-[.C640]))+(([.D641]-[.D640])*([.D641]-[.D640])))" office:value-type="float" office:value="0.0232262794988293" calcext:value-type="float">
            <text:p>0,023226279498829</text:p>
          </table:table-cell>
          <table:table-cell table:formula="of:=-([.C641]*[.C641]*[.C641]/30)+([.C641]/20)+1/6" office:value-type="float" office:value="-11.1510831530667" calcext:value-type="float">
            <text:p>-11,1510831530667</text:p>
          </table:table-cell>
          <table:table-cell table:formula="of:=SQRT((([.C641]-[.C640])*([.C641]-[.C640]))+(([.F641]-[.F640])*([.F641]-[.F640])))" office:value-type="float" office:value="0.0401004511561642" calcext:value-type="float">
            <text:p>0,0401004511561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2</text:p>
          </table:table-cell>
          <table:table-cell table:formula="of:=[.C641]+([$'70.1'.$D$6]-[$'70.1'.$C$5])/1000" office:value-type="float" office:value="7.056" calcext:value-type="float">
            <text:p>7,056</text:p>
          </table:table-cell>
          <table:table-cell table:formula="of:=([.C642]*[.C642]*[.C642]*[.C642]/500)-([.C642]*[.C642]/200)-3/250" office:value-type="float" office:value="4.696582142165" calcext:value-type="float">
            <text:p>4,696582142165</text:p>
          </table:table-cell>
          <table:table-cell table:formula="of:=SQRT((([.C642]-[.C641])*([.C642]-[.C641]))+(([.D642]-[.D641])*([.D642]-[.D641])))" office:value-type="float" office:value="0.0232973241466677" calcext:value-type="float">
            <text:p>0,023297324146668</text:p>
          </table:table-cell>
          <table:table-cell table:formula="of:=-([.C642]*[.C642]*[.C642]/30)+([.C642]/20)+1/6" office:value-type="float" office:value="-11.1904677205334" calcext:value-type="float">
            <text:p>-11,1904677205334</text:p>
          </table:table-cell>
          <table:table-cell table:formula="of:=SQRT((([.C642]-[.C641])*([.C642]-[.C641]))+(([.F642]-[.F641])*([.F642]-[.F641])))" office:value-type="float" office:value="0.0401888560988765" calcext:value-type="float">
            <text:p>0,0401888560988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3</text:p>
          </table:table-cell>
          <table:table-cell table:formula="of:=[.C642]+([$'70.1'.$D$6]-[$'70.1'.$C$5])/1000" office:value-type="float" office:value="7.064" calcext:value-type="float">
            <text:p>7,064</text:p>
          </table:table-cell>
          <table:table-cell table:formula="of:=([.C643]*[.C643]*[.C643]*[.C643]/500)-([.C643]*[.C643]/200)-3/250" office:value-type="float" office:value="4.71853868161845" calcext:value-type="float">
            <text:p>4,71853868161845</text:p>
          </table:table-cell>
          <table:table-cell table:formula="of:=SQRT((([.C643]-[.C642])*([.C643]-[.C642]))+(([.D643]-[.D642])*([.D643]-[.D642])))" office:value-type="float" office:value="0.0233685606054486" calcext:value-type="float">
            <text:p>0,023368560605449</text:p>
          </table:table-cell>
          <table:table-cell table:formula="of:=-([.C643]*[.C643]*[.C643]/30)+([.C643]/20)+1/6" office:value-type="float" office:value="-11.2299426048" calcext:value-type="float">
            <text:p>-11,2299426048</text:p>
          </table:table-cell>
          <table:table-cell table:formula="of:=SQRT((([.C643]-[.C642])*([.C643]-[.C642]))+(([.F643]-[.F642])*([.F643]-[.F642])))" office:value-type="float" office:value="0.0402773694258547" calcext:value-type="float">
            <text:p>0,0402773694258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4</text:p>
          </table:table-cell>
          <table:table-cell table:formula="of:=[.C643]+([$'70.1'.$D$6]-[$'70.1'.$C$5])/1000" office:value-type="float" office:value="7.072" calcext:value-type="float">
            <text:p>7,072</text:p>
          </table:table-cell>
          <table:table-cell table:formula="of:=([.C644]*[.C644]*[.C644]*[.C644]/500)-([.C644]*[.C644]/200)-3/250" office:value-type="float" office:value="4.74057122763572" calcext:value-type="float">
            <text:p>4,74057122763572</text:p>
          </table:table-cell>
          <table:table-cell table:formula="of:=SQRT((([.C644]-[.C643])*([.C644]-[.C643]))+(([.D644]-[.D643])*([.D644]-[.D643])))" office:value-type="float" office:value="0.0234399889932471" calcext:value-type="float">
            <text:p>0,023439988993247</text:p>
          </table:table-cell>
          <table:table-cell table:formula="of:=-([.C644]*[.C644]*[.C644]/30)+([.C644]/20)+1/6" office:value-type="float" office:value="-11.2695079082667" calcext:value-type="float">
            <text:p>-11,2695079082667</text:p>
          </table:table-cell>
          <table:table-cell table:formula="of:=SQRT((([.C644]-[.C643])*([.C644]-[.C643]))+(([.F644]-[.F643])*([.F644]-[.F643])))" office:value-type="float" office:value="0.0403659911114487" calcext:value-type="float">
            <text:p>0,0403659911114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5</text:p>
          </table:table-cell>
          <table:table-cell table:formula="of:=[.C644]+([$'70.1'.$D$6]-[$'70.1'.$C$5])/1000" office:value-type="float" office:value="7.08" calcext:value-type="float">
            <text:p>7,08</text:p>
          </table:table-cell>
          <table:table-cell table:formula="of:=([.C645]*[.C645]*[.C645]*[.C645]/500)-([.C645]*[.C645]/200)-3/250" office:value-type="float" office:value="4.76267995392001" calcext:value-type="float">
            <text:p>4,76267995392001</text:p>
          </table:table-cell>
          <table:table-cell table:formula="of:=SQRT((([.C645]-[.C644])*([.C645]-[.C644]))+(([.D645]-[.D644])*([.D645]-[.D644])))" office:value-type="float" office:value="0.0235116094283988" calcext:value-type="float">
            <text:p>0,023511609428399</text:p>
          </table:table-cell>
          <table:table-cell table:formula="of:=-([.C645]*[.C645]*[.C645]/30)+([.C645]/20)+1/6" office:value-type="float" office:value="-11.3091637333334" calcext:value-type="float">
            <text:p>-11,3091637333334</text:p>
          </table:table-cell>
          <table:table-cell table:formula="of:=SQRT((([.C645]-[.C644])*([.C645]-[.C644]))+(([.F645]-[.F644])*([.F645]-[.F644])))" office:value-type="float" office:value="0.0404547211301471" calcext:value-type="float">
            <text:p>0,040454721130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6</text:p>
          </table:table-cell>
          <table:table-cell table:formula="of:=[.C645]+([$'70.1'.$D$6]-[$'70.1'.$C$5])/1000" office:value-type="float" office:value="7.088" calcext:value-type="float">
            <text:p>7,088</text:p>
          </table:table-cell>
          <table:table-cell table:formula="of:=([.C646]*[.C646]*[.C646]*[.C646]/500)-([.C646]*[.C646]/200)-3/250" office:value-type="float" office:value="4.78486503437109" calcext:value-type="float">
            <text:p>4,78486503437109</text:p>
          </table:table-cell>
          <table:table-cell table:formula="of:=SQRT((([.C646]-[.C645])*([.C646]-[.C645]))+(([.D646]-[.D645])*([.D646]-[.D645])))" office:value-type="float" office:value="0.0235834220294802" calcext:value-type="float">
            <text:p>0,02358342202948</text:p>
          </table:table-cell>
          <table:table-cell table:formula="of:=-([.C646]*[.C646]*[.C646]/30)+([.C646]/20)+1/6" office:value-type="float" office:value="-11.3489101824" calcext:value-type="float">
            <text:p>-11,3489101824</text:p>
          </table:table-cell>
          <table:table-cell table:formula="of:=SQRT((([.C646]-[.C645])*([.C646]-[.C645]))+(([.F646]-[.F645])*([.F646]-[.F645])))" office:value-type="float" office:value="0.0405435594565812" calcext:value-type="float">
            <text:p>0,0405435594565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7</text:p>
          </table:table-cell>
          <table:table-cell table:formula="of:=[.C646]+([$'70.1'.$D$6]-[$'70.1'.$C$5])/1000" office:value-type="float" office:value="7.096" calcext:value-type="float">
            <text:p>7,096</text:p>
          </table:table-cell>
          <table:table-cell table:formula="of:=([.C647]*[.C647]*[.C647]*[.C647]/500)-([.C647]*[.C647]/200)-3/250" office:value-type="float" office:value="4.80712664308533" calcext:value-type="float">
            <text:p>4,80712664308533</text:p>
          </table:table-cell>
          <table:table-cell table:formula="of:=SQRT((([.C647]-[.C646])*([.C647]-[.C646]))+(([.D647]-[.D646])*([.D647]-[.D646])))" office:value-type="float" office:value="0.0236554269153168" calcext:value-type="float">
            <text:p>0,023655426915317</text:p>
          </table:table-cell>
          <table:table-cell table:formula="of:=-([.C647]*[.C647]*[.C647]/30)+([.C647]/20)+1/6" office:value-type="float" office:value="-11.3887473578667" calcext:value-type="float">
            <text:p>-11,3887473578667</text:p>
          </table:table-cell>
          <table:table-cell table:formula="of:=SQRT((([.C647]-[.C646])*([.C647]-[.C646]))+(([.F647]-[.F646])*([.F647]-[.F646])))" office:value-type="float" office:value="0.0406325060654878" calcext:value-type="float">
            <text:p>0,0406325060654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8</text:p>
          </table:table-cell>
          <table:table-cell table:formula="of:=[.C647]+([$'70.1'.$D$6]-[$'70.1'.$C$5])/1000" office:value-type="float" office:value="7.104" calcext:value-type="float">
            <text:p>7,104</text:p>
          </table:table-cell>
          <table:table-cell table:formula="of:=([.C648]*[.C648]*[.C648]*[.C648]/500)-([.C648]*[.C648]/200)-3/250" office:value-type="float" office:value="4.82946495435573" calcext:value-type="float">
            <text:p>4,82946495435573</text:p>
          </table:table-cell>
          <table:table-cell table:formula="of:=SQRT((([.C648]-[.C647])*([.C648]-[.C647]))+(([.D648]-[.D647])*([.D648]-[.D647])))" office:value-type="float" office:value="0.0237276242049912" calcext:value-type="float">
            <text:p>0,023727624204991</text:p>
          </table:table-cell>
          <table:table-cell table:formula="of:=-([.C648]*[.C648]*[.C648]/30)+([.C648]/20)+1/6" office:value-type="float" office:value="-11.4286753621334" calcext:value-type="float">
            <text:p>-11,4286753621334</text:p>
          </table:table-cell>
          <table:table-cell table:formula="of:=SQRT((([.C648]-[.C647])*([.C648]-[.C647]))+(([.F648]-[.F647])*([.F648]-[.F647])))" office:value-type="float" office:value="0.040721560931759" calcext:value-type="float">
            <text:p>0,0407215609317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39</text:p>
          </table:table-cell>
          <table:table-cell table:formula="of:=[.C648]+([$'70.1'.$D$6]-[$'70.1'.$C$5])/1000" office:value-type="float" office:value="7.112" calcext:value-type="float">
            <text:p>7,112</text:p>
          </table:table-cell>
          <table:table-cell table:formula="of:=([.C649]*[.C649]*[.C649]*[.C649]/500)-([.C649]*[.C649]/200)-3/250" office:value-type="float" office:value="4.85188014267189" calcext:value-type="float">
            <text:p>4,85188014267189</text:p>
          </table:table-cell>
          <table:table-cell table:formula="of:=SQRT((([.C649]-[.C648])*([.C649]-[.C648]))+(([.D649]-[.D648])*([.D649]-[.D648])))" office:value-type="float" office:value="0.0238000140178307" calcext:value-type="float">
            <text:p>0,023800014017831</text:p>
          </table:table-cell>
          <table:table-cell table:formula="of:=-([.C649]*[.C649]*[.C649]/30)+([.C649]/20)+1/6" office:value-type="float" office:value="-11.4686942976" calcext:value-type="float">
            <text:p>-11,4686942976</text:p>
          </table:table-cell>
          <table:table-cell table:formula="of:=SQRT((([.C649]-[.C648])*([.C649]-[.C648]))+(([.F649]-[.F648])*([.F649]-[.F648])))" office:value-type="float" office:value="0.040810724030398" calcext:value-type="float">
            <text:p>0,0408107240303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0</text:p>
          </table:table-cell>
          <table:table-cell table:formula="of:=[.C649]+([$'70.1'.$D$6]-[$'70.1'.$C$5])/1000" office:value-type="float" office:value="7.12" calcext:value-type="float">
            <text:p>7,12</text:p>
          </table:table-cell>
          <table:table-cell table:formula="of:=([.C650]*[.C650]*[.C650]*[.C650]/500)-([.C650]*[.C650]/200)-3/250" office:value-type="float" office:value="4.87437238272001" calcext:value-type="float">
            <text:p>4,87437238272001</text:p>
          </table:table-cell>
          <table:table-cell table:formula="of:=SQRT((([.C650]-[.C649])*([.C650]-[.C649]))+(([.D650]-[.D649])*([.D650]-[.D649])))" office:value-type="float" office:value="0.023872596473417" calcext:value-type="float">
            <text:p>0,023872596473417</text:p>
          </table:table-cell>
          <table:table-cell table:formula="of:=-([.C650]*[.C650]*[.C650]/30)+([.C650]/20)+1/6" office:value-type="float" office:value="-11.5088042666667" calcext:value-type="float">
            <text:p>-11,5088042666667</text:p>
          </table:table-cell>
          <table:table-cell table:formula="of:=SQRT((([.C650]-[.C649])*([.C650]-[.C649]))+(([.F650]-[.F649])*([.F650]-[.F649])))" office:value-type="float" office:value="0.0408999953365408" calcext:value-type="float">
            <text:p>0,0408999953365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1</text:p>
          </table:table-cell>
          <table:table-cell table:formula="of:=[.C650]+([$'70.1'.$D$6]-[$'70.1'.$C$5])/1000" office:value-type="float" office:value="7.128" calcext:value-type="float">
            <text:p>7,128</text:p>
          </table:table-cell>
          <table:table-cell table:formula="of:=([.C651]*[.C651]*[.C651]*[.C651]/500)-([.C651]*[.C651]/200)-3/250" office:value-type="float" office:value="4.89694184938293" calcext:value-type="float">
            <text:p>4,89694184938293</text:p>
          </table:table-cell>
          <table:table-cell table:formula="of:=SQRT((([.C651]-[.C650])*([.C651]-[.C650]))+(([.D651]-[.D650])*([.D651]-[.D650])))" office:value-type="float" office:value="0.0239453716915876" calcext:value-type="float">
            <text:p>0,023945371691588</text:p>
          </table:table-cell>
          <table:table-cell table:formula="of:=-([.C651]*[.C651]*[.C651]/30)+([.C651]/20)+1/6" office:value-type="float" office:value="-11.5490053717334" calcext:value-type="float">
            <text:p>-11,5490053717334</text:p>
          </table:table-cell>
          <table:table-cell table:formula="of:=SQRT((([.C651]-[.C650])*([.C651]-[.C650]))+(([.F651]-[.F650])*([.F651]-[.F650])))" office:value-type="float" office:value="0.040989374825447" calcext:value-type="float">
            <text:p>0,0409893748254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2</text:p>
          </table:table-cell>
          <table:table-cell table:formula="of:=[.C651]+([$'70.1'.$D$6]-[$'70.1'.$C$5])/1000" office:value-type="float" office:value="7.136" calcext:value-type="float">
            <text:p>7,136</text:p>
          </table:table-cell>
          <table:table-cell table:formula="of:=([.C652]*[.C652]*[.C652]*[.C652]/500)-([.C652]*[.C652]/200)-3/250" office:value-type="float" office:value="4.91958871774005" calcext:value-type="float">
            <text:p>4,91958871774005</text:p>
          </table:table-cell>
          <table:table-cell table:formula="of:=SQRT((([.C652]-[.C651])*([.C652]-[.C651]))+(([.D652]-[.D651])*([.D652]-[.D651])))" office:value-type="float" office:value="0.0240183397924332" calcext:value-type="float">
            <text:p>0,024018339792433</text:p>
          </table:table-cell>
          <table:table-cell table:formula="of:=-([.C652]*[.C652]*[.C652]/30)+([.C652]/20)+1/6" office:value-type="float" office:value="-11.5892977152" calcext:value-type="float">
            <text:p>-11,5892977152</text:p>
          </table:table-cell>
          <table:table-cell table:formula="of:=SQRT((([.C652]-[.C651])*([.C652]-[.C651]))+(([.F652]-[.F651])*([.F652]-[.F651])))" office:value-type="float" office:value="0.041078862472518" calcext:value-type="float">
            <text:p>0,0410788624725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3</text:p>
          </table:table-cell>
          <table:table-cell table:formula="of:=[.C652]+([$'70.1'.$D$6]-[$'70.1'.$C$5])/1000" office:value-type="float" office:value="7.144" calcext:value-type="float">
            <text:p>7,144</text:p>
          </table:table-cell>
          <table:table-cell table:formula="of:=([.C653]*[.C653]*[.C653]*[.C653]/500)-([.C653]*[.C653]/200)-3/250" office:value-type="float" office:value="4.94231316306741" calcext:value-type="float">
            <text:p>4,94231316306741</text:p>
          </table:table-cell>
          <table:table-cell table:formula="of:=SQRT((([.C653]-[.C652])*([.C653]-[.C652]))+(([.D653]-[.D652])*([.D653]-[.D652])))" office:value-type="float" office:value="0.024091500896294" calcext:value-type="float">
            <text:p>0,024091500896294</text:p>
          </table:table-cell>
          <table:table-cell table:formula="of:=-([.C653]*[.C653]*[.C653]/30)+([.C653]/20)+1/6" office:value-type="float" office:value="-11.6296813994667" calcext:value-type="float">
            <text:p>-11,6296813994667</text:p>
          </table:table-cell>
          <table:table-cell table:formula="of:=SQRT((([.C653]-[.C652])*([.C653]-[.C652]))+(([.F653]-[.F652])*([.F653]-[.F652])))" office:value-type="float" office:value="0.0411684582532511" calcext:value-type="float">
            <text:p>0,0411684582532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4</text:p>
          </table:table-cell>
          <table:table-cell table:formula="of:=[.C653]+([$'70.1'.$D$6]-[$'70.1'.$C$5])/1000" office:value-type="float" office:value="7.152" calcext:value-type="float">
            <text:p>7,152</text:p>
          </table:table-cell>
          <table:table-cell table:formula="of:=([.C654]*[.C654]*[.C654]*[.C654]/500)-([.C654]*[.C654]/200)-3/250" office:value-type="float" office:value="4.96511536083765" calcext:value-type="float">
            <text:p>4,96511536083765</text:p>
          </table:table-cell>
          <table:table-cell table:formula="of:=SQRT((([.C654]-[.C653])*([.C654]-[.C653]))+(([.D654]-[.D653])*([.D654]-[.D653])))" office:value-type="float" office:value="0.0241648551237777" calcext:value-type="float">
            <text:p>0,024164855123778</text:p>
          </table:table-cell>
          <table:table-cell table:formula="of:=-([.C654]*[.C654]*[.C654]/30)+([.C654]/20)+1/6" office:value-type="float" office:value="-11.6701565269334" calcext:value-type="float">
            <text:p>-11,6701565269334</text:p>
          </table:table-cell>
          <table:table-cell table:formula="of:=SQRT((([.C654]-[.C653])*([.C654]-[.C653]))+(([.F654]-[.F653])*([.F654]-[.F653])))" office:value-type="float" office:value="0.0412581621433016" calcext:value-type="float">
            <text:p>0,0412581621433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5</text:p>
          </table:table-cell>
          <table:table-cell table:formula="of:=[.C654]+([$'70.1'.$D$6]-[$'70.1'.$C$5])/1000" office:value-type="float" office:value="7.16" calcext:value-type="float">
            <text:p>7,16</text:p>
          </table:table-cell>
          <table:table-cell table:formula="of:=([.C655]*[.C655]*[.C655]*[.C655]/500)-([.C655]*[.C655]/200)-3/250" office:value-type="float" office:value="4.98799548672001" calcext:value-type="float">
            <text:p>4,98799548672001</text:p>
          </table:table-cell>
          <table:table-cell table:formula="of:=SQRT((([.C655]-[.C654])*([.C655]-[.C654]))+(([.D655]-[.D654])*([.D655]-[.D654])))" office:value-type="float" office:value="0.0242384025957351" calcext:value-type="float">
            <text:p>0,024238402595735</text:p>
          </table:table-cell>
          <table:table-cell table:formula="of:=-([.C655]*[.C655]*[.C655]/30)+([.C655]/20)+1/6" office:value-type="float" office:value="-11.7107232" calcext:value-type="float">
            <text:p>-11,7107232</text:p>
          </table:table-cell>
          <table:table-cell table:formula="of:=SQRT((([.C655]-[.C654])*([.C655]-[.C654]))+(([.F655]-[.F654])*([.F655]-[.F654])))" office:value-type="float" office:value="0.0413479741184207" calcext:value-type="float">
            <text:p>0,0413479741184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6</text:p>
          </table:table-cell>
          <table:table-cell table:formula="of:=[.C655]+([$'70.1'.$D$6]-[$'70.1'.$C$5])/1000" office:value-type="float" office:value="7.168" calcext:value-type="float">
            <text:p>7,168</text:p>
          </table:table-cell>
          <table:table-cell table:formula="of:=([.C656]*[.C656]*[.C656]*[.C656]/500)-([.C656]*[.C656]/200)-3/250" office:value-type="float" office:value="5.01095371658037" calcext:value-type="float">
            <text:p>5,01095371658037</text:p>
          </table:table-cell>
          <table:table-cell table:formula="of:=SQRT((([.C656]-[.C655])*([.C656]-[.C655]))+(([.D656]-[.D655])*([.D656]-[.D655])))" office:value-type="float" office:value="0.0243121434332887" calcext:value-type="float">
            <text:p>0,024312143433289</text:p>
          </table:table-cell>
          <table:table-cell table:formula="of:=-([.C656]*[.C656]*[.C656]/30)+([.C656]/20)+1/6" office:value-type="float" office:value="-11.7513815210667" calcext:value-type="float">
            <text:p>-11,7513815210667</text:p>
          </table:table-cell>
          <table:table-cell table:formula="of:=SQRT((([.C656]-[.C655])*([.C656]-[.C655]))+(([.F656]-[.F655])*([.F656]-[.F655])))" office:value-type="float" office:value="0.0414378941545095" calcext:value-type="float">
            <text:p>0,041437894154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7</text:p>
          </table:table-cell>
          <table:table-cell table:formula="of:=[.C656]+([$'70.1'.$D$6]-[$'70.1'.$C$5])/1000" office:value-type="float" office:value="7.176" calcext:value-type="float">
            <text:p>7,176</text:p>
          </table:table-cell>
          <table:table-cell table:formula="of:=([.C657]*[.C657]*[.C657]*[.C657]/500)-([.C657]*[.C657]/200)-3/250" office:value-type="float" office:value="5.03399022648117" calcext:value-type="float">
            <text:p>5,03399022648117</text:p>
          </table:table-cell>
          <table:table-cell table:formula="of:=SQRT((([.C657]-[.C656])*([.C657]-[.C656]))+(([.D657]-[.D656])*([.D657]-[.D656])))" office:value-type="float" office:value="0.0243860777578039" calcext:value-type="float">
            <text:p>0,024386077757804</text:p>
          </table:table-cell>
          <table:table-cell table:formula="of:=-([.C657]*[.C657]*[.C657]/30)+([.C657]/20)+1/6" office:value-type="float" office:value="-11.7921315925334" calcext:value-type="float">
            <text:p>-11,7921315925334</text:p>
          </table:table-cell>
          <table:table-cell table:formula="of:=SQRT((([.C657]-[.C656])*([.C657]-[.C656]))+(([.F657]-[.F656])*([.F657]-[.F656])))" office:value-type="float" office:value="0.0415279222275618" calcext:value-type="float">
            <text:p>0,0415279222275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8</text:p>
          </table:table-cell>
          <table:table-cell table:formula="of:=[.C657]+([$'70.1'.$D$6]-[$'70.1'.$C$5])/1000" office:value-type="float" office:value="7.184" calcext:value-type="float">
            <text:p>7,184</text:p>
          </table:table-cell>
          <table:table-cell table:formula="of:=([.C658]*[.C658]*[.C658]*[.C658]/500)-([.C658]*[.C658]/200)-3/250" office:value-type="float" office:value="5.05710519268149" calcext:value-type="float">
            <text:p>5,05710519268149</text:p>
          </table:table-cell>
          <table:table-cell table:formula="of:=SQRT((([.C658]-[.C657])*([.C658]-[.C657]))+(([.D658]-[.D657])*([.D658]-[.D657])))" office:value-type="float" office:value="0.0244602056909158" calcext:value-type="float">
            <text:p>0,024460205690916</text:p>
          </table:table-cell>
          <table:table-cell table:formula="of:=-([.C658]*[.C658]*[.C658]/30)+([.C658]/20)+1/6" office:value-type="float" office:value="-11.8329735168" calcext:value-type="float">
            <text:p>-11,8329735168</text:p>
          </table:table-cell>
          <table:table-cell table:formula="of:=SQRT((([.C658]-[.C657])*([.C658]-[.C657]))+(([.F658]-[.F657])*([.F658]-[.F657])))" office:value-type="float" office:value="0.0416180583137197" calcext:value-type="float">
            <text:p>0,041618058313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49</text:p>
          </table:table-cell>
          <table:table-cell table:formula="of:=[.C658]+([$'70.1'.$D$6]-[$'70.1'.$C$5])/1000" office:value-type="float" office:value="7.192" calcext:value-type="float">
            <text:p>7,192</text:p>
          </table:table-cell>
          <table:table-cell table:formula="of:=([.C659]*[.C659]*[.C659]*[.C659]/500)-([.C659]*[.C659]/200)-3/250" office:value-type="float" office:value="5.08029879163701" calcext:value-type="float">
            <text:p>5,08029879163701</text:p>
          </table:table-cell>
          <table:table-cell table:formula="of:=SQRT((([.C659]-[.C658])*([.C659]-[.C658]))+(([.D659]-[.D658])*([.D659]-[.D658])))" office:value-type="float" office:value="0.0245345273545168" calcext:value-type="float">
            <text:p>0,024534527354517</text:p>
          </table:table-cell>
          <table:table-cell table:formula="of:=-([.C659]*[.C659]*[.C659]/30)+([.C659]/20)+1/6" office:value-type="float" office:value="-11.8739073962667" calcext:value-type="float">
            <text:p>-11,8739073962667</text:p>
          </table:table-cell>
          <table:table-cell table:formula="of:=SQRT((([.C659]-[.C658])*([.C659]-[.C658]))+(([.F659]-[.F658])*([.F659]-[.F658])))" office:value-type="float" office:value="0.0417083023892324" calcext:value-type="float">
            <text:p>0,0417083023892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0</text:p>
          </table:table-cell>
          <table:table-cell table:formula="of:=[.C659]+([$'70.1'.$D$6]-[$'70.1'.$C$5])/1000" office:value-type="float" office:value="7.2" calcext:value-type="float">
            <text:p>7,2</text:p>
          </table:table-cell>
          <table:table-cell table:formula="of:=([.C660]*[.C660]*[.C660]*[.C660]/500)-([.C660]*[.C660]/200)-3/250" office:value-type="float" office:value="5.10357120000001" calcext:value-type="float">
            <text:p>5,10357120000001</text:p>
          </table:table-cell>
          <table:table-cell table:formula="of:=SQRT((([.C660]-[.C659])*([.C660]-[.C659]))+(([.D660]-[.D659])*([.D660]-[.D659])))" office:value-type="float" office:value="0.0246090428707546" calcext:value-type="float">
            <text:p>0,024609042870755</text:p>
          </table:table-cell>
          <table:table-cell table:formula="of:=-([.C660]*[.C660]*[.C660]/30)+([.C660]/20)+1/6" office:value-type="float" office:value="-11.9149333333334" calcext:value-type="float">
            <text:p>-11,9149333333334</text:p>
          </table:table-cell>
          <table:table-cell table:formula="of:=SQRT((([.C660]-[.C659])*([.C660]-[.C659]))+(([.F660]-[.F659])*([.F660]-[.F659])))" office:value-type="float" office:value="0.0417986544304735" calcext:value-type="float">
            <text:p>0,041798654430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1</text:p>
          </table:table-cell>
          <table:table-cell table:formula="of:=[.C660]+([$'70.1'.$D$6]-[$'70.1'.$C$5])/1000" office:value-type="float" office:value="7.208" calcext:value-type="float">
            <text:p>7,208</text:p>
          </table:table-cell>
          <table:table-cell table:formula="of:=([.C661]*[.C661]*[.C661]*[.C661]/500)-([.C661]*[.C661]/200)-3/250" office:value-type="float" office:value="5.12692259461941" calcext:value-type="float">
            <text:p>5,12692259461941</text:p>
          </table:table-cell>
          <table:table-cell table:formula="of:=SQRT((([.C661]-[.C660])*([.C661]-[.C660]))+(([.D661]-[.D660])*([.D661]-[.D660])))" office:value-type="float" office:value="0.0246837523620404" calcext:value-type="float">
            <text:p>0,024683752362041</text:p>
          </table:table-cell>
          <table:table-cell table:formula="of:=-([.C661]*[.C661]*[.C661]/30)+([.C661]/20)+1/6" office:value-type="float" office:value="-11.9560514304" calcext:value-type="float">
            <text:p>-11,9560514304</text:p>
          </table:table-cell>
          <table:table-cell table:formula="of:=SQRT((([.C661]-[.C660])*([.C661]-[.C660]))+(([.F661]-[.F660])*([.F661]-[.F660])))" office:value-type="float" office:value="0.0418891144139343" calcext:value-type="float">
            <text:p>0,0418891144139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2</text:p>
          </table:table-cell>
          <table:table-cell table:formula="of:=[.C661]+([$'70.1'.$D$6]-[$'70.1'.$C$5])/1000" office:value-type="float" office:value="7.216" calcext:value-type="float">
            <text:p>7,216</text:p>
          </table:table-cell>
          <table:table-cell table:formula="of:=([.C662]*[.C662]*[.C662]*[.C662]/500)-([.C662]*[.C662]/200)-3/250" office:value-type="float" office:value="5.15035315254069" calcext:value-type="float">
            <text:p>5,15035315254069</text:p>
          </table:table-cell>
          <table:table-cell table:formula="of:=SQRT((([.C662]-[.C661])*([.C662]-[.C661]))+(([.D662]-[.D661])*([.D662]-[.D661])))" office:value-type="float" office:value="0.02475865595105" calcext:value-type="float">
            <text:p>0,02475865595105</text:p>
          </table:table-cell>
          <table:table-cell table:formula="of:=-([.C662]*[.C662]*[.C662]/30)+([.C662]/20)+1/6" office:value-type="float" office:value="-11.9972617898667" calcext:value-type="float">
            <text:p>-11,9972617898667</text:p>
          </table:table-cell>
          <table:table-cell table:formula="of:=SQRT((([.C662]-[.C661])*([.C662]-[.C661]))+(([.F662]-[.F661])*([.F662]-[.F661])))" office:value-type="float" office:value="0.0419796823162325" calcext:value-type="float">
            <text:p>0,0419796823162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3</text:p>
          </table:table-cell>
          <table:table-cell table:formula="of:=[.C662]+([$'70.1'.$D$6]-[$'70.1'.$C$5])/1000" office:value-type="float" office:value="7.224" calcext:value-type="float">
            <text:p>7,224</text:p>
          </table:table-cell>
          <table:table-cell table:formula="of:=([.C663]*[.C663]*[.C663]*[.C663]/500)-([.C663]*[.C663]/200)-3/250" office:value-type="float" office:value="5.17386305100597" calcext:value-type="float">
            <text:p>5,17386305100597</text:p>
          </table:table-cell>
          <table:table-cell table:formula="of:=SQRT((([.C663]-[.C662])*([.C663]-[.C662]))+(([.D663]-[.D662])*([.D663]-[.D662])))" office:value-type="float" office:value="0.0248337537607146" calcext:value-type="float">
            <text:p>0,024833753760715</text:p>
          </table:table-cell>
          <table:table-cell table:formula="of:=-([.C663]*[.C663]*[.C663]/30)+([.C663]/20)+1/6" office:value-type="float" office:value="-12.0385645141334" calcext:value-type="float">
            <text:p>-12,0385645141334</text:p>
          </table:table-cell>
          <table:table-cell table:formula="of:=SQRT((([.C663]-[.C662])*([.C663]-[.C662]))+(([.F663]-[.F662])*([.F663]-[.F662])))" office:value-type="float" office:value="0.0420703581140991" calcext:value-type="float">
            <text:p>0,0420703581140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4</text:p>
          </table:table-cell>
          <table:table-cell table:formula="of:=[.C663]+([$'70.1'.$D$6]-[$'70.1'.$C$5])/1000" office:value-type="float" office:value="7.232" calcext:value-type="float">
            <text:p>7,232</text:p>
          </table:table-cell>
          <table:table-cell table:formula="of:=([.C664]*[.C664]*[.C664]*[.C664]/500)-([.C664]*[.C664]/200)-3/250" office:value-type="float" office:value="5.19745246745397" calcext:value-type="float">
            <text:p>5,19745246745397</text:p>
          </table:table-cell>
          <table:table-cell table:formula="of:=SQRT((([.C664]-[.C663])*([.C664]-[.C663]))+(([.D664]-[.D663])*([.D664]-[.D663])))" office:value-type="float" office:value="0.0249090459142299" calcext:value-type="float">
            <text:p>0,02490904591423</text:p>
          </table:table-cell>
          <table:table-cell table:formula="of:=-([.C664]*[.C664]*[.C664]/30)+([.C664]/20)+1/6" office:value-type="float" office:value="-12.0799597056" calcext:value-type="float">
            <text:p>-12,0799597056</text:p>
          </table:table-cell>
          <table:table-cell table:formula="of:=SQRT((([.C664]-[.C663])*([.C664]-[.C663]))+(([.F664]-[.F663])*([.F664]-[.F663])))" office:value-type="float" office:value="0.0421611417843724" calcext:value-type="float">
            <text:p>0,0421611417843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5</text:p>
          </table:table-cell>
          <table:table-cell table:formula="of:=[.C664]+([$'70.1'.$D$6]-[$'70.1'.$C$5])/1000" office:value-type="float" office:value="7.24" calcext:value-type="float">
            <text:p>7,24</text:p>
          </table:table-cell>
          <table:table-cell table:formula="of:=([.C665]*[.C665]*[.C665]*[.C665]/500)-([.C665]*[.C665]/200)-3/250" office:value-type="float" office:value="5.22112157952001" calcext:value-type="float">
            <text:p>5,22112157952001</text:p>
          </table:table-cell>
          <table:table-cell table:formula="of:=SQRT((([.C665]-[.C664])*([.C665]-[.C664]))+(([.D665]-[.D664])*([.D665]-[.D664])))" office:value-type="float" office:value="0.0249845325350524" calcext:value-type="float">
            <text:p>0,024984532535053</text:p>
          </table:table-cell>
          <table:table-cell table:formula="of:=-([.C665]*[.C665]*[.C665]/30)+([.C665]/20)+1/6" office:value-type="float" office:value="-12.1214474666667" calcext:value-type="float">
            <text:p>-12,1214474666667</text:p>
          </table:table-cell>
          <table:table-cell table:formula="of:=SQRT((([.C665]-[.C664])*([.C665]-[.C664]))+(([.F665]-[.F664])*([.F665]-[.F664])))" office:value-type="float" office:value="0.0422520333040286" calcext:value-type="float">
            <text:p>0,0422520333040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6</text:p>
          </table:table-cell>
          <table:table-cell table:formula="of:=[.C665]+([$'70.1'.$D$6]-[$'70.1'.$C$5])/1000" office:value-type="float" office:value="7.248" calcext:value-type="float">
            <text:p>7,248</text:p>
          </table:table-cell>
          <table:table-cell table:formula="of:=([.C666]*[.C666]*[.C666]*[.C666]/500)-([.C666]*[.C666]/200)-3/250" office:value-type="float" office:value="5.24487056503605" calcext:value-type="float">
            <text:p>5,24487056503605</text:p>
          </table:table-cell>
          <table:table-cell table:formula="of:=SQRT((([.C666]-[.C665])*([.C666]-[.C665]))+(([.D666]-[.D665])*([.D666]-[.D665])))" office:value-type="float" office:value="0.0250602137469082" calcext:value-type="float">
            <text:p>0,025060213746908</text:p>
          </table:table-cell>
          <table:table-cell table:formula="of:=-([.C666]*[.C666]*[.C666]/30)+([.C666]/20)+1/6" office:value-type="float" office:value="-12.1630278997334" calcext:value-type="float">
            <text:p>-12,1630278997334</text:p>
          </table:table-cell>
          <table:table-cell table:formula="of:=SQRT((([.C666]-[.C665])*([.C666]-[.C665]))+(([.F666]-[.F665])*([.F666]-[.F665])))" office:value-type="float" office:value="0.0423430326501468" calcext:value-type="float">
            <text:p>0,042343032650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7</text:p>
          </table:table-cell>
          <table:table-cell table:formula="of:=[.C666]+([$'70.1'.$D$6]-[$'70.1'.$C$5])/1000" office:value-type="float" office:value="7.256" calcext:value-type="float">
            <text:p>7,256</text:p>
          </table:table-cell>
          <table:table-cell table:formula="of:=([.C667]*[.C667]*[.C667]*[.C667]/500)-([.C667]*[.C667]/200)-3/250" office:value-type="float" office:value="5.26869960203061" calcext:value-type="float">
            <text:p>5,26869960203061</text:p>
          </table:table-cell>
          <table:table-cell table:formula="of:=SQRT((([.C667]-[.C666])*([.C667]-[.C666]))+(([.D667]-[.D666])*([.D667]-[.D666])))" office:value-type="float" office:value="0.0251360896737756" calcext:value-type="float">
            <text:p>0,025136089673776</text:p>
          </table:table-cell>
          <table:table-cell table:formula="of:=-([.C667]*[.C667]*[.C667]/30)+([.C667]/20)+1/6" office:value-type="float" office:value="-12.2047011072" calcext:value-type="float">
            <text:p>-12,2047011072</text:p>
          </table:table-cell>
          <table:table-cell table:formula="of:=SQRT((([.C667]-[.C666])*([.C667]-[.C666]))+(([.F667]-[.F666])*([.F667]-[.F666])))" office:value-type="float" office:value="0.0424341397999304" calcext:value-type="float">
            <text:p>0,0424341397999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8</text:p>
          </table:table-cell>
          <table:table-cell table:formula="of:=[.C667]+([$'70.1'.$D$6]-[$'70.1'.$C$5])/1000" office:value-type="float" office:value="7.26400000000001" calcext:value-type="float">
            <text:p>7,26400000000001</text:p>
          </table:table-cell>
          <table:table-cell table:formula="of:=([.C668]*[.C668]*[.C668]*[.C668]/500)-([.C668]*[.C668]/200)-3/250" office:value-type="float" office:value="5.29260886872885" calcext:value-type="float">
            <text:p>5,29260886872885</text:p>
          </table:table-cell>
          <table:table-cell table:formula="of:=SQRT((([.C668]-[.C667])*([.C668]-[.C667]))+(([.D668]-[.D667])*([.D668]-[.D667])))" office:value-type="float" office:value="0.0252121604399071" calcext:value-type="float">
            <text:p>0,025212160439907</text:p>
          </table:table-cell>
          <table:table-cell table:formula="of:=-([.C668]*[.C668]*[.C668]/30)+([.C668]/20)+1/6" office:value-type="float" office:value="-12.2464671914667" calcext:value-type="float">
            <text:p>-12,2464671914667</text:p>
          </table:table-cell>
          <table:table-cell table:formula="of:=SQRT((([.C668]-[.C667])*([.C668]-[.C667]))+(([.F668]-[.F667])*([.F668]-[.F667])))" office:value-type="float" office:value="0.0425253547306823" calcext:value-type="float">
            <text:p>0,0425253547306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59</text:p>
          </table:table-cell>
          <table:table-cell table:formula="of:=[.C668]+([$'70.1'.$D$6]-[$'70.1'.$C$5])/1000" office:value-type="float" office:value="7.27200000000001" calcext:value-type="float">
            <text:p>7,27200000000001</text:p>
          </table:table-cell>
          <table:table-cell table:formula="of:=([.C669]*[.C669]*[.C669]*[.C669]/500)-([.C669]*[.C669]/200)-3/250" office:value-type="float" office:value="5.31659854355253" calcext:value-type="float">
            <text:p>5,31659854355253</text:p>
          </table:table-cell>
          <table:table-cell table:formula="of:=SQRT((([.C669]-[.C668])*([.C669]-[.C668]))+(([.D669]-[.D668])*([.D669]-[.D668])))" office:value-type="float" office:value="0.0252884261698085" calcext:value-type="float">
            <text:p>0,025288426169809</text:p>
          </table:table-cell>
          <table:table-cell table:formula="of:=-([.C669]*[.C669]*[.C669]/30)+([.C669]/20)+1/6" office:value-type="float" office:value="-12.2883262549334" calcext:value-type="float">
            <text:p>-12,2883262549334</text:p>
          </table:table-cell>
          <table:table-cell table:formula="of:=SQRT((([.C669]-[.C668])*([.C669]-[.C668]))+(([.F669]-[.F668])*([.F669]-[.F668])))" office:value-type="float" office:value="0.0426166774198355" calcext:value-type="float">
            <text:p>0,0426166774198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0</text:p>
          </table:table-cell>
          <table:table-cell table:formula="of:=[.C669]+([$'70.1'.$D$6]-[$'70.1'.$C$5])/1000" office:value-type="float" office:value="7.28000000000001" calcext:value-type="float">
            <text:p>7,28000000000001</text:p>
          </table:table-cell>
          <table:table-cell table:formula="of:=([.C670]*[.C670]*[.C670]*[.C670]/500)-([.C670]*[.C670]/200)-3/250" office:value-type="float" office:value="5.34066880512002" calcext:value-type="float">
            <text:p>5,34066880512002</text:p>
          </table:table-cell>
          <table:table-cell table:formula="of:=SQRT((([.C670]-[.C669])*([.C670]-[.C669]))+(([.D670]-[.D669])*([.D670]-[.D669])))" office:value-type="float" office:value="0.0253648869882623" calcext:value-type="float">
            <text:p>0,025364886988262</text:p>
          </table:table-cell>
          <table:table-cell table:formula="of:=-([.C670]*[.C670]*[.C670]/30)+([.C670]/20)+1/6" office:value-type="float" office:value="-12.3302784" calcext:value-type="float">
            <text:p>-12,3302784</text:p>
          </table:table-cell>
          <table:table-cell table:formula="of:=SQRT((([.C670]-[.C669])*([.C670]-[.C669]))+(([.F670]-[.F669])*([.F670]-[.F669])))" office:value-type="float" office:value="0.0427081078449353" calcext:value-type="float">
            <text:p>0,0427081078449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1</text:p>
          </table:table-cell>
          <table:table-cell table:formula="of:=[.C670]+([$'70.1'.$D$6]-[$'70.1'.$C$5])/1000" office:value-type="float" office:value="7.28800000000001" calcext:value-type="float">
            <text:p>7,28800000000001</text:p>
          </table:table-cell>
          <table:table-cell table:formula="of:=([.C671]*[.C671]*[.C671]*[.C671]/500)-([.C671]*[.C671]/200)-3/250" office:value-type="float" office:value="5.36481983224629" calcext:value-type="float">
            <text:p>5,36481983224629</text:p>
          </table:table-cell>
          <table:table-cell table:formula="of:=SQRT((([.C671]-[.C670])*([.C671]-[.C670]))+(([.D671]-[.D670])*([.D671]-[.D670])))" office:value-type="float" office:value="0.0254415430203027" calcext:value-type="float">
            <text:p>0,025441543020303</text:p>
          </table:table-cell>
          <table:table-cell table:formula="of:=-([.C671]*[.C671]*[.C671]/30)+([.C671]/20)+1/6" office:value-type="float" office:value="-12.3723237290667" calcext:value-type="float">
            <text:p>-12,3723237290667</text:p>
          </table:table-cell>
          <table:table-cell table:formula="of:=SQRT((([.C671]-[.C670])*([.C671]-[.C670]))+(([.F671]-[.F670])*([.F671]-[.F670])))" office:value-type="float" office:value="0.0427996459836349" calcext:value-type="float">
            <text:p>0,0427996459836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2</text:p>
          </table:table-cell>
          <table:table-cell table:formula="of:=[.C671]+([$'70.1'.$D$6]-[$'70.1'.$C$5])/1000" office:value-type="float" office:value="7.29600000000001" calcext:value-type="float">
            <text:p>7,29600000000001</text:p>
          </table:table-cell>
          <table:table-cell table:formula="of:=([.C672]*[.C672]*[.C672]*[.C672]/500)-([.C672]*[.C672]/200)-3/250" office:value-type="float" office:value="5.38905180394293" calcext:value-type="float">
            <text:p>5,38905180394293</text:p>
          </table:table-cell>
          <table:table-cell table:formula="of:=SQRT((([.C672]-[.C671])*([.C672]-[.C671]))+(([.D672]-[.D671])*([.D672]-[.D671])))" office:value-type="float" office:value="0.0255183943912378" calcext:value-type="float">
            <text:p>0,025518394391238</text:p>
          </table:table-cell>
          <table:table-cell table:formula="of:=-([.C672]*[.C672]*[.C672]/30)+([.C672]/20)+1/6" office:value-type="float" office:value="-12.4144623445334" calcext:value-type="float">
            <text:p>-12,4144623445334</text:p>
          </table:table-cell>
          <table:table-cell table:formula="of:=SQRT((([.C672]-[.C671])*([.C672]-[.C671]))+(([.F672]-[.F671])*([.F672]-[.F671])))" office:value-type="float" office:value="0.0428912918136947" calcext:value-type="float">
            <text:p>0,042891291813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3</text:p>
          </table:table-cell>
          <table:table-cell table:formula="of:=[.C672]+([$'70.1'.$D$6]-[$'70.1'.$C$5])/1000" office:value-type="float" office:value="7.30400000000001" calcext:value-type="float">
            <text:p>7,30400000000001</text:p>
          </table:table-cell>
          <table:table-cell table:formula="of:=([.C673]*[.C673]*[.C673]*[.C673]/500)-([.C673]*[.C673]/200)-3/250" office:value-type="float" office:value="5.41336489941813" calcext:value-type="float">
            <text:p>5,41336489941813</text:p>
          </table:table-cell>
          <table:table-cell table:formula="of:=SQRT((([.C673]-[.C672])*([.C673]-[.C672]))+(([.D673]-[.D672])*([.D673]-[.D672])))" office:value-type="float" office:value="0.0255954412266375" calcext:value-type="float">
            <text:p>0,025595441226638</text:p>
          </table:table-cell>
          <table:table-cell table:formula="of:=-([.C673]*[.C673]*[.C673]/30)+([.C673]/20)+1/6" office:value-type="float" office:value="-12.4566943488" calcext:value-type="float">
            <text:p>-12,4566943488</text:p>
          </table:table-cell>
          <table:table-cell table:formula="of:=SQRT((([.C673]-[.C672])*([.C673]-[.C672]))+(([.F673]-[.F672])*([.F673]-[.F672])))" office:value-type="float" office:value="0.0429830453130063" calcext:value-type="float">
            <text:p>0,0429830453130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4</text:p>
          </table:table-cell>
          <table:table-cell table:formula="of:=[.C673]+([$'70.1'.$D$6]-[$'70.1'.$C$5])/1000" office:value-type="float" office:value="7.31200000000001" calcext:value-type="float">
            <text:p>7,31200000000001</text:p>
          </table:table-cell>
          <table:table-cell table:formula="of:=([.C674]*[.C674]*[.C674]*[.C674]/500)-([.C674]*[.C674]/200)-3/250" office:value-type="float" office:value="5.43775929807669" calcext:value-type="float">
            <text:p>5,43775929807669</text:p>
          </table:table-cell>
          <table:table-cell table:formula="of:=SQRT((([.C674]-[.C673])*([.C674]-[.C673]))+(([.D674]-[.D673])*([.D674]-[.D673])))" office:value-type="float" office:value="0.0256726836523315" calcext:value-type="float">
            <text:p>0,025672683652332</text:p>
          </table:table-cell>
          <table:table-cell table:formula="of:=-([.C674]*[.C674]*[.C674]/30)+([.C674]/20)+1/6" office:value-type="float" office:value="-12.4990198442667" calcext:value-type="float">
            <text:p>-12,4990198442667</text:p>
          </table:table-cell>
          <table:table-cell table:formula="of:=SQRT((([.C674]-[.C673])*([.C674]-[.C673]))+(([.F674]-[.F673])*([.F674]-[.F673])))" office:value-type="float" office:value="0.0430749064595465" calcext:value-type="float">
            <text:p>0,0430749064595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5</text:p>
          </table:table-cell>
          <table:table-cell table:formula="of:=[.C674]+([$'70.1'.$D$6]-[$'70.1'.$C$5])/1000" office:value-type="float" office:value="7.32000000000001" calcext:value-type="float">
            <text:p>7,32000000000001</text:p>
          </table:table-cell>
          <table:table-cell table:formula="of:=([.C675]*[.C675]*[.C675]*[.C675]/500)-([.C675]*[.C675]/200)-3/250" office:value-type="float" office:value="5.46223517952002" calcext:value-type="float">
            <text:p>5,46223517952002</text:p>
          </table:table-cell>
          <table:table-cell table:formula="of:=SQRT((([.C675]-[.C674])*([.C675]-[.C674]))+(([.D675]-[.D674])*([.D675]-[.D674])))" office:value-type="float" office:value="0.0257501217944282" calcext:value-type="float">
            <text:p>0,025750121794428</text:p>
          </table:table-cell>
          <table:table-cell table:formula="of:=-([.C675]*[.C675]*[.C675]/30)+([.C675]/20)+1/6" office:value-type="float" office:value="-12.5414389333334" calcext:value-type="float">
            <text:p>-12,5414389333334</text:p>
          </table:table-cell>
          <table:table-cell table:formula="of:=SQRT((([.C675]-[.C674])*([.C675]-[.C674]))+(([.F675]-[.F674])*([.F675]-[.F674])))" office:value-type="float" office:value="0.0431668752314304" calcext:value-type="float">
            <text:p>0,043166875231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6</text:p>
          </table:table-cell>
          <table:table-cell table:formula="of:=[.C675]+([$'70.1'.$D$6]-[$'70.1'.$C$5])/1000" office:value-type="float" office:value="7.32800000000001" calcext:value-type="float">
            <text:p>7,32800000000001</text:p>
          </table:table-cell>
          <table:table-cell table:formula="of:=([.C676]*[.C676]*[.C676]*[.C676]/500)-([.C676]*[.C676]/200)-3/250" office:value-type="float" office:value="5.48679272354613" calcext:value-type="float">
            <text:p>5,48679272354613</text:p>
          </table:table-cell>
          <table:table-cell table:formula="of:=SQRT((([.C676]-[.C675])*([.C676]-[.C675]))+(([.D676]-[.D675])*([.D676]-[.D675])))" office:value-type="float" office:value="0.0258277557792856" calcext:value-type="float">
            <text:p>0,025827755779286</text:p>
          </table:table-cell>
          <table:table-cell table:formula="of:=-([.C676]*[.C676]*[.C676]/30)+([.C676]/20)+1/6" office:value-type="float" office:value="-12.5839517184" calcext:value-type="float">
            <text:p>-12,5839517184</text:p>
          </table:table-cell>
          <table:table-cell table:formula="of:=SQRT((([.C676]-[.C675])*([.C676]-[.C675]))+(([.F676]-[.F675])*([.F676]-[.F675])))" office:value-type="float" office:value="0.0432589516068589" calcext:value-type="float">
            <text:p>0,0432589516068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7</text:p>
          </table:table-cell>
          <table:table-cell table:formula="of:=[.C676]+([$'70.1'.$D$6]-[$'70.1'.$C$5])/1000" office:value-type="float" office:value="7.33600000000001" calcext:value-type="float">
            <text:p>7,33600000000001</text:p>
          </table:table-cell>
          <table:table-cell table:formula="of:=([.C677]*[.C677]*[.C677]*[.C677]/500)-([.C677]*[.C677]/200)-3/250" office:value-type="float" office:value="5.51143211014965" calcext:value-type="float">
            <text:p>5,51143211014965</text:p>
          </table:table-cell>
          <table:table-cell table:formula="of:=SQRT((([.C677]-[.C676])*([.C677]-[.C676]))+(([.D677]-[.D676])*([.D677]-[.D676])))" office:value-type="float" office:value="0.0259055857335382" calcext:value-type="float">
            <text:p>0,025905585733538</text:p>
          </table:table-cell>
          <table:table-cell table:formula="of:=-([.C677]*[.C677]*[.C677]/30)+([.C677]/20)+1/6" office:value-type="float" office:value="-12.6265583018667" calcext:value-type="float">
            <text:p>-12,6265583018667</text:p>
          </table:table-cell>
          <table:table-cell table:formula="of:=SQRT((([.C677]-[.C676])*([.C677]-[.C676]))+(([.F677]-[.F676])*([.F677]-[.F676])))" office:value-type="float" office:value="0.0433511355641579" calcext:value-type="float">
            <text:p>0,0433511355641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8</text:p>
          </table:table-cell>
          <table:table-cell table:formula="of:=[.C677]+([$'70.1'.$D$6]-[$'70.1'.$C$5])/1000" office:value-type="float" office:value="7.34400000000001" calcext:value-type="float">
            <text:p>7,34400000000001</text:p>
          </table:table-cell>
          <table:table-cell table:formula="of:=([.C678]*[.C678]*[.C678]*[.C678]/500)-([.C678]*[.C678]/200)-3/250" office:value-type="float" office:value="5.53615351952181" calcext:value-type="float">
            <text:p>5,53615351952181</text:p>
          </table:table-cell>
          <table:table-cell table:formula="of:=SQRT((([.C678]-[.C677])*([.C678]-[.C677]))+(([.D678]-[.D677])*([.D678]-[.D677])))" office:value-type="float" office:value="0.0259836117840833" calcext:value-type="float">
            <text:p>0,025983611784083</text:p>
          </table:table-cell>
          <table:table-cell table:formula="of:=-([.C678]*[.C678]*[.C678]/30)+([.C678]/20)+1/6" office:value-type="float" office:value="-12.6692587861334" calcext:value-type="float">
            <text:p>-12,6692587861334</text:p>
          </table:table-cell>
          <table:table-cell table:formula="of:=SQRT((([.C678]-[.C677])*([.C678]-[.C677]))+(([.F678]-[.F677])*([.F678]-[.F677])))" office:value-type="float" office:value="0.0434434270817569" calcext:value-type="float">
            <text:p>0,0434434270817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69</text:p>
          </table:table-cell>
          <table:table-cell table:formula="of:=[.C678]+([$'70.1'.$D$6]-[$'70.1'.$C$5])/1000" office:value-type="float" office:value="7.35200000000001" calcext:value-type="float">
            <text:p>7,35200000000001</text:p>
          </table:table-cell>
          <table:table-cell table:formula="of:=([.C679]*[.C679]*[.C679]*[.C679]/500)-([.C679]*[.C679]/200)-3/250" office:value-type="float" office:value="5.56095713205045" calcext:value-type="float">
            <text:p>5,56095713205045</text:p>
          </table:table-cell>
          <table:table-cell table:formula="of:=SQRT((([.C679]-[.C678])*([.C679]-[.C678]))+(([.D679]-[.D678])*([.D679]-[.D678])))" office:value-type="float" office:value="0.0260618340580799" calcext:value-type="float">
            <text:p>0,02606183405808</text:p>
          </table:table-cell>
          <table:table-cell table:formula="of:=-([.C679]*[.C679]*[.C679]/30)+([.C679]/20)+1/6" office:value-type="float" office:value="-12.7120532736" calcext:value-type="float">
            <text:p>-12,7120532736</text:p>
          </table:table-cell>
          <table:table-cell table:formula="of:=SQRT((([.C679]-[.C678])*([.C679]-[.C678]))+(([.F679]-[.F678])*([.F679]-[.F678])))" office:value-type="float" office:value="0.0435358261381899" calcext:value-type="float">
            <text:p>0,043535826138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0</text:p>
          </table:table-cell>
          <table:table-cell table:formula="of:=[.C679]+([$'70.1'.$D$6]-[$'70.1'.$C$5])/1000" office:value-type="float" office:value="7.36000000000001" calcext:value-type="float">
            <text:p>7,36000000000001</text:p>
          </table:table-cell>
          <table:table-cell table:formula="of:=([.C680]*[.C680]*[.C680]*[.C680]/500)-([.C680]*[.C680]/200)-3/250" office:value-type="float" office:value="5.58584312832002" calcext:value-type="float">
            <text:p>5,58584312832002</text:p>
          </table:table-cell>
          <table:table-cell table:formula="of:=SQRT((([.C680]-[.C679])*([.C680]-[.C679]))+(([.D680]-[.D679])*([.D680]-[.D679])))" office:value-type="float" office:value="0.0261402526829596" calcext:value-type="float">
            <text:p>0,02614025268296</text:p>
          </table:table-cell>
          <table:table-cell table:formula="of:=-([.C680]*[.C680]*[.C680]/30)+([.C680]/20)+1/6" office:value-type="float" office:value="-12.7549418666667" calcext:value-type="float">
            <text:p>-12,7549418666667</text:p>
          </table:table-cell>
          <table:table-cell table:formula="of:=SQRT((([.C680]-[.C679])*([.C680]-[.C679]))+(([.F680]-[.F679])*([.F680]-[.F679])))" office:value-type="float" office:value="0.0436283327121039" calcext:value-type="float">
            <text:p>0,0436283327121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1</text:p>
          </table:table-cell>
          <table:table-cell table:formula="of:=[.C680]+([$'70.1'.$D$6]-[$'70.1'.$C$5])/1000" office:value-type="float" office:value="7.36800000000001" calcext:value-type="float">
            <text:p>7,36800000000001</text:p>
          </table:table-cell>
          <table:table-cell table:formula="of:=([.C681]*[.C681]*[.C681]*[.C681]/500)-([.C681]*[.C681]/200)-3/250" office:value-type="float" office:value="5.61081168911157" calcext:value-type="float">
            <text:p>5,61081168911157</text:p>
          </table:table-cell>
          <table:table-cell table:formula="of:=SQRT((([.C681]-[.C680])*([.C681]-[.C680]))+(([.D681]-[.D680])*([.D681]-[.D680])))" office:value-type="float" office:value="0.0262188677864128" calcext:value-type="float">
            <text:p>0,026218867786413</text:p>
          </table:table-cell>
          <table:table-cell table:formula="of:=-([.C681]*[.C681]*[.C681]/30)+([.C681]/20)+1/6" office:value-type="float" office:value="-12.7979246677334" calcext:value-type="float">
            <text:p>-12,7979246677334</text:p>
          </table:table-cell>
          <table:table-cell table:formula="of:=SQRT((([.C681]-[.C680])*([.C681]-[.C680]))+(([.F681]-[.F680])*([.F681]-[.F680])))" office:value-type="float" office:value="0.0437209467822543" calcext:value-type="float">
            <text:p>0,0437209467822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2</text:p>
          </table:table-cell>
          <table:table-cell table:formula="of:=[.C681]+([$'70.1'.$D$6]-[$'70.1'.$C$5])/1000" office:value-type="float" office:value="7.37600000000001" calcext:value-type="float">
            <text:p>7,37600000000001</text:p>
          </table:table-cell>
          <table:table-cell table:formula="of:=([.C682]*[.C682]*[.C682]*[.C682]/500)-([.C682]*[.C682]/200)-3/250" office:value-type="float" office:value="5.63586299540277" calcext:value-type="float">
            <text:p>5,63586299540277</text:p>
          </table:table-cell>
          <table:table-cell table:formula="of:=SQRT((([.C682]-[.C681])*([.C682]-[.C681]))+(([.D682]-[.D681])*([.D682]-[.D681])))" office:value-type="float" office:value="0.0262976794964026" calcext:value-type="float">
            <text:p>0,026297679496403</text:p>
          </table:table-cell>
          <table:table-cell table:formula="of:=-([.C682]*[.C682]*[.C682]/30)+([.C682]/20)+1/6" office:value-type="float" office:value="-12.8410017792" calcext:value-type="float">
            <text:p>-12,8410017792</text:p>
          </table:table-cell>
          <table:table-cell table:formula="of:=SQRT((([.C682]-[.C681])*([.C682]-[.C681]))+(([.F682]-[.F681])*([.F682]-[.F681])))" office:value-type="float" office:value="0.0438136683274925" calcext:value-type="float">
            <text:p>0,0438136683274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3</text:p>
          </table:table-cell>
          <table:table-cell table:formula="of:=[.C682]+([$'70.1'.$D$6]-[$'70.1'.$C$5])/1000" office:value-type="float" office:value="7.38400000000001" calcext:value-type="float">
            <text:p>7,38400000000001</text:p>
          </table:table-cell>
          <table:table-cell table:formula="of:=([.C683]*[.C683]*[.C683]*[.C683]/500)-([.C683]*[.C683]/200)-3/250" office:value-type="float" office:value="5.66099722836789" calcext:value-type="float">
            <text:p>5,66099722836789</text:p>
          </table:table-cell>
          <table:table-cell table:formula="of:=SQRT((([.C683]-[.C682])*([.C683]-[.C682]))+(([.D683]-[.D682])*([.D683]-[.D682])))" office:value-type="float" office:value="0.0263766879411527" calcext:value-type="float">
            <text:p>0,026376687941153</text:p>
          </table:table-cell>
          <table:table-cell table:formula="of:=-([.C683]*[.C683]*[.C683]/30)+([.C683]/20)+1/6" office:value-type="float" office:value="-12.8841733034667" calcext:value-type="float">
            <text:p>-12,8841733034667</text:p>
          </table:table-cell>
          <table:table-cell table:formula="of:=SQRT((([.C683]-[.C682])*([.C683]-[.C682]))+(([.F683]-[.F682])*([.F683]-[.F682])))" office:value-type="float" office:value="0.0439064973267896" calcext:value-type="float">
            <text:p>0,04390649732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4</text:p>
          </table:table-cell>
          <table:table-cell table:formula="of:=[.C683]+([$'70.1'.$D$6]-[$'70.1'.$C$5])/1000" office:value-type="float" office:value="7.39200000000001" calcext:value-type="float">
            <text:p>7,39200000000001</text:p>
          </table:table-cell>
          <table:table-cell table:formula="of:=([.C684]*[.C684]*[.C684]*[.C684]/500)-([.C684]*[.C684]/200)-3/250" office:value-type="float" office:value="5.68621456937781" calcext:value-type="float">
            <text:p>5,68621456937781</text:p>
          </table:table-cell>
          <table:table-cell table:formula="of:=SQRT((([.C684]-[.C683])*([.C684]-[.C683]))+(([.D684]-[.D683])*([.D684]-[.D683])))" office:value-type="float" office:value="0.0264558932491536" calcext:value-type="float">
            <text:p>0,026455893249154</text:p>
          </table:table-cell>
          <table:table-cell table:formula="of:=-([.C684]*[.C684]*[.C684]/30)+([.C684]/20)+1/6" office:value-type="float" office:value="-12.9274393429334" calcext:value-type="float">
            <text:p>-12,9274393429334</text:p>
          </table:table-cell>
          <table:table-cell table:formula="of:=SQRT((([.C684]-[.C683])*([.C684]-[.C683]))+(([.F684]-[.F683])*([.F684]-[.F683])))" office:value-type="float" office:value="0.0439994337592112" calcext:value-type="float">
            <text:p>0,0439994337592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5</text:p>
          </table:table-cell>
          <table:table-cell table:formula="of:=[.C684]+([$'70.1'.$D$6]-[$'70.1'.$C$5])/1000" office:value-type="float" office:value="7.40000000000001" calcext:value-type="float">
            <text:p>7,40000000000001</text:p>
          </table:table-cell>
          <table:table-cell table:formula="of:=([.C685]*[.C685]*[.C685]*[.C685]/500)-([.C685]*[.C685]/200)-3/250" office:value-type="float" office:value="5.71151520000002" calcext:value-type="float">
            <text:p>5,71151520000002</text:p>
          </table:table-cell>
          <table:table-cell table:formula="of:=SQRT((([.C685]-[.C684])*([.C685]-[.C684]))+(([.D685]-[.D684])*([.D685]-[.D684])))" office:value-type="float" office:value="0.0265352955491621" calcext:value-type="float">
            <text:p>0,026535295549162</text:p>
          </table:table-cell>
          <table:table-cell table:formula="of:=-([.C685]*[.C685]*[.C685]/30)+([.C685]/20)+1/6" office:value-type="float" office:value="-12.9708" calcext:value-type="float">
            <text:p>-12,9708</text:p>
          </table:table-cell>
          <table:table-cell table:formula="of:=SQRT((([.C685]-[.C684])*([.C685]-[.C684]))+(([.F685]-[.F684])*([.F685]-[.F684])))" office:value-type="float" office:value="0.0440924776039292" calcext:value-type="float">
            <text:p>0,0440924776039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6</text:p>
          </table:table-cell>
          <table:table-cell table:formula="of:=[.C685]+([$'70.1'.$D$6]-[$'70.1'.$C$5])/1000" office:value-type="float" office:value="7.40800000000001" calcext:value-type="float">
            <text:p>7,40800000000001</text:p>
          </table:table-cell>
          <table:table-cell table:formula="of:=([.C686]*[.C686]*[.C686]*[.C686]/500)-([.C686]*[.C686]/200)-3/250" office:value-type="float" office:value="5.73689930199861" calcext:value-type="float">
            <text:p>5,73689930199861</text:p>
          </table:table-cell>
          <table:table-cell table:formula="of:=SQRT((([.C686]-[.C685])*([.C686]-[.C685]))+(([.D686]-[.D685])*([.D686]-[.D685])))" office:value-type="float" office:value="0.0266148949702041" calcext:value-type="float">
            <text:p>0,026614894970204</text:p>
          </table:table-cell>
          <table:table-cell table:formula="of:=-([.C686]*[.C686]*[.C686]/30)+([.C686]/20)+1/6" office:value-type="float" office:value="-13.0142553770667" calcext:value-type="float">
            <text:p>-13,0142553770667</text:p>
          </table:table-cell>
          <table:table-cell table:formula="of:=SQRT((([.C686]-[.C685])*([.C686]-[.C685]))+(([.F686]-[.F685])*([.F686]-[.F685])))" office:value-type="float" office:value="0.0441856288402282" calcext:value-type="float">
            <text:p>0,0441856288402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7</text:p>
          </table:table-cell>
          <table:table-cell table:formula="of:=[.C686]+([$'70.1'.$D$6]-[$'70.1'.$C$5])/1000" office:value-type="float" office:value="7.41600000000001" calcext:value-type="float">
            <text:p>7,41600000000001</text:p>
          </table:table-cell>
          <table:table-cell table:formula="of:=([.C687]*[.C687]*[.C687]*[.C687]/500)-([.C687]*[.C687]/200)-3/250" office:value-type="float" office:value="5.76236705733429" calcext:value-type="float">
            <text:p>5,76236705733429</text:p>
          </table:table-cell>
          <table:table-cell table:formula="of:=SQRT((([.C687]-[.C686])*([.C687]-[.C686]))+(([.D687]-[.D686])*([.D687]-[.D686])))" office:value-type="float" office:value="0.0266946916415608" calcext:value-type="float">
            <text:p>0,026694691641561</text:p>
          </table:table-cell>
          <table:table-cell table:formula="of:=-([.C687]*[.C687]*[.C687]/30)+([.C687]/20)+1/6" office:value-type="float" office:value="-13.0578055765334" calcext:value-type="float">
            <text:p>-13,0578055765334</text:p>
          </table:table-cell>
          <table:table-cell table:formula="of:=SQRT((([.C687]-[.C686])*([.C687]-[.C686]))+(([.F687]-[.F686])*([.F687]-[.F686])))" office:value-type="float" office:value="0.0442788874474751" calcext:value-type="float">
            <text:p>0,0442788874474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8</text:p>
          </table:table-cell>
          <table:table-cell table:formula="of:=[.C687]+([$'70.1'.$D$6]-[$'70.1'.$C$5])/1000" office:value-type="float" office:value="7.42400000000001" calcext:value-type="float">
            <text:p>7,42400000000001</text:p>
          </table:table-cell>
          <table:table-cell table:formula="of:=([.C688]*[.C688]*[.C688]*[.C688]/500)-([.C688]*[.C688]/200)-3/250" office:value-type="float" office:value="5.78791864816437" calcext:value-type="float">
            <text:p>5,78791864816437</text:p>
          </table:table-cell>
          <table:table-cell table:formula="of:=SQRT((([.C688]-[.C687])*([.C688]-[.C687]))+(([.D688]-[.D687])*([.D688]-[.D687])))" office:value-type="float" office:value="0.0267746856927934" calcext:value-type="float">
            <text:p>0,026774685692794</text:p>
          </table:table-cell>
          <table:table-cell table:formula="of:=-([.C688]*[.C688]*[.C688]/30)+([.C688]/20)+1/6" office:value-type="float" office:value="-13.1014507008" calcext:value-type="float">
            <text:p>-13,1014507008</text:p>
          </table:table-cell>
          <table:table-cell table:formula="of:=SQRT((([.C688]-[.C687])*([.C688]-[.C687]))+(([.F688]-[.F687])*([.F688]-[.F687])))" office:value-type="float" office:value="0.0443722534051763" calcext:value-type="float">
            <text:p>0,0443722534051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79</text:p>
          </table:table-cell>
          <table:table-cell table:formula="of:=[.C688]+([$'70.1'.$D$6]-[$'70.1'.$C$5])/1000" office:value-type="float" office:value="7.43200000000001" calcext:value-type="float">
            <text:p>7,43200000000001</text:p>
          </table:table-cell>
          <table:table-cell table:formula="of:=([.C689]*[.C689]*[.C689]*[.C689]/500)-([.C689]*[.C689]/200)-3/250" office:value-type="float" office:value="5.81355425684277" calcext:value-type="float">
            <text:p>5,81355425684277</text:p>
          </table:table-cell>
          <table:table-cell table:formula="of:=SQRT((([.C689]-[.C688])*([.C689]-[.C688]))+(([.D689]-[.D688])*([.D689]-[.D688])))" office:value-type="float" office:value="0.0268548772537146" calcext:value-type="float">
            <text:p>0,026854877253715</text:p>
          </table:table-cell>
          <table:table-cell table:formula="of:=-([.C689]*[.C689]*[.C689]/30)+([.C689]/20)+1/6" office:value-type="float" office:value="-13.1451908522667" calcext:value-type="float">
            <text:p>-13,1451908522667</text:p>
          </table:table-cell>
          <table:table-cell table:formula="of:=SQRT((([.C689]-[.C688])*([.C689]-[.C688]))+(([.F689]-[.F688])*([.F689]-[.F688])))" office:value-type="float" office:value="0.0444657266928897" calcext:value-type="float">
            <text:p>0,044465726692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0</text:p>
          </table:table-cell>
          <table:table-cell table:formula="of:=[.C689]+([$'70.1'.$D$6]-[$'70.1'.$C$5])/1000" office:value-type="float" office:value="7.44000000000001" calcext:value-type="float">
            <text:p>7,44000000000001</text:p>
          </table:table-cell>
          <table:table-cell table:formula="of:=([.C690]*[.C690]*[.C690]*[.C690]/500)-([.C690]*[.C690]/200)-3/250" office:value-type="float" office:value="5.83927406592002" calcext:value-type="float">
            <text:p>5,83927406592002</text:p>
          </table:table-cell>
          <table:table-cell table:formula="of:=SQRT((([.C690]-[.C689])*([.C690]-[.C689]))+(([.D690]-[.D689])*([.D690]-[.D689])))" office:value-type="float" office:value="0.0269352664544082" calcext:value-type="float">
            <text:p>0,026935266454408</text:p>
          </table:table-cell>
          <table:table-cell table:formula="of:=-([.C690]*[.C690]*[.C690]/30)+([.C690]/20)+1/6" office:value-type="float" office:value="-13.1890261333334" calcext:value-type="float">
            <text:p>-13,1890261333334</text:p>
          </table:table-cell>
          <table:table-cell table:formula="of:=SQRT((([.C690]-[.C689])*([.C690]-[.C689]))+(([.F690]-[.F689])*([.F690]-[.F689])))" office:value-type="float" office:value="0.0445593072903254" calcext:value-type="float">
            <text:p>0,0445593072903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1</text:p>
          </table:table-cell>
          <table:table-cell table:formula="of:=[.C690]+([$'70.1'.$D$6]-[$'70.1'.$C$5])/1000" office:value-type="float" office:value="7.44800000000001" calcext:value-type="float">
            <text:p>7,44800000000001</text:p>
          </table:table-cell>
          <table:table-cell table:formula="of:=([.C691]*[.C691]*[.C691]*[.C691]/500)-([.C691]*[.C691]/200)-3/250" office:value-type="float" office:value="5.86507825814325" calcext:value-type="float">
            <text:p>5,86507825814325</text:p>
          </table:table-cell>
          <table:table-cell table:formula="of:=SQRT((([.C691]-[.C690])*([.C691]-[.C690]))+(([.D691]-[.D690])*([.D691]-[.D690])))" office:value-type="float" office:value="0.0270158534252315" calcext:value-type="float">
            <text:p>0,027015853425232</text:p>
          </table:table-cell>
          <table:table-cell table:formula="of:=-([.C691]*[.C691]*[.C691]/30)+([.C691]/20)+1/6" office:value-type="float" office:value="-13.2329566464" calcext:value-type="float">
            <text:p>-13,2329566464</text:p>
          </table:table-cell>
          <table:table-cell table:formula="of:=SQRT((([.C691]-[.C690])*([.C691]-[.C690]))+(([.F691]-[.F690])*([.F691]-[.F690])))" office:value-type="float" office:value="0.0446529951772613" calcext:value-type="float">
            <text:p>0,0446529951772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2</text:p>
          </table:table-cell>
          <table:table-cell table:formula="of:=[.C691]+([$'70.1'.$D$6]-[$'70.1'.$C$5])/1000" office:value-type="float" office:value="7.45600000000001" calcext:value-type="float">
            <text:p>7,45600000000001</text:p>
          </table:table-cell>
          <table:table-cell table:formula="of:=([.C692]*[.C692]*[.C692]*[.C692]/500)-([.C692]*[.C692]/200)-3/250" office:value-type="float" office:value="5.89096701645621" calcext:value-type="float">
            <text:p>5,89096701645621</text:p>
          </table:table-cell>
          <table:table-cell table:formula="of:=SQRT((([.C692]-[.C691])*([.C692]-[.C691]))+(([.D692]-[.D691])*([.D692]-[.D691])))" office:value-type="float" office:value="0.0270966382967862" calcext:value-type="float">
            <text:p>0,027096638296786</text:p>
          </table:table-cell>
          <table:table-cell table:formula="of:=-([.C692]*[.C692]*[.C692]/30)+([.C692]/20)+1/6" office:value-type="float" office:value="-13.2769824938667" calcext:value-type="float">
            <text:p>-13,2769824938667</text:p>
          </table:table-cell>
          <table:table-cell table:formula="of:=SQRT((([.C692]-[.C691])*([.C692]-[.C691]))+(([.F692]-[.F691])*([.F692]-[.F691])))" office:value-type="float" office:value="0.0447467903335914" calcext:value-type="float">
            <text:p>0,0447467903335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3</text:p>
          </table:table-cell>
          <table:table-cell table:formula="of:=[.C692]+([$'70.1'.$D$6]-[$'70.1'.$C$5])/1000" office:value-type="float" office:value="7.46400000000001" calcext:value-type="float">
            <text:p>7,46400000000001</text:p>
          </table:table-cell>
          <table:table-cell table:formula="of:=([.C693]*[.C693]*[.C693]*[.C693]/500)-([.C693]*[.C693]/200)-3/250" office:value-type="float" office:value="5.91694052399925" calcext:value-type="float">
            <text:p>5,91694052399925</text:p>
          </table:table-cell>
          <table:table-cell table:formula="of:=SQRT((([.C693]-[.C692])*([.C693]-[.C692]))+(([.D693]-[.D692])*([.D693]-[.D692])))" office:value-type="float" office:value="0.0271776211999571" calcext:value-type="float">
            <text:p>0,027177621199957</text:p>
          </table:table-cell>
          <table:table-cell table:formula="of:=-([.C693]*[.C693]*[.C693]/30)+([.C693]/20)+1/6" office:value-type="float" office:value="-13.3211037781334" calcext:value-type="float">
            <text:p>-13,3211037781334</text:p>
          </table:table-cell>
          <table:table-cell table:formula="of:=SQRT((([.C693]-[.C692])*([.C693]-[.C692]))+(([.F693]-[.F692])*([.F693]-[.F692])))" office:value-type="float" office:value="0.0448406927392958" calcext:value-type="float">
            <text:p>0,0448406927392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4</text:p>
          </table:table-cell>
          <table:table-cell table:formula="of:=[.C693]+([$'70.1'.$D$6]-[$'70.1'.$C$5])/1000" office:value-type="float" office:value="7.47200000000001" calcext:value-type="float">
            <text:p>7,47200000000001</text:p>
          </table:table-cell>
          <table:table-cell table:formula="of:=([.C694]*[.C694]*[.C694]*[.C694]/500)-([.C694]*[.C694]/200)-3/250" office:value-type="float" office:value="5.94299896410933" calcext:value-type="float">
            <text:p>5,94299896410933</text:p>
          </table:table-cell>
          <table:table-cell table:formula="of:=SQRT((([.C694]-[.C693])*([.C694]-[.C693]))+(([.D694]-[.D693])*([.D694]-[.D693])))" office:value-type="float" office:value="0.0272588022658842" calcext:value-type="float">
            <text:p>0,027258802265884</text:p>
          </table:table-cell>
          <table:table-cell table:formula="of:=-([.C694]*[.C694]*[.C694]/30)+([.C694]/20)+1/6" office:value-type="float" office:value="-13.3653206016" calcext:value-type="float">
            <text:p>-13,3653206016</text:p>
          </table:table-cell>
          <table:table-cell table:formula="of:=SQRT((([.C694]-[.C693])*([.C694]-[.C693]))+(([.F694]-[.F693])*([.F694]-[.F693])))" office:value-type="float" office:value="0.0449347023744712" calcext:value-type="float">
            <text:p>0,0449347023744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5</text:p>
          </table:table-cell>
          <table:table-cell table:formula="of:=[.C694]+([$'70.1'.$D$6]-[$'70.1'.$C$5])/1000" office:value-type="float" office:value="7.48000000000001" calcext:value-type="float">
            <text:p>7,48000000000001</text:p>
          </table:table-cell>
          <table:table-cell table:formula="of:=([.C695]*[.C695]*[.C695]*[.C695]/500)-([.C695]*[.C695]/200)-3/250" office:value-type="float" office:value="5.96914252032002" calcext:value-type="float">
            <text:p>5,96914252032002</text:p>
          </table:table-cell>
          <table:table-cell table:formula="of:=SQRT((([.C695]-[.C694])*([.C695]-[.C694]))+(([.D695]-[.D694])*([.D695]-[.D694])))" office:value-type="float" office:value="0.0273401816259781" calcext:value-type="float">
            <text:p>0,027340181625978</text:p>
          </table:table-cell>
          <table:table-cell table:formula="of:=-([.C695]*[.C695]*[.C695]/30)+([.C695]/20)+1/6" office:value-type="float" office:value="-13.4096330666667" calcext:value-type="float">
            <text:p>-13,4096330666667</text:p>
          </table:table-cell>
          <table:table-cell table:formula="of:=SQRT((([.C695]-[.C694])*([.C695]-[.C694]))+(([.F695]-[.F694])*([.F695]-[.F694])))" office:value-type="float" office:value="0.0450288192193025" calcext:value-type="float">
            <text:p>0,0450288192193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6</text:p>
          </table:table-cell>
          <table:table-cell table:formula="of:=[.C695]+([$'70.1'.$D$6]-[$'70.1'.$C$5])/1000" office:value-type="float" office:value="7.48800000000001" calcext:value-type="float">
            <text:p>7,48800000000001</text:p>
          </table:table-cell>
          <table:table-cell table:formula="of:=([.C696]*[.C696]*[.C696]*[.C696]/500)-([.C696]*[.C696]/200)-3/250" office:value-type="float" office:value="5.99537137636149" calcext:value-type="float">
            <text:p>5,99537137636149</text:p>
          </table:table-cell>
          <table:table-cell table:formula="of:=SQRT((([.C696]-[.C695])*([.C696]-[.C695]))+(([.D696]-[.D695])*([.D696]-[.D695])))" office:value-type="float" office:value="0.0274217594119017" calcext:value-type="float">
            <text:p>0,027421759411902</text:p>
          </table:table-cell>
          <table:table-cell table:formula="of:=-([.C696]*[.C696]*[.C696]/30)+([.C696]/20)+1/6" office:value-type="float" office:value="-13.4540412757334" calcext:value-type="float">
            <text:p>-13,4540412757334</text:p>
          </table:table-cell>
          <table:table-cell table:formula="of:=SQRT((([.C696]-[.C695])*([.C696]-[.C695]))+(([.F696]-[.F695])*([.F696]-[.F695])))" office:value-type="float" office:value="0.0451230432540713" calcext:value-type="float">
            <text:p>0,0451230432540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7</text:p>
          </table:table-cell>
          <table:table-cell table:formula="of:=[.C696]+([$'70.1'.$D$6]-[$'70.1'.$C$5])/1000" office:value-type="float" office:value="7.49600000000001" calcext:value-type="float">
            <text:p>7,49600000000001</text:p>
          </table:table-cell>
          <table:table-cell table:formula="of:=([.C697]*[.C697]*[.C697]*[.C697]/500)-([.C697]*[.C697]/200)-3/250" office:value-type="float" office:value="6.02168571616053" calcext:value-type="float">
            <text:p>6,02168571616053</text:p>
          </table:table-cell>
          <table:table-cell table:formula="of:=SQRT((([.C697]-[.C696])*([.C697]-[.C696]))+(([.D697]-[.D696])*([.D697]-[.D696])))" office:value-type="float" office:value="0.0275035357555956" calcext:value-type="float">
            <text:p>0,027503535755596</text:p>
          </table:table-cell>
          <table:table-cell table:formula="of:=-([.C697]*[.C697]*[.C697]/30)+([.C697]/20)+1/6" office:value-type="float" office:value="-13.4985453312" calcext:value-type="float">
            <text:p>-13,4985453312</text:p>
          </table:table-cell>
          <table:table-cell table:formula="of:=SQRT((([.C697]-[.C696])*([.C697]-[.C696]))+(([.F697]-[.F696])*([.F697]-[.F696])))" office:value-type="float" office:value="0.0452173744591602" calcext:value-type="float">
            <text:p>0,045217374459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8</text:p>
          </table:table-cell>
          <table:table-cell table:formula="of:=[.C697]+([$'70.1'.$D$6]-[$'70.1'.$C$5])/1000" office:value-type="float" office:value="7.50400000000001" calcext:value-type="float">
            <text:p>7,50400000000001</text:p>
          </table:table-cell>
          <table:table-cell table:formula="of:=([.C698]*[.C698]*[.C698]*[.C698]/500)-([.C698]*[.C698]/200)-3/250" office:value-type="float" office:value="6.04808572384053" calcext:value-type="float">
            <text:p>6,04808572384053</text:p>
          </table:table-cell>
          <table:table-cell table:formula="of:=SQRT((([.C698]-[.C697])*([.C698]-[.C697]))+(([.D698]-[.D697])*([.D698]-[.D697])))" office:value-type="float" office:value="0.0275855107892546" calcext:value-type="float">
            <text:p>0,027585510789255</text:p>
          </table:table-cell>
          <table:table-cell table:formula="of:=-([.C698]*[.C698]*[.C698]/30)+([.C698]/20)+1/6" office:value-type="float" office:value="-13.5431453354667" calcext:value-type="float">
            <text:p>-13,5431453354667</text:p>
          </table:table-cell>
          <table:table-cell table:formula="of:=SQRT((([.C698]-[.C697])*([.C698]-[.C697]))+(([.F698]-[.F697])*([.F698]-[.F697])))" office:value-type="float" office:value="0.0453118128150608" calcext:value-type="float">
            <text:p>0,0453118128150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89</text:p>
          </table:table-cell>
          <table:table-cell table:formula="of:=[.C698]+([$'70.1'.$D$6]-[$'70.1'.$C$5])/1000" office:value-type="float" office:value="7.51200000000001" calcext:value-type="float">
            <text:p>7,51200000000001</text:p>
          </table:table-cell>
          <table:table-cell table:formula="of:=([.C699]*[.C699]*[.C699]*[.C699]/500)-([.C699]*[.C699]/200)-3/250" office:value-type="float" office:value="6.07457158372149" calcext:value-type="float">
            <text:p>6,07457158372149</text:p>
          </table:table-cell>
          <table:table-cell table:formula="of:=SQRT((([.C699]-[.C698])*([.C699]-[.C698]))+(([.D699]-[.D698])*([.D699]-[.D698])))" office:value-type="float" office:value="0.0276676846453378" calcext:value-type="float">
            <text:p>0,027667684645338</text:p>
          </table:table-cell>
          <table:table-cell table:formula="of:=-([.C699]*[.C699]*[.C699]/30)+([.C699]/20)+1/6" office:value-type="float" office:value="-13.5878413909334" calcext:value-type="float">
            <text:p>-13,5878413909334</text:p>
          </table:table-cell>
          <table:table-cell table:formula="of:=SQRT((([.C699]-[.C698])*([.C699]-[.C698]))+(([.F699]-[.F698])*([.F699]-[.F698])))" office:value-type="float" office:value="0.0454063583023268" calcext:value-type="float">
            <text:p>0,0454063583023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0</text:p>
          </table:table-cell>
          <table:table-cell table:formula="of:=[.C699]+([$'70.1'.$D$6]-[$'70.1'.$C$5])/1000" office:value-type="float" office:value="7.52000000000001" calcext:value-type="float">
            <text:p>7,52000000000001</text:p>
          </table:table-cell>
          <table:table-cell table:formula="of:=([.C700]*[.C700]*[.C700]*[.C700]/500)-([.C700]*[.C700]/200)-3/250" office:value-type="float" office:value="6.10114348032002" calcext:value-type="float">
            <text:p>6,10114348032002</text:p>
          </table:table-cell>
          <table:table-cell table:formula="of:=SQRT((([.C700]-[.C699])*([.C700]-[.C699]))+(([.D700]-[.D699])*([.D700]-[.D699])))" office:value-type="float" office:value="0.0277500574565691" calcext:value-type="float">
            <text:p>0,027750057456569</text:p>
          </table:table-cell>
          <table:table-cell table:formula="of:=-([.C700]*[.C700]*[.C700]/30)+([.C700]/20)+1/6" office:value-type="float" office:value="-13.6326336" calcext:value-type="float">
            <text:p>-13,6326336</text:p>
          </table:table-cell>
          <table:table-cell table:formula="of:=SQRT((([.C700]-[.C699])*([.C700]-[.C699]))+(([.F700]-[.F699])*([.F700]-[.F699])))" office:value-type="float" office:value="0.0455010109016478" calcext:value-type="float">
            <text:p>0,0455010109016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1</text:p>
          </table:table-cell>
          <table:table-cell table:formula="of:=[.C700]+([$'70.1'.$D$6]-[$'70.1'.$C$5])/1000" office:value-type="float" office:value="7.52800000000001" calcext:value-type="float">
            <text:p>7,52800000000001</text:p>
          </table:table-cell>
          <table:table-cell table:formula="of:=([.C701]*[.C701]*[.C701]*[.C701]/500)-([.C701]*[.C701]/200)-3/250" office:value-type="float" office:value="6.12780159834933" calcext:value-type="float">
            <text:p>6,12780159834933</text:p>
          </table:table-cell>
          <table:table-cell table:formula="of:=SQRT((([.C701]-[.C700])*([.C701]-[.C700]))+(([.D701]-[.D700])*([.D701]-[.D700])))" office:value-type="float" office:value="0.0278326293559327" calcext:value-type="float">
            <text:p>0,027832629355933</text:p>
          </table:table-cell>
          <table:table-cell table:formula="of:=-([.C701]*[.C701]*[.C701]/30)+([.C701]/20)+1/6" office:value-type="float" office:value="-13.6775220650667" calcext:value-type="float">
            <text:p>-13,6775220650667</text:p>
          </table:table-cell>
          <table:table-cell table:formula="of:=SQRT((([.C701]-[.C700])*([.C701]-[.C700]))+(([.F701]-[.F700])*([.F701]-[.F700])))" office:value-type="float" office:value="0.0455957705937878" calcext:value-type="float">
            <text:p>0,0455957705937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2</text:p>
          </table:table-cell>
          <table:table-cell table:formula="of:=[.C701]+([$'70.1'.$D$6]-[$'70.1'.$C$5])/1000" office:value-type="float" office:value="7.53600000000001" calcext:value-type="float">
            <text:p>7,53600000000001</text:p>
          </table:table-cell>
          <table:table-cell table:formula="of:=([.C702]*[.C702]*[.C702]*[.C702]/500)-([.C702]*[.C702]/200)-3/250" office:value-type="float" office:value="6.15454612271925" calcext:value-type="float">
            <text:p>6,15454612271925</text:p>
          </table:table-cell>
          <table:table-cell table:formula="of:=SQRT((([.C702]-[.C701])*([.C702]-[.C701]))+(([.D702]-[.D701])*([.D702]-[.D701])))" office:value-type="float" office:value="0.0279154004766766" calcext:value-type="float">
            <text:p>0,027915400476677</text:p>
          </table:table-cell>
          <table:table-cell table:formula="of:=-([.C702]*[.C702]*[.C702]/30)+([.C702]/20)+1/6" office:value-type="float" office:value="-13.7225068885334" calcext:value-type="float">
            <text:p>-13,7225068885334</text:p>
          </table:table-cell>
          <table:table-cell table:formula="of:=SQRT((([.C702]-[.C701])*([.C702]-[.C701]))+(([.F702]-[.F701])*([.F702]-[.F701])))" office:value-type="float" office:value="0.0456906373596076" calcext:value-type="float">
            <text:p>0,0456906373596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3</text:p>
          </table:table-cell>
          <table:table-cell table:formula="of:=[.C702]+([$'70.1'.$D$6]-[$'70.1'.$C$5])/1000" office:value-type="float" office:value="7.54400000000001" calcext:value-type="float">
            <text:p>7,54400000000001</text:p>
          </table:table-cell>
          <table:table-cell table:formula="of:=([.C703]*[.C703]*[.C703]*[.C703]/500)-([.C703]*[.C703]/200)-3/250" office:value-type="float" office:value="6.18137723853621" calcext:value-type="float">
            <text:p>6,18137723853621</text:p>
          </table:table-cell>
          <table:table-cell table:formula="of:=SQRT((([.C703]-[.C702])*([.C703]-[.C702]))+(([.D703]-[.D702])*([.D703]-[.D702])))" office:value-type="float" office:value="0.0279983709523094" calcext:value-type="float">
            <text:p>0,02799837095231</text:p>
          </table:table-cell>
          <table:table-cell table:formula="of:=-([.C703]*[.C703]*[.C703]/30)+([.C703]/20)+1/6" office:value-type="float" office:value="-13.7675881728" calcext:value-type="float">
            <text:p>-13,7675881728</text:p>
          </table:table-cell>
          <table:table-cell table:formula="of:=SQRT((([.C703]-[.C702])*([.C703]-[.C702]))+(([.F703]-[.F702])*([.F703]-[.F702])))" office:value-type="float" office:value="0.0457856111800642" calcext:value-type="float">
            <text:p>0,0457856111800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4</text:p>
          </table:table-cell>
          <table:table-cell table:formula="of:=[.C703]+([$'70.1'.$D$6]-[$'70.1'.$C$5])/1000" office:value-type="float" office:value="7.55200000000001" calcext:value-type="float">
            <text:p>7,55200000000001</text:p>
          </table:table-cell>
          <table:table-cell table:formula="of:=([.C704]*[.C704]*[.C704]*[.C704]/500)-([.C704]*[.C704]/200)-3/250" office:value-type="float" office:value="6.20829513110325" calcext:value-type="float">
            <text:p>6,20829513110325</text:p>
          </table:table-cell>
          <table:table-cell table:formula="of:=SQRT((([.C704]-[.C703])*([.C704]-[.C703]))+(([.D704]-[.D703])*([.D704]-[.D703])))" office:value-type="float" office:value="0.0280815409166013" calcext:value-type="float">
            <text:p>0,028081540916601</text:p>
          </table:table-cell>
          <table:table-cell table:formula="of:=-([.C704]*[.C704]*[.C704]/30)+([.C704]/20)+1/6" office:value-type="float" office:value="-13.8127660202667" calcext:value-type="float">
            <text:p>-13,8127660202667</text:p>
          </table:table-cell>
          <table:table-cell table:formula="of:=SQRT((([.C704]-[.C703])*([.C704]-[.C703]))+(([.F704]-[.F703])*([.F704]-[.F703])))" office:value-type="float" office:value="0.0458806920362082" calcext:value-type="float">
            <text:p>0,0458806920362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5</text:p>
          </table:table-cell>
          <table:table-cell table:formula="of:=[.C704]+([$'70.1'.$D$6]-[$'70.1'.$C$5])/1000" office:value-type="float" office:value="7.56000000000001" calcext:value-type="float">
            <text:p>7,56000000000001</text:p>
          </table:table-cell>
          <table:table-cell table:formula="of:=([.C705]*[.C705]*[.C705]*[.C705]/500)-([.C705]*[.C705]/200)-3/250" office:value-type="float" office:value="6.23529998592002" calcext:value-type="float">
            <text:p>6,23529998592002</text:p>
          </table:table-cell>
          <table:table-cell table:formula="of:=SQRT((([.C705]-[.C704])*([.C705]-[.C704]))+(([.D705]-[.D704])*([.D705]-[.D704])))" office:value-type="float" office:value="0.0281649105035811" calcext:value-type="float">
            <text:p>0,028164910503581</text:p>
          </table:table-cell>
          <table:table-cell table:formula="of:=-([.C705]*[.C705]*[.C705]/30)+([.C705]/20)+1/6" office:value-type="float" office:value="-13.8580405333334" calcext:value-type="float">
            <text:p>-13,8580405333334</text:p>
          </table:table-cell>
          <table:table-cell table:formula="of:=SQRT((([.C705]-[.C704])*([.C705]-[.C704]))+(([.F705]-[.F704])*([.F705]-[.F704])))" office:value-type="float" office:value="0.0459758799091854" calcext:value-type="float">
            <text:p>0,045975879909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6</text:p>
          </table:table-cell>
          <table:table-cell table:formula="of:=[.C705]+([$'70.1'.$D$6]-[$'70.1'.$C$5])/1000" office:value-type="float" office:value="7.56800000000001" calcext:value-type="float">
            <text:p>7,56800000000001</text:p>
          </table:table-cell>
          <table:table-cell table:formula="of:=([.C706]*[.C706]*[.C706]*[.C706]/500)-([.C706]*[.C706]/200)-3/250" office:value-type="float" office:value="6.26239198868277" calcext:value-type="float">
            <text:p>6,26239198868277</text:p>
          </table:table-cell>
          <table:table-cell table:formula="of:=SQRT((([.C706]-[.C705])*([.C706]-[.C705]))+(([.D706]-[.D705])*([.D706]-[.D705])))" office:value-type="float" office:value="0.0282484798475411" calcext:value-type="float">
            <text:p>0,028248479847541</text:p>
          </table:table-cell>
          <table:table-cell table:formula="of:=-([.C706]*[.C706]*[.C706]/30)+([.C706]/20)+1/6" office:value-type="float" office:value="-13.9034118144" calcext:value-type="float">
            <text:p>-13,9034118144</text:p>
          </table:table-cell>
          <table:table-cell table:formula="of:=SQRT((([.C706]-[.C705])*([.C706]-[.C705]))+(([.F706]-[.F705])*([.F706]-[.F705])))" office:value-type="float" office:value="0.0460711747802292" calcext:value-type="float">
            <text:p>0,046071174780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7</text:p>
          </table:table-cell>
          <table:table-cell table:formula="of:=[.C706]+([$'70.1'.$D$6]-[$'70.1'.$C$5])/1000" office:value-type="float" office:value="7.57600000000001" calcext:value-type="float">
            <text:p>7,57600000000001</text:p>
          </table:table-cell>
          <table:table-cell table:formula="of:=([.C707]*[.C707]*[.C707]*[.C707]/500)-([.C707]*[.C707]/200)-3/250" office:value-type="float" office:value="6.28957132528437" calcext:value-type="float">
            <text:p>6,28957132528437</text:p>
          </table:table-cell>
          <table:table-cell table:formula="of:=SQRT((([.C707]-[.C706])*([.C707]-[.C706]))+(([.D707]-[.D706])*([.D707]-[.D706])))" office:value-type="float" office:value="0.0283322490830341" calcext:value-type="float">
            <text:p>0,028332249083034</text:p>
          </table:table-cell>
          <table:table-cell table:formula="of:=-([.C707]*[.C707]*[.C707]/30)+([.C707]/20)+1/6" office:value-type="float" office:value="-13.9488799658667" calcext:value-type="float">
            <text:p>-13,9488799658667</text:p>
          </table:table-cell>
          <table:table-cell table:formula="of:=SQRT((([.C707]-[.C706])*([.C707]-[.C706]))+(([.F707]-[.F706])*([.F707]-[.F706])))" office:value-type="float" office:value="0.0461665766306738" calcext:value-type="float">
            <text:p>0,0461665766306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8</text:p>
          </table:table-cell>
          <table:table-cell table:formula="of:=[.C707]+([$'70.1'.$D$6]-[$'70.1'.$C$5])/1000" office:value-type="float" office:value="7.58400000000001" calcext:value-type="float">
            <text:p>7,58400000000001</text:p>
          </table:table-cell>
          <table:table-cell table:formula="of:=([.C708]*[.C708]*[.C708]*[.C708]/500)-([.C708]*[.C708]/200)-3/250" office:value-type="float" office:value="6.31683818181429" calcext:value-type="float">
            <text:p>6,31683818181429</text:p>
          </table:table-cell>
          <table:table-cell table:formula="of:=SQRT((([.C708]-[.C707])*([.C708]-[.C707]))+(([.D708]-[.D707])*([.D708]-[.D707])))" office:value-type="float" office:value="0.0284162183448692" calcext:value-type="float">
            <text:p>0,028416218344869</text:p>
          </table:table-cell>
          <table:table-cell table:formula="of:=-([.C708]*[.C708]*[.C708]/30)+([.C708]/20)+1/6" office:value-type="float" office:value="-13.9944450901334" calcext:value-type="float">
            <text:p>-13,9944450901334</text:p>
          </table:table-cell>
          <table:table-cell table:formula="of:=SQRT((([.C708]-[.C707])*([.C708]-[.C707]))+(([.F708]-[.F707])*([.F708]-[.F707])))" office:value-type="float" office:value="0.0462620854419332" calcext:value-type="float">
            <text:p>0,0462620854419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699</text:p>
          </table:table-cell>
          <table:table-cell table:formula="of:=[.C708]+([$'70.1'.$D$6]-[$'70.1'.$C$5])/1000" office:value-type="float" office:value="7.59200000000001" calcext:value-type="float">
            <text:p>7,59200000000001</text:p>
          </table:table-cell>
          <table:table-cell table:formula="of:=([.C709]*[.C709]*[.C709]*[.C709]/500)-([.C709]*[.C709]/200)-3/250" office:value-type="float" office:value="6.34419274455861" calcext:value-type="float">
            <text:p>6,34419274455861</text:p>
          </table:table-cell>
          <table:table-cell table:formula="of:=SQRT((([.C709]-[.C708])*([.C709]-[.C708]))+(([.D709]-[.D708])*([.D709]-[.D708])))" office:value-type="float" office:value="0.0285003877681148" calcext:value-type="float">
            <text:p>0,028500387768115</text:p>
          </table:table-cell>
          <table:table-cell table:formula="of:=-([.C709]*[.C709]*[.C709]/30)+([.C709]/20)+1/6" office:value-type="float" office:value="-14.0401072896" calcext:value-type="float">
            <text:p>-14,0401072896</text:p>
          </table:table-cell>
          <table:table-cell table:formula="of:=SQRT((([.C709]-[.C708])*([.C709]-[.C708]))+(([.F709]-[.F708])*([.F709]-[.F708])))" office:value-type="float" office:value="0.0463577011955264" calcext:value-type="float">
            <text:p>0,0463577011955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0</text:p>
          </table:table-cell>
          <table:table-cell table:formula="of:=[.C709]+([$'70.1'.$D$6]-[$'70.1'.$C$5])/1000" office:value-type="float" office:value="7.60000000000001" calcext:value-type="float">
            <text:p>7,60000000000001</text:p>
          </table:table-cell>
          <table:table-cell table:formula="of:=([.C710]*[.C710]*[.C710]*[.C710]/500)-([.C710]*[.C710]/200)-3/250" office:value-type="float" office:value="6.37163520000002" calcext:value-type="float">
            <text:p>6,37163520000002</text:p>
          </table:table-cell>
          <table:table-cell table:formula="of:=SQRT((([.C710]-[.C709])*([.C710]-[.C709]))+(([.D710]-[.D709])*([.D710]-[.D709])))" office:value-type="float" office:value="0.0285847574881029" calcext:value-type="float">
            <text:p>0,028584757488103</text:p>
          </table:table-cell>
          <table:table-cell table:formula="of:=-([.C710]*[.C710]*[.C710]/30)+([.C710]/20)+1/6" office:value-type="float" office:value="-14.0858666666667" calcext:value-type="float">
            <text:p>-14,0858666666667</text:p>
          </table:table-cell>
          <table:table-cell table:formula="of:=SQRT((([.C710]-[.C709])*([.C710]-[.C709]))+(([.F710]-[.F709])*([.F710]-[.F709])))" office:value-type="float" office:value="0.0464534238730492" calcext:value-type="float">
            <text:p>0,0464534238730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1</text:p>
          </table:table-cell>
          <table:table-cell table:formula="of:=[.C710]+([$'70.1'.$D$6]-[$'70.1'.$C$5])/1000" office:value-type="float" office:value="7.60800000000001" calcext:value-type="float">
            <text:p>7,60800000000001</text:p>
          </table:table-cell>
          <table:table-cell table:formula="of:=([.C711]*[.C711]*[.C711]*[.C711]/500)-([.C711]*[.C711]/200)-3/250" office:value-type="float" office:value="6.39916573481781" calcext:value-type="float">
            <text:p>6,39916573481781</text:p>
          </table:table-cell>
          <table:table-cell table:formula="of:=SQRT((([.C711]-[.C710])*([.C711]-[.C710]))+(([.D711]-[.D710])*([.D711]-[.D710])))" office:value-type="float" office:value="0.0286693276404187" calcext:value-type="float">
            <text:p>0,028669327640419</text:p>
          </table:table-cell>
          <table:table-cell table:formula="of:=-([.C711]*[.C711]*[.C711]/30)+([.C711]/20)+1/6" office:value-type="float" office:value="-14.1317233237334" calcext:value-type="float">
            <text:p>-14,1317233237334</text:p>
          </table:table-cell>
          <table:table-cell table:formula="of:=SQRT((([.C711]-[.C710])*([.C711]-[.C710]))+(([.F711]-[.F710])*([.F711]-[.F710])))" office:value-type="float" office:value="0.0465492534562051" calcext:value-type="float">
            <text:p>0,0465492534562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2</text:p>
          </table:table-cell>
          <table:table-cell table:formula="of:=[.C711]+([$'70.1'.$D$6]-[$'70.1'.$C$5])/1000" office:value-type="float" office:value="7.61600000000001" calcext:value-type="float">
            <text:p>7,61600000000001</text:p>
          </table:table-cell>
          <table:table-cell table:formula="of:=([.C712]*[.C712]*[.C712]*[.C712]/500)-([.C712]*[.C712]/200)-3/250" office:value-type="float" office:value="6.42678453588789" calcext:value-type="float">
            <text:p>6,42678453588789</text:p>
          </table:table-cell>
          <table:table-cell table:formula="of:=SQRT((([.C712]-[.C711])*([.C712]-[.C711]))+(([.D712]-[.D711])*([.D712]-[.D711])))" office:value-type="float" office:value="0.028754098360905" calcext:value-type="float">
            <text:p>0,028754098360905</text:p>
          </table:table-cell>
          <table:table-cell table:formula="of:=-([.C712]*[.C712]*[.C712]/30)+([.C712]/20)+1/6" office:value-type="float" office:value="-14.1776773632" calcext:value-type="float">
            <text:p>-14,1776773632</text:p>
          </table:table-cell>
          <table:table-cell table:formula="of:=SQRT((([.C712]-[.C711])*([.C712]-[.C711]))+(([.F712]-[.F711])*([.F712]-[.F711])))" office:value-type="float" office:value="0.0466451899267645" calcext:value-type="float">
            <text:p>0,0466451899267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3</text:p>
          </table:table-cell>
          <table:table-cell table:formula="of:=[.C712]+([$'70.1'.$D$6]-[$'70.1'.$C$5])/1000" office:value-type="float" office:value="7.62400000000001" calcext:value-type="float">
            <text:p>7,62400000000001</text:p>
          </table:table-cell>
          <table:table-cell table:formula="of:=([.C713]*[.C713]*[.C713]*[.C713]/500)-([.C713]*[.C713]/200)-3/250" office:value-type="float" office:value="6.45449179028277" calcext:value-type="float">
            <text:p>6,45449179028277</text:p>
          </table:table-cell>
          <table:table-cell table:formula="of:=SQRT((([.C713]-[.C712])*([.C713]-[.C712]))+(([.D713]-[.D712])*([.D713]-[.D712])))" office:value-type="float" office:value="0.0288390697856681" calcext:value-type="float">
            <text:p>0,028839069785668</text:p>
          </table:table-cell>
          <table:table-cell table:formula="of:=-([.C713]*[.C713]*[.C713]/30)+([.C713]/20)+1/6" office:value-type="float" office:value="-14.2237288874667" calcext:value-type="float">
            <text:p>-14,2237288874667</text:p>
          </table:table-cell>
          <table:table-cell table:formula="of:=SQRT((([.C713]-[.C712])*([.C713]-[.C712]))+(([.F713]-[.F712])*([.F713]-[.F712])))" office:value-type="float" office:value="0.0467412332666082" calcext:value-type="float">
            <text:p>0,0467412332666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4</text:p>
          </table:table-cell>
          <table:table-cell table:formula="of:=[.C713]+([$'70.1'.$D$6]-[$'70.1'.$C$5])/1000" office:value-type="float" office:value="7.63200000000001" calcext:value-type="float">
            <text:p>7,63200000000001</text:p>
          </table:table-cell>
          <table:table-cell table:formula="of:=([.C714]*[.C714]*[.C714]*[.C714]/500)-([.C714]*[.C714]/200)-3/250" office:value-type="float" office:value="6.48228768527157" calcext:value-type="float">
            <text:p>6,48228768527157</text:p>
          </table:table-cell>
          <table:table-cell table:formula="of:=SQRT((([.C714]-[.C713])*([.C714]-[.C713]))+(([.D714]-[.D713])*([.D714]-[.D713])))" office:value-type="float" office:value="0.0289242420510613" calcext:value-type="float">
            <text:p>0,028924242051061</text:p>
          </table:table-cell>
          <table:table-cell table:formula="of:=-([.C714]*[.C714]*[.C714]/30)+([.C714]/20)+1/6" office:value-type="float" office:value="-14.2698779989334" calcext:value-type="float">
            <text:p>-14,2698779989334</text:p>
          </table:table-cell>
          <table:table-cell table:formula="of:=SQRT((([.C714]-[.C713])*([.C714]-[.C713]))+(([.F714]-[.F713])*([.F714]-[.F713])))" office:value-type="float" office:value="0.046837383457688" calcext:value-type="float">
            <text:p>0,0468373834576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5</text:p>
          </table:table-cell>
          <table:table-cell table:formula="of:=[.C714]+([$'70.1'.$D$6]-[$'70.1'.$C$5])/1000" office:value-type="float" office:value="7.64000000000001" calcext:value-type="float">
            <text:p>7,64000000000001</text:p>
          </table:table-cell>
          <table:table-cell table:formula="of:=([.C715]*[.C715]*[.C715]*[.C715]/500)-([.C715]*[.C715]/200)-3/250" office:value-type="float" office:value="6.51017240832002" calcext:value-type="float">
            <text:p>6,51017240832002</text:p>
          </table:table-cell>
          <table:table-cell table:formula="of:=SQRT((([.C715]-[.C714])*([.C715]-[.C714]))+(([.D715]-[.D714])*([.D715]-[.D714])))" office:value-type="float" office:value="0.029009615293703" calcext:value-type="float">
            <text:p>0,029009615293703</text:p>
          </table:table-cell>
          <table:table-cell table:formula="of:=-([.C715]*[.C715]*[.C715]/30)+([.C715]/20)+1/6" office:value-type="float" office:value="-14.3161248" calcext:value-type="float">
            <text:p>-14,3161248</text:p>
          </table:table-cell>
          <table:table-cell table:formula="of:=SQRT((([.C715]-[.C714])*([.C715]-[.C714]))+(([.F715]-[.F714])*([.F715]-[.F714])))" office:value-type="float" office:value="0.0469336404820702" calcext:value-type="float">
            <text:p>0,046933640482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6</text:p>
          </table:table-cell>
          <table:table-cell table:formula="of:=[.C715]+([$'70.1'.$D$6]-[$'70.1'.$C$5])/1000" office:value-type="float" office:value="7.64800000000001" calcext:value-type="float">
            <text:p>7,64800000000001</text:p>
          </table:table-cell>
          <table:table-cell table:formula="of:=([.C716]*[.C716]*[.C716]*[.C716]/500)-([.C716]*[.C716]/200)-3/250" office:value-type="float" office:value="6.53814614709045" calcext:value-type="float">
            <text:p>6,53814614709045</text:p>
          </table:table-cell>
          <table:table-cell table:formula="of:=SQRT((([.C716]-[.C715])*([.C716]-[.C715]))+(([.D716]-[.D715])*([.D716]-[.D715])))" office:value-type="float" office:value="0.0290951896504629" calcext:value-type="float">
            <text:p>0,029095189650463</text:p>
          </table:table-cell>
          <table:table-cell table:formula="of:=-([.C716]*[.C716]*[.C716]/30)+([.C716]/20)+1/6" office:value-type="float" office:value="-14.3624693930667" calcext:value-type="float">
            <text:p>-14,3624693930667</text:p>
          </table:table-cell>
          <table:table-cell table:formula="of:=SQRT((([.C716]-[.C715])*([.C716]-[.C715]))+(([.F716]-[.F715])*([.F716]-[.F715])))" office:value-type="float" office:value="0.0470300043218652" calcext:value-type="float">
            <text:p>0,0470300043218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7</text:p>
          </table:table-cell>
          <table:table-cell table:formula="of:=[.C716]+([$'70.1'.$D$6]-[$'70.1'.$C$5])/1000" office:value-type="float" office:value="7.65600000000001" calcext:value-type="float">
            <text:p>7,65600000000001</text:p>
          </table:table-cell>
          <table:table-cell table:formula="of:=([.C717]*[.C717]*[.C717]*[.C717]/500)-([.C717]*[.C717]/200)-3/250" office:value-type="float" office:value="6.56620908944181" calcext:value-type="float">
            <text:p>6,56620908944181</text:p>
          </table:table-cell>
          <table:table-cell table:formula="of:=SQRT((([.C717]-[.C716])*([.C717]-[.C716]))+(([.D717]-[.D716])*([.D717]-[.D716])))" office:value-type="float" office:value="0.0291809652584651" calcext:value-type="float">
            <text:p>0,029180965258465</text:p>
          </table:table-cell>
          <table:table-cell table:formula="of:=-([.C717]*[.C717]*[.C717]/30)+([.C717]/20)+1/6" office:value-type="float" office:value="-14.4089118805334" calcext:value-type="float">
            <text:p>-14,4089118805334</text:p>
          </table:table-cell>
          <table:table-cell table:formula="of:=SQRT((([.C717]-[.C716])*([.C717]-[.C716]))+(([.F717]-[.F716])*([.F717]-[.F716])))" office:value-type="float" office:value="0.0471264749593245" calcext:value-type="float">
            <text:p>0,0471264749593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8</text:p>
          </table:table-cell>
          <table:table-cell table:formula="of:=[.C717]+([$'70.1'.$D$6]-[$'70.1'.$C$5])/1000" office:value-type="float" office:value="7.66400000000001" calcext:value-type="float">
            <text:p>7,66400000000001</text:p>
          </table:table-cell>
          <table:table-cell table:formula="of:=([.C718]*[.C718]*[.C718]*[.C718]/500)-([.C718]*[.C718]/200)-3/250" office:value-type="float" office:value="6.59436142342965" calcext:value-type="float">
            <text:p>6,59436142342965</text:p>
          </table:table-cell>
          <table:table-cell table:formula="of:=SQRT((([.C718]-[.C717])*([.C718]-[.C717]))+(([.D718]-[.D717])*([.D718]-[.D717])))" office:value-type="float" office:value="0.0292669422550916" calcext:value-type="float">
            <text:p>0,029266942255092</text:p>
          </table:table-cell>
          <table:table-cell table:formula="of:=-([.C718]*[.C718]*[.C718]/30)+([.C718]/20)+1/6" office:value-type="float" office:value="-14.4554523648" calcext:value-type="float">
            <text:p>-14,4554523648</text:p>
          </table:table-cell>
          <table:table-cell table:formula="of:=SQRT((([.C718]-[.C717])*([.C718]-[.C717]))+(([.F718]-[.F717])*([.F718]-[.F717])))" office:value-type="float" office:value="0.0472230523767326" calcext:value-type="float">
            <text:p>0,0472230523767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09</text:p>
          </table:table-cell>
          <table:table-cell table:formula="of:=[.C718]+([$'70.1'.$D$6]-[$'70.1'.$C$5])/1000" office:value-type="float" office:value="7.67200000000001" calcext:value-type="float">
            <text:p>7,67200000000001</text:p>
          </table:table-cell>
          <table:table-cell table:formula="of:=([.C719]*[.C719]*[.C719]*[.C719]/500)-([.C719]*[.C719]/200)-3/250" office:value-type="float" office:value="6.62260333730613" calcext:value-type="float">
            <text:p>6,62260333730613</text:p>
          </table:table-cell>
          <table:table-cell table:formula="of:=SQRT((([.C719]-[.C718])*([.C719]-[.C718]))+(([.D719]-[.D718])*([.D719]-[.D718])))" office:value-type="float" office:value="0.0293531207779778" calcext:value-type="float">
            <text:p>0,029353120777978</text:p>
          </table:table-cell>
          <table:table-cell table:formula="of:=-([.C719]*[.C719]*[.C719]/30)+([.C719]/20)+1/6" office:value-type="float" office:value="-14.5020909482667" calcext:value-type="float">
            <text:p>-14,5020909482667</text:p>
          </table:table-cell>
          <table:table-cell table:formula="of:=SQRT((([.C719]-[.C718])*([.C719]-[.C718]))+(([.F719]-[.F718])*([.F719]-[.F718])))" office:value-type="float" office:value="0.0473197365565071" calcext:value-type="float">
            <text:p>0,0473197365565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0</text:p>
          </table:table-cell>
          <table:table-cell table:formula="of:=[.C719]+([$'70.1'.$D$6]-[$'70.1'.$C$5])/1000" office:value-type="float" office:value="7.68000000000001" calcext:value-type="float">
            <text:p>7,68000000000001</text:p>
          </table:table-cell>
          <table:table-cell table:formula="of:=([.C720]*[.C720]*[.C720]*[.C720]/500)-([.C720]*[.C720]/200)-3/250" office:value-type="float" office:value="6.65093501952002" calcext:value-type="float">
            <text:p>6,65093501952002</text:p>
          </table:table-cell>
          <table:table-cell table:formula="of:=SQRT((([.C720]-[.C719])*([.C720]-[.C719]))+(([.D720]-[.D719])*([.D720]-[.D719])))" office:value-type="float" office:value="0.0294395009650082" calcext:value-type="float">
            <text:p>0,029439500965008</text:p>
          </table:table-cell>
          <table:table-cell table:formula="of:=-([.C720]*[.C720]*[.C720]/30)+([.C720]/20)+1/6" office:value-type="float" office:value="-14.5488277333334" calcext:value-type="float">
            <text:p>-14,5488277333334</text:p>
          </table:table-cell>
          <table:table-cell table:formula="of:=SQRT((([.C720]-[.C719])*([.C720]-[.C719]))+(([.F720]-[.F719])*([.F720]-[.F719])))" office:value-type="float" office:value="0.0474165274811201" calcext:value-type="float">
            <text:p>0,047416527481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1</text:p>
          </table:table-cell>
          <table:table-cell table:formula="of:=[.C720]+([$'70.1'.$D$6]-[$'70.1'.$C$5])/1000" office:value-type="float" office:value="7.68800000000001" calcext:value-type="float">
            <text:p>7,68800000000001</text:p>
          </table:table-cell>
          <table:table-cell table:formula="of:=([.C721]*[.C721]*[.C721]*[.C721]/500)-([.C721]*[.C721]/200)-3/250" office:value-type="float" office:value="6.67935665871669" calcext:value-type="float">
            <text:p>6,67935665871669</text:p>
          </table:table-cell>
          <table:table-cell table:formula="of:=SQRT((([.C721]-[.C720])*([.C721]-[.C720]))+(([.D721]-[.D720])*([.D721]-[.D720])))" office:value-type="float" office:value="0.0295260829543273" calcext:value-type="float">
            <text:p>0,029526082954327</text:p>
          </table:table-cell>
          <table:table-cell table:formula="of:=-([.C721]*[.C721]*[.C721]/30)+([.C721]/20)+1/6" office:value-type="float" office:value="-14.5956628224" calcext:value-type="float">
            <text:p>-14,5956628224</text:p>
          </table:table-cell>
          <table:table-cell table:formula="of:=SQRT((([.C721]-[.C720])*([.C721]-[.C720]))+(([.F721]-[.F720])*([.F721]-[.F720])))" office:value-type="float" office:value="0.0475134251331428" calcext:value-type="float">
            <text:p>0,0475134251331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2</text:p>
          </table:table-cell>
          <table:table-cell table:formula="of:=[.C721]+([$'70.1'.$D$6]-[$'70.1'.$C$5])/1000" office:value-type="float" office:value="7.69600000000001" calcext:value-type="float">
            <text:p>7,69600000000001</text:p>
          </table:table-cell>
          <table:table-cell table:formula="of:=([.C722]*[.C722]*[.C722]*[.C722]/500)-([.C722]*[.C722]/200)-3/250" office:value-type="float" office:value="6.70786844373813" calcext:value-type="float">
            <text:p>6,70786844373813</text:p>
          </table:table-cell>
          <table:table-cell table:formula="of:=SQRT((([.C722]-[.C721])*([.C722]-[.C721]))+(([.D722]-[.D721])*([.D722]-[.D721])))" office:value-type="float" office:value="0.0296128668843275" calcext:value-type="float">
            <text:p>0,029612866884328</text:p>
          </table:table-cell>
          <table:table-cell table:formula="of:=-([.C722]*[.C722]*[.C722]/30)+([.C722]/20)+1/6" office:value-type="float" office:value="-14.6425963178667" calcext:value-type="float">
            <text:p>-14,6425963178667</text:p>
          </table:table-cell>
          <table:table-cell table:formula="of:=SQRT((([.C722]-[.C721])*([.C722]-[.C721]))+(([.F722]-[.F721])*([.F722]-[.F721])))" office:value-type="float" office:value="0.0476104294952226" calcext:value-type="float">
            <text:p>0,0476104294952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3</text:p>
          </table:table-cell>
          <table:table-cell table:formula="of:=[.C722]+([$'70.1'.$D$6]-[$'70.1'.$C$5])/1000" office:value-type="float" office:value="7.70400000000001" calcext:value-type="float">
            <text:p>7,70400000000001</text:p>
          </table:table-cell>
          <table:table-cell table:formula="of:=([.C723]*[.C723]*[.C723]*[.C723]/500)-([.C723]*[.C723]/200)-3/250" office:value-type="float" office:value="6.73647056362293" calcext:value-type="float">
            <text:p>6,73647056362293</text:p>
          </table:table-cell>
          <table:table-cell table:formula="of:=SQRT((([.C723]-[.C722])*([.C723]-[.C722]))+(([.D723]-[.D722])*([.D723]-[.D722])))" office:value-type="float" office:value="0.0296998528936496" calcext:value-type="float">
            <text:p>0,02969985289365</text:p>
          </table:table-cell>
          <table:table-cell table:formula="of:=-([.C723]*[.C723]*[.C723]/30)+([.C723]/20)+1/6" office:value-type="float" office:value="-14.6896283221334" calcext:value-type="float">
            <text:p>-14,6896283221334</text:p>
          </table:table-cell>
          <table:table-cell table:formula="of:=SQRT((([.C723]-[.C722])*([.C723]-[.C722]))+(([.F723]-[.F722])*([.F723]-[.F722])))" office:value-type="float" office:value="0.0477075405501034" calcext:value-type="float">
            <text:p>0,0477075405501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4</text:p>
          </table:table-cell>
          <table:table-cell table:formula="of:=[.C723]+([$'70.1'.$D$6]-[$'70.1'.$C$5])/1000" office:value-type="float" office:value="7.71200000000001" calcext:value-type="float">
            <text:p>7,71200000000001</text:p>
          </table:table-cell>
          <table:table-cell table:formula="of:=([.C724]*[.C724]*[.C724]*[.C724]/500)-([.C724]*[.C724]/200)-3/250" office:value-type="float" office:value="6.76516320760629" calcext:value-type="float">
            <text:p>6,76516320760629</text:p>
          </table:table-cell>
          <table:table-cell table:formula="of:=SQRT((([.C724]-[.C723])*([.C724]-[.C723]))+(([.D724]-[.D723])*([.D724]-[.D723])))" office:value-type="float" office:value="0.0297870411211967" calcext:value-type="float">
            <text:p>0,029787041121197</text:p>
          </table:table-cell>
          <table:table-cell table:formula="of:=-([.C724]*[.C724]*[.C724]/30)+([.C724]/20)+1/6" office:value-type="float" office:value="-14.7367589376" calcext:value-type="float">
            <text:p>-14,7367589376</text:p>
          </table:table-cell>
          <table:table-cell table:formula="of:=SQRT((([.C724]-[.C723])*([.C724]-[.C723]))+(([.F724]-[.F723])*([.F724]-[.F723])))" office:value-type="float" office:value="0.0478047582806026" calcext:value-type="float">
            <text:p>0,0478047582806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5</text:p>
          </table:table-cell>
          <table:table-cell table:formula="of:=[.C724]+([$'70.1'.$D$6]-[$'70.1'.$C$5])/1000" office:value-type="float" office:value="7.72000000000001" calcext:value-type="float">
            <text:p>7,72000000000001</text:p>
          </table:table-cell>
          <table:table-cell table:formula="of:=([.C725]*[.C725]*[.C725]*[.C725]/500)-([.C725]*[.C725]/200)-3/250" office:value-type="float" office:value="6.79394656512002" calcext:value-type="float">
            <text:p>6,79394656512002</text:p>
          </table:table-cell>
          <table:table-cell table:formula="of:=SQRT((([.C725]-[.C724])*([.C725]-[.C724]))+(([.D725]-[.D724])*([.D725]-[.D724])))" office:value-type="float" office:value="0.0298744317061106" calcext:value-type="float">
            <text:p>0,029874431706111</text:p>
          </table:table-cell>
          <table:table-cell table:formula="of:=-([.C725]*[.C725]*[.C725]/30)+([.C725]/20)+1/6" office:value-type="float" office:value="-14.7839882666667" calcext:value-type="float">
            <text:p>-14,7839882666667</text:p>
          </table:table-cell>
          <table:table-cell table:formula="of:=SQRT((([.C725]-[.C724])*([.C725]-[.C724]))+(([.F725]-[.F724])*([.F725]-[.F724])))" office:value-type="float" office:value="0.0479020826696225" calcext:value-type="float">
            <text:p>0,04790208266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6</text:p>
          </table:table-cell>
          <table:table-cell table:formula="of:=[.C725]+([$'70.1'.$D$6]-[$'70.1'.$C$5])/1000" office:value-type="float" office:value="7.72800000000001" calcext:value-type="float">
            <text:p>7,72800000000001</text:p>
          </table:table-cell>
          <table:table-cell table:formula="of:=([.C726]*[.C726]*[.C726]*[.C726]/500)-([.C726]*[.C726]/200)-3/250" office:value-type="float" office:value="6.82282082579253" calcext:value-type="float">
            <text:p>6,82282082579253</text:p>
          </table:table-cell>
          <table:table-cell table:formula="of:=SQRT((([.C726]-[.C725])*([.C726]-[.C725]))+(([.D726]-[.D725])*([.D726]-[.D725])))" office:value-type="float" office:value="0.0299620247877897" calcext:value-type="float">
            <text:p>0,02996202478779</text:p>
          </table:table-cell>
          <table:table-cell table:formula="of:=-([.C726]*[.C726]*[.C726]/30)+([.C726]/20)+1/6" office:value-type="float" office:value="-14.8313164117334" calcext:value-type="float">
            <text:p>-14,8313164117334</text:p>
          </table:table-cell>
          <table:table-cell table:formula="of:=SQRT((([.C726]-[.C725])*([.C726]-[.C725]))+(([.F726]-[.F725])*([.F726]-[.F725])))" office:value-type="float" office:value="0.0479995137001556" calcext:value-type="float">
            <text:p>0,047999513700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7</text:p>
          </table:table-cell>
          <table:table-cell table:formula="of:=[.C726]+([$'70.1'.$D$6]-[$'70.1'.$C$5])/1000" office:value-type="float" office:value="7.73600000000001" calcext:value-type="float">
            <text:p>7,73600000000001</text:p>
          </table:table-cell>
          <table:table-cell table:formula="of:=([.C727]*[.C727]*[.C727]*[.C727]/500)-([.C727]*[.C727]/200)-3/250" office:value-type="float" office:value="6.85178617944885" calcext:value-type="float">
            <text:p>6,85178617944885</text:p>
          </table:table-cell>
          <table:table-cell table:formula="of:=SQRT((([.C727]-[.C726])*([.C727]-[.C726]))+(([.D727]-[.D726])*([.D727]-[.D726])))" office:value-type="float" office:value="0.0300498205058828" calcext:value-type="float">
            <text:p>0,030049820505883</text:p>
          </table:table-cell>
          <table:table-cell table:formula="of:=-([.C727]*[.C727]*[.C727]/30)+([.C727]/20)+1/6" office:value-type="float" office:value="-14.8787434752" calcext:value-type="float">
            <text:p>-14,8787434752</text:p>
          </table:table-cell>
          <table:table-cell table:formula="of:=SQRT((([.C727]-[.C726])*([.C727]-[.C726]))+(([.F727]-[.F726])*([.F727]-[.F726])))" office:value-type="float" office:value="0.0480970513552698" calcext:value-type="float">
            <text:p>0,04809705135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8</text:p>
          </table:table-cell>
          <table:table-cell table:formula="of:=[.C727]+([$'70.1'.$D$6]-[$'70.1'.$C$5])/1000" office:value-type="float" office:value="7.74400000000001" calcext:value-type="float">
            <text:p>7,74400000000001</text:p>
          </table:table-cell>
          <table:table-cell table:formula="of:=([.C728]*[.C728]*[.C728]*[.C728]/500)-([.C728]*[.C728]/200)-3/250" office:value-type="float" office:value="6.88084281611061" calcext:value-type="float">
            <text:p>6,88084281611061</text:p>
          </table:table-cell>
          <table:table-cell table:formula="of:=SQRT((([.C728]-[.C727])*([.C728]-[.C727]))+(([.D728]-[.D727])*([.D728]-[.D727])))" office:value-type="float" office:value="0.030137819000277" calcext:value-type="float">
            <text:p>0,030137819000277</text:p>
          </table:table-cell>
          <table:table-cell table:formula="of:=-([.C728]*[.C728]*[.C728]/30)+([.C728]/20)+1/6" office:value-type="float" office:value="-14.9262695594667" calcext:value-type="float">
            <text:p>-14,9262695594667</text:p>
          </table:table-cell>
          <table:table-cell table:formula="of:=SQRT((([.C728]-[.C727])*([.C728]-[.C727]))+(([.F728]-[.F727])*([.F728]-[.F727])))" office:value-type="float" office:value="0.048194695618108" calcext:value-type="float">
            <text:p>0,0481946956181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19</text:p>
          </table:table-cell>
          <table:table-cell table:formula="of:=[.C728]+([$'70.1'.$D$6]-[$'70.1'.$C$5])/1000" office:value-type="float" office:value="7.75200000000001" calcext:value-type="float">
            <text:p>7,75200000000001</text:p>
          </table:table-cell>
          <table:table-cell table:formula="of:=([.C729]*[.C729]*[.C729]*[.C729]/500)-([.C729]*[.C729]/200)-3/250" office:value-type="float" office:value="6.90999092599605" calcext:value-type="float">
            <text:p>6,90999092599605</text:p>
          </table:table-cell>
          <table:table-cell table:formula="of:=SQRT((([.C729]-[.C728])*([.C729]-[.C728]))+(([.D729]-[.D728])*([.D729]-[.D728])))" office:value-type="float" office:value="0.0302260204111236" calcext:value-type="float">
            <text:p>0,030226020411124</text:p>
          </table:table-cell>
          <table:table-cell table:formula="of:=-([.C729]*[.C729]*[.C729]/30)+([.C729]/20)+1/6" office:value-type="float" office:value="-14.9738947669334" calcext:value-type="float">
            <text:p>-14,9738947669334</text:p>
          </table:table-cell>
          <table:table-cell table:formula="of:=SQRT((([.C729]-[.C728])*([.C729]-[.C728]))+(([.F729]-[.F728])*([.F729]-[.F728])))" office:value-type="float" office:value="0.0482924464719172" calcext:value-type="float">
            <text:p>0,0482924464719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0</text:p>
          </table:table-cell>
          <table:table-cell table:formula="of:=[.C729]+([$'70.1'.$D$6]-[$'70.1'.$C$5])/1000" office:value-type="float" office:value="7.76000000000001" calcext:value-type="float">
            <text:p>7,76000000000001</text:p>
          </table:table-cell>
          <table:table-cell table:formula="of:=([.C730]*[.C730]*[.C730]*[.C730]/500)-([.C730]*[.C730]/200)-3/250" office:value-type="float" office:value="6.93923069952002" calcext:value-type="float">
            <text:p>6,93923069952002</text:p>
          </table:table-cell>
          <table:table-cell table:formula="of:=SQRT((([.C730]-[.C729])*([.C730]-[.C729]))+(([.D730]-[.D729])*([.D730]-[.D729])))" office:value-type="float" office:value="0.0303144248788105" calcext:value-type="float">
            <text:p>0,030314424878811</text:p>
          </table:table-cell>
          <table:table-cell table:formula="of:=-([.C730]*[.C730]*[.C730]/30)+([.C730]/20)+1/6" office:value-type="float" office:value="-15.0216192" calcext:value-type="float">
            <text:p>-15,0216192</text:p>
          </table:table-cell>
          <table:table-cell table:formula="of:=SQRT((([.C730]-[.C729])*([.C730]-[.C729]))+(([.F730]-[.F729])*([.F730]-[.F729])))" office:value-type="float" office:value="0.0483903039000066" calcext:value-type="float">
            <text:p>0,0483903039000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1</text:p>
          </table:table-cell>
          <table:table-cell table:formula="of:=[.C730]+([$'70.1'.$D$6]-[$'70.1'.$C$5])/1000" office:value-type="float" office:value="7.76800000000001" calcext:value-type="float">
            <text:p>7,76800000000001</text:p>
          </table:table-cell>
          <table:table-cell table:formula="of:=([.C731]*[.C731]*[.C731]*[.C731]/500)-([.C731]*[.C731]/200)-3/250" office:value-type="float" office:value="6.96856232729397" calcext:value-type="float">
            <text:p>6,96856232729397</text:p>
          </table:table-cell>
          <table:table-cell table:formula="of:=SQRT((([.C731]-[.C730])*([.C731]-[.C730]))+(([.D731]-[.D730])*([.D731]-[.D730])))" office:value-type="float" office:value="0.0304030325439686" calcext:value-type="float">
            <text:p>0,030403032543969</text:p>
          </table:table-cell>
          <table:table-cell table:formula="of:=-([.C731]*[.C731]*[.C731]/30)+([.C731]/20)+1/6" office:value-type="float" office:value="-15.0694429610667" calcext:value-type="float">
            <text:p>-15,0694429610667</text:p>
          </table:table-cell>
          <table:table-cell table:formula="of:=SQRT((([.C731]-[.C730])*([.C731]-[.C730]))+(([.F731]-[.F730])*([.F731]-[.F730])))" office:value-type="float" office:value="0.0484882678857642" calcext:value-type="float">
            <text:p>0,0484882678857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2</text:p>
          </table:table-cell>
          <table:table-cell table:formula="of:=[.C731]+([$'70.1'.$D$6]-[$'70.1'.$C$5])/1000" office:value-type="float" office:value="7.77600000000001" calcext:value-type="float">
            <text:p>7,77600000000001</text:p>
          </table:table-cell>
          <table:table-cell table:formula="of:=([.C732]*[.C732]*[.C732]*[.C732]/500)-([.C732]*[.C732]/200)-3/250" office:value-type="float" office:value="6.99798600012597" calcext:value-type="float">
            <text:p>6,99798600012597</text:p>
          </table:table-cell>
          <table:table-cell table:formula="of:=SQRT((([.C732]-[.C731])*([.C732]-[.C731]))+(([.D732]-[.D731])*([.D732]-[.D731])))" office:value-type="float" office:value="0.0304918435474898" calcext:value-type="float">
            <text:p>0,03049184354749</text:p>
          </table:table-cell>
          <table:table-cell table:formula="of:=-([.C732]*[.C732]*[.C732]/30)+([.C732]/20)+1/6" office:value-type="float" office:value="-15.1173661525334" calcext:value-type="float">
            <text:p>-15,1173661525334</text:p>
          </table:table-cell>
          <table:table-cell table:formula="of:=SQRT((([.C732]-[.C731])*([.C732]-[.C731]))+(([.F732]-[.F731])*([.F732]-[.F731])))" office:value-type="float" office:value="0.0485863384126738" calcext:value-type="float">
            <text:p>0,0485863384126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3</text:p>
          </table:table-cell>
          <table:table-cell table:formula="of:=[.C732]+([$'70.1'.$D$6]-[$'70.1'.$C$5])/1000" office:value-type="float" office:value="7.78400000000001" calcext:value-type="float">
            <text:p>7,78400000000001</text:p>
          </table:table-cell>
          <table:table-cell table:formula="of:=([.C733]*[.C733]*[.C733]*[.C733]/500)-([.C733]*[.C733]/200)-3/250" office:value-type="float" office:value="7.02750190902069" calcext:value-type="float">
            <text:p>7,02750190902069</text:p>
          </table:table-cell>
          <table:table-cell table:formula="of:=SQRT((([.C733]-[.C732])*([.C733]-[.C732]))+(([.D733]-[.D732])*([.D733]-[.D732])))" office:value-type="float" office:value="0.0305808580304973" calcext:value-type="float">
            <text:p>0,030580858030497</text:p>
          </table:table-cell>
          <table:table-cell table:formula="of:=-([.C733]*[.C733]*[.C733]/30)+([.C733]/20)+1/6" office:value-type="float" office:value="-15.1653888768" calcext:value-type="float">
            <text:p>-15,1653888768</text:p>
          </table:table-cell>
          <table:table-cell table:formula="of:=SQRT((([.C733]-[.C732])*([.C733]-[.C732]))+(([.F733]-[.F732])*([.F733]-[.F732])))" office:value-type="float" office:value="0.048684515464285" calcext:value-type="float">
            <text:p>0,0486845154642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4</text:p>
          </table:table-cell>
          <table:table-cell table:formula="of:=[.C733]+([$'70.1'.$D$6]-[$'70.1'.$C$5])/1000" office:value-type="float" office:value="7.79200000000001" calcext:value-type="float">
            <text:p>7,79200000000001</text:p>
          </table:table-cell>
          <table:table-cell table:formula="of:=([.C734]*[.C734]*[.C734]*[.C734]/500)-([.C734]*[.C734]/200)-3/250" office:value-type="float" office:value="7.05711024517941" calcext:value-type="float">
            <text:p>7,05711024517941</text:p>
          </table:table-cell>
          <table:table-cell table:formula="of:=SQRT((([.C734]-[.C733])*([.C734]-[.C733]))+(([.D734]-[.D733])*([.D734]-[.D733])))" office:value-type="float" office:value="0.0306700761343662" calcext:value-type="float">
            <text:p>0,030670076134366</text:p>
          </table:table-cell>
          <table:table-cell table:formula="of:=-([.C734]*[.C734]*[.C734]/30)+([.C734]/20)+1/6" office:value-type="float" office:value="-15.2135112362667" calcext:value-type="float">
            <text:p>-15,2135112362667</text:p>
          </table:table-cell>
          <table:table-cell table:formula="of:=SQRT((([.C734]-[.C733])*([.C734]-[.C733]))+(([.F734]-[.F733])*([.F734]-[.F733])))" office:value-type="float" office:value="0.0487827990242375" calcext:value-type="float">
            <text:p>0,048782799024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5</text:p>
          </table:table-cell>
          <table:table-cell table:formula="of:=[.C734]+([$'70.1'.$D$6]-[$'70.1'.$C$5])/1000" office:value-type="float" office:value="7.80000000000001" calcext:value-type="float">
            <text:p>7,80000000000001</text:p>
          </table:table-cell>
          <table:table-cell table:formula="of:=([.C735]*[.C735]*[.C735]*[.C735]/500)-([.C735]*[.C735]/200)-3/250" office:value-type="float" office:value="7.08681120000002" calcext:value-type="float">
            <text:p>7,08681120000002</text:p>
          </table:table-cell>
          <table:table-cell table:formula="of:=SQRT((([.C735]-[.C734])*([.C735]-[.C734]))+(([.D735]-[.D734])*([.D735]-[.D734])))" office:value-type="float" office:value="0.0307594980007106" calcext:value-type="float">
            <text:p>0,030759498000711</text:p>
          </table:table-cell>
          <table:table-cell table:formula="of:=-([.C735]*[.C735]*[.C735]/30)+([.C735]/20)+1/6" office:value-type="float" office:value="-15.2617333333334" calcext:value-type="float">
            <text:p>-15,2617333333334</text:p>
          </table:table-cell>
          <table:table-cell table:formula="of:=SQRT((([.C735]-[.C734])*([.C735]-[.C734]))+(([.F735]-[.F734])*([.F735]-[.F734])))" office:value-type="float" office:value="0.0488811890762372" calcext:value-type="float">
            <text:p>0,0488811890762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6</text:p>
          </table:table-cell>
          <table:table-cell table:formula="of:=[.C735]+([$'70.1'.$D$6]-[$'70.1'.$C$5])/1000" office:value-type="float" office:value="7.80800000000001" calcext:value-type="float">
            <text:p>7,80800000000001</text:p>
          </table:table-cell>
          <table:table-cell table:formula="of:=([.C736]*[.C736]*[.C736]*[.C736]/500)-([.C736]*[.C736]/200)-3/250" office:value-type="float" office:value="7.11660496507701" calcext:value-type="float">
            <text:p>7,11660496507701</text:p>
          </table:table-cell>
          <table:table-cell table:formula="of:=SQRT((([.C736]-[.C735])*([.C736]-[.C735]))+(([.D736]-[.D735])*([.D736]-[.D735])))" office:value-type="float" office:value="0.0308491237713987" calcext:value-type="float">
            <text:p>0,030849123771399</text:p>
          </table:table-cell>
          <table:table-cell table:formula="of:=-([.C736]*[.C736]*[.C736]/30)+([.C736]/20)+1/6" office:value-type="float" office:value="-15.3100552704" calcext:value-type="float">
            <text:p>-15,3100552704</text:p>
          </table:table-cell>
          <table:table-cell table:formula="of:=SQRT((([.C736]-[.C735])*([.C736]-[.C735]))+(([.F736]-[.F735])*([.F736]-[.F735])))" office:value-type="float" office:value="0.0489796856040881" calcext:value-type="float">
            <text:p>0,048979685604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7</text:p>
          </table:table-cell>
          <table:table-cell table:formula="of:=[.C736]+([$'70.1'.$D$6]-[$'70.1'.$C$5])/1000" office:value-type="float" office:value="7.81600000000001" calcext:value-type="float">
            <text:p>7,81600000000001</text:p>
          </table:table-cell>
          <table:table-cell table:formula="of:=([.C737]*[.C737]*[.C737]*[.C737]/500)-([.C737]*[.C737]/200)-3/250" office:value-type="float" office:value="7.14649173220149" calcext:value-type="float">
            <text:p>7,14649173220149</text:p>
          </table:table-cell>
          <table:table-cell table:formula="of:=SQRT((([.C737]-[.C736])*([.C737]-[.C736]))+(([.D737]-[.D736])*([.D737]-[.D736])))" office:value-type="float" office:value="0.0309389535885247" calcext:value-type="float">
            <text:p>0,030938953588525</text:p>
          </table:table-cell>
          <table:table-cell table:formula="of:=-([.C737]*[.C737]*[.C737]/30)+([.C737]/20)+1/6" office:value-type="float" office:value="-15.3584771498667" calcext:value-type="float">
            <text:p>-15,3584771498667</text:p>
          </table:table-cell>
          <table:table-cell table:formula="of:=SQRT((([.C737]-[.C736])*([.C737]-[.C736]))+(([.F737]-[.F736])*([.F737]-[.F736])))" office:value-type="float" office:value="0.0490782885916385" calcext:value-type="float">
            <text:p>0,0490782885916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8</text:p>
          </table:table-cell>
          <table:table-cell table:formula="of:=[.C737]+([$'70.1'.$D$6]-[$'70.1'.$C$5])/1000" office:value-type="float" office:value="7.82400000000001" calcext:value-type="float">
            <text:p>7,82400000000001</text:p>
          </table:table-cell>
          <table:table-cell table:formula="of:=([.C738]*[.C738]*[.C738]*[.C738]/500)-([.C738]*[.C738]/200)-3/250" office:value-type="float" office:value="7.17647169336117" calcext:value-type="float">
            <text:p>7,17647169336117</text:p>
          </table:table-cell>
          <table:table-cell table:formula="of:=SQRT((([.C738]-[.C737])*([.C738]-[.C737]))+(([.D738]-[.D737])*([.D738]-[.D737])))" office:value-type="float" office:value="0.0310289875944383" calcext:value-type="float">
            <text:p>0,031028987594438</text:p>
          </table:table-cell>
          <table:table-cell table:formula="of:=-([.C738]*[.C738]*[.C738]/30)+([.C738]/20)+1/6" office:value-type="float" office:value="-15.4069990741334" calcext:value-type="float">
            <text:p>-15,4069990741334</text:p>
          </table:table-cell>
          <table:table-cell table:formula="of:=SQRT((([.C738]-[.C737])*([.C738]-[.C737]))+(([.F738]-[.F737])*([.F738]-[.F737])))" office:value-type="float" office:value="0.0491769980228568" calcext:value-type="float">
            <text:p>0,0491769980228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29</text:p>
          </table:table-cell>
          <table:table-cell table:formula="of:=[.C738]+([$'70.1'.$D$6]-[$'70.1'.$C$5])/1000" office:value-type="float" office:value="7.83200000000001" calcext:value-type="float">
            <text:p>7,83200000000001</text:p>
          </table:table-cell>
          <table:table-cell table:formula="of:=([.C739]*[.C739]*[.C739]*[.C739]/500)-([.C739]*[.C739]/200)-3/250" office:value-type="float" office:value="7.20654504074037" calcext:value-type="float">
            <text:p>7,20654504074037</text:p>
          </table:table-cell>
          <table:table-cell table:formula="of:=SQRT((([.C739]-[.C738])*([.C739]-[.C738]))+(([.D739]-[.D738])*([.D739]-[.D738])))" office:value-type="float" office:value="0.0311192259317312" calcext:value-type="float">
            <text:p>0,031119225931731</text:p>
          </table:table-cell>
          <table:table-cell table:formula="of:=-([.C739]*[.C739]*[.C739]/30)+([.C739]/20)+1/6" office:value-type="float" office:value="-15.4556211456" calcext:value-type="float">
            <text:p>-15,4556211456</text:p>
          </table:table-cell>
          <table:table-cell table:formula="of:=SQRT((([.C739]-[.C738])*([.C739]-[.C738]))+(([.F739]-[.F738])*([.F739]-[.F738])))" office:value-type="float" office:value="0.0492758138817584" calcext:value-type="float">
            <text:p>0,0492758138817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0</text:p>
          </table:table-cell>
          <table:table-cell table:formula="of:=[.C739]+([$'70.1'.$D$6]-[$'70.1'.$C$5])/1000" office:value-type="float" office:value="7.84000000000001" calcext:value-type="float">
            <text:p>7,84000000000001</text:p>
          </table:table-cell>
          <table:table-cell table:formula="of:=([.C740]*[.C740]*[.C740]*[.C740]/500)-([.C740]*[.C740]/200)-3/250" office:value-type="float" office:value="7.23671196672002" calcext:value-type="float">
            <text:p>7,23671196672002</text:p>
          </table:table-cell>
          <table:table-cell table:formula="of:=SQRT((([.C740]-[.C739])*([.C740]-[.C739]))+(([.D740]-[.D739])*([.D740]-[.D739])))" office:value-type="float" office:value="0.0312096687432197" calcext:value-type="float">
            <text:p>0,03120966874322</text:p>
          </table:table-cell>
          <table:table-cell table:formula="of:=-([.C740]*[.C740]*[.C740]/30)+([.C740]/20)+1/6" office:value-type="float" office:value="-15.5043434666667" calcext:value-type="float">
            <text:p>-15,5043434666667</text:p>
          </table:table-cell>
          <table:table-cell table:formula="of:=SQRT((([.C740]-[.C739])*([.C740]-[.C739]))+(([.F740]-[.F739])*([.F740]-[.F739])))" office:value-type="float" office:value="0.0493747361524425" calcext:value-type="float">
            <text:p>0,0493747361524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1</text:p>
          </table:table-cell>
          <table:table-cell table:formula="of:=[.C740]+([$'70.1'.$D$6]-[$'70.1'.$C$5])/1000" office:value-type="float" office:value="7.84800000000001" calcext:value-type="float">
            <text:p>7,84800000000001</text:p>
          </table:table-cell>
          <table:table-cell table:formula="of:=([.C741]*[.C741]*[.C741]*[.C741]/500)-([.C741]*[.C741]/200)-3/250" office:value-type="float" office:value="7.26697266387765" calcext:value-type="float">
            <text:p>7,26697266387765</text:p>
          </table:table-cell>
          <table:table-cell table:formula="of:=SQRT((([.C741]-[.C740])*([.C741]-[.C740]))+(([.D741]-[.D740])*([.D741]-[.D740])))" office:value-type="float" office:value="0.0313003161719803" calcext:value-type="float">
            <text:p>0,03130031617198</text:p>
          </table:table-cell>
          <table:table-cell table:formula="of:=-([.C741]*[.C741]*[.C741]/30)+([.C741]/20)+1/6" office:value-type="float" office:value="-15.5531661397334" calcext:value-type="float">
            <text:p>-15,5531661397334</text:p>
          </table:table-cell>
          <table:table-cell table:formula="of:=SQRT((([.C741]-[.C740])*([.C741]-[.C740]))+(([.F741]-[.F740])*([.F741]-[.F740])))" office:value-type="float" office:value="0.0494737648190883" calcext:value-type="float">
            <text:p>0,049473764819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2</text:p>
          </table:table-cell>
          <table:table-cell table:formula="of:=[.C741]+([$'70.1'.$D$6]-[$'70.1'.$C$5])/1000" office:value-type="float" office:value="7.85600000000001" calcext:value-type="float">
            <text:p>7,85600000000001</text:p>
          </table:table-cell>
          <table:table-cell table:formula="of:=([.C742]*[.C742]*[.C742]*[.C742]/500)-([.C742]*[.C742]/200)-3/250" office:value-type="float" office:value="7.29732732498741" calcext:value-type="float">
            <text:p>7,29732732498741</text:p>
          </table:table-cell>
          <table:table-cell table:formula="of:=SQRT((([.C742]-[.C741])*([.C742]-[.C741]))+(([.D742]-[.D741])*([.D742]-[.D741])))" office:value-type="float" office:value="0.0313911683613149" calcext:value-type="float">
            <text:p>0,031391168361315</text:p>
          </table:table-cell>
          <table:table-cell table:formula="of:=-([.C742]*[.C742]*[.C742]/30)+([.C742]/20)+1/6" office:value-type="float" office:value="-15.6020892672" calcext:value-type="float">
            <text:p>-15,6020892672</text:p>
          </table:table-cell>
          <table:table-cell table:formula="of:=SQRT((([.C742]-[.C741])*([.C742]-[.C741]))+(([.F742]-[.F741])*([.F742]-[.F741])))" office:value-type="float" office:value="0.0495728998659523" calcext:value-type="float">
            <text:p>0,0495728998659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3</text:p>
          </table:table-cell>
          <table:table-cell table:formula="of:=[.C742]+([$'70.1'.$D$6]-[$'70.1'.$C$5])/1000" office:value-type="float" office:value="7.86400000000001" calcext:value-type="float">
            <text:p>7,86400000000001</text:p>
          </table:table-cell>
          <table:table-cell table:formula="of:=([.C743]*[.C743]*[.C743]*[.C743]/500)-([.C743]*[.C743]/200)-3/250" office:value-type="float" office:value="7.32777614302005" calcext:value-type="float">
            <text:p>7,32777614302005</text:p>
          </table:table-cell>
          <table:table-cell table:formula="of:=SQRT((([.C743]-[.C742])*([.C743]-[.C742]))+(([.D743]-[.D742])*([.D743]-[.D742])))" office:value-type="float" office:value="0.0314822254547674" calcext:value-type="float">
            <text:p>0,031482225454767</text:p>
          </table:table-cell>
          <table:table-cell table:formula="of:=-([.C743]*[.C743]*[.C743]/30)+([.C743]/20)+1/6" office:value-type="float" office:value="-15.6511129514667" calcext:value-type="float">
            <text:p>-15,6511129514667</text:p>
          </table:table-cell>
          <table:table-cell table:formula="of:=SQRT((([.C743]-[.C742])*([.C743]-[.C742]))+(([.F743]-[.F742])*([.F743]-[.F742])))" office:value-type="float" office:value="0.0496721412773597" calcext:value-type="float">
            <text:p>0,049672141277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4</text:p>
          </table:table-cell>
          <table:table-cell table:formula="of:=[.C743]+([$'70.1'.$D$6]-[$'70.1'.$C$5])/1000" office:value-type="float" office:value="7.87200000000001" calcext:value-type="float">
            <text:p>7,87200000000001</text:p>
          </table:table-cell>
          <table:table-cell table:formula="of:=([.C744]*[.C744]*[.C744]*[.C744]/500)-([.C744]*[.C744]/200)-3/250" office:value-type="float" office:value="7.35831931114293" calcext:value-type="float">
            <text:p>7,35831931114293</text:p>
          </table:table-cell>
          <table:table-cell table:formula="of:=SQRT((([.C744]-[.C743])*([.C744]-[.C743]))+(([.D744]-[.D743])*([.D744]-[.D743])))" office:value-type="float" office:value="0.0315734875961242" calcext:value-type="float">
            <text:p>0,031573487596124</text:p>
          </table:table-cell>
          <table:table-cell table:formula="of:=-([.C744]*[.C744]*[.C744]/30)+([.C744]/20)+1/6" office:value-type="float" office:value="-15.7002372949334" calcext:value-type="float">
            <text:p>-15,7002372949334</text:p>
          </table:table-cell>
          <table:table-cell table:formula="of:=SQRT((([.C744]-[.C743])*([.C744]-[.C743]))+(([.F744]-[.F743])*([.F744]-[.F743])))" office:value-type="float" office:value="0.0497714890377123" calcext:value-type="float">
            <text:p>0,0497714890377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5</text:p>
          </table:table-cell>
          <table:table-cell table:formula="of:=[.C744]+([$'70.1'.$D$6]-[$'70.1'.$C$5])/1000" office:value-type="float" office:value="7.88000000000001" calcext:value-type="float">
            <text:p>7,88000000000001</text:p>
          </table:table-cell>
          <table:table-cell table:formula="of:=([.C745]*[.C745]*[.C745]*[.C745]/500)-([.C745]*[.C745]/200)-3/250" office:value-type="float" office:value="7.38895702272002" calcext:value-type="float">
            <text:p>7,38895702272002</text:p>
          </table:table-cell>
          <table:table-cell table:formula="of:=SQRT((([.C745]-[.C744])*([.C745]-[.C744]))+(([.D745]-[.D744])*([.D745]-[.D744])))" office:value-type="float" office:value="0.0316649549293971" calcext:value-type="float">
            <text:p>0,031664954929397</text:p>
          </table:table-cell>
          <table:table-cell table:formula="of:=-([.C745]*[.C745]*[.C745]/30)+([.C745]/20)+1/6" office:value-type="float" office:value="-15.7494624" calcext:value-type="float">
            <text:p>-15,7494624</text:p>
          </table:table-cell>
          <table:table-cell table:formula="of:=SQRT((([.C745]-[.C744])*([.C745]-[.C744]))+(([.F745]-[.F744])*([.F745]-[.F744])))" office:value-type="float" office:value="0.0498709431314921" calcext:value-type="float">
            <text:p>0,049870943131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6</text:p>
          </table:table-cell>
          <table:table-cell table:formula="of:=[.C745]+([$'70.1'.$D$6]-[$'70.1'.$C$5])/1000" office:value-type="float" office:value="7.88800000000001" calcext:value-type="float">
            <text:p>7,88800000000001</text:p>
          </table:table-cell>
          <table:table-cell table:formula="of:=([.C746]*[.C746]*[.C746]*[.C746]/500)-([.C746]*[.C746]/200)-3/250" office:value-type="float" office:value="7.41968947131189" calcext:value-type="float">
            <text:p>7,41968947131189</text:p>
          </table:table-cell>
          <table:table-cell table:formula="of:=SQRT((([.C746]-[.C745])*([.C746]-[.C745]))+(([.D746]-[.D745])*([.D746]-[.D745])))" office:value-type="float" office:value="0.0317566275988507" calcext:value-type="float">
            <text:p>0,031756627598851</text:p>
          </table:table-cell>
          <table:table-cell table:formula="of:=-([.C746]*[.C746]*[.C746]/30)+([.C746]/20)+1/6" office:value-type="float" office:value="-15.7987883690667" calcext:value-type="float">
            <text:p>-15,7987883690667</text:p>
          </table:table-cell>
          <table:table-cell table:formula="of:=SQRT((([.C746]-[.C745])*([.C746]-[.C745]))+(([.F746]-[.F745])*([.F746]-[.F745])))" office:value-type="float" office:value="0.0499705035432443" calcext:value-type="float">
            <text:p>0,0499705035432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7</text:p>
          </table:table-cell>
          <table:table-cell table:formula="of:=[.C746]+([$'70.1'.$D$6]-[$'70.1'.$C$5])/1000" office:value-type="float" office:value="7.89600000000001" calcext:value-type="float">
            <text:p>7,89600000000001</text:p>
          </table:table-cell>
          <table:table-cell table:formula="of:=([.C747]*[.C747]*[.C747]*[.C747]/500)-([.C747]*[.C747]/200)-3/250" office:value-type="float" office:value="7.45051685067573" calcext:value-type="float">
            <text:p>7,45051685067573</text:p>
          </table:table-cell>
          <table:table-cell table:formula="of:=SQRT((([.C747]-[.C746])*([.C747]-[.C746]))+(([.D747]-[.D746])*([.D747]-[.D746])))" office:value-type="float" office:value="0.0318485057489684" calcext:value-type="float">
            <text:p>0,031848505748968</text:p>
          </table:table-cell>
          <table:table-cell table:formula="of:=-([.C747]*[.C747]*[.C747]/30)+([.C747]/20)+1/6" office:value-type="float" office:value="-15.8482153045334" calcext:value-type="float">
            <text:p>-15,8482153045334</text:p>
          </table:table-cell>
          <table:table-cell table:formula="of:=SQRT((([.C747]-[.C746])*([.C747]-[.C746]))+(([.F747]-[.F746])*([.F747]-[.F746])))" office:value-type="float" office:value="0.050070170257613" calcext:value-type="float">
            <text:p>0,0500701702576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8</text:p>
          </table:table-cell>
          <table:table-cell table:formula="of:=[.C747]+([$'70.1'.$D$6]-[$'70.1'.$C$5])/1000" office:value-type="float" office:value="7.90400000000001" calcext:value-type="float">
            <text:p>7,90400000000001</text:p>
          </table:table-cell>
          <table:table-cell table:formula="of:=([.C748]*[.C748]*[.C748]*[.C748]/500)-([.C748]*[.C748]/200)-3/250" office:value-type="float" office:value="7.48143935476533" calcext:value-type="float">
            <text:p>7,48143935476533</text:p>
          </table:table-cell>
          <table:table-cell table:formula="of:=SQRT((([.C748]-[.C747])*([.C748]-[.C747]))+(([.D748]-[.D747])*([.D748]-[.D747])))" office:value-type="float" office:value="0.0319405895244816" calcext:value-type="float">
            <text:p>0,031940589524482</text:p>
          </table:table-cell>
          <table:table-cell table:formula="of:=-([.C748]*[.C748]*[.C748]/30)+([.C748]/20)+1/6" office:value-type="float" office:value="-15.8977433088" calcext:value-type="float">
            <text:p>-15,8977433088</text:p>
          </table:table-cell>
          <table:table-cell table:formula="of:=SQRT((([.C748]-[.C747])*([.C748]-[.C747]))+(([.F748]-[.F747])*([.F748]-[.F747])))" office:value-type="float" office:value="0.0501699432592783" calcext:value-type="float">
            <text:p>0,050169943259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39</text:p>
          </table:table-cell>
          <table:table-cell table:formula="of:=[.C748]+([$'70.1'.$D$6]-[$'70.1'.$C$5])/1000" office:value-type="float" office:value="7.91200000000001" calcext:value-type="float">
            <text:p>7,91200000000001</text:p>
          </table:table-cell>
          <table:table-cell table:formula="of:=([.C749]*[.C749]*[.C749]*[.C749]/500)-([.C749]*[.C749]/200)-3/250" office:value-type="float" office:value="7.51245717773109" calcext:value-type="float">
            <text:p>7,51245717773109</text:p>
          </table:table-cell>
          <table:table-cell table:formula="of:=SQRT((([.C749]-[.C748])*([.C749]-[.C748]))+(([.D749]-[.D748])*([.D749]-[.D748])))" office:value-type="float" office:value="0.032032879070343" calcext:value-type="float">
            <text:p>0,032032879070343</text:p>
          </table:table-cell>
          <table:table-cell table:formula="of:=-([.C749]*[.C749]*[.C749]/30)+([.C749]/20)+1/6" office:value-type="float" office:value="-15.9473724842667" calcext:value-type="float">
            <text:p>-15,9473724842667</text:p>
          </table:table-cell>
          <table:table-cell table:formula="of:=SQRT((([.C749]-[.C748])*([.C749]-[.C748]))+(([.F749]-[.F748])*([.F749]-[.F748])))" office:value-type="float" office:value="0.0502698225330149" calcext:value-type="float">
            <text:p>0,0502698225330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0</text:p>
          </table:table-cell>
          <table:table-cell table:formula="of:=[.C749]+([$'70.1'.$D$6]-[$'70.1'.$C$5])/1000" office:value-type="float" office:value="7.92000000000001" calcext:value-type="float">
            <text:p>7,92000000000001</text:p>
          </table:table-cell>
          <table:table-cell table:formula="of:=([.C750]*[.C750]*[.C750]*[.C750]/500)-([.C750]*[.C750]/200)-3/250" office:value-type="float" office:value="7.54357051392002" calcext:value-type="float">
            <text:p>7,54357051392002</text:p>
          </table:table-cell>
          <table:table-cell table:formula="of:=SQRT((([.C750]-[.C749])*([.C750]-[.C749]))+(([.D750]-[.D749])*([.D750]-[.D749])))" office:value-type="float" office:value="0.0321253745317505" calcext:value-type="float">
            <text:p>0,032125374531751</text:p>
          </table:table-cell>
          <table:table-cell table:formula="of:=-([.C750]*[.C750]*[.C750]/30)+([.C750]/20)+1/6" office:value-type="float" office:value="-15.9971029333334" calcext:value-type="float">
            <text:p>-15,9971029333334</text:p>
          </table:table-cell>
          <table:table-cell table:formula="of:=SQRT((([.C750]-[.C749])*([.C750]-[.C749]))+(([.F750]-[.F749])*([.F750]-[.F749])))" office:value-type="float" office:value="0.050369808063682" calcext:value-type="float">
            <text:p>0,0503698080636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1</text:p>
          </table:table-cell>
          <table:table-cell table:formula="of:=[.C750]+([$'70.1'.$D$6]-[$'70.1'.$C$5])/1000" office:value-type="float" office:value="7.92800000000001" calcext:value-type="float">
            <text:p>7,92800000000001</text:p>
          </table:table-cell>
          <table:table-cell table:formula="of:=([.C751]*[.C751]*[.C751]*[.C751]/500)-([.C751]*[.C751]/200)-3/250" office:value-type="float" office:value="7.57477955787573" calcext:value-type="float">
            <text:p>7,57477955787573</text:p>
          </table:table-cell>
          <table:table-cell table:formula="of:=SQRT((([.C751]-[.C750])*([.C751]-[.C750]))+(([.D751]-[.D750])*([.D751]-[.D750])))" office:value-type="float" office:value="0.0322180760541274" calcext:value-type="float">
            <text:p>0,032218076054127</text:p>
          </table:table-cell>
          <table:table-cell table:formula="of:=-([.C751]*[.C751]*[.C751]/30)+([.C751]/20)+1/6" office:value-type="float" office:value="-16.0469347584" calcext:value-type="float">
            <text:p>-16,0469347584</text:p>
          </table:table-cell>
          <table:table-cell table:formula="of:=SQRT((([.C751]-[.C750])*([.C751]-[.C750]))+(([.F751]-[.F750])*([.F751]-[.F750])))" office:value-type="float" office:value="0.0504698998361882" calcext:value-type="float">
            <text:p>0,0504698998361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2</text:p>
          </table:table-cell>
          <table:table-cell table:formula="of:=[.C751]+([$'70.1'.$D$6]-[$'70.1'.$C$5])/1000" office:value-type="float" office:value="7.93600000000001" calcext:value-type="float">
            <text:p>7,93600000000001</text:p>
          </table:table-cell>
          <table:table-cell table:formula="of:=([.C752]*[.C752]*[.C752]*[.C752]/500)-([.C752]*[.C752]/200)-3/250" office:value-type="float" office:value="7.60608450433845" calcext:value-type="float">
            <text:p>7,60608450433845</text:p>
          </table:table-cell>
          <table:table-cell table:formula="of:=SQRT((([.C752]-[.C751])*([.C752]-[.C751]))+(([.D752]-[.D751])*([.D752]-[.D751])))" office:value-type="float" office:value="0.0323109837831314" calcext:value-type="float">
            <text:p>0,032310983783131</text:p>
          </table:table-cell>
          <table:table-cell table:formula="of:=-([.C752]*[.C752]*[.C752]/30)+([.C752]/20)+1/6" office:value-type="float" office:value="-16.0968680618667" calcext:value-type="float">
            <text:p>-16,0968680618667</text:p>
          </table:table-cell>
          <table:table-cell table:formula="of:=SQRT((([.C752]-[.C751])*([.C752]-[.C751]))+(([.F752]-[.F751])*([.F752]-[.F751])))" office:value-type="float" office:value="0.0505700978355212" calcext:value-type="float">
            <text:p>0,0505700978355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3</text:p>
          </table:table-cell>
          <table:table-cell table:formula="of:=[.C752]+([$'70.1'.$D$6]-[$'70.1'.$C$5])/1000" office:value-type="float" office:value="7.94400000000001" calcext:value-type="float">
            <text:p>7,94400000000001</text:p>
          </table:table-cell>
          <table:table-cell table:formula="of:=([.C753]*[.C753]*[.C753]*[.C753]/500)-([.C753]*[.C753]/200)-3/250" office:value-type="float" office:value="7.63748554824501" calcext:value-type="float">
            <text:p>7,63748554824501</text:p>
          </table:table-cell>
          <table:table-cell table:formula="of:=SQRT((([.C753]-[.C752])*([.C753]-[.C752]))+(([.D753]-[.D752])*([.D753]-[.D752])))" office:value-type="float" office:value="0.0324040978646483" calcext:value-type="float">
            <text:p>0,032404097864648</text:p>
          </table:table-cell>
          <table:table-cell table:formula="of:=-([.C753]*[.C753]*[.C753]/30)+([.C753]/20)+1/6" office:value-type="float" office:value="-16.1469029461334" calcext:value-type="float">
            <text:p>-16,1469029461334</text:p>
          </table:table-cell>
          <table:table-cell table:formula="of:=SQRT((([.C753]-[.C752])*([.C753]-[.C752]))+(([.F753]-[.F752])*([.F753]-[.F752])))" office:value-type="float" office:value="0.0506704020467432" calcext:value-type="float">
            <text:p>0,0506704020467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4</text:p>
          </table:table-cell>
          <table:table-cell table:formula="of:=[.C753]+([$'70.1'.$D$6]-[$'70.1'.$C$5])/1000" office:value-type="float" office:value="7.95200000000001" calcext:value-type="float">
            <text:p>7,95200000000001</text:p>
          </table:table-cell>
          <table:table-cell table:formula="of:=([.C754]*[.C754]*[.C754]*[.C754]/500)-([.C754]*[.C754]/200)-3/250" office:value-type="float" office:value="7.66898288472885" calcext:value-type="float">
            <text:p>7,66898288472885</text:p>
          </table:table-cell>
          <table:table-cell table:formula="of:=SQRT((([.C754]-[.C753])*([.C754]-[.C753]))+(([.D754]-[.D753])*([.D754]-[.D753])))" office:value-type="float" office:value="0.0324974184447977" calcext:value-type="float">
            <text:p>0,032497418444798</text:p>
          </table:table-cell>
          <table:table-cell table:formula="of:=-([.C754]*[.C754]*[.C754]/30)+([.C754]/20)+1/6" office:value-type="float" office:value="-16.1970395136" calcext:value-type="float">
            <text:p>-16,1970395136</text:p>
          </table:table-cell>
          <table:table-cell table:formula="of:=SQRT((([.C754]-[.C753])*([.C754]-[.C753]))+(([.F754]-[.F753])*([.F754]-[.F753])))" office:value-type="float" office:value="0.0507708124549912" calcext:value-type="float">
            <text:p>0,050770812454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5</text:p>
          </table:table-cell>
          <table:table-cell table:formula="of:=[.C754]+([$'70.1'.$D$6]-[$'70.1'.$C$5])/1000" office:value-type="float" office:value="7.96000000000001" calcext:value-type="float">
            <text:p>7,96000000000001</text:p>
          </table:table-cell>
          <table:table-cell table:formula="of:=([.C755]*[.C755]*[.C755]*[.C755]/500)-([.C755]*[.C755]/200)-3/250" office:value-type="float" office:value="7.70057670912002" calcext:value-type="float">
            <text:p>7,70057670912002</text:p>
          </table:table-cell>
          <table:table-cell table:formula="of:=SQRT((([.C755]-[.C754])*([.C755]-[.C754]))+(([.D755]-[.D754])*([.D755]-[.D754])))" office:value-type="float" office:value="0.0325909456699233" calcext:value-type="float">
            <text:p>0,032590945669923</text:p>
          </table:table-cell>
          <table:table-cell table:formula="of:=-([.C755]*[.C755]*[.C755]/30)+([.C755]/20)+1/6" office:value-type="float" office:value="-16.2472778666667" calcext:value-type="float">
            <text:p>-16,2472778666667</text:p>
          </table:table-cell>
          <table:table-cell table:formula="of:=SQRT((([.C755]-[.C754])*([.C755]-[.C754]))+(([.F755]-[.F754])*([.F755]-[.F754])))" office:value-type="float" office:value="0.050871329045457" calcext:value-type="float">
            <text:p>0,0508713290454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6</text:p>
          </table:table-cell>
          <table:table-cell table:formula="of:=[.C755]+([$'70.1'.$D$6]-[$'70.1'.$C$5])/1000" office:value-type="float" office:value="7.96800000000001" calcext:value-type="float">
            <text:p>7,96800000000001</text:p>
          </table:table-cell>
          <table:table-cell table:formula="of:=([.C756]*[.C756]*[.C756]*[.C756]/500)-([.C756]*[.C756]/200)-3/250" office:value-type="float" office:value="7.73226721694517" calcext:value-type="float">
            <text:p>7,73226721694517</text:p>
          </table:table-cell>
          <table:table-cell table:formula="of:=SQRT((([.C756]-[.C755])*([.C756]-[.C755]))+(([.D756]-[.D755])*([.D756]-[.D755])))" office:value-type="float" office:value="0.0326846796866074" calcext:value-type="float">
            <text:p>0,032684679686608</text:p>
          </table:table-cell>
          <table:table-cell table:formula="of:=-([.C756]*[.C756]*[.C756]/30)+([.C756]/20)+1/6" office:value-type="float" office:value="-16.2976181077334" calcext:value-type="float">
            <text:p>-16,2976181077334</text:p>
          </table:table-cell>
          <table:table-cell table:formula="of:=SQRT((([.C756]-[.C755])*([.C756]-[.C755]))+(([.F756]-[.F755])*([.F756]-[.F755])))" office:value-type="float" office:value="0.0509719518034201" calcext:value-type="float">
            <text:p>0,050971951803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7</text:p>
          </table:table-cell>
          <table:table-cell table:formula="of:=[.C756]+([$'70.1'.$D$6]-[$'70.1'.$C$5])/1000" office:value-type="float" office:value="7.97600000000001" calcext:value-type="float">
            <text:p>7,97600000000001</text:p>
          </table:table-cell>
          <table:table-cell table:formula="of:=([.C757]*[.C757]*[.C757]*[.C757]/500)-([.C757]*[.C757]/200)-3/250" office:value-type="float" office:value="7.76405460392757" calcext:value-type="float">
            <text:p>7,76405460392757</text:p>
          </table:table-cell>
          <table:table-cell table:formula="of:=SQRT((([.C757]-[.C756])*([.C757]-[.C756]))+(([.D757]-[.D756])*([.D757]-[.D756])))" office:value-type="float" office:value="0.0327786206416441" calcext:value-type="float">
            <text:p>0,032778620641644</text:p>
          </table:table-cell>
          <table:table-cell table:formula="of:=-([.C757]*[.C757]*[.C757]/30)+([.C757]/20)+1/6" office:value-type="float" office:value="-16.3480603392" calcext:value-type="float">
            <text:p>-16,3480603392</text:p>
          </table:table-cell>
          <table:table-cell table:formula="of:=SQRT((([.C757]-[.C756])*([.C757]-[.C756]))+(([.F757]-[.F756])*([.F757]-[.F756])))" office:value-type="float" office:value="0.0510726807142193" calcext:value-type="float">
            <text:p>0,0510726807142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8</text:p>
          </table:table-cell>
          <table:table-cell table:formula="of:=[.C757]+([$'70.1'.$D$6]-[$'70.1'.$C$5])/1000" office:value-type="float" office:value="7.98400000000001" calcext:value-type="float">
            <text:p>7,98400000000001</text:p>
          </table:table-cell>
          <table:table-cell table:formula="of:=([.C758]*[.C758]*[.C758]*[.C758]/500)-([.C758]*[.C758]/200)-3/250" office:value-type="float" office:value="7.79593906598709" calcext:value-type="float">
            <text:p>7,79593906598709</text:p>
          </table:table-cell>
          <table:table-cell table:formula="of:=SQRT((([.C758]-[.C757])*([.C758]-[.C757]))+(([.D758]-[.D757])*([.D758]-[.D757])))" office:value-type="float" office:value="0.0328727686820724" calcext:value-type="float">
            <text:p>0,032872768682073</text:p>
          </table:table-cell>
          <table:table-cell table:formula="of:=-([.C758]*[.C758]*[.C758]/30)+([.C758]/20)+1/6" office:value-type="float" office:value="-16.3986046634667" calcext:value-type="float">
            <text:p>-16,3986046634667</text:p>
          </table:table-cell>
          <table:table-cell table:formula="of:=SQRT((([.C758]-[.C757])*([.C758]-[.C757]))+(([.F758]-[.F757])*([.F758]-[.F757])))" office:value-type="float" office:value="0.0511735157632735" calcext:value-type="float">
            <text:p>0,0511735157632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49</text:p>
          </table:table-cell>
          <table:table-cell table:formula="of:=[.C758]+([$'70.1'.$D$6]-[$'70.1'.$C$5])/1000" office:value-type="float" office:value="7.99200000000001" calcext:value-type="float">
            <text:p>7,99200000000001</text:p>
          </table:table-cell>
          <table:table-cell table:formula="of:=([.C759]*[.C759]*[.C759]*[.C759]/500)-([.C759]*[.C759]/200)-3/250" office:value-type="float" office:value="7.82792079924021" calcext:value-type="float">
            <text:p>7,82792079924021</text:p>
          </table:table-cell>
          <table:table-cell table:formula="of:=SQRT((([.C759]-[.C758])*([.C759]-[.C758]))+(([.D759]-[.D758])*([.D759]-[.D758])))" office:value-type="float" office:value="0.032967123955142" calcext:value-type="float">
            <text:p>0,032967123955142</text:p>
          </table:table-cell>
          <table:table-cell table:formula="of:=-([.C759]*[.C759]*[.C759]/30)+([.C759]/20)+1/6" office:value-type="float" office:value="-16.4492511829334" calcext:value-type="float">
            <text:p>-16,4492511829334</text:p>
          </table:table-cell>
          <table:table-cell table:formula="of:=SQRT((([.C759]-[.C758])*([.C759]-[.C758]))+(([.F759]-[.F758])*([.F759]-[.F758])))" office:value-type="float" office:value="0.0512744569360566" calcext:value-type="float">
            <text:p>0,0512744569360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0</text:p>
          </table:table-cell>
          <table:table-cell table:formula="of:=[.C759]+([$'70.1'.$D$6]-[$'70.1'.$C$5])/1000" office:value-type="float" office:value="8.00000000000001" calcext:value-type="float">
            <text:p>8,00000000000001</text:p>
          </table:table-cell>
          <table:table-cell table:formula="of:=([.C760]*[.C760]*[.C760]*[.C760]/500)-([.C760]*[.C760]/200)-3/250" office:value-type="float" office:value="7.86000000000002" calcext:value-type="float">
            <text:p>7,86000000000002</text:p>
          </table:table-cell>
          <table:table-cell table:formula="of:=SQRT((([.C760]-[.C759])*([.C760]-[.C759]))+(([.D760]-[.D759])*([.D760]-[.D759])))" office:value-type="float" office:value="0.0330616866083391" calcext:value-type="float">
            <text:p>0,033061686608339</text:p>
          </table:table-cell>
          <table:table-cell table:formula="of:=-([.C760]*[.C760]*[.C760]/30)+([.C760]/20)+1/6" office:value-type="float" office:value="-16.5" calcext:value-type="float">
            <text:p>-16,5</text:p>
          </table:table-cell>
          <table:table-cell table:formula="of:=SQRT((([.C760]-[.C759])*([.C760]-[.C759]))+(([.F760]-[.F759])*([.F760]-[.F759])))" office:value-type="float" office:value="0.0513755042181217" calcext:value-type="float">
            <text:p>0,0513755042181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1</text:p>
          </table:table-cell>
          <table:table-cell table:formula="of:=[.C760]+([$'70.1'.$D$6]-[$'70.1'.$C$5])/1000" office:value-type="float" office:value="8.008" calcext:value-type="float">
            <text:p>8,008</text:p>
          </table:table-cell>
          <table:table-cell table:formula="of:=([.C761]*[.C761]*[.C761]*[.C761]/500)-([.C761]*[.C761]/200)-3/250" office:value-type="float" office:value="7.89217686477621" calcext:value-type="float">
            <text:p>7,89217686477621</text:p>
          </table:table-cell>
          <table:table-cell table:formula="of:=SQRT((([.C761]-[.C760])*([.C761]-[.C760]))+(([.D761]-[.D760])*([.D761]-[.D760])))" office:value-type="float" office:value="0.0331564567893659" calcext:value-type="float">
            <text:p>0,033156456789366</text:p>
          </table:table-cell>
          <table:table-cell table:formula="of:=-([.C761]*[.C761]*[.C761]/30)+([.C761]/20)+1/6" office:value-type="float" office:value="-16.5508512170667" calcext:value-type="float">
            <text:p>-16,5508512170667</text:p>
          </table:table-cell>
          <table:table-cell table:formula="of:=SQRT((([.C761]-[.C760])*([.C761]-[.C760]))+(([.F761]-[.F760])*([.F761]-[.F760])))" office:value-type="float" office:value="0.0514766575950689" calcext:value-type="float">
            <text:p>0,0514766575950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2</text:p>
          </table:table-cell>
          <table:table-cell table:formula="of:=[.C761]+([$'70.1'.$D$6]-[$'70.1'.$C$5])/1000" office:value-type="float" office:value="8.016" calcext:value-type="float">
            <text:p>8,016</text:p>
          </table:table-cell>
          <table:table-cell table:formula="of:=([.C762]*[.C762]*[.C762]*[.C762]/500)-([.C762]*[.C762]/200)-3/250" office:value-type="float" office:value="7.92445159027509" calcext:value-type="float">
            <text:p>7,92445159027509</text:p>
          </table:table-cell>
          <table:table-cell table:formula="of:=SQRT((([.C762]-[.C761])*([.C762]-[.C761]))+(([.D762]-[.D761])*([.D762]-[.D761])))" office:value-type="float" office:value="0.0332514346461583" calcext:value-type="float">
            <text:p>0,033251434646158</text:p>
          </table:table-cell>
          <table:table-cell table:formula="of:=-([.C762]*[.C762]*[.C762]/30)+([.C762]/20)+1/6" office:value-type="float" office:value="-16.6018049365334" calcext:value-type="float">
            <text:p>-16,6018049365334</text:p>
          </table:table-cell>
          <table:table-cell table:formula="of:=SQRT((([.C762]-[.C761])*([.C762]-[.C761]))+(([.F762]-[.F761])*([.F762]-[.F761])))" office:value-type="float" office:value="0.0515779170526232" calcext:value-type="float">
            <text:p>0,051577917052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3</text:p>
          </table:table-cell>
          <table:table-cell table:formula="of:=[.C762]+([$'70.1'.$D$6]-[$'70.1'.$C$5])/1000" office:value-type="float" office:value="8.024" calcext:value-type="float">
            <text:p>8,024</text:p>
          </table:table-cell>
          <table:table-cell table:formula="of:=([.C763]*[.C763]*[.C763]*[.C763]/500)-([.C763]*[.C763]/200)-3/250" office:value-type="float" office:value="7.95682437339956" calcext:value-type="float">
            <text:p>7,95682437339956</text:p>
          </table:table-cell>
          <table:table-cell table:formula="of:=SQRT((([.C763]-[.C762])*([.C763]-[.C762]))+(([.D763]-[.D762])*([.D763]-[.D762])))" office:value-type="float" office:value="0.0333466203268706" calcext:value-type="float">
            <text:p>0,033346620326871</text:p>
          </table:table-cell>
          <table:table-cell table:formula="of:=-([.C763]*[.C763]*[.C763]/30)+([.C763]/20)+1/6" office:value-type="float" office:value="-16.6528612608" calcext:value-type="float">
            <text:p>-16,6528612608</text:p>
          </table:table-cell>
          <table:table-cell table:formula="of:=SQRT((([.C763]-[.C762])*([.C763]-[.C762]))+(([.F763]-[.F762])*([.F763]-[.F762])))" office:value-type="float" office:value="0.0516792825765098" calcext:value-type="float">
            <text:p>0,051679282576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4</text:p>
          </table:table-cell>
          <table:table-cell table:formula="of:=[.C763]+([$'70.1'.$D$6]-[$'70.1'.$C$5])/1000" office:value-type="float" office:value="8.032" calcext:value-type="float">
            <text:p>8,032</text:p>
          </table:table-cell>
          <table:table-cell table:formula="of:=([.C764]*[.C764]*[.C764]*[.C764]/500)-([.C764]*[.C764]/200)-3/250" office:value-type="float" office:value="7.98929541124916" calcext:value-type="float">
            <text:p>7,98929541124916</text:p>
          </table:table-cell>
          <table:table-cell table:formula="of:=SQRT((([.C764]-[.C763])*([.C764]-[.C763]))+(([.D764]-[.D763])*([.D764]-[.D763])))" office:value-type="float" office:value="0.0334420139798723" calcext:value-type="float">
            <text:p>0,033442013979872</text:p>
          </table:table-cell>
          <table:table-cell table:formula="of:=-([.C764]*[.C764]*[.C764]/30)+([.C764]/20)+1/6" office:value-type="float" office:value="-16.7040202922667" calcext:value-type="float">
            <text:p>-16,7040202922667</text:p>
          </table:table-cell>
          <table:table-cell table:formula="of:=SQRT((([.C764]-[.C763])*([.C764]-[.C763]))+(([.F764]-[.F763])*([.F764]-[.F763])))" office:value-type="float" office:value="0.0517807541525528" calcext:value-type="float">
            <text:p>0,0517807541525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5</text:p>
          </table:table-cell>
          <table:table-cell table:formula="of:=[.C764]+([$'70.1'.$D$6]-[$'70.1'.$C$5])/1000" office:value-type="float" office:value="8.04" calcext:value-type="float">
            <text:p>8,04</text:p>
          </table:table-cell>
          <table:table-cell table:formula="of:=([.C765]*[.C765]*[.C765]*[.C765]/500)-([.C765]*[.C765]/200)-3/250" office:value-type="float" office:value="8.02186490112" calcext:value-type="float">
            <text:p>8,02186490112</text:p>
          </table:table-cell>
          <table:table-cell table:formula="of:=SQRT((([.C765]-[.C764])*([.C765]-[.C764]))+(([.D765]-[.D764])*([.D765]-[.D764])))" office:value-type="float" office:value="0.0335376157537621" calcext:value-type="float">
            <text:p>0,033537615753762</text:p>
          </table:table-cell>
          <table:table-cell table:formula="of:=-([.C765]*[.C765]*[.C765]/30)+([.C765]/20)+1/6" office:value-type="float" office:value="-16.7552821333333" calcext:value-type="float">
            <text:p>-16,7552821333333</text:p>
          </table:table-cell>
          <table:table-cell table:formula="of:=SQRT((([.C765]-[.C764])*([.C765]-[.C764]))+(([.F765]-[.F764])*([.F765]-[.F764])))" office:value-type="float" office:value="0.0518823317666328" calcext:value-type="float">
            <text:p>0,0518823317666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6</text:p>
          </table:table-cell>
          <table:table-cell table:formula="of:=[.C765]+([$'70.1'.$D$6]-[$'70.1'.$C$5])/1000" office:value-type="float" office:value="8.048" calcext:value-type="float">
            <text:p>8,048</text:p>
          </table:table-cell>
          <table:table-cell table:formula="of:=([.C766]*[.C766]*[.C766]*[.C766]/500)-([.C766]*[.C766]/200)-3/250" office:value-type="float" office:value="8.05453304050483" calcext:value-type="float">
            <text:p>8,05453304050483</text:p>
          </table:table-cell>
          <table:table-cell table:formula="of:=SQRT((([.C766]-[.C765])*([.C766]-[.C765]))+(([.D766]-[.D765])*([.D766]-[.D765])))" office:value-type="float" office:value="0.0336334257973588" calcext:value-type="float">
            <text:p>0,033633425797359</text:p>
          </table:table-cell>
          <table:table-cell table:formula="of:=-([.C766]*[.C766]*[.C766]/30)+([.C766]/20)+1/6" office:value-type="float" office:value="-16.8066468864" calcext:value-type="float">
            <text:p>-16,8066468864</text:p>
          </table:table-cell>
          <table:table-cell table:formula="of:=SQRT((([.C766]-[.C765])*([.C766]-[.C765]))+(([.F766]-[.F765])*([.F766]-[.F765])))" office:value-type="float" office:value="0.0519840154047285" calcext:value-type="float">
            <text:p>0,0519840154047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7</text:p>
          </table:table-cell>
          <table:table-cell table:formula="of:=[.C766]+([$'70.1'.$D$6]-[$'70.1'.$C$5])/1000" office:value-type="float" office:value="8.056" calcext:value-type="float">
            <text:p>8,056</text:p>
          </table:table-cell>
          <table:table-cell table:formula="of:=([.C767]*[.C767]*[.C767]*[.C767]/500)-([.C767]*[.C767]/200)-3/250" office:value-type="float" office:value="8.08730002709299" calcext:value-type="float">
            <text:p>8,08730002709299</text:p>
          </table:table-cell>
          <table:table-cell table:formula="of:=SQRT((([.C767]-[.C766])*([.C767]-[.C766]))+(([.D767]-[.D766])*([.D767]-[.D766])))" office:value-type="float" office:value="0.033729444259704" calcext:value-type="float">
            <text:p>0,033729444259704</text:p>
          </table:table-cell>
          <table:table-cell table:formula="of:=-([.C767]*[.C767]*[.C767]/30)+([.C767]/20)+1/6" office:value-type="float" office:value="-16.8581146538667" calcext:value-type="float">
            <text:p>-16,8581146538667</text:p>
          </table:table-cell>
          <table:table-cell table:formula="of:=SQRT((([.C767]-[.C766])*([.C767]-[.C766]))+(([.F767]-[.F766])*([.F767]-[.F766])))" office:value-type="float" office:value="0.0520858050528388" calcext:value-type="float">
            <text:p>0,0520858050528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8</text:p>
          </table:table-cell>
          <table:table-cell table:formula="of:=[.C767]+([$'70.1'.$D$6]-[$'70.1'.$C$5])/1000" office:value-type="float" office:value="8.064" calcext:value-type="float">
            <text:p>8,064</text:p>
          </table:table-cell>
          <table:table-cell table:formula="of:=([.C768]*[.C768]*[.C768]*[.C768]/500)-([.C768]*[.C768]/200)-3/250" office:value-type="float" office:value="8.12016605877043" calcext:value-type="float">
            <text:p>8,12016605877043</text:p>
          </table:table-cell>
          <table:table-cell table:formula="of:=SQRT((([.C768]-[.C767])*([.C768]-[.C767]))+(([.D768]-[.D767])*([.D768]-[.D767])))" office:value-type="float" office:value="0.0338256712900474" calcext:value-type="float">
            <text:p>0,033825671290047</text:p>
          </table:table-cell>
          <table:table-cell table:formula="of:=-([.C768]*[.C768]*[.C768]/30)+([.C768]/20)+1/6" office:value-type="float" office:value="-16.9096855381333" calcext:value-type="float">
            <text:p>-16,9096855381333</text:p>
          </table:table-cell>
          <table:table-cell table:formula="of:=SQRT((([.C768]-[.C767])*([.C768]-[.C767]))+(([.F768]-[.F767])*([.F768]-[.F767])))" office:value-type="float" office:value="0.0521877006970602" calcext:value-type="float">
            <text:p>0,052187700697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59</text:p>
          </table:table-cell>
          <table:table-cell table:formula="of:=[.C768]+([$'70.1'.$D$6]-[$'70.1'.$C$5])/1000" office:value-type="float" office:value="8.072" calcext:value-type="float">
            <text:p>8,072</text:p>
          </table:table-cell>
          <table:table-cell table:formula="of:=([.C769]*[.C769]*[.C769]*[.C769]/500)-([.C769]*[.C769]/200)-3/250" office:value-type="float" office:value="8.1531313336197" calcext:value-type="float">
            <text:p>8,1531313336197</text:p>
          </table:table-cell>
          <table:table-cell table:formula="of:=SQRT((([.C769]-[.C768])*([.C769]-[.C768]))+(([.D769]-[.D768])*([.D769]-[.D768])))" office:value-type="float" office:value="0.0339221070378627" calcext:value-type="float">
            <text:p>0,033922107037863</text:p>
          </table:table-cell>
          <table:table-cell table:formula="of:=-([.C769]*[.C769]*[.C769]/30)+([.C769]/20)+1/6" office:value-type="float" office:value="-16.9613596416" calcext:value-type="float">
            <text:p>-16,9613596416</text:p>
          </table:table-cell>
          <table:table-cell table:formula="of:=SQRT((([.C769]-[.C768])*([.C769]-[.C768]))+(([.F769]-[.F768])*([.F769]-[.F768])))" office:value-type="float" office:value="0.052289702323523" calcext:value-type="float">
            <text:p>0,052289702323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0</text:p>
          </table:table-cell>
          <table:table-cell table:formula="of:=[.C769]+([$'70.1'.$D$6]-[$'70.1'.$C$5])/1000" office:value-type="float" office:value="8.08" calcext:value-type="float">
            <text:p>8,08</text:p>
          </table:table-cell>
          <table:table-cell table:formula="of:=([.C770]*[.C770]*[.C770]*[.C770]/500)-([.C770]*[.C770]/200)-3/250" office:value-type="float" office:value="8.18619604991998" calcext:value-type="float">
            <text:p>8,18619604991998</text:p>
          </table:table-cell>
          <table:table-cell table:formula="of:=SQRT((([.C770]-[.C769])*([.C770]-[.C769]))+(([.D770]-[.D769])*([.D770]-[.D769])))" office:value-type="float" office:value="0.0340187516528482" calcext:value-type="float">
            <text:p>0,034018751652848</text:p>
          </table:table-cell>
          <table:table-cell table:formula="of:=-([.C770]*[.C770]*[.C770]/30)+([.C770]/20)+1/6" office:value-type="float" office:value="-17.0131370666666" calcext:value-type="float">
            <text:p>-17,0131370666666</text:p>
          </table:table-cell>
          <table:table-cell table:formula="of:=SQRT((([.C770]-[.C769])*([.C770]-[.C769]))+(([.F770]-[.F769])*([.F770]-[.F769])))" office:value-type="float" office:value="0.0523918099184751" calcext:value-type="float">
            <text:p>0,0523918099184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1</text:p>
          </table:table-cell>
          <table:table-cell table:formula="of:=[.C770]+([$'70.1'.$D$6]-[$'70.1'.$C$5])/1000" office:value-type="float" office:value="8.088" calcext:value-type="float">
            <text:p>8,088</text:p>
          </table:table-cell>
          <table:table-cell table:formula="of:=([.C771]*[.C771]*[.C771]*[.C771]/500)-([.C771]*[.C771]/200)-3/250" office:value-type="float" office:value="8.21936040614706" calcext:value-type="float">
            <text:p>8,21936040614706</text:p>
          </table:table-cell>
          <table:table-cell table:formula="of:=SQRT((([.C771]-[.C770])*([.C771]-[.C770]))+(([.D771]-[.D770])*([.D771]-[.D770])))" office:value-type="float" office:value="0.034115605284915" calcext:value-type="float">
            <text:p>0,034115605284915</text:p>
          </table:table-cell>
          <table:table-cell table:formula="of:=-([.C771]*[.C771]*[.C771]/30)+([.C771]/20)+1/6" office:value-type="float" office:value="-17.0650179157333" calcext:value-type="float">
            <text:p>-17,0650179157333</text:p>
          </table:table-cell>
          <table:table-cell table:formula="of:=SQRT((([.C771]-[.C770])*([.C771]-[.C770]))+(([.F771]-[.F770])*([.F771]-[.F770])))" office:value-type="float" office:value="0.0524940234681836" calcext:value-type="float">
            <text:p>0,0524940234681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2</text:p>
          </table:table-cell>
          <table:table-cell table:formula="of:=[.C771]+([$'70.1'.$D$6]-[$'70.1'.$C$5])/1000" office:value-type="float" office:value="8.096" calcext:value-type="float">
            <text:p>8,096</text:p>
          </table:table-cell>
          <table:table-cell table:formula="of:=([.C772]*[.C772]*[.C772]*[.C772]/500)-([.C772]*[.C772]/200)-3/250" office:value-type="float" office:value="8.25262460097329" calcext:value-type="float">
            <text:p>8,25262460097329</text:p>
          </table:table-cell>
          <table:table-cell table:formula="of:=SQRT((([.C772]-[.C771])*([.C772]-[.C771]))+(([.D772]-[.D771])*([.D772]-[.D771])))" office:value-type="float" office:value="0.034212668084171" calcext:value-type="float">
            <text:p>0,034212668084171</text:p>
          </table:table-cell>
          <table:table-cell table:formula="of:=-([.C772]*[.C772]*[.C772]/30)+([.C772]/20)+1/6" office:value-type="float" office:value="-17.1170022912" calcext:value-type="float">
            <text:p>-17,1170022912</text:p>
          </table:table-cell>
          <table:table-cell table:formula="of:=SQRT((([.C772]-[.C771])*([.C772]-[.C771]))+(([.F772]-[.F771])*([.F772]-[.F771])))" office:value-type="float" office:value="0.0525963429589798" calcext:value-type="float">
            <text:p>0,052596342958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3</text:p>
          </table:table-cell>
          <table:table-cell table:formula="of:=[.C772]+([$'70.1'.$D$6]-[$'70.1'.$C$5])/1000" office:value-type="float" office:value="8.10399999999999" calcext:value-type="float">
            <text:p>8,10399999999999</text:p>
          </table:table-cell>
          <table:table-cell table:formula="of:=([.C773]*[.C773]*[.C773]*[.C773]/500)-([.C773]*[.C773]/200)-3/250" office:value-type="float" office:value="8.28598883326769" calcext:value-type="float">
            <text:p>8,28598883326769</text:p>
          </table:table-cell>
          <table:table-cell table:formula="of:=SQRT((([.C773]-[.C772])*([.C773]-[.C772]))+(([.D773]-[.D772])*([.D773]-[.D772])))" office:value-type="float" office:value="0.0343099402009755" calcext:value-type="float">
            <text:p>0,034309940200976</text:p>
          </table:table-cell>
          <table:table-cell table:formula="of:=-([.C773]*[.C773]*[.C773]/30)+([.C773]/20)+1/6" office:value-type="float" office:value="-17.1690902954666" calcext:value-type="float">
            <text:p>-17,1690902954666</text:p>
          </table:table-cell>
          <table:table-cell table:formula="of:=SQRT((([.C773]-[.C772])*([.C773]-[.C772]))+(([.F773]-[.F772])*([.F773]-[.F772])))" office:value-type="float" office:value="0.0526987683772906" calcext:value-type="float">
            <text:p>0,0526987683772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4</text:p>
          </table:table-cell>
          <table:table-cell table:formula="of:=[.C773]+([$'70.1'.$D$6]-[$'70.1'.$C$5])/1000" office:value-type="float" office:value="8.11199999999999" calcext:value-type="float">
            <text:p>8,11199999999999</text:p>
          </table:table-cell>
          <table:table-cell table:formula="of:=([.C774]*[.C774]*[.C774]*[.C774]/500)-([.C774]*[.C774]/200)-3/250" office:value-type="float" office:value="8.31945330209584" calcext:value-type="float">
            <text:p>8,31945330209584</text:p>
          </table:table-cell>
          <table:table-cell table:formula="of:=SQRT((([.C774]-[.C773])*([.C774]-[.C773]))+(([.D774]-[.D773])*([.D774]-[.D773])))" office:value-type="float" office:value="0.0344074217858672" calcext:value-type="float">
            <text:p>0,034407421785867</text:p>
          </table:table-cell>
          <table:table-cell table:formula="of:=-([.C774]*[.C774]*[.C774]/30)+([.C774]/20)+1/6" office:value-type="float" office:value="-17.2212820309333" calcext:value-type="float">
            <text:p>-17,2212820309333</text:p>
          </table:table-cell>
          <table:table-cell table:formula="of:=SQRT((([.C774]-[.C773])*([.C774]-[.C773]))+(([.F774]-[.F773])*([.F774]-[.F773])))" office:value-type="float" office:value="0.0528012997095927" calcext:value-type="float">
            <text:p>0,0528012997095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5</text:p>
          </table:table-cell>
          <table:table-cell table:formula="of:=[.C774]+([$'70.1'.$D$6]-[$'70.1'.$C$5])/1000" office:value-type="float" office:value="8.11999999999999" calcext:value-type="float">
            <text:p>8,11999999999999</text:p>
          </table:table-cell>
          <table:table-cell table:formula="of:=([.C775]*[.C775]*[.C775]*[.C775]/500)-([.C775]*[.C775]/200)-3/250" office:value-type="float" office:value="8.35301820671997" calcext:value-type="float">
            <text:p>8,35301820671997</text:p>
          </table:table-cell>
          <table:table-cell table:formula="of:=SQRT((([.C775]-[.C774])*([.C775]-[.C774]))+(([.D775]-[.D774])*([.D775]-[.D774])))" office:value-type="float" office:value="0.0345051129896223" calcext:value-type="float">
            <text:p>0,034505112989622</text:p>
          </table:table-cell>
          <table:table-cell table:formula="of:=-([.C775]*[.C775]*[.C775]/30)+([.C775]/20)+1/6" office:value-type="float" office:value="-17.2735775999999" calcext:value-type="float">
            <text:p>-17,2735775999999</text:p>
          </table:table-cell>
          <table:table-cell table:formula="of:=SQRT((([.C775]-[.C774])*([.C775]-[.C774]))+(([.F775]-[.F774])*([.F775]-[.F774])))" office:value-type="float" office:value="0.0529039369424012" calcext:value-type="float">
            <text:p>0,0529039369424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6</text:p>
          </table:table-cell>
          <table:table-cell table:formula="of:=[.C775]+([$'70.1'.$D$6]-[$'70.1'.$C$5])/1000" office:value-type="float" office:value="8.12799999999999" calcext:value-type="float">
            <text:p>8,12799999999999</text:p>
          </table:table-cell>
          <table:table-cell table:formula="of:=([.C776]*[.C776]*[.C776]*[.C776]/500)-([.C776]*[.C776]/200)-3/250" office:value-type="float" office:value="8.38668374659888" calcext:value-type="float">
            <text:p>8,38668374659888</text:p>
          </table:table-cell>
          <table:table-cell table:formula="of:=SQRT((([.C776]-[.C775])*([.C776]-[.C775]))+(([.D776]-[.D775])*([.D776]-[.D775])))" office:value-type="float" office:value="0.0346030139632122" calcext:value-type="float">
            <text:p>0,034603013963212</text:p>
          </table:table-cell>
          <table:table-cell table:formula="of:=-([.C776]*[.C776]*[.C776]/30)+([.C776]/20)+1/6" office:value-type="float" office:value="-17.3259771050666" calcext:value-type="float">
            <text:p>-17,3259771050666</text:p>
          </table:table-cell>
          <table:table-cell table:formula="of:=SQRT((([.C776]-[.C775])*([.C776]-[.C775]))+(([.F776]-[.F775])*([.F776]-[.F775])))" office:value-type="float" office:value="0.05300668006234" calcext:value-type="float">
            <text:p>0,053006680062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7</text:p>
          </table:table-cell>
          <table:table-cell table:formula="of:=[.C776]+([$'70.1'.$D$6]-[$'70.1'.$C$5])/1000" office:value-type="float" office:value="8.13599999999999" calcext:value-type="float">
            <text:p>8,13599999999999</text:p>
          </table:table-cell>
          <table:table-cell table:formula="of:=([.C777]*[.C777]*[.C777]*[.C777]/500)-([.C777]*[.C777]/200)-3/250" office:value-type="float" office:value="8.42045012138799" calcext:value-type="float">
            <text:p>8,42045012138799</text:p>
          </table:table-cell>
          <table:table-cell table:formula="of:=SQRT((([.C777]-[.C776])*([.C777]-[.C776]))+(([.D777]-[.D776])*([.D777]-[.D776])))" office:value-type="float" office:value="0.034701124857834" calcext:value-type="float">
            <text:p>0,034701124857834</text:p>
          </table:table-cell>
          <table:table-cell table:formula="of:=-([.C777]*[.C777]*[.C777]/30)+([.C777]/20)+1/6" office:value-type="float" office:value="-17.3784806485333" calcext:value-type="float">
            <text:p>-17,3784806485333</text:p>
          </table:table-cell>
          <table:table-cell table:formula="of:=SQRT((([.C777]-[.C776])*([.C777]-[.C776]))+(([.F777]-[.F776])*([.F777]-[.F776])))" office:value-type="float" office:value="0.0531095290560501" calcext:value-type="float">
            <text:p>0,053109529056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8</text:p>
          </table:table-cell>
          <table:table-cell table:formula="of:=[.C777]+([$'70.1'.$D$6]-[$'70.1'.$C$5])/1000" office:value-type="float" office:value="8.14399999999999" calcext:value-type="float">
            <text:p>8,14399999999999</text:p>
          </table:table-cell>
          <table:table-cell table:formula="of:=([.C778]*[.C778]*[.C778]*[.C778]/500)-([.C778]*[.C778]/200)-3/250" office:value-type="float" office:value="8.45431753093935" calcext:value-type="float">
            <text:p>8,45431753093935</text:p>
          </table:table-cell>
          <table:table-cell table:formula="of:=SQRT((([.C778]-[.C777])*([.C778]-[.C777]))+(([.D778]-[.D777])*([.D778]-[.D777])))" office:value-type="float" office:value="0.0347994458248867" calcext:value-type="float">
            <text:p>0,034799445824887</text:p>
          </table:table-cell>
          <table:table-cell table:formula="of:=-([.C778]*[.C778]*[.C778]/30)+([.C778]/20)+1/6" office:value-type="float" office:value="-17.4310883327999" calcext:value-type="float">
            <text:p>-17,4310883327999</text:p>
          </table:table-cell>
          <table:table-cell table:formula="of:=SQRT((([.C778]-[.C777])*([.C778]-[.C777]))+(([.F778]-[.F777])*([.F778]-[.F777])))" office:value-type="float" office:value="0.053212483910266" calcext:value-type="float">
            <text:p>0,053212483910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69</text:p>
          </table:table-cell>
          <table:table-cell table:formula="of:=[.C778]+([$'70.1'.$D$6]-[$'70.1'.$C$5])/1000" office:value-type="float" office:value="8.15199999999999" calcext:value-type="float">
            <text:p>8,15199999999999</text:p>
          </table:table-cell>
          <table:table-cell table:formula="of:=([.C779]*[.C779]*[.C779]*[.C779]/500)-([.C779]*[.C779]/200)-3/250" office:value-type="float" office:value="8.48828617530158" calcext:value-type="float">
            <text:p>8,48828617530158</text:p>
          </table:table-cell>
          <table:table-cell table:formula="of:=SQRT((([.C779]-[.C778])*([.C779]-[.C778]))+(([.D779]-[.D778])*([.D779]-[.D778])))" office:value-type="float" office:value="0.0348979770159846" calcext:value-type="float">
            <text:p>0,034897977015985</text:p>
          </table:table-cell>
          <table:table-cell table:formula="of:=-([.C779]*[.C779]*[.C779]/30)+([.C779]/20)+1/6" office:value-type="float" office:value="-17.4838002602666" calcext:value-type="float">
            <text:p>-17,4838002602666</text:p>
          </table:table-cell>
          <table:table-cell table:formula="of:=SQRT((([.C779]-[.C778])*([.C779]-[.C778]))+(([.F779]-[.F778])*([.F779]-[.F778])))" office:value-type="float" office:value="0.0533155446117811" calcext:value-type="float">
            <text:p>0,0533155446117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0</text:p>
          </table:table-cell>
          <table:table-cell table:formula="of:=[.C779]+([$'70.1'.$D$6]-[$'70.1'.$C$5])/1000" office:value-type="float" office:value="8.15999999999999" calcext:value-type="float">
            <text:p>8,15999999999999</text:p>
          </table:table-cell>
          <table:table-cell table:formula="of:=([.C780]*[.C780]*[.C780]*[.C780]/500)-([.C780]*[.C780]/200)-3/250" office:value-type="float" office:value="8.52235625471995" calcext:value-type="float">
            <text:p>8,52235625471995</text:p>
          </table:table-cell>
          <table:table-cell table:formula="of:=SQRT((([.C780]-[.C779])*([.C780]-[.C779]))+(([.D780]-[.D779])*([.D780]-[.D779])))" office:value-type="float" office:value="0.034996718582941" calcext:value-type="float">
            <text:p>0,034996718582941</text:p>
          </table:table-cell>
          <table:table-cell table:formula="of:=-([.C780]*[.C780]*[.C780]/30)+([.C780]/20)+1/6" office:value-type="float" office:value="-17.5366165333333" calcext:value-type="float">
            <text:p>-17,5366165333333</text:p>
          </table:table-cell>
          <table:table-cell table:formula="of:=SQRT((([.C780]-[.C779])*([.C780]-[.C779]))+(([.F780]-[.F779])*([.F780]-[.F779])))" office:value-type="float" office:value="0.0534187111474289" calcext:value-type="float">
            <text:p>0,0534187111474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1</text:p>
          </table:table-cell>
          <table:table-cell table:formula="of:=[.C780]+([$'70.1'.$D$6]-[$'70.1'.$C$5])/1000" office:value-type="float" office:value="8.16799999999999" calcext:value-type="float">
            <text:p>8,16799999999999</text:p>
          </table:table-cell>
          <table:table-cell table:formula="of:=([.C781]*[.C781]*[.C781]*[.C781]/500)-([.C781]*[.C781]/200)-3/250" office:value-type="float" office:value="8.5565279696363" calcext:value-type="float">
            <text:p>8,5565279696363</text:p>
          </table:table-cell>
          <table:table-cell table:formula="of:=SQRT((([.C781]-[.C780])*([.C781]-[.C780]))+(([.D781]-[.D780])*([.D781]-[.D780])))" office:value-type="float" office:value="0.0350956706777946" calcext:value-type="float">
            <text:p>0,035095670677795</text:p>
          </table:table-cell>
          <table:table-cell table:formula="of:=-([.C781]*[.C781]*[.C781]/30)+([.C781]/20)+1/6" office:value-type="float" office:value="-17.5895372543999" calcext:value-type="float">
            <text:p>-17,5895372543999</text:p>
          </table:table-cell>
          <table:table-cell table:formula="of:=SQRT((([.C781]-[.C780])*([.C781]-[.C780]))+(([.F781]-[.F780])*([.F781]-[.F780])))" office:value-type="float" office:value="0.0535219835041149" calcext:value-type="float">
            <text:p>0,0535219835041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2</text:p>
          </table:table-cell>
          <table:table-cell table:formula="of:=[.C781]+([$'70.1'.$D$6]-[$'70.1'.$C$5])/1000" office:value-type="float" office:value="8.17599999999999" calcext:value-type="float">
            <text:p>8,17599999999999</text:p>
          </table:table-cell>
          <table:table-cell table:formula="of:=([.C782]*[.C782]*[.C782]*[.C782]/500)-([.C782]*[.C782]/200)-3/250" office:value-type="float" office:value="8.59080152068909" calcext:value-type="float">
            <text:p>8,59080152068909</text:p>
          </table:table-cell>
          <table:table-cell table:formula="of:=SQRT((([.C782]-[.C781])*([.C782]-[.C781]))+(([.D782]-[.D781])*([.D782]-[.D781])))" office:value-type="float" office:value="0.0351948334527746" calcext:value-type="float">
            <text:p>0,035194833452775</text:p>
          </table:table-cell>
          <table:table-cell table:formula="of:=-([.C782]*[.C782]*[.C782]/30)+([.C782]/20)+1/6" office:value-type="float" office:value="-17.6425625258666" calcext:value-type="float">
            <text:p>-17,6425625258666</text:p>
          </table:table-cell>
          <table:table-cell table:formula="of:=SQRT((([.C782]-[.C781])*([.C782]-[.C781]))+(([.F782]-[.F781])*([.F782]-[.F781])))" office:value-type="float" office:value="0.0536253616688337" calcext:value-type="float">
            <text:p>0,0536253616688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3</text:p>
          </table:table-cell>
          <table:table-cell table:formula="of:=[.C782]+([$'70.1'.$D$6]-[$'70.1'.$C$5])/1000" office:value-type="float" office:value="8.18399999999999" calcext:value-type="float">
            <text:p>8,18399999999999</text:p>
          </table:table-cell>
          <table:table-cell table:formula="of:=([.C783]*[.C783]*[.C783]*[.C783]/500)-([.C783]*[.C783]/200)-3/250" office:value-type="float" office:value="8.62517710871341" calcext:value-type="float">
            <text:p>8,62517710871341</text:p>
          </table:table-cell>
          <table:table-cell table:formula="of:=SQRT((([.C783]-[.C782])*([.C783]-[.C782]))+(([.D783]-[.D782])*([.D783]-[.D782])))" office:value-type="float" office:value="0.0352942070603307" calcext:value-type="float">
            <text:p>0,035294207060331</text:p>
          </table:table-cell>
          <table:table-cell table:formula="of:=-([.C783]*[.C783]*[.C783]/30)+([.C783]/20)+1/6" office:value-type="float" office:value="-17.6956924501332" calcext:value-type="float">
            <text:p>-17,6956924501332</text:p>
          </table:table-cell>
          <table:table-cell table:formula="of:=SQRT((([.C783]-[.C782])*([.C783]-[.C782]))+(([.F783]-[.F782])*([.F783]-[.F782])))" office:value-type="float" office:value="0.0537288456285913" calcext:value-type="float">
            <text:p>0,0537288456285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4</text:p>
          </table:table-cell>
          <table:table-cell table:formula="of:=[.C783]+([$'70.1'.$D$6]-[$'70.1'.$C$5])/1000" office:value-type="float" office:value="8.19199999999998" calcext:value-type="float">
            <text:p>8,19199999999998</text:p>
          </table:table-cell>
          <table:table-cell table:formula="of:=([.C784]*[.C784]*[.C784]*[.C784]/500)-([.C784]*[.C784]/200)-3/250" office:value-type="float" office:value="8.65965493474092" calcext:value-type="float">
            <text:p>8,65965493474092</text:p>
          </table:table-cell>
          <table:table-cell table:formula="of:=SQRT((([.C784]-[.C783])*([.C784]-[.C783]))+(([.D784]-[.D783])*([.D784]-[.D783])))" office:value-type="float" office:value="0.0353937916531097" calcext:value-type="float">
            <text:p>0,03539379165311</text:p>
          </table:table-cell>
          <table:table-cell table:formula="of:=-([.C784]*[.C784]*[.C784]/30)+([.C784]/20)+1/6" office:value-type="float" office:value="-17.7489271295999" calcext:value-type="float">
            <text:p>-17,7489271295999</text:p>
          </table:table-cell>
          <table:table-cell table:formula="of:=SQRT((([.C784]-[.C783])*([.C784]-[.C783]))+(([.F784]-[.F783])*([.F784]-[.F783])))" office:value-type="float" office:value="0.0538324353704926" calcext:value-type="float">
            <text:p>0,0538324353704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5</text:p>
          </table:table-cell>
          <table:table-cell table:formula="of:=[.C784]+([$'70.1'.$D$6]-[$'70.1'.$C$5])/1000" office:value-type="float" office:value="8.19999999999998" calcext:value-type="float">
            <text:p>8,19999999999998</text:p>
          </table:table-cell>
          <table:table-cell table:formula="of:=([.C785]*[.C785]*[.C785]*[.C785]/500)-([.C785]*[.C785]/200)-3/250" office:value-type="float" office:value="8.69423519999993" calcext:value-type="float">
            <text:p>8,69423519999993</text:p>
          </table:table-cell>
          <table:table-cell table:formula="of:=SQRT((([.C785]-[.C784])*([.C785]-[.C784]))+(([.D785]-[.D784])*([.D785]-[.D784])))" office:value-type="float" office:value="0.0354935873839638" calcext:value-type="float">
            <text:p>0,035493587383964</text:p>
          </table:table-cell>
          <table:table-cell table:formula="of:=-([.C785]*[.C785]*[.C785]/30)+([.C785]/20)+1/6" office:value-type="float" office:value="-17.8022666666666" calcext:value-type="float">
            <text:p>-17,8022666666666</text:p>
          </table:table-cell>
          <table:table-cell table:formula="of:=SQRT((([.C785]-[.C784])*([.C785]-[.C784]))+(([.F785]-[.F784])*([.F785]-[.F784])))" office:value-type="float" office:value="0.0539361308816777" calcext:value-type="float">
            <text:p>0,0539361308816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6</text:p>
          </table:table-cell>
          <table:table-cell table:formula="of:=[.C785]+([$'70.1'.$D$6]-[$'70.1'.$C$5])/1000" office:value-type="float" office:value="8.20799999999998" calcext:value-type="float">
            <text:p>8,20799999999998</text:p>
          </table:table-cell>
          <table:table-cell table:formula="of:=([.C786]*[.C786]*[.C786]*[.C786]/500)-([.C786]*[.C786]/200)-3/250" office:value-type="float" office:value="8.72891810591532" calcext:value-type="float">
            <text:p>8,72891810591532</text:p>
          </table:table-cell>
          <table:table-cell table:formula="of:=SQRT((([.C786]-[.C785])*([.C786]-[.C785]))+(([.D786]-[.D785])*([.D786]-[.D785])))" office:value-type="float" office:value="0.0355935944059544" calcext:value-type="float">
            <text:p>0,035593594405955</text:p>
          </table:table-cell>
          <table:table-cell table:formula="of:=-([.C786]*[.C786]*[.C786]/30)+([.C786]/20)+1/6" office:value-type="float" office:value="-17.8557111637332" calcext:value-type="float">
            <text:p>-17,8557111637332</text:p>
          </table:table-cell>
          <table:table-cell table:formula="of:=SQRT((([.C786]-[.C785])*([.C786]-[.C785]))+(([.F786]-[.F785])*([.F786]-[.F785])))" office:value-type="float" office:value="0.0540399321493678" calcext:value-type="float">
            <text:p>0,0540399321493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7</text:p>
          </table:table-cell>
          <table:table-cell table:formula="of:=[.C786]+([$'70.1'.$D$6]-[$'70.1'.$C$5])/1000" office:value-type="float" office:value="8.21599999999998" calcext:value-type="float">
            <text:p>8,21599999999998</text:p>
          </table:table-cell>
          <table:table-cell table:formula="of:=([.C787]*[.C787]*[.C787]*[.C787]/500)-([.C787]*[.C787]/200)-3/250" office:value-type="float" office:value="8.76370385410859" calcext:value-type="float">
            <text:p>8,76370385410859</text:p>
          </table:table-cell>
          <table:table-cell table:formula="of:=SQRT((([.C787]-[.C786])*([.C787]-[.C786]))+(([.D787]-[.D786])*([.D787]-[.D786])))" office:value-type="float" office:value="0.0356938128723465" calcext:value-type="float">
            <text:p>0,035693812872347</text:p>
          </table:table-cell>
          <table:table-cell table:formula="of:=-([.C787]*[.C787]*[.C787]/30)+([.C787]/20)+1/6" office:value-type="float" office:value="-17.9092607231999" calcext:value-type="float">
            <text:p>-17,9092607231999</text:p>
          </table:table-cell>
          <table:table-cell table:formula="of:=SQRT((([.C787]-[.C786])*([.C787]-[.C786]))+(([.F787]-[.F786])*([.F787]-[.F786])))" office:value-type="float" office:value="0.054143839160829" calcext:value-type="float">
            <text:p>0,0541438391608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8</text:p>
          </table:table-cell>
          <table:table-cell table:formula="of:=[.C787]+([$'70.1'.$D$6]-[$'70.1'.$C$5])/1000" office:value-type="float" office:value="8.22399999999998" calcext:value-type="float">
            <text:p>8,22399999999998</text:p>
          </table:table-cell>
          <table:table-cell table:formula="of:=([.C788]*[.C788]*[.C788]*[.C788]/500)-([.C788]*[.C788]/200)-3/250" office:value-type="float" office:value="8.79859264639787" calcext:value-type="float">
            <text:p>8,79859264639787</text:p>
          </table:table-cell>
          <table:table-cell table:formula="of:=SQRT((([.C788]-[.C787])*([.C788]-[.C787]))+(([.D788]-[.D787])*([.D788]-[.D787])))" office:value-type="float" office:value="0.0357942429365972" calcext:value-type="float">
            <text:p>0,035794242936597</text:p>
          </table:table-cell>
          <table:table-cell table:formula="of:=-([.C788]*[.C788]*[.C788]/30)+([.C788]/20)+1/6" office:value-type="float" office:value="-17.9629154474665" calcext:value-type="float">
            <text:p>-17,9629154474665</text:p>
          </table:table-cell>
          <table:table-cell table:formula="of:=SQRT((([.C788]-[.C787])*([.C788]-[.C787]))+(([.F788]-[.F787])*([.F788]-[.F787])))" office:value-type="float" office:value="0.054247851903383" calcext:value-type="float">
            <text:p>0,0542478519033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79</text:p>
          </table:table-cell>
          <table:table-cell table:formula="of:=[.C788]+([$'70.1'.$D$6]-[$'70.1'.$C$5])/1000" office:value-type="float" office:value="8.23199999999998" calcext:value-type="float">
            <text:p>8,23199999999998</text:p>
          </table:table-cell>
          <table:table-cell table:formula="of:=([.C789]*[.C789]*[.C789]*[.C789]/500)-([.C789]*[.C789]/200)-3/250" office:value-type="float" office:value="8.83358468479787" calcext:value-type="float">
            <text:p>8,83358468479787</text:p>
          </table:table-cell>
          <table:table-cell table:formula="of:=SQRT((([.C789]-[.C788])*([.C789]-[.C788]))+(([.D789]-[.D788])*([.D789]-[.D788])))" office:value-type="float" office:value="0.0358948847523828" calcext:value-type="float">
            <text:p>0,035894884752383</text:p>
          </table:table-cell>
          <table:table-cell table:formula="of:=-([.C789]*[.C789]*[.C789]/30)+([.C789]/20)+1/6" office:value-type="float" office:value="-18.0166754389332" calcext:value-type="float">
            <text:p>-18,0166754389332</text:p>
          </table:table-cell>
          <table:table-cell table:formula="of:=SQRT((([.C789]-[.C788])*([.C789]-[.C788]))+(([.F789]-[.F788])*([.F789]-[.F788])))" office:value-type="float" office:value="0.0543519703644209" calcext:value-type="float">
            <text:p>0,0543519703644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0</text:p>
          </table:table-cell>
          <table:table-cell table:formula="of:=[.C789]+([$'70.1'.$D$6]-[$'70.1'.$C$5])/1000" office:value-type="float" office:value="8.23999999999998" calcext:value-type="float">
            <text:p>8,23999999999998</text:p>
          </table:table-cell>
          <table:table-cell table:formula="of:=([.C790]*[.C790]*[.C790]*[.C790]/500)-([.C790]*[.C790]/200)-3/250" office:value-type="float" office:value="8.86868017151991" calcext:value-type="float">
            <text:p>8,86868017151991</text:p>
          </table:table-cell>
          <table:table-cell table:formula="of:=SQRT((([.C790]-[.C789])*([.C790]-[.C789]))+(([.D790]-[.D789])*([.D790]-[.D789])))" office:value-type="float" office:value="0.0359957384735615" calcext:value-type="float">
            <text:p>0,035995738473562</text:p>
          </table:table-cell>
          <table:table-cell table:formula="of:=-([.C790]*[.C790]*[.C790]/30)+([.C790]/20)+1/6" office:value-type="float" office:value="-18.0705407999999" calcext:value-type="float">
            <text:p>-18,0705407999999</text:p>
          </table:table-cell>
          <table:table-cell table:formula="of:=SQRT((([.C790]-[.C789])*([.C790]-[.C789]))+(([.F790]-[.F789])*([.F790]-[.F789])))" office:value-type="float" office:value="0.0544561945313989" calcext:value-type="float">
            <text:p>0,0544561945313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1</text:p>
          </table:table-cell>
          <table:table-cell table:formula="of:=[.C790]+([$'70.1'.$D$6]-[$'70.1'.$C$5])/1000" office:value-type="float" office:value="8.24799999999998" calcext:value-type="float">
            <text:p>8,24799999999998</text:p>
          </table:table-cell>
          <table:table-cell table:formula="of:=([.C791]*[.C791]*[.C791]*[.C791]/500)-([.C791]*[.C791]/200)-3/250" office:value-type="float" office:value="8.90387930897193" calcext:value-type="float">
            <text:p>8,90387930897193</text:p>
          </table:table-cell>
          <table:table-cell table:formula="of:=SQRT((([.C791]-[.C790])*([.C791]-[.C790]))+(([.D791]-[.D790])*([.D791]-[.D790])))" office:value-type="float" office:value="0.036096804254209" calcext:value-type="float">
            <text:p>0,036096804254209</text:p>
          </table:table-cell>
          <table:table-cell table:formula="of:=-([.C791]*[.C791]*[.C791]/30)+([.C791]/20)+1/6" office:value-type="float" office:value="-18.1245116330665" calcext:value-type="float">
            <text:p>-18,1245116330665</text:p>
          </table:table-cell>
          <table:table-cell table:formula="of:=SQRT((([.C791]-[.C790])*([.C791]-[.C790]))+(([.F791]-[.F790])*([.F791]-[.F790])))" office:value-type="float" office:value="0.0545605243918139" calcext:value-type="float">
            <text:p>0,0545605243918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2</text:p>
          </table:table-cell>
          <table:table-cell table:formula="of:=[.C791]+([$'70.1'.$D$6]-[$'70.1'.$C$5])/1000" office:value-type="float" office:value="8.25599999999998" calcext:value-type="float">
            <text:p>8,25599999999998</text:p>
          </table:table-cell>
          <table:table-cell table:formula="of:=([.C792]*[.C792]*[.C792]*[.C792]/500)-([.C792]*[.C792]/200)-3/250" office:value-type="float" office:value="8.93918229975849" calcext:value-type="float">
            <text:p>8,93918229975849</text:p>
          </table:table-cell>
          <table:table-cell table:formula="of:=SQRT((([.C792]-[.C791])*([.C792]-[.C791]))+(([.D792]-[.D791])*([.D792]-[.D791])))" office:value-type="float" office:value="0.0361980822485899" calcext:value-type="float">
            <text:p>0,03619808224859</text:p>
          </table:table-cell>
          <table:table-cell table:formula="of:=-([.C792]*[.C792]*[.C792]/30)+([.C792]/20)+1/6" office:value-type="float" office:value="-18.1785880405332" calcext:value-type="float">
            <text:p>-18,1785880405332</text:p>
          </table:table-cell>
          <table:table-cell table:formula="of:=SQRT((([.C792]-[.C791])*([.C792]-[.C791]))+(([.F792]-[.F791])*([.F792]-[.F791])))" office:value-type="float" office:value="0.0546649599332203" calcext:value-type="float">
            <text:p>0,05466495993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3</text:p>
          </table:table-cell>
          <table:table-cell table:formula="of:=[.C792]+([$'70.1'.$D$6]-[$'70.1'.$C$5])/1000" office:value-type="float" office:value="8.26399999999998" calcext:value-type="float">
            <text:p>8,26399999999998</text:p>
          </table:table-cell>
          <table:table-cell table:formula="of:=([.C793]*[.C793]*[.C793]*[.C793]/500)-([.C793]*[.C793]/200)-3/250" office:value-type="float" office:value="8.97458934668073" calcext:value-type="float">
            <text:p>8,97458934668073</text:p>
          </table:table-cell>
          <table:table-cell table:formula="of:=SQRT((([.C793]-[.C792])*([.C793]-[.C792]))+(([.D793]-[.D792])*([.D793]-[.D792])))" office:value-type="float" office:value="0.0362995726111691" calcext:value-type="float">
            <text:p>0,036299572611169</text:p>
          </table:table-cell>
          <table:table-cell table:formula="of:=-([.C793]*[.C793]*[.C793]/30)+([.C793]/20)+1/6" office:value-type="float" office:value="-18.2327701247998" calcext:value-type="float">
            <text:p>-18,2327701247998</text:p>
          </table:table-cell>
          <table:table-cell table:formula="of:=SQRT((([.C793]-[.C792])*([.C793]-[.C792]))+(([.F793]-[.F792])*([.F793]-[.F792])))" office:value-type="float" office:value="0.0547695011432373" calcext:value-type="float">
            <text:p>0,0547695011432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4</text:p>
          </table:table-cell>
          <table:table-cell table:formula="of:=[.C793]+([$'70.1'.$D$6]-[$'70.1'.$C$5])/1000" office:value-type="float" office:value="8.27199999999998" calcext:value-type="float">
            <text:p>8,27199999999998</text:p>
          </table:table-cell>
          <table:table-cell table:formula="of:=([.C794]*[.C794]*[.C794]*[.C794]/500)-([.C794]*[.C794]/200)-3/250" office:value-type="float" office:value="9.0101006527364" calcext:value-type="float">
            <text:p>9,0101006527364</text:p>
          </table:table-cell>
          <table:table-cell table:formula="of:=SQRT((([.C794]-[.C793])*([.C794]-[.C793]))+(([.D794]-[.D793])*([.D794]-[.D793])))" office:value-type="float" office:value="0.0364012754966039" calcext:value-type="float">
            <text:p>0,036401275496604</text:p>
          </table:table-cell>
          <table:table-cell table:formula="of:=-([.C794]*[.C794]*[.C794]/30)+([.C794]/20)+1/6" office:value-type="float" office:value="-18.2870579882665" calcext:value-type="float">
            <text:p>-18,2870579882665</text:p>
          </table:table-cell>
          <table:table-cell table:formula="of:=SQRT((([.C794]-[.C793])*([.C794]-[.C793]))+(([.F794]-[.F793])*([.F794]-[.F793])))" office:value-type="float" office:value="0.054874148009555" calcext:value-type="float">
            <text:p>0,0548741480095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5</text:p>
          </table:table-cell>
          <table:table-cell table:formula="of:=[.C794]+([$'70.1'.$D$6]-[$'70.1'.$C$5])/1000" office:value-type="float" office:value="8.27999999999997" calcext:value-type="float">
            <text:p>8,27999999999997</text:p>
          </table:table-cell>
          <table:table-cell table:formula="of:=([.C795]*[.C795]*[.C795]*[.C795]/500)-([.C795]*[.C795]/200)-3/250" office:value-type="float" office:value="9.04571642111989" calcext:value-type="float">
            <text:p>9,04571642111989</text:p>
          </table:table-cell>
          <table:table-cell table:formula="of:=SQRT((([.C795]-[.C794])*([.C795]-[.C794]))+(([.D795]-[.D794])*([.D795]-[.D794])))" office:value-type="float" office:value="0.0365031910597693" calcext:value-type="float">
            <text:p>0,036503191059769</text:p>
          </table:table-cell>
          <table:table-cell table:formula="of:=-([.C795]*[.C795]*[.C795]/30)+([.C795]/20)+1/6" office:value-type="float" office:value="-18.3414517333332" calcext:value-type="float">
            <text:p>-18,3414517333332</text:p>
          </table:table-cell>
          <table:table-cell table:formula="of:=SQRT((([.C795]-[.C794])*([.C795]-[.C794]))+(([.F795]-[.F794])*([.F795]-[.F794])))" office:value-type="float" office:value="0.0549789005198993" calcext:value-type="float">
            <text:p>0,0549789005198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6</text:p>
          </table:table-cell>
          <table:table-cell table:formula="of:=[.C795]+([$'70.1'.$D$6]-[$'70.1'.$C$5])/1000" office:value-type="float" office:value="8.28799999999997" calcext:value-type="float">
            <text:p>8,28799999999997</text:p>
          </table:table-cell>
          <table:table-cell table:formula="of:=([.C796]*[.C796]*[.C796]*[.C796]/500)-([.C796]*[.C796]/200)-3/250" office:value-type="float" office:value="9.08143685522215" calcext:value-type="float">
            <text:p>9,08143685522215</text:p>
          </table:table-cell>
          <table:table-cell table:formula="of:=SQRT((([.C796]-[.C795])*([.C796]-[.C795]))+(([.D796]-[.D795])*([.D796]-[.D795])))" office:value-type="float" office:value="0.0366053194557086" calcext:value-type="float">
            <text:p>0,036605319455709</text:p>
          </table:table-cell>
          <table:table-cell table:formula="of:=-([.C796]*[.C796]*[.C796]/30)+([.C796]/20)+1/6" office:value-type="float" office:value="-18.3959514623998" calcext:value-type="float">
            <text:p>-18,3959514623998</text:p>
          </table:table-cell>
          <table:table-cell table:formula="of:=SQRT((([.C796]-[.C795])*([.C796]-[.C795]))+(([.F796]-[.F795])*([.F796]-[.F795])))" office:value-type="float" office:value="0.0550837586620562" calcext:value-type="float">
            <text:p>0,0550837586620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7</text:p>
          </table:table-cell>
          <table:table-cell table:formula="of:=[.C796]+([$'70.1'.$D$6]-[$'70.1'.$C$5])/1000" office:value-type="float" office:value="8.29599999999997" calcext:value-type="float">
            <text:p>8,29599999999997</text:p>
          </table:table-cell>
          <table:table-cell table:formula="of:=([.C797]*[.C797]*[.C797]*[.C797]/500)-([.C797]*[.C797]/200)-3/250" office:value-type="float" office:value="9.11726215863079" calcext:value-type="float">
            <text:p>9,11726215863079</text:p>
          </table:table-cell>
          <table:table-cell table:formula="of:=SQRT((([.C797]-[.C796])*([.C797]-[.C796]))+(([.D797]-[.D796])*([.D797]-[.D796])))" office:value-type="float" office:value="0.036707660839676" calcext:value-type="float">
            <text:p>0,036707660839676</text:p>
          </table:table-cell>
          <table:table-cell table:formula="of:=-([.C797]*[.C797]*[.C797]/30)+([.C797]/20)+1/6" office:value-type="float" office:value="-18.4505572778665" calcext:value-type="float">
            <text:p>-18,4505572778665</text:p>
          </table:table-cell>
          <table:table-cell table:formula="of:=SQRT((([.C797]-[.C796])*([.C797]-[.C796]))+(([.F797]-[.F796])*([.F797]-[.F796])))" office:value-type="float" office:value="0.0551887224238642" calcext:value-type="float">
            <text:p>0,0551887224238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8</text:p>
          </table:table-cell>
          <table:table-cell table:formula="of:=[.C797]+([$'70.1'.$D$6]-[$'70.1'.$C$5])/1000" office:value-type="float" office:value="8.30399999999997" calcext:value-type="float">
            <text:p>8,30399999999997</text:p>
          </table:table-cell>
          <table:table-cell table:formula="of:=([.C798]*[.C798]*[.C798]*[.C798]/500)-([.C798]*[.C798]/200)-3/250" office:value-type="float" office:value="9.15319253512999" calcext:value-type="float">
            <text:p>9,15319253512999</text:p>
          </table:table-cell>
          <table:table-cell table:formula="of:=SQRT((([.C798]-[.C797])*([.C798]-[.C797]))+(([.D798]-[.D797])*([.D798]-[.D797])))" office:value-type="float" office:value="0.0368102153671235" calcext:value-type="float">
            <text:p>0,036810215367124</text:p>
          </table:table-cell>
          <table:table-cell table:formula="of:=-([.C798]*[.C798]*[.C798]/30)+([.C798]/20)+1/6" office:value-type="float" office:value="-18.5052692821331" calcext:value-type="float">
            <text:p>-18,5052692821331</text:p>
          </table:table-cell>
          <table:table-cell table:formula="of:=SQRT((([.C798]-[.C797])*([.C798]-[.C797]))+(([.F798]-[.F797])*([.F798]-[.F797])))" office:value-type="float" office:value="0.055293791793253" calcext:value-type="float">
            <text:p>0,0552937917932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89</text:p>
          </table:table-cell>
          <table:table-cell table:formula="of:=[.C798]+([$'70.1'.$D$6]-[$'70.1'.$C$5])/1000" office:value-type="float" office:value="8.31199999999997" calcext:value-type="float">
            <text:p>8,31199999999997</text:p>
          </table:table-cell>
          <table:table-cell table:formula="of:=([.C799]*[.C799]*[.C799]*[.C799]/500)-([.C799]*[.C799]/200)-3/250" office:value-type="float" office:value="9.18922818870054" calcext:value-type="float">
            <text:p>9,18922818870054</text:p>
          </table:table-cell>
          <table:table-cell table:formula="of:=SQRT((([.C799]-[.C798])*([.C799]-[.C798]))+(([.D799]-[.D798])*([.D799]-[.D798])))" office:value-type="float" office:value="0.0369129831936793" calcext:value-type="float">
            <text:p>0,036912983193679</text:p>
          </table:table-cell>
          <table:table-cell table:formula="of:=-([.C799]*[.C799]*[.C799]/30)+([.C799]/20)+1/6" office:value-type="float" office:value="-18.5600875775998" calcext:value-type="float">
            <text:p>-18,5600875775998</text:p>
          </table:table-cell>
          <table:table-cell table:formula="of:=SQRT((([.C799]-[.C798])*([.C799]-[.C798]))+(([.F799]-[.F798])*([.F799]-[.F798])))" office:value-type="float" office:value="0.0553989667581413" calcext:value-type="float">
            <text:p>0,0553989667581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0</text:p>
          </table:table-cell>
          <table:table-cell table:formula="of:=[.C799]+([$'70.1'.$D$6]-[$'70.1'.$C$5])/1000" office:value-type="float" office:value="8.31999999999997" calcext:value-type="float">
            <text:p>8,31999999999997</text:p>
          </table:table-cell>
          <table:table-cell table:formula="of:=([.C800]*[.C800]*[.C800]*[.C800]/500)-([.C800]*[.C800]/200)-3/250" office:value-type="float" office:value="9.22536932351986" calcext:value-type="float">
            <text:p>9,22536932351986</text:p>
          </table:table-cell>
          <table:table-cell table:formula="of:=SQRT((([.C800]-[.C799])*([.C800]-[.C799]))+(([.D800]-[.D799])*([.D800]-[.D799])))" office:value-type="float" office:value="0.0370159644751922" calcext:value-type="float">
            <text:p>0,037015964475192</text:p>
          </table:table-cell>
          <table:table-cell table:formula="of:=-([.C800]*[.C800]*[.C800]/30)+([.C800]/20)+1/6" office:value-type="float" office:value="-18.6150122666665" calcext:value-type="float">
            <text:p>-18,6150122666665</text:p>
          </table:table-cell>
          <table:table-cell table:formula="of:=SQRT((([.C800]-[.C799])*([.C800]-[.C799]))+(([.F800]-[.F799])*([.F800]-[.F799])))" office:value-type="float" office:value="0.0555042473065765" calcext:value-type="float">
            <text:p>0,0555042473065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1</text:p>
          </table:table-cell>
          <table:table-cell table:formula="of:=[.C800]+([$'70.1'.$D$6]-[$'70.1'.$C$5])/1000" office:value-type="float" office:value="8.32799999999997" calcext:value-type="float">
            <text:p>8,32799999999997</text:p>
          </table:table-cell>
          <table:table-cell table:formula="of:=([.C801]*[.C801]*[.C801]*[.C801]/500)-([.C801]*[.C801]/200)-3/250" office:value-type="float" office:value="9.26161614396197" calcext:value-type="float">
            <text:p>9,26161614396197</text:p>
          </table:table-cell>
          <table:table-cell table:formula="of:=SQRT((([.C801]-[.C800])*([.C801]-[.C800]))+(([.D801]-[.D800])*([.D801]-[.D800])))" office:value-type="float" office:value="0.03711915936767" calcext:value-type="float">
            <text:p>0,03711915936767</text:p>
          </table:table-cell>
          <table:table-cell table:formula="of:=-([.C801]*[.C801]*[.C801]/30)+([.C801]/20)+1/6" office:value-type="float" office:value="-18.6700434517331" calcext:value-type="float">
            <text:p>-18,6700434517331</text:p>
          </table:table-cell>
          <table:table-cell table:formula="of:=SQRT((([.C801]-[.C800])*([.C801]-[.C800]))+(([.F801]-[.F800])*([.F801]-[.F800])))" office:value-type="float" office:value="0.055609633426598" calcext:value-type="float">
            <text:p>0,055609633426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2</text:p>
          </table:table-cell>
          <table:table-cell table:formula="of:=[.C801]+([$'70.1'.$D$6]-[$'70.1'.$C$5])/1000" office:value-type="float" office:value="8.33599999999997" calcext:value-type="float">
            <text:p>8,33599999999997</text:p>
          </table:table-cell>
          <table:table-cell table:formula="of:=([.C802]*[.C802]*[.C802]*[.C802]/500)-([.C802]*[.C802]/200)-3/250" office:value-type="float" office:value="9.29796885459749" calcext:value-type="float">
            <text:p>9,29796885459749</text:p>
          </table:table-cell>
          <table:table-cell table:formula="of:=SQRT((([.C802]-[.C801])*([.C802]-[.C801]))+(([.D802]-[.D801])*([.D802]-[.D801])))" office:value-type="float" office:value="0.0372225680273342" calcext:value-type="float">
            <text:p>0,037222568027334</text:p>
          </table:table-cell>
          <table:table-cell table:formula="of:=-([.C802]*[.C802]*[.C802]/30)+([.C802]/20)+1/6" office:value-type="float" office:value="-18.7251812351998" calcext:value-type="float">
            <text:p>-18,7251812351998</text:p>
          </table:table-cell>
          <table:table-cell table:formula="of:=SQRT((([.C802]-[.C801])*([.C802]-[.C801]))+(([.F802]-[.F801])*([.F802]-[.F801])))" office:value-type="float" office:value="0.0557151251063528" calcext:value-type="float">
            <text:p>0,0557151251063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3</text:p>
          </table:table-cell>
          <table:table-cell table:formula="of:=[.C802]+([$'70.1'.$D$6]-[$'70.1'.$C$5])/1000" office:value-type="float" office:value="8.34399999999997" calcext:value-type="float">
            <text:p>8,34399999999997</text:p>
          </table:table-cell>
          <table:table-cell table:formula="of:=([.C803]*[.C803]*[.C803]*[.C803]/500)-([.C803]*[.C803]/200)-3/250" office:value-type="float" office:value="9.33442766019364" calcext:value-type="float">
            <text:p>9,33442766019364</text:p>
          </table:table-cell>
          <table:table-cell table:formula="of:=SQRT((([.C803]-[.C802])*([.C803]-[.C802]))+(([.D803]-[.D802])*([.D803]-[.D802])))" office:value-type="float" office:value="0.0373261906105895" calcext:value-type="float">
            <text:p>0,03732619061059</text:p>
          </table:table-cell>
          <table:table-cell table:formula="of:=-([.C803]*[.C803]*[.C803]/30)+([.C803]/20)+1/6" office:value-type="float" office:value="-18.7804257194664" calcext:value-type="float">
            <text:p>-18,7804257194664</text:p>
          </table:table-cell>
          <table:table-cell table:formula="of:=SQRT((([.C803]-[.C802])*([.C803]-[.C802]))+(([.F803]-[.F802])*([.F803]-[.F802])))" office:value-type="float" office:value="0.0558207223339962" calcext:value-type="float">
            <text:p>0,055820722333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4</text:p>
          </table:table-cell>
          <table:table-cell table:formula="of:=[.C803]+([$'70.1'.$D$6]-[$'70.1'.$C$5])/1000" office:value-type="float" office:value="8.35199999999997" calcext:value-type="float">
            <text:p>8,35199999999997</text:p>
          </table:table-cell>
          <table:table-cell table:formula="of:=([.C804]*[.C804]*[.C804]*[.C804]/500)-([.C804]*[.C804]/200)-3/250" office:value-type="float" office:value="9.37099276571428" calcext:value-type="float">
            <text:p>9,37099276571428</text:p>
          </table:table-cell>
          <table:table-cell table:formula="of:=SQRT((([.C804]-[.C803])*([.C804]-[.C803]))+(([.D804]-[.D803])*([.D804]-[.D803])))" office:value-type="float" office:value="0.0374300272740391" calcext:value-type="float">
            <text:p>0,037430027274039</text:p>
          </table:table-cell>
          <table:table-cell table:formula="of:=-([.C804]*[.C804]*[.C804]/30)+([.C804]/20)+1/6" office:value-type="float" office:value="-18.8357770069331" calcext:value-type="float">
            <text:p>-18,8357770069331</text:p>
          </table:table-cell>
          <table:table-cell table:formula="of:=SQRT((([.C804]-[.C803])*([.C804]-[.C803]))+(([.F804]-[.F803])*([.F804]-[.F803])))" office:value-type="float" office:value="0.0559264250977767" calcext:value-type="float">
            <text:p>0,0559264250977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5</text:p>
          </table:table-cell>
          <table:table-cell table:formula="of:=[.C804]+([$'70.1'.$D$6]-[$'70.1'.$C$5])/1000" office:value-type="float" office:value="8.35999999999997" calcext:value-type="float">
            <text:p>8,35999999999997</text:p>
          </table:table-cell>
          <table:table-cell table:formula="of:=([.C805]*[.C805]*[.C805]*[.C805]/500)-([.C805]*[.C805]/200)-3/250" office:value-type="float" office:value="9.40766437631984" calcext:value-type="float">
            <text:p>9,40766437631984</text:p>
          </table:table-cell>
          <table:table-cell table:formula="of:=SQRT((([.C805]-[.C804])*([.C805]-[.C804]))+(([.D805]-[.D804])*([.D805]-[.D804])))" office:value-type="float" office:value="0.0375340781744555" calcext:value-type="float">
            <text:p>0,037534078174456</text:p>
          </table:table-cell>
          <table:table-cell table:formula="of:=-([.C805]*[.C805]*[.C805]/30)+([.C805]/20)+1/6" office:value-type="float" office:value="-18.8912351999998" calcext:value-type="float">
            <text:p>-18,8912351999998</text:p>
          </table:table-cell>
          <table:table-cell table:formula="of:=SQRT((([.C805]-[.C804])*([.C805]-[.C804]))+(([.F805]-[.F804])*([.F805]-[.F804])))" office:value-type="float" office:value="0.0560322333859614" calcext:value-type="float">
            <text:p>0,0560322333859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6</text:p>
          </table:table-cell>
          <table:table-cell table:formula="of:=[.C805]+([$'70.1'.$D$6]-[$'70.1'.$C$5])/1000" office:value-type="float" office:value="8.36799999999997" calcext:value-type="float">
            <text:p>8,36799999999997</text:p>
          </table:table-cell>
          <table:table-cell table:formula="of:=([.C806]*[.C806]*[.C806]*[.C806]/500)-([.C806]*[.C806]/200)-3/250" office:value-type="float" office:value="9.44444269736739" calcext:value-type="float">
            <text:p>9,44444269736739</text:p>
          </table:table-cell>
          <table:table-cell table:formula="of:=SQRT((([.C806]-[.C805])*([.C806]-[.C805]))+(([.D806]-[.D805])*([.D806]-[.D805])))" office:value-type="float" office:value="0.037638343468813" calcext:value-type="float">
            <text:p>0,037638343468813</text:p>
          </table:table-cell>
          <table:table-cell table:formula="of:=-([.C806]*[.C806]*[.C806]/30)+([.C806]/20)+1/6" office:value-type="float" office:value="-18.9468004010664" calcext:value-type="float">
            <text:p>-18,9468004010664</text:p>
          </table:table-cell>
          <table:table-cell table:formula="of:=SQRT((([.C806]-[.C805])*([.C806]-[.C805]))+(([.F806]-[.F805])*([.F806]-[.F805])))" office:value-type="float" office:value="0.0561381471868989" calcext:value-type="float">
            <text:p>0,0561381471868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7</text:p>
          </table:table-cell>
          <table:table-cell table:formula="of:=[.C806]+([$'70.1'.$D$6]-[$'70.1'.$C$5])/1000" office:value-type="float" office:value="8.37599999999996" calcext:value-type="float">
            <text:p>8,37599999999996</text:p>
          </table:table-cell>
          <table:table-cell table:formula="of:=([.C807]*[.C807]*[.C807]*[.C807]/500)-([.C807]*[.C807]/200)-3/250" office:value-type="float" office:value="9.48132793441059" calcext:value-type="float">
            <text:p>9,48132793441059</text:p>
          </table:table-cell>
          <table:table-cell table:formula="of:=SQRT((([.C807]-[.C806])*([.C807]-[.C806]))+(([.D807]-[.D806])*([.D807]-[.D806])))" office:value-type="float" office:value="0.0377428233142767" calcext:value-type="float">
            <text:p>0,037742823314277</text:p>
          </table:table-cell>
          <table:table-cell table:formula="of:=-([.C807]*[.C807]*[.C807]/30)+([.C807]/20)+1/6" office:value-type="float" office:value="-19.0024727125331" calcext:value-type="float">
            <text:p>-19,0024727125331</text:p>
          </table:table-cell>
          <table:table-cell table:formula="of:=SQRT((([.C807]-[.C806])*([.C807]-[.C806]))+(([.F807]-[.F806])*([.F807]-[.F806])))" office:value-type="float" office:value="0.0562441664889878" calcext:value-type="float">
            <text:p>0,056244166488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8</text:p>
          </table:table-cell>
          <table:table-cell table:formula="of:=[.C807]+([$'70.1'.$D$6]-[$'70.1'.$C$5])/1000" office:value-type="float" office:value="8.38399999999996" calcext:value-type="float">
            <text:p>8,38399999999996</text:p>
          </table:table-cell>
          <table:table-cell table:formula="of:=([.C808]*[.C808]*[.C808]*[.C808]/500)-([.C808]*[.C808]/200)-3/250" office:value-type="float" office:value="9.5183202931997" calcext:value-type="float">
            <text:p>9,5183202931997</text:p>
          </table:table-cell>
          <table:table-cell table:formula="of:=SQRT((([.C808]-[.C807])*([.C808]-[.C807]))+(([.D808]-[.D807])*([.D808]-[.D807])))" office:value-type="float" office:value="0.0378475178681857" calcext:value-type="float">
            <text:p>0,037847517868186</text:p>
          </table:table-cell>
          <table:table-cell table:formula="of:=-([.C808]*[.C808]*[.C808]/30)+([.C808]/20)+1/6" office:value-type="float" office:value="-19.0582522367997" calcext:value-type="float">
            <text:p>-19,0582522367997</text:p>
          </table:table-cell>
          <table:table-cell table:formula="of:=SQRT((([.C808]-[.C807])*([.C808]-[.C807]))+(([.F808]-[.F807])*([.F808]-[.F807])))" office:value-type="float" office:value="0.0563502912806585" calcext:value-type="float">
            <text:p>0,056350291280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799</text:p>
          </table:table-cell>
          <table:table-cell table:formula="of:=[.C808]+([$'70.1'.$D$6]-[$'70.1'.$C$5])/1000" office:value-type="float" office:value="8.39199999999996" calcext:value-type="float">
            <text:p>8,39199999999996</text:p>
          </table:table-cell>
          <table:table-cell table:formula="of:=([.C809]*[.C809]*[.C809]*[.C809]/500)-([.C809]*[.C809]/200)-3/250" office:value-type="float" office:value="9.55541997968161" calcext:value-type="float">
            <text:p>9,55541997968161</text:p>
          </table:table-cell>
          <table:table-cell table:formula="of:=SQRT((([.C809]-[.C808])*([.C809]-[.C808]))+(([.D809]-[.D808])*([.D809]-[.D808])))" office:value-type="float" office:value="0.0379524272880712" calcext:value-type="float">
            <text:p>0,037952427288071</text:p>
          </table:table-cell>
          <table:table-cell table:formula="of:=-([.C809]*[.C809]*[.C809]/30)+([.C809]/20)+1/6" office:value-type="float" office:value="-19.1141390762664" calcext:value-type="float">
            <text:p>-19,1141390762664</text:p>
          </table:table-cell>
          <table:table-cell table:formula="of:=SQRT((([.C809]-[.C808])*([.C809]-[.C808]))+(([.F809]-[.F808])*([.F809]-[.F808])))" office:value-type="float" office:value="0.0564565215504081" calcext:value-type="float">
            <text:p>0,0564565215504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0</text:p>
          </table:table-cell>
          <table:table-cell table:formula="of:=[.C809]+([$'70.1'.$D$6]-[$'70.1'.$C$5])/1000" office:value-type="float" office:value="8.39999999999996" calcext:value-type="float">
            <text:p>8,39999999999996</text:p>
          </table:table-cell>
          <table:table-cell table:formula="of:=([.C810]*[.C810]*[.C810]*[.C810]/500)-([.C810]*[.C810]/200)-3/250" office:value-type="float" office:value="9.59262719999982" calcext:value-type="float">
            <text:p>9,59262719999982</text:p>
          </table:table-cell>
          <table:table-cell table:formula="of:=SQRT((([.C810]-[.C809])*([.C810]-[.C809]))+(([.D810]-[.D809])*([.D810]-[.D809])))" office:value-type="float" office:value="0.0380575517316529" calcext:value-type="float">
            <text:p>0,038057551731653</text:p>
          </table:table-cell>
          <table:table-cell table:formula="of:=-([.C810]*[.C810]*[.C810]/30)+([.C810]/20)+1/6" office:value-type="float" office:value="-19.1701333333331" calcext:value-type="float">
            <text:p>-19,1701333333331</text:p>
          </table:table-cell>
          <table:table-cell table:formula="of:=SQRT((([.C810]-[.C809])*([.C810]-[.C809]))+(([.F810]-[.F809])*([.F810]-[.F809])))" office:value-type="float" office:value="0.0565628572868039" calcext:value-type="float">
            <text:p>0,0565628572868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1</text:p>
          </table:table-cell>
          <table:table-cell table:formula="of:=[.C810]+([$'70.1'.$D$6]-[$'70.1'.$C$5])/1000" office:value-type="float" office:value="8.40799999999996" calcext:value-type="float">
            <text:p>8,40799999999996</text:p>
          </table:table-cell>
          <table:table-cell table:formula="of:=([.C811]*[.C811]*[.C811]*[.C811]/500)-([.C811]*[.C811]/200)-3/250" office:value-type="float" office:value="9.62994216049441" calcext:value-type="float">
            <text:p>9,62994216049441</text:p>
          </table:table-cell>
          <table:table-cell table:formula="of:=SQRT((([.C811]-[.C810])*([.C811]-[.C810]))+(([.D811]-[.D810])*([.D811]-[.D810])))" office:value-type="float" office:value="0.0381628913568202" calcext:value-type="float">
            <text:p>0,03816289135682</text:p>
          </table:table-cell>
          <table:table-cell table:formula="of:=-([.C811]*[.C811]*[.C811]/30)+([.C811]/20)+1/6" office:value-type="float" office:value="-19.2262351103997" calcext:value-type="float">
            <text:p>-19,2262351103997</text:p>
          </table:table-cell>
          <table:table-cell table:formula="of:=SQRT((([.C811]-[.C810])*([.C811]-[.C810]))+(([.F811]-[.F810])*([.F811]-[.F810])))" office:value-type="float" office:value="0.05666929847843" calcext:value-type="float">
            <text:p>0,056669298478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2</text:p>
          </table:table-cell>
          <table:table-cell table:formula="of:=[.C811]+([$'70.1'.$D$6]-[$'70.1'.$C$5])/1000" office:value-type="float" office:value="8.41599999999996" calcext:value-type="float">
            <text:p>8,41599999999996</text:p>
          </table:table-cell>
          <table:table-cell table:formula="of:=([.C812]*[.C812]*[.C812]*[.C812]/500)-([.C812]*[.C812]/200)-3/250" office:value-type="float" office:value="9.66736506770208" calcext:value-type="float">
            <text:p>9,66736506770208</text:p>
          </table:table-cell>
          <table:table-cell table:formula="of:=SQRT((([.C812]-[.C811])*([.C812]-[.C811]))+(([.D812]-[.D811])*([.D812]-[.D811])))" office:value-type="float" office:value="0.0382684463216666" calcext:value-type="float">
            <text:p>0,038268446321667</text:p>
          </table:table-cell>
          <table:table-cell table:formula="of:=-([.C812]*[.C812]*[.C812]/30)+([.C812]/20)+1/6" office:value-type="float" office:value="-19.2824445098664" calcext:value-type="float">
            <text:p>-19,2824445098664</text:p>
          </table:table-cell>
          <table:table-cell table:formula="of:=SQRT((([.C812]-[.C811])*([.C812]-[.C811]))+(([.F812]-[.F811])*([.F812]-[.F811])))" office:value-type="float" office:value="0.0567758451139436" calcext:value-type="float">
            <text:p>0,0567758451139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3</text:p>
          </table:table-cell>
          <table:table-cell table:formula="of:=[.C812]+([$'70.1'.$D$6]-[$'70.1'.$C$5])/1000" office:value-type="float" office:value="8.42399999999996" calcext:value-type="float">
            <text:p>8,42399999999996</text:p>
          </table:table-cell>
          <table:table-cell table:formula="of:=([.C813]*[.C813]*[.C813]*[.C813]/500)-([.C813]*[.C813]/200)-3/250" office:value-type="float" office:value="9.70489612835616" calcext:value-type="float">
            <text:p>9,70489612835616</text:p>
          </table:table-cell>
          <table:table-cell table:formula="of:=SQRT((([.C813]-[.C812])*([.C813]-[.C812]))+(([.D813]-[.D812])*([.D813]-[.D812])))" office:value-type="float" office:value="0.0383742167844502" calcext:value-type="float">
            <text:p>0,03837421678445</text:p>
          </table:table-cell>
          <table:table-cell table:formula="of:=-([.C813]*[.C813]*[.C813]/30)+([.C813]/20)+1/6" office:value-type="float" office:value="-19.338761634133" calcext:value-type="float">
            <text:p>-19,338761634133</text:p>
          </table:table-cell>
          <table:table-cell table:formula="of:=SQRT((([.C813]-[.C812])*([.C813]-[.C812]))+(([.F813]-[.F812])*([.F813]-[.F812])))" office:value-type="float" office:value="0.0568824971820499" calcext:value-type="float">
            <text:p>0,056882497182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4</text:p>
          </table:table-cell>
          <table:table-cell table:formula="of:=[.C813]+([$'70.1'.$D$6]-[$'70.1'.$C$5])/1000" office:value-type="float" office:value="8.43199999999996" calcext:value-type="float">
            <text:p>8,43199999999996</text:p>
          </table:table-cell>
          <table:table-cell table:formula="of:=([.C814]*[.C814]*[.C814]*[.C814]/500)-([.C814]*[.C814]/200)-3/250" office:value-type="float" office:value="9.74253554938655" calcext:value-type="float">
            <text:p>9,74253554938655</text:p>
          </table:table-cell>
          <table:table-cell table:formula="of:=SQRT((([.C814]-[.C813])*([.C814]-[.C813]))+(([.D814]-[.D813])*([.D814]-[.D813])))" office:value-type="float" office:value="0.038480202903616" calcext:value-type="float">
            <text:p>0,038480202903616</text:p>
          </table:table-cell>
          <table:table-cell table:formula="of:=-([.C814]*[.C814]*[.C814]/30)+([.C814]/20)+1/6" office:value-type="float" office:value="-19.3951865855997" calcext:value-type="float">
            <text:p>-19,3951865855997</text:p>
          </table:table-cell>
          <table:table-cell table:formula="of:=SQRT((([.C814]-[.C813])*([.C814]-[.C813]))+(([.F814]-[.F813])*([.F814]-[.F813])))" office:value-type="float" office:value="0.0569892546715231" calcext:value-type="float">
            <text:p>0,056989254671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5</text:p>
          </table:table-cell>
          <table:table-cell table:formula="of:=[.C814]+([$'70.1'.$D$6]-[$'70.1'.$C$5])/1000" office:value-type="float" office:value="8.43999999999996" calcext:value-type="float">
            <text:p>8,43999999999996</text:p>
          </table:table-cell>
          <table:table-cell table:formula="of:=([.C815]*[.C815]*[.C815]*[.C815]/500)-([.C815]*[.C815]/200)-3/250" office:value-type="float" office:value="9.7802835379198" calcext:value-type="float">
            <text:p>9,7802835379198</text:p>
          </table:table-cell>
          <table:table-cell table:formula="of:=SQRT((([.C815]-[.C814])*([.C815]-[.C814]))+(([.D815]-[.D814])*([.D815]-[.D814])))" office:value-type="float" office:value="0.0385864048377895" calcext:value-type="float">
            <text:p>0,03858640483779</text:p>
          </table:table-cell>
          <table:table-cell table:formula="of:=-([.C815]*[.C815]*[.C815]/30)+([.C815]/20)+1/6" office:value-type="float" office:value="-19.4517194666664" calcext:value-type="float">
            <text:p>-19,4517194666664</text:p>
          </table:table-cell>
          <table:table-cell table:formula="of:=SQRT((([.C815]-[.C814])*([.C815]-[.C814]))+(([.F815]-[.F814])*([.F815]-[.F814])))" office:value-type="float" office:value="0.0570961175711357" calcext:value-type="float">
            <text:p>0,0570961175711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6</text:p>
          </table:table-cell>
          <table:table-cell table:formula="of:=[.C815]+([$'70.1'.$D$6]-[$'70.1'.$C$5])/1000" office:value-type="float" office:value="8.44799999999996" calcext:value-type="float">
            <text:p>8,44799999999996</text:p>
          </table:table-cell>
          <table:table-cell table:formula="of:=([.C816]*[.C816]*[.C816]*[.C816]/500)-([.C816]*[.C816]/200)-3/250" office:value-type="float" office:value="9.81814030127902" calcext:value-type="float">
            <text:p>9,81814030127902</text:p>
          </table:table-cell>
          <table:table-cell table:formula="of:=SQRT((([.C816]-[.C815])*([.C816]-[.C815]))+(([.D816]-[.D815])*([.D816]-[.D815])))" office:value-type="float" office:value="0.0386928227457793" calcext:value-type="float">
            <text:p>0,038692822745779</text:p>
          </table:table-cell>
          <table:table-cell table:formula="of:=-([.C816]*[.C816]*[.C816]/30)+([.C816]/20)+1/6" office:value-type="float" office:value="-19.508360379733" calcext:value-type="float">
            <text:p>-19,508360379733</text:p>
          </table:table-cell>
          <table:table-cell table:formula="of:=SQRT((([.C816]-[.C815])*([.C816]-[.C815]))+(([.F816]-[.F815])*([.F816]-[.F815])))" office:value-type="float" office:value="0.0572030858697741" calcext:value-type="float">
            <text:p>0,0572030858697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7</text:p>
          </table:table-cell>
          <table:table-cell table:formula="of:=[.C816]+([$'70.1'.$D$6]-[$'70.1'.$C$5])/1000" office:value-type="float" office:value="8.45599999999996" calcext:value-type="float">
            <text:p>8,45599999999996</text:p>
          </table:table-cell>
          <table:table-cell table:formula="of:=([.C817]*[.C817]*[.C817]*[.C817]/500)-([.C817]*[.C817]/200)-3/250" office:value-type="float" office:value="9.85610604698398" calcext:value-type="float">
            <text:p>9,85610604698398</text:p>
          </table:table-cell>
          <table:table-cell table:formula="of:=SQRT((([.C817]-[.C816])*([.C817]-[.C816]))+(([.D817]-[.D816])*([.D817]-[.D816])))" office:value-type="float" office:value="0.0387994567865788" calcext:value-type="float">
            <text:p>0,038799456786579</text:p>
          </table:table-cell>
          <table:table-cell table:formula="of:=-([.C817]*[.C817]*[.C817]/30)+([.C817]/20)+1/6" office:value-type="float" office:value="-19.5651094271997" calcext:value-type="float">
            <text:p>-19,5651094271997</text:p>
          </table:table-cell>
          <table:table-cell table:formula="of:=SQRT((([.C817]-[.C816])*([.C817]-[.C816]))+(([.F817]-[.F816])*([.F817]-[.F816])))" office:value-type="float" office:value="0.0573101595563405" calcext:value-type="float">
            <text:p>0,0573101595563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8</text:p>
          </table:table-cell>
          <table:table-cell table:formula="of:=[.C817]+([$'70.1'.$D$6]-[$'70.1'.$C$5])/1000" office:value-type="float" office:value="8.46399999999995" calcext:value-type="float">
            <text:p>8,46399999999995</text:p>
          </table:table-cell>
          <table:table-cell table:formula="of:=([.C818]*[.C818]*[.C818]*[.C818]/500)-([.C818]*[.C818]/200)-3/250" office:value-type="float" office:value="9.89418098275101" calcext:value-type="float">
            <text:p>9,89418098275101</text:p>
          </table:table-cell>
          <table:table-cell table:formula="of:=SQRT((([.C818]-[.C817])*([.C818]-[.C817]))+(([.D818]-[.D817])*([.D818]-[.D817])))" office:value-type="float" office:value="0.0389063071193312" calcext:value-type="float">
            <text:p>0,038906307119331</text:p>
          </table:table-cell>
          <table:table-cell table:formula="of:=-([.C818]*[.C818]*[.C818]/30)+([.C818]/20)+1/6" office:value-type="float" office:value="-19.6219667114663" calcext:value-type="float">
            <text:p>-19,6219667114663</text:p>
          </table:table-cell>
          <table:table-cell table:formula="of:=SQRT((([.C818]-[.C817])*([.C818]-[.C817]))+(([.F818]-[.F817])*([.F818]-[.F817])))" office:value-type="float" office:value="0.0574173386197903" calcext:value-type="float">
            <text:p>0,05741733861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09</text:p>
          </table:table-cell>
          <table:table-cell table:formula="of:=[.C818]+([$'70.1'.$D$6]-[$'70.1'.$C$5])/1000" office:value-type="float" office:value="8.47199999999995" calcext:value-type="float">
            <text:p>8,47199999999995</text:p>
          </table:table-cell>
          <table:table-cell table:formula="of:=([.C819]*[.C819]*[.C819]*[.C819]/500)-([.C819]*[.C819]/200)-3/250" office:value-type="float" office:value="9.93236531649309" calcext:value-type="float">
            <text:p>9,93236531649309</text:p>
          </table:table-cell>
          <table:table-cell table:formula="of:=SQRT((([.C819]-[.C818])*([.C819]-[.C818]))+(([.D819]-[.D818])*([.D819]-[.D818])))" office:value-type="float" office:value="0.0390133739033975" calcext:value-type="float">
            <text:p>0,039013373903398</text:p>
          </table:table-cell>
          <table:table-cell table:formula="of:=-([.C819]*[.C819]*[.C819]/30)+([.C819]/20)+1/6" office:value-type="float" office:value="-19.678932334933" calcext:value-type="float">
            <text:p>-19,678932334933</text:p>
          </table:table-cell>
          <table:table-cell table:formula="of:=SQRT((([.C819]-[.C818])*([.C819]-[.C818]))+(([.F819]-[.F818])*([.F819]-[.F818])))" office:value-type="float" office:value="0.0575246230491398" calcext:value-type="float">
            <text:p>0,057524623049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0</text:p>
          </table:table-cell>
          <table:table-cell table:formula="of:=[.C819]+([$'70.1'.$D$6]-[$'70.1'.$C$5])/1000" office:value-type="float" office:value="8.47999999999995" calcext:value-type="float">
            <text:p>8,47999999999995</text:p>
          </table:table-cell>
          <table:table-cell table:formula="of:=([.C820]*[.C820]*[.C820]*[.C820]/500)-([.C820]*[.C820]/200)-3/250" office:value-type="float" office:value="9.97065925631977" calcext:value-type="float">
            <text:p>9,97065925631977</text:p>
          </table:table-cell>
          <table:table-cell table:formula="of:=SQRT((([.C820]-[.C819])*([.C820]-[.C819]))+(([.D820]-[.D819])*([.D820]-[.D819])))" office:value-type="float" office:value="0.0391206572982822" calcext:value-type="float">
            <text:p>0,039120657298282</text:p>
          </table:table-cell>
          <table:table-cell table:formula="of:=-([.C820]*[.C820]*[.C820]/30)+([.C820]/20)+1/6" office:value-type="float" office:value="-19.7360063999997" calcext:value-type="float">
            <text:p>-19,7360063999997</text:p>
          </table:table-cell>
          <table:table-cell table:formula="of:=SQRT((([.C820]-[.C819])*([.C820]-[.C819]))+(([.F820]-[.F819])*([.F820]-[.F819])))" office:value-type="float" office:value="0.0576320128334374" calcext:value-type="float">
            <text:p>0,0576320128334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1</text:p>
          </table:table-cell>
          <table:table-cell table:formula="of:=[.C820]+([$'70.1'.$D$6]-[$'70.1'.$C$5])/1000" office:value-type="float" office:value="8.48799999999995" calcext:value-type="float">
            <text:p>8,48799999999995</text:p>
          </table:table-cell>
          <table:table-cell table:formula="of:=([.C821]*[.C821]*[.C821]*[.C821]/500)-([.C821]*[.C821]/200)-3/250" office:value-type="float" office:value="10.0090630105372" calcext:value-type="float">
            <text:p>10,0090630105372</text:p>
          </table:table-cell>
          <table:table-cell table:formula="of:=SQRT((([.C821]-[.C820])*([.C821]-[.C820]))+(([.D821]-[.D820])*([.D821]-[.D820])))" office:value-type="float" office:value="0.0392281574636815" calcext:value-type="float">
            <text:p>0,039228157463682</text:p>
          </table:table-cell>
          <table:table-cell table:formula="of:=-([.C821]*[.C821]*[.C821]/30)+([.C821]/20)+1/6" office:value-type="float" office:value="-19.7931890090663" calcext:value-type="float">
            <text:p>-19,7931890090663</text:p>
          </table:table-cell>
          <table:table-cell table:formula="of:=SQRT((([.C821]-[.C820])*([.C821]-[.C820]))+(([.F821]-[.F820])*([.F821]-[.F820])))" office:value-type="float" office:value="0.0577395079617879" calcext:value-type="float">
            <text:p>0,0577395079617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2</text:p>
          </table:table-cell>
          <table:table-cell table:formula="of:=[.C821]+([$'70.1'.$D$6]-[$'70.1'.$C$5])/1000" office:value-type="float" office:value="8.49599999999995" calcext:value-type="float">
            <text:p>8,49599999999995</text:p>
          </table:table-cell>
          <table:table-cell table:formula="of:=([.C822]*[.C822]*[.C822]*[.C822]/500)-([.C822]*[.C822]/200)-3/250" office:value-type="float" office:value="10.0475767876483" calcext:value-type="float">
            <text:p>10,0475767876483</text:p>
          </table:table-cell>
          <table:table-cell table:formula="of:=SQRT((([.C822]-[.C821])*([.C822]-[.C821]))+(([.D822]-[.D821])*([.D822]-[.D821])))" office:value-type="float" office:value="0.0393358745594732" calcext:value-type="float">
            <text:p>0,039335874559473</text:p>
          </table:table-cell>
          <table:table-cell table:formula="of:=-([.C822]*[.C822]*[.C822]/30)+([.C822]/20)+1/6" office:value-type="float" office:value="-19.850480264533" calcext:value-type="float">
            <text:p>-19,850480264533</text:p>
          </table:table-cell>
          <table:table-cell table:formula="of:=SQRT((([.C822]-[.C821])*([.C822]-[.C821]))+(([.F822]-[.F821])*([.F822]-[.F821])))" office:value-type="float" office:value="0.0578471084233841" calcext:value-type="float">
            <text:p>0,0578471084233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3</text:p>
          </table:table-cell>
          <table:table-cell table:formula="of:=[.C822]+([$'70.1'.$D$6]-[$'70.1'.$C$5])/1000" office:value-type="float" office:value="8.50399999999995" calcext:value-type="float">
            <text:p>8,50399999999995</text:p>
          </table:table-cell>
          <table:table-cell table:formula="of:=([.C823]*[.C823]*[.C823]*[.C823]/500)-([.C823]*[.C823]/200)-3/250" office:value-type="float" office:value="10.0862007963523" calcext:value-type="float">
            <text:p>10,0862007963523</text:p>
          </table:table-cell>
          <table:table-cell table:formula="of:=SQRT((([.C823]-[.C822])*([.C823]-[.C822]))+(([.D823]-[.D822])*([.D823]-[.D822])))" office:value-type="float" office:value="0.0394438087456873" calcext:value-type="float">
            <text:p>0,039443808745687</text:p>
          </table:table-cell>
          <table:table-cell table:formula="of:=-([.C823]*[.C823]*[.C823]/30)+([.C823]/20)+1/6" office:value-type="float" office:value="-19.9078802687996" calcext:value-type="float">
            <text:p>-19,9078802687996</text:p>
          </table:table-cell>
          <table:table-cell table:formula="of:=SQRT((([.C823]-[.C822])*([.C823]-[.C822]))+(([.F823]-[.F822])*([.F823]-[.F822])))" office:value-type="float" office:value="0.0579548142073866" calcext:value-type="float">
            <text:p>0,057954814207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4</text:p>
          </table:table-cell>
          <table:table-cell table:formula="of:=[.C823]+([$'70.1'.$D$6]-[$'70.1'.$C$5])/1000" office:value-type="float" office:value="8.51199999999995" calcext:value-type="float">
            <text:p>8,51199999999995</text:p>
          </table:table-cell>
          <table:table-cell table:formula="of:=([.C824]*[.C824]*[.C824]*[.C824]/500)-([.C824]*[.C824]/200)-3/250" office:value-type="float" office:value="10.1249352455452" calcext:value-type="float">
            <text:p>10,1249352455452</text:p>
          </table:table-cell>
          <table:table-cell table:formula="of:=SQRT((([.C824]-[.C823])*([.C824]-[.C823]))+(([.D824]-[.D823])*([.D824]-[.D823])))" office:value-type="float" office:value="0.0395519601825426" calcext:value-type="float">
            <text:p>0,039551960182543</text:p>
          </table:table-cell>
          <table:table-cell table:formula="of:=-([.C824]*[.C824]*[.C824]/30)+([.C824]/20)+1/6" office:value-type="float" office:value="-19.9653891242663" calcext:value-type="float">
            <text:p>-19,9653891242663</text:p>
          </table:table-cell>
          <table:table-cell table:formula="of:=SQRT((([.C824]-[.C823])*([.C824]-[.C823]))+(([.F824]-[.F823])*([.F824]-[.F823])))" office:value-type="float" office:value="0.0580626253030755" calcext:value-type="float">
            <text:p>0,0580626253030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5</text:p>
          </table:table-cell>
          <table:table-cell table:formula="of:=[.C824]+([$'70.1'.$D$6]-[$'70.1'.$C$5])/1000" office:value-type="float" office:value="8.51999999999995" calcext:value-type="float">
            <text:p>8,51999999999995</text:p>
          </table:table-cell>
          <table:table-cell table:formula="of:=([.C825]*[.C825]*[.C825]*[.C825]/500)-([.C825]*[.C825]/200)-3/250" office:value-type="float" office:value="10.1637803443197" calcext:value-type="float">
            <text:p>10,1637803443197</text:p>
          </table:table-cell>
          <table:table-cell table:formula="of:=SQRT((([.C825]-[.C824])*([.C825]-[.C824]))+(([.D825]-[.D824])*([.D825]-[.D824])))" office:value-type="float" office:value="0.0396603290304359" calcext:value-type="float">
            <text:p>0,039660329030436</text:p>
          </table:table-cell>
          <table:table-cell table:formula="of:=-([.C825]*[.C825]*[.C825]/30)+([.C825]/20)+1/6" office:value-type="float" office:value="-20.023006933333" calcext:value-type="float">
            <text:p>-20,023006933333</text:p>
          </table:table-cell>
          <table:table-cell table:formula="of:=SQRT((([.C825]-[.C824])*([.C825]-[.C824]))+(([.F825]-[.F824])*([.F825]-[.F824])))" office:value-type="float" office:value="0.0581705416997436" calcext:value-type="float">
            <text:p>0,0581705416997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6</text:p>
          </table:table-cell>
          <table:table-cell table:formula="of:=[.C825]+([$'70.1'.$D$6]-[$'70.1'.$C$5])/1000" office:value-type="float" office:value="8.52799999999995" calcext:value-type="float">
            <text:p>8,52799999999995</text:p>
          </table:table-cell>
          <table:table-cell table:formula="of:=([.C826]*[.C826]*[.C826]*[.C826]/500)-([.C826]*[.C826]/200)-3/250" office:value-type="float" office:value="10.2027363019651" calcext:value-type="float">
            <text:p>10,2027363019651</text:p>
          </table:table-cell>
          <table:table-cell table:formula="of:=SQRT((([.C826]-[.C825])*([.C826]-[.C825]))+(([.D826]-[.D825])*([.D826]-[.D825])))" office:value-type="float" office:value="0.0397689154499186" calcext:value-type="float">
            <text:p>0,039768915449919</text:p>
          </table:table-cell>
          <table:table-cell table:formula="of:=-([.C826]*[.C826]*[.C826]/30)+([.C826]/20)+1/6" office:value-type="float" office:value="-20.0807337983996" calcext:value-type="float">
            <text:p>-20,0807337983996</text:p>
          </table:table-cell>
          <table:table-cell table:formula="of:=SQRT((([.C826]-[.C825])*([.C826]-[.C825]))+(([.F826]-[.F825])*([.F826]-[.F825])))" office:value-type="float" office:value="0.0582785633867568" calcext:value-type="float">
            <text:p>0,0582785633867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7</text:p>
          </table:table-cell>
          <table:table-cell table:formula="of:=[.C826]+([$'70.1'.$D$6]-[$'70.1'.$C$5])/1000" office:value-type="float" office:value="8.53599999999995" calcext:value-type="float">
            <text:p>8,53599999999995</text:p>
          </table:table-cell>
          <table:table-cell table:formula="of:=([.C827]*[.C827]*[.C827]*[.C827]/500)-([.C827]*[.C827]/200)-3/250" office:value-type="float" office:value="10.241803327967" calcext:value-type="float">
            <text:p>10,241803327967</text:p>
          </table:table-cell>
          <table:table-cell table:formula="of:=SQRT((([.C827]-[.C826])*([.C827]-[.C826]))+(([.D827]-[.D826])*([.D827]-[.D826])))" office:value-type="float" office:value="0.0398777196017324" calcext:value-type="float">
            <text:p>0,039877719601733</text:p>
          </table:table-cell>
          <table:table-cell table:formula="of:=-([.C827]*[.C827]*[.C827]/30)+([.C827]/20)+1/6" office:value-type="float" office:value="-20.1385698218663" calcext:value-type="float">
            <text:p>-20,1385698218663</text:p>
          </table:table-cell>
          <table:table-cell table:formula="of:=SQRT((([.C827]-[.C826])*([.C827]-[.C826]))+(([.F827]-[.F826])*([.F827]-[.F826])))" office:value-type="float" office:value="0.0583866903535079" calcext:value-type="float">
            <text:p>0,0583866903535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8</text:p>
          </table:table-cell>
          <table:table-cell table:formula="of:=[.C827]+([$'70.1'.$D$6]-[$'70.1'.$C$5])/1000" office:value-type="float" office:value="8.54399999999995" calcext:value-type="float">
            <text:p>8,54399999999995</text:p>
          </table:table-cell>
          <table:table-cell table:formula="of:=([.C828]*[.C828]*[.C828]*[.C828]/500)-([.C828]*[.C828]/200)-3/250" office:value-type="float" office:value="10.2809816320079" calcext:value-type="float">
            <text:p>10,2809816320079</text:p>
          </table:table-cell>
          <table:table-cell table:formula="of:=SQRT((([.C828]-[.C827])*([.C828]-[.C827]))+(([.D828]-[.D827])*([.D828]-[.D827])))" office:value-type="float" office:value="0.0399867416467702" calcext:value-type="float">
            <text:p>0,03998674164677</text:p>
          </table:table-cell>
          <table:table-cell table:formula="of:=-([.C828]*[.C828]*[.C828]/30)+([.C828]/20)+1/6" office:value-type="float" office:value="-20.1965151061329" calcext:value-type="float">
            <text:p>-20,1965151061329</text:p>
          </table:table-cell>
          <table:table-cell table:formula="of:=SQRT((([.C828]-[.C827])*([.C828]-[.C827]))+(([.F828]-[.F827])*([.F828]-[.F827])))" office:value-type="float" office:value="0.0584949225894336" calcext:value-type="float">
            <text:p>0,0584949225894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19</text:p>
          </table:table-cell>
          <table:table-cell table:formula="of:=[.C828]+([$'70.1'.$D$6]-[$'70.1'.$C$5])/1000" office:value-type="float" office:value="8.55199999999994" calcext:value-type="float">
            <text:p>8,55199999999994</text:p>
          </table:table-cell>
          <table:table-cell table:formula="of:=([.C829]*[.C829]*[.C829]*[.C829]/500)-([.C829]*[.C829]/200)-3/250" office:value-type="float" office:value="10.320271423967" calcext:value-type="float">
            <text:p>10,320271423967</text:p>
          </table:table-cell>
          <table:table-cell table:formula="of:=SQRT((([.C829]-[.C828])*([.C829]-[.C828]))+(([.D829]-[.D828])*([.D829]-[.D828])))" office:value-type="float" office:value="0.0400959817461085" calcext:value-type="float">
            <text:p>0,040095981746109</text:p>
          </table:table-cell>
          <table:table-cell table:formula="of:=-([.C829]*[.C829]*[.C829]/30)+([.C829]/20)+1/6" office:value-type="float" office:value="-20.2545697535996" calcext:value-type="float">
            <text:p>-20,2545697535996</text:p>
          </table:table-cell>
          <table:table-cell table:formula="of:=SQRT((([.C829]-[.C828])*([.C829]-[.C828]))+(([.F829]-[.F828])*([.F829]-[.F828])))" office:value-type="float" office:value="0.0586032600840428" calcext:value-type="float">
            <text:p>0,0586032600840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0</text:p>
          </table:table-cell>
          <table:table-cell table:formula="of:=[.C829]+([$'70.1'.$D$6]-[$'70.1'.$C$5])/1000" office:value-type="float" office:value="8.55999999999994" calcext:value-type="float">
            <text:p>8,55999999999994</text:p>
          </table:table-cell>
          <table:table-cell table:formula="of:=([.C830]*[.C830]*[.C830]*[.C830]/500)-([.C830]*[.C830]/200)-3/250" office:value-type="float" office:value="10.3596729139197" calcext:value-type="float">
            <text:p>10,3596729139197</text:p>
          </table:table-cell>
          <table:table-cell table:formula="of:=SQRT((([.C830]-[.C829])*([.C830]-[.C829]))+(([.D830]-[.D829])*([.D830]-[.D829])))" office:value-type="float" office:value="0.0402054400609873" calcext:value-type="float">
            <text:p>0,040205440060987</text:p>
          </table:table-cell>
          <table:table-cell table:formula="of:=-([.C830]*[.C830]*[.C830]/30)+([.C830]/20)+1/6" office:value-type="float" office:value="-20.3127338666663" calcext:value-type="float">
            <text:p>-20,3127338666663</text:p>
          </table:table-cell>
          <table:table-cell table:formula="of:=SQRT((([.C830]-[.C829])*([.C830]-[.C829]))+(([.F830]-[.F829])*([.F830]-[.F829])))" office:value-type="float" office:value="0.058711702826874" calcext:value-type="float">
            <text:p>0,058711702826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1</text:p>
          </table:table-cell>
          <table:table-cell table:formula="of:=[.C830]+([$'70.1'.$D$6]-[$'70.1'.$C$5])/1000" office:value-type="float" office:value="8.56799999999994" calcext:value-type="float">
            <text:p>8,56799999999994</text:p>
          </table:table-cell>
          <table:table-cell table:formula="of:=([.C831]*[.C831]*[.C831]*[.C831]/500)-([.C831]*[.C831]/200)-3/250" office:value-type="float" office:value="10.3991863121385" calcext:value-type="float">
            <text:p>10,3991863121385</text:p>
          </table:table-cell>
          <table:table-cell table:formula="of:=SQRT((([.C831]-[.C830])*([.C831]-[.C830]))+(([.D831]-[.D830])*([.D831]-[.D830])))" office:value-type="float" office:value="0.0403151167528163" calcext:value-type="float">
            <text:p>0,040315116752816</text:p>
          </table:table-cell>
          <table:table-cell table:formula="of:=-([.C831]*[.C831]*[.C831]/30)+([.C831]/20)+1/6" office:value-type="float" office:value="-20.3710075477329" calcext:value-type="float">
            <text:p>-20,3710075477329</text:p>
          </table:table-cell>
          <table:table-cell table:formula="of:=SQRT((([.C831]-[.C830])*([.C831]-[.C830]))+(([.F831]-[.F830])*([.F831]-[.F830])))" office:value-type="float" office:value="0.0588202508075089" calcext:value-type="float">
            <text:p>0,0588202508075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2</text:p>
          </table:table-cell>
          <table:table-cell table:formula="of:=[.C831]+([$'70.1'.$D$6]-[$'70.1'.$C$5])/1000" office:value-type="float" office:value="8.57599999999994" calcext:value-type="float">
            <text:p>8,57599999999994</text:p>
          </table:table-cell>
          <table:table-cell table:formula="of:=([.C832]*[.C832]*[.C832]*[.C832]/500)-([.C832]*[.C832]/200)-3/250" office:value-type="float" office:value="10.4388118290921" calcext:value-type="float">
            <text:p>10,4388118290921</text:p>
          </table:table-cell>
          <table:table-cell table:formula="of:=SQRT((([.C832]-[.C831])*([.C832]-[.C831]))+(([.D832]-[.D831])*([.D832]-[.D831])))" office:value-type="float" office:value="0.0404250119831711" calcext:value-type="float">
            <text:p>0,040425011983171</text:p>
          </table:table-cell>
          <table:table-cell table:formula="of:=-([.C832]*[.C832]*[.C832]/30)+([.C832]/20)+1/6" office:value-type="float" office:value="-20.4293908991996" calcext:value-type="float">
            <text:p>-20,4293908991996</text:p>
          </table:table-cell>
          <table:table-cell table:formula="of:=SQRT((([.C832]-[.C831])*([.C832]-[.C831]))+(([.F832]-[.F831])*([.F832]-[.F831])))" office:value-type="float" office:value="0.0589289040156007" calcext:value-type="float">
            <text:p>0,058928904015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3</text:p>
          </table:table-cell>
          <table:table-cell table:formula="of:=[.C832]+([$'70.1'.$D$6]-[$'70.1'.$C$5])/1000" office:value-type="float" office:value="8.58399999999994" calcext:value-type="float">
            <text:p>8,58399999999994</text:p>
          </table:table-cell>
          <table:table-cell table:formula="of:=([.C833]*[.C833]*[.C833]*[.C833]/500)-([.C833]*[.C833]/200)-3/250" office:value-type="float" office:value="10.478549675446" calcext:value-type="float">
            <text:p>10,478549675446</text:p>
          </table:table-cell>
          <table:table-cell table:formula="of:=SQRT((([.C833]-[.C832])*([.C833]-[.C832]))+(([.D833]-[.D832])*([.D833]-[.D832])))" office:value-type="float" office:value="0.0405351259137988" calcext:value-type="float">
            <text:p>0,040535125913799</text:p>
          </table:table-cell>
          <table:table-cell table:formula="of:=-([.C833]*[.C833]*[.C833]/30)+([.C833]/20)+1/6" office:value-type="float" office:value="-20.4878840234662" calcext:value-type="float">
            <text:p>-20,4878840234662</text:p>
          </table:table-cell>
          <table:table-cell table:formula="of:=SQRT((([.C833]-[.C832])*([.C833]-[.C832]))+(([.F833]-[.F832])*([.F833]-[.F832])))" office:value-type="float" office:value="0.0590376624408068" calcext:value-type="float">
            <text:p>0,059037662440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4</text:p>
          </table:table-cell>
          <table:table-cell table:formula="of:=[.C833]+([$'70.1'.$D$6]-[$'70.1'.$C$5])/1000" office:value-type="float" office:value="8.59199999999994" calcext:value-type="float">
            <text:p>8,59199999999994</text:p>
          </table:table-cell>
          <table:table-cell table:formula="of:=([.C834]*[.C834]*[.C834]*[.C834]/500)-([.C834]*[.C834]/200)-3/250" office:value-type="float" office:value="10.5184000620623" calcext:value-type="float">
            <text:p>10,5184000620623</text:p>
          </table:table-cell>
          <table:table-cell table:formula="of:=SQRT((([.C834]-[.C833])*([.C834]-[.C833]))+(([.D834]-[.D833])*([.D834]-[.D833])))" office:value-type="float" office:value="0.0406454587065966" calcext:value-type="float">
            <text:p>0,040645458706597</text:p>
          </table:table-cell>
          <table:table-cell table:formula="of:=-([.C834]*[.C834]*[.C834]/30)+([.C834]/20)+1/6" office:value-type="float" office:value="-20.5464870229329" calcext:value-type="float">
            <text:p>-20,5464870229329</text:p>
          </table:table-cell>
          <table:table-cell table:formula="of:=SQRT((([.C834]-[.C833])*([.C834]-[.C833]))+(([.F834]-[.F833])*([.F834]-[.F833])))" office:value-type="float" office:value="0.0591465260728765" calcext:value-type="float">
            <text:p>0,0591465260728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5</text:p>
          </table:table-cell>
          <table:table-cell table:formula="of:=[.C834]+([$'70.1'.$D$6]-[$'70.1'.$C$5])/1000" office:value-type="float" office:value="8.59999999999994" calcext:value-type="float">
            <text:p>8,59999999999994</text:p>
          </table:table-cell>
          <table:table-cell table:formula="of:=([.C835]*[.C835]*[.C835]*[.C835]/500)-([.C835]*[.C835]/200)-3/250" office:value-type="float" office:value="10.5583631999997" calcext:value-type="float">
            <text:p>10,5583631999997</text:p>
          </table:table-cell>
          <table:table-cell table:formula="of:=SQRT((([.C835]-[.C834])*([.C835]-[.C834]))+(([.D835]-[.D834])*([.D835]-[.D834])))" office:value-type="float" office:value="0.0407560105236493" calcext:value-type="float">
            <text:p>0,040756010523649</text:p>
          </table:table-cell>
          <table:table-cell table:formula="of:=-([.C835]*[.C835]*[.C835]/30)+([.C835]/20)+1/6" office:value-type="float" office:value="-20.6051999999995" calcext:value-type="float">
            <text:p>-20,6051999999995</text:p>
          </table:table-cell>
          <table:table-cell table:formula="of:=SQRT((([.C835]-[.C834])*([.C835]-[.C834]))+(([.F835]-[.F834])*([.F835]-[.F834])))" office:value-type="float" office:value="0.0592554949015698" calcext:value-type="float">
            <text:p>0,059255494901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6</text:p>
          </table:table-cell>
          <table:table-cell table:formula="of:=[.C835]+([$'70.1'.$D$6]-[$'70.1'.$C$5])/1000" office:value-type="float" office:value="8.60799999999994" calcext:value-type="float">
            <text:p>8,60799999999994</text:p>
          </table:table-cell>
          <table:table-cell table:formula="of:=([.C836]*[.C836]*[.C836]*[.C836]/500)-([.C836]*[.C836]/200)-3/250" office:value-type="float" office:value="10.5984393005135" calcext:value-type="float">
            <text:p>10,5984393005135</text:p>
          </table:table-cell>
          <table:table-cell table:formula="of:=SQRT((([.C836]-[.C835])*([.C836]-[.C835]))+(([.D836]-[.D835])*([.D836]-[.D835])))" office:value-type="float" office:value="0.0408667815271922" calcext:value-type="float">
            <text:p>0,040866781527192</text:p>
          </table:table-cell>
          <table:table-cell table:formula="of:=-([.C836]*[.C836]*[.C836]/30)+([.C836]/20)+1/6" office:value-type="float" office:value="-20.6640230570662" calcext:value-type="float">
            <text:p>-20,6640230570662</text:p>
          </table:table-cell>
          <table:table-cell table:formula="of:=SQRT((([.C836]-[.C835])*([.C836]-[.C835]))+(([.F836]-[.F835])*([.F836]-[.F835])))" office:value-type="float" office:value="0.059364568916717" calcext:value-type="float">
            <text:p>0,0593645689167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7</text:p>
          </table:table-cell>
          <table:table-cell table:formula="of:=[.C836]+([$'70.1'.$D$6]-[$'70.1'.$C$5])/1000" office:value-type="float" office:value="8.61599999999994" calcext:value-type="float">
            <text:p>8,61599999999994</text:p>
          </table:table-cell>
          <table:table-cell table:formula="of:=([.C837]*[.C837]*[.C837]*[.C837]/500)-([.C837]*[.C837]/200)-3/250" office:value-type="float" office:value="10.6386285750556" calcext:value-type="float">
            <text:p>10,6386285750556</text:p>
          </table:table-cell>
          <table:table-cell table:formula="of:=SQRT((([.C837]-[.C836])*([.C837]-[.C836]))+(([.D837]-[.D836])*([.D837]-[.D836])))" office:value-type="float" office:value="0.0409777718796186" calcext:value-type="float">
            <text:p>0,040977771879619</text:p>
          </table:table-cell>
          <table:table-cell table:formula="of:=-([.C837]*[.C837]*[.C837]/30)+([.C837]/20)+1/6" office:value-type="float" office:value="-20.7229562965329" calcext:value-type="float">
            <text:p>-20,7229562965329</text:p>
          </table:table-cell>
          <table:table-cell table:formula="of:=SQRT((([.C837]-[.C836])*([.C837]-[.C836]))+(([.F837]-[.F836])*([.F837]-[.F836])))" office:value-type="float" office:value="0.0594737481081695" calcext:value-type="float">
            <text:p>0,059473748108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8</text:p>
          </table:table-cell>
          <table:table-cell table:formula="of:=[.C837]+([$'70.1'.$D$6]-[$'70.1'.$C$5])/1000" office:value-type="float" office:value="8.62399999999994" calcext:value-type="float">
            <text:p>8,62399999999994</text:p>
          </table:table-cell>
          <table:table-cell table:formula="of:=([.C838]*[.C838]*[.C838]*[.C838]/500)-([.C838]*[.C838]/200)-3/250" office:value-type="float" office:value="10.6789312352744" calcext:value-type="float">
            <text:p>10,6789312352744</text:p>
          </table:table-cell>
          <table:table-cell table:formula="of:=SQRT((([.C838]-[.C837])*([.C838]-[.C837]))+(([.D838]-[.D837])*([.D838]-[.D837])))" office:value-type="float" office:value="0.0410889817435055" calcext:value-type="float">
            <text:p>0,041088981743506</text:p>
          </table:table-cell>
          <table:table-cell table:formula="of:=-([.C838]*[.C838]*[.C838]/30)+([.C838]/20)+1/6" office:value-type="float" office:value="-20.7819998207995" calcext:value-type="float">
            <text:p>-20,7819998207995</text:p>
          </table:table-cell>
          <table:table-cell table:formula="of:=SQRT((([.C838]-[.C837])*([.C838]-[.C837]))+(([.F838]-[.F837])*([.F838]-[.F837])))" office:value-type="float" office:value="0.0595830324658623" calcext:value-type="float">
            <text:p>0,0595830324658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29</text:p>
          </table:table-cell>
          <table:table-cell table:formula="of:=[.C838]+([$'70.1'.$D$6]-[$'70.1'.$C$5])/1000" office:value-type="float" office:value="8.63199999999994" calcext:value-type="float">
            <text:p>8,63199999999994</text:p>
          </table:table-cell>
          <table:table-cell table:formula="of:=([.C839]*[.C839]*[.C839]*[.C839]/500)-([.C839]*[.C839]/200)-3/250" office:value-type="float" office:value="10.7193474930152" calcext:value-type="float">
            <text:p>10,7193474930152</text:p>
          </table:table-cell>
          <table:table-cell table:formula="of:=SQRT((([.C839]-[.C838])*([.C839]-[.C838]))+(([.D839]-[.D838])*([.D839]-[.D838])))" office:value-type="float" office:value="0.041200411281571" calcext:value-type="float">
            <text:p>0,041200411281571</text:p>
          </table:table-cell>
          <table:table-cell table:formula="of:=-([.C839]*[.C839]*[.C839]/30)+([.C839]/20)+1/6" office:value-type="float" office:value="-20.8411537322662" calcext:value-type="float">
            <text:p>-20,8411537322662</text:p>
          </table:table-cell>
          <table:table-cell table:formula="of:=SQRT((([.C839]-[.C838])*([.C839]-[.C838]))+(([.F839]-[.F838])*([.F839]-[.F838])))" office:value-type="float" office:value="0.0596924219797263" calcext:value-type="float">
            <text:p>0,0596924219797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0</text:p>
          </table:table-cell>
          <table:table-cell table:formula="of:=[.C839]+([$'70.1'.$D$6]-[$'70.1'.$C$5])/1000" office:value-type="float" office:value="8.63999999999994" calcext:value-type="float">
            <text:p>8,63999999999994</text:p>
          </table:table-cell>
          <table:table-cell table:formula="of:=([.C840]*[.C840]*[.C840]*[.C840]/500)-([.C840]*[.C840]/200)-3/250" office:value-type="float" office:value="10.7598775603197" calcext:value-type="float">
            <text:p>10,7598775603197</text:p>
          </table:table-cell>
          <table:table-cell table:formula="of:=SQRT((([.C840]-[.C839])*([.C840]-[.C839]))+(([.D840]-[.D839])*([.D840]-[.D839])))" office:value-type="float" office:value="0.0413120606566945" calcext:value-type="float">
            <text:p>0,041312060656695</text:p>
          </table:table-cell>
          <table:table-cell table:formula="of:=-([.C840]*[.C840]*[.C840]/30)+([.C840]/20)+1/6" office:value-type="float" office:value="-20.9004181333329" calcext:value-type="float">
            <text:p>-20,9004181333329</text:p>
          </table:table-cell>
          <table:table-cell table:formula="of:=SQRT((([.C840]-[.C839])*([.C840]-[.C839]))+(([.F840]-[.F839])*([.F840]-[.F839])))" office:value-type="float" office:value="0.059801916639769" calcext:value-type="float">
            <text:p>0,0598019166397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1</text:p>
          </table:table-cell>
          <table:table-cell table:formula="of:=[.C840]+([$'70.1'.$D$6]-[$'70.1'.$C$5])/1000" office:value-type="float" office:value="8.64799999999993" calcext:value-type="float">
            <text:p>8,64799999999993</text:p>
          </table:table-cell>
          <table:table-cell table:formula="of:=([.C841]*[.C841]*[.C841]*[.C841]/500)-([.C841]*[.C841]/200)-3/250" office:value-type="float" office:value="10.8005216494261" calcext:value-type="float">
            <text:p>10,8005216494261</text:p>
          </table:table-cell>
          <table:table-cell table:formula="of:=SQRT((([.C841]-[.C840])*([.C841]-[.C840]))+(([.D841]-[.D840])*([.D841]-[.D840])))" office:value-type="float" office:value="0.0414239300319382" calcext:value-type="float">
            <text:p>0,041423930031938</text:p>
          </table:table-cell>
          <table:table-cell table:formula="of:=-([.C841]*[.C841]*[.C841]/30)+([.C841]/20)+1/6" office:value-type="float" office:value="-20.9597931263995" calcext:value-type="float">
            <text:p>-20,9597931263995</text:p>
          </table:table-cell>
          <table:table-cell table:formula="of:=SQRT((([.C841]-[.C840])*([.C841]-[.C840]))+(([.F841]-[.F840])*([.F841]-[.F840])))" office:value-type="float" office:value="0.0599115164360349" calcext:value-type="float">
            <text:p>0,0599115164360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2</text:p>
          </table:table-cell>
          <table:table-cell table:formula="of:=[.C841]+([$'70.1'.$D$6]-[$'70.1'.$C$5])/1000" office:value-type="float" office:value="8.65599999999993" calcext:value-type="float">
            <text:p>8,65599999999993</text:p>
          </table:table-cell>
          <table:table-cell table:formula="of:=([.C842]*[.C842]*[.C842]*[.C842]/500)-([.C842]*[.C842]/200)-3/250" office:value-type="float" office:value="10.8412799727694" calcext:value-type="float">
            <text:p>10,8412799727694</text:p>
          </table:table-cell>
          <table:table-cell table:formula="of:=SQRT((([.C842]-[.C841])*([.C842]-[.C841]))+(([.D842]-[.D841])*([.D842]-[.D841])))" office:value-type="float" office:value="0.041536019570507" calcext:value-type="float">
            <text:p>0,041536019570507</text:p>
          </table:table-cell>
          <table:table-cell table:formula="of:=-([.C842]*[.C842]*[.C842]/30)+([.C842]/20)+1/6" office:value-type="float" office:value="-21.0192788138662" calcext:value-type="float">
            <text:p>-21,0192788138662</text:p>
          </table:table-cell>
          <table:table-cell table:formula="of:=SQRT((([.C842]-[.C841])*([.C842]-[.C841]))+(([.F842]-[.F841])*([.F842]-[.F841])))" office:value-type="float" office:value="0.0600212213586239" calcext:value-type="float">
            <text:p>0,0600212213586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3</text:p>
          </table:table-cell>
          <table:table-cell table:formula="of:=[.C842]+([$'70.1'.$D$6]-[$'70.1'.$C$5])/1000" office:value-type="float" office:value="8.66399999999993" calcext:value-type="float">
            <text:p>8,66399999999993</text:p>
          </table:table-cell>
          <table:table-cell table:formula="of:=([.C843]*[.C843]*[.C843]*[.C843]/500)-([.C843]*[.C843]/200)-3/250" office:value-type="float" office:value="10.8821527429813" calcext:value-type="float">
            <text:p>10,8821527429813</text:p>
          </table:table-cell>
          <table:table-cell table:formula="of:=SQRT((([.C843]-[.C842])*([.C843]-[.C842]))+(([.D843]-[.D842])*([.D843]-[.D842])))" office:value-type="float" office:value="0.0416483294357592" calcext:value-type="float">
            <text:p>0,041648329435759</text:p>
          </table:table-cell>
          <table:table-cell table:formula="of:=-([.C843]*[.C843]*[.C843]/30)+([.C843]/20)+1/6" office:value-type="float" office:value="-21.0788752981328" calcext:value-type="float">
            <text:p>-21,0788752981328</text:p>
          </table:table-cell>
          <table:table-cell table:formula="of:=SQRT((([.C843]-[.C842])*([.C843]-[.C842]))+(([.F843]-[.F842])*([.F843]-[.F842])))" office:value-type="float" office:value="0.0601310313976621" calcext:value-type="float">
            <text:p>0,0601310313976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4</text:p>
          </table:table-cell>
          <table:table-cell table:formula="of:=[.C843]+([$'70.1'.$D$6]-[$'70.1'.$C$5])/1000" office:value-type="float" office:value="8.67199999999993" calcext:value-type="float">
            <text:p>8,67199999999993</text:p>
          </table:table-cell>
          <table:table-cell table:formula="of:=([.C844]*[.C844]*[.C844]*[.C844]/500)-([.C844]*[.C844]/200)-3/250" office:value-type="float" office:value="10.9231401728898" calcext:value-type="float">
            <text:p>10,9231401728898</text:p>
          </table:table-cell>
          <table:table-cell table:formula="of:=SQRT((([.C844]-[.C843])*([.C844]-[.C843]))+(([.D844]-[.D843])*([.D844]-[.D843])))" office:value-type="float" office:value="0.0417608597912236" calcext:value-type="float">
            <text:p>0,041760859791224</text:p>
          </table:table-cell>
          <table:table-cell table:formula="of:=-([.C844]*[.C844]*[.C844]/30)+([.C844]/20)+1/6" office:value-type="float" office:value="-21.1385826815995" calcext:value-type="float">
            <text:p>-21,1385826815995</text:p>
          </table:table-cell>
          <table:table-cell table:formula="of:=SQRT((([.C844]-[.C843])*([.C844]-[.C843]))+(([.F844]-[.F843])*([.F844]-[.F843])))" office:value-type="float" office:value="0.0602409465433193" calcext:value-type="float">
            <text:p>0,0602409465433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5</text:p>
          </table:table-cell>
          <table:table-cell table:formula="of:=[.C844]+([$'70.1'.$D$6]-[$'70.1'.$C$5])/1000" office:value-type="float" office:value="8.67999999999993" calcext:value-type="float">
            <text:p>8,67999999999993</text:p>
          </table:table-cell>
          <table:table-cell table:formula="of:=([.C845]*[.C845]*[.C845]*[.C845]/500)-([.C845]*[.C845]/200)-3/250" office:value-type="float" office:value="10.9642424755196" calcext:value-type="float">
            <text:p>10,9642424755196</text:p>
          </table:table-cell>
          <table:table-cell table:formula="of:=SQRT((([.C845]-[.C844])*([.C845]-[.C844]))+(([.D845]-[.D844])*([.D845]-[.D844])))" office:value-type="float" office:value="0.0418736108005763" calcext:value-type="float">
            <text:p>0,041873610800576</text:p>
          </table:table-cell>
          <table:table-cell table:formula="of:=-([.C845]*[.C845]*[.C845]/30)+([.C845]/20)+1/6" office:value-type="float" office:value="-21.1984010666661" calcext:value-type="float">
            <text:p>-21,1984010666661</text:p>
          </table:table-cell>
          <table:table-cell table:formula="of:=SQRT((([.C845]-[.C844])*([.C845]-[.C844]))+(([.F845]-[.F844])*([.F845]-[.F844])))" office:value-type="float" office:value="0.0603509667858128" calcext:value-type="float">
            <text:p>0,0603509667858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6</text:p>
          </table:table-cell>
          <table:table-cell table:formula="of:=[.C845]+([$'70.1'.$D$6]-[$'70.1'.$C$5])/1000" office:value-type="float" office:value="8.68799999999993" calcext:value-type="float">
            <text:p>8,68799999999993</text:p>
          </table:table-cell>
          <table:table-cell table:formula="of:=([.C846]*[.C846]*[.C846]*[.C846]/500)-([.C846]*[.C846]/200)-3/250" office:value-type="float" office:value="11.0054598640923" calcext:value-type="float">
            <text:p>11,0054598640923</text:p>
          </table:table-cell>
          <table:table-cell table:formula="of:=SQRT((([.C846]-[.C845])*([.C846]-[.C845]))+(([.D846]-[.D845])*([.D846]-[.D845])))" office:value-type="float" office:value="0.0419865826276705" calcext:value-type="float">
            <text:p>0,041986582627671</text:p>
          </table:table-cell>
          <table:table-cell table:formula="of:=-([.C846]*[.C846]*[.C846]/30)+([.C846]/20)+1/6" office:value-type="float" office:value="-21.2583305557328" calcext:value-type="float">
            <text:p>-21,2583305557328</text:p>
          </table:table-cell>
          <table:table-cell table:formula="of:=SQRT((([.C846]-[.C845])*([.C846]-[.C845]))+(([.F846]-[.F845])*([.F846]-[.F845])))" office:value-type="float" office:value="0.0604610921154345" calcext:value-type="float">
            <text:p>0,0604610921154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7</text:p>
          </table:table-cell>
          <table:table-cell table:formula="of:=[.C846]+([$'70.1'.$D$6]-[$'70.1'.$C$5])/1000" office:value-type="float" office:value="8.69599999999993" calcext:value-type="float">
            <text:p>8,69599999999993</text:p>
          </table:table-cell>
          <table:table-cell table:formula="of:=([.C847]*[.C847]*[.C847]*[.C847]/500)-([.C847]*[.C847]/200)-3/250" office:value-type="float" office:value="11.0467925520257" calcext:value-type="float">
            <text:p>11,0467925520257</text:p>
          </table:table-cell>
          <table:table-cell table:formula="of:=SQRT((([.C847]-[.C846])*([.C847]-[.C846]))+(([.D847]-[.D846])*([.D847]-[.D846])))" office:value-type="float" office:value="0.0420997754364881" calcext:value-type="float">
            <text:p>0,042099775436488</text:p>
          </table:table-cell>
          <table:table-cell table:formula="of:=-([.C847]*[.C847]*[.C847]/30)+([.C847]/20)+1/6" office:value-type="float" office:value="-21.3183712511995" calcext:value-type="float">
            <text:p>-21,3183712511995</text:p>
          </table:table-cell>
          <table:table-cell table:formula="of:=SQRT((([.C847]-[.C846])*([.C847]-[.C846]))+(([.F847]-[.F846])*([.F847]-[.F846])))" office:value-type="float" office:value="0.0605713225224602" calcext:value-type="float">
            <text:p>0,060571322522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8</text:p>
          </table:table-cell>
          <table:table-cell table:formula="of:=[.C847]+([$'70.1'.$D$6]-[$'70.1'.$C$5])/1000" office:value-type="float" office:value="8.70399999999993" calcext:value-type="float">
            <text:p>8,70399999999993</text:p>
          </table:table-cell>
          <table:table-cell table:formula="of:=([.C848]*[.C848]*[.C848]*[.C848]/500)-([.C848]*[.C848]/200)-3/250" office:value-type="float" office:value="11.0882407529345" calcext:value-type="float">
            <text:p>11,0882407529345</text:p>
          </table:table-cell>
          <table:table-cell table:formula="of:=SQRT((([.C848]-[.C847])*([.C848]-[.C847]))+(([.D848]-[.D847])*([.D848]-[.D847])))" office:value-type="float" office:value="0.0422131893911799" calcext:value-type="float">
            <text:p>0,04221318939118</text:p>
          </table:table-cell>
          <table:table-cell table:formula="of:=-([.C848]*[.C848]*[.C848]/30)+([.C848]/20)+1/6" office:value-type="float" office:value="-21.3785232554661" calcext:value-type="float">
            <text:p>-21,3785232554661</text:p>
          </table:table-cell>
          <table:table-cell table:formula="of:=SQRT((([.C848]-[.C847])*([.C848]-[.C847]))+(([.F848]-[.F847])*([.F848]-[.F847])))" office:value-type="float" office:value="0.0606816579972573" calcext:value-type="float">
            <text:p>0,0606816579972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39</text:p>
          </table:table-cell>
          <table:table-cell table:formula="of:=[.C848]+([$'70.1'.$D$6]-[$'70.1'.$C$5])/1000" office:value-type="float" office:value="8.71199999999993" calcext:value-type="float">
            <text:p>8,71199999999993</text:p>
          </table:table-cell>
          <table:table-cell table:formula="of:=([.C849]*[.C849]*[.C849]*[.C849]/500)-([.C849]*[.C849]/200)-3/250" office:value-type="float" office:value="11.1298046806299" calcext:value-type="float">
            <text:p>11,1298046806299</text:p>
          </table:table-cell>
          <table:table-cell table:formula="of:=SQRT((([.C849]-[.C848])*([.C849]-[.C848]))+(([.D849]-[.D848])*([.D849]-[.D848])))" office:value-type="float" office:value="0.0423268246560583" calcext:value-type="float">
            <text:p>0,042326824656058</text:p>
          </table:table-cell>
          <table:table-cell table:formula="of:=-([.C849]*[.C849]*[.C849]/30)+([.C849]/20)+1/6" office:value-type="float" office:value="-21.4387866709328" calcext:value-type="float">
            <text:p>-21,4387866709328</text:p>
          </table:table-cell>
          <table:table-cell table:formula="of:=SQRT((([.C849]-[.C848])*([.C849]-[.C848]))+(([.F849]-[.F848])*([.F849]-[.F848])))" office:value-type="float" office:value="0.0607920985302116" calcext:value-type="float">
            <text:p>0,0607920985302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0</text:p>
          </table:table-cell>
          <table:table-cell table:formula="of:=[.C849]+([$'70.1'.$D$6]-[$'70.1'.$C$5])/1000" office:value-type="float" office:value="8.71999999999993" calcext:value-type="float">
            <text:p>8,71999999999993</text:p>
          </table:table-cell>
          <table:table-cell table:formula="of:=([.C850]*[.C850]*[.C850]*[.C850]/500)-([.C850]*[.C850]/200)-3/250" office:value-type="float" office:value="11.1714845491196" calcext:value-type="float">
            <text:p>11,1714845491196</text:p>
          </table:table-cell>
          <table:table-cell table:formula="of:=SQRT((([.C850]-[.C849])*([.C850]-[.C849]))+(([.D850]-[.D849])*([.D850]-[.D849])))" office:value-type="float" office:value="0.0424406813955737" calcext:value-type="float">
            <text:p>0,042440681395574</text:p>
          </table:table-cell>
          <table:table-cell table:formula="of:=-([.C850]*[.C850]*[.C850]/30)+([.C850]/20)+1/6" office:value-type="float" office:value="-21.4991615999994" calcext:value-type="float">
            <text:p>-21,4991615999994</text:p>
          </table:table-cell>
          <table:table-cell table:formula="of:=SQRT((([.C850]-[.C849])*([.C850]-[.C849]))+(([.F850]-[.F849])*([.F850]-[.F849])))" office:value-type="float" office:value="0.0609026441117691" calcext:value-type="float">
            <text:p>0,0609026441117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1</text:p>
          </table:table-cell>
          <table:table-cell table:formula="of:=[.C850]+([$'70.1'.$D$6]-[$'70.1'.$C$5])/1000" office:value-type="float" office:value="8.72799999999993" calcext:value-type="float">
            <text:p>8,72799999999993</text:p>
          </table:table-cell>
          <table:table-cell table:formula="of:=([.C851]*[.C851]*[.C851]*[.C851]/500)-([.C851]*[.C851]/200)-3/250" office:value-type="float" office:value="11.2132805726081" calcext:value-type="float">
            <text:p>11,2132805726081</text:p>
          </table:table-cell>
          <table:table-cell table:formula="of:=SQRT((([.C851]-[.C850])*([.C851]-[.C850]))+(([.D851]-[.D850])*([.D851]-[.D850])))" office:value-type="float" office:value="0.0425547597743385" calcext:value-type="float">
            <text:p>0,042554759774339</text:p>
          </table:table-cell>
          <table:table-cell table:formula="of:=-([.C851]*[.C851]*[.C851]/30)+([.C851]/20)+1/6" office:value-type="float" office:value="-21.5596481450661" calcext:value-type="float">
            <text:p>-21,5596481450661</text:p>
          </table:table-cell>
          <table:table-cell table:formula="of:=SQRT((([.C851]-[.C850])*([.C851]-[.C850]))+(([.F851]-[.F850])*([.F851]-[.F850])))" office:value-type="float" office:value="0.0610132947323825" calcext:value-type="float">
            <text:p>0,0610132947323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2</text:p>
          </table:table-cell>
          <table:table-cell table:formula="of:=[.C851]+([$'70.1'.$D$6]-[$'70.1'.$C$5])/1000" office:value-type="float" office:value="8.73599999999992" calcext:value-type="float">
            <text:p>8,73599999999992</text:p>
          </table:table-cell>
          <table:table-cell table:formula="of:=([.C852]*[.C852]*[.C852]*[.C852]/500)-([.C852]*[.C852]/200)-3/250" office:value-type="float" office:value="11.2551929654964" calcext:value-type="float">
            <text:p>11,2551929654964</text:p>
          </table:table-cell>
          <table:table-cell table:formula="of:=SQRT((([.C852]-[.C851])*([.C852]-[.C851]))+(([.D852]-[.D851])*([.D852]-[.D851])))" office:value-type="float" office:value="0.0426690599571225" calcext:value-type="float">
            <text:p>0,042669059957123</text:p>
          </table:table-cell>
          <table:table-cell table:formula="of:=-([.C852]*[.C852]*[.C852]/30)+([.C852]/20)+1/6" office:value-type="float" office:value="-21.6202464085328" calcext:value-type="float">
            <text:p>-21,6202464085328</text:p>
          </table:table-cell>
          <table:table-cell table:formula="of:=SQRT((([.C852]-[.C851])*([.C852]-[.C851]))+(([.F852]-[.F851])*([.F852]-[.F851])))" office:value-type="float" office:value="0.0611240503826032" calcext:value-type="float">
            <text:p>0,0611240503826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3</text:p>
          </table:table-cell>
          <table:table-cell table:formula="of:=[.C852]+([$'70.1'.$D$6]-[$'70.1'.$C$5])/1000" office:value-type="float" office:value="8.74399999999992" calcext:value-type="float">
            <text:p>8,74399999999992</text:p>
          </table:table-cell>
          <table:table-cell table:formula="of:=([.C853]*[.C853]*[.C853]*[.C853]/500)-([.C853]*[.C853]/200)-3/250" office:value-type="float" office:value="11.2972219423822" calcext:value-type="float">
            <text:p>11,2972219423822</text:p>
          </table:table-cell>
          <table:table-cell table:formula="of:=SQRT((([.C853]-[.C852])*([.C853]-[.C852]))+(([.D853]-[.D852])*([.D853]-[.D852])))" office:value-type="float" office:value="0.0427835821088299" calcext:value-type="float">
            <text:p>0,04278358210883</text:p>
          </table:table-cell>
          <table:table-cell table:formula="of:=-([.C853]*[.C853]*[.C853]/30)+([.C853]/20)+1/6" office:value-type="float" office:value="-21.6809564927994" calcext:value-type="float">
            <text:p>-21,6809564927994</text:p>
          </table:table-cell>
          <table:table-cell table:formula="of:=SQRT((([.C853]-[.C852])*([.C853]-[.C852]))+(([.F853]-[.F852])*([.F853]-[.F852])))" office:value-type="float" office:value="0.061234911052961" calcext:value-type="float">
            <text:p>0,0612349110529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4</text:p>
          </table:table-cell>
          <table:table-cell table:formula="of:=[.C853]+([$'70.1'.$D$6]-[$'70.1'.$C$5])/1000" office:value-type="float" office:value="8.75199999999992" calcext:value-type="float">
            <text:p>8,75199999999992</text:p>
          </table:table-cell>
          <table:table-cell table:formula="of:=([.C854]*[.C854]*[.C854]*[.C854]/500)-([.C854]*[.C854]/200)-3/250" office:value-type="float" office:value="11.3393677180596" calcext:value-type="float">
            <text:p>11,3393677180596</text:p>
          </table:table-cell>
          <table:table-cell table:formula="of:=SQRT((([.C854]-[.C853])*([.C854]-[.C853]))+(([.D854]-[.D853])*([.D854]-[.D853])))" office:value-type="float" office:value="0.0428983263945453" calcext:value-type="float">
            <text:p>0,042898326394545</text:p>
          </table:table-cell>
          <table:table-cell table:formula="of:=-([.C854]*[.C854]*[.C854]/30)+([.C854]/20)+1/6" office:value-type="float" office:value="-21.7417785002661" calcext:value-type="float">
            <text:p>-21,7417785002661</text:p>
          </table:table-cell>
          <table:table-cell table:formula="of:=SQRT((([.C854]-[.C853])*([.C854]-[.C853]))+(([.F854]-[.F853])*([.F854]-[.F853])))" office:value-type="float" office:value="0.0613458767340976" calcext:value-type="float">
            <text:p>0,0613458767340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5</text:p>
          </table:table-cell>
          <table:table-cell table:formula="of:=[.C854]+([$'70.1'.$D$6]-[$'70.1'.$C$5])/1000" office:value-type="float" office:value="8.75999999999992" calcext:value-type="float">
            <text:p>8,75999999999992</text:p>
          </table:table-cell>
          <table:table-cell table:formula="of:=([.C855]*[.C855]*[.C855]*[.C855]/500)-([.C855]*[.C855]/200)-3/250" office:value-type="float" office:value="11.3816305075196" calcext:value-type="float">
            <text:p>11,3816305075196</text:p>
          </table:table-cell>
          <table:table-cell table:formula="of:=SQRT((([.C855]-[.C854])*([.C855]-[.C854]))+(([.D855]-[.D854])*([.D855]-[.D854])))" office:value-type="float" office:value="0.0430132929794617" calcext:value-type="float">
            <text:p>0,043013292979462</text:p>
          </table:table-cell>
          <table:table-cell table:formula="of:=-([.C855]*[.C855]*[.C855]/30)+([.C855]/20)+1/6" office:value-type="float" office:value="-21.8027125333327" calcext:value-type="float">
            <text:p>-21,8027125333327</text:p>
          </table:table-cell>
          <table:table-cell table:formula="of:=SQRT((([.C855]-[.C854])*([.C855]-[.C854]))+(([.F855]-[.F854])*([.F855]-[.F854])))" office:value-type="float" office:value="0.0614569474166116" calcext:value-type="float">
            <text:p>0,0614569474166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6</text:p>
          </table:table-cell>
          <table:table-cell table:formula="of:=[.C855]+([$'70.1'.$D$6]-[$'70.1'.$C$5])/1000" office:value-type="float" office:value="8.76799999999992" calcext:value-type="float">
            <text:p>8,76799999999992</text:p>
          </table:table-cell>
          <table:table-cell table:formula="of:=([.C856]*[.C856]*[.C856]*[.C856]/500)-([.C856]*[.C856]/200)-3/250" office:value-type="float" office:value="11.4240105259495" calcext:value-type="float">
            <text:p>11,4240105259495</text:p>
          </table:table-cell>
          <table:table-cell table:formula="of:=SQRT((([.C856]-[.C855])*([.C856]-[.C855]))+(([.D856]-[.D855])*([.D856]-[.D855])))" office:value-type="float" office:value="0.0431284820289636" calcext:value-type="float">
            <text:p>0,043128482028964</text:p>
          </table:table-cell>
          <table:table-cell table:formula="of:=-([.C856]*[.C856]*[.C856]/30)+([.C856]/20)+1/6" office:value-type="float" office:value="-21.8637586943994" calcext:value-type="float">
            <text:p>-21,8637586943994</text:p>
          </table:table-cell>
          <table:table-cell table:formula="of:=SQRT((([.C856]-[.C855])*([.C856]-[.C855]))+(([.F856]-[.F855])*([.F856]-[.F855])))" office:value-type="float" office:value="0.0615681230912311" calcext:value-type="float">
            <text:p>0,0615681230912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7</text:p>
          </table:table-cell>
          <table:table-cell table:formula="of:=[.C856]+([$'70.1'.$D$6]-[$'70.1'.$C$5])/1000" office:value-type="float" office:value="8.77599999999992" calcext:value-type="float">
            <text:p>8,77599999999992</text:p>
          </table:table-cell>
          <table:table-cell table:formula="of:=([.C857]*[.C857]*[.C857]*[.C857]/500)-([.C857]*[.C857]/200)-3/250" office:value-type="float" office:value="11.4665079887335" calcext:value-type="float">
            <text:p>11,4665079887335</text:p>
          </table:table-cell>
          <table:table-cell table:formula="of:=SQRT((([.C857]-[.C856])*([.C857]-[.C856]))+(([.D857]-[.D856])*([.D857]-[.D856])))" office:value-type="float" office:value="0.0432438937085542" calcext:value-type="float">
            <text:p>0,043243893708554</text:p>
          </table:table-cell>
          <table:table-cell table:formula="of:=-([.C857]*[.C857]*[.C857]/30)+([.C857]/20)+1/6" office:value-type="float" office:value="-21.924917085866" calcext:value-type="float">
            <text:p>-21,924917085866</text:p>
          </table:table-cell>
          <table:table-cell table:formula="of:=SQRT((([.C857]-[.C856])*([.C857]-[.C856]))+(([.F857]-[.F856])*([.F857]-[.F856])))" office:value-type="float" office:value="0.0616794037486438" calcext:value-type="float">
            <text:p>0,0616794037486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8</text:p>
          </table:table-cell>
          <table:table-cell table:formula="of:=[.C857]+([$'70.1'.$D$6]-[$'70.1'.$C$5])/1000" office:value-type="float" office:value="8.78399999999992" calcext:value-type="float">
            <text:p>8,78399999999992</text:p>
          </table:table-cell>
          <table:table-cell table:formula="of:=([.C858]*[.C858]*[.C858]*[.C858]/500)-([.C858]*[.C858]/200)-3/250" office:value-type="float" office:value="11.5091231114522" calcext:value-type="float">
            <text:p>11,5091231114522</text:p>
          </table:table-cell>
          <table:table-cell table:formula="of:=SQRT((([.C858]-[.C857])*([.C858]-[.C857]))+(([.D858]-[.D857])*([.D858]-[.D857])))" office:value-type="float" office:value="0.043359528183908" calcext:value-type="float">
            <text:p>0,043359528183908</text:p>
          </table:table-cell>
          <table:table-cell table:formula="of:=-([.C858]*[.C858]*[.C858]/30)+([.C858]/20)+1/6" office:value-type="float" office:value="-21.9861878101327" calcext:value-type="float">
            <text:p>-21,9861878101327</text:p>
          </table:table-cell>
          <table:table-cell table:formula="of:=SQRT((([.C858]-[.C857])*([.C858]-[.C857]))+(([.F858]-[.F857])*([.F858]-[.F857])))" office:value-type="float" office:value="0.0617907893796559" calcext:value-type="float">
            <text:p>0,0617907893796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49</text:p>
          </table:table-cell>
          <table:table-cell table:formula="of:=[.C858]+([$'70.1'.$D$6]-[$'70.1'.$C$5])/1000" office:value-type="float" office:value="8.79199999999992" calcext:value-type="float">
            <text:p>8,79199999999992</text:p>
          </table:table-cell>
          <table:table-cell table:formula="of:=([.C859]*[.C859]*[.C859]*[.C859]/500)-([.C859]*[.C859]/200)-3/250" office:value-type="float" office:value="11.551856109883" calcext:value-type="float">
            <text:p>11,551856109883</text:p>
          </table:table-cell>
          <table:table-cell table:formula="of:=SQRT((([.C859]-[.C858])*([.C859]-[.C858]))+(([.D859]-[.D858])*([.D859]-[.D858])))" office:value-type="float" office:value="0.0434753856208272" calcext:value-type="float">
            <text:p>0,043475385620827</text:p>
          </table:table-cell>
          <table:table-cell table:formula="of:=-([.C859]*[.C859]*[.C859]/30)+([.C859]/20)+1/6" office:value-type="float" office:value="-22.0475709695994" calcext:value-type="float">
            <text:p>-22,0475709695994</text:p>
          </table:table-cell>
          <table:table-cell table:formula="of:=SQRT((([.C859]-[.C858])*([.C859]-[.C858]))+(([.F859]-[.F858])*([.F859]-[.F858])))" office:value-type="float" office:value="0.0619022799750507" calcext:value-type="float">
            <text:p>0,0619022799750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0</text:p>
          </table:table-cell>
          <table:table-cell table:formula="of:=[.C859]+([$'70.1'.$D$6]-[$'70.1'.$C$5])/1000" office:value-type="float" office:value="8.79999999999992" calcext:value-type="float">
            <text:p>8,79999999999992</text:p>
          </table:table-cell>
          <table:table-cell table:formula="of:=([.C860]*[.C860]*[.C860]*[.C860]/500)-([.C860]*[.C860]/200)-3/250" office:value-type="float" office:value="11.5947071999996" calcext:value-type="float">
            <text:p>11,5947071999996</text:p>
          </table:table-cell>
          <table:table-cell table:formula="of:=SQRT((([.C860]-[.C859])*([.C860]-[.C859]))+(([.D860]-[.D859])*([.D860]-[.D859])))" office:value-type="float" office:value="0.0435914661852627" calcext:value-type="float">
            <text:p>0,043591466185263</text:p>
          </table:table-cell>
          <table:table-cell table:formula="of:=-([.C860]*[.C860]*[.C860]/30)+([.C860]/20)+1/6" office:value-type="float" office:value="-22.109066666666" calcext:value-type="float">
            <text:p>-22,109066666666</text:p>
          </table:table-cell>
          <table:table-cell table:formula="of:=SQRT((([.C860]-[.C859])*([.C860]-[.C859]))+(([.F860]-[.F859])*([.F860]-[.F859])))" office:value-type="float" office:value="0.0620138755256801" calcext:value-type="float">
            <text:p>0,062013875525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1</text:p>
          </table:table-cell>
          <table:table-cell table:formula="of:=[.C860]+([$'70.1'.$D$6]-[$'70.1'.$C$5])/1000" office:value-type="float" office:value="8.80799999999992" calcext:value-type="float">
            <text:p>8,80799999999992</text:p>
          </table:table-cell>
          <table:table-cell table:formula="of:=([.C861]*[.C861]*[.C861]*[.C861]/500)-([.C861]*[.C861]/200)-3/250" office:value-type="float" office:value="11.6376765979725" calcext:value-type="float">
            <text:p>11,6376765979725</text:p>
          </table:table-cell>
          <table:table-cell table:formula="of:=SQRT((([.C861]-[.C860])*([.C861]-[.C860]))+(([.D861]-[.D860])*([.D861]-[.D860])))" office:value-type="float" office:value="0.0437077700433338" calcext:value-type="float">
            <text:p>0,043707770043334</text:p>
          </table:table-cell>
          <table:table-cell table:formula="of:=-([.C861]*[.C861]*[.C861]/30)+([.C861]/20)+1/6" office:value-type="float" office:value="-22.1706750037327" calcext:value-type="float">
            <text:p>-22,1706750037327</text:p>
          </table:table-cell>
          <table:table-cell table:formula="of:=SQRT((([.C861]-[.C860])*([.C861]-[.C860]))+(([.F861]-[.F860])*([.F861]-[.F860])))" office:value-type="float" office:value="0.0621255760224288" calcext:value-type="float">
            <text:p>0,0621255760224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2</text:p>
          </table:table-cell>
          <table:table-cell table:formula="of:=[.C861]+([$'70.1'.$D$6]-[$'70.1'.$C$5])/1000" office:value-type="float" office:value="8.81599999999992" calcext:value-type="float">
            <text:p>8,81599999999992</text:p>
          </table:table-cell>
          <table:table-cell table:formula="of:=([.C862]*[.C862]*[.C862]*[.C862]/500)-([.C862]*[.C862]/200)-3/250" office:value-type="float" office:value="11.680764520169" calcext:value-type="float">
            <text:p>11,680764520169</text:p>
          </table:table-cell>
          <table:table-cell table:formula="of:=SQRT((([.C862]-[.C861])*([.C862]-[.C861]))+(([.D862]-[.D861])*([.D862]-[.D861])))" office:value-type="float" office:value="0.0438242973612757" calcext:value-type="float">
            <text:p>0,043824297361276</text:p>
          </table:table-cell>
          <table:table-cell table:formula="of:=-([.C862]*[.C862]*[.C862]/30)+([.C862]/20)+1/6" office:value-type="float" office:value="-22.2323960831993" calcext:value-type="float">
            <text:p>-22,2323960831993</text:p>
          </table:table-cell>
          <table:table-cell table:formula="of:=SQRT((([.C862]-[.C861])*([.C862]-[.C861]))+(([.F862]-[.F861])*([.F862]-[.F861])))" office:value-type="float" office:value="0.0622373814562429" calcext:value-type="float">
            <text:p>0,0622373814562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3</text:p>
          </table:table-cell>
          <table:table-cell table:formula="of:=[.C862]+([$'70.1'.$D$6]-[$'70.1'.$C$5])/1000" office:value-type="float" office:value="8.82399999999991" calcext:value-type="float">
            <text:p>8,82399999999991</text:p>
          </table:table-cell>
          <table:table-cell table:formula="of:=([.C863]*[.C863]*[.C863]*[.C863]/500)-([.C863]*[.C863]/200)-3/250" office:value-type="float" office:value="11.7239711831527" calcext:value-type="float">
            <text:p>11,7239711831527</text:p>
          </table:table-cell>
          <table:table-cell table:formula="of:=SQRT((([.C863]-[.C862])*([.C863]-[.C862]))+(([.D863]-[.D862])*([.D863]-[.D862])))" office:value-type="float" office:value="0.0439410483054835" calcext:value-type="float">
            <text:p>0,043941048305484</text:p>
          </table:table-cell>
          <table:table-cell table:formula="of:=-([.C863]*[.C863]*[.C863]/30)+([.C863]/20)+1/6" office:value-type="float" office:value="-22.294230007466" calcext:value-type="float">
            <text:p>-22,294230007466</text:p>
          </table:table-cell>
          <table:table-cell table:formula="of:=SQRT((([.C863]-[.C862])*([.C863]-[.C862]))+(([.F863]-[.F862])*([.F863]-[.F862])))" office:value-type="float" office:value="0.0623492918180729" calcext:value-type="float">
            <text:p>0,0623492918180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4</text:p>
          </table:table-cell>
          <table:table-cell table:formula="of:=[.C863]+([$'70.1'.$D$6]-[$'70.1'.$C$5])/1000" office:value-type="float" office:value="8.83199999999991" calcext:value-type="float">
            <text:p>8,83199999999991</text:p>
          </table:table-cell>
          <table:table-cell table:formula="of:=([.C864]*[.C864]*[.C864]*[.C864]/500)-([.C864]*[.C864]/200)-3/250" office:value-type="float" office:value="11.7672968036839" calcext:value-type="float">
            <text:p>11,7672968036839</text:p>
          </table:table-cell>
          <table:table-cell table:formula="of:=SQRT((([.C864]-[.C863])*([.C864]-[.C863]))+(([.D864]-[.D863])*([.D864]-[.D863])))" office:value-type="float" office:value="0.0440580230424912" calcext:value-type="float">
            <text:p>0,044058023042491</text:p>
          </table:table-cell>
          <table:table-cell table:formula="of:=-([.C864]*[.C864]*[.C864]/30)+([.C864]/20)+1/6" office:value-type="float" office:value="-22.3561768789327" calcext:value-type="float">
            <text:p>-22,3561768789327</text:p>
          </table:table-cell>
          <table:table-cell table:formula="of:=SQRT((([.C864]-[.C863])*([.C864]-[.C863]))+(([.F864]-[.F863])*([.F864]-[.F863])))" office:value-type="float" office:value="0.0624613070989263" calcext:value-type="float">
            <text:p>0,0624613070989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5</text:p>
          </table:table-cell>
          <table:table-cell table:formula="of:=[.C864]+([$'70.1'.$D$6]-[$'70.1'.$C$5])/1000" office:value-type="float" office:value="8.83999999999991" calcext:value-type="float">
            <text:p>8,83999999999991</text:p>
          </table:table-cell>
          <table:table-cell table:formula="of:=([.C865]*[.C865]*[.C865]*[.C865]/500)-([.C865]*[.C865]/200)-3/250" office:value-type="float" office:value="11.8107415987195" calcext:value-type="float">
            <text:p>11,8107415987195</text:p>
          </table:table-cell>
          <table:table-cell table:formula="of:=SQRT((([.C865]-[.C864])*([.C865]-[.C864]))+(([.D865]-[.D864])*([.D865]-[.D864])))" office:value-type="float" office:value="0.0441752217389898" calcext:value-type="float">
            <text:p>0,04417522173899</text:p>
          </table:table-cell>
          <table:table-cell table:formula="of:=-([.C865]*[.C865]*[.C865]/30)+([.C865]/20)+1/6" office:value-type="float" office:value="-22.4182367999993" calcext:value-type="float">
            <text:p>-22,4182367999993</text:p>
          </table:table-cell>
          <table:table-cell table:formula="of:=SQRT((([.C865]-[.C864])*([.C865]-[.C864]))+(([.F865]-[.F864])*([.F865]-[.F864])))" office:value-type="float" office:value="0.0625734272898608" calcext:value-type="float">
            <text:p>0,062573427289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6</text:p>
          </table:table-cell>
          <table:table-cell table:formula="of:=[.C865]+([$'70.1'.$D$6]-[$'70.1'.$C$5])/1000" office:value-type="float" office:value="8.84799999999991" calcext:value-type="float">
            <text:p>8,84799999999991</text:p>
          </table:table-cell>
          <table:table-cell table:formula="of:=([.C866]*[.C866]*[.C866]*[.C866]/500)-([.C866]*[.C866]/200)-3/250" office:value-type="float" office:value="11.8543057854132" calcext:value-type="float">
            <text:p>11,8543057854132</text:p>
          </table:table-cell>
          <table:table-cell table:formula="of:=SQRT((([.C866]-[.C865])*([.C866]-[.C865]))+(([.D866]-[.D865])*([.D866]-[.D865])))" office:value-type="float" office:value="0.0442926445617901" calcext:value-type="float">
            <text:p>0,04429264456179</text:p>
          </table:table-cell>
          <table:table-cell table:formula="of:=-([.C866]*[.C866]*[.C866]/30)+([.C866]/20)+1/6" office:value-type="float" office:value="-22.480409873066" calcext:value-type="float">
            <text:p>-22,480409873066</text:p>
          </table:table-cell>
          <table:table-cell table:formula="of:=SQRT((([.C866]-[.C865])*([.C866]-[.C865]))+(([.F866]-[.F865])*([.F866]-[.F865])))" office:value-type="float" office:value="0.0626856523819588" calcext:value-type="float">
            <text:p>0,0626856523819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7</text:p>
          </table:table-cell>
          <table:table-cell table:formula="of:=[.C866]+([$'70.1'.$D$6]-[$'70.1'.$C$5])/1000" office:value-type="float" office:value="8.85599999999991" calcext:value-type="float">
            <text:p>8,85599999999991</text:p>
          </table:table-cell>
          <table:table-cell table:formula="of:=([.C867]*[.C867]*[.C867]*[.C867]/500)-([.C867]*[.C867]/200)-3/250" office:value-type="float" office:value="11.8979895811149" calcext:value-type="float">
            <text:p>11,8979895811149</text:p>
          </table:table-cell>
          <table:table-cell table:formula="of:=SQRT((([.C867]-[.C866])*([.C867]-[.C866]))+(([.D867]-[.D866])*([.D867]-[.D866])))" office:value-type="float" office:value="0.0444102916778622" calcext:value-type="float">
            <text:p>0,044410291677862</text:p>
          </table:table-cell>
          <table:table-cell table:formula="of:=-([.C867]*[.C867]*[.C867]/30)+([.C867]/20)+1/6" office:value-type="float" office:value="-22.5426962005326" calcext:value-type="float">
            <text:p>-22,5426962005326</text:p>
          </table:table-cell>
          <table:table-cell table:formula="of:=SQRT((([.C867]-[.C866])*([.C867]-[.C866]))+(([.F867]-[.F866])*([.F867]-[.F866])))" office:value-type="float" office:value="0.0627979823663488" calcext:value-type="float">
            <text:p>0,0627979823663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8</text:p>
          </table:table-cell>
          <table:table-cell table:formula="of:=[.C867]+([$'70.1'.$D$6]-[$'70.1'.$C$5])/1000" office:value-type="float" office:value="8.86399999999991" calcext:value-type="float">
            <text:p>8,86399999999991</text:p>
          </table:table-cell>
          <table:table-cell table:formula="of:=([.C868]*[.C868]*[.C868]*[.C868]/500)-([.C868]*[.C868]/200)-3/250" office:value-type="float" office:value="11.9417932033715" calcext:value-type="float">
            <text:p>11,9417932033715</text:p>
          </table:table-cell>
          <table:table-cell table:formula="of:=SQRT((([.C868]-[.C867])*([.C868]-[.C867]))+(([.D868]-[.D867])*([.D868]-[.D867])))" office:value-type="float" office:value="0.0445281632543033" calcext:value-type="float">
            <text:p>0,044528163254303</text:p>
          </table:table-cell>
          <table:table-cell table:formula="of:=-([.C868]*[.C868]*[.C868]/30)+([.C868]/20)+1/6" office:value-type="float" office:value="-22.6050958847993" calcext:value-type="float">
            <text:p>-22,6050958847993</text:p>
          </table:table-cell>
          <table:table-cell table:formula="of:=SQRT((([.C868]-[.C867])*([.C868]-[.C867]))+(([.F868]-[.F867])*([.F868]-[.F867])))" office:value-type="float" office:value="0.0629104172341874" calcext:value-type="float">
            <text:p>0,0629104172341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59</text:p>
          </table:table-cell>
          <table:table-cell table:formula="of:=[.C868]+([$'70.1'.$D$6]-[$'70.1'.$C$5])/1000" office:value-type="float" office:value="8.87199999999991" calcext:value-type="float">
            <text:p>8,87199999999991</text:p>
          </table:table-cell>
          <table:table-cell table:formula="of:=([.C869]*[.C869]*[.C869]*[.C869]/500)-([.C869]*[.C869]/200)-3/250" office:value-type="float" office:value="11.9857168699264" calcext:value-type="float">
            <text:p>11,9857168699264</text:p>
          </table:table-cell>
          <table:table-cell table:formula="of:=SQRT((([.C869]-[.C868])*([.C869]-[.C868]))+(([.D869]-[.D868])*([.D869]-[.D868])))" office:value-type="float" office:value="0.0446462594583634" calcext:value-type="float">
            <text:p>0,044646259458363</text:p>
          </table:table-cell>
          <table:table-cell table:formula="of:=-([.C869]*[.C869]*[.C869]/30)+([.C869]/20)+1/6" office:value-type="float" office:value="-22.667609028266" calcext:value-type="float">
            <text:p>-22,667609028266</text:p>
          </table:table-cell>
          <table:table-cell table:formula="of:=SQRT((([.C869]-[.C868])*([.C869]-[.C868]))+(([.F869]-[.F868])*([.F869]-[.F868])))" office:value-type="float" office:value="0.0630229569766629" calcext:value-type="float">
            <text:p>0,0630229569766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0</text:p>
          </table:table-cell>
          <table:table-cell table:formula="of:=[.C869]+([$'70.1'.$D$6]-[$'70.1'.$C$5])/1000" office:value-type="float" office:value="8.87999999999991" calcext:value-type="float">
            <text:p>8,87999999999991</text:p>
          </table:table-cell>
          <table:table-cell table:formula="of:=([.C870]*[.C870]*[.C870]*[.C870]/500)-([.C870]*[.C870]/200)-3/250" office:value-type="float" office:value="12.0297607987195" calcext:value-type="float">
            <text:p>12,0297607987195</text:p>
          </table:table-cell>
          <table:table-cell table:formula="of:=SQRT((([.C870]-[.C869])*([.C870]-[.C869]))+(([.D870]-[.D869])*([.D870]-[.D869])))" office:value-type="float" office:value="0.0447645804574354" calcext:value-type="float">
            <text:p>0,044764580457435</text:p>
          </table:table-cell>
          <table:table-cell table:formula="of:=-([.C870]*[.C870]*[.C870]/30)+([.C870]/20)+1/6" office:value-type="float" office:value="-22.7302357333326" calcext:value-type="float">
            <text:p>-22,7302357333326</text:p>
          </table:table-cell>
          <table:table-cell table:formula="of:=SQRT((([.C870]-[.C869])*([.C870]-[.C869]))+(([.F870]-[.F869])*([.F870]-[.F869])))" office:value-type="float" office:value="0.063135601585051" calcext:value-type="float">
            <text:p>0,0631356015850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1</text:p>
          </table:table-cell>
          <table:table-cell table:formula="of:=[.C870]+([$'70.1'.$D$6]-[$'70.1'.$C$5])/1000" office:value-type="float" office:value="8.88799999999991" calcext:value-type="float">
            <text:p>8,88799999999991</text:p>
          </table:table-cell>
          <table:table-cell table:formula="of:=([.C871]*[.C871]*[.C871]*[.C871]/500)-([.C871]*[.C871]/200)-3/250" office:value-type="float" office:value="12.0739252078874" calcext:value-type="float">
            <text:p>12,0739252078874</text:p>
          </table:table-cell>
          <table:table-cell table:formula="of:=SQRT((([.C871]-[.C870])*([.C871]-[.C870]))+(([.D871]-[.D870])*([.D871]-[.D870])))" office:value-type="float" office:value="0.0448831264190306" calcext:value-type="float">
            <text:p>0,044883126419031</text:p>
          </table:table-cell>
          <table:table-cell table:formula="of:=-([.C871]*[.C871]*[.C871]/30)+([.C871]/20)+1/6" office:value-type="float" office:value="-22.7929761023993" calcext:value-type="float">
            <text:p>-22,7929761023993</text:p>
          </table:table-cell>
          <table:table-cell table:formula="of:=SQRT((([.C871]-[.C870])*([.C871]-[.C870]))+(([.F871]-[.F870])*([.F871]-[.F870])))" office:value-type="float" office:value="0.0632483510506022" calcext:value-type="float">
            <text:p>0,0632483510506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2</text:p>
          </table:table-cell>
          <table:table-cell table:formula="of:=[.C871]+([$'70.1'.$D$6]-[$'70.1'.$C$5])/1000" office:value-type="float" office:value="8.89599999999991" calcext:value-type="float">
            <text:p>8,89599999999991</text:p>
          </table:table-cell>
          <table:table-cell table:formula="of:=([.C872]*[.C872]*[.C872]*[.C872]/500)-([.C872]*[.C872]/200)-3/250" office:value-type="float" office:value="12.1182103157632" calcext:value-type="float">
            <text:p>12,1182103157632</text:p>
          </table:table-cell>
          <table:table-cell table:formula="of:=SQRT((([.C872]-[.C871])*([.C872]-[.C871]))+(([.D872]-[.D871])*([.D872]-[.D871])))" office:value-type="float" office:value="0.0450018975108196" calcext:value-type="float">
            <text:p>0,04500189751082</text:p>
          </table:table-cell>
          <table:table-cell table:formula="of:=-([.C872]*[.C872]*[.C872]/30)+([.C872]/20)+1/6" office:value-type="float" office:value="-22.8558302378659" calcext:value-type="float">
            <text:p>-22,8558302378659</text:p>
          </table:table-cell>
          <table:table-cell table:formula="of:=SQRT((([.C872]-[.C871])*([.C872]-[.C871]))+(([.F872]-[.F871])*([.F872]-[.F871])))" office:value-type="float" office:value="0.0633612053646507" calcext:value-type="float">
            <text:p>0,0633612053646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3</text:p>
          </table:table-cell>
          <table:table-cell table:formula="of:=[.C872]+([$'70.1'.$D$6]-[$'70.1'.$C$5])/1000" office:value-type="float" office:value="8.90399999999991" calcext:value-type="float">
            <text:p>8,90399999999991</text:p>
          </table:table-cell>
          <table:table-cell table:formula="of:=([.C873]*[.C873]*[.C873]*[.C873]/500)-([.C873]*[.C873]/200)-3/250" office:value-type="float" office:value="12.1626163408768" calcext:value-type="float">
            <text:p>12,1626163408768</text:p>
          </table:table-cell>
          <table:table-cell table:formula="of:=SQRT((([.C873]-[.C872])*([.C873]-[.C872]))+(([.D873]-[.D872])*([.D873]-[.D872])))" office:value-type="float" office:value="0.0451208939005986" calcext:value-type="float">
            <text:p>0,045120893900599</text:p>
          </table:table-cell>
          <table:table-cell table:formula="of:=-([.C873]*[.C873]*[.C873]/30)+([.C873]/20)+1/6" office:value-type="float" office:value="-22.9187982421326" calcext:value-type="float">
            <text:p>-22,9187982421326</text:p>
          </table:table-cell>
          <table:table-cell table:formula="of:=SQRT((([.C873]-[.C872])*([.C873]-[.C872]))+(([.F873]-[.F872])*([.F873]-[.F872])))" office:value-type="float" office:value="0.0634741645185332" calcext:value-type="float">
            <text:p>0,0634741645185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4</text:p>
          </table:table-cell>
          <table:table-cell table:formula="of:=[.C873]+([$'70.1'.$D$6]-[$'70.1'.$C$5])/1000" office:value-type="float" office:value="8.91199999999991" calcext:value-type="float">
            <text:p>8,91199999999991</text:p>
          </table:table-cell>
          <table:table-cell table:formula="of:=([.C874]*[.C874]*[.C874]*[.C874]/500)-([.C874]*[.C874]/200)-3/250" office:value-type="float" office:value="12.2071435019545" calcext:value-type="float">
            <text:p>12,2071435019545</text:p>
          </table:table-cell>
          <table:table-cell table:formula="of:=SQRT((([.C874]-[.C873])*([.C874]-[.C873]))+(([.D874]-[.D873])*([.D874]-[.D873])))" office:value-type="float" office:value="0.0452401157563075" calcext:value-type="float">
            <text:p>0,045240115756308</text:p>
          </table:table-cell>
          <table:table-cell table:formula="of:=-([.C874]*[.C874]*[.C874]/30)+([.C874]/20)+1/6" office:value-type="float" office:value="-22.9818802175992" calcext:value-type="float">
            <text:p>-22,9818802175992</text:p>
          </table:table-cell>
          <table:table-cell table:formula="of:=SQRT((([.C874]-[.C873])*([.C874]-[.C873]))+(([.F874]-[.F873])*([.F874]-[.F873])))" office:value-type="float" office:value="0.0635872285036524" calcext:value-type="float">
            <text:p>0,0635872285036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5</text:p>
          </table:table-cell>
          <table:table-cell table:formula="of:=[.C874]+([$'70.1'.$D$6]-[$'70.1'.$C$5])/1000" office:value-type="float" office:value="8.9199999999999" calcext:value-type="float">
            <text:p>8,9199999999999</text:p>
          </table:table-cell>
          <table:table-cell table:formula="of:=([.C875]*[.C875]*[.C875]*[.C875]/500)-([.C875]*[.C875]/200)-3/250" office:value-type="float" office:value="12.2517920179195" calcext:value-type="float">
            <text:p>12,2517920179195</text:p>
          </table:table-cell>
          <table:table-cell table:formula="of:=SQRT((([.C875]-[.C874])*([.C875]-[.C874]))+(([.D875]-[.D874])*([.D875]-[.D874])))" office:value-type="float" office:value="0.0453595632460212" calcext:value-type="float">
            <text:p>0,045359563246021</text:p>
          </table:table-cell>
          <table:table-cell table:formula="of:=-([.C875]*[.C875]*[.C875]/30)+([.C875]/20)+1/6" office:value-type="float" office:value="-23.0450762666659" calcext:value-type="float">
            <text:p>-23,0450762666659</text:p>
          </table:table-cell>
          <table:table-cell table:formula="of:=SQRT((([.C875]-[.C874])*([.C875]-[.C874]))+(([.F875]-[.F874])*([.F875]-[.F874])))" office:value-type="float" office:value="0.0637003973114408" calcext:value-type="float">
            <text:p>0,0637003973114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6</text:p>
          </table:table-cell>
          <table:table-cell table:formula="of:=[.C875]+([$'70.1'.$D$6]-[$'70.1'.$C$5])/1000" office:value-type="float" office:value="8.9279999999999" calcext:value-type="float">
            <text:p>8,9279999999999</text:p>
          </table:table-cell>
          <table:table-cell table:formula="of:=([.C876]*[.C876]*[.C876]*[.C876]/500)-([.C876]*[.C876]/200)-3/250" office:value-type="float" office:value="12.2965621078912" calcext:value-type="float">
            <text:p>12,2965621078912</text:p>
          </table:table-cell>
          <table:table-cell table:formula="of:=SQRT((([.C876]-[.C875])*([.C876]-[.C875]))+(([.D876]-[.D875])*([.D876]-[.D875])))" office:value-type="float" office:value="0.0454792365379467" calcext:value-type="float">
            <text:p>0,045479236537947</text:p>
          </table:table-cell>
          <table:table-cell table:formula="of:=-([.C876]*[.C876]*[.C876]/30)+([.C876]/20)+1/6" office:value-type="float" office:value="-23.1083864917326" calcext:value-type="float">
            <text:p>-23,1083864917326</text:p>
          </table:table-cell>
          <table:table-cell table:formula="of:=SQRT((([.C876]-[.C875])*([.C876]-[.C875]))+(([.F876]-[.F875])*([.F876]-[.F875])))" office:value-type="float" office:value="0.0638136709333615" calcext:value-type="float">
            <text:p>0,0638136709333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7</text:p>
          </table:table-cell>
          <table:table-cell table:formula="of:=[.C876]+([$'70.1'.$D$6]-[$'70.1'.$C$5])/1000" office:value-type="float" office:value="8.9359999999999" calcext:value-type="float">
            <text:p>8,9359999999999</text:p>
          </table:table-cell>
          <table:table-cell table:formula="of:=([.C877]*[.C877]*[.C877]*[.C877]/500)-([.C877]*[.C877]/200)-3/250" office:value-type="float" office:value="12.3414539911859" calcext:value-type="float">
            <text:p>12,3414539911859</text:p>
          </table:table-cell>
          <table:table-cell table:formula="of:=SQRT((([.C877]-[.C876])*([.C877]-[.C876]))+(([.D877]-[.D876])*([.D877]-[.D876])))" office:value-type="float" office:value="0.045599135800433" calcext:value-type="float">
            <text:p>0,045599135800433</text:p>
          </table:table-cell>
          <table:table-cell table:formula="of:=-([.C877]*[.C877]*[.C877]/30)+([.C877]/20)+1/6" office:value-type="float" office:value="-23.1718109951992" calcext:value-type="float">
            <text:p>-23,1718109951992</text:p>
          </table:table-cell>
          <table:table-cell table:formula="of:=SQRT((([.C877]-[.C876])*([.C877]-[.C876]))+(([.F877]-[.F876])*([.F877]-[.F876])))" office:value-type="float" office:value="0.0639270493609073" calcext:value-type="float">
            <text:p>0,063927049360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8</text:p>
          </table:table-cell>
          <table:table-cell table:formula="of:=[.C877]+([$'70.1'.$D$6]-[$'70.1'.$C$5])/1000" office:value-type="float" office:value="8.9439999999999" calcext:value-type="float">
            <text:p>8,9439999999999</text:p>
          </table:table-cell>
          <table:table-cell table:formula="of:=([.C878]*[.C878]*[.C878]*[.C878]/500)-([.C878]*[.C878]/200)-3/250" office:value-type="float" office:value="12.3864678873164" calcext:value-type="float">
            <text:p>12,3864678873164</text:p>
          </table:table-cell>
          <table:table-cell table:formula="of:=SQRT((([.C878]-[.C877])*([.C878]-[.C877]))+(([.D878]-[.D877])*([.D878]-[.D877])))" office:value-type="float" office:value="0.0457192612019497" calcext:value-type="float">
            <text:p>0,04571926120195</text:p>
          </table:table-cell>
          <table:table-cell table:formula="of:=-([.C878]*[.C878]*[.C878]/30)+([.C878]/20)+1/6" office:value-type="float" office:value="-23.2353498794659" calcext:value-type="float">
            <text:p>-23,2353498794659</text:p>
          </table:table-cell>
          <table:table-cell table:formula="of:=SQRT((([.C878]-[.C877])*([.C878]-[.C877]))+(([.F878]-[.F877])*([.F878]-[.F877])))" office:value-type="float" office:value="0.064040532585636" calcext:value-type="float">
            <text:p>0,0640405325856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69</text:p>
          </table:table-cell>
          <table:table-cell table:formula="of:=[.C878]+([$'70.1'.$D$6]-[$'70.1'.$C$5])/1000" office:value-type="float" office:value="8.9519999999999" calcext:value-type="float">
            <text:p>8,9519999999999</text:p>
          </table:table-cell>
          <table:table-cell table:formula="of:=([.C879]*[.C879]*[.C879]*[.C879]/500)-([.C879]*[.C879]/200)-3/250" office:value-type="float" office:value="12.4316040159923" calcext:value-type="float">
            <text:p>12,4316040159923</text:p>
          </table:table-cell>
          <table:table-cell table:formula="of:=SQRT((([.C879]-[.C878])*([.C879]-[.C878]))+(([.D879]-[.D878])*([.D879]-[.D878])))" office:value-type="float" office:value="0.0458396129111193" calcext:value-type="float">
            <text:p>0,045839612911119</text:p>
          </table:table-cell>
          <table:table-cell table:formula="of:=-([.C879]*[.C879]*[.C879]/30)+([.C879]/20)+1/6" office:value-type="float" office:value="-23.2990032469325" calcext:value-type="float">
            <text:p>-23,2990032469325</text:p>
          </table:table-cell>
          <table:table-cell table:formula="of:=SQRT((([.C879]-[.C878])*([.C879]-[.C878]))+(([.F879]-[.F878])*([.F879]-[.F878])))" office:value-type="float" office:value="0.0641541205991104" calcext:value-type="float">
            <text:p>0,0641541205991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0</text:p>
          </table:table-cell>
          <table:table-cell table:formula="of:=[.C879]+([$'70.1'.$D$6]-[$'70.1'.$C$5])/1000" office:value-type="float" office:value="8.9599999999999" calcext:value-type="float">
            <text:p>8,9599999999999</text:p>
          </table:table-cell>
          <table:table-cell table:formula="of:=([.C880]*[.C880]*[.C880]*[.C880]/500)-([.C880]*[.C880]/200)-3/250" office:value-type="float" office:value="12.4768625971194" calcext:value-type="float">
            <text:p>12,4768625971194</text:p>
          </table:table-cell>
          <table:table-cell table:formula="of:=SQRT((([.C880]-[.C879])*([.C880]-[.C879]))+(([.D880]-[.D879])*([.D880]-[.D879])))" office:value-type="float" office:value="0.0459601910966885" calcext:value-type="float">
            <text:p>0,045960191096689</text:p>
          </table:table-cell>
          <table:table-cell table:formula="of:=-([.C880]*[.C880]*[.C880]/30)+([.C880]/20)+1/6" office:value-type="float" office:value="-23.3627711999992" calcext:value-type="float">
            <text:p>-23,3627711999992</text:p>
          </table:table-cell>
          <table:table-cell table:formula="of:=SQRT((([.C880]-[.C879])*([.C880]-[.C879]))+(([.F880]-[.F879])*([.F880]-[.F879])))" office:value-type="float" office:value="0.0642678133929578" calcext:value-type="float">
            <text:p>0,064267813392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1</text:p>
          </table:table-cell>
          <table:table-cell table:formula="of:=[.C880]+([$'70.1'.$D$6]-[$'70.1'.$C$5])/1000" office:value-type="float" office:value="8.9679999999999" calcext:value-type="float">
            <text:p>8,9679999999999</text:p>
          </table:table-cell>
          <table:table-cell table:formula="of:=([.C881]*[.C881]*[.C881]*[.C881]/500)-([.C881]*[.C881]/200)-3/250" office:value-type="float" office:value="12.5222438508006" calcext:value-type="float">
            <text:p>12,5222438508006</text:p>
          </table:table-cell>
          <table:table-cell table:formula="of:=SQRT((([.C881]-[.C880])*([.C881]-[.C880]))+(([.D881]-[.D880])*([.D881]-[.D880])))" office:value-type="float" office:value="0.0460809959275245" calcext:value-type="float">
            <text:p>0,046080995927525</text:p>
          </table:table-cell>
          <table:table-cell table:formula="of:=-([.C881]*[.C881]*[.C881]/30)+([.C881]/20)+1/6" office:value-type="float" office:value="-23.4266538410659" calcext:value-type="float">
            <text:p>-23,4266538410659</text:p>
          </table:table-cell>
          <table:table-cell table:formula="of:=SQRT((([.C881]-[.C880])*([.C881]-[.C880]))+(([.F881]-[.F880])*([.F881]-[.F880])))" office:value-type="float" office:value="0.0643816109588064" calcext:value-type="float">
            <text:p>0,0643816109588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2</text:p>
          </table:table-cell>
          <table:table-cell table:formula="of:=[.C881]+([$'70.1'.$D$6]-[$'70.1'.$C$5])/1000" office:value-type="float" office:value="8.9759999999999" calcext:value-type="float">
            <text:p>8,9759999999999</text:p>
          </table:table-cell>
          <table:table-cell table:formula="of:=([.C882]*[.C882]*[.C882]*[.C882]/500)-([.C882]*[.C882]/200)-3/250" office:value-type="float" office:value="12.567747997335" calcext:value-type="float">
            <text:p>12,567747997335</text:p>
          </table:table-cell>
          <table:table-cell table:formula="of:=SQRT((([.C882]-[.C881])*([.C882]-[.C881]))+(([.D882]-[.D881])*([.D882]-[.D881])))" office:value-type="float" office:value="0.0462020275726436" calcext:value-type="float">
            <text:p>0,046202027572644</text:p>
          </table:table-cell>
          <table:table-cell table:formula="of:=-([.C882]*[.C882]*[.C882]/30)+([.C882]/20)+1/6" office:value-type="float" office:value="-23.4906512725325" calcext:value-type="float">
            <text:p>-23,4906512725325</text:p>
          </table:table-cell>
          <table:table-cell table:formula="of:=SQRT((([.C882]-[.C881])*([.C882]-[.C881]))+(([.F882]-[.F881])*([.F882]-[.F881])))" office:value-type="float" office:value="0.064495513288363" calcext:value-type="float">
            <text:p>0,0644955132883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3</text:p>
          </table:table-cell>
          <table:table-cell table:formula="of:=[.C882]+([$'70.1'.$D$6]-[$'70.1'.$C$5])/1000" office:value-type="float" office:value="8.9839999999999" calcext:value-type="float">
            <text:p>8,9839999999999</text:p>
          </table:table-cell>
          <table:table-cell table:formula="of:=([.C883]*[.C883]*[.C883]*[.C883]/500)-([.C883]*[.C883]/200)-3/250" office:value-type="float" office:value="12.6133752572185" calcext:value-type="float">
            <text:p>12,6133752572185</text:p>
          </table:table-cell>
          <table:table-cell table:formula="of:=SQRT((([.C883]-[.C882])*([.C883]-[.C882]))+(([.D883]-[.D882])*([.D883]-[.D882])))" office:value-type="float" office:value="0.0463232862011915" calcext:value-type="float">
            <text:p>0,046323286201192</text:p>
          </table:table-cell>
          <table:table-cell table:formula="of:=-([.C883]*[.C883]*[.C883]/30)+([.C883]/20)+1/6" office:value-type="float" office:value="-23.5547635967992" calcext:value-type="float">
            <text:p>-23,5547635967992</text:p>
          </table:table-cell>
          <table:table-cell table:formula="of:=SQRT((([.C883]-[.C882])*([.C883]-[.C882]))+(([.F883]-[.F882])*([.F883]-[.F882])))" office:value-type="float" office:value="0.0646095203733419" calcext:value-type="float">
            <text:p>0,0646095203733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4</text:p>
          </table:table-cell>
          <table:table-cell table:formula="of:=[.C883]+([$'70.1'.$D$6]-[$'70.1'.$C$5])/1000" office:value-type="float" office:value="8.9919999999999" calcext:value-type="float">
            <text:p>8,9919999999999</text:p>
          </table:table-cell>
          <table:table-cell table:formula="of:=([.C884]*[.C884]*[.C884]*[.C884]/500)-([.C884]*[.C884]/200)-3/250" office:value-type="float" office:value="12.6591258511436" calcext:value-type="float">
            <text:p>12,6591258511436</text:p>
          </table:table-cell>
          <table:table-cell table:formula="of:=SQRT((([.C884]-[.C883])*([.C884]-[.C883]))+(([.D884]-[.D883])*([.D884]-[.D883])))" office:value-type="float" office:value="0.0464447719824376" calcext:value-type="float">
            <text:p>0,046444771982438</text:p>
          </table:table-cell>
          <table:table-cell table:formula="of:=-([.C884]*[.C884]*[.C884]/30)+([.C884]/20)+1/6" office:value-type="float" office:value="-23.6189909162658" calcext:value-type="float">
            <text:p>-23,6189909162658</text:p>
          </table:table-cell>
          <table:table-cell table:formula="of:=SQRT((([.C884]-[.C883])*([.C884]-[.C883]))+(([.F884]-[.F883])*([.F884]-[.F883])))" office:value-type="float" office:value="0.0647236322054931" calcext:value-type="float">
            <text:p>0,0647236322054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5</text:p>
          </table:table-cell>
          <table:table-cell table:formula="of:=[.C884]+([$'70.1'.$D$6]-[$'70.1'.$C$5])/1000" office:value-type="float" office:value="8.9999999999999" calcext:value-type="float">
            <text:p>8,9999999999999</text:p>
          </table:table-cell>
          <table:table-cell table:formula="of:=([.C885]*[.C885]*[.C885]*[.C885]/500)-([.C885]*[.C885]/200)-3/250" office:value-type="float" office:value="12.7049999999994" calcext:value-type="float">
            <text:p>12,7049999999994</text:p>
          </table:table-cell>
          <table:table-cell table:formula="of:=SQRT((([.C885]-[.C884])*([.C885]-[.C884]))+(([.D885]-[.D884])*([.D885]-[.D884])))" office:value-type="float" office:value="0.0465664850857826" calcext:value-type="float">
            <text:p>0,046566485085783</text:p>
          </table:table-cell>
          <table:table-cell table:formula="of:=-([.C885]*[.C885]*[.C885]/30)+([.C885]/20)+1/6" office:value-type="float" office:value="-23.6833333333325" calcext:value-type="float">
            <text:p>-23,6833333333325</text:p>
          </table:table-cell>
          <table:table-cell table:formula="of:=SQRT((([.C885]-[.C884])*([.C885]-[.C884]))+(([.F885]-[.F884])*([.F885]-[.F884])))" office:value-type="float" office:value="0.0648378487766197" calcext:value-type="float">
            <text:p>0,064837848776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6</text:p>
          </table:table-cell>
          <table:table-cell table:formula="of:=[.C885]+([$'70.1'.$D$6]-[$'70.1'.$C$5])/1000" office:value-type="float" office:value="9.00799999999989" calcext:value-type="float">
            <text:p>9,00799999999989</text:p>
          </table:table-cell>
          <table:table-cell table:formula="of:=([.C886]*[.C886]*[.C886]*[.C886]/500)-([.C886]*[.C886]/200)-3/250" office:value-type="float" office:value="12.7509979248716" calcext:value-type="float">
            <text:p>12,7509979248716</text:p>
          </table:table-cell>
          <table:table-cell table:formula="of:=SQRT((([.C886]-[.C885])*([.C886]-[.C885]))+(([.D886]-[.D885])*([.D886]-[.D885])))" office:value-type="float" office:value="0.0466884256807534" calcext:value-type="float">
            <text:p>0,046688425680753</text:p>
          </table:table-cell>
          <table:table-cell table:formula="of:=-([.C886]*[.C886]*[.C886]/30)+([.C886]/20)+1/6" office:value-type="float" office:value="-23.7477909503991" calcext:value-type="float">
            <text:p>-23,7477909503991</text:p>
          </table:table-cell>
          <table:table-cell table:formula="of:=SQRT((([.C886]-[.C885])*([.C886]-[.C885]))+(([.F886]-[.F885])*([.F886]-[.F885])))" office:value-type="float" office:value="0.0649521700785427" calcext:value-type="float">
            <text:p>0,0649521700785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7</text:p>
          </table:table-cell>
          <table:table-cell table:formula="of:=[.C886]+([$'70.1'.$D$6]-[$'70.1'.$C$5])/1000" office:value-type="float" office:value="9.01599999999989" calcext:value-type="float">
            <text:p>9,01599999999989</text:p>
          </table:table-cell>
          <table:table-cell table:formula="of:=([.C887]*[.C887]*[.C887]*[.C887]/500)-([.C887]*[.C887]/200)-3/250" office:value-type="float" office:value="12.7971198470425" calcext:value-type="float">
            <text:p>12,7971198470425</text:p>
          </table:table-cell>
          <table:table-cell table:formula="of:=SQRT((([.C887]-[.C886])*([.C887]-[.C886]))+(([.D887]-[.D886])*([.D887]-[.D886])))" office:value-type="float" office:value="0.0468105939370121" calcext:value-type="float">
            <text:p>0,046810593937012</text:p>
          </table:table-cell>
          <table:table-cell table:formula="of:=-([.C887]*[.C887]*[.C887]/30)+([.C887]/20)+1/6" office:value-type="float" office:value="-23.8123638698658" calcext:value-type="float">
            <text:p>-23,8123638698658</text:p>
          </table:table-cell>
          <table:table-cell table:formula="of:=SQRT((([.C887]-[.C886])*([.C887]-[.C886]))+(([.F887]-[.F886])*([.F887]-[.F886])))" office:value-type="float" office:value="0.065066596103125" calcext:value-type="float">
            <text:p>0,0650665961031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8</text:p>
          </table:table-cell>
          <table:table-cell table:formula="of:=[.C887]+([$'70.1'.$D$6]-[$'70.1'.$C$5])/1000" office:value-type="float" office:value="9.02399999999989" calcext:value-type="float">
            <text:p>9,02399999999989</text:p>
          </table:table-cell>
          <table:table-cell table:formula="of:=([.C888]*[.C888]*[.C888]*[.C888]/500)-([.C888]*[.C888]/200)-3/250" office:value-type="float" office:value="12.8433659879909" calcext:value-type="float">
            <text:p>12,8433659879909</text:p>
          </table:table-cell>
          <table:table-cell table:formula="of:=SQRT((([.C888]-[.C887])*([.C888]-[.C887]))+(([.D888]-[.D887])*([.D888]-[.D887])))" office:value-type="float" office:value="0.046932990024356" calcext:value-type="float">
            <text:p>0,046932990024356</text:p>
          </table:table-cell>
          <table:table-cell table:formula="of:=-([.C888]*[.C888]*[.C888]/30)+([.C888]/20)+1/6" office:value-type="float" office:value="-23.8770521941325" calcext:value-type="float">
            <text:p>-23,8770521941325</text:p>
          </table:table-cell>
          <table:table-cell table:formula="of:=SQRT((([.C888]-[.C887])*([.C888]-[.C887]))+(([.F888]-[.F887])*([.F888]-[.F887])))" office:value-type="float" office:value="0.0651811268422788" calcext:value-type="float">
            <text:p>0,065181126842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79</text:p>
          </table:table-cell>
          <table:table-cell table:formula="of:=[.C888]+([$'70.1'.$D$6]-[$'70.1'.$C$5])/1000" office:value-type="float" office:value="9.03199999999989" calcext:value-type="float">
            <text:p>9,03199999999989</text:p>
          </table:table-cell>
          <table:table-cell table:formula="of:=([.C889]*[.C889]*[.C889]*[.C889]/500)-([.C889]*[.C889]/200)-3/250" office:value-type="float" office:value="12.8897365693925" calcext:value-type="float">
            <text:p>12,8897365693925</text:p>
          </table:table-cell>
          <table:table-cell table:formula="of:=SQRT((([.C889]-[.C888])*([.C889]-[.C888]))+(([.D889]-[.D888])*([.D889]-[.D888])))" office:value-type="float" office:value="0.0470556141126833" calcext:value-type="float">
            <text:p>0,047055614112683</text:p>
          </table:table-cell>
          <table:table-cell table:formula="of:=-([.C889]*[.C889]*[.C889]/30)+([.C889]/20)+1/6" office:value-type="float" office:value="-23.9418560255991" calcext:value-type="float">
            <text:p>-23,9418560255991</text:p>
          </table:table-cell>
          <table:table-cell table:formula="of:=SQRT((([.C889]-[.C888])*([.C889]-[.C888]))+(([.F889]-[.F888])*([.F889]-[.F888])))" office:value-type="float" office:value="0.0652957622879051" calcext:value-type="float">
            <text:p>0,0652957622879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0</text:p>
          </table:table-cell>
          <table:table-cell table:formula="of:=[.C889]+([$'70.1'.$D$6]-[$'70.1'.$C$5])/1000" office:value-type="float" office:value="9.03999999999989" calcext:value-type="float">
            <text:p>9,03999999999989</text:p>
          </table:table-cell>
          <table:table-cell table:formula="of:=([.C890]*[.C890]*[.C890]*[.C890]/500)-([.C890]*[.C890]/200)-3/250" office:value-type="float" office:value="12.9362318131194" calcext:value-type="float">
            <text:p>12,9362318131194</text:p>
          </table:table-cell>
          <table:table-cell table:formula="of:=SQRT((([.C890]-[.C889])*([.C890]-[.C889]))+(([.D890]-[.D889])*([.D890]-[.D889])))" office:value-type="float" office:value="0.0471784663720472" calcext:value-type="float">
            <text:p>0,047178466372047</text:p>
          </table:table-cell>
          <table:table-cell table:formula="of:=-([.C890]*[.C890]*[.C890]/30)+([.C890]/20)+1/6" office:value-type="float" office:value="-24.0067754666658" calcext:value-type="float">
            <text:p>-24,0067754666658</text:p>
          </table:table-cell>
          <table:table-cell table:formula="of:=SQRT((([.C890]-[.C889])*([.C890]-[.C889]))+(([.F890]-[.F889])*([.F890]-[.F889])))" office:value-type="float" office:value="0.0654105024320032" calcext:value-type="float">
            <text:p>0,065410502432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1</text:p>
          </table:table-cell>
          <table:table-cell table:formula="of:=[.C890]+([$'70.1'.$D$6]-[$'70.1'.$C$5])/1000" office:value-type="float" office:value="9.04799999999989" calcext:value-type="float">
            <text:p>9,04799999999989</text:p>
          </table:table-cell>
          <table:table-cell table:formula="of:=([.C891]*[.C891]*[.C891]*[.C891]/500)-([.C891]*[.C891]/200)-3/250" office:value-type="float" office:value="12.9828519412402" calcext:value-type="float">
            <text:p>12,9828519412402</text:p>
          </table:table-cell>
          <table:table-cell table:formula="of:=SQRT((([.C891]-[.C890])*([.C891]-[.C890]))+(([.D891]-[.D890])*([.D891]-[.D890])))" office:value-type="float" office:value="0.0473015469726109" calcext:value-type="float">
            <text:p>0,047301546972611</text:p>
          </table:table-cell>
          <table:table-cell table:formula="of:=-([.C891]*[.C891]*[.C891]/30)+([.C891]/20)+1/6" office:value-type="float" office:value="-24.0718106197324" calcext:value-type="float">
            <text:p>-24,0718106197324</text:p>
          </table:table-cell>
          <table:table-cell table:formula="of:=SQRT((([.C891]-[.C890])*([.C891]-[.C890]))+(([.F891]-[.F890])*([.F891]-[.F890])))" office:value-type="float" office:value="0.0655253472665608" calcext:value-type="float">
            <text:p>0,0655253472665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2</text:p>
          </table:table-cell>
          <table:table-cell table:formula="of:=[.C891]+([$'70.1'.$D$6]-[$'70.1'.$C$5])/1000" office:value-type="float" office:value="9.05599999999989" calcext:value-type="float">
            <text:p>9,05599999999989</text:p>
          </table:table-cell>
          <table:table-cell table:formula="of:=([.C892]*[.C892]*[.C892]*[.C892]/500)-([.C892]*[.C892]/200)-3/250" office:value-type="float" office:value="13.0295971760203" calcext:value-type="float">
            <text:p>13,0295971760203</text:p>
          </table:table-cell>
          <table:table-cell table:formula="of:=SQRT((([.C892]-[.C891])*([.C892]-[.C891]))+(([.D892]-[.D891])*([.D892]-[.D891])))" office:value-type="float" office:value="0.0474248560846687" calcext:value-type="float">
            <text:p>0,047424856084669</text:p>
          </table:table-cell>
          <table:table-cell table:formula="of:=-([.C892]*[.C892]*[.C892]/30)+([.C892]/20)+1/6" office:value-type="float" office:value="-24.1369615871991" calcext:value-type="float">
            <text:p>-24,1369615871991</text:p>
          </table:table-cell>
          <table:table-cell table:formula="of:=SQRT((([.C892]-[.C891])*([.C892]-[.C891]))+(([.F892]-[.F891])*([.F892]-[.F891])))" office:value-type="float" office:value="0.0656402967836211" calcext:value-type="float">
            <text:p>0,0656402967836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3</text:p>
          </table:table-cell>
          <table:table-cell table:formula="of:=[.C892]+([$'70.1'.$D$6]-[$'70.1'.$C$5])/1000" office:value-type="float" office:value="9.06399999999989" calcext:value-type="float">
            <text:p>9,06399999999989</text:p>
          </table:table-cell>
          <table:table-cell table:formula="of:=([.C893]*[.C893]*[.C893]*[.C893]/500)-([.C893]*[.C893]/200)-3/250" office:value-type="float" office:value="13.0764677399218" calcext:value-type="float">
            <text:p>13,0764677399218</text:p>
          </table:table-cell>
          <table:table-cell table:formula="of:=SQRT((([.C893]-[.C892])*([.C893]-[.C892]))+(([.D893]-[.D892])*([.D893]-[.D892])))" office:value-type="float" office:value="0.0475483938786413" calcext:value-type="float">
            <text:p>0,047548393878641</text:p>
          </table:table-cell>
          <table:table-cell table:formula="of:=-([.C893]*[.C893]*[.C893]/30)+([.C893]/20)+1/6" office:value-type="float" office:value="-24.2022284714657" calcext:value-type="float">
            <text:p>-24,2022284714657</text:p>
          </table:table-cell>
          <table:table-cell table:formula="of:=SQRT((([.C893]-[.C892])*([.C893]-[.C892]))+(([.F893]-[.F892])*([.F893]-[.F892])))" office:value-type="float" office:value="0.0657553509752402" calcext:value-type="float">
            <text:p>0,065755350975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4</text:p>
          </table:table-cell>
          <table:table-cell table:formula="of:=[.C893]+([$'70.1'.$D$6]-[$'70.1'.$C$5])/1000" office:value-type="float" office:value="9.07199999999989" calcext:value-type="float">
            <text:p>9,07199999999989</text:p>
          </table:table-cell>
          <table:table-cell table:formula="of:=([.C894]*[.C894]*[.C894]*[.C894]/500)-([.C894]*[.C894]/200)-3/250" office:value-type="float" office:value="13.1234638556031" calcext:value-type="float">
            <text:p>13,1234638556031</text:p>
          </table:table-cell>
          <table:table-cell table:formula="of:=SQRT((([.C894]-[.C893])*([.C894]-[.C893]))+(([.D894]-[.D893])*([.D894]-[.D893])))" office:value-type="float" office:value="0.0476721605250665" calcext:value-type="float">
            <text:p>0,047672160525067</text:p>
          </table:table-cell>
          <table:table-cell table:formula="of:=-([.C894]*[.C894]*[.C894]/30)+([.C894]/20)+1/6" office:value-type="float" office:value="-24.2676113749324" calcext:value-type="float">
            <text:p>-24,2676113749324</text:p>
          </table:table-cell>
          <table:table-cell table:formula="of:=SQRT((([.C894]-[.C893])*([.C894]-[.C893]))+(([.F894]-[.F893])*([.F894]-[.F893])))" office:value-type="float" office:value="0.0658705098335434" calcext:value-type="float">
            <text:p>0,0658705098335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5</text:p>
          </table:table-cell>
          <table:table-cell table:formula="of:=[.C894]+([$'70.1'.$D$6]-[$'70.1'.$C$5])/1000" office:value-type="float" office:value="9.07999999999989" calcext:value-type="float">
            <text:p>9,07999999999989</text:p>
          </table:table-cell>
          <table:table-cell table:formula="of:=([.C895]*[.C895]*[.C895]*[.C895]/500)-([.C895]*[.C895]/200)-3/250" office:value-type="float" office:value="13.1705857459193" calcext:value-type="float">
            <text:p>13,1705857459193</text:p>
          </table:table-cell>
          <table:table-cell table:formula="of:=SQRT((([.C895]-[.C894])*([.C895]-[.C894]))+(([.D895]-[.D894])*([.D895]-[.D894])))" office:value-type="float" office:value="0.0477961561946095" calcext:value-type="float">
            <text:p>0,04779615619461</text:p>
          </table:table-cell>
          <table:table-cell table:formula="of:=-([.C895]*[.C895]*[.C895]/30)+([.C895]/20)+1/6" office:value-type="float" office:value="-24.3331103999991" calcext:value-type="float">
            <text:p>-24,3331103999991</text:p>
          </table:table-cell>
          <table:table-cell table:formula="of:=SQRT((([.C895]-[.C894])*([.C895]-[.C894]))+(([.F895]-[.F894])*([.F895]-[.F894])))" office:value-type="float" office:value="0.0659857733506406" calcext:value-type="float">
            <text:p>0,0659857733506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6</text:p>
          </table:table-cell>
          <table:table-cell table:formula="of:=[.C895]+([$'70.1'.$D$6]-[$'70.1'.$C$5])/1000" office:value-type="float" office:value="9.08799999999989" calcext:value-type="float">
            <text:p>9,08799999999989</text:p>
          </table:table-cell>
          <table:table-cell table:formula="of:=([.C896]*[.C896]*[.C896]*[.C896]/500)-([.C896]*[.C896]/200)-3/250" office:value-type="float" office:value="13.2178336339224" calcext:value-type="float">
            <text:p>13,2178336339224</text:p>
          </table:table-cell>
          <table:table-cell table:formula="of:=SQRT((([.C896]-[.C895])*([.C896]-[.C895]))+(([.D896]-[.D895])*([.D896]-[.D895])))" office:value-type="float" office:value="0.0479203810580636" calcext:value-type="float">
            <text:p>0,047920381058064</text:p>
          </table:table-cell>
          <table:table-cell table:formula="of:=-([.C896]*[.C896]*[.C896]/30)+([.C896]/20)+1/6" office:value-type="float" office:value="-24.3987256490657" calcext:value-type="float">
            <text:p>-24,3987256490657</text:p>
          </table:table-cell>
          <table:table-cell table:formula="of:=SQRT((([.C896]-[.C895])*([.C896]-[.C895]))+(([.F896]-[.F895])*([.F896]-[.F895])))" office:value-type="float" office:value="0.0661011415187348" calcext:value-type="float">
            <text:p>0,0661011415187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7</text:p>
          </table:table-cell>
          <table:table-cell table:formula="of:=[.C896]+([$'70.1'.$D$6]-[$'70.1'.$C$5])/1000" office:value-type="float" office:value="9.09599999999988" calcext:value-type="float">
            <text:p>9,09599999999988</text:p>
          </table:table-cell>
          <table:table-cell table:formula="of:=([.C897]*[.C897]*[.C897]*[.C897]/500)-([.C897]*[.C897]/200)-3/250" office:value-type="float" office:value="13.2652077428606" calcext:value-type="float">
            <text:p>13,2652077428606</text:p>
          </table:table-cell>
          <table:table-cell table:formula="of:=SQRT((([.C897]-[.C896])*([.C897]-[.C896]))+(([.D897]-[.D896])*([.D897]-[.D896])))" office:value-type="float" office:value="0.0480448352863394" calcext:value-type="float">
            <text:p>0,048044835286339</text:p>
          </table:table-cell>
          <table:table-cell table:formula="of:=-([.C897]*[.C897]*[.C897]/30)+([.C897]/20)+1/6" office:value-type="float" office:value="-24.4644572245324" calcext:value-type="float">
            <text:p>-24,4644572245324</text:p>
          </table:table-cell>
          <table:table-cell table:formula="of:=SQRT((([.C897]-[.C896])*([.C897]-[.C896]))+(([.F897]-[.F896])*([.F897]-[.F896])))" office:value-type="float" office:value="0.0662166143300029" calcext:value-type="float">
            <text:p>0,066216614330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8</text:p>
          </table:table-cell>
          <table:table-cell table:formula="of:=[.C897]+([$'70.1'.$D$6]-[$'70.1'.$C$5])/1000" office:value-type="float" office:value="9.10399999999988" calcext:value-type="float">
            <text:p>9,10399999999988</text:p>
          </table:table-cell>
          <table:table-cell table:formula="of:=([.C898]*[.C898]*[.C898]*[.C898]/500)-([.C898]*[.C898]/200)-3/250" office:value-type="float" office:value="13.312708296179" calcext:value-type="float">
            <text:p>13,312708296179</text:p>
          </table:table-cell>
          <table:table-cell table:formula="of:=SQRT((([.C898]-[.C897])*([.C898]-[.C897]))+(([.D898]-[.D897])*([.D898]-[.D897])))" office:value-type="float" office:value="0.0481695190504691" calcext:value-type="float">
            <text:p>0,048169519050469</text:p>
          </table:table-cell>
          <table:table-cell table:formula="of:=-([.C898]*[.C898]*[.C898]/30)+([.C898]/20)+1/6" office:value-type="float" office:value="-24.530305228799" calcext:value-type="float">
            <text:p>-24,530305228799</text:p>
          </table:table-cell>
          <table:table-cell table:formula="of:=SQRT((([.C898]-[.C897])*([.C898]-[.C897]))+(([.F898]-[.F897])*([.F898]-[.F897])))" office:value-type="float" office:value="0.0663321917767076" calcext:value-type="float">
            <text:p>0,066332191776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89</text:p>
          </table:table-cell>
          <table:table-cell table:formula="of:=[.C898]+([$'70.1'.$D$6]-[$'70.1'.$C$5])/1000" office:value-type="float" office:value="9.11199999999988" calcext:value-type="float">
            <text:p>9,11199999999988</text:p>
          </table:table-cell>
          <table:table-cell table:formula="of:=([.C899]*[.C899]*[.C899]*[.C899]/500)-([.C899]*[.C899]/200)-3/250" office:value-type="float" office:value="13.3603355175192" calcext:value-type="float">
            <text:p>13,3603355175192</text:p>
          </table:table-cell>
          <table:table-cell table:formula="of:=SQRT((([.C899]-[.C898])*([.C899]-[.C898]))+(([.D899]-[.D898])*([.D899]-[.D898])))" office:value-type="float" office:value="0.0482944325216044" calcext:value-type="float">
            <text:p>0,048294432521605</text:p>
          </table:table-cell>
          <table:table-cell table:formula="of:=-([.C899]*[.C899]*[.C899]/30)+([.C899]/20)+1/6" office:value-type="float" office:value="-24.5962697642657" calcext:value-type="float">
            <text:p>-24,5962697642657</text:p>
          </table:table-cell>
          <table:table-cell table:formula="of:=SQRT((([.C899]-[.C898])*([.C899]-[.C898]))+(([.F899]-[.F898])*([.F899]-[.F898])))" office:value-type="float" office:value="0.0664478738511027" calcext:value-type="float">
            <text:p>0,0664478738511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0</text:p>
          </table:table-cell>
          <table:table-cell table:formula="of:=[.C899]+([$'70.1'.$D$6]-[$'70.1'.$C$5])/1000" office:value-type="float" office:value="9.11999999999988" calcext:value-type="float">
            <text:p>9,11999999999988</text:p>
          </table:table-cell>
          <table:table-cell table:formula="of:=([.C900]*[.C900]*[.C900]*[.C900]/500)-([.C900]*[.C900]/200)-3/250" office:value-type="float" office:value="13.4080896307193" calcext:value-type="float">
            <text:p>13,4080896307193</text:p>
          </table:table-cell>
          <table:table-cell table:formula="of:=SQRT((([.C900]-[.C899])*([.C900]-[.C899]))+(([.D900]-[.D899])*([.D900]-[.D899])))" office:value-type="float" office:value="0.0484195758710248" calcext:value-type="float">
            <text:p>0,048419575871025</text:p>
          </table:table-cell>
          <table:table-cell table:formula="of:=-([.C900]*[.C900]*[.C900]/30)+([.C900]/20)+1/6" office:value-type="float" office:value="-24.6623509333324" calcext:value-type="float">
            <text:p>-24,6623509333324</text:p>
          </table:table-cell>
          <table:table-cell table:formula="of:=SQRT((([.C900]-[.C899])*([.C900]-[.C899]))+(([.F900]-[.F899])*([.F900]-[.F899])))" office:value-type="float" office:value="0.0665636605454993" calcext:value-type="float">
            <text:p>0,0665636605454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1</text:p>
          </table:table-cell>
          <table:table-cell table:formula="of:=[.C900]+([$'70.1'.$D$6]-[$'70.1'.$C$5])/1000" office:value-type="float" office:value="9.12799999999988" calcext:value-type="float">
            <text:p>9,12799999999988</text:p>
          </table:table-cell>
          <table:table-cell table:formula="of:=([.C901]*[.C901]*[.C901]*[.C901]/500)-([.C901]*[.C901]/200)-3/250" office:value-type="float" office:value="13.4559708598142" calcext:value-type="float">
            <text:p>13,4559708598142</text:p>
          </table:table-cell>
          <table:table-cell table:formula="of:=SQRT((([.C901]-[.C900])*([.C901]-[.C900]))+(([.D901]-[.D900])*([.D901]-[.D900])))" office:value-type="float" office:value="0.0485449492701243" calcext:value-type="float">
            <text:p>0,048544949270124</text:p>
          </table:table-cell>
          <table:table-cell table:formula="of:=-([.C901]*[.C901]*[.C901]/30)+([.C901]/20)+1/6" office:value-type="float" office:value="-24.728548838399" calcext:value-type="float">
            <text:p>-24,728548838399</text:p>
          </table:table-cell>
          <table:table-cell table:formula="of:=SQRT((([.C901]-[.C900])*([.C901]-[.C900]))+(([.F901]-[.F900])*([.F901]-[.F900])))" office:value-type="float" office:value="0.0666795518522274" calcext:value-type="float">
            <text:p>0,0666795518522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2</text:p>
          </table:table-cell>
          <table:table-cell table:formula="of:=[.C901]+([$'70.1'.$D$6]-[$'70.1'.$C$5])/1000" office:value-type="float" office:value="9.13599999999988" calcext:value-type="float">
            <text:p>9,13599999999988</text:p>
          </table:table-cell>
          <table:table-cell table:formula="of:=([.C902]*[.C902]*[.C902]*[.C902]/500)-([.C902]*[.C902]/200)-3/250" office:value-type="float" office:value="13.5039794290353" calcext:value-type="float">
            <text:p>13,5039794290353</text:p>
          </table:table-cell>
          <table:table-cell table:formula="of:=SQRT((([.C902]-[.C901])*([.C902]-[.C901]))+(([.D902]-[.D901])*([.D902]-[.D901])))" office:value-type="float" office:value="0.048670552890413" calcext:value-type="float">
            <text:p>0,048670552890413</text:p>
          </table:table-cell>
          <table:table-cell table:formula="of:=-([.C902]*[.C902]*[.C902]/30)+([.C902]/20)+1/6" office:value-type="float" office:value="-24.7948635818657" calcext:value-type="float">
            <text:p>-24,7948635818657</text:p>
          </table:table-cell>
          <table:table-cell table:formula="of:=SQRT((([.C902]-[.C901])*([.C902]-[.C901]))+(([.F902]-[.F901])*([.F902]-[.F901])))" office:value-type="float" office:value="0.0667955477636705" calcext:value-type="float">
            <text:p>0,066795547763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3</text:p>
          </table:table-cell>
          <table:table-cell table:formula="of:=[.C902]+([$'70.1'.$D$6]-[$'70.1'.$C$5])/1000" office:value-type="float" office:value="9.14399999999988" calcext:value-type="float">
            <text:p>9,14399999999988</text:p>
          </table:table-cell>
          <table:table-cell table:formula="of:=([.C903]*[.C903]*[.C903]*[.C903]/500)-([.C903]*[.C903]/200)-3/250" office:value-type="float" office:value="13.5521155628107" calcext:value-type="float">
            <text:p>13,5521155628107</text:p>
          </table:table-cell>
          <table:table-cell table:formula="of:=SQRT((([.C903]-[.C902])*([.C903]-[.C902]))+(([.D903]-[.D902])*([.D903]-[.D902])))" office:value-type="float" office:value="0.0487963869035266" calcext:value-type="float">
            <text:p>0,048796386903527</text:p>
          </table:table-cell>
          <table:table-cell table:formula="of:=-([.C903]*[.C903]*[.C903]/30)+([.C903]/20)+1/6" office:value-type="float" office:value="-24.8612952661323" calcext:value-type="float">
            <text:p>-24,8612952661323</text:p>
          </table:table-cell>
          <table:table-cell table:formula="of:=SQRT((([.C903]-[.C902])*([.C903]-[.C902]))+(([.F903]-[.F902])*([.F903]-[.F902])))" office:value-type="float" office:value="0.0669116482722166" calcext:value-type="float">
            <text:p>0,0669116482722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4</text:p>
          </table:table-cell>
          <table:table-cell table:formula="of:=[.C903]+([$'70.1'.$D$6]-[$'70.1'.$C$5])/1000" office:value-type="float" office:value="9.15199999999988" calcext:value-type="float">
            <text:p>9,15199999999988</text:p>
          </table:table-cell>
          <table:table-cell table:formula="of:=([.C904]*[.C904]*[.C904]*[.C904]/500)-([.C904]*[.C904]/200)-3/250" office:value-type="float" office:value="13.6003794857649" calcext:value-type="float">
            <text:p>13,6003794857649</text:p>
          </table:table-cell>
          <table:table-cell table:formula="of:=SQRT((([.C904]-[.C903])*([.C904]-[.C903]))+(([.D904]-[.D903])*([.D904]-[.D903])))" office:value-type="float" office:value="0.0489224514812175" calcext:value-type="float">
            <text:p>0,048922451481218</text:p>
          </table:table-cell>
          <table:table-cell table:formula="of:=-([.C904]*[.C904]*[.C904]/30)+([.C904]/20)+1/6" office:value-type="float" office:value="-24.927843993599" calcext:value-type="float">
            <text:p>-24,927843993599</text:p>
          </table:table-cell>
          <table:table-cell table:formula="of:=SQRT((([.C904]-[.C903])*([.C904]-[.C903]))+(([.F904]-[.F903])*([.F904]-[.F903])))" office:value-type="float" office:value="0.0670278533703103" calcext:value-type="float">
            <text:p>0,067027853370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5</text:p>
          </table:table-cell>
          <table:table-cell table:formula="of:=[.C904]+([$'70.1'.$D$6]-[$'70.1'.$C$5])/1000" office:value-type="float" office:value="9.15999999999988" calcext:value-type="float">
            <text:p>9,15999999999988</text:p>
          </table:table-cell>
          <table:table-cell table:formula="of:=([.C905]*[.C905]*[.C905]*[.C905]/500)-([.C905]*[.C905]/200)-3/250" office:value-type="float" office:value="13.6487714227193" calcext:value-type="float">
            <text:p>13,6487714227193</text:p>
          </table:table-cell>
          <table:table-cell table:formula="of:=SQRT((([.C905]-[.C904])*([.C905]-[.C904]))+(([.D905]-[.D904])*([.D905]-[.D904])))" office:value-type="float" office:value="0.0490487467953521" calcext:value-type="float">
            <text:p>0,049048746795352</text:p>
          </table:table-cell>
          <table:table-cell table:formula="of:=-([.C905]*[.C905]*[.C905]/30)+([.C905]/20)+1/6" office:value-type="float" office:value="-24.9945098666656" calcext:value-type="float">
            <text:p>-24,9945098666656</text:p>
          </table:table-cell>
          <table:table-cell table:formula="of:=SQRT((([.C905]-[.C904])*([.C905]-[.C904]))+(([.F905]-[.F904])*([.F905]-[.F904])))" office:value-type="float" office:value="0.0671441630504003" calcext:value-type="float">
            <text:p>0,06714416305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6</text:p>
          </table:table-cell>
          <table:table-cell table:formula="of:=[.C905]+([$'70.1'.$D$6]-[$'70.1'.$C$5])/1000" office:value-type="float" office:value="9.16799999999988" calcext:value-type="float">
            <text:p>9,16799999999988</text:p>
          </table:table-cell>
          <table:table-cell table:formula="of:=([.C906]*[.C906]*[.C906]*[.C906]/500)-([.C906]*[.C906]/200)-3/250" office:value-type="float" office:value="13.6972915986916" calcext:value-type="float">
            <text:p>13,6972915986916</text:p>
          </table:table-cell>
          <table:table-cell table:formula="of:=SQRT((([.C906]-[.C905])*([.C906]-[.C905]))+(([.D906]-[.D905])*([.D906]-[.D905])))" office:value-type="float" office:value="0.0491752730179244" calcext:value-type="float">
            <text:p>0,049175273017924</text:p>
          </table:table-cell>
          <table:table-cell table:formula="of:=-([.C906]*[.C906]*[.C906]/30)+([.C906]/20)+1/6" office:value-type="float" office:value="-25.0612929877323" calcext:value-type="float">
            <text:p>-25,0612929877323</text:p>
          </table:table-cell>
          <table:table-cell table:formula="of:=SQRT((([.C906]-[.C905])*([.C906]-[.C905]))+(([.F906]-[.F905])*([.F906]-[.F905])))" office:value-type="float" office:value="0.0672605773050167" calcext:value-type="float">
            <text:p>0,0672605773050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7</text:p>
          </table:table-cell>
          <table:table-cell table:formula="of:=[.C906]+([$'70.1'.$D$6]-[$'70.1'.$C$5])/1000" office:value-type="float" office:value="9.17599999999988" calcext:value-type="float">
            <text:p>9,17599999999988</text:p>
          </table:table-cell>
          <table:table-cell table:formula="of:=([.C907]*[.C907]*[.C907]*[.C907]/500)-([.C907]*[.C907]/200)-3/250" office:value-type="float" office:value="13.7459402388964" calcext:value-type="float">
            <text:p>13,7459402388964</text:p>
          </table:table-cell>
          <table:table-cell table:formula="of:=SQRT((([.C907]-[.C906])*([.C907]-[.C906]))+(([.D907]-[.D906])*([.D907]-[.D906])))" office:value-type="float" office:value="0.0493020303210255" calcext:value-type="float">
            <text:p>0,049302030321026</text:p>
          </table:table-cell>
          <table:table-cell table:formula="of:=-([.C907]*[.C907]*[.C907]/30)+([.C907]/20)+1/6" office:value-type="float" office:value="-25.128193459199" calcext:value-type="float">
            <text:p>-25,128193459199</text:p>
          </table:table-cell>
          <table:table-cell table:formula="of:=SQRT((([.C907]-[.C906])*([.C907]-[.C906]))+(([.F907]-[.F906])*([.F907]-[.F906])))" office:value-type="float" office:value="0.0673770961266578" calcext:value-type="float">
            <text:p>0,0673770961266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8</text:p>
          </table:table-cell>
          <table:table-cell table:formula="of:=[.C907]+([$'70.1'.$D$6]-[$'70.1'.$C$5])/1000" office:value-type="float" office:value="9.18399999999988" calcext:value-type="float">
            <text:p>9,18399999999988</text:p>
          </table:table-cell>
          <table:table-cell table:formula="of:=([.C908]*[.C908]*[.C908]*[.C908]/500)-([.C908]*[.C908]/200)-3/250" office:value-type="float" office:value="13.7947175687447" calcext:value-type="float">
            <text:p>13,7947175687447</text:p>
          </table:table-cell>
          <table:table-cell table:formula="of:=SQRT((([.C908]-[.C907])*([.C908]-[.C907]))+(([.D908]-[.D907])*([.D908]-[.D907])))" office:value-type="float" office:value="0.0494290188768819" calcext:value-type="float">
            <text:p>0,049429018876882</text:p>
          </table:table-cell>
          <table:table-cell table:formula="of:=-([.C908]*[.C908]*[.C908]/30)+([.C908]/20)+1/6" office:value-type="float" office:value="-25.1952113834656" calcext:value-type="float">
            <text:p>-25,1952113834656</text:p>
          </table:table-cell>
          <table:table-cell table:formula="of:=SQRT((([.C908]-[.C907])*([.C908]-[.C907]))+(([.F908]-[.F907])*([.F908]-[.F907])))" office:value-type="float" office:value="0.0674937195079064" calcext:value-type="float">
            <text:p>0,0674937195079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899</text:p>
          </table:table-cell>
          <table:table-cell table:formula="of:=[.C908]+([$'70.1'.$D$6]-[$'70.1'.$C$5])/1000" office:value-type="float" office:value="9.19199999999987" calcext:value-type="float">
            <text:p>9,19199999999987</text:p>
          </table:table-cell>
          <table:table-cell table:formula="of:=([.C909]*[.C909]*[.C909]*[.C909]/500)-([.C909]*[.C909]/200)-3/250" office:value-type="float" office:value="13.8436238138442" calcext:value-type="float">
            <text:p>13,8436238138442</text:p>
          </table:table-cell>
          <table:table-cell table:formula="of:=SQRT((([.C909]-[.C908])*([.C909]-[.C908]))+(([.D909]-[.D908])*([.D909]-[.D908])))" office:value-type="float" office:value="0.0495562388578212" calcext:value-type="float">
            <text:p>0,049556238857821</text:p>
          </table:table-cell>
          <table:table-cell table:formula="of:=-([.C909]*[.C909]*[.C909]/30)+([.C909]/20)+1/6" office:value-type="float" office:value="-25.2623468629323" calcext:value-type="float">
            <text:p>-25,2623468629323</text:p>
          </table:table-cell>
          <table:table-cell table:formula="of:=SQRT((([.C909]-[.C908])*([.C909]-[.C908]))+(([.F909]-[.F908])*([.F909]-[.F908])))" office:value-type="float" office:value="0.0676104474413343" calcext:value-type="float">
            <text:p>0,0676104474413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0</text:p>
          </table:table-cell>
          <table:table-cell table:formula="of:=[.C909]+([$'70.1'.$D$6]-[$'70.1'.$C$5])/1000" office:value-type="float" office:value="9.19999999999987" calcext:value-type="float">
            <text:p>9,19999999999987</text:p>
          </table:table-cell>
          <table:table-cell table:formula="of:=([.C910]*[.C910]*[.C910]*[.C910]/500)-([.C910]*[.C910]/200)-3/250" office:value-type="float" office:value="13.8926591999992" calcext:value-type="float">
            <text:p>13,8926591999992</text:p>
          </table:table-cell>
          <table:table-cell table:formula="of:=SQRT((([.C910]-[.C909])*([.C910]-[.C909]))+(([.D910]-[.D909])*([.D910]-[.D909])))" office:value-type="float" office:value="0.0496836904362999" calcext:value-type="float">
            <text:p>0,0496836904363</text:p>
          </table:table-cell>
          <table:table-cell table:formula="of:=-([.C910]*[.C910]*[.C910]/30)+([.C910]/20)+1/6" office:value-type="float" office:value="-25.3295999999989" calcext:value-type="float">
            <text:p>-25,3295999999989</text:p>
          </table:table-cell>
          <table:table-cell table:formula="of:=SQRT((([.C910]-[.C909])*([.C910]-[.C909]))+(([.F910]-[.F909])*([.F910]-[.F909])))" office:value-type="float" office:value="0.0677272799195944" calcext:value-type="float">
            <text:p>0,0677272799195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1</text:p>
          </table:table-cell>
          <table:table-cell table:formula="of:=[.C910]+([$'70.1'.$D$6]-[$'70.1'.$C$5])/1000" office:value-type="float" office:value="9.20799999999987" calcext:value-type="float">
            <text:p>9,20799999999987</text:p>
          </table:table-cell>
          <table:table-cell table:formula="of:=([.C911]*[.C911]*[.C911]*[.C911]/500)-([.C911]*[.C911]/200)-3/250" office:value-type="float" office:value="13.9418239532106" calcext:value-type="float">
            <text:p>13,9418239532106</text:p>
          </table:table-cell>
          <table:table-cell table:formula="of:=SQRT((([.C911]-[.C910])*([.C911]-[.C910]))+(([.D911]-[.D910])*([.D911]-[.D910])))" office:value-type="float" office:value="0.0498113737848744" calcext:value-type="float">
            <text:p>0,049811373784874</text:p>
          </table:table-cell>
          <table:table-cell table:formula="of:=-([.C911]*[.C911]*[.C911]/30)+([.C911]/20)+1/6" office:value-type="float" office:value="-25.3969708970656" calcext:value-type="float">
            <text:p>-25,3969708970656</text:p>
          </table:table-cell>
          <table:table-cell table:formula="of:=SQRT((([.C911]-[.C910])*([.C911]-[.C910]))+(([.F911]-[.F910])*([.F911]-[.F910])))" office:value-type="float" office:value="0.067844216935314" calcext:value-type="float">
            <text:p>0,0678442169353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2</text:p>
          </table:table-cell>
          <table:table-cell table:formula="of:=[.C911]+([$'70.1'.$D$6]-[$'70.1'.$C$5])/1000" office:value-type="float" office:value="9.21599999999987" calcext:value-type="float">
            <text:p>9,21599999999987</text:p>
          </table:table-cell>
          <table:table-cell table:formula="of:=([.C912]*[.C912]*[.C912]*[.C912]/500)-([.C912]*[.C912]/200)-3/250" office:value-type="float" office:value="13.9911182996759" calcext:value-type="float">
            <text:p>13,9911182996759</text:p>
          </table:table-cell>
          <table:table-cell table:formula="of:=SQRT((([.C912]-[.C911])*([.C912]-[.C911]))+(([.D912]-[.D911])*([.D912]-[.D911])))" office:value-type="float" office:value="0.0499392890762201" calcext:value-type="float">
            <text:p>0,04993928907622</text:p>
          </table:table-cell>
          <table:table-cell table:formula="of:=-([.C912]*[.C912]*[.C912]/30)+([.C912]/20)+1/6" office:value-type="float" office:value="-25.4644596565322" calcext:value-type="float">
            <text:p>-25,4644596565322</text:p>
          </table:table-cell>
          <table:table-cell table:formula="of:=SQRT((([.C912]-[.C911])*([.C912]-[.C911]))+(([.F912]-[.F911])*([.F912]-[.F911])))" office:value-type="float" office:value="0.0679612584812008" calcext:value-type="float">
            <text:p>0,0679612584812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3</text:p>
          </table:table-cell>
          <table:table-cell table:formula="of:=[.C912]+([$'70.1'.$D$6]-[$'70.1'.$C$5])/1000" office:value-type="float" office:value="9.22399999999987" calcext:value-type="float">
            <text:p>9,22399999999987</text:p>
          </table:table-cell>
          <table:table-cell table:formula="of:=([.C913]*[.C913]*[.C913]*[.C913]/500)-([.C913]*[.C913]/200)-3/250" office:value-type="float" office:value="14.0405424657892" calcext:value-type="float">
            <text:p>14,0405424657892</text:p>
          </table:table-cell>
          <table:table-cell table:formula="of:=SQRT((([.C913]-[.C912])*([.C913]-[.C912]))+(([.D913]-[.D912])*([.D913]-[.D912])))" office:value-type="float" office:value="0.0500674364831292" calcext:value-type="float">
            <text:p>0,050067436483129</text:p>
          </table:table-cell>
          <table:table-cell table:formula="of:=-([.C913]*[.C913]*[.C913]/30)+([.C913]/20)+1/6" office:value-type="float" office:value="-25.5320663807989" calcext:value-type="float">
            <text:p>-25,5320663807989</text:p>
          </table:table-cell>
          <table:table-cell table:formula="of:=SQRT((([.C913]-[.C912])*([.C913]-[.C912]))+(([.F913]-[.F912])*([.F913]-[.F912])))" office:value-type="float" office:value="0.0680784045499582" calcext:value-type="float">
            <text:p>0,068078404549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4</text:p>
          </table:table-cell>
          <table:table-cell table:formula="of:=[.C913]+([$'70.1'.$D$6]-[$'70.1'.$C$5])/1000" office:value-type="float" office:value="9.23199999999987" calcext:value-type="float">
            <text:p>9,23199999999987</text:p>
          </table:table-cell>
          <table:table-cell table:formula="of:=([.C914]*[.C914]*[.C914]*[.C914]/500)-([.C914]*[.C914]/200)-3/250" office:value-type="float" office:value="14.0900966781411" calcext:value-type="float">
            <text:p>14,0900966781411</text:p>
          </table:table-cell>
          <table:table-cell table:formula="of:=SQRT((([.C914]-[.C913])*([.C914]-[.C913]))+(([.D914]-[.D913])*([.D914]-[.D913])))" office:value-type="float" office:value="0.0501958161785077" calcext:value-type="float">
            <text:p>0,050195816178508</text:p>
          </table:table-cell>
          <table:table-cell table:formula="of:=-([.C914]*[.C914]*[.C914]/30)+([.C914]/20)+1/6" office:value-type="float" office:value="-25.5997911722656" calcext:value-type="float">
            <text:p>-25,5997911722656</text:p>
          </table:table-cell>
          <table:table-cell table:formula="of:=SQRT((([.C914]-[.C913])*([.C914]-[.C913]))+(([.F914]-[.F913])*([.F914]-[.F913])))" office:value-type="float" office:value="0.0681956551343413" calcext:value-type="float">
            <text:p>0,0681956551343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5</text:p>
          </table:table-cell>
          <table:table-cell table:formula="of:=[.C914]+([$'70.1'.$D$6]-[$'70.1'.$C$5])/1000" office:value-type="float" office:value="9.23999999999987" calcext:value-type="float">
            <text:p>9,23999999999987</text:p>
          </table:table-cell>
          <table:table-cell table:formula="of:=([.C915]*[.C915]*[.C915]*[.C915]/500)-([.C915]*[.C915]/200)-3/250" office:value-type="float" office:value="14.1397811635192" calcext:value-type="float">
            <text:p>14,1397811635192</text:p>
          </table:table-cell>
          <table:table-cell table:formula="of:=SQRT((([.C915]-[.C914])*([.C915]-[.C914]))+(([.D915]-[.D914])*([.D915]-[.D914])))" office:value-type="float" office:value="0.0503244283353579" calcext:value-type="float">
            <text:p>0,050324428335358</text:p>
          </table:table-cell>
          <table:table-cell table:formula="of:=-([.C915]*[.C915]*[.C915]/30)+([.C915]/20)+1/6" office:value-type="float" office:value="-25.6676341333322" calcext:value-type="float">
            <text:p>-25,6676341333322</text:p>
          </table:table-cell>
          <table:table-cell table:formula="of:=SQRT((([.C915]-[.C914])*([.C915]-[.C914]))+(([.F915]-[.F914])*([.F915]-[.F914])))" office:value-type="float" office:value="0.0683130102271289" calcext:value-type="float">
            <text:p>0,0683130102271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6</text:p>
          </table:table-cell>
          <table:table-cell table:formula="of:=[.C915]+([$'70.1'.$D$6]-[$'70.1'.$C$5])/1000" office:value-type="float" office:value="9.24799999999987" calcext:value-type="float">
            <text:p>9,24799999999987</text:p>
          </table:table-cell>
          <table:table-cell table:formula="of:=([.C916]*[.C916]*[.C916]*[.C916]/500)-([.C916]*[.C916]/200)-3/250" office:value-type="float" office:value="14.1895961489072" calcext:value-type="float">
            <text:p>14,1895961489072</text:p>
          </table:table-cell>
          <table:table-cell table:formula="of:=SQRT((([.C916]-[.C915])*([.C916]-[.C915]))+(([.D916]-[.D915])*([.D916]-[.D915])))" office:value-type="float" office:value="0.0504532731268146" calcext:value-type="float">
            <text:p>0,050453273126815</text:p>
          </table:table-cell>
          <table:table-cell table:formula="of:=-([.C916]*[.C916]*[.C916]/30)+([.C916]/20)+1/6" office:value-type="float" office:value="-25.7355953663989" calcext:value-type="float">
            <text:p>-25,7355953663989</text:p>
          </table:table-cell>
          <table:table-cell table:formula="of:=SQRT((([.C916]-[.C915])*([.C916]-[.C915]))+(([.F916]-[.F915])*([.F916]-[.F915])))" office:value-type="float" office:value="0.06843046982113" calcext:value-type="float">
            <text:p>0,068430469821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7</text:p>
          </table:table-cell>
          <table:table-cell table:formula="of:=[.C916]+([$'70.1'.$D$6]-[$'70.1'.$C$5])/1000" office:value-type="float" office:value="9.25599999999987" calcext:value-type="float">
            <text:p>9,25599999999987</text:p>
          </table:table-cell>
          <table:table-cell table:formula="of:=([.C917]*[.C917]*[.C917]*[.C917]/500)-([.C917]*[.C917]/200)-3/250" office:value-type="float" office:value="14.2395418614858" calcext:value-type="float">
            <text:p>14,2395418614858</text:p>
          </table:table-cell>
          <table:table-cell table:formula="of:=SQRT((([.C917]-[.C916])*([.C917]-[.C916]))+(([.D917]-[.D916])*([.D917]-[.D916])))" office:value-type="float" office:value="0.0505823507261127" calcext:value-type="float">
            <text:p>0,050582350726113</text:p>
          </table:table-cell>
          <table:table-cell table:formula="of:=-([.C917]*[.C917]*[.C917]/30)+([.C917]/20)+1/6" office:value-type="float" office:value="-25.8036749738655" calcext:value-type="float">
            <text:p>-25,8036749738655</text:p>
          </table:table-cell>
          <table:table-cell table:formula="of:=SQRT((([.C917]-[.C916])*([.C917]-[.C916]))+(([.F917]-[.F916])*([.F917]-[.F916])))" office:value-type="float" office:value="0.0685480339091804" calcext:value-type="float">
            <text:p>0,068548033909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8</text:p>
          </table:table-cell>
          <table:table-cell table:formula="of:=[.C917]+([$'70.1'.$D$6]-[$'70.1'.$C$5])/1000" office:value-type="float" office:value="9.26399999999987" calcext:value-type="float">
            <text:p>9,26399999999987</text:p>
          </table:table-cell>
          <table:table-cell table:formula="of:=([.C918]*[.C918]*[.C918]*[.C918]/500)-([.C918]*[.C918]/200)-3/250" office:value-type="float" office:value="14.289618528632" calcext:value-type="float">
            <text:p>14,289618528632</text:p>
          </table:table-cell>
          <table:table-cell table:formula="of:=SQRT((([.C918]-[.C917])*([.C918]-[.C917]))+(([.D918]-[.D917])*([.D918]-[.D917])))" office:value-type="float" office:value="0.0507116613065922" calcext:value-type="float">
            <text:p>0,050711661306592</text:p>
          </table:table-cell>
          <table:table-cell table:formula="of:=-([.C918]*[.C918]*[.C918]/30)+([.C918]/20)+1/6" office:value-type="float" office:value="-25.8718730581322" calcext:value-type="float">
            <text:p>-25,8718730581322</text:p>
          </table:table-cell>
          <table:table-cell table:formula="of:=SQRT((([.C918]-[.C917])*([.C918]-[.C917]))+(([.F918]-[.F917])*([.F918]-[.F917])))" office:value-type="float" office:value="0.0686657024841495" calcext:value-type="float">
            <text:p>0,068665702484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09</text:p>
          </table:table-cell>
          <table:table-cell table:formula="of:=[.C918]+([$'70.1'.$D$6]-[$'70.1'.$C$5])/1000" office:value-type="float" office:value="9.27199999999987" calcext:value-type="float">
            <text:p>9,27199999999987</text:p>
          </table:table-cell>
          <table:table-cell table:formula="of:=([.C919]*[.C919]*[.C919]*[.C919]/500)-([.C919]*[.C919]/200)-3/250" office:value-type="float" office:value="14.3398263779197" calcext:value-type="float">
            <text:p>14,3398263779197</text:p>
          </table:table-cell>
          <table:table-cell table:formula="of:=SQRT((([.C919]-[.C918])*([.C919]-[.C918]))+(([.D919]-[.D918])*([.D919]-[.D918])))" office:value-type="float" office:value="0.0508412050417133" calcext:value-type="float">
            <text:p>0,050841205041713</text:p>
          </table:table-cell>
          <table:table-cell table:formula="of:=-([.C919]*[.C919]*[.C919]/30)+([.C919]/20)+1/6" office:value-type="float" office:value="-25.9401897215988" calcext:value-type="float">
            <text:p>-25,9401897215988</text:p>
          </table:table-cell>
          <table:table-cell table:formula="of:=SQRT((([.C919]-[.C918])*([.C919]-[.C918]))+(([.F919]-[.F918])*([.F919]-[.F918])))" office:value-type="float" office:value="0.0687834755389436" calcext:value-type="float">
            <text:p>0,0687834755389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0</text:p>
          </table:table-cell>
          <table:table-cell table:formula="of:=[.C919]+([$'70.1'.$D$6]-[$'70.1'.$C$5])/1000" office:value-type="float" office:value="9.27999999999986" calcext:value-type="float">
            <text:p>9,27999999999986</text:p>
          </table:table-cell>
          <table:table-cell table:formula="of:=([.C920]*[.C920]*[.C920]*[.C920]/500)-([.C920]*[.C920]/200)-3/250" office:value-type="float" office:value="14.3901656371191" calcext:value-type="float">
            <text:p>14,3901656371191</text:p>
          </table:table-cell>
          <table:table-cell table:formula="of:=SQRT((([.C920]-[.C919])*([.C920]-[.C919]))+(([.D920]-[.D919])*([.D920]-[.D919])))" office:value-type="float" office:value="0.0509709821050418" calcext:value-type="float">
            <text:p>0,050970982105042</text:p>
          </table:table-cell>
          <table:table-cell table:formula="of:=-([.C920]*[.C920]*[.C920]/30)+([.C920]/20)+1/6" office:value-type="float" office:value="-26.0086250666655" calcext:value-type="float">
            <text:p>-26,0086250666655</text:p>
          </table:table-cell>
          <table:table-cell table:formula="of:=SQRT((([.C920]-[.C919])*([.C920]-[.C919]))+(([.F920]-[.F919])*([.F920]-[.F919])))" office:value-type="float" office:value="0.0689013530664884" calcext:value-type="float">
            <text:p>0,0689013530664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1</text:p>
          </table:table-cell>
          <table:table-cell table:formula="of:=[.C920]+([$'70.1'.$D$6]-[$'70.1'.$C$5])/1000" office:value-type="float" office:value="9.28799999999986" calcext:value-type="float">
            <text:p>9,28799999999986</text:p>
          </table:table-cell>
          <table:table-cell table:formula="of:=([.C921]*[.C921]*[.C921]*[.C921]/500)-([.C921]*[.C921]/200)-3/250" office:value-type="float" office:value="14.4406365341974" calcext:value-type="float">
            <text:p>14,4406365341974</text:p>
          </table:table-cell>
          <table:table-cell table:formula="of:=SQRT((([.C921]-[.C920])*([.C921]-[.C920]))+(([.D921]-[.D920])*([.D921]-[.D920])))" office:value-type="float" office:value="0.0511009926702467" calcext:value-type="float">
            <text:p>0,051100992670247</text:p>
          </table:table-cell>
          <table:table-cell table:formula="of:=-([.C921]*[.C921]*[.C921]/30)+([.C921]/20)+1/6" office:value-type="float" office:value="-26.0771791957322" calcext:value-type="float">
            <text:p>-26,0771791957322</text:p>
          </table:table-cell>
          <table:table-cell table:formula="of:=SQRT((([.C921]-[.C920])*([.C921]-[.C920]))+(([.F921]-[.F920])*([.F921]-[.F920])))" office:value-type="float" office:value="0.0690193350597321" calcext:value-type="float">
            <text:p>0,0690193350597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2</text:p>
          </table:table-cell>
          <table:table-cell table:formula="of:=[.C921]+([$'70.1'.$D$6]-[$'70.1'.$C$5])/1000" office:value-type="float" office:value="9.29599999999986" calcext:value-type="float">
            <text:p>9,29599999999986</text:p>
          </table:table-cell>
          <table:table-cell table:formula="of:=([.C922]*[.C922]*[.C922]*[.C922]/500)-([.C922]*[.C922]/200)-3/250" office:value-type="float" office:value="14.491239297318" calcext:value-type="float">
            <text:p>14,491239297318</text:p>
          </table:table-cell>
          <table:table-cell table:formula="of:=SQRT((([.C922]-[.C921])*([.C922]-[.C921]))+(([.D922]-[.D921])*([.D922]-[.D921])))" office:value-type="float" office:value="0.0512312369111176" calcext:value-type="float">
            <text:p>0,051231236911118</text:p>
          </table:table-cell>
          <table:table-cell table:formula="of:=-([.C922]*[.C922]*[.C922]/30)+([.C922]/20)+1/6" office:value-type="float" office:value="-26.1458522111988" calcext:value-type="float">
            <text:p>-26,1458522111988</text:p>
          </table:table-cell>
          <table:table-cell table:formula="of:=SQRT((([.C922]-[.C921])*([.C922]-[.C921]))+(([.F922]-[.F921])*([.F922]-[.F921])))" office:value-type="float" office:value="0.0691374215116806" calcext:value-type="float">
            <text:p>0,0691374215116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3</text:p>
          </table:table-cell>
          <table:table-cell table:formula="of:=[.C922]+([$'70.1'.$D$6]-[$'70.1'.$C$5])/1000" office:value-type="float" office:value="9.30399999999986" calcext:value-type="float">
            <text:p>9,30399999999986</text:p>
          </table:table-cell>
          <table:table-cell table:formula="of:=([.C923]*[.C923]*[.C923]*[.C923]/500)-([.C923]*[.C923]/200)-3/250" office:value-type="float" office:value="14.5419741548412" calcext:value-type="float">
            <text:p>14,5419741548412</text:p>
          </table:table-cell>
          <table:table-cell table:formula="of:=SQRT((([.C923]-[.C922])*([.C923]-[.C922]))+(([.D923]-[.D922])*([.D923]-[.D922])))" office:value-type="float" office:value="0.0513617150015303" calcext:value-type="float">
            <text:p>0,05136171500153</text:p>
          </table:table-cell>
          <table:table-cell table:formula="of:=-([.C923]*[.C923]*[.C923]/30)+([.C923]/20)+1/6" office:value-type="float" office:value="-26.2146442154655" calcext:value-type="float">
            <text:p>-26,2146442154655</text:p>
          </table:table-cell>
          <table:table-cell table:formula="of:=SQRT((([.C923]-[.C922])*([.C923]-[.C922]))+(([.F923]-[.F922])*([.F923]-[.F922])))" office:value-type="float" office:value="0.0692556124153374" calcext:value-type="float">
            <text:p>0,0692556124153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4</text:p>
          </table:table-cell>
          <table:table-cell table:formula="of:=[.C923]+([$'70.1'.$D$6]-[$'70.1'.$C$5])/1000" office:value-type="float" office:value="9.31199999999986" calcext:value-type="float">
            <text:p>9,31199999999986</text:p>
          </table:table-cell>
          <table:table-cell table:formula="of:=([.C924]*[.C924]*[.C924]*[.C924]/500)-([.C924]*[.C924]/200)-3/250" office:value-type="float" office:value="14.5928413353238" calcext:value-type="float">
            <text:p>14,5928413353238</text:p>
          </table:table-cell>
          <table:table-cell table:formula="of:=SQRT((([.C924]-[.C923])*([.C924]-[.C923]))+(([.D924]-[.D923])*([.D924]-[.D923])))" office:value-type="float" office:value="0.0514924271154942" calcext:value-type="float">
            <text:p>0,051492427115494</text:p>
          </table:table-cell>
          <table:table-cell table:formula="of:=-([.C924]*[.C924]*[.C924]/30)+([.C924]/20)+1/6" office:value-type="float" office:value="-26.2835553109321" calcext:value-type="float">
            <text:p>-26,2835553109321</text:p>
          </table:table-cell>
          <table:table-cell table:formula="of:=SQRT((([.C924]-[.C923])*([.C924]-[.C923]))+(([.F924]-[.F923])*([.F924]-[.F923])))" office:value-type="float" office:value="0.0693739077637634" calcext:value-type="float">
            <text:p>0,0693739077637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5</text:p>
          </table:table-cell>
          <table:table-cell table:formula="of:=[.C924]+([$'70.1'.$D$6]-[$'70.1'.$C$5])/1000" office:value-type="float" office:value="9.31999999999986" calcext:value-type="float">
            <text:p>9,31999999999986</text:p>
          </table:table-cell>
          <table:table-cell table:formula="of:=([.C925]*[.C925]*[.C925]*[.C925]/500)-([.C925]*[.C925]/200)-3/250" office:value-type="float" office:value="14.6438410675191" calcext:value-type="float">
            <text:p>14,6438410675191</text:p>
          </table:table-cell>
          <table:table-cell table:formula="of:=SQRT((([.C925]-[.C924])*([.C925]-[.C924]))+(([.D925]-[.D924])*([.D925]-[.D924])))" office:value-type="float" office:value="0.0516233734271055" calcext:value-type="float">
            <text:p>0,051623373427106</text:p>
          </table:table-cell>
          <table:table-cell table:formula="of:=-([.C925]*[.C925]*[.C925]/30)+([.C925]/20)+1/6" office:value-type="float" office:value="-26.3525855999988" calcext:value-type="float">
            <text:p>-26,3525855999988</text:p>
          </table:table-cell>
          <table:table-cell table:formula="of:=SQRT((([.C925]-[.C924])*([.C925]-[.C924]))+(([.F925]-[.F924])*([.F925]-[.F924])))" office:value-type="float" office:value="0.069492307550017" calcext:value-type="float">
            <text:p>0,0694923075500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6</text:p>
          </table:table-cell>
          <table:table-cell table:formula="of:=[.C925]+([$'70.1'.$D$6]-[$'70.1'.$C$5])/1000" office:value-type="float" office:value="9.32799999999986" calcext:value-type="float">
            <text:p>9,32799999999986</text:p>
          </table:table-cell>
          <table:table-cell table:formula="of:=([.C926]*[.C926]*[.C926]*[.C926]/500)-([.C926]*[.C926]/200)-3/250" office:value-type="float" office:value="14.6949735803772" calcext:value-type="float">
            <text:p>14,6949735803772</text:p>
          </table:table-cell>
          <table:table-cell table:formula="of:=SQRT((([.C926]-[.C925])*([.C926]-[.C925]))+(([.D926]-[.D925])*([.D926]-[.D925])))" office:value-type="float" office:value="0.0517545541105736" calcext:value-type="float">
            <text:p>0,051754554110574</text:p>
          </table:table-cell>
          <table:table-cell table:formula="of:=-([.C926]*[.C926]*[.C926]/30)+([.C926]/20)+1/6" office:value-type="float" office:value="-26.4217351850654" calcext:value-type="float">
            <text:p>-26,4217351850654</text:p>
          </table:table-cell>
          <table:table-cell table:formula="of:=SQRT((([.C926]-[.C925])*([.C926]-[.C925]))+(([.F926]-[.F925])*([.F926]-[.F925])))" office:value-type="float" office:value="0.069610811767217" calcext:value-type="float">
            <text:p>0,0696108117672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7</text:p>
          </table:table-cell>
          <table:table-cell table:formula="of:=[.C926]+([$'70.1'.$D$6]-[$'70.1'.$C$5])/1000" office:value-type="float" office:value="9.33599999999986" calcext:value-type="float">
            <text:p>9,33599999999986</text:p>
          </table:table-cell>
          <table:table-cell table:formula="of:=([.C927]*[.C927]*[.C927]*[.C927]/500)-([.C927]*[.C927]/200)-3/250" office:value-type="float" office:value="14.7462391030447" calcext:value-type="float">
            <text:p>14,7462391030447</text:p>
          </table:table-cell>
          <table:table-cell table:formula="of:=SQRT((([.C927]-[.C926])*([.C927]-[.C926]))+(([.D927]-[.D926])*([.D927]-[.D926])))" office:value-type="float" office:value="0.0518859693402077" calcext:value-type="float">
            <text:p>0,051885969340208</text:p>
          </table:table-cell>
          <table:table-cell table:formula="of:=-([.C927]*[.C927]*[.C927]/30)+([.C927]/20)+1/6" office:value-type="float" office:value="-26.4910041685321" calcext:value-type="float">
            <text:p>-26,4910041685321</text:p>
          </table:table-cell>
          <table:table-cell table:formula="of:=SQRT((([.C927]-[.C926])*([.C927]-[.C926]))+(([.F927]-[.F926])*([.F927]-[.F926])))" office:value-type="float" office:value="0.0697294204084865" calcext:value-type="float">
            <text:p>0,0697294204084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8</text:p>
          </table:table-cell>
          <table:table-cell table:formula="of:=[.C927]+([$'70.1'.$D$6]-[$'70.1'.$C$5])/1000" office:value-type="float" office:value="9.34399999999986" calcext:value-type="float">
            <text:p>9,34399999999986</text:p>
          </table:table-cell>
          <table:table-cell table:formula="of:=([.C928]*[.C928]*[.C928]*[.C928]/500)-([.C928]*[.C928]/200)-3/250" office:value-type="float" office:value="14.7976378648649" calcext:value-type="float">
            <text:p>14,7976378648649</text:p>
          </table:table-cell>
          <table:table-cell table:formula="of:=SQRT((([.C928]-[.C927])*([.C928]-[.C927]))+(([.D928]-[.D927])*([.D928]-[.D927])))" office:value-type="float" office:value="0.0520176192904379" calcext:value-type="float">
            <text:p>0,052017619290438</text:p>
          </table:table-cell>
          <table:table-cell table:formula="of:=-([.C928]*[.C928]*[.C928]/30)+([.C928]/20)+1/6" office:value-type="float" office:value="-26.5603926527988" calcext:value-type="float">
            <text:p>-26,5603926527988</text:p>
          </table:table-cell>
          <table:table-cell table:formula="of:=SQRT((([.C928]-[.C927])*([.C928]-[.C927]))+(([.F928]-[.F927])*([.F928]-[.F927])))" office:value-type="float" office:value="0.0698481334670053" calcext:value-type="float">
            <text:p>0,0698481334670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19</text:p>
          </table:table-cell>
          <table:table-cell table:formula="of:=[.C928]+([$'70.1'.$D$6]-[$'70.1'.$C$5])/1000" office:value-type="float" office:value="9.35199999999986" calcext:value-type="float">
            <text:p>9,35199999999986</text:p>
          </table:table-cell>
          <table:table-cell table:formula="of:=([.C929]*[.C929]*[.C929]*[.C929]/500)-([.C929]*[.C929]/200)-3/250" office:value-type="float" office:value="14.8491700953775" calcext:value-type="float">
            <text:p>14,8491700953775</text:p>
          </table:table-cell>
          <table:table-cell table:formula="of:=SQRT((([.C929]-[.C928])*([.C929]-[.C928]))+(([.D929]-[.D928])*([.D929]-[.D928])))" office:value-type="float" office:value="0.0521495041357706" calcext:value-type="float">
            <text:p>0,052149504135771</text:p>
          </table:table-cell>
          <table:table-cell table:formula="of:=-([.C929]*[.C929]*[.C929]/30)+([.C929]/20)+1/6" office:value-type="float" office:value="-26.6299007402654" calcext:value-type="float">
            <text:p>-26,6299007402654</text:p>
          </table:table-cell>
          <table:table-cell table:formula="of:=SQRT((([.C929]-[.C928])*([.C929]-[.C928]))+(([.F929]-[.F928])*([.F929]-[.F928])))" office:value-type="float" office:value="0.069966950935936" calcext:value-type="float">
            <text:p>0,0699669509359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0</text:p>
          </table:table-cell>
          <table:table-cell table:formula="of:=[.C929]+([$'70.1'.$D$6]-[$'70.1'.$C$5])/1000" office:value-type="float" office:value="9.35999999999986" calcext:value-type="float">
            <text:p>9,35999999999986</text:p>
          </table:table-cell>
          <table:table-cell table:formula="of:=([.C930]*[.C930]*[.C930]*[.C930]/500)-([.C930]*[.C930]/200)-3/250" office:value-type="float" office:value="14.9008360243191" calcext:value-type="float">
            <text:p>14,9008360243191</text:p>
          </table:table-cell>
          <table:table-cell table:formula="of:=SQRT((([.C930]-[.C929])*([.C930]-[.C929]))+(([.D930]-[.D929])*([.D930]-[.D929])))" office:value-type="float" office:value="0.0522816240508525" calcext:value-type="float">
            <text:p>0,052281624050853</text:p>
          </table:table-cell>
          <table:table-cell table:formula="of:=-([.C930]*[.C930]*[.C930]/30)+([.C930]/20)+1/6" office:value-type="float" office:value="-26.6995285333321" calcext:value-type="float">
            <text:p>-26,6995285333321</text:p>
          </table:table-cell>
          <table:table-cell table:formula="of:=SQRT((([.C930]-[.C929])*([.C930]-[.C929]))+(([.F930]-[.F929])*([.F930]-[.F929])))" office:value-type="float" office:value="0.0700858728085365" calcext:value-type="float">
            <text:p>0,0700858728085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1</text:p>
          </table:table-cell>
          <table:table-cell table:formula="of:=[.C930]+([$'70.1'.$D$6]-[$'70.1'.$C$5])/1000" office:value-type="float" office:value="9.36799999999985" calcext:value-type="float">
            <text:p>9,36799999999985</text:p>
          </table:table-cell>
          <table:table-cell table:formula="of:=([.C931]*[.C931]*[.C931]*[.C931]/500)-([.C931]*[.C931]/200)-3/250" office:value-type="float" office:value="14.9526358816226" calcext:value-type="float">
            <text:p>14,9526358816226</text:p>
          </table:table-cell>
          <table:table-cell table:formula="of:=SQRT((([.C931]-[.C930])*([.C931]-[.C930]))+(([.D931]-[.D930])*([.D931]-[.D930])))" office:value-type="float" office:value="0.05241397921039" calcext:value-type="float">
            <text:p>0,05241397921039</text:p>
          </table:table-cell>
          <table:table-cell table:formula="of:=-([.C931]*[.C931]*[.C931]/30)+([.C931]/20)+1/6" office:value-type="float" office:value="-26.7692761343987" calcext:value-type="float">
            <text:p>-26,7692761343987</text:p>
          </table:table-cell>
          <table:table-cell table:formula="of:=SQRT((([.C931]-[.C930])*([.C931]-[.C930]))+(([.F931]-[.F930])*([.F931]-[.F930])))" office:value-type="float" office:value="0.0702048990780082" calcext:value-type="float">
            <text:p>0,0702048990780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2</text:p>
          </table:table-cell>
          <table:table-cell table:formula="of:=[.C931]+([$'70.1'.$D$6]-[$'70.1'.$C$5])/1000" office:value-type="float" office:value="9.37599999999985" calcext:value-type="float">
            <text:p>9,37599999999985</text:p>
          </table:table-cell>
          <table:table-cell table:formula="of:=([.C932]*[.C932]*[.C932]*[.C932]/500)-([.C932]*[.C932]/200)-3/250" office:value-type="float" office:value="15.0045698974178" calcext:value-type="float">
            <text:p>15,0045698974178</text:p>
          </table:table-cell>
          <table:table-cell table:formula="of:=SQRT((([.C932]-[.C931])*([.C932]-[.C931]))+(([.D932]-[.D931])*([.D932]-[.D931])))" office:value-type="float" office:value="0.0525465697892395" calcext:value-type="float">
            <text:p>0,05254656978924</text:p>
          </table:table-cell>
          <table:table-cell table:formula="of:=-([.C932]*[.C932]*[.C932]/30)+([.C932]/20)+1/6" office:value-type="float" office:value="-26.8391436458654" calcext:value-type="float">
            <text:p>-26,8391436458654</text:p>
          </table:table-cell>
          <table:table-cell table:formula="of:=SQRT((([.C932]-[.C931])*([.C932]-[.C931]))+(([.F932]-[.F931])*([.F932]-[.F931])))" office:value-type="float" office:value="0.0703240297376583" calcext:value-type="float">
            <text:p>0,0703240297376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3</text:p>
          </table:table-cell>
          <table:table-cell table:formula="of:=[.C932]+([$'70.1'.$D$6]-[$'70.1'.$C$5])/1000" office:value-type="float" office:value="9.38399999999985" calcext:value-type="float">
            <text:p>9,38399999999985</text:p>
          </table:table-cell>
          <table:table-cell table:formula="of:=([.C933]*[.C933]*[.C933]*[.C933]/500)-([.C933]*[.C933]/200)-3/250" office:value-type="float" office:value="15.0566383020309" calcext:value-type="float">
            <text:p>15,0566383020309</text:p>
          </table:table-cell>
          <table:table-cell table:formula="of:=SQRT((([.C933]-[.C932])*([.C933]-[.C932]))+(([.D933]-[.D932])*([.D933]-[.D932])))" office:value-type="float" office:value="0.0526793959623159" calcext:value-type="float">
            <text:p>0,052679395962316</text:p>
          </table:table-cell>
          <table:table-cell table:formula="of:=-([.C933]*[.C933]*[.C933]/30)+([.C933]/20)+1/6" office:value-type="float" office:value="-26.909131170132" calcext:value-type="float">
            <text:p>-26,909131170132</text:p>
          </table:table-cell>
          <table:table-cell table:formula="of:=SQRT((([.C933]-[.C932])*([.C933]-[.C932]))+(([.F933]-[.F932])*([.F933]-[.F932])))" office:value-type="float" office:value="0.0704432647807831" calcext:value-type="float">
            <text:p>0,0704432647807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4</text:p>
          </table:table-cell>
          <table:table-cell table:formula="of:=[.C933]+([$'70.1'.$D$6]-[$'70.1'.$C$5])/1000" office:value-type="float" office:value="9.39199999999985" calcext:value-type="float">
            <text:p>9,39199999999985</text:p>
          </table:table-cell>
          <table:table-cell table:formula="of:=([.C934]*[.C934]*[.C934]*[.C934]/500)-([.C934]*[.C934]/200)-3/250" office:value-type="float" office:value="15.1088413259848" calcext:value-type="float">
            <text:p>15,1088413259848</text:p>
          </table:table-cell>
          <table:table-cell table:formula="of:=SQRT((([.C934]-[.C933])*([.C934]-[.C933]))+(([.D934]-[.D933])*([.D934]-[.D933])))" office:value-type="float" office:value="0.0528124579046725" calcext:value-type="float">
            <text:p>0,052812457904673</text:p>
          </table:table-cell>
          <table:table-cell table:formula="of:=-([.C934]*[.C934]*[.C934]/30)+([.C934]/20)+1/6" office:value-type="float" office:value="-26.9792388095987" calcext:value-type="float">
            <text:p>-26,9792388095987</text:p>
          </table:table-cell>
          <table:table-cell table:formula="of:=SQRT((([.C934]-[.C933])*([.C934]-[.C933]))+(([.F934]-[.F933])*([.F934]-[.F933])))" office:value-type="float" office:value="0.0705626042007172" calcext:value-type="float">
            <text:p>0,0705626042007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5</text:p>
          </table:table-cell>
          <table:table-cell table:formula="of:=[.C934]+([$'70.1'.$D$6]-[$'70.1'.$C$5])/1000" office:value-type="float" office:value="9.39999999999985" calcext:value-type="float">
            <text:p>9,39999999999985</text:p>
          </table:table-cell>
          <table:table-cell table:formula="of:=([.C935]*[.C935]*[.C935]*[.C935]/500)-([.C935]*[.C935]/200)-3/250" office:value-type="float" office:value="15.161179199999" calcext:value-type="float">
            <text:p>15,161179199999</text:p>
          </table:table-cell>
          <table:table-cell table:formula="of:=SQRT((([.C935]-[.C934])*([.C935]-[.C934]))+(([.D935]-[.D934])*([.D935]-[.D934])))" office:value-type="float" office:value="0.0529457557914342" calcext:value-type="float">
            <text:p>0,052945755791434</text:p>
          </table:table-cell>
          <table:table-cell table:formula="of:=-([.C935]*[.C935]*[.C935]/30)+([.C935]/20)+1/6" office:value-type="float" office:value="-27.0494666666654" calcext:value-type="float">
            <text:p>-27,0494666666654</text:p>
          </table:table-cell>
          <table:table-cell table:formula="of:=SQRT((([.C935]-[.C934])*([.C935]-[.C934]))+(([.F935]-[.F934])*([.F935]-[.F934])))" office:value-type="float" office:value="0.0706820479908054" calcext:value-type="float">
            <text:p>0,0706820479908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6</text:p>
          </table:table-cell>
          <table:table-cell table:formula="of:=[.C935]+([$'70.1'.$D$6]-[$'70.1'.$C$5])/1000" office:value-type="float" office:value="9.40799999999985" calcext:value-type="float">
            <text:p>9,40799999999985</text:p>
          </table:table-cell>
          <table:table-cell table:formula="of:=([.C936]*[.C936]*[.C936]*[.C936]/500)-([.C936]*[.C936]/200)-3/250" office:value-type="float" office:value="15.2136521549896" calcext:value-type="float">
            <text:p>15,2136521549896</text:p>
          </table:table-cell>
          <table:table-cell table:formula="of:=SQRT((([.C936]-[.C935])*([.C936]-[.C935]))+(([.D936]-[.D935])*([.D936]-[.D935])))" office:value-type="float" office:value="0.0530792897978456" calcext:value-type="float">
            <text:p>0,053079289797846</text:p>
          </table:table-cell>
          <table:table-cell table:formula="of:=-([.C936]*[.C936]*[.C936]/30)+([.C936]/20)+1/6" office:value-type="float" office:value="-27.119814843732" calcext:value-type="float">
            <text:p>-27,119814843732</text:p>
          </table:table-cell>
          <table:table-cell table:formula="of:=SQRT((([.C936]-[.C935])*([.C936]-[.C935]))+(([.F936]-[.F935])*([.F936]-[.F935])))" office:value-type="float" office:value="0.0708015961444516" calcext:value-type="float">
            <text:p>0,0708015961444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7</text:p>
          </table:table-cell>
          <table:table-cell table:formula="of:=[.C936]+([$'70.1'.$D$6]-[$'70.1'.$C$5])/1000" office:value-type="float" office:value="9.41599999999985" calcext:value-type="float">
            <text:p>9,41599999999985</text:p>
          </table:table-cell>
          <table:table-cell table:formula="of:=([.C937]*[.C937]*[.C937]*[.C937]/500)-([.C937]*[.C937]/200)-3/250" office:value-type="float" office:value="15.2662604220693" calcext:value-type="float">
            <text:p>15,2662604220693</text:p>
          </table:table-cell>
          <table:table-cell table:formula="of:=SQRT((([.C937]-[.C936])*([.C937]-[.C936]))+(([.D937]-[.D936])*([.D937]-[.D936])))" office:value-type="float" office:value="0.0532130600992466" calcext:value-type="float">
            <text:p>0,053213060099247</text:p>
          </table:table-cell>
          <table:table-cell table:formula="of:=-([.C937]*[.C937]*[.C937]/30)+([.C937]/20)+1/6" office:value-type="float" office:value="-27.1902834431987" calcext:value-type="float">
            <text:p>-27,1902834431987</text:p>
          </table:table-cell>
          <table:table-cell table:formula="of:=SQRT((([.C937]-[.C936])*([.C937]-[.C936]))+(([.F937]-[.F936])*([.F937]-[.F936])))" office:value-type="float" office:value="0.0709212486550519" calcext:value-type="float">
            <text:p>0,0709212486550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8</text:p>
          </table:table-cell>
          <table:table-cell table:formula="of:=[.C937]+([$'70.1'.$D$6]-[$'70.1'.$C$5])/1000" office:value-type="float" office:value="9.42399999999985" calcext:value-type="float">
            <text:p>9,42399999999985</text:p>
          </table:table-cell>
          <table:table-cell table:formula="of:=([.C938]*[.C938]*[.C938]*[.C938]/500)-([.C938]*[.C938]/200)-3/250" office:value-type="float" office:value="15.3190042325474" calcext:value-type="float">
            <text:p>15,3190042325474</text:p>
          </table:table-cell>
          <table:table-cell table:formula="of:=SQRT((([.C938]-[.C937])*([.C938]-[.C937]))+(([.D938]-[.D937])*([.D938]-[.D937])))" office:value-type="float" office:value="0.0533470668710748" calcext:value-type="float">
            <text:p>0,053347066871075</text:p>
          </table:table-cell>
          <table:table-cell table:formula="of:=-([.C938]*[.C938]*[.C938]/30)+([.C938]/20)+1/6" office:value-type="float" office:value="-27.2608725674653" calcext:value-type="float">
            <text:p>-27,2608725674653</text:p>
          </table:table-cell>
          <table:table-cell table:formula="of:=SQRT((([.C938]-[.C937])*([.C938]-[.C937]))+(([.F938]-[.F937])*([.F938]-[.F937])))" office:value-type="float" office:value="0.0710410055160651" calcext:value-type="float">
            <text:p>0,0710410055160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29</text:p>
          </table:table-cell>
          <table:table-cell table:formula="of:=[.C938]+([$'70.1'.$D$6]-[$'70.1'.$C$5])/1000" office:value-type="float" office:value="9.43199999999985" calcext:value-type="float">
            <text:p>9,43199999999985</text:p>
          </table:table-cell>
          <table:table-cell table:formula="of:=([.C939]*[.C939]*[.C939]*[.C939]/500)-([.C939]*[.C939]/200)-3/250" office:value-type="float" office:value="15.3718838179297" calcext:value-type="float">
            <text:p>15,3718838179297</text:p>
          </table:table-cell>
          <table:table-cell table:formula="of:=SQRT((([.C939]-[.C938])*([.C939]-[.C938]))+(([.D939]-[.D938])*([.D939]-[.D938])))" office:value-type="float" office:value="0.0534813102888617" calcext:value-type="float">
            <text:p>0,053481310288862</text:p>
          </table:table-cell>
          <table:table-cell table:formula="of:=-([.C939]*[.C939]*[.C939]/30)+([.C939]/20)+1/6" office:value-type="float" office:value="-27.331582318932" calcext:value-type="float">
            <text:p>-27,331582318932</text:p>
          </table:table-cell>
          <table:table-cell table:formula="of:=SQRT((([.C939]-[.C938])*([.C939]-[.C938]))+(([.F939]-[.F938])*([.F939]-[.F938])))" office:value-type="float" office:value="0.0711608667209451" calcext:value-type="float">
            <text:p>0,0711608667209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0</text:p>
          </table:table-cell>
          <table:table-cell table:formula="of:=[.C939]+([$'70.1'.$D$6]-[$'70.1'.$C$5])/1000" office:value-type="float" office:value="9.43999999999985" calcext:value-type="float">
            <text:p>9,43999999999985</text:p>
          </table:table-cell>
          <table:table-cell table:formula="of:=([.C940]*[.C940]*[.C940]*[.C940]/500)-([.C940]*[.C940]/200)-3/250" office:value-type="float" office:value="15.424899409919" calcext:value-type="float">
            <text:p>15,424899409919</text:p>
          </table:table-cell>
          <table:table-cell table:formula="of:=SQRT((([.C940]-[.C939])*([.C940]-[.C939]))+(([.D940]-[.D939])*([.D940]-[.D939])))" office:value-type="float" office:value="0.0536157905282518" calcext:value-type="float">
            <text:p>0,053615790528252</text:p>
          </table:table-cell>
          <table:table-cell table:formula="of:=-([.C940]*[.C940]*[.C940]/30)+([.C940]/20)+1/6" office:value-type="float" office:value="-27.4024127999986" calcext:value-type="float">
            <text:p>-27,4024127999986</text:p>
          </table:table-cell>
          <table:table-cell table:formula="of:=SQRT((([.C940]-[.C939])*([.C940]-[.C939]))+(([.F940]-[.F939])*([.F940]-[.F939])))" office:value-type="float" office:value="0.0712808322631977" calcext:value-type="float">
            <text:p>0,07128083226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1</text:p>
          </table:table-cell>
          <table:table-cell table:formula="of:=[.C940]+([$'70.1'.$D$6]-[$'70.1'.$C$5])/1000" office:value-type="float" office:value="9.44799999999985" calcext:value-type="float">
            <text:p>9,44799999999985</text:p>
          </table:table-cell>
          <table:table-cell table:formula="of:=([.C941]*[.C941]*[.C941]*[.C941]/500)-([.C941]*[.C941]/200)-3/250" office:value-type="float" office:value="15.4780512404142" calcext:value-type="float">
            <text:p>15,4780512404142</text:p>
          </table:table-cell>
          <table:table-cell table:formula="of:=SQRT((([.C941]-[.C940])*([.C941]-[.C940]))+(([.D941]-[.D940])*([.D941]-[.D940])))" office:value-type="float" office:value="0.0537505077649788" calcext:value-type="float">
            <text:p>0,053750507764979</text:p>
          </table:table-cell>
          <table:table-cell table:formula="of:=-([.C941]*[.C941]*[.C941]/30)+([.C941]/20)+1/6" office:value-type="float" office:value="-27.4733641130653" calcext:value-type="float">
            <text:p>-27,4733641130653</text:p>
          </table:table-cell>
          <table:table-cell table:formula="of:=SQRT((([.C941]-[.C940])*([.C941]-[.C940]))+(([.F941]-[.F940])*([.F941]-[.F940])))" office:value-type="float" office:value="0.0714009021363343" calcext:value-type="float">
            <text:p>0,0714009021363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2</text:p>
          </table:table-cell>
          <table:table-cell table:formula="of:=[.C941]+([$'70.1'.$D$6]-[$'70.1'.$C$5])/1000" office:value-type="float" office:value="9.45599999999985" calcext:value-type="float">
            <text:p>9,45599999999985</text:p>
          </table:table-cell>
          <table:table-cell table:formula="of:=([.C942]*[.C942]*[.C942]*[.C942]/500)-([.C942]*[.C942]/200)-3/250" office:value-type="float" office:value="15.5313395415112" calcext:value-type="float">
            <text:p>15,5313395415112</text:p>
          </table:table-cell>
          <table:table-cell table:formula="of:=SQRT((([.C942]-[.C941])*([.C942]-[.C941]))+(([.D942]-[.D941])*([.D942]-[.D941])))" office:value-type="float" office:value="0.0538854621748706" calcext:value-type="float">
            <text:p>0,053885462174871</text:p>
          </table:table-cell>
          <table:table-cell table:formula="of:=-([.C942]*[.C942]*[.C942]/30)+([.C942]/20)+1/6" office:value-type="float" office:value="-27.544436360532" calcext:value-type="float">
            <text:p>-27,544436360532</text:p>
          </table:table-cell>
          <table:table-cell table:formula="of:=SQRT((([.C942]-[.C941])*([.C942]-[.C941]))+(([.F942]-[.F941])*([.F942]-[.F941])))" office:value-type="float" office:value="0.0715210763339178" calcext:value-type="float">
            <text:p>0,0715210763339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3</text:p>
          </table:table-cell>
          <table:table-cell table:formula="of:=[.C942]+([$'70.1'.$D$6]-[$'70.1'.$C$5])/1000" office:value-type="float" office:value="9.46399999999984" calcext:value-type="float">
            <text:p>9,46399999999984</text:p>
          </table:table-cell>
          <table:table-cell table:formula="of:=([.C943]*[.C943]*[.C943]*[.C943]/500)-([.C943]*[.C943]/200)-3/250" office:value-type="float" office:value="15.5847645455022" calcext:value-type="float">
            <text:p>15,5847645455022</text:p>
          </table:table-cell>
          <table:table-cell table:formula="of:=SQRT((([.C943]-[.C942])*([.C943]-[.C942]))+(([.D943]-[.D942])*([.D943]-[.D942])))" office:value-type="float" office:value="0.0540206539338594" calcext:value-type="float">
            <text:p>0,054020653933859</text:p>
          </table:table-cell>
          <table:table-cell table:formula="of:=-([.C943]*[.C943]*[.C943]/30)+([.C943]/20)+1/6" office:value-type="float" office:value="-27.6156296447986" calcext:value-type="float">
            <text:p>-27,6156296447986</text:p>
          </table:table-cell>
          <table:table-cell table:formula="of:=SQRT((([.C943]-[.C942])*([.C943]-[.C942]))+(([.F943]-[.F942])*([.F943]-[.F942])))" office:value-type="float" office:value="0.0716413548495059" calcext:value-type="float">
            <text:p>0,0716413548495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4</text:p>
          </table:table-cell>
          <table:table-cell table:formula="of:=[.C943]+([$'70.1'.$D$6]-[$'70.1'.$C$5])/1000" office:value-type="float" office:value="9.47199999999984" calcext:value-type="float">
            <text:p>9,47199999999984</text:p>
          </table:table-cell>
          <table:table-cell table:formula="of:=([.C944]*[.C944]*[.C944]*[.C944]/500)-([.C944]*[.C944]/200)-3/250" office:value-type="float" office:value="15.6383264848763" calcext:value-type="float">
            <text:p>15,6383264848763</text:p>
          </table:table-cell>
          <table:table-cell table:formula="of:=SQRT((([.C944]-[.C943])*([.C944]-[.C943]))+(([.D944]-[.D943])*([.D944]-[.D943])))" office:value-type="float" office:value="0.0541560832179706" calcext:value-type="float">
            <text:p>0,054156083217971</text:p>
          </table:table-cell>
          <table:table-cell table:formula="of:=-([.C944]*[.C944]*[.C944]/30)+([.C944]/20)+1/6" office:value-type="float" office:value="-27.6869440682653" calcext:value-type="float">
            <text:p>-27,6869440682653</text:p>
          </table:table-cell>
          <table:table-cell table:formula="of:=SQRT((([.C944]-[.C943])*([.C944]-[.C943]))+(([.F944]-[.F943])*([.F944]-[.F943])))" office:value-type="float" office:value="0.0717617376767181" calcext:value-type="float">
            <text:p>0,0717617376767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5</text:p>
          </table:table-cell>
          <table:table-cell table:formula="of:=[.C944]+([$'70.1'.$D$6]-[$'70.1'.$C$5])/1000" office:value-type="float" office:value="9.47999999999984" calcext:value-type="float">
            <text:p>9,47999999999984</text:p>
          </table:table-cell>
          <table:table-cell table:formula="of:=([.C945]*[.C945]*[.C945]*[.C945]/500)-([.C945]*[.C945]/200)-3/250" office:value-type="float" office:value="15.6920255923189" calcext:value-type="float">
            <text:p>15,6920255923189</text:p>
          </table:table-cell>
          <table:table-cell table:formula="of:=SQRT((([.C945]-[.C944])*([.C945]-[.C944]))+(([.D945]-[.D944])*([.D945]-[.D944])))" office:value-type="float" office:value="0.0542917502033259" calcext:value-type="float">
            <text:p>0,054291750203326</text:p>
          </table:table-cell>
          <table:table-cell table:formula="of:=-([.C945]*[.C945]*[.C945]/30)+([.C945]/20)+1/6" office:value-type="float" office:value="-27.7583797333319" calcext:value-type="float">
            <text:p>-27,7583797333319</text:p>
          </table:table-cell>
          <table:table-cell table:formula="of:=SQRT((([.C945]-[.C944])*([.C945]-[.C944]))+(([.F945]-[.F944])*([.F945]-[.F944])))" office:value-type="float" office:value="0.0718822248091579" calcext:value-type="float">
            <text:p>0,0718822248091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6</text:p>
          </table:table-cell>
          <table:table-cell table:formula="of:=[.C945]+([$'70.1'.$D$6]-[$'70.1'.$C$5])/1000" office:value-type="float" office:value="9.48799999999984" calcext:value-type="float">
            <text:p>9,48799999999984</text:p>
          </table:table-cell>
          <table:table-cell table:formula="of:=([.C946]*[.C946]*[.C946]*[.C946]/500)-([.C946]*[.C946]/200)-3/250" office:value-type="float" office:value="15.7458621007124" calcext:value-type="float">
            <text:p>15,7458621007124</text:p>
          </table:table-cell>
          <table:table-cell table:formula="of:=SQRT((([.C946]-[.C945])*([.C946]-[.C945]))+(([.D946]-[.D945])*([.D946]-[.D945])))" office:value-type="float" office:value="0.0544276550661426" calcext:value-type="float">
            <text:p>0,054427655066143</text:p>
          </table:table-cell>
          <table:table-cell table:formula="of:=-([.C946]*[.C946]*[.C946]/30)+([.C946]/20)+1/6" office:value-type="float" office:value="-27.8299367423986" calcext:value-type="float">
            <text:p>-27,8299367423986</text:p>
          </table:table-cell>
          <table:table-cell table:formula="of:=SQRT((([.C946]-[.C945])*([.C946]-[.C945]))+(([.F946]-[.F945])*([.F946]-[.F945])))" office:value-type="float" office:value="0.0720028162405186" calcext:value-type="float">
            <text:p>0,072002816240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7</text:p>
          </table:table-cell>
          <table:table-cell table:formula="of:=[.C946]+([$'70.1'.$D$6]-[$'70.1'.$C$5])/1000" office:value-type="float" office:value="9.49599999999984" calcext:value-type="float">
            <text:p>9,49599999999984</text:p>
          </table:table-cell>
          <table:table-cell table:formula="of:=([.C947]*[.C947]*[.C947]*[.C947]/500)-([.C947]*[.C947]/200)-3/250" office:value-type="float" office:value="15.7998362431354" calcext:value-type="float">
            <text:p>15,7998362431354</text:p>
          </table:table-cell>
          <table:table-cell table:formula="of:=SQRT((([.C947]-[.C946])*([.C947]-[.C946]))+(([.D947]-[.D946])*([.D947]-[.D946])))" office:value-type="float" office:value="0.0545637979827458" calcext:value-type="float">
            <text:p>0,054563797982746</text:p>
          </table:table-cell>
          <table:table-cell table:formula="of:=-([.C947]*[.C947]*[.C947]/30)+([.C947]/20)+1/6" office:value-type="float" office:value="-27.9016151978652" calcext:value-type="float">
            <text:p>-27,9016151978652</text:p>
          </table:table-cell>
          <table:table-cell table:formula="of:=SQRT((([.C947]-[.C946])*([.C947]-[.C946]))+(([.F947]-[.F946])*([.F947]-[.F946])))" office:value-type="float" office:value="0.0721235119644453" calcext:value-type="float">
            <text:p>0,0721235119644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8</text:p>
          </table:table-cell>
          <table:table-cell table:formula="of:=[.C947]+([$'70.1'.$D$6]-[$'70.1'.$C$5])/1000" office:value-type="float" office:value="9.50399999999984" calcext:value-type="float">
            <text:p>9,50399999999984</text:p>
          </table:table-cell>
          <table:table-cell table:formula="of:=([.C948]*[.C948]*[.C948]*[.C948]/500)-([.C948]*[.C948]/200)-3/250" office:value-type="float" office:value="15.8539482528634" calcext:value-type="float">
            <text:p>15,8539482528634</text:p>
          </table:table-cell>
          <table:table-cell table:formula="of:=SQRT((([.C948]-[.C947])*([.C948]-[.C947]))+(([.D948]-[.D947])*([.D948]-[.D947])))" office:value-type="float" office:value="0.0547001791295253" calcext:value-type="float">
            <text:p>0,054700179129525</text:p>
          </table:table-cell>
          <table:table-cell table:formula="of:=-([.C948]*[.C948]*[.C948]/30)+([.C948]/20)+1/6" office:value-type="float" office:value="-27.9734152021319" calcext:value-type="float">
            <text:p>-27,9734152021319</text:p>
          </table:table-cell>
          <table:table-cell table:formula="of:=SQRT((([.C948]-[.C947])*([.C948]-[.C947]))+(([.F948]-[.F947])*([.F948]-[.F947])))" office:value-type="float" office:value="0.0722443119746622" calcext:value-type="float">
            <text:p>0,0722443119746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39</text:p>
          </table:table-cell>
          <table:table-cell table:formula="of:=[.C948]+([$'70.1'.$D$6]-[$'70.1'.$C$5])/1000" office:value-type="float" office:value="9.51199999999984" calcext:value-type="float">
            <text:p>9,51199999999984</text:p>
          </table:table-cell>
          <table:table-cell table:formula="of:=([.C949]*[.C949]*[.C949]*[.C949]/500)-([.C949]*[.C949]/200)-3/250" office:value-type="float" office:value="15.9081983633684" calcext:value-type="float">
            <text:p>15,9081983633684</text:p>
          </table:table-cell>
          <table:table-cell table:formula="of:=SQRT((([.C949]-[.C948])*([.C949]-[.C948]))+(([.D949]-[.D948])*([.D949]-[.D948])))" office:value-type="float" office:value="0.054836798682997" calcext:value-type="float">
            <text:p>0,054836798682997</text:p>
          </table:table-cell>
          <table:table-cell table:formula="of:=-([.C949]*[.C949]*[.C949]/30)+([.C949]/20)+1/6" office:value-type="float" office:value="-28.0453368575985" calcext:value-type="float">
            <text:p>-28,0453368575985</text:p>
          </table:table-cell>
          <table:table-cell table:formula="of:=SQRT((([.C949]-[.C948])*([.C949]-[.C948]))+(([.F949]-[.F948])*([.F949]-[.F948])))" office:value-type="float" office:value="0.072365216264891" calcext:value-type="float">
            <text:p>0,0723652162648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0</text:p>
          </table:table-cell>
          <table:table-cell table:formula="of:=[.C949]+([$'70.1'.$D$6]-[$'70.1'.$C$5])/1000" office:value-type="float" office:value="9.51999999999984" calcext:value-type="float">
            <text:p>9,51999999999984</text:p>
          </table:table-cell>
          <table:table-cell table:formula="of:=([.C950]*[.C950]*[.C950]*[.C950]/500)-([.C950]*[.C950]/200)-3/250" office:value-type="float" office:value="15.9625868083189" calcext:value-type="float">
            <text:p>15,9625868083189</text:p>
          </table:table-cell>
          <table:table-cell table:formula="of:=SQRT((([.C950]-[.C949])*([.C950]-[.C949]))+(([.D950]-[.D949])*([.D950]-[.D949])))" office:value-type="float" office:value="0.0549736568197511" calcext:value-type="float">
            <text:p>0,054973656819751</text:p>
          </table:table-cell>
          <table:table-cell table:formula="of:=-([.C950]*[.C950]*[.C950]/30)+([.C950]/20)+1/6" office:value-type="float" office:value="-28.1173802666652" calcext:value-type="float">
            <text:p>-28,1173802666652</text:p>
          </table:table-cell>
          <table:table-cell table:formula="of:=SQRT((([.C950]-[.C949])*([.C950]-[.C949]))+(([.F950]-[.F949])*([.F950]-[.F949])))" office:value-type="float" office:value="0.0724862248288969" calcext:value-type="float">
            <text:p>0,0724862248288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1</text:p>
          </table:table-cell>
          <table:table-cell table:formula="of:=[.C950]+([$'70.1'.$D$6]-[$'70.1'.$C$5])/1000" office:value-type="float" office:value="9.52799999999984" calcext:value-type="float">
            <text:p>9,52799999999984</text:p>
          </table:table-cell>
          <table:table-cell table:formula="of:=([.C951]*[.C951]*[.C951]*[.C951]/500)-([.C951]*[.C951]/200)-3/250" office:value-type="float" office:value="16.0171138215802" calcext:value-type="float">
            <text:p>16,0171138215802</text:p>
          </table:table-cell>
          <table:table-cell table:formula="of:=SQRT((([.C951]-[.C950])*([.C951]-[.C950]))+(([.D951]-[.D950])*([.D951]-[.D950])))" office:value-type="float" office:value="0.0551107537164819" calcext:value-type="float">
            <text:p>0,055110753716482</text:p>
          </table:table-cell>
          <table:table-cell table:formula="of:=-([.C951]*[.C951]*[.C951]/30)+([.C951]/20)+1/6" office:value-type="float" office:value="-28.1895455317319" calcext:value-type="float">
            <text:p>-28,1895455317319</text:p>
          </table:table-cell>
          <table:table-cell table:formula="of:=SQRT((([.C951]-[.C950])*([.C951]-[.C950]))+(([.F951]-[.F950])*([.F951]-[.F950])))" office:value-type="float" office:value="0.0726073376604669" calcext:value-type="float">
            <text:p>0,0726073376604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2</text:p>
          </table:table-cell>
          <table:table-cell table:formula="of:=[.C951]+([$'70.1'.$D$6]-[$'70.1'.$C$5])/1000" office:value-type="float" office:value="9.53599999999984" calcext:value-type="float">
            <text:p>9,53599999999984</text:p>
          </table:table-cell>
          <table:table-cell table:formula="of:=([.C952]*[.C952]*[.C952]*[.C952]/500)-([.C952]*[.C952]/200)-3/250" office:value-type="float" office:value="16.0717796372141" calcext:value-type="float">
            <text:p>16,0717796372141</text:p>
          </table:table-cell>
          <table:table-cell table:formula="of:=SQRT((([.C952]-[.C951])*([.C952]-[.C951]))+(([.D952]-[.D951])*([.D952]-[.D951])))" office:value-type="float" office:value="0.0552480895499591" calcext:value-type="float">
            <text:p>0,055248089549959</text:p>
          </table:table-cell>
          <table:table-cell table:formula="of:=-([.C952]*[.C952]*[.C952]/30)+([.C952]/20)+1/6" office:value-type="float" office:value="-28.2618327551985" calcext:value-type="float">
            <text:p>-28,2618327551985</text:p>
          </table:table-cell>
          <table:table-cell table:formula="of:=SQRT((([.C952]-[.C951])*([.C952]-[.C951]))+(([.F952]-[.F951])*([.F952]-[.F951])))" office:value-type="float" office:value="0.0727285547533997" calcext:value-type="float">
            <text:p>0,07272855475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3</text:p>
          </table:table-cell>
          <table:table-cell table:formula="of:=[.C952]+([$'70.1'.$D$6]-[$'70.1'.$C$5])/1000" office:value-type="float" office:value="9.54399999999984" calcext:value-type="float">
            <text:p>9,54399999999984</text:p>
          </table:table-cell>
          <table:table-cell table:formula="of:=([.C953]*[.C953]*[.C953]*[.C953]/500)-([.C953]*[.C953]/200)-3/250" office:value-type="float" office:value="16.1265844894791" calcext:value-type="float">
            <text:p>16,1265844894791</text:p>
          </table:table-cell>
          <table:table-cell table:formula="of:=SQRT((([.C953]-[.C952])*([.C953]-[.C952]))+(([.D953]-[.D952])*([.D953]-[.D952])))" office:value-type="float" office:value="0.0553856644970833" calcext:value-type="float">
            <text:p>0,055385664497083</text:p>
          </table:table-cell>
          <table:table-cell table:formula="of:=-([.C953]*[.C953]*[.C953]/30)+([.C953]/20)+1/6" office:value-type="float" office:value="-28.3342420394652" calcext:value-type="float">
            <text:p>-28,3342420394652</text:p>
          </table:table-cell>
          <table:table-cell table:formula="of:=SQRT((([.C953]-[.C952])*([.C953]-[.C952]))+(([.F953]-[.F952])*([.F953]-[.F952])))" office:value-type="float" office:value="0.0728498761015367" calcext:value-type="float">
            <text:p>0,0728498761015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4</text:p>
          </table:table-cell>
          <table:table-cell table:formula="of:=[.C953]+([$'70.1'.$D$6]-[$'70.1'.$C$5])/1000" office:value-type="float" office:value="9.55199999999983" calcext:value-type="float">
            <text:p>9,55199999999983</text:p>
          </table:table-cell>
          <table:table-cell table:formula="of:=([.C954]*[.C954]*[.C954]*[.C954]/500)-([.C954]*[.C954]/200)-3/250" office:value-type="float" office:value="16.1815286128301" calcext:value-type="float">
            <text:p>16,1815286128301</text:p>
          </table:table-cell>
          <table:table-cell table:formula="of:=SQRT((([.C954]-[.C953])*([.C954]-[.C953]))+(([.D954]-[.D953])*([.D954]-[.D953])))" office:value-type="float" office:value="0.0555234787347925" calcext:value-type="float">
            <text:p>0,055523478734793</text:p>
          </table:table-cell>
          <table:table-cell table:formula="of:=-([.C954]*[.C954]*[.C954]/30)+([.C954]/20)+1/6" office:value-type="float" office:value="-28.4067734869318" calcext:value-type="float">
            <text:p>-28,4067734869318</text:p>
          </table:table-cell>
          <table:table-cell table:formula="of:=SQRT((([.C954]-[.C953])*([.C954]-[.C953]))+(([.F954]-[.F953])*([.F954]-[.F953])))" office:value-type="float" office:value="0.0729713016987376" calcext:value-type="float">
            <text:p>0,0729713016987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5</text:p>
          </table:table-cell>
          <table:table-cell table:formula="of:=[.C954]+([$'70.1'.$D$6]-[$'70.1'.$C$5])/1000" office:value-type="float" office:value="9.55999999999983" calcext:value-type="float">
            <text:p>9,55999999999983</text:p>
          </table:table-cell>
          <table:table-cell table:formula="of:=([.C955]*[.C955]*[.C955]*[.C955]/500)-([.C955]*[.C955]/200)-3/250" office:value-type="float" office:value="16.2366122419189" calcext:value-type="float">
            <text:p>16,2366122419189</text:p>
          </table:table-cell>
          <table:table-cell table:formula="of:=SQRT((([.C955]-[.C954])*([.C955]-[.C954]))+(([.D955]-[.D954])*([.D955]-[.D954])))" office:value-type="float" office:value="0.0556615324401693" calcext:value-type="float">
            <text:p>0,055661532440169</text:p>
          </table:table-cell>
          <table:table-cell table:formula="of:=-([.C955]*[.C955]*[.C955]/30)+([.C955]/20)+1/6" office:value-type="float" office:value="-28.4794271999985" calcext:value-type="float">
            <text:p>-28,4794271999985</text:p>
          </table:table-cell>
          <table:table-cell table:formula="of:=SQRT((([.C955]-[.C954])*([.C955]-[.C954]))+(([.F955]-[.F954])*([.F955]-[.F954])))" office:value-type="float" office:value="0.0730928315388871" calcext:value-type="float">
            <text:p>0,0730928315388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6</text:p>
          </table:table-cell>
          <table:table-cell table:formula="of:=[.C955]+([$'70.1'.$D$6]-[$'70.1'.$C$5])/1000" office:value-type="float" office:value="9.56799999999983" calcext:value-type="float">
            <text:p>9,56799999999983</text:p>
          </table:table-cell>
          <table:table-cell table:formula="of:=([.C956]*[.C956]*[.C956]*[.C956]/500)-([.C956]*[.C956]/200)-3/250" office:value-type="float" office:value="16.2918356115936" calcext:value-type="float">
            <text:p>16,2918356115936</text:p>
          </table:table-cell>
          <table:table-cell table:formula="of:=SQRT((([.C956]-[.C955])*([.C956]-[.C955]))+(([.D956]-[.D955])*([.D956]-[.D955])))" office:value-type="float" office:value="0.0557998257903518" calcext:value-type="float">
            <text:p>0,055799825790352</text:p>
          </table:table-cell>
          <table:table-cell table:formula="of:=-([.C956]*[.C956]*[.C956]/30)+([.C956]/20)+1/6" office:value-type="float" office:value="-28.5522032810651" calcext:value-type="float">
            <text:p>-28,5522032810651</text:p>
          </table:table-cell>
          <table:table-cell table:formula="of:=SQRT((([.C956]-[.C955])*([.C956]-[.C955]))+(([.F956]-[.F955])*([.F956]-[.F955])))" office:value-type="float" office:value="0.0732144656158916" calcext:value-type="float">
            <text:p>0,0732144656158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7</text:p>
          </table:table-cell>
          <table:table-cell table:formula="of:=[.C956]+([$'70.1'.$D$6]-[$'70.1'.$C$5])/1000" office:value-type="float" office:value="9.57599999999983" calcext:value-type="float">
            <text:p>9,57599999999983</text:p>
          </table:table-cell>
          <table:table-cell table:formula="of:=([.C957]*[.C957]*[.C957]*[.C957]/500)-([.C957]*[.C957]/200)-3/250" office:value-type="float" office:value="16.3471989568992" calcext:value-type="float">
            <text:p>16,3471989568992</text:p>
          </table:table-cell>
          <table:table-cell table:formula="of:=SQRT((([.C957]-[.C956])*([.C957]-[.C956]))+(([.D957]-[.D956])*([.D957]-[.D956])))" office:value-type="float" office:value="0.0559383589625759" calcext:value-type="float">
            <text:p>0,055938358962576</text:p>
          </table:table-cell>
          <table:table-cell table:formula="of:=-([.C957]*[.C957]*[.C957]/30)+([.C957]/20)+1/6" office:value-type="float" office:value="-28.6251018325318" calcext:value-type="float">
            <text:p>-28,6251018325318</text:p>
          </table:table-cell>
          <table:table-cell table:formula="of:=SQRT((([.C957]-[.C956])*([.C957]-[.C956]))+(([.F957]-[.F956])*([.F957]-[.F956])))" office:value-type="float" office:value="0.0733362039236855" calcext:value-type="float">
            <text:p>0,0733362039236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8</text:p>
          </table:table-cell>
          <table:table-cell table:formula="of:=[.C957]+([$'70.1'.$D$6]-[$'70.1'.$C$5])/1000" office:value-type="float" office:value="9.58399999999983" calcext:value-type="float">
            <text:p>9,58399999999983</text:p>
          </table:table-cell>
          <table:table-cell table:formula="of:=([.C958]*[.C958]*[.C958]*[.C958]/500)-([.C958]*[.C958]/200)-3/250" office:value-type="float" office:value="16.4027025130771" calcext:value-type="float">
            <text:p>16,4027025130771</text:p>
          </table:table-cell>
          <table:table-cell table:formula="of:=SQRT((([.C958]-[.C957])*([.C958]-[.C957]))+(([.D958]-[.D957])*([.D958]-[.D957])))" office:value-type="float" office:value="0.0560771321341817" calcext:value-type="float">
            <text:p>0,056077132134182</text:p>
          </table:table-cell>
          <table:table-cell table:formula="of:=-([.C958]*[.C958]*[.C958]/30)+([.C958]/20)+1/6" office:value-type="float" office:value="-28.6981229567985" calcext:value-type="float">
            <text:p>-28,6981229567985</text:p>
          </table:table-cell>
          <table:table-cell table:formula="of:=SQRT((([.C958]-[.C957])*([.C958]-[.C957]))+(([.F958]-[.F957])*([.F958]-[.F957])))" office:value-type="float" office:value="0.0734580464562355" calcext:value-type="float">
            <text:p>0,0734580464562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49</text:p>
          </table:table-cell>
          <table:table-cell table:formula="of:=[.C958]+([$'70.1'.$D$6]-[$'70.1'.$C$5])/1000" office:value-type="float" office:value="9.59199999999983" calcext:value-type="float">
            <text:p>9,59199999999983</text:p>
          </table:table-cell>
          <table:table-cell table:formula="of:=([.C959]*[.C959]*[.C959]*[.C959]/500)-([.C959]*[.C959]/200)-3/250" office:value-type="float" office:value="16.4583465155654" calcext:value-type="float">
            <text:p>16,4583465155654</text:p>
          </table:table-cell>
          <table:table-cell table:formula="of:=SQRT((([.C959]-[.C958])*([.C959]-[.C958]))+(([.D959]-[.D958])*([.D959]-[.D958])))" office:value-type="float" office:value="0.0562161454825848" calcext:value-type="float">
            <text:p>0,056216145482585</text:p>
          </table:table-cell>
          <table:table-cell table:formula="of:=-([.C959]*[.C959]*[.C959]/30)+([.C959]/20)+1/6" office:value-type="float" office:value="-28.7712667562651" calcext:value-type="float">
            <text:p>-28,7712667562651</text:p>
          </table:table-cell>
          <table:table-cell table:formula="of:=SQRT((([.C959]-[.C958])*([.C959]-[.C958]))+(([.F959]-[.F958])*([.F959]-[.F958])))" office:value-type="float" office:value="0.0735799932075218" calcext:value-type="float">
            <text:p>0,0735799932075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0</text:p>
          </table:table-cell>
          <table:table-cell table:formula="of:=[.C959]+([$'70.1'.$D$6]-[$'70.1'.$C$5])/1000" office:value-type="float" office:value="9.59999999999983" calcext:value-type="float">
            <text:p>9,59999999999983</text:p>
          </table:table-cell>
          <table:table-cell table:formula="of:=([.C960]*[.C960]*[.C960]*[.C960]/500)-([.C960]*[.C960]/200)-3/250" office:value-type="float" office:value="16.5141311999988" calcext:value-type="float">
            <text:p>16,5141311999988</text:p>
          </table:table-cell>
          <table:table-cell table:formula="of:=SQRT((([.C960]-[.C959])*([.C960]-[.C959]))+(([.D960]-[.D959])*([.D960]-[.D959])))" office:value-type="float" office:value="0.05635539918529" calcext:value-type="float">
            <text:p>0,05635539918529</text:p>
          </table:table-cell>
          <table:table-cell table:formula="of:=-([.C960]*[.C960]*[.C960]/30)+([.C960]/20)+1/6" office:value-type="float" office:value="-28.8445333333318" calcext:value-type="float">
            <text:p>-28,8445333333318</text:p>
          </table:table-cell>
          <table:table-cell table:formula="of:=SQRT((([.C960]-[.C959])*([.C960]-[.C959]))+(([.F960]-[.F959])*([.F960]-[.F959])))" office:value-type="float" office:value="0.0737020441715388" calcext:value-type="float">
            <text:p>0,0737020441715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1</text:p>
          </table:table-cell>
          <table:table-cell table:formula="of:=[.C960]+([$'70.1'.$D$6]-[$'70.1'.$C$5])/1000" office:value-type="float" office:value="9.60799999999983" calcext:value-type="float">
            <text:p>9,60799999999983</text:p>
          </table:table-cell>
          <table:table-cell table:formula="of:=([.C961]*[.C961]*[.C961]*[.C961]/500)-([.C961]*[.C961]/200)-3/250" office:value-type="float" office:value="16.5700568022086" calcext:value-type="float">
            <text:p>16,5700568022086</text:p>
          </table:table-cell>
          <table:table-cell table:formula="of:=SQRT((([.C961]-[.C960])*([.C961]-[.C960]))+(([.D961]-[.D960])*([.D961]-[.D960])))" office:value-type="float" office:value="0.0564948934199122" calcext:value-type="float">
            <text:p>0,056494893419912</text:p>
          </table:table-cell>
          <table:table-cell table:formula="of:=-([.C961]*[.C961]*[.C961]/30)+([.C961]/20)+1/6" office:value-type="float" office:value="-28.9179227903984" calcext:value-type="float">
            <text:p>-28,9179227903984</text:p>
          </table:table-cell>
          <table:table-cell table:formula="of:=SQRT((([.C961]-[.C960])*([.C961]-[.C960]))+(([.F961]-[.F960])*([.F961]-[.F960])))" office:value-type="float" office:value="0.0738241993423513" calcext:value-type="float">
            <text:p>0,0738241993423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2</text:p>
          </table:table-cell>
          <table:table-cell table:formula="of:=[.C961]+([$'70.1'.$D$6]-[$'70.1'.$C$5])/1000" office:value-type="float" office:value="9.61599999999983" calcext:value-type="float">
            <text:p>9,61599999999983</text:p>
          </table:table-cell>
          <table:table-cell table:formula="of:=([.C962]*[.C962]*[.C962]*[.C962]/500)-([.C962]*[.C962]/200)-3/250" office:value-type="float" office:value="16.6261235582227" calcext:value-type="float">
            <text:p>16,6261235582227</text:p>
          </table:table-cell>
          <table:table-cell table:formula="of:=SQRT((([.C962]-[.C961])*([.C962]-[.C961]))+(([.D962]-[.D961])*([.D962]-[.D961])))" office:value-type="float" office:value="0.0566346283641156" calcext:value-type="float">
            <text:p>0,056634628364116</text:p>
          </table:table-cell>
          <table:table-cell table:formula="of:=-([.C962]*[.C962]*[.C962]/30)+([.C962]/20)+1/6" office:value-type="float" office:value="-28.9914352298651" calcext:value-type="float">
            <text:p>-28,9914352298651</text:p>
          </table:table-cell>
          <table:table-cell table:formula="of:=SQRT((([.C962]-[.C961])*([.C962]-[.C961]))+(([.F962]-[.F961])*([.F962]-[.F961])))" office:value-type="float" office:value="0.0739464587139809" calcext:value-type="float">
            <text:p>0,0739464587139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3</text:p>
          </table:table-cell>
          <table:table-cell table:formula="of:=[.C962]+([$'70.1'.$D$6]-[$'70.1'.$C$5])/1000" office:value-type="float" office:value="9.62399999999983" calcext:value-type="float">
            <text:p>9,62399999999983</text:p>
          </table:table-cell>
          <table:table-cell table:formula="of:=([.C963]*[.C963]*[.C963]*[.C963]/500)-([.C963]*[.C963]/200)-3/250" office:value-type="float" office:value="16.6823317042655" calcext:value-type="float">
            <text:p>16,6823317042655</text:p>
          </table:table-cell>
          <table:table-cell table:formula="of:=SQRT((([.C963]-[.C962])*([.C963]-[.C962]))+(([.D963]-[.D962])*([.D963]-[.D962])))" office:value-type="float" office:value="0.0567746041956806" calcext:value-type="float">
            <text:p>0,056774604195681</text:p>
          </table:table-cell>
          <table:table-cell table:formula="of:=-([.C963]*[.C963]*[.C963]/30)+([.C963]/20)+1/6" office:value-type="float" office:value="-29.0650707541317" calcext:value-type="float">
            <text:p>-29,0650707541317</text:p>
          </table:table-cell>
          <table:table-cell table:formula="of:=SQRT((([.C963]-[.C962])*([.C963]-[.C962]))+(([.F963]-[.F962])*([.F963]-[.F962])))" office:value-type="float" office:value="0.0740688222805303" calcext:value-type="float">
            <text:p>0,074068822280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4</text:p>
          </table:table-cell>
          <table:table-cell table:formula="of:=[.C963]+([$'70.1'.$D$6]-[$'70.1'.$C$5])/1000" office:value-type="float" office:value="9.63199999999983" calcext:value-type="float">
            <text:p>9,63199999999983</text:p>
          </table:table-cell>
          <table:table-cell table:formula="of:=([.C964]*[.C964]*[.C964]*[.C964]/500)-([.C964]*[.C964]/200)-3/250" office:value-type="float" office:value="16.7386814767583" calcext:value-type="float">
            <text:p>16,7386814767583</text:p>
          </table:table-cell>
          <table:table-cell table:formula="of:=SQRT((([.C964]-[.C963])*([.C964]-[.C963]))+(([.D964]-[.D963])*([.D964]-[.D963])))" office:value-type="float" office:value="0.0569148210924856" calcext:value-type="float">
            <text:p>0,056914821092486</text:p>
          </table:table-cell>
          <table:table-cell table:formula="of:=-([.C964]*[.C964]*[.C964]/30)+([.C964]/20)+1/6" office:value-type="float" office:value="-29.1388294655984" calcext:value-type="float">
            <text:p>-29,1388294655984</text:p>
          </table:table-cell>
          <table:table-cell table:formula="of:=SQRT((([.C964]-[.C963])*([.C964]-[.C963]))+(([.F964]-[.F963])*([.F964]-[.F963])))" office:value-type="float" office:value="0.0741912900361117" calcext:value-type="float">
            <text:p>0,0741912900361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5</text:p>
          </table:table-cell>
          <table:table-cell table:formula="of:=[.C964]+([$'70.1'.$D$6]-[$'70.1'.$C$5])/1000" office:value-type="float" office:value="9.63999999999983" calcext:value-type="float">
            <text:p>9,63999999999983</text:p>
          </table:table-cell>
          <table:table-cell table:formula="of:=([.C965]*[.C965]*[.C965]*[.C965]/500)-([.C965]*[.C965]/200)-3/250" office:value-type="float" office:value="16.7951731123188" calcext:value-type="float">
            <text:p>16,7951731123188</text:p>
          </table:table-cell>
          <table:table-cell table:formula="of:=SQRT((([.C965]-[.C964])*([.C965]-[.C964]))+(([.D965]-[.D964])*([.D965]-[.D964])))" office:value-type="float" office:value="0.0570552792324538" calcext:value-type="float">
            <text:p>0,057055279232454</text:p>
          </table:table-cell>
          <table:table-cell table:formula="of:=-([.C965]*[.C965]*[.C965]/30)+([.C965]/20)+1/6" office:value-type="float" office:value="-29.212711466665" calcext:value-type="float">
            <text:p>-29,212711466665</text:p>
          </table:table-cell>
          <table:table-cell table:formula="of:=SQRT((([.C965]-[.C964])*([.C965]-[.C964]))+(([.F965]-[.F964])*([.F965]-[.F964])))" office:value-type="float" office:value="0.0743138619748192" calcext:value-type="float">
            <text:p>0,0743138619748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6</text:p>
          </table:table-cell>
          <table:table-cell table:formula="of:=[.C965]+([$'70.1'.$D$6]-[$'70.1'.$C$5])/1000" office:value-type="float" office:value="9.64799999999982" calcext:value-type="float">
            <text:p>9,64799999999982</text:p>
          </table:table-cell>
          <table:table-cell table:formula="of:=([.C966]*[.C966]*[.C966]*[.C966]/500)-([.C966]*[.C966]/200)-3/250" office:value-type="float" office:value="16.8518068477612" calcext:value-type="float">
            <text:p>16,8518068477612</text:p>
          </table:table-cell>
          <table:table-cell table:formula="of:=SQRT((([.C966]-[.C965])*([.C966]-[.C965]))+(([.D966]-[.D965])*([.D966]-[.D965])))" office:value-type="float" office:value="0.0571959787936369" calcext:value-type="float">
            <text:p>0,057195978793637</text:p>
          </table:table-cell>
          <table:table-cell table:formula="of:=-([.C966]*[.C966]*[.C966]/30)+([.C966]/20)+1/6" office:value-type="float" office:value="-29.2867168597317" calcext:value-type="float">
            <text:p>-29,2867168597317</text:p>
          </table:table-cell>
          <table:table-cell table:formula="of:=SQRT((([.C966]-[.C965])*([.C966]-[.C965]))+(([.F966]-[.F965])*([.F966]-[.F965])))" office:value-type="float" office:value="0.0744365380908516" calcext:value-type="float">
            <text:p>0,0744365380908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7</text:p>
          </table:table-cell>
          <table:table-cell table:formula="of:=[.C966]+([$'70.1'.$D$6]-[$'70.1'.$C$5])/1000" office:value-type="float" office:value="9.65599999999982" calcext:value-type="float">
            <text:p>9,65599999999982</text:p>
          </table:table-cell>
          <table:table-cell table:formula="of:=([.C967]*[.C967]*[.C967]*[.C967]/500)-([.C967]*[.C967]/200)-3/250" office:value-type="float" office:value="16.9085829200965" calcext:value-type="float">
            <text:p>16,9085829200965</text:p>
          </table:table-cell>
          <table:table-cell table:formula="of:=SQRT((([.C967]-[.C966])*([.C967]-[.C966]))+(([.D967]-[.D966])*([.D967]-[.D966])))" office:value-type="float" office:value="0.0573369199541518" calcext:value-type="float">
            <text:p>0,057336919954152</text:p>
          </table:table-cell>
          <table:table-cell table:formula="of:=-([.C967]*[.C967]*[.C967]/30)+([.C967]/20)+1/6" office:value-type="float" office:value="-29.3608457471984" calcext:value-type="float">
            <text:p>-29,3608457471984</text:p>
          </table:table-cell>
          <table:table-cell table:formula="of:=SQRT((([.C967]-[.C966])*([.C967]-[.C966]))+(([.F967]-[.F966])*([.F967]-[.F966])))" office:value-type="float" office:value="0.0745593183783433" calcext:value-type="float">
            <text:p>0,0745593183783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8</text:p>
          </table:table-cell>
          <table:table-cell table:formula="of:=[.C967]+([$'70.1'.$D$6]-[$'70.1'.$C$5])/1000" office:value-type="float" office:value="9.66399999999982" calcext:value-type="float">
            <text:p>9,66399999999982</text:p>
          </table:table-cell>
          <table:table-cell table:formula="of:=([.C968]*[.C968]*[.C968]*[.C968]/500)-([.C968]*[.C968]/200)-3/250" office:value-type="float" office:value="16.9655015665324" calcext:value-type="float">
            <text:p>16,9655015665324</text:p>
          </table:table-cell>
          <table:table-cell table:formula="of:=SQRT((([.C968]-[.C967])*([.C968]-[.C967]))+(([.D968]-[.D967])*([.D968]-[.D967])))" office:value-type="float" office:value="0.0574781028922083" calcext:value-type="float">
            <text:p>0,057478102892208</text:p>
          </table:table-cell>
          <table:table-cell table:formula="of:=-([.C968]*[.C968]*[.C968]/30)+([.C968]/20)+1/6" office:value-type="float" office:value="-29.435098231465" calcext:value-type="float">
            <text:p>-29,435098231465</text:p>
          </table:table-cell>
          <table:table-cell table:formula="of:=SQRT((([.C968]-[.C967])*([.C968]-[.C967]))+(([.F968]-[.F967])*([.F968]-[.F967])))" office:value-type="float" office:value="0.0746822028315336" calcext:value-type="float">
            <text:p>0,0746822028315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59</text:p>
          </table:table-cell>
          <table:table-cell table:formula="of:=[.C968]+([$'70.1'.$D$6]-[$'70.1'.$C$5])/1000" office:value-type="float" office:value="9.67199999999982" calcext:value-type="float">
            <text:p>9,67199999999982</text:p>
          </table:table-cell>
          <table:table-cell table:formula="of:=([.C969]*[.C969]*[.C969]*[.C969]/500)-([.C969]*[.C969]/200)-3/250" office:value-type="float" office:value="17.0225630244728" calcext:value-type="float">
            <text:p>17,0225630244728</text:p>
          </table:table-cell>
          <table:table-cell table:formula="of:=SQRT((([.C969]-[.C968])*([.C969]-[.C968]))+(([.D969]-[.D968])*([.D969]-[.D968])))" office:value-type="float" office:value="0.0576195277860906" calcext:value-type="float">
            <text:p>0,057619527786091</text:p>
          </table:table-cell>
          <table:table-cell table:formula="of:=-([.C969]*[.C969]*[.C969]/30)+([.C969]/20)+1/6" office:value-type="float" office:value="-29.5094744149317" calcext:value-type="float">
            <text:p>-29,5094744149317</text:p>
          </table:table-cell>
          <table:table-cell table:formula="of:=SQRT((([.C969]-[.C968])*([.C969]-[.C968]))+(([.F969]-[.F968])*([.F969]-[.F968])))" office:value-type="float" office:value="0.0748051914446179" calcext:value-type="float">
            <text:p>0,0748051914446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0</text:p>
          </table:table-cell>
          <table:table-cell table:formula="of:=[.C969]+([$'70.1'.$D$6]-[$'70.1'.$C$5])/1000" office:value-type="float" office:value="9.67999999999982" calcext:value-type="float">
            <text:p>9,67999999999982</text:p>
          </table:table-cell>
          <table:table-cell table:formula="of:=([.C970]*[.C970]*[.C970]*[.C970]/500)-([.C970]*[.C970]/200)-3/250" office:value-type="float" office:value="17.0797675315187" calcext:value-type="float">
            <text:p>17,0797675315187</text:p>
          </table:table-cell>
          <table:table-cell table:formula="of:=SQRT((([.C970]-[.C969])*([.C970]-[.C969]))+(([.D970]-[.D969])*([.D970]-[.D969])))" office:value-type="float" office:value="0.0577611948141783" calcext:value-type="float">
            <text:p>0,057761194814178</text:p>
          </table:table-cell>
          <table:table-cell table:formula="of:=-([.C970]*[.C970]*[.C970]/30)+([.C970]/20)+1/6" office:value-type="float" office:value="-29.5839743999983" calcext:value-type="float">
            <text:p>-29,5839743999983</text:p>
          </table:table-cell>
          <table:table-cell table:formula="of:=SQRT((([.C970]-[.C969])*([.C970]-[.C969]))+(([.F970]-[.F969])*([.F970]-[.F969])))" office:value-type="float" office:value="0.0749282842118469" calcext:value-type="float">
            <text:p>0,0749282842118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1</text:p>
          </table:table-cell>
          <table:table-cell table:formula="of:=[.C970]+([$'70.1'.$D$6]-[$'70.1'.$C$5])/1000" office:value-type="float" office:value="9.68799999999982" calcext:value-type="float">
            <text:p>9,68799999999982</text:p>
          </table:table-cell>
          <table:table-cell table:formula="of:=([.C971]*[.C971]*[.C971]*[.C971]/500)-([.C971]*[.C971]/200)-3/250" office:value-type="float" office:value="17.1371153254674" calcext:value-type="float">
            <text:p>17,1371153254674</text:p>
          </table:table-cell>
          <table:table-cell table:formula="of:=SQRT((([.C971]-[.C970])*([.C971]-[.C970]))+(([.D971]-[.D970])*([.D971]-[.D970])))" office:value-type="float" office:value="0.0579031041549496" calcext:value-type="float">
            <text:p>0,05790310415495</text:p>
          </table:table-cell>
          <table:table-cell table:formula="of:=-([.C971]*[.C971]*[.C971]/30)+([.C971]/20)+1/6" office:value-type="float" office:value="-29.658598289065" calcext:value-type="float">
            <text:p>-29,658598289065</text:p>
          </table:table-cell>
          <table:table-cell table:formula="of:=SQRT((([.C971]-[.C970])*([.C971]-[.C970]))+(([.F971]-[.F970])*([.F971]-[.F970])))" office:value-type="float" office:value="0.0750514811275087" calcext:value-type="float">
            <text:p>0,0750514811275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2</text:p>
          </table:table-cell>
          <table:table-cell table:formula="of:=[.C971]+([$'70.1'.$D$6]-[$'70.1'.$C$5])/1000" office:value-type="float" office:value="9.69599999999982" calcext:value-type="float">
            <text:p>9,69599999999982</text:p>
          </table:table-cell>
          <table:table-cell table:formula="of:=([.C972]*[.C972]*[.C972]*[.C972]/500)-([.C972]*[.C972]/200)-3/250" office:value-type="float" office:value="17.1946066443128" calcext:value-type="float">
            <text:p>17,1946066443128</text:p>
          </table:table-cell>
          <table:table-cell table:formula="of:=SQRT((([.C972]-[.C971])*([.C972]-[.C971]))+(([.D972]-[.D971])*([.D972]-[.D971])))" office:value-type="float" office:value="0.0580452559869173" calcext:value-type="float">
            <text:p>0,058045255986917</text:p>
          </table:table-cell>
          <table:table-cell table:formula="of:=-([.C972]*[.C972]*[.C972]/30)+([.C972]/20)+1/6" office:value-type="float" office:value="-29.7333461845316" calcext:value-type="float">
            <text:p>-29,7333461845316</text:p>
          </table:table-cell>
          <table:table-cell table:formula="of:=SQRT((([.C972]-[.C971])*([.C972]-[.C971]))+(([.F972]-[.F971])*([.F972]-[.F971])))" office:value-type="float" office:value="0.0751747821858791" calcext:value-type="float">
            <text:p>0,0751747821858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3</text:p>
          </table:table-cell>
          <table:table-cell table:formula="of:=[.C972]+([$'70.1'.$D$6]-[$'70.1'.$C$5])/1000" office:value-type="float" office:value="9.70399999999982" calcext:value-type="float">
            <text:p>9,70399999999982</text:p>
          </table:table-cell>
          <table:table-cell table:formula="of:=([.C973]*[.C973]*[.C973]*[.C973]/500)-([.C973]*[.C973]/200)-3/250" office:value-type="float" office:value="17.2522417262456" calcext:value-type="float">
            <text:p>17,2522417262456</text:p>
          </table:table-cell>
          <table:table-cell table:formula="of:=SQRT((([.C973]-[.C972])*([.C973]-[.C972]))+(([.D973]-[.D972])*([.D973]-[.D972])))" office:value-type="float" office:value="0.058187650488734" calcext:value-type="float">
            <text:p>0,058187650488734</text:p>
          </table:table-cell>
          <table:table-cell table:formula="of:=-([.C973]*[.C973]*[.C973]/30)+([.C973]/20)+1/6" office:value-type="float" office:value="-29.8082181887983" calcext:value-type="float">
            <text:p>-29,8082181887983</text:p>
          </table:table-cell>
          <table:table-cell table:formula="of:=SQRT((([.C973]-[.C972])*([.C973]-[.C972]))+(([.F973]-[.F972])*([.F973]-[.F972])))" office:value-type="float" office:value="0.0752981873812746" calcext:value-type="float">
            <text:p>0,0752981873812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4</text:p>
          </table:table-cell>
          <table:table-cell table:formula="of:=[.C973]+([$'70.1'.$D$6]-[$'70.1'.$C$5])/1000" office:value-type="float" office:value="9.71199999999982" calcext:value-type="float">
            <text:p>9,71199999999982</text:p>
          </table:table-cell>
          <table:table-cell table:formula="of:=([.C974]*[.C974]*[.C974]*[.C974]/500)-([.C974]*[.C974]/200)-3/250" office:value-type="float" office:value="17.3100208096529" calcext:value-type="float">
            <text:p>17,3100208096529</text:p>
          </table:table-cell>
          <table:table-cell table:formula="of:=SQRT((([.C974]-[.C973])*([.C974]-[.C973]))+(([.D974]-[.D973])*([.D974]-[.D973])))" office:value-type="float" office:value="0.058330287839111" calcext:value-type="float">
            <text:p>0,058330287839111</text:p>
          </table:table-cell>
          <table:table-cell table:formula="of:=-([.C974]*[.C974]*[.C974]/30)+([.C974]/20)+1/6" office:value-type="float" office:value="-29.8832144042649" calcext:value-type="float">
            <text:p>-29,8832144042649</text:p>
          </table:table-cell>
          <table:table-cell table:formula="of:=SQRT((([.C974]-[.C973])*([.C974]-[.C973]))+(([.F974]-[.F973])*([.F974]-[.F973])))" office:value-type="float" office:value="0.0754216967080523" calcext:value-type="float">
            <text:p>0,0754216967080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5</text:p>
          </table:table-cell>
          <table:table-cell table:formula="of:=[.C974]+([$'70.1'.$D$6]-[$'70.1'.$C$5])/1000" office:value-type="float" office:value="9.71999999999982" calcext:value-type="float">
            <text:p>9,71999999999982</text:p>
          </table:table-cell>
          <table:table-cell table:formula="of:=([.C975]*[.C975]*[.C975]*[.C975]/500)-([.C975]*[.C975]/200)-3/250" office:value-type="float" office:value="17.3679441331187" calcext:value-type="float">
            <text:p>17,3679441331187</text:p>
          </table:table-cell>
          <table:table-cell table:formula="of:=SQRT((([.C975]-[.C974])*([.C975]-[.C974]))+(([.D975]-[.D974])*([.D975]-[.D974])))" office:value-type="float" office:value="0.058473168216842" calcext:value-type="float">
            <text:p>0,058473168216842</text:p>
          </table:table-cell>
          <table:table-cell table:formula="of:=-([.C975]*[.C975]*[.C975]/30)+([.C975]/20)+1/6" office:value-type="float" office:value="-29.9583349333316" calcext:value-type="float">
            <text:p>-29,9583349333316</text:p>
          </table:table-cell>
          <table:table-cell table:formula="of:=SQRT((([.C975]-[.C974])*([.C975]-[.C974]))+(([.F975]-[.F974])*([.F975]-[.F974])))" office:value-type="float" office:value="0.0755453101605534" calcext:value-type="float">
            <text:p>0,0755453101605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6</text:p>
          </table:table-cell>
          <table:table-cell table:formula="of:=[.C975]+([$'70.1'.$D$6]-[$'70.1'.$C$5])/1000" office:value-type="float" office:value="9.72799999999982" calcext:value-type="float">
            <text:p>9,72799999999982</text:p>
          </table:table-cell>
          <table:table-cell table:formula="of:=([.C976]*[.C976]*[.C976]*[.C976]/500)-([.C976]*[.C976]/200)-3/250" office:value-type="float" office:value="17.4260119354232" calcext:value-type="float">
            <text:p>17,4260119354232</text:p>
          </table:table-cell>
          <table:table-cell table:formula="of:=SQRT((([.C976]-[.C975])*([.C976]-[.C975]))+(([.D976]-[.D975])*([.D976]-[.D975])))" office:value-type="float" office:value="0.0586162918007821" calcext:value-type="float">
            <text:p>0,058616291800782</text:p>
          </table:table-cell>
          <table:table-cell table:formula="of:=-([.C976]*[.C976]*[.C976]/30)+([.C976]/20)+1/6" office:value-type="float" office:value="-30.0335798783983" calcext:value-type="float">
            <text:p>-30,0335798783983</text:p>
          </table:table-cell>
          <table:table-cell table:formula="of:=SQRT((([.C976]-[.C975])*([.C976]-[.C975]))+(([.F976]-[.F975])*([.F976]-[.F975])))" office:value-type="float" office:value="0.0756690277331733" calcext:value-type="float">
            <text:p>0,0756690277331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7</text:p>
          </table:table-cell>
          <table:table-cell table:formula="of:=[.C976]+([$'70.1'.$D$6]-[$'70.1'.$C$5])/1000" office:value-type="float" office:value="9.73599999999981" calcext:value-type="float">
            <text:p>9,73599999999981</text:p>
          </table:table-cell>
          <table:table-cell table:formula="of:=([.C977]*[.C977]*[.C977]*[.C977]/500)-([.C977]*[.C977]/200)-3/250" office:value-type="float" office:value="17.4842244555435" calcext:value-type="float">
            <text:p>17,4842244555435</text:p>
          </table:table-cell>
          <table:table-cell table:formula="of:=SQRT((([.C977]-[.C976])*([.C977]-[.C976]))+(([.D977]-[.D976])*([.D977]-[.D976])))" office:value-type="float" office:value="0.0587596587699174" calcext:value-type="float">
            <text:p>0,058759658769917</text:p>
          </table:table-cell>
          <table:table-cell table:formula="of:=-([.C977]*[.C977]*[.C977]/30)+([.C977]/20)+1/6" office:value-type="float" office:value="-30.1089493418649" calcext:value-type="float">
            <text:p>-30,1089493418649</text:p>
          </table:table-cell>
          <table:table-cell table:formula="of:=SQRT((([.C977]-[.C976])*([.C977]-[.C976]))+(([.F977]-[.F976])*([.F977]-[.F976])))" office:value-type="float" office:value="0.0757928494203196" calcext:value-type="float">
            <text:p>0,07579284942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8</text:p>
          </table:table-cell>
          <table:table-cell table:formula="of:=[.C977]+([$'70.1'.$D$6]-[$'70.1'.$C$5])/1000" office:value-type="float" office:value="9.74399999999981" calcext:value-type="float">
            <text:p>9,74399999999981</text:p>
          </table:table-cell>
          <table:table-cell table:formula="of:=([.C978]*[.C978]*[.C978]*[.C978]/500)-([.C978]*[.C978]/200)-3/250" office:value-type="float" office:value="17.5425819326532" calcext:value-type="float">
            <text:p>17,5425819326532</text:p>
          </table:table-cell>
          <table:table-cell table:formula="of:=SQRT((([.C978]-[.C977])*([.C978]-[.C977]))+(([.D978]-[.D977])*([.D978]-[.D977])))" office:value-type="float" office:value="0.0589032693032838" calcext:value-type="float">
            <text:p>0,058903269303284</text:p>
          </table:table-cell>
          <table:table-cell table:formula="of:=-([.C978]*[.C978]*[.C978]/30)+([.C978]/20)+1/6" office:value-type="float" office:value="-30.1844434261316" calcext:value-type="float">
            <text:p>-30,1844434261316</text:p>
          </table:table-cell>
          <table:table-cell table:formula="of:=SQRT((([.C978]-[.C977])*([.C978]-[.C977]))+(([.F978]-[.F977])*([.F978]-[.F977])))" office:value-type="float" office:value="0.0759167752164258" calcext:value-type="float">
            <text:p>0,0759167752164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69</text:p>
          </table:table-cell>
          <table:table-cell table:formula="of:=[.C978]+([$'70.1'.$D$6]-[$'70.1'.$C$5])/1000" office:value-type="float" office:value="9.75199999999981" calcext:value-type="float">
            <text:p>9,75199999999981</text:p>
          </table:table-cell>
          <table:table-cell table:formula="of:=([.C979]*[.C979]*[.C979]*[.C979]/500)-([.C979]*[.C979]/200)-3/250" office:value-type="float" office:value="17.6010846061227" calcext:value-type="float">
            <text:p>17,6010846061227</text:p>
          </table:table-cell>
          <table:table-cell table:formula="of:=SQRT((([.C979]-[.C978])*([.C979]-[.C978]))+(([.D979]-[.D978])*([.D979]-[.D978])))" office:value-type="float" office:value="0.0590471235799878" calcext:value-type="float">
            <text:p>0,059047123579988</text:p>
          </table:table-cell>
          <table:table-cell table:formula="of:=-([.C979]*[.C979]*[.C979]/30)+([.C979]/20)+1/6" office:value-type="float" office:value="-30.2600622335982" calcext:value-type="float">
            <text:p>-30,2600622335982</text:p>
          </table:table-cell>
          <table:table-cell table:formula="of:=SQRT((([.C979]-[.C978])*([.C979]-[.C978]))+(([.F979]-[.F978])*([.F979]-[.F978])))" office:value-type="float" office:value="0.0760408051159301" calcext:value-type="float">
            <text:p>0,076040805115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0</text:p>
          </table:table-cell>
          <table:table-cell table:formula="of:=[.C979]+([$'70.1'.$D$6]-[$'70.1'.$C$5])/1000" office:value-type="float" office:value="9.75999999999981" calcext:value-type="float">
            <text:p>9,75999999999981</text:p>
          </table:table-cell>
          <table:table-cell table:formula="of:=([.C980]*[.C980]*[.C980]*[.C980]/500)-([.C980]*[.C980]/200)-3/250" office:value-type="float" office:value="17.6597327155186" calcext:value-type="float">
            <text:p>17,6597327155186</text:p>
          </table:table-cell>
          <table:table-cell table:formula="of:=SQRT((([.C980]-[.C979])*([.C980]-[.C979]))+(([.D980]-[.D979])*([.D980]-[.D979])))" office:value-type="float" office:value="0.0591912217792515" calcext:value-type="float">
            <text:p>0,059191221779252</text:p>
          </table:table-cell>
          <table:table-cell table:formula="of:=-([.C980]*[.C980]*[.C980]/30)+([.C980]/20)+1/6" office:value-type="float" office:value="-30.3358058666649" calcext:value-type="float">
            <text:p>-30,3358058666649</text:p>
          </table:table-cell>
          <table:table-cell table:formula="of:=SQRT((([.C980]-[.C979])*([.C980]-[.C979]))+(([.F980]-[.F979])*([.F980]-[.F979])))" office:value-type="float" office:value="0.0761649391133214" calcext:value-type="float">
            <text:p>0,076164939113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1</text:p>
          </table:table-cell>
          <table:table-cell table:formula="of:=[.C980]+([$'70.1'.$D$6]-[$'70.1'.$C$5])/1000" office:value-type="float" office:value="9.76799999999981" calcext:value-type="float">
            <text:p>9,76799999999981</text:p>
          </table:table-cell>
          <table:table-cell table:formula="of:=([.C981]*[.C981]*[.C981]*[.C981]/500)-([.C981]*[.C981]/200)-3/250" office:value-type="float" office:value="17.7185265006046" calcext:value-type="float">
            <text:p>17,7185265006046</text:p>
          </table:table-cell>
          <table:table-cell table:formula="of:=SQRT((([.C981]-[.C980])*([.C981]-[.C980]))+(([.D981]-[.D980])*([.D981]-[.D980])))" office:value-type="float" office:value="0.0593355640803388" calcext:value-type="float">
            <text:p>0,059335564080339</text:p>
          </table:table-cell>
          <table:table-cell table:formula="of:=-([.C981]*[.C981]*[.C981]/30)+([.C981]/20)+1/6" office:value-type="float" office:value="-30.4116744277315" calcext:value-type="float">
            <text:p>-30,4116744277315</text:p>
          </table:table-cell>
          <table:table-cell table:formula="of:=SQRT((([.C981]-[.C980])*([.C981]-[.C980]))+(([.F981]-[.F980])*([.F981]-[.F980])))" office:value-type="float" office:value="0.0762891772030929" calcext:value-type="float">
            <text:p>0,0762891772030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2</text:p>
          </table:table-cell>
          <table:table-cell table:formula="of:=[.C981]+([$'70.1'.$D$6]-[$'70.1'.$C$5])/1000" office:value-type="float" office:value="9.77599999999981" calcext:value-type="float">
            <text:p>9,77599999999981</text:p>
          </table:table-cell>
          <table:table-cell table:formula="of:=([.C982]*[.C982]*[.C982]*[.C982]/500)-([.C982]*[.C982]/200)-3/250" office:value-type="float" office:value="17.7774662013405" calcext:value-type="float">
            <text:p>17,7774662013405</text:p>
          </table:table-cell>
          <table:table-cell table:formula="of:=SQRT((([.C982]-[.C981])*([.C982]-[.C981]))+(([.D982]-[.D981])*([.D982]-[.D981])))" office:value-type="float" office:value="0.0594801506626212" calcext:value-type="float">
            <text:p>0,059480150662621</text:p>
          </table:table-cell>
          <table:table-cell table:formula="of:=-([.C982]*[.C982]*[.C982]/30)+([.C982]/20)+1/6" office:value-type="float" office:value="-30.4876680191982" calcext:value-type="float">
            <text:p>-30,4876680191982</text:p>
          </table:table-cell>
          <table:table-cell table:formula="of:=SQRT((([.C982]-[.C981])*([.C982]-[.C981]))+(([.F982]-[.F981])*([.F982]-[.F981])))" office:value-type="float" office:value="0.0764135193797599" calcext:value-type="float">
            <text:p>0,076413519379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3</text:p>
          </table:table-cell>
          <table:table-cell table:formula="of:=[.C982]+([$'70.1'.$D$6]-[$'70.1'.$C$5])/1000" office:value-type="float" office:value="9.78399999999981" calcext:value-type="float">
            <text:p>9,78399999999981</text:p>
          </table:table-cell>
          <table:table-cell table:formula="of:=([.C983]*[.C983]*[.C983]*[.C983]/500)-([.C983]*[.C983]/200)-3/250" office:value-type="float" office:value="17.8365520578833" calcext:value-type="float">
            <text:p>17,8365520578833</text:p>
          </table:table-cell>
          <table:table-cell table:formula="of:=SQRT((([.C983]-[.C982])*([.C983]-[.C982]))+(([.D983]-[.D982])*([.D983]-[.D982])))" office:value-type="float" office:value="0.059624981705536" calcext:value-type="float">
            <text:p>0,059624981705536</text:p>
          </table:table-cell>
          <table:table-cell table:formula="of:=-([.C983]*[.C983]*[.C983]/30)+([.C983]/20)+1/6" office:value-type="float" office:value="-30.5637867434648" calcext:value-type="float">
            <text:p>-30,5637867434648</text:p>
          </table:table-cell>
          <table:table-cell table:formula="of:=SQRT((([.C983]-[.C982])*([.C983]-[.C982]))+(([.F983]-[.F982])*([.F983]-[.F982])))" office:value-type="float" office:value="0.0765379656378668" calcext:value-type="float">
            <text:p>0,0765379656378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4</text:p>
          </table:table-cell>
          <table:table-cell table:formula="of:=[.C983]+([$'70.1'.$D$6]-[$'70.1'.$C$5])/1000" office:value-type="float" office:value="9.79199999999981" calcext:value-type="float">
            <text:p>9,79199999999981</text:p>
          </table:table-cell>
          <table:table-cell table:formula="of:=([.C984]*[.C984]*[.C984]*[.C984]/500)-([.C984]*[.C984]/200)-3/250" office:value-type="float" office:value="17.895784310586" calcext:value-type="float">
            <text:p>17,895784310586</text:p>
          </table:table-cell>
          <table:table-cell table:formula="of:=SQRT((([.C984]-[.C983])*([.C984]-[.C983]))+(([.D984]-[.D983])*([.D984]-[.D983])))" office:value-type="float" office:value="0.0597700573886131" calcext:value-type="float">
            <text:p>0,059770057388613</text:p>
          </table:table-cell>
          <table:table-cell table:formula="of:=-([.C984]*[.C984]*[.C984]/30)+([.C984]/20)+1/6" office:value-type="float" office:value="-30.6400307029315" calcext:value-type="float">
            <text:p>-30,6400307029315</text:p>
          </table:table-cell>
          <table:table-cell table:formula="of:=SQRT((([.C984]-[.C983])*([.C984]-[.C983]))+(([.F984]-[.F983])*([.F984]-[.F983])))" office:value-type="float" office:value="0.0766625159719762" calcext:value-type="float">
            <text:p>0,0766625159719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5</text:p>
          </table:table-cell>
          <table:table-cell table:formula="of:=[.C984]+([$'70.1'.$D$6]-[$'70.1'.$C$5])/1000" office:value-type="float" office:value="9.79999999999981" calcext:value-type="float">
            <text:p>9,79999999999981</text:p>
          </table:table-cell>
          <table:table-cell table:formula="of:=([.C985]*[.C985]*[.C985]*[.C985]/500)-([.C985]*[.C985]/200)-3/250" office:value-type="float" office:value="17.9551631999986" calcext:value-type="float">
            <text:p>17,9551631999986</text:p>
          </table:table-cell>
          <table:table-cell table:formula="of:=SQRT((([.C985]-[.C984])*([.C985]-[.C984]))+(([.D985]-[.D984])*([.D985]-[.D984])))" office:value-type="float" office:value="0.0599153778914298" calcext:value-type="float">
            <text:p>0,05991537789143</text:p>
          </table:table-cell>
          <table:table-cell table:formula="of:=-([.C985]*[.C985]*[.C985]/30)+([.C985]/20)+1/6" office:value-type="float" office:value="-30.7163999999981" calcext:value-type="float">
            <text:p>-30,7163999999981</text:p>
          </table:table-cell>
          <table:table-cell table:formula="of:=SQRT((([.C985]-[.C984])*([.C985]-[.C984]))+(([.F985]-[.F984])*([.F985]-[.F984])))" office:value-type="float" office:value="0.0767871703766549" calcext:value-type="float">
            <text:p>0,0767871703766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6</text:p>
          </table:table-cell>
          <table:table-cell table:formula="of:=[.C985]+([$'70.1'.$D$6]-[$'70.1'.$C$5])/1000" office:value-type="float" office:value="9.80799999999981" calcext:value-type="float">
            <text:p>9,80799999999981</text:p>
          </table:table-cell>
          <table:table-cell table:formula="of:=([.C986]*[.C986]*[.C986]*[.C986]/500)-([.C986]*[.C986]/200)-3/250" office:value-type="float" office:value="18.0146889668676" calcext:value-type="float">
            <text:p>18,0146889668676</text:p>
          </table:table-cell>
          <table:table-cell table:formula="of:=SQRT((([.C986]-[.C985])*([.C986]-[.C985]))+(([.D986]-[.D985])*([.D986]-[.D985])))" office:value-type="float" office:value="0.0600609433936977" calcext:value-type="float">
            <text:p>0,060060943393698</text:p>
          </table:table-cell>
          <table:table-cell table:formula="of:=-([.C986]*[.C986]*[.C986]/30)+([.C986]/20)+1/6" office:value-type="float" office:value="-30.7928947370648" calcext:value-type="float">
            <text:p>-30,7928947370648</text:p>
          </table:table-cell>
          <table:table-cell table:formula="of:=SQRT((([.C986]-[.C985])*([.C986]-[.C985]))+(([.F986]-[.F985])*([.F986]-[.F985])))" office:value-type="float" office:value="0.0769119288465583" calcext:value-type="float">
            <text:p>0,076911928846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7</text:p>
          </table:table-cell>
          <table:table-cell table:formula="of:=[.C986]+([$'70.1'.$D$6]-[$'70.1'.$C$5])/1000" office:value-type="float" office:value="9.81599999999981" calcext:value-type="float">
            <text:p>9,81599999999981</text:p>
          </table:table-cell>
          <table:table-cell table:formula="of:=([.C987]*[.C987]*[.C987]*[.C987]/500)-([.C987]*[.C987]/200)-3/250" office:value-type="float" office:value="18.074361852136" calcext:value-type="float">
            <text:p>18,074361852136</text:p>
          </table:table-cell>
          <table:table-cell table:formula="of:=SQRT((([.C987]-[.C986])*([.C987]-[.C986]))+(([.D987]-[.D986])*([.D987]-[.D986])))" office:value-type="float" office:value="0.0602067540751357" calcext:value-type="float">
            <text:p>0,060206754075136</text:p>
          </table:table-cell>
          <table:table-cell table:formula="of:=-([.C987]*[.C987]*[.C987]/30)+([.C987]/20)+1/6" office:value-type="float" office:value="-30.8695150165315" calcext:value-type="float">
            <text:p>-30,8695150165315</text:p>
          </table:table-cell>
          <table:table-cell table:formula="of:=SQRT((([.C987]-[.C986])*([.C987]-[.C986]))+(([.F987]-[.F986])*([.F987]-[.F986])))" office:value-type="float" office:value="0.077036791376254" calcext:value-type="float">
            <text:p>0,0770367913762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8</text:p>
          </table:table-cell>
          <table:table-cell table:formula="of:=[.C987]+([$'70.1'.$D$6]-[$'70.1'.$C$5])/1000" office:value-type="float" office:value="9.8239999999998" calcext:value-type="float">
            <text:p>9,8239999999998</text:p>
          </table:table-cell>
          <table:table-cell table:formula="of:=([.C988]*[.C988]*[.C988]*[.C988]/500)-([.C988]*[.C988]/200)-3/250" office:value-type="float" office:value="18.1341820969437" calcext:value-type="float">
            <text:p>18,1341820969437</text:p>
          </table:table-cell>
          <table:table-cell table:formula="of:=SQRT((([.C988]-[.C987])*([.C988]-[.C987]))+(([.D988]-[.D987])*([.D988]-[.D987])))" office:value-type="float" office:value="0.0603528101156003" calcext:value-type="float">
            <text:p>0,0603528101156</text:p>
          </table:table-cell>
          <table:table-cell table:formula="of:=-([.C988]*[.C988]*[.C988]/30)+([.C988]/20)+1/6" office:value-type="float" office:value="-30.9462609407981" calcext:value-type="float">
            <text:p>-30,9462609407981</text:p>
          </table:table-cell>
          <table:table-cell table:formula="of:=SQRT((([.C988]-[.C987])*([.C988]-[.C987]))+(([.F988]-[.F987])*([.F988]-[.F987])))" office:value-type="float" office:value="0.0771617579604228" calcext:value-type="float">
            <text:p>0,0771617579604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79</text:p>
          </table:table-cell>
          <table:table-cell table:formula="of:=[.C988]+([$'70.1'.$D$6]-[$'70.1'.$C$5])/1000" office:value-type="float" office:value="9.8319999999998" calcext:value-type="float">
            <text:p>9,8319999999998</text:p>
          </table:table-cell>
          <table:table-cell table:formula="of:=([.C989]*[.C989]*[.C989]*[.C989]/500)-([.C989]*[.C989]/200)-3/250" office:value-type="float" office:value="18.1941499426269" calcext:value-type="float">
            <text:p>18,1941499426269</text:p>
          </table:table-cell>
          <table:table-cell table:formula="of:=SQRT((([.C989]-[.C988])*([.C989]-[.C988]))+(([.D989]-[.D988])*([.D989]-[.D988])))" office:value-type="float" office:value="0.0604991116949896" calcext:value-type="float">
            <text:p>0,06049911169499</text:p>
          </table:table-cell>
          <table:table-cell table:formula="of:=-([.C989]*[.C989]*[.C989]/30)+([.C989]/20)+1/6" office:value-type="float" office:value="-31.0231326122648" calcext:value-type="float">
            <text:p>-31,0231326122648</text:p>
          </table:table-cell>
          <table:table-cell table:formula="of:=SQRT((([.C989]-[.C988])*([.C989]-[.C988]))+(([.F989]-[.F988])*([.F989]-[.F988])))" office:value-type="float" office:value="0.077286828593735" calcext:value-type="float">
            <text:p>0,0772868285937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0</text:p>
          </table:table-cell>
          <table:table-cell table:formula="of:=[.C989]+([$'70.1'.$D$6]-[$'70.1'.$C$5])/1000" office:value-type="float" office:value="9.8399999999998" calcext:value-type="float">
            <text:p>9,8399999999998</text:p>
          </table:table-cell>
          <table:table-cell table:formula="of:=([.C990]*[.C990]*[.C990]*[.C990]/500)-([.C990]*[.C990]/200)-3/250" office:value-type="float" office:value="18.2542656307185" calcext:value-type="float">
            <text:p>18,2542656307185</text:p>
          </table:table-cell>
          <table:table-cell table:formula="of:=SQRT((([.C990]-[.C989])*([.C990]-[.C989]))+(([.D990]-[.D989])*([.D990]-[.D989])))" office:value-type="float" office:value="0.0606456589932925" calcext:value-type="float">
            <text:p>0,060645658993293</text:p>
          </table:table-cell>
          <table:table-cell table:formula="of:=-([.C990]*[.C990]*[.C990]/30)+([.C990]/20)+1/6" office:value-type="float" office:value="-31.1001301333314" calcext:value-type="float">
            <text:p>-31,1001301333314</text:p>
          </table:table-cell>
          <table:table-cell table:formula="of:=SQRT((([.C990]-[.C989])*([.C990]-[.C989]))+(([.F990]-[.F989])*([.F990]-[.F989])))" office:value-type="float" office:value="0.0774120032708716" calcext:value-type="float">
            <text:p>0,0774120032708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1</text:p>
          </table:table-cell>
          <table:table-cell table:formula="of:=[.C990]+([$'70.1'.$D$6]-[$'70.1'.$C$5])/1000" office:value-type="float" office:value="9.8479999999998" calcext:value-type="float">
            <text:p>9,8479999999998</text:p>
          </table:table-cell>
          <table:table-cell table:formula="of:=([.C991]*[.C991]*[.C991]*[.C991]/500)-([.C991]*[.C991]/200)-3/250" office:value-type="float" office:value="18.3145294029481" calcext:value-type="float">
            <text:p>18,3145294029481</text:p>
          </table:table-cell>
          <table:table-cell table:formula="of:=SQRT((([.C991]-[.C990])*([.C991]-[.C990]))+(([.D991]-[.D990])*([.D991]-[.D990])))" office:value-type="float" office:value="0.0607924521905813" calcext:value-type="float">
            <text:p>0,060792452190581</text:p>
          </table:table-cell>
          <table:table-cell table:formula="of:=-([.C991]*[.C991]*[.C991]/30)+([.C991]/20)+1/6" office:value-type="float" office:value="-31.1772536063981" calcext:value-type="float">
            <text:p>-31,1772536063981</text:p>
          </table:table-cell>
          <table:table-cell table:formula="of:=SQRT((([.C991]-[.C990])*([.C991]-[.C990]))+(([.F991]-[.F990])*([.F991]-[.F990])))" office:value-type="float" office:value="0.0775372819865596" calcext:value-type="float">
            <text:p>0,077537281986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2</text:p>
          </table:table-cell>
          <table:table-cell table:formula="of:=[.C991]+([$'70.1'.$D$6]-[$'70.1'.$C$5])/1000" office:value-type="float" office:value="9.8559999999998" calcext:value-type="float">
            <text:p>9,8559999999998</text:p>
          </table:table-cell>
          <table:table-cell table:formula="of:=([.C992]*[.C992]*[.C992]*[.C992]/500)-([.C992]*[.C992]/200)-3/250" office:value-type="float" office:value="18.3749415012419" calcext:value-type="float">
            <text:p>18,3749415012419</text:p>
          </table:table-cell>
          <table:table-cell table:formula="of:=SQRT((([.C992]-[.C991])*([.C992]-[.C991]))+(([.D992]-[.D991])*([.D992]-[.D991])))" office:value-type="float" office:value="0.060939491466976" calcext:value-type="float">
            <text:p>0,060939491466976</text:p>
          </table:table-cell>
          <table:table-cell table:formula="of:=-([.C992]*[.C992]*[.C992]/30)+([.C992]/20)+1/6" office:value-type="float" office:value="-31.2545031338647" calcext:value-type="float">
            <text:p>-31,2545031338647</text:p>
          </table:table-cell>
          <table:table-cell table:formula="of:=SQRT((([.C992]-[.C991])*([.C992]-[.C991]))+(([.F992]-[.F991])*([.F992]-[.F991])))" office:value-type="float" office:value="0.0776626647355219" calcext:value-type="float">
            <text:p>0,0776626647355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3</text:p>
          </table:table-cell>
          <table:table-cell table:formula="of:=[.C992]+([$'70.1'.$D$6]-[$'70.1'.$C$5])/1000" office:value-type="float" office:value="9.8639999999998" calcext:value-type="float">
            <text:p>9,8639999999998</text:p>
          </table:table-cell>
          <table:table-cell table:formula="of:=([.C993]*[.C993]*[.C993]*[.C993]/500)-([.C993]*[.C993]/200)-3/250" office:value-type="float" office:value="18.4355021677225" calcext:value-type="float">
            <text:p>18,4355021677225</text:p>
          </table:table-cell>
          <table:table-cell table:formula="of:=SQRT((([.C993]-[.C992])*([.C993]-[.C992]))+(([.D993]-[.D992])*([.D993]-[.D992])))" office:value-type="float" office:value="0.0610867770027" calcext:value-type="float">
            <text:p>0,0610867770027</text:p>
          </table:table-cell>
          <table:table-cell table:formula="of:=-([.C993]*[.C993]*[.C993]/30)+([.C993]/20)+1/6" office:value-type="float" office:value="-31.3318788181314" calcext:value-type="float">
            <text:p>-31,3318788181314</text:p>
          </table:table-cell>
          <table:table-cell table:formula="of:=SQRT((([.C993]-[.C992])*([.C993]-[.C992]))+(([.F993]-[.F992])*([.F993]-[.F992])))" office:value-type="float" office:value="0.0777881515125028" calcext:value-type="float">
            <text:p>0,0777881515125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4</text:p>
          </table:table-cell>
          <table:table-cell table:formula="of:=[.C993]+([$'70.1'.$D$6]-[$'70.1'.$C$5])/1000" office:value-type="float" office:value="9.8719999999998" calcext:value-type="float">
            <text:p>9,8719999999998</text:p>
          </table:table-cell>
          <table:table-cell table:formula="of:=([.C994]*[.C994]*[.C994]*[.C994]/500)-([.C994]*[.C994]/200)-3/250" office:value-type="float" office:value="18.4962116447094" calcext:value-type="float">
            <text:p>18,4962116447094</text:p>
          </table:table-cell>
          <table:table-cell table:formula="of:=SQRT((([.C994]-[.C993])*([.C994]-[.C993]))+(([.D994]-[.D993])*([.D994]-[.D993])))" office:value-type="float" office:value="0.0612343089780522" calcext:value-type="float">
            <text:p>0,061234308978052</text:p>
          </table:table-cell>
          <table:table-cell table:formula="of:=-([.C994]*[.C994]*[.C994]/30)+([.C994]/20)+1/6" office:value-type="float" office:value="-31.409380761598" calcext:value-type="float">
            <text:p>-31,409380761598</text:p>
          </table:table-cell>
          <table:table-cell table:formula="of:=SQRT((([.C994]-[.C993])*([.C994]-[.C993]))+(([.F994]-[.F993])*([.F994]-[.F993])))" office:value-type="float" office:value="0.0779137423123095" calcext:value-type="float">
            <text:p>0,077913742312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5</text:p>
          </table:table-cell>
          <table:table-cell table:formula="of:=[.C994]+([$'70.1'.$D$6]-[$'70.1'.$C$5])/1000" office:value-type="float" office:value="9.8799999999998" calcext:value-type="float">
            <text:p>9,8799999999998</text:p>
          </table:table-cell>
          <table:table-cell table:formula="of:=([.C995]*[.C995]*[.C995]*[.C995]/500)-([.C995]*[.C995]/200)-3/250" office:value-type="float" office:value="18.5570701747185" calcext:value-type="float">
            <text:p>18,5570701747185</text:p>
          </table:table-cell>
          <table:table-cell table:formula="of:=SQRT((([.C995]-[.C994])*([.C995]-[.C994]))+(([.D995]-[.D994])*([.D995]-[.D994])))" office:value-type="float" office:value="0.0613820875733744" calcext:value-type="float">
            <text:p>0,061382087573375</text:p>
          </table:table-cell>
          <table:table-cell table:formula="of:=-([.C995]*[.C995]*[.C995]/30)+([.C995]/20)+1/6" office:value-type="float" office:value="-31.4870090666647" calcext:value-type="float">
            <text:p>-31,4870090666647</text:p>
          </table:table-cell>
          <table:table-cell table:formula="of:=SQRT((([.C995]-[.C994])*([.C995]-[.C994]))+(([.F995]-[.F994])*([.F995]-[.F994])))" office:value-type="float" office:value="0.0780394371297065" calcext:value-type="float">
            <text:p>0,0780394371297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6</text:p>
          </table:table-cell>
          <table:table-cell table:formula="of:=[.C995]+([$'70.1'.$D$6]-[$'70.1'.$C$5])/1000" office:value-type="float" office:value="9.8879999999998" calcext:value-type="float">
            <text:p>9,8879999999998</text:p>
          </table:table-cell>
          <table:table-cell table:formula="of:=([.C996]*[.C996]*[.C996]*[.C996]/500)-([.C996]*[.C996]/200)-3/250" office:value-type="float" office:value="18.6180780004623" calcext:value-type="float">
            <text:p>18,6180780004623</text:p>
          </table:table-cell>
          <table:table-cell table:formula="of:=SQRT((([.C996]-[.C995])*([.C996]-[.C995]))+(([.D996]-[.D995])*([.D996]-[.D995])))" office:value-type="float" office:value="0.0615301129691285" calcext:value-type="float">
            <text:p>0,061530112969129</text:p>
          </table:table-cell>
          <table:table-cell table:formula="of:=-([.C996]*[.C996]*[.C996]/30)+([.C996]/20)+1/6" office:value-type="float" office:value="-31.5647638357314" calcext:value-type="float">
            <text:p>-31,5647638357314</text:p>
          </table:table-cell>
          <table:table-cell table:formula="of:=SQRT((([.C996]-[.C995])*([.C996]-[.C995]))+(([.F996]-[.F995])*([.F996]-[.F995])))" office:value-type="float" office:value="0.0781652359595319" calcext:value-type="float">
            <text:p>0,0781652359595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7</text:p>
          </table:table-cell>
          <table:table-cell table:formula="of:=[.C996]+([$'70.1'.$D$6]-[$'70.1'.$C$5])/1000" office:value-type="float" office:value="9.8959999999998" calcext:value-type="float">
            <text:p>9,8959999999998</text:p>
          </table:table-cell>
          <table:table-cell table:formula="of:=([.C997]*[.C997]*[.C997]*[.C997]/500)-([.C997]*[.C997]/200)-3/250" office:value-type="float" office:value="18.6792353648502" calcext:value-type="float">
            <text:p>18,6792353648502</text:p>
          </table:table-cell>
          <table:table-cell table:formula="of:=SQRT((([.C997]-[.C996])*([.C997]-[.C996]))+(([.D997]-[.D996])*([.D997]-[.D996])))" office:value-type="float" office:value="0.0616783853458046" calcext:value-type="float">
            <text:p>0,061678385345805</text:p>
          </table:table-cell>
          <table:table-cell table:formula="of:=-([.C997]*[.C997]*[.C997]/30)+([.C997]/20)+1/6" office:value-type="float" office:value="-31.642645171198" calcext:value-type="float">
            <text:p>-31,642645171198</text:p>
          </table:table-cell>
          <table:table-cell table:formula="of:=SQRT((([.C997]-[.C996])*([.C997]-[.C996]))+(([.F997]-[.F996])*([.F997]-[.F996])))" office:value-type="float" office:value="0.0782911387966056" calcext:value-type="float">
            <text:p>0,0782911387966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8</text:p>
          </table:table-cell>
          <table:table-cell table:formula="of:=[.C997]+([$'70.1'.$D$6]-[$'70.1'.$C$5])/1000" office:value-type="float" office:value="9.9039999999998" calcext:value-type="float">
            <text:p>9,9039999999998</text:p>
          </table:table-cell>
          <table:table-cell table:formula="of:=([.C998]*[.C998]*[.C998]*[.C998]/500)-([.C998]*[.C998]/200)-3/250" office:value-type="float" office:value="18.7405425109877" calcext:value-type="float">
            <text:p>18,7405425109877</text:p>
          </table:table-cell>
          <table:table-cell table:formula="of:=SQRT((([.C998]-[.C997])*([.C998]-[.C997]))+(([.D998]-[.D997])*([.D998]-[.D997])))" office:value-type="float" office:value="0.0618269048840017" calcext:value-type="float">
            <text:p>0,061826904884002</text:p>
          </table:table-cell>
          <table:table-cell table:formula="of:=-([.C998]*[.C998]*[.C998]/30)+([.C998]/20)+1/6" office:value-type="float" office:value="-31.7206531754647" calcext:value-type="float">
            <text:p>-31,7206531754647</text:p>
          </table:table-cell>
          <table:table-cell table:formula="of:=SQRT((([.C998]-[.C997])*([.C998]-[.C997]))+(([.F998]-[.F997])*([.F998]-[.F997])))" office:value-type="float" office:value="0.078417145635803" calcext:value-type="float">
            <text:p>0,0784171456358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89</text:p>
          </table:table-cell>
          <table:table-cell table:formula="of:=[.C998]+([$'70.1'.$D$6]-[$'70.1'.$C$5])/1000" office:value-type="float" office:value="9.9119999999998" calcext:value-type="float">
            <text:p>9,9119999999998</text:p>
          </table:table-cell>
          <table:table-cell table:formula="of:=([.C999]*[.C999]*[.C999]*[.C999]/500)-([.C999]*[.C999]/200)-3/250" office:value-type="float" office:value="18.8019996821775" calcext:value-type="float">
            <text:p>18,8019996821775</text:p>
          </table:table-cell>
          <table:table-cell table:formula="of:=SQRT((([.C999]-[.C998])*([.C999]-[.C998]))+(([.D999]-[.D998])*([.D999]-[.D998])))" office:value-type="float" office:value="0.0619756717643816" calcext:value-type="float">
            <text:p>0,061975671764382</text:p>
          </table:table-cell>
          <table:table-cell table:formula="of:=-([.C999]*[.C999]*[.C999]/30)+([.C999]/20)+1/6" office:value-type="float" office:value="-31.7987879509313" calcext:value-type="float">
            <text:p>-31,7987879509313</text:p>
          </table:table-cell>
          <table:table-cell table:formula="of:=SQRT((([.C999]-[.C998])*([.C999]-[.C998]))+(([.F999]-[.F998])*([.F999]-[.F998])))" office:value-type="float" office:value="0.0785432564719849" calcext:value-type="float">
            <text:p>0,0785432564719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0</text:p>
          </table:table-cell>
          <table:table-cell table:formula="of:=[.C999]+([$'70.1'.$D$6]-[$'70.1'.$C$5])/1000" office:value-type="float" office:value="9.91999999999979" calcext:value-type="float">
            <text:p>9,91999999999979</text:p>
          </table:table-cell>
          <table:table-cell table:formula="of:=([.C1000]*[.C1000]*[.C1000]*[.C1000]/500)-([.C1000]*[.C1000]/200)-3/250" office:value-type="float" office:value="18.8636071219184" calcext:value-type="float">
            <text:p>18,8636071219184</text:p>
          </table:table-cell>
          <table:table-cell table:formula="of:=SQRT((([.C1000]-[.C999])*([.C1000]-[.C999]))+(([.D1000]-[.D999])*([.D1000]-[.D999])))" office:value-type="float" office:value="0.0621246861676646" calcext:value-type="float">
            <text:p>0,062124686167665</text:p>
          </table:table-cell>
          <table:table-cell table:formula="of:=-([.C1000]*[.C1000]*[.C1000]/30)+([.C1000]/20)+1/6" office:value-type="float" office:value="-31.877049599998" calcext:value-type="float">
            <text:p>-31,877049599998</text:p>
          </table:table-cell>
          <table:table-cell table:formula="of:=SQRT((([.C1000]-[.C999])*([.C1000]-[.C999]))+(([.F1000]-[.F999])*([.F1000]-[.F999])))" office:value-type="float" office:value="0.0786694713000673" calcext:value-type="float">
            <text:p>0,0786694713000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1</text:p>
          </table:table-cell>
          <table:table-cell table:formula="of:=[.C1000]+([$'70.1'.$D$6]-[$'70.1'.$C$5])/1000" office:value-type="float" office:value="9.92799999999979" calcext:value-type="float">
            <text:p>9,92799999999979</text:p>
          </table:table-cell>
          <table:table-cell table:formula="of:=([.C1001]*[.C1001]*[.C1001]*[.C1001]/500)-([.C1001]*[.C1001]/200)-3/250" office:value-type="float" office:value="18.9253650739061" calcext:value-type="float">
            <text:p>18,9253650739061</text:p>
          </table:table-cell>
          <table:table-cell table:formula="of:=SQRT((([.C1001]-[.C1000])*([.C1001]-[.C1000]))+(([.D1001]-[.D1000])*([.D1001]-[.D1000])))" office:value-type="float" office:value="0.0622739482746648" calcext:value-type="float">
            <text:p>0,062273948274665</text:p>
          </table:table-cell>
          <table:table-cell table:formula="of:=-([.C1001]*[.C1001]*[.C1001]/30)+([.C1001]/20)+1/6" office:value-type="float" office:value="-31.9554382250646" calcext:value-type="float">
            <text:p>-31,9554382250646</text:p>
          </table:table-cell>
          <table:table-cell table:formula="of:=SQRT((([.C1001]-[.C1000])*([.C1001]-[.C1000]))+(([.F1001]-[.F1000])*([.F1001]-[.F1000])))" office:value-type="float" office:value="0.0787957901149689" calcext:value-type="float">
            <text:p>0,0787957901149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2</text:p>
          </table:table-cell>
          <table:table-cell table:formula="of:=[.C1001]+([$'70.1'.$D$6]-[$'70.1'.$C$5])/1000" office:value-type="float" office:value="9.93599999999979" calcext:value-type="float">
            <text:p>9,93599999999979</text:p>
          </table:table-cell>
          <table:table-cell table:formula="of:=([.C1002]*[.C1002]*[.C1002]*[.C1002]/500)-([.C1002]*[.C1002]/200)-3/250" office:value-type="float" office:value="18.9872737820328" calcext:value-type="float">
            <text:p>18,9872737820328</text:p>
          </table:table-cell>
          <table:table-cell table:formula="of:=SQRT((([.C1002]-[.C1001])*([.C1002]-[.C1001]))+(([.D1002]-[.D1001])*([.D1002]-[.D1001])))" office:value-type="float" office:value="0.0624234582662439" calcext:value-type="float">
            <text:p>0,062423458266244</text:p>
          </table:table-cell>
          <table:table-cell table:formula="of:=-([.C1002]*[.C1002]*[.C1002]/30)+([.C1002]/20)+1/6" office:value-type="float" office:value="-32.0339539285313" calcext:value-type="float">
            <text:p>-32,0339539285313</text:p>
          </table:table-cell>
          <table:table-cell table:formula="of:=SQRT((([.C1002]-[.C1001])*([.C1002]-[.C1001]))+(([.F1002]-[.F1001])*([.F1002]-[.F1001])))" office:value-type="float" office:value="0.0789222129115968" calcext:value-type="float">
            <text:p>0,0789222129115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3</text:p>
          </table:table-cell>
          <table:table-cell table:formula="of:=[.C1002]+([$'70.1'.$D$6]-[$'70.1'.$C$5])/1000" office:value-type="float" office:value="9.94399999999979" calcext:value-type="float">
            <text:p>9,94399999999979</text:p>
          </table:table-cell>
          <table:table-cell table:formula="of:=([.C1003]*[.C1003]*[.C1003]*[.C1003]/500)-([.C1003]*[.C1003]/200)-3/250" office:value-type="float" office:value="19.0493334903874" calcext:value-type="float">
            <text:p>19,0493334903874</text:p>
          </table:table-cell>
          <table:table-cell table:formula="of:=SQRT((([.C1003]-[.C1002])*([.C1003]-[.C1002]))+(([.D1003]-[.D1002])*([.D1003]-[.D1002])))" office:value-type="float" office:value="0.0625732163233775" calcext:value-type="float">
            <text:p>0,062573216323378</text:p>
          </table:table-cell>
          <table:table-cell table:formula="of:=-([.C1003]*[.C1003]*[.C1003]/30)+([.C1003]/20)+1/6" office:value-type="float" office:value="-32.1125968127979" calcext:value-type="float">
            <text:p>-32,1125968127979</text:p>
          </table:table-cell>
          <table:table-cell table:formula="of:=SQRT((([.C1003]-[.C1002])*([.C1003]-[.C1002]))+(([.F1003]-[.F1002])*([.F1003]-[.F1002])))" office:value-type="float" office:value="0.0790487396849414" calcext:value-type="float">
            <text:p>0,0790487396849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4</text:p>
          </table:table-cell>
          <table:table-cell table:formula="of:=[.C1003]+([$'70.1'.$D$6]-[$'70.1'.$C$5])/1000" office:value-type="float" office:value="9.95199999999979" calcext:value-type="float">
            <text:p>9,95199999999979</text:p>
          </table:table-cell>
          <table:table-cell table:formula="of:=([.C1004]*[.C1004]*[.C1004]*[.C1004]/500)-([.C1004]*[.C1004]/200)-3/250" office:value-type="float" office:value="19.1115444432552" calcext:value-type="float">
            <text:p>19,1115444432552</text:p>
          </table:table-cell>
          <table:table-cell table:formula="of:=SQRT((([.C1004]-[.C1003])*([.C1004]-[.C1003]))+(([.D1004]-[.D1003])*([.D1004]-[.D1003])))" office:value-type="float" office:value="0.0627232226270529" calcext:value-type="float">
            <text:p>0,062723222627053</text:p>
          </table:table-cell>
          <table:table-cell table:formula="of:=-([.C1004]*[.C1004]*[.C1004]/30)+([.C1004]/20)+1/6" office:value-type="float" office:value="-32.1913669802646" calcext:value-type="float">
            <text:p>-32,1913669802646</text:p>
          </table:table-cell>
          <table:table-cell table:formula="of:=SQRT((([.C1004]-[.C1003])*([.C1004]-[.C1003]))+(([.F1004]-[.F1003])*([.F1004]-[.F1003])))" office:value-type="float" office:value="0.0791753704299777" calcext:value-type="float">
            <text:p>0,0791753704299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5</text:p>
          </table:table-cell>
          <table:table-cell table:formula="of:=[.C1004]+([$'70.1'.$D$6]-[$'70.1'.$C$5])/1000" office:value-type="float" office:value="9.95999999999979" calcext:value-type="float">
            <text:p>9,95999999999979</text:p>
          </table:table-cell>
          <table:table-cell table:formula="of:=([.C1005]*[.C1005]*[.C1005]*[.C1005]/500)-([.C1005]*[.C1005]/200)-3/250" office:value-type="float" office:value="19.1739068851184" calcext:value-type="float">
            <text:p>19,1739068851184</text:p>
          </table:table-cell>
          <table:table-cell table:formula="of:=SQRT((([.C1005]-[.C1004])*([.C1005]-[.C1004]))+(([.D1005]-[.D1004])*([.D1005]-[.D1004])))" office:value-type="float" office:value="0.0628734773583915" calcext:value-type="float">
            <text:p>0,062873477358392</text:p>
          </table:table-cell>
          <table:table-cell table:formula="of:=-([.C1005]*[.C1005]*[.C1005]/30)+([.C1005]/20)+1/6" office:value-type="float" office:value="-32.2702645333313" calcext:value-type="float">
            <text:p>-32,2702645333313</text:p>
          </table:table-cell>
          <table:table-cell table:formula="of:=SQRT((([.C1005]-[.C1004])*([.C1005]-[.C1004]))+(([.F1005]-[.F1004])*([.F1005]-[.F1004])))" office:value-type="float" office:value="0.0793021051417079" calcext:value-type="float">
            <text:p>0,079302105141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6</text:p>
          </table:table-cell>
          <table:table-cell table:formula="of:=[.C1005]+([$'70.1'.$D$6]-[$'70.1'.$C$5])/1000" office:value-type="float" office:value="9.96799999999979" calcext:value-type="float">
            <text:p>9,96799999999979</text:p>
          </table:table-cell>
          <table:table-cell table:formula="of:=([.C1006]*[.C1006]*[.C1006]*[.C1006]/500)-([.C1006]*[.C1006]/200)-3/250" office:value-type="float" office:value="19.2364210606555" calcext:value-type="float">
            <text:p>19,2364210606555</text:p>
          </table:table-cell>
          <table:table-cell table:formula="of:=SQRT((([.C1006]-[.C1005])*([.C1006]-[.C1005]))+(([.D1006]-[.D1005])*([.D1006]-[.D1005])))" office:value-type="float" office:value="0.0630239806985226" calcext:value-type="float">
            <text:p>0,063023980698523</text:p>
          </table:table-cell>
          <table:table-cell table:formula="of:=-([.C1006]*[.C1006]*[.C1006]/30)+([.C1006]/20)+1/6" office:value-type="float" office:value="-32.3492895743979" calcext:value-type="float">
            <text:p>-32,3492895743979</text:p>
          </table:table-cell>
          <table:table-cell table:formula="of:=SQRT((([.C1006]-[.C1005])*([.C1006]-[.C1005]))+(([.F1006]-[.F1005])*([.F1006]-[.F1005])))" office:value-type="float" office:value="0.0794289438151216" calcext:value-type="float">
            <text:p>0,0794289438151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7</text:p>
          </table:table-cell>
          <table:table-cell table:formula="of:=[.C1006]+([$'70.1'.$D$6]-[$'70.1'.$C$5])/1000" office:value-type="float" office:value="9.97599999999979" calcext:value-type="float">
            <text:p>9,97599999999979</text:p>
          </table:table-cell>
          <table:table-cell table:formula="of:=([.C1007]*[.C1007]*[.C1007]*[.C1007]/500)-([.C1007]*[.C1007]/200)-3/250" office:value-type="float" office:value="19.2990872147419" calcext:value-type="float">
            <text:p>19,2990872147419</text:p>
          </table:table-cell>
          <table:table-cell table:formula="of:=SQRT((([.C1007]-[.C1006])*([.C1007]-[.C1006]))+(([.D1007]-[.D1006])*([.D1007]-[.D1006])))" office:value-type="float" office:value="0.0631747328287157" calcext:value-type="float">
            <text:p>0,063174732828716</text:p>
          </table:table-cell>
          <table:table-cell table:formula="of:=-([.C1007]*[.C1007]*[.C1007]/30)+([.C1007]/20)+1/6" office:value-type="float" office:value="-32.4284422058646" calcext:value-type="float">
            <text:p>-32,4284422058646</text:p>
          </table:table-cell>
          <table:table-cell table:formula="of:=SQRT((([.C1007]-[.C1006])*([.C1007]-[.C1006]))+(([.F1007]-[.F1006])*([.F1007]-[.F1006])))" office:value-type="float" office:value="0.0795558864452989" calcext:value-type="float">
            <text:p>0,079555886445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8</text:p>
          </table:table-cell>
          <table:table-cell table:formula="of:=[.C1007]+([$'70.1'.$D$6]-[$'70.1'.$C$5])/1000" office:value-type="float" office:value="9.98399999999979" calcext:value-type="float">
            <text:p>9,98399999999979</text:p>
          </table:table-cell>
          <table:table-cell table:formula="of:=([.C1008]*[.C1008]*[.C1008]*[.C1008]/500)-([.C1008]*[.C1008]/200)-3/250" office:value-type="float" office:value="19.3619055924494" calcext:value-type="float">
            <text:p>19,3619055924494</text:p>
          </table:table-cell>
          <table:table-cell table:formula="of:=SQRT((([.C1008]-[.C1007])*([.C1008]-[.C1007]))+(([.D1008]-[.D1007])*([.D1008]-[.D1007])))" office:value-type="float" office:value="0.0633257339302366" calcext:value-type="float">
            <text:p>0,063325733930237</text:p>
          </table:table-cell>
          <table:table-cell table:formula="of:=-([.C1008]*[.C1008]*[.C1008]/30)+([.C1008]/20)+1/6" office:value-type="float" office:value="-32.5077225301312" calcext:value-type="float">
            <text:p>-32,5077225301312</text:p>
          </table:table-cell>
          <table:table-cell table:formula="of:=SQRT((([.C1008]-[.C1007])*([.C1008]-[.C1007]))+(([.F1008]-[.F1007])*([.F1008]-[.F1007])))" office:value-type="float" office:value="0.0796829330272477" calcext:value-type="float">
            <text:p>0,0796829330272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999</text:p>
          </table:table-cell>
          <table:table-cell table:formula="of:=[.C1008]+([$'70.1'.$D$6]-[$'70.1'.$C$5])/1000" office:value-type="float" office:value="9.99199999999979" calcext:value-type="float">
            <text:p>9,99199999999979</text:p>
          </table:table-cell>
          <table:table-cell table:formula="of:=([.C1009]*[.C1009]*[.C1009]*[.C1009]/500)-([.C1009]*[.C1009]/200)-3/250" office:value-type="float" office:value="19.4248764390465" calcext:value-type="float">
            <text:p>19,4248764390465</text:p>
          </table:table-cell>
          <table:table-cell table:formula="of:=SQRT((([.C1009]-[.C1008])*([.C1009]-[.C1008]))+(([.D1009]-[.D1008])*([.D1009]-[.D1008])))" office:value-type="float" office:value="0.0634769841844808" calcext:value-type="float">
            <text:p>0,063476984184481</text:p>
          </table:table-cell>
          <table:table-cell table:formula="of:=-([.C1009]*[.C1009]*[.C1009]/30)+([.C1009]/20)+1/6" office:value-type="float" office:value="-32.5871306495979" calcext:value-type="float">
            <text:p>-32,5871306495979</text:p>
          </table:table-cell>
          <table:table-cell table:formula="of:=SQRT((([.C1009]-[.C1008])*([.C1009]-[.C1008]))+(([.F1009]-[.F1008])*([.F1009]-[.F1008])))" office:value-type="float" office:value="0.0798100835561011" calcext:value-type="float">
            <text:p>0,0798100835561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000</text:p>
          </table:table-cell>
          <table:table-cell table:formula="of:=[.C1009]+([$'70.1'.$D$6]-[$'70.1'.$C$5])/1000" office:value-type="float" office:value="9.99999999999979" calcext:value-type="float">
            <text:p>9,99999999999979</text:p>
          </table:table-cell>
          <table:table-cell table:formula="of:=([.C1010]*[.C1010]*[.C1010]*[.C1010]/500)-([.C1010]*[.C1010]/200)-3/250" office:value-type="float" office:value="19.4879999999983" calcext:value-type="float">
            <text:p>19,4879999999983</text:p>
          </table:table-cell>
          <table:table-cell table:formula="of:=SQRT((([.C1010]-[.C1009])*([.C1010]-[.C1009]))+(([.D1010]-[.D1009])*([.D1010]-[.D1009])))" office:value-type="float" office:value="0.063628483772874" calcext:value-type="float">
            <text:p>0,063628483772874</text:p>
          </table:table-cell>
          <table:table-cell table:formula="of:=-([.C1010]*[.C1010]*[.C1010]/30)+([.C1010]/20)+1/6" office:value-type="float" office:value="-32.6666666666645" calcext:value-type="float">
            <text:p>-32,6666666666645</text:p>
          </table:table-cell>
          <table:table-cell table:formula="of:=SQRT((([.C1010]-[.C1009])*([.C1010]-[.C1009]))+(([.F1010]-[.F1009])*([.F1010]-[.F1009])))" office:value-type="float" office:value="0.0799373380268985" calcext:value-type="float">
            <text:p>0,079937338026899</text:p>
          </table:table-cell>
          <table:table-cell table:number-columns-repeated="8"/>
        </table:table-row>
      </table:table>
      <table:table table:name="70.3" table:style-name="ta1">
        <table:table-column table:style-name="co1" table:default-cell-style-name="Default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1" table:number-columns-repeated="2" table:default-cell-style-name="ce3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(współrzędne krawędzi z lewej strony)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3" office:value-type="string" calcext:value-type="string" table:number-columns-spanned="2" table:number-rows-spanned="1">
            <text:p>współrzędna y</text:p>
          </table:table-cell>
          <table:covered-table-cell table:style-name="Default"/>
          <table:table-cell table:style-name="Default" table:number-columns-repeated="2"/>
          <table:table-cell/>
          <table:table-cell table:style-name="ce17" office:value-type="string" calcext:value-type="string">
            <text:p>Odp.:</text:p>
          </table:table-cell>
          <table:table-cell table:style-name="ce45" office:value-type="string" calcext:value-type="string">
            <text:p>suma</text:p>
          </table:table-cell>
          <table:table-cell table:style-name="ce23" table:formula="of:=SUM([.F5:.F36])" office:value-type="float" office:value="429" calcext:value-type="float">
            <text:p>429</text:p>
          </table:table-cell>
        </table:table-row>
        <table:table-row table:style-name="ro1">
          <table:table-cell/>
          <table:table-cell table:style-name="ce41" office:value-type="string" calcext:value-type="string">
            <text:p>współrzędna x</text:p>
          </table:table-cell>
          <table:table-cell table:style-name="ce44" office:value-type="string" calcext:value-type="string">
            <text:p>f(x)</text:p>
          </table:table-cell>
          <table:table-cell table:style-name="ce29" office:value-type="string" calcext:value-type="string">
            <text:p>g(x)</text:p>
          </table:table-cell>
          <table:table-cell table:style-name="ce25" office:value-type="string" calcext:value-type="string">
            <text:p>maks dł</text:p>
          </table:table-cell>
          <table:table-cell table:style-name="ce39" office:value-type="string" calcext:value-type="string">
            <text:p>całkowita dł</text:p>
          </table:table-cell>
          <table:table-cell table:number-columns-repeated="4"/>
        </table:table-row>
        <table:table-row table:style-name="ro1">
          <table:table-cell/>
          <table:table-cell table:style-name="ce42" table:formula="of:=[$'70.1'.C5]" office:value-type="float" office:value="2" calcext:value-type="float">
            <text:p>2</text:p>
          </table:table-cell>
          <table:table-cell table:formula="of:=([.B5]*[.B5]*[.B5]*[.B5]/500)-([.B5]*[.B5]/200)-3/250" office:value-type="float" office:value="0" calcext:value-type="float">
            <text:p>0</text:p>
          </table:table-cell>
          <table:table-cell table:formula="of:=-([.B5]*[.B5]*[.B5]/30)+([.B5]/20)+1/6" office:value-type="float" office:value="0" calcext:value-type="float">
            <text:p>0</text:p>
          </table:table-cell>
          <table:table-cell table:formula="of:=[.C5]-[.D5]" office:value-type="float" office:value="0" calcext:value-type="float">
            <text:p>0</text:p>
          </table:table-cell>
          <table:table-cell table:formula="of:=IF(ROUND([.E5];0)&gt;[.E5];ROUND([.E5];0)-1;ROUND([.E5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5]+0.25" office:value-type="float" office:value="2.25" calcext:value-type="float">
            <text:p>2,25</text:p>
          </table:table-cell>
          <table:table-cell table:formula="of:=([.B6]*[.B6]*[.B6]*[.B6]/500)-([.B6]*[.B6]/200)-3/250" office:value-type="float" office:value="0.0139453125" calcext:value-type="float">
            <text:p>0,0139453125</text:p>
          </table:table-cell>
          <table:table-cell table:formula="of:=-([.B6]*[.B6]*[.B6]/30)+([.B6]/20)+1/6" office:value-type="float" office:value="-0.100520833333333" calcext:value-type="float">
            <text:p>-0,100520833333333</text:p>
          </table:table-cell>
          <table:table-cell table:formula="of:=[.C6]-[.D6]" office:value-type="float" office:value="0.114466145833333" calcext:value-type="float">
            <text:p>0,114466145833333</text:p>
          </table:table-cell>
          <table:table-cell table:formula="of:=IF(ROUND([.E6];0)&gt;[.E6];ROUND([.E6];0)-1;ROUND([.E6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6]+0.25" office:value-type="float" office:value="2.5" calcext:value-type="float">
            <text:p>2,5</text:p>
          </table:table-cell>
          <table:table-cell table:formula="of:=([.B7]*[.B7]*[.B7]*[.B7]/500)-([.B7]*[.B7]/200)-3/250" office:value-type="float" office:value="0.034875" calcext:value-type="float">
            <text:p>0,034875</text:p>
          </table:table-cell>
          <table:table-cell table:formula="of:=-([.B7]*[.B7]*[.B7]/30)+([.B7]/20)+1/6" office:value-type="float" office:value="-0.229166666666667" calcext:value-type="float">
            <text:p>-0,229166666666667</text:p>
          </table:table-cell>
          <table:table-cell table:formula="of:=[.C7]-[.D7]" office:value-type="float" office:value="0.264041666666667" calcext:value-type="float">
            <text:p>0,264041666666667</text:p>
          </table:table-cell>
          <table:table-cell table:formula="of:=IF(ROUND([.E7];0)&gt;[.E7];ROUND([.E7];0)-1;ROUND([.E7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7]+0.25" office:value-type="float" office:value="2.75" calcext:value-type="float">
            <text:p>2,75</text:p>
          </table:table-cell>
          <table:table-cell table:formula="of:=([.B8]*[.B8]*[.B8]*[.B8]/500)-([.B8]*[.B8]/200)-3/250" office:value-type="float" office:value="0.0645703125" calcext:value-type="float">
            <text:p>0,0645703125</text:p>
          </table:table-cell>
          <table:table-cell table:formula="of:=-([.B8]*[.B8]*[.B8]/30)+([.B8]/20)+1/6" office:value-type="float" office:value="-0.3890625" calcext:value-type="float">
            <text:p>-0,3890625</text:p>
          </table:table-cell>
          <table:table-cell table:formula="of:=[.C8]-[.D8]" office:value-type="float" office:value="0.4536328125" calcext:value-type="float">
            <text:p>0,4536328125</text:p>
          </table:table-cell>
          <table:table-cell table:formula="of:=IF(ROUND([.E8];0)&gt;[.E8];ROUND([.E8];0)-1;ROUND([.E8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8]+0.25" office:value-type="float" office:value="3" calcext:value-type="float">
            <text:p>3</text:p>
          </table:table-cell>
          <table:table-cell table:formula="of:=([.B9]*[.B9]*[.B9]*[.B9]/500)-([.B9]*[.B9]/200)-3/250" office:value-type="float" office:value="0.105" calcext:value-type="float">
            <text:p>0,105</text:p>
          </table:table-cell>
          <table:table-cell table:formula="of:=-([.B9]*[.B9]*[.B9]/30)+([.B9]/20)+1/6" office:value-type="float" office:value="-0.583333333333333" calcext:value-type="float">
            <text:p>-0,583333333333333</text:p>
          </table:table-cell>
          <table:table-cell table:formula="of:=[.C9]-[.D9]" office:value-type="float" office:value="0.688333333333333" calcext:value-type="float">
            <text:p>0,688333333333333</text:p>
          </table:table-cell>
          <table:table-cell table:formula="of:=IF(ROUND([.E9];0)&gt;[.E9];ROUND([.E9];0)-1;ROUND([.E9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9]+0.25" office:value-type="float" office:value="3.25" calcext:value-type="float">
            <text:p>3,25</text:p>
          </table:table-cell>
          <table:table-cell table:formula="of:=([.B10]*[.B10]*[.B10]*[.B10]/500)-([.B10]*[.B10]/200)-3/250" office:value-type="float" office:value="0.1583203125" calcext:value-type="float">
            <text:p>0,1583203125</text:p>
          </table:table-cell>
          <table:table-cell table:formula="of:=-([.B10]*[.B10]*[.B10]/30)+([.B10]/20)+1/6" office:value-type="float" office:value="-0.815104166666667" calcext:value-type="float">
            <text:p>-0,815104166666667</text:p>
          </table:table-cell>
          <table:table-cell table:formula="of:=[.C10]-[.D10]" office:value-type="float" office:value="0.973424479166667" calcext:value-type="float">
            <text:p>0,973424479166667</text:p>
          </table:table-cell>
          <table:table-cell table:formula="of:=IF(ROUND([.E10];0)&gt;[.E10];ROUND([.E10];0)-1;ROUND([.E10];0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0]+0.25" office:value-type="float" office:value="3.5" calcext:value-type="float">
            <text:p>3,5</text:p>
          </table:table-cell>
          <table:table-cell table:formula="of:=([.B11]*[.B11]*[.B11]*[.B11]/500)-([.B11]*[.B11]/200)-3/250" office:value-type="float" office:value="0.226875" calcext:value-type="float">
            <text:p>0,226875</text:p>
          </table:table-cell>
          <table:table-cell table:formula="of:=-([.B11]*[.B11]*[.B11]/30)+([.B11]/20)+1/6" office:value-type="float" office:value="-1.0875" calcext:value-type="float">
            <text:p>-1,0875</text:p>
          </table:table-cell>
          <table:table-cell table:formula="of:=[.C11]-[.D11]" office:value-type="float" office:value="1.314375" calcext:value-type="float">
            <text:p>1,314375</text:p>
          </table:table-cell>
          <table:table-cell table:formula="of:=IF(ROUND([.E11];0)&gt;[.E11];ROUND([.E11];0)-1;ROUND([.E11];0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1]+0.25" office:value-type="float" office:value="3.75" calcext:value-type="float">
            <text:p>3,75</text:p>
          </table:table-cell>
          <table:table-cell table:formula="of:=([.B12]*[.B12]*[.B12]*[.B12]/500)-([.B12]*[.B12]/200)-3/250" office:value-type="float" office:value="0.3131953125" calcext:value-type="float">
            <text:p>0,3131953125</text:p>
          </table:table-cell>
          <table:table-cell table:formula="of:=-([.B12]*[.B12]*[.B12]/30)+([.B12]/20)+1/6" office:value-type="float" office:value="-1.40364583333333" calcext:value-type="float">
            <text:p>-1,40364583333333</text:p>
          </table:table-cell>
          <table:table-cell table:formula="of:=[.C12]-[.D12]" office:value-type="float" office:value="1.71684114583333" calcext:value-type="float">
            <text:p>1,71684114583333</text:p>
          </table:table-cell>
          <table:table-cell table:formula="of:=IF(ROUND([.E12];0)&gt;[.E12];ROUND([.E12];0)-1;ROUND([.E12];0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2]+0.25" office:value-type="float" office:value="4" calcext:value-type="float">
            <text:p>4</text:p>
          </table:table-cell>
          <table:table-cell table:formula="of:=([.B13]*[.B13]*[.B13]*[.B13]/500)-([.B13]*[.B13]/200)-3/250" office:value-type="float" office:value="0.42" calcext:value-type="float">
            <text:p>0,42</text:p>
          </table:table-cell>
          <table:table-cell table:formula="of:=-([.B13]*[.B13]*[.B13]/30)+([.B13]/20)+1/6" office:value-type="float" office:value="-1.76666666666667" calcext:value-type="float">
            <text:p>-1,76666666666667</text:p>
          </table:table-cell>
          <table:table-cell table:formula="of:=[.C13]-[.D13]" office:value-type="float" office:value="2.18666666666667" calcext:value-type="float">
            <text:p>2,18666666666667</text:p>
          </table:table-cell>
          <table:table-cell table:formula="of:=IF(ROUND([.E13];0)&gt;[.E13];ROUND([.E13];0)-1;ROUND([.E13];0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.B13]+0.25" office:value-type="float" office:value="4.25" calcext:value-type="float">
            <text:p>4,25</text:p>
          </table:table-cell>
          <table:table-cell table:formula="of:=([.B14]*[.B14]*[.B14]*[.B14]/500)-([.B14]*[.B14]/200)-3/250" office:value-type="float" office:value="0.5501953125" calcext:value-type="float">
            <text:p>0,5501953125</text:p>
          </table:table-cell>
          <table:table-cell table:formula="of:=-([.B14]*[.B14]*[.B14]/30)+([.B14]/20)+1/6" office:value-type="float" office:value="-2.1796875" calcext:value-type="float">
            <text:p>-2,1796875</text:p>
          </table:table-cell>
          <table:table-cell table:formula="of:=[.C14]-[.D14]" office:value-type="float" office:value="2.7298828125" calcext:value-type="float">
            <text:p>2,7298828125</text:p>
          </table:table-cell>
          <table:table-cell table:formula="of:=IF(ROUND([.E14];0)&gt;[.E14];ROUND([.E14];0)-1;ROUND([.E14];0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.B14]+0.25" office:value-type="float" office:value="4.5" calcext:value-type="float">
            <text:p>4,5</text:p>
          </table:table-cell>
          <table:table-cell table:formula="of:=([.B15]*[.B15]*[.B15]*[.B15]/500)-([.B15]*[.B15]/200)-3/250" office:value-type="float" office:value="0.706875" calcext:value-type="float">
            <text:p>0,706875</text:p>
          </table:table-cell>
          <table:table-cell table:formula="of:=-([.B15]*[.B15]*[.B15]/30)+([.B15]/20)+1/6" office:value-type="float" office:value="-2.64583333333333" calcext:value-type="float">
            <text:p>-2,64583333333333</text:p>
          </table:table-cell>
          <table:table-cell table:formula="of:=[.C15]-[.D15]" office:value-type="float" office:value="3.35270833333333" calcext:value-type="float">
            <text:p>3,35270833333333</text:p>
          </table:table-cell>
          <table:table-cell table:formula="of:=IF(ROUND([.E15];0)&gt;[.E15];ROUND([.E15];0)-1;ROUND([.E15];0)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[.B15]+0.25" office:value-type="float" office:value="4.75" calcext:value-type="float">
            <text:p>4,75</text:p>
          </table:table-cell>
          <table:table-cell table:formula="of:=([.B16]*[.B16]*[.B16]*[.B16]/500)-([.B16]*[.B16]/200)-3/250" office:value-type="float" office:value="0.8933203125" calcext:value-type="float">
            <text:p>0,8933203125</text:p>
          </table:table-cell>
          <table:table-cell table:formula="of:=-([.B16]*[.B16]*[.B16]/30)+([.B16]/20)+1/6" office:value-type="float" office:value="-3.16822916666667" calcext:value-type="float">
            <text:p>-3,16822916666667</text:p>
          </table:table-cell>
          <table:table-cell table:formula="of:=[.C16]-[.D16]" office:value-type="float" office:value="4.06154947916667" calcext:value-type="float">
            <text:p>4,06154947916667</text:p>
          </table:table-cell>
          <table:table-cell table:formula="of:=IF(ROUND([.E16];0)&gt;[.E16];ROUND([.E16];0)-1;ROUND([.E16];0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16]+0.25" office:value-type="float" office:value="5" calcext:value-type="float">
            <text:p>5</text:p>
          </table:table-cell>
          <table:table-cell table:formula="of:=([.B17]*[.B17]*[.B17]*[.B17]/500)-([.B17]*[.B17]/200)-3/250" office:value-type="float" office:value="1.113" calcext:value-type="float">
            <text:p>1,113</text:p>
          </table:table-cell>
          <table:table-cell table:formula="of:=-([.B17]*[.B17]*[.B17]/30)+([.B17]/20)+1/6" office:value-type="float" office:value="-3.75" calcext:value-type="float">
            <text:p>-3,75</text:p>
          </table:table-cell>
          <table:table-cell table:formula="of:=[.C17]-[.D17]" office:value-type="float" office:value="4.863" calcext:value-type="float">
            <text:p>4,863</text:p>
          </table:table-cell>
          <table:table-cell table:formula="of:=IF(ROUND([.E17];0)&gt;[.E17];ROUND([.E17];0)-1;ROUND([.E17];0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[.B17]+0.25" office:value-type="float" office:value="5.25" calcext:value-type="float">
            <text:p>5,25</text:p>
          </table:table-cell>
          <table:table-cell table:formula="of:=([.B18]*[.B18]*[.B18]*[.B18]/500)-([.B18]*[.B18]/200)-3/250" office:value-type="float" office:value="1.3695703125" calcext:value-type="float">
            <text:p>1,3695703125</text:p>
          </table:table-cell>
          <table:table-cell table:formula="of:=-([.B18]*[.B18]*[.B18]/30)+([.B18]/20)+1/6" office:value-type="float" office:value="-4.39427083333333" calcext:value-type="float">
            <text:p>-4,39427083333333</text:p>
          </table:table-cell>
          <table:table-cell table:formula="of:=[.C18]-[.D18]" office:value-type="float" office:value="5.76384114583333" calcext:value-type="float">
            <text:p>5,76384114583333</text:p>
          </table:table-cell>
          <table:table-cell table:formula="of:=IF(ROUND([.E18];0)&gt;[.E18];ROUND([.E18];0)-1;ROUND([.E18];0)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.B18]+0.25" office:value-type="float" office:value="5.5" calcext:value-type="float">
            <text:p>5,5</text:p>
          </table:table-cell>
          <table:table-cell table:formula="of:=([.B19]*[.B19]*[.B19]*[.B19]/500)-([.B19]*[.B19]/200)-3/250" office:value-type="float" office:value="1.666875" calcext:value-type="float">
            <text:p>1,666875</text:p>
          </table:table-cell>
          <table:table-cell table:formula="of:=-([.B19]*[.B19]*[.B19]/30)+([.B19]/20)+1/6" office:value-type="float" office:value="-5.10416666666667" calcext:value-type="float">
            <text:p>-5,10416666666667</text:p>
          </table:table-cell>
          <table:table-cell table:formula="of:=[.C19]-[.D19]" office:value-type="float" office:value="6.77104166666667" calcext:value-type="float">
            <text:p>6,77104166666667</text:p>
          </table:table-cell>
          <table:table-cell table:formula="of:=IF(ROUND([.E19];0)&gt;[.E19];ROUND([.E19];0)-1;ROUND([.E19];0)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19]+0.25" office:value-type="float" office:value="5.75" calcext:value-type="float">
            <text:p>5,75</text:p>
          </table:table-cell>
          <table:table-cell table:formula="of:=([.B20]*[.B20]*[.B20]*[.B20]/500)-([.B20]*[.B20]/200)-3/250" office:value-type="float" office:value="2.0089453125" calcext:value-type="float">
            <text:p>2,0089453125</text:p>
          </table:table-cell>
          <table:table-cell table:formula="of:=-([.B20]*[.B20]*[.B20]/30)+([.B20]/20)+1/6" office:value-type="float" office:value="-5.8828125" calcext:value-type="float">
            <text:p>-5,8828125</text:p>
          </table:table-cell>
          <table:table-cell table:formula="of:=[.C20]-[.D20]" office:value-type="float" office:value="7.8917578125" calcext:value-type="float">
            <text:p>7,8917578125</text:p>
          </table:table-cell>
          <table:table-cell table:formula="of:=IF(ROUND([.E20];0)&gt;[.E20];ROUND([.E20];0)-1;ROUND([.E20];0)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20]+0.25" office:value-type="float" office:value="6" calcext:value-type="float">
            <text:p>6</text:p>
          </table:table-cell>
          <table:table-cell table:formula="of:=([.B21]*[.B21]*[.B21]*[.B21]/500)-([.B21]*[.B21]/200)-3/250" office:value-type="float" office:value="2.4" calcext:value-type="float">
            <text:p>2,4</text:p>
          </table:table-cell>
          <table:table-cell table:formula="of:=-([.B21]*[.B21]*[.B21]/30)+([.B21]/20)+1/6" office:value-type="float" office:value="-6.73333333333333" calcext:value-type="float">
            <text:p>-6,73333333333333</text:p>
          </table:table-cell>
          <table:table-cell table:formula="of:=[.C21]-[.D21]" office:value-type="float" office:value="9.13333333333333" calcext:value-type="float">
            <text:p>9,13333333333333</text:p>
          </table:table-cell>
          <table:table-cell table:formula="of:=IF(ROUND([.E21];0)&gt;[.E21];ROUND([.E21];0)-1;ROUND([.E21];0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[.B21]+0.25" office:value-type="float" office:value="6.25" calcext:value-type="float">
            <text:p>6,25</text:p>
          </table:table-cell>
          <table:table-cell table:formula="of:=([.B22]*[.B22]*[.B22]*[.B22]/500)-([.B22]*[.B22]/200)-3/250" office:value-type="float" office:value="2.8444453125" calcext:value-type="float">
            <text:p>2,8444453125</text:p>
          </table:table-cell>
          <table:table-cell table:formula="of:=-([.B22]*[.B22]*[.B22]/30)+([.B22]/20)+1/6" office:value-type="float" office:value="-7.65885416666667" calcext:value-type="float">
            <text:p>-7,65885416666667</text:p>
          </table:table-cell>
          <table:table-cell table:formula="of:=[.C22]-[.D22]" office:value-type="float" office:value="10.5032994791667" calcext:value-type="float">
            <text:p>10,5032994791667</text:p>
          </table:table-cell>
          <table:table-cell table:formula="of:=IF(ROUND([.E22];0)&gt;[.E22];ROUND([.E22];0)-1;ROUND([.E22];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22]+0.25" office:value-type="float" office:value="6.5" calcext:value-type="float">
            <text:p>6,5</text:p>
          </table:table-cell>
          <table:table-cell table:formula="of:=([.B23]*[.B23]*[.B23]*[.B23]/500)-([.B23]*[.B23]/200)-3/250" office:value-type="float" office:value="3.346875" calcext:value-type="float">
            <text:p>3,346875</text:p>
          </table:table-cell>
          <table:table-cell table:formula="of:=-([.B23]*[.B23]*[.B23]/30)+([.B23]/20)+1/6" office:value-type="float" office:value="-8.6625" calcext:value-type="float">
            <text:p>-8,6625</text:p>
          </table:table-cell>
          <table:table-cell table:formula="of:=[.C23]-[.D23]" office:value-type="float" office:value="12.009375" calcext:value-type="float">
            <text:p>12,009375</text:p>
          </table:table-cell>
          <table:table-cell table:formula="of:=IF(ROUND([.E23];0)&gt;[.E23];ROUND([.E23];0)-1;ROUND([.E23];0)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formula="of:=[.B23]+0.25" office:value-type="float" office:value="6.75" calcext:value-type="float">
            <text:p>6,75</text:p>
          </table:table-cell>
          <table:table-cell table:formula="of:=([.B24]*[.B24]*[.B24]*[.B24]/500)-([.B24]*[.B24]/200)-3/250" office:value-type="float" office:value="3.9120703125" calcext:value-type="float">
            <text:p>3,9120703125</text:p>
          </table:table-cell>
          <table:table-cell table:formula="of:=-([.B24]*[.B24]*[.B24]/30)+([.B24]/20)+1/6" office:value-type="float" office:value="-9.74739583333333" calcext:value-type="float">
            <text:p>-9,74739583333333</text:p>
          </table:table-cell>
          <table:table-cell table:formula="of:=[.C24]-[.D24]" office:value-type="float" office:value="13.6594661458333" calcext:value-type="float">
            <text:p>13,6594661458333</text:p>
          </table:table-cell>
          <table:table-cell table:formula="of:=IF(ROUND([.E24];0)&gt;[.E24];ROUND([.E24];0)-1;ROUND([.E24];0)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formula="of:=[.B24]+0.25" office:value-type="float" office:value="7" calcext:value-type="float">
            <text:p>7</text:p>
          </table:table-cell>
          <table:table-cell table:formula="of:=([.B25]*[.B25]*[.B25]*[.B25]/500)-([.B25]*[.B25]/200)-3/250" office:value-type="float" office:value="4.545" calcext:value-type="float">
            <text:p>4,545</text:p>
          </table:table-cell>
          <table:table-cell table:formula="of:=-([.B25]*[.B25]*[.B25]/30)+([.B25]/20)+1/6" office:value-type="float" office:value="-10.9166666666667" calcext:value-type="float">
            <text:p>-10,9166666666667</text:p>
          </table:table-cell>
          <table:table-cell table:formula="of:=[.C25]-[.D25]" office:value-type="float" office:value="15.4616666666667" calcext:value-type="float">
            <text:p>15,4616666666667</text:p>
          </table:table-cell>
          <table:table-cell table:formula="of:=IF(ROUND([.E25];0)&gt;[.E25];ROUND([.E25];0)-1;ROUND([.E25];0)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25]+0.25" office:value-type="float" office:value="7.25" calcext:value-type="float">
            <text:p>7,25</text:p>
          </table:table-cell>
          <table:table-cell table:formula="of:=([.B26]*[.B26]*[.B26]*[.B26]/500)-([.B26]*[.B26]/200)-3/250" office:value-type="float" office:value="5.2508203125" calcext:value-type="float">
            <text:p>5,2508203125</text:p>
          </table:table-cell>
          <table:table-cell table:formula="of:=-([.B26]*[.B26]*[.B26]/30)+([.B26]/20)+1/6" office:value-type="float" office:value="-12.1734375" calcext:value-type="float">
            <text:p>-12,1734375</text:p>
          </table:table-cell>
          <table:table-cell table:formula="of:=[.C26]-[.D26]" office:value-type="float" office:value="17.4242578125" calcext:value-type="float">
            <text:p>17,4242578125</text:p>
          </table:table-cell>
          <table:table-cell table:formula="of:=IF(ROUND([.E26];0)&gt;[.E26];ROUND([.E26];0)-1;ROUND([.E26];0)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26]+0.25" office:value-type="float" office:value="7.5" calcext:value-type="float">
            <text:p>7,5</text:p>
          </table:table-cell>
          <table:table-cell table:formula="of:=([.B27]*[.B27]*[.B27]*[.B27]/500)-([.B27]*[.B27]/200)-3/250" office:value-type="float" office:value="6.034875" calcext:value-type="float">
            <text:p>6,034875</text:p>
          </table:table-cell>
          <table:table-cell table:formula="of:=-([.B27]*[.B27]*[.B27]/30)+([.B27]/20)+1/6" office:value-type="float" office:value="-13.5208333333333" calcext:value-type="float">
            <text:p>-13,5208333333333</text:p>
          </table:table-cell>
          <table:table-cell table:formula="of:=[.C27]-[.D27]" office:value-type="float" office:value="19.5557083333333" calcext:value-type="float">
            <text:p>19,5557083333333</text:p>
          </table:table-cell>
          <table:table-cell table:formula="of:=IF(ROUND([.E27];0)&gt;[.E27];ROUND([.E27];0)-1;ROUND([.E27];0)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formula="of:=[.B27]+0.25" office:value-type="float" office:value="7.75" calcext:value-type="float">
            <text:p>7,75</text:p>
          </table:table-cell>
          <table:table-cell table:formula="of:=([.B28]*[.B28]*[.B28]*[.B28]/500)-([.B28]*[.B28]/200)-3/250" office:value-type="float" office:value="6.9026953125" calcext:value-type="float">
            <text:p>6,9026953125</text:p>
          </table:table-cell>
          <table:table-cell table:formula="of:=-([.B28]*[.B28]*[.B28]/30)+([.B28]/20)+1/6" office:value-type="float" office:value="-14.9619791666667" calcext:value-type="float">
            <text:p>-14,9619791666667</text:p>
          </table:table-cell>
          <table:table-cell table:formula="of:=[.C28]-[.D28]" office:value-type="float" office:value="21.8646744791667" calcext:value-type="float">
            <text:p>21,8646744791667</text:p>
          </table:table-cell>
          <table:table-cell table:formula="of:=IF(ROUND([.E28];0)&gt;[.E28];ROUND([.E28];0)-1;ROUND([.E28];0)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formula="of:=[.B28]+0.25" office:value-type="float" office:value="8" calcext:value-type="float">
            <text:p>8</text:p>
          </table:table-cell>
          <table:table-cell table:formula="of:=([.B29]*[.B29]*[.B29]*[.B29]/500)-([.B29]*[.B29]/200)-3/250" office:value-type="float" office:value="7.86" calcext:value-type="float">
            <text:p>7,86</text:p>
          </table:table-cell>
          <table:table-cell table:formula="of:=-([.B29]*[.B29]*[.B29]/30)+([.B29]/20)+1/6" office:value-type="float" office:value="-16.5" calcext:value-type="float">
            <text:p>-16,5</text:p>
          </table:table-cell>
          <table:table-cell table:formula="of:=[.C29]-[.D29]" office:value-type="float" office:value="24.36" calcext:value-type="float">
            <text:p>24,36</text:p>
          </table:table-cell>
          <table:table-cell table:formula="of:=IF(ROUND([.E29];0)&gt;[.E29];ROUND([.E29];0)-1;ROUND([.E29];0)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9]+0.25" office:value-type="float" office:value="8.25" calcext:value-type="float">
            <text:p>8,25</text:p>
          </table:table-cell>
          <table:table-cell table:formula="of:=([.B30]*[.B30]*[.B30]*[.B30]/500)-([.B30]*[.B30]/200)-3/250" office:value-type="float" office:value="8.9126953125" calcext:value-type="float">
            <text:p>8,9126953125</text:p>
          </table:table-cell>
          <table:table-cell table:formula="of:=-([.B30]*[.B30]*[.B30]/30)+([.B30]/20)+1/6" office:value-type="float" office:value="-18.1380208333333" calcext:value-type="float">
            <text:p>-18,1380208333333</text:p>
          </table:table-cell>
          <table:table-cell table:formula="of:=[.C30]-[.D30]" office:value-type="float" office:value="27.0507161458333" calcext:value-type="float">
            <text:p>27,0507161458333</text:p>
          </table:table-cell>
          <table:table-cell table:formula="of:=IF(ROUND([.E30];0)&gt;[.E30];ROUND([.E30];0)-1;ROUND([.E30];0)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30]+0.25" office:value-type="float" office:value="8.5" calcext:value-type="float">
            <text:p>8,5</text:p>
          </table:table-cell>
          <table:table-cell table:formula="of:=([.B31]*[.B31]*[.B31]*[.B31]/500)-([.B31]*[.B31]/200)-3/250" office:value-type="float" office:value="10.066875" calcext:value-type="float">
            <text:p>10,066875</text:p>
          </table:table-cell>
          <table:table-cell table:formula="of:=-([.B31]*[.B31]*[.B31]/30)+([.B31]/20)+1/6" office:value-type="float" office:value="-19.8791666666667" calcext:value-type="float">
            <text:p>-19,8791666666667</text:p>
          </table:table-cell>
          <table:table-cell table:formula="of:=[.C31]-[.D31]" office:value-type="float" office:value="29.9460416666667" calcext:value-type="float">
            <text:p>29,9460416666667</text:p>
          </table:table-cell>
          <table:table-cell table:formula="of:=IF(ROUND([.E31];0)&gt;[.E31];ROUND([.E31];0)-1;ROUND([.E31];0)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0.25" office:value-type="float" office:value="8.75" calcext:value-type="float">
            <text:p>8,75</text:p>
          </table:table-cell>
          <table:table-cell table:formula="of:=([.B32]*[.B32]*[.B32]*[.B32]/500)-([.B32]*[.B32]/200)-3/250" office:value-type="float" office:value="11.3288203125" calcext:value-type="float">
            <text:p>11,3288203125</text:p>
          </table:table-cell>
          <table:table-cell table:formula="of:=-([.B32]*[.B32]*[.B32]/30)+([.B32]/20)+1/6" office:value-type="float" office:value="-21.7265625" calcext:value-type="float">
            <text:p>-21,7265625</text:p>
          </table:table-cell>
          <table:table-cell table:formula="of:=[.C32]-[.D32]" office:value-type="float" office:value="33.0553828125" calcext:value-type="float">
            <text:p>33,0553828125</text:p>
          </table:table-cell>
          <table:table-cell table:formula="of:=IF(ROUND([.E32];0)&gt;[.E32];ROUND([.E32];0)-1;ROUND([.E32];0)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2]+0.25" office:value-type="float" office:value="9" calcext:value-type="float">
            <text:p>9</text:p>
          </table:table-cell>
          <table:table-cell table:formula="of:=([.B33]*[.B33]*[.B33]*[.B33]/500)-([.B33]*[.B33]/200)-3/250" office:value-type="float" office:value="12.705" calcext:value-type="float">
            <text:p>12,705</text:p>
          </table:table-cell>
          <table:table-cell table:formula="of:=-([.B33]*[.B33]*[.B33]/30)+([.B33]/20)+1/6" office:value-type="float" office:value="-23.6833333333333" calcext:value-type="float">
            <text:p>-23,6833333333333</text:p>
          </table:table-cell>
          <table:table-cell table:formula="of:=[.C33]-[.D33]" office:value-type="float" office:value="36.3883333333333" calcext:value-type="float">
            <text:p>36,3883333333333</text:p>
          </table:table-cell>
          <table:table-cell table:formula="of:=IF(ROUND([.E33];0)&gt;[.E33];ROUND([.E33];0)-1;ROUND([.E33];0)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table:formula="of:=[.B33]+0.25" office:value-type="float" office:value="9.25" calcext:value-type="float">
            <text:p>9,25</text:p>
          </table:table-cell>
          <table:table-cell table:formula="of:=([.B34]*[.B34]*[.B34]*[.B34]/500)-([.B34]*[.B34]/200)-3/250" office:value-type="float" office:value="14.2020703125" calcext:value-type="float">
            <text:p>14,2020703125</text:p>
          </table:table-cell>
          <table:table-cell table:formula="of:=-([.B34]*[.B34]*[.B34]/30)+([.B34]/20)+1/6" office:value-type="float" office:value="-25.7526041666667" calcext:value-type="float">
            <text:p>-25,7526041666667</text:p>
          </table:table-cell>
          <table:table-cell table:formula="of:=[.C34]-[.D34]" office:value-type="float" office:value="39.9546744791667" calcext:value-type="float">
            <text:p>39,9546744791667</text:p>
          </table:table-cell>
          <table:table-cell table:formula="of:=IF(ROUND([.E34];0)&gt;[.E34];ROUND([.E34];0)-1;ROUND([.E34];0)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formula="of:=[.B34]+0.25" office:value-type="float" office:value="9.5" calcext:value-type="float">
            <text:p>9,5</text:p>
          </table:table-cell>
          <table:table-cell table:formula="of:=([.B35]*[.B35]*[.B35]*[.B35]/500)-([.B35]*[.B35]/200)-3/250" office:value-type="float" office:value="15.826875" calcext:value-type="float">
            <text:p>15,826875</text:p>
          </table:table-cell>
          <table:table-cell table:formula="of:=-([.B35]*[.B35]*[.B35]/30)+([.B35]/20)+1/6" office:value-type="float" office:value="-27.9375" calcext:value-type="float">
            <text:p>-27,9375</text:p>
          </table:table-cell>
          <table:table-cell table:formula="of:=[.C35]-[.D35]" office:value-type="float" office:value="43.764375" calcext:value-type="float">
            <text:p>43,764375</text:p>
          </table:table-cell>
          <table:table-cell table:formula="of:=IF(ROUND([.E35];0)&gt;[.E35];ROUND([.E35];0)-1;ROUND([.E35];0)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table:formula="of:=[.B35]+0.25" office:value-type="float" office:value="9.75" calcext:value-type="float">
            <text:p>9,75</text:p>
          </table:table-cell>
          <table:table-cell table:formula="of:=([.B36]*[.B36]*[.B36]*[.B36]/500)-([.B36]*[.B36]/200)-3/250" office:value-type="float" office:value="17.5864453125" calcext:value-type="float">
            <text:p>17,5864453125</text:p>
          </table:table-cell>
          <table:table-cell table:formula="of:=-([.B36]*[.B36]*[.B36]/30)+([.B36]/20)+1/6" office:value-type="float" office:value="-30.2411458333333" calcext:value-type="float">
            <text:p>-30,2411458333333</text:p>
          </table:table-cell>
          <table:table-cell table:formula="of:=[.C36]-[.D36]" office:value-type="float" office:value="47.8275911458333" calcext:value-type="float">
            <text:p>47,8275911458333</text:p>
          </table:table-cell>
          <table:table-cell table:formula="of:=IF(ROUND([.E36];0)&gt;[.E36];ROUND([.E36];0)-1;ROUND([.E36];0))" office:value-type="float" office:value="47" calcext:value-type="float">
            <text:p>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.00.0000</text:date>, <text:time style:data-style-name="N2" text:time-value="09:13:37.0694425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4:16:37.163658969</meta:creation-date>
    <meta:generator>LibreOffice/6.0.7.3$Linux_X86_64 LibreOffice_project/00m0$Build-3</meta:generator>
    <dc:date>2021-05-21T09:28:39.756687566</dc:date>
    <meta:editing-duration>PT1H4M50S</meta:editing-duration>
    <meta:editing-cycles>14</meta:editing-cycles>
    <meta:document-statistic meta:table-count="3" meta:cell-count="10245" meta:object-count="0"/>
  </office:meta>
</office:document-meta>
</file>